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2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3" table:default-cell-style-name="Default"/>
        <table:table-column table:style-name="co2" table:default-cell-style-name="Default"/>
        <table:table-column table:style-name="co9" table:default-cell-style-name="Default"/>
        <table:table-column table:style-name="co8" table:number-columns-repeated="14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9" table:number-columns-repeated="2" table:default-cell-style-name="Default"/>
        <table:table-column table:style-name="co8" table:number-columns-repeated="18" table:default-cell-style-name="Default"/>
        <table:table-column table:style-name="co9" table:default-cell-style-name="Default"/>
        <table:table-column table:style-name="co8" table:number-columns-repeated="18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8" table:number-columns-repeated="21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16" table:default-cell-style-name="Default"/>
        <table:table-column table:style-name="co10" table:default-cell-style-name="Default"/>
        <table:table-column table:style-name="co8" table:number-columns-repeated="24" table:default-cell-style-name="Default"/>
        <table:table-column table:style-name="co2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3" table:default-cell-style-name="Default"/>
        <table:table-column table:style-name="co8" table:number-columns-repeated="25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7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9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3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15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5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7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6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14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3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8" table:number-columns-repeated="19" table:default-cell-style-name="Default"/>
        <table:table-column table:style-name="co2" table:default-cell-style-name="Default"/>
        <table:table-column table:style-name="co8" table:number-columns-repeated="1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number-columns-repeated="26" table:default-cell-style-name="Default"/>
        <table:table-column table:style-name="co9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2" table:default-cell-style-name="Default"/>
        <table:table-column table:style-name="co8" table:number-columns-repeated="5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47636413574" calcext:value-type="float">
            <text:p>0.066714763641357</text:p>
          </table:table-cell>
          <table:table-cell office:value-type="float" office:value="0.133429288864136" calcext:value-type="float">
            <text:p>0.133429288864136</text:p>
          </table:table-cell>
          <table:table-cell office:value-type="float" office:value="0.233501434326172" calcext:value-type="float">
            <text:p>0.233501434326172</text:p>
          </table:table-cell>
          <table:table-cell office:value-type="float" office:value="0.300216197967529" calcext:value-type="float">
            <text:p>0.300216197967529</text:p>
          </table:table-cell>
          <table:table-cell office:value-type="float" office:value="0.400288343429565" calcext:value-type="float">
            <text:p>0.400288343429565</text:p>
          </table:table-cell>
          <table:table-cell office:value-type="float" office:value="0.433645963668823" calcext:value-type="float">
            <text:p>0.433645963668823</text:p>
          </table:table-cell>
          <table:table-cell office:value-type="float" office:value="0.467003345489502" calcext:value-type="float">
            <text:p>0.467003345489502</text:p>
          </table:table-cell>
          <table:table-cell office:value-type="float" office:value="0.533718109130859" calcext:value-type="float">
            <text:p>0.533718109130859</text:p>
          </table:table-cell>
          <table:table-cell office:value-type="float" office:value="0.600432872772217" calcext:value-type="float">
            <text:p>0.600432872772217</text:p>
          </table:table-cell>
          <table:table-cell office:value-type="float" office:value="0.667147874832153" calcext:value-type="float">
            <text:p>0.667147874832153</text:p>
          </table:table-cell>
          <table:table-cell office:value-type="float" office:value="0.733862638473511" calcext:value-type="float">
            <text:p>0.733862638473511</text:p>
          </table:table-cell>
          <table:table-cell office:value-type="float" office:value="0.800577402114868" calcext:value-type="float">
            <text:p>0.800577402114868</text:p>
          </table:table-cell>
          <table:table-cell office:value-type="float" office:value="0.833935022354126" calcext:value-type="float">
            <text:p>0.833935022354126</text:p>
          </table:table-cell>
          <table:table-cell office:value-type="float" office:value="0.900649785995483" calcext:value-type="float">
            <text:p>0.900649785995483</text:p>
          </table:table-cell>
          <table:table-cell office:value-type="float" office:value="0.96736478805542" calcext:value-type="float">
            <text:p>0.96736478805542</text:p>
          </table:table-cell>
          <table:table-cell office:value-type="float" office:value="1.03407979011536" calcext:value-type="float">
            <text:p>1.03407979011536</text:p>
          </table:table-cell>
          <table:table-cell office:value-type="float" office:value="1.10079455375671" calcext:value-type="float">
            <text:p>1.10079455375671</text:p>
          </table:table-cell>
          <table:table-cell office:value-type="float" office:value="1.16750979423523" calcext:value-type="float">
            <text:p>1.16750979423523</text:p>
          </table:table-cell>
          <table:table-cell office:value-type="float" office:value="1.26758313179016" calcext:value-type="float">
            <text:p>1.26758313179016</text:p>
          </table:table-cell>
          <table:table-cell office:value-type="float" office:value="1.33429884910584" calcext:value-type="float">
            <text:p>1.33429884910584</text:p>
          </table:table-cell>
          <table:table-cell office:value-type="float" office:value="1.40101456642151" calcext:value-type="float">
            <text:p>1.40101456642151</text:p>
          </table:table-cell>
          <table:table-cell office:value-type="float" office:value="1.4677300453186" calcext:value-type="float">
            <text:p>1.4677300453186</text:p>
          </table:table-cell>
          <table:table-cell office:value-type="float" office:value="1.53444600105286" calcext:value-type="float">
            <text:p>1.53444600105286</text:p>
          </table:table-cell>
          <table:table-cell office:value-type="float" office:value="1.56780362129211" calcext:value-type="float">
            <text:p>1.56780362129211</text:p>
          </table:table-cell>
          <table:table-cell office:value-type="float" office:value="1.60116147994995" calcext:value-type="float">
            <text:p>1.60116147994995</text:p>
          </table:table-cell>
          <table:table-cell office:value-type="float" office:value="1.66787719726563" calcext:value-type="float">
            <text:p>1.66787719726563</text:p>
          </table:table-cell>
          <table:table-cell office:value-type="float" office:value="1.70123529434204" calcext:value-type="float">
            <text:p>1.70123529434204</text:p>
          </table:table-cell>
          <table:table-cell office:value-type="float" office:value="1.7345929145813" calcext:value-type="float">
            <text:p>1.7345929145813</text:p>
          </table:table-cell>
          <table:table-cell office:value-type="float" office:value="1.76795077323914" calcext:value-type="float">
            <text:p>1.76795077323914</text:p>
          </table:table-cell>
          <table:table-cell office:value-type="float" office:value="1.83466672897339" calcext:value-type="float">
            <text:p>1.83466672897339</text:p>
          </table:table-cell>
          <table:table-cell office:value-type="float" office:value="1.90138244628906" calcext:value-type="float">
            <text:p>1.90138244628906</text:p>
          </table:table-cell>
          <table:table-cell office:value-type="float" office:value="1.96809816360474" calcext:value-type="float">
            <text:p>1.96809816360474</text:p>
          </table:table-cell>
          <table:table-cell office:value-type="float" office:value="2.03481411933899" calcext:value-type="float">
            <text:p>2.03481411933899</text:p>
          </table:table-cell>
          <table:table-cell office:value-type="float" office:value="2.10152983665466" calcext:value-type="float">
            <text:p>2.10152983665466</text:p>
          </table:table-cell>
          <table:table-cell office:value-type="float" office:value="2.1682448387146" calcext:value-type="float">
            <text:p>2.1682448387146</text:p>
          </table:table-cell>
          <table:table-cell office:value-type="float" office:value="2.23495841026306" calcext:value-type="float">
            <text:p>2.23495841026306</text:p>
          </table:table-cell>
          <table:table-cell office:value-type="float" office:value="2.33502888679504" calcext:value-type="float">
            <text:p>2.33502888679504</text:p>
          </table:table-cell>
          <table:table-cell office:value-type="float" office:value="2.40174245834351" calcext:value-type="float">
            <text:p>2.40174245834351</text:p>
          </table:table-cell>
          <table:table-cell office:value-type="float" office:value="2.46845626831055" calcext:value-type="float">
            <text:p>2.46845626831055</text:p>
          </table:table-cell>
          <table:table-cell office:value-type="float" office:value="2.53516983985901" calcext:value-type="float">
            <text:p>2.53516983985901</text:p>
          </table:table-cell>
          <table:table-cell office:value-type="float" office:value="2.60188341140747" calcext:value-type="float">
            <text:p>2.60188341140747</text:p>
          </table:table-cell>
          <table:table-cell office:value-type="float" office:value="2.66859674453735" calcext:value-type="float">
            <text:p>2.66859674453735</text:p>
          </table:table-cell>
          <table:table-cell office:value-type="float" office:value="2.70195364952087" calcext:value-type="float">
            <text:p>2.70195364952087</text:p>
          </table:table-cell>
          <table:table-cell office:value-type="float" office:value="2.76866722106934" calcext:value-type="float">
            <text:p>2.76866722106934</text:p>
          </table:table-cell>
          <table:table-cell office:value-type="float" office:value="2.80202412605286" calcext:value-type="float">
            <text:p>2.80202412605286</text:p>
          </table:table-cell>
          <table:table-cell office:value-type="float" office:value="2.8353807926178" calcext:value-type="float">
            <text:p>2.8353807926178</text:p>
          </table:table-cell>
          <table:table-cell office:value-type="float" office:value="2.86873745918274" calcext:value-type="float">
            <text:p>2.86873745918274</text:p>
          </table:table-cell>
          <table:table-cell office:value-type="float" office:value="2.90209436416626" calcext:value-type="float">
            <text:p>2.90209436416626</text:p>
          </table:table-cell>
          <table:table-cell office:value-type="float" office:value="2.96880769729614" calcext:value-type="float">
            <text:p>2.96880769729614</text:p>
          </table:table-cell>
          <table:table-cell office:value-type="float" office:value="3.00216436386108" calcext:value-type="float">
            <text:p>3.00216436386108</text:p>
          </table:table-cell>
          <table:table-cell office:value-type="float" office:value="3.06887769699097" calcext:value-type="float">
            <text:p>3.06887769699097</text:p>
          </table:table-cell>
          <table:table-cell office:value-type="float" office:value="3.13559150695801" calcext:value-type="float">
            <text:p>3.13559150695801</text:p>
          </table:table-cell>
          <table:table-cell office:value-type="float" office:value="3.16894793510437" calcext:value-type="float">
            <text:p>3.16894793510437</text:p>
          </table:table-cell>
          <table:table-cell office:value-type="float" office:value="3.20230436325073" calcext:value-type="float">
            <text:p>3.20230436325073</text:p>
          </table:table-cell>
          <table:table-cell office:value-type="float" office:value="3.26901721954346" calcext:value-type="float">
            <text:p>3.26901721954346</text:p>
          </table:table-cell>
          <table:table-cell office:value-type="float" office:value="3.30237364768982" calcext:value-type="float">
            <text:p>3.30237364768982</text:p>
          </table:table-cell>
          <table:table-cell office:value-type="float" office:value="3.36908626556396" calcext:value-type="float">
            <text:p>3.36908626556396</text:p>
          </table:table-cell>
          <table:table-cell office:value-type="float" office:value="3.43579912185669" calcext:value-type="float">
            <text:p>3.43579912185669</text:p>
          </table:table-cell>
          <table:table-cell office:value-type="float" office:value="3.5358681678772" calcext:value-type="float">
            <text:p>3.5358681678772</text:p>
          </table:table-cell>
          <table:table-cell office:value-type="float" office:value="3.56922483444214" calcext:value-type="float">
            <text:p>3.56922483444214</text:p>
          </table:table-cell>
          <table:table-cell office:value-type="float" office:value="3.66929388046265" calcext:value-type="float">
            <text:p>3.66929388046265</text:p>
          </table:table-cell>
          <table:table-cell office:value-type="float" office:value="3.73600649833679" calcext:value-type="float">
            <text:p>3.73600649833679</text:p>
          </table:table-cell>
          <table:table-cell office:value-type="float" office:value="3.80271911621094" calcext:value-type="float">
            <text:p>3.80271911621094</text:p>
          </table:table-cell>
          <table:table-cell office:value-type="float" office:value="3.8360755443573" calcext:value-type="float">
            <text:p>3.8360755443573</text:p>
          </table:table-cell>
          <table:table-cell office:value-type="float" office:value="3.86943173408508" calcext:value-type="float">
            <text:p>3.86943173408508</text:p>
          </table:table-cell>
          <table:table-cell office:value-type="float" office:value="3.90278816223145" calcext:value-type="float">
            <text:p>3.90278816223145</text:p>
          </table:table-cell>
          <table:table-cell office:value-type="float" office:value="3.93614435195923" calcext:value-type="float">
            <text:p>3.93614435195923</text:p>
          </table:table-cell>
          <table:table-cell office:value-type="float" office:value="4.00285696983337" calcext:value-type="float">
            <text:p>4.00285696983337</text:p>
          </table:table-cell>
          <table:table-cell office:value-type="float" office:value="4.03621339797974" calcext:value-type="float">
            <text:p>4.03621339797974</text:p>
          </table:table-cell>
          <table:table-cell office:value-type="float" office:value="4.1029257774353" calcext:value-type="float">
            <text:p>4.1029257774353</text:p>
          </table:table-cell>
          <table:table-cell office:value-type="float" office:value="4.16963934898376" calcext:value-type="float">
            <text:p>4.16963934898376</text:p>
          </table:table-cell>
          <table:table-cell office:value-type="float" office:value="4.30306649208069" calcext:value-type="float">
            <text:p>4.30306649208069</text:p>
          </table:table-cell>
          <table:table-cell office:value-type="float" office:value="4.33642339706421" calcext:value-type="float">
            <text:p>4.33642339706421</text:p>
          </table:table-cell>
          <table:table-cell office:value-type="float" office:value="4.40313720703125" calcext:value-type="float">
            <text:p>4.40313720703125</text:p>
          </table:table-cell>
          <table:table-cell office:value-type="float" office:value="4.46985101699829" calcext:value-type="float">
            <text:p>4.46985101699829</text:p>
          </table:table-cell>
          <table:table-cell office:value-type="float" office:value="4.50320792198181" calcext:value-type="float">
            <text:p>4.50320792198181</text:p>
          </table:table-cell>
          <table:table-cell office:value-type="float" office:value="4.56992149353027" calcext:value-type="float">
            <text:p>4.56992149353027</text:p>
          </table:table-cell>
          <table:table-cell office:value-type="float" office:value="4.60327839851379" calcext:value-type="float">
            <text:p>4.60327839851379</text:p>
          </table:table-cell>
          <table:table-cell office:value-type="float" office:value="4.63663506507874" calcext:value-type="float">
            <text:p>4.63663506507874</text:p>
          </table:table-cell>
          <table:table-cell office:value-type="float" office:value="4.7033486366272" calcext:value-type="float">
            <text:p>4.7033486366272</text:p>
          </table:table-cell>
          <table:table-cell office:value-type="float" office:value="4.77006268501282" calcext:value-type="float">
            <text:p>4.77006268501282</text:p>
          </table:table-cell>
          <table:table-cell office:value-type="float" office:value="4.80341935157776" calcext:value-type="float">
            <text:p>4.80341935157776</text:p>
          </table:table-cell>
          <table:table-cell office:value-type="float" office:value="4.90348982810974" calcext:value-type="float">
            <text:p>4.90348982810974</text:p>
          </table:table-cell>
          <table:table-cell office:value-type="float" office:value="4.93684673309326" calcext:value-type="float">
            <text:p>4.93684673309326</text:p>
          </table:table-cell>
          <table:table-cell office:value-type="float" office:value="4.9702033996582" calcext:value-type="float">
            <text:p>4.9702033996582</text:p>
          </table:table-cell>
          <table:table-cell office:value-type="float" office:value="5.03691720962524" calcext:value-type="float">
            <text:p>5.03691720962524</text:p>
          </table:table-cell>
          <table:table-cell office:value-type="float" office:value="5.10363078117371" calcext:value-type="float">
            <text:p>5.10363078117371</text:p>
          </table:table-cell>
          <table:table-cell office:value-type="float" office:value="5.13698768615723" calcext:value-type="float">
            <text:p>5.13698768615723</text:p>
          </table:table-cell>
          <table:table-cell office:value-type="float" office:value="5.20370030403137" calcext:value-type="float">
            <text:p>5.20370030403137</text:p>
          </table:table-cell>
          <table:table-cell office:value-type="float" office:value="5.23705673217773" calcext:value-type="float">
            <text:p>5.23705673217773</text:p>
          </table:table-cell>
          <table:table-cell office:value-type="float" office:value="5.2704131603241" calcext:value-type="float">
            <text:p>5.2704131603241</text:p>
          </table:table-cell>
          <table:table-cell office:value-type="float" office:value="5.30376958847046" calcext:value-type="float">
            <text:p>5.30376958847046</text:p>
          </table:table-cell>
          <table:table-cell office:value-type="float" office:value="5.43719506263733" calcext:value-type="float">
            <text:p>5.43719506263733</text:p>
          </table:table-cell>
          <table:table-cell office:value-type="float" office:value="5.53726410865784" calcext:value-type="float">
            <text:p>5.53726410865784</text:p>
          </table:table-cell>
          <table:table-cell office:value-type="float" office:value="5.60397672653198" calcext:value-type="float">
            <text:p>5.60397672653198</text:p>
          </table:table-cell>
          <table:table-cell office:value-type="float" office:value="5.67068934440613" calcext:value-type="float">
            <text:p>5.67068934440613</text:p>
          </table:table-cell>
          <table:table-cell office:value-type="float" office:value="5.73740196228027" calcext:value-type="float">
            <text:p>5.73740196228027</text:p>
          </table:table-cell>
          <table:table-cell office:value-type="float" office:value="5.80411458015442" calcext:value-type="float">
            <text:p>5.80411458015442</text:p>
          </table:table-cell>
          <table:table-cell office:value-type="float" office:value="5.87082695960999" calcext:value-type="float">
            <text:p>5.87082695960999</text:p>
          </table:table-cell>
          <table:table-cell office:value-type="float" office:value="5.90418314933777" calcext:value-type="float">
            <text:p>5.90418314933777</text:p>
          </table:table-cell>
          <table:table-cell office:value-type="float" office:value="5.97089576721191" calcext:value-type="float">
            <text:p>5.97089576721191</text:p>
          </table:table-cell>
          <table:table-cell office:value-type="float" office:value="6.10432076454163" calcext:value-type="float">
            <text:p>6.10432076454163</text:p>
          </table:table-cell>
          <table:table-cell office:value-type="float" office:value="6.17103433609009" calcext:value-type="float">
            <text:p>6.17103433609009</text:p>
          </table:table-cell>
          <table:table-cell office:value-type="float" office:value="6.23774909973145" calcext:value-type="float">
            <text:p>6.23774909973145</text:p>
          </table:table-cell>
          <table:table-cell office:value-type="float" office:value="6.30446362495422" calcext:value-type="float">
            <text:p>6.30446362495422</text:p>
          </table:table-cell>
          <table:table-cell office:value-type="float" office:value="6.33782124519348" calcext:value-type="float">
            <text:p>6.33782124519348</text:p>
          </table:table-cell>
          <table:table-cell office:value-type="float" office:value="6.37117862701416" calcext:value-type="float">
            <text:p>6.37117862701416</text:p>
          </table:table-cell>
          <table:table-cell office:value-type="float" office:value="6.40453600883484" calcext:value-type="float">
            <text:p>6.40453600883484</text:p>
          </table:table-cell>
          <table:table-cell office:value-type="float" office:value="6.4712507724762" calcext:value-type="float">
            <text:p>6.4712507724762</text:p>
          </table:table-cell>
          <table:table-cell office:value-type="float" office:value="6.5046079158783" calcext:value-type="float">
            <text:p>6.5046079158783</text:p>
          </table:table-cell>
          <table:table-cell office:value-type="float" office:value="6.57132291793823" calcext:value-type="float">
            <text:p>6.57132291793823</text:p>
          </table:table-cell>
          <table:table-cell office:value-type="float" office:value="6.63803768157959" calcext:value-type="float">
            <text:p>6.63803768157959</text:p>
          </table:table-cell>
          <table:table-cell office:value-type="float" office:value="6.73811006546021" calcext:value-type="float">
            <text:p>6.73811006546021</text:p>
          </table:table-cell>
          <table:table-cell office:value-type="float" office:value="6.77146744728088" calcext:value-type="float">
            <text:p>6.77146744728088</text:p>
          </table:table-cell>
          <table:table-cell office:value-type="float" office:value="6.87153959274292" calcext:value-type="float">
            <text:p>6.87153959274292</text:p>
          </table:table-cell>
          <table:table-cell office:value-type="float" office:value="6.93825459480286" calcext:value-type="float">
            <text:p>6.93825459480286</text:p>
          </table:table-cell>
          <table:table-cell office:value-type="float" office:value="7.00496935844421" calcext:value-type="float">
            <text:p>7.00496935844421</text:p>
          </table:table-cell>
          <table:table-cell office:value-type="float" office:value="7.03832674026489" calcext:value-type="float">
            <text:p>7.03832674026489</text:p>
          </table:table-cell>
          <table:table-cell office:value-type="float" office:value="7.07168412208557" calcext:value-type="float">
            <text:p>7.07168412208557</text:p>
          </table:table-cell>
          <table:table-cell office:value-type="float" office:value="7.10504150390625" calcext:value-type="float">
            <text:p>7.10504150390625</text:p>
          </table:table-cell>
          <table:table-cell office:value-type="float" office:value="7.17175650596619" calcext:value-type="float">
            <text:p>7.17175650596619</text:p>
          </table:table-cell>
          <table:table-cell office:value-type="float" office:value="7.20511364936829" calcext:value-type="float">
            <text:p>7.20511364936829</text:p>
          </table:table-cell>
          <table:table-cell office:value-type="float" office:value="7.33854269981384" calcext:value-type="float">
            <text:p>7.33854269981384</text:p>
          </table:table-cell>
          <table:table-cell office:value-type="float" office:value="7.40525722503662" calcext:value-type="float">
            <text:p>7.40525722503662</text:p>
          </table:table-cell>
          <table:table-cell office:value-type="float" office:value="7.4719717502594" calcext:value-type="float">
            <text:p>7.4719717502594</text:p>
          </table:table-cell>
          <table:table-cell office:value-type="float" office:value="7.5386860370636" calcext:value-type="float">
            <text:p>7.5386860370636</text:p>
          </table:table-cell>
          <table:table-cell office:value-type="float" office:value="7.60540080070496" calcext:value-type="float">
            <text:p>7.60540080070496</text:p>
          </table:table-cell>
          <table:table-cell office:value-type="float" office:value="7.73882985115051" calcext:value-type="float">
            <text:p>7.73882985115051</text:p>
          </table:table-cell>
          <table:table-cell office:value-type="float" office:value="7.77218723297119" calcext:value-type="float">
            <text:p>7.77218723297119</text:p>
          </table:table-cell>
          <table:table-cell office:value-type="float" office:value="7.80554461479187" calcext:value-type="float">
            <text:p>7.80554461479187</text:p>
          </table:table-cell>
          <table:table-cell office:value-type="float" office:value="7.93897366523743" calcext:value-type="float">
            <text:p>7.93897366523743</text:p>
          </table:table-cell>
          <table:table-cell office:value-type="float" office:value="8.00568842887878" calcext:value-type="float">
            <text:p>8.00568842887878</text:p>
          </table:table-cell>
          <table:table-cell office:value-type="float" office:value="8.07240295410156" calcext:value-type="float">
            <text:p>8.07240295410156</text:p>
          </table:table-cell>
          <table:table-cell office:value-type="float" office:value="8.13911747932434" calcext:value-type="float">
            <text:p>8.13911747932434</text:p>
          </table:table-cell>
          <table:table-cell office:value-type="float" office:value="8.57277131080627" calcext:value-type="float">
            <text:p>8.57277131080627</text:p>
          </table:table-cell>
          <table:table-cell office:value-type="float" office:value="8.63948750495911" calcext:value-type="float">
            <text:p>8.63948750495911</text:p>
          </table:table-cell>
          <table:table-cell office:value-type="float" office:value="9.17321491241455" calcext:value-type="float">
            <text:p>9.17321491241455</text:p>
          </table:table-cell>
          <table:table-cell office:value-type="float" office:value="9.20657157897949" calcext:value-type="float">
            <text:p>9.20657157897949</text:p>
          </table:table-cell>
          <table:table-cell office:value-type="float" office:value="10.2406268119812" calcext:value-type="float">
            <text:p>10.2406268119812</text:p>
          </table:table-cell>
          <table:table-cell office:value-type="float" office:value="10.3073399066925" calcext:value-type="float">
            <text:p>10.3073399066925</text:p>
          </table:table-cell>
          <table:table-cell office:value-type="float" office:value="10.3740530014038" calcext:value-type="float">
            <text:p>10.3740530014038</text:p>
          </table:table-cell>
          <table:table-cell office:value-type="float" office:value="10.4407663345337" calcext:value-type="float">
            <text:p>10.4407663345337</text:p>
          </table:table-cell>
          <table:table-cell office:value-type="float" office:value="10.8076882362366" calcext:value-type="float">
            <text:p>10.8076882362366</text:p>
          </table:table-cell>
          <table:table-cell office:value-type="float" office:value="10.8410449028015" calcext:value-type="float">
            <text:p>10.8410449028015</text:p>
          </table:table-cell>
          <table:table-cell office:value-type="float" office:value="10.8744013309479" calcext:value-type="float">
            <text:p>10.8744013309479</text:p>
          </table:table-cell>
          <table:table-cell office:value-type="float" office:value="10.9411144256592" calcext:value-type="float">
            <text:p>10.9411144256592</text:p>
          </table:table-cell>
          <table:table-cell office:value-type="float" office:value="11.0078272819519" calcext:value-type="float">
            <text:p>11.0078272819519</text:p>
          </table:table-cell>
          <table:table-cell office:value-type="float" office:value="11.0745401382446" calcext:value-type="float">
            <text:p>11.0745401382446</text:p>
          </table:table-cell>
          <table:table-cell office:value-type="float" office:value="11.107896566391" calcext:value-type="float">
            <text:p>11.107896566391</text:p>
          </table:table-cell>
          <table:table-cell office:value-type="float" office:value="11.1412532329559" calcext:value-type="float">
            <text:p>11.1412532329559</text:p>
          </table:table-cell>
          <table:table-cell office:value-type="float" office:value="11.1746096611023" calcext:value-type="float">
            <text:p>11.1746096611023</text:p>
          </table:table-cell>
          <table:table-cell office:value-type="float" office:value="11.2413227558136" calcext:value-type="float">
            <text:p>11.2413227558136</text:p>
          </table:table-cell>
          <table:table-cell office:value-type="float" office:value="11.4081058502197" calcext:value-type="float">
            <text:p>11.4081058502197</text:p>
          </table:table-cell>
          <table:table-cell office:value-type="float" office:value="11.474818944931" calcext:value-type="float">
            <text:p>11.474818944931</text:p>
          </table:table-cell>
          <table:table-cell office:value-type="float" office:value="11.5415318012238" calcext:value-type="float">
            <text:p>11.5415318012238</text:p>
          </table:table-cell>
          <table:table-cell office:value-type="float" office:value="11.6082448959351" calcext:value-type="float">
            <text:p>11.6082448959351</text:p>
          </table:table-cell>
          <table:table-cell office:value-type="float" office:value="11.6749582290649" calcext:value-type="float">
            <text:p>11.6749582290649</text:p>
          </table:table-cell>
          <table:table-cell office:value-type="float" office:value="11.7416710853577" calcext:value-type="float">
            <text:p>11.7416710853577</text:p>
          </table:table-cell>
          <table:table-cell office:value-type="float" office:value="11.775027513504" calcext:value-type="float">
            <text:p>11.775027513504</text:p>
          </table:table-cell>
          <table:table-cell office:value-type="float" office:value="11.8417406082153" calcext:value-type="float">
            <text:p>11.8417406082153</text:p>
          </table:table-cell>
          <table:table-cell office:value-type="float" office:value="11.9084534645081" calcext:value-type="float">
            <text:p>11.9084534645081</text:p>
          </table:table-cell>
          <table:table-cell office:value-type="float" office:value="11.9751663208008" calcext:value-type="float">
            <text:p>11.9751663208008</text:p>
          </table:table-cell>
          <table:table-cell office:value-type="float" office:value="12.0418794155121" calcext:value-type="float">
            <text:p>12.0418794155121</text:p>
          </table:table-cell>
          <table:table-cell office:value-type="float" office:value="12.0752358436584" calcext:value-type="float">
            <text:p>12.0752358436584</text:p>
          </table:table-cell>
          <table:table-cell office:value-type="float" office:value="12.1419489383698" calcext:value-type="float">
            <text:p>12.1419489383698</text:p>
          </table:table-cell>
          <table:table-cell office:value-type="float" office:value="12.2086627483368" calcext:value-type="float">
            <text:p>12.2086627483368</text:p>
          </table:table-cell>
          <table:table-cell office:value-type="float" office:value="12.2420196533203" calcext:value-type="float">
            <text:p>12.2420196533203</text:p>
          </table:table-cell>
          <table:table-cell office:value-type="float" office:value="12.3087334632874" calcext:value-type="float">
            <text:p>12.3087334632874</text:p>
          </table:table-cell>
          <table:table-cell office:value-type="float" office:value="12.3754472732544" calcext:value-type="float">
            <text:p>12.3754472732544</text:p>
          </table:table-cell>
          <table:table-cell office:value-type="float" office:value="12.44216132164" calcext:value-type="float">
            <text:p>12.44216132164</text:p>
          </table:table-cell>
          <table:table-cell office:value-type="float" office:value="12.4755182266235" calcext:value-type="float">
            <text:p>12.4755182266235</text:p>
          </table:table-cell>
          <table:table-cell office:value-type="float" office:value="12.5422320365906" calcext:value-type="float">
            <text:p>12.5422320365906</text:p>
          </table:table-cell>
          <table:table-cell office:value-type="float" office:value="12.6089458465576" calcext:value-type="float">
            <text:p>12.6089458465576</text:p>
          </table:table-cell>
          <table:table-cell office:value-type="float" office:value="12.6756598949432" calcext:value-type="float">
            <text:p>12.6756598949432</text:p>
          </table:table-cell>
          <table:table-cell office:value-type="float" office:value="12.7423737049103" calcext:value-type="float">
            <text:p>12.7423737049103</text:p>
          </table:table-cell>
          <table:table-cell office:value-type="float" office:value="12.8090872764587" calcext:value-type="float">
            <text:p>12.8090872764587</text:p>
          </table:table-cell>
          <table:table-cell office:value-type="float" office:value="12.8424441814423" calcext:value-type="float">
            <text:p>12.8424441814423</text:p>
          </table:table-cell>
          <table:table-cell office:value-type="float" office:value="12.8758010864258" calcext:value-type="float">
            <text:p>12.8758010864258</text:p>
          </table:table-cell>
          <table:table-cell office:value-type="float" office:value="12.9091579914093" calcext:value-type="float">
            <text:p>12.9091579914093</text:p>
          </table:table-cell>
          <table:table-cell office:value-type="float" office:value="12.9425146579742" calcext:value-type="float">
            <text:p>12.9425146579742</text:p>
          </table:table-cell>
          <table:table-cell office:value-type="float" office:value="12.9758718013763" calcext:value-type="float">
            <text:p>12.9758718013763</text:p>
          </table:table-cell>
          <table:table-cell office:value-type="float" office:value="13.0425856113434" calcext:value-type="float">
            <text:p>13.0425856113434</text:p>
          </table:table-cell>
          <table:table-cell office:value-type="float" office:value="13.2093710899353" calcext:value-type="float">
            <text:p>13.2093710899353</text:p>
          </table:table-cell>
          <table:table-cell office:value-type="float" office:value="13.2760863304138" calcext:value-type="float">
            <text:p>13.2760863304138</text:p>
          </table:table-cell>
          <table:table-cell office:value-type="float" office:value="13.3428015708923" calcext:value-type="float">
            <text:p>13.3428015708923</text:p>
          </table:table-cell>
          <table:table-cell office:value-type="float" office:value="13.3761591911316" calcext:value-type="float">
            <text:p>13.3761591911316</text:p>
          </table:table-cell>
          <table:table-cell office:value-type="float" office:value="13.609662771225" calcext:value-type="float">
            <text:p>13.609662771225</text:p>
          </table:table-cell>
          <table:table-cell office:value-type="float" office:value="13.8098087310791" calcext:value-type="float">
            <text:p>13.8098087310791</text:p>
          </table:table-cell>
          <table:table-cell office:value-type="float" office:value="13.8765239715576" calcext:value-type="float">
            <text:p>13.8765239715576</text:p>
          </table:table-cell>
          <table:table-cell office:value-type="float" office:value="13.9432396888733" calcext:value-type="float">
            <text:p>13.9432396888733</text:p>
          </table:table-cell>
          <table:table-cell office:value-type="float" office:value="14.1767427921295" calcext:value-type="float">
            <text:p>14.1767427921295</text:p>
          </table:table-cell>
          <table:table-cell office:value-type="float" office:value="14.210099697113" calcext:value-type="float">
            <text:p>14.210099697113</text:p>
          </table:table-cell>
          <table:table-cell office:value-type="float" office:value="14.3768844604492" calcext:value-type="float">
            <text:p>14.3768844604492</text:p>
          </table:table-cell>
          <table:table-cell office:value-type="float" office:value="14.4769551753998" calcext:value-type="float">
            <text:p>14.4769551753998</text:p>
          </table:table-cell>
          <table:table-cell office:value-type="float" office:value="14.5103120803833" calcext:value-type="float">
            <text:p>14.5103120803833</text:p>
          </table:table-cell>
          <table:table-cell office:value-type="float" office:value="14.5436689853668" calcext:value-type="float">
            <text:p>14.5436689853668</text:p>
          </table:table-cell>
          <table:table-cell office:value-type="float" office:value="14.7438106536865" calcext:value-type="float">
            <text:p>14.7438106536865</text:p>
          </table:table-cell>
          <table:table-cell office:value-type="float" office:value="14.8105244636536" calcext:value-type="float">
            <text:p>14.8105244636536</text:p>
          </table:table-cell>
          <table:table-cell office:value-type="float" office:value="14.8438813686371" calcext:value-type="float">
            <text:p>14.8438813686371</text:p>
          </table:table-cell>
          <table:table-cell office:value-type="float" office:value="15.0440230369568" calcext:value-type="float">
            <text:p>15.0440230369568</text:p>
          </table:table-cell>
          <table:table-cell office:value-type="float" office:value="15.1440937519073" calcext:value-type="float">
            <text:p>15.1440937519073</text:p>
          </table:table-cell>
          <table:table-cell office:value-type="float" office:value="15.2108132839203" calcext:value-type="float">
            <text:p>15.2108132839203</text:p>
          </table:table-cell>
          <table:table-cell office:value-type="float" office:value="15.4443318843842" calcext:value-type="float">
            <text:p>15.4443318843842</text:p>
          </table:table-cell>
          <table:table-cell office:value-type="float" office:value="15.5444116592407" calcext:value-type="float">
            <text:p>15.5444116592407</text:p>
          </table:table-cell>
          <table:table-cell office:value-type="float" office:value="15.6111316680908" calcext:value-type="float">
            <text:p>15.6111316680908</text:p>
          </table:table-cell>
          <table:table-cell office:value-type="float" office:value="15.6778516769409" calcext:value-type="float">
            <text:p>15.6778516769409</text:p>
          </table:table-cell>
          <table:table-cell office:value-type="float" office:value="15.744571685791" calcext:value-type="float">
            <text:p>15.744571685791</text:p>
          </table:table-cell>
          <table:table-cell office:value-type="float" office:value="15.8112919330597" calcext:value-type="float">
            <text:p>15.8112919330597</text:p>
          </table:table-cell>
          <table:table-cell office:value-type="float" office:value="15.8446519374847" calcext:value-type="float">
            <text:p>15.8446519374847</text:p>
          </table:table-cell>
          <table:table-cell office:value-type="float" office:value="15.8780121803284" calcext:value-type="float">
            <text:p>15.8780121803284</text:p>
          </table:table-cell>
          <table:table-cell office:value-type="float" office:value="15.9447321891785" calcext:value-type="float">
            <text:p>15.9447321891785</text:p>
          </table:table-cell>
          <table:table-cell office:value-type="float" office:value="16.0114524364471" calcext:value-type="float">
            <text:p>16.0114524364471</text:p>
          </table:table-cell>
          <table:table-cell office:value-type="float" office:value="16.0781729221344" calcext:value-type="float">
            <text:p>16.0781729221344</text:p>
          </table:table-cell>
          <table:table-cell office:value-type="float" office:value="16.1448934078217" calcext:value-type="float">
            <text:p>16.1448934078217</text:p>
          </table:table-cell>
          <table:table-cell office:value-type="float" office:value="16.2116079330444" calcext:value-type="float">
            <text:p>16.2116079330444</text:p>
          </table:table-cell>
          <table:table-cell office:value-type="float" office:value="16.2449653148651" calcext:value-type="float">
            <text:p>16.2449653148651</text:p>
          </table:table-cell>
          <table:table-cell office:value-type="float" office:value="16.3116798400879" calcext:value-type="float">
            <text:p>16.3116798400879</text:p>
          </table:table-cell>
          <table:table-cell office:value-type="float" office:value="16.3450372219086" calcext:value-type="float">
            <text:p>16.3450372219086</text:p>
          </table:table-cell>
          <table:table-cell office:value-type="float" office:value="16.3783943653107" calcext:value-type="float">
            <text:p>16.3783943653107</text:p>
          </table:table-cell>
          <table:table-cell office:value-type="float" office:value="16.4451088905334" calcext:value-type="float">
            <text:p>16.4451088905334</text:p>
          </table:table-cell>
          <table:table-cell office:value-type="float" office:value="16.5118236541748" calcext:value-type="float">
            <text:p>16.5118236541748</text:p>
          </table:table-cell>
          <table:table-cell office:value-type="float" office:value="16.5785381793976" calcext:value-type="float">
            <text:p>16.5785381793976</text:p>
          </table:table-cell>
          <table:table-cell office:value-type="float" office:value="16.6452527046204" calcext:value-type="float">
            <text:p>16.6452527046204</text:p>
          </table:table-cell>
          <table:table-cell office:value-type="float" office:value="16.7119672298431" calcext:value-type="float">
            <text:p>16.7119672298431</text:p>
          </table:table-cell>
          <table:table-cell office:value-type="float" office:value="16.7453246116638" calcext:value-type="float">
            <text:p>16.7453246116638</text:p>
          </table:table-cell>
          <table:table-cell office:value-type="float" office:value="16.8120391368866" calcext:value-type="float">
            <text:p>16.8120391368866</text:p>
          </table:table-cell>
          <table:table-cell office:value-type="float" office:value="16.8787536621094" calcext:value-type="float">
            <text:p>16.8787536621094</text:p>
          </table:table-cell>
          <table:table-cell office:value-type="float" office:value="16.9454684257507" calcext:value-type="float">
            <text:p>16.9454684257507</text:p>
          </table:table-cell>
          <table:table-cell office:value-type="float" office:value="16.9788255691528" calcext:value-type="float">
            <text:p>16.9788255691528</text:p>
          </table:table-cell>
          <table:table-cell office:value-type="float" office:value="17.0455400943756" calcext:value-type="float">
            <text:p>17.0455400943756</text:p>
          </table:table-cell>
          <table:table-cell office:value-type="float" office:value="17.112254858017" calcext:value-type="float">
            <text:p>17.112254858017</text:p>
          </table:table-cell>
          <table:table-cell office:value-type="float" office:value="17.1789700984955" calcext:value-type="float">
            <text:p>17.1789700984955</text:p>
          </table:table-cell>
          <table:table-cell office:value-type="float" office:value="17.2456860542297" calcext:value-type="float">
            <text:p>17.2456860542297</text:p>
          </table:table-cell>
          <table:table-cell office:value-type="float" office:value="17.3124022483826" calcext:value-type="float">
            <text:p>17.3124022483826</text:p>
          </table:table-cell>
          <table:table-cell office:value-type="float" office:value="17.4124765396118" calcext:value-type="float">
            <text:p>17.4124765396118</text:p>
          </table:table-cell>
          <table:table-cell office:value-type="float" office:value="17.4791924953461" calcext:value-type="float">
            <text:p>17.4791924953461</text:p>
          </table:table-cell>
          <table:table-cell office:value-type="float" office:value="17.5459084510803" calcext:value-type="float">
            <text:p>17.5459084510803</text:p>
          </table:table-cell>
          <table:table-cell office:value-type="float" office:value="17.5792667865753" calcext:value-type="float">
            <text:p>17.5792667865753</text:p>
          </table:table-cell>
          <table:table-cell office:value-type="float" office:value="17.6459829807282" calcext:value-type="float">
            <text:p>17.6459829807282</text:p>
          </table:table-cell>
          <table:table-cell office:value-type="float" office:value="17.712699174881" calcext:value-type="float">
            <text:p>17.712699174881</text:p>
          </table:table-cell>
          <table:table-cell office:value-type="float" office:value="17.7794153690338" calcext:value-type="float">
            <text:p>17.7794153690338</text:p>
          </table:table-cell>
          <table:table-cell office:value-type="float" office:value="17.8127734661102" calcext:value-type="float">
            <text:p>17.8127734661102</text:p>
          </table:table-cell>
          <table:table-cell office:value-type="float" office:value="17.8794898986816" calcext:value-type="float">
            <text:p>17.8794898986816</text:p>
          </table:table-cell>
          <table:table-cell office:value-type="float" office:value="17.9128479957581" calcext:value-type="float">
            <text:p>17.9128479957581</text:p>
          </table:table-cell>
          <table:table-cell office:value-type="float" office:value="17.9795644283295" calcext:value-type="float">
            <text:p>17.9795644283295</text:p>
          </table:table-cell>
          <table:table-cell office:value-type="float" office:value="18.0129225254059" calcext:value-type="float">
            <text:p>18.0129225254059</text:p>
          </table:table-cell>
          <table:table-cell office:value-type="float" office:value="18.0462806224823" calcext:value-type="float">
            <text:p>18.0462806224823</text:p>
          </table:table-cell>
          <table:table-cell office:value-type="float" office:value="18.0796387195587" calcext:value-type="float">
            <text:p>18.0796387195587</text:p>
          </table:table-cell>
          <table:table-cell office:value-type="float" office:value="18.1463551521301" calcext:value-type="float">
            <text:p>18.1463551521301</text:p>
          </table:table-cell>
          <table:table-cell office:value-type="float" office:value="18.2130682468414" calcext:value-type="float">
            <text:p>18.2130682468414</text:p>
          </table:table-cell>
          <table:table-cell office:value-type="float" office:value="18.346494436264" calcext:value-type="float">
            <text:p>18.346494436264</text:p>
          </table:table-cell>
          <table:table-cell office:value-type="float" office:value="18.3798508644104" calcext:value-type="float">
            <text:p>18.3798508644104</text:p>
          </table:table-cell>
          <table:table-cell office:value-type="float" office:value="18.4132072925568" calcext:value-type="float">
            <text:p>18.4132072925568</text:p>
          </table:table-cell>
          <table:table-cell office:value-type="float" office:value="18.4465639591217" calcext:value-type="float">
            <text:p>18.4465639591217</text:p>
          </table:table-cell>
          <table:table-cell office:value-type="float" office:value="18.4799206256866" calcext:value-type="float">
            <text:p>18.4799206256866</text:p>
          </table:table-cell>
          <table:table-cell office:value-type="float" office:value="18.513277053833" calcext:value-type="float">
            <text:p>18.513277053833</text:p>
          </table:table-cell>
          <table:table-cell office:value-type="float" office:value="18.5799901485443" calcext:value-type="float">
            <text:p>18.5799901485443</text:p>
          </table:table-cell>
          <table:table-cell office:value-type="float" office:value="18.6133465766907" calcext:value-type="float">
            <text:p>18.6133465766907</text:p>
          </table:table-cell>
          <table:table-cell office:value-type="float" office:value="18.680059671402" calcext:value-type="float">
            <text:p>18.680059671402</text:p>
          </table:table-cell>
          <table:table-cell office:value-type="float" office:value="18.7467725276947" calcext:value-type="float">
            <text:p>18.7467725276947</text:p>
          </table:table-cell>
          <table:table-cell office:value-type="float" office:value="18.8468418121338" calcext:value-type="float">
            <text:p>18.8468418121338</text:p>
          </table:table-cell>
          <table:table-cell office:value-type="float" office:value="18.94691157341" calcext:value-type="float">
            <text:p>18.94691157341</text:p>
          </table:table-cell>
          <table:table-cell office:value-type="float" office:value="19.0136244297028" calcext:value-type="float">
            <text:p>19.0136244297028</text:p>
          </table:table-cell>
          <table:table-cell office:value-type="float" office:value="19.0803372859955" calcext:value-type="float">
            <text:p>19.0803372859955</text:p>
          </table:table-cell>
          <table:table-cell office:value-type="float" office:value="19.1470501422882" calcext:value-type="float">
            <text:p>19.1470501422882</text:p>
          </table:table-cell>
          <table:table-cell office:value-type="float" office:value="19.2137634754181" calcext:value-type="float">
            <text:p>19.2137634754181</text:p>
          </table:table-cell>
          <table:table-cell office:value-type="float" office:value="19.280476808548" calcext:value-type="float">
            <text:p>19.280476808548</text:p>
          </table:table-cell>
          <table:table-cell office:value-type="float" office:value="19.3471903800964" calcext:value-type="float">
            <text:p>19.3471903800964</text:p>
          </table:table-cell>
          <table:table-cell office:value-type="float" office:value="19.4139034748077" calcext:value-type="float">
            <text:p>19.4139034748077</text:p>
          </table:table-cell>
          <table:table-cell office:value-type="float" office:value="19.4806168079376" calcext:value-type="float">
            <text:p>19.4806168079376</text:p>
          </table:table-cell>
          <table:table-cell office:value-type="float" office:value="19.5473301410675" calcext:value-type="float">
            <text:p>19.5473301410675</text:p>
          </table:table-cell>
          <table:table-cell office:value-type="float" office:value="19.6140432357788" calcext:value-type="float">
            <text:p>19.6140432357788</text:p>
          </table:table-cell>
          <table:table-cell office:value-type="float" office:value="19.6807568073273" calcext:value-type="float">
            <text:p>19.6807568073273</text:p>
          </table:table-cell>
          <table:table-cell office:value-type="float" office:value="19.7474699020386" calcext:value-type="float">
            <text:p>19.7474699020386</text:p>
          </table:table-cell>
          <table:table-cell office:value-type="float" office:value="19.8141829967499" calcext:value-type="float">
            <text:p>19.8141829967499</text:p>
          </table:table-cell>
          <table:table-cell office:value-type="float" office:value="19.8808963298798" calcext:value-type="float">
            <text:p>19.8808963298798</text:p>
          </table:table-cell>
          <table:table-cell office:value-type="float" office:value="19.9476094245911" calcext:value-type="float">
            <text:p>19.9476094245911</text:p>
          </table:table-cell>
          <table:table-cell office:value-type="float" office:value="19.9809658527374" calcext:value-type="float">
            <text:p>19.9809658527374</text:p>
          </table:table-cell>
          <table:table-cell office:value-type="float" office:value="20.0143225193024" calcext:value-type="float">
            <text:p>20.0143225193024</text:p>
          </table:table-cell>
          <table:table-cell office:value-type="float" office:value="20.0476791858673" calcext:value-type="float">
            <text:p>20.0476791858673</text:p>
          </table:table-cell>
          <table:table-cell office:value-type="float" office:value="20.0810358524323" calcext:value-type="float">
            <text:p>20.0810358524323</text:p>
          </table:table-cell>
          <table:table-cell office:value-type="float" office:value="20.1477489471436" calcext:value-type="float">
            <text:p>20.1477489471436</text:p>
          </table:table-cell>
          <table:table-cell office:value-type="float" office:value="20.1811063289642" calcext:value-type="float">
            <text:p>20.1811063289642</text:p>
          </table:table-cell>
          <table:table-cell office:value-type="float" office:value="20.2144637107849" calcext:value-type="float">
            <text:p>20.2144637107849</text:p>
          </table:table-cell>
          <table:table-cell office:value-type="float" office:value="20.2478210926056" calcext:value-type="float">
            <text:p>20.2478210926056</text:p>
          </table:table-cell>
          <table:table-cell office:value-type="float" office:value="20.3145360946655" calcext:value-type="float">
            <text:p>20.3145360946655</text:p>
          </table:table-cell>
          <table:table-cell office:value-type="float" office:value="20.3812508583069" calcext:value-type="float">
            <text:p>20.3812508583069</text:p>
          </table:table-cell>
          <table:table-cell office:value-type="float" office:value="20.4146082401276" calcext:value-type="float">
            <text:p>20.4146082401276</text:p>
          </table:table-cell>
          <table:table-cell office:value-type="float" office:value="20.4813232421875" calcext:value-type="float">
            <text:p>20.4813232421875</text:p>
          </table:table-cell>
          <table:table-cell office:value-type="float" office:value="20.5480382442474" calcext:value-type="float">
            <text:p>20.5480382442474</text:p>
          </table:table-cell>
          <table:table-cell office:value-type="float" office:value="20.5813956260681" calcext:value-type="float">
            <text:p>20.5813956260681</text:p>
          </table:table-cell>
          <table:table-cell office:value-type="float" office:value="20.6147530078888" calcext:value-type="float">
            <text:p>20.6147530078888</text:p>
          </table:table-cell>
          <table:table-cell office:value-type="float" office:value="20.6481103897095" calcext:value-type="float">
            <text:p>20.6481103897095</text:p>
          </table:table-cell>
          <table:table-cell office:value-type="float" office:value="20.6814682483673" calcext:value-type="float">
            <text:p>20.6814682483673</text:p>
          </table:table-cell>
          <table:table-cell office:value-type="float" office:value="20.714825630188" calcext:value-type="float">
            <text:p>20.714825630188</text:p>
          </table:table-cell>
          <table:table-cell office:value-type="float" office:value="20.7481830120087" calcext:value-type="float">
            <text:p>20.7481830120087</text:p>
          </table:table-cell>
          <table:table-cell office:value-type="float" office:value="20.7815403938293" calcext:value-type="float">
            <text:p>20.7815403938293</text:p>
          </table:table-cell>
          <table:table-cell office:value-type="float" office:value="20.81489777565" calcext:value-type="float">
            <text:p>20.81489777565</text:p>
          </table:table-cell>
          <table:table-cell office:value-type="float" office:value="20.8816130161285" calcext:value-type="float">
            <text:p>20.8816130161285</text:p>
          </table:table-cell>
          <table:table-cell office:value-type="float" office:value="20.9149703979492" calcext:value-type="float">
            <text:p>20.9149703979492</text:p>
          </table:table-cell>
          <table:table-cell office:value-type="float" office:value="20.9816851615906" calcext:value-type="float">
            <text:p>20.9816851615906</text:p>
          </table:table-cell>
          <table:table-cell office:value-type="float" office:value="21.0483999252319" calcext:value-type="float">
            <text:p>21.0483999252319</text:p>
          </table:table-cell>
          <table:table-cell office:value-type="float" office:value="21.1151151657104" calcext:value-type="float">
            <text:p>21.1151151657104</text:p>
          </table:table-cell>
          <table:table-cell office:value-type="float" office:value="21.1818289756775" calcext:value-type="float">
            <text:p>21.1818289756775</text:p>
          </table:table-cell>
          <table:table-cell office:value-type="float" office:value="21.2485415935516" calcext:value-type="float">
            <text:p>21.2485415935516</text:p>
          </table:table-cell>
          <table:table-cell office:value-type="float" office:value="21.3152542114258" calcext:value-type="float">
            <text:p>21.3152542114258</text:p>
          </table:table-cell>
          <table:table-cell office:value-type="float" office:value="21.3486106395721" calcext:value-type="float">
            <text:p>21.3486106395721</text:p>
          </table:table-cell>
          <table:table-cell office:value-type="float" office:value="21.4153232574463" calcext:value-type="float">
            <text:p>21.4153232574463</text:p>
          </table:table-cell>
          <table:table-cell office:value-type="float" office:value="21.482036113739" calcext:value-type="float">
            <text:p>21.482036113739</text:p>
          </table:table-cell>
          <table:table-cell office:value-type="float" office:value="21.5487487316132" calcext:value-type="float">
            <text:p>21.5487487316132</text:p>
          </table:table-cell>
          <table:table-cell office:value-type="float" office:value="21.6154611110687" calcext:value-type="float">
            <text:p>21.6154611110687</text:p>
          </table:table-cell>
          <table:table-cell office:value-type="float" office:value="21.6488175392151" calcext:value-type="float">
            <text:p>21.6488175392151</text:p>
          </table:table-cell>
          <table:table-cell office:value-type="float" office:value="21.7155299186707" calcext:value-type="float">
            <text:p>21.7155299186707</text:p>
          </table:table-cell>
          <table:table-cell office:value-type="float" office:value="21.7822425365448" calcext:value-type="float">
            <text:p>21.7822425365448</text:p>
          </table:table-cell>
          <table:table-cell office:value-type="float" office:value="21.8489549160004" calcext:value-type="float">
            <text:p>21.8489549160004</text:p>
          </table:table-cell>
          <table:table-cell office:value-type="float" office:value="21.9156672954559" calcext:value-type="float">
            <text:p>21.9156672954559</text:p>
          </table:table-cell>
          <table:table-cell office:value-type="float" office:value="21.9823799133301" calcext:value-type="float">
            <text:p>21.9823799133301</text:p>
          </table:table-cell>
          <table:table-cell office:value-type="float" office:value="22.0490922927856" calcext:value-type="float">
            <text:p>22.0490922927856</text:p>
          </table:table-cell>
          <table:table-cell office:value-type="float" office:value="22.1158049106598" calcext:value-type="float">
            <text:p>22.1158049106598</text:p>
          </table:table-cell>
          <table:table-cell office:value-type="float" office:value="22.2158761024475" calcext:value-type="float">
            <text:p>22.2158761024475</text:p>
          </table:table-cell>
          <table:table-cell office:value-type="float" office:value="22.2825903892517" calcext:value-type="float">
            <text:p>22.2825903892517</text:p>
          </table:table-cell>
          <table:table-cell office:value-type="float" office:value="22.3159475326538" calcext:value-type="float">
            <text:p>22.3159475326538</text:p>
          </table:table-cell>
          <table:table-cell office:value-type="float" office:value="22.382661819458" calcext:value-type="float">
            <text:p>22.382661819458</text:p>
          </table:table-cell>
          <table:table-cell office:value-type="float" office:value="22.4160189628601" calcext:value-type="float">
            <text:p>22.4160189628601</text:p>
          </table:table-cell>
          <table:table-cell office:value-type="float" office:value="22.4827332496643" calcext:value-type="float">
            <text:p>22.4827332496643</text:p>
          </table:table-cell>
          <table:table-cell office:value-type="float" office:value="22.5494472980499" calcext:value-type="float">
            <text:p>22.5494472980499</text:p>
          </table:table-cell>
          <table:table-cell office:value-type="float" office:value="22.582804441452" calcext:value-type="float">
            <text:p>22.582804441452</text:p>
          </table:table-cell>
          <table:table-cell office:value-type="float" office:value="22.6161618232727" calcext:value-type="float">
            <text:p>22.6161618232727</text:p>
          </table:table-cell>
          <table:table-cell office:value-type="float" office:value="22.6495187282562" calcext:value-type="float">
            <text:p>22.6495187282562</text:p>
          </table:table-cell>
          <table:table-cell office:value-type="float" office:value="22.6828758716583" calcext:value-type="float">
            <text:p>22.6828758716583</text:p>
          </table:table-cell>
          <table:table-cell office:value-type="float" office:value="22.7162330150604" calcext:value-type="float">
            <text:p>22.7162330150604</text:p>
          </table:table-cell>
          <table:table-cell office:value-type="float" office:value="22.7495901584625" calcext:value-type="float">
            <text:p>22.7495901584625</text:p>
          </table:table-cell>
          <table:table-cell office:value-type="float" office:value="22.8496615886688" calcext:value-type="float">
            <text:p>22.8496615886688</text:p>
          </table:table-cell>
          <table:table-cell office:value-type="float" office:value="22.916375875473" calcext:value-type="float">
            <text:p>22.916375875473</text:p>
          </table:table-cell>
          <table:table-cell office:value-type="float" office:value="22.9830899238586" calcext:value-type="float">
            <text:p>22.9830899238586</text:p>
          </table:table-cell>
          <table:table-cell office:value-type="float" office:value="23.0498042106628" calcext:value-type="float">
            <text:p>23.0498042106628</text:p>
          </table:table-cell>
          <table:table-cell office:value-type="float" office:value="23.116518497467" calcext:value-type="float">
            <text:p>23.116518497467</text:p>
          </table:table-cell>
          <table:table-cell office:value-type="float" office:value="23.1832349300385" calcext:value-type="float">
            <text:p>23.1832349300385</text:p>
          </table:table-cell>
          <table:table-cell office:value-type="float" office:value="23.2499513626099" calcext:value-type="float">
            <text:p>23.2499513626099</text:p>
          </table:table-cell>
          <table:table-cell office:value-type="float" office:value="23.3166675567627" calcext:value-type="float">
            <text:p>23.3166675567627</text:p>
          </table:table-cell>
          <table:table-cell office:value-type="float" office:value="23.3500258922577" calcext:value-type="float">
            <text:p>23.3500258922577</text:p>
          </table:table-cell>
          <table:table-cell office:value-type="float" office:value="23.4167423248291" calcext:value-type="float">
            <text:p>23.4167423248291</text:p>
          </table:table-cell>
          <table:table-cell office:value-type="float" office:value="23.4834587574005" calcext:value-type="float">
            <text:p>23.4834587574005</text:p>
          </table:table-cell>
          <table:table-cell office:value-type="float" office:value="23.5835335254669" calcext:value-type="float">
            <text:p>23.5835335254669</text:p>
          </table:table-cell>
          <table:table-cell office:value-type="float" office:value="23.6168918609619" calcext:value-type="float">
            <text:p>23.6168918609619</text:p>
          </table:table-cell>
          <table:table-cell office:value-type="float" office:value="23.6502501964569" calcext:value-type="float">
            <text:p>23.6502501964569</text:p>
          </table:table-cell>
          <table:table-cell office:value-type="float" office:value="23.7169666290283" calcext:value-type="float">
            <text:p>23.7169666290283</text:p>
          </table:table-cell>
          <table:table-cell office:value-type="float" office:value="23.7836833000183" calcext:value-type="float">
            <text:p>23.7836833000183</text:p>
          </table:table-cell>
          <table:table-cell office:value-type="float" office:value="23.8170416355133" calcext:value-type="float">
            <text:p>23.8170416355133</text:p>
          </table:table-cell>
          <table:table-cell office:value-type="float" office:value="23.8503999710083" calcext:value-type="float">
            <text:p>23.8503999710083</text:p>
          </table:table-cell>
          <table:table-cell office:value-type="float" office:value="23.9171166419983" calcext:value-type="float">
            <text:p>23.9171166419983</text:p>
          </table:table-cell>
          <table:table-cell office:value-type="float" office:value="23.9504747390747" calcext:value-type="float">
            <text:p>23.9504747390747</text:p>
          </table:table-cell>
          <table:table-cell office:value-type="float" office:value="24.0171914100647" calcext:value-type="float">
            <text:p>24.0171914100647</text:p>
          </table:table-cell>
          <table:table-cell office:value-type="float" office:value="24.0505499839783" calcext:value-type="float">
            <text:p>24.0505499839783</text:p>
          </table:table-cell>
          <table:table-cell office:value-type="float" office:value="24.0839080810547" calcext:value-type="float">
            <text:p>24.0839080810547</text:p>
          </table:table-cell>
          <table:table-cell office:value-type="float" office:value="24.1172664165497" calcext:value-type="float">
            <text:p>24.1172664165497</text:p>
          </table:table-cell>
          <table:table-cell office:value-type="float" office:value="24.1506240367889" calcext:value-type="float">
            <text:p>24.1506240367889</text:p>
          </table:table-cell>
          <table:table-cell office:value-type="float" office:value="24.1839818954468" calcext:value-type="float">
            <text:p>24.1839818954468</text:p>
          </table:table-cell>
          <table:table-cell office:value-type="float" office:value="24.217339515686" calcext:value-type="float">
            <text:p>24.217339515686</text:p>
          </table:table-cell>
          <table:table-cell office:value-type="float" office:value="24.2506971359253" calcext:value-type="float">
            <text:p>24.2506971359253</text:p>
          </table:table-cell>
          <table:table-cell office:value-type="float" office:value="24.3174126148224" calcext:value-type="float">
            <text:p>24.3174126148224</text:p>
          </table:table-cell>
          <table:table-cell office:value-type="float" office:value="24.3507704734802" calcext:value-type="float">
            <text:p>24.3507704734802</text:p>
          </table:table-cell>
          <table:table-cell office:value-type="float" office:value="24.4174857139587" calcext:value-type="float">
            <text:p>24.4174857139587</text:p>
          </table:table-cell>
          <table:table-cell office:value-type="float" office:value="24.450843334198" calcext:value-type="float">
            <text:p>24.450843334198</text:p>
          </table:table-cell>
          <table:table-cell office:value-type="float" office:value="24.5175590515137" calcext:value-type="float">
            <text:p>24.5175590515137</text:p>
          </table:table-cell>
          <table:table-cell office:value-type="float" office:value="24.5842742919922" calcext:value-type="float">
            <text:p>24.5842742919922</text:p>
          </table:table-cell>
          <table:table-cell office:value-type="float" office:value="24.6509897708893" calcext:value-type="float">
            <text:p>24.6509897708893</text:p>
          </table:table-cell>
          <table:table-cell office:value-type="float" office:value="24.717705488205" calcext:value-type="float">
            <text:p>24.717705488205</text:p>
          </table:table-cell>
          <table:table-cell office:value-type="float" office:value="24.784420967102" calcext:value-type="float">
            <text:p>24.784420967102</text:p>
          </table:table-cell>
          <table:table-cell office:value-type="float" office:value="24.8511366844177" calcext:value-type="float">
            <text:p>24.8511366844177</text:p>
          </table:table-cell>
          <table:table-cell office:value-type="float" office:value="24.9178521633148" calcext:value-type="float">
            <text:p>24.9178521633148</text:p>
          </table:table-cell>
          <table:table-cell office:value-type="float" office:value="25.0179255008697" calcext:value-type="float">
            <text:p>25.0179255008697</text:p>
          </table:table-cell>
          <table:table-cell office:value-type="float" office:value="25.0846412181854" calcext:value-type="float">
            <text:p>25.0846412181854</text:p>
          </table:table-cell>
          <table:table-cell office:value-type="float" office:value="25.1513562202454" calcext:value-type="float">
            <text:p>25.1513562202454</text:p>
          </table:table-cell>
          <table:table-cell office:value-type="float" office:value="25.2180819511414" calcext:value-type="float">
            <text:p>25.2180819511414</text:p>
          </table:table-cell>
          <table:table-cell office:value-type="float" office:value="25.2848076820374" calcext:value-type="float">
            <text:p>25.2848076820374</text:p>
          </table:table-cell>
          <table:table-cell office:value-type="float" office:value="25.3848962783813" calcext:value-type="float">
            <text:p>25.3848962783813</text:p>
          </table:table-cell>
          <table:table-cell office:value-type="float" office:value="25.4516224861145" calcext:value-type="float">
            <text:p>25.4516224861145</text:p>
          </table:table-cell>
          <table:table-cell office:value-type="float" office:value="25.5183486938477" calcext:value-type="float">
            <text:p>25.5183486938477</text:p>
          </table:table-cell>
          <table:table-cell office:value-type="float" office:value="25.5517117977142" calcext:value-type="float">
            <text:p>25.5517117977142</text:p>
          </table:table-cell>
          <table:table-cell office:value-type="float" office:value="25.5850751399994" calcext:value-type="float">
            <text:p>25.5850751399994</text:p>
          </table:table-cell>
          <table:table-cell office:value-type="float" office:value="25.6851646900177" calcext:value-type="float">
            <text:p>25.6851646900177</text:p>
          </table:table-cell>
          <table:table-cell office:value-type="float" office:value="25.751891374588" calcext:value-type="float">
            <text:p>25.751891374588</text:p>
          </table:table-cell>
          <table:table-cell office:value-type="float" office:value="25.8186182975769" calcext:value-type="float">
            <text:p>25.8186182975769</text:p>
          </table:table-cell>
          <table:table-cell office:value-type="float" office:value="25.8853449821472" calcext:value-type="float">
            <text:p>25.8853449821472</text:p>
          </table:table-cell>
          <table:table-cell office:value-type="float" office:value="25.9520721435547" calcext:value-type="float">
            <text:p>25.9520721435547</text:p>
          </table:table-cell>
          <table:table-cell office:value-type="float" office:value="26.0187995433807" calcext:value-type="float">
            <text:p>26.0187995433807</text:p>
          </table:table-cell>
          <table:table-cell office:value-type="float" office:value="26.0521628856659" calcext:value-type="float">
            <text:p>26.0521628856659</text:p>
          </table:table-cell>
          <table:table-cell office:value-type="float" office:value="26.0855267047882" calcext:value-type="float">
            <text:p>26.0855267047882</text:p>
          </table:table-cell>
          <table:table-cell office:value-type="float" office:value="26.1522541046143" calcext:value-type="float">
            <text:p>26.1522541046143</text:p>
          </table:table-cell>
          <table:table-cell office:value-type="float" office:value="26.1856100559235" calcext:value-type="float">
            <text:p>26.1856100559235</text:p>
          </table:table-cell>
          <table:table-cell office:value-type="float" office:value="26.3190343379974" calcext:value-type="float">
            <text:p>26.3190343379974</text:p>
          </table:table-cell>
          <table:table-cell office:value-type="float" office:value="26.3857462406158" calcext:value-type="float">
            <text:p>26.3857462406158</text:p>
          </table:table-cell>
          <table:table-cell office:value-type="float" office:value="26.4524583816528" calcext:value-type="float">
            <text:p>26.4524583816528</text:p>
          </table:table-cell>
          <table:table-cell office:value-type="float" office:value="26.485814332962" calcext:value-type="float">
            <text:p>26.485814332962</text:p>
          </table:table-cell>
          <table:table-cell office:value-type="float" office:value="26.5525262355804" calcext:value-type="float">
            <text:p>26.5525262355804</text:p>
          </table:table-cell>
          <table:table-cell office:value-type="float" office:value="26.6192381381988" calcext:value-type="float">
            <text:p>26.6192381381988</text:p>
          </table:table-cell>
          <table:table-cell office:value-type="float" office:value="26.6859498023987" calcext:value-type="float">
            <text:p>26.6859498023987</text:p>
          </table:table-cell>
          <table:table-cell office:value-type="float" office:value="26.7526617050171" calcext:value-type="float">
            <text:p>26.7526617050171</text:p>
          </table:table-cell>
          <table:table-cell office:value-type="float" office:value="26.8860850334167" calcext:value-type="float">
            <text:p>26.8860850334167</text:p>
          </table:table-cell>
          <table:table-cell office:value-type="float" office:value="26.9527966976166" calcext:value-type="float">
            <text:p>26.9527966976166</text:p>
          </table:table-cell>
          <table:table-cell office:value-type="float" office:value="27.0195083618164" calcext:value-type="float">
            <text:p>27.0195083618164</text:p>
          </table:table-cell>
          <table:table-cell office:value-type="float" office:value="27.052864074707" calcext:value-type="float">
            <text:p>27.052864074707</text:p>
          </table:table-cell>
          <table:table-cell office:value-type="float" office:value="27.0862200260162" calcext:value-type="float">
            <text:p>27.0862200260162</text:p>
          </table:table-cell>
          <table:table-cell office:value-type="float" office:value="27.1529331207275" calcext:value-type="float">
            <text:p>27.1529331207275</text:p>
          </table:table-cell>
          <table:table-cell office:value-type="float" office:value="27.2530059814453" calcext:value-type="float">
            <text:p>27.2530059814453</text:p>
          </table:table-cell>
          <table:table-cell office:value-type="float" office:value="27.3197209835052" calcext:value-type="float">
            <text:p>27.3197209835052</text:p>
          </table:table-cell>
          <table:table-cell office:value-type="float" office:value="27.3530783653259" calcext:value-type="float">
            <text:p>27.3530783653259</text:p>
          </table:table-cell>
          <table:table-cell office:value-type="float" office:value="27.5198659896851" calcext:value-type="float">
            <text:p>27.5198659896851</text:p>
          </table:table-cell>
          <table:table-cell office:value-type="float" office:value="27.5532238483429" calcext:value-type="float">
            <text:p>27.5532238483429</text:p>
          </table:table-cell>
          <table:table-cell office:value-type="float" office:value="27.6199388504028" calcext:value-type="float">
            <text:p>27.6199388504028</text:p>
          </table:table-cell>
          <table:table-cell office:value-type="float" office:value="27.6532962322235" calcext:value-type="float">
            <text:p>27.6532962322235</text:p>
          </table:table-cell>
          <table:table-cell office:value-type="float" office:value="27.7200112342834" calcext:value-type="float">
            <text:p>27.7200112342834</text:p>
          </table:table-cell>
          <table:table-cell office:value-type="float" office:value="27.7867262363434" calcext:value-type="float">
            <text:p>27.7867262363434</text:p>
          </table:table-cell>
          <table:table-cell office:value-type="float" office:value="27.8534412384033" calcext:value-type="float">
            <text:p>27.8534412384033</text:p>
          </table:table-cell>
          <table:table-cell office:value-type="float" office:value="27.8867988586426" calcext:value-type="float">
            <text:p>27.8867988586426</text:p>
          </table:table-cell>
          <table:table-cell office:value-type="float" office:value="27.9868714809418" calcext:value-type="float">
            <text:p>27.9868714809418</text:p>
          </table:table-cell>
          <table:table-cell office:value-type="float" office:value="28.1203014850616" calcext:value-type="float">
            <text:p>28.1203014850616</text:p>
          </table:table-cell>
          <table:table-cell office:value-type="float" office:value="28.1870176792145" calcext:value-type="float">
            <text:p>28.1870176792145</text:p>
          </table:table-cell>
          <table:table-cell office:value-type="float" office:value="28.2537343502045" calcext:value-type="float">
            <text:p>28.2537343502045</text:p>
          </table:table-cell>
          <table:table-cell office:value-type="float" office:value="28.3204505443573" calcext:value-type="float">
            <text:p>28.3204505443573</text:p>
          </table:table-cell>
          <table:table-cell office:value-type="float" office:value="28.3871672153473" calcext:value-type="float">
            <text:p>28.3871672153473</text:p>
          </table:table-cell>
          <table:table-cell office:value-type="float" office:value="28.4538836479187" calcext:value-type="float">
            <text:p>28.4538836479187</text:p>
          </table:table-cell>
          <table:table-cell office:value-type="float" office:value="28.5539584159851" calcext:value-type="float">
            <text:p>28.5539584159851</text:p>
          </table:table-cell>
          <table:table-cell office:value-type="float" office:value="28.5873167514801" calcext:value-type="float">
            <text:p>28.5873167514801</text:p>
          </table:table-cell>
          <table:table-cell office:value-type="float" office:value="28.7541079521179" calcext:value-type="float">
            <text:p>28.7541079521179</text:p>
          </table:table-cell>
          <table:table-cell office:value-type="float" office:value="28.8208246231079" calcext:value-type="float">
            <text:p>28.8208246231079</text:p>
          </table:table-cell>
          <table:table-cell office:value-type="float" office:value="28.8875412940979" calcext:value-type="float">
            <text:p>28.8875412940979</text:p>
          </table:table-cell>
          <table:table-cell office:value-type="float" office:value="28.9542579650879" calcext:value-type="float">
            <text:p>28.9542579650879</text:p>
          </table:table-cell>
          <table:table-cell office:value-type="float" office:value="29.0543329715729" calcext:value-type="float">
            <text:p>29.0543329715729</text:p>
          </table:table-cell>
          <table:table-cell office:value-type="float" office:value="29.1210496425629" calcext:value-type="float">
            <text:p>29.1210496425629</text:p>
          </table:table-cell>
          <table:table-cell office:value-type="float" office:value="29.1877636909485" calcext:value-type="float">
            <text:p>29.1877636909485</text:p>
          </table:table-cell>
          <table:table-cell office:value-type="float" office:value="29.3211920261383" calcext:value-type="float">
            <text:p>29.3211920261383</text:p>
          </table:table-cell>
          <table:table-cell office:value-type="float" office:value="29.3879058361053" calcext:value-type="float">
            <text:p>29.3879058361053</text:p>
          </table:table-cell>
          <table:table-cell office:value-type="float" office:value="29.454619884491" calcext:value-type="float">
            <text:p>29.454619884491</text:p>
          </table:table-cell>
          <table:table-cell office:value-type="float" office:value="29.4879772663116" calcext:value-type="float">
            <text:p>29.4879772663116</text:p>
          </table:table-cell>
          <table:table-cell office:value-type="float" office:value="29.5213341712952" calcext:value-type="float">
            <text:p>29.5213341712952</text:p>
          </table:table-cell>
          <table:table-cell office:value-type="float" office:value="29.5880482196808" calcext:value-type="float">
            <text:p>29.5880482196808</text:p>
          </table:table-cell>
          <table:table-cell office:value-type="float" office:value="29.6547620296478" calcext:value-type="float">
            <text:p>29.6547620296478</text:p>
          </table:table-cell>
          <table:table-cell office:value-type="float" office:value="29.7214760780334" calcext:value-type="float">
            <text:p>29.7214760780334</text:p>
          </table:table-cell>
          <table:table-cell office:value-type="float" office:value="29.7881901264191" calcext:value-type="float">
            <text:p>29.7881901264191</text:p>
          </table:table-cell>
          <table:table-cell office:value-type="float" office:value="29.8215472698212" calcext:value-type="float">
            <text:p>29.8215472698212</text:p>
          </table:table-cell>
          <table:table-cell office:value-type="float" office:value="29.9216179847717" calcext:value-type="float">
            <text:p>29.9216179847717</text:p>
          </table:table-cell>
          <table:table-cell office:value-type="float" office:value="29.9883320331573" calcext:value-type="float">
            <text:p>29.9883320331573</text:p>
          </table:table-cell>
          <table:table-cell office:value-type="float" office:value="30.055046081543" calcext:value-type="float">
            <text:p>30.055046081543</text:p>
          </table:table-cell>
          <table:table-cell office:value-type="float" office:value="30.12175989151" calcext:value-type="float">
            <text:p>30.12175989151</text:p>
          </table:table-cell>
          <table:table-cell office:value-type="float" office:value="30.1551165580749" calcext:value-type="float">
            <text:p>30.1551165580749</text:p>
          </table:table-cell>
          <table:table-cell office:value-type="float" office:value="30.1884734630585" calcext:value-type="float">
            <text:p>30.1884734630585</text:p>
          </table:table-cell>
          <table:table-cell office:value-type="float" office:value="30.2218301296234" calcext:value-type="float">
            <text:p>30.2218301296234</text:p>
          </table:table-cell>
          <table:table-cell office:value-type="float" office:value="30.2551867961884" calcext:value-type="float">
            <text:p>30.2551867961884</text:p>
          </table:table-cell>
          <table:table-cell office:value-type="float" office:value="30.2885437011719" calcext:value-type="float">
            <text:p>30.2885437011719</text:p>
          </table:table-cell>
          <table:table-cell office:value-type="float" office:value="30.3219006061554" calcext:value-type="float">
            <text:p>30.3219006061554</text:p>
          </table:table-cell>
          <table:table-cell office:value-type="float" office:value="30.3886139392853" calcext:value-type="float">
            <text:p>30.3886139392853</text:p>
          </table:table-cell>
          <table:table-cell office:value-type="float" office:value="30.4219706058502" calcext:value-type="float">
            <text:p>30.4219706058502</text:p>
          </table:table-cell>
          <table:table-cell office:value-type="float" office:value="30.5887539386749" calcext:value-type="float">
            <text:p>30.5887539386749</text:p>
          </table:table-cell>
          <table:table-cell office:value-type="float" office:value="30.6221106052399" calcext:value-type="float">
            <text:p>30.6221106052399</text:p>
          </table:table-cell>
          <table:table-cell office:value-type="float" office:value="30.6554675102234" calcext:value-type="float">
            <text:p>30.6554675102234</text:p>
          </table:table-cell>
          <table:table-cell office:value-type="float" office:value="30.7221808433533" calcext:value-type="float">
            <text:p>30.7221808433533</text:p>
          </table:table-cell>
          <table:table-cell office:value-type="float" office:value="30.7555375099182" calcext:value-type="float">
            <text:p>30.7555375099182</text:p>
          </table:table-cell>
          <table:table-cell office:value-type="float" office:value="30.8222506046295" calcext:value-type="float">
            <text:p>30.8222506046295</text:p>
          </table:table-cell>
          <table:table-cell office:value-type="float" office:value="30.8889639377594" calcext:value-type="float">
            <text:p>30.8889639377594</text:p>
          </table:table-cell>
          <table:table-cell office:value-type="float" office:value="30.9223203659058" calcext:value-type="float">
            <text:p>30.9223203659058</text:p>
          </table:table-cell>
          <table:table-cell office:value-type="float" office:value="30.9890334606171" calcext:value-type="float">
            <text:p>30.9890334606171</text:p>
          </table:table-cell>
          <table:table-cell office:value-type="float" office:value="31.0891034603119" calcext:value-type="float">
            <text:p>31.0891034603119</text:p>
          </table:table-cell>
          <table:table-cell office:value-type="float" office:value="31.1558179855347" calcext:value-type="float">
            <text:p>31.1558179855347</text:p>
          </table:table-cell>
          <table:table-cell office:value-type="float" office:value="31.2225339412689" calcext:value-type="float">
            <text:p>31.2225339412689</text:p>
          </table:table-cell>
          <table:table-cell office:value-type="float" office:value="31.2558922767639" calcext:value-type="float">
            <text:p>31.2558922767639</text:p>
          </table:table-cell>
          <table:table-cell office:value-type="float" office:value="31.2892501354218" calcext:value-type="float">
            <text:p>31.2892501354218</text:p>
          </table:table-cell>
          <table:table-cell office:value-type="float" office:value="31.3226082324982" calcext:value-type="float">
            <text:p>31.3226082324982</text:p>
          </table:table-cell>
          <table:table-cell office:value-type="float" office:value="31.3559663295746" calcext:value-type="float">
            <text:p>31.3559663295746</text:p>
          </table:table-cell>
          <table:table-cell office:value-type="float" office:value="31.4226825237274" calcext:value-type="float">
            <text:p>31.4226825237274</text:p>
          </table:table-cell>
          <table:table-cell office:value-type="float" office:value="31.4893987178802" calcext:value-type="float">
            <text:p>31.4893987178802</text:p>
          </table:table-cell>
          <table:table-cell office:value-type="float" office:value="31.5561151504517" calcext:value-type="float">
            <text:p>31.5561151504517</text:p>
          </table:table-cell>
          <table:table-cell office:value-type="float" office:value="31.5894732475281" calcext:value-type="float">
            <text:p>31.5894732475281</text:p>
          </table:table-cell>
          <table:table-cell office:value-type="float" office:value="31.7229061126709" calcext:value-type="float">
            <text:p>31.7229061126709</text:p>
          </table:table-cell>
          <table:table-cell office:value-type="float" office:value="31.7896225452423" calcext:value-type="float">
            <text:p>31.7896225452423</text:p>
          </table:table-cell>
          <table:table-cell office:value-type="float" office:value="31.8229808807373" calcext:value-type="float">
            <text:p>31.8229808807373</text:p>
          </table:table-cell>
          <table:table-cell office:value-type="float" office:value="31.8896973133087" calcext:value-type="float">
            <text:p>31.8896973133087</text:p>
          </table:table-cell>
          <table:table-cell office:value-type="float" office:value="31.9897720813751" calcext:value-type="float">
            <text:p>31.9897720813751</text:p>
          </table:table-cell>
          <table:table-cell office:value-type="float" office:value="32.0898470878601" calcext:value-type="float">
            <text:p>32.0898470878601</text:p>
          </table:table-cell>
          <table:table-cell office:value-type="float" office:value="32.1565616130829" calcext:value-type="float">
            <text:p>32.1565616130829</text:p>
          </table:table-cell>
          <table:table-cell office:value-type="float" office:value="32.1899180412292" calcext:value-type="float">
            <text:p>32.1899180412292</text:p>
          </table:table-cell>
          <table:table-cell office:value-type="float" office:value="32.223274230957" calcext:value-type="float">
            <text:p>32.223274230957</text:p>
          </table:table-cell>
          <table:table-cell office:value-type="float" office:value="32.3566992282867" calcext:value-type="float">
            <text:p>32.3566992282867</text:p>
          </table:table-cell>
          <table:table-cell office:value-type="float" office:value="32.4234118461609" calcext:value-type="float">
            <text:p>32.4234118461609</text:p>
          </table:table-cell>
          <table:table-cell office:value-type="float" office:value="32.4901242256165" calcext:value-type="float">
            <text:p>32.4901242256165</text:p>
          </table:table-cell>
          <table:table-cell office:value-type="float" office:value="32.556836605072" calcext:value-type="float">
            <text:p>32.556836605072</text:p>
          </table:table-cell>
          <table:table-cell office:value-type="float" office:value="32.6235489845276" calcext:value-type="float">
            <text:p>32.6235489845276</text:p>
          </table:table-cell>
          <table:table-cell office:value-type="float" office:value="32.6569051742554" calcext:value-type="float">
            <text:p>32.6569051742554</text:p>
          </table:table-cell>
          <table:table-cell office:value-type="float" office:value="32.7236175537109" calcext:value-type="float">
            <text:p>32.7236175537109</text:p>
          </table:table-cell>
          <table:table-cell office:value-type="float" office:value="32.7569735050201" calcext:value-type="float">
            <text:p>32.7569735050201</text:p>
          </table:table-cell>
          <table:table-cell office:value-type="float" office:value="32.8236858844757" calcext:value-type="float">
            <text:p>32.8236858844757</text:p>
          </table:table-cell>
          <table:table-cell office:value-type="float" office:value="33.0238223075867" calcext:value-type="float">
            <text:p>33.0238223075867</text:p>
          </table:table-cell>
          <table:table-cell office:value-type="float" office:value="33.0571784973145" calcext:value-type="float">
            <text:p>33.0571784973145</text:p>
          </table:table-cell>
          <table:table-cell office:value-type="float" office:value="33.0905344486237" calcext:value-type="float">
            <text:p>33.0905344486237</text:p>
          </table:table-cell>
          <table:table-cell office:value-type="float" office:value="33.1238906383514" calcext:value-type="float">
            <text:p>33.1238906383514</text:p>
          </table:table-cell>
          <table:table-cell office:value-type="float" office:value="33.2573153972626" calcext:value-type="float">
            <text:p>33.2573153972626</text:p>
          </table:table-cell>
          <table:table-cell office:value-type="float" office:value="33.3907396793365" calcext:value-type="float">
            <text:p>33.3907396793365</text:p>
          </table:table-cell>
          <table:table-cell office:value-type="float" office:value="33.6909441947937" calcext:value-type="float">
            <text:p>33.6909441947937</text:p>
          </table:table-cell>
          <table:table-cell office:value-type="float" office:value="33.7910120487213" calcext:value-type="float">
            <text:p>33.7910120487213</text:p>
          </table:table-cell>
          <table:table-cell office:value-type="float" office:value="33.8577241897583" calcext:value-type="float">
            <text:p>33.8577241897583</text:p>
          </table:table-cell>
          <table:table-cell office:value-type="float" office:value="33.9244360923767" calcext:value-type="float">
            <text:p>33.9244360923767</text:p>
          </table:table-cell>
          <table:table-cell office:value-type="float" office:value="33.9911479949951" calcext:value-type="float">
            <text:p>33.9911479949951</text:p>
          </table:table-cell>
          <table:table-cell office:value-type="float" office:value="34.0578598976135" calcext:value-type="float">
            <text:p>34.0578598976135</text:p>
          </table:table-cell>
          <table:table-cell office:value-type="float" office:value="34.2579956054688" calcext:value-type="float">
            <text:p>34.2579956054688</text:p>
          </table:table-cell>
          <table:table-cell office:value-type="float" office:value="34.458131313324" calcext:value-type="float">
            <text:p>34.458131313324</text:p>
          </table:table-cell>
          <table:table-cell office:value-type="float" office:value="34.5915548801422" calcext:value-type="float">
            <text:p>34.5915548801422</text:p>
          </table:table-cell>
          <table:table-cell office:value-type="float" office:value="34.658266544342" calcext:value-type="float">
            <text:p>34.658266544342</text:p>
          </table:table-cell>
          <table:table-cell office:value-type="float" office:value="34.8584010601044" calcext:value-type="float">
            <text:p>34.8584010601044</text:p>
          </table:table-cell>
          <table:table-cell office:value-type="float" office:value="34.9251124858856" calcext:value-type="float">
            <text:p>34.9251124858856</text:p>
          </table:table-cell>
          <table:table-cell office:value-type="float" office:value="34.9584681987762" calcext:value-type="float">
            <text:p>34.9584681987762</text:p>
          </table:table-cell>
          <table:table-cell office:value-type="float" office:value="35.0251796245575" calcext:value-type="float">
            <text:p>35.0251796245575</text:p>
          </table:table-cell>
          <table:table-cell office:value-type="float" office:value="35.0918908119202" calcext:value-type="float">
            <text:p>35.0918908119202</text:p>
          </table:table-cell>
          <table:table-cell office:value-type="float" office:value="35.1919574737549" calcext:value-type="float">
            <text:p>35.1919574737549</text:p>
          </table:table-cell>
          <table:table-cell office:value-type="float" office:value="35.2586686611176" calcext:value-type="float">
            <text:p>35.2586686611176</text:p>
          </table:table-cell>
          <table:table-cell office:value-type="float" office:value="35.4588010311127" calcext:value-type="float">
            <text:p>35.4588010311127</text:p>
          </table:table-cell>
          <table:table-cell office:value-type="float" office:value="35.5255117416382" calcext:value-type="float">
            <text:p>35.5255117416382</text:p>
          </table:table-cell>
          <table:table-cell office:value-type="float" office:value="35.7923541069031" calcext:value-type="float">
            <text:p>35.7923541069031</text:p>
          </table:table-cell>
          <table:table-cell office:value-type="float" office:value="35.85906457901" calcext:value-type="float">
            <text:p>35.85906457901</text:p>
          </table:table-cell>
          <table:table-cell office:value-type="float" office:value="36.0258405208588" calcext:value-type="float">
            <text:p>36.0258405208588</text:p>
          </table:table-cell>
          <table:table-cell office:value-type="float" office:value="36.0925507545471" calcext:value-type="float">
            <text:p>36.0925507545471</text:p>
          </table:table-cell>
          <table:table-cell office:value-type="float" office:value="36.1259059906006" calcext:value-type="float">
            <text:p>36.1259059906006</text:p>
          </table:table-cell>
          <table:table-cell office:value-type="float" office:value="36.1592619419098" calcext:value-type="float">
            <text:p>36.1592619419098</text:p>
          </table:table-cell>
          <table:table-cell office:value-type="float" office:value="36.1926181316376" calcext:value-type="float">
            <text:p>36.1926181316376</text:p>
          </table:table-cell>
          <table:table-cell office:value-type="float" office:value="36.259330034256" calcext:value-type="float">
            <text:p>36.259330034256</text:p>
          </table:table-cell>
          <table:table-cell office:value-type="float" office:value="36.3927540779114" calcext:value-type="float">
            <text:p>36.3927540779114</text:p>
          </table:table-cell>
          <table:table-cell office:value-type="float" office:value="36.4261100292206" calcext:value-type="float">
            <text:p>36.4261100292206</text:p>
          </table:table-cell>
          <table:table-cell office:value-type="float" office:value="36.4594659805298" calcext:value-type="float">
            <text:p>36.4594659805298</text:p>
          </table:table-cell>
          <table:table-cell office:value-type="float" office:value="36.492821931839" calcext:value-type="float">
            <text:p>36.492821931839</text:p>
          </table:table-cell>
          <table:table-cell office:value-type="float" office:value="36.6262457370758" calcext:value-type="float">
            <text:p>36.6262457370758</text:p>
          </table:table-cell>
          <table:table-cell office:value-type="float" office:value="36.659601688385" calcext:value-type="float">
            <text:p>36.659601688385</text:p>
          </table:table-cell>
          <table:table-cell office:value-type="float" office:value="36.6929576396942" calcext:value-type="float">
            <text:p>36.6929576396942</text:p>
          </table:table-cell>
          <table:table-cell office:value-type="float" office:value="36.759669303894" calcext:value-type="float">
            <text:p>36.759669303894</text:p>
          </table:table-cell>
          <table:table-cell office:value-type="float" office:value="36.8263812065125" calcext:value-type="float">
            <text:p>36.8263812065125</text:p>
          </table:table-cell>
          <table:table-cell office:value-type="float" office:value="36.9264488220215" calcext:value-type="float">
            <text:p>36.9264488220215</text:p>
          </table:table-cell>
          <table:table-cell office:value-type="float" office:value="36.9931604862213" calcext:value-type="float">
            <text:p>36.9931604862213</text:p>
          </table:table-cell>
          <table:table-cell office:value-type="float" office:value="37.0598719120026" calcext:value-type="float">
            <text:p>37.0598719120026</text:p>
          </table:table-cell>
          <table:table-cell office:value-type="float" office:value="37.2600092887878" calcext:value-type="float">
            <text:p>37.2600092887878</text:p>
          </table:table-cell>
          <table:table-cell office:value-type="float" office:value="37.3600788116455" calcext:value-type="float">
            <text:p>37.3600788116455</text:p>
          </table:table-cell>
          <table:table-cell office:value-type="float" office:value="37.3934352397919" calcext:value-type="float">
            <text:p>37.3934352397919</text:p>
          </table:table-cell>
          <table:table-cell office:value-type="float" office:value="37.4267916679382" calcext:value-type="float">
            <text:p>37.4267916679382</text:p>
          </table:table-cell>
          <table:table-cell office:value-type="float" office:value="37.4935042858124" calcext:value-type="float">
            <text:p>37.4935042858124</text:p>
          </table:table-cell>
          <table:table-cell office:value-type="float" office:value="37.5935733318329" calcext:value-type="float">
            <text:p>37.5935733318329</text:p>
          </table:table-cell>
          <table:table-cell office:value-type="float" office:value="37.660285949707" calcext:value-type="float">
            <text:p>37.660285949707</text:p>
          </table:table-cell>
          <table:table-cell office:value-type="float" office:value="37.7269985675812" calcext:value-type="float">
            <text:p>37.7269985675812</text:p>
          </table:table-cell>
          <table:table-cell office:value-type="float" office:value="37.9271364212036" calcext:value-type="float">
            <text:p>37.9271364212036</text:p>
          </table:table-cell>
          <table:table-cell office:value-type="float" office:value="37.9938490390778" calcext:value-type="float">
            <text:p>37.9938490390778</text:p>
          </table:table-cell>
          <table:table-cell office:value-type="float" office:value="38.0605614185333" calcext:value-type="float">
            <text:p>38.0605614185333</text:p>
          </table:table-cell>
          <table:table-cell office:value-type="float" office:value="38.1272737979889" calcext:value-type="float">
            <text:p>38.1272737979889</text:p>
          </table:table-cell>
          <table:table-cell office:value-type="float" office:value="38.2273442745209" calcext:value-type="float">
            <text:p>38.2273442745209</text:p>
          </table:table-cell>
          <table:table-cell office:value-type="float" office:value="38.2607011795044" calcext:value-type="float">
            <text:p>38.2607011795044</text:p>
          </table:table-cell>
          <table:table-cell office:value-type="float" office:value="38.2940580844879" calcext:value-type="float">
            <text:p>38.2940580844879</text:p>
          </table:table-cell>
          <table:table-cell office:value-type="float" office:value="38.360771894455" calcext:value-type="float">
            <text:p>38.360771894455</text:p>
          </table:table-cell>
          <table:table-cell office:value-type="float" office:value="38.4274854660034" calcext:value-type="float">
            <text:p>38.4274854660034</text:p>
          </table:table-cell>
          <table:table-cell office:value-type="float" office:value="38.4941990375519" calcext:value-type="float">
            <text:p>38.4941990375519</text:p>
          </table:table-cell>
          <table:table-cell office:value-type="float" office:value="38.5609126091003" calcext:value-type="float">
            <text:p>38.5609126091003</text:p>
          </table:table-cell>
          <table:table-cell office:value-type="float" office:value="38.6276264190674" calcext:value-type="float">
            <text:p>38.6276264190674</text:p>
          </table:table-cell>
          <table:table-cell office:value-type="float" office:value="38.6943399906158" calcext:value-type="float">
            <text:p>38.6943399906158</text:p>
          </table:table-cell>
          <table:table-cell office:value-type="float" office:value="38.7610533237457" calcext:value-type="float">
            <text:p>38.7610533237457</text:p>
          </table:table-cell>
          <table:table-cell office:value-type="float" office:value="38.8611235618591" calcext:value-type="float">
            <text:p>38.8611235618591</text:p>
          </table:table-cell>
          <table:table-cell office:value-type="float" office:value="38.9278373718262" calcext:value-type="float">
            <text:p>38.9278373718262</text:p>
          </table:table-cell>
          <table:table-cell office:value-type="float" office:value="39.027907371521" calcext:value-type="float">
            <text:p>39.027907371521</text:p>
          </table:table-cell>
          <table:table-cell office:value-type="float" office:value="39.0612640380859" calcext:value-type="float">
            <text:p>39.0612640380859</text:p>
          </table:table-cell>
          <table:table-cell office:value-type="float" office:value="39.1279776096344" calcext:value-type="float">
            <text:p>39.1279776096344</text:p>
          </table:table-cell>
          <table:table-cell office:value-type="float" office:value="39.1946904659271" calcext:value-type="float">
            <text:p>39.1946904659271</text:p>
          </table:table-cell>
          <table:table-cell office:value-type="float" office:value="39.2280468940735" calcext:value-type="float">
            <text:p>39.2280468940735</text:p>
          </table:table-cell>
          <table:table-cell office:value-type="float" office:value="39.2614033222198" calcext:value-type="float">
            <text:p>39.2614033222198</text:p>
          </table:table-cell>
          <table:table-cell office:value-type="float" office:value="39.2947599887848" calcext:value-type="float">
            <text:p>39.2947599887848</text:p>
          </table:table-cell>
          <table:table-cell office:value-type="float" office:value="39.3281164169312" calcext:value-type="float">
            <text:p>39.3281164169312</text:p>
          </table:table-cell>
          <table:table-cell office:value-type="float" office:value="39.3614728450775" calcext:value-type="float">
            <text:p>39.3614728450775</text:p>
          </table:table-cell>
          <table:table-cell office:value-type="float" office:value="39.3948292732239" calcext:value-type="float">
            <text:p>39.3948292732239</text:p>
          </table:table-cell>
          <table:table-cell office:value-type="float" office:value="39.4615421295166" calcext:value-type="float">
            <text:p>39.4615421295166</text:p>
          </table:table-cell>
          <table:table-cell office:value-type="float" office:value="39.5282549858093" calcext:value-type="float">
            <text:p>39.5282549858093</text:p>
          </table:table-cell>
          <table:table-cell office:value-type="float" office:value="39.6616806983948" calcext:value-type="float">
            <text:p>39.6616806983948</text:p>
          </table:table-cell>
          <table:table-cell office:value-type="float" office:value="39.7283933162689" calcext:value-type="float">
            <text:p>39.7283933162689</text:p>
          </table:table-cell>
          <table:table-cell office:value-type="float" office:value="39.7951064109802" calcext:value-type="float">
            <text:p>39.7951064109802</text:p>
          </table:table-cell>
          <table:table-cell office:value-type="float" office:value="39.8284628391266" calcext:value-type="float">
            <text:p>39.8284628391266</text:p>
          </table:table-cell>
          <table:table-cell office:value-type="float" office:value="39.8951754570007" calcext:value-type="float">
            <text:p>39.8951754570007</text:p>
          </table:table-cell>
          <table:table-cell office:value-type="float" office:value="39.9285318851471" calcext:value-type="float">
            <text:p>39.9285318851471</text:p>
          </table:table-cell>
          <table:table-cell office:value-type="float" office:value="39.9618883132935" calcext:value-type="float">
            <text:p>39.9618883132935</text:p>
          </table:table-cell>
          <table:table-cell office:value-type="float" office:value="39.9952447414398" calcext:value-type="float">
            <text:p>39.9952447414398</text:p>
          </table:table-cell>
          <table:table-cell office:value-type="float" office:value="40.061957359314" calcext:value-type="float">
            <text:p>40.061957359314</text:p>
          </table:table-cell>
          <table:table-cell office:value-type="float" office:value="40.0953137874603" calcext:value-type="float">
            <text:p>40.0953137874603</text:p>
          </table:table-cell>
          <table:table-cell office:value-type="float" office:value="40.2620942592621" calcext:value-type="float">
            <text:p>40.2620942592621</text:p>
          </table:table-cell>
          <table:table-cell office:value-type="float" office:value="40.3288061618805" calcext:value-type="float">
            <text:p>40.3288061618805</text:p>
          </table:table-cell>
          <table:table-cell office:value-type="float" office:value="40.3955180644989" calcext:value-type="float">
            <text:p>40.3955180644989</text:p>
          </table:table-cell>
          <table:table-cell office:value-type="float" office:value="40.4622302055359" calcext:value-type="float">
            <text:p>40.4622302055359</text:p>
          </table:table-cell>
          <table:table-cell office:value-type="float" office:value="40.5289421081543" calcext:value-type="float">
            <text:p>40.5289421081543</text:p>
          </table:table-cell>
          <table:table-cell office:value-type="float" office:value="40.5956540107727" calcext:value-type="float">
            <text:p>40.5956540107727</text:p>
          </table:table-cell>
          <table:table-cell office:value-type="float" office:value="40.6623656749725" calcext:value-type="float">
            <text:p>40.6623656749725</text:p>
          </table:table-cell>
          <table:table-cell office:value-type="float" office:value="40.7290773391724" calcext:value-type="float">
            <text:p>40.7290773391724</text:p>
          </table:table-cell>
          <table:table-cell office:value-type="float" office:value="40.8958566188812" calcext:value-type="float">
            <text:p>40.8958566188812</text:p>
          </table:table-cell>
          <table:table-cell office:value-type="float" office:value="40.9625682830811" calcext:value-type="float">
            <text:p>40.9625682830811</text:p>
          </table:table-cell>
          <table:table-cell office:value-type="float" office:value="41.0292797088623" calcext:value-type="float">
            <text:p>41.0292797088623</text:p>
          </table:table-cell>
          <table:table-cell office:value-type="float" office:value="41.0959913730621" calcext:value-type="float">
            <text:p>41.0959913730621</text:p>
          </table:table-cell>
          <table:table-cell office:value-type="float" office:value="41.1293470859528" calcext:value-type="float">
            <text:p>41.1293470859528</text:p>
          </table:table-cell>
          <table:table-cell office:value-type="float" office:value="41.2294230461121" calcext:value-type="float">
            <text:p>41.2294230461121</text:p>
          </table:table-cell>
          <table:table-cell office:value-type="float" office:value="41.2627816200256" calcext:value-type="float">
            <text:p>41.2627816200256</text:p>
          </table:table-cell>
          <table:table-cell office:value-type="float" office:value="41.2961401939392" calcext:value-type="float">
            <text:p>41.2961401939392</text:p>
          </table:table-cell>
          <table:table-cell office:value-type="float" office:value="41.3294990062714" calcext:value-type="float">
            <text:p>41.3294990062714</text:p>
          </table:table-cell>
          <table:table-cell office:value-type="float" office:value="41.3962163925171" calcext:value-type="float">
            <text:p>41.3962163925171</text:p>
          </table:table-cell>
          <table:table-cell office:value-type="float" office:value="41.4629340171814" calcext:value-type="float">
            <text:p>41.4629340171814</text:p>
          </table:table-cell>
          <table:table-cell office:value-type="float" office:value="41.5296516418457" calcext:value-type="float">
            <text:p>41.5296516418457</text:p>
          </table:table-cell>
          <table:table-cell office:value-type="float" office:value="41.5963695049286" calcext:value-type="float">
            <text:p>41.5963695049286</text:p>
          </table:table-cell>
          <table:table-cell office:value-type="float" office:value="41.6297285556793" calcext:value-type="float">
            <text:p>41.6297285556793</text:p>
          </table:table-cell>
          <table:table-cell office:value-type="float" office:value="41.6964466571808" calcext:value-type="float">
            <text:p>41.6964466571808</text:p>
          </table:table-cell>
          <table:table-cell office:value-type="float" office:value="41.7631647586823" calcext:value-type="float">
            <text:p>41.7631647586823</text:p>
          </table:table-cell>
          <table:table-cell office:value-type="float" office:value="41.8298828601837" calcext:value-type="float">
            <text:p>41.8298828601837</text:p>
          </table:table-cell>
          <table:table-cell office:value-type="float" office:value="41.863242149353" calcext:value-type="float">
            <text:p>41.863242149353</text:p>
          </table:table-cell>
          <table:table-cell office:value-type="float" office:value="41.9299602508545" calcext:value-type="float">
            <text:p>41.9299602508545</text:p>
          </table:table-cell>
          <table:table-cell office:value-type="float" office:value="41.9633197784424" calcext:value-type="float">
            <text:p>41.9633197784424</text:p>
          </table:table-cell>
          <table:table-cell office:value-type="float" office:value="41.9966788291931" calcext:value-type="float">
            <text:p>41.9966788291931</text:p>
          </table:table-cell>
          <table:table-cell office:value-type="float" office:value="42.0633976459503" calcext:value-type="float">
            <text:p>42.0633976459503</text:p>
          </table:table-cell>
          <table:table-cell office:value-type="float" office:value="42.0967569351196" calcext:value-type="float">
            <text:p>42.0967569351196</text:p>
          </table:table-cell>
          <table:table-cell office:value-type="float" office:value="42.1634721755981" calcext:value-type="float">
            <text:p>42.1634721755981</text:p>
          </table:table-cell>
          <table:table-cell office:value-type="float" office:value="42.2301847934723" calcext:value-type="float">
            <text:p>42.2301847934723</text:p>
          </table:table-cell>
          <table:table-cell office:value-type="float" office:value="42.2968971729279" calcext:value-type="float">
            <text:p>42.2968971729279</text:p>
          </table:table-cell>
          <table:table-cell office:value-type="float" office:value="42.3302533626556" calcext:value-type="float">
            <text:p>42.3302533626556</text:p>
          </table:table-cell>
          <table:table-cell office:value-type="float" office:value="42.3636095523834" calcext:value-type="float">
            <text:p>42.3636095523834</text:p>
          </table:table-cell>
          <table:table-cell office:value-type="float" office:value="42.4303216934204" calcext:value-type="float">
            <text:p>42.4303216934204</text:p>
          </table:table-cell>
          <table:table-cell office:value-type="float" office:value="42.4970338344574" calcext:value-type="float">
            <text:p>42.4970338344574</text:p>
          </table:table-cell>
          <table:table-cell office:value-type="float" office:value="42.5637459754944" calcext:value-type="float">
            <text:p>42.5637459754944</text:p>
          </table:table-cell>
          <table:table-cell office:value-type="float" office:value="42.6304581165314" calcext:value-type="float">
            <text:p>42.6304581165314</text:p>
          </table:table-cell>
          <table:table-cell office:value-type="float" office:value="42.6971702575684" calcext:value-type="float">
            <text:p>42.6971702575684</text:p>
          </table:table-cell>
          <table:table-cell office:value-type="float" office:value="42.7638823986054" calcext:value-type="float">
            <text:p>42.7638823986054</text:p>
          </table:table-cell>
          <table:table-cell office:value-type="float" office:value="42.7972383499146" calcext:value-type="float">
            <text:p>42.7972383499146</text:p>
          </table:table-cell>
          <table:table-cell office:value-type="float" office:value="42.8639504909515" calcext:value-type="float">
            <text:p>42.8639504909515</text:p>
          </table:table-cell>
          <table:table-cell office:value-type="float" office:value="42.9640183448792" calcext:value-type="float">
            <text:p>42.9640183448792</text:p>
          </table:table-cell>
          <table:table-cell office:value-type="float" office:value="43.0307302474976" calcext:value-type="float">
            <text:p>43.0307302474976</text:p>
          </table:table-cell>
          <table:table-cell office:value-type="float" office:value="43.0640861988068" calcext:value-type="float">
            <text:p>43.0640861988068</text:p>
          </table:table-cell>
          <table:table-cell office:value-type="float" office:value="43.1307981014252" calcext:value-type="float">
            <text:p>43.1307981014252</text:p>
          </table:table-cell>
          <table:table-cell office:value-type="float" office:value="43.2308704853058" calcext:value-type="float">
            <text:p>43.2308704853058</text:p>
          </table:table-cell>
          <table:table-cell office:value-type="float" office:value="43.2975852489471" calcext:value-type="float">
            <text:p>43.2975852489471</text:p>
          </table:table-cell>
          <table:table-cell office:value-type="float" office:value="43.3643002510071" calcext:value-type="float">
            <text:p>43.3643002510071</text:p>
          </table:table-cell>
          <table:table-cell office:value-type="float" office:value="43.4310150146484" calcext:value-type="float">
            <text:p>43.4310150146484</text:p>
          </table:table-cell>
          <table:table-cell office:value-type="float" office:value="43.4977297782898" calcext:value-type="float">
            <text:p>43.4977297782898</text:p>
          </table:table-cell>
          <table:table-cell office:value-type="float" office:value="43.5310873985291" calcext:value-type="float">
            <text:p>43.5310873985291</text:p>
          </table:table-cell>
          <table:table-cell office:value-type="float" office:value="43.597802400589" calcext:value-type="float">
            <text:p>43.597802400589</text:p>
          </table:table-cell>
          <table:table-cell office:value-type="float" office:value="43.6311597824097" calcext:value-type="float">
            <text:p>43.6311597824097</text:p>
          </table:table-cell>
          <table:table-cell office:value-type="float" office:value="43.6645171642303" calcext:value-type="float">
            <text:p>43.6645171642303</text:p>
          </table:table-cell>
          <table:table-cell office:value-type="float" office:value="43.6978747844696" calcext:value-type="float">
            <text:p>43.6978747844696</text:p>
          </table:table-cell>
          <table:table-cell office:value-type="float" office:value="43.7312324047089" calcext:value-type="float">
            <text:p>43.7312324047089</text:p>
          </table:table-cell>
          <table:table-cell office:value-type="float" office:value="43.8646621704102" calcext:value-type="float">
            <text:p>43.8646621704102</text:p>
          </table:table-cell>
          <table:table-cell office:value-type="float" office:value="43.8980195522308" calcext:value-type="float">
            <text:p>43.8980195522308</text:p>
          </table:table-cell>
          <table:table-cell office:value-type="float" office:value="43.9647347927094" calcext:value-type="float">
            <text:p>43.9647347927094</text:p>
          </table:table-cell>
          <table:table-cell office:value-type="float" office:value="44.0314497947693" calcext:value-type="float">
            <text:p>44.0314497947693</text:p>
          </table:table-cell>
          <table:table-cell office:value-type="float" office:value="44.0981647968292" calcext:value-type="float">
            <text:p>44.0981647968292</text:p>
          </table:table-cell>
          <table:table-cell office:value-type="float" office:value="44.1648807525635" calcext:value-type="float">
            <text:p>44.1648807525635</text:p>
          </table:table-cell>
          <table:table-cell office:value-type="float" office:value="44.1982390880585" calcext:value-type="float">
            <text:p>44.1982390880585</text:p>
          </table:table-cell>
          <table:table-cell office:value-type="float" office:value="44.2315974235535" calcext:value-type="float">
            <text:p>44.2315974235535</text:p>
          </table:table-cell>
          <table:table-cell office:value-type="float" office:value="44.2649557590485" calcext:value-type="float">
            <text:p>44.2649557590485</text:p>
          </table:table-cell>
          <table:table-cell office:value-type="float" office:value="44.3316724300385" calcext:value-type="float">
            <text:p>44.3316724300385</text:p>
          </table:table-cell>
          <table:table-cell office:value-type="float" office:value="44.398389339447" calcext:value-type="float">
            <text:p>44.398389339447</text:p>
          </table:table-cell>
          <table:table-cell office:value-type="float" office:value="44.431747674942" calcext:value-type="float">
            <text:p>44.431747674942</text:p>
          </table:table-cell>
          <table:table-cell office:value-type="float" office:value="44.4984645843506" calcext:value-type="float">
            <text:p>44.4984645843506</text:p>
          </table:table-cell>
          <table:table-cell office:value-type="float" office:value="44.5651814937592" calcext:value-type="float">
            <text:p>44.5651814937592</text:p>
          </table:table-cell>
          <table:table-cell office:value-type="float" office:value="44.6318984031677" calcext:value-type="float">
            <text:p>44.6318984031677</text:p>
          </table:table-cell>
          <table:table-cell office:value-type="float" office:value="44.6986153125763" calcext:value-type="float">
            <text:p>44.6986153125763</text:p>
          </table:table-cell>
          <table:table-cell office:value-type="float" office:value="44.7653324604034" calcext:value-type="float">
            <text:p>44.7653324604034</text:p>
          </table:table-cell>
          <table:table-cell office:value-type="float" office:value="44.8320496082306" calcext:value-type="float">
            <text:p>44.8320496082306</text:p>
          </table:table-cell>
          <table:table-cell office:value-type="float" office:value="44.8987667560577" calcext:value-type="float">
            <text:p>44.8987667560577</text:p>
          </table:table-cell>
          <table:table-cell office:value-type="float" office:value="44.9321253299713" calcext:value-type="float">
            <text:p>44.9321253299713</text:p>
          </table:table-cell>
          <table:table-cell office:value-type="float" office:value="45.0655598640442" calcext:value-type="float">
            <text:p>45.0655598640442</text:p>
          </table:table-cell>
          <table:table-cell office:value-type="float" office:value="45.1322772502899" calcext:value-type="float">
            <text:p>45.1322772502899</text:p>
          </table:table-cell>
          <table:table-cell office:value-type="float" office:value="45.165634393692" calcext:value-type="float">
            <text:p>45.165634393692</text:p>
          </table:table-cell>
          <table:table-cell office:value-type="float" office:value="45.1989917755127" calcext:value-type="float">
            <text:p>45.1989917755127</text:p>
          </table:table-cell>
          <table:table-cell office:value-type="float" office:value="45.2323489189148" calcext:value-type="float">
            <text:p>45.2323489189148</text:p>
          </table:table-cell>
          <table:table-cell office:value-type="float" office:value="45.2657060623169" calcext:value-type="float">
            <text:p>45.2657060623169</text:p>
          </table:table-cell>
          <table:table-cell office:value-type="float" office:value="45.3657782077789" calcext:value-type="float">
            <text:p>45.3657782077789</text:p>
          </table:table-cell>
          <table:table-cell office:value-type="float" office:value="45.4324927330017" calcext:value-type="float">
            <text:p>45.4324927330017</text:p>
          </table:table-cell>
          <table:table-cell office:value-type="float" office:value="45.4992074966431" calcext:value-type="float">
            <text:p>45.4992074966431</text:p>
          </table:table-cell>
          <table:table-cell office:value-type="float" office:value="45.5659220218658" calcext:value-type="float">
            <text:p>45.5659220218658</text:p>
          </table:table-cell>
          <table:table-cell office:value-type="float" office:value="45.5992794036865" calcext:value-type="float">
            <text:p>45.5992794036865</text:p>
          </table:table-cell>
          <table:table-cell office:value-type="float" office:value="45.6659939289093" calcext:value-type="float">
            <text:p>45.6659939289093</text:p>
          </table:table-cell>
          <table:table-cell office:value-type="float" office:value="45.7327086925507" calcext:value-type="float">
            <text:p>45.7327086925507</text:p>
          </table:table-cell>
          <table:table-cell office:value-type="float" office:value="45.7994232177734" calcext:value-type="float">
            <text:p>45.7994232177734</text:p>
          </table:table-cell>
          <table:table-cell office:value-type="float" office:value="45.8327805995941" calcext:value-type="float">
            <text:p>45.8327805995941</text:p>
          </table:table-cell>
          <table:table-cell office:value-type="float" office:value="45.8994951248169" calcext:value-type="float">
            <text:p>45.8994951248169</text:p>
          </table:table-cell>
          <table:table-cell office:value-type="float" office:value="45.9662098884583" calcext:value-type="float">
            <text:p>45.9662098884583</text:p>
          </table:table-cell>
          <table:table-cell office:value-type="float" office:value="45.9995672702789" calcext:value-type="float">
            <text:p>45.9995672702789</text:p>
          </table:table-cell>
          <table:table-cell office:value-type="float" office:value="46.0329246520996" calcext:value-type="float">
            <text:p>46.0329246520996</text:p>
          </table:table-cell>
          <table:table-cell office:value-type="float" office:value="46.0662820339203" calcext:value-type="float">
            <text:p>46.0662820339203</text:p>
          </table:table-cell>
          <table:table-cell office:value-type="float" office:value="46.0996391773224" calcext:value-type="float">
            <text:p>46.0996391773224</text:p>
          </table:table-cell>
          <table:table-cell office:value-type="float" office:value="46.1329967975617" calcext:value-type="float">
            <text:p>46.1329967975617</text:p>
          </table:table-cell>
          <table:table-cell office:value-type="float" office:value="46.2330682277679" calcext:value-type="float">
            <text:p>46.2330682277679</text:p>
          </table:table-cell>
          <table:table-cell office:value-type="float" office:value="46.2997825145721" calcext:value-type="float">
            <text:p>46.2997825145721</text:p>
          </table:table-cell>
          <table:table-cell office:value-type="float" office:value="46.3664970397949" calcext:value-type="float">
            <text:p>46.3664970397949</text:p>
          </table:table-cell>
          <table:table-cell office:value-type="float" office:value="46.4332113265991" calcext:value-type="float">
            <text:p>46.4332113265991</text:p>
          </table:table-cell>
          <table:table-cell office:value-type="float" office:value="46.4999256134033" calcext:value-type="float">
            <text:p>46.4999256134033</text:p>
          </table:table-cell>
          <table:table-cell office:value-type="float" office:value="46.5332827568054" calcext:value-type="float">
            <text:p>46.5332827568054</text:p>
          </table:table-cell>
          <table:table-cell office:value-type="float" office:value="46.5666399002075" calcext:value-type="float">
            <text:p>46.5666399002075</text:p>
          </table:table-cell>
          <table:table-cell office:value-type="float" office:value="46.5999972820282" calcext:value-type="float">
            <text:p>46.5999972820282</text:p>
          </table:table-cell>
          <table:table-cell office:value-type="float" office:value="46.6667115688324" calcext:value-type="float">
            <text:p>46.6667115688324</text:p>
          </table:table-cell>
          <table:table-cell office:value-type="float" office:value="46.7334258556366" calcext:value-type="float">
            <text:p>46.7334258556366</text:p>
          </table:table-cell>
          <table:table-cell office:value-type="float" office:value="46.8001401424408" calcext:value-type="float">
            <text:p>46.8001401424408</text:p>
          </table:table-cell>
          <table:table-cell office:value-type="float" office:value="46.8668549060822" calcext:value-type="float">
            <text:p>46.8668549060822</text:p>
          </table:table-cell>
          <table:table-cell office:value-type="float" office:value="46.9335691928864" calcext:value-type="float">
            <text:p>46.9335691928864</text:p>
          </table:table-cell>
          <table:table-cell office:value-type="float" office:value="47.0669982433319" calcext:value-type="float">
            <text:p>47.0669982433319</text:p>
          </table:table-cell>
          <table:table-cell office:value-type="float" office:value="47.200427532196" calcext:value-type="float">
            <text:p>47.200427532196</text:p>
          </table:table-cell>
          <table:table-cell office:value-type="float" office:value="47.267142534256" calcext:value-type="float">
            <text:p>47.267142534256</text:p>
          </table:table-cell>
          <table:table-cell office:value-type="float" office:value="47.3338575363159" calcext:value-type="float">
            <text:p>47.3338575363159</text:p>
          </table:table-cell>
          <table:table-cell office:value-type="float" office:value="47.4005725383759" calcext:value-type="float">
            <text:p>47.4005725383759</text:p>
          </table:table-cell>
          <table:table-cell office:value-type="float" office:value="47.6340754032135" calcext:value-type="float">
            <text:p>47.6340754032135</text:p>
          </table:table-cell>
          <table:table-cell office:value-type="float" office:value="47.7007904052734" calcext:value-type="float">
            <text:p>47.7007904052734</text:p>
          </table:table-cell>
          <table:table-cell office:value-type="float" office:value="47.9676511287689" calcext:value-type="float">
            <text:p>47.9676511287689</text:p>
          </table:table-cell>
          <table:table-cell office:value-type="float" office:value="48.0343663692474" calcext:value-type="float">
            <text:p>48.0343663692474</text:p>
          </table:table-cell>
          <table:table-cell office:value-type="float" office:value="48.2345101833344" calcext:value-type="float">
            <text:p>48.2345101833344</text:p>
          </table:table-cell>
          <table:table-cell office:value-type="float" office:value="48.3012239933014" calcext:value-type="float">
            <text:p>48.3012239933014</text:p>
          </table:table-cell>
          <table:table-cell office:value-type="float" office:value="48.3679378032684" calcext:value-type="float">
            <text:p>48.3679378032684</text:p>
          </table:table-cell>
          <table:table-cell office:value-type="float" office:value="48.401294708252" calcext:value-type="float">
            <text:p>48.401294708252</text:p>
          </table:table-cell>
          <table:table-cell office:value-type="float" office:value="48.4346518516541" calcext:value-type="float">
            <text:p>48.4346518516541</text:p>
          </table:table-cell>
          <table:table-cell office:value-type="float" office:value="48.6014366149902" calcext:value-type="float">
            <text:p>48.6014366149902</text:p>
          </table:table-cell>
          <table:table-cell office:value-type="float" office:value="48.868292093277" calcext:value-type="float">
            <text:p>48.868292093277</text:p>
          </table:table-cell>
          <table:table-cell office:value-type="float" office:value="48.9016489982605" calcext:value-type="float">
            <text:p>48.9016489982605</text:p>
          </table:table-cell>
          <table:table-cell office:value-type="float" office:value="48.935005903244" calcext:value-type="float">
            <text:p>48.935005903244</text:p>
          </table:table-cell>
          <table:table-cell office:value-type="float" office:value="48.9683628082275" calcext:value-type="float">
            <text:p>48.9683628082275</text:p>
          </table:table-cell>
          <table:table-cell office:value-type="float" office:value="49.0017199516296" calcext:value-type="float">
            <text:p>49.0017199516296</text:p>
          </table:table-cell>
          <table:table-cell office:value-type="float" office:value="49.0684337615967" calcext:value-type="float">
            <text:p>49.0684337615967</text:p>
          </table:table-cell>
          <table:table-cell office:value-type="float" office:value="49.1017906665802" calcext:value-type="float">
            <text:p>49.1017906665802</text:p>
          </table:table-cell>
          <table:table-cell office:value-type="float" office:value="49.1685047149658" calcext:value-type="float">
            <text:p>49.1685047149658</text:p>
          </table:table-cell>
          <table:table-cell office:value-type="float" office:value="49.23521900177" calcext:value-type="float">
            <text:p>49.23521900177</text:p>
          </table:table-cell>
          <table:table-cell office:value-type="float" office:value="49.2685763835907" calcext:value-type="float">
            <text:p>49.2685763835907</text:p>
          </table:table-cell>
          <table:table-cell office:value-type="float" office:value="49.3686475753784" calcext:value-type="float">
            <text:p>49.3686475753784</text:p>
          </table:table-cell>
          <table:table-cell office:value-type="float" office:value="49.4687187671661" calcext:value-type="float">
            <text:p>49.4687187671661</text:p>
          </table:table-cell>
          <table:table-cell office:value-type="float" office:value="49.5354332923889" calcext:value-type="float">
            <text:p>49.5354332923889</text:p>
          </table:table-cell>
          <table:table-cell office:value-type="float" office:value="49.6021475791931" calcext:value-type="float">
            <text:p>49.6021475791931</text:p>
          </table:table-cell>
          <table:table-cell office:value-type="float" office:value="49.6688616275787" calcext:value-type="float">
            <text:p>49.6688616275787</text:p>
          </table:table-cell>
          <table:table-cell office:value-type="float" office:value="49.8022902011871" calcext:value-type="float">
            <text:p>49.8022902011871</text:p>
          </table:table-cell>
          <table:table-cell office:value-type="float" office:value="49.8356473445892" calcext:value-type="float">
            <text:p>49.8356473445892</text:p>
          </table:table-cell>
          <table:table-cell office:value-type="float" office:value="49.8690042495728" calcext:value-type="float">
            <text:p>49.8690042495728</text:p>
          </table:table-cell>
          <table:table-cell office:value-type="float" office:value="50.1025040149689" calcext:value-type="float">
            <text:p>50.1025040149689</text:p>
          </table:table-cell>
          <table:table-cell office:value-type="float" office:value="50.1692187786102" calcext:value-type="float">
            <text:p>50.1692187786102</text:p>
          </table:table-cell>
          <table:table-cell office:value-type="float" office:value="50.2359344959259" calcext:value-type="float">
            <text:p>50.2359344959259</text:p>
          </table:table-cell>
          <table:table-cell office:value-type="float" office:value="50.3360078334808" calcext:value-type="float">
            <text:p>50.3360078334808</text:p>
          </table:table-cell>
          <table:table-cell office:value-type="float" office:value="50.4027237892151" calcext:value-type="float">
            <text:p>50.4027237892151</text:p>
          </table:table-cell>
          <table:table-cell office:value-type="float" office:value="50.4694392681122" calcext:value-type="float">
            <text:p>50.4694392681122</text:p>
          </table:table-cell>
          <table:table-cell office:value-type="float" office:value="50.6695864200592" calcext:value-type="float">
            <text:p>50.6695864200592</text:p>
          </table:table-cell>
          <table:table-cell office:value-type="float" office:value="50.702944278717" calcext:value-type="float">
            <text:p>50.702944278717</text:p>
          </table:table-cell>
          <table:table-cell office:value-type="float" office:value="50.7363021373749" calcext:value-type="float">
            <text:p>50.7363021373749</text:p>
          </table:table-cell>
          <table:table-cell office:value-type="float" office:value="50.9698073863983" calcext:value-type="float">
            <text:p>50.9698073863983</text:p>
          </table:table-cell>
          <table:table-cell office:value-type="float" office:value="51.0031654834747" calcext:value-type="float">
            <text:p>51.0031654834747</text:p>
          </table:table-cell>
          <table:table-cell office:value-type="float" office:value="51.0365233421326" calcext:value-type="float">
            <text:p>51.0365233421326</text:p>
          </table:table-cell>
          <table:table-cell office:value-type="float" office:value="51.0698812007904" calcext:value-type="float">
            <text:p>51.0698812007904</text:p>
          </table:table-cell>
          <table:table-cell office:value-type="float" office:value="51.2033123970032" calcext:value-type="float">
            <text:p>51.2033123970032</text:p>
          </table:table-cell>
          <table:table-cell office:value-type="float" office:value="51.2366700172424" calcext:value-type="float">
            <text:p>51.2366700172424</text:p>
          </table:table-cell>
          <table:table-cell office:value-type="float" office:value="51.3033852577209" calcext:value-type="float">
            <text:p>51.3033852577209</text:p>
          </table:table-cell>
          <table:table-cell office:value-type="float" office:value="51.370100736618" calcext:value-type="float">
            <text:p>51.370100736618</text:p>
          </table:table-cell>
          <table:table-cell office:value-type="float" office:value="51.4034583568573" calcext:value-type="float">
            <text:p>51.4034583568573</text:p>
          </table:table-cell>
          <table:table-cell office:value-type="float" office:value="51.5035314559937" calcext:value-type="float">
            <text:p>51.5035314559937</text:p>
          </table:table-cell>
          <table:table-cell office:value-type="float" office:value="51.5368890762329" calcext:value-type="float">
            <text:p>51.5368890762329</text:p>
          </table:table-cell>
          <table:table-cell office:value-type="float" office:value="51.6036043167114" calcext:value-type="float">
            <text:p>51.6036043167114</text:p>
          </table:table-cell>
          <table:table-cell office:value-type="float" office:value="51.6703197956085" calcext:value-type="float">
            <text:p>51.6703197956085</text:p>
          </table:table-cell>
          <table:table-cell office:value-type="float" office:value="51.7370352745056" calcext:value-type="float">
            <text:p>51.7370352745056</text:p>
          </table:table-cell>
          <table:table-cell office:value-type="float" office:value="51.7703928947449" calcext:value-type="float">
            <text:p>51.7703928947449</text:p>
          </table:table-cell>
          <table:table-cell office:value-type="float" office:value="51.8037505149841" calcext:value-type="float">
            <text:p>51.8037505149841</text:p>
          </table:table-cell>
          <table:table-cell office:value-type="float" office:value="51.837108373642" calcext:value-type="float">
            <text:p>51.837108373642</text:p>
          </table:table-cell>
          <table:table-cell office:value-type="float" office:value="51.9038236141205" calcext:value-type="float">
            <text:p>51.9038236141205</text:p>
          </table:table-cell>
          <table:table-cell office:value-type="float" office:value="51.970538854599" calcext:value-type="float">
            <text:p>51.970538854599</text:p>
          </table:table-cell>
          <table:table-cell office:value-type="float" office:value="52.1373274326325" calcext:value-type="float">
            <text:p>52.1373274326325</text:p>
          </table:table-cell>
          <table:table-cell office:value-type="float" office:value="52.2040421962738" calcext:value-type="float">
            <text:p>52.2040421962738</text:p>
          </table:table-cell>
          <table:table-cell office:value-type="float" office:value="52.270756483078" calcext:value-type="float">
            <text:p>52.270756483078</text:p>
          </table:table-cell>
          <table:table-cell office:value-type="float" office:value="52.3374710083008" calcext:value-type="float">
            <text:p>52.3374710083008</text:p>
          </table:table-cell>
          <table:table-cell office:value-type="float" office:value="52.4041855335236" calcext:value-type="float">
            <text:p>52.4041855335236</text:p>
          </table:table-cell>
          <table:table-cell office:value-type="float" office:value="52.4709000587463" calcext:value-type="float">
            <text:p>52.4709000587463</text:p>
          </table:table-cell>
          <table:table-cell office:value-type="float" office:value="52.5376143455505" calcext:value-type="float">
            <text:p>52.5376143455505</text:p>
          </table:table-cell>
          <table:table-cell office:value-type="float" office:value="52.5709714889526" calcext:value-type="float">
            <text:p>52.5709714889526</text:p>
          </table:table-cell>
          <table:table-cell office:value-type="float" office:value="52.6710433959961" calcext:value-type="float">
            <text:p>52.6710433959961</text:p>
          </table:table-cell>
          <table:table-cell office:value-type="float" office:value="52.7377576828003" calcext:value-type="float">
            <text:p>52.7377576828003</text:p>
          </table:table-cell>
          <table:table-cell office:value-type="float" office:value="52.8044722080231" calcext:value-type="float">
            <text:p>52.8044722080231</text:p>
          </table:table-cell>
          <table:table-cell office:value-type="float" office:value="52.8711867332459" calcext:value-type="float">
            <text:p>52.8711867332459</text:p>
          </table:table-cell>
          <table:table-cell office:value-type="float" office:value="52.904543876648" calcext:value-type="float">
            <text:p>52.904543876648</text:p>
          </table:table-cell>
          <table:table-cell office:value-type="float" office:value="52.9379012584686" calcext:value-type="float">
            <text:p>52.9379012584686</text:p>
          </table:table-cell>
          <table:table-cell office:value-type="float" office:value="53.1046874523163" calcext:value-type="float">
            <text:p>53.1046874523163</text:p>
          </table:table-cell>
          <table:table-cell office:value-type="float" office:value="53.1380445957184" calcext:value-type="float">
            <text:p>53.1380445957184</text:p>
          </table:table-cell>
          <table:table-cell office:value-type="float" office:value="53.1714015007019" calcext:value-type="float">
            <text:p>53.1714015007019</text:p>
          </table:table-cell>
          <table:table-cell office:value-type="float" office:value="53.2714722156525" calcext:value-type="float">
            <text:p>53.2714722156525</text:p>
          </table:table-cell>
          <table:table-cell office:value-type="float" office:value="53.3381862640381" calcext:value-type="float">
            <text:p>53.3381862640381</text:p>
          </table:table-cell>
          <table:table-cell office:value-type="float" office:value="53.3715431690216" calcext:value-type="float">
            <text:p>53.3715431690216</text:p>
          </table:table-cell>
          <table:table-cell office:value-type="float" office:value="53.4049000740051" calcext:value-type="float">
            <text:p>53.4049000740051</text:p>
          </table:table-cell>
          <table:table-cell office:value-type="float" office:value="53.4716138839722" calcext:value-type="float">
            <text:p>53.4716138839722</text:p>
          </table:table-cell>
          <table:table-cell office:value-type="float" office:value="53.7051124572754" calcext:value-type="float">
            <text:p>53.7051124572754</text:p>
          </table:table-cell>
          <table:table-cell office:value-type="float" office:value="53.7718262672424" calcext:value-type="float">
            <text:p>53.7718262672424</text:p>
          </table:table-cell>
          <table:table-cell office:value-type="float" office:value="53.9052541255951" calcext:value-type="float">
            <text:p>53.9052541255951</text:p>
          </table:table-cell>
          <table:table-cell office:value-type="float" office:value="53.9719679355621" calcext:value-type="float">
            <text:p>53.9719679355621</text:p>
          </table:table-cell>
          <table:table-cell office:value-type="float" office:value="54.0386817455292" calcext:value-type="float">
            <text:p>54.0386817455292</text:p>
          </table:table-cell>
          <table:table-cell office:value-type="float" office:value="54.0720386505127" calcext:value-type="float">
            <text:p>54.0720386505127</text:p>
          </table:table-cell>
          <table:table-cell office:value-type="float" office:value="54.1053955554962" calcext:value-type="float">
            <text:p>54.1053955554962</text:p>
          </table:table-cell>
          <table:table-cell office:value-type="float" office:value="54.3722519874573" calcext:value-type="float">
            <text:p>54.3722519874573</text:p>
          </table:table-cell>
          <table:table-cell office:value-type="float" office:value="54.5056805610657" calcext:value-type="float">
            <text:p>54.5056805610657</text:p>
          </table:table-cell>
          <table:table-cell office:value-type="float" office:value="54.5723946094513" calcext:value-type="float">
            <text:p>54.5723946094513</text:p>
          </table:table-cell>
          <table:table-cell office:value-type="float" office:value="54.6391088962555" calcext:value-type="float">
            <text:p>54.6391088962555</text:p>
          </table:table-cell>
          <table:table-cell office:value-type="float" office:value="54.6724660396576" calcext:value-type="float">
            <text:p>54.6724660396576</text:p>
          </table:table-cell>
          <table:table-cell office:value-type="float" office:value="54.7391803264618" calcext:value-type="float">
            <text:p>54.7391803264618</text:p>
          </table:table-cell>
          <table:table-cell office:value-type="float" office:value="54.9393229484558" calcext:value-type="float">
            <text:p>54.9393229484558</text:p>
          </table:table-cell>
          <table:table-cell office:value-type="float" office:value="55.00603723526" calcext:value-type="float">
            <text:p>55.00603723526</text:p>
          </table:table-cell>
          <table:table-cell office:value-type="float" office:value="55.0727515220642" calcext:value-type="float">
            <text:p>55.0727515220642</text:p>
          </table:table-cell>
          <table:table-cell office:value-type="float" office:value="55.1394655704498" calcext:value-type="float">
            <text:p>55.1394655704498</text:p>
          </table:table-cell>
          <table:table-cell office:value-type="float" office:value="55.2061808109283" calcext:value-type="float">
            <text:p>55.2061808109283</text:p>
          </table:table-cell>
          <table:table-cell office:value-type="float" office:value="55.2728958129883" calcext:value-type="float">
            <text:p>55.2728958129883</text:p>
          </table:table-cell>
          <table:table-cell office:value-type="float" office:value="55.3062534332275" calcext:value-type="float">
            <text:p>55.3062534332275</text:p>
          </table:table-cell>
          <table:table-cell office:value-type="float" office:value="55.5731139183044" calcext:value-type="float">
            <text:p>55.5731139183044</text:p>
          </table:table-cell>
          <table:table-cell office:value-type="float" office:value="55.6398289203644" calcext:value-type="float">
            <text:p>55.6398289203644</text:p>
          </table:table-cell>
          <table:table-cell office:value-type="float" office:value="55.6731863021851" calcext:value-type="float">
            <text:p>55.6731863021851</text:p>
          </table:table-cell>
          <table:table-cell office:value-type="float" office:value="55.7399017810822" calcext:value-type="float">
            <text:p>55.7399017810822</text:p>
          </table:table-cell>
          <table:table-cell office:value-type="float" office:value="55.8066167831421" calcext:value-type="float">
            <text:p>55.8066167831421</text:p>
          </table:table-cell>
          <table:table-cell office:value-type="float" office:value="55.873331785202" calcext:value-type="float">
            <text:p>55.873331785202</text:p>
          </table:table-cell>
          <table:table-cell office:value-type="float" office:value="55.9400470256805" calcext:value-type="float">
            <text:p>55.9400470256805</text:p>
          </table:table-cell>
          <table:table-cell office:value-type="float" office:value="56.0734775066376" calcext:value-type="float">
            <text:p>56.0734775066376</text:p>
          </table:table-cell>
          <table:table-cell office:value-type="float" office:value="56.1401925086975" calcext:value-type="float">
            <text:p>56.1401925086975</text:p>
          </table:table-cell>
          <table:table-cell office:value-type="float" office:value="56.2069065570831" calcext:value-type="float">
            <text:p>56.2069065570831</text:p>
          </table:table-cell>
          <table:table-cell office:value-type="float" office:value="56.2402634620667" calcext:value-type="float">
            <text:p>56.2402634620667</text:p>
          </table:table-cell>
          <table:table-cell office:value-type="float" office:value="56.2736206054688" calcext:value-type="float">
            <text:p>56.2736206054688</text:p>
          </table:table-cell>
          <table:table-cell office:value-type="float" office:value="56.3069777488709" calcext:value-type="float">
            <text:p>56.3069777488709</text:p>
          </table:table-cell>
          <table:table-cell office:value-type="float" office:value="56.3403346538544" calcext:value-type="float">
            <text:p>56.3403346538544</text:p>
          </table:table-cell>
          <table:table-cell office:value-type="float" office:value="56.3736917972565" calcext:value-type="float">
            <text:p>56.3736917972565</text:p>
          </table:table-cell>
          <table:table-cell office:value-type="float" office:value="56.40704870224" calcext:value-type="float">
            <text:p>56.40704870224</text:p>
          </table:table-cell>
          <table:table-cell office:value-type="float" office:value="56.4404056072235" calcext:value-type="float">
            <text:p>56.4404056072235</text:p>
          </table:table-cell>
          <table:table-cell office:value-type="float" office:value="56.5071196556091" calcext:value-type="float">
            <text:p>56.5071196556091</text:p>
          </table:table-cell>
          <table:table-cell office:value-type="float" office:value="56.5404765605927" calcext:value-type="float">
            <text:p>56.5404765605927</text:p>
          </table:table-cell>
          <table:table-cell office:value-type="float" office:value="56.773975610733" calcext:value-type="float">
            <text:p>56.773975610733</text:p>
          </table:table-cell>
          <table:table-cell office:value-type="float" office:value="57.0741884708405" calcext:value-type="float">
            <text:p>57.0741884708405</text:p>
          </table:table-cell>
          <table:table-cell office:value-type="float" office:value="57.1075456142426" calcext:value-type="float">
            <text:p>57.1075456142426</text:p>
          </table:table-cell>
          <table:table-cell office:value-type="float" office:value="57.1409027576447" calcext:value-type="float">
            <text:p>57.1409027576447</text:p>
          </table:table-cell>
          <table:table-cell office:value-type="float" office:value="57.3410439491272" calcext:value-type="float">
            <text:p>57.3410439491272</text:p>
          </table:table-cell>
          <table:table-cell office:value-type="float" office:value="57.3744010925293" calcext:value-type="float">
            <text:p>57.3744010925293</text:p>
          </table:table-cell>
          <table:table-cell office:value-type="float" office:value="57.4411149024963" calcext:value-type="float">
            <text:p>57.4411149024963</text:p>
          </table:table-cell>
          <table:table-cell office:value-type="float" office:value="57.5078287124634" calcext:value-type="float">
            <text:p>57.5078287124634</text:p>
          </table:table-cell>
          <table:table-cell office:value-type="float" office:value="57.5745422840118" calcext:value-type="float">
            <text:p>57.5745422840118</text:p>
          </table:table-cell>
          <table:table-cell office:value-type="float" office:value="57.6412563323975" calcext:value-type="float">
            <text:p>57.6412563323975</text:p>
          </table:table-cell>
          <table:table-cell office:value-type="float" office:value="57.7079699039459" calcext:value-type="float">
            <text:p>57.7079699039459</text:p>
          </table:table-cell>
          <table:table-cell office:value-type="float" office:value="57.774683713913" calcext:value-type="float">
            <text:p>57.774683713913</text:p>
          </table:table-cell>
          <table:table-cell office:value-type="float" office:value="57.874754190445" calcext:value-type="float">
            <text:p>57.874754190445</text:p>
          </table:table-cell>
          <table:table-cell office:value-type="float" office:value="57.941468000412" calcext:value-type="float">
            <text:p>57.941468000412</text:p>
          </table:table-cell>
          <table:table-cell office:value-type="float" office:value="57.9748249053955" calcext:value-type="float">
            <text:p>57.9748249053955</text:p>
          </table:table-cell>
          <table:table-cell office:value-type="float" office:value="58.041538476944" calcext:value-type="float">
            <text:p>58.041538476944</text:p>
          </table:table-cell>
          <table:table-cell office:value-type="float" office:value="58.1082520484924" calcext:value-type="float">
            <text:p>58.1082520484924</text:p>
          </table:table-cell>
          <table:table-cell office:value-type="float" office:value="58.1749663352966" calcext:value-type="float">
            <text:p>58.1749663352966</text:p>
          </table:table-cell>
          <table:table-cell office:value-type="float" office:value="58.2416818141937" calcext:value-type="float">
            <text:p>58.2416818141937</text:p>
          </table:table-cell>
          <table:table-cell office:value-type="float" office:value="58.3083968162537" calcext:value-type="float">
            <text:p>58.3083968162537</text:p>
          </table:table-cell>
          <table:table-cell office:value-type="float" office:value="58.3751118183136" calcext:value-type="float">
            <text:p>58.3751118183136</text:p>
          </table:table-cell>
          <table:table-cell office:value-type="float" office:value="58.4084696769714" calcext:value-type="float">
            <text:p>58.4084696769714</text:p>
          </table:table-cell>
          <table:table-cell office:value-type="float" office:value="58.4751846790314" calcext:value-type="float">
            <text:p>58.4751846790314</text:p>
          </table:table-cell>
          <table:table-cell office:value-type="float" office:value="58.5085422992706" calcext:value-type="float">
            <text:p>58.5085422992706</text:p>
          </table:table-cell>
          <table:table-cell office:value-type="float" office:value="58.5752575397491" calcext:value-type="float">
            <text:p>58.5752575397491</text:p>
          </table:table-cell>
          <table:table-cell office:value-type="float" office:value="58.6419727802277" calcext:value-type="float">
            <text:p>58.6419727802277</text:p>
          </table:table-cell>
          <table:table-cell office:value-type="float" office:value="58.7086877822876" calcext:value-type="float">
            <text:p>58.7086877822876</text:p>
          </table:table-cell>
          <table:table-cell office:value-type="float" office:value="58.7754032611847" calcext:value-type="float">
            <text:p>58.7754032611847</text:p>
          </table:table-cell>
          <table:table-cell office:value-type="float" office:value="58.8087606430054" calcext:value-type="float">
            <text:p>58.8087606430054</text:p>
          </table:table-cell>
          <table:table-cell office:value-type="float" office:value="58.9088332653046" calcext:value-type="float">
            <text:p>58.9088332653046</text:p>
          </table:table-cell>
          <table:table-cell office:value-type="float" office:value="58.9421911239624" calcext:value-type="float">
            <text:p>58.9421911239624</text:p>
          </table:table-cell>
          <table:table-cell office:value-type="float" office:value="58.9755487442017" calcext:value-type="float">
            <text:p>58.9755487442017</text:p>
          </table:table-cell>
          <table:table-cell office:value-type="float" office:value="59.0422637462616" calcext:value-type="float">
            <text:p>59.0422637462616</text:p>
          </table:table-cell>
          <table:table-cell office:value-type="float" office:value="59.142336845398" calcext:value-type="float">
            <text:p>59.142336845398</text:p>
          </table:table-cell>
          <table:table-cell office:value-type="float" office:value="59.209050655365" calcext:value-type="float">
            <text:p>59.209050655365</text:p>
          </table:table-cell>
          <table:table-cell office:value-type="float" office:value="59.275764465332" calcext:value-type="float">
            <text:p>59.275764465332</text:p>
          </table:table-cell>
          <table:table-cell office:value-type="float" office:value="59.3424782752991" calcext:value-type="float">
            <text:p>59.3424782752991</text:p>
          </table:table-cell>
          <table:table-cell office:value-type="float" office:value="59.3758354187012" calcext:value-type="float">
            <text:p>59.3758354187012</text:p>
          </table:table-cell>
          <table:table-cell office:value-type="float" office:value="59.4425492286682" calcext:value-type="float">
            <text:p>59.4425492286682</text:p>
          </table:table-cell>
          <table:table-cell office:value-type="float" office:value="59.5092630386353" calcext:value-type="float">
            <text:p>59.5092630386353</text:p>
          </table:table-cell>
          <table:table-cell office:value-type="float" office:value="59.5426199436188" calcext:value-type="float">
            <text:p>59.5426199436188</text:p>
          </table:table-cell>
          <table:table-cell office:value-type="float" office:value="59.5759768486023" calcext:value-type="float">
            <text:p>59.5759768486023</text:p>
          </table:table-cell>
          <table:table-cell office:value-type="float" office:value="59.6426908969879" calcext:value-type="float">
            <text:p>59.6426908969879</text:p>
          </table:table-cell>
          <table:table-cell office:value-type="float" office:value="59.7094044685364" calcext:value-type="float">
            <text:p>59.7094044685364</text:p>
          </table:table-cell>
          <table:table-cell office:value-type="float" office:value="59.7761182785034" calcext:value-type="float">
            <text:p>59.7761182785034</text:p>
          </table:table-cell>
          <table:table-cell office:value-type="float" office:value="59.8094751834869" calcext:value-type="float">
            <text:p>59.8094751834869</text:p>
          </table:table-cell>
          <table:table-cell office:value-type="float" office:value="59.8428320884705" calcext:value-type="float">
            <text:p>59.8428320884705</text:p>
          </table:table-cell>
          <table:table-cell office:value-type="float" office:value="59.876188993454" calcext:value-type="float">
            <text:p>59.876188993454</text:p>
          </table:table-cell>
          <table:table-cell office:value-type="float" office:value="59.9095458984375" calcext:value-type="float">
            <text:p>59.9095458984375</text:p>
          </table:table-cell>
          <table:table-cell office:value-type="float" office:value="59.9762599468231" calcext:value-type="float">
            <text:p>59.9762599468231</text:p>
          </table:table-cell>
          <table:table-cell office:value-type="float" office:value="60.0429735183716" calcext:value-type="float">
            <text:p>60.0429735183716</text:p>
          </table:table-cell>
          <table:table-cell office:value-type="float" office:value="60.1430442333222" calcext:value-type="float">
            <text:p>60.1430442333222</text:p>
          </table:table-cell>
          <table:table-cell office:value-type="float" office:value="60.2097589969635" calcext:value-type="float">
            <text:p>60.2097589969635</text:p>
          </table:table-cell>
          <table:table-cell office:value-type="float" office:value="60.2764735221863" calcext:value-type="float">
            <text:p>60.2764735221863</text:p>
          </table:table-cell>
          <table:table-cell office:value-type="float" office:value="60.3098306655884" calcext:value-type="float">
            <text:p>60.3098306655884</text:p>
          </table:table-cell>
          <table:table-cell office:value-type="float" office:value="60.3431880474091" calcext:value-type="float">
            <text:p>60.3431880474091</text:p>
          </table:table-cell>
          <table:table-cell office:value-type="float" office:value="60.3765451908112" calcext:value-type="float">
            <text:p>60.3765451908112</text:p>
          </table:table-cell>
          <table:table-cell office:value-type="float" office:value="60.4099028110504" calcext:value-type="float">
            <text:p>60.4099028110504</text:p>
          </table:table-cell>
          <table:table-cell office:value-type="float" office:value="60.4432599544525" calcext:value-type="float">
            <text:p>60.4432599544525</text:p>
          </table:table-cell>
          <table:table-cell office:value-type="float" office:value="60.5099744796753" calcext:value-type="float">
            <text:p>60.5099744796753</text:p>
          </table:table-cell>
          <table:table-cell office:value-type="float" office:value="60.543331861496" calcext:value-type="float">
            <text:p>60.543331861496</text:p>
          </table:table-cell>
          <table:table-cell office:value-type="float" office:value="60.6100463867188" calcext:value-type="float">
            <text:p>60.6100463867188</text:p>
          </table:table-cell>
          <table:table-cell office:value-type="float" office:value="60.6767611503601" calcext:value-type="float">
            <text:p>60.6767611503601</text:p>
          </table:table-cell>
          <table:table-cell office:value-type="float" office:value="60.7768330574036" calcext:value-type="float">
            <text:p>60.7768330574036</text:p>
          </table:table-cell>
          <table:table-cell office:value-type="float" office:value="60.876904964447" calcext:value-type="float">
            <text:p>60.876904964447</text:p>
          </table:table-cell>
          <table:table-cell office:value-type="float" office:value="60.9436197280884" calcext:value-type="float">
            <text:p>60.9436197280884</text:p>
          </table:table-cell>
          <table:table-cell office:value-type="float" office:value="61.0103342533112" calcext:value-type="float">
            <text:p>61.0103342533112</text:p>
          </table:table-cell>
          <table:table-cell office:value-type="float" office:value="61.1104063987732" calcext:value-type="float">
            <text:p>61.1104063987732</text:p>
          </table:table-cell>
          <table:table-cell office:value-type="float" office:value="61.1437637805939" calcext:value-type="float">
            <text:p>61.1437637805939</text:p>
          </table:table-cell>
          <table:table-cell office:value-type="float" office:value="61.2438335418701" calcext:value-type="float">
            <text:p>61.2438335418701</text:p>
          </table:table-cell>
          <table:table-cell office:value-type="float" office:value="61.3105466365814" calcext:value-type="float">
            <text:p>61.3105466365814</text:p>
          </table:table-cell>
          <table:table-cell office:value-type="float" office:value="61.3772599697113" calcext:value-type="float">
            <text:p>61.3772599697113</text:p>
          </table:table-cell>
          <table:table-cell office:value-type="float" office:value="61.4439733028412" calcext:value-type="float">
            <text:p>61.4439733028412</text:p>
          </table:table-cell>
          <table:table-cell office:value-type="float" office:value="61.5440428256989" calcext:value-type="float">
            <text:p>61.5440428256989</text:p>
          </table:table-cell>
          <table:table-cell office:value-type="float" office:value="61.6107559204102" calcext:value-type="float">
            <text:p>61.6107559204102</text:p>
          </table:table-cell>
          <table:table-cell office:value-type="float" office:value="61.6774690151215" calcext:value-type="float">
            <text:p>61.6774690151215</text:p>
          </table:table-cell>
          <table:table-cell office:value-type="float" office:value="61.7441823482513" calcext:value-type="float">
            <text:p>61.7441823482513</text:p>
          </table:table-cell>
          <table:table-cell office:value-type="float" office:value="61.8108954429627" calcext:value-type="float">
            <text:p>61.8108954429627</text:p>
          </table:table-cell>
          <table:table-cell office:value-type="float" office:value="61.877608537674" calcext:value-type="float">
            <text:p>61.877608537674</text:p>
          </table:table-cell>
          <table:table-cell office:value-type="float" office:value="61.9443213939667" calcext:value-type="float">
            <text:p>61.9443213939667</text:p>
          </table:table-cell>
          <table:table-cell office:value-type="float" office:value="62.011034488678" calcext:value-type="float">
            <text:p>62.011034488678</text:p>
          </table:table-cell>
          <table:table-cell office:value-type="float" office:value="62.0777473449707" calcext:value-type="float">
            <text:p>62.0777473449707</text:p>
          </table:table-cell>
          <table:table-cell office:value-type="float" office:value="62.1444606781006" calcext:value-type="float">
            <text:p>62.1444606781006</text:p>
          </table:table-cell>
          <table:table-cell office:value-type="float" office:value="62.2111802101135" calcext:value-type="float">
            <text:p>62.2111802101135</text:p>
          </table:table-cell>
          <table:table-cell office:value-type="float" office:value="62.2445402145386" calcext:value-type="float">
            <text:p>62.2445402145386</text:p>
          </table:table-cell>
          <table:table-cell office:value-type="float" office:value="62.277899980545" calcext:value-type="float">
            <text:p>62.277899980545</text:p>
          </table:table-cell>
          <table:table-cell office:value-type="float" office:value="62.3446199893951" calcext:value-type="float">
            <text:p>62.3446199893951</text:p>
          </table:table-cell>
          <table:table-cell office:value-type="float" office:value="62.4113399982452" calcext:value-type="float">
            <text:p>62.4113399982452</text:p>
          </table:table-cell>
          <table:table-cell office:value-type="float" office:value="62.4780600070953" calcext:value-type="float">
            <text:p>62.4780600070953</text:p>
          </table:table-cell>
          <table:table-cell office:value-type="float" office:value="62.5447800159454" calcext:value-type="float">
            <text:p>62.5447800159454</text:p>
          </table:table-cell>
          <table:table-cell office:value-type="float" office:value="62.6115000247955" calcext:value-type="float">
            <text:p>62.6115000247955</text:p>
          </table:table-cell>
          <table:table-cell office:value-type="float" office:value="62.6782200336456" calcext:value-type="float">
            <text:p>62.6782200336456</text:p>
          </table:table-cell>
          <table:table-cell office:value-type="float" office:value="62.7449405193329" calcext:value-type="float">
            <text:p>62.7449405193329</text:p>
          </table:table-cell>
          <table:table-cell office:value-type="float" office:value="62.7783007621765" calcext:value-type="float">
            <text:p>62.7783007621765</text:p>
          </table:table-cell>
          <table:table-cell office:value-type="float" office:value="62.8450207710266" calcext:value-type="float">
            <text:p>62.8450207710266</text:p>
          </table:table-cell>
          <table:table-cell office:value-type="float" office:value="62.8783812522888" calcext:value-type="float">
            <text:p>62.8783812522888</text:p>
          </table:table-cell>
          <table:table-cell office:value-type="float" office:value="62.9117412567139" calcext:value-type="float">
            <text:p>62.9117412567139</text:p>
          </table:table-cell>
          <table:table-cell office:value-type="float" office:value="62.9451017379761" calcext:value-type="float">
            <text:p>62.9451017379761</text:p>
          </table:table-cell>
          <table:table-cell office:value-type="float" office:value="62.9784617424011" calcext:value-type="float">
            <text:p>62.9784617424011</text:p>
          </table:table-cell>
          <table:table-cell office:value-type="float" office:value="63.0118222236633" calcext:value-type="float">
            <text:p>63.0118222236633</text:p>
          </table:table-cell>
          <table:table-cell office:value-type="float" office:value="63.0451822280884" calcext:value-type="float">
            <text:p>63.0451822280884</text:p>
          </table:table-cell>
          <table:table-cell office:value-type="float" office:value="63.0785427093506" calcext:value-type="float">
            <text:p>63.0785427093506</text:p>
          </table:table-cell>
          <table:table-cell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5970465898717" calcext:value-type="float">
            <text:p>0.125970465898717</text:p>
          </table:table-cell>
          <table:table-cell office:value-type="float" office:value="0.126170435643343" calcext:value-type="float">
            <text:p>0.126170435643343</text:p>
          </table:table-cell>
          <table:table-cell office:value-type="float" office:value="0.126196385480901" calcext:value-type="float">
            <text:p>0.126196385480901</text:p>
          </table:table-cell>
          <table:table-cell office:value-type="float" office:value="0.126269481809061" calcext:value-type="float">
            <text:p>0.126269481809061</text:p>
          </table:table-cell>
          <table:table-cell office:value-type="float" office:value="0.126164109921217" calcext:value-type="float">
            <text:p>0.126164109921217</text:p>
          </table:table-cell>
          <table:table-cell office:value-type="float" office:value="0.126282563273697" calcext:value-type="float">
            <text:p>0.126282563273697</text:p>
          </table:table-cell>
          <table:table-cell office:value-type="float" office:value="0.126267478445765" calcext:value-type="float">
            <text:p>0.126267478445765</text:p>
          </table:table-cell>
          <table:table-cell office:value-type="float" office:value="0.126272176974841" calcext:value-type="float">
            <text:p>0.126272176974841</text:p>
          </table:table-cell>
          <table:table-cell office:value-type="float" office:value="0.126259234331957" calcext:value-type="float">
            <text:p>0.126259234331957</text:p>
          </table:table-cell>
          <table:table-cell office:value-type="float" office:value="0.126334372748054" calcext:value-type="float">
            <text:p>0.126334372748054</text:p>
          </table:table-cell>
          <table:table-cell office:value-type="float" office:value="0.126237566986041" calcext:value-type="float">
            <text:p>0.126237566986041</text:p>
          </table:table-cell>
          <table:table-cell office:value-type="float" office:value="0.126319641850963" calcext:value-type="float">
            <text:p>0.126319641850963</text:p>
          </table:table-cell>
          <table:table-cell office:value-type="float" office:value="0.126463713598915" calcext:value-type="float">
            <text:p>0.126463713598915</text:p>
          </table:table-cell>
          <table:table-cell office:value-type="float" office:value="0.126305310556745" calcext:value-type="float">
            <text:p>0.126305310556745</text:p>
          </table:table-cell>
          <table:table-cell office:value-type="float" office:value="0.126415601234672" calcext:value-type="float">
            <text:p>0.126415601234672</text:p>
          </table:table-cell>
          <table:table-cell office:value-type="float" office:value="0.126341243213163" calcext:value-type="float">
            <text:p>0.126341243213163</text:p>
          </table:table-cell>
          <table:table-cell office:value-type="float" office:value="0.126450975805081" calcext:value-type="float">
            <text:p>0.126450975805081</text:p>
          </table:table-cell>
          <table:table-cell office:value-type="float" office:value="0.126432714842998" calcext:value-type="float">
            <text:p>0.126432714842998</text:p>
          </table:table-cell>
          <table:table-cell office:value-type="float" office:value="0.126329109936986" calcext:value-type="float">
            <text:p>0.126329109936986</text:p>
          </table:table-cell>
          <table:table-cell office:value-type="float" office:value="0.126345623380982" calcext:value-type="float">
            <text:p>0.126345623380982</text:p>
          </table:table-cell>
          <table:table-cell office:value-type="float" office:value="0.126530254763225" calcext:value-type="float">
            <text:p>0.126530254763225</text:p>
          </table:table-cell>
          <table:table-cell office:value-type="float" office:value="0.126629617134085" calcext:value-type="float">
            <text:p>0.126629617134085</text:p>
          </table:table-cell>
          <table:table-cell office:value-type="float" office:value="0.126453612151451" calcext:value-type="float">
            <text:p>0.126453612151451</text:p>
          </table:table-cell>
          <table:table-cell office:value-type="float" office:value="0.126606144599004" calcext:value-type="float">
            <text:p>0.126606144599004</text:p>
          </table:table-cell>
          <table:table-cell office:value-type="float" office:value="0.126356273000506" calcext:value-type="float">
            <text:p>0.126356273000506</text:p>
          </table:table-cell>
          <table:table-cell office:value-type="float" office:value="0.126443089588452" calcext:value-type="float">
            <text:p>0.126443089588452</text:p>
          </table:table-cell>
          <table:table-cell office:value-type="float" office:value="0.126471851843339" calcext:value-type="float">
            <text:p>0.126471851843339</text:p>
          </table:table-cell>
          <table:table-cell office:value-type="float" office:value="0.126416152723956" calcext:value-type="float">
            <text:p>0.126416152723956</text:p>
          </table:table-cell>
          <table:table-cell office:value-type="float" office:value="0.12614650909003" calcext:value-type="float">
            <text:p>0.12614650909003</text:p>
          </table:table-cell>
          <table:table-cell office:value-type="float" office:value="0.126222284481548" calcext:value-type="float">
            <text:p>0.126222284481548</text:p>
          </table:table-cell>
          <table:table-cell office:value-type="float" office:value="0.126491548626125" calcext:value-type="float">
            <text:p>0.126491548626125</text:p>
          </table:table-cell>
          <table:table-cell office:value-type="float" office:value="0.12627060193449" calcext:value-type="float">
            <text:p>0.12627060193449</text:p>
          </table:table-cell>
          <table:table-cell office:value-type="float" office:value="0.126373986776448" calcext:value-type="float">
            <text:p>0.126373986776448</text:p>
          </table:table-cell>
          <table:table-cell office:value-type="float" office:value="0.126440614393041" calcext:value-type="float">
            <text:p>0.126440614393041</text:p>
          </table:table-cell>
          <table:table-cell office:value-type="float" office:value="0.126442044305072" calcext:value-type="float">
            <text:p>0.126442044305072</text:p>
          </table:table-cell>
          <table:table-cell office:value-type="float" office:value="0.126459084040878" calcext:value-type="float">
            <text:p>0.126459084040878</text:p>
          </table:table-cell>
          <table:table-cell office:value-type="float" office:value="0.126576830289332" calcext:value-type="float">
            <text:p>0.126576830289332</text:p>
          </table:table-cell>
          <table:table-cell office:value-type="float" office:value="0.126376472034838" calcext:value-type="float">
            <text:p>0.126376472034838</text:p>
          </table:table-cell>
          <table:table-cell office:value-type="float" office:value="0.12639697326462" calcext:value-type="float">
            <text:p>0.12639697326462</text:p>
          </table:table-cell>
          <table:table-cell office:value-type="float" office:value="0.126433237606484" calcext:value-type="float">
            <text:p>0.126433237606484</text:p>
          </table:table-cell>
          <table:table-cell office:value-type="float" office:value="0.126385309878847" calcext:value-type="float">
            <text:p>0.126385309878847</text:p>
          </table:table-cell>
          <table:table-cell office:value-type="float" office:value="0.126123322771107" calcext:value-type="float">
            <text:p>0.126123322771107</text:p>
          </table:table-cell>
          <table:table-cell office:value-type="float" office:value="0.126222922835472" calcext:value-type="float">
            <text:p>0.126222922835472</text:p>
          </table:table-cell>
          <table:table-cell office:value-type="float" office:value="0.126361044741246" calcext:value-type="float">
            <text:p>0.126361044741246</text:p>
          </table:table-cell>
          <table:table-cell office:value-type="float" office:value="0.126191087287188" calcext:value-type="float">
            <text:p>0.126191087287188</text:p>
          </table:table-cell>
          <table:table-cell office:value-type="float" office:value="0.126246925169287" calcext:value-type="float">
            <text:p>0.126246925169287</text:p>
          </table:table-cell>
          <table:table-cell office:value-type="float" office:value="0.126127140954667" calcext:value-type="float">
            <text:p>0.126127140954667</text:p>
          </table:table-cell>
          <table:table-cell office:value-type="float" office:value="0.126254882816259" calcext:value-type="float">
            <text:p>0.126254882816259</text:p>
          </table:table-cell>
          <table:table-cell office:value-type="float" office:value="0.126379670127659" calcext:value-type="float">
            <text:p>0.126379670127659</text:p>
          </table:table-cell>
          <table:table-cell office:value-type="float" office:value="0.126306810102018" calcext:value-type="float">
            <text:p>0.126306810102018</text:p>
          </table:table-cell>
          <table:table-cell office:value-type="float" office:value="0.12675449155272" calcext:value-type="float">
            <text:p>0.12675449155272</text:p>
          </table:table-cell>
          <table:table-cell office:value-type="float" office:value="0.12982033610838" calcext:value-type="float">
            <text:p>0.12982033610838</text:p>
          </table:table-cell>
          <table:table-cell office:value-type="float" office:value="0.127921838621655" calcext:value-type="float">
            <text:p>0.127921838621655</text:p>
          </table:table-cell>
          <table:table-cell office:value-type="float" office:value="0.126469078782484" calcext:value-type="float">
            <text:p>0.126469078782484</text:p>
          </table:table-cell>
          <table:table-cell office:value-type="float" office:value="0.12629019161383" calcext:value-type="float">
            <text:p>0.12629019161383</text:p>
          </table:table-cell>
          <table:table-cell office:value-type="float" office:value="0.123002391452756" calcext:value-type="float">
            <text:p>0.123002391452756</text:p>
          </table:table-cell>
          <table:table-cell office:value-type="float" office:value="0.125102817497702" calcext:value-type="float">
            <text:p>0.125102817497702</text:p>
          </table:table-cell>
          <table:table-cell office:value-type="float" office:value="0.125796408267369" calcext:value-type="float">
            <text:p>0.125796408267369</text:p>
          </table:table-cell>
          <table:table-cell office:value-type="float" office:value="0.129879320443372" calcext:value-type="float">
            <text:p>0.129879320443372</text:p>
          </table:table-cell>
          <table:table-cell office:value-type="float" office:value="0.138880214656372" calcext:value-type="float">
            <text:p>0.138880214656372</text:p>
          </table:table-cell>
          <table:table-cell office:value-type="float" office:value="0.139591715228214" calcext:value-type="float">
            <text:p>0.139591715228214</text:p>
          </table:table-cell>
          <table:table-cell office:value-type="float" office:value="0.147064529735224" calcext:value-type="float">
            <text:p>0.147064529735224</text:p>
          </table:table-cell>
          <table:table-cell office:value-type="float" office:value="0.146817163298045" calcext:value-type="float">
            <text:p>0.146817163298045</text:p>
          </table:table-cell>
          <table:table-cell office:value-type="float" office:value="0.144149897883872" calcext:value-type="float">
            <text:p>0.144149897883872</text:p>
          </table:table-cell>
          <table:table-cell office:value-type="float" office:value="0.14513342059984" calcext:value-type="float">
            <text:p>0.14513342059984</text:p>
          </table:table-cell>
          <table:table-cell office:value-type="float" office:value="0.140898593173574" calcext:value-type="float">
            <text:p>0.140898593173574</text:p>
          </table:table-cell>
          <table:table-cell office:value-type="float" office:value="0.138397991641604" calcext:value-type="float">
            <text:p>0.138397991641604</text:p>
          </table:table-cell>
          <table:table-cell office:value-type="float" office:value="0.136053754132946" calcext:value-type="float">
            <text:p>0.136053754132946</text:p>
          </table:table-cell>
          <table:table-cell office:value-type="float" office:value="0.137247104658591" calcext:value-type="float">
            <text:p>0.137247104658591</text:p>
          </table:table-cell>
          <table:table-cell office:value-type="float" office:value="0.136750477354296" calcext:value-type="float">
            <text:p>0.136750477354296</text:p>
          </table:table-cell>
          <table:table-cell office:value-type="float" office:value="0.135278148752476" calcext:value-type="float">
            <text:p>0.135278148752476</text:p>
          </table:table-cell>
          <table:table-cell office:value-type="float" office:value="0.14039593379094" calcext:value-type="float">
            <text:p>0.14039593379094</text:p>
          </table:table-cell>
          <table:table-cell office:value-type="float" office:value="0.155748003054877" calcext:value-type="float">
            <text:p>0.155748003054877</text:p>
          </table:table-cell>
          <table:table-cell office:value-type="float" office:value="0.157562264446767" calcext:value-type="float">
            <text:p>0.157562264446767</text:p>
          </table:table-cell>
          <table:table-cell office:value-type="float" office:value="0.155945117986229" calcext:value-type="float">
            <text:p>0.155945117986229</text:p>
          </table:table-cell>
          <table:table-cell office:value-type="float" office:value="0.157185754475602" calcext:value-type="float">
            <text:p>0.157185754475602</text:p>
          </table:table-cell>
          <table:table-cell office:value-type="float" office:value="0.150774422005435" calcext:value-type="float">
            <text:p>0.150774422005435</text:p>
          </table:table-cell>
          <table:table-cell office:value-type="float" office:value="0.140814222357596" calcext:value-type="float">
            <text:p>0.140814222357596</text:p>
          </table:table-cell>
          <table:table-cell office:value-type="float" office:value="0.137679163965835" calcext:value-type="float">
            <text:p>0.137679163965835</text:p>
          </table:table-cell>
          <table:table-cell office:value-type="float" office:value="0.137698109780082" calcext:value-type="float">
            <text:p>0.137698109780082</text:p>
          </table:table-cell>
          <table:table-cell office:value-type="float" office:value="0.131748503623327" calcext:value-type="float">
            <text:p>0.131748503623327</text:p>
          </table:table-cell>
          <table:table-cell office:value-type="float" office:value="0.138039562117711" calcext:value-type="float">
            <text:p>0.138039562117711</text:p>
          </table:table-cell>
          <table:table-cell office:value-type="float" office:value="0.1405121893628" calcext:value-type="float">
            <text:p>0.1405121893628</text:p>
          </table:table-cell>
          <table:table-cell office:value-type="float" office:value="0.156139978200691" calcext:value-type="float">
            <text:p>0.156139978200691</text:p>
          </table:table-cell>
          <table:table-cell office:value-type="float" office:value="0.160816497959625" calcext:value-type="float">
            <text:p>0.160816497959625</text:p>
          </table:table-cell>
          <table:table-cell office:value-type="float" office:value="0.161287143410063" calcext:value-type="float">
            <text:p>0.161287143410063</text:p>
          </table:table-cell>
          <table:table-cell office:value-type="float" office:value="0.165020648421723" calcext:value-type="float">
            <text:p>0.165020648421723</text:p>
          </table:table-cell>
          <table:table-cell office:value-type="float" office:value="0.161094186809662" calcext:value-type="float">
            <text:p>0.161094186809662</text:p>
          </table:table-cell>
          <table:table-cell office:value-type="float" office:value="0.159093136297763" calcext:value-type="float">
            <text:p>0.159093136297763</text:p>
          </table:table-cell>
          <table:table-cell office:value-type="float" office:value="0.150046707362552" calcext:value-type="float">
            <text:p>0.150046707362552</text:p>
          </table:table-cell>
          <table:table-cell office:value-type="float" office:value="0.151483420916789" calcext:value-type="float">
            <text:p>0.151483420916789</text:p>
          </table:table-cell>
          <table:table-cell office:value-type="float" office:value="0.148651599180467" calcext:value-type="float">
            <text:p>0.148651599180467</text:p>
          </table:table-cell>
          <table:table-cell office:value-type="float" office:value="0.147023232758184" calcext:value-type="float">
            <text:p>0.147023232758184</text:p>
          </table:table-cell>
          <table:table-cell office:value-type="float" office:value="0.156230283331294" calcext:value-type="float">
            <text:p>0.156230283331294</text:p>
          </table:table-cell>
          <table:table-cell office:value-type="float" office:value="0.172665319804579" calcext:value-type="float">
            <text:p>0.172665319804579</text:p>
          </table:table-cell>
          <table:table-cell office:value-type="float" office:value="0.172444159925563" calcext:value-type="float">
            <text:p>0.172444159925563</text:p>
          </table:table-cell>
          <table:table-cell office:value-type="float" office:value="0.175970505247853" calcext:value-type="float">
            <text:p>0.175970505247853</text:p>
          </table:table-cell>
          <table:table-cell office:value-type="float" office:value="0.168118529905873" calcext:value-type="float">
            <text:p>0.168118529905873</text:p>
          </table:table-cell>
          <table:table-cell office:value-type="float" office:value="0.157967130557213" calcext:value-type="float">
            <text:p>0.157967130557213</text:p>
          </table:table-cell>
          <table:table-cell office:value-type="float" office:value="0.154968618817673" calcext:value-type="float">
            <text:p>0.154968618817673</text:p>
          </table:table-cell>
          <table:table-cell office:value-type="float" office:value="0.151250329518182" calcext:value-type="float">
            <text:p>0.151250329518182</text:p>
          </table:table-cell>
          <table:table-cell office:value-type="float" office:value="0.152959601364798" calcext:value-type="float">
            <text:p>0.152959601364798</text:p>
          </table:table-cell>
          <table:table-cell office:value-type="float" office:value="0.17642823719547" calcext:value-type="float">
            <text:p>0.17642823719547</text:p>
          </table:table-cell>
          <table:table-cell office:value-type="float" office:value="0.183826152128564" calcext:value-type="float">
            <text:p>0.183826152128564</text:p>
          </table:table-cell>
          <table:table-cell office:value-type="float" office:value="0.18429629089368" calcext:value-type="float">
            <text:p>0.18429629089368</text:p>
          </table:table-cell>
          <table:table-cell office:value-type="float" office:value="0.184825994163533" calcext:value-type="float">
            <text:p>0.184825994163533</text:p>
          </table:table-cell>
          <table:table-cell office:value-type="float" office:value="0.180845723691325" calcext:value-type="float">
            <text:p>0.180845723691325</text:p>
          </table:table-cell>
          <table:table-cell office:value-type="float" office:value="0.17534971751562" calcext:value-type="float">
            <text:p>0.17534971751562</text:p>
          </table:table-cell>
          <table:table-cell office:value-type="float" office:value="0.170636006179748" calcext:value-type="float">
            <text:p>0.170636006179748</text:p>
          </table:table-cell>
          <table:table-cell office:value-type="float" office:value="0.168873288538608" calcext:value-type="float">
            <text:p>0.168873288538608</text:p>
          </table:table-cell>
          <table:table-cell office:value-type="float" office:value="0.164943531230837" calcext:value-type="float">
            <text:p>0.164943531230837</text:p>
          </table:table-cell>
          <table:table-cell office:value-type="float" office:value="0.163688460306789" calcext:value-type="float">
            <text:p>0.163688460306789</text:p>
          </table:table-cell>
          <table:table-cell office:value-type="float" office:value="0.171727212629353" calcext:value-type="float">
            <text:p>0.171727212629353</text:p>
          </table:table-cell>
          <table:table-cell office:value-type="float" office:value="0.192529018793498" calcext:value-type="float">
            <text:p>0.192529018793498</text:p>
          </table:table-cell>
          <table:table-cell office:value-type="float" office:value="0.196248129451675" calcext:value-type="float">
            <text:p>0.196248129451675</text:p>
          </table:table-cell>
          <table:table-cell office:value-type="float" office:value="0.195069892759182" calcext:value-type="float">
            <text:p>0.195069892759182</text:p>
          </table:table-cell>
          <table:table-cell office:value-type="float" office:value="0.189741517356867" calcext:value-type="float">
            <text:p>0.189741517356867</text:p>
          </table:table-cell>
          <table:table-cell office:value-type="float" office:value="0.183079437760975" calcext:value-type="float">
            <text:p>0.183079437760975</text:p>
          </table:table-cell>
          <table:table-cell office:value-type="float" office:value="0.183125502233296" calcext:value-type="float">
            <text:p>0.183125502233296</text:p>
          </table:table-cell>
          <table:table-cell office:value-type="float" office:value="0.183654999329504" calcext:value-type="float">
            <text:p>0.183654999329504</text:p>
          </table:table-cell>
          <table:table-cell office:value-type="float" office:value="0.177870675713503" calcext:value-type="float">
            <text:p>0.177870675713503</text:p>
          </table:table-cell>
          <table:table-cell office:value-type="float" office:value="0.175722591956685" calcext:value-type="float">
            <text:p>0.175722591956685</text:p>
          </table:table-cell>
          <table:table-cell office:value-type="float" office:value="0.178932967859283" calcext:value-type="float">
            <text:p>0.178932967859283</text:p>
          </table:table-cell>
          <table:table-cell office:value-type="float" office:value="0.197662671823842" calcext:value-type="float">
            <text:p>0.197662671823842</text:p>
          </table:table-cell>
          <table:table-cell office:value-type="float" office:value="0.200538571447397" calcext:value-type="float">
            <text:p>0.200538571447397</text:p>
          </table:table-cell>
          <table:table-cell office:value-type="float" office:value="0.205040655607724" calcext:value-type="float">
            <text:p>0.205040655607724</text:p>
          </table:table-cell>
          <table:table-cell office:value-type="float" office:value="0.195478291939581" calcext:value-type="float">
            <text:p>0.195478291939581</text:p>
          </table:table-cell>
          <table:table-cell office:value-type="float" office:value="0.189745095579812" calcext:value-type="float">
            <text:p>0.189745095579812</text:p>
          </table:table-cell>
          <table:table-cell office:value-type="float" office:value="0.179753174893694" calcext:value-type="float">
            <text:p>0.179753174893694</text:p>
          </table:table-cell>
          <table:table-cell office:value-type="float" office:value="0.179779661486341" calcext:value-type="float">
            <text:p>0.179779661486341</text:p>
          </table:table-cell>
          <table:table-cell office:value-type="float" office:value="0.182299125624514" calcext:value-type="float">
            <text:p>0.182299125624514</text:p>
          </table:table-cell>
          <table:table-cell office:value-type="float" office:value="0.203506395242289" calcext:value-type="float">
            <text:p>0.203506395242289</text:p>
          </table:table-cell>
          <table:table-cell office:value-type="float" office:value="0.204694502467934" calcext:value-type="float">
            <text:p>0.204694502467934</text:p>
          </table:table-cell>
          <table:table-cell office:value-type="float" office:value="0.204727720700817" calcext:value-type="float">
            <text:p>0.204727720700817</text:p>
          </table:table-cell>
          <table:table-cell office:value-type="float" office:value="0.199304669269892" calcext:value-type="float">
            <text:p>0.199304669269892</text:p>
          </table:table-cell>
          <table:table-cell office:value-type="float" office:value="0.211047743918124" calcext:value-type="float">
            <text:p>0.211047743918124</text:p>
          </table:table-cell>
          <table:table-cell office:value-type="float" office:value="0.207624427334038" calcext:value-type="float">
            <text:p>0.207624427334038</text:p>
          </table:table-cell>
          <table:table-cell office:value-type="float" office:value="0.215063783340364" calcext:value-type="float">
            <text:p>0.215063783340364</text:p>
          </table:table-cell>
          <table:table-cell office:value-type="float" office:value="0.218387988234069" calcext:value-type="float">
            <text:p>0.218387988234069</text:p>
          </table:table-cell>
          <table:table-cell office:value-type="float" office:value="0.189685489294102" calcext:value-type="float">
            <text:p>0.189685489294102</text:p>
          </table:table-cell>
          <table:table-cell office:value-type="float" office:value="0.190140129513678" calcext:value-type="float">
            <text:p>0.190140129513678</text:p>
          </table:table-cell>
          <table:table-cell office:value-type="float" office:value="0.193955835491769" calcext:value-type="float">
            <text:p>0.193955835491769</text:p>
          </table:table-cell>
          <table:table-cell office:value-type="float" office:value="0.195097607665178" calcext:value-type="float">
            <text:p>0.195097607665178</text:p>
          </table:table-cell>
          <table:table-cell office:value-type="float" office:value="0.178555679770056" calcext:value-type="float">
            <text:p>0.178555679770056</text:p>
          </table:table-cell>
          <table:table-cell office:value-type="float" office:value="0.180851930105074" calcext:value-type="float">
            <text:p>0.180851930105074</text:p>
          </table:table-cell>
          <table:table-cell office:value-type="float" office:value="0.177462782847248" calcext:value-type="float">
            <text:p>0.177462782847248</text:p>
          </table:table-cell>
          <table:table-cell office:value-type="float" office:value="0.181580008803759" calcext:value-type="float">
            <text:p>0.181580008803759</text:p>
          </table:table-cell>
          <table:table-cell office:value-type="float" office:value="0.186749939470023" calcext:value-type="float">
            <text:p>0.186749939470023</text:p>
          </table:table-cell>
          <table:table-cell office:value-type="float" office:value="0.181770704760701" calcext:value-type="float">
            <text:p>0.181770704760701</text:p>
          </table:table-cell>
          <table:table-cell office:value-type="float" office:value="0.182072226574199" calcext:value-type="float">
            <text:p>0.182072226574199</text:p>
          </table:table-cell>
          <table:table-cell office:value-type="float" office:value="0.182402497726673" calcext:value-type="float">
            <text:p>0.182402497726673</text:p>
          </table:table-cell>
          <table:table-cell office:value-type="float" office:value="0.178180251598703" calcext:value-type="float">
            <text:p>0.178180251598703</text:p>
          </table:table-cell>
          <table:table-cell office:value-type="float" office:value="0.174505778759049" calcext:value-type="float">
            <text:p>0.174505778759049</text:p>
          </table:table-cell>
          <table:table-cell office:value-type="float" office:value="0.17107110148831" calcext:value-type="float">
            <text:p>0.17107110148831</text:p>
          </table:table-cell>
          <table:table-cell office:value-type="float" office:value="0.170549082628674" calcext:value-type="float">
            <text:p>0.170549082628674</text:p>
          </table:table-cell>
          <table:table-cell office:value-type="float" office:value="0.170042315777985" calcext:value-type="float">
            <text:p>0.170042315777985</text:p>
          </table:table-cell>
          <table:table-cell office:value-type="float" office:value="0.171838772227131" calcext:value-type="float">
            <text:p>0.171838772227131</text:p>
          </table:table-cell>
          <table:table-cell office:value-type="float" office:value="0.165426630556322" calcext:value-type="float">
            <text:p>0.165426630556322</text:p>
          </table:table-cell>
          <table:table-cell office:value-type="float" office:value="0.166340613714132" calcext:value-type="float">
            <text:p>0.166340613714132</text:p>
          </table:table-cell>
          <table:table-cell office:value-type="float" office:value="0.160920521814357" calcext:value-type="float">
            <text:p>0.160920521814357</text:p>
          </table:table-cell>
          <table:table-cell office:value-type="float" office:value="0.162552666643354" calcext:value-type="float">
            <text:p>0.162552666643354</text:p>
          </table:table-cell>
          <table:table-cell office:value-type="float" office:value="0.166895787378321" calcext:value-type="float">
            <text:p>0.166895787378321</text:p>
          </table:table-cell>
          <table:table-cell office:value-type="float" office:value="0.167647874415117" calcext:value-type="float">
            <text:p>0.167647874415117</text:p>
          </table:table-cell>
          <table:table-cell office:value-type="float" office:value="0.169199211295864" calcext:value-type="float">
            <text:p>0.169199211295864</text:p>
          </table:table-cell>
          <table:table-cell office:value-type="float" office:value="0.166844188842332" calcext:value-type="float">
            <text:p>0.166844188842332</text:p>
          </table:table-cell>
          <table:table-cell office:value-type="float" office:value="0.162022728294015" calcext:value-type="float">
            <text:p>0.162022728294015</text:p>
          </table:table-cell>
          <table:table-cell office:value-type="float" office:value="0.161955727613939" calcext:value-type="float">
            <text:p>0.161955727613939</text:p>
          </table:table-cell>
          <table:table-cell office:value-type="float" office:value="0.161648880363904" calcext:value-type="float">
            <text:p>0.161648880363904</text:p>
          </table:table-cell>
          <table:table-cell office:value-type="float" office:value="0.153715434893574" calcext:value-type="float">
            <text:p>0.153715434893574</text:p>
          </table:table-cell>
          <table:table-cell office:value-type="float" office:value="0.148253262519245" calcext:value-type="float">
            <text:p>0.148253262519245</text:p>
          </table:table-cell>
          <table:table-cell office:value-type="float" office:value="0.156228959899627" calcext:value-type="float">
            <text:p>0.156228959899627</text:p>
          </table:table-cell>
          <table:table-cell office:value-type="float" office:value="0.160012319442691" calcext:value-type="float">
            <text:p>0.160012319442691</text:p>
          </table:table-cell>
          <table:table-cell office:value-type="float" office:value="0.169450428423239" calcext:value-type="float">
            <text:p>0.169450428423239</text:p>
          </table:table-cell>
          <table:table-cell office:value-type="float" office:value="0.166987185133125" calcext:value-type="float">
            <text:p>0.166987185133125</text:p>
          </table:table-cell>
          <table:table-cell office:value-type="float" office:value="0.171543337248186" calcext:value-type="float">
            <text:p>0.171543337248186</text:p>
          </table:table-cell>
          <table:table-cell office:value-type="float" office:value="0.170533664323427" calcext:value-type="float">
            <text:p>0.170533664323427</text:p>
          </table:table-cell>
          <table:table-cell office:value-type="float" office:value="0.170308446667518" calcext:value-type="float">
            <text:p>0.170308446667518</text:p>
          </table:table-cell>
          <table:table-cell office:value-type="float" office:value="0.17099275261877" calcext:value-type="float">
            <text:p>0.17099275261877</text:p>
          </table:table-cell>
          <table:table-cell office:value-type="float" office:value="0.165171207269582" calcext:value-type="float">
            <text:p>0.165171207269582</text:p>
          </table:table-cell>
          <table:table-cell office:value-type="float" office:value="0.161948878198602" calcext:value-type="float">
            <text:p>0.161948878198602</text:p>
          </table:table-cell>
          <table:table-cell office:value-type="float" office:value="0.159854108004688" calcext:value-type="float">
            <text:p>0.159854108004688</text:p>
          </table:table-cell>
          <table:table-cell office:value-type="float" office:value="0.152153380369652" calcext:value-type="float">
            <text:p>0.152153380369652</text:p>
          </table:table-cell>
          <table:table-cell office:value-type="float" office:value="0.156312311817169" calcext:value-type="float">
            <text:p>0.156312311817169</text:p>
          </table:table-cell>
          <table:table-cell office:value-type="float" office:value="0.179585086308411" calcext:value-type="float">
            <text:p>0.179585086308411</text:p>
          </table:table-cell>
          <table:table-cell office:value-type="float" office:value="0.186627875018034" calcext:value-type="float">
            <text:p>0.186627875018034</text:p>
          </table:table-cell>
          <table:table-cell office:value-type="float" office:value="0.185525236846649" calcext:value-type="float">
            <text:p>0.185525236846649</text:p>
          </table:table-cell>
          <table:table-cell office:value-type="float" office:value="0.192117278051337" calcext:value-type="float">
            <text:p>0.192117278051337</text:p>
          </table:table-cell>
          <table:table-cell office:value-type="float" office:value="0.150963377476941" calcext:value-type="float">
            <text:p>0.150963377476941</text:p>
          </table:table-cell>
          <table:table-cell office:value-type="float" office:value="0.181744914913364" calcext:value-type="float">
            <text:p>0.181744914913364</text:p>
          </table:table-cell>
          <table:table-cell office:value-type="float" office:value="0.1920255840562" calcext:value-type="float">
            <text:p>0.1920255840562</text:p>
          </table:table-cell>
          <table:table-cell office:value-type="float" office:value="0.192258680071472" calcext:value-type="float">
            <text:p>0.192258680071472</text:p>
          </table:table-cell>
          <table:table-cell office:value-type="float" office:value="0.141127075594869" calcext:value-type="float">
            <text:p>0.141127075594869</text:p>
          </table:table-cell>
          <table:table-cell office:value-type="float" office:value="0.137174017387012" calcext:value-type="float">
            <text:p>0.137174017387012</text:p>
          </table:table-cell>
          <table:table-cell office:value-type="float" office:value="0.160570885704489" calcext:value-type="float">
            <text:p>0.160570885704489</text:p>
          </table:table-cell>
          <table:table-cell office:value-type="float" office:value="0.17891185151334" calcext:value-type="float">
            <text:p>0.17891185151334</text:p>
          </table:table-cell>
          <table:table-cell office:value-type="float" office:value="0.176894239250774" calcext:value-type="float">
            <text:p>0.176894239250774</text:p>
          </table:table-cell>
          <table:table-cell office:value-type="float" office:value="0.177085861330999" calcext:value-type="float">
            <text:p>0.177085861330999</text:p>
          </table:table-cell>
          <table:table-cell office:value-type="float" office:value="0.143129760290723" calcext:value-type="float">
            <text:p>0.143129760290723</text:p>
          </table:table-cell>
          <table:table-cell office:value-type="float" office:value="0.130557732887271" calcext:value-type="float">
            <text:p>0.130557732887271</text:p>
          </table:table-cell>
          <table:table-cell office:value-type="float" office:value="0.133235757002723" calcext:value-type="float">
            <text:p>0.133235757002723</text:p>
          </table:table-cell>
          <table:table-cell office:value-type="float" office:value="0.179537033132633" calcext:value-type="float">
            <text:p>0.179537033132633</text:p>
          </table:table-cell>
          <table:table-cell office:value-type="float" office:value="0.187548551356907" calcext:value-type="float">
            <text:p>0.187548551356907</text:p>
          </table:table-cell>
          <table:table-cell office:value-type="float" office:value="0.192186671925321" calcext:value-type="float">
            <text:p>0.192186671925321</text:p>
          </table:table-cell>
          <table:table-cell office:value-type="float" office:value="0.141576771404708" calcext:value-type="float">
            <text:p>0.141576771404708</text:p>
          </table:table-cell>
          <table:table-cell office:value-type="float" office:value="0.140398947542263" calcext:value-type="float">
            <text:p>0.140398947542263</text:p>
          </table:table-cell>
          <table:table-cell office:value-type="float" office:value="0.15128721341571" calcext:value-type="float">
            <text:p>0.15128721341571</text:p>
          </table:table-cell>
          <table:table-cell office:value-type="float" office:value="0.156553692617231" calcext:value-type="float">
            <text:p>0.156553692617231</text:p>
          </table:table-cell>
          <table:table-cell office:value-type="float" office:value="0.159725166172296" calcext:value-type="float">
            <text:p>0.159725166172296</text:p>
          </table:table-cell>
          <table:table-cell office:value-type="float" office:value="0.160662684195378" calcext:value-type="float">
            <text:p>0.160662684195378</text:p>
          </table:table-cell>
          <table:table-cell office:value-type="float" office:value="0.161061779698926" calcext:value-type="float">
            <text:p>0.161061779698926</text:p>
          </table:table-cell>
          <table:table-cell office:value-type="float" office:value="0.164191215804322" calcext:value-type="float">
            <text:p>0.164191215804322</text:p>
          </table:table-cell>
          <table:table-cell office:value-type="float" office:value="0.153693690387269" calcext:value-type="float">
            <text:p>0.153693690387269</text:p>
          </table:table-cell>
          <table:table-cell office:value-type="float" office:value="0.14863136208734" calcext:value-type="float">
            <text:p>0.14863136208734</text:p>
          </table:table-cell>
          <table:table-cell office:value-type="float" office:value="0.14207894426897" calcext:value-type="float">
            <text:p>0.14207894426897</text:p>
          </table:table-cell>
          <table:table-cell office:value-type="float" office:value="0.14096571467477" calcext:value-type="float">
            <text:p>0.14096571467477</text:p>
          </table:table-cell>
          <table:table-cell office:value-type="float" office:value="0.150555099954299" calcext:value-type="float">
            <text:p>0.150555099954299</text:p>
          </table:table-cell>
          <table:table-cell office:value-type="float" office:value="0.146447219196096" calcext:value-type="float">
            <text:p>0.146447219196096</text:p>
          </table:table-cell>
          <table:table-cell office:value-type="float" office:value="0.150478910793765" calcext:value-type="float">
            <text:p>0.150478910793765</text:p>
          </table:table-cell>
          <table:table-cell office:value-type="float" office:value="0.151908112594425" calcext:value-type="float">
            <text:p>0.151908112594425</text:p>
          </table:table-cell>
          <table:table-cell office:value-type="float" office:value="0.151514318244793" calcext:value-type="float">
            <text:p>0.151514318244793</text:p>
          </table:table-cell>
          <table:table-cell office:value-type="float" office:value="0.151774293806155" calcext:value-type="float">
            <text:p>0.151774293806155</text:p>
          </table:table-cell>
          <table:table-cell office:value-type="float" office:value="0.143968225461492" calcext:value-type="float">
            <text:p>0.143968225461492</text:p>
          </table:table-cell>
          <table:table-cell office:value-type="float" office:value="0.135802438898821" calcext:value-type="float">
            <text:p>0.135802438898821</text:p>
          </table:table-cell>
          <table:table-cell office:value-type="float" office:value="0.132601775854119" calcext:value-type="float">
            <text:p>0.132601775854119</text:p>
          </table:table-cell>
          <table:table-cell office:value-type="float" office:value="0.13346371680614" calcext:value-type="float">
            <text:p>0.13346371680614</text:p>
          </table:table-cell>
          <table:table-cell office:value-type="float" office:value="0.136740782493928" calcext:value-type="float">
            <text:p>0.136740782493928</text:p>
          </table:table-cell>
          <table:table-cell office:value-type="float" office:value="0.140239923837481" calcext:value-type="float">
            <text:p>0.140239923837481</text:p>
          </table:table-cell>
          <table:table-cell office:value-type="float" office:value="0.142592785054112" calcext:value-type="float">
            <text:p>0.142592785054112</text:p>
          </table:table-cell>
          <table:table-cell office:value-type="float" office:value="0.148936606231478" calcext:value-type="float">
            <text:p>0.148936606231478</text:p>
          </table:table-cell>
          <table:table-cell office:value-type="float" office:value="0.148787412251679" calcext:value-type="float">
            <text:p>0.148787412251679</text:p>
          </table:table-cell>
          <table:table-cell office:value-type="float" office:value="0.149207590344672" calcext:value-type="float">
            <text:p>0.149207590344672</text:p>
          </table:table-cell>
          <table:table-cell office:value-type="float" office:value="0.142169921438608" calcext:value-type="float">
            <text:p>0.142169921438608</text:p>
          </table:table-cell>
          <table:table-cell office:value-type="float" office:value="0.134212000798256" calcext:value-type="float">
            <text:p>0.134212000798256</text:p>
          </table:table-cell>
          <table:table-cell office:value-type="float" office:value="0.127733961784155" calcext:value-type="float">
            <text:p>0.127733961784155</text:p>
          </table:table-cell>
          <table:table-cell office:value-type="float" office:value="0.132621636993812" calcext:value-type="float">
            <text:p>0.132621636993812</text:p>
          </table:table-cell>
          <table:table-cell office:value-type="float" office:value="0.145414024577574" calcext:value-type="float">
            <text:p>0.145414024577574</text:p>
          </table:table-cell>
          <table:table-cell office:value-type="float" office:value="0.150856692498258" calcext:value-type="float">
            <text:p>0.150856692498258</text:p>
          </table:table-cell>
          <table:table-cell office:value-type="float" office:value="0.15851823456064" calcext:value-type="float">
            <text:p>0.15851823456064</text:p>
          </table:table-cell>
          <table:table-cell office:value-type="float" office:value="0.160752363643514" calcext:value-type="float">
            <text:p>0.160752363643514</text:p>
          </table:table-cell>
          <table:table-cell office:value-type="float" office:value="0.159974412502383" calcext:value-type="float">
            <text:p>0.159974412502383</text:p>
          </table:table-cell>
          <table:table-cell office:value-type="float" office:value="0.150783111283132" calcext:value-type="float">
            <text:p>0.150783111283132</text:p>
          </table:table-cell>
          <table:table-cell office:value-type="float" office:value="0.138605055528471" calcext:value-type="float">
            <text:p>0.138605055528471</text:p>
          </table:table-cell>
          <table:table-cell office:value-type="float" office:value="0.136021004535568" calcext:value-type="float">
            <text:p>0.136021004535568</text:p>
          </table:table-cell>
          <table:table-cell office:value-type="float" office:value="0.130621614210995" calcext:value-type="float">
            <text:p>0.130621614210995</text:p>
          </table:table-cell>
          <table:table-cell office:value-type="float" office:value="0.133901936295159" calcext:value-type="float">
            <text:p>0.133901936295159</text:p>
          </table:table-cell>
          <table:table-cell office:value-type="float" office:value="0.142705498705697" calcext:value-type="float">
            <text:p>0.142705498705697</text:p>
          </table:table-cell>
          <table:table-cell office:value-type="float" office:value="0.148131735805139" calcext:value-type="float">
            <text:p>0.148131735805139</text:p>
          </table:table-cell>
          <table:table-cell office:value-type="float" office:value="0.150174093811437" calcext:value-type="float">
            <text:p>0.150174093811437</text:p>
          </table:table-cell>
          <table:table-cell office:value-type="float" office:value="0.152810926785299" calcext:value-type="float">
            <text:p>0.152810926785299</text:p>
          </table:table-cell>
          <table:table-cell office:value-type="float" office:value="0.161842557059222" calcext:value-type="float">
            <text:p>0.161842557059222</text:p>
          </table:table-cell>
          <table:table-cell office:value-type="float" office:value="0.164131344483542" calcext:value-type="float">
            <text:p>0.164131344483542</text:p>
          </table:table-cell>
          <table:table-cell office:value-type="float" office:value="0.150018034839881" calcext:value-type="float">
            <text:p>0.150018034839881</text:p>
          </table:table-cell>
          <table:table-cell office:value-type="float" office:value="0.144477689957619" calcext:value-type="float">
            <text:p>0.144477689957619</text:p>
          </table:table-cell>
          <table:table-cell office:value-type="float" office:value="0.142013358680109" calcext:value-type="float">
            <text:p>0.142013358680109</text:p>
          </table:table-cell>
          <table:table-cell office:value-type="float" office:value="0.133196036321251" calcext:value-type="float">
            <text:p>0.133196036321251</text:p>
          </table:table-cell>
          <table:table-cell office:value-type="float" office:value="0.131125147694093" calcext:value-type="float">
            <text:p>0.131125147694093</text:p>
          </table:table-cell>
          <table:table-cell office:value-type="float" office:value="0.132547388697801" calcext:value-type="float">
            <text:p>0.132547388697801</text:p>
          </table:table-cell>
          <table:table-cell office:value-type="float" office:value="0.139223222322112" calcext:value-type="float">
            <text:p>0.139223222322112</text:p>
          </table:table-cell>
          <table:table-cell office:value-type="float" office:value="0.143019323812585" calcext:value-type="float">
            <text:p>0.143019323812585</text:p>
          </table:table-cell>
          <table:table-cell office:value-type="float" office:value="0.146170070019029" calcext:value-type="float">
            <text:p>0.146170070019029</text:p>
          </table:table-cell>
          <table:table-cell office:value-type="float" office:value="0.156768034671963" calcext:value-type="float">
            <text:p>0.156768034671963</text:p>
          </table:table-cell>
          <table:table-cell office:value-type="float" office:value="0.159498954694253" calcext:value-type="float">
            <text:p>0.159498954694253</text:p>
          </table:table-cell>
          <table:table-cell office:value-type="float" office:value="0.151515944278619" calcext:value-type="float">
            <text:p>0.151515944278619</text:p>
          </table:table-cell>
          <table:table-cell office:value-type="float" office:value="0.143239260178223" calcext:value-type="float">
            <text:p>0.143239260178223</text:p>
          </table:table-cell>
          <table:table-cell office:value-type="float" office:value="0.13619451385056" calcext:value-type="float">
            <text:p>0.13619451385056</text:p>
          </table:table-cell>
          <table:table-cell office:value-type="float" office:value="0.137472629934391" calcext:value-type="float">
            <text:p>0.137472629934391</text:p>
          </table:table-cell>
          <table:table-cell office:value-type="float" office:value="0.14479069085859" calcext:value-type="float">
            <text:p>0.14479069085859</text:p>
          </table:table-cell>
          <table:table-cell office:value-type="float" office:value="0.145770599278344" calcext:value-type="float">
            <text:p>0.145770599278344</text:p>
          </table:table-cell>
          <table:table-cell office:value-type="float" office:value="0.154920084452893" calcext:value-type="float">
            <text:p>0.154920084452893</text:p>
          </table:table-cell>
          <table:table-cell office:value-type="float" office:value="0.156454239856222" calcext:value-type="float">
            <text:p>0.156454239856222</text:p>
          </table:table-cell>
          <table:table-cell office:value-type="float" office:value="0.158482308850387" calcext:value-type="float">
            <text:p>0.158482308850387</text:p>
          </table:table-cell>
          <table:table-cell office:value-type="float" office:value="0.152086369897039" calcext:value-type="float">
            <text:p>0.152086369897039</text:p>
          </table:table-cell>
          <table:table-cell office:value-type="float" office:value="0.143855392435833" calcext:value-type="float">
            <text:p>0.143855392435833</text:p>
          </table:table-cell>
          <table:table-cell office:value-type="float" office:value="0.136281148056726" calcext:value-type="float">
            <text:p>0.136281148056726</text:p>
          </table:table-cell>
          <table:table-cell office:value-type="float" office:value="0.13666718421727" calcext:value-type="float">
            <text:p>0.13666718421727</text:p>
          </table:table-cell>
          <table:table-cell office:value-type="float" office:value="0.141002937627795" calcext:value-type="float">
            <text:p>0.141002937627795</text:p>
          </table:table-cell>
          <table:table-cell office:value-type="float" office:value="0.141904620087856" calcext:value-type="float">
            <text:p>0.141904620087856</text:p>
          </table:table-cell>
          <table:table-cell office:value-type="float" office:value="0.150040484119085" calcext:value-type="float">
            <text:p>0.150040484119085</text:p>
          </table:table-cell>
          <table:table-cell office:value-type="float" office:value="0.148971253229834" calcext:value-type="float">
            <text:p>0.148971253229834</text:p>
          </table:table-cell>
          <table:table-cell office:value-type="float" office:value="0.151974590779931" calcext:value-type="float">
            <text:p>0.151974590779931</text:p>
          </table:table-cell>
          <table:table-cell office:value-type="float" office:value="0.152767206589972" calcext:value-type="float">
            <text:p>0.152767206589972</text:p>
          </table:table-cell>
          <table:table-cell office:value-type="float" office:value="0.154019396603069" calcext:value-type="float">
            <text:p>0.154019396603069</text:p>
          </table:table-cell>
          <table:table-cell office:value-type="float" office:value="0.152247468212347" calcext:value-type="float">
            <text:p>0.152247468212347</text:p>
          </table:table-cell>
          <table:table-cell office:value-type="float" office:value="0.147097744443212" calcext:value-type="float">
            <text:p>0.147097744443212</text:p>
          </table:table-cell>
          <table:table-cell office:value-type="float" office:value="0.145142890493138" calcext:value-type="float">
            <text:p>0.145142890493138</text:p>
          </table:table-cell>
          <table:table-cell office:value-type="float" office:value="0.14655232515599" calcext:value-type="float">
            <text:p>0.14655232515599</text:p>
          </table:table-cell>
          <table:table-cell office:value-type="float" office:value="0.139095946062201" calcext:value-type="float">
            <text:p>0.139095946062201</text:p>
          </table:table-cell>
          <table:table-cell office:value-type="float" office:value="0.135709792932247" calcext:value-type="float">
            <text:p>0.135709792932247</text:p>
          </table:table-cell>
          <table:table-cell office:value-type="float" office:value="0.136127785443958" calcext:value-type="float">
            <text:p>0.136127785443958</text:p>
          </table:table-cell>
          <table:table-cell office:value-type="float" office:value="0.138329842835268" calcext:value-type="float">
            <text:p>0.138329842835268</text:p>
          </table:table-cell>
          <table:table-cell office:value-type="float" office:value="0.141599366651325" calcext:value-type="float">
            <text:p>0.141599366651325</text:p>
          </table:table-cell>
          <table:table-cell office:value-type="float" office:value="0.145368919943963" calcext:value-type="float">
            <text:p>0.145368919943963</text:p>
          </table:table-cell>
          <table:table-cell office:value-type="float" office:value="0.146484112103173" calcext:value-type="float">
            <text:p>0.146484112103173</text:p>
          </table:table-cell>
          <table:table-cell office:value-type="float" office:value="0.150894351385205" calcext:value-type="float">
            <text:p>0.150894351385205</text:p>
          </table:table-cell>
          <table:table-cell office:value-type="float" office:value="0.155052230198526" calcext:value-type="float">
            <text:p>0.155052230198526</text:p>
          </table:table-cell>
          <table:table-cell office:value-type="float" office:value="0.155101166454751" calcext:value-type="float">
            <text:p>0.155101166454751</text:p>
          </table:table-cell>
          <table:table-cell office:value-type="float" office:value="0.155177934552647" calcext:value-type="float">
            <text:p>0.155177934552647</text:p>
          </table:table-cell>
          <table:table-cell office:value-type="float" office:value="0.154244230632815" calcext:value-type="float">
            <text:p>0.154244230632815</text:p>
          </table:table-cell>
          <table:table-cell office:value-type="float" office:value="0.153889606854958" calcext:value-type="float">
            <text:p>0.153889606854958</text:p>
          </table:table-cell>
          <table:table-cell office:value-type="float" office:value="0.155397058598922" calcext:value-type="float">
            <text:p>0.155397058598922</text:p>
          </table:table-cell>
          <table:table-cell office:value-type="float" office:value="0.151296493303649" calcext:value-type="float">
            <text:p>0.151296493303649</text:p>
          </table:table-cell>
          <table:table-cell office:value-type="float" office:value="0.144528749681776" calcext:value-type="float">
            <text:p>0.144528749681776</text:p>
          </table:table-cell>
          <table:table-cell office:value-type="float" office:value="0.140699214818492" calcext:value-type="float">
            <text:p>0.140699214818492</text:p>
          </table:table-cell>
          <table:table-cell office:value-type="float" office:value="0.137146855559039" calcext:value-type="float">
            <text:p>0.137146855559039</text:p>
          </table:table-cell>
          <table:table-cell office:value-type="float" office:value="0.140569525521213" calcext:value-type="float">
            <text:p>0.140569525521213</text:p>
          </table:table-cell>
          <table:table-cell office:value-type="float" office:value="0.150106188436954" calcext:value-type="float">
            <text:p>0.150106188436954</text:p>
          </table:table-cell>
          <table:table-cell office:value-type="float" office:value="0.159297399373393" calcext:value-type="float">
            <text:p>0.159297399373393</text:p>
          </table:table-cell>
          <table:table-cell office:value-type="float" office:value="0.162783352944754" calcext:value-type="float">
            <text:p>0.162783352944754</text:p>
          </table:table-cell>
          <table:table-cell office:value-type="float" office:value="0.163221165575976" calcext:value-type="float">
            <text:p>0.163221165575976</text:p>
          </table:table-cell>
          <table:table-cell office:value-type="float" office:value="0.166371471269103" calcext:value-type="float">
            <text:p>0.166371471269103</text:p>
          </table:table-cell>
          <table:table-cell office:value-type="float" office:value="0.15470461267274" calcext:value-type="float">
            <text:p>0.15470461267274</text:p>
          </table:table-cell>
          <table:table-cell office:value-type="float" office:value="0.143194006952825" calcext:value-type="float">
            <text:p>0.143194006952825</text:p>
          </table:table-cell>
          <table:table-cell office:value-type="float" office:value="0.143534411519132" calcext:value-type="float">
            <text:p>0.143534411519132</text:p>
          </table:table-cell>
          <table:table-cell office:value-type="float" office:value="0.136557655071466" calcext:value-type="float">
            <text:p>0.136557655071466</text:p>
          </table:table-cell>
          <table:table-cell office:value-type="float" office:value="0.133818363480368" calcext:value-type="float">
            <text:p>0.133818363480368</text:p>
          </table:table-cell>
          <table:table-cell office:value-type="float" office:value="0.141432584753089" calcext:value-type="float">
            <text:p>0.141432584753089</text:p>
          </table:table-cell>
          <table:table-cell office:value-type="float" office:value="0.149108543922372" calcext:value-type="float">
            <text:p>0.149108543922372</text:p>
          </table:table-cell>
          <table:table-cell office:value-type="float" office:value="0.150281519209609" calcext:value-type="float">
            <text:p>0.150281519209609</text:p>
          </table:table-cell>
          <table:table-cell office:value-type="float" office:value="0.150775272868621" calcext:value-type="float">
            <text:p>0.150775272868621</text:p>
          </table:table-cell>
          <table:table-cell office:value-type="float" office:value="0.14767785607368" calcext:value-type="float">
            <text:p>0.14767785607368</text:p>
          </table:table-cell>
          <table:table-cell office:value-type="float" office:value="0.13194565209277" calcext:value-type="float">
            <text:p>0.13194565209277</text:p>
          </table:table-cell>
          <table:table-cell office:value-type="float" office:value="0.130669002238364" calcext:value-type="float">
            <text:p>0.130669002238364</text:p>
          </table:table-cell>
          <table:table-cell office:value-type="float" office:value="0.128600724202911" calcext:value-type="float">
            <text:p>0.128600724202911</text:p>
          </table:table-cell>
          <table:table-cell office:value-type="float" office:value="0.128622563605449" calcext:value-type="float">
            <text:p>0.128622563605449</text:p>
          </table:table-cell>
          <table:table-cell office:value-type="float" office:value="0.131504762062264" calcext:value-type="float">
            <text:p>0.131504762062264</text:p>
          </table:table-cell>
          <table:table-cell office:value-type="float" office:value="0.13966175364494" calcext:value-type="float">
            <text:p>0.13966175364494</text:p>
          </table:table-cell>
          <table:table-cell office:value-type="float" office:value="0.144138672551869" calcext:value-type="float">
            <text:p>0.144138672551869</text:p>
          </table:table-cell>
          <table:table-cell office:value-type="float" office:value="0.143628478763732" calcext:value-type="float">
            <text:p>0.143628478763732</text:p>
          </table:table-cell>
          <table:table-cell office:value-type="float" office:value="0.142059045786198" calcext:value-type="float">
            <text:p>0.142059045786198</text:p>
          </table:table-cell>
          <table:table-cell office:value-type="float" office:value="0.141133915101751" calcext:value-type="float">
            <text:p>0.141133915101751</text:p>
          </table:table-cell>
          <table:table-cell office:value-type="float" office:value="0.143651130751063" calcext:value-type="float">
            <text:p>0.143651130751063</text:p>
          </table:table-cell>
          <table:table-cell office:value-type="float" office:value="0.139949386039615" calcext:value-type="float">
            <text:p>0.139949386039615</text:p>
          </table:table-cell>
          <table:table-cell office:value-type="float" office:value="0.134541678223847" calcext:value-type="float">
            <text:p>0.134541678223847</text:p>
          </table:table-cell>
          <table:table-cell office:value-type="float" office:value="0.119605929092838" calcext:value-type="float">
            <text:p>0.119605929092838</text:p>
          </table:table-cell>
          <table:table-cell office:value-type="float" office:value="0.114559601464537" calcext:value-type="float">
            <text:p>0.114559601464537</text:p>
          </table:table-cell>
          <table:table-cell office:value-type="float" office:value="0.113092097150553" calcext:value-type="float">
            <text:p>0.113092097150553</text:p>
          </table:table-cell>
          <table:table-cell office:value-type="float" office:value="0.116549581198161" calcext:value-type="float">
            <text:p>0.116549581198161</text:p>
          </table:table-cell>
          <table:table-cell office:value-type="float" office:value="0.124623916883799" calcext:value-type="float">
            <text:p>0.124623916883799</text:p>
          </table:table-cell>
          <table:table-cell office:value-type="float" office:value="0.123642382306269" calcext:value-type="float">
            <text:p>0.123642382306269</text:p>
          </table:table-cell>
          <table:table-cell office:value-type="float" office:value="0.122051443727752" calcext:value-type="float">
            <text:p>0.122051443727752</text:p>
          </table:table-cell>
          <table:table-cell office:value-type="float" office:value="0.123684612964278" calcext:value-type="float">
            <text:p>0.123684612964278</text:p>
          </table:table-cell>
          <table:table-cell office:value-type="float" office:value="0.119477117880004" calcext:value-type="float">
            <text:p>0.119477117880004</text:p>
          </table:table-cell>
          <table:table-cell office:value-type="float" office:value="0.110654721479869" calcext:value-type="float">
            <text:p>0.110654721479869</text:p>
          </table:table-cell>
          <table:table-cell office:value-type="float" office:value="0.109413757570448" calcext:value-type="float">
            <text:p>0.109413757570448</text:p>
          </table:table-cell>
          <table:table-cell office:value-type="float" office:value="0.11564206492308" calcext:value-type="float">
            <text:p>0.11564206492308</text:p>
          </table:table-cell>
          <table:table-cell office:value-type="float" office:value="0.11650986568259" calcext:value-type="float">
            <text:p>0.11650986568259</text:p>
          </table:table-cell>
          <table:table-cell office:value-type="float" office:value="0.11682283727437" calcext:value-type="float">
            <text:p>0.11682283727437</text:p>
          </table:table-cell>
          <table:table-cell office:value-type="float" office:value="0.115866588858194" calcext:value-type="float">
            <text:p>0.115866588858194</text:p>
          </table:table-cell>
          <table:table-cell office:value-type="float" office:value="0.113365036840637" calcext:value-type="float">
            <text:p>0.113365036840637</text:p>
          </table:table-cell>
          <table:table-cell office:value-type="float" office:value="0.109248149974029" calcext:value-type="float">
            <text:p>0.109248149974029</text:p>
          </table:table-cell>
          <table:table-cell office:value-type="float" office:value="0.105935134605941" calcext:value-type="float">
            <text:p>0.105935134605941</text:p>
          </table:table-cell>
          <table:table-cell office:value-type="float" office:value="0.103816802180327" calcext:value-type="float">
            <text:p>0.103816802180327</text:p>
          </table:table-cell>
          <table:table-cell office:value-type="float" office:value="0.109280364136464" calcext:value-type="float">
            <text:p>0.109280364136464</text:p>
          </table:table-cell>
          <table:table-cell office:value-type="float" office:value="0.113672977948767" calcext:value-type="float">
            <text:p>0.113672977948767</text:p>
          </table:table-cell>
          <table:table-cell office:value-type="float" office:value="0.117289192740789" calcext:value-type="float">
            <text:p>0.117289192740789</text:p>
          </table:table-cell>
          <table:table-cell office:value-type="float" office:value="0.124885351633813" calcext:value-type="float">
            <text:p>0.124885351633813</text:p>
          </table:table-cell>
          <table:table-cell office:value-type="float" office:value="0.127767811900914" calcext:value-type="float">
            <text:p>0.127767811900914</text:p>
          </table:table-cell>
          <table:table-cell office:value-type="float" office:value="0.130359364618275" calcext:value-type="float">
            <text:p>0.130359364618275</text:p>
          </table:table-cell>
          <table:table-cell office:value-type="float" office:value="0.134890671129778" calcext:value-type="float">
            <text:p>0.134890671129778</text:p>
          </table:table-cell>
          <table:table-cell office:value-type="float" office:value="0.138877413647879" calcext:value-type="float">
            <text:p>0.138877413647879</text:p>
          </table:table-cell>
          <table:table-cell office:value-type="float" office:value="0.138373925953671" calcext:value-type="float">
            <text:p>0.138373925953671</text:p>
          </table:table-cell>
          <table:table-cell office:value-type="float" office:value="0.137850334359786" calcext:value-type="float">
            <text:p>0.137850334359786</text:p>
          </table:table-cell>
          <table:table-cell office:value-type="float" office:value="0.13698108247697" calcext:value-type="float">
            <text:p>0.13698108247697</text:p>
          </table:table-cell>
          <table:table-cell office:value-type="float" office:value="0.132277833551184" calcext:value-type="float">
            <text:p>0.132277833551184</text:p>
          </table:table-cell>
          <table:table-cell office:value-type="float" office:value="0.128670108815236" calcext:value-type="float">
            <text:p>0.128670108815236</text:p>
          </table:table-cell>
          <table:table-cell office:value-type="float" office:value="0.123963811479171" calcext:value-type="float">
            <text:p>0.123963811479171</text:p>
          </table:table-cell>
          <table:table-cell office:value-type="float" office:value="0.126628501344593" calcext:value-type="float">
            <text:p>0.126628501344593</text:p>
          </table:table-cell>
          <table:table-cell office:value-type="float" office:value="0.130629516575566" calcext:value-type="float">
            <text:p>0.130629516575566</text:p>
          </table:table-cell>
          <table:table-cell office:value-type="float" office:value="0.137136789681292" calcext:value-type="float">
            <text:p>0.137136789681292</text:p>
          </table:table-cell>
          <table:table-cell office:value-type="float" office:value="0.143115368811164" calcext:value-type="float">
            <text:p>0.143115368811164</text:p>
          </table:table-cell>
          <table:table-cell office:value-type="float" office:value="0.148435799116134" calcext:value-type="float">
            <text:p>0.148435799116134</text:p>
          </table:table-cell>
          <table:table-cell office:value-type="float" office:value="0.148490623465351" calcext:value-type="float">
            <text:p>0.148490623465351</text:p>
          </table:table-cell>
          <table:table-cell office:value-type="float" office:value="0.140455083245891" calcext:value-type="float">
            <text:p>0.140455083245891</text:p>
          </table:table-cell>
          <table:table-cell office:value-type="float" office:value="0.132082684794395" calcext:value-type="float">
            <text:p>0.132082684794395</text:p>
          </table:table-cell>
          <table:table-cell office:value-type="float" office:value="0.125584396078445" calcext:value-type="float">
            <text:p>0.125584396078445</text:p>
          </table:table-cell>
          <table:table-cell office:value-type="float" office:value="0.131729322165734" calcext:value-type="float">
            <text:p>0.131729322165734</text:p>
          </table:table-cell>
          <table:table-cell office:value-type="float" office:value="0.14158418498281" calcext:value-type="float">
            <text:p>0.14158418498281</text:p>
          </table:table-cell>
          <table:table-cell office:value-type="float" office:value="0.148579196505027" calcext:value-type="float">
            <text:p>0.148579196505027</text:p>
          </table:table-cell>
          <table:table-cell office:value-type="float" office:value="0.15587369500176" calcext:value-type="float">
            <text:p>0.15587369500176</text:p>
          </table:table-cell>
          <table:table-cell office:value-type="float" office:value="0.156943484800189" calcext:value-type="float">
            <text:p>0.156943484800189</text:p>
          </table:table-cell>
          <table:table-cell office:value-type="float" office:value="0.155060587437401" calcext:value-type="float">
            <text:p>0.155060587437401</text:p>
          </table:table-cell>
          <table:table-cell office:value-type="float" office:value="0.155012361268579" calcext:value-type="float">
            <text:p>0.155012361268579</text:p>
          </table:table-cell>
          <table:table-cell office:value-type="float" office:value="0.138110569671246" calcext:value-type="float">
            <text:p>0.138110569671246</text:p>
          </table:table-cell>
          <table:table-cell office:value-type="float" office:value="0.126831610182019" calcext:value-type="float">
            <text:p>0.126831610182019</text:p>
          </table:table-cell>
          <table:table-cell office:value-type="float" office:value="0.132858330483855" calcext:value-type="float">
            <text:p>0.132858330483855</text:p>
          </table:table-cell>
          <table:table-cell office:value-type="float" office:value="0.145402310488655" calcext:value-type="float">
            <text:p>0.145402310488655</text:p>
          </table:table-cell>
          <table:table-cell office:value-type="float" office:value="0.15484501723184" calcext:value-type="float">
            <text:p>0.15484501723184</text:p>
          </table:table-cell>
          <table:table-cell office:value-type="float" office:value="0.165237540808505" calcext:value-type="float">
            <text:p>0.165237540808505</text:p>
          </table:table-cell>
          <table:table-cell office:value-type="float" office:value="0.169093455583781" calcext:value-type="float">
            <text:p>0.169093455583781</text:p>
          </table:table-cell>
          <table:table-cell office:value-type="float" office:value="0.16931622262967" calcext:value-type="float">
            <text:p>0.16931622262967</text:p>
          </table:table-cell>
          <table:table-cell office:value-type="float" office:value="0.170908204476157" calcext:value-type="float">
            <text:p>0.170908204476157</text:p>
          </table:table-cell>
          <table:table-cell office:value-type="float" office:value="0.167836126557063" calcext:value-type="float">
            <text:p>0.167836126557063</text:p>
          </table:table-cell>
          <table:table-cell office:value-type="float" office:value="0.143095080619659" calcext:value-type="float">
            <text:p>0.143095080619659</text:p>
          </table:table-cell>
          <table:table-cell office:value-type="float" office:value="0.131734608150676" calcext:value-type="float">
            <text:p>0.131734608150676</text:p>
          </table:table-cell>
          <table:table-cell office:value-type="float" office:value="0.140578526302637" calcext:value-type="float">
            <text:p>0.140578526302637</text:p>
          </table:table-cell>
          <table:table-cell office:value-type="float" office:value="0.147785417453884" calcext:value-type="float">
            <text:p>0.147785417453884</text:p>
          </table:table-cell>
          <table:table-cell office:value-type="float" office:value="0.156976403144209" calcext:value-type="float">
            <text:p>0.156976403144209</text:p>
          </table:table-cell>
          <table:table-cell office:value-type="float" office:value="0.167367828245539" calcext:value-type="float">
            <text:p>0.167367828245539</text:p>
          </table:table-cell>
          <table:table-cell office:value-type="float" office:value="0.17287600742893" calcext:value-type="float">
            <text:p>0.17287600742893</text:p>
          </table:table-cell>
          <table:table-cell office:value-type="float" office:value="0.174733838157206" calcext:value-type="float">
            <text:p>0.174733838157206</text:p>
          </table:table-cell>
          <table:table-cell office:value-type="float" office:value="0.150562496217505" calcext:value-type="float">
            <text:p>0.150562496217505</text:p>
          </table:table-cell>
          <table:table-cell office:value-type="float" office:value="0.137550964494362" calcext:value-type="float">
            <text:p>0.137550964494362</text:p>
          </table:table-cell>
          <table:table-cell office:value-type="float" office:value="0.139161294450783" calcext:value-type="float">
            <text:p>0.139161294450783</text:p>
          </table:table-cell>
          <table:table-cell office:value-type="float" office:value="0.144014366236133" calcext:value-type="float">
            <text:p>0.144014366236133</text:p>
          </table:table-cell>
          <table:table-cell office:value-type="float" office:value="0.152085560447045" calcext:value-type="float">
            <text:p>0.152085560447045</text:p>
          </table:table-cell>
          <table:table-cell office:value-type="float" office:value="0.164415378814011" calcext:value-type="float">
            <text:p>0.164415378814011</text:p>
          </table:table-cell>
          <table:table-cell office:value-type="float" office:value="0.176665300463865" calcext:value-type="float">
            <text:p>0.176665300463865</text:p>
          </table:table-cell>
          <table:table-cell office:value-type="float" office:value="0.180481820526749" calcext:value-type="float">
            <text:p>0.180481820526749</text:p>
          </table:table-cell>
          <table:table-cell office:value-type="float" office:value="0.180640877553791" calcext:value-type="float">
            <text:p>0.180640877553791</text:p>
          </table:table-cell>
          <table:table-cell office:value-type="float" office:value="0.155081604385892" calcext:value-type="float">
            <text:p>0.155081604385892</text:p>
          </table:table-cell>
          <table:table-cell office:value-type="float" office:value="0.148544072679347" calcext:value-type="float">
            <text:p>0.148544072679347</text:p>
          </table:table-cell>
          <table:table-cell office:value-type="float" office:value="0.146525434167992" calcext:value-type="float">
            <text:p>0.146525434167992</text:p>
          </table:table-cell>
          <table:table-cell office:value-type="float" office:value="0.149946971269329" calcext:value-type="float">
            <text:p>0.149946971269329</text:p>
          </table:table-cell>
          <table:table-cell office:value-type="float" office:value="0.164632872930732" calcext:value-type="float">
            <text:p>0.164632872930732</text:p>
          </table:table-cell>
          <table:table-cell office:value-type="float" office:value="0.171287524253633" calcext:value-type="float">
            <text:p>0.171287524253633</text:p>
          </table:table-cell>
          <table:table-cell office:value-type="float" office:value="0.182099305901347" calcext:value-type="float">
            <text:p>0.182099305901347</text:p>
          </table:table-cell>
          <table:table-cell office:value-type="float" office:value="0.18506162349181" calcext:value-type="float">
            <text:p>0.18506162349181</text:p>
          </table:table-cell>
          <table:table-cell office:value-type="float" office:value="0.185098707287578" calcext:value-type="float">
            <text:p>0.185098707287578</text:p>
          </table:table-cell>
          <table:table-cell office:value-type="float" office:value="0.158961759528076" calcext:value-type="float">
            <text:p>0.158961759528076</text:p>
          </table:table-cell>
          <table:table-cell office:value-type="float" office:value="0.147346913672974" calcext:value-type="float">
            <text:p>0.147346913672974</text:p>
          </table:table-cell>
          <table:table-cell office:value-type="float" office:value="0.15214727726432" calcext:value-type="float">
            <text:p>0.15214727726432</text:p>
          </table:table-cell>
          <table:table-cell office:value-type="float" office:value="0.166614974857806" calcext:value-type="float">
            <text:p>0.166614974857806</text:p>
          </table:table-cell>
          <table:table-cell office:value-type="float" office:value="0.173192805689605" calcext:value-type="float">
            <text:p>0.173192805689605</text:p>
          </table:table-cell>
          <table:table-cell office:value-type="float" office:value="0.181724384020221" calcext:value-type="float">
            <text:p>0.181724384020221</text:p>
          </table:table-cell>
          <table:table-cell office:value-type="float" office:value="0.183951784584686" calcext:value-type="float">
            <text:p>0.183951784584686</text:p>
          </table:table-cell>
          <table:table-cell office:value-type="float" office:value="0.183227003775873" calcext:value-type="float">
            <text:p>0.183227003775873</text:p>
          </table:table-cell>
          <table:table-cell office:value-type="float" office:value="0.152637107910198" calcext:value-type="float">
            <text:p>0.152637107910198</text:p>
          </table:table-cell>
          <table:table-cell office:value-type="float" office:value="0.145172839895193" calcext:value-type="float">
            <text:p>0.145172839895193</text:p>
          </table:table-cell>
          <table:table-cell office:value-type="float" office:value="0.155110217213334" calcext:value-type="float">
            <text:p>0.155110217213334</text:p>
          </table:table-cell>
          <table:table-cell office:value-type="float" office:value="0.169226323993412" calcext:value-type="float">
            <text:p>0.169226323993412</text:p>
          </table:table-cell>
          <table:table-cell office:value-type="float" office:value="0.180136915653883" calcext:value-type="float">
            <text:p>0.180136915653883</text:p>
          </table:table-cell>
          <table:table-cell office:value-type="float" office:value="0.185024706697163" calcext:value-type="float">
            <text:p>0.185024706697163</text:p>
          </table:table-cell>
          <table:table-cell office:value-type="float" office:value="0.189065097003073" calcext:value-type="float">
            <text:p>0.189065097003073</text:p>
          </table:table-cell>
          <table:table-cell office:value-type="float" office:value="0.158762906655704" calcext:value-type="float">
            <text:p>0.158762906655704</text:p>
          </table:table-cell>
          <table:table-cell office:value-type="float" office:value="0.144589792760592" calcext:value-type="float">
            <text:p>0.144589792760592</text:p>
          </table:table-cell>
          <table:table-cell office:value-type="float" office:value="0.145162027549444" calcext:value-type="float">
            <text:p>0.145162027549444</text:p>
          </table:table-cell>
          <table:table-cell office:value-type="float" office:value="0.149780402556133" calcext:value-type="float">
            <text:p>0.149780402556133</text:p>
          </table:table-cell>
          <table:table-cell office:value-type="float" office:value="0.155807044477617" calcext:value-type="float">
            <text:p>0.155807044477617</text:p>
          </table:table-cell>
          <table:table-cell office:value-type="float" office:value="0.166750867027574" calcext:value-type="float">
            <text:p>0.166750867027574</text:p>
          </table:table-cell>
          <table:table-cell office:value-type="float" office:value="0.174234178798261" calcext:value-type="float">
            <text:p>0.174234178798261</text:p>
          </table:table-cell>
          <table:table-cell office:value-type="float" office:value="0.179838708194603" calcext:value-type="float">
            <text:p>0.179838708194603</text:p>
          </table:table-cell>
          <table:table-cell office:value-type="float" office:value="0.182620201894399" calcext:value-type="float">
            <text:p>0.182620201894399</text:p>
          </table:table-cell>
          <table:table-cell office:value-type="float" office:value="0.177870894843156" calcext:value-type="float">
            <text:p>0.177870894843156</text:p>
          </table:table-cell>
          <table:table-cell office:value-type="float" office:value="0.156580150032388" calcext:value-type="float">
            <text:p>0.156580150032388</text:p>
          </table:table-cell>
          <table:table-cell office:value-type="float" office:value="0.143241223261891" calcext:value-type="float">
            <text:p>0.143241223261891</text:p>
          </table:table-cell>
          <table:table-cell office:value-type="float" office:value="0.139961478754296" calcext:value-type="float">
            <text:p>0.139961478754296</text:p>
          </table:table-cell>
          <table:table-cell office:value-type="float" office:value="0.15002274880338" calcext:value-type="float">
            <text:p>0.15002274880338</text:p>
          </table:table-cell>
          <table:table-cell office:value-type="float" office:value="0.158011938884024" calcext:value-type="float">
            <text:p>0.158011938884024</text:p>
          </table:table-cell>
          <table:table-cell office:value-type="float" office:value="0.161775191665979" calcext:value-type="float">
            <text:p>0.161775191665979</text:p>
          </table:table-cell>
          <table:table-cell office:value-type="float" office:value="0.164437001252382" calcext:value-type="float">
            <text:p>0.164437001252382</text:p>
          </table:table-cell>
          <table:table-cell office:value-type="float" office:value="0.170018081761672" calcext:value-type="float">
            <text:p>0.170018081761672</text:p>
          </table:table-cell>
          <table:table-cell office:value-type="float" office:value="0.174826696674788" calcext:value-type="float">
            <text:p>0.174826696674788</text:p>
          </table:table-cell>
          <table:table-cell office:value-type="float" office:value="0.17544562931656" calcext:value-type="float">
            <text:p>0.17544562931656</text:p>
          </table:table-cell>
          <table:table-cell office:value-type="float" office:value="0.176156001403417" calcext:value-type="float">
            <text:p>0.176156001403417</text:p>
          </table:table-cell>
          <table:table-cell office:value-type="float" office:value="0.175132044708393" calcext:value-type="float">
            <text:p>0.175132044708393</text:p>
          </table:table-cell>
          <table:table-cell office:value-type="float" office:value="0.140078942962517" calcext:value-type="float">
            <text:p>0.140078942962517</text:p>
          </table:table-cell>
          <table:table-cell office:value-type="float" office:value="0.133612567726387" calcext:value-type="float">
            <text:p>0.133612567726387</text:p>
          </table:table-cell>
          <table:table-cell office:value-type="float" office:value="0.13386432992154" calcext:value-type="float">
            <text:p>0.13386432992154</text:p>
          </table:table-cell>
          <table:table-cell office:value-type="float" office:value="0.142163311243497" calcext:value-type="float">
            <text:p>0.142163311243497</text:p>
          </table:table-cell>
          <table:table-cell office:value-type="float" office:value="0.148149500919392" calcext:value-type="float">
            <text:p>0.148149500919392</text:p>
          </table:table-cell>
          <table:table-cell office:value-type="float" office:value="0.154881237545719" calcext:value-type="float">
            <text:p>0.154881237545719</text:p>
          </table:table-cell>
          <table:table-cell office:value-type="float" office:value="0.166705941237139" calcext:value-type="float">
            <text:p>0.166705941237139</text:p>
          </table:table-cell>
          <table:table-cell office:value-type="float" office:value="0.165811044966142" calcext:value-type="float">
            <text:p>0.165811044966142</text:p>
          </table:table-cell>
          <table:table-cell office:value-type="float" office:value="0.166636525181059" calcext:value-type="float">
            <text:p>0.166636525181059</text:p>
          </table:table-cell>
          <table:table-cell office:value-type="float" office:value="0.152486876645164" calcext:value-type="float">
            <text:p>0.152486876645164</text:p>
          </table:table-cell>
          <table:table-cell office:value-type="float" office:value="0.139370775365339" calcext:value-type="float">
            <text:p>0.139370775365339</text:p>
          </table:table-cell>
          <table:table-cell office:value-type="float" office:value="0.126782859906119" calcext:value-type="float">
            <text:p>0.126782859906119</text:p>
          </table:table-cell>
          <table:table-cell office:value-type="float" office:value="0.125711801197286" calcext:value-type="float">
            <text:p>0.125711801197286</text:p>
          </table:table-cell>
          <table:table-cell office:value-type="float" office:value="0.128405517554361" calcext:value-type="float">
            <text:p>0.128405517554361</text:p>
          </table:table-cell>
          <table:table-cell office:value-type="float" office:value="0.132752137597618" calcext:value-type="float">
            <text:p>0.132752137597618</text:p>
          </table:table-cell>
          <table:table-cell office:value-type="float" office:value="0.137181290075341" calcext:value-type="float">
            <text:p>0.137181290075341</text:p>
          </table:table-cell>
          <table:table-cell office:value-type="float" office:value="0.144122679878562" calcext:value-type="float">
            <text:p>0.144122679878562</text:p>
          </table:table-cell>
          <table:table-cell office:value-type="float" office:value="0.154324209149494" calcext:value-type="float">
            <text:p>0.154324209149494</text:p>
          </table:table-cell>
          <table:table-cell office:value-type="float" office:value="0.159454106885319" calcext:value-type="float">
            <text:p>0.159454106885319</text:p>
          </table:table-cell>
          <table:table-cell office:value-type="float" office:value="0.15603817634604" calcext:value-type="float">
            <text:p>0.15603817634604</text:p>
          </table:table-cell>
          <table:table-cell office:value-type="float" office:value="0.1371241951747" calcext:value-type="float">
            <text:p>0.1371241951747</text:p>
          </table:table-cell>
          <table:table-cell office:value-type="float" office:value="0.125602652249194" calcext:value-type="float">
            <text:p>0.125602652249194</text:p>
          </table:table-cell>
          <table:table-cell office:value-type="float" office:value="0.115027289699123" calcext:value-type="float">
            <text:p>0.115027289699123</text:p>
          </table:table-cell>
          <table:table-cell office:value-type="float" office:value="0.115843365389891" calcext:value-type="float">
            <text:p>0.115843365389891</text:p>
          </table:table-cell>
          <table:table-cell office:value-type="float" office:value="0.132693061237031" calcext:value-type="float">
            <text:p>0.132693061237031</text:p>
          </table:table-cell>
          <table:table-cell office:value-type="float" office:value="0.147651776064551" calcext:value-type="float">
            <text:p>0.147651776064551</text:p>
          </table:table-cell>
          <table:table-cell office:value-type="float" office:value="0.150439739215196" calcext:value-type="float">
            <text:p>0.150439739215196</text:p>
          </table:table-cell>
          <table:table-cell office:value-type="float" office:value="0.14978527508015" calcext:value-type="float">
            <text:p>0.14978527508015</text:p>
          </table:table-cell>
          <table:table-cell office:value-type="float" office:value="0.151878538071771" calcext:value-type="float">
            <text:p>0.151878538071771</text:p>
          </table:table-cell>
          <table:table-cell office:value-type="float" office:value="0.125438366851757" calcext:value-type="float">
            <text:p>0.125438366851757</text:p>
          </table:table-cell>
          <table:table-cell office:value-type="float" office:value="0.110895416828036" calcext:value-type="float">
            <text:p>0.110895416828036</text:p>
          </table:table-cell>
          <table:table-cell office:value-type="float" office:value="0.109528633209057" calcext:value-type="float">
            <text:p>0.109528633209057</text:p>
          </table:table-cell>
          <table:table-cell office:value-type="float" office:value="0.118474356260445" calcext:value-type="float">
            <text:p>0.118474356260445</text:p>
          </table:table-cell>
          <table:table-cell office:value-type="float" office:value="0.129212133372441" calcext:value-type="float">
            <text:p>0.129212133372441</text:p>
          </table:table-cell>
          <table:table-cell office:value-type="float" office:value="0.134653098089611" calcext:value-type="float">
            <text:p>0.134653098089611</text:p>
          </table:table-cell>
          <table:table-cell office:value-type="float" office:value="0.145820301335738" calcext:value-type="float">
            <text:p>0.145820301335738</text:p>
          </table:table-cell>
          <table:table-cell office:value-type="float" office:value="0.144160070076144" calcext:value-type="float">
            <text:p>0.144160070076144</text:p>
          </table:table-cell>
          <table:table-cell office:value-type="float" office:value="0.145818294791753" calcext:value-type="float">
            <text:p>0.145818294791753</text:p>
          </table:table-cell>
          <table:table-cell office:value-type="float" office:value="0.112321992989346" calcext:value-type="float">
            <text:p>0.112321992989346</text:p>
          </table:table-cell>
          <table:table-cell office:value-type="float" office:value="0.10384202209715" calcext:value-type="float">
            <text:p>0.10384202209715</text:p>
          </table:table-cell>
          <table:table-cell office:value-type="float" office:value="0.107325733008647" calcext:value-type="float">
            <text:p>0.107325733008647</text:p>
          </table:table-cell>
          <table:table-cell office:value-type="float" office:value="0.110942817651176" calcext:value-type="float">
            <text:p>0.110942817651176</text:p>
          </table:table-cell>
          <table:table-cell office:value-type="float" office:value="0.135020952177358" calcext:value-type="float">
            <text:p>0.135020952177358</text:p>
          </table:table-cell>
          <table:table-cell office:value-type="float" office:value="0.147300369198853" calcext:value-type="float">
            <text:p>0.147300369198853</text:p>
          </table:table-cell>
          <table:table-cell office:value-type="float" office:value="0.106583953057885" calcext:value-type="float">
            <text:p>0.106583953057885</text:p>
          </table:table-cell>
          <table:table-cell office:value-type="float" office:value="0.123210720607376" calcext:value-type="float">
            <text:p>0.123210720607376</text:p>
          </table:table-cell>
          <table:table-cell office:value-type="float" office:value="0.132989335168538" calcext:value-type="float">
            <text:p>0.132989335168538</text:p>
          </table:table-cell>
          <table:table-cell office:value-type="float" office:value="0.146762243577547" calcext:value-type="float">
            <text:p>0.146762243577547</text:p>
          </table:table-cell>
          <table:table-cell office:value-type="float" office:value="0.146678074012959" calcext:value-type="float">
            <text:p>0.146678074012959</text:p>
          </table:table-cell>
          <table:table-cell office:value-type="float" office:value="0.151455741636361" calcext:value-type="float">
            <text:p>0.151455741636361</text:p>
          </table:table-cell>
          <table:table-cell office:value-type="float" office:value="0.100607478995334" calcext:value-type="float">
            <text:p>0.100607478995334</text:p>
          </table:table-cell>
          <table:table-cell office:value-type="float" office:value="0.127995209358413" calcext:value-type="float">
            <text:p>0.127995209358413</text:p>
          </table:table-cell>
          <table:table-cell office:value-type="float" office:value="0.142305983950977" calcext:value-type="float">
            <text:p>0.142305983950977</text:p>
          </table:table-cell>
          <table:table-cell office:value-type="float" office:value="0.145098435723794" calcext:value-type="float">
            <text:p>0.145098435723794</text:p>
          </table:table-cell>
          <table:table-cell office:value-type="float" office:value="0.103109709989289" calcext:value-type="float">
            <text:p>0.103109709989289</text:p>
          </table:table-cell>
          <table:table-cell office:value-type="float" office:value="0.10088755086169" calcext:value-type="float">
            <text:p>0.10088755086169</text:p>
          </table:table-cell>
          <table:table-cell office:value-type="float" office:value="0.104511913547605" calcext:value-type="float">
            <text:p>0.104511913547605</text:p>
          </table:table-cell>
          <table:table-cell office:value-type="float" office:value="0.11811484491316" calcext:value-type="float">
            <text:p>0.11811484491316</text:p>
          </table:table-cell>
          <table:table-cell office:value-type="float" office:value="0.12944878991336" calcext:value-type="float">
            <text:p>0.12944878991336</text:p>
          </table:table-cell>
          <table:table-cell office:value-type="float" office:value="0.140728421232621" calcext:value-type="float">
            <text:p>0.140728421232621</text:p>
          </table:table-cell>
          <table:table-cell office:value-type="float" office:value="0.14110404051633" calcext:value-type="float">
            <text:p>0.14110404051633</text:p>
          </table:table-cell>
          <table:table-cell office:value-type="float" office:value="0.106262024418501" calcext:value-type="float">
            <text:p>0.106262024418501</text:p>
          </table:table-cell>
          <table:table-cell office:value-type="float" office:value="0.104120731379846" calcext:value-type="float">
            <text:p>0.104120731379846</text:p>
          </table:table-cell>
          <table:table-cell office:value-type="float" office:value="0.150416135332096" calcext:value-type="float">
            <text:p>0.150416135332096</text:p>
          </table:table-cell>
          <table:table-cell office:value-type="float" office:value="0.156053252403024" calcext:value-type="float">
            <text:p>0.156053252403024</text:p>
          </table:table-cell>
          <table:table-cell office:value-type="float" office:value="0.124176755394533" calcext:value-type="float">
            <text:p>0.124176755394533</text:p>
          </table:table-cell>
          <table:table-cell office:value-type="float" office:value="0.107597471618995" calcext:value-type="float">
            <text:p>0.107597471618995</text:p>
          </table:table-cell>
          <table:table-cell office:value-type="float" office:value="0.107890814837072" calcext:value-type="float">
            <text:p>0.107890814837072</text:p>
          </table:table-cell>
          <table:table-cell office:value-type="float" office:value="0.113028801714129" calcext:value-type="float">
            <text:p>0.113028801714129</text:p>
          </table:table-cell>
          <table:table-cell office:value-type="float" office:value="0.117622231158135" calcext:value-type="float">
            <text:p>0.117622231158135</text:p>
          </table:table-cell>
          <table:table-cell office:value-type="float" office:value="0.132051115424041" calcext:value-type="float">
            <text:p>0.132051115424041</text:p>
          </table:table-cell>
          <table:table-cell office:value-type="float" office:value="0.153061702645383" calcext:value-type="float">
            <text:p>0.153061702645383</text:p>
          </table:table-cell>
          <table:table-cell office:value-type="float" office:value="0.15525816434692" calcext:value-type="float">
            <text:p>0.15525816434692</text:p>
          </table:table-cell>
          <table:table-cell office:value-type="float" office:value="0.154044311020675" calcext:value-type="float">
            <text:p>0.154044311020675</text:p>
          </table:table-cell>
          <table:table-cell office:value-type="float" office:value="0.157151966637947" calcext:value-type="float">
            <text:p>0.157151966637947</text:p>
          </table:table-cell>
          <table:table-cell office:value-type="float" office:value="0.134708063745598" calcext:value-type="float">
            <text:p>0.134708063745598</text:p>
          </table:table-cell>
          <table:table-cell office:value-type="float" office:value="0.131895900112414" calcext:value-type="float">
            <text:p>0.131895900112414</text:p>
          </table:table-cell>
          <table:table-cell office:value-type="float" office:value="0.121189707880526" calcext:value-type="float">
            <text:p>0.121189707880526</text:p>
          </table:table-cell>
          <table:table-cell office:value-type="float" office:value="0.126060463910373" calcext:value-type="float">
            <text:p>0.126060463910373</text:p>
          </table:table-cell>
          <table:table-cell office:value-type="float" office:value="0.134891834261088" calcext:value-type="float">
            <text:p>0.134891834261088</text:p>
          </table:table-cell>
          <table:table-cell office:value-type="float" office:value="0.144041950690855" calcext:value-type="float">
            <text:p>0.144041950690855</text:p>
          </table:table-cell>
          <table:table-cell office:value-type="float" office:value="0.15173464313423" calcext:value-type="float">
            <text:p>0.15173464313423</text:p>
          </table:table-cell>
          <table:table-cell office:value-type="float" office:value="0.151283778154808" calcext:value-type="float">
            <text:p>0.151283778154808</text:p>
          </table:table-cell>
          <table:table-cell office:value-type="float" office:value="0.128308176368781" calcext:value-type="float">
            <text:p>0.128308176368781</text:p>
          </table:table-cell>
          <table:table-cell office:value-type="float" office:value="0.121731884532833" calcext:value-type="float">
            <text:p>0.121731884532833</text:p>
          </table:table-cell>
          <table:table-cell office:value-type="float" office:value="0.125813922724441" calcext:value-type="float">
            <text:p>0.125813922724441</text:p>
          </table:table-cell>
          <table:table-cell office:value-type="float" office:value="0.132042342256468" calcext:value-type="float">
            <text:p>0.132042342256468</text:p>
          </table:table-cell>
          <table:table-cell office:value-type="float" office:value="0.143330824099366" calcext:value-type="float">
            <text:p>0.143330824099366</text:p>
          </table:table-cell>
          <table:table-cell office:value-type="float" office:value="0.158691429142509" calcext:value-type="float">
            <text:p>0.158691429142509</text:p>
          </table:table-cell>
          <table:table-cell office:value-type="float" office:value="0.159233285666018" calcext:value-type="float">
            <text:p>0.159233285666018</text:p>
          </table:table-cell>
          <table:table-cell office:value-type="float" office:value="0.158362779080338" calcext:value-type="float">
            <text:p>0.158362779080338</text:p>
          </table:table-cell>
          <table:table-cell office:value-type="float" office:value="0.11401451493269" calcext:value-type="float">
            <text:p>0.11401451493269</text:p>
          </table:table-cell>
          <table:table-cell office:value-type="float" office:value="0.120343489454752" calcext:value-type="float">
            <text:p>0.120343489454752</text:p>
          </table:table-cell>
          <table:table-cell office:value-type="float" office:value="0.133734593233663" calcext:value-type="float">
            <text:p>0.133734593233663</text:p>
          </table:table-cell>
          <table:table-cell office:value-type="float" office:value="0.144692121873169" calcext:value-type="float">
            <text:p>0.144692121873169</text:p>
          </table:table-cell>
          <table:table-cell office:value-type="float" office:value="0.163289073757762" calcext:value-type="float">
            <text:p>0.163289073757762</text:p>
          </table:table-cell>
          <table:table-cell office:value-type="float" office:value="0.163090630054021" calcext:value-type="float">
            <text:p>0.163090630054021</text:p>
          </table:table-cell>
          <table:table-cell office:value-type="float" office:value="0.163544283953444" calcext:value-type="float">
            <text:p>0.163544283953444</text:p>
          </table:table-cell>
          <table:table-cell office:value-type="float" office:value="0.160438135687021" calcext:value-type="float">
            <text:p>0.160438135687021</text:p>
          </table:table-cell>
          <table:table-cell office:value-type="float" office:value="0.146937051747172" calcext:value-type="float">
            <text:p>0.146937051747172</text:p>
          </table:table-cell>
          <table:table-cell office:value-type="float" office:value="0.138163079625185" calcext:value-type="float">
            <text:p>0.138163079625185</text:p>
          </table:table-cell>
          <table:table-cell office:value-type="float" office:value="0.135332835477824" calcext:value-type="float">
            <text:p>0.135332835477824</text:p>
          </table:table-cell>
          <table:table-cell office:value-type="float" office:value="0.139745618575121" calcext:value-type="float">
            <text:p>0.139745618575121</text:p>
          </table:table-cell>
          <table:table-cell office:value-type="float" office:value="0.152340713583677" calcext:value-type="float">
            <text:p>0.152340713583677</text:p>
          </table:table-cell>
          <table:table-cell office:value-type="float" office:value="0.154678803880588" calcext:value-type="float">
            <text:p>0.154678803880588</text:p>
          </table:table-cell>
          <table:table-cell office:value-type="float" office:value="0.164511437460847" calcext:value-type="float">
            <text:p>0.164511437460847</text:p>
          </table:table-cell>
          <table:table-cell office:value-type="float" office:value="0.163986168252708" calcext:value-type="float">
            <text:p>0.163986168252708</text:p>
          </table:table-cell>
          <table:table-cell office:value-type="float" office:value="0.151473437541394" calcext:value-type="float">
            <text:p>0.151473437541394</text:p>
          </table:table-cell>
          <table:table-cell office:value-type="float" office:value="0.146555354346704" calcext:value-type="float">
            <text:p>0.146555354346704</text:p>
          </table:table-cell>
          <table:table-cell office:value-type="float" office:value="0.136915363435313" calcext:value-type="float">
            <text:p>0.136915363435313</text:p>
          </table:table-cell>
          <table:table-cell office:value-type="float" office:value="0.140099907783539" calcext:value-type="float">
            <text:p>0.140099907783539</text:p>
          </table:table-cell>
          <table:table-cell office:value-type="float" office:value="0.142941696484695" calcext:value-type="float">
            <text:p>0.142941696484695</text:p>
          </table:table-cell>
          <table:table-cell office:value-type="float" office:value="0.147854604716652" calcext:value-type="float">
            <text:p>0.147854604716652</text:p>
          </table:table-cell>
          <table:table-cell office:value-type="float" office:value="0.153234053135356" calcext:value-type="float">
            <text:p>0.153234053135356</text:p>
          </table:table-cell>
          <table:table-cell office:value-type="float" office:value="0.152805775957382" calcext:value-type="float">
            <text:p>0.152805775957382</text:p>
          </table:table-cell>
          <table:table-cell office:value-type="float" office:value="0.154201432686436" calcext:value-type="float">
            <text:p>0.154201432686436</text:p>
          </table:table-cell>
          <table:table-cell office:value-type="float" office:value="0.159214915956037" calcext:value-type="float">
            <text:p>0.159214915956037</text:p>
          </table:table-cell>
          <table:table-cell office:value-type="float" office:value="0.161748318947277" calcext:value-type="float">
            <text:p>0.161748318947277</text:p>
          </table:table-cell>
          <table:table-cell office:value-type="float" office:value="0.163959868738183" calcext:value-type="float">
            <text:p>0.163959868738183</text:p>
          </table:table-cell>
          <table:table-cell office:value-type="float" office:value="0.146340302746334" calcext:value-type="float">
            <text:p>0.146340302746334</text:p>
          </table:table-cell>
          <table:table-cell office:value-type="float" office:value="0.135524967167056" calcext:value-type="float">
            <text:p>0.135524967167056</text:p>
          </table:table-cell>
          <table:table-cell office:value-type="float" office:value="0.139902865447714" calcext:value-type="float">
            <text:p>0.139902865447714</text:p>
          </table:table-cell>
          <table:table-cell office:value-type="float" office:value="0.142058038262232" calcext:value-type="float">
            <text:p>0.142058038262232</text:p>
          </table:table-cell>
          <table:table-cell office:value-type="float" office:value="0.154626680495187" calcext:value-type="float">
            <text:p>0.154626680495187</text:p>
          </table:table-cell>
          <table:table-cell office:value-type="float" office:value="0.154997003506281" calcext:value-type="float">
            <text:p>0.154997003506281</text:p>
          </table:table-cell>
          <table:table-cell office:value-type="float" office:value="0.155570476263801" calcext:value-type="float">
            <text:p>0.155570476263801</text:p>
          </table:table-cell>
          <table:table-cell office:value-type="float" office:value="0.160530086647112" calcext:value-type="float">
            <text:p>0.160530086647112</text:p>
          </table:table-cell>
          <table:table-cell office:value-type="float" office:value="0.163390651851027" calcext:value-type="float">
            <text:p>0.163390651851027</text:p>
          </table:table-cell>
          <table:table-cell office:value-type="float" office:value="0.163815064230572" calcext:value-type="float">
            <text:p>0.163815064230572</text:p>
          </table:table-cell>
          <table:table-cell office:value-type="float" office:value="0.146955583910724" calcext:value-type="float">
            <text:p>0.146955583910724</text:p>
          </table:table-cell>
          <table:table-cell office:value-type="float" office:value="0.137349248747304" calcext:value-type="float">
            <text:p>0.137349248747304</text:p>
          </table:table-cell>
          <table:table-cell office:value-type="float" office:value="0.137299737099801" calcext:value-type="float">
            <text:p>0.137299737099801</text:p>
          </table:table-cell>
          <table:table-cell office:value-type="float" office:value="0.143084733125665" calcext:value-type="float">
            <text:p>0.143084733125665</text:p>
          </table:table-cell>
          <table:table-cell office:value-type="float" office:value="0.152345769600686" calcext:value-type="float">
            <text:p>0.152345769600686</text:p>
          </table:table-cell>
          <table:table-cell office:value-type="float" office:value="0.15659857863821" calcext:value-type="float">
            <text:p>0.15659857863821</text:p>
          </table:table-cell>
          <table:table-cell office:value-type="float" office:value="0.161195289198829" calcext:value-type="float">
            <text:p>0.161195289198829</text:p>
          </table:table-cell>
          <table:table-cell office:value-type="float" office:value="0.162231051784163" calcext:value-type="float">
            <text:p>0.162231051784163</text:p>
          </table:table-cell>
          <table:table-cell office:value-type="float" office:value="0.14132599221267" calcext:value-type="float">
            <text:p>0.14132599221267</text:p>
          </table:table-cell>
          <table:table-cell office:value-type="float" office:value="0.130946044384392" calcext:value-type="float">
            <text:p>0.130946044384392</text:p>
          </table:table-cell>
          <table:table-cell office:value-type="float" office:value="0.134076112553365" calcext:value-type="float">
            <text:p>0.134076112553365</text:p>
          </table:table-cell>
          <table:table-cell office:value-type="float" office:value="0.144374181725014" calcext:value-type="float">
            <text:p>0.144374181725014</text:p>
          </table:table-cell>
          <table:table-cell office:value-type="float" office:value="0.148445305873163" calcext:value-type="float">
            <text:p>0.148445305873163</text:p>
          </table:table-cell>
          <table:table-cell office:value-type="float" office:value="0.158787455696968" calcext:value-type="float">
            <text:p>0.158787455696968</text:p>
          </table:table-cell>
          <table:table-cell office:value-type="float" office:value="0.15932691896661" calcext:value-type="float">
            <text:p>0.15932691896661</text:p>
          </table:table-cell>
          <table:table-cell office:value-type="float" office:value="0.16067227839967" calcext:value-type="float">
            <text:p>0.16067227839967</text:p>
          </table:table-cell>
          <table:table-cell office:value-type="float" office:value="0.160529916415212" calcext:value-type="float">
            <text:p>0.160529916415212</text:p>
          </table:table-cell>
          <table:table-cell office:value-type="float" office:value="0.157820962978609" calcext:value-type="float">
            <text:p>0.157820962978609</text:p>
          </table:table-cell>
          <table:table-cell office:value-type="float" office:value="0.145377111527485" calcext:value-type="float">
            <text:p>0.145377111527485</text:p>
          </table:table-cell>
          <table:table-cell office:value-type="float" office:value="0.140026836414273" calcext:value-type="float">
            <text:p>0.140026836414273</text:p>
          </table:table-cell>
          <table:table-cell office:value-type="float" office:value="0.132504000711103" calcext:value-type="float">
            <text:p>0.132504000711103</text:p>
          </table:table-cell>
          <table:table-cell office:value-type="float" office:value="0.132901277572484" calcext:value-type="float">
            <text:p>0.132901277572484</text:p>
          </table:table-cell>
          <table:table-cell office:value-type="float" office:value="0.139642283932646" calcext:value-type="float">
            <text:p>0.139642283932646</text:p>
          </table:table-cell>
          <table:table-cell office:value-type="float" office:value="0.143154839376308" calcext:value-type="float">
            <text:p>0.143154839376308</text:p>
          </table:table-cell>
          <table:table-cell office:value-type="float" office:value="0.151367627180019" calcext:value-type="float">
            <text:p>0.151367627180019</text:p>
          </table:table-cell>
          <table:table-cell office:value-type="float" office:value="0.153294890916098" calcext:value-type="float">
            <text:p>0.153294890916098</text:p>
          </table:table-cell>
          <table:table-cell office:value-type="float" office:value="0.155432469139378" calcext:value-type="float">
            <text:p>0.155432469139378</text:p>
          </table:table-cell>
          <table:table-cell office:value-type="float" office:value="0.155099478507012" calcext:value-type="float">
            <text:p>0.155099478507012</text:p>
          </table:table-cell>
          <table:table-cell office:value-type="float" office:value="0.156211027123266" calcext:value-type="float">
            <text:p>0.156211027123266</text:p>
          </table:table-cell>
          <table:table-cell office:value-type="float" office:value="0.149084404514987" calcext:value-type="float">
            <text:p>0.149084404514987</text:p>
          </table:table-cell>
          <table:table-cell office:value-type="float" office:value="0.146744365266952" calcext:value-type="float">
            <text:p>0.146744365266952</text:p>
          </table:table-cell>
          <table:table-cell office:value-type="float" office:value="0.1413069416659" calcext:value-type="float">
            <text:p>0.1413069416659</text:p>
          </table:table-cell>
          <table:table-cell office:value-type="float" office:value="0.139791173260748" calcext:value-type="float">
            <text:p>0.139791173260748</text:p>
          </table:table-cell>
          <table:table-cell office:value-type="float" office:value="0.139728610292513" calcext:value-type="float">
            <text:p>0.139728610292513</text:p>
          </table:table-cell>
          <table:table-cell office:value-type="float" office:value="0.14437859900164" calcext:value-type="float">
            <text:p>0.14437859900164</text:p>
          </table:table-cell>
          <table:table-cell office:value-type="float" office:value="0.142257455981161" calcext:value-type="float">
            <text:p>0.142257455981161</text:p>
          </table:table-cell>
          <table:table-cell office:value-type="float" office:value="0.146437816730301" calcext:value-type="float">
            <text:p>0.146437816730301</text:p>
          </table:table-cell>
          <table:table-cell office:value-type="float" office:value="0.150015093044723" calcext:value-type="float">
            <text:p>0.150015093044723</text:p>
          </table:table-cell>
          <table:table-cell office:value-type="float" office:value="0.156166242409179" calcext:value-type="float">
            <text:p>0.156166242409179</text:p>
          </table:table-cell>
          <table:table-cell office:value-type="float" office:value="0.160776732150339" calcext:value-type="float">
            <text:p>0.160776732150339</text:p>
          </table:table-cell>
          <table:table-cell office:value-type="float" office:value="0.1534165497573" calcext:value-type="float">
            <text:p>0.1534165497573</text:p>
          </table:table-cell>
          <table:table-cell office:value-type="float" office:value="0.154429383695404" calcext:value-type="float">
            <text:p>0.154429383695404</text:p>
          </table:table-cell>
          <table:table-cell office:value-type="float" office:value="0.148249809161105" calcext:value-type="float">
            <text:p>0.148249809161105</text:p>
          </table:table-cell>
          <table:table-cell office:value-type="float" office:value="0.14383172426326" calcext:value-type="float">
            <text:p>0.14383172426326</text:p>
          </table:table-cell>
          <table:table-cell office:value-type="float" office:value="0.140818521253353" calcext:value-type="float">
            <text:p>0.140818521253353</text:p>
          </table:table-cell>
          <table:table-cell office:value-type="float" office:value="0.138115980252101" calcext:value-type="float">
            <text:p>0.138115980252101</text:p>
          </table:table-cell>
          <table:table-cell office:value-type="float" office:value="0.141874459789385" calcext:value-type="float">
            <text:p>0.141874459789385</text:p>
          </table:table-cell>
          <table:table-cell office:value-type="float" office:value="0.147555159804651" calcext:value-type="float">
            <text:p>0.147555159804651</text:p>
          </table:table-cell>
          <table:table-cell office:value-type="float" office:value="0.159416810782326" calcext:value-type="float">
            <text:p>0.159416810782326</text:p>
          </table:table-cell>
          <table:table-cell office:value-type="float" office:value="0.156210622742835" calcext:value-type="float">
            <text:p>0.156210622742835</text:p>
          </table:table-cell>
          <table:table-cell office:value-type="float" office:value="0.159437183080655" calcext:value-type="float">
            <text:p>0.159437183080655</text:p>
          </table:table-cell>
          <table:table-cell office:value-type="float" office:value="0.149937939550297" calcext:value-type="float">
            <text:p>0.149937939550297</text:p>
          </table:table-cell>
          <table:table-cell office:value-type="float" office:value="0.140351650647573" calcext:value-type="float">
            <text:p>0.140351650647573</text:p>
          </table:table-cell>
          <table:table-cell office:value-type="float" office:value="0.13858427629666" calcext:value-type="float">
            <text:p>0.13858427629666</text:p>
          </table:table-cell>
          <table:table-cell office:value-type="float" office:value="0.131484212548551" calcext:value-type="float">
            <text:p>0.131484212548551</text:p>
          </table:table-cell>
          <table:table-cell office:value-type="float" office:value="0.129802071461863" calcext:value-type="float">
            <text:p>0.129802071461863</text:p>
          </table:table-cell>
          <table:table-cell office:value-type="float" office:value="0.131723990924548" calcext:value-type="float">
            <text:p>0.131723990924548</text:p>
          </table:table-cell>
          <table:table-cell office:value-type="float" office:value="0.13555706870442" calcext:value-type="float">
            <text:p>0.13555706870442</text:p>
          </table:table-cell>
          <table:table-cell office:value-type="float" office:value="0.13973369266722" calcext:value-type="float">
            <text:p>0.13973369266722</text:p>
          </table:table-cell>
          <table:table-cell office:value-type="float" office:value="0.156479474181429" calcext:value-type="float">
            <text:p>0.156479474181429</text:p>
          </table:table-cell>
          <table:table-cell office:value-type="float" office:value="0.154344441065383" calcext:value-type="float">
            <text:p>0.154344441065383</text:p>
          </table:table-cell>
          <table:table-cell office:value-type="float" office:value="0.157858688532162" calcext:value-type="float">
            <text:p>0.157858688532162</text:p>
          </table:table-cell>
          <table:table-cell office:value-type="float" office:value="0.152624141137054" calcext:value-type="float">
            <text:p>0.152624141137054</text:p>
          </table:table-cell>
          <table:table-cell office:value-type="float" office:value="0.144978421370505" calcext:value-type="float">
            <text:p>0.144978421370505</text:p>
          </table:table-cell>
          <table:table-cell office:value-type="float" office:value="0.140726924363032" calcext:value-type="float">
            <text:p>0.140726924363032</text:p>
          </table:table-cell>
          <table:table-cell office:value-type="float" office:value="0.13320320698797" calcext:value-type="float">
            <text:p>0.13320320698797</text:p>
          </table:table-cell>
          <table:table-cell office:value-type="float" office:value="0.130968992078022" calcext:value-type="float">
            <text:p>0.130968992078022</text:p>
          </table:table-cell>
          <table:table-cell office:value-type="float" office:value="0.131836903595117" calcext:value-type="float">
            <text:p>0.131836903595117</text:p>
          </table:table-cell>
          <table:table-cell office:value-type="float" office:value="0.140106199173018" calcext:value-type="float">
            <text:p>0.140106199173018</text:p>
          </table:table-cell>
          <table:table-cell office:value-type="float" office:value="0.151926200775622" calcext:value-type="float">
            <text:p>0.151926200775622</text:p>
          </table:table-cell>
          <table:table-cell office:value-type="float" office:value="0.154080365596215" calcext:value-type="float">
            <text:p>0.154080365596215</text:p>
          </table:table-cell>
          <table:table-cell office:value-type="float" office:value="0.155511742598888" calcext:value-type="float">
            <text:p>0.155511742598888</text:p>
          </table:table-cell>
          <table:table-cell office:value-type="float" office:value="0.15843772147142" calcext:value-type="float">
            <text:p>0.15843772147142</text:p>
          </table:table-cell>
          <table:table-cell office:value-type="float" office:value="0.153433655189294" calcext:value-type="float">
            <text:p>0.153433655189294</text:p>
          </table:table-cell>
          <table:table-cell office:value-type="float" office:value="0.145069735146212" calcext:value-type="float">
            <text:p>0.145069735146212</text:p>
          </table:table-cell>
          <table:table-cell office:value-type="float" office:value="0.138938862244992" calcext:value-type="float">
            <text:p>0.138938862244992</text:p>
          </table:table-cell>
          <table:table-cell office:value-type="float" office:value="0.130612192917079" calcext:value-type="float">
            <text:p>0.130612192917079</text:p>
          </table:table-cell>
          <table:table-cell office:value-type="float" office:value="0.135678169072106" calcext:value-type="float">
            <text:p>0.135678169072106</text:p>
          </table:table-cell>
          <table:table-cell office:value-type="float" office:value="0.138614979150909" calcext:value-type="float">
            <text:p>0.138614979150909</text:p>
          </table:table-cell>
          <table:table-cell office:value-type="float" office:value="0.150667033100345" calcext:value-type="float">
            <text:p>0.150667033100345</text:p>
          </table:table-cell>
          <table:table-cell office:value-type="float" office:value="0.149320597946227" calcext:value-type="float">
            <text:p>0.149320597946227</text:p>
          </table:table-cell>
          <table:table-cell office:value-type="float" office:value="0.150295245871889" calcext:value-type="float">
            <text:p>0.150295245871889</text:p>
          </table:table-cell>
          <table:table-cell office:value-type="float" office:value="0.152459388155685" calcext:value-type="float">
            <text:p>0.152459388155685</text:p>
          </table:table-cell>
          <table:table-cell office:value-type="float" office:value="0.146170183247036" calcext:value-type="float">
            <text:p>0.146170183247036</text:p>
          </table:table-cell>
          <table:table-cell office:value-type="float" office:value="0.14518698588012" calcext:value-type="float">
            <text:p>0.14518698588012</text:p>
          </table:table-cell>
          <table:table-cell office:value-type="float" office:value="0.134770958669231" calcext:value-type="float">
            <text:p>0.134770958669231</text:p>
          </table:table-cell>
          <table:table-cell office:value-type="float" office:value="0.130957451045158" calcext:value-type="float">
            <text:p>0.130957451045158</text:p>
          </table:table-cell>
          <table:table-cell office:value-type="float" office:value="0.131651825497303" calcext:value-type="float">
            <text:p>0.131651825497303</text:p>
          </table:table-cell>
          <table:table-cell office:value-type="float" office:value="0.138702807887495" calcext:value-type="float">
            <text:p>0.138702807887495</text:p>
          </table:table-cell>
          <table:table-cell office:value-type="float" office:value="0.142717413202651" calcext:value-type="float">
            <text:p>0.142717413202651</text:p>
          </table:table-cell>
          <table:table-cell office:value-type="float" office:value="0.144249526398419" calcext:value-type="float">
            <text:p>0.144249526398419</text:p>
          </table:table-cell>
          <table:table-cell office:value-type="float" office:value="0.145882777242637" calcext:value-type="float">
            <text:p>0.145882777242637</text:p>
          </table:table-cell>
          <table:table-cell office:value-type="float" office:value="0.148671585040396" calcext:value-type="float">
            <text:p>0.148671585040396</text:p>
          </table:table-cell>
          <table:table-cell office:value-type="float" office:value="0.145908136782413" calcext:value-type="float">
            <text:p>0.145908136782413</text:p>
          </table:table-cell>
          <table:table-cell office:value-type="float" office:value="0.143312015856378" calcext:value-type="float">
            <text:p>0.143312015856378</text:p>
          </table:table-cell>
          <table:table-cell office:value-type="float" office:value="0.142097626886112" calcext:value-type="float">
            <text:p>0.142097626886112</text:p>
          </table:table-cell>
          <table:table-cell office:value-type="float" office:value="0.139691267522036" calcext:value-type="float">
            <text:p>0.139691267522036</text:p>
          </table:table-cell>
          <table:table-cell office:value-type="float" office:value="0.138036933129913" calcext:value-type="float">
            <text:p>0.138036933129913</text:p>
          </table:table-cell>
          <table:table-cell office:value-type="float" office:value="0.136873647343955" calcext:value-type="float">
            <text:p>0.136873647343955</text:p>
          </table:table-cell>
          <table:table-cell office:value-type="float" office:value="0.141411070805656" calcext:value-type="float">
            <text:p>0.141411070805656</text:p>
          </table:table-cell>
          <table:table-cell office:value-type="float" office:value="0.139226480704722" calcext:value-type="float">
            <text:p>0.139226480704722</text:p>
          </table:table-cell>
          <table:table-cell office:value-type="float" office:value="0.146080401023973" calcext:value-type="float">
            <text:p>0.146080401023973</text:p>
          </table:table-cell>
          <table:table-cell office:value-type="float" office:value="0.1444683249136" calcext:value-type="float">
            <text:p>0.1444683249136</text:p>
          </table:table-cell>
          <table:table-cell office:value-type="float" office:value="0.143833312574661" calcext:value-type="float">
            <text:p>0.143833312574661</text:p>
          </table:table-cell>
          <table:table-cell office:value-type="float" office:value="0.143444464171033" calcext:value-type="float">
            <text:p>0.143444464171033</text:p>
          </table:table-cell>
          <table:table-cell office:value-type="float" office:value="0.145144495829434" calcext:value-type="float">
            <text:p>0.145144495829434</text:p>
          </table:table-cell>
          <table:table-cell office:value-type="float" office:value="0.147884116256362" calcext:value-type="float">
            <text:p>0.147884116256362</text:p>
          </table:table-cell>
          <table:table-cell office:value-type="float" office:value="0.153680800201532" calcext:value-type="float">
            <text:p>0.153680800201532</text:p>
          </table:table-cell>
          <table:table-cell office:value-type="float" office:value="0.154060907621033" calcext:value-type="float">
            <text:p>0.154060907621033</text:p>
          </table:table-cell>
          <table:table-cell office:value-type="float" office:value="0.152582952216665" calcext:value-type="float">
            <text:p>0.152582952216665</text:p>
          </table:table-cell>
          <table:table-cell office:value-type="float" office:value="0.155724600354811" calcext:value-type="float">
            <text:p>0.155724600354811</text:p>
          </table:table-cell>
          <table:table-cell office:value-type="float" office:value="0.152165153609782" calcext:value-type="float">
            <text:p>0.152165153609782</text:p>
          </table:table-cell>
          <table:table-cell office:value-type="float" office:value="0.151448805753756" calcext:value-type="float">
            <text:p>0.151448805753756</text:p>
          </table:table-cell>
          <table:table-cell office:value-type="float" office:value="0.143810821814255" calcext:value-type="float">
            <text:p>0.143810821814255</text:p>
          </table:table-cell>
          <table:table-cell office:value-type="float" office:value="0.134382988987484" calcext:value-type="float">
            <text:p>0.134382988987484</text:p>
          </table:table-cell>
          <table:table-cell office:value-type="float" office:value="0.155870709423208" calcext:value-type="float">
            <text:p>0.155870709423208</text:p>
          </table:table-cell>
          <table:table-cell office:value-type="float" office:value="0.162013998103724" calcext:value-type="float">
            <text:p>0.162013998103724</text:p>
          </table:table-cell>
          <table:table-cell office:value-type="float" office:value="0.166786826008532" calcext:value-type="float">
            <text:p>0.166786826008532</text:p>
          </table:table-cell>
          <table:table-cell office:value-type="float" office:value="0.168279450414631" calcext:value-type="float">
            <text:p>0.168279450414631</text:p>
          </table:table-cell>
          <table:table-cell office:value-type="float" office:value="0.118774204913513" calcext:value-type="float">
            <text:p>0.118774204913513</text:p>
          </table:table-cell>
          <table:table-cell office:value-type="float" office:value="0.117808617436838" calcext:value-type="float">
            <text:p>0.117808617436838</text:p>
          </table:table-cell>
          <table:table-cell office:value-type="float" office:value="0.166382634337251" calcext:value-type="float">
            <text:p>0.166382634337251</text:p>
          </table:table-cell>
          <table:table-cell office:value-type="float" office:value="0.171646432635694" calcext:value-type="float">
            <text:p>0.171646432635694</text:p>
          </table:table-cell>
          <table:table-cell office:value-type="float" office:value="0.121219409625487" calcext:value-type="float">
            <text:p>0.121219409625487</text:p>
          </table:table-cell>
          <table:table-cell office:value-type="float" office:value="0.112361581346341" calcext:value-type="float">
            <text:p>0.112361581346341</text:p>
          </table:table-cell>
          <table:table-cell office:value-type="float" office:value="0.122590521175474" calcext:value-type="float">
            <text:p>0.122590521175474</text:p>
          </table:table-cell>
          <table:table-cell office:value-type="float" office:value="0.127991327994456" calcext:value-type="float">
            <text:p>0.127991327994456</text:p>
          </table:table-cell>
          <table:table-cell office:value-type="float" office:value="0.134292987717099" calcext:value-type="float">
            <text:p>0.134292987717099</text:p>
          </table:table-cell>
          <table:table-cell office:value-type="float" office:value="0.147597666864289" calcext:value-type="float">
            <text:p>0.147597666864289</text:p>
          </table:table-cell>
          <table:table-cell office:value-type="float" office:value="0.108553103315039" calcext:value-type="float">
            <text:p>0.108553103315039</text:p>
          </table:table-cell>
          <table:table-cell office:value-type="float" office:value="0.111521781917546" calcext:value-type="float">
            <text:p>0.111521781917546</text:p>
          </table:table-cell>
          <table:table-cell office:value-type="float" office:value="0.114800039796988" calcext:value-type="float">
            <text:p>0.114800039796988</text:p>
          </table:table-cell>
          <table:table-cell office:value-type="float" office:value="0.120373969126347" calcext:value-type="float">
            <text:p>0.120373969126347</text:p>
          </table:table-cell>
          <table:table-cell office:value-type="float" office:value="0.126351148589576" calcext:value-type="float">
            <text:p>0.126351148589576</text:p>
          </table:table-cell>
          <table:table-cell office:value-type="float" office:value="0.135031526158694" calcext:value-type="float">
            <text:p>0.135031526158694</text:p>
          </table:table-cell>
          <table:table-cell office:value-type="float" office:value="0.140310662062649" calcext:value-type="float">
            <text:p>0.140310662062649</text:p>
          </table:table-cell>
          <table:table-cell office:value-type="float" office:value="0.145970113955569" calcext:value-type="float">
            <text:p>0.145970113955569</text:p>
          </table:table-cell>
          <table:table-cell office:value-type="float" office:value="0.148271443759714" calcext:value-type="float">
            <text:p>0.148271443759714</text:p>
          </table:table-cell>
          <table:table-cell office:value-type="float" office:value="0.146879245686777" calcext:value-type="float">
            <text:p>0.146879245686777</text:p>
          </table:table-cell>
          <table:table-cell office:value-type="float" office:value="0.127497701089958" calcext:value-type="float">
            <text:p>0.127497701089958</text:p>
          </table:table-cell>
          <table:table-cell office:value-type="float" office:value="0.110663034263722" calcext:value-type="float">
            <text:p>0.110663034263722</text:p>
          </table:table-cell>
          <table:table-cell office:value-type="float" office:value="0.118635149274126" calcext:value-type="float">
            <text:p>0.118635149274126</text:p>
          </table:table-cell>
          <table:table-cell office:value-type="float" office:value="0.132240197822772" calcext:value-type="float">
            <text:p>0.132240197822772</text:p>
          </table:table-cell>
          <table:table-cell office:value-type="float" office:value="0.141895815027704" calcext:value-type="float">
            <text:p>0.141895815027704</text:p>
          </table:table-cell>
          <table:table-cell office:value-type="float" office:value="0.155413081272219" calcext:value-type="float">
            <text:p>0.155413081272219</text:p>
          </table:table-cell>
          <table:table-cell office:value-type="float" office:value="0.155409736369579" calcext:value-type="float">
            <text:p>0.155409736369579</text:p>
          </table:table-cell>
          <table:table-cell office:value-type="float" office:value="0.160638042512495" calcext:value-type="float">
            <text:p>0.160638042512495</text:p>
          </table:table-cell>
          <table:table-cell office:value-type="float" office:value="0.114786482975504" calcext:value-type="float">
            <text:p>0.114786482975504</text:p>
          </table:table-cell>
          <table:table-cell office:value-type="float" office:value="0.123734140070617" calcext:value-type="float">
            <text:p>0.123734140070617</text:p>
          </table:table-cell>
          <table:table-cell office:value-type="float" office:value="0.139365268671949" calcext:value-type="float">
            <text:p>0.139365268671949</text:p>
          </table:table-cell>
          <table:table-cell office:value-type="float" office:value="0.151847101876879" calcext:value-type="float">
            <text:p>0.151847101876879</text:p>
          </table:table-cell>
          <table:table-cell office:value-type="float" office:value="0.154918458709451" calcext:value-type="float">
            <text:p>0.154918458709451</text:p>
          </table:table-cell>
          <table:table-cell office:value-type="float" office:value="0.157636263528746" calcext:value-type="float">
            <text:p>0.157636263528746</text:p>
          </table:table-cell>
          <table:table-cell office:value-type="float" office:value="0.116430941928202" calcext:value-type="float">
            <text:p>0.116430941928202</text:p>
          </table:table-cell>
          <table:table-cell office:value-type="float" office:value="0.113862356701605" calcext:value-type="float">
            <text:p>0.113862356701605</text:p>
          </table:table-cell>
          <table:table-cell office:value-type="float" office:value="0.116924617847805" calcext:value-type="float">
            <text:p>0.116924617847805</text:p>
          </table:table-cell>
          <table:table-cell office:value-type="float" office:value="0.156502117201505" calcext:value-type="float">
            <text:p>0.156502117201505</text:p>
          </table:table-cell>
          <table:table-cell office:value-type="float" office:value="0.158204379715469" calcext:value-type="float">
            <text:p>0.158204379715469</text:p>
          </table:table-cell>
          <table:table-cell office:value-type="float" office:value="0.157345246079174" calcext:value-type="float">
            <text:p>0.157345246079174</text:p>
          </table:table-cell>
          <table:table-cell office:value-type="float" office:value="0.157854305102864" calcext:value-type="float">
            <text:p>0.157854305102864</text:p>
          </table:table-cell>
          <table:table-cell office:value-type="float" office:value="0.138202835966209" calcext:value-type="float">
            <text:p>0.138202835966209</text:p>
          </table:table-cell>
          <table:table-cell office:value-type="float" office:value="0.134025350837734" calcext:value-type="float">
            <text:p>0.134025350837734</text:p>
          </table:table-cell>
          <table:table-cell office:value-type="float" office:value="0.123236594703004" calcext:value-type="float">
            <text:p>0.123236594703004</text:p>
          </table:table-cell>
          <table:table-cell office:value-type="float" office:value="0.129705863629795" calcext:value-type="float">
            <text:p>0.129705863629795</text:p>
          </table:table-cell>
          <table:table-cell office:value-type="float" office:value="0.134221197612742" calcext:value-type="float">
            <text:p>0.134221197612742</text:p>
          </table:table-cell>
          <table:table-cell office:value-type="float" office:value="0.148024204612645" calcext:value-type="float">
            <text:p>0.148024204612645</text:p>
          </table:table-cell>
          <table:table-cell office:value-type="float" office:value="0.152389983367939" calcext:value-type="float">
            <text:p>0.152389983367939</text:p>
          </table:table-cell>
          <table:table-cell office:value-type="float" office:value="0.160046965647628" calcext:value-type="float">
            <text:p>0.160046965647628</text:p>
          </table:table-cell>
          <table:table-cell office:value-type="float" office:value="0.160868393687343" calcext:value-type="float">
            <text:p>0.160868393687343</text:p>
          </table:table-cell>
          <table:table-cell office:value-type="float" office:value="0.158224719325658" calcext:value-type="float">
            <text:p>0.158224719325658</text:p>
          </table:table-cell>
          <table:table-cell office:value-type="float" office:value="0.15291746905949" calcext:value-type="float">
            <text:p>0.15291746905949</text:p>
          </table:table-cell>
          <table:table-cell office:value-type="float" office:value="0.147341696550997" calcext:value-type="float">
            <text:p>0.147341696550997</text:p>
          </table:table-cell>
          <table:table-cell office:value-type="float" office:value="0.143001231971005" calcext:value-type="float">
            <text:p>0.143001231971005</text:p>
          </table:table-cell>
          <table:table-cell office:value-type="float" office:value="0.134650036406028" calcext:value-type="float">
            <text:p>0.134650036406028</text:p>
          </table:table-cell>
          <table:table-cell office:value-type="float" office:value="0.140010212190948" calcext:value-type="float">
            <text:p>0.140010212190948</text:p>
          </table:table-cell>
          <table:table-cell office:value-type="float" office:value="0.159040560925036" calcext:value-type="float">
            <text:p>0.159040560925036</text:p>
          </table:table-cell>
          <table:table-cell office:value-type="float" office:value="0.166369771425439" calcext:value-type="float">
            <text:p>0.166369771425439</text:p>
          </table:table-cell>
          <table:table-cell office:value-type="float" office:value="0.167159583895984" calcext:value-type="float">
            <text:p>0.167159583895984</text:p>
          </table:table-cell>
          <table:table-cell office:value-type="float" office:value="0.165519060279175" calcext:value-type="float">
            <text:p>0.165519060279175</text:p>
          </table:table-cell>
          <table:table-cell office:value-type="float" office:value="0.155011137361568" calcext:value-type="float">
            <text:p>0.155011137361568</text:p>
          </table:table-cell>
          <table:table-cell office:value-type="float" office:value="0.148234705990868" calcext:value-type="float">
            <text:p>0.148234705990868</text:p>
          </table:table-cell>
          <table:table-cell office:value-type="float" office:value="0.144959016695671" calcext:value-type="float">
            <text:p>0.144959016695671</text:p>
          </table:table-cell>
          <table:table-cell office:value-type="float" office:value="0.149855625964868" calcext:value-type="float">
            <text:p>0.149855625964868</text:p>
          </table:table-cell>
          <table:table-cell office:value-type="float" office:value="0.168812277029281" calcext:value-type="float">
            <text:p>0.168812277029281</text:p>
          </table:table-cell>
          <table:table-cell office:value-type="float" office:value="0.170540152406731" calcext:value-type="float">
            <text:p>0.170540152406731</text:p>
          </table:table-cell>
          <table:table-cell office:value-type="float" office:value="0.177432989098554" calcext:value-type="float">
            <text:p>0.177432989098554</text:p>
          </table:table-cell>
          <table:table-cell office:value-type="float" office:value="0.179810225407842" calcext:value-type="float">
            <text:p>0.179810225407842</text:p>
          </table:table-cell>
          <table:table-cell office:value-type="float" office:value="0.180610014372525" calcext:value-type="float">
            <text:p>0.180610014372525</text:p>
          </table:table-cell>
          <table:table-cell office:value-type="float" office:value="0.176578991907283" calcext:value-type="float">
            <text:p>0.176578991907283</text:p>
          </table:table-cell>
          <table:table-cell office:value-type="float" office:value="0.148650546986713" calcext:value-type="float">
            <text:p>0.148650546986713</text:p>
          </table:table-cell>
          <table:table-cell office:value-type="float" office:value="0.148017490128376" calcext:value-type="float">
            <text:p>0.148017490128376</text:p>
          </table:table-cell>
          <table:table-cell office:value-type="float" office:value="0.151747111797293" calcext:value-type="float">
            <text:p>0.151747111797293</text:p>
          </table:table-cell>
          <table:table-cell office:value-type="float" office:value="0.174274305415077" calcext:value-type="float">
            <text:p>0.174274305415077</text:p>
          </table:table-cell>
          <table:table-cell office:value-type="float" office:value="0.177318473337181" calcext:value-type="float">
            <text:p>0.177318473337181</text:p>
          </table:table-cell>
          <table:table-cell office:value-type="float" office:value="0.182726382329583" calcext:value-type="float">
            <text:p>0.182726382329583</text:p>
          </table:table-cell>
          <table:table-cell office:value-type="float" office:value="0.184638376509154" calcext:value-type="float">
            <text:p>0.184638376509154</text:p>
          </table:table-cell>
          <table:table-cell office:value-type="float" office:value="0.185627177625939" calcext:value-type="float">
            <text:p>0.185627177625939</text:p>
          </table:table-cell>
          <table:table-cell office:value-type="float" office:value="0.146307752251931" calcext:value-type="float">
            <text:p>0.146307752251931</text:p>
          </table:table-cell>
          <table:table-cell office:value-type="float" office:value="0.144763674232683" calcext:value-type="float">
            <text:p>0.144763674232683</text:p>
          </table:table-cell>
          <table:table-cell office:value-type="float" office:value="0.170895549091122" calcext:value-type="float">
            <text:p>0.170895549091122</text:p>
          </table:table-cell>
          <table:table-cell office:value-type="float" office:value="0.179258940728463" calcext:value-type="float">
            <text:p>0.179258940728463</text:p>
          </table:table-cell>
          <table:table-cell office:value-type="float" office:value="0.185256569173248" calcext:value-type="float">
            <text:p>0.185256569173248</text:p>
          </table:table-cell>
          <table:table-cell office:value-type="float" office:value="0.184890007959544" calcext:value-type="float">
            <text:p>0.184890007959544</text:p>
          </table:table-cell>
          <table:table-cell office:value-type="float" office:value="0.18605964375504" calcext:value-type="float">
            <text:p>0.18605964375504</text:p>
          </table:table-cell>
          <table:table-cell office:value-type="float" office:value="0.138934187117158" calcext:value-type="float">
            <text:p>0.138934187117158</text:p>
          </table:table-cell>
          <table:table-cell office:value-type="float" office:value="0.162593940540498" calcext:value-type="float">
            <text:p>0.162593940540498</text:p>
          </table:table-cell>
          <table:table-cell office:value-type="float" office:value="0.170709495040673" calcext:value-type="float">
            <text:p>0.170709495040673</text:p>
          </table:table-cell>
          <table:table-cell office:value-type="float" office:value="0.176803092545381" calcext:value-type="float">
            <text:p>0.176803092545381</text:p>
          </table:table-cell>
          <table:table-cell office:value-type="float" office:value="0.177895793254093" calcext:value-type="float">
            <text:p>0.177895793254093</text:p>
          </table:table-cell>
          <table:table-cell office:value-type="float" office:value="0.175240707041925" calcext:value-type="float">
            <text:p>0.175240707041925</text:p>
          </table:table-cell>
          <table:table-cell office:value-type="float" office:value="0.127388410656357" calcext:value-type="float">
            <text:p>0.127388410656357</text:p>
          </table:table-cell>
          <table:table-cell office:value-type="float" office:value="0.127761235190378" calcext:value-type="float">
            <text:p>0.127761235190378</text:p>
          </table:table-cell>
          <table:table-cell office:value-type="float" office:value="0.138387049949228" calcext:value-type="float">
            <text:p>0.138387049949228</text:p>
          </table:table-cell>
          <table:table-cell office:value-type="float" office:value="0.146119883139896" calcext:value-type="float">
            <text:p>0.146119883139896</text:p>
          </table:table-cell>
          <table:table-cell office:value-type="float" office:value="0.158304300830277" calcext:value-type="float">
            <text:p>0.158304300830277</text:p>
          </table:table-cell>
          <table:table-cell office:value-type="float" office:value="0.158460502416217" calcext:value-type="float">
            <text:p>0.158460502416217</text:p>
          </table:table-cell>
          <table:table-cell office:value-type="float" office:value="0.157174762640194" calcext:value-type="float">
            <text:p>0.157174762640194</text:p>
          </table:table-cell>
          <table:table-cell office:value-type="float" office:value="0.109130602224013" calcext:value-type="float">
            <text:p>0.109130602224013</text:p>
          </table:table-cell>
          <table:table-cell office:value-type="float" office:value="0.116162887254237" calcext:value-type="float">
            <text:p>0.116162887254237</text:p>
          </table:table-cell>
          <table:table-cell office:value-type="float" office:value="0.1204339650563" calcext:value-type="float">
            <text:p>0.1204339650563</text:p>
          </table:table-cell>
          <table:table-cell office:value-type="float" office:value="0.130602941559188" calcext:value-type="float">
            <text:p>0.130602941559188</text:p>
          </table:table-cell>
          <table:table-cell office:value-type="float" office:value="0.141634481653369" calcext:value-type="float">
            <text:p>0.141634481653369</text:p>
          </table:table-cell>
          <table:table-cell office:value-type="float" office:value="0.139732046244135" calcext:value-type="float">
            <text:p>0.139732046244135</text:p>
          </table:table-cell>
          <table:table-cell office:value-type="float" office:value="0.138408878352206" calcext:value-type="float">
            <text:p>0.138408878352206</text:p>
          </table:table-cell>
          <table:table-cell office:value-type="float" office:value="0.112922268851159" calcext:value-type="float">
            <text:p>0.112922268851159</text:p>
          </table:table-cell>
          <table:table-cell office:value-type="float" office:value="0.0978049359205859" calcext:value-type="float">
            <text:p>0.097804935920586</text:p>
          </table:table-cell>
          <table:table-cell office:value-type="float" office:value="0.0948031811166047" calcext:value-type="float">
            <text:p>0.094803181116605</text:p>
          </table:table-cell>
          <table:table-cell office:value-type="float" office:value="0.0993995680732315" calcext:value-type="float">
            <text:p>0.099399568073232</text:p>
          </table:table-cell>
          <table:table-cell office:value-type="float" office:value="0.104555390175716" calcext:value-type="float">
            <text:p>0.104555390175716</text:p>
          </table:table-cell>
          <table:table-cell office:value-type="float" office:value="0.109658721775435" calcext:value-type="float">
            <text:p>0.109658721775435</text:p>
          </table:table-cell>
          <table:table-cell office:value-type="float" office:value="0.117207855064075" calcext:value-type="float">
            <text:p>0.117207855064075</text:p>
          </table:table-cell>
          <table:table-cell office:value-type="float" office:value="0.12345734278895" calcext:value-type="float">
            <text:p>0.12345734278895</text:p>
          </table:table-cell>
          <table:table-cell office:value-type="float" office:value="0.130187833074812" calcext:value-type="float">
            <text:p>0.130187833074812</text:p>
          </table:table-cell>
          <table:table-cell office:value-type="float" office:value="0.131135979126174" calcext:value-type="float">
            <text:p>0.131135979126174</text:p>
          </table:table-cell>
          <table:table-cell office:value-type="float" office:value="0.12939673687938" calcext:value-type="float">
            <text:p>0.12939673687938</text:p>
          </table:table-cell>
          <table:table-cell office:value-type="float" office:value="0.13440121422089" calcext:value-type="float">
            <text:p>0.13440121422089</text:p>
          </table:table-cell>
          <table:table-cell office:value-type="float" office:value="0.083504592851072" calcext:value-type="float">
            <text:p>0.083504592851072</text:p>
          </table:table-cell>
          <table:table-cell office:value-type="float" office:value="0.141070168846619" calcext:value-type="float">
            <text:p>0.141070168846619</text:p>
          </table:table-cell>
          <table:table-cell office:value-type="float" office:value="0.14095581476256" calcext:value-type="float">
            <text:p>0.14095581476256</text:p>
          </table:table-cell>
          <table:table-cell office:value-type="float" office:value="0.140607033378814" calcext:value-type="float">
            <text:p>0.140607033378814</text:p>
          </table:table-cell>
          <table:table-cell office:value-type="float" office:value="0.111501676501949" calcext:value-type="float">
            <text:p>0.111501676501949</text:p>
          </table:table-cell>
          <table:table-cell office:value-type="float" office:value="0.101848626854599" calcext:value-type="float">
            <text:p>0.101848626854599</text:p>
          </table:table-cell>
          <table:table-cell office:value-type="float" office:value="0.104069521041675" calcext:value-type="float">
            <text:p>0.104069521041675</text:p>
          </table:table-cell>
          <table:table-cell office:value-type="float" office:value="0.11705324051664" calcext:value-type="float">
            <text:p>0.11705324051664</text:p>
          </table:table-cell>
          <table:table-cell office:value-type="float" office:value="0.128428347581132" calcext:value-type="float">
            <text:p>0.128428347581132</text:p>
          </table:table-cell>
          <table:table-cell office:value-type="float" office:value="0.140793925885409" calcext:value-type="float">
            <text:p>0.140793925885409</text:p>
          </table:table-cell>
          <table:table-cell office:value-type="float" office:value="0.144019369969428" calcext:value-type="float">
            <text:p>0.144019369969428</text:p>
          </table:table-cell>
          <table:table-cell office:value-type="float" office:value="0.146625395090291" calcext:value-type="float">
            <text:p>0.146625395090291</text:p>
          </table:table-cell>
          <table:table-cell office:value-type="float" office:value="0.130380474345356" calcext:value-type="float">
            <text:p>0.130380474345356</text:p>
          </table:table-cell>
          <table:table-cell office:value-type="float" office:value="0.122746338310266" calcext:value-type="float">
            <text:p>0.122746338310266</text:p>
          </table:table-cell>
          <table:table-cell office:value-type="float" office:value="0.115206590638122" calcext:value-type="float">
            <text:p>0.115206590638122</text:p>
          </table:table-cell>
          <table:table-cell office:value-type="float" office:value="0.117574557994307" calcext:value-type="float">
            <text:p>0.117574557994307</text:p>
          </table:table-cell>
          <table:table-cell office:value-type="float" office:value="0.126534283782964" calcext:value-type="float">
            <text:p>0.126534283782964</text:p>
          </table:table-cell>
          <table:table-cell office:value-type="float" office:value="0.131167904803005" calcext:value-type="float">
            <text:p>0.131167904803005</text:p>
          </table:table-cell>
          <table:table-cell office:value-type="float" office:value="0.14005144085513" calcext:value-type="float">
            <text:p>0.14005144085513</text:p>
          </table:table-cell>
          <table:table-cell office:value-type="float" office:value="0.139742934562986" calcext:value-type="float">
            <text:p>0.139742934562986</text:p>
          </table:table-cell>
          <table:table-cell office:value-type="float" office:value="0.138787699662039" calcext:value-type="float">
            <text:p>0.138787699662039</text:p>
          </table:table-cell>
          <table:table-cell office:value-type="float" office:value="0.137637969905014" calcext:value-type="float">
            <text:p>0.137637969905014</text:p>
          </table:table-cell>
          <table:table-cell office:value-type="float" office:value="0.128234349712808" calcext:value-type="float">
            <text:p>0.128234349712808</text:p>
          </table:table-cell>
          <table:table-cell office:value-type="float" office:value="0.121777663688255" calcext:value-type="float">
            <text:p>0.121777663688255</text:p>
          </table:table-cell>
          <table:table-cell office:value-type="float" office:value="0.119651819580109" calcext:value-type="float">
            <text:p>0.119651819580109</text:p>
          </table:table-cell>
          <table:table-cell office:value-type="float" office:value="0.122356531813319" calcext:value-type="float">
            <text:p>0.122356531813319</text:p>
          </table:table-cell>
          <table:table-cell office:value-type="float" office:value="0.122278089398259" calcext:value-type="float">
            <text:p>0.122278089398259</text:p>
          </table:table-cell>
          <table:table-cell office:value-type="float" office:value="0.118750075715749" calcext:value-type="float">
            <text:p>0.118750075715749</text:p>
          </table:table-cell>
          <table:table-cell office:value-type="float" office:value="0.117806189587471" calcext:value-type="float">
            <text:p>0.117806189587471</text:p>
          </table:table-cell>
          <table:table-cell office:value-type="float" office:value="0.120094727851315" calcext:value-type="float">
            <text:p>0.120094727851315</text:p>
          </table:table-cell>
          <table:table-cell office:value-type="float" office:value="0.120221708367172" calcext:value-type="float">
            <text:p>0.120221708367172</text:p>
          </table:table-cell>
          <table:table-cell office:value-type="float" office:value="0.119585843755592" calcext:value-type="float">
            <text:p>0.119585843755592</text:p>
          </table:table-cell>
          <table:table-cell office:value-type="float" office:value="0.117520753464136" calcext:value-type="float">
            <text:p>0.117520753464136</text:p>
          </table:table-cell>
          <table:table-cell office:value-type="float" office:value="0.118550569151925" calcext:value-type="float">
            <text:p>0.118550569151925</text:p>
          </table:table-cell>
          <table:table-cell office:value-type="float" office:value="0.118542834678349" calcext:value-type="float">
            <text:p>0.118542834678349</text:p>
          </table:table-cell>
          <table:table-cell office:value-type="float" office:value="0.117480084706769" calcext:value-type="float">
            <text:p>0.117480084706769</text:p>
          </table:table-cell>
          <table:table-cell office:value-type="float" office:value="0.116955990113232" calcext:value-type="float">
            <text:p>0.116955990113232</text:p>
          </table:table-cell>
          <table:table-cell office:value-type="float" office:value="0.11745042360597" calcext:value-type="float">
            <text:p>0.11745042360597</text:p>
          </table:table-cell>
          <table:table-cell office:value-type="float" office:value="0.117341697653298" calcext:value-type="float">
            <text:p>0.117341697653298</text:p>
          </table:table-cell>
          <table:table-cell office:value-type="float" office:value="0.116695026071541" calcext:value-type="float">
            <text:p>0.116695026071541</text:p>
          </table:table-cell>
          <table:table-cell office:value-type="float" office:value="0.11643100346872" calcext:value-type="float">
            <text:p>0.11643100346872</text:p>
          </table:table-cell>
          <table:table-cell office:value-type="float" office:value="0.116504160220923" calcext:value-type="float">
            <text:p>0.116504160220923</text:p>
          </table:table-cell>
          <table:table-cell office:value-type="float" office:value="0.116707706186225" calcext:value-type="float">
            <text:p>0.116707706186225</text:p>
          </table:table-cell>
          <table:table-cell office:value-type="float" office:value="0.116965167149521" calcext:value-type="float">
            <text:p>0.116965167149521</text:p>
          </table:table-cell>
          <table:table-cell office:value-type="float" office:value="0.116477862946268" calcext:value-type="float">
            <text:p>0.116477862946268</text:p>
          </table:table-cell>
          <table:table-cell office:value-type="float" office:value="0.116743362469662" calcext:value-type="float">
            <text:p>0.116743362469662</text:p>
          </table:table-cell>
          <table:table-cell office:value-type="float" office:value="0.116959230919349" calcext:value-type="float">
            <text:p>0.116959230919349</text:p>
          </table:table-cell>
          <table:table-cell office:value-type="float" office:value="0.117038996784841" calcext:value-type="float">
            <text:p>0.117038996784841</text:p>
          </table:table-cell>
          <table:table-cell office:value-type="float" office:value="0.11685303754328" calcext:value-type="float">
            <text:p>0.11685303754328</text:p>
          </table:table-cell>
          <table:table-cell office:value-type="float" office:value="0.116492535555557" calcext:value-type="float">
            <text:p>0.116492535555557</text:p>
          </table:table-cell>
          <table:table-cell office:value-type="float" office:value="0.116863002031455" calcext:value-type="float">
            <text:p>0.116863002031455</text:p>
          </table:table-cell>
          <table:table-cell office:value-type="float" office:value="0.116796161238606" calcext:value-type="float">
            <text:p>0.116796161238606</text:p>
          </table:table-cell>
          <table:table-cell office:value-type="float" office:value="0.116797040062928" calcext:value-type="float">
            <text:p>0.116797040062928</text:p>
          </table:table-cell>
          <table:table-cell office:value-type="float" office:value="0.116949091605005" calcext:value-type="float">
            <text:p>0.116949091605005</text:p>
          </table:table-cell>
          <table:table-cell office:value-type="float" office:value="0.116631595414604" calcext:value-type="float">
            <text:p>0.116631595414604</text:p>
          </table:table-cell>
          <table:table-cell office:value-type="float" office:value="0.116820199708525" calcext:value-type="float">
            <text:p>0.116820199708525</text:p>
          </table:table-cell>
          <table:table-cell office:value-type="float" office:value="0.116747678002874" calcext:value-type="float">
            <text:p>0.116747678002874</text:p>
          </table:table-cell>
          <table:table-cell office:value-type="float" office:value="0.116848890135612" calcext:value-type="float">
            <text:p>0.116848890135612</text:p>
          </table:table-cell>
          <table:table-cell office:value-type="float" office:value="0.116660283719276" calcext:value-type="float">
            <text:p>0.116660283719276</text:p>
          </table:table-cell>
          <table:table-cell office:value-type="float" office:value="0.116790236424992" calcext:value-type="float">
            <text:p>0.116790236424992</text:p>
          </table:table-cell>
          <table:table-cell office:value-type="float" office:value="0.116766972567654" calcext:value-type="float">
            <text:p>0.116766972567654</text:p>
          </table:table-cell>
          <table:table-cell office:value-type="float" office:value="0.116801912068969" calcext:value-type="float">
            <text:p>0.116801912068969</text:p>
          </table:table-cell>
          <table:table-cell office:value-type="float" office:value="0.116835853007661" calcext:value-type="float">
            <text:p>0.116835853007661</text:p>
          </table:table-cell>
          <table:table-cell office:value-type="float" office:value="0.116879770269613" calcext:value-type="float">
            <text:p>0.116879770269613</text:p>
          </table:table-cell>
          <table:table-cell office:value-type="float" office:value="0.116676174467069" calcext:value-type="float">
            <text:p>0.116676174467069</text:p>
          </table:table-cell>
          <table:table-cell office:value-type="float" office:value="0.116812619991177" calcext:value-type="float">
            <text:p>0.116812619991177</text:p>
          </table:table-cell>
          <table:table-cell office:value-type="float" office:value="0.116553192925931" calcext:value-type="float">
            <text:p>0.116553192925931</text:p>
          </table:table-cell>
          <table:table-cell office:value-type="float" office:value="0.116657170982188" calcext:value-type="float">
            <text:p>0.116657170982188</text:p>
          </table:table-cell>
          <table:table-cell office:value-type="float" office:value="0.116649369936041" calcext:value-type="float">
            <text:p>0.116649369936041</text:p>
          </table:table-cell>
          <table:table-cell office:value-type="float" office:value="0.116651478436129" calcext:value-type="float">
            <text:p>0.116651478436129</text:p>
          </table:table-cell>
          <table:table-cell office:value-type="float" office:value="0.116578515973306" calcext:value-type="float">
            <text:p>0.116578515973306</text:p>
          </table:table-cell>
          <table:table-cell office:value-type="float" office:value="0.11659088931583" calcext:value-type="float">
            <text:p>0.11659088931583</text:p>
          </table:table-cell>
          <table:table-cell office:value-type="float" office:value="0.116675532634347" calcext:value-type="float">
            <text:p>0.116675532634347</text:p>
          </table:table-cell>
          <table:table-cell office:value-type="float" office:value="0.116486566906943" calcext:value-type="float">
            <text:p>0.116486566906943</text:p>
          </table:table-cell>
          <table:table-cell office:value-type="float" office:value="0.116644020483875" calcext:value-type="float">
            <text:p>0.116644020483875</text:p>
          </table:table-cell>
          <table:table-cell office:value-type="float" office:value="0.116690094000372" calcext:value-type="float">
            <text:p>0.116690094000372</text:p>
          </table:table-cell>
          <table:table-cell office:value-type="float" office:value="0.116473829957191" calcext:value-type="float">
            <text:p>0.116473829957191</text:p>
          </table:table-cell>
          <table:table-cell office:value-type="float" office:value="0.116671286138981" calcext:value-type="float">
            <text:p>0.116671286138981</text:p>
          </table:table-cell>
          <table:table-cell office:value-type="float" office:value="0.116655186222321" calcext:value-type="float">
            <text:p>0.116655186222321</text:p>
          </table:table-cell>
          <table:table-cell office:value-type="float" office:value="0.116447448833462" calcext:value-type="float">
            <text:p>0.116447448833462</text:p>
          </table:table-cell>
          <table:table-cell office:value-type="float" office:value="0.116495317739907" calcext:value-type="float">
            <text:p>0.116495317739907</text:p>
          </table:table-cell>
          <table:table-cell office:value-type="float" office:value="0.116472732068298" calcext:value-type="float">
            <text:p>0.116472732068298</text:p>
          </table:table-cell>
          <table:table-cell office:value-type="float" office:value="0.116521689251263" calcext:value-type="float">
            <text:p>0.116521689251263</text:p>
          </table:table-cell>
          <table:table-cell office:value-type="float" office:value="0.116602727941689" calcext:value-type="float">
            <text:p>0.116602727941689</text:p>
          </table:table-cell>
          <table:table-cell office:value-type="float" office:value="0.116497797278716" calcext:value-type="float">
            <text:p>0.116497797278716</text:p>
          </table:table-cell>
          <table:table-cell office:value-type="float" office:value="0.116492030799603" calcext:value-type="float">
            <text:p>0.116492030799603</text:p>
          </table:table-cell>
          <table:table-cell office:value-type="float" office:value="0.116827269483025" calcext:value-type="float">
            <text:p>0.116827269483025</text:p>
          </table:table-cell>
          <table:table-cell office:value-type="float" office:value="0.116514478340388" calcext:value-type="float">
            <text:p>0.116514478340388</text:p>
          </table:table-cell>
          <table:table-cell office:value-type="float" office:value="0.116483498464335" calcext:value-type="float">
            <text:p>0.116483498464335</text:p>
          </table:table-cell>
          <table:table-cell office:value-type="float" office:value="0.116477362138981" calcext:value-type="float">
            <text:p>0.116477362138981</text:p>
          </table:table-cell>
          <table:table-cell office:value-type="float" office:value="0.116811082864052" calcext:value-type="float">
            <text:p>0.116811082864052</text:p>
          </table:table-cell>
          <table:table-cell office:value-type="float" office:value="0.116552601799998" calcext:value-type="float">
            <text:p>0.116552601799998</text:p>
          </table:table-cell>
          <table:table-cell office:value-type="float" office:value="0.116349033016677" calcext:value-type="float">
            <text:p>0.116349033016677</text:p>
          </table:table-cell>
          <table:table-cell office:value-type="float" office:value="0.116413828477756" calcext:value-type="float">
            <text:p>0.116413828477756</text:p>
          </table:table-cell>
          <table:table-cell office:value-type="float" office:value="0.116448131627614" calcext:value-type="float">
            <text:p>0.116448131627614</text:p>
          </table:table-cell>
          <table:table-cell office:value-type="float" office:value="0.116338216058147" calcext:value-type="float">
            <text:p>0.116338216058147</text:p>
          </table:table-cell>
          <table:table-cell office:value-type="float" office:value="0.116642502783965" calcext:value-type="float">
            <text:p>0.116642502783965</text:p>
          </table:table-cell>
          <table:table-cell office:value-type="float" office:value="0.116390217415664" calcext:value-type="float">
            <text:p>0.116390217415664</text:p>
          </table:table-cell>
          <table:table-cell office:value-type="float" office:value="0.116422050957784" calcext:value-type="float">
            <text:p>0.116422050957784</text:p>
          </table:table-cell>
          <table:table-cell office:value-type="float" office:value="0.11644136888323" calcext:value-type="float">
            <text:p>0.11644136888323</text:p>
          </table:table-cell>
          <table:table-cell office:value-type="float" office:value="0.116421688383581" calcext:value-type="float">
            <text:p>0.116421688383581</text:p>
          </table:table-cell>
          <table:table-cell office:value-type="float" office:value="0.116452773409846" calcext:value-type="float">
            <text:p>0.116452773409846</text:p>
          </table:table-cell>
          <table:table-cell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21164445021873" calcext:value-type="float">
            <text:p>-0.012116444502187</text:p>
          </table:table-cell>
          <table:table-cell office:value-type="float" office:value="-0.0121629228354491" calcext:value-type="float">
            <text:p>-0.012162922835449</text:p>
          </table:table-cell>
          <table:table-cell office:value-type="float" office:value="-0.0121236584517345" calcext:value-type="float">
            <text:p>-0.012123658451735</text:p>
          </table:table-cell>
          <table:table-cell office:value-type="float" office:value="-0.0121752597576183" calcext:value-type="float">
            <text:p>-0.012175259757618</text:p>
          </table:table-cell>
          <table:table-cell office:value-type="float" office:value="-0.0121188016251116" calcext:value-type="float">
            <text:p>-0.012118801625112</text:p>
          </table:table-cell>
          <table:table-cell office:value-type="float" office:value="-0.0121789537790187" calcext:value-type="float">
            <text:p>-0.012178953779019</text:p>
          </table:table-cell>
          <table:table-cell office:value-type="float" office:value="-0.0121747618873538" calcext:value-type="float">
            <text:p>-0.012174761887354</text:p>
          </table:table-cell>
          <table:table-cell office:value-type="float" office:value="-0.0121446622913882" calcext:value-type="float">
            <text:p>-0.012144662291388</text:p>
          </table:table-cell>
          <table:table-cell office:value-type="float" office:value="-0.012139575829844" calcext:value-type="float">
            <text:p>-0.012139575829844</text:p>
          </table:table-cell>
          <table:table-cell office:value-type="float" office:value="-0.0121839088583838" calcext:value-type="float">
            <text:p>-0.012183908858384</text:p>
          </table:table-cell>
          <table:table-cell office:value-type="float" office:value="-0.0121213487090533" calcext:value-type="float">
            <text:p>-0.012121348709053</text:p>
          </table:table-cell>
          <table:table-cell office:value-type="float" office:value="-0.0121849808925331" calcext:value-type="float">
            <text:p>-0.012184980892533</text:p>
          </table:table-cell>
          <table:table-cell office:value-type="float" office:value="-0.0121802868674645" calcext:value-type="float">
            <text:p>-0.012180286867465</text:p>
          </table:table-cell>
          <table:table-cell office:value-type="float" office:value="-0.0121345758989386" calcext:value-type="float">
            <text:p>-0.012134575898939</text:p>
          </table:table-cell>
          <table:table-cell office:value-type="float" office:value="-0.0121849391791332" calcext:value-type="float">
            <text:p>-0.012184939179133</text:p>
          </table:table-cell>
          <table:table-cell office:value-type="float" office:value="-0.0121726827513898" calcext:value-type="float">
            <text:p>-0.01217268275139</text:p>
          </table:table-cell>
          <table:table-cell office:value-type="float" office:value="-0.0121449641817329" calcext:value-type="float">
            <text:p>-0.012144964181733</text:p>
          </table:table-cell>
          <table:table-cell office:value-type="float" office:value="-0.0121824478133635" calcext:value-type="float">
            <text:p>-0.012182447813364</text:p>
          </table:table-cell>
          <table:table-cell office:value-type="float" office:value="-0.0121743950888815" calcext:value-type="float">
            <text:p>-0.012174395088882</text:p>
          </table:table-cell>
          <table:table-cell office:value-type="float" office:value="-0.0121776377133699" calcext:value-type="float">
            <text:p>-0.01217763771337</text:p>
          </table:table-cell>
          <table:table-cell office:value-type="float" office:value="-0.0121939465215475" calcext:value-type="float">
            <text:p>-0.012193946521548</text:p>
          </table:table-cell>
          <table:table-cell office:value-type="float" office:value="-0.0121661940882172" calcext:value-type="float">
            <text:p>-0.012166194088217</text:p>
          </table:table-cell>
          <table:table-cell office:value-type="float" office:value="-0.0121861651698451" calcext:value-type="float">
            <text:p>-0.012186165169845</text:p>
          </table:table-cell>
          <table:table-cell office:value-type="float" office:value="-0.0121801568329669" calcext:value-type="float">
            <text:p>-0.012180156832967</text:p>
          </table:table-cell>
          <table:table-cell office:value-type="float" office:value="-0.0121314191190308" calcext:value-type="float">
            <text:p>-0.012131419119031</text:p>
          </table:table-cell>
          <table:table-cell office:value-type="float" office:value="-0.0121585837935029" calcext:value-type="float">
            <text:p>-0.012158583793503</text:p>
          </table:table-cell>
          <table:table-cell office:value-type="float" office:value="-0.0121837832357621" calcext:value-type="float">
            <text:p>-0.012183783235762</text:p>
          </table:table-cell>
          <table:table-cell office:value-type="float" office:value="-0.0121758780487442" calcext:value-type="float">
            <text:p>-0.012175878048744</text:p>
          </table:table-cell>
          <table:table-cell office:value-type="float" office:value="-0.0121056948599028" calcext:value-type="float">
            <text:p>-0.012105694859903</text:p>
          </table:table-cell>
          <table:table-cell office:value-type="float" office:value="-0.0121207254562183" calcext:value-type="float">
            <text:p>-0.012120725456218</text:p>
          </table:table-cell>
          <table:table-cell office:value-type="float" office:value="-0.0121976357527737" calcext:value-type="float">
            <text:p>-0.012197635752774</text:p>
          </table:table-cell>
          <table:table-cell office:value-type="float" office:value="-0.0121261323497034" calcext:value-type="float">
            <text:p>-0.012126132349703</text:p>
          </table:table-cell>
          <table:table-cell office:value-type="float" office:value="-0.0121482287980247" calcext:value-type="float">
            <text:p>-0.012148228798025</text:p>
          </table:table-cell>
          <table:table-cell office:value-type="float" office:value="-0.0121943622494783" calcext:value-type="float">
            <text:p>-0.012194362249478</text:p>
          </table:table-cell>
          <table:table-cell office:value-type="float" office:value="-0.0121404082170423" calcext:value-type="float">
            <text:p>-0.012140408217042</text:p>
          </table:table-cell>
          <table:table-cell office:value-type="float" office:value="-0.0121852357436071" calcext:value-type="float">
            <text:p>-0.012185235743607</text:p>
          </table:table-cell>
          <table:table-cell office:value-type="float" office:value="-0.0121815630524489" calcext:value-type="float">
            <text:p>-0.012181563052449</text:p>
          </table:table-cell>
          <table:table-cell office:value-type="float" office:value="-0.0121630210630561" calcext:value-type="float">
            <text:p>-0.012163021063056</text:p>
          </table:table-cell>
          <table:table-cell office:value-type="float" office:value="-0.0121826114075775" calcext:value-type="float">
            <text:p>-0.012182611407578</text:p>
          </table:table-cell>
          <table:table-cell office:value-type="float" office:value="-0.0121275108869221" calcext:value-type="float">
            <text:p>-0.012127510886922</text:p>
          </table:table-cell>
          <table:table-cell office:value-type="float" office:value="-0.0121777734321088" calcext:value-type="float">
            <text:p>-0.012177773432109</text:p>
          </table:table-cell>
          <table:table-cell office:value-type="float" office:value="-0.0121246266203287" calcext:value-type="float">
            <text:p>-0.012124626620329</text:p>
          </table:table-cell>
          <table:table-cell office:value-type="float" office:value="-0.012127828367631" calcext:value-type="float">
            <text:p>-0.012127828367631</text:p>
          </table:table-cell>
          <table:table-cell office:value-type="float" office:value="-0.0121699034690078" calcext:value-type="float">
            <text:p>-0.012169903469008</text:p>
          </table:table-cell>
          <table:table-cell office:value-type="float" office:value="-0.0121424441523211" calcext:value-type="float">
            <text:p>-0.012142444152321</text:p>
          </table:table-cell>
          <table:table-cell office:value-type="float" office:value="-0.0121289333624103" calcext:value-type="float">
            <text:p>-0.01212893336241</text:p>
          </table:table-cell>
          <table:table-cell office:value-type="float" office:value="-0.012120043536843" calcext:value-type="float">
            <text:p>-0.012120043536843</text:p>
          </table:table-cell>
          <table:table-cell office:value-type="float" office:value="-0.012133328400239" calcext:value-type="float">
            <text:p>-0.012133328400239</text:p>
          </table:table-cell>
          <table:table-cell office:value-type="float" office:value="-0.0121710381938281" calcext:value-type="float">
            <text:p>-0.012171038193828</text:p>
          </table:table-cell>
          <table:table-cell office:value-type="float" office:value="-0.0121403551546526" calcext:value-type="float">
            <text:p>-0.012140355154653</text:p>
          </table:table-cell>
          <table:table-cell office:value-type="float" office:value="-0.0122466973163882" calcext:value-type="float">
            <text:p>-0.012246697316388</text:p>
          </table:table-cell>
          <table:table-cell office:value-type="float" office:value="-0.0116436714227458" calcext:value-type="float">
            <text:p>-0.011643671422746</text:p>
          </table:table-cell>
          <table:table-cell office:value-type="float" office:value="-0.0140818103061754" calcext:value-type="float">
            <text:p>-0.014081810306175</text:p>
          </table:table-cell>
          <table:table-cell office:value-type="float" office:value="-0.0152293316238321" calcext:value-type="float">
            <text:p>-0.015229331623832</text:p>
          </table:table-cell>
          <table:table-cell office:value-type="float" office:value="-0.0154209306379204" calcext:value-type="float">
            <text:p>-0.01542093063792</text:p>
          </table:table-cell>
          <table:table-cell office:value-type="float" office:value="-0.0117400246363448" calcext:value-type="float">
            <text:p>-0.011740024636345</text:p>
          </table:table-cell>
          <table:table-cell office:value-type="float" office:value="-0.0125861015235249" calcext:value-type="float">
            <text:p>-0.012586101523525</text:p>
          </table:table-cell>
          <table:table-cell office:value-type="float" office:value="-0.0136237549727754" calcext:value-type="float">
            <text:p>-0.013623754972775</text:p>
          </table:table-cell>
          <table:table-cell office:value-type="float" office:value="-0.0183807655752573" calcext:value-type="float">
            <text:p>-0.018380765575257</text:p>
          </table:table-cell>
          <table:table-cell office:value-type="float" office:value="-0.0178142417514713" calcext:value-type="float">
            <text:p>-0.017814241751471</text:p>
          </table:table-cell>
          <table:table-cell office:value-type="float" office:value="-0.0146928909409417" calcext:value-type="float">
            <text:p>-0.014692890940942</text:p>
          </table:table-cell>
          <table:table-cell office:value-type="float" office:value="-0.0138700499424635" calcext:value-type="float">
            <text:p>-0.013870049942464</text:p>
          </table:table-cell>
          <table:table-cell office:value-type="float" office:value="-0.0168659843670588" calcext:value-type="float">
            <text:p>-0.016865984367059</text:p>
          </table:table-cell>
          <table:table-cell office:value-type="float" office:value="-0.0185937246526395" calcext:value-type="float">
            <text:p>-0.01859372465264</text:p>
          </table:table-cell>
          <table:table-cell office:value-type="float" office:value="-0.0165895581954346" calcext:value-type="float">
            <text:p>-0.016589558195435</text:p>
          </table:table-cell>
          <table:table-cell office:value-type="float" office:value="-0.01444071675091" calcext:value-type="float">
            <text:p>-0.01444071675091</text:p>
          </table:table-cell>
          <table:table-cell office:value-type="float" office:value="-0.0148914402399718" calcext:value-type="float">
            <text:p>-0.014891440239972</text:p>
          </table:table-cell>
          <table:table-cell office:value-type="float" office:value="-0.0157573727140887" calcext:value-type="float">
            <text:p>-0.015757372714089</text:p>
          </table:table-cell>
          <table:table-cell office:value-type="float" office:value="-0.0167640739025702" calcext:value-type="float">
            <text:p>-0.01676407390257</text:p>
          </table:table-cell>
          <table:table-cell office:value-type="float" office:value="-0.0197065740345627" calcext:value-type="float">
            <text:p>-0.019706574034563</text:p>
          </table:table-cell>
          <table:table-cell office:value-type="float" office:value="-0.0217512342102354" calcext:value-type="float">
            <text:p>-0.021751234210235</text:p>
          </table:table-cell>
          <table:table-cell office:value-type="float" office:value="-0.0169936143840445" calcext:value-type="float">
            <text:p>-0.016993614384045</text:p>
          </table:table-cell>
          <table:table-cell office:value-type="float" office:value="-0.0160190558157106" calcext:value-type="float">
            <text:p>-0.016019055815711</text:p>
          </table:table-cell>
          <table:table-cell office:value-type="float" office:value="-0.0187591221752647" calcext:value-type="float">
            <text:p>-0.018759122175265</text:p>
          </table:table-cell>
          <table:table-cell office:value-type="float" office:value="-0.0213632459200166" calcext:value-type="float">
            <text:p>-0.021363245920017</text:p>
          </table:table-cell>
          <table:table-cell office:value-type="float" office:value="-0.0179032307449882" calcext:value-type="float">
            <text:p>-0.017903230744988</text:p>
          </table:table-cell>
          <table:table-cell office:value-type="float" office:value="-0.0170836811921284" calcext:value-type="float">
            <text:p>-0.017083681192128</text:p>
          </table:table-cell>
          <table:table-cell office:value-type="float" office:value="-0.0174852957358477" calcext:value-type="float">
            <text:p>-0.017485295735848</text:p>
          </table:table-cell>
          <table:table-cell office:value-type="float" office:value="-0.0172411173129375" calcext:value-type="float">
            <text:p>-0.017241117312938</text:p>
          </table:table-cell>
          <table:table-cell office:value-type="float" office:value="-0.0207936099644252" calcext:value-type="float">
            <text:p>-0.020793609964425</text:p>
          </table:table-cell>
          <table:table-cell office:value-type="float" office:value="-0.0231715756171055" calcext:value-type="float">
            <text:p>-0.023171575617106</text:p>
          </table:table-cell>
          <table:table-cell office:value-type="float" office:value="-0.0196977644070049" calcext:value-type="float">
            <text:p>-0.019697764407005</text:p>
          </table:table-cell>
          <table:table-cell office:value-type="float" office:value="-0.0181466070648741" calcext:value-type="float">
            <text:p>-0.018146607064874</text:p>
          </table:table-cell>
          <table:table-cell office:value-type="float" office:value="-0.016862261840744" calcext:value-type="float">
            <text:p>-0.016862261840744</text:p>
          </table:table-cell>
          <table:table-cell office:value-type="float" office:value="-0.0195506653031766" calcext:value-type="float">
            <text:p>-0.019550665303177</text:p>
          </table:table-cell>
          <table:table-cell office:value-type="float" office:value="-0.0218554635201238" calcext:value-type="float">
            <text:p>-0.021855463520124</text:p>
          </table:table-cell>
          <table:table-cell office:value-type="float" office:value="-0.0225465756186443" calcext:value-type="float">
            <text:p>-0.022546575618644</text:p>
          </table:table-cell>
          <table:table-cell office:value-type="float" office:value="-0.0184860761097812" calcext:value-type="float">
            <text:p>-0.018486076109781</text:p>
          </table:table-cell>
          <table:table-cell office:value-type="float" office:value="-0.0195956327350318" calcext:value-type="float">
            <text:p>-0.019595632735032</text:p>
          </table:table-cell>
          <table:table-cell office:value-type="float" office:value="-0.0182189967616025" calcext:value-type="float">
            <text:p>-0.018218996761603</text:p>
          </table:table-cell>
          <table:table-cell office:value-type="float" office:value="-0.0213124238837457" calcext:value-type="float">
            <text:p>-0.021312423883746</text:p>
          </table:table-cell>
          <table:table-cell office:value-type="float" office:value="-0.0238046923785771" calcext:value-type="float">
            <text:p>-0.023804692378577</text:p>
          </table:table-cell>
          <table:table-cell office:value-type="float" office:value="-0.0248796259164132" calcext:value-type="float">
            <text:p>-0.024879625916413</text:p>
          </table:table-cell>
          <table:table-cell office:value-type="float" office:value="-0.0192925232105789" calcext:value-type="float">
            <text:p>-0.019292523210579</text:p>
          </table:table-cell>
          <table:table-cell office:value-type="float" office:value="-0.0192868471730091" calcext:value-type="float">
            <text:p>-0.019286847173009</text:p>
          </table:table-cell>
          <table:table-cell office:value-type="float" office:value="-0.0232700307163725" calcext:value-type="float">
            <text:p>-0.023270030716373</text:p>
          </table:table-cell>
          <table:table-cell office:value-type="float" office:value="-0.0212113313721671" calcext:value-type="float">
            <text:p>-0.021211331372167</text:p>
          </table:table-cell>
          <table:table-cell office:value-type="float" office:value="-0.0194722145099165" calcext:value-type="float">
            <text:p>-0.019472214509917</text:p>
          </table:table-cell>
          <table:table-cell office:value-type="float" office:value="-0.0181118366057695" calcext:value-type="float">
            <text:p>-0.01811183660577</text:p>
          </table:table-cell>
          <table:table-cell office:value-type="float" office:value="-0.023849464560532" calcext:value-type="float">
            <text:p>-0.023849464560532</text:p>
          </table:table-cell>
          <table:table-cell office:value-type="float" office:value="-0.0249179191139659" calcext:value-type="float">
            <text:p>-0.024917919113966</text:p>
          </table:table-cell>
          <table:table-cell office:value-type="float" office:value="-0.0227607452526402" calcext:value-type="float">
            <text:p>-0.02276074525264</text:p>
          </table:table-cell>
          <table:table-cell office:value-type="float" office:value="-0.0181352194515781" calcext:value-type="float">
            <text:p>-0.018135219451578</text:p>
          </table:table-cell>
          <table:table-cell office:value-type="float" office:value="-0.0219627954009011" calcext:value-type="float">
            <text:p>-0.021962795400901</text:p>
          </table:table-cell>
          <table:table-cell office:value-type="float" office:value="-0.0233339210038841" calcext:value-type="float">
            <text:p>-0.023333921003884</text:p>
          </table:table-cell>
          <table:table-cell office:value-type="float" office:value="-0.0189539213815028" calcext:value-type="float">
            <text:p>-0.018953921381503</text:p>
          </table:table-cell>
          <table:table-cell office:value-type="float" office:value="-0.0190386021908575" calcext:value-type="float">
            <text:p>-0.019038602190858</text:p>
          </table:table-cell>
          <table:table-cell office:value-type="float" office:value="-0.0196800619383575" calcext:value-type="float">
            <text:p>-0.019680061938358</text:p>
          </table:table-cell>
          <table:table-cell office:value-type="float" office:value="-0.0180977781407952" calcext:value-type="float">
            <text:p>-0.018097778140795</text:p>
          </table:table-cell>
          <table:table-cell office:value-type="float" office:value="-0.0237818655878789" calcext:value-type="float">
            <text:p>-0.023781865587879</text:p>
          </table:table-cell>
          <table:table-cell office:value-type="float" office:value="-0.0256696713474889" calcext:value-type="float">
            <text:p>-0.025669671347489</text:p>
          </table:table-cell>
          <table:table-cell office:value-type="float" office:value="-0.0236372609176291" calcext:value-type="float">
            <text:p>-0.023637260917629</text:p>
          </table:table-cell>
          <table:table-cell office:value-type="float" office:value="-0.0198307236781896" calcext:value-type="float">
            <text:p>-0.01983072367819</text:p>
          </table:table-cell>
          <table:table-cell office:value-type="float" office:value="-0.0188718841882615" calcext:value-type="float">
            <text:p>-0.018871884188262</text:p>
          </table:table-cell>
          <table:table-cell office:value-type="float" office:value="-0.0220092861462571" calcext:value-type="float">
            <text:p>-0.022009286146257</text:p>
          </table:table-cell>
          <table:table-cell office:value-type="float" office:value="-0.0230058478984245" calcext:value-type="float">
            <text:p>-0.023005847898425</text:p>
          </table:table-cell>
          <table:table-cell office:value-type="float" office:value="-0.0193501732493683" calcext:value-type="float">
            <text:p>-0.019350173249368</text:p>
          </table:table-cell>
          <table:table-cell office:value-type="float" office:value="-0.0195652736944465" calcext:value-type="float">
            <text:p>-0.019565273694447</text:p>
          </table:table-cell>
          <table:table-cell office:value-type="float" office:value="-0.0203088790779484" calcext:value-type="float">
            <text:p>-0.020308879077948</text:p>
          </table:table-cell>
          <table:table-cell office:value-type="float" office:value="-0.0239055808774344" calcext:value-type="float">
            <text:p>-0.023905580877434</text:p>
          </table:table-cell>
          <table:table-cell office:value-type="float" office:value="-0.0255826451904131" calcext:value-type="float">
            <text:p>-0.025582645190413</text:p>
          </table:table-cell>
          <table:table-cell office:value-type="float" office:value="-0.0245435005197503" calcext:value-type="float">
            <text:p>-0.02454350051975</text:p>
          </table:table-cell>
          <table:table-cell office:value-type="float" office:value="-0.021868527385911" calcext:value-type="float">
            <text:p>-0.021868527385911</text:p>
          </table:table-cell>
          <table:table-cell office:value-type="float" office:value="-0.0185696238014574" calcext:value-type="float">
            <text:p>-0.018569623801457</text:p>
          </table:table-cell>
          <table:table-cell office:value-type="float" office:value="-0.0237602565556041" calcext:value-type="float">
            <text:p>-0.023760256555604</text:p>
          </table:table-cell>
          <table:table-cell office:value-type="float" office:value="-0.0239191177881671" calcext:value-type="float">
            <text:p>-0.023919117788167</text:p>
          </table:table-cell>
          <table:table-cell office:value-type="float" office:value="-0.0196902338384575" calcext:value-type="float">
            <text:p>-0.019690233838458</text:p>
          </table:table-cell>
          <table:table-cell office:value-type="float" office:value="-0.0203955720998879" calcext:value-type="float">
            <text:p>-0.020395572099888</text:p>
          </table:table-cell>
          <table:table-cell office:value-type="float" office:value="-0.0260586000273587" calcext:value-type="float">
            <text:p>-0.026058600027359</text:p>
          </table:table-cell>
          <table:table-cell office:value-type="float" office:value="-0.0256017366782829" calcext:value-type="float">
            <text:p>-0.025601736678283</text:p>
          </table:table-cell>
          <table:table-cell office:value-type="float" office:value="-0.0229115686349098" calcext:value-type="float">
            <text:p>-0.02291156863491</text:p>
          </table:table-cell>
          <table:table-cell office:value-type="float" office:value="-0.0187022170317595" calcext:value-type="float">
            <text:p>-0.01870221703176</text:p>
          </table:table-cell>
          <table:table-cell office:value-type="float" office:value="-0.0237182768950175" calcext:value-type="float">
            <text:p>-0.023718276895018</text:p>
          </table:table-cell>
          <table:table-cell office:value-type="float" office:value="-0.0238532838105832" calcext:value-type="float">
            <text:p>-0.023853283810583</text:p>
          </table:table-cell>
          <table:table-cell office:value-type="float" office:value="-0.0193557964723424" calcext:value-type="float">
            <text:p>-0.019355796472342</text:p>
          </table:table-cell>
          <table:table-cell office:value-type="float" office:value="-0.0203743299673593" calcext:value-type="float">
            <text:p>-0.020374329967359</text:p>
          </table:table-cell>
          <table:table-cell office:value-type="float" office:value="-0.0241045087620528" calcext:value-type="float">
            <text:p>-0.024104508762053</text:p>
          </table:table-cell>
          <table:table-cell office:value-type="float" office:value="-0.019769216670642" calcext:value-type="float">
            <text:p>-0.019769216670642</text:p>
          </table:table-cell>
          <table:table-cell office:value-type="float" office:value="-0.0227398423777496" calcext:value-type="float">
            <text:p>-0.02273984237775</text:p>
          </table:table-cell>
          <table:table-cell office:value-type="float" office:value="-0.0227885293557784" calcext:value-type="float">
            <text:p>-0.022788529355778</text:p>
          </table:table-cell>
          <table:table-cell office:value-type="float" office:value="-0.0217928183411308" calcext:value-type="float">
            <text:p>-0.021792818341131</text:p>
          </table:table-cell>
          <table:table-cell office:value-type="float" office:value="-0.01954309501551" calcext:value-type="float">
            <text:p>-0.01954309501551</text:p>
          </table:table-cell>
          <table:table-cell office:value-type="float" office:value="-0.0234343733231446" calcext:value-type="float">
            <text:p>-0.023434373323145</text:p>
          </table:table-cell>
          <table:table-cell office:value-type="float" office:value="-0.0256479336135659" calcext:value-type="float">
            <text:p>-0.025647933613566</text:p>
          </table:table-cell>
          <table:table-cell office:value-type="float" office:value="-0.0234638605828406" calcext:value-type="float">
            <text:p>-0.023463860582841</text:p>
          </table:table-cell>
          <table:table-cell office:value-type="float" office:value="-0.0216323396761318" calcext:value-type="float">
            <text:p>-0.021632339676132</text:p>
          </table:table-cell>
          <table:table-cell office:value-type="float" office:value="-0.0220629508008096" calcext:value-type="float">
            <text:p>-0.02206295080081</text:p>
          </table:table-cell>
          <table:table-cell office:value-type="float" office:value="-0.0207464049442309" calcext:value-type="float">
            <text:p>-0.020746404944231</text:p>
          </table:table-cell>
          <table:table-cell office:value-type="float" office:value="-0.0236808237950455" calcext:value-type="float">
            <text:p>-0.023680823795046</text:p>
          </table:table-cell>
          <table:table-cell office:value-type="float" office:value="-0.023877337745012" calcext:value-type="float">
            <text:p>-0.023877337745012</text:p>
          </table:table-cell>
          <table:table-cell office:value-type="float" office:value="-0.0219083896050563" calcext:value-type="float">
            <text:p>-0.021908389605056</text:p>
          </table:table-cell>
          <table:table-cell office:value-type="float" office:value="-0.0209359774673412" calcext:value-type="float">
            <text:p>-0.020935977467341</text:p>
          </table:table-cell>
          <table:table-cell office:value-type="float" office:value="-0.0231421461938306" calcext:value-type="float">
            <text:p>-0.023142146193831</text:p>
          </table:table-cell>
          <table:table-cell office:value-type="float" office:value="-0.0256817441402086" calcext:value-type="float">
            <text:p>-0.025681744140209</text:p>
          </table:table-cell>
          <table:table-cell office:value-type="float" office:value="-0.0218091313546875" calcext:value-type="float">
            <text:p>-0.021809131354688</text:p>
          </table:table-cell>
          <table:table-cell office:value-type="float" office:value="-0.0218626337400114" calcext:value-type="float">
            <text:p>-0.021862633740011</text:p>
          </table:table-cell>
          <table:table-cell office:value-type="float" office:value="-0.0199687942654366" calcext:value-type="float">
            <text:p>-0.019968794265437</text:p>
          </table:table-cell>
          <table:table-cell office:value-type="float" office:value="-0.0227186618655436" calcext:value-type="float">
            <text:p>-0.022718661865544</text:p>
          </table:table-cell>
          <table:table-cell office:value-type="float" office:value="-0.0217015702279062" calcext:value-type="float">
            <text:p>-0.021701570227906</text:p>
          </table:table-cell>
          <table:table-cell office:value-type="float" office:value="-0.020395992235045" calcext:value-type="float">
            <text:p>-0.020395992235045</text:p>
          </table:table-cell>
          <table:table-cell office:value-type="float" office:value="-0.0226461158195422" calcext:value-type="float">
            <text:p>-0.022646115819542</text:p>
          </table:table-cell>
          <table:table-cell office:value-type="float" office:value="-0.0210808631348047" calcext:value-type="float">
            <text:p>-0.021080863134805</text:p>
          </table:table-cell>
          <table:table-cell office:value-type="float" office:value="-0.0252417862975425" calcext:value-type="float">
            <text:p>-0.025241786297543</text:p>
          </table:table-cell>
          <table:table-cell office:value-type="float" office:value="-0.0245242203999683" calcext:value-type="float">
            <text:p>-0.024524220399968</text:p>
          </table:table-cell>
          <table:table-cell office:value-type="float" office:value="-0.0218236133620693" calcext:value-type="float">
            <text:p>-0.021823613362069</text:p>
          </table:table-cell>
          <table:table-cell office:value-type="float" office:value="-0.0213287678566214" calcext:value-type="float">
            <text:p>-0.021328767856621</text:p>
          </table:table-cell>
          <table:table-cell office:value-type="float" office:value="-0.0187730103165535" calcext:value-type="float">
            <text:p>-0.018773010316554</text:p>
          </table:table-cell>
          <table:table-cell office:value-type="float" office:value="-0.020421448116339" calcext:value-type="float">
            <text:p>-0.020421448116339</text:p>
          </table:table-cell>
          <table:table-cell office:value-type="float" office:value="-0.0220482611368605" calcext:value-type="float">
            <text:p>-0.022048261136861</text:p>
          </table:table-cell>
          <table:table-cell office:value-type="float" office:value="-0.0188485250863185" calcext:value-type="float">
            <text:p>-0.018848525086319</text:p>
          </table:table-cell>
          <table:table-cell office:value-type="float" office:value="-0.0205127728958245" calcext:value-type="float">
            <text:p>-0.020512772895825</text:p>
          </table:table-cell>
          <table:table-cell office:value-type="float" office:value="-0.0200174259799082" calcext:value-type="float">
            <text:p>-0.020017425979908</text:p>
          </table:table-cell>
          <table:table-cell office:value-type="float" office:value="-0.0229053757924356" calcext:value-type="float">
            <text:p>-0.022905375792436</text:p>
          </table:table-cell>
          <table:table-cell office:value-type="float" office:value="-0.0252622516921302" calcext:value-type="float">
            <text:p>-0.02526225169213</text:p>
          </table:table-cell>
          <table:table-cell office:value-type="float" office:value="-0.0216108768694377" calcext:value-type="float">
            <text:p>-0.021610876869438</text:p>
          </table:table-cell>
          <table:table-cell office:value-type="float" office:value="-0.0205800920935552" calcext:value-type="float">
            <text:p>-0.020580092093555</text:p>
          </table:table-cell>
          <table:table-cell office:value-type="float" office:value="-0.0183404859070822" calcext:value-type="float">
            <text:p>-0.018340485907082</text:p>
          </table:table-cell>
          <table:table-cell office:value-type="float" office:value="-0.0198995343942085" calcext:value-type="float">
            <text:p>-0.019899534394209</text:p>
          </table:table-cell>
          <table:table-cell office:value-type="float" office:value="-0.0210782551416543" calcext:value-type="float">
            <text:p>-0.021078255141654</text:p>
          </table:table-cell>
          <table:table-cell office:value-type="float" office:value="-0.021713344634938" calcext:value-type="float">
            <text:p>-0.021713344634938</text:p>
          </table:table-cell>
          <table:table-cell office:value-type="float" office:value="-0.0210482833586506" calcext:value-type="float">
            <text:p>-0.021048283358651</text:p>
          </table:table-cell>
          <table:table-cell office:value-type="float" office:value="-0.0185615223421757" calcext:value-type="float">
            <text:p>-0.018561522342176</text:p>
          </table:table-cell>
          <table:table-cell office:value-type="float" office:value="-0.0183463077697786" calcext:value-type="float">
            <text:p>-0.018346307769779</text:p>
          </table:table-cell>
          <table:table-cell office:value-type="float" office:value="-0.025133860712246" calcext:value-type="float">
            <text:p>-0.025133860712246</text:p>
          </table:table-cell>
          <table:table-cell office:value-type="float" office:value="-0.0232999155951496" calcext:value-type="float">
            <text:p>-0.02329991559515</text:p>
          </table:table-cell>
          <table:table-cell office:value-type="float" office:value="-0.0226453042321492" calcext:value-type="float">
            <text:p>-0.022645304232149</text:p>
          </table:table-cell>
          <table:table-cell office:value-type="float" office:value="-0.0215760168172695" calcext:value-type="float">
            <text:p>-0.02157601681727</text:p>
          </table:table-cell>
          <table:table-cell office:value-type="float" office:value="-0.0195239832128112" calcext:value-type="float">
            <text:p>-0.019523983212811</text:p>
          </table:table-cell>
          <table:table-cell office:value-type="float" office:value="-0.0255750454976117" calcext:value-type="float">
            <text:p>-0.025575045497612</text:p>
          </table:table-cell>
          <table:table-cell office:value-type="float" office:value="-0.0253025614148171" calcext:value-type="float">
            <text:p>-0.025302561414817</text:p>
          </table:table-cell>
          <table:table-cell office:value-type="float" office:value="-0.0263435179790714" calcext:value-type="float">
            <text:p>-0.026343517979071</text:p>
          </table:table-cell>
          <table:table-cell office:value-type="float" office:value="-0.0186919434505918" calcext:value-type="float">
            <text:p>-0.018691943450592</text:p>
          </table:table-cell>
          <table:table-cell office:value-type="float" office:value="-0.0185505428728873" calcext:value-type="float">
            <text:p>-0.018550542872887</text:p>
          </table:table-cell>
          <table:table-cell office:value-type="float" office:value="-0.0247620131819945" calcext:value-type="float">
            <text:p>-0.024762013181995</text:p>
          </table:table-cell>
          <table:table-cell office:value-type="float" office:value="-0.0256072378581468" calcext:value-type="float">
            <text:p>-0.025607237858147</text:p>
          </table:table-cell>
          <table:table-cell office:value-type="float" office:value="-0.0253585762340176" calcext:value-type="float">
            <text:p>-0.025358576234018</text:p>
          </table:table-cell>
          <table:table-cell office:value-type="float" office:value="-0.0256339902756748" calcext:value-type="float">
            <text:p>-0.025633990275675</text:p>
          </table:table-cell>
          <table:table-cell office:value-type="float" office:value="-0.0219800341584329" calcext:value-type="float">
            <text:p>-0.021980034158433</text:p>
          </table:table-cell>
          <table:table-cell office:value-type="float" office:value="-0.0191915557247211" calcext:value-type="float">
            <text:p>-0.019191555724721</text:p>
          </table:table-cell>
          <table:table-cell office:value-type="float" office:value="-0.019482829840389" calcext:value-type="float">
            <text:p>-0.019482829840389</text:p>
          </table:table-cell>
          <table:table-cell office:value-type="float" office:value="-0.0252466845254968" calcext:value-type="float">
            <text:p>-0.025246684525497</text:p>
          </table:table-cell>
          <table:table-cell office:value-type="float" office:value="-0.0248552932631708" calcext:value-type="float">
            <text:p>-0.024855293263171</text:p>
          </table:table-cell>
          <table:table-cell office:value-type="float" office:value="-0.0239921958054144" calcext:value-type="float">
            <text:p>-0.023992195805414</text:p>
          </table:table-cell>
          <table:table-cell office:value-type="float" office:value="-0.0197560015941942" calcext:value-type="float">
            <text:p>-0.019756001594194</text:p>
          </table:table-cell>
          <table:table-cell office:value-type="float" office:value="-0.0203170150695841" calcext:value-type="float">
            <text:p>-0.020317015069584</text:p>
          </table:table-cell>
          <table:table-cell office:value-type="float" office:value="-0.0255279605302316" calcext:value-type="float">
            <text:p>-0.025527960530232</text:p>
          </table:table-cell>
          <table:table-cell office:value-type="float" office:value="-0.0252011118956484" calcext:value-type="float">
            <text:p>-0.025201111895648</text:p>
          </table:table-cell>
          <table:table-cell office:value-type="float" office:value="-0.0211643361344769" calcext:value-type="float">
            <text:p>-0.021164336134477</text:p>
          </table:table-cell>
          <table:table-cell office:value-type="float" office:value="-0.0201137088455773" calcext:value-type="float">
            <text:p>-0.020113708845577</text:p>
          </table:table-cell>
          <table:table-cell office:value-type="float" office:value="-0.0200838919974504" calcext:value-type="float">
            <text:p>-0.02008389199745</text:p>
          </table:table-cell>
          <table:table-cell office:value-type="float" office:value="-0.022521622066671" calcext:value-type="float">
            <text:p>-0.022521622066671</text:p>
          </table:table-cell>
          <table:table-cell office:value-type="float" office:value="-0.0244267472651628" calcext:value-type="float">
            <text:p>-0.024426747265163</text:p>
          </table:table-cell>
          <table:table-cell office:value-type="float" office:value="-0.0209145997069523" calcext:value-type="float">
            <text:p>-0.020914599706952</text:p>
          </table:table-cell>
          <table:table-cell office:value-type="float" office:value="-0.0219759264742206" calcext:value-type="float">
            <text:p>-0.021975926474221</text:p>
          </table:table-cell>
          <table:table-cell office:value-type="float" office:value="-0.0209251991451355" calcext:value-type="float">
            <text:p>-0.020925199145136</text:p>
          </table:table-cell>
          <table:table-cell office:value-type="float" office:value="-0.024258981690142" calcext:value-type="float">
            <text:p>-0.024258981690142</text:p>
          </table:table-cell>
          <table:table-cell office:value-type="float" office:value="-0.0248237075374656" calcext:value-type="float">
            <text:p>-0.024823707537466</text:p>
          </table:table-cell>
          <table:table-cell office:value-type="float" office:value="-0.0222163413123413" calcext:value-type="float">
            <text:p>-0.022216341312341</text:p>
          </table:table-cell>
          <table:table-cell office:value-type="float" office:value="-0.0209962017388045" calcext:value-type="float">
            <text:p>-0.020996201738805</text:p>
          </table:table-cell>
          <table:table-cell office:value-type="float" office:value="-0.0201523753836839" calcext:value-type="float">
            <text:p>-0.020152375383684</text:p>
          </table:table-cell>
          <table:table-cell office:value-type="float" office:value="-0.0194543570784291" calcext:value-type="float">
            <text:p>-0.019454357078429</text:p>
          </table:table-cell>
          <table:table-cell office:value-type="float" office:value="-0.0216114275587703" calcext:value-type="float">
            <text:p>-0.02161142755877</text:p>
          </table:table-cell>
          <table:table-cell office:value-type="float" office:value="-0.022384174799251" calcext:value-type="float">
            <text:p>-0.022384174799251</text:p>
          </table:table-cell>
          <table:table-cell office:value-type="float" office:value="-0.0194566296397574" calcext:value-type="float">
            <text:p>-0.019456629639757</text:p>
          </table:table-cell>
          <table:table-cell office:value-type="float" office:value="-0.0210483909016971" calcext:value-type="float">
            <text:p>-0.021048390901697</text:p>
          </table:table-cell>
          <table:table-cell office:value-type="float" office:value="-0.0193698960151452" calcext:value-type="float">
            <text:p>-0.019369896015145</text:p>
          </table:table-cell>
          <table:table-cell office:value-type="float" office:value="-0.0231046094792103" calcext:value-type="float">
            <text:p>-0.02310460947921</text:p>
          </table:table-cell>
          <table:table-cell office:value-type="float" office:value="-0.0243068252018928" calcext:value-type="float">
            <text:p>-0.024306825201893</text:p>
          </table:table-cell>
          <table:table-cell office:value-type="float" office:value="-0.0202139007043483" calcext:value-type="float">
            <text:p>-0.020213900704348</text:p>
          </table:table-cell>
          <table:table-cell office:value-type="float" office:value="-0.0200888948784707" calcext:value-type="float">
            <text:p>-0.020088894878471</text:p>
          </table:table-cell>
          <table:table-cell office:value-type="float" office:value="-0.0188796941332465" calcext:value-type="float">
            <text:p>-0.018879694133247</text:p>
          </table:table-cell>
          <table:table-cell office:value-type="float" office:value="-0.0208269862259109" calcext:value-type="float">
            <text:p>-0.020826986225911</text:p>
          </table:table-cell>
          <table:table-cell office:value-type="float" office:value="-0.0217746512389759" calcext:value-type="float">
            <text:p>-0.021774651238976</text:p>
          </table:table-cell>
          <table:table-cell office:value-type="float" office:value="-0.0185429704993346" calcext:value-type="float">
            <text:p>-0.018542970499335</text:p>
          </table:table-cell>
          <table:table-cell office:value-type="float" office:value="-0.0200701042577631" calcext:value-type="float">
            <text:p>-0.020070104257763</text:p>
          </table:table-cell>
          <table:table-cell office:value-type="float" office:value="-0.0230148566545607" calcext:value-type="float">
            <text:p>-0.023014856654561</text:p>
          </table:table-cell>
          <table:table-cell office:value-type="float" office:value="-0.0248921031679787" calcext:value-type="float">
            <text:p>-0.024892103167979</text:p>
          </table:table-cell>
          <table:table-cell office:value-type="float" office:value="-0.0211622117189622" calcext:value-type="float">
            <text:p>-0.021162211718962</text:p>
          </table:table-cell>
          <table:table-cell office:value-type="float" office:value="-0.0207658293552745" calcext:value-type="float">
            <text:p>-0.020765829355275</text:p>
          </table:table-cell>
          <table:table-cell office:value-type="float" office:value="-0.0198920089789454" calcext:value-type="float">
            <text:p>-0.019892008978945</text:p>
          </table:table-cell>
          <table:table-cell office:value-type="float" office:value="-0.0222933029513549" calcext:value-type="float">
            <text:p>-0.022293302951355</text:p>
          </table:table-cell>
          <table:table-cell office:value-type="float" office:value="-0.0224669365335731" calcext:value-type="float">
            <text:p>-0.022466936533573</text:p>
          </table:table-cell>
          <table:table-cell office:value-type="float" office:value="-0.0204375920556811" calcext:value-type="float">
            <text:p>-0.020437592055681</text:p>
          </table:table-cell>
          <table:table-cell office:value-type="float" office:value="-0.0186808260338089" calcext:value-type="float">
            <text:p>-0.018680826033809</text:p>
          </table:table-cell>
          <table:table-cell office:value-type="float" office:value="-0.0191332340648396" calcext:value-type="float">
            <text:p>-0.01913323406484</text:p>
          </table:table-cell>
          <table:table-cell office:value-type="float" office:value="-0.0200100146108874" calcext:value-type="float">
            <text:p>-0.020010014610887</text:p>
          </table:table-cell>
          <table:table-cell office:value-type="float" office:value="-0.0230254854541431" calcext:value-type="float">
            <text:p>-0.023025485454143</text:p>
          </table:table-cell>
          <table:table-cell office:value-type="float" office:value="-0.0248602420745698" calcext:value-type="float">
            <text:p>-0.02486024207457</text:p>
          </table:table-cell>
          <table:table-cell office:value-type="float" office:value="-0.0253626985374591" calcext:value-type="float">
            <text:p>-0.025362698537459</text:p>
          </table:table-cell>
          <table:table-cell office:value-type="float" office:value="-0.0213580219610247" calcext:value-type="float">
            <text:p>-0.021358021961025</text:p>
          </table:table-cell>
          <table:table-cell office:value-type="float" office:value="-0.021055537858408" calcext:value-type="float">
            <text:p>-0.021055537858408</text:p>
          </table:table-cell>
          <table:table-cell office:value-type="float" office:value="-0.0231766922997053" calcext:value-type="float">
            <text:p>-0.023176692299705</text:p>
          </table:table-cell>
          <table:table-cell office:value-type="float" office:value="-0.0229064304980599" calcext:value-type="float">
            <text:p>-0.02290643049806</text:p>
          </table:table-cell>
          <table:table-cell office:value-type="float" office:value="-0.0216309448314962" calcext:value-type="float">
            <text:p>-0.021630944831496</text:p>
          </table:table-cell>
          <table:table-cell office:value-type="float" office:value="-0.0184111693759566" calcext:value-type="float">
            <text:p>-0.018411169375957</text:p>
          </table:table-cell>
          <table:table-cell office:value-type="float" office:value="-0.0181525578187448" calcext:value-type="float">
            <text:p>-0.018152557818745</text:p>
          </table:table-cell>
          <table:table-cell office:value-type="float" office:value="-0.0187217636709633" calcext:value-type="float">
            <text:p>-0.018721763670963</text:p>
          </table:table-cell>
          <table:table-cell office:value-type="float" office:value="-0.0198344692796156" calcext:value-type="float">
            <text:p>-0.019834469279616</text:p>
          </table:table-cell>
          <table:table-cell office:value-type="float" office:value="-0.0226650831607637" calcext:value-type="float">
            <text:p>-0.022665083160764</text:p>
          </table:table-cell>
          <table:table-cell office:value-type="float" office:value="-0.0252708505885843" calcext:value-type="float">
            <text:p>-0.025270850588584</text:p>
          </table:table-cell>
          <table:table-cell office:value-type="float" office:value="-0.0220360967305918" calcext:value-type="float">
            <text:p>-0.022036096730592</text:p>
          </table:table-cell>
          <table:table-cell office:value-type="float" office:value="-0.0202226768382978" calcext:value-type="float">
            <text:p>-0.020222676838298</text:p>
          </table:table-cell>
          <table:table-cell office:value-type="float" office:value="-0.0232768461259069" calcext:value-type="float">
            <text:p>-0.023276846125907</text:p>
          </table:table-cell>
          <table:table-cell office:value-type="float" office:value="-0.0227586385841461" calcext:value-type="float">
            <text:p>-0.022758638584146</text:p>
          </table:table-cell>
          <table:table-cell office:value-type="float" office:value="-0.0183377267217607" calcext:value-type="float">
            <text:p>-0.018337726721761</text:p>
          </table:table-cell>
          <table:table-cell office:value-type="float" office:value="-0.0194322684442515" calcext:value-type="float">
            <text:p>-0.019432268444252</text:p>
          </table:table-cell>
          <table:table-cell office:value-type="float" office:value="-0.021684266248514" calcext:value-type="float">
            <text:p>-0.021684266248514</text:p>
          </table:table-cell>
          <table:table-cell office:value-type="float" office:value="-0.0252772088513383" calcext:value-type="float">
            <text:p>-0.025277208851338</text:p>
          </table:table-cell>
          <table:table-cell office:value-type="float" office:value="-0.0227503010298813" calcext:value-type="float">
            <text:p>-0.022750301029881</text:p>
          </table:table-cell>
          <table:table-cell office:value-type="float" office:value="-0.0203998507849092" calcext:value-type="float">
            <text:p>-0.020399850784909</text:p>
          </table:table-cell>
          <table:table-cell office:value-type="float" office:value="-0.0190868307410545" calcext:value-type="float">
            <text:p>-0.019086830741055</text:p>
          </table:table-cell>
          <table:table-cell office:value-type="float" office:value="-0.0222735633766602" calcext:value-type="float">
            <text:p>-0.02227356337666</text:p>
          </table:table-cell>
          <table:table-cell office:value-type="float" office:value="-0.0226466347431567" calcext:value-type="float">
            <text:p>-0.022646634743157</text:p>
          </table:table-cell>
          <table:table-cell office:value-type="float" office:value="-0.0180592056074591" calcext:value-type="float">
            <text:p>-0.018059205607459</text:p>
          </table:table-cell>
          <table:table-cell office:value-type="float" office:value="-0.0196035992779047" calcext:value-type="float">
            <text:p>-0.019603599277905</text:p>
          </table:table-cell>
          <table:table-cell office:value-type="float" office:value="-0.0209592107422602" calcext:value-type="float">
            <text:p>-0.02095921074226</text:p>
          </table:table-cell>
          <table:table-cell office:value-type="float" office:value="-0.0249224436059919" calcext:value-type="float">
            <text:p>-0.024922443605992</text:p>
          </table:table-cell>
          <table:table-cell office:value-type="float" office:value="-0.0233066595765526" calcext:value-type="float">
            <text:p>-0.023306659576553</text:p>
          </table:table-cell>
          <table:table-cell office:value-type="float" office:value="-0.020355687930253" calcext:value-type="float">
            <text:p>-0.020355687930253</text:p>
          </table:table-cell>
          <table:table-cell office:value-type="float" office:value="-0.0204119928165456" calcext:value-type="float">
            <text:p>-0.020411992816546</text:p>
          </table:table-cell>
          <table:table-cell office:value-type="float" office:value="-0.0203416055203314" calcext:value-type="float">
            <text:p>-0.020341605520331</text:p>
          </table:table-cell>
          <table:table-cell office:value-type="float" office:value="-0.0186863565201074" calcext:value-type="float">
            <text:p>-0.018686356520107</text:p>
          </table:table-cell>
          <table:table-cell office:value-type="float" office:value="-0.0219004060051499" calcext:value-type="float">
            <text:p>-0.02190040600515</text:p>
          </table:table-cell>
          <table:table-cell office:value-type="float" office:value="-0.0226346243831995" calcext:value-type="float">
            <text:p>-0.0226346243832</text:p>
          </table:table-cell>
          <table:table-cell office:value-type="float" office:value="-0.0225125673889774" calcext:value-type="float">
            <text:p>-0.022512567388977</text:p>
          </table:table-cell>
          <table:table-cell office:value-type="float" office:value="-0.0207594853511872" calcext:value-type="float">
            <text:p>-0.020759485351187</text:p>
          </table:table-cell>
          <table:table-cell office:value-type="float" office:value="-0.0190248377499388" calcext:value-type="float">
            <text:p>-0.019024837749939</text:p>
          </table:table-cell>
          <table:table-cell office:value-type="float" office:value="-0.0186677725099566" calcext:value-type="float">
            <text:p>-0.018667772509957</text:p>
          </table:table-cell>
          <table:table-cell office:value-type="float" office:value="-0.0199166413739316" calcext:value-type="float">
            <text:p>-0.019916641373932</text:p>
          </table:table-cell>
          <table:table-cell office:value-type="float" office:value="-0.0252796449572848" calcext:value-type="float">
            <text:p>-0.025279644957285</text:p>
          </table:table-cell>
          <table:table-cell office:value-type="float" office:value="-0.0234586406354994" calcext:value-type="float">
            <text:p>-0.023458640635499</text:p>
          </table:table-cell>
          <table:table-cell office:value-type="float" office:value="-0.0203369390448705" calcext:value-type="float">
            <text:p>-0.020336939044871</text:p>
          </table:table-cell>
          <table:table-cell office:value-type="float" office:value="-0.0200943952845098" calcext:value-type="float">
            <text:p>-0.02009439528451</text:p>
          </table:table-cell>
          <table:table-cell office:value-type="float" office:value="-0.0209164080002443" calcext:value-type="float">
            <text:p>-0.020916408000244</text:p>
          </table:table-cell>
          <table:table-cell office:value-type="float" office:value="-0.0192838125467727" calcext:value-type="float">
            <text:p>-0.019283812546773</text:p>
          </table:table-cell>
          <table:table-cell office:value-type="float" office:value="-0.0189182131264909" calcext:value-type="float">
            <text:p>-0.018918213126491</text:p>
          </table:table-cell>
          <table:table-cell office:value-type="float" office:value="-0.021311824303773" calcext:value-type="float">
            <text:p>-0.021311824303773</text:p>
          </table:table-cell>
          <table:table-cell office:value-type="float" office:value="-0.0232347805462443" calcext:value-type="float">
            <text:p>-0.023234780546244</text:p>
          </table:table-cell>
          <table:table-cell office:value-type="float" office:value="-0.0240322423464446" calcext:value-type="float">
            <text:p>-0.024032242346445</text:p>
          </table:table-cell>
          <table:table-cell office:value-type="float" office:value="-0.0200119185429988" calcext:value-type="float">
            <text:p>-0.020011918542999</text:p>
          </table:table-cell>
          <table:table-cell office:value-type="float" office:value="-0.0191578220419869" calcext:value-type="float">
            <text:p>-0.019157822041987</text:p>
          </table:table-cell>
          <table:table-cell office:value-type="float" office:value="-0.0200441732750994" calcext:value-type="float">
            <text:p>-0.020044173275099</text:p>
          </table:table-cell>
          <table:table-cell office:value-type="float" office:value="-0.022628551617646" calcext:value-type="float">
            <text:p>-0.022628551617646</text:p>
          </table:table-cell>
          <table:table-cell office:value-type="float" office:value="-0.0251705008715433" calcext:value-type="float">
            <text:p>-0.025170500871543</text:p>
          </table:table-cell>
          <table:table-cell office:value-type="float" office:value="-0.0210615181870926" calcext:value-type="float">
            <text:p>-0.021061518187093</text:p>
          </table:table-cell>
          <table:table-cell office:value-type="float" office:value="-0.0203233550204918" calcext:value-type="float">
            <text:p>-0.020323355020492</text:p>
          </table:table-cell>
          <table:table-cell office:value-type="float" office:value="-0.0187327507582034" calcext:value-type="float">
            <text:p>-0.018732750758203</text:p>
          </table:table-cell>
          <table:table-cell office:value-type="float" office:value="-0.021660362882377" calcext:value-type="float">
            <text:p>-0.021660362882377</text:p>
          </table:table-cell>
          <table:table-cell office:value-type="float" office:value="-0.0251736922158371" calcext:value-type="float">
            <text:p>-0.025173692215837</text:p>
          </table:table-cell>
          <table:table-cell office:value-type="float" office:value="-0.0224726279675744" calcext:value-type="float">
            <text:p>-0.022472627967574</text:p>
          </table:table-cell>
          <table:table-cell office:value-type="float" office:value="-0.0215020756830102" calcext:value-type="float">
            <text:p>-0.02150207568301</text:p>
          </table:table-cell>
          <table:table-cell office:value-type="float" office:value="-0.0196227516889907" calcext:value-type="float">
            <text:p>-0.019622751688991</text:p>
          </table:table-cell>
          <table:table-cell office:value-type="float" office:value="-0.0212200402919753" calcext:value-type="float">
            <text:p>-0.021220040291975</text:p>
          </table:table-cell>
          <table:table-cell office:value-type="float" office:value="-0.0251250291343485" calcext:value-type="float">
            <text:p>-0.025125029134349</text:p>
          </table:table-cell>
          <table:table-cell office:value-type="float" office:value="-0.0223839380948916" calcext:value-type="float">
            <text:p>-0.022383938094892</text:p>
          </table:table-cell>
          <table:table-cell office:value-type="float" office:value="-0.0199733225728103" calcext:value-type="float">
            <text:p>-0.01997332257281</text:p>
          </table:table-cell>
          <table:table-cell office:value-type="float" office:value="-0.0183846214916641" calcext:value-type="float">
            <text:p>-0.018384621491664</text:p>
          </table:table-cell>
          <table:table-cell office:value-type="float" office:value="-0.0225443896242685" calcext:value-type="float">
            <text:p>-0.022544389624269</text:p>
          </table:table-cell>
          <table:table-cell office:value-type="float" office:value="-0.0237925112559729" calcext:value-type="float">
            <text:p>-0.023792511255973</text:p>
          </table:table-cell>
          <table:table-cell office:value-type="float" office:value="-0.0196260501305726" calcext:value-type="float">
            <text:p>-0.019626050130573</text:p>
          </table:table-cell>
          <table:table-cell office:value-type="float" office:value="-0.0188774143209273" calcext:value-type="float">
            <text:p>-0.018877414320927</text:p>
          </table:table-cell>
          <table:table-cell office:value-type="float" office:value="-0.0234719406544469" calcext:value-type="float">
            <text:p>-0.023471940654447</text:p>
          </table:table-cell>
          <table:table-cell office:value-type="float" office:value="-0.0246404225452271" calcext:value-type="float">
            <text:p>-0.024640422545227</text:p>
          </table:table-cell>
          <table:table-cell office:value-type="float" office:value="-0.0229833552231847" calcext:value-type="float">
            <text:p>-0.022983355223185</text:p>
          </table:table-cell>
          <table:table-cell office:value-type="float" office:value="-0.0203038014274018" calcext:value-type="float">
            <text:p>-0.020303801427402</text:p>
          </table:table-cell>
          <table:table-cell office:value-type="float" office:value="-0.0204660355421264" calcext:value-type="float">
            <text:p>-0.020466035542126</text:p>
          </table:table-cell>
          <table:table-cell office:value-type="float" office:value="-0.0197026632526962" calcext:value-type="float">
            <text:p>-0.019702663252696</text:p>
          </table:table-cell>
          <table:table-cell office:value-type="float" office:value="-0.0223963741428088" calcext:value-type="float">
            <text:p>-0.022396374142809</text:p>
          </table:table-cell>
          <table:table-cell office:value-type="float" office:value="-0.0241926273078976" calcext:value-type="float">
            <text:p>-0.024192627307898</text:p>
          </table:table-cell>
          <table:table-cell office:value-type="float" office:value="-0.0241589500993784" calcext:value-type="float">
            <text:p>-0.024158950099378</text:p>
          </table:table-cell>
          <table:table-cell office:value-type="float" office:value="-0.0226167072223943" calcext:value-type="float">
            <text:p>-0.022616707222394</text:p>
          </table:table-cell>
          <table:table-cell office:value-type="float" office:value="-0.0201625207134141" calcext:value-type="float">
            <text:p>-0.020162520713414</text:p>
          </table:table-cell>
          <table:table-cell office:value-type="float" office:value="-0.0200596086101712" calcext:value-type="float">
            <text:p>-0.020059608610171</text:p>
          </table:table-cell>
          <table:table-cell office:value-type="float" office:value="-0.019436982827031" calcext:value-type="float">
            <text:p>-0.019436982827031</text:p>
          </table:table-cell>
          <table:table-cell office:value-type="float" office:value="-0.0243456192988719" calcext:value-type="float">
            <text:p>-0.024345619298872</text:p>
          </table:table-cell>
          <table:table-cell office:value-type="float" office:value="-0.02265347536075" calcext:value-type="float">
            <text:p>-0.02265347536075</text:p>
          </table:table-cell>
          <table:table-cell office:value-type="float" office:value="-0.0192427542218683" calcext:value-type="float">
            <text:p>-0.019242754221868</text:p>
          </table:table-cell>
          <table:table-cell office:value-type="float" office:value="-0.0185178084919926" calcext:value-type="float">
            <text:p>-0.018517808491993</text:p>
          </table:table-cell>
          <table:table-cell office:value-type="float" office:value="-0.0209242854168376" calcext:value-type="float">
            <text:p>-0.020924285416838</text:p>
          </table:table-cell>
          <table:table-cell office:value-type="float" office:value="-0.0229908955397168" calcext:value-type="float">
            <text:p>-0.022990895539717</text:p>
          </table:table-cell>
          <table:table-cell office:value-type="float" office:value="-0.0198910159628755" calcext:value-type="float">
            <text:p>-0.019891015962876</text:p>
          </table:table-cell>
          <table:table-cell office:value-type="float" office:value="-0.0197416457864942" calcext:value-type="float">
            <text:p>-0.019741645786494</text:p>
          </table:table-cell>
          <table:table-cell office:value-type="float" office:value="-0.0203560587622393" calcext:value-type="float">
            <text:p>-0.020356058762239</text:p>
          </table:table-cell>
          <table:table-cell office:value-type="float" office:value="-0.0213608317657747" calcext:value-type="float">
            <text:p>-0.021360831765775</text:p>
          </table:table-cell>
          <table:table-cell office:value-type="float" office:value="-0.0235479391763752" calcext:value-type="float">
            <text:p>-0.023547939176375</text:p>
          </table:table-cell>
          <table:table-cell office:value-type="float" office:value="-0.020556683779307" calcext:value-type="float">
            <text:p>-0.020556683779307</text:p>
          </table:table-cell>
          <table:table-cell office:value-type="float" office:value="-0.0196345697516911" calcext:value-type="float">
            <text:p>-0.019634569751691</text:p>
          </table:table-cell>
          <table:table-cell office:value-type="float" office:value="-0.0182723480832352" calcext:value-type="float">
            <text:p>-0.018272348083235</text:p>
          </table:table-cell>
          <table:table-cell office:value-type="float" office:value="-0.0197807200986292" calcext:value-type="float">
            <text:p>-0.019780720098629</text:p>
          </table:table-cell>
          <table:table-cell office:value-type="float" office:value="-0.0205900601593187" calcext:value-type="float">
            <text:p>-0.020590060159319</text:p>
          </table:table-cell>
          <table:table-cell office:value-type="float" office:value="-0.0209509297271582" calcext:value-type="float">
            <text:p>-0.020950929727158</text:p>
          </table:table-cell>
          <table:table-cell office:value-type="float" office:value="-0.0183633739492067" calcext:value-type="float">
            <text:p>-0.018363373949207</text:p>
          </table:table-cell>
          <table:table-cell office:value-type="float" office:value="-0.0187555636147563" calcext:value-type="float">
            <text:p>-0.018755563614756</text:p>
          </table:table-cell>
          <table:table-cell office:value-type="float" office:value="-0.0205488990180661" calcext:value-type="float">
            <text:p>-0.020548899018066</text:p>
          </table:table-cell>
          <table:table-cell office:value-type="float" office:value="-0.0187850970006923" calcext:value-type="float">
            <text:p>-0.018785097000692</text:p>
          </table:table-cell>
          <table:table-cell office:value-type="float" office:value="-0.0211716299564823" calcext:value-type="float">
            <text:p>-0.021171629956482</text:p>
          </table:table-cell>
          <table:table-cell office:value-type="float" office:value="-0.0236701260740892" calcext:value-type="float">
            <text:p>-0.023670126074089</text:p>
          </table:table-cell>
          <table:table-cell office:value-type="float" office:value="-0.0245003826107694" calcext:value-type="float">
            <text:p>-0.024500382610769</text:p>
          </table:table-cell>
          <table:table-cell office:value-type="float" office:value="-0.0236909801677684" calcext:value-type="float">
            <text:p>-0.023690980167768</text:p>
          </table:table-cell>
          <table:table-cell office:value-type="float" office:value="-0.021517812617125" calcext:value-type="float">
            <text:p>-0.021517812617125</text:p>
          </table:table-cell>
          <table:table-cell office:value-type="float" office:value="-0.0201396016487594" calcext:value-type="float">
            <text:p>-0.020139601648759</text:p>
          </table:table-cell>
          <table:table-cell office:value-type="float" office:value="-0.0185117509083955" calcext:value-type="float">
            <text:p>-0.018511750908396</text:p>
          </table:table-cell>
          <table:table-cell office:value-type="float" office:value="-0.0179683352138702" calcext:value-type="float">
            <text:p>-0.01796833521387</text:p>
          </table:table-cell>
          <table:table-cell office:value-type="float" office:value="-0.0206301722098743" calcext:value-type="float">
            <text:p>-0.020630172209874</text:p>
          </table:table-cell>
          <table:table-cell office:value-type="float" office:value="-0.0211815031105668" calcext:value-type="float">
            <text:p>-0.021181503110567</text:p>
          </table:table-cell>
          <table:table-cell office:value-type="float" office:value="-0.0178732214749096" calcext:value-type="float">
            <text:p>-0.01787322147491</text:p>
          </table:table-cell>
          <table:table-cell office:value-type="float" office:value="-0.0177784977565682" calcext:value-type="float">
            <text:p>-0.017778497756568</text:p>
          </table:table-cell>
          <table:table-cell office:value-type="float" office:value="-0.0180142087791753" calcext:value-type="float">
            <text:p>-0.018014208779175</text:p>
          </table:table-cell>
          <table:table-cell office:value-type="float" office:value="-0.0225931064284506" calcext:value-type="float">
            <text:p>-0.022593106428451</text:p>
          </table:table-cell>
          <table:table-cell office:value-type="float" office:value="-0.0241837130729998" calcext:value-type="float">
            <text:p>-0.024183713073</text:p>
          </table:table-cell>
          <table:table-cell office:value-type="float" office:value="-0.0202777781091045" calcext:value-type="float">
            <text:p>-0.020277778109105</text:p>
          </table:table-cell>
          <table:table-cell office:value-type="float" office:value="-0.0192283158308117" calcext:value-type="float">
            <text:p>-0.019228315830812</text:p>
          </table:table-cell>
          <table:table-cell office:value-type="float" office:value="-0.0203642587741406" calcext:value-type="float">
            <text:p>-0.020364258774141</text:p>
          </table:table-cell>
          <table:table-cell office:value-type="float" office:value="-0.0210014511858047" calcext:value-type="float">
            <text:p>-0.021001451185805</text:p>
          </table:table-cell>
          <table:table-cell office:value-type="float" office:value="-0.0176205728139127" calcext:value-type="float">
            <text:p>-0.017620572813913</text:p>
          </table:table-cell>
          <table:table-cell office:value-type="float" office:value="-0.0180434811660566" calcext:value-type="float">
            <text:p>-0.018043481166057</text:p>
          </table:table-cell>
          <table:table-cell office:value-type="float" office:value="-0.0206019274794135" calcext:value-type="float">
            <text:p>-0.020601927479414</text:p>
          </table:table-cell>
          <table:table-cell office:value-type="float" office:value="-0.0248118072834031" calcext:value-type="float">
            <text:p>-0.024811807283403</text:p>
          </table:table-cell>
          <table:table-cell office:value-type="float" office:value="-0.0213722514104528" calcext:value-type="float">
            <text:p>-0.021372251410453</text:p>
          </table:table-cell>
          <table:table-cell office:value-type="float" office:value="-0.0203539437155828" calcext:value-type="float">
            <text:p>-0.020353943715583</text:p>
          </table:table-cell>
          <table:table-cell office:value-type="float" office:value="-0.0187443032705185" calcext:value-type="float">
            <text:p>-0.018744303270519</text:p>
          </table:table-cell>
          <table:table-cell office:value-type="float" office:value="-0.0195724329023659" calcext:value-type="float">
            <text:p>-0.019572432902366</text:p>
          </table:table-cell>
          <table:table-cell office:value-type="float" office:value="-0.0217058252809422" calcext:value-type="float">
            <text:p>-0.021705825280942</text:p>
          </table:table-cell>
          <table:table-cell office:value-type="float" office:value="-0.0179805830266662" calcext:value-type="float">
            <text:p>-0.017980583026666</text:p>
          </table:table-cell>
          <table:table-cell office:value-type="float" office:value="-0.0179176032716033" calcext:value-type="float">
            <text:p>-0.017917603271603</text:p>
          </table:table-cell>
          <table:table-cell office:value-type="float" office:value="-0.0202222434487879" calcext:value-type="float">
            <text:p>-0.020222243448788</text:p>
          </table:table-cell>
          <table:table-cell office:value-type="float" office:value="-0.0248110209462856" calcext:value-type="float">
            <text:p>-0.024811020946286</text:p>
          </table:table-cell>
          <table:table-cell office:value-type="float" office:value="-0.0236417242743802" calcext:value-type="float">
            <text:p>-0.02364172427438</text:p>
          </table:table-cell>
          <table:table-cell office:value-type="float" office:value="-0.0225178411439526" calcext:value-type="float">
            <text:p>-0.022517841143953</text:p>
          </table:table-cell>
          <table:table-cell office:value-type="float" office:value="-0.0219319858951738" calcext:value-type="float">
            <text:p>-0.021931985895174</text:p>
          </table:table-cell>
          <table:table-cell office:value-type="float" office:value="-0.0199757129441915" calcext:value-type="float">
            <text:p>-0.019975712944192</text:p>
          </table:table-cell>
          <table:table-cell office:value-type="float" office:value="-0.0206738341374134" calcext:value-type="float">
            <text:p>-0.020673834137413</text:p>
          </table:table-cell>
          <table:table-cell office:value-type="float" office:value="-0.0208639190265645" calcext:value-type="float">
            <text:p>-0.020863919026565</text:p>
          </table:table-cell>
          <table:table-cell office:value-type="float" office:value="-0.0186572606078406" calcext:value-type="float">
            <text:p>-0.018657260607841</text:p>
          </table:table-cell>
          <table:table-cell office:value-type="float" office:value="-0.0180996678395797" calcext:value-type="float">
            <text:p>-0.01809966783958</text:p>
          </table:table-cell>
          <table:table-cell office:value-type="float" office:value="-0.0197306630129983" calcext:value-type="float">
            <text:p>-0.019730663012998</text:p>
          </table:table-cell>
          <table:table-cell office:value-type="float" office:value="-0.024731313448967" calcext:value-type="float">
            <text:p>-0.024731313448967</text:p>
          </table:table-cell>
          <table:table-cell office:value-type="float" office:value="-0.0243299030468056" calcext:value-type="float">
            <text:p>-0.024329903046806</text:p>
          </table:table-cell>
          <table:table-cell office:value-type="float" office:value="-0.0218228018146138" calcext:value-type="float">
            <text:p>-0.021822801814614</text:p>
          </table:table-cell>
          <table:table-cell office:value-type="float" office:value="-0.0204338289148971" calcext:value-type="float">
            <text:p>-0.020433828914897</text:p>
          </table:table-cell>
          <table:table-cell office:value-type="float" office:value="-0.0226482668285461" calcext:value-type="float">
            <text:p>-0.022648266828546</text:p>
          </table:table-cell>
          <table:table-cell office:value-type="float" office:value="-0.0187797341257205" calcext:value-type="float">
            <text:p>-0.018779734125721</text:p>
          </table:table-cell>
          <table:table-cell office:value-type="float" office:value="-0.018595496825844" calcext:value-type="float">
            <text:p>-0.018595496825844</text:p>
          </table:table-cell>
          <table:table-cell office:value-type="float" office:value="-0.0178825848692947" calcext:value-type="float">
            <text:p>-0.017882584869295</text:p>
          </table:table-cell>
          <table:table-cell office:value-type="float" office:value="-0.0193881742153464" calcext:value-type="float">
            <text:p>-0.019388174215346</text:p>
          </table:table-cell>
          <table:table-cell office:value-type="float" office:value="-0.024442843122964" calcext:value-type="float">
            <text:p>-0.024442843122964</text:p>
          </table:table-cell>
          <table:table-cell office:value-type="float" office:value="-0.0225350661148911" calcext:value-type="float">
            <text:p>-0.022535066114891</text:p>
          </table:table-cell>
          <table:table-cell office:value-type="float" office:value="-0.0213967899473948" calcext:value-type="float">
            <text:p>-0.021396789947395</text:p>
          </table:table-cell>
          <table:table-cell office:value-type="float" office:value="-0.0205591954970276" calcext:value-type="float">
            <text:p>-0.020559195497028</text:p>
          </table:table-cell>
          <table:table-cell office:value-type="float" office:value="-0.0219705006082119" calcext:value-type="float">
            <text:p>-0.021970500608212</text:p>
          </table:table-cell>
          <table:table-cell office:value-type="float" office:value="-0.0193861277373665" calcext:value-type="float">
            <text:p>-0.019386127737367</text:p>
          </table:table-cell>
          <table:table-cell office:value-type="float" office:value="-0.0186533646515973" calcext:value-type="float">
            <text:p>-0.018653364651597</text:p>
          </table:table-cell>
          <table:table-cell office:value-type="float" office:value="-0.0180034249554134" calcext:value-type="float">
            <text:p>-0.018003424955413</text:p>
          </table:table-cell>
          <table:table-cell office:value-type="float" office:value="-0.0218508811485373" calcext:value-type="float">
            <text:p>-0.021850881148537</text:p>
          </table:table-cell>
          <table:table-cell office:value-type="float" office:value="-0.0252385535880351" calcext:value-type="float">
            <text:p>-0.025238553588035</text:p>
          </table:table-cell>
          <table:table-cell office:value-type="float" office:value="-0.0230502857876553" calcext:value-type="float">
            <text:p>-0.023050285787655</text:p>
          </table:table-cell>
          <table:table-cell office:value-type="float" office:value="-0.0222521227908319" calcext:value-type="float">
            <text:p>-0.022252122790832</text:p>
          </table:table-cell>
          <table:table-cell office:value-type="float" office:value="-0.0198160096887596" calcext:value-type="float">
            <text:p>-0.01981600968876</text:p>
          </table:table-cell>
          <table:table-cell office:value-type="float" office:value="-0.0223519698171304" calcext:value-type="float">
            <text:p>-0.02235196981713</text:p>
          </table:table-cell>
          <table:table-cell office:value-type="float" office:value="-0.0186825282258025" calcext:value-type="float">
            <text:p>-0.018682528225803</text:p>
          </table:table-cell>
          <table:table-cell office:value-type="float" office:value="-0.0181675197483345" calcext:value-type="float">
            <text:p>-0.018167519748335</text:p>
          </table:table-cell>
          <table:table-cell office:value-type="float" office:value="-0.0214089937913543" calcext:value-type="float">
            <text:p>-0.021408993791354</text:p>
          </table:table-cell>
          <table:table-cell office:value-type="float" office:value="-0.0255399748640882" calcext:value-type="float">
            <text:p>-0.025539974864088</text:p>
          </table:table-cell>
          <table:table-cell office:value-type="float" office:value="-0.0243488262526661" calcext:value-type="float">
            <text:p>-0.024348826252666</text:p>
          </table:table-cell>
          <table:table-cell office:value-type="float" office:value="-0.0227739783829776" calcext:value-type="float">
            <text:p>-0.022773978382978</text:p>
          </table:table-cell>
          <table:table-cell office:value-type="float" office:value="-0.0205385268118054" calcext:value-type="float">
            <text:p>-0.020538526811805</text:p>
          </table:table-cell>
          <table:table-cell office:value-type="float" office:value="-0.0203563461854297" calcext:value-type="float">
            <text:p>-0.02035634618543</text:p>
          </table:table-cell>
          <table:table-cell office:value-type="float" office:value="-0.0191976654765325" calcext:value-type="float">
            <text:p>-0.019197665476533</text:p>
          </table:table-cell>
          <table:table-cell office:value-type="float" office:value="-0.0189003294118408" calcext:value-type="float">
            <text:p>-0.018900329411841</text:p>
          </table:table-cell>
          <table:table-cell office:value-type="float" office:value="-0.0239709962629241" calcext:value-type="float">
            <text:p>-0.023970996262924</text:p>
          </table:table-cell>
          <table:table-cell office:value-type="float" office:value="-0.0251176390675119" calcext:value-type="float">
            <text:p>-0.025117639067512</text:p>
          </table:table-cell>
          <table:table-cell office:value-type="float" office:value="-0.0238905408446737" calcext:value-type="float">
            <text:p>-0.023890540844674</text:p>
          </table:table-cell>
          <table:table-cell office:value-type="float" office:value="-0.0224077310857602" calcext:value-type="float">
            <text:p>-0.02240773108576</text:p>
          </table:table-cell>
          <table:table-cell office:value-type="float" office:value="-0.0229544750329684" calcext:value-type="float">
            <text:p>-0.022954475032968</text:p>
          </table:table-cell>
          <table:table-cell office:value-type="float" office:value="-0.0193191332574293" calcext:value-type="float">
            <text:p>-0.019319133257429</text:p>
          </table:table-cell>
          <table:table-cell office:value-type="float" office:value="-0.019022515222786" calcext:value-type="float">
            <text:p>-0.019022515222786</text:p>
          </table:table-cell>
          <table:table-cell office:value-type="float" office:value="-0.0186062345725261" calcext:value-type="float">
            <text:p>-0.018606234572526</text:p>
          </table:table-cell>
          <table:table-cell office:value-type="float" office:value="-0.0204516241628555" calcext:value-type="float">
            <text:p>-0.020451624162856</text:p>
          </table:table-cell>
          <table:table-cell office:value-type="float" office:value="-0.0255512193025053" calcext:value-type="float">
            <text:p>-0.025551219302505</text:p>
          </table:table-cell>
          <table:table-cell office:value-type="float" office:value="-0.0252963764721414" calcext:value-type="float">
            <text:p>-0.025296376472141</text:p>
          </table:table-cell>
          <table:table-cell office:value-type="float" office:value="-0.0236134835057551" calcext:value-type="float">
            <text:p>-0.023613483505755</text:p>
          </table:table-cell>
          <table:table-cell office:value-type="float" office:value="-0.0223378153267668" calcext:value-type="float">
            <text:p>-0.022337815326767</text:p>
          </table:table-cell>
          <table:table-cell office:value-type="float" office:value="-0.0206631835323949" calcext:value-type="float">
            <text:p>-0.020663183532395</text:p>
          </table:table-cell>
          <table:table-cell office:value-type="float" office:value="-0.0228870457042199" calcext:value-type="float">
            <text:p>-0.02288704570422</text:p>
          </table:table-cell>
          <table:table-cell office:value-type="float" office:value="-0.0194489385931073" calcext:value-type="float">
            <text:p>-0.019448938593107</text:p>
          </table:table-cell>
          <table:table-cell office:value-type="float" office:value="-0.0188392429847819" calcext:value-type="float">
            <text:p>-0.018839242984782</text:p>
          </table:table-cell>
          <table:table-cell office:value-type="float" office:value="-0.0198443210922435" calcext:value-type="float">
            <text:p>-0.019844321092244</text:p>
          </table:table-cell>
          <table:table-cell office:value-type="float" office:value="-0.0227025789710042" calcext:value-type="float">
            <text:p>-0.022702578971004</text:p>
          </table:table-cell>
          <table:table-cell office:value-type="float" office:value="-0.0250853448418619" calcext:value-type="float">
            <text:p>-0.025085344841862</text:p>
          </table:table-cell>
          <table:table-cell office:value-type="float" office:value="-0.0257657484455358" calcext:value-type="float">
            <text:p>-0.025765748445536</text:p>
          </table:table-cell>
          <table:table-cell office:value-type="float" office:value="-0.0257899342813927" calcext:value-type="float">
            <text:p>-0.025789934281393</text:p>
          </table:table-cell>
          <table:table-cell office:value-type="float" office:value="-0.0241658076824666" calcext:value-type="float">
            <text:p>-0.024165807682467</text:p>
          </table:table-cell>
          <table:table-cell office:value-type="float" office:value="-0.0234124697323232" calcext:value-type="float">
            <text:p>-0.023412469732323</text:p>
          </table:table-cell>
          <table:table-cell office:value-type="float" office:value="-0.0222710293096302" calcext:value-type="float">
            <text:p>-0.02227102930963</text:p>
          </table:table-cell>
          <table:table-cell office:value-type="float" office:value="-0.0201144788620655" calcext:value-type="float">
            <text:p>-0.020114478862066</text:p>
          </table:table-cell>
          <table:table-cell office:value-type="float" office:value="-0.019326935459242" calcext:value-type="float">
            <text:p>-0.019326935459242</text:p>
          </table:table-cell>
          <table:table-cell office:value-type="float" office:value="-0.0184826092447538" calcext:value-type="float">
            <text:p>-0.018482609244754</text:p>
          </table:table-cell>
          <table:table-cell office:value-type="float" office:value="-0.0180615643395956" calcext:value-type="float">
            <text:p>-0.018061564339596</text:p>
          </table:table-cell>
          <table:table-cell office:value-type="float" office:value="-0.0190521586851802" calcext:value-type="float">
            <text:p>-0.01905215868518</text:p>
          </table:table-cell>
          <table:table-cell office:value-type="float" office:value="-0.0211613052622065" calcext:value-type="float">
            <text:p>-0.021161305262207</text:p>
          </table:table-cell>
          <table:table-cell office:value-type="float" office:value="-0.0248026317326617" calcext:value-type="float">
            <text:p>-0.024802631732662</text:p>
          </table:table-cell>
          <table:table-cell office:value-type="float" office:value="-0.0243219001920327" calcext:value-type="float">
            <text:p>-0.024321900192033</text:p>
          </table:table-cell>
          <table:table-cell office:value-type="float" office:value="-0.0230289455403999" calcext:value-type="float">
            <text:p>-0.0230289455404</text:p>
          </table:table-cell>
          <table:table-cell office:value-type="float" office:value="-0.0221038621273832" calcext:value-type="float">
            <text:p>-0.022103862127383</text:p>
          </table:table-cell>
          <table:table-cell office:value-type="float" office:value="-0.0214869001407589" calcext:value-type="float">
            <text:p>-0.021486900140759</text:p>
          </table:table-cell>
          <table:table-cell office:value-type="float" office:value="-0.0215993892046734" calcext:value-type="float">
            <text:p>-0.021599389204673</text:p>
          </table:table-cell>
          <table:table-cell office:value-type="float" office:value="-0.0178525440398027" calcext:value-type="float">
            <text:p>-0.017852544039803</text:p>
          </table:table-cell>
          <table:table-cell office:value-type="float" office:value="-0.0175869687034551" calcext:value-type="float">
            <text:p>-0.017586968703455</text:p>
          </table:table-cell>
          <table:table-cell office:value-type="float" office:value="-0.0175840532359595" calcext:value-type="float">
            <text:p>-0.01758405323596</text:p>
          </table:table-cell>
          <table:table-cell office:value-type="float" office:value="-0.0180859761526967" calcext:value-type="float">
            <text:p>-0.018085976152697</text:p>
          </table:table-cell>
          <table:table-cell office:value-type="float" office:value="-0.0195647924734648" calcext:value-type="float">
            <text:p>-0.019564792473465</text:p>
          </table:table-cell>
          <table:table-cell office:value-type="float" office:value="-0.0242283785777568" calcext:value-type="float">
            <text:p>-0.024228378577757</text:p>
          </table:table-cell>
          <table:table-cell office:value-type="float" office:value="-0.0238459468600359" calcext:value-type="float">
            <text:p>-0.023845946860036</text:p>
          </table:table-cell>
          <table:table-cell office:value-type="float" office:value="-0.0232824422670415" calcext:value-type="float">
            <text:p>-0.023282442267042</text:p>
          </table:table-cell>
          <table:table-cell office:value-type="float" office:value="-0.0228723319098846" calcext:value-type="float">
            <text:p>-0.022872331909885</text:p>
          </table:table-cell>
          <table:table-cell office:value-type="float" office:value="-0.0218336618441762" calcext:value-type="float">
            <text:p>-0.021833661844176</text:p>
          </table:table-cell>
          <table:table-cell office:value-type="float" office:value="-0.0197801658617839" calcext:value-type="float">
            <text:p>-0.019780165861784</text:p>
          </table:table-cell>
          <table:table-cell office:value-type="float" office:value="-0.0173385339653854" calcext:value-type="float">
            <text:p>-0.017338533965385</text:p>
          </table:table-cell>
          <table:table-cell office:value-type="float" office:value="-0.0170314473793369" calcext:value-type="float">
            <text:p>-0.017031447379337</text:p>
          </table:table-cell>
          <table:table-cell office:value-type="float" office:value="-0.021884159688305" calcext:value-type="float">
            <text:p>-0.021884159688305</text:p>
          </table:table-cell>
          <table:table-cell office:value-type="float" office:value="-0.0240972967049802" calcext:value-type="float">
            <text:p>-0.02409729670498</text:p>
          </table:table-cell>
          <table:table-cell office:value-type="float" office:value="-0.0224444253732409" calcext:value-type="float">
            <text:p>-0.022444425373241</text:p>
          </table:table-cell>
          <table:table-cell office:value-type="float" office:value="-0.0221685274072727" calcext:value-type="float">
            <text:p>-0.022168527407273</text:p>
          </table:table-cell>
          <table:table-cell office:value-type="float" office:value="-0.0206385952046531" calcext:value-type="float">
            <text:p>-0.020638595204653</text:p>
          </table:table-cell>
          <table:table-cell office:value-type="float" office:value="-0.0216001755385305" calcext:value-type="float">
            <text:p>-0.021600175538531</text:p>
          </table:table-cell>
          <table:table-cell office:value-type="float" office:value="-0.0176409257001416" calcext:value-type="float">
            <text:p>-0.017640925700142</text:p>
          </table:table-cell>
          <table:table-cell office:value-type="float" office:value="-0.0171669140877891" calcext:value-type="float">
            <text:p>-0.017166914087789</text:p>
          </table:table-cell>
          <table:table-cell office:value-type="float" office:value="-0.0181742124427272" calcext:value-type="float">
            <text:p>-0.018174212442727</text:p>
          </table:table-cell>
          <table:table-cell office:value-type="float" office:value="-0.0233229689544748" calcext:value-type="float">
            <text:p>-0.023322968954475</text:p>
          </table:table-cell>
          <table:table-cell office:value-type="float" office:value="-0.0247395281302563" calcext:value-type="float">
            <text:p>-0.024739528130256</text:p>
          </table:table-cell>
          <table:table-cell office:value-type="float" office:value="-0.0233290543020929" calcext:value-type="float">
            <text:p>-0.023329054302093</text:p>
          </table:table-cell>
          <table:table-cell office:value-type="float" office:value="-0.0222992986491385" calcext:value-type="float">
            <text:p>-0.022299298649139</text:p>
          </table:table-cell>
          <table:table-cell office:value-type="float" office:value="-0.0212194441319079" calcext:value-type="float">
            <text:p>-0.021219444131908</text:p>
          </table:table-cell>
          <table:table-cell office:value-type="float" office:value="-0.0188482682263842" calcext:value-type="float">
            <text:p>-0.018848268226384</text:p>
          </table:table-cell>
          <table:table-cell office:value-type="float" office:value="-0.0175019964870033" calcext:value-type="float">
            <text:p>-0.017501996487003</text:p>
          </table:table-cell>
          <table:table-cell office:value-type="float" office:value="-0.0178305883786843" calcext:value-type="float">
            <text:p>-0.017830588378684</text:p>
          </table:table-cell>
          <table:table-cell office:value-type="float" office:value="-0.0170081191858213" calcext:value-type="float">
            <text:p>-0.017008119185821</text:p>
          </table:table-cell>
          <table:table-cell office:value-type="float" office:value="-0.0245364836422818" calcext:value-type="float">
            <text:p>-0.024536483642282</text:p>
          </table:table-cell>
          <table:table-cell office:value-type="float" office:value="-0.0229280188838623" calcext:value-type="float">
            <text:p>-0.022928018883862</text:p>
          </table:table-cell>
          <table:table-cell office:value-type="float" office:value="-0.0184561407753981" calcext:value-type="float">
            <text:p>-0.018456140775398</text:p>
          </table:table-cell>
          <table:table-cell office:value-type="float" office:value="-0.0201207071948109" calcext:value-type="float">
            <text:p>-0.020120707194811</text:p>
          </table:table-cell>
          <table:table-cell office:value-type="float" office:value="-0.0244834864804966" calcext:value-type="float">
            <text:p>-0.024483486480497</text:p>
          </table:table-cell>
          <table:table-cell office:value-type="float" office:value="-0.0243952341989644" calcext:value-type="float">
            <text:p>-0.024395234198964</text:p>
          </table:table-cell>
          <table:table-cell office:value-type="float" office:value="-0.0237281572660071" calcext:value-type="float">
            <text:p>-0.023728157266007</text:p>
          </table:table-cell>
          <table:table-cell office:value-type="float" office:value="-0.0228150147458103" calcext:value-type="float">
            <text:p>-0.02281501474581</text:p>
          </table:table-cell>
          <table:table-cell office:value-type="float" office:value="-0.0182067245886082" calcext:value-type="float">
            <text:p>-0.018206724588608</text:p>
          </table:table-cell>
          <table:table-cell office:value-type="float" office:value="-0.0244774618280644" calcext:value-type="float">
            <text:p>-0.024477461828064</text:p>
          </table:table-cell>
          <table:table-cell office:value-type="float" office:value="-0.0246566436495599" calcext:value-type="float">
            <text:p>-0.02465664364956</text:p>
          </table:table-cell>
          <table:table-cell office:value-type="float" office:value="-0.023761198869012" calcext:value-type="float">
            <text:p>-0.023761198869012</text:p>
          </table:table-cell>
          <table:table-cell office:value-type="float" office:value="-0.018611980599306" calcext:value-type="float">
            <text:p>-0.018611980599306</text:p>
          </table:table-cell>
          <table:table-cell office:value-type="float" office:value="-0.0185782372976375" calcext:value-type="float">
            <text:p>-0.018578237297638</text:p>
          </table:table-cell>
          <table:table-cell office:value-type="float" office:value="-0.017612386787836" calcext:value-type="float">
            <text:p>-0.017612386787836</text:p>
          </table:table-cell>
          <table:table-cell office:value-type="float" office:value="-0.0213513910250677" calcext:value-type="float">
            <text:p>-0.021351391025068</text:p>
          </table:table-cell>
          <table:table-cell office:value-type="float" office:value="-0.0247839289089517" calcext:value-type="float">
            <text:p>-0.024783928908952</text:p>
          </table:table-cell>
          <table:table-cell office:value-type="float" office:value="-0.0236499334296207" calcext:value-type="float">
            <text:p>-0.023649933429621</text:p>
          </table:table-cell>
          <table:table-cell office:value-type="float" office:value="-0.022472847766482" calcext:value-type="float">
            <text:p>-0.022472847766482</text:p>
          </table:table-cell>
          <table:table-cell office:value-type="float" office:value="-0.0197916844054597" calcext:value-type="float">
            <text:p>-0.01979168440546</text:p>
          </table:table-cell>
          <table:table-cell office:value-type="float" office:value="-0.0192174357241562" calcext:value-type="float">
            <text:p>-0.019217435724156</text:p>
          </table:table-cell>
          <table:table-cell office:value-type="float" office:value="-0.02382098051823" calcext:value-type="float">
            <text:p>-0.02382098051823</text:p>
          </table:table-cell>
          <table:table-cell office:value-type="float" office:value="-0.0240790320581534" calcext:value-type="float">
            <text:p>-0.024079032058153</text:p>
          </table:table-cell>
          <table:table-cell office:value-type="float" office:value="-0.0221766748498792" calcext:value-type="float">
            <text:p>-0.022176674849879</text:p>
          </table:table-cell>
          <table:table-cell office:value-type="float" office:value="-0.0177339539523048" calcext:value-type="float">
            <text:p>-0.017733953952305</text:p>
          </table:table-cell>
          <table:table-cell office:value-type="float" office:value="-0.0183110602846006" calcext:value-type="float">
            <text:p>-0.018311060284601</text:p>
          </table:table-cell>
          <table:table-cell office:value-type="float" office:value="-0.0178599955297435" calcext:value-type="float">
            <text:p>-0.017859995529744</text:p>
          </table:table-cell>
          <table:table-cell office:value-type="float" office:value="-0.017745169733532" calcext:value-type="float">
            <text:p>-0.017745169733532</text:p>
          </table:table-cell>
          <table:table-cell office:value-type="float" office:value="-0.0229866656870602" calcext:value-type="float">
            <text:p>-0.02298666568706</text:p>
          </table:table-cell>
          <table:table-cell office:value-type="float" office:value="-0.0220517298922642" calcext:value-type="float">
            <text:p>-0.022051729892264</text:p>
          </table:table-cell>
          <table:table-cell office:value-type="float" office:value="-0.0223735527215412" calcext:value-type="float">
            <text:p>-0.022373552721541</text:p>
          </table:table-cell>
          <table:table-cell office:value-type="float" office:value="-0.0215110204249955" calcext:value-type="float">
            <text:p>-0.021511020424996</text:p>
          </table:table-cell>
          <table:table-cell office:value-type="float" office:value="-0.0203233896390151" calcext:value-type="float">
            <text:p>-0.020323389639015</text:p>
          </table:table-cell>
          <table:table-cell office:value-type="float" office:value="-0.0231436652799465" calcext:value-type="float">
            <text:p>-0.023143665279947</text:p>
          </table:table-cell>
          <table:table-cell office:value-type="float" office:value="-0.0212884413177052" calcext:value-type="float">
            <text:p>-0.021288441317705</text:p>
          </table:table-cell>
          <table:table-cell office:value-type="float" office:value="-0.0182755481895111" calcext:value-type="float">
            <text:p>-0.018275548189511</text:p>
          </table:table-cell>
          <table:table-cell office:value-type="float" office:value="-0.0188649517886298" calcext:value-type="float">
            <text:p>-0.01886495178863</text:p>
          </table:table-cell>
          <table:table-cell office:value-type="float" office:value="-0.0194798422804953" calcext:value-type="float">
            <text:p>-0.019479842280495</text:p>
          </table:table-cell>
          <table:table-cell office:value-type="float" office:value="-0.0248453429732092" calcext:value-type="float">
            <text:p>-0.024845342973209</text:p>
          </table:table-cell>
          <table:table-cell office:value-type="float" office:value="-0.021590854607186" calcext:value-type="float">
            <text:p>-0.021590854607186</text:p>
          </table:table-cell>
          <table:table-cell office:value-type="float" office:value="-0.0205570195341324" calcext:value-type="float">
            <text:p>-0.020557019534132</text:p>
          </table:table-cell>
          <table:table-cell office:value-type="float" office:value="-0.0201756223876531" calcext:value-type="float">
            <text:p>-0.020175622387653</text:p>
          </table:table-cell>
          <table:table-cell office:value-type="float" office:value="-0.0177544320424258" calcext:value-type="float">
            <text:p>-0.017754432042426</text:p>
          </table:table-cell>
          <table:table-cell office:value-type="float" office:value="-0.0179512554387901" calcext:value-type="float">
            <text:p>-0.01795125543879</text:p>
          </table:table-cell>
          <table:table-cell office:value-type="float" office:value="-0.0192187723038647" calcext:value-type="float">
            <text:p>-0.019218772303865</text:p>
          </table:table-cell>
          <table:table-cell office:value-type="float" office:value="-0.0239816025746587" calcext:value-type="float">
            <text:p>-0.023981602574659</text:p>
          </table:table-cell>
          <table:table-cell office:value-type="float" office:value="-0.0224414497029621" calcext:value-type="float">
            <text:p>-0.022441449702962</text:p>
          </table:table-cell>
          <table:table-cell office:value-type="float" office:value="-0.0216437160687724" calcext:value-type="float">
            <text:p>-0.021643716068772</text:p>
          </table:table-cell>
          <table:table-cell office:value-type="float" office:value="-0.0206620069817881" calcext:value-type="float">
            <text:p>-0.020662006981788</text:p>
          </table:table-cell>
          <table:table-cell office:value-type="float" office:value="-0.0178158071570783" calcext:value-type="float">
            <text:p>-0.017815807157078</text:p>
          </table:table-cell>
          <table:table-cell office:value-type="float" office:value="-0.0174910692302831" calcext:value-type="float">
            <text:p>-0.017491069230283</text:p>
          </table:table-cell>
          <table:table-cell office:value-type="float" office:value="-0.021936989089377" calcext:value-type="float">
            <text:p>-0.021936989089377</text:p>
          </table:table-cell>
          <table:table-cell office:value-type="float" office:value="-0.0248569868866425" calcext:value-type="float">
            <text:p>-0.024856986886643</text:p>
          </table:table-cell>
          <table:table-cell office:value-type="float" office:value="-0.0210349427112513" calcext:value-type="float">
            <text:p>-0.021034942711251</text:p>
          </table:table-cell>
          <table:table-cell office:value-type="float" office:value="-0.0211013379891461" calcext:value-type="float">
            <text:p>-0.021101337989146</text:p>
          </table:table-cell>
          <table:table-cell office:value-type="float" office:value="-0.0204394594007017" calcext:value-type="float">
            <text:p>-0.020439459400702</text:p>
          </table:table-cell>
          <table:table-cell office:value-type="float" office:value="-0.0217441401925335" calcext:value-type="float">
            <text:p>-0.021744140192534</text:p>
          </table:table-cell>
          <table:table-cell office:value-type="float" office:value="-0.0231103334604435" calcext:value-type="float">
            <text:p>-0.023110333460444</text:p>
          </table:table-cell>
          <table:table-cell office:value-type="float" office:value="-0.0196113615299579" calcext:value-type="float">
            <text:p>-0.019611361529958</text:p>
          </table:table-cell>
          <table:table-cell office:value-type="float" office:value="-0.0195244358051601" calcext:value-type="float">
            <text:p>-0.01952443580516</text:p>
          </table:table-cell>
          <table:table-cell office:value-type="float" office:value="-0.0191513697841183" calcext:value-type="float">
            <text:p>-0.019151369784118</text:p>
          </table:table-cell>
          <table:table-cell office:value-type="float" office:value="-0.0239436451734067" calcext:value-type="float">
            <text:p>-0.023943645173407</text:p>
          </table:table-cell>
          <table:table-cell office:value-type="float" office:value="-0.0252127605273271" calcext:value-type="float">
            <text:p>-0.025212760527327</text:p>
          </table:table-cell>
          <table:table-cell office:value-type="float" office:value="-0.020167929494535" calcext:value-type="float">
            <text:p>-0.020167929494535</text:p>
          </table:table-cell>
          <table:table-cell office:value-type="float" office:value="-0.0191678901148047" calcext:value-type="float">
            <text:p>-0.019167890114805</text:p>
          </table:table-cell>
          <table:table-cell office:value-type="float" office:value="-0.0219780801025231" calcext:value-type="float">
            <text:p>-0.021978080102523</text:p>
          </table:table-cell>
          <table:table-cell office:value-type="float" office:value="-0.0222547287053408" calcext:value-type="float">
            <text:p>-0.022254728705341</text:p>
          </table:table-cell>
          <table:table-cell office:value-type="float" office:value="-0.0187412264437744" calcext:value-type="float">
            <text:p>-0.018741226443774</text:p>
          </table:table-cell>
          <table:table-cell office:value-type="float" office:value="-0.0194660653590158" calcext:value-type="float">
            <text:p>-0.019466065359016</text:p>
          </table:table-cell>
          <table:table-cell office:value-type="float" office:value="-0.0193070523879973" calcext:value-type="float">
            <text:p>-0.019307052387997</text:p>
          </table:table-cell>
          <table:table-cell office:value-type="float" office:value="-0.0196045720076122" calcext:value-type="float">
            <text:p>-0.019604572007612</text:p>
          </table:table-cell>
          <table:table-cell office:value-type="float" office:value="-0.0226586753173914" calcext:value-type="float">
            <text:p>-0.022658675317391</text:p>
          </table:table-cell>
          <table:table-cell office:value-type="float" office:value="-0.0247258820391986" calcext:value-type="float">
            <text:p>-0.024725882039199</text:p>
          </table:table-cell>
          <table:table-cell office:value-type="float" office:value="-0.0252258642575319" calcext:value-type="float">
            <text:p>-0.025225864257532</text:p>
          </table:table-cell>
          <table:table-cell office:value-type="float" office:value="-0.0239547705692784" calcext:value-type="float">
            <text:p>-0.023954770569278</text:p>
          </table:table-cell>
          <table:table-cell office:value-type="float" office:value="-0.0200899483534981" calcext:value-type="float">
            <text:p>-0.020089948353498</text:p>
          </table:table-cell>
          <table:table-cell office:value-type="float" office:value="-0.0193309212814902" calcext:value-type="float">
            <text:p>-0.01933092128149</text:p>
          </table:table-cell>
          <table:table-cell office:value-type="float" office:value="-0.0216459283947312" calcext:value-type="float">
            <text:p>-0.021645928394731</text:p>
          </table:table-cell>
          <table:table-cell office:value-type="float" office:value="-0.0183197263858813" calcext:value-type="float">
            <text:p>-0.018319726385881</text:p>
          </table:table-cell>
          <table:table-cell office:value-type="float" office:value="-0.0195280844316889" calcext:value-type="float">
            <text:p>-0.019528084431689</text:p>
          </table:table-cell>
          <table:table-cell office:value-type="float" office:value="-0.019383539300985" calcext:value-type="float">
            <text:p>-0.019383539300985</text:p>
          </table:table-cell>
          <table:table-cell office:value-type="float" office:value="-0.022789459114321" calcext:value-type="float">
            <text:p>-0.022789459114321</text:p>
          </table:table-cell>
          <table:table-cell office:value-type="float" office:value="-0.0248119295885939" calcext:value-type="float">
            <text:p>-0.024811929588594</text:p>
          </table:table-cell>
          <table:table-cell office:value-type="float" office:value="-0.025408207042262" calcext:value-type="float">
            <text:p>-0.025408207042262</text:p>
          </table:table-cell>
          <table:table-cell office:value-type="float" office:value="-0.0247701190689156" calcext:value-type="float">
            <text:p>-0.024770119068916</text:p>
          </table:table-cell>
          <table:table-cell office:value-type="float" office:value="-0.020825079867462" calcext:value-type="float">
            <text:p>-0.020825079867462</text:p>
          </table:table-cell>
          <table:table-cell office:value-type="float" office:value="-0.0203865143192342" calcext:value-type="float">
            <text:p>-0.020386514319234</text:p>
          </table:table-cell>
          <table:table-cell office:value-type="float" office:value="-0.0219822686973686" calcext:value-type="float">
            <text:p>-0.021982268697369</text:p>
          </table:table-cell>
          <table:table-cell office:value-type="float" office:value="-0.0190435889436398" calcext:value-type="float">
            <text:p>-0.01904358894364</text:p>
          </table:table-cell>
          <table:table-cell office:value-type="float" office:value="-0.0190157279303525" calcext:value-type="float">
            <text:p>-0.019015727930353</text:p>
          </table:table-cell>
          <table:table-cell office:value-type="float" office:value="-0.0195299885321982" calcext:value-type="float">
            <text:p>-0.019529988532198</text:p>
          </table:table-cell>
          <table:table-cell office:value-type="float" office:value="-0.0246732371125922" calcext:value-type="float">
            <text:p>-0.024673237112592</text:p>
          </table:table-cell>
          <table:table-cell office:value-type="float" office:value="-0.0254303792312778" calcext:value-type="float">
            <text:p>-0.025430379231278</text:p>
          </table:table-cell>
          <table:table-cell office:value-type="float" office:value="-0.0210633525857341" calcext:value-type="float">
            <text:p>-0.021063352585734</text:p>
          </table:table-cell>
          <table:table-cell office:value-type="float" office:value="-0.0199023495154588" calcext:value-type="float">
            <text:p>-0.019902349515459</text:p>
          </table:table-cell>
          <table:table-cell office:value-type="float" office:value="-0.0221133950312931" calcext:value-type="float">
            <text:p>-0.022113395031293</text:p>
          </table:table-cell>
          <table:table-cell office:value-type="float" office:value="-0.0181019870060808" calcext:value-type="float">
            <text:p>-0.018101987006081</text:p>
          </table:table-cell>
          <table:table-cell office:value-type="float" office:value="-0.0192451608319221" calcext:value-type="float">
            <text:p>-0.019245160831922</text:p>
          </table:table-cell>
          <table:table-cell office:value-type="float" office:value="-0.0209898618172425" calcext:value-type="float">
            <text:p>-0.020989861817243</text:p>
          </table:table-cell>
          <table:table-cell office:value-type="float" office:value="-0.0238706870670897" calcext:value-type="float">
            <text:p>-0.02387068706709</text:p>
          </table:table-cell>
          <table:table-cell office:value-type="float" office:value="-0.0223726718613163" calcext:value-type="float">
            <text:p>-0.022372671861316</text:p>
          </table:table-cell>
          <table:table-cell office:value-type="float" office:value="-0.0204022453093493" calcext:value-type="float">
            <text:p>-0.020402245309349</text:p>
          </table:table-cell>
          <table:table-cell office:value-type="float" office:value="-0.0199028113025827" calcext:value-type="float">
            <text:p>-0.019902811302583</text:p>
          </table:table-cell>
          <table:table-cell office:value-type="float" office:value="-0.0192823973847593" calcext:value-type="float">
            <text:p>-0.019282397384759</text:p>
          </table:table-cell>
          <table:table-cell office:value-type="float" office:value="-0.0197287310616416" calcext:value-type="float">
            <text:p>-0.019728731061642</text:p>
          </table:table-cell>
          <table:table-cell office:value-type="float" office:value="-0.0217391117628142" calcext:value-type="float">
            <text:p>-0.021739111762814</text:p>
          </table:table-cell>
          <table:table-cell office:value-type="float" office:value="-0.0200333309663873" calcext:value-type="float">
            <text:p>-0.020033330966387</text:p>
          </table:table-cell>
          <table:table-cell office:value-type="float" office:value="-0.0182854776220763" calcext:value-type="float">
            <text:p>-0.018285477622076</text:p>
          </table:table-cell>
          <table:table-cell office:value-type="float" office:value="-0.0189296116566188" calcext:value-type="float">
            <text:p>-0.018929611656619</text:p>
          </table:table-cell>
          <table:table-cell office:value-type="float" office:value="-0.019727281768399" calcext:value-type="float">
            <text:p>-0.019727281768399</text:p>
          </table:table-cell>
          <table:table-cell office:value-type="float" office:value="-0.0243228208036652" calcext:value-type="float">
            <text:p>-0.024322820803665</text:p>
          </table:table-cell>
          <table:table-cell office:value-type="float" office:value="-0.0233464285589849" calcext:value-type="float">
            <text:p>-0.023346428558985</text:p>
          </table:table-cell>
          <table:table-cell office:value-type="float" office:value="-0.019958839962592" calcext:value-type="float">
            <text:p>-0.019958839962592</text:p>
          </table:table-cell>
          <table:table-cell office:value-type="float" office:value="-0.0196512094608134" calcext:value-type="float">
            <text:p>-0.019651209460813</text:p>
          </table:table-cell>
          <table:table-cell office:value-type="float" office:value="-0.018615818207048" calcext:value-type="float">
            <text:p>-0.018615818207048</text:p>
          </table:table-cell>
          <table:table-cell office:value-type="float" office:value="-0.0190681804536747" calcext:value-type="float">
            <text:p>-0.019068180453675</text:p>
          </table:table-cell>
          <table:table-cell office:value-type="float" office:value="-0.021845397603572" calcext:value-type="float">
            <text:p>-0.021845397603572</text:p>
          </table:table-cell>
          <table:table-cell office:value-type="float" office:value="-0.0223182525284092" calcext:value-type="float">
            <text:p>-0.022318252528409</text:p>
          </table:table-cell>
          <table:table-cell office:value-type="float" office:value="-0.0184541732130913" calcext:value-type="float">
            <text:p>-0.018454173213091</text:p>
          </table:table-cell>
          <table:table-cell office:value-type="float" office:value="-0.019430890932327" calcext:value-type="float">
            <text:p>-0.019430890932327</text:p>
          </table:table-cell>
          <table:table-cell office:value-type="float" office:value="-0.0190027031724715" calcext:value-type="float">
            <text:p>-0.019002703172472</text:p>
          </table:table-cell>
          <table:table-cell office:value-type="float" office:value="-0.0220951126357253" calcext:value-type="float">
            <text:p>-0.022095112635725</text:p>
          </table:table-cell>
          <table:table-cell office:value-type="float" office:value="-0.0239878251473179" calcext:value-type="float">
            <text:p>-0.023987825147318</text:p>
          </table:table-cell>
          <table:table-cell office:value-type="float" office:value="-0.0234694986616136" calcext:value-type="float">
            <text:p>-0.023469498661614</text:p>
          </table:table-cell>
          <table:table-cell office:value-type="float" office:value="-0.0191129313655181" calcext:value-type="float">
            <text:p>-0.019112931365518</text:p>
          </table:table-cell>
          <table:table-cell office:value-type="float" office:value="-0.0188591133995582" calcext:value-type="float">
            <text:p>-0.018859113399558</text:p>
          </table:table-cell>
          <table:table-cell office:value-type="float" office:value="-0.0208771761358897" calcext:value-type="float">
            <text:p>-0.02087717613589</text:p>
          </table:table-cell>
          <table:table-cell office:value-type="float" office:value="-0.0228802890800436" calcext:value-type="float">
            <text:p>-0.022880289080044</text:p>
          </table:table-cell>
          <table:table-cell office:value-type="float" office:value="-0.0199378073136219" calcext:value-type="float">
            <text:p>-0.019937807313622</text:p>
          </table:table-cell>
          <table:table-cell office:value-type="float" office:value="-0.019101506510518" calcext:value-type="float">
            <text:p>-0.019101506510518</text:p>
          </table:table-cell>
          <table:table-cell office:value-type="float" office:value="-0.0205832459534994" calcext:value-type="float">
            <text:p>-0.020583245953499</text:p>
          </table:table-cell>
          <table:table-cell office:value-type="float" office:value="-0.0238790654268985" calcext:value-type="float">
            <text:p>-0.023879065426899</text:p>
          </table:table-cell>
          <table:table-cell office:value-type="float" office:value="-0.0241620113557217" calcext:value-type="float">
            <text:p>-0.024162011355722</text:p>
          </table:table-cell>
          <table:table-cell office:value-type="float" office:value="-0.0217841309668725" calcext:value-type="float">
            <text:p>-0.021784130966873</text:p>
          </table:table-cell>
          <table:table-cell office:value-type="float" office:value="-0.0197250980951205" calcext:value-type="float">
            <text:p>-0.019725098095121</text:p>
          </table:table-cell>
          <table:table-cell office:value-type="float" office:value="-0.0204098959888383" calcext:value-type="float">
            <text:p>-0.020409895988838</text:p>
          </table:table-cell>
          <table:table-cell office:value-type="float" office:value="-0.0238612918160646" calcext:value-type="float">
            <text:p>-0.023861291816065</text:p>
          </table:table-cell>
          <table:table-cell office:value-type="float" office:value="-0.021740351863205" calcext:value-type="float">
            <text:p>-0.021740351863205</text:p>
          </table:table-cell>
          <table:table-cell office:value-type="float" office:value="-0.0198637529893607" calcext:value-type="float">
            <text:p>-0.019863752989361</text:p>
          </table:table-cell>
          <table:table-cell office:value-type="float" office:value="-0.0186395588237413" calcext:value-type="float">
            <text:p>-0.018639558823741</text:p>
          </table:table-cell>
          <table:table-cell office:value-type="float" office:value="-0.0206261247087067" calcext:value-type="float">
            <text:p>-0.020626124708707</text:p>
          </table:table-cell>
          <table:table-cell office:value-type="float" office:value="-0.0252323856371545" calcext:value-type="float">
            <text:p>-0.025232385637155</text:p>
          </table:table-cell>
          <table:table-cell office:value-type="float" office:value="-0.0249927434394265" calcext:value-type="float">
            <text:p>-0.024992743439427</text:p>
          </table:table-cell>
          <table:table-cell office:value-type="float" office:value="-0.0229026854801026" calcext:value-type="float">
            <text:p>-0.022902685480103</text:p>
          </table:table-cell>
          <table:table-cell office:value-type="float" office:value="-0.0200249788572453" calcext:value-type="float">
            <text:p>-0.020024978857245</text:p>
          </table:table-cell>
          <table:table-cell office:value-type="float" office:value="-0.0201612728607181" calcext:value-type="float">
            <text:p>-0.020161272860718</text:p>
          </table:table-cell>
          <table:table-cell office:value-type="float" office:value="-0.0222576655517811" calcext:value-type="float">
            <text:p>-0.022257665551781</text:p>
          </table:table-cell>
          <table:table-cell office:value-type="float" office:value="-0.0236281235711127" calcext:value-type="float">
            <text:p>-0.023628123571113</text:p>
          </table:table-cell>
          <table:table-cell office:value-type="float" office:value="-0.0225375918448707" calcext:value-type="float">
            <text:p>-0.022537591844871</text:p>
          </table:table-cell>
          <table:table-cell office:value-type="float" office:value="-0.0204249204025662" calcext:value-type="float">
            <text:p>-0.020424920402566</text:p>
          </table:table-cell>
          <table:table-cell office:value-type="float" office:value="-0.0200979871915255" calcext:value-type="float">
            <text:p>-0.020097987191526</text:p>
          </table:table-cell>
          <table:table-cell office:value-type="float" office:value="-0.0238463355871311" calcext:value-type="float">
            <text:p>-0.023846335587131</text:p>
          </table:table-cell>
          <table:table-cell office:value-type="float" office:value="-0.0250953172918615" calcext:value-type="float">
            <text:p>-0.025095317291862</text:p>
          </table:table-cell>
          <table:table-cell office:value-type="float" office:value="-0.0250300427395681" calcext:value-type="float">
            <text:p>-0.025030042739568</text:p>
          </table:table-cell>
          <table:table-cell office:value-type="float" office:value="-0.0236148369293118" calcext:value-type="float">
            <text:p>-0.023614836929312</text:p>
          </table:table-cell>
          <table:table-cell office:value-type="float" office:value="-0.020415665052242" calcext:value-type="float">
            <text:p>-0.020415665052242</text:p>
          </table:table-cell>
          <table:table-cell office:value-type="float" office:value="-0.0198820917727486" calcext:value-type="float">
            <text:p>-0.019882091772749</text:p>
          </table:table-cell>
          <table:table-cell office:value-type="float" office:value="-0.0190253230015314" calcext:value-type="float">
            <text:p>-0.019025323001531</text:p>
          </table:table-cell>
          <table:table-cell office:value-type="float" office:value="-0.0236576587569964" calcext:value-type="float">
            <text:p>-0.023657658756996</text:p>
          </table:table-cell>
          <table:table-cell office:value-type="float" office:value="-0.023219437582333" calcext:value-type="float">
            <text:p>-0.023219437582333</text:p>
          </table:table-cell>
          <table:table-cell office:value-type="float" office:value="-0.0204627597347198" calcext:value-type="float">
            <text:p>-0.02046275973472</text:p>
          </table:table-cell>
          <table:table-cell office:value-type="float" office:value="-0.0210184790460127" calcext:value-type="float">
            <text:p>-0.021018479046013</text:p>
          </table:table-cell>
          <table:table-cell office:value-type="float" office:value="-0.0228908786517168" calcext:value-type="float">
            <text:p>-0.022890878651717</text:p>
          </table:table-cell>
          <table:table-cell office:value-type="float" office:value="-0.0254093628009634" calcext:value-type="float">
            <text:p>-0.025409362800963</text:p>
          </table:table-cell>
          <table:table-cell office:value-type="float" office:value="-0.0220493378515814" calcext:value-type="float">
            <text:p>-0.022049337851581</text:p>
          </table:table-cell>
          <table:table-cell office:value-type="float" office:value="-0.0210459683297574" calcext:value-type="float">
            <text:p>-0.021045968329757</text:p>
          </table:table-cell>
          <table:table-cell office:value-type="float" office:value="-0.020593521804676" calcext:value-type="float">
            <text:p>-0.020593521804676</text:p>
          </table:table-cell>
          <table:table-cell office:value-type="float" office:value="-0.0239087055792365" calcext:value-type="float">
            <text:p>-0.023908705579237</text:p>
          </table:table-cell>
          <table:table-cell office:value-type="float" office:value="-0.0231016221534396" calcext:value-type="float">
            <text:p>-0.02310162215344</text:p>
          </table:table-cell>
          <table:table-cell office:value-type="float" office:value="-0.0212788103030259" calcext:value-type="float">
            <text:p>-0.021278810303026</text:p>
          </table:table-cell>
          <table:table-cell office:value-type="float" office:value="-0.0197607534006667" calcext:value-type="float">
            <text:p>-0.019760753400667</text:p>
          </table:table-cell>
          <table:table-cell office:value-type="float" office:value="-0.0208802842926191" calcext:value-type="float">
            <text:p>-0.020880284292619</text:p>
          </table:table-cell>
          <table:table-cell office:value-type="float" office:value="-0.0223842908028023" calcext:value-type="float">
            <text:p>-0.022384290802802</text:p>
          </table:table-cell>
          <table:table-cell office:value-type="float" office:value="-0.0258109887500111" calcext:value-type="float">
            <text:p>-0.025810988750011</text:p>
          </table:table-cell>
          <table:table-cell office:value-type="float" office:value="-0.0224207175885292" calcext:value-type="float">
            <text:p>-0.022420717588529</text:p>
          </table:table-cell>
          <table:table-cell office:value-type="float" office:value="-0.0216791710277684" calcext:value-type="float">
            <text:p>-0.021679171027768</text:p>
          </table:table-cell>
          <table:table-cell office:value-type="float" office:value="-0.0220420984560796" calcext:value-type="float">
            <text:p>-0.02204209845608</text:p>
          </table:table-cell>
          <table:table-cell office:value-type="float" office:value="-0.0197029338531981" calcext:value-type="float">
            <text:p>-0.019702933853198</text:p>
          </table:table-cell>
          <table:table-cell office:value-type="float" office:value="-0.0235759446195962" calcext:value-type="float">
            <text:p>-0.023575944619596</text:p>
          </table:table-cell>
          <table:table-cell office:value-type="float" office:value="-0.0214110702658377" calcext:value-type="float">
            <text:p>-0.021411070265838</text:p>
          </table:table-cell>
          <table:table-cell office:value-type="float" office:value="-0.0199978994873866" calcext:value-type="float">
            <text:p>-0.019997899487387</text:p>
          </table:table-cell>
          <table:table-cell office:value-type="float" office:value="-0.0214328476511014" calcext:value-type="float">
            <text:p>-0.021432847651101</text:p>
          </table:table-cell>
          <table:table-cell office:value-type="float" office:value="-0.0216584291493696" calcext:value-type="float">
            <text:p>-0.02165842914937</text:p>
          </table:table-cell>
          <table:table-cell office:value-type="float" office:value="-0.0243004949672022" calcext:value-type="float">
            <text:p>-0.024300494967202</text:p>
          </table:table-cell>
          <table:table-cell office:value-type="float" office:value="-0.0250870848200776" calcext:value-type="float">
            <text:p>-0.025087084820078</text:p>
          </table:table-cell>
          <table:table-cell office:value-type="float" office:value="-0.0250947807613629" calcext:value-type="float">
            <text:p>-0.025094780761363</text:p>
          </table:table-cell>
          <table:table-cell office:value-type="float" office:value="-0.0232034339190137" calcext:value-type="float">
            <text:p>-0.023203433919014</text:p>
          </table:table-cell>
          <table:table-cell office:value-type="float" office:value="-0.0213832540396733" calcext:value-type="float">
            <text:p>-0.021383254039673</text:p>
          </table:table-cell>
          <table:table-cell office:value-type="float" office:value="-0.0203464378494094" calcext:value-type="float">
            <text:p>-0.020346437849409</text:p>
          </table:table-cell>
          <table:table-cell office:value-type="float" office:value="-0.0214560314052185" calcext:value-type="float">
            <text:p>-0.021456031405219</text:p>
          </table:table-cell>
          <table:table-cell office:value-type="float" office:value="-0.0226330251758542" calcext:value-type="float">
            <text:p>-0.022633025175854</text:p>
          </table:table-cell>
          <table:table-cell office:value-type="float" office:value="-0.0203744981547465" calcext:value-type="float">
            <text:p>-0.020374498154747</text:p>
          </table:table-cell>
          <table:table-cell office:value-type="float" office:value="-0.0221348766493078" calcext:value-type="float">
            <text:p>-0.022134876649308</text:p>
          </table:table-cell>
          <table:table-cell office:value-type="float" office:value="-0.0213328502705818" calcext:value-type="float">
            <text:p>-0.021332850270582</text:p>
          </table:table-cell>
          <table:table-cell office:value-type="float" office:value="-0.021688448661678" calcext:value-type="float">
            <text:p>-0.021688448661678</text:p>
          </table:table-cell>
          <table:table-cell office:value-type="float" office:value="-0.0243620780277941" calcext:value-type="float">
            <text:p>-0.024362078027794</text:p>
          </table:table-cell>
          <table:table-cell office:value-type="float" office:value="-0.0255808382390638" calcext:value-type="float">
            <text:p>-0.025580838239064</text:p>
          </table:table-cell>
          <table:table-cell office:value-type="float" office:value="-0.0222132884452935" calcext:value-type="float">
            <text:p>-0.022213288445294</text:p>
          </table:table-cell>
          <table:table-cell office:value-type="float" office:value="-0.0216673829076687" calcext:value-type="float">
            <text:p>-0.021667382907669</text:p>
          </table:table-cell>
          <table:table-cell office:value-type="float" office:value="-0.0199953890726707" calcext:value-type="float">
            <text:p>-0.019995389072671</text:p>
          </table:table-cell>
          <table:table-cell office:value-type="float" office:value="-0.0220858427181767" calcext:value-type="float">
            <text:p>-0.022085842718177</text:p>
          </table:table-cell>
          <table:table-cell office:value-type="float" office:value="-0.0194064564071708" calcext:value-type="float">
            <text:p>-0.019406456407171</text:p>
          </table:table-cell>
          <table:table-cell office:value-type="float" office:value="-0.0237340803579423" calcext:value-type="float">
            <text:p>-0.023734080357942</text:p>
          </table:table-cell>
          <table:table-cell office:value-type="float" office:value="-0.0261047926098644" calcext:value-type="float">
            <text:p>-0.026104792609864</text:p>
          </table:table-cell>
          <table:table-cell office:value-type="float" office:value="-0.0237669044529046" calcext:value-type="float">
            <text:p>-0.023766904452905</text:p>
          </table:table-cell>
          <table:table-cell office:value-type="float" office:value="-0.0238417368986073" calcext:value-type="float">
            <text:p>-0.023841736898607</text:p>
          </table:table-cell>
          <table:table-cell office:value-type="float" office:value="-0.0187179287951546" calcext:value-type="float">
            <text:p>-0.018717928795155</text:p>
          </table:table-cell>
          <table:table-cell office:value-type="float" office:value="-0.0183877586501099" calcext:value-type="float">
            <text:p>-0.01838775865011</text:p>
          </table:table-cell>
          <table:table-cell office:value-type="float" office:value="-0.0242380055521283" calcext:value-type="float">
            <text:p>-0.024238005552128</text:p>
          </table:table-cell>
          <table:table-cell office:value-type="float" office:value="-0.0235891554380153" calcext:value-type="float">
            <text:p>-0.023589155438015</text:p>
          </table:table-cell>
          <table:table-cell office:value-type="float" office:value="-0.0184226589138119" calcext:value-type="float">
            <text:p>-0.018422658913812</text:p>
          </table:table-cell>
          <table:table-cell office:value-type="float" office:value="-0.0176990620335946" calcext:value-type="float">
            <text:p>-0.017699062033595</text:p>
          </table:table-cell>
          <table:table-cell office:value-type="float" office:value="-0.019006872500929" calcext:value-type="float">
            <text:p>-0.019006872500929</text:p>
          </table:table-cell>
          <table:table-cell office:value-type="float" office:value="-0.021487751946686" calcext:value-type="float">
            <text:p>-0.021487751946686</text:p>
          </table:table-cell>
          <table:table-cell office:value-type="float" office:value="-0.0239658784922599" calcext:value-type="float">
            <text:p>-0.02396587849226</text:p>
          </table:table-cell>
          <table:table-cell office:value-type="float" office:value="-0.0207326808602612" calcext:value-type="float">
            <text:p>-0.020732680860261</text:p>
          </table:table-cell>
          <table:table-cell office:value-type="float" office:value="-0.0167330417743304" calcext:value-type="float">
            <text:p>-0.01673304177433</text:p>
          </table:table-cell>
          <table:table-cell office:value-type="float" office:value="-0.017122039189106" calcext:value-type="float">
            <text:p>-0.017122039189106</text:p>
          </table:table-cell>
          <table:table-cell office:value-type="float" office:value="-0.0167855986616146" calcext:value-type="float">
            <text:p>-0.016785598661615</text:p>
          </table:table-cell>
          <table:table-cell office:value-type="float" office:value="-0.0176726068913067" calcext:value-type="float">
            <text:p>-0.017672606891307</text:p>
          </table:table-cell>
          <table:table-cell office:value-type="float" office:value="-0.0201784338669183" calcext:value-type="float">
            <text:p>-0.020178433866918</text:p>
          </table:table-cell>
          <table:table-cell office:value-type="float" office:value="-0.0241937104192703" calcext:value-type="float">
            <text:p>-0.02419371041927</text:p>
          </table:table-cell>
          <table:table-cell office:value-type="float" office:value="-0.0242047277198434" calcext:value-type="float">
            <text:p>-0.024204727719843</text:p>
          </table:table-cell>
          <table:table-cell office:value-type="float" office:value="-0.0211001211903515" calcext:value-type="float">
            <text:p>-0.021100121190352</text:p>
          </table:table-cell>
          <table:table-cell office:value-type="float" office:value="-0.020270564200291" calcext:value-type="float">
            <text:p>-0.020270564200291</text:p>
          </table:table-cell>
          <table:table-cell office:value-type="float" office:value="-0.0187695037744953" calcext:value-type="float">
            <text:p>-0.018769503774495</text:p>
          </table:table-cell>
          <table:table-cell office:value-type="float" office:value="-0.0214702305561212" calcext:value-type="float">
            <text:p>-0.021470230556121</text:p>
          </table:table-cell>
          <table:table-cell office:value-type="float" office:value="-0.0175830212813347" calcext:value-type="float">
            <text:p>-0.017583021281335</text:p>
          </table:table-cell>
          <table:table-cell office:value-type="float" office:value="-0.0171707687537428" calcext:value-type="float">
            <text:p>-0.017170768753743</text:p>
          </table:table-cell>
          <table:table-cell office:value-type="float" office:value="-0.0193623382191919" calcext:value-type="float">
            <text:p>-0.019362338219192</text:p>
          </table:table-cell>
          <table:table-cell office:value-type="float" office:value="-0.023847733395065" calcext:value-type="float">
            <text:p>-0.023847733395065</text:p>
          </table:table-cell>
          <table:table-cell office:value-type="float" office:value="-0.022153206433641" calcext:value-type="float">
            <text:p>-0.022153206433641</text:p>
          </table:table-cell>
          <table:table-cell office:value-type="float" office:value="-0.0216847556566136" calcext:value-type="float">
            <text:p>-0.021684755656614</text:p>
          </table:table-cell>
          <table:table-cell office:value-type="float" office:value="-0.0208308849192636" calcext:value-type="float">
            <text:p>-0.020830884919264</text:p>
          </table:table-cell>
          <table:table-cell office:value-type="float" office:value="-0.0176292027528812" calcext:value-type="float">
            <text:p>-0.017629202752881</text:p>
          </table:table-cell>
          <table:table-cell office:value-type="float" office:value="-0.0173686857372339" calcext:value-type="float">
            <text:p>-0.017368685737234</text:p>
          </table:table-cell>
          <table:table-cell office:value-type="float" office:value="-0.0220033847276041" calcext:value-type="float">
            <text:p>-0.022003384727604</text:p>
          </table:table-cell>
          <table:table-cell office:value-type="float" office:value="-0.0229391509374275" calcext:value-type="float">
            <text:p>-0.022939150937428</text:p>
          </table:table-cell>
          <table:table-cell office:value-type="float" office:value="-0.0215943903126734" calcext:value-type="float">
            <text:p>-0.021594390312673</text:p>
          </table:table-cell>
          <table:table-cell office:value-type="float" office:value="-0.0207680286260508" calcext:value-type="float">
            <text:p>-0.020768028626051</text:p>
          </table:table-cell>
          <table:table-cell office:value-type="float" office:value="-0.0177825304215892" calcext:value-type="float">
            <text:p>-0.017782530421589</text:p>
          </table:table-cell>
          <table:table-cell office:value-type="float" office:value="-0.0174665308577386" calcext:value-type="float">
            <text:p>-0.017466530857739</text:p>
          </table:table-cell>
          <table:table-cell office:value-type="float" office:value="-0.0178158780523151" calcext:value-type="float">
            <text:p>-0.017815878052315</text:p>
          </table:table-cell>
          <table:table-cell office:value-type="float" office:value="-0.0220851736956479" calcext:value-type="float">
            <text:p>-0.022085173695648</text:p>
          </table:table-cell>
          <table:table-cell office:value-type="float" office:value="-0.021480398078922" calcext:value-type="float">
            <text:p>-0.021480398078922</text:p>
          </table:table-cell>
          <table:table-cell office:value-type="float" office:value="-0.0212490802147913" calcext:value-type="float">
            <text:p>-0.021249080214791</text:p>
          </table:table-cell>
          <table:table-cell office:value-type="float" office:value="-0.0203726670262316" calcext:value-type="float">
            <text:p>-0.020372667026232</text:p>
          </table:table-cell>
          <table:table-cell office:value-type="float" office:value="-0.0230167697788138" calcext:value-type="float">
            <text:p>-0.023016769778814</text:p>
          </table:table-cell>
          <table:table-cell office:value-type="float" office:value="-0.0218282216080987" calcext:value-type="float">
            <text:p>-0.021828221608099</text:p>
          </table:table-cell>
          <table:table-cell office:value-type="float" office:value="-0.018089794294384" calcext:value-type="float">
            <text:p>-0.018089794294384</text:p>
          </table:table-cell>
          <table:table-cell office:value-type="float" office:value="-0.0183116708968892" calcext:value-type="float">
            <text:p>-0.018311670896889</text:p>
          </table:table-cell>
          <table:table-cell office:value-type="float" office:value="-0.018379962825248" calcext:value-type="float">
            <text:p>-0.018379962825248</text:p>
          </table:table-cell>
          <table:table-cell office:value-type="float" office:value="-0.0243829693029841" calcext:value-type="float">
            <text:p>-0.024382969302984</text:p>
          </table:table-cell>
          <table:table-cell office:value-type="float" office:value="-0.0242440127113888" calcext:value-type="float">
            <text:p>-0.024244012711389</text:p>
          </table:table-cell>
          <table:table-cell office:value-type="float" office:value="-0.020815215787191" calcext:value-type="float">
            <text:p>-0.020815215787191</text:p>
          </table:table-cell>
          <table:table-cell office:value-type="float" office:value="-0.0197531118825042" calcext:value-type="float">
            <text:p>-0.019753111882504</text:p>
          </table:table-cell>
          <table:table-cell office:value-type="float" office:value="-0.0206955035473679" calcext:value-type="float">
            <text:p>-0.020695503547368</text:p>
          </table:table-cell>
          <table:table-cell office:value-type="float" office:value="-0.0221232812682908" calcext:value-type="float">
            <text:p>-0.022123281268291</text:p>
          </table:table-cell>
          <table:table-cell office:value-type="float" office:value="-0.0224671846447055" calcext:value-type="float">
            <text:p>-0.022467184644706</text:p>
          </table:table-cell>
          <table:table-cell office:value-type="float" office:value="-0.0222386450918052" calcext:value-type="float">
            <text:p>-0.022238645091805</text:p>
          </table:table-cell>
          <table:table-cell office:value-type="float" office:value="-0.0187990215858641" calcext:value-type="float">
            <text:p>-0.018799021585864</text:p>
          </table:table-cell>
          <table:table-cell office:value-type="float" office:value="-0.0199506121362659" calcext:value-type="float">
            <text:p>-0.019950612136266</text:p>
          </table:table-cell>
          <table:table-cell office:value-type="float" office:value="-0.0246138352967833" calcext:value-type="float">
            <text:p>-0.024613835296783</text:p>
          </table:table-cell>
          <table:table-cell office:value-type="float" office:value="-0.0209118043928041" calcext:value-type="float">
            <text:p>-0.020911804392804</text:p>
          </table:table-cell>
          <table:table-cell office:value-type="float" office:value="-0.0200932838471782" calcext:value-type="float">
            <text:p>-0.020093283847178</text:p>
          </table:table-cell>
          <table:table-cell office:value-type="float" office:value="-0.0204118124022792" calcext:value-type="float">
            <text:p>-0.020411812402279</text:p>
          </table:table-cell>
          <table:table-cell office:value-type="float" office:value="-0.0220263639128426" calcext:value-type="float">
            <text:p>-0.022026363912843</text:p>
          </table:table-cell>
          <table:table-cell office:value-type="float" office:value="-0.0206970159817896" calcext:value-type="float">
            <text:p>-0.02069701598179</text:p>
          </table:table-cell>
          <table:table-cell office:value-type="float" office:value="-0.019724320339141" calcext:value-type="float">
            <text:p>-0.019724320339141</text:p>
          </table:table-cell>
          <table:table-cell office:value-type="float" office:value="-0.0199950179439139" calcext:value-type="float">
            <text:p>-0.019995017943914</text:p>
          </table:table-cell>
          <table:table-cell office:value-type="float" office:value="-0.0232842432583399" calcext:value-type="float">
            <text:p>-0.02328424325834</text:p>
          </table:table-cell>
          <table:table-cell office:value-type="float" office:value="-0.0249506752261655" calcext:value-type="float">
            <text:p>-0.024950675226166</text:p>
          </table:table-cell>
          <table:table-cell office:value-type="float" office:value="-0.021382044835885" calcext:value-type="float">
            <text:p>-0.021382044835885</text:p>
          </table:table-cell>
          <table:table-cell office:value-type="float" office:value="-0.0206709383746571" calcext:value-type="float">
            <text:p>-0.020670938374657</text:p>
          </table:table-cell>
          <table:table-cell office:value-type="float" office:value="-0.0200746951533672" calcext:value-type="float">
            <text:p>-0.020074695153367</text:p>
          </table:table-cell>
          <table:table-cell office:value-type="float" office:value="-0.0198629462127234" calcext:value-type="float">
            <text:p>-0.019862946212723</text:p>
          </table:table-cell>
          <table:table-cell office:value-type="float" office:value="-0.0187861012478349" calcext:value-type="float">
            <text:p>-0.018786101247835</text:p>
          </table:table-cell>
          <table:table-cell office:value-type="float" office:value="-0.0188589338478009" calcext:value-type="float">
            <text:p>-0.018858933847801</text:p>
          </table:table-cell>
          <table:table-cell office:value-type="float" office:value="-0.0187278589972031" calcext:value-type="float">
            <text:p>-0.018727858997203</text:p>
          </table:table-cell>
          <table:table-cell office:value-type="float" office:value="-0.023269628570016" calcext:value-type="float">
            <text:p>-0.023269628570016</text:p>
          </table:table-cell>
          <table:table-cell office:value-type="float" office:value="-0.025570220313238" calcext:value-type="float">
            <text:p>-0.025570220313238</text:p>
          </table:table-cell>
          <table:table-cell office:value-type="float" office:value="-0.0250055246786902" calcext:value-type="float">
            <text:p>-0.02500552467869</text:p>
          </table:table-cell>
          <table:table-cell office:value-type="float" office:value="-0.0230736481775162" calcext:value-type="float">
            <text:p>-0.023073648177516</text:p>
          </table:table-cell>
          <table:table-cell office:value-type="float" office:value="-0.022974007122171" calcext:value-type="float">
            <text:p>-0.022974007122171</text:p>
          </table:table-cell>
          <table:table-cell office:value-type="float" office:value="-0.0188441648586891" calcext:value-type="float">
            <text:p>-0.018844164858689</text:p>
          </table:table-cell>
          <table:table-cell office:value-type="float" office:value="-0.0185159691179247" calcext:value-type="float">
            <text:p>-0.018515969117925</text:p>
          </table:table-cell>
          <table:table-cell office:value-type="float" office:value="-0.0247867415102424" calcext:value-type="float">
            <text:p>-0.024786741510242</text:p>
          </table:table-cell>
          <table:table-cell office:value-type="float" office:value="-0.0248293843967749" calcext:value-type="float">
            <text:p>-0.024829384396775</text:p>
          </table:table-cell>
          <table:table-cell office:value-type="float" office:value="-0.0233561889824772" calcext:value-type="float">
            <text:p>-0.023356188982477</text:p>
          </table:table-cell>
          <table:table-cell office:value-type="float" office:value="-0.0233052227371817" calcext:value-type="float">
            <text:p>-0.023305222737182</text:p>
          </table:table-cell>
          <table:table-cell office:value-type="float" office:value="-0.022392104530962" calcext:value-type="float">
            <text:p>-0.022392104530962</text:p>
          </table:table-cell>
          <table:table-cell office:value-type="float" office:value="-0.017608518919076" calcext:value-type="float">
            <text:p>-0.017608518919076</text:p>
          </table:table-cell>
          <table:table-cell office:value-type="float" office:value="-0.0232548425122495" calcext:value-type="float">
            <text:p>-0.02325484251225</text:p>
          </table:table-cell>
          <table:table-cell office:value-type="float" office:value="-0.0248516996194589" calcext:value-type="float">
            <text:p>-0.024851699619459</text:p>
          </table:table-cell>
          <table:table-cell office:value-type="float" office:value="-0.0221315612520078" calcext:value-type="float">
            <text:p>-0.022131561252008</text:p>
          </table:table-cell>
          <table:table-cell office:value-type="float" office:value="-0.0218399231373753" calcext:value-type="float">
            <text:p>-0.021839923137375</text:p>
          </table:table-cell>
          <table:table-cell office:value-type="float" office:value="-0.0187547253989936" calcext:value-type="float">
            <text:p>-0.018754725398994</text:p>
          </table:table-cell>
          <table:table-cell office:value-type="float" office:value="-0.0163493947448421" calcext:value-type="float">
            <text:p>-0.016349394744842</text:p>
          </table:table-cell>
          <table:table-cell office:value-type="float" office:value="-0.0168399687409337" calcext:value-type="float">
            <text:p>-0.016839968740934</text:p>
          </table:table-cell>
          <table:table-cell office:value-type="float" office:value="-0.0196820986686083" calcext:value-type="float">
            <text:p>-0.019682098668608</text:p>
          </table:table-cell>
          <table:table-cell office:value-type="float" office:value="-0.0235648101954298" calcext:value-type="float">
            <text:p>-0.02356481019543</text:p>
          </table:table-cell>
          <table:table-cell office:value-type="float" office:value="-0.0232471457911988" calcext:value-type="float">
            <text:p>-0.023247145791199</text:p>
          </table:table-cell>
          <table:table-cell office:value-type="float" office:value="-0.0223577204369957" calcext:value-type="float">
            <text:p>-0.022357720436996</text:p>
          </table:table-cell>
          <table:table-cell office:value-type="float" office:value="-0.02182744399445" calcext:value-type="float">
            <text:p>-0.02182744399445</text:p>
          </table:table-cell>
          <table:table-cell office:value-type="float" office:value="-0.0157399274288387" calcext:value-type="float">
            <text:p>-0.015739927428839</text:p>
          </table:table-cell>
          <table:table-cell office:value-type="float" office:value="-0.016662294193127" calcext:value-type="float">
            <text:p>-0.016662294193127</text:p>
          </table:table-cell>
          <table:table-cell office:value-type="float" office:value="-0.0184523908776821" calcext:value-type="float">
            <text:p>-0.018452390877682</text:p>
          </table:table-cell>
          <table:table-cell office:value-type="float" office:value="-0.0230374856884883" calcext:value-type="float">
            <text:p>-0.023037485688488</text:p>
          </table:table-cell>
          <table:table-cell office:value-type="float" office:value="-0.0235967543958809" calcext:value-type="float">
            <text:p>-0.023596754395881</text:p>
          </table:table-cell>
          <table:table-cell office:value-type="float" office:value="-0.0221249985055449" calcext:value-type="float">
            <text:p>-0.022124998505545</text:p>
          </table:table-cell>
          <table:table-cell office:value-type="float" office:value="-0.0200474115225242" calcext:value-type="float">
            <text:p>-0.020047411522524</text:p>
          </table:table-cell>
          <table:table-cell office:value-type="float" office:value="-0.0203857322980446" calcext:value-type="float">
            <text:p>-0.020385732298045</text:p>
          </table:table-cell>
          <table:table-cell office:value-type="float" office:value="-0.0163049836389782" calcext:value-type="float">
            <text:p>-0.016304983638978</text:p>
          </table:table-cell>
          <table:table-cell office:value-type="float" office:value="-0.0156607229166511" calcext:value-type="float">
            <text:p>-0.015660722916651</text:p>
          </table:table-cell>
          <table:table-cell office:value-type="float" office:value="-0.0162033285952932" calcext:value-type="float">
            <text:p>-0.016203328595293</text:p>
          </table:table-cell>
          <table:table-cell office:value-type="float" office:value="-0.0175838651562894" calcext:value-type="float">
            <text:p>-0.017583865156289</text:p>
          </table:table-cell>
          <table:table-cell office:value-type="float" office:value="-0.0201625733591287" calcext:value-type="float">
            <text:p>-0.020162573359129</text:p>
          </table:table-cell>
          <table:table-cell office:value-type="float" office:value="-0.0226339633963233" calcext:value-type="float">
            <text:p>-0.022633963396323</text:p>
          </table:table-cell>
          <table:table-cell office:value-type="float" office:value="-0.0236248618038958" calcext:value-type="float">
            <text:p>-0.023624861803896</text:p>
          </table:table-cell>
          <table:table-cell office:value-type="float" office:value="-0.0235572040821206" calcext:value-type="float">
            <text:p>-0.023557204082121</text:p>
          </table:table-cell>
          <table:table-cell office:value-type="float" office:value="-0.0226659348955936" calcext:value-type="float">
            <text:p>-0.022665934895594</text:p>
          </table:table-cell>
          <table:table-cell office:value-type="float" office:value="-0.0225484747456668" calcext:value-type="float">
            <text:p>-0.022548474745667</text:p>
          </table:table-cell>
          <table:table-cell office:value-type="float" office:value="-0.0219536248911091" calcext:value-type="float">
            <text:p>-0.021953624891109</text:p>
          </table:table-cell>
          <table:table-cell office:value-type="float" office:value="-0.0161632351452401" calcext:value-type="float">
            <text:p>-0.01616323514524</text:p>
          </table:table-cell>
          <table:table-cell office:value-type="float" office:value="-0.0219217230669313" calcext:value-type="float">
            <text:p>-0.021921723066931</text:p>
          </table:table-cell>
          <table:table-cell office:value-type="float" office:value="-0.0220078677719633" calcext:value-type="float">
            <text:p>-0.022007867771963</text:p>
          </table:table-cell>
          <table:table-cell office:value-type="float" office:value="-0.0207466834262097" calcext:value-type="float">
            <text:p>-0.02074668342621</text:p>
          </table:table-cell>
          <table:table-cell office:value-type="float" office:value="-0.0188515203977933" calcext:value-type="float">
            <text:p>-0.018851520397793</text:p>
          </table:table-cell>
          <table:table-cell office:value-type="float" office:value="-0.0170955237234822" calcext:value-type="float">
            <text:p>-0.017095523723482</text:p>
          </table:table-cell>
          <table:table-cell office:value-type="float" office:value="-0.016851368960622" calcext:value-type="float">
            <text:p>-0.016851368960622</text:p>
          </table:table-cell>
          <table:table-cell office:value-type="float" office:value="-0.0190369545815518" calcext:value-type="float">
            <text:p>-0.019036954581552</text:p>
          </table:table-cell>
          <table:table-cell office:value-type="float" office:value="-0.0230663438432821" calcext:value-type="float">
            <text:p>-0.023066343843282</text:p>
          </table:table-cell>
          <table:table-cell office:value-type="float" office:value="-0.0213882417243394" calcext:value-type="float">
            <text:p>-0.021388241724339</text:p>
          </table:table-cell>
          <table:table-cell office:value-type="float" office:value="-0.0194319644625727" calcext:value-type="float">
            <text:p>-0.019431964462573</text:p>
          </table:table-cell>
          <table:table-cell office:value-type="float" office:value="-0.0188093855084845" calcext:value-type="float">
            <text:p>-0.018809385508485</text:p>
          </table:table-cell>
          <table:table-cell office:value-type="float" office:value="-0.0221389812594505" calcext:value-type="float">
            <text:p>-0.022138981259451</text:p>
          </table:table-cell>
          <table:table-cell office:value-type="float" office:value="-0.0192326710456319" calcext:value-type="float">
            <text:p>-0.019232671045632</text:p>
          </table:table-cell>
          <table:table-cell office:value-type="float" office:value="-0.0169690811644498" calcext:value-type="float">
            <text:p>-0.01696908116445</text:p>
          </table:table-cell>
          <table:table-cell office:value-type="float" office:value="-0.0181464068494177" calcext:value-type="float">
            <text:p>-0.018146406849418</text:p>
          </table:table-cell>
          <table:table-cell office:value-type="float" office:value="-0.0186568891454952" calcext:value-type="float">
            <text:p>-0.018656889145495</text:p>
          </table:table-cell>
          <table:table-cell office:value-type="float" office:value="-0.0232676206847704" calcext:value-type="float">
            <text:p>-0.02326762068477</text:p>
          </table:table-cell>
          <table:table-cell office:value-type="float" office:value="-0.0228937774022276" calcext:value-type="float">
            <text:p>-0.022893777402228</text:p>
          </table:table-cell>
          <table:table-cell office:value-type="float" office:value="-0.0194131408763057" calcext:value-type="float">
            <text:p>-0.019413140876306</text:p>
          </table:table-cell>
          <table:table-cell office:value-type="float" office:value="-0.0185095703387842" calcext:value-type="float">
            <text:p>-0.018509570338784</text:p>
          </table:table-cell>
          <table:table-cell office:value-type="float" office:value="-0.0183052592003456" calcext:value-type="float">
            <text:p>-0.018305259200346</text:p>
          </table:table-cell>
          <table:table-cell office:value-type="float" office:value="-0.0180058117215637" calcext:value-type="float">
            <text:p>-0.018005811721564</text:p>
          </table:table-cell>
          <table:table-cell office:value-type="float" office:value="-0.017743422259252" calcext:value-type="float">
            <text:p>-0.017743422259252</text:p>
          </table:table-cell>
          <table:table-cell office:value-type="float" office:value="-0.0175726933704943" calcext:value-type="float">
            <text:p>-0.017572693370494</text:p>
          </table:table-cell>
          <table:table-cell office:value-type="float" office:value="-0.0176191500916869" calcext:value-type="float">
            <text:p>-0.017619150091687</text:p>
          </table:table-cell>
          <table:table-cell office:value-type="float" office:value="-0.0175535869575796" calcext:value-type="float">
            <text:p>-0.01755358695758</text:p>
          </table:table-cell>
          <table:table-cell office:value-type="float" office:value="-0.0174645234300948" calcext:value-type="float">
            <text:p>-0.017464523430095</text:p>
          </table:table-cell>
          <table:table-cell office:value-type="float" office:value="-0.0174291740846402" calcext:value-type="float">
            <text:p>-0.01742917408464</text:p>
          </table:table-cell>
          <table:table-cell office:value-type="float" office:value="-0.0176104345386005" calcext:value-type="float">
            <text:p>-0.017610434538601</text:p>
          </table:table-cell>
          <table:table-cell office:value-type="float" office:value="-0.0176697080067375" calcext:value-type="float">
            <text:p>-0.017669708006738</text:p>
          </table:table-cell>
          <table:table-cell office:value-type="float" office:value="-0.017563816932804" calcext:value-type="float">
            <text:p>-0.017563816932804</text:p>
          </table:table-cell>
          <table:table-cell office:value-type="float" office:value="-0.0173763732609842" calcext:value-type="float">
            <text:p>-0.017376373260984</text:p>
          </table:table-cell>
          <table:table-cell office:value-type="float" office:value="-0.0174341786734288" calcext:value-type="float">
            <text:p>-0.017434178673429</text:p>
          </table:table-cell>
          <table:table-cell office:value-type="float" office:value="-0.0174840332546452" calcext:value-type="float">
            <text:p>-0.017484033254645</text:p>
          </table:table-cell>
          <table:table-cell office:value-type="float" office:value="-0.0174859136342054" calcext:value-type="float">
            <text:p>-0.017485913634205</text:p>
          </table:table-cell>
          <table:table-cell office:value-type="float" office:value="-0.0175221705737533" calcext:value-type="float">
            <text:p>-0.017522170573753</text:p>
          </table:table-cell>
          <table:table-cell office:value-type="float" office:value="-0.0176013464542155" calcext:value-type="float">
            <text:p>-0.017601346454216</text:p>
          </table:table-cell>
          <table:table-cell office:value-type="float" office:value="-0.0176077288383282" calcext:value-type="float">
            <text:p>-0.017607728838328</text:p>
          </table:table-cell>
          <table:table-cell office:value-type="float" office:value="-0.0175560430400269" calcext:value-type="float">
            <text:p>-0.017556043040027</text:p>
          </table:table-cell>
          <table:table-cell office:value-type="float" office:value="-0.0175332600971922" calcext:value-type="float">
            <text:p>-0.017533260097192</text:p>
          </table:table-cell>
          <table:table-cell office:value-type="float" office:value="-0.0175254318278227" calcext:value-type="float">
            <text:p>-0.017525431827823</text:p>
          </table:table-cell>
          <table:table-cell office:value-type="float" office:value="-0.0175490395730369" calcext:value-type="float">
            <text:p>-0.017549039573037</text:p>
          </table:table-cell>
          <table:table-cell office:value-type="float" office:value="-0.01758115961071" calcext:value-type="float">
            <text:p>-0.01758115961071</text:p>
          </table:table-cell>
          <table:table-cell office:value-type="float" office:value="-0.0175371680051219" calcext:value-type="float">
            <text:p>-0.017537168005122</text:p>
          </table:table-cell>
          <table:table-cell office:value-type="float" office:value="-0.0176135648700527" calcext:value-type="float">
            <text:p>-0.017613564870053</text:p>
          </table:table-cell>
          <table:table-cell office:value-type="float" office:value="-0.017647278062518" calcext:value-type="float">
            <text:p>-0.017647278062518</text:p>
          </table:table-cell>
          <table:table-cell office:value-type="float" office:value="-0.0176595855304965" calcext:value-type="float">
            <text:p>-0.017659585530497</text:p>
          </table:table-cell>
          <table:table-cell office:value-type="float" office:value="-0.0175935588369766" calcext:value-type="float">
            <text:p>-0.017593558836977</text:p>
          </table:table-cell>
          <table:table-cell office:value-type="float" office:value="-0.0175465083008933" calcext:value-type="float">
            <text:p>-0.017546508300893</text:p>
          </table:table-cell>
          <table:table-cell office:value-type="float" office:value="-0.0176326724418122" calcext:value-type="float">
            <text:p>-0.017632672441812</text:p>
          </table:table-cell>
          <table:table-cell office:value-type="float" office:value="-0.0175782018256028" calcext:value-type="float">
            <text:p>-0.017578201825603</text:p>
          </table:table-cell>
          <table:table-cell office:value-type="float" office:value="-0.0175768739757531" calcext:value-type="float">
            <text:p>-0.017576873975753</text:p>
          </table:table-cell>
          <table:table-cell office:value-type="float" office:value="-0.0175962534557443" calcext:value-type="float">
            <text:p>-0.017596253455744</text:p>
          </table:table-cell>
          <table:table-cell office:value-type="float" office:value="-0.0175621203262207" calcext:value-type="float">
            <text:p>-0.017562120326221</text:p>
          </table:table-cell>
          <table:table-cell office:value-type="float" office:value="-0.0175887769183193" calcext:value-type="float">
            <text:p>-0.017588776918319</text:p>
          </table:table-cell>
          <table:table-cell office:value-type="float" office:value="-0.017607668436618" calcext:value-type="float">
            <text:p>-0.017607668436618</text:p>
          </table:table-cell>
          <table:table-cell office:value-type="float" office:value="-0.0175866153951637" calcext:value-type="float">
            <text:p>-0.017586615395164</text:p>
          </table:table-cell>
          <table:table-cell office:value-type="float" office:value="-0.0175522891826354" calcext:value-type="float">
            <text:p>-0.017552289182635</text:p>
          </table:table-cell>
          <table:table-cell office:value-type="float" office:value="-0.0176252300166082" calcext:value-type="float">
            <text:p>-0.017625230016608</text:p>
          </table:table-cell>
          <table:table-cell office:value-type="float" office:value="-0.0175718317769552" calcext:value-type="float">
            <text:p>-0.017571831776955</text:p>
          </table:table-cell>
          <table:table-cell office:value-type="float" office:value="-0.0175798655908066" calcext:value-type="float">
            <text:p>-0.017579865590807</text:p>
          </table:table-cell>
          <table:table-cell office:value-type="float" office:value="-0.0175826587558825" calcext:value-type="float">
            <text:p>-0.017582658755883</text:p>
          </table:table-cell>
          <table:table-cell office:value-type="float" office:value="-0.0175931931118629" calcext:value-type="float">
            <text:p>-0.017593193111863</text:p>
          </table:table-cell>
          <table:table-cell office:value-type="float" office:value="-0.0175510284942995" calcext:value-type="float">
            <text:p>-0.0175510284943</text:p>
          </table:table-cell>
          <table:table-cell office:value-type="float" office:value="-0.0176266340454738" calcext:value-type="float">
            <text:p>-0.017626634045474</text:p>
          </table:table-cell>
          <table:table-cell office:value-type="float" office:value="-0.0175139969613067" calcext:value-type="float">
            <text:p>-0.017513996961307</text:p>
          </table:table-cell>
          <table:table-cell office:value-type="float" office:value="-0.0175459900752122" calcext:value-type="float">
            <text:p>-0.017545990075212</text:p>
          </table:table-cell>
          <table:table-cell office:value-type="float" office:value="-0.0175969447422584" calcext:value-type="float">
            <text:p>-0.017596944742258</text:p>
          </table:table-cell>
          <table:table-cell office:value-type="float" office:value="-0.0176009177392484" calcext:value-type="float">
            <text:p>-0.017600917739248</text:p>
          </table:table-cell>
          <table:table-cell office:value-type="float" office:value="-0.0175341854743883" calcext:value-type="float">
            <text:p>-0.017534185474388</text:p>
          </table:table-cell>
          <table:table-cell office:value-type="float" office:value="-0.0175410493084523" calcext:value-type="float">
            <text:p>-0.017541049308452</text:p>
          </table:table-cell>
          <table:table-cell office:value-type="float" office:value="-0.0175613829641491" calcext:value-type="float">
            <text:p>-0.017561382964149</text:p>
          </table:table-cell>
          <table:table-cell office:value-type="float" office:value="-0.0175472956144262" calcext:value-type="float">
            <text:p>-0.017547295614426</text:p>
          </table:table-cell>
          <table:table-cell office:value-type="float" office:value="-0.0175464797060381" calcext:value-type="float">
            <text:p>-0.017546479706038</text:p>
          </table:table-cell>
          <table:table-cell office:value-type="float" office:value="-0.0175497798487986" calcext:value-type="float">
            <text:p>-0.017549779848799</text:p>
          </table:table-cell>
          <table:table-cell office:value-type="float" office:value="-0.0175422300494038" calcext:value-type="float">
            <text:p>-0.017542230049404</text:p>
          </table:table-cell>
          <table:table-cell office:value-type="float" office:value="-0.017554229923769" calcext:value-type="float">
            <text:p>-0.017554229923769</text:p>
          </table:table-cell>
          <table:table-cell office:value-type="float" office:value="-0.0175525116180227" calcext:value-type="float">
            <text:p>-0.017552511618023</text:p>
          </table:table-cell>
          <table:table-cell office:value-type="float" office:value="-0.0175413784813175" calcext:value-type="float">
            <text:p>-0.017541378481318</text:p>
          </table:table-cell>
          <table:table-cell office:value-type="float" office:value="-0.0175576371601877" calcext:value-type="float">
            <text:p>-0.017557637160188</text:p>
          </table:table-cell>
          <table:table-cell office:value-type="float" office:value="-0.0175469358804214" calcext:value-type="float">
            <text:p>-0.017546935880421</text:p>
          </table:table-cell>
          <table:table-cell office:value-type="float" office:value="-0.0175268048756034" calcext:value-type="float">
            <text:p>-0.017526804875603</text:p>
          </table:table-cell>
          <table:table-cell office:value-type="float" office:value="-0.0175394733115749" calcext:value-type="float">
            <text:p>-0.017539473311575</text:p>
          </table:table-cell>
          <table:table-cell office:value-type="float" office:value="-0.0175556082198643" calcext:value-type="float">
            <text:p>-0.017555608219864</text:p>
          </table:table-cell>
          <table:table-cell office:value-type="float" office:value="-0.017551361181456" calcext:value-type="float">
            <text:p>-0.017551361181456</text:p>
          </table:table-cell>
          <table:table-cell office:value-type="float" office:value="-0.0175949982251781" calcext:value-type="float">
            <text:p>-0.017594998225178</text:p>
          </table:table-cell>
          <table:table-cell office:value-type="float" office:value="-0.0175587353084538" calcext:value-type="float">
            <text:p>-0.017558735308454</text:p>
          </table:table-cell>
          <table:table-cell office:value-type="float" office:value="-0.0175573073672837" calcext:value-type="float">
            <text:p>-0.017557307367284</text:p>
          </table:table-cell>
          <table:table-cell office:value-type="float" office:value="-0.0175548646400499" calcext:value-type="float">
            <text:p>-0.01755486464005</text:p>
          </table:table-cell>
          <table:table-cell office:value-type="float" office:value="-0.017647343076969" calcext:value-type="float">
            <text:p>-0.017647343076969</text:p>
          </table:table-cell>
          <table:table-cell office:value-type="float" office:value="-0.0175429845526428" calcext:value-type="float">
            <text:p>-0.017542984552643</text:p>
          </table:table-cell>
          <table:table-cell office:value-type="float" office:value="-0.0175426119805653" calcext:value-type="float">
            <text:p>-0.017542611980565</text:p>
          </table:table-cell>
          <table:table-cell office:value-type="float" office:value="-0.0175596010043426" calcext:value-type="float">
            <text:p>-0.017559601004343</text:p>
          </table:table-cell>
          <table:table-cell office:value-type="float" office:value="-0.0175515434223066" calcext:value-type="float">
            <text:p>-0.017551543422307</text:p>
          </table:table-cell>
          <table:table-cell office:value-type="float" office:value="-0.0175378715833735" calcext:value-type="float">
            <text:p>-0.017537871583374</text:p>
          </table:table-cell>
          <table:table-cell office:value-type="float" office:value="-0.0175633785294059" calcext:value-type="float">
            <text:p>-0.017563378529406</text:p>
          </table:table-cell>
          <table:table-cell office:value-type="float" office:value="-0.0175470468036212" calcext:value-type="float">
            <text:p>-0.017547046803621</text:p>
          </table:table-cell>
          <table:table-cell office:value-type="float" office:value="-0.0175557481010513" calcext:value-type="float">
            <text:p>-0.017555748101051</text:p>
          </table:table-cell>
          <table:table-cell office:value-type="float" office:value="-0.0175451126372254" calcext:value-type="float">
            <text:p>-0.017545112637225</text:p>
          </table:table-cell>
          <table:table-cell office:value-type="float" office:value="-0.0175499156014716" calcext:value-type="float">
            <text:p>-0.017549915601472</text:p>
          </table:table-cell>
          <table:table-cell office:value-type="float" office:value="-0.0175552758017734" calcext:value-type="float">
            <text:p>-0.017555275801773</text:p>
          </table:table-cell>
          <table:table-cell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32517981135146" calcext:value-type="float">
            <text:p>0.632517981135146</text:p>
          </table:table-cell>
          <table:table-cell office:value-type="float" office:value="0.633576558605854" calcext:value-type="float">
            <text:p>0.633576558605854</text:p>
          </table:table-cell>
          <table:table-cell office:value-type="float" office:value="0.633376416457988" calcext:value-type="float">
            <text:p>0.633376416457988</text:p>
          </table:table-cell>
          <table:table-cell office:value-type="float" office:value="0.634172865642783" calcext:value-type="float">
            <text:p>0.634172865642783</text:p>
          </table:table-cell>
          <table:table-cell office:value-type="float" office:value="0.633175293495846" calcext:value-type="float">
            <text:p>0.633175293495846</text:p>
          </table:table-cell>
          <table:table-cell office:value-type="float" office:value="0.634320500138822" calcext:value-type="float">
            <text:p>0.634320500138822</text:p>
          </table:table-cell>
          <table:table-cell office:value-type="float" office:value="0.633995230411122" calcext:value-type="float">
            <text:p>0.633995230411122</text:p>
          </table:table-cell>
          <table:table-cell office:value-type="float" office:value="0.633775629892394" calcext:value-type="float">
            <text:p>0.633775629892394</text:p>
          </table:table-cell>
          <table:table-cell office:value-type="float" office:value="0.63389505857066" calcext:value-type="float">
            <text:p>0.63389505857066</text:p>
          </table:table-cell>
          <table:table-cell office:value-type="float" office:value="0.634466383810656" calcext:value-type="float">
            <text:p>0.634466383810656</text:p>
          </table:table-cell>
          <table:table-cell office:value-type="float" office:value="0.633562221767358" calcext:value-type="float">
            <text:p>0.633562221767358</text:p>
          </table:table-cell>
          <table:table-cell office:value-type="float" office:value="0.634357204775752" calcext:value-type="float">
            <text:p>0.634357204775752</text:p>
          </table:table-cell>
          <table:table-cell office:value-type="float" office:value="0.635013258170155" calcext:value-type="float">
            <text:p>0.635013258170155</text:p>
          </table:table-cell>
          <table:table-cell office:value-type="float" office:value="0.633969270164015" calcext:value-type="float">
            <text:p>0.633969270164015</text:p>
          </table:table-cell>
          <table:table-cell office:value-type="float" office:value="0.63481753027825" calcext:value-type="float">
            <text:p>0.63481753027825</text:p>
          </table:table-cell>
          <table:table-cell office:value-type="float" office:value="0.634511105034021" calcext:value-type="float">
            <text:p>0.634511105034021</text:p>
          </table:table-cell>
          <table:table-cell office:value-type="float" office:value="0.634677086493765" calcext:value-type="float">
            <text:p>0.634677086493765</text:p>
          </table:table-cell>
          <table:table-cell office:value-type="float" office:value="0.635001181280144" calcext:value-type="float">
            <text:p>0.635001181280144</text:p>
          </table:table-cell>
          <table:table-cell office:value-type="float" office:value="0.634323739034797" calcext:value-type="float">
            <text:p>0.634323739034797</text:p>
          </table:table-cell>
          <table:table-cell office:value-type="float" office:value="0.634514391034914" calcext:value-type="float">
            <text:p>0.634514391034914</text:p>
          </table:table-cell>
          <table:table-cell office:value-type="float" office:value="0.635389241766449" calcext:value-type="float">
            <text:p>0.635389241766449</text:p>
          </table:table-cell>
          <table:table-cell office:value-type="float" office:value="0.635635697163273" calcext:value-type="float">
            <text:p>0.635635697163273</text:p>
          </table:table-cell>
          <table:table-cell office:value-type="float" office:value="0.635170075238658" calcext:value-type="float">
            <text:p>0.635170075238658</text:p>
          </table:table-cell>
          <table:table-cell office:value-type="float" office:value="0.635570046053075" calcext:value-type="float">
            <text:p>0.635570046053075</text:p>
          </table:table-cell>
          <table:table-cell office:value-type="float" office:value="0.634232454099692" calcext:value-type="float">
            <text:p>0.634232454099692</text:p>
          </table:table-cell>
          <table:table-cell office:value-type="float" office:value="0.634771100517401" calcext:value-type="float">
            <text:p>0.634771100517401</text:p>
          </table:table-cell>
          <table:table-cell office:value-type="float" office:value="0.635320045669912" calcext:value-type="float">
            <text:p>0.635320045669912</text:p>
          </table:table-cell>
          <table:table-cell office:value-type="float" office:value="0.634760598176333" calcext:value-type="float">
            <text:p>0.634760598176333</text:p>
          </table:table-cell>
          <table:table-cell office:value-type="float" office:value="0.633156794760719" calcext:value-type="float">
            <text:p>0.633156794760719</text:p>
          </table:table-cell>
          <table:table-cell office:value-type="float" office:value="0.633587924045309" calcext:value-type="float">
            <text:p>0.633587924045309</text:p>
          </table:table-cell>
          <table:table-cell office:value-type="float" office:value="0.635374177040856" calcext:value-type="float">
            <text:p>0.635374177040856</text:p>
          </table:table-cell>
          <table:table-cell office:value-type="float" office:value="0.633866463033524" calcext:value-type="float">
            <text:p>0.633866463033524</text:p>
          </table:table-cell>
          <table:table-cell office:value-type="float" office:value="0.634485048677245" calcext:value-type="float">
            <text:p>0.634485048677245</text:p>
          </table:table-cell>
          <table:table-cell office:value-type="float" office:value="0.635139159972795" calcext:value-type="float">
            <text:p>0.635139159972795</text:p>
          </table:table-cell>
          <table:table-cell office:value-type="float" office:value="0.634580474186009" calcext:value-type="float">
            <text:p>0.634580474186009</text:p>
          </table:table-cell>
          <table:table-cell office:value-type="float" office:value="0.635144692786826" calcext:value-type="float">
            <text:p>0.635144692786826</text:p>
          </table:table-cell>
          <table:table-cell office:value-type="float" office:value="0.635656883482424" calcext:value-type="float">
            <text:p>0.635656883482424</text:p>
          </table:table-cell>
          <table:table-cell office:value-type="float" office:value="0.634577880509077" calcext:value-type="float">
            <text:p>0.634577880509077</text:p>
          </table:table-cell>
          <table:table-cell office:value-type="float" office:value="0.634860365083387" calcext:value-type="float">
            <text:p>0.634860365083387</text:p>
          </table:table-cell>
          <table:table-cell office:value-type="float" office:value="0.634655175211805" calcext:value-type="float">
            <text:p>0.634655175211805</text:p>
          </table:table-cell>
          <table:table-cell office:value-type="float" office:value="0.634888201806029" calcext:value-type="float">
            <text:p>0.634888201806029</text:p>
          </table:table-cell>
          <table:table-cell office:value-type="float" office:value="0.633302133115255" calcext:value-type="float">
            <text:p>0.633302133115255</text:p>
          </table:table-cell>
          <table:table-cell office:value-type="float" office:value="0.633525510259004" calcext:value-type="float">
            <text:p>0.633525510259004</text:p>
          </table:table-cell>
          <table:table-cell office:value-type="float" office:value="0.634572797168198" calcext:value-type="float">
            <text:p>0.634572797168198</text:p>
          </table:table-cell>
          <table:table-cell office:value-type="float" office:value="0.633764307502327" calcext:value-type="float">
            <text:p>0.633764307502327</text:p>
          </table:table-cell>
          <table:table-cell office:value-type="float" office:value="0.633768491160949" calcext:value-type="float">
            <text:p>0.633768491160949</text:p>
          </table:table-cell>
          <table:table-cell office:value-type="float" office:value="0.633022852096816" calcext:value-type="float">
            <text:p>0.633022852096816</text:p>
          </table:table-cell>
          <table:table-cell office:value-type="float" office:value="0.633842665069847" calcext:value-type="float">
            <text:p>0.633842665069847</text:p>
          </table:table-cell>
          <table:table-cell office:value-type="float" office:value="0.634827075413945" calcext:value-type="float">
            <text:p>0.634827075413945</text:p>
          </table:table-cell>
          <table:table-cell office:value-type="float" office:value="0.634164059917179" calcext:value-type="float">
            <text:p>0.634164059917179</text:p>
          </table:table-cell>
          <table:table-cell office:value-type="float" office:value="0.634298823556879" calcext:value-type="float">
            <text:p>0.634298823556879</text:p>
          </table:table-cell>
          <table:table-cell office:value-type="float" office:value="0.636025356347859" calcext:value-type="float">
            <text:p>0.636025356347859</text:p>
          </table:table-cell>
          <table:table-cell office:value-type="float" office:value="0.641621498496073" calcext:value-type="float">
            <text:p>0.641621498496073</text:p>
          </table:table-cell>
          <table:table-cell office:value-type="float" office:value="0.639571167710461" calcext:value-type="float">
            <text:p>0.639571167710461</text:p>
          </table:table-cell>
          <table:table-cell office:value-type="float" office:value="0.644567104216401" calcext:value-type="float">
            <text:p>0.644567104216401</text:p>
          </table:table-cell>
          <table:table-cell office:value-type="float" office:value="0.639160634227595" calcext:value-type="float">
            <text:p>0.639160634227595</text:p>
          </table:table-cell>
          <table:table-cell office:value-type="float" office:value="0.64133088246553" calcext:value-type="float">
            <text:p>0.64133088246553</text:p>
          </table:table-cell>
          <table:table-cell office:value-type="float" office:value="0.63550884777759" calcext:value-type="float">
            <text:p>0.63550884777759</text:p>
          </table:table-cell>
          <table:table-cell office:value-type="float" office:value="0.637844220869118" calcext:value-type="float">
            <text:p>0.637844220869118</text:p>
          </table:table-cell>
          <table:table-cell office:value-type="float" office:value="0.647873405078458" calcext:value-type="float">
            <text:p>0.647873405078458</text:p>
          </table:table-cell>
          <table:table-cell office:value-type="float" office:value="0.63413976661543" calcext:value-type="float">
            <text:p>0.63413976661543</text:p>
          </table:table-cell>
          <table:table-cell office:value-type="float" office:value="0.624135913882943" calcext:value-type="float">
            <text:p>0.624135913882943</text:p>
          </table:table-cell>
          <table:table-cell office:value-type="float" office:value="0.625420283523841" calcext:value-type="float">
            <text:p>0.625420283523841</text:p>
          </table:table-cell>
          <table:table-cell office:value-type="float" office:value="0.620204924921852" calcext:value-type="float">
            <text:p>0.620204924921852</text:p>
          </table:table-cell>
          <table:table-cell office:value-type="float" office:value="0.628764055563449" calcext:value-type="float">
            <text:p>0.628764055563449</text:p>
          </table:table-cell>
          <table:table-cell office:value-type="float" office:value="0.621699796990457" calcext:value-type="float">
            <text:p>0.621699796990457</text:p>
          </table:table-cell>
          <table:table-cell office:value-type="float" office:value="0.61714360177083" calcext:value-type="float">
            <text:p>0.61714360177083</text:p>
          </table:table-cell>
          <table:table-cell office:value-type="float" office:value="0.612390804178435" calcext:value-type="float">
            <text:p>0.612390804178435</text:p>
          </table:table-cell>
          <table:table-cell office:value-type="float" office:value="0.61814525198457" calcext:value-type="float">
            <text:p>0.61814525198457</text:p>
          </table:table-cell>
          <table:table-cell office:value-type="float" office:value="0.612057764248449" calcext:value-type="float">
            <text:p>0.612057764248449</text:p>
          </table:table-cell>
          <table:table-cell office:value-type="float" office:value="0.604223092499472" calcext:value-type="float">
            <text:p>0.604223092499472</text:p>
          </table:table-cell>
          <table:table-cell office:value-type="float" office:value="0.608796243206215" calcext:value-type="float">
            <text:p>0.608796243206215</text:p>
          </table:table-cell>
          <table:table-cell office:value-type="float" office:value="0.601343006965714" calcext:value-type="float">
            <text:p>0.601343006965714</text:p>
          </table:table-cell>
          <table:table-cell office:value-type="float" office:value="0.603822005634507" calcext:value-type="float">
            <text:p>0.603822005634507</text:p>
          </table:table-cell>
          <table:table-cell office:value-type="float" office:value="0.590432928313711" calcext:value-type="float">
            <text:p>0.590432928313711</text:p>
          </table:table-cell>
          <table:table-cell office:value-type="float" office:value="0.603371532914055" calcext:value-type="float">
            <text:p>0.603371532914055</text:p>
          </table:table-cell>
          <table:table-cell office:value-type="float" office:value="0.59521482986952" calcext:value-type="float">
            <text:p>0.59521482986952</text:p>
          </table:table-cell>
          <table:table-cell office:value-type="float" office:value="0.589045789921511" calcext:value-type="float">
            <text:p>0.589045789921511</text:p>
          </table:table-cell>
          <table:table-cell office:value-type="float" office:value="0.5839126788168" calcext:value-type="float">
            <text:p>0.5839126788168</text:p>
          </table:table-cell>
          <table:table-cell office:value-type="float" office:value="0.5881724515103" calcext:value-type="float">
            <text:p>0.5881724515103</text:p>
          </table:table-cell>
          <table:table-cell office:value-type="float" office:value="0.571766769467009" calcext:value-type="float">
            <text:p>0.571766769467009</text:p>
          </table:table-cell>
          <table:table-cell office:value-type="float" office:value="0.584584846057187" calcext:value-type="float">
            <text:p>0.584584846057187</text:p>
          </table:table-cell>
          <table:table-cell office:value-type="float" office:value="0.574607604908558" calcext:value-type="float">
            <text:p>0.574607604908558</text:p>
          </table:table-cell>
          <table:table-cell office:value-type="float" office:value="0.566515241294025" calcext:value-type="float">
            <text:p>0.566515241294025</text:p>
          </table:table-cell>
          <table:table-cell office:value-type="float" office:value="0.573381792176755" calcext:value-type="float">
            <text:p>0.573381792176755</text:p>
          </table:table-cell>
          <table:table-cell office:value-type="float" office:value="0.566121309556847" calcext:value-type="float">
            <text:p>0.566121309556847</text:p>
          </table:table-cell>
          <table:table-cell office:value-type="float" office:value="0.561747041811617" calcext:value-type="float">
            <text:p>0.561747041811617</text:p>
          </table:table-cell>
          <table:table-cell office:value-type="float" office:value="0.55385589822207" calcext:value-type="float">
            <text:p>0.55385589822207</text:p>
          </table:table-cell>
          <table:table-cell office:value-type="float" office:value="0.557420758463533" calcext:value-type="float">
            <text:p>0.557420758463533</text:p>
          </table:table-cell>
          <table:table-cell office:value-type="float" office:value="0.545276536442839" calcext:value-type="float">
            <text:p>0.545276536442839</text:p>
          </table:table-cell>
          <table:table-cell office:value-type="float" office:value="0.554132096288279" calcext:value-type="float">
            <text:p>0.554132096288279</text:p>
          </table:table-cell>
          <table:table-cell office:value-type="float" office:value="0.547654728825356" calcext:value-type="float">
            <text:p>0.547654728825356</text:p>
          </table:table-cell>
          <table:table-cell office:value-type="float" office:value="0.549402202338553" calcext:value-type="float">
            <text:p>0.549402202338553</text:p>
          </table:table-cell>
          <table:table-cell office:value-type="float" office:value="0.554980466390992" calcext:value-type="float">
            <text:p>0.554980466390992</text:p>
          </table:table-cell>
          <table:table-cell office:value-type="float" office:value="0.565847302485391" calcext:value-type="float">
            <text:p>0.565847302485391</text:p>
          </table:table-cell>
          <table:table-cell office:value-type="float" office:value="0.558399784605436" calcext:value-type="float">
            <text:p>0.558399784605436</text:p>
          </table:table-cell>
          <table:table-cell office:value-type="float" office:value="0.569100962722865" calcext:value-type="float">
            <text:p>0.569100962722865</text:p>
          </table:table-cell>
          <table:table-cell office:value-type="float" office:value="0.566508208330166" calcext:value-type="float">
            <text:p>0.566508208330166</text:p>
          </table:table-cell>
          <table:table-cell office:value-type="float" office:value="0.559564788544699" calcext:value-type="float">
            <text:p>0.559564788544699</text:p>
          </table:table-cell>
          <table:table-cell office:value-type="float" office:value="0.564235871210561" calcext:value-type="float">
            <text:p>0.564235871210561</text:p>
          </table:table-cell>
          <table:table-cell office:value-type="float" office:value="0.559669219974982" calcext:value-type="float">
            <text:p>0.559669219974982</text:p>
          </table:table-cell>
          <table:table-cell office:value-type="float" office:value="0.568095544677885" calcext:value-type="float">
            <text:p>0.568095544677885</text:p>
          </table:table-cell>
          <table:table-cell office:value-type="float" office:value="0.568444401913839" calcext:value-type="float">
            <text:p>0.568444401913839</text:p>
          </table:table-cell>
          <table:table-cell office:value-type="float" office:value="0.576049927006014" calcext:value-type="float">
            <text:p>0.576049927006014</text:p>
          </table:table-cell>
          <table:table-cell office:value-type="float" office:value="0.567871493844668" calcext:value-type="float">
            <text:p>0.567871493844668</text:p>
          </table:table-cell>
          <table:table-cell office:value-type="float" office:value="0.574788164622475" calcext:value-type="float">
            <text:p>0.574788164622475</text:p>
          </table:table-cell>
          <table:table-cell office:value-type="float" office:value="0.572946944731931" calcext:value-type="float">
            <text:p>0.572946944731931</text:p>
          </table:table-cell>
          <table:table-cell office:value-type="float" office:value="0.567546665197464" calcext:value-type="float">
            <text:p>0.567546665197464</text:p>
          </table:table-cell>
          <table:table-cell office:value-type="float" office:value="0.561663945376134" calcext:value-type="float">
            <text:p>0.561663945376134</text:p>
          </table:table-cell>
          <table:table-cell office:value-type="float" office:value="0.567380732406428" calcext:value-type="float">
            <text:p>0.567380732406428</text:p>
          </table:table-cell>
          <table:table-cell office:value-type="float" office:value="0.56179353002493" calcext:value-type="float">
            <text:p>0.56179353002493</text:p>
          </table:table-cell>
          <table:table-cell office:value-type="float" office:value="0.561989494251517" calcext:value-type="float">
            <text:p>0.561989494251517</text:p>
          </table:table-cell>
          <table:table-cell office:value-type="float" office:value="0.559543876025439" calcext:value-type="float">
            <text:p>0.559543876025439</text:p>
          </table:table-cell>
          <table:table-cell office:value-type="float" office:value="0.57175443729201" calcext:value-type="float">
            <text:p>0.57175443729201</text:p>
          </table:table-cell>
          <table:table-cell office:value-type="float" office:value="0.577813443645707" calcext:value-type="float">
            <text:p>0.577813443645707</text:p>
          </table:table-cell>
          <table:table-cell office:value-type="float" office:value="0.568177508021717" calcext:value-type="float">
            <text:p>0.568177508021717</text:p>
          </table:table-cell>
          <table:table-cell office:value-type="float" office:value="0.563748807290684" calcext:value-type="float">
            <text:p>0.563748807290684</text:p>
          </table:table-cell>
          <table:table-cell office:value-type="float" office:value="0.560498136322977" calcext:value-type="float">
            <text:p>0.560498136322977</text:p>
          </table:table-cell>
          <table:table-cell office:value-type="float" office:value="0.566475603079082" calcext:value-type="float">
            <text:p>0.566475603079082</text:p>
          </table:table-cell>
          <table:table-cell office:value-type="float" office:value="0.568550912728006" calcext:value-type="float">
            <text:p>0.568550912728006</text:p>
          </table:table-cell>
          <table:table-cell office:value-type="float" office:value="0.556217199663772" calcext:value-type="float">
            <text:p>0.556217199663772</text:p>
          </table:table-cell>
          <table:table-cell office:value-type="float" office:value="0.555021748581508" calcext:value-type="float">
            <text:p>0.555021748581508</text:p>
          </table:table-cell>
          <table:table-cell office:value-type="float" office:value="0.559299965372288" calcext:value-type="float">
            <text:p>0.559299965372288</text:p>
          </table:table-cell>
          <table:table-cell office:value-type="float" office:value="0.555348367904567" calcext:value-type="float">
            <text:p>0.555348367904567</text:p>
          </table:table-cell>
          <table:table-cell office:value-type="float" office:value="0.561150385616592" calcext:value-type="float">
            <text:p>0.561150385616592</text:p>
          </table:table-cell>
          <table:table-cell office:value-type="float" office:value="0.573072065643203" calcext:value-type="float">
            <text:p>0.573072065643203</text:p>
          </table:table-cell>
          <table:table-cell office:value-type="float" office:value="0.559492173719411" calcext:value-type="float">
            <text:p>0.559492173719411</text:p>
          </table:table-cell>
          <table:table-cell office:value-type="float" office:value="0.559053871708432" calcext:value-type="float">
            <text:p>0.559053871708432</text:p>
          </table:table-cell>
          <table:table-cell office:value-type="float" office:value="0.543123711765335" calcext:value-type="float">
            <text:p>0.543123711765335</text:p>
          </table:table-cell>
          <table:table-cell office:value-type="float" office:value="0.543733462763531" calcext:value-type="float">
            <text:p>0.543733462763531</text:p>
          </table:table-cell>
          <table:table-cell office:value-type="float" office:value="0.549818817297098" calcext:value-type="float">
            <text:p>0.549818817297098</text:p>
          </table:table-cell>
          <table:table-cell office:value-type="float" office:value="0.55265985278557" calcext:value-type="float">
            <text:p>0.55265985278557</text:p>
          </table:table-cell>
          <table:table-cell office:value-type="float" office:value="0.552142342070936" calcext:value-type="float">
            <text:p>0.552142342070936</text:p>
          </table:table-cell>
          <table:table-cell office:value-type="float" office:value="0.549876017548971" calcext:value-type="float">
            <text:p>0.549876017548971</text:p>
          </table:table-cell>
          <table:table-cell office:value-type="float" office:value="0.542062106499238" calcext:value-type="float">
            <text:p>0.542062106499238</text:p>
          </table:table-cell>
          <table:table-cell office:value-type="float" office:value="0.540772141307044" calcext:value-type="float">
            <text:p>0.540772141307044</text:p>
          </table:table-cell>
          <table:table-cell office:value-type="float" office:value="0.533863945102736" calcext:value-type="float">
            <text:p>0.533863945102736</text:p>
          </table:table-cell>
          <table:table-cell office:value-type="float" office:value="0.532005719455613" calcext:value-type="float">
            <text:p>0.532005719455613</text:p>
          </table:table-cell>
          <table:table-cell office:value-type="float" office:value="0.537547824010118" calcext:value-type="float">
            <text:p>0.537547824010118</text:p>
          </table:table-cell>
          <table:table-cell office:value-type="float" office:value="0.495818257384343" calcext:value-type="float">
            <text:p>0.495818257384343</text:p>
          </table:table-cell>
          <table:table-cell office:value-type="float" office:value="0.490535355475664" calcext:value-type="float">
            <text:p>0.490535355475664</text:p>
          </table:table-cell>
          <table:table-cell office:value-type="float" office:value="0.485422891831611" calcext:value-type="float">
            <text:p>0.485422891831611</text:p>
          </table:table-cell>
          <table:table-cell office:value-type="float" office:value="0.490937491411875" calcext:value-type="float">
            <text:p>0.490937491411875</text:p>
          </table:table-cell>
          <table:table-cell office:value-type="float" office:value="0.47329947850512" calcext:value-type="float">
            <text:p>0.47329947850512</text:p>
          </table:table-cell>
          <table:table-cell office:value-type="float" office:value="0.480198654793809" calcext:value-type="float">
            <text:p>0.480198654793809</text:p>
          </table:table-cell>
          <table:table-cell office:value-type="float" office:value="0.469056338016618" calcext:value-type="float">
            <text:p>0.469056338016618</text:p>
          </table:table-cell>
          <table:table-cell office:value-type="float" office:value="0.469849276205255" calcext:value-type="float">
            <text:p>0.469849276205255</text:p>
          </table:table-cell>
          <table:table-cell office:value-type="float" office:value="0.476400995070179" calcext:value-type="float">
            <text:p>0.476400995070179</text:p>
          </table:table-cell>
          <table:table-cell office:value-type="float" office:value="0.467995148130806" calcext:value-type="float">
            <text:p>0.467995148130806</text:p>
          </table:table-cell>
          <table:table-cell office:value-type="float" office:value="0.47109118703438" calcext:value-type="float">
            <text:p>0.47109118703438</text:p>
          </table:table-cell>
          <table:table-cell office:value-type="float" office:value="0.474441893265483" calcext:value-type="float">
            <text:p>0.474441893265483</text:p>
          </table:table-cell>
          <table:table-cell office:value-type="float" office:value="0.467789220364771" calcext:value-type="float">
            <text:p>0.467789220364771</text:p>
          </table:table-cell>
          <table:table-cell office:value-type="float" office:value="0.463812052594835" calcext:value-type="float">
            <text:p>0.463812052594835</text:p>
          </table:table-cell>
          <table:table-cell office:value-type="float" office:value="0.456979316732336" calcext:value-type="float">
            <text:p>0.456979316732336</text:p>
          </table:table-cell>
          <table:table-cell office:value-type="float" office:value="0.455607433361231" calcext:value-type="float">
            <text:p>0.455607433361231</text:p>
          </table:table-cell>
          <table:table-cell office:value-type="float" office:value="0.45299071634077" calcext:value-type="float">
            <text:p>0.45299071634077</text:p>
          </table:table-cell>
          <table:table-cell office:value-type="float" office:value="0.456061941011916" calcext:value-type="float">
            <text:p>0.456061941011916</text:p>
          </table:table-cell>
          <table:table-cell office:value-type="float" office:value="0.451922526599213" calcext:value-type="float">
            <text:p>0.451922526599213</text:p>
          </table:table-cell>
          <table:table-cell office:value-type="float" office:value="0.463151783391346" calcext:value-type="float">
            <text:p>0.463151783391346</text:p>
          </table:table-cell>
          <table:table-cell office:value-type="float" office:value="0.451004355901772" calcext:value-type="float">
            <text:p>0.451004355901772</text:p>
          </table:table-cell>
          <table:table-cell office:value-type="float" office:value="0.450447272830515" calcext:value-type="float">
            <text:p>0.450447272830515</text:p>
          </table:table-cell>
          <table:table-cell office:value-type="float" office:value="0.44992827188604" calcext:value-type="float">
            <text:p>0.44992827188604</text:p>
          </table:table-cell>
          <table:table-cell office:value-type="float" office:value="0.44850059823624" calcext:value-type="float">
            <text:p>0.44850059823624</text:p>
          </table:table-cell>
          <table:table-cell office:value-type="float" office:value="0.457207297047245" calcext:value-type="float">
            <text:p>0.457207297047245</text:p>
          </table:table-cell>
          <table:table-cell office:value-type="float" office:value="0.451157902374944" calcext:value-type="float">
            <text:p>0.451157902374944</text:p>
          </table:table-cell>
          <table:table-cell office:value-type="float" office:value="0.446424620982179" calcext:value-type="float">
            <text:p>0.446424620982179</text:p>
          </table:table-cell>
          <table:table-cell office:value-type="float" office:value="0.449905018252266" calcext:value-type="float">
            <text:p>0.449905018252266</text:p>
          </table:table-cell>
          <table:table-cell office:value-type="float" office:value="0.458793081809221" calcext:value-type="float">
            <text:p>0.458793081809221</text:p>
          </table:table-cell>
          <table:table-cell office:value-type="float" office:value="0.452077721088034" calcext:value-type="float">
            <text:p>0.452077721088034</text:p>
          </table:table-cell>
          <table:table-cell office:value-type="float" office:value="0.449714926798057" calcext:value-type="float">
            <text:p>0.449714926798057</text:p>
          </table:table-cell>
          <table:table-cell office:value-type="float" office:value="0.458116879729055" calcext:value-type="float">
            <text:p>0.458116879729055</text:p>
          </table:table-cell>
          <table:table-cell office:value-type="float" office:value="0.457211491009282" calcext:value-type="float">
            <text:p>0.457211491009282</text:p>
          </table:table-cell>
          <table:table-cell office:value-type="float" office:value="0.466216898107184" calcext:value-type="float">
            <text:p>0.466216898107184</text:p>
          </table:table-cell>
          <table:table-cell office:value-type="float" office:value="0.457946025075742" calcext:value-type="float">
            <text:p>0.457946025075742</text:p>
          </table:table-cell>
          <table:table-cell office:value-type="float" office:value="0.462163761098758" calcext:value-type="float">
            <text:p>0.462163761098758</text:p>
          </table:table-cell>
          <table:table-cell office:value-type="float" office:value="0.460381492124212" calcext:value-type="float">
            <text:p>0.460381492124212</text:p>
          </table:table-cell>
          <table:table-cell office:value-type="float" office:value="0.461284263075706" calcext:value-type="float">
            <text:p>0.461284263075706</text:p>
          </table:table-cell>
          <table:table-cell office:value-type="float" office:value="0.473068014622853" calcext:value-type="float">
            <text:p>0.473068014622853</text:p>
          </table:table-cell>
          <table:table-cell office:value-type="float" office:value="0.466095852800864" calcext:value-type="float">
            <text:p>0.466095852800864</text:p>
          </table:table-cell>
          <table:table-cell office:value-type="float" office:value="0.467667349315125" calcext:value-type="float">
            <text:p>0.467667349315125</text:p>
          </table:table-cell>
          <table:table-cell office:value-type="float" office:value="0.473524337572028" calcext:value-type="float">
            <text:p>0.473524337572028</text:p>
          </table:table-cell>
          <table:table-cell office:value-type="float" office:value="0.461840561340942" calcext:value-type="float">
            <text:p>0.461840561340942</text:p>
          </table:table-cell>
          <table:table-cell office:value-type="float" office:value="0.461917696594263" calcext:value-type="float">
            <text:p>0.461917696594263</text:p>
          </table:table-cell>
          <table:table-cell office:value-type="float" office:value="0.476772356145877" calcext:value-type="float">
            <text:p>0.476772356145877</text:p>
          </table:table-cell>
          <table:table-cell office:value-type="float" office:value="0.481665462550097" calcext:value-type="float">
            <text:p>0.481665462550097</text:p>
          </table:table-cell>
          <table:table-cell office:value-type="float" office:value="0.478169068697537" calcext:value-type="float">
            <text:p>0.478169068697537</text:p>
          </table:table-cell>
          <table:table-cell office:value-type="float" office:value="0.496631171045644" calcext:value-type="float">
            <text:p>0.496631171045644</text:p>
          </table:table-cell>
          <table:table-cell office:value-type="float" office:value="0.472892180956027" calcext:value-type="float">
            <text:p>0.472892180956027</text:p>
          </table:table-cell>
          <table:table-cell office:value-type="float" office:value="0.491379238323271" calcext:value-type="float">
            <text:p>0.491379238323271</text:p>
          </table:table-cell>
          <table:table-cell office:value-type="float" office:value="0.499279082479072" calcext:value-type="float">
            <text:p>0.499279082479072</text:p>
          </table:table-cell>
          <table:table-cell office:value-type="float" office:value="0.506641987055543" calcext:value-type="float">
            <text:p>0.506641987055543</text:p>
          </table:table-cell>
          <table:table-cell office:value-type="float" office:value="0.497264628236043" calcext:value-type="float">
            <text:p>0.497264628236043</text:p>
          </table:table-cell>
          <table:table-cell office:value-type="float" office:value="0.486634989025619" calcext:value-type="float">
            <text:p>0.486634989025619</text:p>
          </table:table-cell>
          <table:table-cell office:value-type="float" office:value="0.495968546910756" calcext:value-type="float">
            <text:p>0.495968546910756</text:p>
          </table:table-cell>
          <table:table-cell office:value-type="float" office:value="0.504421101715156" calcext:value-type="float">
            <text:p>0.504421101715156</text:p>
          </table:table-cell>
          <table:table-cell office:value-type="float" office:value="0.491415224596735" calcext:value-type="float">
            <text:p>0.491415224596735</text:p>
          </table:table-cell>
          <table:table-cell office:value-type="float" office:value="0.49254308024429" calcext:value-type="float">
            <text:p>0.49254308024429</text:p>
          </table:table-cell>
          <table:table-cell office:value-type="float" office:value="0.502271871072745" calcext:value-type="float">
            <text:p>0.502271871072745</text:p>
          </table:table-cell>
          <table:table-cell office:value-type="float" office:value="0.483042654293161" calcext:value-type="float">
            <text:p>0.483042654293161</text:p>
          </table:table-cell>
          <table:table-cell office:value-type="float" office:value="0.48415115565107" calcext:value-type="float">
            <text:p>0.48415115565107</text:p>
          </table:table-cell>
          <table:table-cell office:value-type="float" office:value="0.51053356984681" calcext:value-type="float">
            <text:p>0.51053356984681</text:p>
          </table:table-cell>
          <table:table-cell office:value-type="float" office:value="0.503796939582758" calcext:value-type="float">
            <text:p>0.503796939582758</text:p>
          </table:table-cell>
          <table:table-cell office:value-type="float" office:value="0.518054768780224" calcext:value-type="float">
            <text:p>0.518054768780224</text:p>
          </table:table-cell>
          <table:table-cell office:value-type="float" office:value="0.500953912774269" calcext:value-type="float">
            <text:p>0.500953912774269</text:p>
          </table:table-cell>
          <table:table-cell office:value-type="float" office:value="0.490601694802528" calcext:value-type="float">
            <text:p>0.490601694802528</text:p>
          </table:table-cell>
          <table:table-cell office:value-type="float" office:value="0.49543064787189" calcext:value-type="float">
            <text:p>0.49543064787189</text:p>
          </table:table-cell>
          <table:table-cell office:value-type="float" office:value="0.489211456059299" calcext:value-type="float">
            <text:p>0.489211456059299</text:p>
          </table:table-cell>
          <table:table-cell office:value-type="float" office:value="0.482178314223551" calcext:value-type="float">
            <text:p>0.482178314223551</text:p>
          </table:table-cell>
          <table:table-cell office:value-type="float" office:value="0.478588199444421" calcext:value-type="float">
            <text:p>0.478588199444421</text:p>
          </table:table-cell>
          <table:table-cell office:value-type="float" office:value="0.481876186530664" calcext:value-type="float">
            <text:p>0.481876186530664</text:p>
          </table:table-cell>
          <table:table-cell office:value-type="float" office:value="0.499911972707371" calcext:value-type="float">
            <text:p>0.499911972707371</text:p>
          </table:table-cell>
          <table:table-cell office:value-type="float" office:value="0.491456335471866" calcext:value-type="float">
            <text:p>0.491456335471866</text:p>
          </table:table-cell>
          <table:table-cell office:value-type="float" office:value="0.500038095076077" calcext:value-type="float">
            <text:p>0.500038095076077</text:p>
          </table:table-cell>
          <table:table-cell office:value-type="float" office:value="0.490886721280389" calcext:value-type="float">
            <text:p>0.490886721280389</text:p>
          </table:table-cell>
          <table:table-cell office:value-type="float" office:value="0.48532622473232" calcext:value-type="float">
            <text:p>0.48532622473232</text:p>
          </table:table-cell>
          <table:table-cell office:value-type="float" office:value="0.49610272989376" calcext:value-type="float">
            <text:p>0.49610272989376</text:p>
          </table:table-cell>
          <table:table-cell office:value-type="float" office:value="0.480354600201776" calcext:value-type="float">
            <text:p>0.480354600201776</text:p>
          </table:table-cell>
          <table:table-cell office:value-type="float" office:value="0.479218325971461" calcext:value-type="float">
            <text:p>0.479218325971461</text:p>
          </table:table-cell>
          <table:table-cell office:value-type="float" office:value="0.478849642414489" calcext:value-type="float">
            <text:p>0.478849642414489</text:p>
          </table:table-cell>
          <table:table-cell office:value-type="float" office:value="0.478195893949562" calcext:value-type="float">
            <text:p>0.478195893949562</text:p>
          </table:table-cell>
          <table:table-cell office:value-type="float" office:value="0.482243898336376" calcext:value-type="float">
            <text:p>0.482243898336376</text:p>
          </table:table-cell>
          <table:table-cell office:value-type="float" office:value="0.486094001852837" calcext:value-type="float">
            <text:p>0.486094001852837</text:p>
          </table:table-cell>
          <table:table-cell office:value-type="float" office:value="0.486183753874801" calcext:value-type="float">
            <text:p>0.486183753874801</text:p>
          </table:table-cell>
          <table:table-cell office:value-type="float" office:value="0.488762656417787" calcext:value-type="float">
            <text:p>0.488762656417787</text:p>
          </table:table-cell>
          <table:table-cell office:value-type="float" office:value="0.486630099744916" calcext:value-type="float">
            <text:p>0.486630099744916</text:p>
          </table:table-cell>
          <table:table-cell office:value-type="float" office:value="0.492045326444909" calcext:value-type="float">
            <text:p>0.492045326444909</text:p>
          </table:table-cell>
          <table:table-cell office:value-type="float" office:value="0.490823305369615" calcext:value-type="float">
            <text:p>0.490823305369615</text:p>
          </table:table-cell>
          <table:table-cell office:value-type="float" office:value="0.488234489435738" calcext:value-type="float">
            <text:p>0.488234489435738</text:p>
          </table:table-cell>
          <table:table-cell office:value-type="float" office:value="0.488253398793621" calcext:value-type="float">
            <text:p>0.488253398793621</text:p>
          </table:table-cell>
          <table:table-cell office:value-type="float" office:value="0.486332823609641" calcext:value-type="float">
            <text:p>0.486332823609641</text:p>
          </table:table-cell>
          <table:table-cell office:value-type="float" office:value="0.490856757007849" calcext:value-type="float">
            <text:p>0.490856757007849</text:p>
          </table:table-cell>
          <table:table-cell office:value-type="float" office:value="0.494753197379207" calcext:value-type="float">
            <text:p>0.494753197379207</text:p>
          </table:table-cell>
          <table:table-cell office:value-type="float" office:value="0.493688847282041" calcext:value-type="float">
            <text:p>0.493688847282041</text:p>
          </table:table-cell>
          <table:table-cell office:value-type="float" office:value="0.488511991223789" calcext:value-type="float">
            <text:p>0.488511991223789</text:p>
          </table:table-cell>
          <table:table-cell office:value-type="float" office:value="0.489984945294761" calcext:value-type="float">
            <text:p>0.489984945294761</text:p>
          </table:table-cell>
          <table:table-cell office:value-type="float" office:value="0.499181307742427" calcext:value-type="float">
            <text:p>0.499181307742427</text:p>
          </table:table-cell>
          <table:table-cell office:value-type="float" office:value="0.498015789253044" calcext:value-type="float">
            <text:p>0.498015789253044</text:p>
          </table:table-cell>
          <table:table-cell office:value-type="float" office:value="0.499023236228309" calcext:value-type="float">
            <text:p>0.499023236228309</text:p>
          </table:table-cell>
          <table:table-cell office:value-type="float" office:value="0.49984474298354" calcext:value-type="float">
            <text:p>0.49984474298354</text:p>
          </table:table-cell>
          <table:table-cell office:value-type="float" office:value="0.50093510760399" calcext:value-type="float">
            <text:p>0.50093510760399</text:p>
          </table:table-cell>
          <table:table-cell office:value-type="float" office:value="0.511321836505617" calcext:value-type="float">
            <text:p>0.511321836505617</text:p>
          </table:table-cell>
          <table:table-cell office:value-type="float" office:value="0.508881483569608" calcext:value-type="float">
            <text:p>0.508881483569608</text:p>
          </table:table-cell>
          <table:table-cell office:value-type="float" office:value="0.5152297271486" calcext:value-type="float">
            <text:p>0.5152297271486</text:p>
          </table:table-cell>
          <table:table-cell office:value-type="float" office:value="0.498458477443142" calcext:value-type="float">
            <text:p>0.498458477443142</text:p>
          </table:table-cell>
          <table:table-cell office:value-type="float" office:value="0.49847894871975" calcext:value-type="float">
            <text:p>0.49847894871975</text:p>
          </table:table-cell>
          <table:table-cell office:value-type="float" office:value="0.502001873523042" calcext:value-type="float">
            <text:p>0.502001873523042</text:p>
          </table:table-cell>
          <table:table-cell office:value-type="float" office:value="0.508675349390773" calcext:value-type="float">
            <text:p>0.508675349390773</text:p>
          </table:table-cell>
          <table:table-cell office:value-type="float" office:value="0.502941600107787" calcext:value-type="float">
            <text:p>0.502941600107787</text:p>
          </table:table-cell>
          <table:table-cell office:value-type="float" office:value="0.502333139848782" calcext:value-type="float">
            <text:p>0.502333139848782</text:p>
          </table:table-cell>
          <table:table-cell office:value-type="float" office:value="0.504838833230618" calcext:value-type="float">
            <text:p>0.504838833230618</text:p>
          </table:table-cell>
          <table:table-cell office:value-type="float" office:value="0.50037999279652" calcext:value-type="float">
            <text:p>0.50037999279652</text:p>
          </table:table-cell>
          <table:table-cell office:value-type="float" office:value="0.512245913965195" calcext:value-type="float">
            <text:p>0.512245913965195</text:p>
          </table:table-cell>
          <table:table-cell office:value-type="float" office:value="0.512370461697583" calcext:value-type="float">
            <text:p>0.512370461697583</text:p>
          </table:table-cell>
          <table:table-cell office:value-type="float" office:value="0.521630603694197" calcext:value-type="float">
            <text:p>0.521630603694197</text:p>
          </table:table-cell>
          <table:table-cell office:value-type="float" office:value="0.504441372562567" calcext:value-type="float">
            <text:p>0.504441372562567</text:p>
          </table:table-cell>
          <table:table-cell office:value-type="float" office:value="0.497125855848547" calcext:value-type="float">
            <text:p>0.497125855848547</text:p>
          </table:table-cell>
          <table:table-cell office:value-type="float" office:value="0.496550750551067" calcext:value-type="float">
            <text:p>0.496550750551067</text:p>
          </table:table-cell>
          <table:table-cell office:value-type="float" office:value="0.501592970303836" calcext:value-type="float">
            <text:p>0.501592970303836</text:p>
          </table:table-cell>
          <table:table-cell office:value-type="float" office:value="0.504071811647108" calcext:value-type="float">
            <text:p>0.504071811647108</text:p>
          </table:table-cell>
          <table:table-cell office:value-type="float" office:value="0.497039531979685" calcext:value-type="float">
            <text:p>0.497039531979685</text:p>
          </table:table-cell>
          <table:table-cell office:value-type="float" office:value="0.511148051316024" calcext:value-type="float">
            <text:p>0.511148051316024</text:p>
          </table:table-cell>
          <table:table-cell office:value-type="float" office:value="0.500405404728537" calcext:value-type="float">
            <text:p>0.500405404728537</text:p>
          </table:table-cell>
          <table:table-cell office:value-type="float" office:value="0.511146196904916" calcext:value-type="float">
            <text:p>0.511146196904916</text:p>
          </table:table-cell>
          <table:table-cell office:value-type="float" office:value="0.510905077599868" calcext:value-type="float">
            <text:p>0.510905077599868</text:p>
          </table:table-cell>
          <table:table-cell office:value-type="float" office:value="0.499225358224978" calcext:value-type="float">
            <text:p>0.499225358224978</text:p>
          </table:table-cell>
          <table:table-cell office:value-type="float" office:value="0.496056065559026" calcext:value-type="float">
            <text:p>0.496056065559026</text:p>
          </table:table-cell>
          <table:table-cell office:value-type="float" office:value="0.506793945796619" calcext:value-type="float">
            <text:p>0.506793945796619</text:p>
          </table:table-cell>
          <table:table-cell office:value-type="float" office:value="0.499194026205228" calcext:value-type="float">
            <text:p>0.499194026205228</text:p>
          </table:table-cell>
          <table:table-cell office:value-type="float" office:value="0.515142520364171" calcext:value-type="float">
            <text:p>0.515142520364171</text:p>
          </table:table-cell>
          <table:table-cell office:value-type="float" office:value="0.505273163550587" calcext:value-type="float">
            <text:p>0.505273163550587</text:p>
          </table:table-cell>
          <table:table-cell office:value-type="float" office:value="0.502562403890045" calcext:value-type="float">
            <text:p>0.502562403890045</text:p>
          </table:table-cell>
          <table:table-cell office:value-type="float" office:value="0.508810485646525" calcext:value-type="float">
            <text:p>0.508810485646525</text:p>
          </table:table-cell>
          <table:table-cell office:value-type="float" office:value="0.510166342742445" calcext:value-type="float">
            <text:p>0.510166342742445</text:p>
          </table:table-cell>
          <table:table-cell office:value-type="float" office:value="0.502271152011027" calcext:value-type="float">
            <text:p>0.502271152011027</text:p>
          </table:table-cell>
          <table:table-cell office:value-type="float" office:value="0.500967048157433" calcext:value-type="float">
            <text:p>0.500967048157433</text:p>
          </table:table-cell>
          <table:table-cell office:value-type="float" office:value="0.506973759902771" calcext:value-type="float">
            <text:p>0.506973759902771</text:p>
          </table:table-cell>
          <table:table-cell office:value-type="float" office:value="0.500198062644806" calcext:value-type="float">
            <text:p>0.500198062644806</text:p>
          </table:table-cell>
          <table:table-cell office:value-type="float" office:value="0.517173414421916" calcext:value-type="float">
            <text:p>0.517173414421916</text:p>
          </table:table-cell>
          <table:table-cell office:value-type="float" office:value="0.503795992945755" calcext:value-type="float">
            <text:p>0.503795992945755</text:p>
          </table:table-cell>
          <table:table-cell office:value-type="float" office:value="0.509349048034143" calcext:value-type="float">
            <text:p>0.509349048034143</text:p>
          </table:table-cell>
          <table:table-cell office:value-type="float" office:value="0.503028760894083" calcext:value-type="float">
            <text:p>0.503028760894083</text:p>
          </table:table-cell>
          <table:table-cell office:value-type="float" office:value="0.50089114255877" calcext:value-type="float">
            <text:p>0.50089114255877</text:p>
          </table:table-cell>
          <table:table-cell office:value-type="float" office:value="0.510842575873467" calcext:value-type="float">
            <text:p>0.510842575873467</text:p>
          </table:table-cell>
          <table:table-cell office:value-type="float" office:value="0.504103394218585" calcext:value-type="float">
            <text:p>0.504103394218585</text:p>
          </table:table-cell>
          <table:table-cell office:value-type="float" office:value="0.504384655429615" calcext:value-type="float">
            <text:p>0.504384655429615</text:p>
          </table:table-cell>
          <table:table-cell office:value-type="float" office:value="0.519317391941015" calcext:value-type="float">
            <text:p>0.519317391941015</text:p>
          </table:table-cell>
          <table:table-cell office:value-type="float" office:value="0.50681874054716" calcext:value-type="float">
            <text:p>0.50681874054716</text:p>
          </table:table-cell>
          <table:table-cell office:value-type="float" office:value="0.500450018799054" calcext:value-type="float">
            <text:p>0.500450018799054</text:p>
          </table:table-cell>
          <table:table-cell office:value-type="float" office:value="0.502315405523591" calcext:value-type="float">
            <text:p>0.502315405523591</text:p>
          </table:table-cell>
          <table:table-cell office:value-type="float" office:value="0.506060022627197" calcext:value-type="float">
            <text:p>0.506060022627197</text:p>
          </table:table-cell>
          <table:table-cell office:value-type="float" office:value="0.510825466662283" calcext:value-type="float">
            <text:p>0.510825466662283</text:p>
          </table:table-cell>
          <table:table-cell office:value-type="float" office:value="0.517469442500559" calcext:value-type="float">
            <text:p>0.517469442500559</text:p>
          </table:table-cell>
          <table:table-cell office:value-type="float" office:value="0.509879296735317" calcext:value-type="float">
            <text:p>0.509879296735317</text:p>
          </table:table-cell>
          <table:table-cell office:value-type="float" office:value="0.516901502383157" calcext:value-type="float">
            <text:p>0.516901502383157</text:p>
          </table:table-cell>
          <table:table-cell office:value-type="float" office:value="0.512092961925481" calcext:value-type="float">
            <text:p>0.512092961925481</text:p>
          </table:table-cell>
          <table:table-cell office:value-type="float" office:value="0.509504071072203" calcext:value-type="float">
            <text:p>0.509504071072203</text:p>
          </table:table-cell>
          <table:table-cell office:value-type="float" office:value="0.508920333945508" calcext:value-type="float">
            <text:p>0.508920333945508</text:p>
          </table:table-cell>
          <table:table-cell office:value-type="float" office:value="0.50790944911418" calcext:value-type="float">
            <text:p>0.50790944911418</text:p>
          </table:table-cell>
          <table:table-cell office:value-type="float" office:value="0.506421164946146" calcext:value-type="float">
            <text:p>0.506421164946146</text:p>
          </table:table-cell>
          <table:table-cell office:value-type="float" office:value="0.515769655011907" calcext:value-type="float">
            <text:p>0.515769655011907</text:p>
          </table:table-cell>
          <table:table-cell office:value-type="float" office:value="0.512079875967011" calcext:value-type="float">
            <text:p>0.512079875967011</text:p>
          </table:table-cell>
          <table:table-cell office:value-type="float" office:value="0.515990159494179" calcext:value-type="float">
            <text:p>0.515990159494179</text:p>
          </table:table-cell>
          <table:table-cell office:value-type="float" office:value="0.512973628223411" calcext:value-type="float">
            <text:p>0.512973628223411</text:p>
          </table:table-cell>
          <table:table-cell office:value-type="float" office:value="0.504845239361424" calcext:value-type="float">
            <text:p>0.504845239361424</text:p>
          </table:table-cell>
          <table:table-cell office:value-type="float" office:value="0.511301545499964" calcext:value-type="float">
            <text:p>0.511301545499964</text:p>
          </table:table-cell>
          <table:table-cell office:value-type="float" office:value="0.516421639134686" calcext:value-type="float">
            <text:p>0.516421639134686</text:p>
          </table:table-cell>
          <table:table-cell office:value-type="float" office:value="0.511557204620387" calcext:value-type="float">
            <text:p>0.511557204620387</text:p>
          </table:table-cell>
          <table:table-cell office:value-type="float" office:value="0.518987036747434" calcext:value-type="float">
            <text:p>0.518987036747434</text:p>
          </table:table-cell>
          <table:table-cell office:value-type="float" office:value="0.511492392194859" calcext:value-type="float">
            <text:p>0.511492392194859</text:p>
          </table:table-cell>
          <table:table-cell office:value-type="float" office:value="0.525571684837666" calcext:value-type="float">
            <text:p>0.525571684837666</text:p>
          </table:table-cell>
          <table:table-cell office:value-type="float" office:value="0.521020609871267" calcext:value-type="float">
            <text:p>0.521020609871267</text:p>
          </table:table-cell>
          <table:table-cell office:value-type="float" office:value="0.512989058450681" calcext:value-type="float">
            <text:p>0.512989058450681</text:p>
          </table:table-cell>
          <table:table-cell office:value-type="float" office:value="0.520922838806198" calcext:value-type="float">
            <text:p>0.520922838806198</text:p>
          </table:table-cell>
          <table:table-cell office:value-type="float" office:value="0.513594538403848" calcext:value-type="float">
            <text:p>0.513594538403848</text:p>
          </table:table-cell>
          <table:table-cell office:value-type="float" office:value="0.511286133150505" calcext:value-type="float">
            <text:p>0.511286133150505</text:p>
          </table:table-cell>
          <table:table-cell office:value-type="float" office:value="0.514625726036331" calcext:value-type="float">
            <text:p>0.514625726036331</text:p>
          </table:table-cell>
          <table:table-cell office:value-type="float" office:value="0.506085394751973" calcext:value-type="float">
            <text:p>0.506085394751973</text:p>
          </table:table-cell>
          <table:table-cell office:value-type="float" office:value="0.507857628766523" calcext:value-type="float">
            <text:p>0.507857628766523</text:p>
          </table:table-cell>
          <table:table-cell office:value-type="float" office:value="0.511885358694818" calcext:value-type="float">
            <text:p>0.511885358694818</text:p>
          </table:table-cell>
          <table:table-cell office:value-type="float" office:value="0.518287941471162" calcext:value-type="float">
            <text:p>0.518287941471162</text:p>
          </table:table-cell>
          <table:table-cell office:value-type="float" office:value="0.504573966084595" calcext:value-type="float">
            <text:p>0.504573966084595</text:p>
          </table:table-cell>
          <table:table-cell office:value-type="float" office:value="0.507062929930966" calcext:value-type="float">
            <text:p>0.507062929930966</text:p>
          </table:table-cell>
          <table:table-cell office:value-type="float" office:value="0.502225419549397" calcext:value-type="float">
            <text:p>0.502225419549397</text:p>
          </table:table-cell>
          <table:table-cell office:value-type="float" office:value="0.504400412807752" calcext:value-type="float">
            <text:p>0.504400412807752</text:p>
          </table:table-cell>
          <table:table-cell office:value-type="float" office:value="0.504549137337226" calcext:value-type="float">
            <text:p>0.504549137337226</text:p>
          </table:table-cell>
          <table:table-cell office:value-type="float" office:value="0.504594045829991" calcext:value-type="float">
            <text:p>0.504594045829991</text:p>
          </table:table-cell>
          <table:table-cell office:value-type="float" office:value="0.500076337138562" calcext:value-type="float">
            <text:p>0.500076337138562</text:p>
          </table:table-cell>
          <table:table-cell office:value-type="float" office:value="0.501371283492181" calcext:value-type="float">
            <text:p>0.501371283492181</text:p>
          </table:table-cell>
          <table:table-cell office:value-type="float" office:value="0.500457612270278" calcext:value-type="float">
            <text:p>0.500457612270278</text:p>
          </table:table-cell>
          <table:table-cell office:value-type="float" office:value="0.499397166853722" calcext:value-type="float">
            <text:p>0.499397166853722</text:p>
          </table:table-cell>
          <table:table-cell office:value-type="float" office:value="0.513042772209389" calcext:value-type="float">
            <text:p>0.513042772209389</text:p>
          </table:table-cell>
          <table:table-cell office:value-type="float" office:value="0.515935481019955" calcext:value-type="float">
            <text:p>0.515935481019955</text:p>
          </table:table-cell>
          <table:table-cell office:value-type="float" office:value="0.513881980059926" calcext:value-type="float">
            <text:p>0.513881980059926</text:p>
          </table:table-cell>
          <table:table-cell office:value-type="float" office:value="0.508523926891754" calcext:value-type="float">
            <text:p>0.508523926891754</text:p>
          </table:table-cell>
          <table:table-cell office:value-type="float" office:value="0.501776878747626" calcext:value-type="float">
            <text:p>0.501776878747626</text:p>
          </table:table-cell>
          <table:table-cell office:value-type="float" office:value="0.500817337062552" calcext:value-type="float">
            <text:p>0.500817337062552</text:p>
          </table:table-cell>
          <table:table-cell office:value-type="float" office:value="0.497546235934997" calcext:value-type="float">
            <text:p>0.497546235934997</text:p>
          </table:table-cell>
          <table:table-cell office:value-type="float" office:value="0.498618240901545" calcext:value-type="float">
            <text:p>0.498618240901545</text:p>
          </table:table-cell>
          <table:table-cell office:value-type="float" office:value="0.491814803662674" calcext:value-type="float">
            <text:p>0.491814803662674</text:p>
          </table:table-cell>
          <table:table-cell office:value-type="float" office:value="0.489032181106246" calcext:value-type="float">
            <text:p>0.489032181106246</text:p>
          </table:table-cell>
          <table:table-cell office:value-type="float" office:value="0.506849360971385" calcext:value-type="float">
            <text:p>0.506849360971385</text:p>
          </table:table-cell>
          <table:table-cell office:value-type="float" office:value="0.503265905584275" calcext:value-type="float">
            <text:p>0.503265905584275</text:p>
          </table:table-cell>
          <table:table-cell office:value-type="float" office:value="0.498823149625967" calcext:value-type="float">
            <text:p>0.498823149625967</text:p>
          </table:table-cell>
          <table:table-cell office:value-type="float" office:value="0.494968635424947" calcext:value-type="float">
            <text:p>0.494968635424947</text:p>
          </table:table-cell>
          <table:table-cell office:value-type="float" office:value="0.496001042160084" calcext:value-type="float">
            <text:p>0.496001042160084</text:p>
          </table:table-cell>
          <table:table-cell office:value-type="float" office:value="0.485301711622114" calcext:value-type="float">
            <text:p>0.485301711622114</text:p>
          </table:table-cell>
          <table:table-cell office:value-type="float" office:value="0.481645530994612" calcext:value-type="float">
            <text:p>0.481645530994612</text:p>
          </table:table-cell>
          <table:table-cell office:value-type="float" office:value="0.475094370760702" calcext:value-type="float">
            <text:p>0.475094370760702</text:p>
          </table:table-cell>
          <table:table-cell office:value-type="float" office:value="0.486314251955854" calcext:value-type="float">
            <text:p>0.486314251955854</text:p>
          </table:table-cell>
          <table:table-cell office:value-type="float" office:value="0.482594551507368" calcext:value-type="float">
            <text:p>0.482594551507368</text:p>
          </table:table-cell>
          <table:table-cell office:value-type="float" office:value="0.477131561390178" calcext:value-type="float">
            <text:p>0.477131561390178</text:p>
          </table:table-cell>
          <table:table-cell office:value-type="float" office:value="0.47742516683395" calcext:value-type="float">
            <text:p>0.47742516683395</text:p>
          </table:table-cell>
          <table:table-cell office:value-type="float" office:value="0.490480682135715" calcext:value-type="float">
            <text:p>0.490480682135715</text:p>
          </table:table-cell>
          <table:table-cell office:value-type="float" office:value="0.484989005784728" calcext:value-type="float">
            <text:p>0.484989005784728</text:p>
          </table:table-cell>
          <table:table-cell office:value-type="float" office:value="0.4832794168773" calcext:value-type="float">
            <text:p>0.4832794168773</text:p>
          </table:table-cell>
          <table:table-cell office:value-type="float" office:value="0.497292305398934" calcext:value-type="float">
            <text:p>0.497292305398934</text:p>
          </table:table-cell>
          <table:table-cell office:value-type="float" office:value="0.489928291099207" calcext:value-type="float">
            <text:p>0.489928291099207</text:p>
          </table:table-cell>
          <table:table-cell office:value-type="float" office:value="0.489504898690811" calcext:value-type="float">
            <text:p>0.489504898690811</text:p>
          </table:table-cell>
          <table:table-cell office:value-type="float" office:value="0.492121786439615" calcext:value-type="float">
            <text:p>0.492121786439615</text:p>
          </table:table-cell>
          <table:table-cell office:value-type="float" office:value="0.495095830153263" calcext:value-type="float">
            <text:p>0.495095830153263</text:p>
          </table:table-cell>
          <table:table-cell office:value-type="float" office:value="0.486513921588168" calcext:value-type="float">
            <text:p>0.486513921588168</text:p>
          </table:table-cell>
          <table:table-cell office:value-type="float" office:value="0.484993539304449" calcext:value-type="float">
            <text:p>0.484993539304449</text:p>
          </table:table-cell>
          <table:table-cell office:value-type="float" office:value="0.486970964577143" calcext:value-type="float">
            <text:p>0.486970964577143</text:p>
          </table:table-cell>
          <table:table-cell office:value-type="float" office:value="0.496051057581372" calcext:value-type="float">
            <text:p>0.496051057581372</text:p>
          </table:table-cell>
          <table:table-cell office:value-type="float" office:value="0.495271306749278" calcext:value-type="float">
            <text:p>0.495271306749278</text:p>
          </table:table-cell>
          <table:table-cell office:value-type="float" office:value="0.50005438148363" calcext:value-type="float">
            <text:p>0.50005438148363</text:p>
          </table:table-cell>
          <table:table-cell office:value-type="float" office:value="0.500434231623203" calcext:value-type="float">
            <text:p>0.500434231623203</text:p>
          </table:table-cell>
          <table:table-cell office:value-type="float" office:value="0.494033370507771" calcext:value-type="float">
            <text:p>0.494033370507771</text:p>
          </table:table-cell>
          <table:table-cell office:value-type="float" office:value="0.497628708189476" calcext:value-type="float">
            <text:p>0.497628708189476</text:p>
          </table:table-cell>
          <table:table-cell office:value-type="float" office:value="0.504067979577426" calcext:value-type="float">
            <text:p>0.504067979577426</text:p>
          </table:table-cell>
          <table:table-cell office:value-type="float" office:value="0.505191623879474" calcext:value-type="float">
            <text:p>0.505191623879474</text:p>
          </table:table-cell>
          <table:table-cell office:value-type="float" office:value="0.504553764253294" calcext:value-type="float">
            <text:p>0.504553764253294</text:p>
          </table:table-cell>
          <table:table-cell office:value-type="float" office:value="0.508021863436048" calcext:value-type="float">
            <text:p>0.508021863436048</text:p>
          </table:table-cell>
          <table:table-cell office:value-type="float" office:value="0.508492359727857" calcext:value-type="float">
            <text:p>0.508492359727857</text:p>
          </table:table-cell>
          <table:table-cell office:value-type="float" office:value="0.503697360456155" calcext:value-type="float">
            <text:p>0.503697360456155</text:p>
          </table:table-cell>
          <table:table-cell office:value-type="float" office:value="0.505863922558212" calcext:value-type="float">
            <text:p>0.505863922558212</text:p>
          </table:table-cell>
          <table:table-cell office:value-type="float" office:value="0.515278978815883" calcext:value-type="float">
            <text:p>0.515278978815883</text:p>
          </table:table-cell>
          <table:table-cell office:value-type="float" office:value="0.512442986686168" calcext:value-type="float">
            <text:p>0.512442986686168</text:p>
          </table:table-cell>
          <table:table-cell office:value-type="float" office:value="0.513977033066295" calcext:value-type="float">
            <text:p>0.513977033066295</text:p>
          </table:table-cell>
          <table:table-cell office:value-type="float" office:value="0.513020996310717" calcext:value-type="float">
            <text:p>0.513020996310717</text:p>
          </table:table-cell>
          <table:table-cell office:value-type="float" office:value="0.510670786100429" calcext:value-type="float">
            <text:p>0.510670786100429</text:p>
          </table:table-cell>
          <table:table-cell office:value-type="float" office:value="0.525482367228754" calcext:value-type="float">
            <text:p>0.525482367228754</text:p>
          </table:table-cell>
          <table:table-cell office:value-type="float" office:value="0.522212223666561" calcext:value-type="float">
            <text:p>0.522212223666561</text:p>
          </table:table-cell>
          <table:table-cell office:value-type="float" office:value="0.506973695907574" calcext:value-type="float">
            <text:p>0.506973695907574</text:p>
          </table:table-cell>
          <table:table-cell office:value-type="float" office:value="0.509033579505676" calcext:value-type="float">
            <text:p>0.509033579505676</text:p>
          </table:table-cell>
          <table:table-cell office:value-type="float" office:value="0.517940965781422" calcext:value-type="float">
            <text:p>0.517940965781422</text:p>
          </table:table-cell>
          <table:table-cell office:value-type="float" office:value="0.518294690052129" calcext:value-type="float">
            <text:p>0.518294690052129</text:p>
          </table:table-cell>
          <table:table-cell office:value-type="float" office:value="0.521770291758604" calcext:value-type="float">
            <text:p>0.521770291758604</text:p>
          </table:table-cell>
          <table:table-cell office:value-type="float" office:value="0.520837712054033" calcext:value-type="float">
            <text:p>0.520837712054033</text:p>
          </table:table-cell>
          <table:table-cell office:value-type="float" office:value="0.514302361038675" calcext:value-type="float">
            <text:p>0.514302361038675</text:p>
          </table:table-cell>
          <table:table-cell office:value-type="float" office:value="0.519238302000618" calcext:value-type="float">
            <text:p>0.519238302000618</text:p>
          </table:table-cell>
          <table:table-cell office:value-type="float" office:value="0.525471351243446" calcext:value-type="float">
            <text:p>0.525471351243446</text:p>
          </table:table-cell>
          <table:table-cell office:value-type="float" office:value="0.53386242706452" calcext:value-type="float">
            <text:p>0.53386242706452</text:p>
          </table:table-cell>
          <table:table-cell office:value-type="float" office:value="0.509574536093977" calcext:value-type="float">
            <text:p>0.509574536093977</text:p>
          </table:table-cell>
          <table:table-cell office:value-type="float" office:value="0.511821184945026" calcext:value-type="float">
            <text:p>0.511821184945026</text:p>
          </table:table-cell>
          <table:table-cell office:value-type="float" office:value="0.518194700530682" calcext:value-type="float">
            <text:p>0.518194700530682</text:p>
          </table:table-cell>
          <table:table-cell office:value-type="float" office:value="0.519107725788326" calcext:value-type="float">
            <text:p>0.519107725788326</text:p>
          </table:table-cell>
          <table:table-cell office:value-type="float" office:value="0.527418980282291" calcext:value-type="float">
            <text:p>0.527418980282291</text:p>
          </table:table-cell>
          <table:table-cell office:value-type="float" office:value="0.523394824504437" calcext:value-type="float">
            <text:p>0.523394824504437</text:p>
          </table:table-cell>
          <table:table-cell office:value-type="float" office:value="0.526099498856284" calcext:value-type="float">
            <text:p>0.526099498856284</text:p>
          </table:table-cell>
          <table:table-cell office:value-type="float" office:value="0.53112880576558" calcext:value-type="float">
            <text:p>0.53112880576558</text:p>
          </table:table-cell>
          <table:table-cell office:value-type="float" office:value="0.523357525427926" calcext:value-type="float">
            <text:p>0.523357525427926</text:p>
          </table:table-cell>
          <table:table-cell office:value-type="float" office:value="0.519096630709728" calcext:value-type="float">
            <text:p>0.519096630709728</text:p>
          </table:table-cell>
          <table:table-cell office:value-type="float" office:value="0.517565138877575" calcext:value-type="float">
            <text:p>0.517565138877575</text:p>
          </table:table-cell>
          <table:table-cell office:value-type="float" office:value="0.525529440609344" calcext:value-type="float">
            <text:p>0.525529440609344</text:p>
          </table:table-cell>
          <table:table-cell office:value-type="float" office:value="0.531523873758561" calcext:value-type="float">
            <text:p>0.531523873758561</text:p>
          </table:table-cell>
          <table:table-cell office:value-type="float" office:value="0.528935766762543" calcext:value-type="float">
            <text:p>0.528935766762543</text:p>
          </table:table-cell>
          <table:table-cell office:value-type="float" office:value="0.524311157021458" calcext:value-type="float">
            <text:p>0.524311157021458</text:p>
          </table:table-cell>
          <table:table-cell office:value-type="float" office:value="0.523035821295345" calcext:value-type="float">
            <text:p>0.523035821295345</text:p>
          </table:table-cell>
          <table:table-cell office:value-type="float" office:value="0.533025936056458" calcext:value-type="float">
            <text:p>0.533025936056458</text:p>
          </table:table-cell>
          <table:table-cell office:value-type="float" office:value="0.530476840983565" calcext:value-type="float">
            <text:p>0.530476840983565</text:p>
          </table:table-cell>
          <table:table-cell office:value-type="float" office:value="0.520849028499353" calcext:value-type="float">
            <text:p>0.520849028499353</text:p>
          </table:table-cell>
          <table:table-cell office:value-type="float" office:value="0.517800445848939" calcext:value-type="float">
            <text:p>0.517800445848939</text:p>
          </table:table-cell>
          <table:table-cell office:value-type="float" office:value="0.532192777205482" calcext:value-type="float">
            <text:p>0.532192777205482</text:p>
          </table:table-cell>
          <table:table-cell office:value-type="float" office:value="0.52625765969707" calcext:value-type="float">
            <text:p>0.52625765969707</text:p>
          </table:table-cell>
          <table:table-cell office:value-type="float" office:value="0.533531168363399" calcext:value-type="float">
            <text:p>0.533531168363399</text:p>
          </table:table-cell>
          <table:table-cell office:value-type="float" office:value="0.533619853680322" calcext:value-type="float">
            <text:p>0.533619853680322</text:p>
          </table:table-cell>
          <table:table-cell office:value-type="float" office:value="0.52901861111891" calcext:value-type="float">
            <text:p>0.52901861111891</text:p>
          </table:table-cell>
          <table:table-cell office:value-type="float" office:value="0.526803201324233" calcext:value-type="float">
            <text:p>0.526803201324233</text:p>
          </table:table-cell>
          <table:table-cell office:value-type="float" office:value="0.517155178413147" calcext:value-type="float">
            <text:p>0.517155178413147</text:p>
          </table:table-cell>
          <table:table-cell office:value-type="float" office:value="0.515513872873821" calcext:value-type="float">
            <text:p>0.515513872873821</text:p>
          </table:table-cell>
          <table:table-cell office:value-type="float" office:value="0.529190224348296" calcext:value-type="float">
            <text:p>0.529190224348296</text:p>
          </table:table-cell>
          <table:table-cell office:value-type="float" office:value="0.52588430631578" calcext:value-type="float">
            <text:p>0.52588430631578</text:p>
          </table:table-cell>
          <table:table-cell office:value-type="float" office:value="0.529698128097284" calcext:value-type="float">
            <text:p>0.529698128097284</text:p>
          </table:table-cell>
          <table:table-cell office:value-type="float" office:value="0.523952425089788" calcext:value-type="float">
            <text:p>0.523952425089788</text:p>
          </table:table-cell>
          <table:table-cell office:value-type="float" office:value="0.526112064038859" calcext:value-type="float">
            <text:p>0.526112064038859</text:p>
          </table:table-cell>
          <table:table-cell office:value-type="float" office:value="0.525647596411878" calcext:value-type="float">
            <text:p>0.525647596411878</text:p>
          </table:table-cell>
          <table:table-cell office:value-type="float" office:value="0.511047903953655" calcext:value-type="float">
            <text:p>0.511047903953655</text:p>
          </table:table-cell>
          <table:table-cell office:value-type="float" office:value="0.513348812152205" calcext:value-type="float">
            <text:p>0.513348812152205</text:p>
          </table:table-cell>
          <table:table-cell office:value-type="float" office:value="0.524671127664866" calcext:value-type="float">
            <text:p>0.524671127664866</text:p>
          </table:table-cell>
          <table:table-cell office:value-type="float" office:value="0.522030875360478" calcext:value-type="float">
            <text:p>0.522030875360478</text:p>
          </table:table-cell>
          <table:table-cell office:value-type="float" office:value="0.520527672857329" calcext:value-type="float">
            <text:p>0.520527672857329</text:p>
          </table:table-cell>
          <table:table-cell office:value-type="float" office:value="0.533430932394525" calcext:value-type="float">
            <text:p>0.533430932394525</text:p>
          </table:table-cell>
          <table:table-cell office:value-type="float" office:value="0.521767672479526" calcext:value-type="float">
            <text:p>0.521767672479526</text:p>
          </table:table-cell>
          <table:table-cell office:value-type="float" office:value="0.512034206535875" calcext:value-type="float">
            <text:p>0.512034206535875</text:p>
          </table:table-cell>
          <table:table-cell office:value-type="float" office:value="0.506869725156823" calcext:value-type="float">
            <text:p>0.506869725156823</text:p>
          </table:table-cell>
          <table:table-cell office:value-type="float" office:value="0.506847457739662" calcext:value-type="float">
            <text:p>0.506847457739662</text:p>
          </table:table-cell>
          <table:table-cell office:value-type="float" office:value="0.509012252229506" calcext:value-type="float">
            <text:p>0.509012252229506</text:p>
          </table:table-cell>
          <table:table-cell office:value-type="float" office:value="0.514539455034128" calcext:value-type="float">
            <text:p>0.514539455034128</text:p>
          </table:table-cell>
          <table:table-cell office:value-type="float" office:value="0.517896727553552" calcext:value-type="float">
            <text:p>0.517896727553552</text:p>
          </table:table-cell>
          <table:table-cell office:value-type="float" office:value="0.517411895550332" calcext:value-type="float">
            <text:p>0.517411895550332</text:p>
          </table:table-cell>
          <table:table-cell office:value-type="float" office:value="0.524208114457222" calcext:value-type="float">
            <text:p>0.524208114457222</text:p>
          </table:table-cell>
          <table:table-cell office:value-type="float" office:value="0.522351715690279" calcext:value-type="float">
            <text:p>0.522351715690279</text:p>
          </table:table-cell>
          <table:table-cell office:value-type="float" office:value="0.5211596010992" calcext:value-type="float">
            <text:p>0.5211596010992</text:p>
          </table:table-cell>
          <table:table-cell office:value-type="float" office:value="0.517888411162605" calcext:value-type="float">
            <text:p>0.517888411162605</text:p>
          </table:table-cell>
          <table:table-cell office:value-type="float" office:value="0.507088365723551" calcext:value-type="float">
            <text:p>0.507088365723551</text:p>
          </table:table-cell>
          <table:table-cell office:value-type="float" office:value="0.509299211503251" calcext:value-type="float">
            <text:p>0.509299211503251</text:p>
          </table:table-cell>
          <table:table-cell office:value-type="float" office:value="0.518730271206292" calcext:value-type="float">
            <text:p>0.518730271206292</text:p>
          </table:table-cell>
          <table:table-cell office:value-type="float" office:value="0.516286516980335" calcext:value-type="float">
            <text:p>0.516286516980335</text:p>
          </table:table-cell>
          <table:table-cell office:value-type="float" office:value="0.513072928109676" calcext:value-type="float">
            <text:p>0.513072928109676</text:p>
          </table:table-cell>
          <table:table-cell office:value-type="float" office:value="0.518165924474369" calcext:value-type="float">
            <text:p>0.518165924474369</text:p>
          </table:table-cell>
          <table:table-cell office:value-type="float" office:value="0.519688613070542" calcext:value-type="float">
            <text:p>0.519688613070542</text:p>
          </table:table-cell>
          <table:table-cell office:value-type="float" office:value="0.513687169159713" calcext:value-type="float">
            <text:p>0.513687169159713</text:p>
          </table:table-cell>
          <table:table-cell office:value-type="float" office:value="0.515622463483244" calcext:value-type="float">
            <text:p>0.515622463483244</text:p>
          </table:table-cell>
          <table:table-cell office:value-type="float" office:value="0.521567486024548" calcext:value-type="float">
            <text:p>0.521567486024548</text:p>
          </table:table-cell>
          <table:table-cell office:value-type="float" office:value="0.520019880391461" calcext:value-type="float">
            <text:p>0.520019880391461</text:p>
          </table:table-cell>
          <table:table-cell office:value-type="float" office:value="0.508639460958505" calcext:value-type="float">
            <text:p>0.508639460958505</text:p>
          </table:table-cell>
          <table:table-cell office:value-type="float" office:value="0.506226284116071" calcext:value-type="float">
            <text:p>0.506226284116071</text:p>
          </table:table-cell>
          <table:table-cell office:value-type="float" office:value="0.509902403028385" calcext:value-type="float">
            <text:p>0.509902403028385</text:p>
          </table:table-cell>
          <table:table-cell office:value-type="float" office:value="0.515716165276438" calcext:value-type="float">
            <text:p>0.515716165276438</text:p>
          </table:table-cell>
          <table:table-cell office:value-type="float" office:value="0.515703252985595" calcext:value-type="float">
            <text:p>0.515703252985595</text:p>
          </table:table-cell>
          <table:table-cell office:value-type="float" office:value="0.531337054967719" calcext:value-type="float">
            <text:p>0.531337054967719</text:p>
          </table:table-cell>
          <table:table-cell office:value-type="float" office:value="0.51992928289611" calcext:value-type="float">
            <text:p>0.51992928289611</text:p>
          </table:table-cell>
          <table:table-cell office:value-type="float" office:value="0.524642633259198" calcext:value-type="float">
            <text:p>0.524642633259198</text:p>
          </table:table-cell>
          <table:table-cell office:value-type="float" office:value="0.532601219126901" calcext:value-type="float">
            <text:p>0.532601219126901</text:p>
          </table:table-cell>
          <table:table-cell office:value-type="float" office:value="0.527965391725816" calcext:value-type="float">
            <text:p>0.527965391725816</text:p>
          </table:table-cell>
          <table:table-cell office:value-type="float" office:value="0.515866206308208" calcext:value-type="float">
            <text:p>0.515866206308208</text:p>
          </table:table-cell>
          <table:table-cell office:value-type="float" office:value="0.511165105020597" calcext:value-type="float">
            <text:p>0.511165105020597</text:p>
          </table:table-cell>
          <table:table-cell office:value-type="float" office:value="0.509420551066072" calcext:value-type="float">
            <text:p>0.509420551066072</text:p>
          </table:table-cell>
          <table:table-cell office:value-type="float" office:value="0.513400349652856" calcext:value-type="float">
            <text:p>0.513400349652856</text:p>
          </table:table-cell>
          <table:table-cell office:value-type="float" office:value="0.513868198983805" calcext:value-type="float">
            <text:p>0.513868198983805</text:p>
          </table:table-cell>
          <table:table-cell office:value-type="float" office:value="0.515419597888225" calcext:value-type="float">
            <text:p>0.515419597888225</text:p>
          </table:table-cell>
          <table:table-cell office:value-type="float" office:value="0.524862207006623" calcext:value-type="float">
            <text:p>0.524862207006623</text:p>
          </table:table-cell>
          <table:table-cell office:value-type="float" office:value="0.527906775113515" calcext:value-type="float">
            <text:p>0.527906775113515</text:p>
          </table:table-cell>
          <table:table-cell office:value-type="float" office:value="0.522103972458229" calcext:value-type="float">
            <text:p>0.522103972458229</text:p>
          </table:table-cell>
          <table:table-cell office:value-type="float" office:value="0.541018783679752" calcext:value-type="float">
            <text:p>0.541018783679752</text:p>
          </table:table-cell>
          <table:table-cell office:value-type="float" office:value="0.545505054894155" calcext:value-type="float">
            <text:p>0.545505054894155</text:p>
          </table:table-cell>
          <table:table-cell office:value-type="float" office:value="0.523007555105753" calcext:value-type="float">
            <text:p>0.523007555105753</text:p>
          </table:table-cell>
          <table:table-cell office:value-type="float" office:value="0.51828928228201" calcext:value-type="float">
            <text:p>0.51828928228201</text:p>
          </table:table-cell>
          <table:table-cell office:value-type="float" office:value="0.530249401994307" calcext:value-type="float">
            <text:p>0.530249401994307</text:p>
          </table:table-cell>
          <table:table-cell office:value-type="float" office:value="0.531328412314764" calcext:value-type="float">
            <text:p>0.531328412314764</text:p>
          </table:table-cell>
          <table:table-cell office:value-type="float" office:value="0.518113813348034" calcext:value-type="float">
            <text:p>0.518113813348034</text:p>
          </table:table-cell>
          <table:table-cell office:value-type="float" office:value="0.518347892993043" calcext:value-type="float">
            <text:p>0.518347892993043</text:p>
          </table:table-cell>
          <table:table-cell office:value-type="float" office:value="0.532424311698178" calcext:value-type="float">
            <text:p>0.532424311698178</text:p>
          </table:table-cell>
          <table:table-cell office:value-type="float" office:value="0.539859698807113" calcext:value-type="float">
            <text:p>0.539859698807113</text:p>
          </table:table-cell>
          <table:table-cell office:value-type="float" office:value="0.530958070308407" calcext:value-type="float">
            <text:p>0.530958070308407</text:p>
          </table:table-cell>
          <table:table-cell office:value-type="float" office:value="0.524968439187778" calcext:value-type="float">
            <text:p>0.524968439187778</text:p>
          </table:table-cell>
          <table:table-cell office:value-type="float" office:value="0.526933372163801" calcext:value-type="float">
            <text:p>0.526933372163801</text:p>
          </table:table-cell>
          <table:table-cell office:value-type="float" office:value="0.533657090938456" calcext:value-type="float">
            <text:p>0.533657090938456</text:p>
          </table:table-cell>
          <table:table-cell office:value-type="float" office:value="0.535866892287638" calcext:value-type="float">
            <text:p>0.535866892287638</text:p>
          </table:table-cell>
          <table:table-cell office:value-type="float" office:value="0.533915142689515" calcext:value-type="float">
            <text:p>0.533915142689515</text:p>
          </table:table-cell>
          <table:table-cell office:value-type="float" office:value="0.516876716625429" calcext:value-type="float">
            <text:p>0.516876716625429</text:p>
          </table:table-cell>
          <table:table-cell office:value-type="float" office:value="0.526125563038429" calcext:value-type="float">
            <text:p>0.526125563038429</text:p>
          </table:table-cell>
          <table:table-cell office:value-type="float" office:value="0.53943936211174" calcext:value-type="float">
            <text:p>0.53943936211174</text:p>
          </table:table-cell>
          <table:table-cell office:value-type="float" office:value="0.509712151059594" calcext:value-type="float">
            <text:p>0.509712151059594</text:p>
          </table:table-cell>
          <table:table-cell office:value-type="float" office:value="0.518589240621038" calcext:value-type="float">
            <text:p>0.518589240621038</text:p>
          </table:table-cell>
          <table:table-cell office:value-type="float" office:value="0.514663692036524" calcext:value-type="float">
            <text:p>0.514663692036524</text:p>
          </table:table-cell>
          <table:table-cell office:value-type="float" office:value="0.527524589720869" calcext:value-type="float">
            <text:p>0.527524589720869</text:p>
          </table:table-cell>
          <table:table-cell office:value-type="float" office:value="0.507069414785362" calcext:value-type="float">
            <text:p>0.507069414785362</text:p>
          </table:table-cell>
          <table:table-cell office:value-type="float" office:value="0.510185865429961" calcext:value-type="float">
            <text:p>0.510185865429961</text:p>
          </table:table-cell>
          <table:table-cell office:value-type="float" office:value="0.518380132507008" calcext:value-type="float">
            <text:p>0.518380132507008</text:p>
          </table:table-cell>
          <table:table-cell office:value-type="float" office:value="0.516457419937155" calcext:value-type="float">
            <text:p>0.516457419937155</text:p>
          </table:table-cell>
          <table:table-cell office:value-type="float" office:value="0.522617072785437" calcext:value-type="float">
            <text:p>0.522617072785437</text:p>
          </table:table-cell>
          <table:table-cell office:value-type="float" office:value="0.502413830642118" calcext:value-type="float">
            <text:p>0.502413830642118</text:p>
          </table:table-cell>
          <table:table-cell office:value-type="float" office:value="0.536840550882743" calcext:value-type="float">
            <text:p>0.536840550882743</text:p>
          </table:table-cell>
          <table:table-cell office:value-type="float" office:value="0.513029275258058" calcext:value-type="float">
            <text:p>0.513029275258058</text:p>
          </table:table-cell>
          <table:table-cell office:value-type="float" office:value="0.524230659048897" calcext:value-type="float">
            <text:p>0.524230659048897</text:p>
          </table:table-cell>
          <table:table-cell office:value-type="float" office:value="0.503905118864056" calcext:value-type="float">
            <text:p>0.503905118864056</text:p>
          </table:table-cell>
          <table:table-cell office:value-type="float" office:value="0.522630170980006" calcext:value-type="float">
            <text:p>0.522630170980006</text:p>
          </table:table-cell>
          <table:table-cell office:value-type="float" office:value="0.529619452604558" calcext:value-type="float">
            <text:p>0.529619452604558</text:p>
          </table:table-cell>
          <table:table-cell office:value-type="float" office:value="0.519300811031719" calcext:value-type="float">
            <text:p>0.519300811031719</text:p>
          </table:table-cell>
          <table:table-cell office:value-type="float" office:value="0.512538625136783" calcext:value-type="float">
            <text:p>0.512538625136783</text:p>
          </table:table-cell>
          <table:table-cell office:value-type="float" office:value="0.51901119173837" calcext:value-type="float">
            <text:p>0.51901119173837</text:p>
          </table:table-cell>
          <table:table-cell office:value-type="float" office:value="0.518650064887175" calcext:value-type="float">
            <text:p>0.518650064887175</text:p>
          </table:table-cell>
          <table:table-cell office:value-type="float" office:value="0.503093966619698" calcext:value-type="float">
            <text:p>0.503093966619698</text:p>
          </table:table-cell>
          <table:table-cell office:value-type="float" office:value="0.509375739097189" calcext:value-type="float">
            <text:p>0.509375739097189</text:p>
          </table:table-cell>
          <table:table-cell office:value-type="float" office:value="0.531131865550537" calcext:value-type="float">
            <text:p>0.531131865550537</text:p>
          </table:table-cell>
          <table:table-cell office:value-type="float" office:value="0.515218042579541" calcext:value-type="float">
            <text:p>0.515218042579541</text:p>
          </table:table-cell>
          <table:table-cell office:value-type="float" office:value="0.507080299286282" calcext:value-type="float">
            <text:p>0.507080299286282</text:p>
          </table:table-cell>
          <table:table-cell office:value-type="float" office:value="0.527402911996232" calcext:value-type="float">
            <text:p>0.527402911996232</text:p>
          </table:table-cell>
          <table:table-cell office:value-type="float" office:value="0.541472820293756" calcext:value-type="float">
            <text:p>0.541472820293756</text:p>
          </table:table-cell>
          <table:table-cell office:value-type="float" office:value="0.510030128587616" calcext:value-type="float">
            <text:p>0.510030128587616</text:p>
          </table:table-cell>
          <table:table-cell office:value-type="float" office:value="0.508066644654866" calcext:value-type="float">
            <text:p>0.508066644654866</text:p>
          </table:table-cell>
          <table:table-cell office:value-type="float" office:value="0.517405913657745" calcext:value-type="float">
            <text:p>0.517405913657745</text:p>
          </table:table-cell>
          <table:table-cell office:value-type="float" office:value="0.51363923772005" calcext:value-type="float">
            <text:p>0.51363923772005</text:p>
          </table:table-cell>
          <table:table-cell office:value-type="float" office:value="0.522586881227315" calcext:value-type="float">
            <text:p>0.522586881227315</text:p>
          </table:table-cell>
          <table:table-cell office:value-type="float" office:value="0.524222837705768" calcext:value-type="float">
            <text:p>0.524222837705768</text:p>
          </table:table-cell>
          <table:table-cell office:value-type="float" office:value="0.521251712813022" calcext:value-type="float">
            <text:p>0.521251712813022</text:p>
          </table:table-cell>
          <table:table-cell office:value-type="float" office:value="0.516372835955625" calcext:value-type="float">
            <text:p>0.516372835955625</text:p>
          </table:table-cell>
          <table:table-cell office:value-type="float" office:value="0.528203413642992" calcext:value-type="float">
            <text:p>0.528203413642992</text:p>
          </table:table-cell>
          <table:table-cell office:value-type="float" office:value="0.536709495334421" calcext:value-type="float">
            <text:p>0.536709495334421</text:p>
          </table:table-cell>
          <table:table-cell office:value-type="float" office:value="0.552095688635934" calcext:value-type="float">
            <text:p>0.552095688635934</text:p>
          </table:table-cell>
          <table:table-cell office:value-type="float" office:value="0.51910647436643" calcext:value-type="float">
            <text:p>0.51910647436643</text:p>
          </table:table-cell>
          <table:table-cell office:value-type="float" office:value="0.523851707117415" calcext:value-type="float">
            <text:p>0.523851707117415</text:p>
          </table:table-cell>
          <table:table-cell office:value-type="float" office:value="0.525684959897936" calcext:value-type="float">
            <text:p>0.525684959897936</text:p>
          </table:table-cell>
          <table:table-cell office:value-type="float" office:value="0.524692421366972" calcext:value-type="float">
            <text:p>0.524692421366972</text:p>
          </table:table-cell>
          <table:table-cell office:value-type="float" office:value="0.522480949783611" calcext:value-type="float">
            <text:p>0.522480949783611</text:p>
          </table:table-cell>
          <table:table-cell office:value-type="float" office:value="0.51404114326835" calcext:value-type="float">
            <text:p>0.51404114326835</text:p>
          </table:table-cell>
          <table:table-cell office:value-type="float" office:value="0.540760694289554" calcext:value-type="float">
            <text:p>0.540760694289554</text:p>
          </table:table-cell>
          <table:table-cell office:value-type="float" office:value="0.520618297929273" calcext:value-type="float">
            <text:p>0.520618297929273</text:p>
          </table:table-cell>
          <table:table-cell office:value-type="float" office:value="0.5200399690538" calcext:value-type="float">
            <text:p>0.5200399690538</text:p>
          </table:table-cell>
          <table:table-cell office:value-type="float" office:value="0.522742457413851" calcext:value-type="float">
            <text:p>0.522742457413851</text:p>
          </table:table-cell>
          <table:table-cell office:value-type="float" office:value="0.525907057232419" calcext:value-type="float">
            <text:p>0.525907057232419</text:p>
          </table:table-cell>
          <table:table-cell office:value-type="float" office:value="0.527511308366287" calcext:value-type="float">
            <text:p>0.527511308366287</text:p>
          </table:table-cell>
          <table:table-cell office:value-type="float" office:value="0.518440082633668" calcext:value-type="float">
            <text:p>0.518440082633668</text:p>
          </table:table-cell>
          <table:table-cell office:value-type="float" office:value="0.537808552131191" calcext:value-type="float">
            <text:p>0.537808552131191</text:p>
          </table:table-cell>
          <table:table-cell office:value-type="float" office:value="0.51857867271874" calcext:value-type="float">
            <text:p>0.51857867271874</text:p>
          </table:table-cell>
          <table:table-cell office:value-type="float" office:value="0.523102073218352" calcext:value-type="float">
            <text:p>0.523102073218352</text:p>
          </table:table-cell>
          <table:table-cell office:value-type="float" office:value="0.536401008409932" calcext:value-type="float">
            <text:p>0.536401008409932</text:p>
          </table:table-cell>
          <table:table-cell office:value-type="float" office:value="0.529967987806254" calcext:value-type="float">
            <text:p>0.529967987806254</text:p>
          </table:table-cell>
          <table:table-cell office:value-type="float" office:value="0.53231092142097" calcext:value-type="float">
            <text:p>0.53231092142097</text:p>
          </table:table-cell>
          <table:table-cell office:value-type="float" office:value="0.521499673300818" calcext:value-type="float">
            <text:p>0.521499673300818</text:p>
          </table:table-cell>
          <table:table-cell office:value-type="float" office:value="0.519690099687954" calcext:value-type="float">
            <text:p>0.519690099687954</text:p>
          </table:table-cell>
          <table:table-cell office:value-type="float" office:value="0.536260552122069" calcext:value-type="float">
            <text:p>0.536260552122069</text:p>
          </table:table-cell>
          <table:table-cell office:value-type="float" office:value="0.535913122778315" calcext:value-type="float">
            <text:p>0.535913122778315</text:p>
          </table:table-cell>
          <table:table-cell office:value-type="float" office:value="0.53785557051141" calcext:value-type="float">
            <text:p>0.53785557051141</text:p>
          </table:table-cell>
          <table:table-cell office:value-type="float" office:value="0.524923241147314" calcext:value-type="float">
            <text:p>0.524923241147314</text:p>
          </table:table-cell>
          <table:table-cell office:value-type="float" office:value="0.521204729103295" calcext:value-type="float">
            <text:p>0.521204729103295</text:p>
          </table:table-cell>
          <table:table-cell office:value-type="float" office:value="0.536789462114316" calcext:value-type="float">
            <text:p>0.536789462114316</text:p>
          </table:table-cell>
          <table:table-cell office:value-type="float" office:value="0.523105711291064" calcext:value-type="float">
            <text:p>0.523105711291064</text:p>
          </table:table-cell>
          <table:table-cell office:value-type="float" office:value="0.522766539448782" calcext:value-type="float">
            <text:p>0.522766539448782</text:p>
          </table:table-cell>
          <table:table-cell office:value-type="float" office:value="0.52140185629704" calcext:value-type="float">
            <text:p>0.52140185629704</text:p>
          </table:table-cell>
          <table:table-cell office:value-type="float" office:value="0.531564336055878" calcext:value-type="float">
            <text:p>0.531564336055878</text:p>
          </table:table-cell>
          <table:table-cell office:value-type="float" office:value="0.53295890564006" calcext:value-type="float">
            <text:p>0.53295890564006</text:p>
          </table:table-cell>
          <table:table-cell office:value-type="float" office:value="0.523169215902774" calcext:value-type="float">
            <text:p>0.523169215902774</text:p>
          </table:table-cell>
          <table:table-cell office:value-type="float" office:value="0.521667924967742" calcext:value-type="float">
            <text:p>0.521667924967742</text:p>
          </table:table-cell>
          <table:table-cell office:value-type="float" office:value="0.522966247573099" calcext:value-type="float">
            <text:p>0.522966247573099</text:p>
          </table:table-cell>
          <table:table-cell office:value-type="float" office:value="0.529859956905887" calcext:value-type="float">
            <text:p>0.529859956905887</text:p>
          </table:table-cell>
          <table:table-cell office:value-type="float" office:value="0.537532275530639" calcext:value-type="float">
            <text:p>0.537532275530639</text:p>
          </table:table-cell>
          <table:table-cell office:value-type="float" office:value="0.529527618474759" calcext:value-type="float">
            <text:p>0.529527618474759</text:p>
          </table:table-cell>
          <table:table-cell office:value-type="float" office:value="0.526825038610661" calcext:value-type="float">
            <text:p>0.526825038610661</text:p>
          </table:table-cell>
          <table:table-cell office:value-type="float" office:value="0.535556846230984" calcext:value-type="float">
            <text:p>0.535556846230984</text:p>
          </table:table-cell>
          <table:table-cell office:value-type="float" office:value="0.526215641619839" calcext:value-type="float">
            <text:p>0.526215641619839</text:p>
          </table:table-cell>
          <table:table-cell office:value-type="float" office:value="0.529004407757448" calcext:value-type="float">
            <text:p>0.529004407757448</text:p>
          </table:table-cell>
          <table:table-cell office:value-type="float" office:value="0.533127833003445" calcext:value-type="float">
            <text:p>0.533127833003445</text:p>
          </table:table-cell>
          <table:table-cell office:value-type="float" office:value="0.522014042063937" calcext:value-type="float">
            <text:p>0.522014042063937</text:p>
          </table:table-cell>
          <table:table-cell office:value-type="float" office:value="0.524775300938637" calcext:value-type="float">
            <text:p>0.524775300938637</text:p>
          </table:table-cell>
          <table:table-cell office:value-type="float" office:value="0.520869517251544" calcext:value-type="float">
            <text:p>0.520869517251544</text:p>
          </table:table-cell>
          <table:table-cell office:value-type="float" office:value="0.539086935613014" calcext:value-type="float">
            <text:p>0.539086935613014</text:p>
          </table:table-cell>
          <table:table-cell office:value-type="float" office:value="0.529184042725298" calcext:value-type="float">
            <text:p>0.529184042725298</text:p>
          </table:table-cell>
          <table:table-cell office:value-type="float" office:value="0.522224754326735" calcext:value-type="float">
            <text:p>0.522224754326735</text:p>
          </table:table-cell>
          <table:table-cell office:value-type="float" office:value="0.528747470348285" calcext:value-type="float">
            <text:p>0.528747470348285</text:p>
          </table:table-cell>
          <table:table-cell office:value-type="float" office:value="0.519909330837947" calcext:value-type="float">
            <text:p>0.519909330837947</text:p>
          </table:table-cell>
          <table:table-cell office:value-type="float" office:value="0.517685287357821" calcext:value-type="float">
            <text:p>0.517685287357821</text:p>
          </table:table-cell>
          <table:table-cell office:value-type="float" office:value="0.52495891763887" calcext:value-type="float">
            <text:p>0.52495891763887</text:p>
          </table:table-cell>
          <table:table-cell office:value-type="float" office:value="0.523143382473137" calcext:value-type="float">
            <text:p>0.523143382473137</text:p>
          </table:table-cell>
          <table:table-cell office:value-type="float" office:value="0.51706871187369" calcext:value-type="float">
            <text:p>0.51706871187369</text:p>
          </table:table-cell>
          <table:table-cell office:value-type="float" office:value="0.516530220962152" calcext:value-type="float">
            <text:p>0.516530220962152</text:p>
          </table:table-cell>
          <table:table-cell office:value-type="float" office:value="0.522557604461998" calcext:value-type="float">
            <text:p>0.522557604461998</text:p>
          </table:table-cell>
          <table:table-cell office:value-type="float" office:value="0.517889401323751" calcext:value-type="float">
            <text:p>0.517889401323751</text:p>
          </table:table-cell>
          <table:table-cell office:value-type="float" office:value="0.513780836703488" calcext:value-type="float">
            <text:p>0.513780836703488</text:p>
          </table:table-cell>
          <table:table-cell office:value-type="float" office:value="0.512422157115774" calcext:value-type="float">
            <text:p>0.512422157115774</text:p>
          </table:table-cell>
          <table:table-cell office:value-type="float" office:value="0.525301677292802" calcext:value-type="float">
            <text:p>0.525301677292802</text:p>
          </table:table-cell>
          <table:table-cell office:value-type="float" office:value="0.511067750529721" calcext:value-type="float">
            <text:p>0.511067750529721</text:p>
          </table:table-cell>
          <table:table-cell office:value-type="float" office:value="0.512858828004772" calcext:value-type="float">
            <text:p>0.512858828004772</text:p>
          </table:table-cell>
          <table:table-cell office:value-type="float" office:value="0.530365125485323" calcext:value-type="float">
            <text:p>0.530365125485323</text:p>
          </table:table-cell>
          <table:table-cell office:value-type="float" office:value="0.531919414243829" calcext:value-type="float">
            <text:p>0.531919414243829</text:p>
          </table:table-cell>
          <table:table-cell office:value-type="float" office:value="0.531771428250615" calcext:value-type="float">
            <text:p>0.531771428250615</text:p>
          </table:table-cell>
          <table:table-cell office:value-type="float" office:value="0.523603508209563" calcext:value-type="float">
            <text:p>0.523603508209563</text:p>
          </table:table-cell>
          <table:table-cell office:value-type="float" office:value="0.522195688924248" calcext:value-type="float">
            <text:p>0.522195688924248</text:p>
          </table:table-cell>
          <table:table-cell office:value-type="float" office:value="0.520975011201244" calcext:value-type="float">
            <text:p>0.520975011201244</text:p>
          </table:table-cell>
          <table:table-cell office:value-type="float" office:value="0.531930142693495" calcext:value-type="float">
            <text:p>0.531930142693495</text:p>
          </table:table-cell>
          <table:table-cell office:value-type="float" office:value="0.530726206440127" calcext:value-type="float">
            <text:p>0.530726206440127</text:p>
          </table:table-cell>
          <table:table-cell office:value-type="float" office:value="0.546174883619359" calcext:value-type="float">
            <text:p>0.546174883619359</text:p>
          </table:table-cell>
          <table:table-cell office:value-type="float" office:value="0.523817574049178" calcext:value-type="float">
            <text:p>0.523817574049178</text:p>
          </table:table-cell>
          <table:table-cell office:value-type="float" office:value="0.518554789471547" calcext:value-type="float">
            <text:p>0.518554789471547</text:p>
          </table:table-cell>
          <table:table-cell office:value-type="float" office:value="0.531728923326471" calcext:value-type="float">
            <text:p>0.531728923326471</text:p>
          </table:table-cell>
          <table:table-cell office:value-type="float" office:value="0.523249189271377" calcext:value-type="float">
            <text:p>0.523249189271377</text:p>
          </table:table-cell>
          <table:table-cell office:value-type="float" office:value="0.531940580098302" calcext:value-type="float">
            <text:p>0.531940580098302</text:p>
          </table:table-cell>
          <table:table-cell office:value-type="float" office:value="0.524076089464681" calcext:value-type="float">
            <text:p>0.524076089464681</text:p>
          </table:table-cell>
          <table:table-cell office:value-type="float" office:value="0.520616988073543" calcext:value-type="float">
            <text:p>0.520616988073543</text:p>
          </table:table-cell>
          <table:table-cell office:value-type="float" office:value="0.513760115851266" calcext:value-type="float">
            <text:p>0.513760115851266</text:p>
          </table:table-cell>
          <table:table-cell office:value-type="float" office:value="0.520553787371343" calcext:value-type="float">
            <text:p>0.520553787371343</text:p>
          </table:table-cell>
          <table:table-cell office:value-type="float" office:value="0.521817402296406" calcext:value-type="float">
            <text:p>0.521817402296406</text:p>
          </table:table-cell>
          <table:table-cell office:value-type="float" office:value="0.523845076660269" calcext:value-type="float">
            <text:p>0.523845076660269</text:p>
          </table:table-cell>
          <table:table-cell office:value-type="float" office:value="0.521654119868716" calcext:value-type="float">
            <text:p>0.521654119868716</text:p>
          </table:table-cell>
          <table:table-cell office:value-type="float" office:value="0.518390690743212" calcext:value-type="float">
            <text:p>0.518390690743212</text:p>
          </table:table-cell>
          <table:table-cell office:value-type="float" office:value="0.519076812008084" calcext:value-type="float">
            <text:p>0.519076812008084</text:p>
          </table:table-cell>
          <table:table-cell office:value-type="float" office:value="0.52885859427973" calcext:value-type="float">
            <text:p>0.52885859427973</text:p>
          </table:table-cell>
          <table:table-cell office:value-type="float" office:value="0.516465356999164" calcext:value-type="float">
            <text:p>0.516465356999164</text:p>
          </table:table-cell>
          <table:table-cell office:value-type="float" office:value="0.521840905958481" calcext:value-type="float">
            <text:p>0.521840905958481</text:p>
          </table:table-cell>
          <table:table-cell office:value-type="float" office:value="0.519882014635676" calcext:value-type="float">
            <text:p>0.519882014635676</text:p>
          </table:table-cell>
          <table:table-cell office:value-type="float" office:value="0.520170821139045" calcext:value-type="float">
            <text:p>0.520170821139045</text:p>
          </table:table-cell>
          <table:table-cell office:value-type="float" office:value="0.532956988524408" calcext:value-type="float">
            <text:p>0.532956988524408</text:p>
          </table:table-cell>
          <table:table-cell office:value-type="float" office:value="0.52097606430805" calcext:value-type="float">
            <text:p>0.52097606430805</text:p>
          </table:table-cell>
          <table:table-cell office:value-type="float" office:value="0.534925452301739" calcext:value-type="float">
            <text:p>0.534925452301739</text:p>
          </table:table-cell>
          <table:table-cell office:value-type="float" office:value="0.52296557458183" calcext:value-type="float">
            <text:p>0.52296557458183</text:p>
          </table:table-cell>
          <table:table-cell office:value-type="float" office:value="0.522069646320898" calcext:value-type="float">
            <text:p>0.522069646320898</text:p>
          </table:table-cell>
          <table:table-cell office:value-type="float" office:value="0.516499697625972" calcext:value-type="float">
            <text:p>0.516499697625972</text:p>
          </table:table-cell>
          <table:table-cell office:value-type="float" office:value="0.512521882002252" calcext:value-type="float">
            <text:p>0.512521882002252</text:p>
          </table:table-cell>
          <table:table-cell office:value-type="float" office:value="0.521957740417556" calcext:value-type="float">
            <text:p>0.521957740417556</text:p>
          </table:table-cell>
          <table:table-cell office:value-type="float" office:value="0.518315079810821" calcext:value-type="float">
            <text:p>0.518315079810821</text:p>
          </table:table-cell>
          <table:table-cell office:value-type="float" office:value="0.519873446084683" calcext:value-type="float">
            <text:p>0.519873446084683</text:p>
          </table:table-cell>
          <table:table-cell office:value-type="float" office:value="0.510772387926589" calcext:value-type="float">
            <text:p>0.510772387926589</text:p>
          </table:table-cell>
          <table:table-cell office:value-type="float" office:value="0.525380151321" calcext:value-type="float">
            <text:p>0.525380151321</text:p>
          </table:table-cell>
          <table:table-cell office:value-type="float" office:value="0.518159292506113" calcext:value-type="float">
            <text:p>0.518159292506113</text:p>
          </table:table-cell>
          <table:table-cell office:value-type="float" office:value="0.512820721323524" calcext:value-type="float">
            <text:p>0.512820721323524</text:p>
          </table:table-cell>
          <table:table-cell office:value-type="float" office:value="0.515903319108025" calcext:value-type="float">
            <text:p>0.515903319108025</text:p>
          </table:table-cell>
          <table:table-cell office:value-type="float" office:value="0.50341867648867" calcext:value-type="float">
            <text:p>0.50341867648867</text:p>
          </table:table-cell>
          <table:table-cell office:value-type="float" office:value="0.501162516477257" calcext:value-type="float">
            <text:p>0.501162516477257</text:p>
          </table:table-cell>
          <table:table-cell office:value-type="float" office:value="0.50852253186956" calcext:value-type="float">
            <text:p>0.50852253186956</text:p>
          </table:table-cell>
          <table:table-cell office:value-type="float" office:value="0.508064038795133" calcext:value-type="float">
            <text:p>0.508064038795133</text:p>
          </table:table-cell>
          <table:table-cell office:value-type="float" office:value="0.50871264234641" calcext:value-type="float">
            <text:p>0.50871264234641</text:p>
          </table:table-cell>
          <table:table-cell office:value-type="float" office:value="0.507049214297428" calcext:value-type="float">
            <text:p>0.507049214297428</text:p>
          </table:table-cell>
          <table:table-cell office:value-type="float" office:value="0.495044674332782" calcext:value-type="float">
            <text:p>0.495044674332782</text:p>
          </table:table-cell>
          <table:table-cell office:value-type="float" office:value="0.501742833502301" calcext:value-type="float">
            <text:p>0.501742833502301</text:p>
          </table:table-cell>
          <table:table-cell office:value-type="float" office:value="0.505182789379018" calcext:value-type="float">
            <text:p>0.505182789379018</text:p>
          </table:table-cell>
          <table:table-cell office:value-type="float" office:value="0.5067194668174" calcext:value-type="float">
            <text:p>0.5067194668174</text:p>
          </table:table-cell>
          <table:table-cell office:value-type="float" office:value="0.506643748358343" calcext:value-type="float">
            <text:p>0.506643748358343</text:p>
          </table:table-cell>
          <table:table-cell office:value-type="float" office:value="0.488206782323383" calcext:value-type="float">
            <text:p>0.488206782323383</text:p>
          </table:table-cell>
          <table:table-cell office:value-type="float" office:value="0.484121985787222" calcext:value-type="float">
            <text:p>0.484121985787222</text:p>
          </table:table-cell>
          <table:table-cell office:value-type="float" office:value="0.48933587431883" calcext:value-type="float">
            <text:p>0.48933587431883</text:p>
          </table:table-cell>
          <table:table-cell office:value-type="float" office:value="0.492179151259214" calcext:value-type="float">
            <text:p>0.492179151259214</text:p>
          </table:table-cell>
          <table:table-cell office:value-type="float" office:value="0.493465971821478" calcext:value-type="float">
            <text:p>0.493465971821478</text:p>
          </table:table-cell>
          <table:table-cell office:value-type="float" office:value="0.488302293897546" calcext:value-type="float">
            <text:p>0.488302293897546</text:p>
          </table:table-cell>
          <table:table-cell office:value-type="float" office:value="0.484114661224244" calcext:value-type="float">
            <text:p>0.484114661224244</text:p>
          </table:table-cell>
          <table:table-cell office:value-type="float" office:value="0.486743991498425" calcext:value-type="float">
            <text:p>0.486743991498425</text:p>
          </table:table-cell>
          <table:table-cell office:value-type="float" office:value="0.490691164554425" calcext:value-type="float">
            <text:p>0.490691164554425</text:p>
          </table:table-cell>
          <table:table-cell office:value-type="float" office:value="0.492097805377497" calcext:value-type="float">
            <text:p>0.492097805377497</text:p>
          </table:table-cell>
          <table:table-cell office:value-type="float" office:value="0.486694747866795" calcext:value-type="float">
            <text:p>0.486694747866795</text:p>
          </table:table-cell>
          <table:table-cell office:value-type="float" office:value="0.4730080004918" calcext:value-type="float">
            <text:p>0.4730080004918</text:p>
          </table:table-cell>
          <table:table-cell office:value-type="float" office:value="0.484934166774807" calcext:value-type="float">
            <text:p>0.484934166774807</text:p>
          </table:table-cell>
          <table:table-cell office:value-type="float" office:value="0.481106173593641" calcext:value-type="float">
            <text:p>0.481106173593641</text:p>
          </table:table-cell>
          <table:table-cell office:value-type="float" office:value="0.471734622780878" calcext:value-type="float">
            <text:p>0.471734622780878</text:p>
          </table:table-cell>
          <table:table-cell office:value-type="float" office:value="0.466168408197281" calcext:value-type="float">
            <text:p>0.466168408197281</text:p>
          </table:table-cell>
          <table:table-cell office:value-type="float" office:value="0.466678103664496" calcext:value-type="float">
            <text:p>0.466678103664496</text:p>
          </table:table-cell>
          <table:table-cell office:value-type="float" office:value="0.478604331585076" calcext:value-type="float">
            <text:p>0.478604331585076</text:p>
          </table:table-cell>
          <table:table-cell office:value-type="float" office:value="0.467667621701595" calcext:value-type="float">
            <text:p>0.467667621701595</text:p>
          </table:table-cell>
          <table:table-cell office:value-type="float" office:value="0.47462835614593" calcext:value-type="float">
            <text:p>0.47462835614593</text:p>
          </table:table-cell>
          <table:table-cell office:value-type="float" office:value="0.4686707336946" calcext:value-type="float">
            <text:p>0.4686707336946</text:p>
          </table:table-cell>
          <table:table-cell office:value-type="float" office:value="0.466712622987053" calcext:value-type="float">
            <text:p>0.466712622987053</text:p>
          </table:table-cell>
          <table:table-cell office:value-type="float" office:value="0.466611843369216" calcext:value-type="float">
            <text:p>0.466611843369216</text:p>
          </table:table-cell>
          <table:table-cell office:value-type="float" office:value="0.468124269452545" calcext:value-type="float">
            <text:p>0.468124269452545</text:p>
          </table:table-cell>
          <table:table-cell office:value-type="float" office:value="0.467355441000515" calcext:value-type="float">
            <text:p>0.467355441000515</text:p>
          </table:table-cell>
          <table:table-cell office:value-type="float" office:value="0.455584879558333" calcext:value-type="float">
            <text:p>0.455584879558333</text:p>
          </table:table-cell>
          <table:table-cell office:value-type="float" office:value="0.453451681490531" calcext:value-type="float">
            <text:p>0.453451681490531</text:p>
          </table:table-cell>
          <table:table-cell office:value-type="float" office:value="0.456294403351509" calcext:value-type="float">
            <text:p>0.456294403351509</text:p>
          </table:table-cell>
          <table:table-cell office:value-type="float" office:value="0.450181681398975" calcext:value-type="float">
            <text:p>0.450181681398975</text:p>
          </table:table-cell>
          <table:table-cell office:value-type="float" office:value="0.451334646746133" calcext:value-type="float">
            <text:p>0.451334646746133</text:p>
          </table:table-cell>
          <table:table-cell office:value-type="float" office:value="0.451605860746361" calcext:value-type="float">
            <text:p>0.451605860746361</text:p>
          </table:table-cell>
          <table:table-cell office:value-type="float" office:value="0.446480158967697" calcext:value-type="float">
            <text:p>0.446480158967697</text:p>
          </table:table-cell>
          <table:table-cell office:value-type="float" office:value="0.443515719056639" calcext:value-type="float">
            <text:p>0.443515719056639</text:p>
          </table:table-cell>
          <table:table-cell office:value-type="float" office:value="0.442481551441875" calcext:value-type="float">
            <text:p>0.442481551441875</text:p>
          </table:table-cell>
          <table:table-cell office:value-type="float" office:value="0.452914450549616" calcext:value-type="float">
            <text:p>0.452914450549616</text:p>
          </table:table-cell>
          <table:table-cell office:value-type="float" office:value="0.442134620214713" calcext:value-type="float">
            <text:p>0.442134620214713</text:p>
          </table:table-cell>
          <table:table-cell office:value-type="float" office:value="0.444620658535934" calcext:value-type="float">
            <text:p>0.444620658535934</text:p>
          </table:table-cell>
          <table:table-cell office:value-type="float" office:value="0.439911952316804" calcext:value-type="float">
            <text:p>0.439911952316804</text:p>
          </table:table-cell>
          <table:table-cell office:value-type="float" office:value="0.436640613546544" calcext:value-type="float">
            <text:p>0.436640613546544</text:p>
          </table:table-cell>
          <table:table-cell office:value-type="float" office:value="0.4364509962922" calcext:value-type="float">
            <text:p>0.4364509962922</text:p>
          </table:table-cell>
          <table:table-cell office:value-type="float" office:value="0.433881077319927" calcext:value-type="float">
            <text:p>0.433881077319927</text:p>
          </table:table-cell>
          <table:table-cell office:value-type="float" office:value="0.437787752426433" calcext:value-type="float">
            <text:p>0.437787752426433</text:p>
          </table:table-cell>
          <table:table-cell office:value-type="float" office:value="0.445779819371793" calcext:value-type="float">
            <text:p>0.445779819371793</text:p>
          </table:table-cell>
          <table:table-cell office:value-type="float" office:value="0.442566532330579" calcext:value-type="float">
            <text:p>0.442566532330579</text:p>
          </table:table-cell>
          <table:table-cell office:value-type="float" office:value="0.435312308045718" calcext:value-type="float">
            <text:p>0.435312308045718</text:p>
          </table:table-cell>
          <table:table-cell office:value-type="float" office:value="0.436840740470177" calcext:value-type="float">
            <text:p>0.436840740470177</text:p>
          </table:table-cell>
          <table:table-cell office:value-type="float" office:value="0.432333697533956" calcext:value-type="float">
            <text:p>0.432333697533956</text:p>
          </table:table-cell>
          <table:table-cell office:value-type="float" office:value="0.439818351106247" calcext:value-type="float">
            <text:p>0.439818351106247</text:p>
          </table:table-cell>
          <table:table-cell office:value-type="float" office:value="0.443408567128705" calcext:value-type="float">
            <text:p>0.443408567128705</text:p>
          </table:table-cell>
          <table:table-cell office:value-type="float" office:value="0.441886185777574" calcext:value-type="float">
            <text:p>0.441886185777574</text:p>
          </table:table-cell>
          <table:table-cell office:value-type="float" office:value="0.455756687988001" calcext:value-type="float">
            <text:p>0.455756687988001</text:p>
          </table:table-cell>
          <table:table-cell office:value-type="float" office:value="0.457567995554027" calcext:value-type="float">
            <text:p>0.457567995554027</text:p>
          </table:table-cell>
          <table:table-cell office:value-type="float" office:value="0.452330721041569" calcext:value-type="float">
            <text:p>0.452330721041569</text:p>
          </table:table-cell>
          <table:table-cell office:value-type="float" office:value="0.460650459405526" calcext:value-type="float">
            <text:p>0.460650459405526</text:p>
          </table:table-cell>
          <table:table-cell office:value-type="float" office:value="0.46699467115337" calcext:value-type="float">
            <text:p>0.46699467115337</text:p>
          </table:table-cell>
          <table:table-cell office:value-type="float" office:value="0.4569684868518" calcext:value-type="float">
            <text:p>0.4569684868518</text:p>
          </table:table-cell>
          <table:table-cell office:value-type="float" office:value="0.465667333503989" calcext:value-type="float">
            <text:p>0.465667333503989</text:p>
          </table:table-cell>
          <table:table-cell office:value-type="float" office:value="0.484415777776009" calcext:value-type="float">
            <text:p>0.484415777776009</text:p>
          </table:table-cell>
          <table:table-cell office:value-type="float" office:value="0.493672195261828" calcext:value-type="float">
            <text:p>0.493672195261828</text:p>
          </table:table-cell>
          <table:table-cell office:value-type="float" office:value="0.473297157053249" calcext:value-type="float">
            <text:p>0.473297157053249</text:p>
          </table:table-cell>
          <table:table-cell office:value-type="float" office:value="0.48899951689386" calcext:value-type="float">
            <text:p>0.48899951689386</text:p>
          </table:table-cell>
          <table:table-cell office:value-type="float" office:value="0.488521050134997" calcext:value-type="float">
            <text:p>0.488521050134997</text:p>
          </table:table-cell>
          <table:table-cell office:value-type="float" office:value="0.492772779654967" calcext:value-type="float">
            <text:p>0.492772779654967</text:p>
          </table:table-cell>
          <table:table-cell office:value-type="float" office:value="0.477690119641611" calcext:value-type="float">
            <text:p>0.477690119641611</text:p>
          </table:table-cell>
          <table:table-cell office:value-type="float" office:value="0.480652866314639" calcext:value-type="float">
            <text:p>0.480652866314639</text:p>
          </table:table-cell>
          <table:table-cell office:value-type="float" office:value="0.48574387600081" calcext:value-type="float">
            <text:p>0.48574387600081</text:p>
          </table:table-cell>
          <table:table-cell office:value-type="float" office:value="0.488173897250208" calcext:value-type="float">
            <text:p>0.488173897250208</text:p>
          </table:table-cell>
          <table:table-cell office:value-type="float" office:value="0.490905307352535" calcext:value-type="float">
            <text:p>0.490905307352535</text:p>
          </table:table-cell>
          <table:table-cell office:value-type="float" office:value="0.498930752147282" calcext:value-type="float">
            <text:p>0.498930752147282</text:p>
          </table:table-cell>
          <table:table-cell office:value-type="float" office:value="0.495015955402401" calcext:value-type="float">
            <text:p>0.495015955402401</text:p>
          </table:table-cell>
          <table:table-cell office:value-type="float" office:value="0.495567526691835" calcext:value-type="float">
            <text:p>0.495567526691835</text:p>
          </table:table-cell>
          <table:table-cell office:value-type="float" office:value="0.485217320353291" calcext:value-type="float">
            <text:p>0.485217320353291</text:p>
          </table:table-cell>
          <table:table-cell office:value-type="float" office:value="0.49140549025357" calcext:value-type="float">
            <text:p>0.49140549025357</text:p>
          </table:table-cell>
          <table:table-cell office:value-type="float" office:value="0.497862170185714" calcext:value-type="float">
            <text:p>0.497862170185714</text:p>
          </table:table-cell>
          <table:table-cell office:value-type="float" office:value="0.499825676734825" calcext:value-type="float">
            <text:p>0.499825676734825</text:p>
          </table:table-cell>
          <table:table-cell office:value-type="float" office:value="0.484261924165997" calcext:value-type="float">
            <text:p>0.484261924165997</text:p>
          </table:table-cell>
          <table:table-cell office:value-type="float" office:value="0.490253443888482" calcext:value-type="float">
            <text:p>0.490253443888482</text:p>
          </table:table-cell>
          <table:table-cell office:value-type="float" office:value="0.499572856500075" calcext:value-type="float">
            <text:p>0.499572856500075</text:p>
          </table:table-cell>
          <table:table-cell office:value-type="float" office:value="0.498508309894276" calcext:value-type="float">
            <text:p>0.498508309894276</text:p>
          </table:table-cell>
          <table:table-cell office:value-type="float" office:value="0.488633392768503" calcext:value-type="float">
            <text:p>0.488633392768503</text:p>
          </table:table-cell>
          <table:table-cell office:value-type="float" office:value="0.487335087431622" calcext:value-type="float">
            <text:p>0.487335087431622</text:p>
          </table:table-cell>
          <table:table-cell office:value-type="float" office:value="0.511794306943202" calcext:value-type="float">
            <text:p>0.511794306943202</text:p>
          </table:table-cell>
          <table:table-cell office:value-type="float" office:value="0.490159129413958" calcext:value-type="float">
            <text:p>0.490159129413958</text:p>
          </table:table-cell>
          <table:table-cell office:value-type="float" office:value="0.494196572350139" calcext:value-type="float">
            <text:p>0.494196572350139</text:p>
          </table:table-cell>
          <table:table-cell office:value-type="float" office:value="0.510856250376739" calcext:value-type="float">
            <text:p>0.510856250376739</text:p>
          </table:table-cell>
          <table:table-cell office:value-type="float" office:value="0.505715981291727" calcext:value-type="float">
            <text:p>0.505715981291727</text:p>
          </table:table-cell>
          <table:table-cell office:value-type="float" office:value="0.492661849065824" calcext:value-type="float">
            <text:p>0.492661849065824</text:p>
          </table:table-cell>
          <table:table-cell office:value-type="float" office:value="0.502941223043325" calcext:value-type="float">
            <text:p>0.502941223043325</text:p>
          </table:table-cell>
          <table:table-cell office:value-type="float" office:value="0.498252231773944" calcext:value-type="float">
            <text:p>0.498252231773944</text:p>
          </table:table-cell>
          <table:table-cell office:value-type="float" office:value="0.488200972730691" calcext:value-type="float">
            <text:p>0.488200972730691</text:p>
          </table:table-cell>
          <table:table-cell office:value-type="float" office:value="0.492348075757911" calcext:value-type="float">
            <text:p>0.492348075757911</text:p>
          </table:table-cell>
          <table:table-cell office:value-type="float" office:value="0.496426692140598" calcext:value-type="float">
            <text:p>0.496426692140598</text:p>
          </table:table-cell>
          <table:table-cell office:value-type="float" office:value="0.491973525068653" calcext:value-type="float">
            <text:p>0.491973525068653</text:p>
          </table:table-cell>
          <table:table-cell office:value-type="float" office:value="0.485751762354018" calcext:value-type="float">
            <text:p>0.485751762354018</text:p>
          </table:table-cell>
          <table:table-cell office:value-type="float" office:value="0.487356383064538" calcext:value-type="float">
            <text:p>0.487356383064538</text:p>
          </table:table-cell>
          <table:table-cell office:value-type="float" office:value="0.506062084441096" calcext:value-type="float">
            <text:p>0.506062084441096</text:p>
          </table:table-cell>
          <table:table-cell office:value-type="float" office:value="0.50870726485309" calcext:value-type="float">
            <text:p>0.50870726485309</text:p>
          </table:table-cell>
          <table:table-cell office:value-type="float" office:value="0.488777642260786" calcext:value-type="float">
            <text:p>0.488777642260786</text:p>
          </table:table-cell>
          <table:table-cell office:value-type="float" office:value="0.48991472120003" calcext:value-type="float">
            <text:p>0.48991472120003</text:p>
          </table:table-cell>
          <table:table-cell office:value-type="float" office:value="0.48970445338804" calcext:value-type="float">
            <text:p>0.48970445338804</text:p>
          </table:table-cell>
          <table:table-cell office:value-type="float" office:value="0.489712661973608" calcext:value-type="float">
            <text:p>0.489712661973608</text:p>
          </table:table-cell>
          <table:table-cell office:value-type="float" office:value="0.491116194592466" calcext:value-type="float">
            <text:p>0.491116194592466</text:p>
          </table:table-cell>
          <table:table-cell office:value-type="float" office:value="0.490246372891159" calcext:value-type="float">
            <text:p>0.490246372891159</text:p>
          </table:table-cell>
          <table:table-cell office:value-type="float" office:value="0.484465888036033" calcext:value-type="float">
            <text:p>0.484465888036033</text:p>
          </table:table-cell>
          <table:table-cell office:value-type="float" office:value="0.495229373049872" calcext:value-type="float">
            <text:p>0.495229373049872</text:p>
          </table:table-cell>
          <table:table-cell office:value-type="float" office:value="0.496254870363849" calcext:value-type="float">
            <text:p>0.496254870363849</text:p>
          </table:table-cell>
          <table:table-cell office:value-type="float" office:value="0.493643859972567" calcext:value-type="float">
            <text:p>0.493643859972567</text:p>
          </table:table-cell>
          <table:table-cell office:value-type="float" office:value="0.493582993847142" calcext:value-type="float">
            <text:p>0.493582993847142</text:p>
          </table:table-cell>
          <table:table-cell office:value-type="float" office:value="0.482194014149244" calcext:value-type="float">
            <text:p>0.482194014149244</text:p>
          </table:table-cell>
          <table:table-cell office:value-type="float" office:value="0.482944086422508" calcext:value-type="float">
            <text:p>0.482944086422508</text:p>
          </table:table-cell>
          <table:table-cell office:value-type="float" office:value="0.479070802938318" calcext:value-type="float">
            <text:p>0.479070802938318</text:p>
          </table:table-cell>
          <table:table-cell office:value-type="float" office:value="0.480341214508772" calcext:value-type="float">
            <text:p>0.480341214508772</text:p>
          </table:table-cell>
          <table:table-cell office:value-type="float" office:value="0.476227181049718" calcext:value-type="float">
            <text:p>0.476227181049718</text:p>
          </table:table-cell>
          <table:table-cell office:value-type="float" office:value="0.487338567834487" calcext:value-type="float">
            <text:p>0.487338567834487</text:p>
          </table:table-cell>
          <table:table-cell office:value-type="float" office:value="0.488103373150181" calcext:value-type="float">
            <text:p>0.488103373150181</text:p>
          </table:table-cell>
          <table:table-cell office:value-type="float" office:value="0.493755736257589" calcext:value-type="float">
            <text:p>0.493755736257589</text:p>
          </table:table-cell>
          <table:table-cell office:value-type="float" office:value="0.484350302667458" calcext:value-type="float">
            <text:p>0.484350302667458</text:p>
          </table:table-cell>
          <table:table-cell office:value-type="float" office:value="0.485957628861013" calcext:value-type="float">
            <text:p>0.485957628861013</text:p>
          </table:table-cell>
          <table:table-cell office:value-type="float" office:value="0.500707909548412" calcext:value-type="float">
            <text:p>0.500707909548412</text:p>
          </table:table-cell>
          <table:table-cell office:value-type="float" office:value="0.489446787044571" calcext:value-type="float">
            <text:p>0.489446787044571</text:p>
          </table:table-cell>
          <table:table-cell office:value-type="float" office:value="0.491076509639834" calcext:value-type="float">
            <text:p>0.491076509639834</text:p>
          </table:table-cell>
          <table:table-cell office:value-type="float" office:value="0.489259897949587" calcext:value-type="float">
            <text:p>0.489259897949587</text:p>
          </table:table-cell>
          <table:table-cell office:value-type="float" office:value="0.490150566886323" calcext:value-type="float">
            <text:p>0.490150566886323</text:p>
          </table:table-cell>
          <table:table-cell office:value-type="float" office:value="0.489456490116767" calcext:value-type="float">
            <text:p>0.489456490116767</text:p>
          </table:table-cell>
          <table:table-cell office:value-type="float" office:value="0.485997595314863" calcext:value-type="float">
            <text:p>0.485997595314863</text:p>
          </table:table-cell>
          <table:table-cell office:value-type="float" office:value="0.483246956400744" calcext:value-type="float">
            <text:p>0.483246956400744</text:p>
          </table:table-cell>
          <table:table-cell office:value-type="float" office:value="0.482935550300758" calcext:value-type="float">
            <text:p>0.482935550300758</text:p>
          </table:table-cell>
          <table:table-cell office:value-type="float" office:value="0.50457712805244" calcext:value-type="float">
            <text:p>0.50457712805244</text:p>
          </table:table-cell>
          <table:table-cell office:value-type="float" office:value="0.494352104936535" calcext:value-type="float">
            <text:p>0.494352104936535</text:p>
          </table:table-cell>
          <table:table-cell office:value-type="float" office:value="0.500791576829997" calcext:value-type="float">
            <text:p>0.500791576829997</text:p>
          </table:table-cell>
          <table:table-cell office:value-type="float" office:value="0.495383303679967" calcext:value-type="float">
            <text:p>0.495383303679967</text:p>
          </table:table-cell>
          <table:table-cell office:value-type="float" office:value="0.495577513375072" calcext:value-type="float">
            <text:p>0.495577513375072</text:p>
          </table:table-cell>
          <table:table-cell office:value-type="float" office:value="0.497949038856719" calcext:value-type="float">
            <text:p>0.497949038856719</text:p>
          </table:table-cell>
          <table:table-cell office:value-type="float" office:value="0.489540960801936" calcext:value-type="float">
            <text:p>0.489540960801936</text:p>
          </table:table-cell>
          <table:table-cell office:value-type="float" office:value="0.507896970388992" calcext:value-type="float">
            <text:p>0.507896970388992</text:p>
          </table:table-cell>
          <table:table-cell office:value-type="float" office:value="0.507827372405264" calcext:value-type="float">
            <text:p>0.507827372405264</text:p>
          </table:table-cell>
          <table:table-cell office:value-type="float" office:value="0.507150197336224" calcext:value-type="float">
            <text:p>0.507150197336224</text:p>
          </table:table-cell>
          <table:table-cell office:value-type="float" office:value="0.506599238735745" calcext:value-type="float">
            <text:p>0.506599238735745</text:p>
          </table:table-cell>
          <table:table-cell office:value-type="float" office:value="0.511749635527949" calcext:value-type="float">
            <text:p>0.511749635527949</text:p>
          </table:table-cell>
          <table:table-cell office:value-type="float" office:value="0.499238255733699" calcext:value-type="float">
            <text:p>0.499238255733699</text:p>
          </table:table-cell>
          <table:table-cell office:value-type="float" office:value="0.516763079979737" calcext:value-type="float">
            <text:p>0.516763079979737</text:p>
          </table:table-cell>
          <table:table-cell office:value-type="float" office:value="0.519109533005966" calcext:value-type="float">
            <text:p>0.519109533005966</text:p>
          </table:table-cell>
          <table:table-cell office:value-type="float" office:value="0.51654442421073" calcext:value-type="float">
            <text:p>0.51654442421073</text:p>
          </table:table-cell>
          <table:table-cell office:value-type="float" office:value="0.514004217833157" calcext:value-type="float">
            <text:p>0.514004217833157</text:p>
          </table:table-cell>
          <table:table-cell office:value-type="float" office:value="0.516272210342306" calcext:value-type="float">
            <text:p>0.516272210342306</text:p>
          </table:table-cell>
          <table:table-cell office:value-type="float" office:value="0.508899733922916" calcext:value-type="float">
            <text:p>0.508899733922916</text:p>
          </table:table-cell>
          <table:table-cell office:value-type="float" office:value="0.505919844488515" calcext:value-type="float">
            <text:p>0.505919844488515</text:p>
          </table:table-cell>
          <table:table-cell office:value-type="float" office:value="0.517629658843378" calcext:value-type="float">
            <text:p>0.517629658843378</text:p>
          </table:table-cell>
          <table:table-cell office:value-type="float" office:value="0.515288086608506" calcext:value-type="float">
            <text:p>0.515288086608506</text:p>
          </table:table-cell>
          <table:table-cell office:value-type="float" office:value="0.527758821538858" calcext:value-type="float">
            <text:p>0.527758821538858</text:p>
          </table:table-cell>
          <table:table-cell office:value-type="float" office:value="0.517109317395022" calcext:value-type="float">
            <text:p>0.517109317395022</text:p>
          </table:table-cell>
          <table:table-cell office:value-type="float" office:value="0.518497072771667" calcext:value-type="float">
            <text:p>0.518497072771667</text:p>
          </table:table-cell>
          <table:table-cell office:value-type="float" office:value="0.504923843971075" calcext:value-type="float">
            <text:p>0.504923843971075</text:p>
          </table:table-cell>
          <table:table-cell office:value-type="float" office:value="0.513849413835564" calcext:value-type="float">
            <text:p>0.513849413835564</text:p>
          </table:table-cell>
          <table:table-cell office:value-type="float" office:value="0.517111704065291" calcext:value-type="float">
            <text:p>0.517111704065291</text:p>
          </table:table-cell>
          <table:table-cell office:value-type="float" office:value="0.525659440665777" calcext:value-type="float">
            <text:p>0.525659440665777</text:p>
          </table:table-cell>
          <table:table-cell office:value-type="float" office:value="0.533244512658002" calcext:value-type="float">
            <text:p>0.533244512658002</text:p>
          </table:table-cell>
          <table:table-cell office:value-type="float" office:value="0.50937852960201" calcext:value-type="float">
            <text:p>0.50937852960201</text:p>
          </table:table-cell>
          <table:table-cell office:value-type="float" office:value="0.522504687540382" calcext:value-type="float">
            <text:p>0.522504687540382</text:p>
          </table:table-cell>
          <table:table-cell office:value-type="float" office:value="0.542167624219331" calcext:value-type="float">
            <text:p>0.542167624219331</text:p>
          </table:table-cell>
          <table:table-cell office:value-type="float" office:value="0.528028644822786" calcext:value-type="float">
            <text:p>0.528028644822786</text:p>
          </table:table-cell>
          <table:table-cell office:value-type="float" office:value="0.509765994145983" calcext:value-type="float">
            <text:p>0.509765994145983</text:p>
          </table:table-cell>
          <table:table-cell office:value-type="float" office:value="0.517990334139961" calcext:value-type="float">
            <text:p>0.517990334139961</text:p>
          </table:table-cell>
          <table:table-cell office:value-type="float" office:value="0.518371878759065" calcext:value-type="float">
            <text:p>0.518371878759065</text:p>
          </table:table-cell>
          <table:table-cell office:value-type="float" office:value="0.523171009071929" calcext:value-type="float">
            <text:p>0.523171009071929</text:p>
          </table:table-cell>
          <table:table-cell office:value-type="float" office:value="0.532158362150506" calcext:value-type="float">
            <text:p>0.532158362150506</text:p>
          </table:table-cell>
          <table:table-cell office:value-type="float" office:value="0.534981561243117" calcext:value-type="float">
            <text:p>0.534981561243117</text:p>
          </table:table-cell>
          <table:table-cell office:value-type="float" office:value="0.537312305317487" calcext:value-type="float">
            <text:p>0.537312305317487</text:p>
          </table:table-cell>
          <table:table-cell office:value-type="float" office:value="0.517729241802337" calcext:value-type="float">
            <text:p>0.517729241802337</text:p>
          </table:table-cell>
          <table:table-cell office:value-type="float" office:value="0.507558827989549" calcext:value-type="float">
            <text:p>0.507558827989549</text:p>
          </table:table-cell>
          <table:table-cell office:value-type="float" office:value="0.540010375262228" calcext:value-type="float">
            <text:p>0.540010375262228</text:p>
          </table:table-cell>
          <table:table-cell office:value-type="float" office:value="0.512018110673398" calcext:value-type="float">
            <text:p>0.512018110673398</text:p>
          </table:table-cell>
          <table:table-cell office:value-type="float" office:value="0.512411957697474" calcext:value-type="float">
            <text:p>0.512411957697474</text:p>
          </table:table-cell>
          <table:table-cell office:value-type="float" office:value="0.506689442047104" calcext:value-type="float">
            <text:p>0.506689442047104</text:p>
          </table:table-cell>
          <table:table-cell office:value-type="float" office:value="0.50288685681604" calcext:value-type="float">
            <text:p>0.50288685681604</text:p>
          </table:table-cell>
          <table:table-cell office:value-type="float" office:value="0.547205770990059" calcext:value-type="float">
            <text:p>0.547205770990059</text:p>
          </table:table-cell>
          <table:table-cell office:value-type="float" office:value="0.517774685049105" calcext:value-type="float">
            <text:p>0.517774685049105</text:p>
          </table:table-cell>
          <table:table-cell office:value-type="float" office:value="0.51375986098431" calcext:value-type="float">
            <text:p>0.51375986098431</text:p>
          </table:table-cell>
          <table:table-cell office:value-type="float" office:value="0.526811334045207" calcext:value-type="float">
            <text:p>0.526811334045207</text:p>
          </table:table-cell>
          <table:table-cell office:value-type="float" office:value="0.524605658745303" calcext:value-type="float">
            <text:p>0.524605658745303</text:p>
          </table:table-cell>
          <table:table-cell office:value-type="float" office:value="0.524859398874131" calcext:value-type="float">
            <text:p>0.524859398874131</text:p>
          </table:table-cell>
          <table:table-cell office:value-type="float" office:value="0.509947993413144" calcext:value-type="float">
            <text:p>0.509947993413144</text:p>
          </table:table-cell>
          <table:table-cell office:value-type="float" office:value="0.517832551360715" calcext:value-type="float">
            <text:p>0.517832551360715</text:p>
          </table:table-cell>
          <table:table-cell office:value-type="float" office:value="0.522719145818394" calcext:value-type="float">
            <text:p>0.522719145818394</text:p>
          </table:table-cell>
          <table:table-cell office:value-type="float" office:value="0.530268843071456" calcext:value-type="float">
            <text:p>0.530268843071456</text:p>
          </table:table-cell>
          <table:table-cell office:value-type="float" office:value="0.509369244422878" calcext:value-type="float">
            <text:p>0.509369244422878</text:p>
          </table:table-cell>
          <table:table-cell office:value-type="float" office:value="0.50319641481149" calcext:value-type="float">
            <text:p>0.50319641481149</text:p>
          </table:table-cell>
          <table:table-cell office:value-type="float" office:value="0.509323490531025" calcext:value-type="float">
            <text:p>0.509323490531025</text:p>
          </table:table-cell>
          <table:table-cell office:value-type="float" office:value="0.500124006304335" calcext:value-type="float">
            <text:p>0.500124006304335</text:p>
          </table:table-cell>
          <table:table-cell office:value-type="float" office:value="0.507088550429615" calcext:value-type="float">
            <text:p>0.507088550429615</text:p>
          </table:table-cell>
          <table:table-cell office:value-type="float" office:value="0.48819381270496" calcext:value-type="float">
            <text:p>0.48819381270496</text:p>
          </table:table-cell>
          <table:table-cell office:value-type="float" office:value="0.489639435811935" calcext:value-type="float">
            <text:p>0.489639435811935</text:p>
          </table:table-cell>
          <table:table-cell office:value-type="float" office:value="0.49638687373286" calcext:value-type="float">
            <text:p>0.49638687373286</text:p>
          </table:table-cell>
          <table:table-cell office:value-type="float" office:value="0.49639852401662" calcext:value-type="float">
            <text:p>0.49639852401662</text:p>
          </table:table-cell>
          <table:table-cell office:value-type="float" office:value="0.485238565536567" calcext:value-type="float">
            <text:p>0.485238565536567</text:p>
          </table:table-cell>
          <table:table-cell office:value-type="float" office:value="0.479562406500411" calcext:value-type="float">
            <text:p>0.479562406500411</text:p>
          </table:table-cell>
          <table:table-cell office:value-type="float" office:value="0.476258645986038" calcext:value-type="float">
            <text:p>0.476258645986038</text:p>
          </table:table-cell>
          <table:table-cell office:value-type="float" office:value="0.477386146554616" calcext:value-type="float">
            <text:p>0.477386146554616</text:p>
          </table:table-cell>
          <table:table-cell office:value-type="float" office:value="0.476532503130217" calcext:value-type="float">
            <text:p>0.476532503130217</text:p>
          </table:table-cell>
          <table:table-cell office:value-type="float" office:value="0.474830226631076" calcext:value-type="float">
            <text:p>0.474830226631076</text:p>
          </table:table-cell>
          <table:table-cell office:value-type="float" office:value="0.475328430832928" calcext:value-type="float">
            <text:p>0.475328430832928</text:p>
          </table:table-cell>
          <table:table-cell office:value-type="float" office:value="0.475723031974753" calcext:value-type="float">
            <text:p>0.475723031974753</text:p>
          </table:table-cell>
          <table:table-cell office:value-type="float" office:value="0.475785903042839" calcext:value-type="float">
            <text:p>0.475785903042839</text:p>
          </table:table-cell>
          <table:table-cell office:value-type="float" office:value="0.474473991486351" calcext:value-type="float">
            <text:p>0.474473991486351</text:p>
          </table:table-cell>
          <table:table-cell office:value-type="float" office:value="0.474393671398374" calcext:value-type="float">
            <text:p>0.474393671398374</text:p>
          </table:table-cell>
          <table:table-cell office:value-type="float" office:value="0.474092510662566" calcext:value-type="float">
            <text:p>0.474092510662566</text:p>
          </table:table-cell>
          <table:table-cell office:value-type="float" office:value="0.474794398095625" calcext:value-type="float">
            <text:p>0.474794398095625</text:p>
          </table:table-cell>
          <table:table-cell office:value-type="float" office:value="0.474118021021623" calcext:value-type="float">
            <text:p>0.474118021021623</text:p>
          </table:table-cell>
          <table:table-cell office:value-type="float" office:value="0.475258589288429" calcext:value-type="float">
            <text:p>0.475258589288429</text:p>
          </table:table-cell>
          <table:table-cell office:value-type="float" office:value="0.474903146711115" calcext:value-type="float">
            <text:p>0.474903146711115</text:p>
          </table:table-cell>
          <table:table-cell office:value-type="float" office:value="0.474575859403685" calcext:value-type="float">
            <text:p>0.474575859403685</text:p>
          </table:table-cell>
          <table:table-cell office:value-type="float" office:value="0.474045506475172" calcext:value-type="float">
            <text:p>0.474045506475172</text:p>
          </table:table-cell>
          <table:table-cell office:value-type="float" office:value="0.473823736663748" calcext:value-type="float">
            <text:p>0.473823736663748</text:p>
          </table:table-cell>
          <table:table-cell office:value-type="float" office:value="0.473338713079973" calcext:value-type="float">
            <text:p>0.473338713079973</text:p>
          </table:table-cell>
          <table:table-cell office:value-type="float" office:value="0.475157522938901" calcext:value-type="float">
            <text:p>0.475157522938901</text:p>
          </table:table-cell>
          <table:table-cell office:value-type="float" office:value="0.473760011305468" calcext:value-type="float">
            <text:p>0.473760011305468</text:p>
          </table:table-cell>
          <table:table-cell office:value-type="float" office:value="0.474523411698425" calcext:value-type="float">
            <text:p>0.474523411698425</text:p>
          </table:table-cell>
          <table:table-cell office:value-type="float" office:value="0.474993637912509" calcext:value-type="float">
            <text:p>0.474993637912509</text:p>
          </table:table-cell>
          <table:table-cell office:value-type="float" office:value="0.475323368544374" calcext:value-type="float">
            <text:p>0.475323368544374</text:p>
          </table:table-cell>
          <table:table-cell office:value-type="float" office:value="0.474859432619453" calcext:value-type="float">
            <text:p>0.474859432619453</text:p>
          </table:table-cell>
          <table:table-cell office:value-type="float" office:value="0.473843593614537" calcext:value-type="float">
            <text:p>0.473843593614537</text:p>
          </table:table-cell>
          <table:table-cell office:value-type="float" office:value="0.47484496300226" calcext:value-type="float">
            <text:p>0.47484496300226</text:p>
          </table:table-cell>
          <table:table-cell office:value-type="float" office:value="0.47475617532916" calcext:value-type="float">
            <text:p>0.47475617532916</text:p>
          </table:table-cell>
          <table:table-cell office:value-type="float" office:value="0.474688684969552" calcext:value-type="float">
            <text:p>0.474688684969552</text:p>
          </table:table-cell>
          <table:table-cell office:value-type="float" office:value="0.475305920333776" calcext:value-type="float">
            <text:p>0.475305920333776</text:p>
          </table:table-cell>
          <table:table-cell office:value-type="float" office:value="0.474113377837556" calcext:value-type="float">
            <text:p>0.474113377837556</text:p>
          </table:table-cell>
          <table:table-cell office:value-type="float" office:value="0.474933118216056" calcext:value-type="float">
            <text:p>0.474933118216056</text:p>
          </table:table-cell>
          <table:table-cell office:value-type="float" office:value="0.474624948850123" calcext:value-type="float">
            <text:p>0.474624948850123</text:p>
          </table:table-cell>
          <table:table-cell office:value-type="float" office:value="0.474981203791428" calcext:value-type="float">
            <text:p>0.474981203791428</text:p>
          </table:table-cell>
          <table:table-cell office:value-type="float" office:value="0.47421412737468" calcext:value-type="float">
            <text:p>0.47421412737468</text:p>
          </table:table-cell>
          <table:table-cell office:value-type="float" office:value="0.474906004854816" calcext:value-type="float">
            <text:p>0.474906004854816</text:p>
          </table:table-cell>
          <table:table-cell office:value-type="float" office:value="0.474692176916648" calcext:value-type="float">
            <text:p>0.474692176916648</text:p>
          </table:table-cell>
          <table:table-cell office:value-type="float" office:value="0.474727153379074" calcext:value-type="float">
            <text:p>0.474727153379074</text:p>
          </table:table-cell>
          <table:table-cell office:value-type="float" office:value="0.475055293486369" calcext:value-type="float">
            <text:p>0.475055293486369</text:p>
          </table:table-cell>
          <table:table-cell office:value-type="float" office:value="0.475106959960482" calcext:value-type="float">
            <text:p>0.475106959960482</text:p>
          </table:table-cell>
          <table:table-cell office:value-type="float" office:value="0.474437202843351" calcext:value-type="float">
            <text:p>0.474437202843351</text:p>
          </table:table-cell>
          <table:table-cell office:value-type="float" office:value="0.474818395702388" calcext:value-type="float">
            <text:p>0.474818395702388</text:p>
          </table:table-cell>
          <table:table-cell office:value-type="float" office:value="0.47393786588625" calcext:value-type="float">
            <text:p>0.47393786588625</text:p>
          </table:table-cell>
          <table:table-cell office:value-type="float" office:value="0.474226483254079" calcext:value-type="float">
            <text:p>0.474226483254079</text:p>
          </table:table-cell>
          <table:table-cell office:value-type="float" office:value="0.474234860988946" calcext:value-type="float">
            <text:p>0.474234860988946</text:p>
          </table:table-cell>
          <table:table-cell office:value-type="float" office:value="0.474419110029759" calcext:value-type="float">
            <text:p>0.474419110029759</text:p>
          </table:table-cell>
          <table:table-cell office:value-type="float" office:value="0.473902548230435" calcext:value-type="float">
            <text:p>0.473902548230435</text:p>
          </table:table-cell>
          <table:table-cell office:value-type="float" office:value="0.474143400366203" calcext:value-type="float">
            <text:p>0.474143400366203</text:p>
          </table:table-cell>
          <table:table-cell office:value-type="float" office:value="0.47443455030471" calcext:value-type="float">
            <text:p>0.47443455030471</text:p>
          </table:table-cell>
          <table:table-cell office:value-type="float" office:value="0.473730791607207" calcext:value-type="float">
            <text:p>0.473730791607207</text:p>
          </table:table-cell>
          <table:table-cell office:value-type="float" office:value="0.474286968961513" calcext:value-type="float">
            <text:p>0.474286968961513</text:p>
          </table:table-cell>
          <table:table-cell office:value-type="float" office:value="0.474402035255108" calcext:value-type="float">
            <text:p>0.474402035255108</text:p>
          </table:table-cell>
          <table:table-cell office:value-type="float" office:value="0.473686971944992" calcext:value-type="float">
            <text:p>0.473686971944992</text:p>
          </table:table-cell>
          <table:table-cell office:value-type="float" office:value="0.474378911589357" calcext:value-type="float">
            <text:p>0.474378911589357</text:p>
          </table:table-cell>
          <table:table-cell office:value-type="float" office:value="0.474344228363213" calcext:value-type="float">
            <text:p>0.474344228363213</text:p>
          </table:table-cell>
          <table:table-cell office:value-type="float" office:value="0.473614241594934" calcext:value-type="float">
            <text:p>0.473614241594934</text:p>
          </table:table-cell>
          <table:table-cell office:value-type="float" office:value="0.473699324446393" calcext:value-type="float">
            <text:p>0.473699324446393</text:p>
          </table:table-cell>
          <table:table-cell office:value-type="float" office:value="0.473713363798193" calcext:value-type="float">
            <text:p>0.473713363798193</text:p>
          </table:table-cell>
          <table:table-cell office:value-type="float" office:value="0.473818441781327" calcext:value-type="float">
            <text:p>0.473818441781327</text:p>
          </table:table-cell>
          <table:table-cell office:value-type="float" office:value="0.474191149928073" calcext:value-type="float">
            <text:p>0.474191149928073</text:p>
          </table:table-cell>
          <table:table-cell office:value-type="float" office:value="0.473834827726917" calcext:value-type="float">
            <text:p>0.473834827726917</text:p>
          </table:table-cell>
          <table:table-cell office:value-type="float" office:value="0.473880724540928" calcext:value-type="float">
            <text:p>0.473880724540928</text:p>
          </table:table-cell>
          <table:table-cell office:value-type="float" office:value="0.4750062652994" calcext:value-type="float">
            <text:p>0.4750062652994</text:p>
          </table:table-cell>
          <table:table-cell office:value-type="float" office:value="0.473896311282835" calcext:value-type="float">
            <text:p>0.473896311282835</text:p>
          </table:table-cell>
          <table:table-cell office:value-type="float" office:value="0.473879954560179" calcext:value-type="float">
            <text:p>0.473879954560179</text:p>
          </table:table-cell>
          <table:table-cell office:value-type="float" office:value="0.473722186041742" calcext:value-type="float">
            <text:p>0.473722186041742</text:p>
          </table:table-cell>
          <table:table-cell office:value-type="float" office:value="0.475223909254036" calcext:value-type="float">
            <text:p>0.475223909254036</text:p>
          </table:table-cell>
          <table:table-cell office:value-type="float" office:value="0.474091295086616" calcext:value-type="float">
            <text:p>0.474091295086616</text:p>
          </table:table-cell>
          <table:table-cell office:value-type="float" office:value="0.473274798690309" calcext:value-type="float">
            <text:p>0.473274798690309</text:p>
          </table:table-cell>
          <table:table-cell office:value-type="float" office:value="0.473617217541462" calcext:value-type="float">
            <text:p>0.473617217541462</text:p>
          </table:table-cell>
          <table:table-cell office:value-type="float" office:value="0.473734569449307" calcext:value-type="float">
            <text:p>0.473734569449307</text:p>
          </table:table-cell>
          <table:table-cell office:value-type="float" office:value="0.473270330761395" calcext:value-type="float">
            <text:p>0.473270330761395</text:p>
          </table:table-cell>
          <table:table-cell office:value-type="float" office:value="0.474460341636887" calcext:value-type="float">
            <text:p>0.474460341636887</text:p>
          </table:table-cell>
          <table:table-cell office:value-type="float" office:value="0.473522418994929" calcext:value-type="float">
            <text:p>0.473522418994929</text:p>
          </table:table-cell>
          <table:table-cell office:value-type="float" office:value="0.473639183274123" calcext:value-type="float">
            <text:p>0.473639183274123</text:p>
          </table:table-cell>
          <table:table-cell office:value-type="float" office:value="0.47366409445581" calcext:value-type="float">
            <text:p>0.47366409445581</text:p>
          </table:table-cell>
          <table:table-cell office:value-type="float" office:value="0.473619207500638" calcext:value-type="float">
            <text:p>0.473619207500638</text:p>
          </table:table-cell>
          <table:table-cell office:value-type="float" office:value="0.473769600384616" calcext:value-type="float">
            <text:p>0.473769600384616</text:p>
          </table:table-cell>
          <table:table-cell office:value-type="float" office:value="0.474487658243238" calcext:value-type="float">
            <text:p>0.474487658243238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9898273883504" calcext:value-type="float">
            <text:p>-0.189898273883504</text:p>
          </table:table-cell>
          <table:table-cell office:value-type="float" office:value="-0.190116588645271" calcext:value-type="float">
            <text:p>-0.190116588645271</text:p>
          </table:table-cell>
          <table:table-cell office:value-type="float" office:value="-0.190128968330637" calcext:value-type="float">
            <text:p>-0.190128968330637</text:p>
          </table:table-cell>
          <table:table-cell office:value-type="float" office:value="-0.190221222157655" calcext:value-type="float">
            <text:p>-0.190221222157655</text:p>
          </table:table-cell>
          <table:table-cell office:value-type="float" office:value="-0.190110706825032" calcext:value-type="float">
            <text:p>-0.190110706825032</text:p>
          </table:table-cell>
          <table:table-cell office:value-type="float" office:value="-0.190214643929828" calcext:value-type="float">
            <text:p>-0.190214643929828</text:p>
          </table:table-cell>
          <table:table-cell office:value-type="float" office:value="-0.190201082648013" calcext:value-type="float">
            <text:p>-0.190201082648013</text:p>
          </table:table-cell>
          <table:table-cell office:value-type="float" office:value="-0.19021363601479" calcext:value-type="float">
            <text:p>-0.19021363601479</text:p>
          </table:table-cell>
          <table:table-cell office:value-type="float" office:value="-0.190206151577369" calcext:value-type="float">
            <text:p>-0.190206151577369</text:p>
          </table:table-cell>
          <table:table-cell office:value-type="float" office:value="-0.190275719033421" calcext:value-type="float">
            <text:p>-0.190275719033421</text:p>
          </table:table-cell>
          <table:table-cell office:value-type="float" office:value="-0.190187904125757" calcext:value-type="float">
            <text:p>-0.190187904125757</text:p>
          </table:table-cell>
          <table:table-cell office:value-type="float" office:value="-0.190262624285914" calcext:value-type="float">
            <text:p>-0.190262624285914</text:p>
          </table:table-cell>
          <table:table-cell office:value-type="float" office:value="-0.190405537275482" calcext:value-type="float">
            <text:p>-0.190405537275482</text:p>
          </table:table-cell>
          <table:table-cell office:value-type="float" office:value="-0.190258350156266" calcext:value-type="float">
            <text:p>-0.190258350156266</text:p>
          </table:table-cell>
          <table:table-cell office:value-type="float" office:value="-0.190364070778313" calcext:value-type="float">
            <text:p>-0.190364070778313</text:p>
          </table:table-cell>
          <table:table-cell office:value-type="float" office:value="-0.190279500093078" calcext:value-type="float">
            <text:p>-0.190279500093078</text:p>
          </table:table-cell>
          <table:table-cell office:value-type="float" office:value="-0.19041069909885" calcext:value-type="float">
            <text:p>-0.19041069909885</text:p>
          </table:table-cell>
          <table:table-cell office:value-type="float" office:value="-0.190373441152274" calcext:value-type="float">
            <text:p>-0.190373441152274</text:p>
          </table:table-cell>
          <table:table-cell office:value-type="float" office:value="-0.190275042756074" calcext:value-type="float">
            <text:p>-0.190275042756074</text:p>
          </table:table-cell>
          <table:table-cell office:value-type="float" office:value="-0.190278505613473" calcext:value-type="float">
            <text:p>-0.190278505613473</text:p>
          </table:table-cell>
          <table:table-cell office:value-type="float" office:value="-0.190469870480886" calcext:value-type="float">
            <text:p>-0.190469870480886</text:p>
          </table:table-cell>
          <table:table-cell office:value-type="float" office:value="-0.190563933219744" calcext:value-type="float">
            <text:p>-0.190563933219744</text:p>
          </table:table-cell>
          <table:table-cell office:value-type="float" office:value="-0.190385749079754" calcext:value-type="float">
            <text:p>-0.190385749079754</text:p>
          </table:table-cell>
          <table:table-cell office:value-type="float" office:value="-0.190563232782934" calcext:value-type="float">
            <text:p>-0.190563232782934</text:p>
          </table:table-cell>
          <table:table-cell office:value-type="float" office:value="-0.190316524216171" calcext:value-type="float">
            <text:p>-0.190316524216171</text:p>
          </table:table-cell>
          <table:table-cell office:value-type="float" office:value="-0.190393185964657" calcext:value-type="float">
            <text:p>-0.190393185964657</text:p>
          </table:table-cell>
          <table:table-cell office:value-type="float" office:value="-0.190403607166217" calcext:value-type="float">
            <text:p>-0.190403607166217</text:p>
          </table:table-cell>
          <table:table-cell office:value-type="float" office:value="-0.190363031021876" calcext:value-type="float">
            <text:p>-0.190363031021876</text:p>
          </table:table-cell>
          <table:table-cell office:value-type="float" office:value="-0.190095036034824" calcext:value-type="float">
            <text:p>-0.190095036034824</text:p>
          </table:table-cell>
          <table:table-cell office:value-type="float" office:value="-0.190161329794098" calcext:value-type="float">
            <text:p>-0.190161329794098</text:p>
          </table:table-cell>
          <table:table-cell office:value-type="float" office:value="-0.190447952308856" calcext:value-type="float">
            <text:p>-0.190447952308856</text:p>
          </table:table-cell>
          <table:table-cell office:value-type="float" office:value="-0.190211350268227" calcext:value-type="float">
            <text:p>-0.190211350268227</text:p>
          </table:table-cell>
          <table:table-cell office:value-type="float" office:value="-0.190319188545809" calcext:value-type="float">
            <text:p>-0.190319188545809</text:p>
          </table:table-cell>
          <table:table-cell office:value-type="float" office:value="-0.190396255087517" calcext:value-type="float">
            <text:p>-0.190396255087517</text:p>
          </table:table-cell>
          <table:table-cell office:value-type="float" office:value="-0.190389529709663" calcext:value-type="float">
            <text:p>-0.190389529709663</text:p>
          </table:table-cell>
          <table:table-cell office:value-type="float" office:value="-0.190394644467579" calcext:value-type="float">
            <text:p>-0.190394644467579</text:p>
          </table:table-cell>
          <table:table-cell office:value-type="float" office:value="-0.190524225904027" calcext:value-type="float">
            <text:p>-0.190524225904027</text:p>
          </table:table-cell>
          <table:table-cell office:value-type="float" office:value="-0.190316883575212" calcext:value-type="float">
            <text:p>-0.190316883575212</text:p>
          </table:table-cell>
          <table:table-cell office:value-type="float" office:value="-0.190344595731547" calcext:value-type="float">
            <text:p>-0.190344595731547</text:p>
          </table:table-cell>
          <table:table-cell office:value-type="float" office:value="-0.190374977819016" calcext:value-type="float">
            <text:p>-0.190374977819016</text:p>
          </table:table-cell>
          <table:table-cell office:value-type="float" office:value="-0.190310361447202" calcext:value-type="float">
            <text:p>-0.190310361447202</text:p>
          </table:table-cell>
          <table:table-cell office:value-type="float" office:value="-0.190061406948188" calcext:value-type="float">
            <text:p>-0.190061406948188</text:p>
          </table:table-cell>
          <table:table-cell office:value-type="float" office:value="-0.19017086789496" calcext:value-type="float">
            <text:p>-0.19017086789496</text:p>
          </table:table-cell>
          <table:table-cell office:value-type="float" office:value="-0.19030500088437" calcext:value-type="float">
            <text:p>-0.19030500088437</text:p>
          </table:table-cell>
          <table:table-cell office:value-type="float" office:value="-0.190126293647064" calcext:value-type="float">
            <text:p>-0.190126293647064</text:p>
          </table:table-cell>
          <table:table-cell office:value-type="float" office:value="-0.190194346677259" calcext:value-type="float">
            <text:p>-0.190194346677259</text:p>
          </table:table-cell>
          <table:table-cell office:value-type="float" office:value="-0.190077332142503" calcext:value-type="float">
            <text:p>-0.190077332142503</text:p>
          </table:table-cell>
          <table:table-cell office:value-type="float" office:value="-0.190201319920414" calcext:value-type="float">
            <text:p>-0.190201319920414</text:p>
          </table:table-cell>
          <table:table-cell office:value-type="float" office:value="-0.190313676103125" calcext:value-type="float">
            <text:p>-0.190313676103125</text:p>
          </table:table-cell>
          <table:table-cell office:value-type="float" office:value="-0.190251397952139" calcext:value-type="float">
            <text:p>-0.190251397952139</text:p>
          </table:table-cell>
          <table:table-cell office:value-type="float" office:value="-0.190697337642579" calcext:value-type="float">
            <text:p>-0.190697337642579</text:p>
          </table:table-cell>
          <table:table-cell office:value-type="float" office:value="-0.19376510315371" calcext:value-type="float">
            <text:p>-0.19376510315371</text:p>
          </table:table-cell>
          <table:table-cell office:value-type="float" office:value="-0.19185597424868" calcext:value-type="float">
            <text:p>-0.19185597424868</text:p>
          </table:table-cell>
          <table:table-cell office:value-type="float" office:value="-0.190409165504599" calcext:value-type="float">
            <text:p>-0.190409165504599</text:p>
          </table:table-cell>
          <table:table-cell office:value-type="float" office:value="-0.190229891769736" calcext:value-type="float">
            <text:p>-0.190229891769736</text:p>
          </table:table-cell>
          <table:table-cell office:value-type="float" office:value="-0.186948445543314" calcext:value-type="float">
            <text:p>-0.186948445543314</text:p>
          </table:table-cell>
          <table:table-cell office:value-type="float" office:value="-0.18905388439083" calcext:value-type="float">
            <text:p>-0.18905388439083</text:p>
          </table:table-cell>
          <table:table-cell office:value-type="float" office:value="-0.189742402337615" calcext:value-type="float">
            <text:p>-0.189742402337615</text:p>
          </table:table-cell>
          <table:table-cell office:value-type="float" office:value="-0.193815492654739" calcext:value-type="float">
            <text:p>-0.193815492654739</text:p>
          </table:table-cell>
          <table:table-cell office:value-type="float" office:value="-0.202829654560405" calcext:value-type="float">
            <text:p>-0.202829654560405</text:p>
          </table:table-cell>
          <table:table-cell office:value-type="float" office:value="-0.203525665460517" calcext:value-type="float">
            <text:p>-0.203525665460517</text:p>
          </table:table-cell>
          <table:table-cell office:value-type="float" office:value="-0.211010956459385" calcext:value-type="float">
            <text:p>-0.211010956459385</text:p>
          </table:table-cell>
          <table:table-cell office:value-type="float" office:value="-0.210767593078728" calcext:value-type="float">
            <text:p>-0.210767593078728</text:p>
          </table:table-cell>
          <table:table-cell office:value-type="float" office:value="-0.208099741006522" calcext:value-type="float">
            <text:p>-0.208099741006522</text:p>
          </table:table-cell>
          <table:table-cell office:value-type="float" office:value="-0.209076957832563" calcext:value-type="float">
            <text:p>-0.209076957832563</text:p>
          </table:table-cell>
          <table:table-cell office:value-type="float" office:value="-0.204840475883949" calcext:value-type="float">
            <text:p>-0.204840475883949</text:p>
          </table:table-cell>
          <table:table-cell office:value-type="float" office:value="-0.202343549831463" calcext:value-type="float">
            <text:p>-0.202343549831463</text:p>
          </table:table-cell>
          <table:table-cell office:value-type="float" office:value="-0.200001950529055" calcext:value-type="float">
            <text:p>-0.200001950529055</text:p>
          </table:table-cell>
          <table:table-cell office:value-type="float" office:value="-0.201195032572506" calcext:value-type="float">
            <text:p>-0.201195032572506</text:p>
          </table:table-cell>
          <table:table-cell office:value-type="float" office:value="-0.200689462099444" calcext:value-type="float">
            <text:p>-0.200689462099444</text:p>
          </table:table-cell>
          <table:table-cell office:value-type="float" office:value="-0.199213843050578" calcext:value-type="float">
            <text:p>-0.199213843050578</text:p>
          </table:table-cell>
          <table:table-cell office:value-type="float" office:value="-0.204352380040366" calcext:value-type="float">
            <text:p>-0.204352380040366</text:p>
          </table:table-cell>
          <table:table-cell office:value-type="float" office:value="-0.219692554075045" calcext:value-type="float">
            <text:p>-0.219692554075045</text:p>
          </table:table-cell>
          <table:table-cell office:value-type="float" office:value="-0.221507586789025" calcext:value-type="float">
            <text:p>-0.221507586789025</text:p>
          </table:table-cell>
          <table:table-cell office:value-type="float" office:value="-0.219880486846545" calcext:value-type="float">
            <text:p>-0.219880486846545</text:p>
          </table:table-cell>
          <table:table-cell office:value-type="float" office:value="-0.221132261840296" calcext:value-type="float">
            <text:p>-0.221132261840296</text:p>
          </table:table-cell>
          <table:table-cell office:value-type="float" office:value="-0.214724603352579" calcext:value-type="float">
            <text:p>-0.214724603352579</text:p>
          </table:table-cell>
          <table:table-cell office:value-type="float" office:value="-0.204770034506558" calcext:value-type="float">
            <text:p>-0.204770034506558</text:p>
          </table:table-cell>
          <table:table-cell office:value-type="float" office:value="-0.201621434615293" calcext:value-type="float">
            <text:p>-0.201621434615293</text:p>
          </table:table-cell>
          <table:table-cell office:value-type="float" office:value="-0.201655278799473" calcext:value-type="float">
            <text:p>-0.201655278799473</text:p>
          </table:table-cell>
          <table:table-cell office:value-type="float" office:value="-0.195690467563565" calcext:value-type="float">
            <text:p>-0.195690467563565</text:p>
          </table:table-cell>
          <table:table-cell office:value-type="float" office:value="-0.201983779906537" calcext:value-type="float">
            <text:p>-0.201983779906537</text:p>
          </table:table-cell>
          <table:table-cell office:value-type="float" office:value="-0.204460404866115" calcext:value-type="float">
            <text:p>-0.204460404866115</text:p>
          </table:table-cell>
          <table:table-cell office:value-type="float" office:value="-0.220088116068061" calcext:value-type="float">
            <text:p>-0.220088116068061</text:p>
          </table:table-cell>
          <table:table-cell office:value-type="float" office:value="-0.22474680756851" calcext:value-type="float">
            <text:p>-0.22474680756851</text:p>
          </table:table-cell>
          <table:table-cell office:value-type="float" office:value="-0.225234107347416" calcext:value-type="float">
            <text:p>-0.225234107347416</text:p>
          </table:table-cell>
          <table:table-cell office:value-type="float" office:value="-0.22896547950889" calcext:value-type="float">
            <text:p>-0.22896547950889</text:p>
          </table:table-cell>
          <table:table-cell office:value-type="float" office:value="-0.225040287415037" calcext:value-type="float">
            <text:p>-0.225040287415037</text:p>
          </table:table-cell>
          <table:table-cell office:value-type="float" office:value="-0.223041643506993" calcext:value-type="float">
            <text:p>-0.223041643506993</text:p>
          </table:table-cell>
          <table:table-cell office:value-type="float" office:value="-0.213989906791546" calcext:value-type="float">
            <text:p>-0.213989906791546</text:p>
          </table:table-cell>
          <table:table-cell office:value-type="float" office:value="-0.215430567378017" calcext:value-type="float">
            <text:p>-0.215430567378017</text:p>
          </table:table-cell>
          <table:table-cell office:value-type="float" office:value="-0.212576066817529" calcext:value-type="float">
            <text:p>-0.212576066817529</text:p>
          </table:table-cell>
          <table:table-cell office:value-type="float" office:value="-0.210972704021423" calcext:value-type="float">
            <text:p>-0.210972704021423</text:p>
          </table:table-cell>
          <table:table-cell office:value-type="float" office:value="-0.220198252961472" calcext:value-type="float">
            <text:p>-0.220198252961472</text:p>
          </table:table-cell>
          <table:table-cell office:value-type="float" office:value="-0.236620059855624" calcext:value-type="float">
            <text:p>-0.236620059855624</text:p>
          </table:table-cell>
          <table:table-cell office:value-type="float" office:value="-0.236389060791283" calcext:value-type="float">
            <text:p>-0.236389060791283</text:p>
          </table:table-cell>
          <table:table-cell office:value-type="float" office:value="-0.239908608580825" calcext:value-type="float">
            <text:p>-0.239908608580825</text:p>
          </table:table-cell>
          <table:table-cell office:value-type="float" office:value="-0.232070483219753" calcext:value-type="float">
            <text:p>-0.232070483219753</text:p>
          </table:table-cell>
          <table:table-cell office:value-type="float" office:value="-0.221915919556813" calcext:value-type="float">
            <text:p>-0.221915919556813</text:p>
          </table:table-cell>
          <table:table-cell office:value-type="float" office:value="-0.218922500528586" calcext:value-type="float">
            <text:p>-0.218922500528586</text:p>
          </table:table-cell>
          <table:table-cell office:value-type="float" office:value="-0.215204766437881" calcext:value-type="float">
            <text:p>-0.215204766437881</text:p>
          </table:table-cell>
          <table:table-cell office:value-type="float" office:value="-0.216918723249357" calcext:value-type="float">
            <text:p>-0.216918723249357</text:p>
          </table:table-cell>
          <table:table-cell office:value-type="float" office:value="-0.240360803395394" calcext:value-type="float">
            <text:p>-0.240360803395394</text:p>
          </table:table-cell>
          <table:table-cell office:value-type="float" office:value="-0.247782852153082" calcext:value-type="float">
            <text:p>-0.247782852153082</text:p>
          </table:table-cell>
          <table:table-cell office:value-type="float" office:value="-0.248253381031416" calcext:value-type="float">
            <text:p>-0.248253381031416</text:p>
          </table:table-cell>
          <table:table-cell office:value-type="float" office:value="-0.248802002046591" calcext:value-type="float">
            <text:p>-0.248802002046591</text:p>
          </table:table-cell>
          <table:table-cell office:value-type="float" office:value="-0.24479767612526" calcext:value-type="float">
            <text:p>-0.24479767612526</text:p>
          </table:table-cell>
          <table:table-cell office:value-type="float" office:value="-0.239306966047108" calcext:value-type="float">
            <text:p>-0.239306966047108</text:p>
          </table:table-cell>
          <table:table-cell office:value-type="float" office:value="-0.23459270039514" calcext:value-type="float">
            <text:p>-0.23459270039514</text:p>
          </table:table-cell>
          <table:table-cell office:value-type="float" office:value="-0.232831324003802" calcext:value-type="float">
            <text:p>-0.232831324003802</text:p>
          </table:table-cell>
          <table:table-cell office:value-type="float" office:value="-0.228891514458083" calcext:value-type="float">
            <text:p>-0.228891514458083</text:p>
          </table:table-cell>
          <table:table-cell office:value-type="float" office:value="-0.227636735627789" calcext:value-type="float">
            <text:p>-0.227636735627789</text:p>
          </table:table-cell>
          <table:table-cell office:value-type="float" office:value="-0.235667713053775" calcext:value-type="float">
            <text:p>-0.235667713053775</text:p>
          </table:table-cell>
          <table:table-cell office:value-type="float" office:value="-0.25649456140727" calcext:value-type="float">
            <text:p>-0.25649456140727</text:p>
          </table:table-cell>
          <table:table-cell office:value-type="float" office:value="-0.260203868969025" calcext:value-type="float">
            <text:p>-0.260203868969025</text:p>
          </table:table-cell>
          <table:table-cell office:value-type="float" office:value="-0.259021270227529" calcext:value-type="float">
            <text:p>-0.259021270227529</text:p>
          </table:table-cell>
          <table:table-cell office:value-type="float" office:value="-0.253699149294723" calcext:value-type="float">
            <text:p>-0.253699149294723</text:p>
          </table:table-cell>
          <table:table-cell office:value-type="float" office:value="-0.247038127647754" calcext:value-type="float">
            <text:p>-0.247038127647754</text:p>
          </table:table-cell>
          <table:table-cell office:value-type="float" office:value="-0.247085237893193" calcext:value-type="float">
            <text:p>-0.247085237893193</text:p>
          </table:table-cell>
          <table:table-cell office:value-type="float" office:value="-0.247634343650346" calcext:value-type="float">
            <text:p>-0.247634343650346</text:p>
          </table:table-cell>
          <table:table-cell office:value-type="float" office:value="-0.241831923717875" calcext:value-type="float">
            <text:p>-0.241831923717875</text:p>
          </table:table-cell>
          <table:table-cell office:value-type="float" office:value="-0.239683239514683" calcext:value-type="float">
            <text:p>-0.239683239514683</text:p>
          </table:table-cell>
          <table:table-cell office:value-type="float" office:value="-0.242916683331844" calcext:value-type="float">
            <text:p>-0.242916683331844</text:p>
          </table:table-cell>
          <table:table-cell office:value-type="float" office:value="-0.261633672529727" calcext:value-type="float">
            <text:p>-0.261633672529727</text:p>
          </table:table-cell>
          <table:table-cell office:value-type="float" office:value="-0.264499443956424" calcext:value-type="float">
            <text:p>-0.264499443956424</text:p>
          </table:table-cell>
          <table:table-cell office:value-type="float" office:value="-0.269003675232577" calcext:value-type="float">
            <text:p>-0.269003675232577</text:p>
          </table:table-cell>
          <table:table-cell office:value-type="float" office:value="-0.259425229308223" calcext:value-type="float">
            <text:p>-0.259425229308223</text:p>
          </table:table-cell>
          <table:table-cell office:value-type="float" office:value="-0.253710079532053" calcext:value-type="float">
            <text:p>-0.253710079532053</text:p>
          </table:table-cell>
          <table:table-cell office:value-type="float" office:value="-0.243715499215898" calcext:value-type="float">
            <text:p>-0.243715499215898</text:p>
          </table:table-cell>
          <table:table-cell office:value-type="float" office:value="-0.243741558645432" calcext:value-type="float">
            <text:p>-0.243741558645432</text:p>
          </table:table-cell>
          <table:table-cell office:value-type="float" office:value="-0.246258884167932" calcext:value-type="float">
            <text:p>-0.246258884167932</text:p>
          </table:table-cell>
          <table:table-cell office:value-type="float" office:value="-0.267472700712727" calcext:value-type="float">
            <text:p>-0.267472700712727</text:p>
          </table:table-cell>
          <table:table-cell office:value-type="float" office:value="-0.268663288133667" calcext:value-type="float">
            <text:p>-0.268663288133667</text:p>
          </table:table-cell>
          <table:table-cell office:value-type="float" office:value="-0.268684147464556" calcext:value-type="float">
            <text:p>-0.268684147464556</text:p>
          </table:table-cell>
          <table:table-cell office:value-type="float" office:value="-0.26327580104974" calcext:value-type="float">
            <text:p>-0.26327580104974</text:p>
          </table:table-cell>
          <table:table-cell office:value-type="float" office:value="-0.275024006391736" calcext:value-type="float">
            <text:p>-0.275024006391736</text:p>
          </table:table-cell>
          <table:table-cell office:value-type="float" office:value="-0.271603408861973" calcext:value-type="float">
            <text:p>-0.271603408861973</text:p>
          </table:table-cell>
          <table:table-cell office:value-type="float" office:value="-0.279046176821213" calcext:value-type="float">
            <text:p>-0.279046176821213</text:p>
          </table:table-cell>
          <table:table-cell office:value-type="float" office:value="-0.282355062717423" calcext:value-type="float">
            <text:p>-0.282355062717423</text:p>
          </table:table-cell>
          <table:table-cell office:value-type="float" office:value="-0.253650925835789" calcext:value-type="float">
            <text:p>-0.253650925835789</text:p>
          </table:table-cell>
          <table:table-cell office:value-type="float" office:value="-0.254104463159997" calcext:value-type="float">
            <text:p>-0.254104463159997</text:p>
          </table:table-cell>
          <table:table-cell office:value-type="float" office:value="-0.257920988329006" calcext:value-type="float">
            <text:p>-0.257920988329006</text:p>
          </table:table-cell>
          <table:table-cell office:value-type="float" office:value="-0.259062898003733" calcext:value-type="float">
            <text:p>-0.259062898003733</text:p>
          </table:table-cell>
          <table:table-cell office:value-type="float" office:value="-0.242518262004041" calcext:value-type="float">
            <text:p>-0.242518262004041</text:p>
          </table:table-cell>
          <table:table-cell office:value-type="float" office:value="-0.244795696135393" calcext:value-type="float">
            <text:p>-0.244795696135393</text:p>
          </table:table-cell>
          <table:table-cell office:value-type="float" office:value="-0.24143235955386" calcext:value-type="float">
            <text:p>-0.24143235955386</text:p>
          </table:table-cell>
          <table:table-cell office:value-type="float" office:value="-0.245549840829619" calcext:value-type="float">
            <text:p>-0.245549840829619</text:p>
          </table:table-cell>
          <table:table-cell office:value-type="float" office:value="-0.250715311909257" calcext:value-type="float">
            <text:p>-0.250715311909257</text:p>
          </table:table-cell>
          <table:table-cell office:value-type="float" office:value="-0.245734849946853" calcext:value-type="float">
            <text:p>-0.245734849946853</text:p>
          </table:table-cell>
          <table:table-cell office:value-type="float" office:value="-0.246028222204545" calcext:value-type="float">
            <text:p>-0.246028222204545</text:p>
          </table:table-cell>
          <table:table-cell office:value-type="float" office:value="-0.246375052319538" calcext:value-type="float">
            <text:p>-0.246375052319538</text:p>
          </table:table-cell>
          <table:table-cell office:value-type="float" office:value="-0.242134461525765" calcext:value-type="float">
            <text:p>-0.242134461525765</text:p>
          </table:table-cell>
          <table:table-cell office:value-type="float" office:value="-0.238468866353992" calcext:value-type="float">
            <text:p>-0.238468866353992</text:p>
          </table:table-cell>
          <table:table-cell office:value-type="float" office:value="-0.23504018180132" calcext:value-type="float">
            <text:p>-0.23504018180132</text:p>
          </table:table-cell>
          <table:table-cell office:value-type="float" office:value="-0.234508320489868" calcext:value-type="float">
            <text:p>-0.234508320489868</text:p>
          </table:table-cell>
          <table:table-cell office:value-type="float" office:value="-0.234021428672765" calcext:value-type="float">
            <text:p>-0.234021428672765</text:p>
          </table:table-cell>
          <table:table-cell office:value-type="float" office:value="-0.235807459433812" calcext:value-type="float">
            <text:p>-0.235807459433812</text:p>
          </table:table-cell>
          <table:table-cell office:value-type="float" office:value="-0.229403337585616" calcext:value-type="float">
            <text:p>-0.229403337585616</text:p>
          </table:table-cell>
          <table:table-cell office:value-type="float" office:value="-0.230300747751152" calcext:value-type="float">
            <text:p>-0.230300747751152</text:p>
          </table:table-cell>
          <table:table-cell office:value-type="float" office:value="-0.22488388632772" calcext:value-type="float">
            <text:p>-0.22488388632772</text:p>
          </table:table-cell>
          <table:table-cell office:value-type="float" office:value="-0.226517286680302" calcext:value-type="float">
            <text:p>-0.226517286680302</text:p>
          </table:table-cell>
          <table:table-cell office:value-type="float" office:value="-0.230844382082222" calcext:value-type="float">
            <text:p>-0.230844382082222</text:p>
          </table:table-cell>
          <table:table-cell office:value-type="float" office:value="-0.23161649094946" calcext:value-type="float">
            <text:p>-0.23161649094946</text:p>
          </table:table-cell>
          <table:table-cell office:value-type="float" office:value="-0.233176705249301" calcext:value-type="float">
            <text:p>-0.233176705249301</text:p>
          </table:table-cell>
          <table:table-cell office:value-type="float" office:value="-0.230805625510586" calcext:value-type="float">
            <text:p>-0.230805625510586</text:p>
          </table:table-cell>
          <table:table-cell office:value-type="float" office:value="-0.225990909113873" calcext:value-type="float">
            <text:p>-0.225990909113873</text:p>
          </table:table-cell>
          <table:table-cell office:value-type="float" office:value="-0.225932520005871" calcext:value-type="float">
            <text:p>-0.225932520005871</text:p>
          </table:table-cell>
          <table:table-cell office:value-type="float" office:value="-0.225609459998603" calcext:value-type="float">
            <text:p>-0.225609459998603</text:p>
          </table:table-cell>
          <table:table-cell office:value-type="float" office:value="-0.217697307538877" calcext:value-type="float">
            <text:p>-0.217697307538877</text:p>
          </table:table-cell>
          <table:table-cell office:value-type="float" office:value="-0.212231952708741" calcext:value-type="float">
            <text:p>-0.212231952708741</text:p>
          </table:table-cell>
          <table:table-cell office:value-type="float" office:value="-0.220180602358134" calcext:value-type="float">
            <text:p>-0.220180602358134</text:p>
          </table:table-cell>
          <table:table-cell office:value-type="float" office:value="-0.223965708931226" calcext:value-type="float">
            <text:p>-0.223965708931226</text:p>
          </table:table-cell>
          <table:table-cell office:value-type="float" office:value="-0.233405358865429" calcext:value-type="float">
            <text:p>-0.233405358865429</text:p>
          </table:table-cell>
          <table:table-cell office:value-type="float" office:value="-0.230953414229572" calcext:value-type="float">
            <text:p>-0.230953414229572</text:p>
          </table:table-cell>
          <table:table-cell office:value-type="float" office:value="-0.235504342649766" calcext:value-type="float">
            <text:p>-0.235504342649766</text:p>
          </table:table-cell>
          <table:table-cell office:value-type="float" office:value="-0.23447578609688" calcext:value-type="float">
            <text:p>-0.23447578609688</text:p>
          </table:table-cell>
          <table:table-cell office:value-type="float" office:value="-0.234275214050374" calcext:value-type="float">
            <text:p>-0.234275214050374</text:p>
          </table:table-cell>
          <table:table-cell office:value-type="float" office:value="-0.234951200354646" calcext:value-type="float">
            <text:p>-0.234951200354646</text:p>
          </table:table-cell>
          <table:table-cell office:value-type="float" office:value="-0.229133007124522" calcext:value-type="float">
            <text:p>-0.229133007124522</text:p>
          </table:table-cell>
          <table:table-cell office:value-type="float" office:value="-0.225904831643093" calcext:value-type="float">
            <text:p>-0.225904831643093</text:p>
          </table:table-cell>
          <table:table-cell office:value-type="float" office:value="-0.223825693163424" calcext:value-type="float">
            <text:p>-0.223825693163424</text:p>
          </table:table-cell>
          <table:table-cell office:value-type="float" office:value="-0.216124780532654" calcext:value-type="float">
            <text:p>-0.216124780532654</text:p>
          </table:table-cell>
          <table:table-cell office:value-type="float" office:value="-0.220267663404142" calcext:value-type="float">
            <text:p>-0.220267663404142</text:p>
          </table:table-cell>
          <table:table-cell office:value-type="float" office:value="-0.243566716494052" calcext:value-type="float">
            <text:p>-0.243566716494052</text:p>
          </table:table-cell>
          <table:table-cell office:value-type="float" office:value="-0.250587535760059" calcext:value-type="float">
            <text:p>-0.250587535760059</text:p>
          </table:table-cell>
          <table:table-cell office:value-type="float" office:value="-0.24949060665375" calcext:value-type="float">
            <text:p>-0.24949060665375</text:p>
          </table:table-cell>
          <table:table-cell office:value-type="float" office:value="-0.256085483648845" calcext:value-type="float">
            <text:p>-0.256085483648845</text:p>
          </table:table-cell>
          <table:table-cell office:value-type="float" office:value="-0.214928554655435" calcext:value-type="float">
            <text:p>-0.214928554655435</text:p>
          </table:table-cell>
          <table:table-cell office:value-type="float" office:value="-0.245723076173998" calcext:value-type="float">
            <text:p>-0.245723076173998</text:p>
          </table:table-cell>
          <table:table-cell office:value-type="float" office:value="-0.255984941399076" calcext:value-type="float">
            <text:p>-0.255984941399076</text:p>
          </table:table-cell>
          <table:table-cell office:value-type="float" office:value="-0.256227001128744" calcext:value-type="float">
            <text:p>-0.256227001128744</text:p>
          </table:table-cell>
          <table:table-cell office:value-type="float" office:value="-0.205088710857651" calcext:value-type="float">
            <text:p>-0.205088710857651</text:p>
          </table:table-cell>
          <table:table-cell office:value-type="float" office:value="-0.201123592967396" calcext:value-type="float">
            <text:p>-0.201123592967396</text:p>
          </table:table-cell>
          <table:table-cell office:value-type="float" office:value="-0.224521702291035" calcext:value-type="float">
            <text:p>-0.224521702291035</text:p>
          </table:table-cell>
          <table:table-cell office:value-type="float" office:value="-0.242861866097909" calcext:value-type="float">
            <text:p>-0.242861866097909</text:p>
          </table:table-cell>
          <table:table-cell office:value-type="float" office:value="-0.240847685122916" calcext:value-type="float">
            <text:p>-0.240847685122916</text:p>
          </table:table-cell>
          <table:table-cell office:value-type="float" office:value="-0.2410447832275" calcext:value-type="float">
            <text:p>-0.2410447832275</text:p>
          </table:table-cell>
          <table:table-cell office:value-type="float" office:value="-0.207102078250045" calcext:value-type="float">
            <text:p>-0.207102078250045</text:p>
          </table:table-cell>
          <table:table-cell office:value-type="float" office:value="-0.194550455176424" calcext:value-type="float">
            <text:p>-0.194550455176424</text:p>
          </table:table-cell>
          <table:table-cell office:value-type="float" office:value="-0.197196759960616" calcext:value-type="float">
            <text:p>-0.197196759960616</text:p>
          </table:table-cell>
          <table:table-cell office:value-type="float" office:value="-0.243488922726248" calcext:value-type="float">
            <text:p>-0.243488922726248</text:p>
          </table:table-cell>
          <table:table-cell office:value-type="float" office:value="-0.251509569102317" calcext:value-type="float">
            <text:p>-0.251509569102317</text:p>
          </table:table-cell>
          <table:table-cell office:value-type="float" office:value="-0.256144994670117" calcext:value-type="float">
            <text:p>-0.256144994670117</text:p>
          </table:table-cell>
          <table:table-cell office:value-type="float" office:value="-0.205556565239992" calcext:value-type="float">
            <text:p>-0.205556565239992</text:p>
          </table:table-cell>
          <table:table-cell office:value-type="float" office:value="-0.204353688856023" calcext:value-type="float">
            <text:p>-0.204353688856023</text:p>
          </table:table-cell>
          <table:table-cell office:value-type="float" office:value="-0.215247291326961" calcext:value-type="float">
            <text:p>-0.215247291326961</text:p>
          </table:table-cell>
          <table:table-cell office:value-type="float" office:value="-0.220523880223335" calcext:value-type="float">
            <text:p>-0.220523880223335</text:p>
          </table:table-cell>
          <table:table-cell office:value-type="float" office:value="-0.223701689646047" calcext:value-type="float">
            <text:p>-0.223701689646047</text:p>
          </table:table-cell>
          <table:table-cell office:value-type="float" office:value="-0.224616716502631" calcext:value-type="float">
            <text:p>-0.224616716502631</text:p>
          </table:table-cell>
          <table:table-cell office:value-type="float" office:value="-0.225031458927613" calcext:value-type="float">
            <text:p>-0.225031458927613</text:p>
          </table:table-cell>
          <table:table-cell office:value-type="float" office:value="-0.228144053893413" calcext:value-type="float">
            <text:p>-0.228144053893413</text:p>
          </table:table-cell>
          <table:table-cell office:value-type="float" office:value="-0.217666434024674" calcext:value-type="float">
            <text:p>-0.217666434024674</text:p>
          </table:table-cell>
          <table:table-cell office:value-type="float" office:value="-0.212607103731925" calcext:value-type="float">
            <text:p>-0.212607103731925</text:p>
          </table:table-cell>
          <table:table-cell office:value-type="float" office:value="-0.206054084180137" calcext:value-type="float">
            <text:p>-0.206054084180137</text:p>
          </table:table-cell>
          <table:table-cell office:value-type="float" office:value="-0.204933614579746" calcext:value-type="float">
            <text:p>-0.204933614579746</text:p>
          </table:table-cell>
          <table:table-cell office:value-type="float" office:value="-0.214520576066643" calcext:value-type="float">
            <text:p>-0.214520576066643</text:p>
          </table:table-cell>
          <table:table-cell office:value-type="float" office:value="-0.210427301680846" calcext:value-type="float">
            <text:p>-0.210427301680846</text:p>
          </table:table-cell>
          <table:table-cell office:value-type="float" office:value="-0.214431074212132" calcext:value-type="float">
            <text:p>-0.214431074212132</text:p>
          </table:table-cell>
          <table:table-cell office:value-type="float" office:value="-0.215906282375216" calcext:value-type="float">
            <text:p>-0.215906282375216</text:p>
          </table:table-cell>
          <table:table-cell office:value-type="float" office:value="-0.215471079478995" calcext:value-type="float">
            <text:p>-0.215471079478995</text:p>
          </table:table-cell>
          <table:table-cell office:value-type="float" office:value="-0.215735389560639" calcext:value-type="float">
            <text:p>-0.215735389560639</text:p>
          </table:table-cell>
          <table:table-cell office:value-type="float" office:value="-0.207921731813234" calcext:value-type="float">
            <text:p>-0.207921731813234</text:p>
          </table:table-cell>
          <table:table-cell office:value-type="float" office:value="-0.199791702190659" calcext:value-type="float">
            <text:p>-0.199791702190659</text:p>
          </table:table-cell>
          <table:table-cell office:value-type="float" office:value="-0.196576264474322" calcext:value-type="float">
            <text:p>-0.196576264474322</text:p>
          </table:table-cell>
          <table:table-cell office:value-type="float" office:value="-0.197449349292781" calcext:value-type="float">
            <text:p>-0.197449349292781</text:p>
          </table:table-cell>
          <table:table-cell office:value-type="float" office:value="-0.200709031776754" calcext:value-type="float">
            <text:p>-0.200709031776754</text:p>
          </table:table-cell>
          <table:table-cell office:value-type="float" office:value="-0.204206013956986" calcext:value-type="float">
            <text:p>-0.204206013956986</text:p>
          </table:table-cell>
          <table:table-cell office:value-type="float" office:value="-0.206570159431636" calcext:value-type="float">
            <text:p>-0.206570159431636</text:p>
          </table:table-cell>
          <table:table-cell office:value-type="float" office:value="-0.212896934300639" calcext:value-type="float">
            <text:p>-0.212896934300639</text:p>
          </table:table-cell>
          <table:table-cell office:value-type="float" office:value="-0.212734560629562" calcext:value-type="float">
            <text:p>-0.212734560629562</text:p>
          </table:table-cell>
          <table:table-cell office:value-type="float" office:value="-0.213165312589715" calcext:value-type="float">
            <text:p>-0.213165312589715</text:p>
          </table:table-cell>
          <table:table-cell office:value-type="float" office:value="-0.206147591902733" calcext:value-type="float">
            <text:p>-0.206147591902733</text:p>
          </table:table-cell>
          <table:table-cell office:value-type="float" office:value="-0.198180347500581" calcext:value-type="float">
            <text:p>-0.198180347500581</text:p>
          </table:table-cell>
          <table:table-cell office:value-type="float" office:value="-0.191706501507535" calcext:value-type="float">
            <text:p>-0.191706501507535</text:p>
          </table:table-cell>
          <table:table-cell office:value-type="float" office:value="-0.196588625681161" calcext:value-type="float">
            <text:p>-0.196588625681161</text:p>
          </table:table-cell>
          <table:table-cell office:value-type="float" office:value="-0.209386564874299" calcext:value-type="float">
            <text:p>-0.209386564874299</text:p>
          </table:table-cell>
          <table:table-cell office:value-type="float" office:value="-0.214810768435737" calcext:value-type="float">
            <text:p>-0.214810768435737</text:p>
          </table:table-cell>
          <table:table-cell office:value-type="float" office:value="-0.222489047227272" calcext:value-type="float">
            <text:p>-0.222489047227272</text:p>
          </table:table-cell>
          <table:table-cell office:value-type="float" office:value="-0.224735456131578" calcext:value-type="float">
            <text:p>-0.224735456131578</text:p>
          </table:table-cell>
          <table:table-cell office:value-type="float" office:value="-0.22393654469041" calcext:value-type="float">
            <text:p>-0.22393654469041</text:p>
          </table:table-cell>
          <table:table-cell office:value-type="float" office:value="-0.214751567862687" calcext:value-type="float">
            <text:p>-0.214751567862687</text:p>
          </table:table-cell>
          <table:table-cell office:value-type="float" office:value="-0.202585009198648" calcext:value-type="float">
            <text:p>-0.202585009198648</text:p>
          </table:table-cell>
          <table:table-cell office:value-type="float" office:value="-0.199986232142555" calcext:value-type="float">
            <text:p>-0.199986232142555</text:p>
          </table:table-cell>
          <table:table-cell office:value-type="float" office:value="-0.194584731803059" calcext:value-type="float">
            <text:p>-0.194584731803059</text:p>
          </table:table-cell>
          <table:table-cell office:value-type="float" office:value="-0.197853191806997" calcext:value-type="float">
            <text:p>-0.197853191806997</text:p>
          </table:table-cell>
          <table:table-cell office:value-type="float" office:value="-0.20667235869557" calcext:value-type="float">
            <text:p>-0.20667235869557</text:p>
          </table:table-cell>
          <table:table-cell office:value-type="float" office:value="-0.212095793767387" calcext:value-type="float">
            <text:p>-0.212095793767387</text:p>
          </table:table-cell>
          <table:table-cell office:value-type="float" office:value="-0.214136999189417" calcext:value-type="float">
            <text:p>-0.214136999189417</text:p>
          </table:table-cell>
          <table:table-cell office:value-type="float" office:value="-0.216770264982855" calcext:value-type="float">
            <text:p>-0.216770264982855</text:p>
          </table:table-cell>
          <table:table-cell office:value-type="float" office:value="-0.22581345979421" calcext:value-type="float">
            <text:p>-0.22581345979421</text:p>
          </table:table-cell>
          <table:table-cell office:value-type="float" office:value="-0.228074557968508" calcext:value-type="float">
            <text:p>-0.228074557968508</text:p>
          </table:table-cell>
          <table:table-cell office:value-type="float" office:value="-0.213987896444128" calcext:value-type="float">
            <text:p>-0.213987896444128</text:p>
          </table:table-cell>
          <table:table-cell office:value-type="float" office:value="-0.208453618158569" calcext:value-type="float">
            <text:p>-0.208453618158569</text:p>
          </table:table-cell>
          <table:table-cell office:value-type="float" office:value="-0.205974086599359" calcext:value-type="float">
            <text:p>-0.205974086599359</text:p>
          </table:table-cell>
          <table:table-cell office:value-type="float" office:value="-0.197159090108578" calcext:value-type="float">
            <text:p>-0.197159090108578</text:p>
          </table:table-cell>
          <table:table-cell office:value-type="float" office:value="-0.19510349514805" calcext:value-type="float">
            <text:p>-0.19510349514805</text:p>
          </table:table-cell>
          <table:table-cell office:value-type="float" office:value="-0.196493432960625" calcext:value-type="float">
            <text:p>-0.196493432960625</text:p>
          </table:table-cell>
          <table:table-cell office:value-type="float" office:value="-0.203193019279282" calcext:value-type="float">
            <text:p>-0.203193019279282</text:p>
          </table:table-cell>
          <table:table-cell office:value-type="float" office:value="-0.20699610122819" calcext:value-type="float">
            <text:p>-0.20699610122819</text:p>
          </table:table-cell>
          <table:table-cell office:value-type="float" office:value="-0.210140224429749" calcext:value-type="float">
            <text:p>-0.210140224429749</text:p>
          </table:table-cell>
          <table:table-cell office:value-type="float" office:value="-0.220747132166393" calcext:value-type="float">
            <text:p>-0.220747132166393</text:p>
          </table:table-cell>
          <table:table-cell office:value-type="float" office:value="-0.223476641625517" calcext:value-type="float">
            <text:p>-0.223476641625517</text:p>
          </table:table-cell>
          <table:table-cell office:value-type="float" office:value="-0.215498600511746" calcext:value-type="float">
            <text:p>-0.215498600511746</text:p>
          </table:table-cell>
          <table:table-cell office:value-type="float" office:value="-0.207224193800608" calcext:value-type="float">
            <text:p>-0.207224193800608</text:p>
          </table:table-cell>
          <table:table-cell office:value-type="float" office:value="-0.200147463749072" calcext:value-type="float">
            <text:p>-0.200147463749072</text:p>
          </table:table-cell>
          <table:table-cell office:value-type="float" office:value="-0.201434568988512" calcext:value-type="float">
            <text:p>-0.201434568988512</text:p>
          </table:table-cell>
          <table:table-cell office:value-type="float" office:value="-0.208764931818561" calcext:value-type="float">
            <text:p>-0.208764931818561</text:p>
          </table:table-cell>
          <table:table-cell office:value-type="float" office:value="-0.20973908098935" calcext:value-type="float">
            <text:p>-0.20973908098935</text:p>
          </table:table-cell>
          <table:table-cell office:value-type="float" office:value="-0.218878228803245" calcext:value-type="float">
            <text:p>-0.218878228803245</text:p>
          </table:table-cell>
          <table:table-cell office:value-type="float" office:value="-0.220425218612358" calcext:value-type="float">
            <text:p>-0.220425218612358</text:p>
          </table:table-cell>
          <table:table-cell office:value-type="float" office:value="-0.222464532296414" calcext:value-type="float">
            <text:p>-0.222464532296414</text:p>
          </table:table-cell>
          <table:table-cell office:value-type="float" office:value="-0.216067288200884" calcext:value-type="float">
            <text:p>-0.216067288200884</text:p>
          </table:table-cell>
          <table:table-cell office:value-type="float" office:value="-0.207815471528997" calcext:value-type="float">
            <text:p>-0.207815471528997</text:p>
          </table:table-cell>
          <table:table-cell office:value-type="float" office:value="-0.200251849643331" calcext:value-type="float">
            <text:p>-0.200251849643331</text:p>
          </table:table-cell>
          <table:table-cell office:value-type="float" office:value="-0.200643895344863" calcext:value-type="float">
            <text:p>-0.200643895344863</text:p>
          </table:table-cell>
          <table:table-cell office:value-type="float" office:value="-0.204979929536813" calcext:value-type="float">
            <text:p>-0.204979929536813</text:p>
          </table:table-cell>
          <table:table-cell office:value-type="float" office:value="-0.20588318980104" calcext:value-type="float">
            <text:p>-0.20588318980104</text:p>
          </table:table-cell>
          <table:table-cell office:value-type="float" office:value="-0.214022248421266" calcext:value-type="float">
            <text:p>-0.214022248421266</text:p>
          </table:table-cell>
          <table:table-cell office:value-type="float" office:value="-0.212937167414987" calcext:value-type="float">
            <text:p>-0.212937167414987</text:p>
          </table:table-cell>
          <table:table-cell office:value-type="float" office:value="-0.215945440160578" calcext:value-type="float">
            <text:p>-0.215945440160578</text:p>
          </table:table-cell>
          <table:table-cell office:value-type="float" office:value="-0.216744547648664" calcext:value-type="float">
            <text:p>-0.216744547648664</text:p>
          </table:table-cell>
          <table:table-cell office:value-type="float" office:value="-0.218009369516283" calcext:value-type="float">
            <text:p>-0.218009369516283</text:p>
          </table:table-cell>
          <table:table-cell office:value-type="float" office:value="-0.216218698855004" calcext:value-type="float">
            <text:p>-0.216218698855004</text:p>
          </table:table-cell>
          <table:table-cell office:value-type="float" office:value="-0.211075000347237" calcext:value-type="float">
            <text:p>-0.211075000347237</text:p>
          </table:table-cell>
          <table:table-cell office:value-type="float" office:value="-0.209116818220373" calcext:value-type="float">
            <text:p>-0.209116818220373</text:p>
          </table:table-cell>
          <table:table-cell office:value-type="float" office:value="-0.210518207893777" calcext:value-type="float">
            <text:p>-0.210518207893777</text:p>
          </table:table-cell>
          <table:table-cell office:value-type="float" office:value="-0.203067298494689" calcext:value-type="float">
            <text:p>-0.203067298494689</text:p>
          </table:table-cell>
          <table:table-cell office:value-type="float" office:value="-0.199675930415085" calcext:value-type="float">
            <text:p>-0.199675930415085</text:p>
          </table:table-cell>
          <table:table-cell office:value-type="float" office:value="-0.200102771045229" calcext:value-type="float">
            <text:p>-0.200102771045229</text:p>
          </table:table-cell>
          <table:table-cell office:value-type="float" office:value="-0.202266938482536" calcext:value-type="float">
            <text:p>-0.202266938482536</text:p>
          </table:table-cell>
          <table:table-cell office:value-type="float" office:value="-0.205566910021242" calcext:value-type="float">
            <text:p>-0.205566910021242</text:p>
          </table:table-cell>
          <table:table-cell office:value-type="float" office:value="-0.209365843887869" calcext:value-type="float">
            <text:p>-0.209365843887869</text:p>
          </table:table-cell>
          <table:table-cell office:value-type="float" office:value="-0.210455196951889" calcext:value-type="float">
            <text:p>-0.210455196951889</text:p>
          </table:table-cell>
          <table:table-cell office:value-type="float" office:value="-0.214867216298515" calcext:value-type="float">
            <text:p>-0.214867216298515</text:p>
          </table:table-cell>
          <table:table-cell office:value-type="float" office:value="-0.21904128235844" calcext:value-type="float">
            <text:p>-0.21904128235844</text:p>
          </table:table-cell>
          <table:table-cell office:value-type="float" office:value="-0.219059386981397" calcext:value-type="float">
            <text:p>-0.219059386981397</text:p>
          </table:table-cell>
          <table:table-cell office:value-type="float" office:value="-0.219159748977517" calcext:value-type="float">
            <text:p>-0.219159748977517</text:p>
          </table:table-cell>
          <table:table-cell office:value-type="float" office:value="-0.21820313086813" calcext:value-type="float">
            <text:p>-0.21820313086813</text:p>
          </table:table-cell>
          <table:table-cell office:value-type="float" office:value="-0.217876458824761" calcext:value-type="float">
            <text:p>-0.217876458824761</text:p>
          </table:table-cell>
          <table:table-cell office:value-type="float" office:value="-0.219374469497936" calcext:value-type="float">
            <text:p>-0.219374469497936</text:p>
          </table:table-cell>
          <table:table-cell office:value-type="float" office:value="-0.215260590476261" calcext:value-type="float">
            <text:p>-0.215260590476261</text:p>
          </table:table-cell>
          <table:table-cell office:value-type="float" office:value="-0.208514273389745" calcext:value-type="float">
            <text:p>-0.208514273389745</text:p>
          </table:table-cell>
          <table:table-cell office:value-type="float" office:value="-0.204680051703767" calcext:value-type="float">
            <text:p>-0.204680051703767</text:p>
          </table:table-cell>
          <table:table-cell office:value-type="float" office:value="-0.201114606913839" calcext:value-type="float">
            <text:p>-0.201114606913839</text:p>
          </table:table-cell>
          <table:table-cell office:value-type="float" office:value="-0.204560697643218" calcext:value-type="float">
            <text:p>-0.204560697643218</text:p>
          </table:table-cell>
          <table:table-cell office:value-type="float" office:value="-0.214076207163599" calcext:value-type="float">
            <text:p>-0.214076207163599</text:p>
          </table:table-cell>
          <table:table-cell office:value-type="float" office:value="-0.223280087502472" calcext:value-type="float">
            <text:p>-0.223280087502472</text:p>
          </table:table-cell>
          <table:table-cell office:value-type="float" office:value="-0.226768565035422" calcext:value-type="float">
            <text:p>-0.226768565035422</text:p>
          </table:table-cell>
          <table:table-cell office:value-type="float" office:value="-0.227188951307551" calcext:value-type="float">
            <text:p>-0.227188951307551</text:p>
          </table:table-cell>
          <table:table-cell office:value-type="float" office:value="-0.230342379366895" calcext:value-type="float">
            <text:p>-0.230342379366895</text:p>
          </table:table-cell>
          <table:table-cell office:value-type="float" office:value="-0.2186884518638" calcext:value-type="float">
            <text:p>-0.2186884518638</text:p>
          </table:table-cell>
          <table:table-cell office:value-type="float" office:value="-0.207177222279421" calcext:value-type="float">
            <text:p>-0.207177222279421</text:p>
          </table:table-cell>
          <table:table-cell office:value-type="float" office:value="-0.2075125858917" calcext:value-type="float">
            <text:p>-0.2075125858917</text:p>
          </table:table-cell>
          <table:table-cell office:value-type="float" office:value="-0.200548085826023" calcext:value-type="float">
            <text:p>-0.200548085826023</text:p>
          </table:table-cell>
          <table:table-cell office:value-type="float" office:value="-0.197807855004936" calcext:value-type="float">
            <text:p>-0.197807855004936</text:p>
          </table:table-cell>
          <table:table-cell office:value-type="float" office:value="-0.205404214608905" calcext:value-type="float">
            <text:p>-0.205404214608905</text:p>
          </table:table-cell>
          <table:table-cell office:value-type="float" office:value="-0.213079181509923" calcext:value-type="float">
            <text:p>-0.213079181509923</text:p>
          </table:table-cell>
          <table:table-cell office:value-type="float" office:value="-0.214265848898539" calcext:value-type="float">
            <text:p>-0.214265848898539</text:p>
          </table:table-cell>
          <table:table-cell office:value-type="float" office:value="-0.214739055214156" calcext:value-type="float">
            <text:p>-0.214739055214156</text:p>
          </table:table-cell>
          <table:table-cell office:value-type="float" office:value="-0.211645034135131" calcext:value-type="float">
            <text:p>-0.211645034135131</text:p>
          </table:table-cell>
          <table:table-cell office:value-type="float" office:value="-0.195922964827698" calcext:value-type="float">
            <text:p>-0.195922964827698</text:p>
          </table:table-cell>
          <table:table-cell office:value-type="float" office:value="-0.194648180060165" calcext:value-type="float">
            <text:p>-0.194648180060165</text:p>
          </table:table-cell>
          <table:table-cell office:value-type="float" office:value="-0.192584455339961" calcext:value-type="float">
            <text:p>-0.192584455339961</text:p>
          </table:table-cell>
          <table:table-cell office:value-type="float" office:value="-0.192598111181559" calcext:value-type="float">
            <text:p>-0.192598111181559</text:p>
          </table:table-cell>
          <table:table-cell office:value-type="float" office:value="-0.19548086316689" calcext:value-type="float">
            <text:p>-0.19548086316689</text:p>
          </table:table-cell>
          <table:table-cell office:value-type="float" office:value="-0.203625236234332" calcext:value-type="float">
            <text:p>-0.203625236234332</text:p>
          </table:table-cell>
          <table:table-cell office:value-type="float" office:value="-0.208124321624887" calcext:value-type="float">
            <text:p>-0.208124321624887</text:p>
          </table:table-cell>
          <table:table-cell office:value-type="float" office:value="-0.207621810332063" calcext:value-type="float">
            <text:p>-0.207621810332063</text:p>
          </table:table-cell>
          <table:table-cell office:value-type="float" office:value="-0.206025280118006" calcext:value-type="float">
            <text:p>-0.206025280118006</text:p>
          </table:table-cell>
          <table:table-cell office:value-type="float" office:value="-0.205142461122744" calcext:value-type="float">
            <text:p>-0.205142461122744</text:p>
          </table:table-cell>
          <table:table-cell office:value-type="float" office:value="-0.207634310079248" calcext:value-type="float">
            <text:p>-0.207634310079248</text:p>
          </table:table-cell>
          <table:table-cell office:value-type="float" office:value="-0.203944163055612" calcext:value-type="float">
            <text:p>-0.203944163055612</text:p>
          </table:table-cell>
          <table:table-cell office:value-type="float" office:value="-0.198518145814178" calcext:value-type="float">
            <text:p>-0.198518145814178</text:p>
          </table:table-cell>
          <table:table-cell office:value-type="float" office:value="-0.18359321090199" calcext:value-type="float">
            <text:p>-0.18359321090199</text:p>
          </table:table-cell>
          <table:table-cell office:value-type="float" office:value="-0.178548288294081" calcext:value-type="float">
            <text:p>-0.178548288294081</text:p>
          </table:table-cell>
          <table:table-cell office:value-type="float" office:value="-0.177082660867651" calcext:value-type="float">
            <text:p>-0.177082660867651</text:p>
          </table:table-cell>
          <table:table-cell office:value-type="float" office:value="-0.180537599835482" calcext:value-type="float">
            <text:p>-0.180537599835482</text:p>
          </table:table-cell>
          <table:table-cell office:value-type="float" office:value="-0.188603544345064" calcext:value-type="float">
            <text:p>-0.188603544345064</text:p>
          </table:table-cell>
          <table:table-cell office:value-type="float" office:value="-0.187631168404026" calcext:value-type="float">
            <text:p>-0.187631168404026</text:p>
          </table:table-cell>
          <table:table-cell office:value-type="float" office:value="-0.186043957976861" calcext:value-type="float">
            <text:p>-0.186043957976861</text:p>
          </table:table-cell>
          <table:table-cell office:value-type="float" office:value="-0.187664757599945" calcext:value-type="float">
            <text:p>-0.187664757599945</text:p>
          </table:table-cell>
          <table:table-cell office:value-type="float" office:value="-0.183460839059863" calcext:value-type="float">
            <text:p>-0.183460839059863</text:p>
          </table:table-cell>
          <table:table-cell office:value-type="float" office:value="-0.174656075391616" calcext:value-type="float">
            <text:p>-0.174656075391616</text:p>
          </table:table-cell>
          <table:table-cell office:value-type="float" office:value="-0.173407652800158" calcext:value-type="float">
            <text:p>-0.173407652800158</text:p>
          </table:table-cell>
          <table:table-cell office:value-type="float" office:value="-0.179629855108037" calcext:value-type="float">
            <text:p>-0.179629855108037</text:p>
          </table:table-cell>
          <table:table-cell office:value-type="float" office:value="-0.180499085507844" calcext:value-type="float">
            <text:p>-0.180499085507844</text:p>
          </table:table-cell>
          <table:table-cell office:value-type="float" office:value="-0.180798142244127" calcext:value-type="float">
            <text:p>-0.180798142244127</text:p>
          </table:table-cell>
          <table:table-cell office:value-type="float" office:value="-0.179849459687435" calcext:value-type="float">
            <text:p>-0.179849459687435</text:p>
          </table:table-cell>
          <table:table-cell office:value-type="float" office:value="-0.177365401758752" calcext:value-type="float">
            <text:p>-0.177365401758752</text:p>
          </table:table-cell>
          <table:table-cell office:value-type="float" office:value="-0.17324079621839" calcext:value-type="float">
            <text:p>-0.17324079621839</text:p>
          </table:table-cell>
          <table:table-cell office:value-type="float" office:value="-0.169930139549222" calcext:value-type="float">
            <text:p>-0.169930139549222</text:p>
          </table:table-cell>
          <table:table-cell office:value-type="float" office:value="-0.167799780692126" calcext:value-type="float">
            <text:p>-0.167799780692126</text:p>
          </table:table-cell>
          <table:table-cell office:value-type="float" office:value="-0.173272714652684" calcext:value-type="float">
            <text:p>-0.173272714652684</text:p>
          </table:table-cell>
          <table:table-cell office:value-type="float" office:value="-0.177651983895783" calcext:value-type="float">
            <text:p>-0.177651983895783</text:p>
          </table:table-cell>
          <table:table-cell office:value-type="float" office:value="-0.181254222545154" calcext:value-type="float">
            <text:p>-0.181254222545154</text:p>
          </table:table-cell>
          <table:table-cell office:value-type="float" office:value="-0.188862874863785" calcext:value-type="float">
            <text:p>-0.188862874863785</text:p>
          </table:table-cell>
          <table:table-cell office:value-type="float" office:value="-0.191746130055035" calcext:value-type="float">
            <text:p>-0.191746130055035</text:p>
          </table:table-cell>
          <table:table-cell office:value-type="float" office:value="-0.194336827894499" calcext:value-type="float">
            <text:p>-0.194336827894499</text:p>
          </table:table-cell>
          <table:table-cell office:value-type="float" office:value="-0.198879602366192" calcext:value-type="float">
            <text:p>-0.198879602366192</text:p>
          </table:table-cell>
          <table:table-cell office:value-type="float" office:value="-0.20286450684011" calcext:value-type="float">
            <text:p>-0.20286450684011</text:p>
          </table:table-cell>
          <table:table-cell office:value-type="float" office:value="-0.202346262523612" calcext:value-type="float">
            <text:p>-0.202346262523612</text:p>
          </table:table-cell>
          <table:table-cell office:value-type="float" office:value="-0.201849699801086" calcext:value-type="float">
            <text:p>-0.201849699801086</text:p>
          </table:table-cell>
          <table:table-cell office:value-type="float" office:value="-0.200988680683976" calcext:value-type="float">
            <text:p>-0.200988680683976</text:p>
          </table:table-cell>
          <table:table-cell office:value-type="float" office:value="-0.196268451419438" calcext:value-type="float">
            <text:p>-0.196268451419438</text:p>
          </table:table-cell>
          <table:table-cell office:value-type="float" office:value="-0.192661454257973" calcext:value-type="float">
            <text:p>-0.192661454257973</text:p>
          </table:table-cell>
          <table:table-cell office:value-type="float" office:value="-0.18793546567008" calcext:value-type="float">
            <text:p>-0.18793546567008</text:p>
          </table:table-cell>
          <table:table-cell office:value-type="float" office:value="-0.190613504747042" calcext:value-type="float">
            <text:p>-0.190613504747042</text:p>
          </table:table-cell>
          <table:table-cell office:value-type="float" office:value="-0.194613062712589" calcext:value-type="float">
            <text:p>-0.194613062712589</text:p>
          </table:table-cell>
          <table:table-cell office:value-type="float" office:value="-0.201125237150767" calcext:value-type="float">
            <text:p>-0.201125237150767</text:p>
          </table:table-cell>
          <table:table-cell office:value-type="float" office:value="-0.207119616019272" calcext:value-type="float">
            <text:p>-0.207119616019272</text:p>
          </table:table-cell>
          <table:table-cell office:value-type="float" office:value="-0.212418086121191" calcext:value-type="float">
            <text:p>-0.212418086121191</text:p>
          </table:table-cell>
          <table:table-cell office:value-type="float" office:value="-0.212485539396282" calcext:value-type="float">
            <text:p>-0.212485539396282</text:p>
          </table:table-cell>
          <table:table-cell office:value-type="float" office:value="-0.204448630151812" calcext:value-type="float">
            <text:p>-0.204448630151812</text:p>
          </table:table-cell>
          <table:table-cell office:value-type="float" office:value="-0.196071873130033" calcext:value-type="float">
            <text:p>-0.196071873130033</text:p>
          </table:table-cell>
          <table:table-cell office:value-type="float" office:value="-0.189586946466479" calcext:value-type="float">
            <text:p>-0.189586946466479</text:p>
          </table:table-cell>
          <table:table-cell office:value-type="float" office:value="-0.19572288164718" calcext:value-type="float">
            <text:p>-0.19572288164718</text:p>
          </table:table-cell>
          <table:table-cell office:value-type="float" office:value="-0.20556450432536" calcext:value-type="float">
            <text:p>-0.20556450432536</text:p>
          </table:table-cell>
          <table:table-cell office:value-type="float" office:value="-0.212581797417071" calcext:value-type="float">
            <text:p>-0.212581797417071</text:p>
          </table:table-cell>
          <table:table-cell office:value-type="float" office:value="-0.219845706446304" calcext:value-type="float">
            <text:p>-0.219845706446304</text:p>
          </table:table-cell>
          <table:table-cell office:value-type="float" office:value="-0.220920052307539" calcext:value-type="float">
            <text:p>-0.220920052307539</text:p>
          </table:table-cell>
          <table:table-cell office:value-type="float" office:value="-0.219057292549361" calcext:value-type="float">
            <text:p>-0.219057292549361</text:p>
          </table:table-cell>
          <table:table-cell office:value-type="float" office:value="-0.219008434083834" calcext:value-type="float">
            <text:p>-0.219008434083834</text:p>
          </table:table-cell>
          <table:table-cell office:value-type="float" office:value="-0.202094677530467" calcext:value-type="float">
            <text:p>-0.202094677530467</text:p>
          </table:table-cell>
          <table:table-cell office:value-type="float" office:value="-0.190820172024089" calcext:value-type="float">
            <text:p>-0.190820172024089</text:p>
          </table:table-cell>
          <table:table-cell office:value-type="float" office:value="-0.196855122622379" calcext:value-type="float">
            <text:p>-0.196855122622379</text:p>
          </table:table-cell>
          <table:table-cell office:value-type="float" office:value="-0.209403167066677" calcext:value-type="float">
            <text:p>-0.209403167066677</text:p>
          </table:table-cell>
          <table:table-cell office:value-type="float" office:value="-0.218838410775288" calcext:value-type="float">
            <text:p>-0.218838410775288</text:p>
          </table:table-cell>
          <table:table-cell office:value-type="float" office:value="-0.229242953839716" calcext:value-type="float">
            <text:p>-0.229242953839716</text:p>
          </table:table-cell>
          <table:table-cell office:value-type="float" office:value="-0.233070378357253" calcext:value-type="float">
            <text:p>-0.233070378357253</text:p>
          </table:table-cell>
          <table:table-cell office:value-type="float" office:value="-0.23330189162003" calcext:value-type="float">
            <text:p>-0.23330189162003</text:p>
          </table:table-cell>
          <table:table-cell office:value-type="float" office:value="-0.234895874113777" calcext:value-type="float">
            <text:p>-0.234895874113777</text:p>
          </table:table-cell>
          <table:table-cell office:value-type="float" office:value="-0.23183642334388" calcext:value-type="float">
            <text:p>-0.23183642334388</text:p>
          </table:table-cell>
          <table:table-cell office:value-type="float" office:value="-0.207077734027552" calcext:value-type="float">
            <text:p>-0.207077734027552</text:p>
          </table:table-cell>
          <table:table-cell office:value-type="float" office:value="-0.195707303534764" calcext:value-type="float">
            <text:p>-0.195707303534764</text:p>
          </table:table-cell>
          <table:table-cell office:value-type="float" office:value="-0.20456004631765" calcext:value-type="float">
            <text:p>-0.20456004631765</text:p>
          </table:table-cell>
          <table:table-cell office:value-type="float" office:value="-0.211776250939863" calcext:value-type="float">
            <text:p>-0.211776250939863</text:p>
          </table:table-cell>
          <table:table-cell office:value-type="float" office:value="-0.220973397422294" calcext:value-type="float">
            <text:p>-0.220973397422294</text:p>
          </table:table-cell>
          <table:table-cell office:value-type="float" office:value="-0.231357072002642" calcext:value-type="float">
            <text:p>-0.231357072002642</text:p>
          </table:table-cell>
          <table:table-cell office:value-type="float" office:value="-0.236861247153723" calcext:value-type="float">
            <text:p>-0.236861247153723</text:p>
          </table:table-cell>
          <table:table-cell office:value-type="float" office:value="-0.238735759731833" calcext:value-type="float">
            <text:p>-0.238735759731833</text:p>
          </table:table-cell>
          <table:table-cell office:value-type="float" office:value="-0.214570030167928" calcext:value-type="float">
            <text:p>-0.214570030167928</text:p>
          </table:table-cell>
          <table:table-cell office:value-type="float" office:value="-0.201546809565486" calcext:value-type="float">
            <text:p>-0.201546809565486</text:p>
          </table:table-cell>
          <table:table-cell office:value-type="float" office:value="-0.203141503059155" calcext:value-type="float">
            <text:p>-0.203141503059155</text:p>
          </table:table-cell>
          <table:table-cell office:value-type="float" office:value="-0.207998213762593" calcext:value-type="float">
            <text:p>-0.207998213762593</text:p>
          </table:table-cell>
          <table:table-cell office:value-type="float" office:value="-0.216073519561664" calcext:value-type="float">
            <text:p>-0.216073519561664</text:p>
          </table:table-cell>
          <table:table-cell office:value-type="float" office:value="-0.2283973826729" calcext:value-type="float">
            <text:p>-0.2283973826729</text:p>
          </table:table-cell>
          <table:table-cell office:value-type="float" office:value="-0.240643306073881" calcext:value-type="float">
            <text:p>-0.240643306073881</text:p>
          </table:table-cell>
          <table:table-cell office:value-type="float" office:value="-0.244475574857538" calcext:value-type="float">
            <text:p>-0.244475574857538</text:p>
          </table:table-cell>
          <table:table-cell office:value-type="float" office:value="-0.24464237990719" calcext:value-type="float">
            <text:p>-0.24464237990719</text:p>
          </table:table-cell>
          <table:table-cell office:value-type="float" office:value="-0.219092068808452" calcext:value-type="float">
            <text:p>-0.219092068808452</text:p>
          </table:table-cell>
          <table:table-cell office:value-type="float" office:value="-0.212551036436193" calcext:value-type="float">
            <text:p>-0.212551036436193</text:p>
          </table:table-cell>
          <table:table-cell office:value-type="float" office:value="-0.210499067390707" calcext:value-type="float">
            <text:p>-0.210499067390707</text:p>
          </table:table-cell>
          <table:table-cell office:value-type="float" office:value="-0.213941776573609" calcext:value-type="float">
            <text:p>-0.213941776573609</text:p>
          </table:table-cell>
          <table:table-cell office:value-type="float" office:value="-0.228629282014397" calcext:value-type="float">
            <text:p>-0.228629282014397</text:p>
          </table:table-cell>
          <table:table-cell office:value-type="float" office:value="-0.23528145536604" calcext:value-type="float">
            <text:p>-0.23528145536604</text:p>
          </table:table-cell>
          <table:table-cell office:value-type="float" office:value="-0.246074571275451" calcext:value-type="float">
            <text:p>-0.246074571275451</text:p>
          </table:table-cell>
          <table:table-cell office:value-type="float" office:value="-0.249057817220158" calcext:value-type="float">
            <text:p>-0.249057817220158</text:p>
          </table:table-cell>
          <table:table-cell office:value-type="float" office:value="-0.249081766706261" calcext:value-type="float">
            <text:p>-0.249081766706261</text:p>
          </table:table-cell>
          <table:table-cell office:value-type="float" office:value="-0.222957473525946" calcext:value-type="float">
            <text:p>-0.222957473525946</text:p>
          </table:table-cell>
          <table:table-cell office:value-type="float" office:value="-0.211319083533437" calcext:value-type="float">
            <text:p>-0.211319083533437</text:p>
          </table:table-cell>
          <table:table-cell office:value-type="float" office:value="-0.216136456842133" calcext:value-type="float">
            <text:p>-0.216136456842133</text:p>
          </table:table-cell>
          <table:table-cell office:value-type="float" office:value="-0.230603141094605" calcext:value-type="float">
            <text:p>-0.230603141094605</text:p>
          </table:table-cell>
          <table:table-cell office:value-type="float" office:value="-0.237182393541639" calcext:value-type="float">
            <text:p>-0.237182393541639</text:p>
          </table:table-cell>
          <table:table-cell office:value-type="float" office:value="-0.245719352362153" calcext:value-type="float">
            <text:p>-0.245719352362153</text:p>
          </table:table-cell>
          <table:table-cell office:value-type="float" office:value="-0.247921077991467" calcext:value-type="float">
            <text:p>-0.247921077991467</text:p>
          </table:table-cell>
          <table:table-cell office:value-type="float" office:value="-0.24720393649705" calcext:value-type="float">
            <text:p>-0.24720393649705</text:p>
          </table:table-cell>
          <table:table-cell office:value-type="float" office:value="-0.216632921182711" calcext:value-type="float">
            <text:p>-0.216632921182711</text:p>
          </table:table-cell>
          <table:table-cell office:value-type="float" office:value="-0.209174061287584" calcext:value-type="float">
            <text:p>-0.209174061287584</text:p>
          </table:table-cell>
          <table:table-cell office:value-type="float" office:value="-0.219091594839852" calcext:value-type="float">
            <text:p>-0.219091594839852</text:p>
          </table:table-cell>
          <table:table-cell office:value-type="float" office:value="-0.233209825161322" calcext:value-type="float">
            <text:p>-0.233209825161322</text:p>
          </table:table-cell>
          <table:table-cell office:value-type="float" office:value="-0.244132417791879" calcext:value-type="float">
            <text:p>-0.244132417791879</text:p>
          </table:table-cell>
          <table:table-cell office:value-type="float" office:value="-0.249017002320033" calcext:value-type="float">
            <text:p>-0.249017002320033</text:p>
          </table:table-cell>
          <table:table-cell office:value-type="float" office:value="-0.253062197440318" calcext:value-type="float">
            <text:p>-0.253062197440318</text:p>
          </table:table-cell>
          <table:table-cell office:value-type="float" office:value="-0.222753787785374" calcext:value-type="float">
            <text:p>-0.222753787785374</text:p>
          </table:table-cell>
          <table:table-cell office:value-type="float" office:value="-0.208592189193484" calcext:value-type="float">
            <text:p>-0.208592189193484</text:p>
          </table:table-cell>
          <table:table-cell office:value-type="float" office:value="-0.209148697651334" calcext:value-type="float">
            <text:p>-0.209148697651334</text:p>
          </table:table-cell>
          <table:table-cell office:value-type="float" office:value="-0.213750984628694" calcext:value-type="float">
            <text:p>-0.213750984628694</text:p>
          </table:table-cell>
          <table:table-cell office:value-type="float" office:value="-0.219808280134453" calcext:value-type="float">
            <text:p>-0.219808280134453</text:p>
          </table:table-cell>
          <table:table-cell office:value-type="float" office:value="-0.230733251422657" calcext:value-type="float">
            <text:p>-0.230733251422657</text:p>
          </table:table-cell>
          <table:table-cell office:value-type="float" office:value="-0.238247490671737" calcext:value-type="float">
            <text:p>-0.238247490671737</text:p>
          </table:table-cell>
          <table:table-cell office:value-type="float" office:value="-0.243804873920908" calcext:value-type="float">
            <text:p>-0.243804873920908</text:p>
          </table:table-cell>
          <table:table-cell office:value-type="float" office:value="-0.246610177012602" calcext:value-type="float">
            <text:p>-0.246610177012602</text:p>
          </table:table-cell>
          <table:table-cell office:value-type="float" office:value="-0.241843364296475" calcext:value-type="float">
            <text:p>-0.241843364296475</text:p>
          </table:table-cell>
          <table:table-cell office:value-type="float" office:value="-0.220567284339477" calcext:value-type="float">
            <text:p>-0.220567284339477</text:p>
          </table:table-cell>
          <table:table-cell office:value-type="float" office:value="-0.20723670665397" calcext:value-type="float">
            <text:p>-0.20723670665397</text:p>
          </table:table-cell>
          <table:table-cell office:value-type="float" office:value="-0.203952239076079" calcext:value-type="float">
            <text:p>-0.203952239076079</text:p>
          </table:table-cell>
          <table:table-cell office:value-type="float" office:value="-0.214008572668505" calcext:value-type="float">
            <text:p>-0.214008572668505</text:p>
          </table:table-cell>
          <table:table-cell office:value-type="float" office:value="-0.221992573147517" calcext:value-type="float">
            <text:p>-0.221992573147517</text:p>
          </table:table-cell>
          <table:table-cell office:value-type="float" office:value="-0.225765976019328" calcext:value-type="float">
            <text:p>-0.225765976019328</text:p>
          </table:table-cell>
          <table:table-cell office:value-type="float" office:value="-0.228427016731584" calcext:value-type="float">
            <text:p>-0.228427016731584</text:p>
          </table:table-cell>
          <table:table-cell office:value-type="float" office:value="-0.234007142771588" calcext:value-type="float">
            <text:p>-0.234007142771588</text:p>
          </table:table-cell>
          <table:table-cell office:value-type="float" office:value="-0.238814015755863" calcext:value-type="float">
            <text:p>-0.238814015755863</text:p>
          </table:table-cell>
          <table:table-cell office:value-type="float" office:value="-0.239442506205313" calcext:value-type="float">
            <text:p>-0.239442506205313</text:p>
          </table:table-cell>
          <table:table-cell office:value-type="float" office:value="-0.240147546652935" calcext:value-type="float">
            <text:p>-0.240147546652935</text:p>
          </table:table-cell>
          <table:table-cell office:value-type="float" office:value="-0.239120685882758" calcext:value-type="float">
            <text:p>-0.239120685882758</text:p>
          </table:table-cell>
          <table:table-cell office:value-type="float" office:value="-0.204065972300665" calcext:value-type="float">
            <text:p>-0.204065972300665</text:p>
          </table:table-cell>
          <table:table-cell office:value-type="float" office:value="-0.197607576156274" calcext:value-type="float">
            <text:p>-0.197607576156274</text:p>
          </table:table-cell>
          <table:table-cell office:value-type="float" office:value="-0.197851188931046" calcext:value-type="float">
            <text:p>-0.197851188931046</text:p>
          </table:table-cell>
          <table:table-cell office:value-type="float" office:value="-0.206157387554645" calcext:value-type="float">
            <text:p>-0.206157387554645</text:p>
          </table:table-cell>
          <table:table-cell office:value-type="float" office:value="-0.212130698250917" calcext:value-type="float">
            <text:p>-0.212130698250917</text:p>
          </table:table-cell>
          <table:table-cell office:value-type="float" office:value="-0.218851080984321" calcext:value-type="float">
            <text:p>-0.218851080984321</text:p>
          </table:table-cell>
          <table:table-cell office:value-type="float" office:value="-0.230710601254473" calcext:value-type="float">
            <text:p>-0.230710601254473</text:p>
          </table:table-cell>
          <table:table-cell office:value-type="float" office:value="-0.229795398274814" calcext:value-type="float">
            <text:p>-0.229795398274814</text:p>
          </table:table-cell>
          <table:table-cell office:value-type="float" office:value="-0.230620829045743" calcext:value-type="float">
            <text:p>-0.230620829045743</text:p>
          </table:table-cell>
          <table:table-cell office:value-type="float" office:value="-0.216482503401211" calcext:value-type="float">
            <text:p>-0.216482503401211</text:p>
          </table:table-cell>
          <table:table-cell office:value-type="float" office:value="-0.203359927638153" calcext:value-type="float">
            <text:p>-0.203359927638153</text:p>
          </table:table-cell>
          <table:table-cell office:value-type="float" office:value="-0.190759016690208" calcext:value-type="float">
            <text:p>-0.190759016690208</text:p>
          </table:table-cell>
          <table:table-cell office:value-type="float" office:value="-0.189692853654235" calcext:value-type="float">
            <text:p>-0.189692853654235</text:p>
          </table:table-cell>
          <table:table-cell office:value-type="float" office:value="-0.192381060775219" calcext:value-type="float">
            <text:p>-0.192381060775219</text:p>
          </table:table-cell>
          <table:table-cell office:value-type="float" office:value="-0.196739760368946" calcext:value-type="float">
            <text:p>-0.196739760368946</text:p>
          </table:table-cell>
          <table:table-cell office:value-type="float" office:value="-0.20115506421998" calcext:value-type="float">
            <text:p>-0.20115506421998</text:p>
          </table:table-cell>
          <table:table-cell office:value-type="float" office:value="-0.208112555286709" calcext:value-type="float">
            <text:p>-0.208112555286709</text:p>
          </table:table-cell>
          <table:table-cell office:value-type="float" office:value="-0.218301354114678" calcext:value-type="float">
            <text:p>-0.218301354114678</text:p>
          </table:table-cell>
          <table:table-cell office:value-type="float" office:value="-0.22342511946312" calcext:value-type="float">
            <text:p>-0.22342511946312</text:p>
          </table:table-cell>
          <table:table-cell office:value-type="float" office:value="-0.220060089783263" calcext:value-type="float">
            <text:p>-0.220060089783263</text:p>
          </table:table-cell>
          <table:table-cell office:value-type="float" office:value="-0.201115383631136" calcext:value-type="float">
            <text:p>-0.201115383631136</text:p>
          </table:table-cell>
          <table:table-cell office:value-type="float" office:value="-0.189586324686034" calcext:value-type="float">
            <text:p>-0.189586324686034</text:p>
          </table:table-cell>
          <table:table-cell office:value-type="float" office:value="-0.179020452534268" calcext:value-type="float">
            <text:p>-0.179020452534268</text:p>
          </table:table-cell>
          <table:table-cell office:value-type="float" office:value="-0.179806603768557" calcext:value-type="float">
            <text:p>-0.179806603768557</text:p>
          </table:table-cell>
          <table:table-cell office:value-type="float" office:value="-0.196690215856454" calcext:value-type="float">
            <text:p>-0.196690215856454</text:p>
          </table:table-cell>
          <table:table-cell office:value-type="float" office:value="-0.211625371340929" calcext:value-type="float">
            <text:p>-0.211625371340929</text:p>
          </table:table-cell>
          <table:table-cell office:value-type="float" office:value="-0.21440859673659" calcext:value-type="float">
            <text:p>-0.21440859673659</text:p>
          </table:table-cell>
          <table:table-cell office:value-type="float" office:value="-0.213755969307797" calcext:value-type="float">
            <text:p>-0.213755969307797</text:p>
          </table:table-cell>
          <table:table-cell office:value-type="float" office:value="-0.215866023059247" calcext:value-type="float">
            <text:p>-0.215866023059247</text:p>
          </table:table-cell>
          <table:table-cell office:value-type="float" office:value="-0.189439080937375" calcext:value-type="float">
            <text:p>-0.189439080937375</text:p>
          </table:table-cell>
          <table:table-cell office:value-type="float" office:value="-0.17487855426923" calcext:value-type="float">
            <text:p>-0.17487855426923</text:p>
          </table:table-cell>
          <table:table-cell office:value-type="float" office:value="-0.173503927716776" calcext:value-type="float">
            <text:p>-0.173503927716776</text:p>
          </table:table-cell>
          <table:table-cell office:value-type="float" office:value="-0.182454842208825" calcext:value-type="float">
            <text:p>-0.182454842208825</text:p>
          </table:table-cell>
          <table:table-cell office:value-type="float" office:value="-0.193190733690656" calcext:value-type="float">
            <text:p>-0.193190733690656</text:p>
          </table:table-cell>
          <table:table-cell office:value-type="float" office:value="-0.198643008528416" calcext:value-type="float">
            <text:p>-0.198643008528416</text:p>
          </table:table-cell>
          <table:table-cell office:value-type="float" office:value="-0.209808757573542" calcext:value-type="float">
            <text:p>-0.209808757573542</text:p>
          </table:table-cell>
          <table:table-cell office:value-type="float" office:value="-0.208122928543064" calcext:value-type="float">
            <text:p>-0.208122928543064</text:p>
          </table:table-cell>
          <table:table-cell office:value-type="float" office:value="-0.209804694683773" calcext:value-type="float">
            <text:p>-0.209804694683773</text:p>
          </table:table-cell>
          <table:table-cell office:value-type="float" office:value="-0.176301885985606" calcext:value-type="float">
            <text:p>-0.176301885985606</text:p>
          </table:table-cell>
          <table:table-cell office:value-type="float" office:value="-0.167815778748857" calcext:value-type="float">
            <text:p>-0.167815778748857</text:p>
          </table:table-cell>
          <table:table-cell office:value-type="float" office:value="-0.171298843972883" calcext:value-type="float">
            <text:p>-0.171298843972883</text:p>
          </table:table-cell>
          <table:table-cell office:value-type="float" office:value="-0.17493284461593" calcext:value-type="float">
            <text:p>-0.17493284461593</text:p>
          </table:table-cell>
          <table:table-cell office:value-type="float" office:value="-0.198995718970235" calcext:value-type="float">
            <text:p>-0.198995718970235</text:p>
          </table:table-cell>
          <table:table-cell office:value-type="float" office:value="-0.211272722278775" calcext:value-type="float">
            <text:p>-0.211272722278775</text:p>
          </table:table-cell>
          <table:table-cell office:value-type="float" office:value="-0.170573461164287" calcext:value-type="float">
            <text:p>-0.170573461164287</text:p>
          </table:table-cell>
          <table:table-cell office:value-type="float" office:value="-0.187183851693232" calcext:value-type="float">
            <text:p>-0.187183851693232</text:p>
          </table:table-cell>
          <table:table-cell office:value-type="float" office:value="-0.196953110833858" calcext:value-type="float">
            <text:p>-0.196953110833858</text:p>
          </table:table-cell>
          <table:table-cell office:value-type="float" office:value="-0.210729883007937" calcext:value-type="float">
            <text:p>-0.210729883007937</text:p>
          </table:table-cell>
          <table:table-cell office:value-type="float" office:value="-0.210644497716807" calcext:value-type="float">
            <text:p>-0.210644497716807</text:p>
          </table:table-cell>
          <table:table-cell office:value-type="float" office:value="-0.215435915238214" calcext:value-type="float">
            <text:p>-0.215435915238214</text:p>
          </table:table-cell>
          <table:table-cell office:value-type="float" office:value="-0.164573812784618" calcext:value-type="float">
            <text:p>-0.164573812784618</text:p>
          </table:table-cell>
          <table:table-cell office:value-type="float" office:value="-0.191957325762379" calcext:value-type="float">
            <text:p>-0.191957325762379</text:p>
          </table:table-cell>
          <table:table-cell office:value-type="float" office:value="-0.206283312289461" calcext:value-type="float">
            <text:p>-0.206283312289461</text:p>
          </table:table-cell>
          <table:table-cell office:value-type="float" office:value="-0.209076410779521" calcext:value-type="float">
            <text:p>-0.209076410779521</text:p>
          </table:table-cell>
          <table:table-cell office:value-type="float" office:value="-0.167084436714381" calcext:value-type="float">
            <text:p>-0.167084436714381</text:p>
          </table:table-cell>
          <table:table-cell office:value-type="float" office:value="-0.164862849465489" calcext:value-type="float">
            <text:p>-0.164862849465489</text:p>
          </table:table-cell>
          <table:table-cell office:value-type="float" office:value="-0.168494548214206" calcext:value-type="float">
            <text:p>-0.168494548214206</text:p>
          </table:table-cell>
          <table:table-cell office:value-type="float" office:value="-0.182092891769303" calcext:value-type="float">
            <text:p>-0.182092891769303</text:p>
          </table:table-cell>
          <table:table-cell office:value-type="float" office:value="-0.193413302782417" calcext:value-type="float">
            <text:p>-0.193413302782417</text:p>
          </table:table-cell>
          <table:table-cell office:value-type="float" office:value="-0.204715600371143" calcext:value-type="float">
            <text:p>-0.204715600371143</text:p>
          </table:table-cell>
          <table:table-cell office:value-type="float" office:value="-0.205070405996574" calcext:value-type="float">
            <text:p>-0.205070405996574</text:p>
          </table:table-cell>
          <table:table-cell office:value-type="float" office:value="-0.170233484153563" calcext:value-type="float">
            <text:p>-0.170233484153563</text:p>
          </table:table-cell>
          <table:table-cell office:value-type="float" office:value="-0.168090860305038" calcext:value-type="float">
            <text:p>-0.168090860305038</text:p>
          </table:table-cell>
          <table:table-cell office:value-type="float" office:value="-0.214393352722709" calcext:value-type="float">
            <text:p>-0.214393352722709</text:p>
          </table:table-cell>
          <table:table-cell office:value-type="float" office:value="-0.220038916916556" calcext:value-type="float">
            <text:p>-0.220038916916556</text:p>
          </table:table-cell>
          <table:table-cell office:value-type="float" office:value="-0.188149598780808" calcext:value-type="float">
            <text:p>-0.188149598780808</text:p>
          </table:table-cell>
          <table:table-cell office:value-type="float" office:value="-0.171564890272055" calcext:value-type="float">
            <text:p>-0.171564890272055</text:p>
          </table:table-cell>
          <table:table-cell office:value-type="float" office:value="-0.171887241703045" calcext:value-type="float">
            <text:p>-0.171887241703045</text:p>
          </table:table-cell>
          <table:table-cell office:value-type="float" office:value="-0.1769847986007" calcext:value-type="float">
            <text:p>-0.1769847986007</text:p>
          </table:table-cell>
          <table:table-cell office:value-type="float" office:value="-0.181605053618315" calcext:value-type="float">
            <text:p>-0.181605053618315</text:p>
          </table:table-cell>
          <table:table-cell office:value-type="float" office:value="-0.196015093813896" calcext:value-type="float">
            <text:p>-0.196015093813896</text:p>
          </table:table-cell>
          <table:table-cell office:value-type="float" office:value="-0.217039106080855" calcext:value-type="float">
            <text:p>-0.217039106080855</text:p>
          </table:table-cell>
          <table:table-cell office:value-type="float" office:value="-0.219232189562935" calcext:value-type="float">
            <text:p>-0.219232189562935</text:p>
          </table:table-cell>
          <table:table-cell office:value-type="float" office:value="-0.218011810144622" calcext:value-type="float">
            <text:p>-0.218011810144622</text:p>
          </table:table-cell>
          <table:table-cell office:value-type="float" office:value="-0.22113446682094" calcext:value-type="float">
            <text:p>-0.22113446682094</text:p>
          </table:table-cell>
          <table:table-cell office:value-type="float" office:value="-0.198673865665046" calcext:value-type="float">
            <text:p>-0.198673865665046</text:p>
          </table:table-cell>
          <table:table-cell office:value-type="float" office:value="-0.195873447854507" calcext:value-type="float">
            <text:p>-0.195873447854507</text:p>
          </table:table-cell>
          <table:table-cell office:value-type="float" office:value="-0.185163024652256" calcext:value-type="float">
            <text:p>-0.185163024652256</text:p>
          </table:table-cell>
          <table:table-cell office:value-type="float" office:value="-0.190023902170714" calcext:value-type="float">
            <text:p>-0.190023902170714</text:p>
          </table:table-cell>
          <table:table-cell office:value-type="float" office:value="-0.198860502773028" calcext:value-type="float">
            <text:p>-0.198860502773028</text:p>
          </table:table-cell>
          <table:table-cell office:value-type="float" office:value="-0.208009622881548" calcext:value-type="float">
            <text:p>-0.208009622881548</text:p>
          </table:table-cell>
          <table:table-cell office:value-type="float" office:value="-0.215705710310237" calcext:value-type="float">
            <text:p>-0.215705710310237</text:p>
          </table:table-cell>
          <table:table-cell office:value-type="float" office:value="-0.215255749731375" calcext:value-type="float">
            <text:p>-0.215255749731375</text:p>
          </table:table-cell>
          <table:table-cell office:value-type="float" office:value="-0.192263728463409" calcext:value-type="float">
            <text:p>-0.192263728463409</text:p>
          </table:table-cell>
          <table:table-cell office:value-type="float" office:value="-0.185702750673352" calcext:value-type="float">
            <text:p>-0.185702750673352</text:p>
          </table:table-cell>
          <table:table-cell office:value-type="float" office:value="-0.189786570006195" calcext:value-type="float">
            <text:p>-0.189786570006195</text:p>
          </table:table-cell>
          <table:table-cell office:value-type="float" office:value="-0.196018097991916" calcext:value-type="float">
            <text:p>-0.196018097991916</text:p>
          </table:table-cell>
          <table:table-cell office:value-type="float" office:value="-0.207314115750136" calcext:value-type="float">
            <text:p>-0.207314115750136</text:p>
          </table:table-cell>
          <table:table-cell office:value-type="float" office:value="-0.222652549070153" calcext:value-type="float">
            <text:p>-0.222652549070153</text:p>
          </table:table-cell>
          <table:table-cell office:value-type="float" office:value="-0.223191264600683" calcext:value-type="float">
            <text:p>-0.223191264600683</text:p>
          </table:table-cell>
          <table:table-cell office:value-type="float" office:value="-0.222329774205872" calcext:value-type="float">
            <text:p>-0.222329774205872</text:p>
          </table:table-cell>
          <table:table-cell office:value-type="float" office:value="-0.177979386545525" calcext:value-type="float">
            <text:p>-0.177979386545525</text:p>
          </table:table-cell>
          <table:table-cell office:value-type="float" office:value="-0.184308323017679" calcext:value-type="float">
            <text:p>-0.184308323017679</text:p>
          </table:table-cell>
          <table:table-cell office:value-type="float" office:value="-0.197683595837591" calcext:value-type="float">
            <text:p>-0.197683595837591</text:p>
          </table:table-cell>
          <table:table-cell office:value-type="float" office:value="-0.208652450485678" calcext:value-type="float">
            <text:p>-0.208652450485678</text:p>
          </table:table-cell>
          <table:table-cell office:value-type="float" office:value="-0.227247759701695" calcext:value-type="float">
            <text:p>-0.227247759701695</text:p>
          </table:table-cell>
          <table:table-cell office:value-type="float" office:value="-0.227062417811351" calcext:value-type="float">
            <text:p>-0.227062417811351</text:p>
          </table:table-cell>
          <table:table-cell office:value-type="float" office:value="-0.22751877565374" calcext:value-type="float">
            <text:p>-0.22751877565374</text:p>
          </table:table-cell>
          <table:table-cell office:value-type="float" office:value="-0.224410364395042" calcext:value-type="float">
            <text:p>-0.224410364395042</text:p>
          </table:table-cell>
          <table:table-cell office:value-type="float" office:value="-0.210917007019943" calcext:value-type="float">
            <text:p>-0.210917007019943</text:p>
          </table:table-cell>
          <table:table-cell office:value-type="float" office:value="-0.202131247495596" calcext:value-type="float">
            <text:p>-0.202131247495596</text:p>
          </table:table-cell>
          <table:table-cell office:value-type="float" office:value="-0.199304025063701" calcext:value-type="float">
            <text:p>-0.199304025063701</text:p>
          </table:table-cell>
          <table:table-cell office:value-type="float" office:value="-0.203708352244954" calcext:value-type="float">
            <text:p>-0.203708352244954</text:p>
          </table:table-cell>
          <table:table-cell office:value-type="float" office:value="-0.21630191829572" calcext:value-type="float">
            <text:p>-0.21630191829572</text:p>
          </table:table-cell>
          <table:table-cell office:value-type="float" office:value="-0.218629549006478" calcext:value-type="float">
            <text:p>-0.218629549006478</text:p>
          </table:table-cell>
          <table:table-cell office:value-type="float" office:value="-0.228467404654052" calcext:value-type="float">
            <text:p>-0.228467404654052</text:p>
          </table:table-cell>
          <table:table-cell office:value-type="float" office:value="-0.227946279977009" calcext:value-type="float">
            <text:p>-0.227946279977009</text:p>
          </table:table-cell>
          <table:table-cell office:value-type="float" office:value="-0.215429104942338" calcext:value-type="float">
            <text:p>-0.215429104942338</text:p>
          </table:table-cell>
          <table:table-cell office:value-type="float" office:value="-0.210539058427126" calcext:value-type="float">
            <text:p>-0.210539058427126</text:p>
          </table:table-cell>
          <table:table-cell office:value-type="float" office:value="-0.200877952948586" calcext:value-type="float">
            <text:p>-0.200877952948586</text:p>
          </table:table-cell>
          <table:table-cell office:value-type="float" office:value="-0.204076340594392" calcext:value-type="float">
            <text:p>-0.204076340594392</text:p>
          </table:table-cell>
          <table:table-cell office:value-type="float" office:value="-0.2068979793132" calcext:value-type="float">
            <text:p>-0.2068979793132</text:p>
          </table:table-cell>
          <table:table-cell office:value-type="float" office:value="-0.211822376401738" calcext:value-type="float">
            <text:p>-0.211822376401738</text:p>
          </table:table-cell>
          <table:table-cell office:value-type="float" office:value="-0.217197538825755" calcext:value-type="float">
            <text:p>-0.217197538825755</text:p>
          </table:table-cell>
          <table:table-cell office:value-type="float" office:value="-0.216768036235587" calcext:value-type="float">
            <text:p>-0.216768036235587</text:p>
          </table:table-cell>
          <table:table-cell office:value-type="float" office:value="-0.218153125337267" calcext:value-type="float">
            <text:p>-0.218153125337267</text:p>
          </table:table-cell>
          <table:table-cell office:value-type="float" office:value="-0.223176620194847" calcext:value-type="float">
            <text:p>-0.223176620194847</text:p>
          </table:table-cell>
          <table:table-cell office:value-type="float" office:value="-0.225712856803087" calcext:value-type="float">
            <text:p>-0.225712856803087</text:p>
          </table:table-cell>
          <table:table-cell office:value-type="float" office:value="-0.22792468528495" calcext:value-type="float">
            <text:p>-0.22792468528495</text:p>
          </table:table-cell>
          <table:table-cell office:value-type="float" office:value="-0.210303409602672" calcext:value-type="float">
            <text:p>-0.210303409602672</text:p>
          </table:table-cell>
          <table:table-cell office:value-type="float" office:value="-0.199485251256995" calcext:value-type="float">
            <text:p>-0.199485251256995</text:p>
          </table:table-cell>
          <table:table-cell office:value-type="float" office:value="-0.203870600471099" calcext:value-type="float">
            <text:p>-0.203870600471099</text:p>
          </table:table-cell>
          <table:table-cell office:value-type="float" office:value="-0.206018581668163" calcext:value-type="float">
            <text:p>-0.206018581668163</text:p>
          </table:table-cell>
          <table:table-cell office:value-type="float" office:value="-0.218592031396808" calcext:value-type="float">
            <text:p>-0.218592031396808</text:p>
          </table:table-cell>
          <table:table-cell office:value-type="float" office:value="-0.218952438731933" calcext:value-type="float">
            <text:p>-0.218952438731933</text:p>
          </table:table-cell>
          <table:table-cell office:value-type="float" office:value="-0.21953044439569" calcext:value-type="float">
            <text:p>-0.21953044439569</text:p>
          </table:table-cell>
          <table:table-cell office:value-type="float" office:value="-0.224488832105127" calcext:value-type="float">
            <text:p>-0.224488832105127</text:p>
          </table:table-cell>
          <table:table-cell office:value-type="float" office:value="-0.227355250622632" calcext:value-type="float">
            <text:p>-0.227355250622632</text:p>
          </table:table-cell>
          <table:table-cell office:value-type="float" office:value="-0.227785806581641" calcext:value-type="float">
            <text:p>-0.227785806581641</text:p>
          </table:table-cell>
          <table:table-cell office:value-type="float" office:value="-0.210918841440243" calcext:value-type="float">
            <text:p>-0.210918841440243</text:p>
          </table:table-cell>
          <table:table-cell office:value-type="float" office:value="-0.201324018420284" calcext:value-type="float">
            <text:p>-0.201324018420284</text:p>
          </table:table-cell>
          <table:table-cell office:value-type="float" office:value="-0.201263401065189" calcext:value-type="float">
            <text:p>-0.201263401065189</text:p>
          </table:table-cell>
          <table:table-cell office:value-type="float" office:value="-0.207049424112187" calcext:value-type="float">
            <text:p>-0.207049424112187</text:p>
          </table:table-cell>
          <table:table-cell office:value-type="float" office:value="-0.216306075664015" calcext:value-type="float">
            <text:p>-0.216306075664015</text:p>
          </table:table-cell>
          <table:table-cell office:value-type="float" office:value="-0.220564061609685" calcext:value-type="float">
            <text:p>-0.220564061609685</text:p>
          </table:table-cell>
          <table:table-cell office:value-type="float" office:value="-0.225156428916503" calcext:value-type="float">
            <text:p>-0.225156428916503</text:p>
          </table:table-cell>
          <table:table-cell office:value-type="float" office:value="-0.226197405921353" calcext:value-type="float">
            <text:p>-0.226197405921353</text:p>
          </table:table-cell>
          <table:table-cell office:value-type="float" office:value="-0.205291100498746" calcext:value-type="float">
            <text:p>-0.205291100498746</text:p>
          </table:table-cell>
          <table:table-cell office:value-type="float" office:value="-0.194899207137088" calcext:value-type="float">
            <text:p>-0.194899207137088</text:p>
          </table:table-cell>
          <table:table-cell office:value-type="float" office:value="-0.198036315874006" calcext:value-type="float">
            <text:p>-0.198036315874006</text:p>
          </table:table-cell>
          <table:table-cell office:value-type="float" office:value="-0.2083239909593" calcext:value-type="float">
            <text:p>-0.2083239909593</text:p>
          </table:table-cell>
          <table:table-cell office:value-type="float" office:value="-0.212411490205727" calcext:value-type="float">
            <text:p>-0.212411490205727</text:p>
          </table:table-cell>
          <table:table-cell office:value-type="float" office:value="-0.222756699626496" calcext:value-type="float">
            <text:p>-0.222756699626496</text:p>
          </table:table-cell>
          <table:table-cell office:value-type="float" office:value="-0.223300895458189" calcext:value-type="float">
            <text:p>-0.223300895458189</text:p>
          </table:table-cell>
          <table:table-cell office:value-type="float" office:value="-0.224626905652864" calcext:value-type="float">
            <text:p>-0.224626905652864</text:p>
          </table:table-cell>
          <table:table-cell office:value-type="float" office:value="-0.224497175095098" calcext:value-type="float">
            <text:p>-0.224497175095098</text:p>
          </table:table-cell>
          <table:table-cell office:value-type="float" office:value="-0.221792233104724" calcext:value-type="float">
            <text:p>-0.221792233104724</text:p>
          </table:table-cell>
          <table:table-cell office:value-type="float" office:value="-0.209340714133623" calcext:value-type="float">
            <text:p>-0.209340714133623</text:p>
          </table:table-cell>
          <table:table-cell office:value-type="float" office:value="-0.203997238331914" calcext:value-type="float">
            <text:p>-0.203997238331914</text:p>
          </table:table-cell>
          <table:table-cell office:value-type="float" office:value="-0.196453023705039" calcext:value-type="float">
            <text:p>-0.196453023705039</text:p>
          </table:table-cell>
          <table:table-cell office:value-type="float" office:value="-0.196855580722317" calcext:value-type="float">
            <text:p>-0.196855580722317</text:p>
          </table:table-cell>
          <table:table-cell office:value-type="float" office:value="-0.203603705368468" calcext:value-type="float">
            <text:p>-0.203603705368468</text:p>
          </table:table-cell>
          <table:table-cell office:value-type="float" office:value="-0.207116944568679" calcext:value-type="float">
            <text:p>-0.207116944568679</text:p>
          </table:table-cell>
          <table:table-cell office:value-type="float" office:value="-0.215335723250079" calcext:value-type="float">
            <text:p>-0.215335723250079</text:p>
          </table:table-cell>
          <table:table-cell office:value-type="float" office:value="-0.21726318158802" calcext:value-type="float">
            <text:p>-0.21726318158802</text:p>
          </table:table-cell>
          <table:table-cell office:value-type="float" office:value="-0.219376413275096" calcext:value-type="float">
            <text:p>-0.219376413275096</text:p>
          </table:table-cell>
          <table:table-cell office:value-type="float" office:value="-0.219061688580048" calcext:value-type="float">
            <text:p>-0.219061688580048</text:p>
          </table:table-cell>
          <table:table-cell office:value-type="float" office:value="-0.220170354590547" calcext:value-type="float">
            <text:p>-0.220170354590547</text:p>
          </table:table-cell>
          <table:table-cell office:value-type="float" office:value="-0.213039245732648" calcext:value-type="float">
            <text:p>-0.213039245732648</text:p>
          </table:table-cell>
          <table:table-cell office:value-type="float" office:value="-0.210694551579175" calcext:value-type="float">
            <text:p>-0.210694551579175</text:p>
          </table:table-cell>
          <table:table-cell office:value-type="float" office:value="-0.205266778239954" calcext:value-type="float">
            <text:p>-0.205266778239954</text:p>
          </table:table-cell>
          <table:table-cell office:value-type="float" office:value="-0.203753469551351" calcext:value-type="float">
            <text:p>-0.203753469551351</text:p>
          </table:table-cell>
          <table:table-cell office:value-type="float" office:value="-0.203691127731618" calcext:value-type="float">
            <text:p>-0.203691127731618</text:p>
          </table:table-cell>
          <table:table-cell office:value-type="float" office:value="-0.208329045125896" calcext:value-type="float">
            <text:p>-0.208329045125896</text:p>
          </table:table-cell>
          <table:table-cell office:value-type="float" office:value="-0.206202814032667" calcext:value-type="float">
            <text:p>-0.206202814032667</text:p>
          </table:table-cell>
          <table:table-cell office:value-type="float" office:value="-0.210403175350776" calcext:value-type="float">
            <text:p>-0.210403175350776</text:p>
          </table:table-cell>
          <table:table-cell office:value-type="float" office:value="-0.213971307476879" calcext:value-type="float">
            <text:p>-0.213971307476879</text:p>
          </table:table-cell>
          <table:table-cell office:value-type="float" office:value="-0.220137817584602" calcext:value-type="float">
            <text:p>-0.220137817584602</text:p>
          </table:table-cell>
          <table:table-cell office:value-type="float" office:value="-0.224728458503323" calcext:value-type="float">
            <text:p>-0.224728458503323</text:p>
          </table:table-cell>
          <table:table-cell office:value-type="float" office:value="-0.217369939660825" calcext:value-type="float">
            <text:p>-0.217369939660825</text:p>
          </table:table-cell>
          <table:table-cell office:value-type="float" office:value="-0.218368448559504" calcext:value-type="float">
            <text:p>-0.218368448559504</text:p>
          </table:table-cell>
          <table:table-cell office:value-type="float" office:value="-0.212220932065434" calcext:value-type="float">
            <text:p>-0.212220932065434</text:p>
          </table:table-cell>
          <table:table-cell office:value-type="float" office:value="-0.207790165915816" calcext:value-type="float">
            <text:p>-0.207790165915816</text:p>
          </table:table-cell>
          <table:table-cell office:value-type="float" office:value="-0.204769243465498" calcext:value-type="float">
            <text:p>-0.204769243465498</text:p>
          </table:table-cell>
          <table:table-cell office:value-type="float" office:value="-0.202073170466277" calcext:value-type="float">
            <text:p>-0.202073170466277</text:p>
          </table:table-cell>
          <table:table-cell office:value-type="float" office:value="-0.205820578287594" calcext:value-type="float">
            <text:p>-0.205820578287594</text:p>
          </table:table-cell>
          <table:table-cell office:value-type="float" office:value="-0.211512557924802" calcext:value-type="float">
            <text:p>-0.211512557924802</text:p>
          </table:table-cell>
          <table:table-cell office:value-type="float" office:value="-0.22338089494706" calcext:value-type="float">
            <text:p>-0.22338089494706</text:p>
          </table:table-cell>
          <table:table-cell office:value-type="float" office:value="-0.220172488135454" calcext:value-type="float">
            <text:p>-0.220172488135454</text:p>
          </table:table-cell>
          <table:table-cell office:value-type="float" office:value="-0.223397960370497" calcext:value-type="float">
            <text:p>-0.223397960370497</text:p>
          </table:table-cell>
          <table:table-cell office:value-type="float" office:value="-0.213888856059812" calcext:value-type="float">
            <text:p>-0.213888856059812</text:p>
          </table:table-cell>
          <table:table-cell office:value-type="float" office:value="-0.20430248687102" calcext:value-type="float">
            <text:p>-0.20430248687102</text:p>
          </table:table-cell>
          <table:table-cell office:value-type="float" office:value="-0.202525168392875" calcext:value-type="float">
            <text:p>-0.202525168392875</text:p>
          </table:table-cell>
          <table:table-cell office:value-type="float" office:value="-0.195445354241085" calcext:value-type="float">
            <text:p>-0.195445354241085</text:p>
          </table:table-cell>
          <table:table-cell office:value-type="float" office:value="-0.193769813105791" calcext:value-type="float">
            <text:p>-0.193769813105791</text:p>
          </table:table-cell>
          <table:table-cell office:value-type="float" office:value="-0.195692323360512" calcext:value-type="float">
            <text:p>-0.195692323360512</text:p>
          </table:table-cell>
          <table:table-cell office:value-type="float" office:value="-0.199511796920014" calcext:value-type="float">
            <text:p>-0.199511796920014</text:p>
          </table:table-cell>
          <table:table-cell office:value-type="float" office:value="-0.203679457154586" calcext:value-type="float">
            <text:p>-0.203679457154586</text:p>
          </table:table-cell>
          <table:table-cell office:value-type="float" office:value="-0.220421479567128" calcext:value-type="float">
            <text:p>-0.220421479567128</text:p>
          </table:table-cell>
          <table:table-cell office:value-type="float" office:value="-0.218309862278592" calcext:value-type="float">
            <text:p>-0.218309862278592</text:p>
          </table:table-cell>
          <table:table-cell office:value-type="float" office:value="-0.221828223592787" calcext:value-type="float">
            <text:p>-0.221828223592787</text:p>
          </table:table-cell>
          <table:table-cell office:value-type="float" office:value="-0.216585585549216" calcext:value-type="float">
            <text:p>-0.216585585549216</text:p>
          </table:table-cell>
          <table:table-cell office:value-type="float" office:value="-0.208919571286124" calcext:value-type="float">
            <text:p>-0.208919571286124</text:p>
          </table:table-cell>
          <table:table-cell office:value-type="float" office:value="-0.204670758725656" calcext:value-type="float">
            <text:p>-0.204670758725656</text:p>
          </table:table-cell>
          <table:table-cell office:value-type="float" office:value="-0.197164232612945" calcext:value-type="float">
            <text:p>-0.197164232612945</text:p>
          </table:table-cell>
          <table:table-cell office:value-type="float" office:value="-0.194929021613903" calcext:value-type="float">
            <text:p>-0.194929021613903</text:p>
          </table:table-cell>
          <table:table-cell office:value-type="float" office:value="-0.195781493901466" calcext:value-type="float">
            <text:p>-0.195781493901466</text:p>
          </table:table-cell>
          <table:table-cell office:value-type="float" office:value="-0.204054153472653" calcext:value-type="float">
            <text:p>-0.204054153472653</text:p>
          </table:table-cell>
          <table:table-cell office:value-type="float" office:value="-0.215876791594275" calcext:value-type="float">
            <text:p>-0.215876791594275</text:p>
          </table:table-cell>
          <table:table-cell office:value-type="float" office:value="-0.21802675155371" calcext:value-type="float">
            <text:p>-0.21802675155371</text:p>
          </table:table-cell>
          <table:table-cell office:value-type="float" office:value="-0.219458491327033" calcext:value-type="float">
            <text:p>-0.219458491327033</text:p>
          </table:table-cell>
          <table:table-cell office:value-type="float" office:value="-0.222380147226323" calcext:value-type="float">
            <text:p>-0.222380147226323</text:p>
          </table:table-cell>
          <table:table-cell office:value-type="float" office:value="-0.217366637936638" calcext:value-type="float">
            <text:p>-0.217366637936638</text:p>
          </table:table-cell>
          <table:table-cell office:value-type="float" office:value="-0.209026529544428" calcext:value-type="float">
            <text:p>-0.209026529544428</text:p>
          </table:table-cell>
          <table:table-cell office:value-type="float" office:value="-0.202913274588302" calcext:value-type="float">
            <text:p>-0.202913274588302</text:p>
          </table:table-cell>
          <table:table-cell office:value-type="float" office:value="-0.194557846495304" calcext:value-type="float">
            <text:p>-0.194557846495304</text:p>
          </table:table-cell>
          <table:table-cell office:value-type="float" office:value="-0.199640521397204" calcext:value-type="float">
            <text:p>-0.199640521397204</text:p>
          </table:table-cell>
          <table:table-cell office:value-type="float" office:value="-0.202570112370032" calcext:value-type="float">
            <text:p>-0.202570112370032</text:p>
          </table:table-cell>
          <table:table-cell office:value-type="float" office:value="-0.214631712820611" calcext:value-type="float">
            <text:p>-0.214631712820611</text:p>
          </table:table-cell>
          <table:table-cell office:value-type="float" office:value="-0.213279805810177" calcext:value-type="float">
            <text:p>-0.213279805810177</text:p>
          </table:table-cell>
          <table:table-cell office:value-type="float" office:value="-0.21422776600241" calcext:value-type="float">
            <text:p>-0.21422776600241</text:p>
          </table:table-cell>
          <table:table-cell office:value-type="float" office:value="-0.216409535823509" calcext:value-type="float">
            <text:p>-0.216409535823509</text:p>
          </table:table-cell>
          <table:table-cell office:value-type="float" office:value="-0.210123649107986" calcext:value-type="float">
            <text:p>-0.210123649107986</text:p>
          </table:table-cell>
          <table:table-cell office:value-type="float" office:value="-0.209120314995511" calcext:value-type="float">
            <text:p>-0.209120314995511</text:p>
          </table:table-cell>
          <table:table-cell office:value-type="float" office:value="-0.198730074764693" calcext:value-type="float">
            <text:p>-0.198730074764693</text:p>
          </table:table-cell>
          <table:table-cell office:value-type="float" office:value="-0.194909857539127" calcext:value-type="float">
            <text:p>-0.194909857539127</text:p>
          </table:table-cell>
          <table:table-cell office:value-type="float" office:value="-0.195602095050532" calcext:value-type="float">
            <text:p>-0.195602095050532</text:p>
          </table:table-cell>
          <table:table-cell office:value-type="float" office:value="-0.20264877196094" calcext:value-type="float">
            <text:p>-0.20264877196094</text:p>
          </table:table-cell>
          <table:table-cell office:value-type="float" office:value="-0.2066709034005" calcext:value-type="float">
            <text:p>-0.2066709034005</text:p>
          </table:table-cell>
          <table:table-cell office:value-type="float" office:value="-0.208198900013763" calcext:value-type="float">
            <text:p>-0.208198900013763</text:p>
          </table:table-cell>
          <table:table-cell office:value-type="float" office:value="-0.20984626391048" calcext:value-type="float">
            <text:p>-0.20984626391048</text:p>
          </table:table-cell>
          <table:table-cell office:value-type="float" office:value="-0.212614013126249" calcext:value-type="float">
            <text:p>-0.212614013126249</text:p>
          </table:table-cell>
          <table:table-cell office:value-type="float" office:value="-0.209855926969416" calcext:value-type="float">
            <text:p>-0.209855926969416</text:p>
          </table:table-cell>
          <table:table-cell office:value-type="float" office:value="-0.207244195531207" calcext:value-type="float">
            <text:p>-0.207244195531207</text:p>
          </table:table-cell>
          <table:table-cell office:value-type="float" office:value="-0.206038514306473" calcext:value-type="float">
            <text:p>-0.206038514306473</text:p>
          </table:table-cell>
          <table:table-cell office:value-type="float" office:value="-0.203640978353219" calcext:value-type="float">
            <text:p>-0.203640978353219</text:p>
          </table:table-cell>
          <table:table-cell office:value-type="float" office:value="-0.201972374977171" calcext:value-type="float">
            <text:p>-0.201972374977171</text:p>
          </table:table-cell>
          <table:table-cell office:value-type="float" office:value="-0.20081177865504" calcext:value-type="float">
            <text:p>-0.20081177865504</text:p>
          </table:table-cell>
          <table:table-cell office:value-type="float" office:value="-0.205344345360905" calcext:value-type="float">
            <text:p>-0.205344345360905</text:p>
          </table:table-cell>
          <table:table-cell office:value-type="float" office:value="-0.203166305007512" calcext:value-type="float">
            <text:p>-0.203166305007512</text:p>
          </table:table-cell>
          <table:table-cell office:value-type="float" office:value="-0.210016718331074" calcext:value-type="float">
            <text:p>-0.210016718331074</text:p>
          </table:table-cell>
          <table:table-cell office:value-type="float" office:value="-0.208422739319059" calcext:value-type="float">
            <text:p>-0.208422739319059</text:p>
          </table:table-cell>
          <table:table-cell office:value-type="float" office:value="-0.207778506029556" calcext:value-type="float">
            <text:p>-0.207778506029556</text:p>
          </table:table-cell>
          <table:table-cell office:value-type="float" office:value="-0.207380160945635" calcext:value-type="float">
            <text:p>-0.207380160945635</text:p>
          </table:table-cell>
          <table:table-cell office:value-type="float" office:value="-0.209084203637827" calcext:value-type="float">
            <text:p>-0.209084203637827</text:p>
          </table:table-cell>
          <table:table-cell office:value-type="float" office:value="-0.211831098831946" calcext:value-type="float">
            <text:p>-0.211831098831946</text:p>
          </table:table-cell>
          <table:table-cell office:value-type="float" office:value="-0.217627046310711" calcext:value-type="float">
            <text:p>-0.217627046310711</text:p>
          </table:table-cell>
          <table:table-cell office:value-type="float" office:value="-0.218010016828741" calcext:value-type="float">
            <text:p>-0.218010016828741</text:p>
          </table:table-cell>
          <table:table-cell office:value-type="float" office:value="-0.216532483645994" calcext:value-type="float">
            <text:p>-0.216532483645994</text:p>
          </table:table-cell>
          <table:table-cell office:value-type="float" office:value="-0.219667528958287" calcext:value-type="float">
            <text:p>-0.219667528958287</text:p>
          </table:table-cell>
          <table:table-cell office:value-type="float" office:value="-0.216107768983189" calcext:value-type="float">
            <text:p>-0.216107768983189</text:p>
          </table:table-cell>
          <table:table-cell office:value-type="float" office:value="-0.215386674779822" calcext:value-type="float">
            <text:p>-0.215386674779822</text:p>
          </table:table-cell>
          <table:table-cell office:value-type="float" office:value="-0.207756630157832" calcext:value-type="float">
            <text:p>-0.207756630157832</text:p>
          </table:table-cell>
          <table:table-cell office:value-type="float" office:value="-0.198323300905478" calcext:value-type="float">
            <text:p>-0.198323300905478</text:p>
          </table:table-cell>
          <table:table-cell office:value-type="float" office:value="-0.219820900259871" calcext:value-type="float">
            <text:p>-0.219820900259871</text:p>
          </table:table-cell>
          <table:table-cell office:value-type="float" office:value="-0.225956882408943" calcext:value-type="float">
            <text:p>-0.225956882408943</text:p>
          </table:table-cell>
          <table:table-cell office:value-type="float" office:value="-0.230737321398394" calcext:value-type="float">
            <text:p>-0.230737321398394</text:p>
          </table:table-cell>
          <table:table-cell office:value-type="float" office:value="-0.232217121220094" calcext:value-type="float">
            <text:p>-0.232217121220094</text:p>
          </table:table-cell>
          <table:table-cell office:value-type="float" office:value="-0.182711141058099" calcext:value-type="float">
            <text:p>-0.182711141058099</text:p>
          </table:table-cell>
          <table:table-cell office:value-type="float" office:value="-0.181758664831048" calcext:value-type="float">
            <text:p>-0.181758664831048</text:p>
          </table:table-cell>
          <table:table-cell office:value-type="float" office:value="-0.230306863924661" calcext:value-type="float">
            <text:p>-0.230306863924661</text:p>
          </table:table-cell>
          <table:table-cell office:value-type="float" office:value="-0.235593470468266" calcext:value-type="float">
            <text:p>-0.235593470468266</text:p>
          </table:table-cell>
          <table:table-cell office:value-type="float" office:value="-0.1851722904787" calcext:value-type="float">
            <text:p>-0.1851722904787</text:p>
          </table:table-cell>
          <table:table-cell office:value-type="float" office:value="-0.17630850612419" calcext:value-type="float">
            <text:p>-0.17630850612419</text:p>
          </table:table-cell>
          <table:table-cell office:value-type="float" office:value="-0.186512980465345" calcext:value-type="float">
            <text:p>-0.186512980465345</text:p>
          </table:table-cell>
          <table:table-cell office:value-type="float" office:value="-0.191930742629866" calcext:value-type="float">
            <text:p>-0.191930742629866</text:p>
          </table:table-cell>
          <table:table-cell office:value-type="float" office:value="-0.198225684433826" calcext:value-type="float">
            <text:p>-0.198225684433826</text:p>
          </table:table-cell>
          <table:table-cell office:value-type="float" office:value="-0.211542444354809" calcext:value-type="float">
            <text:p>-0.211542444354809</text:p>
          </table:table-cell>
          <table:table-cell office:value-type="float" office:value="-0.172494338692661" calcext:value-type="float">
            <text:p>-0.172494338692661</text:p>
          </table:table-cell>
          <table:table-cell office:value-type="float" office:value="-0.175464099706116" calcext:value-type="float">
            <text:p>-0.175464099706116</text:p>
          </table:table-cell>
          <table:table-cell office:value-type="float" office:value="-0.178744773828949" calcext:value-type="float">
            <text:p>-0.178744773828949</text:p>
          </table:table-cell>
          <table:table-cell office:value-type="float" office:value="-0.184319761138817" calcext:value-type="float">
            <text:p>-0.184319761138817</text:p>
          </table:table-cell>
          <table:table-cell office:value-type="float" office:value="-0.190275410692831" calcext:value-type="float">
            <text:p>-0.190275410692831</text:p>
          </table:table-cell>
          <table:table-cell office:value-type="float" office:value="-0.198968786081273" calcext:value-type="float">
            <text:p>-0.198968786081273</text:p>
          </table:table-cell>
          <table:table-cell office:value-type="float" office:value="-0.204256852332204" calcext:value-type="float">
            <text:p>-0.204256852332204</text:p>
          </table:table-cell>
          <table:table-cell office:value-type="float" office:value="-0.209905960126534" calcext:value-type="float">
            <text:p>-0.209905960126534</text:p>
          </table:table-cell>
          <table:table-cell office:value-type="float" office:value="-0.212213598752693" calcext:value-type="float">
            <text:p>-0.212213598752693</text:p>
          </table:table-cell>
          <table:table-cell office:value-type="float" office:value="-0.210824564460813" calcext:value-type="float">
            <text:p>-0.210824564460813</text:p>
          </table:table-cell>
          <table:table-cell office:value-type="float" office:value="-0.191443047208637" calcext:value-type="float">
            <text:p>-0.191443047208637</text:p>
          </table:table-cell>
          <table:table-cell office:value-type="float" office:value="-0.174604205954502" calcext:value-type="float">
            <text:p>-0.174604205954502</text:p>
          </table:table-cell>
          <table:table-cell office:value-type="float" office:value="-0.182560878372157" calcext:value-type="float">
            <text:p>-0.182560878372157</text:p>
          </table:table-cell>
          <table:table-cell office:value-type="float" office:value="-0.196176752668082" calcext:value-type="float">
            <text:p>-0.196176752668082</text:p>
          </table:table-cell>
          <table:table-cell office:value-type="float" office:value="-0.205826788860603" calcext:value-type="float">
            <text:p>-0.205826788860603</text:p>
          </table:table-cell>
          <table:table-cell office:value-type="float" office:value="-0.219351434393386" calcext:value-type="float">
            <text:p>-0.219351434393386</text:p>
          </table:table-cell>
          <table:table-cell office:value-type="float" office:value="-0.219356910368364" calcext:value-type="float">
            <text:p>-0.219356910368364</text:p>
          </table:table-cell>
          <table:table-cell office:value-type="float" office:value="-0.224571499480223" calcext:value-type="float">
            <text:p>-0.224571499480223</text:p>
          </table:table-cell>
          <table:table-cell office:value-type="float" office:value="-0.178726521994232" calcext:value-type="float">
            <text:p>-0.178726521994232</text:p>
          </table:table-cell>
          <table:table-cell office:value-type="float" office:value="-0.187664154463698" calcext:value-type="float">
            <text:p>-0.187664154463698</text:p>
          </table:table-cell>
          <table:table-cell office:value-type="float" office:value="-0.203296986559802" calcext:value-type="float">
            <text:p>-0.203296986559802</text:p>
          </table:table-cell>
          <table:table-cell office:value-type="float" office:value="-0.215771778415321" calcext:value-type="float">
            <text:p>-0.215771778415321</text:p>
          </table:table-cell>
          <table:table-cell office:value-type="float" office:value="-0.218841425778848" calcext:value-type="float">
            <text:p>-0.218841425778848</text:p>
          </table:table-cell>
          <table:table-cell office:value-type="float" office:value="-0.221568465756105" calcext:value-type="float">
            <text:p>-0.221568465756105</text:p>
          </table:table-cell>
          <table:table-cell office:value-type="float" office:value="-0.180358832445502" calcext:value-type="float">
            <text:p>-0.180358832445502</text:p>
          </table:table-cell>
          <table:table-cell office:value-type="float" office:value="-0.177801637843501" calcext:value-type="float">
            <text:p>-0.177801637843501</text:p>
          </table:table-cell>
          <table:table-cell office:value-type="float" office:value="-0.180862849629072" calcext:value-type="float">
            <text:p>-0.180862849629072</text:p>
          </table:table-cell>
          <table:table-cell office:value-type="float" office:value="-0.22043681365697" calcext:value-type="float">
            <text:p>-0.22043681365697</text:p>
          </table:table-cell>
          <table:table-cell office:value-type="float" office:value="-0.222123593197714" calcext:value-type="float">
            <text:p>-0.222123593197714</text:p>
          </table:table-cell>
          <table:table-cell office:value-type="float" office:value="-0.221269095196762" calcext:value-type="float">
            <text:p>-0.221269095196762</text:p>
          </table:table-cell>
          <table:table-cell office:value-type="float" office:value="-0.221791841204137" calcext:value-type="float">
            <text:p>-0.221791841204137</text:p>
          </table:table-cell>
          <table:table-cell office:value-type="float" office:value="-0.202145859835585" calcext:value-type="float">
            <text:p>-0.202145859835585</text:p>
          </table:table-cell>
          <table:table-cell office:value-type="float" office:value="-0.197966762599049" calcext:value-type="float">
            <text:p>-0.197966762599049</text:p>
          </table:table-cell>
          <table:table-cell office:value-type="float" office:value="-0.187174606863592" calcext:value-type="float">
            <text:p>-0.187174606863592</text:p>
          </table:table-cell>
          <table:table-cell office:value-type="float" office:value="-0.193629273025166" calcext:value-type="float">
            <text:p>-0.193629273025166</text:p>
          </table:table-cell>
          <table:table-cell office:value-type="float" office:value="-0.198140949392138" calcext:value-type="float">
            <text:p>-0.198140949392138</text:p>
          </table:table-cell>
          <table:table-cell office:value-type="float" office:value="-0.211966460605776" calcext:value-type="float">
            <text:p>-0.211966460605776</text:p>
          </table:table-cell>
          <table:table-cell office:value-type="float" office:value="-0.216325905691547" calcext:value-type="float">
            <text:p>-0.216325905691547</text:p>
          </table:table-cell>
          <table:table-cell office:value-type="float" office:value="-0.223974553202863" calcext:value-type="float">
            <text:p>-0.223974553202863</text:p>
          </table:table-cell>
          <table:table-cell office:value-type="float" office:value="-0.224806719626292" calcext:value-type="float">
            <text:p>-0.224806719626292</text:p>
          </table:table-cell>
          <table:table-cell office:value-type="float" office:value="-0.22214781219878" calcext:value-type="float">
            <text:p>-0.22214781219878</text:p>
          </table:table-cell>
          <table:table-cell office:value-type="float" office:value="-0.216861368033794" calcext:value-type="float">
            <text:p>-0.216861368033794</text:p>
          </table:table-cell>
          <table:table-cell office:value-type="float" office:value="-0.211269085734049" calcext:value-type="float">
            <text:p>-0.211269085734049</text:p>
          </table:table-cell>
          <table:table-cell office:value-type="float" office:value="-0.206933046393731" calcext:value-type="float">
            <text:p>-0.206933046393731</text:p>
          </table:table-cell>
          <table:table-cell office:value-type="float" office:value="-0.198583365169885" calcext:value-type="float">
            <text:p>-0.198583365169885</text:p>
          </table:table-cell>
          <table:table-cell office:value-type="float" office:value="-0.203948141721149" calcext:value-type="float">
            <text:p>-0.203948141721149</text:p>
          </table:table-cell>
          <table:table-cell office:value-type="float" office:value="-0.222968027715303" calcext:value-type="float">
            <text:p>-0.222968027715303</text:p>
          </table:table-cell>
          <table:table-cell office:value-type="float" office:value="-0.230296121455739" calcext:value-type="float">
            <text:p>-0.230296121455739</text:p>
          </table:table-cell>
          <table:table-cell office:value-type="float" office:value="-0.231096206082747" calcext:value-type="float">
            <text:p>-0.231096206082747</text:p>
          </table:table-cell>
          <table:table-cell office:value-type="float" office:value="-0.22945402424416" calcext:value-type="float">
            <text:p>-0.22945402424416</text:p>
          </table:table-cell>
          <table:table-cell office:value-type="float" office:value="-0.21894117379847" calcext:value-type="float">
            <text:p>-0.21894117379847</text:p>
          </table:table-cell>
          <table:table-cell office:value-type="float" office:value="-0.212150037892346" calcext:value-type="float">
            <text:p>-0.212150037892346</text:p>
          </table:table-cell>
          <table:table-cell office:value-type="float" office:value="-0.208900881475055" calcext:value-type="float">
            <text:p>-0.208900881475055</text:p>
          </table:table-cell>
          <table:table-cell office:value-type="float" office:value="-0.213793713183338" calcext:value-type="float">
            <text:p>-0.213793713183338</text:p>
          </table:table-cell>
          <table:table-cell office:value-type="float" office:value="-0.232736586642094" calcext:value-type="float">
            <text:p>-0.232736586642094</text:p>
          </table:table-cell>
          <table:table-cell office:value-type="float" office:value="-0.234467922593166" calcext:value-type="float">
            <text:p>-0.234467922593166</text:p>
          </table:table-cell>
          <table:table-cell office:value-type="float" office:value="-0.241363519279753" calcext:value-type="float">
            <text:p>-0.241363519279753</text:p>
          </table:table-cell>
          <table:table-cell office:value-type="float" office:value="-0.243744375367263" calcext:value-type="float">
            <text:p>-0.243744375367263</text:p>
          </table:table-cell>
          <table:table-cell office:value-type="float" office:value="-0.244528204078078" calcext:value-type="float">
            <text:p>-0.244528204078078</text:p>
          </table:table-cell>
          <table:table-cell office:value-type="float" office:value="-0.240517016551529" calcext:value-type="float">
            <text:p>-0.240517016551529</text:p>
          </table:table-cell>
          <table:table-cell office:value-type="float" office:value="-0.212588054729958" calcext:value-type="float">
            <text:p>-0.212588054729958</text:p>
          </table:table-cell>
          <table:table-cell office:value-type="float" office:value="-0.211947224077537" calcext:value-type="float">
            <text:p>-0.211947224077537</text:p>
          </table:table-cell>
          <table:table-cell office:value-type="float" office:value="-0.215680700981792" calcext:value-type="float">
            <text:p>-0.215680700981792</text:p>
          </table:table-cell>
          <table:table-cell office:value-type="float" office:value="-0.238207242657093" calcext:value-type="float">
            <text:p>-0.238207242657093</text:p>
          </table:table-cell>
          <table:table-cell office:value-type="float" office:value="-0.241244712055571" calcext:value-type="float">
            <text:p>-0.241244712055571</text:p>
          </table:table-cell>
          <table:table-cell office:value-type="float" office:value="-0.24667563759737" calcext:value-type="float">
            <text:p>-0.24667563759737</text:p>
          </table:table-cell>
          <table:table-cell office:value-type="float" office:value="-0.248562559584761" calcext:value-type="float">
            <text:p>-0.248562559584761</text:p>
          </table:table-cell>
          <table:table-cell office:value-type="float" office:value="-0.249557550838412" calcext:value-type="float">
            <text:p>-0.249557550838412</text:p>
          </table:table-cell>
          <table:table-cell office:value-type="float" office:value="-0.210246942662373" calcext:value-type="float">
            <text:p>-0.210246942662373</text:p>
          </table:table-cell>
          <table:table-cell office:value-type="float" office:value="-0.208703857285553" calcext:value-type="float">
            <text:p>-0.208703857285553</text:p>
          </table:table-cell>
          <table:table-cell office:value-type="float" office:value="-0.234833701037084" calcext:value-type="float">
            <text:p>-0.234833701037084</text:p>
          </table:table-cell>
          <table:table-cell office:value-type="float" office:value="-0.243197922824299" calcext:value-type="float">
            <text:p>-0.243197922824299</text:p>
          </table:table-cell>
          <table:table-cell office:value-type="float" office:value="-0.249201756833187" calcext:value-type="float">
            <text:p>-0.249201756833187</text:p>
          </table:table-cell>
          <table:table-cell office:value-type="float" office:value="-0.248820267218424" calcext:value-type="float">
            <text:p>-0.248820267218424</text:p>
          </table:table-cell>
          <table:table-cell office:value-type="float" office:value="-0.249990364641852" calcext:value-type="float">
            <text:p>-0.249990364641852</text:p>
          </table:table-cell>
          <table:table-cell office:value-type="float" office:value="-0.202854200598077" calcext:value-type="float">
            <text:p>-0.202854200598077</text:p>
          </table:table-cell>
          <table:table-cell office:value-type="float" office:value="-0.226538271847524" calcext:value-type="float">
            <text:p>-0.226538271847524</text:p>
          </table:table-cell>
          <table:table-cell office:value-type="float" office:value="-0.234652626638916" calcext:value-type="float">
            <text:p>-0.234652626638916</text:p>
          </table:table-cell>
          <table:table-cell office:value-type="float" office:value="-0.240751057811849" calcext:value-type="float">
            <text:p>-0.240751057811849</text:p>
          </table:table-cell>
          <table:table-cell office:value-type="float" office:value="-0.241841551160829" calcext:value-type="float">
            <text:p>-0.241841551160829</text:p>
          </table:table-cell>
          <table:table-cell office:value-type="float" office:value="-0.239203950305524" calcext:value-type="float">
            <text:p>-0.239203950305524</text:p>
          </table:table-cell>
          <table:table-cell office:value-type="float" office:value="-0.191347737314203" calcext:value-type="float">
            <text:p>-0.191347737314203</text:p>
          </table:table-cell>
          <table:table-cell office:value-type="float" office:value="-0.191702076182427" calcext:value-type="float">
            <text:p>-0.191702076182427</text:p>
          </table:table-cell>
          <table:table-cell office:value-type="float" office:value="-0.202324492924369" calcext:value-type="float">
            <text:p>-0.202324492924369</text:p>
          </table:table-cell>
          <table:table-cell office:value-type="float" office:value="-0.210043139752799" calcext:value-type="float">
            <text:p>-0.210043139752799</text:p>
          </table:table-cell>
          <table:table-cell office:value-type="float" office:value="-0.222235861464176" calcext:value-type="float">
            <text:p>-0.222235861464176</text:p>
          </table:table-cell>
          <table:table-cell office:value-type="float" office:value="-0.222397785318772" calcext:value-type="float">
            <text:p>-0.222397785318772</text:p>
          </table:table-cell>
          <table:table-cell office:value-type="float" office:value="-0.221102313282794" calcext:value-type="float">
            <text:p>-0.221102313282794</text:p>
          </table:table-cell>
          <table:table-cell office:value-type="float" office:value="-0.173069350247946" calcext:value-type="float">
            <text:p>-0.173069350247946</text:p>
          </table:table-cell>
          <table:table-cell office:value-type="float" office:value="-0.180113091191984" calcext:value-type="float">
            <text:p>-0.180113091191984</text:p>
          </table:table-cell>
          <table:table-cell office:value-type="float" office:value="-0.184377244774616" calcext:value-type="float">
            <text:p>-0.184377244774616</text:p>
          </table:table-cell>
          <table:table-cell office:value-type="float" office:value="-0.194556970869035" calcext:value-type="float">
            <text:p>-0.194556970869035</text:p>
          </table:table-cell>
          <table:table-cell office:value-type="float" office:value="-0.205564700528808" calcext:value-type="float">
            <text:p>-0.205564700528808</text:p>
          </table:table-cell>
          <table:table-cell office:value-type="float" office:value="-0.203669248688473" calcext:value-type="float">
            <text:p>-0.203669248688473</text:p>
          </table:table-cell>
          <table:table-cell office:value-type="float" office:value="-0.202344633232234" calcext:value-type="float">
            <text:p>-0.202344633232234</text:p>
          </table:table-cell>
          <table:table-cell office:value-type="float" office:value="-0.176849551147259" calcext:value-type="float">
            <text:p>-0.176849551147259</text:p>
          </table:table-cell>
          <table:table-cell office:value-type="float" office:value="-0.161753594836243" calcext:value-type="float">
            <text:p>-0.161753594836243</text:p>
          </table:table-cell>
          <table:table-cell office:value-type="float" office:value="-0.158738409645856" calcext:value-type="float">
            <text:p>-0.158738409645856</text:p>
          </table:table-cell>
          <table:table-cell office:value-type="float" office:value="-0.163346974376203" calcext:value-type="float">
            <text:p>-0.163346974376203</text:p>
          </table:table-cell>
          <table:table-cell office:value-type="float" office:value="-0.168498894304316" calcext:value-type="float">
            <text:p>-0.168498894304316</text:p>
          </table:table-cell>
          <table:table-cell office:value-type="float" office:value="-0.173595133311331" calcext:value-type="float">
            <text:p>-0.173595133311331</text:p>
          </table:table-cell>
          <table:table-cell office:value-type="float" office:value="-0.181145887096123" calcext:value-type="float">
            <text:p>-0.181145887096123</text:p>
          </table:table-cell>
          <table:table-cell office:value-type="float" office:value="-0.1873669411617" calcext:value-type="float">
            <text:p>-0.1873669411617</text:p>
          </table:table-cell>
          <table:table-cell office:value-type="float" office:value="-0.194133016816692" calcext:value-type="float">
            <text:p>-0.194133016816692</text:p>
          </table:table-cell>
          <table:table-cell office:value-type="float" office:value="-0.195053815428747" calcext:value-type="float">
            <text:p>-0.195053815428747</text:p>
          </table:table-cell>
          <table:table-cell office:value-type="float" office:value="-0.19334651256133" calcext:value-type="float">
            <text:p>-0.19334651256133</text:p>
          </table:table-cell>
          <table:table-cell office:value-type="float" office:value="-0.198338292190738" calcext:value-type="float">
            <text:p>-0.198338292190738</text:p>
          </table:table-cell>
          <table:table-cell office:value-type="float" office:value="-0.147439767522939" calcext:value-type="float">
            <text:p>-0.147439767522939</text:p>
          </table:table-cell>
          <table:table-cell office:value-type="float" office:value="-0.204993628887696" calcext:value-type="float">
            <text:p>-0.204993628887696</text:p>
          </table:table-cell>
          <table:table-cell office:value-type="float" office:value="-0.204893398960616" calcext:value-type="float">
            <text:p>-0.204893398960616</text:p>
          </table:table-cell>
          <table:table-cell office:value-type="float" office:value="-0.204542543867468" calcext:value-type="float">
            <text:p>-0.204542543867468</text:p>
          </table:table-cell>
          <table:table-cell office:value-type="float" office:value="-0.17543289726693" calcext:value-type="float">
            <text:p>-0.17543289726693</text:p>
          </table:table-cell>
          <table:table-cell office:value-type="float" office:value="-0.165804812679102" calcext:value-type="float">
            <text:p>-0.165804812679102</text:p>
          </table:table-cell>
          <table:table-cell office:value-type="float" office:value="-0.167983063756311" calcext:value-type="float">
            <text:p>-0.167983063756311</text:p>
          </table:table-cell>
          <table:table-cell office:value-type="float" office:value="-0.180990653355586" calcext:value-type="float">
            <text:p>-0.180990653355586</text:p>
          </table:table-cell>
          <table:table-cell office:value-type="float" office:value="-0.192367970061977" calcext:value-type="float">
            <text:p>-0.192367970061977</text:p>
          </table:table-cell>
          <table:table-cell office:value-type="float" office:value="-0.204725977212827" calcext:value-type="float">
            <text:p>-0.204725977212827</text:p>
          </table:table-cell>
          <table:table-cell office:value-type="float" office:value="-0.207965695689493" calcext:value-type="float">
            <text:p>-0.207965695689493</text:p>
          </table:table-cell>
          <table:table-cell office:value-type="float" office:value="-0.210567090889135" calcext:value-type="float">
            <text:p>-0.210567090889135</text:p>
          </table:table-cell>
          <table:table-cell office:value-type="float" office:value="-0.194300089564759" calcext:value-type="float">
            <text:p>-0.194300089564759</text:p>
          </table:table-cell>
          <table:table-cell office:value-type="float" office:value="-0.186696176197772" calcext:value-type="float">
            <text:p>-0.186696176197772</text:p>
          </table:table-cell>
          <table:table-cell office:value-type="float" office:value="-0.179143242281013" calcext:value-type="float">
            <text:p>-0.179143242281013</text:p>
          </table:table-cell>
          <table:table-cell office:value-type="float" office:value="-0.181512944604051" calcext:value-type="float">
            <text:p>-0.181512944604051</text:p>
          </table:table-cell>
          <table:table-cell office:value-type="float" office:value="-0.190470041661772" calcext:value-type="float">
            <text:p>-0.190470041661772</text:p>
          </table:table-cell>
          <table:table-cell office:value-type="float" office:value="-0.195096370551803" calcext:value-type="float">
            <text:p>-0.195096370551803</text:p>
          </table:table-cell>
          <table:table-cell office:value-type="float" office:value="-0.204007308671193" calcext:value-type="float">
            <text:p>-0.204007308671193</text:p>
          </table:table-cell>
          <table:table-cell office:value-type="float" office:value="-0.203675540637579" calcext:value-type="float">
            <text:p>-0.203675540637579</text:p>
          </table:table-cell>
          <table:table-cell office:value-type="float" office:value="-0.20272181954689" calcext:value-type="float">
            <text:p>-0.20272181954689</text:p>
          </table:table-cell>
          <table:table-cell office:value-type="float" office:value="-0.201586113807789" calcext:value-type="float">
            <text:p>-0.201586113807789</text:p>
          </table:table-cell>
          <table:table-cell office:value-type="float" office:value="-0.192169799286273" calcext:value-type="float">
            <text:p>-0.192169799286273</text:p>
          </table:table-cell>
          <table:table-cell office:value-type="float" office:value="-0.185718760755932" calcext:value-type="float">
            <text:p>-0.185718760755932</text:p>
          </table:table-cell>
          <table:table-cell office:value-type="float" office:value="-0.183615286601826" calcext:value-type="float">
            <text:p>-0.183615286601826</text:p>
          </table:table-cell>
          <table:table-cell office:value-type="float" office:value="-0.186296738569787" calcext:value-type="float">
            <text:p>-0.186296738569787</text:p>
          </table:table-cell>
          <table:table-cell office:value-type="float" office:value="-0.18622155609221" calcext:value-type="float">
            <text:p>-0.18622155609221</text:p>
          </table:table-cell>
          <table:table-cell office:value-type="float" office:value="-0.182692049089144" calcext:value-type="float">
            <text:p>-0.182692049089144</text:p>
          </table:table-cell>
          <table:table-cell office:value-type="float" office:value="-0.181755929499119" calcext:value-type="float">
            <text:p>-0.181755929499119</text:p>
          </table:table-cell>
          <table:table-cell office:value-type="float" office:value="-0.184038200023673" calcext:value-type="float">
            <text:p>-0.184038200023673</text:p>
          </table:table-cell>
          <table:table-cell office:value-type="float" office:value="-0.184173947951437" calcext:value-type="float">
            <text:p>-0.184173947951437</text:p>
          </table:table-cell>
          <table:table-cell office:value-type="float" office:value="-0.183533854906537" calcext:value-type="float">
            <text:p>-0.183533854906537</text:p>
          </table:table-cell>
          <table:table-cell office:value-type="float" office:value="-0.181470975639626" calcext:value-type="float">
            <text:p>-0.181470975639626</text:p>
          </table:table-cell>
          <table:table-cell office:value-type="float" office:value="-0.182483482576295" calcext:value-type="float">
            <text:p>-0.182483482576295</text:p>
          </table:table-cell>
          <table:table-cell office:value-type="float" office:value="-0.182480313578258" calcext:value-type="float">
            <text:p>-0.182480313578258</text:p>
          </table:table-cell>
          <table:table-cell office:value-type="float" office:value="-0.181415426651561" calcext:value-type="float">
            <text:p>-0.181415426651561</text:p>
          </table:table-cell>
          <table:table-cell office:value-type="float" office:value="-0.180891676932358" calcext:value-type="float">
            <text:p>-0.180891676932358</text:p>
          </table:table-cell>
          <table:table-cell office:value-type="float" office:value="-0.181385626066589" calcext:value-type="float">
            <text:p>-0.181385626066589</text:p>
          </table:table-cell>
          <table:table-cell office:value-type="float" office:value="-0.181267707194866" calcext:value-type="float">
            <text:p>-0.181267707194866</text:p>
          </table:table-cell>
          <table:table-cell office:value-type="float" office:value="-0.180630979588736" calcext:value-type="float">
            <text:p>-0.180630979588736</text:p>
          </table:table-cell>
          <table:table-cell office:value-type="float" office:value="-0.18038277625774" calcext:value-type="float">
            <text:p>-0.18038277625774</text:p>
          </table:table-cell>
          <table:table-cell office:value-type="float" office:value="-0.180448139411103" calcext:value-type="float">
            <text:p>-0.180448139411103</text:p>
          </table:table-cell>
          <table:table-cell office:value-type="float" office:value="-0.180654125226089" calcext:value-type="float">
            <text:p>-0.180654125226089</text:p>
          </table:table-cell>
          <table:table-cell office:value-type="float" office:value="-0.18089907570949" calcext:value-type="float">
            <text:p>-0.18089907570949</text:p>
          </table:table-cell>
          <table:table-cell office:value-type="float" office:value="-0.180420671533732" calcext:value-type="float">
            <text:p>-0.180420671533732</text:p>
          </table:table-cell>
          <table:table-cell office:value-type="float" office:value="-0.180660298501147" calcext:value-type="float">
            <text:p>-0.180660298501147</text:p>
          </table:table-cell>
          <table:table-cell office:value-type="float" office:value="-0.180907405063216" calcext:value-type="float">
            <text:p>-0.180907405063216</text:p>
          </table:table-cell>
          <table:table-cell office:value-type="float" office:value="-0.180963105688456" calcext:value-type="float">
            <text:p>-0.180963105688456</text:p>
          </table:table-cell>
          <table:table-cell office:value-type="float" office:value="-0.180804521562671" calcext:value-type="float">
            <text:p>-0.180804521562671</text:p>
          </table:table-cell>
          <table:table-cell office:value-type="float" office:value="-0.180432284693152" calcext:value-type="float">
            <text:p>-0.180432284693152</text:p>
          </table:table-cell>
          <table:table-cell office:value-type="float" office:value="-0.180807519354513" calcext:value-type="float">
            <text:p>-0.180807519354513</text:p>
          </table:table-cell>
          <table:table-cell office:value-type="float" office:value="-0.180727201816011" calcext:value-type="float">
            <text:p>-0.180727201816011</text:p>
          </table:table-cell>
          <table:table-cell office:value-type="float" office:value="-0.180745763226947" calcext:value-type="float">
            <text:p>-0.180745763226947</text:p>
          </table:table-cell>
          <table:table-cell office:value-type="float" office:value="-0.180882746744646" calcext:value-type="float">
            <text:p>-0.180882746744646</text:p>
          </table:table-cell>
          <table:table-cell office:value-type="float" office:value="-0.180594210991093" calcext:value-type="float">
            <text:p>-0.180594210991093</text:p>
          </table:table-cell>
          <table:table-cell office:value-type="float" office:value="-0.180774476224074" calcext:value-type="float">
            <text:p>-0.180774476224074</text:p>
          </table:table-cell>
          <table:table-cell office:value-type="float" office:value="-0.180664024022287" calcext:value-type="float">
            <text:p>-0.180664024022287</text:p>
          </table:table-cell>
          <table:table-cell office:value-type="float" office:value="-0.180789914417102" calcext:value-type="float">
            <text:p>-0.180789914417102</text:p>
          </table:table-cell>
          <table:table-cell office:value-type="float" office:value="-0.180588931957455" calcext:value-type="float">
            <text:p>-0.180588931957455</text:p>
          </table:table-cell>
          <table:table-cell office:value-type="float" office:value="-0.180741888223935" calcext:value-type="float">
            <text:p>-0.180741888223935</text:p>
          </table:table-cell>
          <table:table-cell office:value-type="float" office:value="-0.180709441404335" calcext:value-type="float">
            <text:p>-0.180709441404335</text:p>
          </table:table-cell>
          <table:table-cell office:value-type="float" office:value="-0.180745669979457" calcext:value-type="float">
            <text:p>-0.180745669979457</text:p>
          </table:table-cell>
          <table:table-cell office:value-type="float" office:value="-0.180768250157474" calcext:value-type="float">
            <text:p>-0.180768250157474</text:p>
          </table:table-cell>
          <table:table-cell office:value-type="float" office:value="-0.180819606471793" calcext:value-type="float">
            <text:p>-0.180819606471793</text:p>
          </table:table-cell>
          <table:table-cell office:value-type="float" office:value="-0.180616741000334" calcext:value-type="float">
            <text:p>-0.180616741000334</text:p>
          </table:table-cell>
          <table:table-cell office:value-type="float" office:value="-0.180740579774322" calcext:value-type="float">
            <text:p>-0.180740579774322</text:p>
          </table:table-cell>
          <table:table-cell office:value-type="float" office:value="-0.180482445450616" calcext:value-type="float">
            <text:p>-0.180482445450616</text:p>
          </table:table-cell>
          <table:table-cell office:value-type="float" office:value="-0.180604733016632" calcext:value-type="float">
            <text:p>-0.180604733016632</text:p>
          </table:table-cell>
          <table:table-cell office:value-type="float" office:value="-0.180590253961785" calcext:value-type="float">
            <text:p>-0.180590253961785</text:p>
          </table:table-cell>
          <table:table-cell office:value-type="float" office:value="-0.18060540286013" calcext:value-type="float">
            <text:p>-0.18060540286013</text:p>
          </table:table-cell>
          <table:table-cell office:value-type="float" office:value="-0.180515921269919" calcext:value-type="float">
            <text:p>-0.180515921269919</text:p>
          </table:table-cell>
          <table:table-cell office:value-type="float" office:value="-0.180537291882505" calcext:value-type="float">
            <text:p>-0.180537291882505</text:p>
          </table:table-cell>
          <table:table-cell office:value-type="float" office:value="-0.180631030355039" calcext:value-type="float">
            <text:p>-0.180631030355039</text:p>
          </table:table-cell>
          <table:table-cell office:value-type="float" office:value="-0.180432820272136" calcext:value-type="float">
            <text:p>-0.180432820272136</text:p>
          </table:table-cell>
          <table:table-cell office:value-type="float" office:value="-0.18058879520387" calcext:value-type="float">
            <text:p>-0.18058879520387</text:p>
          </table:table-cell>
          <table:table-cell office:value-type="float" office:value="-0.18063176773483" calcext:value-type="float">
            <text:p>-0.18063176773483</text:p>
          </table:table-cell>
          <table:table-cell office:value-type="float" office:value="-0.180421038744772" calcext:value-type="float">
            <text:p>-0.180421038744772</text:p>
          </table:table-cell>
          <table:table-cell office:value-type="float" office:value="-0.180608562501601" calcext:value-type="float">
            <text:p>-0.180608562501601</text:p>
          </table:table-cell>
          <table:table-cell office:value-type="float" office:value="-0.180576864276819" calcext:value-type="float">
            <text:p>-0.180576864276819</text:p>
          </table:table-cell>
          <table:table-cell office:value-type="float" office:value="-0.180391209711175" calcext:value-type="float">
            <text:p>-0.180391209711175</text:p>
          </table:table-cell>
          <table:table-cell office:value-type="float" office:value="-0.180455961613131" calcext:value-type="float">
            <text:p>-0.180455961613131</text:p>
          </table:table-cell>
          <table:table-cell office:value-type="float" office:value="-0.180411497489964" calcext:value-type="float">
            <text:p>-0.180411497489964</text:p>
          </table:table-cell>
          <table:table-cell office:value-type="float" office:value="-0.180452302576496" calcext:value-type="float">
            <text:p>-0.180452302576496</text:p>
          </table:table-cell>
          <table:table-cell office:value-type="float" office:value="-0.180545872613681" calcext:value-type="float">
            <text:p>-0.180545872613681</text:p>
          </table:table-cell>
          <table:table-cell office:value-type="float" office:value="-0.18042549329114" calcext:value-type="float">
            <text:p>-0.18042549329114</text:p>
          </table:table-cell>
          <table:table-cell office:value-type="float" office:value="-0.180431288235782" calcext:value-type="float">
            <text:p>-0.180431288235782</text:p>
          </table:table-cell>
          <table:table-cell office:value-type="float" office:value="-0.180765662780812" calcext:value-type="float">
            <text:p>-0.180765662780812</text:p>
          </table:table-cell>
          <table:table-cell office:value-type="float" office:value="-0.18044852068725" calcext:value-type="float">
            <text:p>-0.18044852068725</text:p>
          </table:table-cell>
          <table:table-cell office:value-type="float" office:value="-0.180422566171173" calcext:value-type="float">
            <text:p>-0.180422566171173</text:p>
          </table:table-cell>
          <table:table-cell office:value-type="float" office:value="-0.180420909091678" calcext:value-type="float">
            <text:p>-0.180420909091678</text:p>
          </table:table-cell>
          <table:table-cell office:value-type="float" office:value="-0.180749111202374" calcext:value-type="float">
            <text:p>-0.180749111202374</text:p>
          </table:table-cell>
          <table:table-cell office:value-type="float" office:value="-0.180490773021544" calcext:value-type="float">
            <text:p>-0.180490773021544</text:p>
          </table:table-cell>
          <table:table-cell office:value-type="float" office:value="-0.180298790940712" calcext:value-type="float">
            <text:p>-0.180298790940712</text:p>
          </table:table-cell>
          <table:table-cell office:value-type="float" office:value="-0.180349803484967" calcext:value-type="float">
            <text:p>-0.180349803484967</text:p>
          </table:table-cell>
          <table:table-cell office:value-type="float" office:value="-0.180379193702305" calcext:value-type="float">
            <text:p>-0.180379193702305</text:p>
          </table:table-cell>
          <table:table-cell office:value-type="float" office:value="-0.180284717640609" calcext:value-type="float">
            <text:p>-0.180284717640609</text:p>
          </table:table-cell>
          <table:table-cell office:value-type="float" office:value="-0.180591123764803" calcext:value-type="float">
            <text:p>-0.180591123764803</text:p>
          </table:table-cell>
          <table:table-cell office:value-type="float" office:value="-0.180324501648647" calcext:value-type="float">
            <text:p>-0.180324501648647</text:p>
          </table:table-cell>
          <table:table-cell office:value-type="float" office:value="-0.180377650085441" calcext:value-type="float">
            <text:p>-0.180377650085441</text:p>
          </table:table-cell>
          <table:table-cell office:value-type="float" office:value="-0.180382544477363" calcext:value-type="float">
            <text:p>-0.180382544477363</text:p>
          </table:table-cell>
          <table:table-cell office:value-type="float" office:value="-0.180365653067637" calcext:value-type="float">
            <text:p>-0.180365653067637</text:p>
          </table:table-cell>
          <table:table-cell office:value-type="float" office:value="-0.180386668024956" calcext:value-type="float">
            <text:p>-0.180386668024956</text:p>
          </table:table-cell>
          <table:table-cell office:value-type="float" office:value="-0.180591815928773" calcext:value-type="float">
            <text:p>-0.180591815928773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986560432933" calcext:value-type="float">
            <text:p>0.297986560432933</text:p>
          </table:table-cell>
          <table:table-cell office:value-type="float" office:value="0.298043897740083" calcext:value-type="float">
            <text:p>0.298043897740083</text:p>
          </table:table-cell>
          <table:table-cell office:value-type="float" office:value="0.297998412227363" calcext:value-type="float">
            <text:p>0.297998412227363</text:p>
          </table:table-cell>
          <table:table-cell office:value-type="float" office:value="0.298058846240266" calcext:value-type="float">
            <text:p>0.298058846240266</text:p>
          </table:table-cell>
          <table:table-cell office:value-type="float" office:value="0.297996972293199" calcext:value-type="float">
            <text:p>0.297996972293199</text:p>
          </table:table-cell>
          <table:table-cell office:value-type="float" office:value="0.298054886767979" calcext:value-type="float">
            <text:p>0.298054886767979</text:p>
          </table:table-cell>
          <table:table-cell office:value-type="float" office:value="0.298048279075423" calcext:value-type="float">
            <text:p>0.298048279075423</text:p>
          </table:table-cell>
          <table:table-cell office:value-type="float" office:value="0.298027039238682" calcext:value-type="float">
            <text:p>0.298027039238682</text:p>
          </table:table-cell>
          <table:table-cell office:value-type="float" office:value="0.298013852844119" calcext:value-type="float">
            <text:p>0.298013852844119</text:p>
          </table:table-cell>
          <table:table-cell office:value-type="float" office:value="0.298063376712712" calcext:value-type="float">
            <text:p>0.298063376712712</text:p>
          </table:table-cell>
          <table:table-cell office:value-type="float" office:value="0.297996163845014" calcext:value-type="float">
            <text:p>0.297996163845014</text:p>
          </table:table-cell>
          <table:table-cell office:value-type="float" office:value="0.298061905604445" calcext:value-type="float">
            <text:p>0.298061905604445</text:p>
          </table:table-cell>
          <table:table-cell office:value-type="float" office:value="0.298061071685477" calcext:value-type="float">
            <text:p>0.298061071685477</text:p>
          </table:table-cell>
          <table:table-cell office:value-type="float" office:value="0.298007649077734" calcext:value-type="float">
            <text:p>0.298007649077734</text:p>
          </table:table-cell>
          <table:table-cell office:value-type="float" office:value="0.298069292581078" calcext:value-type="float">
            <text:p>0.298069292581078</text:p>
          </table:table-cell>
          <table:table-cell office:value-type="float" office:value="0.298052040997748" calcext:value-type="float">
            <text:p>0.298052040997748</text:p>
          </table:table-cell>
          <table:table-cell office:value-type="float" office:value="0.298032690985033" calcext:value-type="float">
            <text:p>0.298032690985033</text:p>
          </table:table-cell>
          <table:table-cell office:value-type="float" office:value="0.298060381745754" calcext:value-type="float">
            <text:p>0.298060381745754</text:p>
          </table:table-cell>
          <table:table-cell office:value-type="float" office:value="0.298053312809047" calcext:value-type="float">
            <text:p>0.298053312809047</text:p>
          </table:table-cell>
          <table:table-cell office:value-type="float" office:value="0.298054590942807" calcext:value-type="float">
            <text:p>0.298054590942807</text:p>
          </table:table-cell>
          <table:table-cell office:value-type="float" office:value="0.298066606623806" calcext:value-type="float">
            <text:p>0.298066606623806</text:p>
          </table:table-cell>
          <table:table-cell office:value-type="float" office:value="0.298044886139848" calcext:value-type="float">
            <text:p>0.298044886139848</text:p>
          </table:table-cell>
          <table:table-cell office:value-type="float" office:value="0.298062686452976" calcext:value-type="float">
            <text:p>0.298062686452976</text:p>
          </table:table-cell>
          <table:table-cell office:value-type="float" office:value="0.298061689745164" calcext:value-type="float">
            <text:p>0.298061689745164</text:p>
          </table:table-cell>
          <table:table-cell office:value-type="float" office:value="0.298023634167222" calcext:value-type="float">
            <text:p>0.298023634167222</text:p>
          </table:table-cell>
          <table:table-cell office:value-type="float" office:value="0.298040047627589" calcext:value-type="float">
            <text:p>0.298040047627589</text:p>
          </table:table-cell>
          <table:table-cell office:value-type="float" office:value="0.298058120301932" calcext:value-type="float">
            <text:p>0.298058120301932</text:p>
          </table:table-cell>
          <table:table-cell office:value-type="float" office:value="0.298059143471444" calcext:value-type="float">
            <text:p>0.298059143471444</text:p>
          </table:table-cell>
          <table:table-cell office:value-type="float" office:value="0.297993255303109" calcext:value-type="float">
            <text:p>0.297993255303109</text:p>
          </table:table-cell>
          <table:table-cell office:value-type="float" office:value="0.297998795442194" calcext:value-type="float">
            <text:p>0.297998795442194</text:p>
          </table:table-cell>
          <table:table-cell office:value-type="float" office:value="0.2980820806571" calcext:value-type="float">
            <text:p>0.2980820806571</text:p>
          </table:table-cell>
          <table:table-cell office:value-type="float" office:value="0.298005901382021" calcext:value-type="float">
            <text:p>0.298005901382021</text:p>
          </table:table-cell>
          <table:table-cell office:value-type="float" office:value="0.29802705342857" calcext:value-type="float">
            <text:p>0.29802705342857</text:p>
          </table:table-cell>
          <table:table-cell office:value-type="float" office:value="0.298084832574333" calcext:value-type="float">
            <text:p>0.298084832574333</text:p>
          </table:table-cell>
          <table:table-cell office:value-type="float" office:value="0.298018494878241" calcext:value-type="float">
            <text:p>0.298018494878241</text:p>
          </table:table-cell>
          <table:table-cell office:value-type="float" office:value="0.298062394239191" calcext:value-type="float">
            <text:p>0.298062394239191</text:p>
          </table:table-cell>
          <table:table-cell office:value-type="float" office:value="0.298061299609176" calcext:value-type="float">
            <text:p>0.298061299609176</text:p>
          </table:table-cell>
          <table:table-cell office:value-type="float" office:value="0.298050291463353" calcext:value-type="float">
            <text:p>0.298050291463353</text:p>
          </table:table-cell>
          <table:table-cell office:value-type="float" office:value="0.29806613405722" calcext:value-type="float">
            <text:p>0.29806613405722</text:p>
          </table:table-cell>
          <table:table-cell office:value-type="float" office:value="0.298003660910853" calcext:value-type="float">
            <text:p>0.298003660910853</text:p>
          </table:table-cell>
          <table:table-cell office:value-type="float" office:value="0.298050172605266" calcext:value-type="float">
            <text:p>0.298050172605266</text:p>
          </table:table-cell>
          <table:table-cell office:value-type="float" office:value="0.29800422087912" calcext:value-type="float">
            <text:p>0.29800422087912</text:p>
          </table:table-cell>
          <table:table-cell office:value-type="float" office:value="0.298003607444798" calcext:value-type="float">
            <text:p>0.298003607444798</text:p>
          </table:table-cell>
          <table:table-cell office:value-type="float" office:value="0.298047190663765" calcext:value-type="float">
            <text:p>0.298047190663765</text:p>
          </table:table-cell>
          <table:table-cell office:value-type="float" office:value="0.298022470012122" calcext:value-type="float">
            <text:p>0.298022470012122</text:p>
          </table:table-cell>
          <table:table-cell office:value-type="float" office:value="0.298014436336403" calcext:value-type="float">
            <text:p>0.298014436336403</text:p>
          </table:table-cell>
          <table:table-cell office:value-type="float" office:value="0.29800623495792" calcext:value-type="float">
            <text:p>0.29800623495792</text:p>
          </table:table-cell>
          <table:table-cell office:value-type="float" office:value="0.298010461205463" calcext:value-type="float">
            <text:p>0.298010461205463</text:p>
          </table:table-cell>
          <table:table-cell office:value-type="float" office:value="0.298048063216295" calcext:value-type="float">
            <text:p>0.298048063216295</text:p>
          </table:table-cell>
          <table:table-cell office:value-type="float" office:value="0.298020318452403" calcext:value-type="float">
            <text:p>0.298020318452403</text:p>
          </table:table-cell>
          <table:table-cell office:value-type="float" office:value="0.298131738227851" calcext:value-type="float">
            <text:p>0.298131738227851</text:p>
          </table:table-cell>
          <table:table-cell office:value-type="float" office:value="0.297519401222551" calcext:value-type="float">
            <text:p>0.297519401222551</text:p>
          </table:table-cell>
          <table:table-cell office:value-type="float" office:value="0.299963961240557" calcext:value-type="float">
            <text:p>0.299963961240557</text:p>
          </table:table-cell>
          <table:table-cell office:value-type="float" office:value="0.301103378629063" calcext:value-type="float">
            <text:p>0.301103378629063</text:p>
          </table:table-cell>
          <table:table-cell office:value-type="float" office:value="0.30129853389036" calcext:value-type="float">
            <text:p>0.30129853389036</text:p>
          </table:table-cell>
          <table:table-cell office:value-type="float" office:value="0.2976232159694" calcext:value-type="float">
            <text:p>0.2976232159694</text:p>
          </table:table-cell>
          <table:table-cell office:value-type="float" office:value="0.298469032629764" calcext:value-type="float">
            <text:p>0.298469032629764</text:p>
          </table:table-cell>
          <table:table-cell office:value-type="float" office:value="0.299500562297011" calcext:value-type="float">
            <text:p>0.299500562297011</text:p>
          </table:table-cell>
          <table:table-cell office:value-type="float" office:value="0.304261175491911" calcext:value-type="float">
            <text:p>0.304261175491911</text:p>
          </table:table-cell>
          <table:table-cell office:value-type="float" office:value="0.303695463191886" calcext:value-type="float">
            <text:p>0.303695463191886</text:p>
          </table:table-cell>
          <table:table-cell office:value-type="float" office:value="0.30057093875561" calcext:value-type="float">
            <text:p>0.30057093875561</text:p>
          </table:table-cell>
          <table:table-cell office:value-type="float" office:value="0.299749343446848" calcext:value-type="float">
            <text:p>0.299749343446848</text:p>
          </table:table-cell>
          <table:table-cell office:value-type="float" office:value="0.302755351302026" calcext:value-type="float">
            <text:p>0.302755351302026</text:p>
          </table:table-cell>
          <table:table-cell office:value-type="float" office:value="0.304483107852381" calcext:value-type="float">
            <text:p>0.304483107852381</text:p>
          </table:table-cell>
          <table:table-cell office:value-type="float" office:value="0.302471748781894" calcext:value-type="float">
            <text:p>0.302471748781894</text:p>
          </table:table-cell>
          <table:table-cell office:value-type="float" office:value="0.300319847171627" calcext:value-type="float">
            <text:p>0.300319847171627</text:p>
          </table:table-cell>
          <table:table-cell office:value-type="float" office:value="0.300771929907732" calcext:value-type="float">
            <text:p>0.300771929907732</text:p>
          </table:table-cell>
          <table:table-cell office:value-type="float" office:value="0.301640362090807" calcext:value-type="float">
            <text:p>0.301640362090807</text:p>
          </table:table-cell>
          <table:table-cell office:value-type="float" office:value="0.302646904890758" calcext:value-type="float">
            <text:p>0.302646904890758</text:p>
          </table:table-cell>
          <table:table-cell office:value-type="float" office:value="0.305588973615315" calcext:value-type="float">
            <text:p>0.305588973615315</text:p>
          </table:table-cell>
          <table:table-cell office:value-type="float" office:value="0.307626737788733" calcext:value-type="float">
            <text:p>0.307626737788733</text:p>
          </table:table-cell>
          <table:table-cell office:value-type="float" office:value="0.302887285631234" calcext:value-type="float">
            <text:p>0.302887285631234</text:p>
          </table:table-cell>
          <table:table-cell office:value-type="float" office:value="0.301900035134282" calcext:value-type="float">
            <text:p>0.301900035134282</text:p>
          </table:table-cell>
          <table:table-cell office:value-type="float" office:value="0.304639172736957" calcext:value-type="float">
            <text:p>0.304639172736957</text:p>
          </table:table-cell>
          <table:table-cell office:value-type="float" office:value="0.307238043446204" calcext:value-type="float">
            <text:p>0.307238043446204</text:p>
          </table:table-cell>
          <table:table-cell office:value-type="float" office:value="0.303782076048924" calcext:value-type="float">
            <text:p>0.303782076048924</text:p>
          </table:table-cell>
          <table:table-cell office:value-type="float" office:value="0.302973789376441" calcext:value-type="float">
            <text:p>0.302973789376441</text:p>
          </table:table-cell>
          <table:table-cell office:value-type="float" office:value="0.303363791804821" calcext:value-type="float">
            <text:p>0.303363791804821</text:p>
          </table:table-cell>
          <table:table-cell office:value-type="float" office:value="0.303115416439747" calcext:value-type="float">
            <text:p>0.303115416439747</text:p>
          </table:table-cell>
          <table:table-cell office:value-type="float" office:value="0.30668005544255" calcext:value-type="float">
            <text:p>0.30668005544255</text:p>
          </table:table-cell>
          <table:table-cell office:value-type="float" office:value="0.309056379964579" calcext:value-type="float">
            <text:p>0.309056379964579</text:p>
          </table:table-cell>
          <table:table-cell office:value-type="float" office:value="0.305584518681293" calcext:value-type="float">
            <text:p>0.305584518681293</text:p>
          </table:table-cell>
          <table:table-cell office:value-type="float" office:value="0.304031262415522" calcext:value-type="float">
            <text:p>0.304031262415522</text:p>
          </table:table-cell>
          <table:table-cell office:value-type="float" office:value="0.302742811888566" calcext:value-type="float">
            <text:p>0.302742811888566</text:p>
          </table:table-cell>
          <table:table-cell office:value-type="float" office:value="0.30542522001066" calcext:value-type="float">
            <text:p>0.30542522001066</text:p>
          </table:table-cell>
          <table:table-cell office:value-type="float" office:value="0.307734378309538" calcext:value-type="float">
            <text:p>0.307734378309538</text:p>
          </table:table-cell>
          <table:table-cell office:value-type="float" office:value="0.308432616669406" calcext:value-type="float">
            <text:p>0.308432616669406</text:p>
          </table:table-cell>
          <table:table-cell office:value-type="float" office:value="0.304370942556955" calcext:value-type="float">
            <text:p>0.304370942556955</text:p>
          </table:table-cell>
          <table:table-cell office:value-type="float" office:value="0.305474551160134" calcext:value-type="float">
            <text:p>0.305474551160134</text:p>
          </table:table-cell>
          <table:table-cell office:value-type="float" office:value="0.304084616523411" calcext:value-type="float">
            <text:p>0.304084616523411</text:p>
          </table:table-cell>
          <table:table-cell office:value-type="float" office:value="0.307186593479603" calcext:value-type="float">
            <text:p>0.307186593479603</text:p>
          </table:table-cell>
          <table:table-cell office:value-type="float" office:value="0.309672392952134" calcext:value-type="float">
            <text:p>0.309672392952134</text:p>
          </table:table-cell>
          <table:table-cell office:value-type="float" office:value="0.310761756412778" calcext:value-type="float">
            <text:p>0.310761756412778</text:p>
          </table:table-cell>
          <table:table-cell office:value-type="float" office:value="0.305190052420993" calcext:value-type="float">
            <text:p>0.305190052420993</text:p>
          </table:table-cell>
          <table:table-cell office:value-type="float" office:value="0.305176395304123" calcext:value-type="float">
            <text:p>0.305176395304123</text:p>
          </table:table-cell>
          <table:table-cell office:value-type="float" office:value="0.309152748913481" calcext:value-type="float">
            <text:p>0.309152748913481</text:p>
          </table:table-cell>
          <table:table-cell office:value-type="float" office:value="0.307091733490852" calcext:value-type="float">
            <text:p>0.307091733490852</text:p>
          </table:table-cell>
          <table:table-cell office:value-type="float" office:value="0.305361966652099" calcext:value-type="float">
            <text:p>0.305361966652099</text:p>
          </table:table-cell>
          <table:table-cell office:value-type="float" office:value="0.304005626373133" calcext:value-type="float">
            <text:p>0.304005626373133</text:p>
          </table:table-cell>
          <table:table-cell office:value-type="float" office:value="0.309738027279425" calcext:value-type="float">
            <text:p>0.309738027279425</text:p>
          </table:table-cell>
          <table:table-cell office:value-type="float" office:value="0.310806998822887" calcext:value-type="float">
            <text:p>0.310806998822887</text:p>
          </table:table-cell>
          <table:table-cell office:value-type="float" office:value="0.308654855114465" calcext:value-type="float">
            <text:p>0.308654855114465</text:p>
          </table:table-cell>
          <table:table-cell office:value-type="float" office:value="0.304025567436082" calcext:value-type="float">
            <text:p>0.304025567436082</text:p>
          </table:table-cell>
          <table:table-cell office:value-type="float" office:value="0.307862721055926" calcext:value-type="float">
            <text:p>0.307862721055926</text:p>
          </table:table-cell>
          <table:table-cell office:value-type="float" office:value="0.309221202807036" calcext:value-type="float">
            <text:p>0.309221202807036</text:p>
          </table:table-cell>
          <table:table-cell office:value-type="float" office:value="0.304844590626614" calcext:value-type="float">
            <text:p>0.304844590626614</text:p>
          </table:table-cell>
          <table:table-cell office:value-type="float" office:value="0.304938680449472" calcext:value-type="float">
            <text:p>0.304938680449472</text:p>
          </table:table-cell>
          <table:table-cell office:value-type="float" office:value="0.305568346032996" calcext:value-type="float">
            <text:p>0.305568346032996</text:p>
          </table:table-cell>
          <table:table-cell office:value-type="float" office:value="0.303992531803223" calcext:value-type="float">
            <text:p>0.303992531803223</text:p>
          </table:table-cell>
          <table:table-cell office:value-type="float" office:value="0.30966061668735" calcext:value-type="float">
            <text:p>0.30966061668735</text:p>
          </table:table-cell>
          <table:table-cell office:value-type="float" office:value="0.311570946215739" calcext:value-type="float">
            <text:p>0.311570946215739</text:p>
          </table:table-cell>
          <table:table-cell office:value-type="float" office:value="0.309537092335017" calcext:value-type="float">
            <text:p>0.309537092335017</text:p>
          </table:table-cell>
          <table:table-cell office:value-type="float" office:value="0.305716962277277" calcext:value-type="float">
            <text:p>0.305716962277277</text:p>
          </table:table-cell>
          <table:table-cell office:value-type="float" office:value="0.304767400627069" calcext:value-type="float">
            <text:p>0.304767400627069</text:p>
          </table:table-cell>
          <table:table-cell office:value-type="float" office:value="0.307892906016434" calcext:value-type="float">
            <text:p>0.307892906016434</text:p>
          </table:table-cell>
          <table:table-cell office:value-type="float" office:value="0.308898943242046" calcext:value-type="float">
            <text:p>0.308898943242046</text:p>
          </table:table-cell>
          <table:table-cell office:value-type="float" office:value="0.305246473645005" calcext:value-type="float">
            <text:p>0.305246473645005</text:p>
          </table:table-cell>
          <table:table-cell office:value-type="float" office:value="0.305448761539537" calcext:value-type="float">
            <text:p>0.305448761539537</text:p>
          </table:table-cell>
          <table:table-cell office:value-type="float" office:value="0.306216466968746" calcext:value-type="float">
            <text:p>0.306216466968746</text:p>
          </table:table-cell>
          <table:table-cell office:value-type="float" office:value="0.309803206754542" calcext:value-type="float">
            <text:p>0.309803206754542</text:p>
          </table:table-cell>
          <table:table-cell office:value-type="float" office:value="0.311479235251589" calcext:value-type="float">
            <text:p>0.311479235251589</text:p>
          </table:table-cell>
          <table:table-cell office:value-type="float" office:value="0.310441850884096" calcext:value-type="float">
            <text:p>0.310441850884096</text:p>
          </table:table-cell>
          <table:table-cell office:value-type="float" office:value="0.307773496266548" calcext:value-type="float">
            <text:p>0.307773496266548</text:p>
          </table:table-cell>
          <table:table-cell office:value-type="float" office:value="0.304469229458581" calcext:value-type="float">
            <text:p>0.304469229458581</text:p>
          </table:table-cell>
          <table:table-cell office:value-type="float" office:value="0.309653890547863" calcext:value-type="float">
            <text:p>0.309653890547863</text:p>
          </table:table-cell>
          <table:table-cell office:value-type="float" office:value="0.30982302613068" calcext:value-type="float">
            <text:p>0.30982302613068</text:p>
          </table:table-cell>
          <table:table-cell office:value-type="float" office:value="0.305576998431606" calcext:value-type="float">
            <text:p>0.305576998431606</text:p>
          </table:table-cell>
          <table:table-cell office:value-type="float" office:value="0.306296848406456" calcext:value-type="float">
            <text:p>0.306296848406456</text:p>
          </table:table-cell>
          <table:table-cell office:value-type="float" office:value="0.31195384202082" calcext:value-type="float">
            <text:p>0.31195384202082</text:p>
          </table:table-cell>
          <table:table-cell office:value-type="float" office:value="0.311490893215063" calcext:value-type="float">
            <text:p>0.311490893215063</text:p>
          </table:table-cell>
          <table:table-cell office:value-type="float" office:value="0.308810938036929" calcext:value-type="float">
            <text:p>0.308810938036929</text:p>
          </table:table-cell>
          <table:table-cell office:value-type="float" office:value="0.304600574531497" calcext:value-type="float">
            <text:p>0.304600574531497</text:p>
          </table:table-cell>
          <table:table-cell office:value-type="float" office:value="0.309615256919483" calcext:value-type="float">
            <text:p>0.309615256919483</text:p>
          </table:table-cell>
          <table:table-cell office:value-type="float" office:value="0.309745810702307" calcext:value-type="float">
            <text:p>0.309745810702307</text:p>
          </table:table-cell>
          <table:table-cell office:value-type="float" office:value="0.305249468200941" calcext:value-type="float">
            <text:p>0.305249468200941</text:p>
          </table:table-cell>
          <table:table-cell office:value-type="float" office:value="0.306274956421548" calcext:value-type="float">
            <text:p>0.306274956421548</text:p>
          </table:table-cell>
          <table:table-cell office:value-type="float" office:value="0.310013722991241" calcext:value-type="float">
            <text:p>0.310013722991241</text:p>
          </table:table-cell>
          <table:table-cell office:value-type="float" office:value="0.305678323295192" calcext:value-type="float">
            <text:p>0.305678323295192</text:p>
          </table:table-cell>
          <table:table-cell office:value-type="float" office:value="0.308635131346003" calcext:value-type="float">
            <text:p>0.308635131346003</text:p>
          </table:table-cell>
          <table:table-cell office:value-type="float" office:value="0.30868337906139" calcext:value-type="float">
            <text:p>0.30868337906139</text:p>
          </table:table-cell>
          <table:table-cell office:value-type="float" office:value="0.307688928076576" calcext:value-type="float">
            <text:p>0.307688928076576</text:p>
          </table:table-cell>
          <table:table-cell office:value-type="float" office:value="0.305434344615619" calcext:value-type="float">
            <text:p>0.305434344615619</text:p>
          </table:table-cell>
          <table:table-cell office:value-type="float" office:value="0.309328143327737" calcext:value-type="float">
            <text:p>0.309328143327737</text:p>
          </table:table-cell>
          <table:table-cell office:value-type="float" office:value="0.311533066730597" calcext:value-type="float">
            <text:p>0.311533066730597</text:p>
          </table:table-cell>
          <table:table-cell office:value-type="float" office:value="0.309359805178808" calcext:value-type="float">
            <text:p>0.309359805178808</text:p>
          </table:table-cell>
          <table:table-cell office:value-type="float" office:value="0.307520520675873" calcext:value-type="float">
            <text:p>0.307520520675873</text:p>
          </table:table-cell>
          <table:table-cell office:value-type="float" office:value="0.307950826888411" calcext:value-type="float">
            <text:p>0.307950826888411</text:p>
          </table:table-cell>
          <table:table-cell office:value-type="float" office:value="0.306633305009724" calcext:value-type="float">
            <text:p>0.306633305009724</text:p>
          </table:table-cell>
          <table:table-cell office:value-type="float" office:value="0.30957330272436" calcext:value-type="float">
            <text:p>0.30957330272436</text:p>
          </table:table-cell>
          <table:table-cell office:value-type="float" office:value="0.309764012831624" calcext:value-type="float">
            <text:p>0.309764012831624</text:p>
          </table:table-cell>
          <table:table-cell office:value-type="float" office:value="0.307807191350212" calcext:value-type="float">
            <text:p>0.307807191350212</text:p>
          </table:table-cell>
          <table:table-cell office:value-type="float" office:value="0.306815877286021" calcext:value-type="float">
            <text:p>0.306815877286021</text:p>
          </table:table-cell>
          <table:table-cell office:value-type="float" office:value="0.309024748679862" calcext:value-type="float">
            <text:p>0.309024748679862</text:p>
          </table:table-cell>
          <table:table-cell office:value-type="float" office:value="0.311572124449629" calcext:value-type="float">
            <text:p>0.311572124449629</text:p>
          </table:table-cell>
          <table:table-cell office:value-type="float" office:value="0.3076918432248" calcext:value-type="float">
            <text:p>0.3076918432248</text:p>
          </table:table-cell>
          <table:table-cell office:value-type="float" office:value="0.307758351579242" calcext:value-type="float">
            <text:p>0.307758351579242</text:p>
          </table:table-cell>
          <table:table-cell office:value-type="float" office:value="0.305859108707539" calcext:value-type="float">
            <text:p>0.305859108707539</text:p>
          </table:table-cell>
          <table:table-cell office:value-type="float" office:value="0.308610228746813" calcext:value-type="float">
            <text:p>0.308610228746813</text:p>
          </table:table-cell>
          <table:table-cell office:value-type="float" office:value="0.30758470020959" calcext:value-type="float">
            <text:p>0.30758470020959</text:p>
          </table:table-cell>
          <table:table-cell office:value-type="float" office:value="0.306279455844048" calcext:value-type="float">
            <text:p>0.306279455844048</text:p>
          </table:table-cell>
          <table:table-cell office:value-type="float" office:value="0.308545170594158" calcext:value-type="float">
            <text:p>0.308545170594158</text:p>
          </table:table-cell>
          <table:table-cell office:value-type="float" office:value="0.306965351507312" calcext:value-type="float">
            <text:p>0.306965351507312</text:p>
          </table:table-cell>
          <table:table-cell office:value-type="float" office:value="0.311127664582129" calcext:value-type="float">
            <text:p>0.311127664582129</text:p>
          </table:table-cell>
          <table:table-cell office:value-type="float" office:value="0.310408564377766" calcext:value-type="float">
            <text:p>0.310408564377766</text:p>
          </table:table-cell>
          <table:table-cell office:value-type="float" office:value="0.307714908789787" calcext:value-type="float">
            <text:p>0.307714908789787</text:p>
          </table:table-cell>
          <table:table-cell office:value-type="float" office:value="0.307208002336957" calcext:value-type="float">
            <text:p>0.307208002336957</text:p>
          </table:table-cell>
          <table:table-cell office:value-type="float" office:value="0.304662235907421" calcext:value-type="float">
            <text:p>0.304662235907421</text:p>
          </table:table-cell>
          <table:table-cell office:value-type="float" office:value="0.306305387513238" calcext:value-type="float">
            <text:p>0.306305387513238</text:p>
          </table:table-cell>
          <table:table-cell office:value-type="float" office:value="0.307940093772103" calcext:value-type="float">
            <text:p>0.307940093772103</text:p>
          </table:table-cell>
          <table:table-cell office:value-type="float" office:value="0.304736193949456" calcext:value-type="float">
            <text:p>0.304736193949456</text:p>
          </table:table-cell>
          <table:table-cell office:value-type="float" office:value="0.306398795464999" calcext:value-type="float">
            <text:p>0.306398795464999</text:p>
          </table:table-cell>
          <table:table-cell office:value-type="float" office:value="0.305893100174652" calcext:value-type="float">
            <text:p>0.305893100174652</text:p>
          </table:table-cell>
          <table:table-cell office:value-type="float" office:value="0.308783800499109" calcext:value-type="float">
            <text:p>0.308783800499109</text:p>
          </table:table-cell>
          <table:table-cell office:value-type="float" office:value="0.311141388801308" calcext:value-type="float">
            <text:p>0.311141388801308</text:p>
          </table:table-cell>
          <table:table-cell office:value-type="float" office:value="0.307493427773025" calcext:value-type="float">
            <text:p>0.307493427773025</text:p>
          </table:table-cell>
          <table:table-cell office:value-type="float" office:value="0.306442333066768" calcext:value-type="float">
            <text:p>0.306442333066768</text:p>
          </table:table-cell>
          <table:table-cell office:value-type="float" office:value="0.304214561454584" calcext:value-type="float">
            <text:p>0.304214561454584</text:p>
          </table:table-cell>
          <table:table-cell office:value-type="float" office:value="0.305790891252079" calcext:value-type="float">
            <text:p>0.305790891252079</text:p>
          </table:table-cell>
          <table:table-cell office:value-type="float" office:value="0.306947036693175" calcext:value-type="float">
            <text:p>0.306947036693175</text:p>
          </table:table-cell>
          <table:table-cell office:value-type="float" office:value="0.307594007510492" calcext:value-type="float">
            <text:p>0.307594007510492</text:p>
          </table:table-cell>
          <table:table-cell office:value-type="float" office:value="0.306931442331249" calcext:value-type="float">
            <text:p>0.306931442331249</text:p>
          </table:table-cell>
          <table:table-cell office:value-type="float" office:value="0.304451462758235" calcext:value-type="float">
            <text:p>0.304451462758235</text:p>
          </table:table-cell>
          <table:table-cell office:value-type="float" office:value="0.304236788527643" calcext:value-type="float">
            <text:p>0.304236788527643</text:p>
          </table:table-cell>
          <table:table-cell office:value-type="float" office:value="0.311007380578793" calcext:value-type="float">
            <text:p>0.311007380578793</text:p>
          </table:table-cell>
          <table:table-cell office:value-type="float" office:value="0.309174665528773" calcext:value-type="float">
            <text:p>0.309174665528773</text:p>
          </table:table-cell>
          <table:table-cell office:value-type="float" office:value="0.308533105939457" calcext:value-type="float">
            <text:p>0.308533105939457</text:p>
          </table:table-cell>
          <table:table-cell office:value-type="float" office:value="0.307447113403612" calcext:value-type="float">
            <text:p>0.307447113403612</text:p>
          </table:table-cell>
          <table:table-cell office:value-type="float" office:value="0.305394234138462" calcext:value-type="float">
            <text:p>0.305394234138462</text:p>
          </table:table-cell>
          <table:table-cell office:value-type="float" office:value="0.311454205979722" calcext:value-type="float">
            <text:p>0.311454205979722</text:p>
          </table:table-cell>
          <table:table-cell office:value-type="float" office:value="0.311179332525801" calcext:value-type="float">
            <text:p>0.311179332525801</text:p>
          </table:table-cell>
          <table:table-cell office:value-type="float" office:value="0.312213610551164" calcext:value-type="float">
            <text:p>0.312213610551164</text:p>
          </table:table-cell>
          <table:table-cell office:value-type="float" office:value="0.304568780259459" calcext:value-type="float">
            <text:p>0.304568780259459</text:p>
          </table:table-cell>
          <table:table-cell office:value-type="float" office:value="0.304413404941973" calcext:value-type="float">
            <text:p>0.304413404941973</text:p>
          </table:table-cell>
          <table:table-cell office:value-type="float" office:value="0.310639759059496" calcext:value-type="float">
            <text:p>0.310639759059496</text:p>
          </table:table-cell>
          <table:table-cell office:value-type="float" office:value="0.311473117024758" calcext:value-type="float">
            <text:p>0.311473117024758</text:p>
          </table:table-cell>
          <table:table-cell office:value-type="float" office:value="0.311225841900549" calcext:value-type="float">
            <text:p>0.311225841900549</text:p>
          </table:table-cell>
          <table:table-cell office:value-type="float" office:value="0.311506379470204" calcext:value-type="float">
            <text:p>0.311506379470204</text:p>
          </table:table-cell>
          <table:table-cell office:value-type="float" office:value="0.30784629566286" calcext:value-type="float">
            <text:p>0.30784629566286</text:p>
          </table:table-cell>
          <table:table-cell office:value-type="float" office:value="0.305071246847285" calcext:value-type="float">
            <text:p>0.305071246847285</text:p>
          </table:table-cell>
          <table:table-cell office:value-type="float" office:value="0.305349290948243" calcext:value-type="float">
            <text:p>0.305349290948243</text:p>
          </table:table-cell>
          <table:table-cell office:value-type="float" office:value="0.311103576052082" calcext:value-type="float">
            <text:p>0.311103576052082</text:p>
          </table:table-cell>
          <table:table-cell office:value-type="float" office:value="0.310725623004383" calcext:value-type="float">
            <text:p>0.310725623004383</text:p>
          </table:table-cell>
          <table:table-cell office:value-type="float" office:value="0.309859888832732" calcext:value-type="float">
            <text:p>0.309859888832732</text:p>
          </table:table-cell>
          <table:table-cell office:value-type="float" office:value="0.30563190771049" calcext:value-type="float">
            <text:p>0.30563190771049</text:p>
          </table:table-cell>
          <table:table-cell office:value-type="float" office:value="0.306190550845225" calcext:value-type="float">
            <text:p>0.306190550845225</text:p>
          </table:table-cell>
          <table:table-cell office:value-type="float" office:value="0.311397564639052" calcext:value-type="float">
            <text:p>0.311397564639052</text:p>
          </table:table-cell>
          <table:table-cell office:value-type="float" office:value="0.311070736795066" calcext:value-type="float">
            <text:p>0.311070736795066</text:p>
          </table:table-cell>
          <table:table-cell office:value-type="float" office:value="0.307042240769384" calcext:value-type="float">
            <text:p>0.307042240769384</text:p>
          </table:table-cell>
          <table:table-cell office:value-type="float" office:value="0.305987312482961" calcext:value-type="float">
            <text:p>0.305987312482961</text:p>
          </table:table-cell>
          <table:table-cell office:value-type="float" office:value="0.305953081165534" calcext:value-type="float">
            <text:p>0.305953081165534</text:p>
          </table:table-cell>
          <table:table-cell office:value-type="float" office:value="0.30838262844352" calcext:value-type="float">
            <text:p>0.30838262844352</text:p>
          </table:table-cell>
          <table:table-cell office:value-type="float" office:value="0.310292771147831" calcext:value-type="float">
            <text:p>0.310292771147831</text:p>
          </table:table-cell>
          <table:table-cell office:value-type="float" office:value="0.306778885324829" calcext:value-type="float">
            <text:p>0.306778885324829</text:p>
          </table:table-cell>
          <table:table-cell office:value-type="float" office:value="0.307838983594295" calcext:value-type="float">
            <text:p>0.307838983594295</text:p>
          </table:table-cell>
          <table:table-cell office:value-type="float" office:value="0.306790408931053" calcext:value-type="float">
            <text:p>0.306790408931053</text:p>
          </table:table-cell>
          <table:table-cell office:value-type="float" office:value="0.31011408464331" calcext:value-type="float">
            <text:p>0.31011408464331</text:p>
          </table:table-cell>
          <table:table-cell office:value-type="float" office:value="0.310713215830747" calcext:value-type="float">
            <text:p>0.310713215830747</text:p>
          </table:table-cell>
          <table:table-cell office:value-type="float" office:value="0.308093967163699" calcext:value-type="float">
            <text:p>0.308093967163699</text:p>
          </table:table-cell>
          <table:table-cell office:value-type="float" office:value="0.306858333410878" calcext:value-type="float">
            <text:p>0.306858333410878</text:p>
          </table:table-cell>
          <table:table-cell office:value-type="float" office:value="0.306027716758026" calcext:value-type="float">
            <text:p>0.306027716758026</text:p>
          </table:table-cell>
          <table:table-cell office:value-type="float" office:value="0.305320519639342" calcext:value-type="float">
            <text:p>0.305320519639342</text:p>
          </table:table-cell>
          <table:table-cell office:value-type="float" office:value="0.307459555757769" calcext:value-type="float">
            <text:p>0.307459555757769</text:p>
          </table:table-cell>
          <table:table-cell office:value-type="float" office:value="0.308243461316533" calcext:value-type="float">
            <text:p>0.308243461316533</text:p>
          </table:table-cell>
          <table:table-cell office:value-type="float" office:value="0.305325413604476" calcext:value-type="float">
            <text:p>0.305325413604476</text:p>
          </table:table-cell>
          <table:table-cell office:value-type="float" office:value="0.306927609268256" calcext:value-type="float">
            <text:p>0.306927609268256</text:p>
          </table:table-cell>
          <table:table-cell office:value-type="float" office:value="0.305233398096051" calcext:value-type="float">
            <text:p>0.305233398096051</text:p>
          </table:table-cell>
          <table:table-cell office:value-type="float" office:value="0.308972727278142" calcext:value-type="float">
            <text:p>0.308972727278142</text:p>
          </table:table-cell>
          <table:table-cell office:value-type="float" office:value="0.310182171539255" calcext:value-type="float">
            <text:p>0.310182171539255</text:p>
          </table:table-cell>
          <table:table-cell office:value-type="float" office:value="0.306072492681514" calcext:value-type="float">
            <text:p>0.306072492681514</text:p>
          </table:table-cell>
          <table:table-cell office:value-type="float" office:value="0.305933016396261" calcext:value-type="float">
            <text:p>0.305933016396261</text:p>
          </table:table-cell>
          <table:table-cell office:value-type="float" office:value="0.304752670859153" calcext:value-type="float">
            <text:p>0.304752670859153</text:p>
          </table:table-cell>
          <table:table-cell office:value-type="float" office:value="0.306680787199374" calcext:value-type="float">
            <text:p>0.306680787199374</text:p>
          </table:table-cell>
          <table:table-cell office:value-type="float" office:value="0.307630434301485" calcext:value-type="float">
            <text:p>0.307630434301485</text:p>
          </table:table-cell>
          <table:table-cell office:value-type="float" office:value="0.304389455792213" calcext:value-type="float">
            <text:p>0.304389455792213</text:p>
          </table:table-cell>
          <table:table-cell office:value-type="float" office:value="0.305928101217494" calcext:value-type="float">
            <text:p>0.305928101217494</text:p>
          </table:table-cell>
          <table:table-cell office:value-type="float" office:value="0.308888876200412" calcext:value-type="float">
            <text:p>0.308888876200412</text:p>
          </table:table-cell>
          <table:table-cell office:value-type="float" office:value="0.310751851409979" calcext:value-type="float">
            <text:p>0.310751851409979</text:p>
          </table:table-cell>
          <table:table-cell office:value-type="float" office:value="0.307035359595645" calcext:value-type="float">
            <text:p>0.307035359595645</text:p>
          </table:table-cell>
          <table:table-cell office:value-type="float" office:value="0.306614690929097" calcext:value-type="float">
            <text:p>0.306614690929097</text:p>
          </table:table-cell>
          <table:table-cell office:value-type="float" office:value="0.305741253369197" calcext:value-type="float">
            <text:p>0.305741253369197</text:p>
          </table:table-cell>
          <table:table-cell office:value-type="float" office:value="0.308154199436308" calcext:value-type="float">
            <text:p>0.308154199436308</text:p>
          </table:table-cell>
          <table:table-cell office:value-type="float" office:value="0.308333873028578" calcext:value-type="float">
            <text:p>0.308333873028578</text:p>
          </table:table-cell>
          <table:table-cell office:value-type="float" office:value="0.306305585298429" calcext:value-type="float">
            <text:p>0.306305585298429</text:p>
          </table:table-cell>
          <table:table-cell office:value-type="float" office:value="0.304536347073315" calcext:value-type="float">
            <text:p>0.304536347073315</text:p>
          </table:table-cell>
          <table:table-cell office:value-type="float" office:value="0.304996353880424" calcext:value-type="float">
            <text:p>0.304996353880424</text:p>
          </table:table-cell>
          <table:table-cell office:value-type="float" office:value="0.30586354983859" calcext:value-type="float">
            <text:p>0.30586354983859</text:p>
          </table:table-cell>
          <table:table-cell office:value-type="float" office:value="0.308885740435022" calcext:value-type="float">
            <text:p>0.308885740435022</text:p>
          </table:table-cell>
          <table:table-cell office:value-type="float" office:value="0.310727609229124" calcext:value-type="float">
            <text:p>0.310727609229124</text:p>
          </table:table-cell>
          <table:table-cell office:value-type="float" office:value="0.311221022593865" calcext:value-type="float">
            <text:p>0.311221022593865</text:p>
          </table:table-cell>
          <table:table-cell office:value-type="float" office:value="0.307222219140056" calcext:value-type="float">
            <text:p>0.307222219140056</text:p>
          </table:table-cell>
          <table:table-cell office:value-type="float" office:value="0.306914593871013" calcext:value-type="float">
            <text:p>0.306914593871013</text:p>
          </table:table-cell>
          <table:table-cell office:value-type="float" office:value="0.309046000461235" calcext:value-type="float">
            <text:p>0.309046000461235</text:p>
          </table:table-cell>
          <table:table-cell office:value-type="float" office:value="0.308768628176355" calcext:value-type="float">
            <text:p>0.308768628176355</text:p>
          </table:table-cell>
          <table:table-cell office:value-type="float" office:value="0.307497304799322" calcext:value-type="float">
            <text:p>0.307497304799322</text:p>
          </table:table-cell>
          <table:table-cell office:value-type="float" office:value="0.304272764974478" calcext:value-type="float">
            <text:p>0.304272764974478</text:p>
          </table:table-cell>
          <table:table-cell office:value-type="float" office:value="0.304018689795117" calcext:value-type="float">
            <text:p>0.304018689795117</text:p>
          </table:table-cell>
          <table:table-cell office:value-type="float" office:value="0.304577734444738" calcext:value-type="float">
            <text:p>0.304577734444738</text:p>
          </table:table-cell>
          <table:table-cell office:value-type="float" office:value="0.305691528648718" calcext:value-type="float">
            <text:p>0.305691528648718</text:p>
          </table:table-cell>
          <table:table-cell office:value-type="float" office:value="0.308524050757648" calcext:value-type="float">
            <text:p>0.308524050757648</text:p>
          </table:table-cell>
          <table:table-cell office:value-type="float" office:value="0.311138042057656" calcext:value-type="float">
            <text:p>0.311138042057656</text:p>
          </table:table-cell>
          <table:table-cell office:value-type="float" office:value="0.307891990038336" calcext:value-type="float">
            <text:p>0.307891990038336</text:p>
          </table:table-cell>
          <table:table-cell office:value-type="float" office:value="0.306089339272905" calcext:value-type="float">
            <text:p>0.306089339272905</text:p>
          </table:table-cell>
          <table:table-cell office:value-type="float" office:value="0.309146627952048" calcext:value-type="float">
            <text:p>0.309146627952048</text:p>
          </table:table-cell>
          <table:table-cell office:value-type="float" office:value="0.308619159518872" calcext:value-type="float">
            <text:p>0.308619159518872</text:p>
          </table:table-cell>
          <table:table-cell office:value-type="float" office:value="0.304196430392528" calcext:value-type="float">
            <text:p>0.304196430392528</text:p>
          </table:table-cell>
          <table:table-cell office:value-type="float" office:value="0.305289907408218" calcext:value-type="float">
            <text:p>0.305289907408218</text:p>
          </table:table-cell>
          <table:table-cell office:value-type="float" office:value="0.307546311581229" calcext:value-type="float">
            <text:p>0.307546311581229</text:p>
          </table:table-cell>
          <table:table-cell office:value-type="float" office:value="0.311143571739774" calcext:value-type="float">
            <text:p>0.311143571739774</text:p>
          </table:table-cell>
          <table:table-cell office:value-type="float" office:value="0.30859693895739" calcext:value-type="float">
            <text:p>0.30859693895739</text:p>
          </table:table-cell>
          <table:table-cell office:value-type="float" office:value="0.30626015065937" calcext:value-type="float">
            <text:p>0.30626015065937</text:p>
          </table:table-cell>
          <table:table-cell office:value-type="float" office:value="0.304943656714727" calcext:value-type="float">
            <text:p>0.304943656714727</text:p>
          </table:table-cell>
          <table:table-cell office:value-type="float" office:value="0.308133327109263" calcext:value-type="float">
            <text:p>0.308133327109263</text:p>
          </table:table-cell>
          <table:table-cell office:value-type="float" office:value="0.308494912460316" calcext:value-type="float">
            <text:p>0.308494912460316</text:p>
          </table:table-cell>
          <table:table-cell office:value-type="float" office:value="0.303915509929292" calcext:value-type="float">
            <text:p>0.303915509929292</text:p>
          </table:table-cell>
          <table:table-cell office:value-type="float" office:value="0.305469832522382" calcext:value-type="float">
            <text:p>0.305469832522382</text:p>
          </table:table-cell>
          <table:table-cell office:value-type="float" office:value="0.306821034873577" calcext:value-type="float">
            <text:p>0.306821034873577</text:p>
          </table:table-cell>
          <table:table-cell office:value-type="float" office:value="0.310781643477825" calcext:value-type="float">
            <text:p>0.310781643477825</text:p>
          </table:table-cell>
          <table:table-cell office:value-type="float" office:value="0.309169427954356" calcext:value-type="float">
            <text:p>0.309169427954356</text:p>
          </table:table-cell>
          <table:table-cell office:value-type="float" office:value="0.306218460474437" calcext:value-type="float">
            <text:p>0.306218460474437</text:p>
          </table:table-cell>
          <table:table-cell office:value-type="float" office:value="0.30626626172584" calcext:value-type="float">
            <text:p>0.30626626172584</text:p>
          </table:table-cell>
          <table:table-cell office:value-type="float" office:value="0.306206614386209" calcext:value-type="float">
            <text:p>0.306206614386209</text:p>
          </table:table-cell>
          <table:table-cell office:value-type="float" office:value="0.304548439868724" calcext:value-type="float">
            <text:p>0.304548439868724</text:p>
          </table:table-cell>
          <table:table-cell office:value-type="float" office:value="0.307754182799015" calcext:value-type="float">
            <text:p>0.307754182799015</text:p>
          </table:table-cell>
          <table:table-cell office:value-type="float" office:value="0.308495077008229" calcext:value-type="float">
            <text:p>0.308495077008229</text:p>
          </table:table-cell>
          <table:table-cell office:value-type="float" office:value="0.308369320135853" calcext:value-type="float">
            <text:p>0.308369320135853</text:p>
          </table:table-cell>
          <table:table-cell office:value-type="float" office:value="0.306614191223736" calcext:value-type="float">
            <text:p>0.306614191223736</text:p>
          </table:table-cell>
          <table:table-cell office:value-type="float" office:value="0.304887835245633" calcext:value-type="float">
            <text:p>0.304887835245633</text:p>
          </table:table-cell>
          <table:table-cell office:value-type="float" office:value="0.304521802047058" calcext:value-type="float">
            <text:p>0.304521802047058</text:p>
          </table:table-cell>
          <table:table-cell office:value-type="float" office:value="0.305763130794177" calcext:value-type="float">
            <text:p>0.305763130794177</text:p>
          </table:table-cell>
          <table:table-cell office:value-type="float" office:value="0.311117535785479" calcext:value-type="float">
            <text:p>0.311117535785479</text:p>
          </table:table-cell>
          <table:table-cell office:value-type="float" office:value="0.309321146301701" calcext:value-type="float">
            <text:p>0.309321146301701</text:p>
          </table:table-cell>
          <table:table-cell office:value-type="float" office:value="0.306199781762241" calcext:value-type="float">
            <text:p>0.306199781762241</text:p>
          </table:table-cell>
          <table:table-cell office:value-type="float" office:value="0.305935314137087" calcext:value-type="float">
            <text:p>0.305935314137087</text:p>
          </table:table-cell>
          <table:table-cell office:value-type="float" office:value="0.306784324401254" calcext:value-type="float">
            <text:p>0.306784324401254</text:p>
          </table:table-cell>
          <table:table-cell office:value-type="float" office:value="0.305134787080331" calcext:value-type="float">
            <text:p>0.305134787080331</text:p>
          </table:table-cell>
          <table:table-cell office:value-type="float" office:value="0.304771929514375" calcext:value-type="float">
            <text:p>0.304771929514375</text:p>
          </table:table-cell>
          <table:table-cell office:value-type="float" office:value="0.307149195674312" calcext:value-type="float">
            <text:p>0.307149195674312</text:p>
          </table:table-cell>
          <table:table-cell office:value-type="float" office:value="0.309089662149354" calcext:value-type="float">
            <text:p>0.309089662149354</text:p>
          </table:table-cell>
          <table:table-cell office:value-type="float" office:value="0.309890465509663" calcext:value-type="float">
            <text:p>0.309890465509663</text:p>
          </table:table-cell>
          <table:table-cell office:value-type="float" office:value="0.305858121081731" calcext:value-type="float">
            <text:p>0.305858121081731</text:p>
          </table:table-cell>
          <table:table-cell office:value-type="float" office:value="0.305011376864771" calcext:value-type="float">
            <text:p>0.305011376864771</text:p>
          </table:table-cell>
          <table:table-cell office:value-type="float" office:value="0.305898487992326" calcext:value-type="float">
            <text:p>0.305898487992326</text:p>
          </table:table-cell>
          <table:table-cell office:value-type="float" office:value="0.30849084467772" calcext:value-type="float">
            <text:p>0.30849084467772</text:p>
          </table:table-cell>
          <table:table-cell office:value-type="float" office:value="0.311028787251189" calcext:value-type="float">
            <text:p>0.311028787251189</text:p>
          </table:table-cell>
          <table:table-cell office:value-type="float" office:value="0.306925827432008" calcext:value-type="float">
            <text:p>0.306925827432008</text:p>
          </table:table-cell>
          <table:table-cell office:value-type="float" office:value="0.306171884655846" calcext:value-type="float">
            <text:p>0.306171884655846</text:p>
          </table:table-cell>
          <table:table-cell office:value-type="float" office:value="0.304585265129087" calcext:value-type="float">
            <text:p>0.304585265129087</text:p>
          </table:table-cell>
          <table:table-cell office:value-type="float" office:value="0.307526943343203" calcext:value-type="float">
            <text:p>0.307526943343203</text:p>
          </table:table-cell>
          <table:table-cell office:value-type="float" office:value="0.311016632436387" calcext:value-type="float">
            <text:p>0.311016632436387</text:p>
          </table:table-cell>
          <table:table-cell office:value-type="float" office:value="0.308325759676677" calcext:value-type="float">
            <text:p>0.308325759676677</text:p>
          </table:table-cell>
          <table:table-cell office:value-type="float" office:value="0.307355086643688" calcext:value-type="float">
            <text:p>0.307355086643688</text:p>
          </table:table-cell>
          <table:table-cell office:value-type="float" office:value="0.305472300598161" calcext:value-type="float">
            <text:p>0.305472300598161</text:p>
          </table:table-cell>
          <table:table-cell office:value-type="float" office:value="0.30707010329117" calcext:value-type="float">
            <text:p>0.30707010329117</text:p>
          </table:table-cell>
          <table:table-cell office:value-type="float" office:value="0.310976578423666" calcext:value-type="float">
            <text:p>0.310976578423666</text:p>
          </table:table-cell>
          <table:table-cell office:value-type="float" office:value="0.308236181363201" calcext:value-type="float">
            <text:p>0.308236181363201</text:p>
          </table:table-cell>
          <table:table-cell office:value-type="float" office:value="0.305822544889161" calcext:value-type="float">
            <text:p>0.305822544889161</text:p>
          </table:table-cell>
          <table:table-cell office:value-type="float" office:value="0.304232772528684" calcext:value-type="float">
            <text:p>0.304232772528684</text:p>
          </table:table-cell>
          <table:table-cell office:value-type="float" office:value="0.308411951051508" calcext:value-type="float">
            <text:p>0.308411951051508</text:p>
          </table:table-cell>
          <table:table-cell office:value-type="float" office:value="0.309645794211594" calcext:value-type="float">
            <text:p>0.309645794211594</text:p>
          </table:table-cell>
          <table:table-cell office:value-type="float" office:value="0.305477152425849" calcext:value-type="float">
            <text:p>0.305477152425849</text:p>
          </table:table-cell>
          <table:table-cell office:value-type="float" office:value="0.304738913555487" calcext:value-type="float">
            <text:p>0.304738913555487</text:p>
          </table:table-cell>
          <table:table-cell office:value-type="float" office:value="0.309325626688147" calcext:value-type="float">
            <text:p>0.309325626688147</text:p>
          </table:table-cell>
          <table:table-cell office:value-type="float" office:value="0.310499140292892" calcext:value-type="float">
            <text:p>0.310499140292892</text:p>
          </table:table-cell>
          <table:table-cell office:value-type="float" office:value="0.308831586359217" calcext:value-type="float">
            <text:p>0.308831586359217</text:p>
          </table:table-cell>
          <table:table-cell office:value-type="float" office:value="0.306157971152992" calcext:value-type="float">
            <text:p>0.306157971152992</text:p>
          </table:table-cell>
          <table:table-cell office:value-type="float" office:value="0.306309517401567" calcext:value-type="float">
            <text:p>0.306309517401567</text:p>
          </table:table-cell>
          <table:table-cell office:value-type="float" office:value="0.305556653027477" calcext:value-type="float">
            <text:p>0.305556653027477</text:p>
          </table:table-cell>
          <table:table-cell office:value-type="float" office:value="0.308254093937377" calcext:value-type="float">
            <text:p>0.308254093937377</text:p>
          </table:table-cell>
          <table:table-cell office:value-type="float" office:value="0.31004018004932" calcext:value-type="float">
            <text:p>0.31004018004932</text:p>
          </table:table-cell>
          <table:table-cell office:value-type="float" office:value="0.310017092070147" calcext:value-type="float">
            <text:p>0.310017092070147</text:p>
          </table:table-cell>
          <table:table-cell office:value-type="float" office:value="0.308469002083667" calcext:value-type="float">
            <text:p>0.308469002083667</text:p>
          </table:table-cell>
          <table:table-cell office:value-type="float" office:value="0.306019094565569" calcext:value-type="float">
            <text:p>0.306019094565569</text:p>
          </table:table-cell>
          <table:table-cell office:value-type="float" office:value="0.3059112062538" calcext:value-type="float">
            <text:p>0.3059112062538</text:p>
          </table:table-cell>
          <table:table-cell office:value-type="float" office:value="0.305294917878784" calcext:value-type="float">
            <text:p>0.305294917878784</text:p>
          </table:table-cell>
          <table:table-cell office:value-type="float" office:value="0.31020879179438" calcext:value-type="float">
            <text:p>0.31020879179438</text:p>
          </table:table-cell>
          <table:table-cell office:value-type="float" office:value="0.30851180589643" calcext:value-type="float">
            <text:p>0.30851180589643</text:p>
          </table:table-cell>
          <table:table-cell office:value-type="float" office:value="0.30509755954835" calcext:value-type="float">
            <text:p>0.30509755954835</text:p>
          </table:table-cell>
          <table:table-cell office:value-type="float" office:value="0.304378227011188" calcext:value-type="float">
            <text:p>0.304378227011188</text:p>
          </table:table-cell>
          <table:table-cell office:value-type="float" office:value="0.306790945367046" calcext:value-type="float">
            <text:p>0.306790945367046</text:p>
          </table:table-cell>
          <table:table-cell office:value-type="float" office:value="0.308840418579635" calcext:value-type="float">
            <text:p>0.308840418579635</text:p>
          </table:table-cell>
          <table:table-cell office:value-type="float" office:value="0.305736659483439" calcext:value-type="float">
            <text:p>0.305736659483439</text:p>
          </table:table-cell>
          <table:table-cell office:value-type="float" office:value="0.305595617751787" calcext:value-type="float">
            <text:p>0.305595617751787</text:p>
          </table:table-cell>
          <table:table-cell office:value-type="float" office:value="0.306212946911569" calcext:value-type="float">
            <text:p>0.306212946911569</text:p>
          </table:table-cell>
          <table:table-cell office:value-type="float" office:value="0.307214921376845" calcext:value-type="float">
            <text:p>0.307214921376845</text:p>
          </table:table-cell>
          <table:table-cell office:value-type="float" office:value="0.309408487529973" calcext:value-type="float">
            <text:p>0.309408487529973</text:p>
          </table:table-cell>
          <table:table-cell office:value-type="float" office:value="0.306402933469613" calcext:value-type="float">
            <text:p>0.306402933469613</text:p>
          </table:table-cell>
          <table:table-cell office:value-type="float" office:value="0.305478443283754" calcext:value-type="float">
            <text:p>0.305478443283754</text:p>
          </table:table-cell>
          <table:table-cell office:value-type="float" office:value="0.304118332085433" calcext:value-type="float">
            <text:p>0.304118332085433</text:p>
          </table:table-cell>
          <table:table-cell office:value-type="float" office:value="0.305648329435112" calcext:value-type="float">
            <text:p>0.305648329435112</text:p>
          </table:table-cell>
          <table:table-cell office:value-type="float" office:value="0.306446465367624" calcext:value-type="float">
            <text:p>0.306446465367624</text:p>
          </table:table-cell>
          <table:table-cell office:value-type="float" office:value="0.30680504055448" calcext:value-type="float">
            <text:p>0.30680504055448</text:p>
          </table:table-cell>
          <table:table-cell office:value-type="float" office:value="0.304208658285233" calcext:value-type="float">
            <text:p>0.304208658285233</text:p>
          </table:table-cell>
          <table:table-cell office:value-type="float" office:value="0.304599050358338" calcext:value-type="float">
            <text:p>0.304599050358338</text:p>
          </table:table-cell>
          <table:table-cell office:value-type="float" office:value="0.306381361242987" calcext:value-type="float">
            <text:p>0.306381361242987</text:p>
          </table:table-cell>
          <table:table-cell office:value-type="float" office:value="0.304628420606068" calcext:value-type="float">
            <text:p>0.304628420606068</text:p>
          </table:table-cell>
          <table:table-cell office:value-type="float" office:value="0.307009262080266" calcext:value-type="float">
            <text:p>0.307009262080266</text:p>
          </table:table-cell>
          <table:table-cell office:value-type="float" office:value="0.309514931948746" calcext:value-type="float">
            <text:p>0.309514931948746</text:p>
          </table:table-cell>
          <table:table-cell office:value-type="float" office:value="0.310340709168993" calcext:value-type="float">
            <text:p>0.310340709168993</text:p>
          </table:table-cell>
          <table:table-cell office:value-type="float" office:value="0.309527561931856" calcext:value-type="float">
            <text:p>0.309527561931856</text:p>
          </table:table-cell>
          <table:table-cell office:value-type="float" office:value="0.307366877773631" calcext:value-type="float">
            <text:p>0.307366877773631</text:p>
          </table:table-cell>
          <table:table-cell office:value-type="float" office:value="0.305971723197429" calcext:value-type="float">
            <text:p>0.305971723197429</text:p>
          </table:table-cell>
          <table:table-cell office:value-type="float" office:value="0.304348543694633" calcext:value-type="float">
            <text:p>0.304348543694633</text:p>
          </table:table-cell>
          <table:table-cell office:value-type="float" office:value="0.303836499606157" calcext:value-type="float">
            <text:p>0.303836499606157</text:p>
          </table:table-cell>
          <table:table-cell office:value-type="float" office:value="0.30648550742027" calcext:value-type="float">
            <text:p>0.30648550742027</text:p>
          </table:table-cell>
          <table:table-cell office:value-type="float" office:value="0.307025383747217" calcext:value-type="float">
            <text:p>0.307025383747217</text:p>
          </table:table-cell>
          <table:table-cell office:value-type="float" office:value="0.303717914001136" calcext:value-type="float">
            <text:p>0.303717914001136</text:p>
          </table:table-cell>
          <table:table-cell office:value-type="float" office:value="0.303624672205588" calcext:value-type="float">
            <text:p>0.303624672205588</text:p>
          </table:table-cell>
          <table:table-cell office:value-type="float" office:value="0.303860137005361" calcext:value-type="float">
            <text:p>0.303860137005361</text:p>
          </table:table-cell>
          <table:table-cell office:value-type="float" office:value="0.308445184739583" calcext:value-type="float">
            <text:p>0.308445184739583</text:p>
          </table:table-cell>
          <table:table-cell office:value-type="float" office:value="0.310035623304889" calcext:value-type="float">
            <text:p>0.310035623304889</text:p>
          </table:table-cell>
          <table:table-cell office:value-type="float" office:value="0.306129671912723" calcext:value-type="float">
            <text:p>0.306129671912723</text:p>
          </table:table-cell>
          <table:table-cell office:value-type="float" office:value="0.305080226174252" calcext:value-type="float">
            <text:p>0.305080226174252</text:p>
          </table:table-cell>
          <table:table-cell office:value-type="float" office:value="0.306202195207104" calcext:value-type="float">
            <text:p>0.306202195207104</text:p>
          </table:table-cell>
          <table:table-cell office:value-type="float" office:value="0.306848935667556" calcext:value-type="float">
            <text:p>0.306848935667556</text:p>
          </table:table-cell>
          <table:table-cell office:value-type="float" office:value="0.303477992063705" calcext:value-type="float">
            <text:p>0.303477992063705</text:p>
          </table:table-cell>
          <table:table-cell office:value-type="float" office:value="0.303885511931456" calcext:value-type="float">
            <text:p>0.303885511931456</text:p>
          </table:table-cell>
          <table:table-cell office:value-type="float" office:value="0.306442348502125" calcext:value-type="float">
            <text:p>0.306442348502125</text:p>
          </table:table-cell>
          <table:table-cell office:value-type="float" office:value="0.310674295848801" calcext:value-type="float">
            <text:p>0.310674295848801</text:p>
          </table:table-cell>
          <table:table-cell office:value-type="float" office:value="0.307216488588079" calcext:value-type="float">
            <text:p>0.307216488588079</text:p>
          </table:table-cell>
          <table:table-cell office:value-type="float" office:value="0.30621476066796" calcext:value-type="float">
            <text:p>0.30621476066796</text:p>
          </table:table-cell>
          <table:table-cell office:value-type="float" office:value="0.304585910376825" calcext:value-type="float">
            <text:p>0.304585910376825</text:p>
          </table:table-cell>
          <table:table-cell office:value-type="float" office:value="0.305428348534938" calcext:value-type="float">
            <text:p>0.305428348534938</text:p>
          </table:table-cell>
          <table:table-cell office:value-type="float" office:value="0.307548539164743" calcext:value-type="float">
            <text:p>0.307548539164743</text:p>
          </table:table-cell>
          <table:table-cell office:value-type="float" office:value="0.303832878754155" calcext:value-type="float">
            <text:p>0.303832878754155</text:p>
          </table:table-cell>
          <table:table-cell office:value-type="float" office:value="0.303770681437699" calcext:value-type="float">
            <text:p>0.303770681437699</text:p>
          </table:table-cell>
          <table:table-cell office:value-type="float" office:value="0.306076857742608" calcext:value-type="float">
            <text:p>0.306076857742608</text:p>
          </table:table-cell>
          <table:table-cell office:value-type="float" office:value="0.310660258001232" calcext:value-type="float">
            <text:p>0.310660258001232</text:p>
          </table:table-cell>
          <table:table-cell office:value-type="float" office:value="0.309502519330162" calcext:value-type="float">
            <text:p>0.309502519330162</text:p>
          </table:table-cell>
          <table:table-cell office:value-type="float" office:value="0.308357917501975" calcext:value-type="float">
            <text:p>0.308357917501975</text:p>
          </table:table-cell>
          <table:table-cell office:value-type="float" office:value="0.307780362240083" calcext:value-type="float">
            <text:p>0.307780362240083</text:p>
          </table:table-cell>
          <table:table-cell office:value-type="float" office:value="0.305823362266681" calcext:value-type="float">
            <text:p>0.305823362266681</text:p>
          </table:table-cell>
          <table:table-cell office:value-type="float" office:value="0.306526409718334" calcext:value-type="float">
            <text:p>0.306526409718334</text:p>
          </table:table-cell>
          <table:table-cell office:value-type="float" office:value="0.306702788602825" calcext:value-type="float">
            <text:p>0.306702788602825</text:p>
          </table:table-cell>
          <table:table-cell office:value-type="float" office:value="0.304489265919395" calcext:value-type="float">
            <text:p>0.304489265919395</text:p>
          </table:table-cell>
          <table:table-cell office:value-type="float" office:value="0.303938210298657" calcext:value-type="float">
            <text:p>0.303938210298657</text:p>
          </table:table-cell>
          <table:table-cell office:value-type="float" office:value="0.305574528718726" calcext:value-type="float">
            <text:p>0.305574528718726</text:p>
          </table:table-cell>
          <table:table-cell office:value-type="float" office:value="0.310582667661698" calcext:value-type="float">
            <text:p>0.310582667661698</text:p>
          </table:table-cell>
          <table:table-cell office:value-type="float" office:value="0.310175671526128" calcext:value-type="float">
            <text:p>0.310175671526128</text:p>
          </table:table-cell>
          <table:table-cell office:value-type="float" office:value="0.307668258875805" calcext:value-type="float">
            <text:p>0.307668258875805</text:p>
          </table:table-cell>
          <table:table-cell office:value-type="float" office:value="0.306284229793514" calcext:value-type="float">
            <text:p>0.306284229793514</text:p>
          </table:table-cell>
          <table:table-cell office:value-type="float" office:value="0.308501244019208" calcext:value-type="float">
            <text:p>0.308501244019208</text:p>
          </table:table-cell>
          <table:table-cell office:value-type="float" office:value="0.304631009792669" calcext:value-type="float">
            <text:p>0.304631009792669</text:p>
          </table:table-cell>
          <table:table-cell office:value-type="float" office:value="0.304447587892016" calcext:value-type="float">
            <text:p>0.304447587892016</text:p>
          </table:table-cell>
          <table:table-cell office:value-type="float" office:value="0.303719174249186" calcext:value-type="float">
            <text:p>0.303719174249186</text:p>
          </table:table-cell>
          <table:table-cell office:value-type="float" office:value="0.305235544821366" calcext:value-type="float">
            <text:p>0.305235544821366</text:p>
          </table:table-cell>
          <table:table-cell office:value-type="float" office:value="0.310291321153182" calcext:value-type="float">
            <text:p>0.310291321153182</text:p>
          </table:table-cell>
          <table:table-cell office:value-type="float" office:value="0.308381372850016" calcext:value-type="float">
            <text:p>0.308381372850016</text:p>
          </table:table-cell>
          <table:table-cell office:value-type="float" office:value="0.307253452591529" calcext:value-type="float">
            <text:p>0.307253452591529</text:p>
          </table:table-cell>
          <table:table-cell office:value-type="float" office:value="0.306402580618938" calcext:value-type="float">
            <text:p>0.306402580618938</text:p>
          </table:table-cell>
          <table:table-cell office:value-type="float" office:value="0.307822162638608" calcext:value-type="float">
            <text:p>0.307822162638608</text:p>
          </table:table-cell>
          <table:table-cell office:value-type="float" office:value="0.305247881790423" calcext:value-type="float">
            <text:p>0.305247881790423</text:p>
          </table:table-cell>
          <table:table-cell office:value-type="float" office:value="0.304487299392202" calcext:value-type="float">
            <text:p>0.304487299392202</text:p>
          </table:table-cell>
          <table:table-cell office:value-type="float" office:value="0.303856624281889" calcext:value-type="float">
            <text:p>0.303856624281889</text:p>
          </table:table-cell>
          <table:table-cell office:value-type="float" office:value="0.307703957843208" calcext:value-type="float">
            <text:p>0.307703957843208</text:p>
          </table:table-cell>
          <table:table-cell office:value-type="float" office:value="0.311086606276681" calcext:value-type="float">
            <text:p>0.311086606276681</text:p>
          </table:table-cell>
          <table:table-cell office:value-type="float" office:value="0.30888595852857" calcext:value-type="float">
            <text:p>0.30888595852857</text:p>
          </table:table-cell>
          <table:table-cell office:value-type="float" office:value="0.30809677695779" calcext:value-type="float">
            <text:p>0.30809677695779</text:p>
          </table:table-cell>
          <table:table-cell office:value-type="float" office:value="0.30565475448548" calcext:value-type="float">
            <text:p>0.30565475448548</text:p>
          </table:table-cell>
          <table:table-cell office:value-type="float" office:value="0.308194265420114" calcext:value-type="float">
            <text:p>0.308194265420114</text:p>
          </table:table-cell>
          <table:table-cell office:value-type="float" office:value="0.304520485589085" calcext:value-type="float">
            <text:p>0.304520485589085</text:p>
          </table:table-cell>
          <table:table-cell office:value-type="float" office:value="0.304014102420831" calcext:value-type="float">
            <text:p>0.304014102420831</text:p>
          </table:table-cell>
          <table:table-cell office:value-type="float" office:value="0.307262137393237" calcext:value-type="float">
            <text:p>0.307262137393237</text:p>
          </table:table-cell>
          <table:table-cell office:value-type="float" office:value="0.311378073112494" calcext:value-type="float">
            <text:p>0.311378073112494</text:p>
          </table:table-cell>
          <table:table-cell office:value-type="float" office:value="0.310206013820636" calcext:value-type="float">
            <text:p>0.310206013820636</text:p>
          </table:table-cell>
          <table:table-cell office:value-type="float" office:value="0.308610308582073" calcext:value-type="float">
            <text:p>0.308610308582073</text:p>
          </table:table-cell>
          <table:table-cell office:value-type="float" office:value="0.306381830791533" calcext:value-type="float">
            <text:p>0.306381830791533</text:p>
          </table:table-cell>
          <table:table-cell office:value-type="float" office:value="0.306203798791937" calcext:value-type="float">
            <text:p>0.306203798791937</text:p>
          </table:table-cell>
          <table:table-cell office:value-type="float" office:value="0.305054811730185" calcext:value-type="float">
            <text:p>0.305054811730185</text:p>
          </table:table-cell>
          <table:table-cell office:value-type="float" office:value="0.304741633817682" calcext:value-type="float">
            <text:p>0.304741633817682</text:p>
          </table:table-cell>
          <table:table-cell office:value-type="float" office:value="0.309812813390011" calcext:value-type="float">
            <text:p>0.309812813390011</text:p>
          </table:table-cell>
          <table:table-cell office:value-type="float" office:value="0.310969627686717" calcext:value-type="float">
            <text:p>0.310969627686717</text:p>
          </table:table-cell>
          <table:table-cell office:value-type="float" office:value="0.309742192311487" calcext:value-type="float">
            <text:p>0.309742192311487</text:p>
          </table:table-cell>
          <table:table-cell office:value-type="float" office:value="0.308253145738408" calcext:value-type="float">
            <text:p>0.308253145738408</text:p>
          </table:table-cell>
          <table:table-cell office:value-type="float" office:value="0.308793060716096" calcext:value-type="float">
            <text:p>0.308793060716096</text:p>
          </table:table-cell>
          <table:table-cell office:value-type="float" office:value="0.305171445504002" calcext:value-type="float">
            <text:p>0.305171445504002</text:p>
          </table:table-cell>
          <table:table-cell office:value-type="float" office:value="0.304866644496148" calcext:value-type="float">
            <text:p>0.304866644496148</text:p>
          </table:table-cell>
          <table:table-cell office:value-type="float" office:value="0.304432484568783" calcext:value-type="float">
            <text:p>0.304432484568783</text:p>
          </table:table-cell>
          <table:table-cell office:value-type="float" office:value="0.306292008809539" calcext:value-type="float">
            <text:p>0.306292008809539</text:p>
          </table:table-cell>
          <table:table-cell office:value-type="float" office:value="0.311394143912395" calcext:value-type="float">
            <text:p>0.311394143912395</text:p>
          </table:table-cell>
          <table:table-cell office:value-type="float" office:value="0.311159500892585" calcext:value-type="float">
            <text:p>0.311159500892585</text:p>
          </table:table-cell>
          <table:table-cell office:value-type="float" office:value="0.309452027123667" calcext:value-type="float">
            <text:p>0.309452027123667</text:p>
          </table:table-cell>
          <table:table-cell office:value-type="float" office:value="0.308180686204931" calcext:value-type="float">
            <text:p>0.308180686204931</text:p>
          </table:table-cell>
          <table:table-cell office:value-type="float" office:value="0.306508443183543" calcext:value-type="float">
            <text:p>0.306508443183543</text:p>
          </table:table-cell>
          <table:table-cell office:value-type="float" office:value="0.30872289335172" calcext:value-type="float">
            <text:p>0.30872289335172</text:p>
          </table:table-cell>
          <table:table-cell office:value-type="float" office:value="0.305297707923836" calcext:value-type="float">
            <text:p>0.305297707923836</text:p>
          </table:table-cell>
          <table:table-cell office:value-type="float" office:value="0.30468650037981" calcext:value-type="float">
            <text:p>0.30468650037981</text:p>
          </table:table-cell>
          <table:table-cell office:value-type="float" office:value="0.305693101942107" calcext:value-type="float">
            <text:p>0.305693101942107</text:p>
          </table:table-cell>
          <table:table-cell office:value-type="float" office:value="0.308538446177755" calcext:value-type="float">
            <text:p>0.308538446177755</text:p>
          </table:table-cell>
          <table:table-cell office:value-type="float" office:value="0.310929156519537" calcext:value-type="float">
            <text:p>0.310929156519537</text:p>
          </table:table-cell>
          <table:table-cell office:value-type="float" office:value="0.311615499636318" calcext:value-type="float">
            <text:p>0.311615499636318</text:p>
          </table:table-cell>
          <table:table-cell office:value-type="float" office:value="0.311633479625011" calcext:value-type="float">
            <text:p>0.311633479625011</text:p>
          </table:table-cell>
          <table:table-cell office:value-type="float" office:value="0.310017403747863" calcext:value-type="float">
            <text:p>0.310017403747863</text:p>
          </table:table-cell>
          <table:table-cell office:value-type="float" office:value="0.309256938287173" calcext:value-type="float">
            <text:p>0.309256938287173</text:p>
          </table:table-cell>
          <table:table-cell office:value-type="float" office:value="0.308109805496494" calcext:value-type="float">
            <text:p>0.308109805496494</text:p>
          </table:table-cell>
          <table:table-cell office:value-type="float" office:value="0.305965072698929" calcext:value-type="float">
            <text:p>0.305965072698929</text:p>
          </table:table-cell>
          <table:table-cell office:value-type="float" office:value="0.305166850416579" calcext:value-type="float">
            <text:p>0.305166850416579</text:p>
          </table:table-cell>
          <table:table-cell office:value-type="float" office:value="0.304331792892453" calcext:value-type="float">
            <text:p>0.304331792892453</text:p>
          </table:table-cell>
          <table:table-cell office:value-type="float" office:value="0.303898962627987" calcext:value-type="float">
            <text:p>0.303898962627987</text:p>
          </table:table-cell>
          <table:table-cell office:value-type="float" office:value="0.304895898817835" calcext:value-type="float">
            <text:p>0.304895898817835</text:p>
          </table:table-cell>
          <table:table-cell office:value-type="float" office:value="0.307012307930738" calcext:value-type="float">
            <text:p>0.307012307930738</text:p>
          </table:table-cell>
          <table:table-cell office:value-type="float" office:value="0.310638652931673" calcext:value-type="float">
            <text:p>0.310638652931673</text:p>
          </table:table-cell>
          <table:table-cell office:value-type="float" office:value="0.310176298002056" calcext:value-type="float">
            <text:p>0.310176298002056</text:p>
          </table:table-cell>
          <table:table-cell office:value-type="float" office:value="0.308880052929125" calcext:value-type="float">
            <text:p>0.308880052929125</text:p>
          </table:table-cell>
          <table:table-cell office:value-type="float" office:value="0.307945508943653" calcext:value-type="float">
            <text:p>0.307945508943653</text:p>
          </table:table-cell>
          <table:table-cell office:value-type="float" office:value="0.307335002497892" calcext:value-type="float">
            <text:p>0.307335002497892</text:p>
          </table:table-cell>
          <table:table-cell office:value-type="float" office:value="0.307453175377082" calcext:value-type="float">
            <text:p>0.307453175377082</text:p>
          </table:table-cell>
          <table:table-cell office:value-type="float" office:value="0.303692941511949" calcext:value-type="float">
            <text:p>0.303692941511949</text:p>
          </table:table-cell>
          <table:table-cell office:value-type="float" office:value="0.303426729563044" calcext:value-type="float">
            <text:p>0.303426729563044</text:p>
          </table:table-cell>
          <table:table-cell office:value-type="float" office:value="0.303423364538848" calcext:value-type="float">
            <text:p>0.303423364538848</text:p>
          </table:table-cell>
          <table:table-cell office:value-type="float" office:value="0.303940060545704" calcext:value-type="float">
            <text:p>0.303940060545704</text:p>
          </table:table-cell>
          <table:table-cell office:value-type="float" office:value="0.305399999491601" calcext:value-type="float">
            <text:p>0.305399999491601</text:p>
          </table:table-cell>
          <table:table-cell office:value-type="float" office:value="0.31007736779097" calcext:value-type="float">
            <text:p>0.31007736779097</text:p>
          </table:table-cell>
          <table:table-cell office:value-type="float" office:value="0.309696506223178" calcext:value-type="float">
            <text:p>0.309696506223178</text:p>
          </table:table-cell>
          <table:table-cell office:value-type="float" office:value="0.309117110145182" calcext:value-type="float">
            <text:p>0.309117110145182</text:p>
          </table:table-cell>
          <table:table-cell office:value-type="float" office:value="0.308732777765729" calcext:value-type="float">
            <text:p>0.308732777765729</text:p>
          </table:table-cell>
          <table:table-cell office:value-type="float" office:value="0.307679611063377" calcext:value-type="float">
            <text:p>0.307679611063377</text:p>
          </table:table-cell>
          <table:table-cell office:value-type="float" office:value="0.305617166314721" calcext:value-type="float">
            <text:p>0.305617166314721</text:p>
          </table:table-cell>
          <table:table-cell office:value-type="float" office:value="0.303190259215729" calcext:value-type="float">
            <text:p>0.303190259215729</text:p>
          </table:table-cell>
          <table:table-cell office:value-type="float" office:value="0.302872303121495" calcext:value-type="float">
            <text:p>0.302872303121495</text:p>
          </table:table-cell>
          <table:table-cell office:value-type="float" office:value="0.307732675729757" calcext:value-type="float">
            <text:p>0.307732675729757</text:p>
          </table:table-cell>
          <table:table-cell office:value-type="float" office:value="0.309943068618891" calcext:value-type="float">
            <text:p>0.309943068618891</text:p>
          </table:table-cell>
          <table:table-cell office:value-type="float" office:value="0.308278416934614" calcext:value-type="float">
            <text:p>0.308278416934614</text:p>
          </table:table-cell>
          <table:table-cell office:value-type="float" office:value="0.30801079226906" calcext:value-type="float">
            <text:p>0.30801079226906</text:p>
          </table:table-cell>
          <table:table-cell office:value-type="float" office:value="0.306486403214376" calcext:value-type="float">
            <text:p>0.306486403214376</text:p>
          </table:table-cell>
          <table:table-cell office:value-type="float" office:value="0.307443992634394" calcext:value-type="float">
            <text:p>0.307443992634394</text:p>
          </table:table-cell>
          <table:table-cell office:value-type="float" office:value="0.303484671858159" calcext:value-type="float">
            <text:p>0.303484671858159</text:p>
          </table:table-cell>
          <table:table-cell office:value-type="float" office:value="0.303006605597843" calcext:value-type="float">
            <text:p>0.303006605597843</text:p>
          </table:table-cell>
          <table:table-cell office:value-type="float" office:value="0.3040189030677" calcext:value-type="float">
            <text:p>0.3040189030677</text:p>
          </table:table-cell>
          <table:table-cell office:value-type="float" office:value="0.309164540268411" calcext:value-type="float">
            <text:p>0.309164540268411</text:p>
          </table:table-cell>
          <table:table-cell office:value-type="float" office:value="0.310589807116071" calcext:value-type="float">
            <text:p>0.310589807116071</text:p>
          </table:table-cell>
          <table:table-cell office:value-type="float" office:value="0.30918136459941" calcext:value-type="float">
            <text:p>0.30918136459941</text:p>
          </table:table-cell>
          <table:table-cell office:value-type="float" office:value="0.308135295772374" calcext:value-type="float">
            <text:p>0.308135295772374</text:p>
          </table:table-cell>
          <table:table-cell office:value-type="float" office:value="0.307071318605309" calcext:value-type="float">
            <text:p>0.307071318605309</text:p>
          </table:table-cell>
          <table:table-cell office:value-type="float" office:value="0.304688870134525" calcext:value-type="float">
            <text:p>0.304688870134525</text:p>
          </table:table-cell>
          <table:table-cell office:value-type="float" office:value="0.303336782760815" calcext:value-type="float">
            <text:p>0.303336782760815</text:p>
          </table:table-cell>
          <table:table-cell office:value-type="float" office:value="0.303662637641725" calcext:value-type="float">
            <text:p>0.303662637641725</text:p>
          </table:table-cell>
          <table:table-cell office:value-type="float" office:value="0.302853208607619" calcext:value-type="float">
            <text:p>0.302853208607619</text:p>
          </table:table-cell>
          <table:table-cell office:value-type="float" office:value="0.310371912983282" calcext:value-type="float">
            <text:p>0.310371912983282</text:p>
          </table:table-cell>
          <table:table-cell office:value-type="float" office:value="0.308762902169034" calcext:value-type="float">
            <text:p>0.308762902169034</text:p>
          </table:table-cell>
          <table:table-cell office:value-type="float" office:value="0.304302406620343" calcext:value-type="float">
            <text:p>0.304302406620343</text:p>
          </table:table-cell>
          <table:table-cell office:value-type="float" office:value="0.305969312106218" calcext:value-type="float">
            <text:p>0.305969312106218</text:p>
          </table:table-cell>
          <table:table-cell office:value-type="float" office:value="0.310322936140419" calcext:value-type="float">
            <text:p>0.310322936140419</text:p>
          </table:table-cell>
          <table:table-cell office:value-type="float" office:value="0.310233684093863" calcext:value-type="float">
            <text:p>0.310233684093863</text:p>
          </table:table-cell>
          <table:table-cell office:value-type="float" office:value="0.309568543998419" calcext:value-type="float">
            <text:p>0.309568543998419</text:p>
          </table:table-cell>
          <table:table-cell office:value-type="float" office:value="0.308660345334194" calcext:value-type="float">
            <text:p>0.308660345334194</text:p>
          </table:table-cell>
          <table:table-cell office:value-type="float" office:value="0.304042701777545" calcext:value-type="float">
            <text:p>0.304042701777545</text:p>
          </table:table-cell>
          <table:table-cell office:value-type="float" office:value="0.310309365410572" calcext:value-type="float">
            <text:p>0.310309365410572</text:p>
          </table:table-cell>
          <table:table-cell office:value-type="float" office:value="0.310500266686643" calcext:value-type="float">
            <text:p>0.310500266686643</text:p>
          </table:table-cell>
          <table:table-cell office:value-type="float" office:value="0.309603069844443" calcext:value-type="float">
            <text:p>0.309603069844443</text:p>
          </table:table-cell>
          <table:table-cell office:value-type="float" office:value="0.30445420992464" calcext:value-type="float">
            <text:p>0.30445420992464</text:p>
          </table:table-cell>
          <table:table-cell office:value-type="float" office:value="0.304416252990806" calcext:value-type="float">
            <text:p>0.304416252990806</text:p>
          </table:table-cell>
          <table:table-cell office:value-type="float" office:value="0.303465238182585" calcext:value-type="float">
            <text:p>0.303465238182585</text:p>
          </table:table-cell>
          <table:table-cell office:value-type="float" office:value="0.307192004981641" calcext:value-type="float">
            <text:p>0.307192004981641</text:p>
          </table:table-cell>
          <table:table-cell office:value-type="float" office:value="0.310624809439588" calcext:value-type="float">
            <text:p>0.310624809439588</text:p>
          </table:table-cell>
          <table:table-cell office:value-type="float" office:value="0.309498685430799" calcext:value-type="float">
            <text:p>0.309498685430799</text:p>
          </table:table-cell>
          <table:table-cell office:value-type="float" office:value="0.308306903589578" calcext:value-type="float">
            <text:p>0.308306903589578</text:p>
          </table:table-cell>
          <table:table-cell office:value-type="float" office:value="0.305634034254904" calcext:value-type="float">
            <text:p>0.305634034254904</text:p>
          </table:table-cell>
          <table:table-cell office:value-type="float" office:value="0.305059059233501" calcext:value-type="float">
            <text:p>0.305059059233501</text:p>
          </table:table-cell>
          <table:table-cell office:value-type="float" office:value="0.309666263668079" calcext:value-type="float">
            <text:p>0.309666263668079</text:p>
          </table:table-cell>
          <table:table-cell office:value-type="float" office:value="0.309925352708037" calcext:value-type="float">
            <text:p>0.309925352708037</text:p>
          </table:table-cell>
          <table:table-cell office:value-type="float" office:value="0.308017866252009" calcext:value-type="float">
            <text:p>0.308017866252009</text:p>
          </table:table-cell>
          <table:table-cell office:value-type="float" office:value="0.303568315200884" calcext:value-type="float">
            <text:p>0.303568315200884</text:p>
          </table:table-cell>
          <table:table-cell office:value-type="float" office:value="0.304169591661981" calcext:value-type="float">
            <text:p>0.304169591661981</text:p>
          </table:table-cell>
          <table:table-cell office:value-type="float" office:value="0.303684691284353" calcext:value-type="float">
            <text:p>0.303684691284353</text:p>
          </table:table-cell>
          <table:table-cell office:value-type="float" office:value="0.303595106775152" calcext:value-type="float">
            <text:p>0.303595106775152</text:p>
          </table:table-cell>
          <table:table-cell office:value-type="float" office:value="0.308829933586307" calcext:value-type="float">
            <text:p>0.308829933586307</text:p>
          </table:table-cell>
          <table:table-cell office:value-type="float" office:value="0.307895689427149" calcext:value-type="float">
            <text:p>0.307895689427149</text:p>
          </table:table-cell>
          <table:table-cell office:value-type="float" office:value="0.30821763392022" calcext:value-type="float">
            <text:p>0.30821763392022</text:p>
          </table:table-cell>
          <table:table-cell office:value-type="float" office:value="0.307353421069037" calcext:value-type="float">
            <text:p>0.307353421069037</text:p>
          </table:table-cell>
          <table:table-cell office:value-type="float" office:value="0.306165554399051" calcext:value-type="float">
            <text:p>0.306165554399051</text:p>
          </table:table-cell>
          <table:table-cell office:value-type="float" office:value="0.308981163166907" calcext:value-type="float">
            <text:p>0.308981163166907</text:p>
          </table:table-cell>
          <table:table-cell office:value-type="float" office:value="0.30713372287669" calcext:value-type="float">
            <text:p>0.30713372287669</text:p>
          </table:table-cell>
          <table:table-cell office:value-type="float" office:value="0.304119269470922" calcext:value-type="float">
            <text:p>0.304119269470922</text:p>
          </table:table-cell>
          <table:table-cell office:value-type="float" office:value="0.304698185258007" calcext:value-type="float">
            <text:p>0.304698185258007</text:p>
          </table:table-cell>
          <table:table-cell office:value-type="float" office:value="0.305316184226106" calcext:value-type="float">
            <text:p>0.305316184226106</text:p>
          </table:table-cell>
          <table:table-cell office:value-type="float" office:value="0.310694645780168" calcext:value-type="float">
            <text:p>0.310694645780168</text:p>
          </table:table-cell>
          <table:table-cell office:value-type="float" office:value="0.307430477437057" calcext:value-type="float">
            <text:p>0.307430477437057</text:p>
          </table:table-cell>
          <table:table-cell office:value-type="float" office:value="0.30640146605908" calcext:value-type="float">
            <text:p>0.30640146605908</text:p>
          </table:table-cell>
          <table:table-cell office:value-type="float" office:value="0.306003219473365" calcext:value-type="float">
            <text:p>0.306003219473365</text:p>
          </table:table-cell>
          <table:table-cell office:value-type="float" office:value="0.30359763077736" calcext:value-type="float">
            <text:p>0.30359763077736</text:p>
          </table:table-cell>
          <table:table-cell office:value-type="float" office:value="0.30379693766481" calcext:value-type="float">
            <text:p>0.30379693766481</text:p>
          </table:table-cell>
          <table:table-cell office:value-type="float" office:value="0.305053582763453" calcext:value-type="float">
            <text:p>0.305053582763453</text:p>
          </table:table-cell>
          <table:table-cell office:value-type="float" office:value="0.309823670805148" calcext:value-type="float">
            <text:p>0.309823670805148</text:p>
          </table:table-cell>
          <table:table-cell office:value-type="float" office:value="0.30828967136533" calcext:value-type="float">
            <text:p>0.30828967136533</text:p>
          </table:table-cell>
          <table:table-cell office:value-type="float" office:value="0.307474803662528" calcext:value-type="float">
            <text:p>0.307474803662528</text:p>
          </table:table-cell>
          <table:table-cell office:value-type="float" office:value="0.306502756256123" calcext:value-type="float">
            <text:p>0.306502756256123</text:p>
          </table:table-cell>
          <table:table-cell office:value-type="float" office:value="0.303655854428022" calcext:value-type="float">
            <text:p>0.303655854428022</text:p>
          </table:table-cell>
          <table:table-cell office:value-type="float" office:value="0.303321138235466" calcext:value-type="float">
            <text:p>0.303321138235466</text:p>
          </table:table-cell>
          <table:table-cell office:value-type="float" office:value="0.307764906649771" calcext:value-type="float">
            <text:p>0.307764906649771</text:p>
          </table:table-cell>
          <table:table-cell office:value-type="float" office:value="0.310695010409594" calcext:value-type="float">
            <text:p>0.310695010409594</text:p>
          </table:table-cell>
          <table:table-cell office:value-type="float" office:value="0.306872540409407" calcext:value-type="float">
            <text:p>0.306872540409407</text:p>
          </table:table-cell>
          <table:table-cell office:value-type="float" office:value="0.306945095901138" calcext:value-type="float">
            <text:p>0.306945095901138</text:p>
          </table:table-cell>
          <table:table-cell office:value-type="float" office:value="0.306279270780218" calcext:value-type="float">
            <text:p>0.306279270780218</text:p>
          </table:table-cell>
          <table:table-cell office:value-type="float" office:value="0.307581554039127" calcext:value-type="float">
            <text:p>0.307581554039127</text:p>
          </table:table-cell>
          <table:table-cell office:value-type="float" office:value="0.308957661238342" calcext:value-type="float">
            <text:p>0.308957661238342</text:p>
          </table:table-cell>
          <table:table-cell office:value-type="float" office:value="0.305452340475338" calcext:value-type="float">
            <text:p>0.305452340475338</text:p>
          </table:table-cell>
          <table:table-cell office:value-type="float" office:value="0.305364975970655" calcext:value-type="float">
            <text:p>0.305364975970655</text:p>
          </table:table-cell>
          <table:table-cell office:value-type="float" office:value="0.3049907671045" calcext:value-type="float">
            <text:p>0.3049907671045</text:p>
          </table:table-cell>
          <table:table-cell office:value-type="float" office:value="0.309783026112012" calcext:value-type="float">
            <text:p>0.309783026112012</text:p>
          </table:table-cell>
          <table:table-cell office:value-type="float" office:value="0.311045083593251" calcext:value-type="float">
            <text:p>0.311045083593251</text:p>
          </table:table-cell>
          <table:table-cell office:value-type="float" office:value="0.306001525433564" calcext:value-type="float">
            <text:p>0.306001525433564</text:p>
          </table:table-cell>
          <table:table-cell office:value-type="float" office:value="0.305009470421604" calcext:value-type="float">
            <text:p>0.305009470421604</text:p>
          </table:table-cell>
          <table:table-cell office:value-type="float" office:value="0.307816880583571" calcext:value-type="float">
            <text:p>0.307816880583571</text:p>
          </table:table-cell>
          <table:table-cell office:value-type="float" office:value="0.3080995017474" calcext:value-type="float">
            <text:p>0.3080995017474</text:p>
          </table:table-cell>
          <table:table-cell office:value-type="float" office:value="0.304585456229847" calcext:value-type="float">
            <text:p>0.304585456229847</text:p>
          </table:table-cell>
          <table:table-cell office:value-type="float" office:value="0.305313506361283" calcext:value-type="float">
            <text:p>0.305313506361283</text:p>
          </table:table-cell>
          <table:table-cell office:value-type="float" office:value="0.305140353329334" calcext:value-type="float">
            <text:p>0.305140353329334</text:p>
          </table:table-cell>
          <table:table-cell office:value-type="float" office:value="0.305448721548088" calcext:value-type="float">
            <text:p>0.305448721548088</text:p>
          </table:table-cell>
          <table:table-cell office:value-type="float" office:value="0.30850184559525" calcext:value-type="float">
            <text:p>0.30850184559525</text:p>
          </table:table-cell>
          <table:table-cell office:value-type="float" office:value="0.310561682211822" calcext:value-type="float">
            <text:p>0.310561682211822</text:p>
          </table:table-cell>
          <table:table-cell office:value-type="float" office:value="0.311058674493349" calcext:value-type="float">
            <text:p>0.311058674493349</text:p>
          </table:table-cell>
          <table:table-cell office:value-type="float" office:value="0.309797444627612" calcext:value-type="float">
            <text:p>0.309797444627612</text:p>
          </table:table-cell>
          <table:table-cell office:value-type="float" office:value="0.305940784747635" calcext:value-type="float">
            <text:p>0.305940784747635</text:p>
          </table:table-cell>
          <table:table-cell office:value-type="float" office:value="0.30517128746949" calcext:value-type="float">
            <text:p>0.30517128746949</text:p>
          </table:table-cell>
          <table:table-cell office:value-type="float" office:value="0.307487909211434" calcext:value-type="float">
            <text:p>0.307487909211434</text:p>
          </table:table-cell>
          <table:table-cell office:value-type="float" office:value="0.304162209189605" calcext:value-type="float">
            <text:p>0.304162209189605</text:p>
          </table:table-cell>
          <table:table-cell office:value-type="float" office:value="0.305372457944336" calcext:value-type="float">
            <text:p>0.305372457944336</text:p>
          </table:table-cell>
          <table:table-cell office:value-type="float" office:value="0.305220019649759" calcext:value-type="float">
            <text:p>0.305220019649759</text:p>
          </table:table-cell>
          <table:table-cell office:value-type="float" office:value="0.308628947013757" calcext:value-type="float">
            <text:p>0.308628947013757</text:p>
          </table:table-cell>
          <table:table-cell office:value-type="float" office:value="0.310651327157468" calcext:value-type="float">
            <text:p>0.310651327157468</text:p>
          </table:table-cell>
          <table:table-cell office:value-type="float" office:value="0.311251110695535" calcext:value-type="float">
            <text:p>0.311251110695535</text:p>
          </table:table-cell>
          <table:table-cell office:value-type="float" office:value="0.310613921276429" calcext:value-type="float">
            <text:p>0.310613921276429</text:p>
          </table:table-cell>
          <table:table-cell office:value-type="float" office:value="0.306673855635843" calcext:value-type="float">
            <text:p>0.306673855635843</text:p>
          </table:table-cell>
          <table:table-cell office:value-type="float" office:value="0.306228860226777" calcext:value-type="float">
            <text:p>0.306228860226777</text:p>
          </table:table-cell>
          <table:table-cell office:value-type="float" office:value="0.307830241769344" calcext:value-type="float">
            <text:p>0.307830241769344</text:p>
          </table:table-cell>
          <table:table-cell office:value-type="float" office:value="0.304892150119409" calcext:value-type="float">
            <text:p>0.304892150119409</text:p>
          </table:table-cell>
          <table:table-cell office:value-type="float" office:value="0.304867360159959" calcext:value-type="float">
            <text:p>0.304867360159959</text:p>
          </table:table-cell>
          <table:table-cell office:value-type="float" office:value="0.305368700645489" calcext:value-type="float">
            <text:p>0.305368700645489</text:p>
          </table:table-cell>
          <table:table-cell office:value-type="float" office:value="0.310517760426513" calcext:value-type="float">
            <text:p>0.310517760426513</text:p>
          </table:table-cell>
          <table:table-cell office:value-type="float" office:value="0.311268414693612" calcext:value-type="float">
            <text:p>0.311268414693612</text:p>
          </table:table-cell>
          <table:table-cell office:value-type="float" office:value="0.30690261057399" calcext:value-type="float">
            <text:p>0.30690261057399</text:p>
          </table:table-cell>
          <table:table-cell office:value-type="float" office:value="0.305741912501599" calcext:value-type="float">
            <text:p>0.305741912501599</text:p>
          </table:table-cell>
          <table:table-cell office:value-type="float" office:value="0.307955133793657" calcext:value-type="float">
            <text:p>0.307955133793657</text:p>
          </table:table-cell>
          <table:table-cell office:value-type="float" office:value="0.303934906407234" calcext:value-type="float">
            <text:p>0.303934906407234</text:p>
          </table:table-cell>
          <table:table-cell office:value-type="float" office:value="0.305082952219686" calcext:value-type="float">
            <text:p>0.305082952219686</text:p>
          </table:table-cell>
          <table:table-cell office:value-type="float" office:value="0.306831646728965" calcext:value-type="float">
            <text:p>0.306831646728965</text:p>
          </table:table-cell>
          <table:table-cell office:value-type="float" office:value="0.309715917574758" calcext:value-type="float">
            <text:p>0.309715917574758</text:p>
          </table:table-cell>
          <table:table-cell office:value-type="float" office:value="0.308221360482462" calcext:value-type="float">
            <text:p>0.308221360482462</text:p>
          </table:table-cell>
          <table:table-cell office:value-type="float" office:value="0.306261620899568" calcext:value-type="float">
            <text:p>0.306261620899568</text:p>
          </table:table-cell>
          <table:table-cell office:value-type="float" office:value="0.305739011644862" calcext:value-type="float">
            <text:p>0.305739011644862</text:p>
          </table:table-cell>
          <table:table-cell office:value-type="float" office:value="0.305130803958713" calcext:value-type="float">
            <text:p>0.305130803958713</text:p>
          </table:table-cell>
          <table:table-cell office:value-type="float" office:value="0.305569532080499" calcext:value-type="float">
            <text:p>0.305569532080499</text:p>
          </table:table-cell>
          <table:table-cell office:value-type="float" office:value="0.307581455113715" calcext:value-type="float">
            <text:p>0.307581455113715</text:p>
          </table:table-cell>
          <table:table-cell office:value-type="float" office:value="0.305881739078393" calcext:value-type="float">
            <text:p>0.305881739078393</text:p>
          </table:table-cell>
          <table:table-cell office:value-type="float" office:value="0.304127671857705" calcext:value-type="float">
            <text:p>0.304127671857705</text:p>
          </table:table-cell>
          <table:table-cell office:value-type="float" office:value="0.304762328056997" calcext:value-type="float">
            <text:p>0.304762328056997</text:p>
          </table:table-cell>
          <table:table-cell office:value-type="float" office:value="0.305574937973507" calcext:value-type="float">
            <text:p>0.305574937973507</text:p>
          </table:table-cell>
          <table:table-cell office:value-type="float" office:value="0.310164391617976" calcext:value-type="float">
            <text:p>0.310164391617976</text:p>
          </table:table-cell>
          <table:table-cell office:value-type="float" office:value="0.309189003394133" calcext:value-type="float">
            <text:p>0.309189003394133</text:p>
          </table:table-cell>
          <table:table-cell office:value-type="float" office:value="0.305802653600515" calcext:value-type="float">
            <text:p>0.305802653600515</text:p>
          </table:table-cell>
          <table:table-cell office:value-type="float" office:value="0.305483311191982" calcext:value-type="float">
            <text:p>0.305483311191982</text:p>
          </table:table-cell>
          <table:table-cell office:value-type="float" office:value="0.304457901549758" calcext:value-type="float">
            <text:p>0.304457901549758</text:p>
          </table:table-cell>
          <table:table-cell office:value-type="float" office:value="0.304907356850781" calcext:value-type="float">
            <text:p>0.304907356850781</text:p>
          </table:table-cell>
          <table:table-cell office:value-type="float" office:value="0.307688288236462" calcext:value-type="float">
            <text:p>0.307688288236462</text:p>
          </table:table-cell>
          <table:table-cell office:value-type="float" office:value="0.308159670861063" calcext:value-type="float">
            <text:p>0.308159670861063</text:p>
          </table:table-cell>
          <table:table-cell office:value-type="float" office:value="0.304299528665163" calcext:value-type="float">
            <text:p>0.304299528665163</text:p>
          </table:table-cell>
          <table:table-cell office:value-type="float" office:value="0.305276005136678" calcext:value-type="float">
            <text:p>0.305276005136678</text:p>
          </table:table-cell>
          <table:table-cell office:value-type="float" office:value="0.304848126694378" calcext:value-type="float">
            <text:p>0.304848126694378</text:p>
          </table:table-cell>
          <table:table-cell office:value-type="float" office:value="0.307933371580253" calcext:value-type="float">
            <text:p>0.307933371580253</text:p>
          </table:table-cell>
          <table:table-cell office:value-type="float" office:value="0.309829503960718" calcext:value-type="float">
            <text:p>0.309829503960718</text:p>
          </table:table-cell>
          <table:table-cell office:value-type="float" office:value="0.30931592987917" calcext:value-type="float">
            <text:p>0.30931592987917</text:p>
          </table:table-cell>
          <table:table-cell office:value-type="float" office:value="0.304958842714962" calcext:value-type="float">
            <text:p>0.304958842714962</text:p>
          </table:table-cell>
          <table:table-cell office:value-type="float" office:value="0.30470775423332" calcext:value-type="float">
            <text:p>0.30470775423332</text:p>
          </table:table-cell>
          <table:table-cell office:value-type="float" office:value="0.306724581780715" calcext:value-type="float">
            <text:p>0.306724581780715</text:p>
          </table:table-cell>
          <table:table-cell office:value-type="float" office:value="0.308720083287703" calcext:value-type="float">
            <text:p>0.308720083287703</text:p>
          </table:table-cell>
          <table:table-cell office:value-type="float" office:value="0.305771202082807" calcext:value-type="float">
            <text:p>0.305771202082807</text:p>
          </table:table-cell>
          <table:table-cell office:value-type="float" office:value="0.304948153006304" calcext:value-type="float">
            <text:p>0.304948153006304</text:p>
          </table:table-cell>
          <table:table-cell office:value-type="float" office:value="0.306421638381181" calcext:value-type="float">
            <text:p>0.306421638381181</text:p>
          </table:table-cell>
          <table:table-cell office:value-type="float" office:value="0.309711809225187" calcext:value-type="float">
            <text:p>0.309711809225187</text:p>
          </table:table-cell>
          <table:table-cell office:value-type="float" office:value="0.309994301567681" calcext:value-type="float">
            <text:p>0.309994301567681</text:p>
          </table:table-cell>
          <table:table-cell office:value-type="float" office:value="0.307618863557747" calcext:value-type="float">
            <text:p>0.307618863557747</text:p>
          </table:table-cell>
          <table:table-cell office:value-type="float" office:value="0.305571531102276" calcext:value-type="float">
            <text:p>0.305571531102276</text:p>
          </table:table-cell>
          <table:table-cell office:value-type="float" office:value="0.306248813835952" calcext:value-type="float">
            <text:p>0.306248813835952</text:p>
          </table:table-cell>
          <table:table-cell office:value-type="float" office:value="0.309701085719105" calcext:value-type="float">
            <text:p>0.309701085719105</text:p>
          </table:table-cell>
          <table:table-cell office:value-type="float" office:value="0.307586513211329" calcext:value-type="float">
            <text:p>0.307586513211329</text:p>
          </table:table-cell>
          <table:table-cell office:value-type="float" office:value="0.305708191768564" calcext:value-type="float">
            <text:p>0.305708191768564</text:p>
          </table:table-cell>
          <table:table-cell office:value-type="float" office:value="0.304478678091799" calcext:value-type="float">
            <text:p>0.304478678091799</text:p>
          </table:table-cell>
          <table:table-cell office:value-type="float" office:value="0.306459442411221" calcext:value-type="float">
            <text:p>0.306459442411221</text:p>
          </table:table-cell>
          <table:table-cell office:value-type="float" office:value="0.311075964847913" calcext:value-type="float">
            <text:p>0.311075964847913</text:p>
          </table:table-cell>
          <table:table-cell office:value-type="float" office:value="0.310851141053861" calcext:value-type="float">
            <text:p>0.310851141053861</text:p>
          </table:table-cell>
          <table:table-cell office:value-type="float" office:value="0.308746952715765" calcext:value-type="float">
            <text:p>0.308746952715765</text:p>
          </table:table-cell>
          <table:table-cell office:value-type="float" office:value="0.305865593779957" calcext:value-type="float">
            <text:p>0.305865593779957</text:p>
          </table:table-cell>
          <table:table-cell office:value-type="float" office:value="0.305993510259119" calcext:value-type="float">
            <text:p>0.305993510259119</text:p>
          </table:table-cell>
          <table:table-cell office:value-type="float" office:value="0.308093520693237" calcext:value-type="float">
            <text:p>0.308093520693237</text:p>
          </table:table-cell>
          <table:table-cell office:value-type="float" office:value="0.309476230238332" calcext:value-type="float">
            <text:p>0.309476230238332</text:p>
          </table:table-cell>
          <table:table-cell office:value-type="float" office:value="0.30838485641043" calcext:value-type="float">
            <text:p>0.30838485641043</text:p>
          </table:table-cell>
          <table:table-cell office:value-type="float" office:value="0.306270796328655" calcext:value-type="float">
            <text:p>0.306270796328655</text:p>
          </table:table-cell>
          <table:table-cell office:value-type="float" office:value="0.30593942554488" calcext:value-type="float">
            <text:p>0.30593942554488</text:p>
          </table:table-cell>
          <table:table-cell office:value-type="float" office:value="0.30968369549008" calcext:value-type="float">
            <text:p>0.30968369549008</text:p>
          </table:table-cell>
          <table:table-cell office:value-type="float" office:value="0.310941273875561" calcext:value-type="float">
            <text:p>0.310941273875561</text:p>
          </table:table-cell>
          <table:table-cell office:value-type="float" office:value="0.310871760427046" calcext:value-type="float">
            <text:p>0.310871760427046</text:p>
          </table:table-cell>
          <table:table-cell office:value-type="float" office:value="0.309462619388887" calcext:value-type="float">
            <text:p>0.309462619388887</text:p>
          </table:table-cell>
          <table:table-cell office:value-type="float" office:value="0.306259218126498" calcext:value-type="float">
            <text:p>0.306259218126498</text:p>
          </table:table-cell>
          <table:table-cell office:value-type="float" office:value="0.305719171970508" calcext:value-type="float">
            <text:p>0.305719171970508</text:p>
          </table:table-cell>
          <table:table-cell office:value-type="float" office:value="0.304860914492498" calcext:value-type="float">
            <text:p>0.304860914492498</text:p>
          </table:table-cell>
          <table:table-cell office:value-type="float" office:value="0.309498327512749" calcext:value-type="float">
            <text:p>0.309498327512749</text:p>
          </table:table-cell>
          <table:table-cell office:value-type="float" office:value="0.309061087062013" calcext:value-type="float">
            <text:p>0.309061087062013</text:p>
          </table:table-cell>
          <table:table-cell office:value-type="float" office:value="0.306299608214325" calcext:value-type="float">
            <text:p>0.306299608214325</text:p>
          </table:table-cell>
          <table:table-cell office:value-type="float" office:value="0.306864173283411" calcext:value-type="float">
            <text:p>0.306864173283411</text:p>
          </table:table-cell>
          <table:table-cell office:value-type="float" office:value="0.30874431775145" calcext:value-type="float">
            <text:p>0.30874431775145</text:p>
          </table:table-cell>
          <table:table-cell office:value-type="float" office:value="0.311253254963252" calcext:value-type="float">
            <text:p>0.311253254963252</text:p>
          </table:table-cell>
          <table:table-cell office:value-type="float" office:value="0.307897263558542" calcext:value-type="float">
            <text:p>0.307897263558542</text:p>
          </table:table-cell>
          <table:table-cell office:value-type="float" office:value="0.306884468819991" calcext:value-type="float">
            <text:p>0.306884468819991</text:p>
          </table:table-cell>
          <table:table-cell office:value-type="float" office:value="0.306427141772589" calcext:value-type="float">
            <text:p>0.306427141772589</text:p>
          </table:table-cell>
          <table:table-cell office:value-type="float" office:value="0.309758364760686" calcext:value-type="float">
            <text:p>0.309758364760686</text:p>
          </table:table-cell>
          <table:table-cell office:value-type="float" office:value="0.308935097987936" calcext:value-type="float">
            <text:p>0.308935097987936</text:p>
          </table:table-cell>
          <table:table-cell office:value-type="float" office:value="0.307108840812639" calcext:value-type="float">
            <text:p>0.307108840812639</text:p>
          </table:table-cell>
          <table:table-cell office:value-type="float" office:value="0.305602191491574" calcext:value-type="float">
            <text:p>0.305602191491574</text:p>
          </table:table-cell>
          <table:table-cell office:value-type="float" office:value="0.30670908837245" calcext:value-type="float">
            <text:p>0.30670908837245</text:p>
          </table:table-cell>
          <table:table-cell office:value-type="float" office:value="0.308234014488487" calcext:value-type="float">
            <text:p>0.308234014488487</text:p>
          </table:table-cell>
          <table:table-cell office:value-type="float" office:value="0.311655169059568" calcext:value-type="float">
            <text:p>0.311655169059568</text:p>
          </table:table-cell>
          <table:table-cell office:value-type="float" office:value="0.308266737679682" calcext:value-type="float">
            <text:p>0.308266737679682</text:p>
          </table:table-cell>
          <table:table-cell office:value-type="float" office:value="0.30750837040722" calcext:value-type="float">
            <text:p>0.30750837040722</text:p>
          </table:table-cell>
          <table:table-cell office:value-type="float" office:value="0.307885147990067" calcext:value-type="float">
            <text:p>0.307885147990067</text:p>
          </table:table-cell>
          <table:table-cell office:value-type="float" office:value="0.305546201613166" calcext:value-type="float">
            <text:p>0.305546201613166</text:p>
          </table:table-cell>
          <table:table-cell office:value-type="float" office:value="0.309416172958614" calcext:value-type="float">
            <text:p>0.309416172958614</text:p>
          </table:table-cell>
          <table:table-cell office:value-type="float" office:value="0.307248077694776" calcext:value-type="float">
            <text:p>0.307248077694776</text:p>
          </table:table-cell>
          <table:table-cell office:value-type="float" office:value="0.305838545626068" calcext:value-type="float">
            <text:p>0.305838545626068</text:p>
          </table:table-cell>
          <table:table-cell office:value-type="float" office:value="0.307275190665884" calcext:value-type="float">
            <text:p>0.307275190665884</text:p>
          </table:table-cell>
          <table:table-cell office:value-type="float" office:value="0.307492139898863" calcext:value-type="float">
            <text:p>0.307492139898863</text:p>
          </table:table-cell>
          <table:table-cell office:value-type="float" office:value="0.310140104274379" calcext:value-type="float">
            <text:p>0.310140104274379</text:p>
          </table:table-cell>
          <table:table-cell office:value-type="float" office:value="0.310917004899201" calcext:value-type="float">
            <text:p>0.310917004899201</text:p>
          </table:table-cell>
          <table:table-cell office:value-type="float" office:value="0.310929448830308" calcext:value-type="float">
            <text:p>0.310929448830308</text:p>
          </table:table-cell>
          <table:table-cell office:value-type="float" office:value="0.309040273391096" calcext:value-type="float">
            <text:p>0.309040273391096</text:p>
          </table:table-cell>
          <table:table-cell office:value-type="float" office:value="0.307221049624969" calcext:value-type="float">
            <text:p>0.307221049624969</text:p>
          </table:table-cell>
          <table:table-cell office:value-type="float" office:value="0.306180382925164" calcext:value-type="float">
            <text:p>0.306180382925164</text:p>
          </table:table-cell>
          <table:table-cell office:value-type="float" office:value="0.307303166815831" calcext:value-type="float">
            <text:p>0.307303166815831</text:p>
          </table:table-cell>
          <table:table-cell office:value-type="float" office:value="0.308472731270281" calcext:value-type="float">
            <text:p>0.308472731270281</text:p>
          </table:table-cell>
          <table:table-cell office:value-type="float" office:value="0.306202213852602" calcext:value-type="float">
            <text:p>0.306202213852602</text:p>
          </table:table-cell>
          <table:table-cell office:value-type="float" office:value="0.307969234495468" calcext:value-type="float">
            <text:p>0.307969234495468</text:p>
          </table:table-cell>
          <table:table-cell office:value-type="float" office:value="0.307171784195062" calcext:value-type="float">
            <text:p>0.307171784195062</text:p>
          </table:table-cell>
          <table:table-cell office:value-type="float" office:value="0.30751977207377" calcext:value-type="float">
            <text:p>0.30751977207377</text:p>
          </table:table-cell>
          <table:table-cell office:value-type="float" office:value="0.310200118426555" calcext:value-type="float">
            <text:p>0.310200118426555</text:p>
          </table:table-cell>
          <table:table-cell office:value-type="float" office:value="0.311419193690247" calcext:value-type="float">
            <text:p>0.311419193690247</text:p>
          </table:table-cell>
          <table:table-cell office:value-type="float" office:value="0.308048068549467" calcext:value-type="float">
            <text:p>0.308048068549467</text:p>
          </table:table-cell>
          <table:table-cell office:value-type="float" office:value="0.30749970319396" calcext:value-type="float">
            <text:p>0.30749970319396</text:p>
          </table:table-cell>
          <table:table-cell office:value-type="float" office:value="0.305823663972825" calcext:value-type="float">
            <text:p>0.305823663972825</text:p>
          </table:table-cell>
          <table:table-cell office:value-type="float" office:value="0.30792492358908" calcext:value-type="float">
            <text:p>0.30792492358908</text:p>
          </table:table-cell>
          <table:table-cell office:value-type="float" office:value="0.305243845413557" calcext:value-type="float">
            <text:p>0.305243845413557</text:p>
          </table:table-cell>
          <table:table-cell office:value-type="float" office:value="0.309568207000194" calcext:value-type="float">
            <text:p>0.309568207000194</text:p>
          </table:table-cell>
          <table:table-cell office:value-type="float" office:value="0.311940292183443" calcext:value-type="float">
            <text:p>0.311940292183443</text:p>
          </table:table-cell>
          <table:table-cell office:value-type="float" office:value="0.309603535882388" calcext:value-type="float">
            <text:p>0.309603535882388</text:p>
          </table:table-cell>
          <table:table-cell office:value-type="float" office:value="0.309681769651919" calcext:value-type="float">
            <text:p>0.309681769651919</text:p>
          </table:table-cell>
          <table:table-cell office:value-type="float" office:value="0.304543732433786" calcext:value-type="float">
            <text:p>0.304543732433786</text:p>
          </table:table-cell>
          <table:table-cell office:value-type="float" office:value="0.304232966472348" calcext:value-type="float">
            <text:p>0.304232966472348</text:p>
          </table:table-cell>
          <table:table-cell office:value-type="float" office:value="0.310062554640674" calcext:value-type="float">
            <text:p>0.310062554640674</text:p>
          </table:table-cell>
          <table:table-cell office:value-type="float" office:value="0.309425886976175" calcext:value-type="float">
            <text:p>0.309425886976175</text:p>
          </table:table-cell>
          <table:table-cell office:value-type="float" office:value="0.304259067651779" calcext:value-type="float">
            <text:p>0.304259067651779</text:p>
          </table:table-cell>
          <table:table-cell office:value-type="float" office:value="0.303539099542995" calcext:value-type="float">
            <text:p>0.303539099542995</text:p>
          </table:table-cell>
          <table:table-cell office:value-type="float" office:value="0.304841145403642" calcext:value-type="float">
            <text:p>0.304841145403642</text:p>
          </table:table-cell>
          <table:table-cell office:value-type="float" office:value="0.307317085927882" calcext:value-type="float">
            <text:p>0.307317085927882</text:p>
          </table:table-cell>
          <table:table-cell office:value-type="float" office:value="0.3098040660885" calcext:value-type="float">
            <text:p>0.3098040660885</text:p>
          </table:table-cell>
          <table:table-cell office:value-type="float" office:value="0.306573442727585" calcext:value-type="float">
            <text:p>0.306573442727585</text:p>
          </table:table-cell>
          <table:table-cell office:value-type="float" office:value="0.302566490768077" calcext:value-type="float">
            <text:p>0.302566490768077</text:p>
          </table:table-cell>
          <table:table-cell office:value-type="float" office:value="0.302952729966621" calcext:value-type="float">
            <text:p>0.302952729966621</text:p>
          </table:table-cell>
          <table:table-cell office:value-type="float" office:value="0.302628189236855" calcext:value-type="float">
            <text:p>0.302628189236855</text:p>
          </table:table-cell>
          <table:table-cell office:value-type="float" office:value="0.303506964359759" calcext:value-type="float">
            <text:p>0.303506964359759</text:p>
          </table:table-cell>
          <table:table-cell office:value-type="float" office:value="0.306007043366828" calcext:value-type="float">
            <text:p>0.306007043366828</text:p>
          </table:table-cell>
          <table:table-cell office:value-type="float" office:value="0.310029819543732" calcext:value-type="float">
            <text:p>0.310029819543732</text:p>
          </table:table-cell>
          <table:table-cell office:value-type="float" office:value="0.310039794726271" calcext:value-type="float">
            <text:p>0.310039794726271</text:p>
          </table:table-cell>
          <table:table-cell office:value-type="float" office:value="0.306935066632901" calcext:value-type="float">
            <text:p>0.306935066632901</text:p>
          </table:table-cell>
          <table:table-cell office:value-type="float" office:value="0.306110918488821" calcext:value-type="float">
            <text:p>0.306110918488821</text:p>
          </table:table-cell>
          <table:table-cell office:value-type="float" office:value="0.304606049827743" calcext:value-type="float">
            <text:p>0.304606049827743</text:p>
          </table:table-cell>
          <table:table-cell office:value-type="float" office:value="0.307301888126954" calcext:value-type="float">
            <text:p>0.307301888126954</text:p>
          </table:table-cell>
          <table:table-cell office:value-type="float" office:value="0.303423084896041" calcext:value-type="float">
            <text:p>0.303423084896041</text:p>
          </table:table-cell>
          <table:table-cell office:value-type="float" office:value="0.303002124709946" calcext:value-type="float">
            <text:p>0.303002124709946</text:p>
          </table:table-cell>
          <table:table-cell office:value-type="float" office:value="0.305194639115903" calcext:value-type="float">
            <text:p>0.305194639115903</text:p>
          </table:table-cell>
          <table:table-cell office:value-type="float" office:value="0.309677065513526" calcext:value-type="float">
            <text:p>0.309677065513526</text:p>
          </table:table-cell>
          <table:table-cell office:value-type="float" office:value="0.307989239315472" calcext:value-type="float">
            <text:p>0.307989239315472</text:p>
          </table:table-cell>
          <table:table-cell office:value-type="float" office:value="0.307520456977717" calcext:value-type="float">
            <text:p>0.307520456977717</text:p>
          </table:table-cell>
          <table:table-cell office:value-type="float" office:value="0.306665394797038" calcext:value-type="float">
            <text:p>0.306665394797038</text:p>
          </table:table-cell>
          <table:table-cell office:value-type="float" office:value="0.303473783863328" calcext:value-type="float">
            <text:p>0.303473783863328</text:p>
          </table:table-cell>
          <table:table-cell office:value-type="float" office:value="0.303198582151289" calcext:value-type="float">
            <text:p>0.303198582151289</text:p>
          </table:table-cell>
          <table:table-cell office:value-type="float" office:value="0.307837860547842" calcext:value-type="float">
            <text:p>0.307837860547842</text:p>
          </table:table-cell>
          <table:table-cell office:value-type="float" office:value="0.308783571002456" calcext:value-type="float">
            <text:p>0.308783571002456</text:p>
          </table:table-cell>
          <table:table-cell office:value-type="float" office:value="0.307423871945232" calcext:value-type="float">
            <text:p>0.307423871945232</text:p>
          </table:table-cell>
          <table:table-cell office:value-type="float" office:value="0.306605961150278" calcext:value-type="float">
            <text:p>0.306605961150278</text:p>
          </table:table-cell>
          <table:table-cell office:value-type="float" office:value="0.303608263493166" calcext:value-type="float">
            <text:p>0.303608263493166</text:p>
          </table:table-cell>
          <table:table-cell office:value-type="float" office:value="0.303297386617775" calcext:value-type="float">
            <text:p>0.303297386617775</text:p>
          </table:table-cell>
          <table:table-cell office:value-type="float" office:value="0.303645519823423" calcext:value-type="float">
            <text:p>0.303645519823423</text:p>
          </table:table-cell>
          <table:table-cell office:value-type="float" office:value="0.307916053821177" calcext:value-type="float">
            <text:p>0.307916053821177</text:p>
          </table:table-cell>
          <table:table-cell office:value-type="float" office:value="0.307298025684145" calcext:value-type="float">
            <text:p>0.307298025684145</text:p>
          </table:table-cell>
          <table:table-cell office:value-type="float" office:value="0.307080020349583" calcext:value-type="float">
            <text:p>0.307080020349583</text:p>
          </table:table-cell>
          <table:table-cell office:value-type="float" office:value="0.306208036883977" calcext:value-type="float">
            <text:p>0.306208036883977</text:p>
          </table:table-cell>
          <table:table-cell office:value-type="float" office:value="0.30885198215614" calcext:value-type="float">
            <text:p>0.30885198215614</text:p>
          </table:table-cell>
          <table:table-cell office:value-type="float" office:value="0.307660852896678" calcext:value-type="float">
            <text:p>0.307660852896678</text:p>
          </table:table-cell>
          <table:table-cell office:value-type="float" office:value="0.303924813255464" calcext:value-type="float">
            <text:p>0.303924813255464</text:p>
          </table:table-cell>
          <table:table-cell office:value-type="float" office:value="0.304141060848438" calcext:value-type="float">
            <text:p>0.304141060848438</text:p>
          </table:table-cell>
          <table:table-cell office:value-type="float" office:value="0.304209238254403" calcext:value-type="float">
            <text:p>0.304209238254403</text:p>
          </table:table-cell>
          <table:table-cell office:value-type="float" office:value="0.310216460842966" calcext:value-type="float">
            <text:p>0.310216460842966</text:p>
          </table:table-cell>
          <table:table-cell office:value-type="float" office:value="0.31007520347758" calcext:value-type="float">
            <text:p>0.31007520347758</text:p>
          </table:table-cell>
          <table:table-cell office:value-type="float" office:value="0.306643372478824" calcext:value-type="float">
            <text:p>0.306643372478824</text:p>
          </table:table-cell>
          <table:table-cell office:value-type="float" office:value="0.305580422743263" calcext:value-type="float">
            <text:p>0.305580422743263</text:p>
          </table:table-cell>
          <table:table-cell office:value-type="float" office:value="0.306527346641818" calcext:value-type="float">
            <text:p>0.306527346641818</text:p>
          </table:table-cell>
          <table:table-cell office:value-type="float" office:value="0.307959966170741" calcext:value-type="float">
            <text:p>0.307959966170741</text:p>
          </table:table-cell>
          <table:table-cell office:value-type="float" office:value="0.308304171091164" calcext:value-type="float">
            <text:p>0.308304171091164</text:p>
          </table:table-cell>
          <table:table-cell office:value-type="float" office:value="0.308068431095738" calcext:value-type="float">
            <text:p>0.308068431095738</text:p>
          </table:table-cell>
          <table:table-cell office:value-type="float" office:value="0.304627646903969" calcext:value-type="float">
            <text:p>0.304627646903969</text:p>
          </table:table-cell>
          <table:table-cell office:value-type="float" office:value="0.305781536789825" calcext:value-type="float">
            <text:p>0.305781536789825</text:p>
          </table:table-cell>
          <table:table-cell office:value-type="float" office:value="0.310443227993393" calcext:value-type="float">
            <text:p>0.310443227993393</text:p>
          </table:table-cell>
          <table:table-cell office:value-type="float" office:value="0.306741419720673" calcext:value-type="float">
            <text:p>0.306741419720673</text:p>
          </table:table-cell>
          <table:table-cell office:value-type="float" office:value="0.30592657846917" calcext:value-type="float">
            <text:p>0.30592657846917</text:p>
          </table:table-cell>
          <table:table-cell office:value-type="float" office:value="0.306248962202291" calcext:value-type="float">
            <text:p>0.306248962202291</text:p>
          </table:table-cell>
          <table:table-cell office:value-type="float" office:value="0.307857934490759" calcext:value-type="float">
            <text:p>0.307857934490759</text:p>
          </table:table-cell>
          <table:table-cell office:value-type="float" office:value="0.306518986330342" calcext:value-type="float">
            <text:p>0.306518986330342</text:p>
          </table:table-cell>
          <table:table-cell office:value-type="float" office:value="0.30555660513749" calcext:value-type="float">
            <text:p>0.30555660513749</text:p>
          </table:table-cell>
          <table:table-cell office:value-type="float" office:value="0.305825118795422" calcext:value-type="float">
            <text:p>0.305825118795422</text:p>
          </table:table-cell>
          <table:table-cell office:value-type="float" office:value="0.309126163142711" calcext:value-type="float">
            <text:p>0.309126163142711</text:p>
          </table:table-cell>
          <table:table-cell office:value-type="float" office:value="0.31078079610862" calcext:value-type="float">
            <text:p>0.31078079610862</text:p>
          </table:table-cell>
          <table:table-cell office:value-type="float" office:value="0.307210342712055" calcext:value-type="float">
            <text:p>0.307210342712055</text:p>
          </table:table-cell>
          <table:table-cell office:value-type="float" office:value="0.306509920407143" calcext:value-type="float">
            <text:p>0.306509920407143</text:p>
          </table:table-cell>
          <table:table-cell office:value-type="float" office:value="0.305896466788227" calcext:value-type="float">
            <text:p>0.305896466788227</text:p>
          </table:table-cell>
          <table:table-cell office:value-type="float" office:value="0.305691481779401" calcext:value-type="float">
            <text:p>0.305691481779401</text:p>
          </table:table-cell>
          <table:table-cell office:value-type="float" office:value="0.304621042748087" calcext:value-type="float">
            <text:p>0.304621042748087</text:p>
          </table:table-cell>
          <table:table-cell office:value-type="float" office:value="0.304685467879143" calcext:value-type="float">
            <text:p>0.304685467879143</text:p>
          </table:table-cell>
          <table:table-cell office:value-type="float" office:value="0.304562000015897" calcext:value-type="float">
            <text:p>0.304562000015897</text:p>
          </table:table-cell>
          <table:table-cell office:value-type="float" office:value="0.309101739532253" calcext:value-type="float">
            <text:p>0.309101739532253</text:p>
          </table:table-cell>
          <table:table-cell office:value-type="float" office:value="0.311402171357119" calcext:value-type="float">
            <text:p>0.311402171357119</text:p>
          </table:table-cell>
          <table:table-cell office:value-type="float" office:value="0.310845110646342" calcext:value-type="float">
            <text:p>0.310845110646342</text:p>
          </table:table-cell>
          <table:table-cell office:value-type="float" office:value="0.30889723822686" calcext:value-type="float">
            <text:p>0.30889723822686</text:p>
          </table:table-cell>
          <table:table-cell office:value-type="float" office:value="0.308803622655439" calcext:value-type="float">
            <text:p>0.308803622655439</text:p>
          </table:table-cell>
          <table:table-cell office:value-type="float" office:value="0.304679147018486" calcext:value-type="float">
            <text:p>0.304679147018486</text:p>
          </table:table-cell>
          <table:table-cell office:value-type="float" office:value="0.30434799194263" calcext:value-type="float">
            <text:p>0.30434799194263</text:p>
          </table:table-cell>
          <table:table-cell office:value-type="float" office:value="0.310611614309772" calcext:value-type="float">
            <text:p>0.310611614309772</text:p>
          </table:table-cell>
          <table:table-cell office:value-type="float" office:value="0.310666236019033" calcext:value-type="float">
            <text:p>0.310666236019033</text:p>
          </table:table-cell>
          <table:table-cell office:value-type="float" office:value="0.309189925475974" calcext:value-type="float">
            <text:p>0.309189925475974</text:p>
          </table:table-cell>
          <table:table-cell office:value-type="float" office:value="0.309140050353975" calcext:value-type="float">
            <text:p>0.309140050353975</text:p>
          </table:table-cell>
          <table:table-cell office:value-type="float" office:value="0.308221567620561" calcext:value-type="float">
            <text:p>0.308221567620561</text:p>
          </table:table-cell>
          <table:table-cell office:value-type="float" office:value="0.303427965287744" calcext:value-type="float">
            <text:p>0.303427965287744</text:p>
          </table:table-cell>
          <table:table-cell office:value-type="float" office:value="0.30909993482606" calcext:value-type="float">
            <text:p>0.30909993482606</text:p>
          </table:table-cell>
          <table:table-cell office:value-type="float" office:value="0.310699486673561" calcext:value-type="float">
            <text:p>0.310699486673561</text:p>
          </table:table-cell>
          <table:table-cell office:value-type="float" office:value="0.307970671824182" calcext:value-type="float">
            <text:p>0.307970671824182</text:p>
          </table:table-cell>
          <table:table-cell office:value-type="float" office:value="0.307670431257072" calcext:value-type="float">
            <text:p>0.307670431257072</text:p>
          </table:table-cell>
          <table:table-cell office:value-type="float" office:value="0.304588247456678" calcext:value-type="float">
            <text:p>0.304588247456678</text:p>
          </table:table-cell>
          <table:table-cell office:value-type="float" office:value="0.302185960968919" calcext:value-type="float">
            <text:p>0.302185960968919</text:p>
          </table:table-cell>
          <table:table-cell office:value-type="float" office:value="0.302673291198065" calcext:value-type="float">
            <text:p>0.302673291198065</text:p>
          </table:table-cell>
          <table:table-cell office:value-type="float" office:value="0.30551650081527" calcext:value-type="float">
            <text:p>0.30551650081527</text:p>
          </table:table-cell>
          <table:table-cell office:value-type="float" office:value="0.309401163159571" calcext:value-type="float">
            <text:p>0.309401163159571</text:p>
          </table:table-cell>
          <table:table-cell office:value-type="float" office:value="0.309085560362525" calcext:value-type="float">
            <text:p>0.309085560362525</text:p>
          </table:table-cell>
          <table:table-cell office:value-type="float" office:value="0.308196037448324" calcext:value-type="float">
            <text:p>0.308196037448324</text:p>
          </table:table-cell>
          <table:table-cell office:value-type="float" office:value="0.307653054190757" calcext:value-type="float">
            <text:p>0.307653054190757</text:p>
          </table:table-cell>
          <table:table-cell office:value-type="float" office:value="0.301566715254417" calcext:value-type="float">
            <text:p>0.301566715254417</text:p>
          </table:table-cell>
          <table:table-cell office:value-type="float" office:value="0.302500896741817" calcext:value-type="float">
            <text:p>0.302500896741817</text:p>
          </table:table-cell>
          <table:table-cell office:value-type="float" office:value="0.304288541976325" calcext:value-type="float">
            <text:p>0.304288541976325</text:p>
          </table:table-cell>
          <table:table-cell office:value-type="float" office:value="0.308882041546804" calcext:value-type="float">
            <text:p>0.308882041546804</text:p>
          </table:table-cell>
          <table:table-cell office:value-type="float" office:value="0.309435818178021" calcext:value-type="float">
            <text:p>0.309435818178021</text:p>
          </table:table-cell>
          <table:table-cell office:value-type="float" office:value="0.307966017603162" calcext:value-type="float">
            <text:p>0.307966017603162</text:p>
          </table:table-cell>
          <table:table-cell office:value-type="float" office:value="0.305880938607104" calcext:value-type="float">
            <text:p>0.305880938607104</text:p>
          </table:table-cell>
          <table:table-cell office:value-type="float" office:value="0.306216042758881" calcext:value-type="float">
            <text:p>0.306216042758881</text:p>
          </table:table-cell>
          <table:table-cell office:value-type="float" office:value="0.30213464068591" calcext:value-type="float">
            <text:p>0.30213464068591</text:p>
          </table:table-cell>
          <table:table-cell office:value-type="float" office:value="0.301491147137874" calcext:value-type="float">
            <text:p>0.301491147137874</text:p>
          </table:table-cell>
          <table:table-cell office:value-type="float" office:value="0.302043448565994" calcext:value-type="float">
            <text:p>0.302043448565994</text:p>
          </table:table-cell>
          <table:table-cell office:value-type="float" office:value="0.303416059251249" calcext:value-type="float">
            <text:p>0.303416059251249</text:p>
          </table:table-cell>
          <table:table-cell office:value-type="float" office:value="0.305991535592803" calcext:value-type="float">
            <text:p>0.305991535592803</text:p>
          </table:table-cell>
          <table:table-cell office:value-type="float" office:value="0.308461799732416" calcext:value-type="float">
            <text:p>0.308461799732416</text:p>
          </table:table-cell>
          <table:table-cell office:value-type="float" office:value="0.309456969173119" calcext:value-type="float">
            <text:p>0.309456969173119</text:p>
          </table:table-cell>
          <table:table-cell office:value-type="float" office:value="0.309391204190644" calcext:value-type="float">
            <text:p>0.309391204190644</text:p>
          </table:table-cell>
          <table:table-cell office:value-type="float" office:value="0.308498106599375" calcext:value-type="float">
            <text:p>0.308498106599375</text:p>
          </table:table-cell>
          <table:table-cell office:value-type="float" office:value="0.308376654539593" calcext:value-type="float">
            <text:p>0.308376654539593</text:p>
          </table:table-cell>
          <table:table-cell office:value-type="float" office:value="0.307794621206413" calcext:value-type="float">
            <text:p>0.307794621206413</text:p>
          </table:table-cell>
          <table:table-cell office:value-type="float" office:value="0.301993103036241" calcext:value-type="float">
            <text:p>0.301993103036241</text:p>
          </table:table-cell>
          <table:table-cell office:value-type="float" office:value="0.307748038092763" calcext:value-type="float">
            <text:p>0.307748038092763</text:p>
          </table:table-cell>
          <table:table-cell office:value-type="float" office:value="0.307831892114911" calcext:value-type="float">
            <text:p>0.307831892114911</text:p>
          </table:table-cell>
          <table:table-cell office:value-type="float" office:value="0.306568132304821" calcext:value-type="float">
            <text:p>0.306568132304821</text:p>
          </table:table-cell>
          <table:table-cell office:value-type="float" office:value="0.304670378129859" calcext:value-type="float">
            <text:p>0.304670378129859</text:p>
          </table:table-cell>
          <table:table-cell office:value-type="float" office:value="0.302934193548286" calcext:value-type="float">
            <text:p>0.302934193548286</text:p>
          </table:table-cell>
          <table:table-cell office:value-type="float" office:value="0.302671958702904" calcext:value-type="float">
            <text:p>0.302671958702904</text:p>
          </table:table-cell>
          <table:table-cell office:value-type="float" office:value="0.304871006437748" calcext:value-type="float">
            <text:p>0.304871006437748</text:p>
          </table:table-cell>
          <table:table-cell office:value-type="float" office:value="0.308900574953476" calcext:value-type="float">
            <text:p>0.308900574953476</text:p>
          </table:table-cell>
          <table:table-cell office:value-type="float" office:value="0.30722672257923" calcext:value-type="float">
            <text:p>0.30722672257923</text:p>
          </table:table-cell>
          <table:table-cell office:value-type="float" office:value="0.305274453459219" calcext:value-type="float">
            <text:p>0.305274453459219</text:p>
          </table:table-cell>
          <table:table-cell office:value-type="float" office:value="0.304642147646626" calcext:value-type="float">
            <text:p>0.304642147646626</text:p>
          </table:table-cell>
          <table:table-cell office:value-type="float" office:value="0.307966392908932" calcext:value-type="float">
            <text:p>0.307966392908932</text:p>
          </table:table-cell>
          <table:table-cell office:value-type="float" office:value="0.305074800290741" calcext:value-type="float">
            <text:p>0.305074800290741</text:p>
          </table:table-cell>
          <table:table-cell office:value-type="float" office:value="0.302797215735255" calcext:value-type="float">
            <text:p>0.302797215735255</text:p>
          </table:table-cell>
          <table:table-cell office:value-type="float" office:value="0.303987029143331" calcext:value-type="float">
            <text:p>0.303987029143331</text:p>
          </table:table-cell>
          <table:table-cell office:value-type="float" office:value="0.30448714594603" calcext:value-type="float">
            <text:p>0.30448714594603</text:p>
          </table:table-cell>
          <table:table-cell office:value-type="float" office:value="0.309087003537399" calcext:value-type="float">
            <text:p>0.309087003537399</text:p>
          </table:table-cell>
          <table:table-cell office:value-type="float" office:value="0.308727280455913" calcext:value-type="float">
            <text:p>0.308727280455913</text:p>
          </table:table-cell>
          <table:table-cell office:value-type="float" office:value="0.30524497012324" calcext:value-type="float">
            <text:p>0.30524497012324</text:p>
          </table:table-cell>
          <table:table-cell office:value-type="float" office:value="0.304337497032618" calcext:value-type="float">
            <text:p>0.304337497032618</text:p>
          </table:table-cell>
          <table:table-cell office:value-type="float" office:value="0.304137910494031" calcext:value-type="float">
            <text:p>0.304137910494031</text:p>
          </table:table-cell>
          <table:table-cell office:value-type="float" office:value="0.303840633301206" calcext:value-type="float">
            <text:p>0.303840633301206</text:p>
          </table:table-cell>
          <table:table-cell office:value-type="float" office:value="0.30357218129537" calcext:value-type="float">
            <text:p>0.30357218129537</text:p>
          </table:table-cell>
          <table:table-cell office:value-type="float" office:value="0.303413120810594" calcext:value-type="float">
            <text:p>0.303413120810594</text:p>
          </table:table-cell>
          <table:table-cell office:value-type="float" office:value="0.303451349957793" calcext:value-type="float">
            <text:p>0.303451349957793</text:p>
          </table:table-cell>
          <table:table-cell office:value-type="float" office:value="0.303384505582906" calcext:value-type="float">
            <text:p>0.303384505582906</text:p>
          </table:table-cell>
          <table:table-cell office:value-type="float" office:value="0.303300236768591" calcext:value-type="float">
            <text:p>0.303300236768591</text:p>
          </table:table-cell>
          <table:table-cell office:value-type="float" office:value="0.303264798942124" calcext:value-type="float">
            <text:p>0.303264798942124</text:p>
          </table:table-cell>
          <table:table-cell office:value-type="float" office:value="0.30344268321407" calcext:value-type="float">
            <text:p>0.30344268321407</text:p>
          </table:table-cell>
          <table:table-cell office:value-type="float" office:value="0.303500948420954" calcext:value-type="float">
            <text:p>0.303500948420954</text:p>
          </table:table-cell>
          <table:table-cell office:value-type="float" office:value="0.303397748636204" calcext:value-type="float">
            <text:p>0.303397748636204</text:p>
          </table:table-cell>
          <table:table-cell office:value-type="float" office:value="0.303212154317564" calcext:value-type="float">
            <text:p>0.303212154317564</text:p>
          </table:table-cell>
          <table:table-cell office:value-type="float" office:value="0.303255870137219" calcext:value-type="float">
            <text:p>0.303255870137219</text:p>
          </table:table-cell>
          <table:table-cell office:value-type="float" office:value="0.303307913758085" calcext:value-type="float">
            <text:p>0.303307913758085</text:p>
          </table:table-cell>
          <table:table-cell office:value-type="float" office:value="0.303314144416154" calcext:value-type="float">
            <text:p>0.303314144416154</text:p>
          </table:table-cell>
          <table:table-cell office:value-type="float" office:value="0.303343184055546" calcext:value-type="float">
            <text:p>0.303343184055546</text:p>
          </table:table-cell>
          <table:table-cell office:value-type="float" office:value="0.303431836935539" calcext:value-type="float">
            <text:p>0.303431836935539</text:p>
          </table:table-cell>
          <table:table-cell office:value-type="float" office:value="0.303442376175541" calcext:value-type="float">
            <text:p>0.303442376175541</text:p>
          </table:table-cell>
          <table:table-cell office:value-type="float" office:value="0.303381229977744" calcext:value-type="float">
            <text:p>0.303381229977744</text:p>
          </table:table-cell>
          <table:table-cell office:value-type="float" office:value="0.303363406198444" calcext:value-type="float">
            <text:p>0.303363406198444</text:p>
          </table:table-cell>
          <table:table-cell office:value-type="float" office:value="0.303359615112655" calcext:value-type="float">
            <text:p>0.303359615112655</text:p>
          </table:table-cell>
          <table:table-cell office:value-type="float" office:value="0.303385404620487" calcext:value-type="float">
            <text:p>0.303385404620487</text:p>
          </table:table-cell>
          <table:table-cell office:value-type="float" office:value="0.303407152139603" calcext:value-type="float">
            <text:p>0.303407152139603</text:p>
          </table:table-cell>
          <table:table-cell office:value-type="float" office:value="0.303365694174507" calcext:value-type="float">
            <text:p>0.303365694174507</text:p>
          </table:table-cell>
          <table:table-cell office:value-type="float" office:value="0.30343238760117" calcext:value-type="float">
            <text:p>0.30343238760117</text:p>
          </table:table-cell>
          <table:table-cell office:value-type="float" office:value="0.303471760967999" calcext:value-type="float">
            <text:p>0.303471760967999</text:p>
          </table:table-cell>
          <table:table-cell office:value-type="float" office:value="0.303482856848025" calcext:value-type="float">
            <text:p>0.303482856848025</text:p>
          </table:table-cell>
          <table:table-cell office:value-type="float" office:value="0.303435994662471" calcext:value-type="float">
            <text:p>0.303435994662471</text:p>
          </table:table-cell>
          <table:table-cell office:value-type="float" office:value="0.303382258155133" calcext:value-type="float">
            <text:p>0.303382258155133</text:p>
          </table:table-cell>
          <table:table-cell office:value-type="float" office:value="0.303461423546575" calcext:value-type="float">
            <text:p>0.303461423546575</text:p>
          </table:table-cell>
          <table:table-cell office:value-type="float" office:value="0.303394920011351" calcext:value-type="float">
            <text:p>0.303394920011351</text:p>
          </table:table-cell>
          <table:table-cell office:value-type="float" office:value="0.303407616032883" calcext:value-type="float">
            <text:p>0.303407616032883</text:p>
          </table:table-cell>
          <table:table-cell office:value-type="float" office:value="0.30342534616538" calcext:value-type="float">
            <text:p>0.30342534616538</text:p>
          </table:table-cell>
          <table:table-cell office:value-type="float" office:value="0.3034028626342" calcext:value-type="float">
            <text:p>0.3034028626342</text:p>
          </table:table-cell>
          <table:table-cell office:value-type="float" office:value="0.303424303245799" calcext:value-type="float">
            <text:p>0.303424303245799</text:p>
          </table:table-cell>
          <table:table-cell office:value-type="float" office:value="0.303425636370545" calcext:value-type="float">
            <text:p>0.303425636370545</text:p>
          </table:table-cell>
          <table:table-cell office:value-type="float" office:value="0.303417111077114" calcext:value-type="float">
            <text:p>0.303417111077114</text:p>
          </table:table-cell>
          <table:table-cell office:value-type="float" office:value="0.303378376476539" calcext:value-type="float">
            <text:p>0.303378376476539</text:p>
          </table:table-cell>
          <table:table-cell office:value-type="float" office:value="0.30345789463322" calcext:value-type="float">
            <text:p>0.30345789463322</text:p>
          </table:table-cell>
          <table:table-cell office:value-type="float" office:value="0.303401031264834" calcext:value-type="float">
            <text:p>0.303401031264834</text:p>
          </table:table-cell>
          <table:table-cell office:value-type="float" office:value="0.303409656495067" calcext:value-type="float">
            <text:p>0.303409656495067</text:p>
          </table:table-cell>
          <table:table-cell office:value-type="float" office:value="0.303414643000379" calcext:value-type="float">
            <text:p>0.303414643000379</text:p>
          </table:table-cell>
          <table:table-cell office:value-type="float" office:value="0.303415023699779" calcext:value-type="float">
            <text:p>0.303415023699779</text:p>
          </table:table-cell>
          <table:table-cell office:value-type="float" office:value="0.303382034324631" calcext:value-type="float">
            <text:p>0.303382034324631</text:p>
          </table:table-cell>
          <table:table-cell office:value-type="float" office:value="0.303451291764215" calcext:value-type="float">
            <text:p>0.303451291764215</text:p>
          </table:table-cell>
          <table:table-cell office:value-type="float" office:value="0.303341555285548" calcext:value-type="float">
            <text:p>0.303341555285548</text:p>
          </table:table-cell>
          <table:table-cell office:value-type="float" office:value="0.303376867188692" calcext:value-type="float">
            <text:p>0.303376867188692</text:p>
          </table:table-cell>
          <table:table-cell office:value-type="float" office:value="0.303425637840889" calcext:value-type="float">
            <text:p>0.303425637840889</text:p>
          </table:table-cell>
          <table:table-cell office:value-type="float" office:value="0.303424222467062" calcext:value-type="float">
            <text:p>0.303424222467062</text:p>
          </table:table-cell>
          <table:table-cell office:value-type="float" office:value="0.303366444258649" calcext:value-type="float">
            <text:p>0.303366444258649</text:p>
          </table:table-cell>
          <table:table-cell office:value-type="float" office:value="0.303368863363544" calcext:value-type="float">
            <text:p>0.303368863363544</text:p>
          </table:table-cell>
          <table:table-cell office:value-type="float" office:value="0.303404986675062" calcext:value-type="float">
            <text:p>0.303404986675062</text:p>
          </table:table-cell>
          <table:table-cell office:value-type="float" office:value="0.303388478141482" calcext:value-type="float">
            <text:p>0.303388478141482</text:p>
          </table:table-cell>
          <table:table-cell office:value-type="float" office:value="0.303384497342231" calcext:value-type="float">
            <text:p>0.303384497342231</text:p>
          </table:table-cell>
          <table:table-cell office:value-type="float" office:value="0.303378404663736" calcext:value-type="float">
            <text:p>0.303378404663736</text:p>
          </table:table-cell>
          <table:table-cell office:value-type="float" office:value="0.303385926414562" calcext:value-type="float">
            <text:p>0.303385926414562</text:p>
          </table:table-cell>
          <table:table-cell office:value-type="float" office:value="0.303385755562758" calcext:value-type="float">
            <text:p>0.303385755562758</text:p>
          </table:table-cell>
          <table:table-cell office:value-type="float" office:value="0.303375433309934" calcext:value-type="float">
            <text:p>0.303375433309934</text:p>
          </table:table-cell>
          <table:table-cell office:value-type="float" office:value="0.303376357529933" calcext:value-type="float">
            <text:p>0.303376357529933</text:p>
          </table:table-cell>
          <table:table-cell office:value-type="float" office:value="0.303395928028703" calcext:value-type="float">
            <text:p>0.303395928028703</text:p>
          </table:table-cell>
          <table:table-cell office:value-type="float" office:value="0.303372758926708" calcext:value-type="float">
            <text:p>0.303372758926708</text:p>
          </table:table-cell>
          <table:table-cell office:value-type="float" office:value="0.303351875752919" calcext:value-type="float">
            <text:p>0.303351875752919</text:p>
          </table:table-cell>
          <table:table-cell office:value-type="float" office:value="0.303372352444306" calcext:value-type="float">
            <text:p>0.303372352444306</text:p>
          </table:table-cell>
          <table:table-cell office:value-type="float" office:value="0.303385700570092" calcext:value-type="float">
            <text:p>0.303385700570092</text:p>
          </table:table-cell>
          <table:table-cell office:value-type="float" office:value="0.303383962339753" calcext:value-type="float">
            <text:p>0.303383962339753</text:p>
          </table:table-cell>
          <table:table-cell office:value-type="float" office:value="0.303422469053747" calcext:value-type="float">
            <text:p>0.303422469053747</text:p>
          </table:table-cell>
          <table:table-cell office:value-type="float" office:value="0.30338918970607" calcext:value-type="float">
            <text:p>0.30338918970607</text:p>
          </table:table-cell>
          <table:table-cell office:value-type="float" office:value="0.303388567589744" calcext:value-type="float">
            <text:p>0.303388567589744</text:p>
          </table:table-cell>
          <table:table-cell office:value-type="float" office:value="0.303391284376639" calcext:value-type="float">
            <text:p>0.303391284376639</text:p>
          </table:table-cell>
          <table:table-cell office:value-type="float" office:value="0.303476637492951" calcext:value-type="float">
            <text:p>0.303476637492951</text:p>
          </table:table-cell>
          <table:table-cell office:value-type="float" office:value="0.303370857290357" calcext:value-type="float">
            <text:p>0.303370857290357</text:p>
          </table:table-cell>
          <table:table-cell office:value-type="float" office:value="0.303376936864258" calcext:value-type="float">
            <text:p>0.303376936864258</text:p>
          </table:table-cell>
          <table:table-cell office:value-type="float" office:value="0.303382812217889" calcext:value-type="float">
            <text:p>0.303382812217889</text:p>
          </table:table-cell>
          <table:table-cell office:value-type="float" office:value="0.30337332983709" calcext:value-type="float">
            <text:p>0.30337332983709</text:p>
          </table:table-cell>
          <table:table-cell office:value-type="float" office:value="0.303368980207011" calcext:value-type="float">
            <text:p>0.303368980207011</text:p>
          </table:table-cell>
          <table:table-cell office:value-type="float" office:value="0.303402250724653" calcext:value-type="float">
            <text:p>0.303402250724653</text:p>
          </table:table-cell>
          <table:table-cell office:value-type="float" office:value="0.303369009240635" calcext:value-type="float">
            <text:p>0.303369009240635</text:p>
          </table:table-cell>
          <table:table-cell office:value-type="float" office:value="0.303388124983193" calcext:value-type="float">
            <text:p>0.303388124983193</text:p>
          </table:table-cell>
          <table:table-cell office:value-type="float" office:value="0.30337850440109" calcext:value-type="float">
            <text:p>0.30337850440109</text:p>
          </table:table-cell>
          <table:table-cell office:value-type="float" office:value="0.303381707411172" calcext:value-type="float">
            <text:p>0.303381707411172</text:p>
          </table:table-cell>
          <table:table-cell office:value-type="float" office:value="0.303383105113782" calcext:value-type="float">
            <text:p>0.303383105113782</text:p>
          </table:table-cell>
          <table:table-cell office:value-type="float" office:value="0.303467058881218" calcext:value-type="float">
            <text:p>0.303467058881218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30724079913608" calcext:value-type="float">
            <text:p>-0.430724079913608</text:p>
          </table:table-cell>
          <table:table-cell office:value-type="float" office:value="-0.431734903213822" calcext:value-type="float">
            <text:p>-0.431734903213822</text:p>
          </table:table-cell>
          <table:table-cell office:value-type="float" office:value="-0.431555075368279" calcext:value-type="float">
            <text:p>-0.431555075368279</text:p>
          </table:table-cell>
          <table:table-cell office:value-type="float" office:value="-0.432281219015962" calcext:value-type="float">
            <text:p>-0.432281219015962</text:p>
          </table:table-cell>
          <table:table-cell office:value-type="float" office:value="-0.431337239988559" calcext:value-type="float">
            <text:p>-0.431337239988559</text:p>
          </table:table-cell>
          <table:table-cell office:value-type="float" office:value="-0.432505880803067" calcext:value-type="float">
            <text:p>-0.432505880803067</text:p>
          </table:table-cell>
          <table:table-cell office:value-type="float" office:value="-0.432170456809131" calcext:value-type="float">
            <text:p>-0.432170456809131</text:p>
          </table:table-cell>
          <table:table-cell office:value-type="float" office:value="-0.43190907571799" calcext:value-type="float">
            <text:p>-0.43190907571799</text:p>
          </table:table-cell>
          <table:table-cell office:value-type="float" office:value="-0.432044423638936" calcext:value-type="float">
            <text:p>-0.432044423638936</text:p>
          </table:table-cell>
          <table:table-cell office:value-type="float" office:value="-0.432618730992848" calcext:value-type="float">
            <text:p>-0.432618730992848</text:p>
          </table:table-cell>
          <table:table-cell office:value-type="float" office:value="-0.431687301973668" calcext:value-type="float">
            <text:p>-0.431687301973668</text:p>
          </table:table-cell>
          <table:table-cell office:value-type="float" office:value="-0.432518026386939" calcext:value-type="float">
            <text:p>-0.432518026386939</text:p>
          </table:table-cell>
          <table:table-cell office:value-type="float" office:value="-0.433179908081598" calcext:value-type="float">
            <text:p>-0.433179908081598</text:p>
          </table:table-cell>
          <table:table-cell office:value-type="float" office:value="-0.432101197793376" calcext:value-type="float">
            <text:p>-0.432101197793376</text:p>
          </table:table-cell>
          <table:table-cell office:value-type="float" office:value="-0.43293549727739" calcext:value-type="float">
            <text:p>-0.43293549727739</text:p>
          </table:table-cell>
          <table:table-cell office:value-type="float" office:value="-0.432679399606394" calcext:value-type="float">
            <text:p>-0.432679399606394</text:p>
          </table:table-cell>
          <table:table-cell office:value-type="float" office:value="-0.432767987441672" calcext:value-type="float">
            <text:p>-0.432767987441672</text:p>
          </table:table-cell>
          <table:table-cell office:value-type="float" office:value="-0.43316822166253" calcext:value-type="float">
            <text:p>-0.43316822166253</text:p>
          </table:table-cell>
          <table:table-cell office:value-type="float" office:value="-0.432472328820579" calcext:value-type="float">
            <text:p>-0.432472328820579</text:p>
          </table:table-cell>
          <table:table-cell office:value-type="float" office:value="-0.432696191983039" calcext:value-type="float">
            <text:p>-0.432696191983039</text:p>
          </table:table-cell>
          <table:table-cell office:value-type="float" office:value="-0.433562404219719" calcext:value-type="float">
            <text:p>-0.433562404219719</text:p>
          </table:table-cell>
          <table:table-cell office:value-type="float" office:value="-0.433801659358984" calcext:value-type="float">
            <text:p>-0.433801659358984</text:p>
          </table:table-cell>
          <table:table-cell office:value-type="float" office:value="-0.433332025725467" calcext:value-type="float">
            <text:p>-0.433332025725467</text:p>
          </table:table-cell>
          <table:table-cell office:value-type="float" office:value="-0.433698393961" calcext:value-type="float">
            <text:p>-0.433698393961</text:p>
          </table:table-cell>
          <table:table-cell office:value-type="float" office:value="-0.432326594181473" calcext:value-type="float">
            <text:p>-0.432326594181473</text:p>
          </table:table-cell>
          <table:table-cell office:value-type="float" office:value="-0.432905870566703" calcext:value-type="float">
            <text:p>-0.432905870566703</text:p>
          </table:table-cell>
          <table:table-cell office:value-type="float" office:value="-0.433495028445649" calcext:value-type="float">
            <text:p>-0.433495028445649</text:p>
          </table:table-cell>
          <table:table-cell office:value-type="float" office:value="-0.432917690982417" calcext:value-type="float">
            <text:p>-0.432917690982417</text:p>
          </table:table-cell>
          <table:table-cell office:value-type="float" office:value="-0.431278517433307" calcext:value-type="float">
            <text:p>-0.431278517433307</text:p>
          </table:table-cell>
          <table:table-cell office:value-type="float" office:value="-0.431755874961674" calcext:value-type="float">
            <text:p>-0.431755874961674</text:p>
          </table:table-cell>
          <table:table-cell office:value-type="float" office:value="-0.433491529837391" calcext:value-type="float">
            <text:p>-0.433491529837391</text:p>
          </table:table-cell>
          <table:table-cell office:value-type="float" office:value="-0.432028557059124" calcext:value-type="float">
            <text:p>-0.432028557059124</text:p>
          </table:table-cell>
          <table:table-cell office:value-type="float" office:value="-0.432635757736447" calcext:value-type="float">
            <text:p>-0.432635757736447</text:p>
          </table:table-cell>
          <table:table-cell office:value-type="float" office:value="-0.433246785667841" calcext:value-type="float">
            <text:p>-0.433246785667841</text:p>
          </table:table-cell>
          <table:table-cell office:value-type="float" office:value="-0.432731194240558" calcext:value-type="float">
            <text:p>-0.432731194240558</text:p>
          </table:table-cell>
          <table:table-cell office:value-type="float" office:value="-0.433323771587496" calcext:value-type="float">
            <text:p>-0.433323771587496</text:p>
          </table:table-cell>
          <table:table-cell office:value-type="float" office:value="-0.433808009238992" calcext:value-type="float">
            <text:p>-0.433808009238992</text:p>
          </table:table-cell>
          <table:table-cell office:value-type="float" office:value="-0.432736220097273" calcext:value-type="float">
            <text:p>-0.432736220097273</text:p>
          </table:table-cell>
          <table:table-cell office:value-type="float" office:value="-0.433001159957783" calcext:value-type="float">
            <text:p>-0.433001159957783</text:p>
          </table:table-cell>
          <table:table-cell office:value-type="float" office:value="-0.432817379901334" calcext:value-type="float">
            <text:p>-0.432817379901334</text:p>
          </table:table-cell>
          <table:table-cell office:value-type="float" office:value="-0.433112145107559" calcext:value-type="float">
            <text:p>-0.433112145107559</text:p>
          </table:table-cell>
          <table:table-cell office:value-type="float" office:value="-0.431463836647373" calcext:value-type="float">
            <text:p>-0.431463836647373</text:p>
          </table:table-cell>
          <table:table-cell office:value-type="float" office:value="-0.431656667549746" calcext:value-type="float">
            <text:p>-0.431656667549746</text:p>
          </table:table-cell>
          <table:table-cell office:value-type="float" office:value="-0.432720786495851" calcext:value-type="float">
            <text:p>-0.432720786495851</text:p>
          </table:table-cell>
          <table:table-cell office:value-type="float" office:value="-0.431934401131034" calcext:value-type="float">
            <text:p>-0.431934401131034</text:p>
          </table:table-cell>
          <table:table-cell office:value-type="float" office:value="-0.431901223003686" calcext:value-type="float">
            <text:p>-0.431901223003686</text:p>
          </table:table-cell>
          <table:table-cell office:value-type="float" office:value="-0.431150227717948" calcext:value-type="float">
            <text:p>-0.431150227717948</text:p>
          </table:table-cell>
          <table:table-cell office:value-type="float" office:value="-0.432000082667624" calcext:value-type="float">
            <text:p>-0.432000082667624</text:p>
          </table:table-cell>
          <table:table-cell office:value-type="float" office:value="-0.4330013230153" calcext:value-type="float">
            <text:p>-0.4330013230153</text:p>
          </table:table-cell>
          <table:table-cell office:value-type="float" office:value="-0.432308609992038" calcext:value-type="float">
            <text:p>-0.432308609992038</text:p>
          </table:table-cell>
          <table:table-cell office:value-type="float" office:value="-0.432448657320385" calcext:value-type="float">
            <text:p>-0.432448657320385</text:p>
          </table:table-cell>
          <table:table-cell office:value-type="float" office:value="-0.43416035960816" calcext:value-type="float">
            <text:p>-0.43416035960816</text:p>
          </table:table-cell>
          <table:table-cell office:value-type="float" office:value="-0.43978914148429" calcext:value-type="float">
            <text:p>-0.43978914148429</text:p>
          </table:table-cell>
          <table:table-cell office:value-type="float" office:value="-0.437748552061545" calcext:value-type="float">
            <text:p>-0.437748552061545</text:p>
          </table:table-cell>
          <table:table-cell office:value-type="float" office:value="-0.442724001250403" calcext:value-type="float">
            <text:p>-0.442724001250403</text:p>
          </table:table-cell>
          <table:table-cell office:value-type="float" office:value="-0.437299682250253" calcext:value-type="float">
            <text:p>-0.437299682250253</text:p>
          </table:table-cell>
          <table:table-cell office:value-type="float" office:value="-0.439480025911341" calcext:value-type="float">
            <text:p>-0.439480025911341</text:p>
          </table:table-cell>
          <table:table-cell office:value-type="float" office:value="-0.433665883563019" calcext:value-type="float">
            <text:p>-0.433665883563019</text:p>
          </table:table-cell>
          <table:table-cell office:value-type="float" office:value="-0.436021681006942" calcext:value-type="float">
            <text:p>-0.436021681006942</text:p>
          </table:table-cell>
          <table:table-cell office:value-type="float" office:value="-0.446000003648269" calcext:value-type="float">
            <text:p>-0.446000003648269</text:p>
          </table:table-cell>
          <table:table-cell office:value-type="float" office:value="-0.432306739334215" calcext:value-type="float">
            <text:p>-0.432306739334215</text:p>
          </table:table-cell>
          <table:table-cell office:value-type="float" office:value="-0.422282057927481" calcext:value-type="float">
            <text:p>-0.422282057927481</text:p>
          </table:table-cell>
          <table:table-cell office:value-type="float" office:value="-0.423524699237116" calcext:value-type="float">
            <text:p>-0.423524699237116</text:p>
          </table:table-cell>
          <table:table-cell office:value-type="float" office:value="-0.418320454679088" calcext:value-type="float">
            <text:p>-0.418320454679088</text:p>
          </table:table-cell>
          <table:table-cell office:value-type="float" office:value="-0.426916374699932" calcext:value-type="float">
            <text:p>-0.426916374699932</text:p>
          </table:table-cell>
          <table:table-cell office:value-type="float" office:value="-0.419866550935843" calcext:value-type="float">
            <text:p>-0.419866550935843</text:p>
          </table:table-cell>
          <table:table-cell office:value-type="float" office:value="-0.41527798018698" calcext:value-type="float">
            <text:p>-0.41527798018698</text:p>
          </table:table-cell>
          <table:table-cell office:value-type="float" office:value="-0.410524856642015" calcext:value-type="float">
            <text:p>-0.410524856642015</text:p>
          </table:table-cell>
          <table:table-cell office:value-type="float" office:value="-0.416289985146273" calcext:value-type="float">
            <text:p>-0.416289985146273</text:p>
          </table:table-cell>
          <table:table-cell office:value-type="float" office:value="-0.410231562857238" calcext:value-type="float">
            <text:p>-0.410231562857238</text:p>
          </table:table-cell>
          <table:table-cell office:value-type="float" office:value="-0.402402021803167" calcext:value-type="float">
            <text:p>-0.402402021803167</text:p>
          </table:table-cell>
          <table:table-cell office:value-type="float" office:value="-0.40692038435086" calcext:value-type="float">
            <text:p>-0.40692038435086</text:p>
          </table:table-cell>
          <table:table-cell office:value-type="float" office:value="-0.399490976044926" calcext:value-type="float">
            <text:p>-0.399490976044926</text:p>
          </table:table-cell>
          <table:table-cell office:value-type="float" office:value="-0.401976241753697" calcext:value-type="float">
            <text:p>-0.401976241753697</text:p>
          </table:table-cell>
          <table:table-cell office:value-type="float" office:value="-0.388596679935786" calcext:value-type="float">
            <text:p>-0.388596679935786</text:p>
          </table:table-cell>
          <table:table-cell office:value-type="float" office:value="-0.401521394506871" calcext:value-type="float">
            <text:p>-0.401521394506871</text:p>
          </table:table-cell>
          <table:table-cell office:value-type="float" office:value="-0.393334741053232" calcext:value-type="float">
            <text:p>-0.393334741053232</text:p>
          </table:table-cell>
          <table:table-cell office:value-type="float" office:value="-0.387171537049397" calcext:value-type="float">
            <text:p>-0.387171537049397</text:p>
          </table:table-cell>
          <table:table-cell office:value-type="float" office:value="-0.382102688971975" calcext:value-type="float">
            <text:p>-0.382102688971975</text:p>
          </table:table-cell>
          <table:table-cell office:value-type="float" office:value="-0.38627798928086" calcext:value-type="float">
            <text:p>-0.38627798928086</text:p>
          </table:table-cell>
          <table:table-cell office:value-type="float" office:value="-0.369919039672794" calcext:value-type="float">
            <text:p>-0.369919039672794</text:p>
          </table:table-cell>
          <table:table-cell office:value-type="float" office:value="-0.382717060482996" calcext:value-type="float">
            <text:p>-0.382717060482996</text:p>
          </table:table-cell>
          <table:table-cell office:value-type="float" office:value="-0.372760901327424" calcext:value-type="float">
            <text:p>-0.372760901327424</text:p>
          </table:table-cell>
          <table:table-cell office:value-type="float" office:value="-0.364651534575189" calcext:value-type="float">
            <text:p>-0.364651534575189</text:p>
          </table:table-cell>
          <table:table-cell office:value-type="float" office:value="-0.371584269416107" calcext:value-type="float">
            <text:p>-0.371584269416107</text:p>
          </table:table-cell>
          <table:table-cell office:value-type="float" office:value="-0.364270306312702" calcext:value-type="float">
            <text:p>-0.364270306312702</text:p>
          </table:table-cell>
          <table:table-cell office:value-type="float" office:value="-0.359902031491751" calcext:value-type="float">
            <text:p>-0.359902031491751</text:p>
          </table:table-cell>
          <table:table-cell office:value-type="float" office:value="-0.352009424034444" calcext:value-type="float">
            <text:p>-0.352009424034444</text:p>
          </table:table-cell>
          <table:table-cell office:value-type="float" office:value="-0.355566350792464" calcext:value-type="float">
            <text:p>-0.355566350792464</text:p>
          </table:table-cell>
          <table:table-cell office:value-type="float" office:value="-0.34341822452282" calcext:value-type="float">
            <text:p>-0.34341822452282</text:p>
          </table:table-cell>
          <table:table-cell office:value-type="float" office:value="-0.352281162491037" calcext:value-type="float">
            <text:p>-0.352281162491037</text:p>
          </table:table-cell>
          <table:table-cell office:value-type="float" office:value="-0.345849875957076" calcext:value-type="float">
            <text:p>-0.345849875957076</text:p>
          </table:table-cell>
          <table:table-cell office:value-type="float" office:value="-0.347531011635689" calcext:value-type="float">
            <text:p>-0.347531011635689</text:p>
          </table:table-cell>
          <table:table-cell office:value-type="float" office:value="-0.353102379986897" calcext:value-type="float">
            <text:p>-0.353102379986897</text:p>
          </table:table-cell>
          <table:table-cell office:value-type="float" office:value="-0.364004761251144" calcext:value-type="float">
            <text:p>-0.364004761251144</text:p>
          </table:table-cell>
          <table:table-cell office:value-type="float" office:value="-0.356613202963903" calcext:value-type="float">
            <text:p>-0.356613202963903</text:p>
          </table:table-cell>
          <table:table-cell office:value-type="float" office:value="-0.367315922547392" calcext:value-type="float">
            <text:p>-0.367315922547392</text:p>
          </table:table-cell>
          <table:table-cell office:value-type="float" office:value="-0.364696463639274" calcext:value-type="float">
            <text:p>-0.364696463639274</text:p>
          </table:table-cell>
          <table:table-cell office:value-type="float" office:value="-0.357754989788259" calcext:value-type="float">
            <text:p>-0.357754989788259</text:p>
          </table:table-cell>
          <table:table-cell office:value-type="float" office:value="-0.362420505581583" calcext:value-type="float">
            <text:p>-0.362420505581583</text:p>
          </table:table-cell>
          <table:table-cell office:value-type="float" office:value="-0.357837656389879" calcext:value-type="float">
            <text:p>-0.357837656389879</text:p>
          </table:table-cell>
          <table:table-cell office:value-type="float" office:value="-0.366266690252974" calcext:value-type="float">
            <text:p>-0.366266690252974</text:p>
          </table:table-cell>
          <table:table-cell office:value-type="float" office:value="-0.366677005963486" calcext:value-type="float">
            <text:p>-0.366677005963486</text:p>
          </table:table-cell>
          <table:table-cell office:value-type="float" office:value="-0.3742201005016" calcext:value-type="float">
            <text:p>-0.3742201005016</text:p>
          </table:table-cell>
          <table:table-cell office:value-type="float" office:value="-0.366061517754376" calcext:value-type="float">
            <text:p>-0.366061517754376</text:p>
          </table:table-cell>
          <table:table-cell office:value-type="float" office:value="-0.372910198038461" calcext:value-type="float">
            <text:p>-0.372910198038461</text:p>
          </table:table-cell>
          <table:table-cell office:value-type="float" office:value="-0.371109949358064" calcext:value-type="float">
            <text:p>-0.371109949358064</text:p>
          </table:table-cell>
          <table:table-cell office:value-type="float" office:value="-0.365725595159312" calcext:value-type="float">
            <text:p>-0.365725595159312</text:p>
          </table:table-cell>
          <table:table-cell office:value-type="float" office:value="-0.359830639190312" calcext:value-type="float">
            <text:p>-0.359830639190312</text:p>
          </table:table-cell>
          <table:table-cell office:value-type="float" office:value="-0.365551977138918" calcext:value-type="float">
            <text:p>-0.365551977138918</text:p>
          </table:table-cell>
          <table:table-cell office:value-type="float" office:value="-0.360010349342274" calcext:value-type="float">
            <text:p>-0.360010349342274</text:p>
          </table:table-cell>
          <table:table-cell office:value-type="float" office:value="-0.360140534823602" calcext:value-type="float">
            <text:p>-0.360140534823602</text:p>
          </table:table-cell>
          <table:table-cell office:value-type="float" office:value="-0.357785838902654" calcext:value-type="float">
            <text:p>-0.357785838902654</text:p>
          </table:table-cell>
          <table:table-cell office:value-type="float" office:value="-0.369914949573922" calcext:value-type="float">
            <text:p>-0.369914949573922</text:p>
          </table:table-cell>
          <table:table-cell office:value-type="float" office:value="-0.376027367833214" calcext:value-type="float">
            <text:p>-0.376027367833214</text:p>
          </table:table-cell>
          <table:table-cell office:value-type="float" office:value="-0.366351098434436" calcext:value-type="float">
            <text:p>-0.366351098434436</text:p>
          </table:table-cell>
          <table:table-cell office:value-type="float" office:value="-0.361921462416358" calcext:value-type="float">
            <text:p>-0.361921462416358</text:p>
          </table:table-cell>
          <table:table-cell office:value-type="float" office:value="-0.358690024927652" calcext:value-type="float">
            <text:p>-0.358690024927652</text:p>
          </table:table-cell>
          <table:table-cell office:value-type="float" office:value="-0.364651146590051" calcext:value-type="float">
            <text:p>-0.364651146590051</text:p>
          </table:table-cell>
          <table:table-cell office:value-type="float" office:value="-0.366712875316418" calcext:value-type="float">
            <text:p>-0.366712875316418</text:p>
          </table:table-cell>
          <table:table-cell office:value-type="float" office:value="-0.35439679157358" calcext:value-type="float">
            <text:p>-0.35439679157358</text:p>
          </table:table-cell>
          <table:table-cell office:value-type="float" office:value="-0.353200184788633" calcext:value-type="float">
            <text:p>-0.353200184788633</text:p>
          </table:table-cell>
          <table:table-cell office:value-type="float" office:value="-0.357408858252857" calcext:value-type="float">
            <text:p>-0.357408858252857</text:p>
          </table:table-cell>
          <table:table-cell office:value-type="float" office:value="-0.353482830160648" calcext:value-type="float">
            <text:p>-0.353482830160648</text:p>
          </table:table-cell>
          <table:table-cell office:value-type="float" office:value="-0.359341459960839" calcext:value-type="float">
            <text:p>-0.359341459960839</text:p>
          </table:table-cell>
          <table:table-cell office:value-type="float" office:value="-0.371252262557602" calcext:value-type="float">
            <text:p>-0.371252262557602</text:p>
          </table:table-cell>
          <table:table-cell office:value-type="float" office:value="-0.3577122650065" calcext:value-type="float">
            <text:p>-0.3577122650065</text:p>
          </table:table-cell>
          <table:table-cell office:value-type="float" office:value="-0.357221516776203" calcext:value-type="float">
            <text:p>-0.357221516776203</text:p>
          </table:table-cell>
          <table:table-cell office:value-type="float" office:value="-0.341299190801477" calcext:value-type="float">
            <text:p>-0.341299190801477</text:p>
          </table:table-cell>
          <table:table-cell office:value-type="float" office:value="-0.341932763361482" calcext:value-type="float">
            <text:p>-0.341932763361482</text:p>
          </table:table-cell>
          <table:table-cell office:value-type="float" office:value="-0.348003204322022" calcext:value-type="float">
            <text:p>-0.348003204322022</text:p>
          </table:table-cell>
          <table:table-cell office:value-type="float" office:value="-0.35084853920986" calcext:value-type="float">
            <text:p>-0.35084853920986</text:p>
          </table:table-cell>
          <table:table-cell office:value-type="float" office:value="-0.350323058960106" calcext:value-type="float">
            <text:p>-0.350323058960106</text:p>
          </table:table-cell>
          <table:table-cell office:value-type="float" office:value="-0.34809200458232" calcext:value-type="float">
            <text:p>-0.34809200458232</text:p>
          </table:table-cell>
          <table:table-cell office:value-type="float" office:value="-0.340226032832356" calcext:value-type="float">
            <text:p>-0.340226032832356</text:p>
          </table:table-cell>
          <table:table-cell office:value-type="float" office:value="-0.338936812020073" calcext:value-type="float">
            <text:p>-0.338936812020073</text:p>
          </table:table-cell>
          <table:table-cell office:value-type="float" office:value="-0.331998240190641" calcext:value-type="float">
            <text:p>-0.331998240190641</text:p>
          </table:table-cell>
          <table:table-cell office:value-type="float" office:value="-0.330141767273132" calcext:value-type="float">
            <text:p>-0.330141767273132</text:p>
          </table:table-cell>
          <table:table-cell office:value-type="float" office:value="-0.335737333617989" calcext:value-type="float">
            <text:p>-0.335737333617989</text:p>
          </table:table-cell>
          <table:table-cell office:value-type="float" office:value="-0.294019728936204" calcext:value-type="float">
            <text:p>-0.294019728936204</text:p>
          </table:table-cell>
          <table:table-cell office:value-type="float" office:value="-0.288726355454172" calcext:value-type="float">
            <text:p>-0.288726355454172</text:p>
          </table:table-cell>
          <table:table-cell office:value-type="float" office:value="-0.283614194414758" calcext:value-type="float">
            <text:p>-0.283614194414758</text:p>
          </table:table-cell>
          <table:table-cell office:value-type="float" office:value="-0.289141525060903" calcext:value-type="float">
            <text:p>-0.289141525060903</text:p>
          </table:table-cell>
          <table:table-cell office:value-type="float" office:value="-0.271494870671064" calcext:value-type="float">
            <text:p>-0.271494870671064</text:p>
          </table:table-cell>
          <table:table-cell office:value-type="float" office:value="-0.278428430356799" calcext:value-type="float">
            <text:p>-0.278428430356799</text:p>
          </table:table-cell>
          <table:table-cell office:value-type="float" office:value="-0.267241377563692" calcext:value-type="float">
            <text:p>-0.267241377563692</text:p>
          </table:table-cell>
          <table:table-cell office:value-type="float" office:value="-0.26805813502593" calcext:value-type="float">
            <text:p>-0.26805813502593</text:p>
          </table:table-cell>
          <table:table-cell office:value-type="float" office:value="-0.274602137801077" calcext:value-type="float">
            <text:p>-0.274602137801077</text:p>
          </table:table-cell>
          <table:table-cell office:value-type="float" office:value="-0.266209640813908" calcext:value-type="float">
            <text:p>-0.266209640813908</text:p>
          </table:table-cell>
          <table:table-cell office:value-type="float" office:value="-0.26930070272825" calcext:value-type="float">
            <text:p>-0.26930070272825</text:p>
          </table:table-cell>
          <table:table-cell office:value-type="float" office:value="-0.272611073845298" calcext:value-type="float">
            <text:p>-0.272611073845298</text:p>
          </table:table-cell>
          <table:table-cell office:value-type="float" office:value="-0.266034082297831" calcext:value-type="float">
            <text:p>-0.266034082297831</text:p>
          </table:table-cell>
          <table:table-cell office:value-type="float" office:value="-0.262024826518652" calcext:value-type="float">
            <text:p>-0.262024826518652</text:p>
          </table:table-cell>
          <table:table-cell office:value-type="float" office:value="-0.255168165398229" calcext:value-type="float">
            <text:p>-0.255168165398229</text:p>
          </table:table-cell>
          <table:table-cell office:value-type="float" office:value="-0.253824034926384" calcext:value-type="float">
            <text:p>-0.253824034926384</text:p>
          </table:table-cell>
          <table:table-cell office:value-type="float" office:value="-0.25114616151256" calcext:value-type="float">
            <text:p>-0.25114616151256</text:p>
          </table:table-cell>
          <table:table-cell office:value-type="float" office:value="-0.254238798013905" calcext:value-type="float">
            <text:p>-0.254238798013905</text:p>
          </table:table-cell>
          <table:table-cell office:value-type="float" office:value="-0.250118680444354" calcext:value-type="float">
            <text:p>-0.250118680444354</text:p>
          </table:table-cell>
          <table:table-cell office:value-type="float" office:value="-0.261353892555003" calcext:value-type="float">
            <text:p>-0.261353892555003</text:p>
          </table:table-cell>
          <table:table-cell office:value-type="float" office:value="-0.249224568132769" calcext:value-type="float">
            <text:p>-0.249224568132769</text:p>
          </table:table-cell>
          <table:table-cell office:value-type="float" office:value="-0.248647646870495" calcext:value-type="float">
            <text:p>-0.248647646870495</text:p>
          </table:table-cell>
          <table:table-cell office:value-type="float" office:value="-0.2481477814998" calcext:value-type="float">
            <text:p>-0.2481477814998</text:p>
          </table:table-cell>
          <table:table-cell office:value-type="float" office:value="-0.246678324463529" calcext:value-type="float">
            <text:p>-0.246678324463529</text:p>
          </table:table-cell>
          <table:table-cell office:value-type="float" office:value="-0.255379425431865" calcext:value-type="float">
            <text:p>-0.255379425431865</text:p>
          </table:table-cell>
          <table:table-cell office:value-type="float" office:value="-0.249348560030818" calcext:value-type="float">
            <text:p>-0.249348560030818</text:p>
          </table:table-cell>
          <table:table-cell office:value-type="float" office:value="-0.24464093144681" calcext:value-type="float">
            <text:p>-0.24464093144681</text:p>
          </table:table-cell>
          <table:table-cell office:value-type="float" office:value="-0.24810737382504" calcext:value-type="float">
            <text:p>-0.24810737382504</text:p>
          </table:table-cell>
          <table:table-cell office:value-type="float" office:value="-0.257005950626683" calcext:value-type="float">
            <text:p>-0.257005950626683</text:p>
          </table:table-cell>
          <table:table-cell office:value-type="float" office:value="-0.250242728337603" calcext:value-type="float">
            <text:p>-0.250242728337603</text:p>
          </table:table-cell>
          <table:table-cell office:value-type="float" office:value="-0.247899972919348" calcext:value-type="float">
            <text:p>-0.247899972919348</text:p>
          </table:table-cell>
          <table:table-cell office:value-type="float" office:value="-0.256333366429877" calcext:value-type="float">
            <text:p>-0.256333366429877</text:p>
          </table:table-cell>
          <table:table-cell office:value-type="float" office:value="-0.255453705584582" calcext:value-type="float">
            <text:p>-0.255453705584582</text:p>
          </table:table-cell>
          <table:table-cell office:value-type="float" office:value="-0.264450271660192" calcext:value-type="float">
            <text:p>-0.264450271660192</text:p>
          </table:table-cell>
          <table:table-cell office:value-type="float" office:value="-0.256165016342936" calcext:value-type="float">
            <text:p>-0.256165016342936</text:p>
          </table:table-cell>
          <table:table-cell office:value-type="float" office:value="-0.260371441259298" calcext:value-type="float">
            <text:p>-0.260371441259298</text:p>
          </table:table-cell>
          <table:table-cell office:value-type="float" office:value="-0.25865813554179" calcext:value-type="float">
            <text:p>-0.25865813554179</text:p>
          </table:table-cell>
          <table:table-cell office:value-type="float" office:value="-0.259498688240327" calcext:value-type="float">
            <text:p>-0.259498688240327</text:p>
          </table:table-cell>
          <table:table-cell office:value-type="float" office:value="-0.271295892882985" calcext:value-type="float">
            <text:p>-0.271295892882985</text:p>
          </table:table-cell>
          <table:table-cell office:value-type="float" office:value="-0.26432656599103" calcext:value-type="float">
            <text:p>-0.26432656599103</text:p>
          </table:table-cell>
          <table:table-cell office:value-type="float" office:value="-0.265896505197669" calcext:value-type="float">
            <text:p>-0.265896505197669</text:p>
          </table:table-cell>
          <table:table-cell office:value-type="float" office:value="-0.271729994793941" calcext:value-type="float">
            <text:p>-0.271729994793941</text:p>
          </table:table-cell>
          <table:table-cell office:value-type="float" office:value="-0.260027938258319" calcext:value-type="float">
            <text:p>-0.260027938258319</text:p>
          </table:table-cell>
          <table:table-cell office:value-type="float" office:value="-0.260156227525741" calcext:value-type="float">
            <text:p>-0.260156227525741</text:p>
          </table:table-cell>
          <table:table-cell office:value-type="float" office:value="-0.274962243261956" calcext:value-type="float">
            <text:p>-0.274962243261956</text:p>
          </table:table-cell>
          <table:table-cell office:value-type="float" office:value="-0.279908679873793" calcext:value-type="float">
            <text:p>-0.279908679873793</text:p>
          </table:table-cell>
          <table:table-cell office:value-type="float" office:value="-0.276384401003608" calcext:value-type="float">
            <text:p>-0.276384401003608</text:p>
          </table:table-cell>
          <table:table-cell office:value-type="float" office:value="-0.294844732786273" calcext:value-type="float">
            <text:p>-0.294844732786273</text:p>
          </table:table-cell>
          <table:table-cell office:value-type="float" office:value="-0.271109724612892" calcext:value-type="float">
            <text:p>-0.271109724612892</text:p>
          </table:table-cell>
          <table:table-cell office:value-type="float" office:value="-0.289573138437516" calcext:value-type="float">
            <text:p>-0.289573138437516</text:p>
          </table:table-cell>
          <table:table-cell office:value-type="float" office:value="-0.297503547080775" calcext:value-type="float">
            <text:p>-0.297503547080775</text:p>
          </table:table-cell>
          <table:table-cell office:value-type="float" office:value="-0.304855767428447" calcext:value-type="float">
            <text:p>-0.304855767428447</text:p>
          </table:table-cell>
          <table:table-cell office:value-type="float" office:value="-0.295518142390597" calcext:value-type="float">
            <text:p>-0.295518142390597</text:p>
          </table:table-cell>
          <table:table-cell office:value-type="float" office:value="-0.284903110130268" calcext:value-type="float">
            <text:p>-0.284903110130268</text:p>
          </table:table-cell>
          <table:table-cell office:value-type="float" office:value="-0.294197592074282" calcext:value-type="float">
            <text:p>-0.294197592074282</text:p>
          </table:table-cell>
          <table:table-cell office:value-type="float" office:value="-0.302656097482606" calcext:value-type="float">
            <text:p>-0.302656097482606</text:p>
          </table:table-cell>
          <table:table-cell office:value-type="float" office:value="-0.289680352250242" calcext:value-type="float">
            <text:p>-0.289680352250242</text:p>
          </table:table-cell>
          <table:table-cell office:value-type="float" office:value="-0.290782738791458" calcext:value-type="float">
            <text:p>-0.290782738791458</text:p>
          </table:table-cell>
          <table:table-cell office:value-type="float" office:value="-0.300508023283824" calcext:value-type="float">
            <text:p>-0.300508023283824</text:p>
          </table:table-cell>
          <table:table-cell office:value-type="float" office:value="-0.281203031385068" calcext:value-type="float">
            <text:p>-0.281203031385068</text:p>
          </table:table-cell>
          <table:table-cell office:value-type="float" office:value="-0.282358652674163" calcext:value-type="float">
            <text:p>-0.282358652674163</text:p>
          </table:table-cell>
          <table:table-cell office:value-type="float" office:value="-0.308820696631247" calcext:value-type="float">
            <text:p>-0.308820696631247</text:p>
          </table:table-cell>
          <table:table-cell office:value-type="float" office:value="-0.302036092888145" calcext:value-type="float">
            <text:p>-0.302036092888145</text:p>
          </table:table-cell>
          <table:table-cell office:value-type="float" office:value="-0.316305461752812" calcext:value-type="float">
            <text:p>-0.316305461752812</text:p>
          </table:table-cell>
          <table:table-cell office:value-type="float" office:value="-0.299163391910548" calcext:value-type="float">
            <text:p>-0.299163391910548</text:p>
          </table:table-cell>
          <table:table-cell office:value-type="float" office:value="-0.288847058021946" calcext:value-type="float">
            <text:p>-0.288847058021946</text:p>
          </table:table-cell>
          <table:table-cell office:value-type="float" office:value="-0.29367251336403" calcext:value-type="float">
            <text:p>-0.29367251336403</text:p>
          </table:table-cell>
          <table:table-cell office:value-type="float" office:value="-0.287427785008388" calcext:value-type="float">
            <text:p>-0.287427785008388</text:p>
          </table:table-cell>
          <table:table-cell office:value-type="float" office:value="-0.28036511465064" calcext:value-type="float">
            <text:p>-0.28036511465064</text:p>
          </table:table-cell>
          <table:table-cell office:value-type="float" office:value="-0.276829768214326" calcext:value-type="float">
            <text:p>-0.276829768214326</text:p>
          </table:table-cell>
          <table:table-cell office:value-type="float" office:value="-0.280107439070682" calcext:value-type="float">
            <text:p>-0.280107439070682</text:p>
          </table:table-cell>
          <table:table-cell office:value-type="float" office:value="-0.298153555293272" calcext:value-type="float">
            <text:p>-0.298153555293272</text:p>
          </table:table-cell>
          <table:table-cell office:value-type="float" office:value="-0.289673911836588" calcext:value-type="float">
            <text:p>-0.289673911836588</text:p>
          </table:table-cell>
          <table:table-cell office:value-type="float" office:value="-0.298228343086325" calcext:value-type="float">
            <text:p>-0.298228343086325</text:p>
          </table:table-cell>
          <table:table-cell office:value-type="float" office:value="-0.289122954646086" calcext:value-type="float">
            <text:p>-0.289122954646086</text:p>
          </table:table-cell>
          <table:table-cell office:value-type="float" office:value="-0.283559646704065" calcext:value-type="float">
            <text:p>-0.283559646704065</text:p>
          </table:table-cell>
          <table:table-cell office:value-type="float" office:value="-0.294336379640374" calcext:value-type="float">
            <text:p>-0.294336379640374</text:p>
          </table:table-cell>
          <table:table-cell office:value-type="float" office:value="-0.278537322265263" calcext:value-type="float">
            <text:p>-0.278537322265263</text:p>
          </table:table-cell>
          <table:table-cell office:value-type="float" office:value="-0.277442619507323" calcext:value-type="float">
            <text:p>-0.277442619507323</text:p>
          </table:table-cell>
          <table:table-cell office:value-type="float" office:value="-0.277013805068401" calcext:value-type="float">
            <text:p>-0.277013805068401</text:p>
          </table:table-cell>
          <table:table-cell office:value-type="float" office:value="-0.276404887232556" calcext:value-type="float">
            <text:p>-0.276404887232556</text:p>
          </table:table-cell>
          <table:table-cell office:value-type="float" office:value="-0.280474038584551" calcext:value-type="float">
            <text:p>-0.280474038584551</text:p>
          </table:table-cell>
          <table:table-cell office:value-type="float" office:value="-0.284369230243221" calcext:value-type="float">
            <text:p>-0.284369230243221</text:p>
          </table:table-cell>
          <table:table-cell office:value-type="float" office:value="-0.284396417145561" calcext:value-type="float">
            <text:p>-0.284396417145561</text:p>
          </table:table-cell>
          <table:table-cell office:value-type="float" office:value="-0.286963980437095" calcext:value-type="float">
            <text:p>-0.286963980437095</text:p>
          </table:table-cell>
          <table:table-cell office:value-type="float" office:value="-0.284788914487393" calcext:value-type="float">
            <text:p>-0.284788914487393</text:p>
          </table:table-cell>
          <table:table-cell office:value-type="float" office:value="-0.29028338195021" calcext:value-type="float">
            <text:p>-0.29028338195021</text:p>
          </table:table-cell>
          <table:table-cell office:value-type="float" office:value="-0.28908111806314" calcext:value-type="float">
            <text:p>-0.28908111806314</text:p>
          </table:table-cell>
          <table:table-cell office:value-type="float" office:value="-0.286454718478672" calcext:value-type="float">
            <text:p>-0.286454718478672</text:p>
          </table:table-cell>
          <table:table-cell office:value-type="float" office:value="-0.286470301331301" calcext:value-type="float">
            <text:p>-0.286470301331301</text:p>
          </table:table-cell>
          <table:table-cell office:value-type="float" office:value="-0.284607596875775" calcext:value-type="float">
            <text:p>-0.284607596875775</text:p>
          </table:table-cell>
          <table:table-cell office:value-type="float" office:value="-0.289116739661507" calcext:value-type="float">
            <text:p>-0.289116739661507</text:p>
          </table:table-cell>
          <table:table-cell office:value-type="float" office:value="-0.292914207694055" calcext:value-type="float">
            <text:p>-0.292914207694055</text:p>
          </table:table-cell>
          <table:table-cell office:value-type="float" office:value="-0.291936637943173" calcext:value-type="float">
            <text:p>-0.291936637943173</text:p>
          </table:table-cell>
          <table:table-cell office:value-type="float" office:value="-0.286732748208107" calcext:value-type="float">
            <text:p>-0.286732748208107</text:p>
          </table:table-cell>
          <table:table-cell office:value-type="float" office:value="-0.288234462168668" calcext:value-type="float">
            <text:p>-0.288234462168668</text:p>
          </table:table-cell>
          <table:table-cell office:value-type="float" office:value="-0.297371161018936" calcext:value-type="float">
            <text:p>-0.297371161018936</text:p>
          </table:table-cell>
          <table:table-cell office:value-type="float" office:value="-0.296289813594966" calcext:value-type="float">
            <text:p>-0.296289813594966</text:p>
          </table:table-cell>
          <table:table-cell office:value-type="float" office:value="-0.297244360931196" calcext:value-type="float">
            <text:p>-0.297244360931196</text:p>
          </table:table-cell>
          <table:table-cell office:value-type="float" office:value="-0.298067727047585" calcext:value-type="float">
            <text:p>-0.298067727047585</text:p>
          </table:table-cell>
          <table:table-cell office:value-type="float" office:value="-0.299225251387861" calcext:value-type="float">
            <text:p>-0.299225251387861</text:p>
          </table:table-cell>
          <table:table-cell office:value-type="float" office:value="-0.309564102068441" calcext:value-type="float">
            <text:p>-0.309564102068441</text:p>
          </table:table-cell>
          <table:table-cell office:value-type="float" office:value="-0.307099505926941" calcext:value-type="float">
            <text:p>-0.307099505926941</text:p>
          </table:table-cell>
          <table:table-cell office:value-type="float" office:value="-0.313464274256159" calcext:value-type="float">
            <text:p>-0.313464274256159</text:p>
          </table:table-cell>
          <table:table-cell office:value-type="float" office:value="-0.296714736997807" calcext:value-type="float">
            <text:p>-0.296714736997807</text:p>
          </table:table-cell>
          <table:table-cell office:value-type="float" office:value="-0.296754575100621" calcext:value-type="float">
            <text:p>-0.296754575100621</text:p>
          </table:table-cell>
          <table:table-cell office:value-type="float" office:value="-0.300243981590578" calcext:value-type="float">
            <text:p>-0.300243981590578</text:p>
          </table:table-cell>
          <table:table-cell office:value-type="float" office:value="-0.306918436011697" calcext:value-type="float">
            <text:p>-0.306918436011697</text:p>
          </table:table-cell>
          <table:table-cell office:value-type="float" office:value="-0.301167751156058" calcext:value-type="float">
            <text:p>-0.301167751156058</text:p>
          </table:table-cell>
          <table:table-cell office:value-type="float" office:value="-0.300594182395799" calcext:value-type="float">
            <text:p>-0.300594182395799</text:p>
          </table:table-cell>
          <table:table-cell office:value-type="float" office:value="-0.303083143618711" calcext:value-type="float">
            <text:p>-0.303083143618711</text:p>
          </table:table-cell>
          <table:table-cell office:value-type="float" office:value="-0.298664926258387" calcext:value-type="float">
            <text:p>-0.298664926258387</text:p>
          </table:table-cell>
          <table:table-cell office:value-type="float" office:value="-0.310454965061344" calcext:value-type="float">
            <text:p>-0.310454965061344</text:p>
          </table:table-cell>
          <table:table-cell office:value-type="float" office:value="-0.310579080691438" calcext:value-type="float">
            <text:p>-0.310579080691438</text:p>
          </table:table-cell>
          <table:table-cell office:value-type="float" office:value="-0.3198630666918" calcext:value-type="float">
            <text:p>-0.3198630666918</text:p>
          </table:table-cell>
          <table:table-cell office:value-type="float" office:value="-0.302689983131989" calcext:value-type="float">
            <text:p>-0.302689983131989</text:p>
          </table:table-cell>
          <table:table-cell office:value-type="float" office:value="-0.295320047380195" calcext:value-type="float">
            <text:p>-0.295320047380195</text:p>
          </table:table-cell>
          <table:table-cell office:value-type="float" office:value="-0.294801328135366" calcext:value-type="float">
            <text:p>-0.294801328135366</text:p>
          </table:table-cell>
          <table:table-cell office:value-type="float" office:value="-0.29982989454616" calcext:value-type="float">
            <text:p>-0.29982989454616</text:p>
          </table:table-cell>
          <table:table-cell office:value-type="float" office:value="-0.302275962215901" calcext:value-type="float">
            <text:p>-0.302275962215901</text:p>
          </table:table-cell>
          <table:table-cell office:value-type="float" office:value="-0.295259616072104" calcext:value-type="float">
            <text:p>-0.295259616072104</text:p>
          </table:table-cell>
          <table:table-cell office:value-type="float" office:value="-0.309350723935945" calcext:value-type="float">
            <text:p>-0.309350723935945</text:p>
          </table:table-cell>
          <table:table-cell office:value-type="float" office:value="-0.298629029451257" calcext:value-type="float">
            <text:p>-0.298629029451257</text:p>
          </table:table-cell>
          <table:table-cell office:value-type="float" office:value="-0.309329585446854" calcext:value-type="float">
            <text:p>-0.309329585446854</text:p>
          </table:table-cell>
          <table:table-cell office:value-type="float" office:value="-0.30909951238347" calcext:value-type="float">
            <text:p>-0.30909951238347</text:p>
          </table:table-cell>
          <table:table-cell office:value-type="float" office:value="-0.297511546450715" calcext:value-type="float">
            <text:p>-0.297511546450715</text:p>
          </table:table-cell>
          <table:table-cell office:value-type="float" office:value="-0.294312287708579" calcext:value-type="float">
            <text:p>-0.294312287708579</text:p>
          </table:table-cell>
          <table:table-cell office:value-type="float" office:value="-0.305024154721748" calcext:value-type="float">
            <text:p>-0.305024154721748</text:p>
          </table:table-cell>
          <table:table-cell office:value-type="float" office:value="-0.297408235635961" calcext:value-type="float">
            <text:p>-0.297408235635961</text:p>
          </table:table-cell>
          <table:table-cell office:value-type="float" office:value="-0.313403882622315" calcext:value-type="float">
            <text:p>-0.313403882622315</text:p>
          </table:table-cell>
          <table:table-cell office:value-type="float" office:value="-0.303524004880857" calcext:value-type="float">
            <text:p>-0.303524004880857</text:p>
          </table:table-cell>
          <table:table-cell office:value-type="float" office:value="-0.300738473800899" calcext:value-type="float">
            <text:p>-0.300738473800899</text:p>
          </table:table-cell>
          <table:table-cell office:value-type="float" office:value="-0.307019159763323" calcext:value-type="float">
            <text:p>-0.307019159763323</text:p>
          </table:table-cell>
          <table:table-cell office:value-type="float" office:value="-0.30846127888705" calcext:value-type="float">
            <text:p>-0.30846127888705</text:p>
          </table:table-cell>
          <table:table-cell office:value-type="float" office:value="-0.300527450535312" calcext:value-type="float">
            <text:p>-0.300527450535312</text:p>
          </table:table-cell>
          <table:table-cell office:value-type="float" office:value="-0.299186184402229" calcext:value-type="float">
            <text:p>-0.299186184402229</text:p>
          </table:table-cell>
          <table:table-cell office:value-type="float" office:value="-0.305175713457021" calcext:value-type="float">
            <text:p>-0.305175713457021</text:p>
          </table:table-cell>
          <table:table-cell office:value-type="float" office:value="-0.298421134302575" calcext:value-type="float">
            <text:p>-0.298421134302575</text:p>
          </table:table-cell>
          <table:table-cell office:value-type="float" office:value="-0.315371063036709" calcext:value-type="float">
            <text:p>-0.315371063036709</text:p>
          </table:table-cell>
          <table:table-cell office:value-type="float" office:value="-0.302042944194691" calcext:value-type="float">
            <text:p>-0.302042944194691</text:p>
          </table:table-cell>
          <table:table-cell office:value-type="float" office:value="-0.30756661403885" calcext:value-type="float">
            <text:p>-0.30756661403885</text:p>
          </table:table-cell>
          <table:table-cell office:value-type="float" office:value="-0.301221709738975" calcext:value-type="float">
            <text:p>-0.301221709738975</text:p>
          </table:table-cell>
          <table:table-cell office:value-type="float" office:value="-0.299075324073081" calcext:value-type="float">
            <text:p>-0.299075324073081</text:p>
          </table:table-cell>
          <table:table-cell office:value-type="float" office:value="-0.309079625182343" calcext:value-type="float">
            <text:p>-0.309079625182343</text:p>
          </table:table-cell>
          <table:table-cell office:value-type="float" office:value="-0.302306027736624" calcext:value-type="float">
            <text:p>-0.302306027736624</text:p>
          </table:table-cell>
          <table:table-cell office:value-type="float" office:value="-0.302636484181869" calcext:value-type="float">
            <text:p>-0.302636484181869</text:p>
          </table:table-cell>
          <table:table-cell office:value-type="float" office:value="-0.317599937016477" calcext:value-type="float">
            <text:p>-0.317599937016477</text:p>
          </table:table-cell>
          <table:table-cell office:value-type="float" office:value="-0.305054638031703" calcext:value-type="float">
            <text:p>-0.305054638031703</text:p>
          </table:table-cell>
          <table:table-cell office:value-type="float" office:value="-0.298661042389548" calcext:value-type="float">
            <text:p>-0.298661042389548</text:p>
          </table:table-cell>
          <table:table-cell office:value-type="float" office:value="-0.300568667069706" calcext:value-type="float">
            <text:p>-0.300568667069706</text:p>
          </table:table-cell>
          <table:table-cell office:value-type="float" office:value="-0.304387091231308" calcext:value-type="float">
            <text:p>-0.304387091231308</text:p>
          </table:table-cell>
          <table:table-cell office:value-type="float" office:value="-0.309064685366138" calcext:value-type="float">
            <text:p>-0.309064685366138</text:p>
          </table:table-cell>
          <table:table-cell office:value-type="float" office:value="-0.315616429014043" calcext:value-type="float">
            <text:p>-0.315616429014043</text:p>
          </table:table-cell>
          <table:table-cell office:value-type="float" office:value="-0.308077781718239" calcext:value-type="float">
            <text:p>-0.308077781718239</text:p>
          </table:table-cell>
          <table:table-cell office:value-type="float" office:value="-0.315150697408129" calcext:value-type="float">
            <text:p>-0.315150697408129</text:p>
          </table:table-cell>
          <table:table-cell office:value-type="float" office:value="-0.31029411950407" calcext:value-type="float">
            <text:p>-0.31029411950407</text:p>
          </table:table-cell>
          <table:table-cell office:value-type="float" office:value="-0.307756444893854" calcext:value-type="float">
            <text:p>-0.307756444893854</text:p>
          </table:table-cell>
          <table:table-cell office:value-type="float" office:value="-0.307137530290387" calcext:value-type="float">
            <text:p>-0.307137530290387</text:p>
          </table:table-cell>
          <table:table-cell office:value-type="float" office:value="-0.306186015922282" calcext:value-type="float">
            <text:p>-0.306186015922282</text:p>
          </table:table-cell>
          <table:table-cell office:value-type="float" office:value="-0.304620099755196" calcext:value-type="float">
            <text:p>-0.304620099755196</text:p>
          </table:table-cell>
          <table:table-cell office:value-type="float" office:value="-0.313990753520027" calcext:value-type="float">
            <text:p>-0.313990753520027</text:p>
          </table:table-cell>
          <table:table-cell office:value-type="float" office:value="-0.310336762485888" calcext:value-type="float">
            <text:p>-0.310336762485888</text:p>
          </table:table-cell>
          <table:table-cell office:value-type="float" office:value="-0.314196822781618" calcext:value-type="float">
            <text:p>-0.314196822781618</text:p>
          </table:table-cell>
          <table:table-cell office:value-type="float" office:value="-0.311183599911819" calcext:value-type="float">
            <text:p>-0.311183599911819</text:p>
          </table:table-cell>
          <table:table-cell office:value-type="float" office:value="-0.303076981288977" calcext:value-type="float">
            <text:p>-0.303076981288977</text:p>
          </table:table-cell>
          <table:table-cell office:value-type="float" office:value="-0.309474970240978" calcext:value-type="float">
            <text:p>-0.309474970240978</text:p>
          </table:table-cell>
          <table:table-cell office:value-type="float" office:value="-0.314660784131969" calcext:value-type="float">
            <text:p>-0.314660784131969</text:p>
          </table:table-cell>
          <table:table-cell office:value-type="float" office:value="-0.309780922435363" calcext:value-type="float">
            <text:p>-0.309780922435363</text:p>
          </table:table-cell>
          <table:table-cell office:value-type="float" office:value="-0.317156136786755" calcext:value-type="float">
            <text:p>-0.317156136786755</text:p>
          </table:table-cell>
          <table:table-cell office:value-type="float" office:value="-0.309741390297656" calcext:value-type="float">
            <text:p>-0.309741390297656</text:p>
          </table:table-cell>
          <table:table-cell office:value-type="float" office:value="-0.323808062436153" calcext:value-type="float">
            <text:p>-0.323808062436153</text:p>
          </table:table-cell>
          <table:table-cell office:value-type="float" office:value="-0.319217168708767" calcext:value-type="float">
            <text:p>-0.319217168708767</text:p>
          </table:table-cell>
          <table:table-cell office:value-type="float" office:value="-0.31121467127112" calcext:value-type="float">
            <text:p>-0.31121467127112</text:p>
          </table:table-cell>
          <table:table-cell office:value-type="float" office:value="-0.319124853562242" calcext:value-type="float">
            <text:p>-0.319124853562242</text:p>
          </table:table-cell>
          <table:table-cell office:value-type="float" office:value="-0.311792030129773" calcext:value-type="float">
            <text:p>-0.311792030129773</text:p>
          </table:table-cell>
          <table:table-cell office:value-type="float" office:value="-0.309478005738915" calcext:value-type="float">
            <text:p>-0.309478005738915</text:p>
          </table:table-cell>
          <table:table-cell office:value-type="float" office:value="-0.312905120338723" calcext:value-type="float">
            <text:p>-0.312905120338723</text:p>
          </table:table-cell>
          <table:table-cell office:value-type="float" office:value="-0.304382472583914" calcext:value-type="float">
            <text:p>-0.304382472583914</text:p>
          </table:table-cell>
          <table:table-cell office:value-type="float" office:value="-0.306069837097283" calcext:value-type="float">
            <text:p>-0.306069837097283</text:p>
          </table:table-cell>
          <table:table-cell office:value-type="float" office:value="-0.31015196884373" calcext:value-type="float">
            <text:p>-0.31015196884373</text:p>
          </table:table-cell>
          <table:table-cell office:value-type="float" office:value="-0.3165312014092" calcext:value-type="float">
            <text:p>-0.3165312014092</text:p>
          </table:table-cell>
          <table:table-cell office:value-type="float" office:value="-0.302810082560863" calcext:value-type="float">
            <text:p>-0.302810082560863</text:p>
          </table:table-cell>
          <table:table-cell office:value-type="float" office:value="-0.305272748734386" calcext:value-type="float">
            <text:p>-0.305272748734386</text:p>
          </table:table-cell>
          <table:table-cell office:value-type="float" office:value="-0.30043095219834" calcext:value-type="float">
            <text:p>-0.30043095219834</text:p>
          </table:table-cell>
          <table:table-cell office:value-type="float" office:value="-0.302614454583539" calcext:value-type="float">
            <text:p>-0.302614454583539</text:p>
          </table:table-cell>
          <table:table-cell office:value-type="float" office:value="-0.302764840702407" calcext:value-type="float">
            <text:p>-0.302764840702407</text:p>
          </table:table-cell>
          <table:table-cell office:value-type="float" office:value="-0.302847355323683" calcext:value-type="float">
            <text:p>-0.302847355323683</text:p>
          </table:table-cell>
          <table:table-cell office:value-type="float" office:value="-0.298316162259677" calcext:value-type="float">
            <text:p>-0.298316162259677</text:p>
          </table:table-cell>
          <table:table-cell office:value-type="float" office:value="-0.299532820872632" calcext:value-type="float">
            <text:p>-0.299532820872632</text:p>
          </table:table-cell>
          <table:table-cell office:value-type="float" office:value="-0.298695266375636" calcext:value-type="float">
            <text:p>-0.298695266375636</text:p>
          </table:table-cell>
          <table:table-cell office:value-type="float" office:value="-0.29752483016122" calcext:value-type="float">
            <text:p>-0.29752483016122</text:p>
          </table:table-cell>
          <table:table-cell office:value-type="float" office:value="-0.311234611399878" calcext:value-type="float">
            <text:p>-0.311234611399878</text:p>
          </table:table-cell>
          <table:table-cell office:value-type="float" office:value="-0.314126773427335" calcext:value-type="float">
            <text:p>-0.314126773427335</text:p>
          </table:table-cell>
          <table:table-cell office:value-type="float" office:value="-0.312104798898035" calcext:value-type="float">
            <text:p>-0.312104798898035</text:p>
          </table:table-cell>
          <table:table-cell office:value-type="float" office:value="-0.306717190471899" calcext:value-type="float">
            <text:p>-0.306717190471899</text:p>
          </table:table-cell>
          <table:table-cell office:value-type="float" office:value="-0.299983508546138" calcext:value-type="float">
            <text:p>-0.299983508546138</text:p>
          </table:table-cell>
          <table:table-cell office:value-type="float" office:value="-0.29902523242307" calcext:value-type="float">
            <text:p>-0.29902523242307</text:p>
          </table:table-cell>
          <table:table-cell office:value-type="float" office:value="-0.295759311976137" calcext:value-type="float">
            <text:p>-0.295759311976137</text:p>
          </table:table-cell>
          <table:table-cell office:value-type="float" office:value="-0.296835934534393" calcext:value-type="float">
            <text:p>-0.296835934534393</text:p>
          </table:table-cell>
          <table:table-cell office:value-type="float" office:value="-0.29001358747057" calcext:value-type="float">
            <text:p>-0.29001358747057</text:p>
          </table:table-cell>
          <table:table-cell office:value-type="float" office:value="-0.287230260248925" calcext:value-type="float">
            <text:p>-0.287230260248925</text:p>
          </table:table-cell>
          <table:table-cell office:value-type="float" office:value="-0.305085748921026" calcext:value-type="float">
            <text:p>-0.305085748921026</text:p>
          </table:table-cell>
          <table:table-cell office:value-type="float" office:value="-0.301473489789696" calcext:value-type="float">
            <text:p>-0.301473489789696</text:p>
          </table:table-cell>
          <table:table-cell office:value-type="float" office:value="-0.296990633989578" calcext:value-type="float">
            <text:p>-0.296990633989578</text:p>
          </table:table-cell>
          <table:table-cell office:value-type="float" office:value="-0.293191593968976" calcext:value-type="float">
            <text:p>-0.293191593968976</text:p>
          </table:table-cell>
          <table:table-cell office:value-type="float" office:value="-0.294220175887581" calcext:value-type="float">
            <text:p>-0.294220175887581</text:p>
          </table:table-cell>
          <table:table-cell office:value-type="float" office:value="-0.283502588467781" calcext:value-type="float">
            <text:p>-0.283502588467781</text:p>
          </table:table-cell>
          <table:table-cell office:value-type="float" office:value="-0.279889586223794" calcext:value-type="float">
            <text:p>-0.279889586223794</text:p>
          </table:table-cell>
          <table:table-cell office:value-type="float" office:value="-0.273312441987894" calcext:value-type="float">
            <text:p>-0.273312441987894</text:p>
          </table:table-cell>
          <table:table-cell office:value-type="float" office:value="-0.284466884263381" calcext:value-type="float">
            <text:p>-0.284466884263381</text:p>
          </table:table-cell>
          <table:table-cell office:value-type="float" office:value="-0.280793226041204" calcext:value-type="float">
            <text:p>-0.280793226041204</text:p>
          </table:table-cell>
          <table:table-cell office:value-type="float" office:value="-0.275335926660124" calcext:value-type="float">
            <text:p>-0.275335926660124</text:p>
          </table:table-cell>
          <table:table-cell office:value-type="float" office:value="-0.275655713952923" calcext:value-type="float">
            <text:p>-0.275655713952923</text:p>
          </table:table-cell>
          <table:table-cell office:value-type="float" office:value="-0.288660979655853" calcext:value-type="float">
            <text:p>-0.288660979655853</text:p>
          </table:table-cell>
          <table:table-cell office:value-type="float" office:value="-0.283217467019095" calcext:value-type="float">
            <text:p>-0.283217467019095</text:p>
          </table:table-cell>
          <table:table-cell office:value-type="float" office:value="-0.281530644888246" calcext:value-type="float">
            <text:p>-0.281530644888246</text:p>
          </table:table-cell>
          <table:table-cell office:value-type="float" office:value="-0.2955022610879" calcext:value-type="float">
            <text:p>-0.2955022610879</text:p>
          </table:table-cell>
          <table:table-cell office:value-type="float" office:value="-0.28815079580728" calcext:value-type="float">
            <text:p>-0.28815079580728</text:p>
          </table:table-cell>
          <table:table-cell office:value-type="float" office:value="-0.287727321685699" calcext:value-type="float">
            <text:p>-0.287727321685699</text:p>
          </table:table-cell>
          <table:table-cell office:value-type="float" office:value="-0.290281154377664" calcext:value-type="float">
            <text:p>-0.290281154377664</text:p>
          </table:table-cell>
          <table:table-cell office:value-type="float" office:value="-0.29332878541808" calcext:value-type="float">
            <text:p>-0.29332878541808</text:p>
          </table:table-cell>
          <table:table-cell office:value-type="float" office:value="-0.284792322058907" calcext:value-type="float">
            <text:p>-0.284792322058907</text:p>
          </table:table-cell>
          <table:table-cell office:value-type="float" office:value="-0.283167637924235" calcext:value-type="float">
            <text:p>-0.283167637924235</text:p>
          </table:table-cell>
          <table:table-cell office:value-type="float" office:value="-0.285144829276888" calcext:value-type="float">
            <text:p>-0.285144829276888</text:p>
          </table:table-cell>
          <table:table-cell office:value-type="float" office:value="-0.294268663087569" calcext:value-type="float">
            <text:p>-0.294268663087569</text:p>
          </table:table-cell>
          <table:table-cell office:value-type="float" office:value="-0.293468185038462" calcext:value-type="float">
            <text:p>-0.293468185038462</text:p>
          </table:table-cell>
          <table:table-cell office:value-type="float" office:value="-0.298338928553966" calcext:value-type="float">
            <text:p>-0.298338928553966</text:p>
          </table:table-cell>
          <table:table-cell office:value-type="float" office:value="-0.298640286253547" calcext:value-type="float">
            <text:p>-0.298640286253547</text:p>
          </table:table-cell>
          <table:table-cell office:value-type="float" office:value="-0.29226820995933" calcext:value-type="float">
            <text:p>-0.29226820995933</text:p>
          </table:table-cell>
          <table:table-cell office:value-type="float" office:value="-0.29584085732488" calcext:value-type="float">
            <text:p>-0.29584085732488</text:p>
          </table:table-cell>
          <table:table-cell office:value-type="float" office:value="-0.302224349098905" calcext:value-type="float">
            <text:p>-0.302224349098905</text:p>
          </table:table-cell>
          <table:table-cell office:value-type="float" office:value="-0.303407502808149" calcext:value-type="float">
            <text:p>-0.303407502808149</text:p>
          </table:table-cell>
          <table:table-cell office:value-type="float" office:value="-0.302757723073223" calcext:value-type="float">
            <text:p>-0.302757723073223</text:p>
          </table:table-cell>
          <table:table-cell office:value-type="float" office:value="-0.306243860996429" calcext:value-type="float">
            <text:p>-0.306243860996429</text:p>
          </table:table-cell>
          <table:table-cell office:value-type="float" office:value="-0.30673110505526" calcext:value-type="float">
            <text:p>-0.30673110505526</text:p>
          </table:table-cell>
          <table:table-cell office:value-type="float" office:value="-0.30190073453385" calcext:value-type="float">
            <text:p>-0.30190073453385</text:p>
          </table:table-cell>
          <table:table-cell office:value-type="float" office:value="-0.304047347143645" calcext:value-type="float">
            <text:p>-0.304047347143645</text:p>
          </table:table-cell>
          <table:table-cell office:value-type="float" office:value="-0.31350913389718" calcext:value-type="float">
            <text:p>-0.31350913389718</text:p>
          </table:table-cell>
          <table:table-cell office:value-type="float" office:value="-0.310624293454333" calcext:value-type="float">
            <text:p>-0.310624293454333</text:p>
          </table:table-cell>
          <table:table-cell office:value-type="float" office:value="-0.312224296126766" calcext:value-type="float">
            <text:p>-0.312224296126766</text:p>
          </table:table-cell>
          <table:table-cell office:value-type="float" office:value="-0.311250329839868" calcext:value-type="float">
            <text:p>-0.311250329839868</text:p>
          </table:table-cell>
          <table:table-cell office:value-type="float" office:value="-0.308883928378988" calcext:value-type="float">
            <text:p>-0.308883928378988</text:p>
          </table:table-cell>
          <table:table-cell office:value-type="float" office:value="-0.323628535199216" calcext:value-type="float">
            <text:p>-0.323628535199216</text:p>
          </table:table-cell>
          <table:table-cell office:value-type="float" office:value="-0.320410795203581" calcext:value-type="float">
            <text:p>-0.320410795203581</text:p>
          </table:table-cell>
          <table:table-cell office:value-type="float" office:value="-0.305173431755831" calcext:value-type="float">
            <text:p>-0.305173431755831</text:p>
          </table:table-cell>
          <table:table-cell office:value-type="float" office:value="-0.307172286778527" calcext:value-type="float">
            <text:p>-0.307172286778527</text:p>
          </table:table-cell>
          <table:table-cell office:value-type="float" office:value="-0.31611250204131" calcext:value-type="float">
            <text:p>-0.31611250204131</text:p>
          </table:table-cell>
          <table:table-cell office:value-type="float" office:value="-0.316480936404997" calcext:value-type="float">
            <text:p>-0.316480936404997</text:p>
          </table:table-cell>
          <table:table-cell office:value-type="float" office:value="-0.319918728225282" calcext:value-type="float">
            <text:p>-0.319918728225282</text:p>
          </table:table-cell>
          <table:table-cell office:value-type="float" office:value="-0.319056125524093" calcext:value-type="float">
            <text:p>-0.319056125524093</text:p>
          </table:table-cell>
          <table:table-cell office:value-type="float" office:value="-0.312517608787339" calcext:value-type="float">
            <text:p>-0.312517608787339</text:p>
          </table:table-cell>
          <table:table-cell office:value-type="float" office:value="-0.317450686094476" calcext:value-type="float">
            <text:p>-0.317450686094476</text:p>
          </table:table-cell>
          <table:table-cell office:value-type="float" office:value="-0.323641808662521" calcext:value-type="float">
            <text:p>-0.323641808662521</text:p>
          </table:table-cell>
          <table:table-cell office:value-type="float" office:value="-0.332090782525811" calcext:value-type="float">
            <text:p>-0.332090782525811</text:p>
          </table:table-cell>
          <table:table-cell office:value-type="float" office:value="-0.307809188907545" calcext:value-type="float">
            <text:p>-0.307809188907545</text:p>
          </table:table-cell>
          <table:table-cell office:value-type="float" office:value="-0.310051236923951" calcext:value-type="float">
            <text:p>-0.310051236923951</text:p>
          </table:table-cell>
          <table:table-cell office:value-type="float" office:value="-0.316392453990653" calcext:value-type="float">
            <text:p>-0.316392453990653</text:p>
          </table:table-cell>
          <table:table-cell office:value-type="float" office:value="-0.317329323882705" calcext:value-type="float">
            <text:p>-0.317329323882705</text:p>
          </table:table-cell>
          <table:table-cell office:value-type="float" office:value="-0.325626257295621" calcext:value-type="float">
            <text:p>-0.325626257295621</text:p>
          </table:table-cell>
          <table:table-cell office:value-type="float" office:value="-0.321578918091186" calcext:value-type="float">
            <text:p>-0.321578918091186</text:p>
          </table:table-cell>
          <table:table-cell office:value-type="float" office:value="-0.324243510788139" calcext:value-type="float">
            <text:p>-0.324243510788139</text:p>
          </table:table-cell>
          <table:table-cell office:value-type="float" office:value="-0.329316414869645" calcext:value-type="float">
            <text:p>-0.329316414869645</text:p>
          </table:table-cell>
          <table:table-cell office:value-type="float" office:value="-0.321530366899938" calcext:value-type="float">
            <text:p>-0.321530366899938</text:p>
          </table:table-cell>
          <table:table-cell office:value-type="float" office:value="-0.317321777860158" calcext:value-type="float">
            <text:p>-0.317321777860158</text:p>
          </table:table-cell>
          <table:table-cell office:value-type="float" office:value="-0.315771414308552" calcext:value-type="float">
            <text:p>-0.315771414308552</text:p>
          </table:table-cell>
          <table:table-cell office:value-type="float" office:value="-0.323729217254044" calcext:value-type="float">
            <text:p>-0.323729217254044</text:p>
          </table:table-cell>
          <table:table-cell office:value-type="float" office:value="-0.329740776313694" calcext:value-type="float">
            <text:p>-0.329740776313694</text:p>
          </table:table-cell>
          <table:table-cell office:value-type="float" office:value="-0.327144230651433" calcext:value-type="float">
            <text:p>-0.327144230651433</text:p>
          </table:table-cell>
          <table:table-cell office:value-type="float" office:value="-0.322500412752526" calcext:value-type="float">
            <text:p>-0.322500412752526</text:p>
          </table:table-cell>
          <table:table-cell office:value-type="float" office:value="-0.321221476515773" calcext:value-type="float">
            <text:p>-0.321221476515773</text:p>
          </table:table-cell>
          <table:table-cell office:value-type="float" office:value="-0.331177267835215" calcext:value-type="float">
            <text:p>-0.331177267835215</text:p>
          </table:table-cell>
          <table:table-cell office:value-type="float" office:value="-0.328620114851956" calcext:value-type="float">
            <text:p>-0.328620114851956</text:p>
          </table:table-cell>
          <table:table-cell office:value-type="float" office:value="-0.319066383366974" calcext:value-type="float">
            <text:p>-0.319066383366974</text:p>
          </table:table-cell>
          <table:table-cell office:value-type="float" office:value="-0.315980577938044" calcext:value-type="float">
            <text:p>-0.315980577938044</text:p>
          </table:table-cell>
          <table:table-cell office:value-type="float" office:value="-0.330366267572415" calcext:value-type="float">
            <text:p>-0.330366267572415</text:p>
          </table:table-cell>
          <table:table-cell office:value-type="float" office:value="-0.324458436075454" calcext:value-type="float">
            <text:p>-0.324458436075454</text:p>
          </table:table-cell>
          <table:table-cell office:value-type="float" office:value="-0.331761182538629" calcext:value-type="float">
            <text:p>-0.331761182538629</text:p>
          </table:table-cell>
          <table:table-cell office:value-type="float" office:value="-0.331811803650467" calcext:value-type="float">
            <text:p>-0.331811803650467</text:p>
          </table:table-cell>
          <table:table-cell office:value-type="float" office:value="-0.327236262009592" calcext:value-type="float">
            <text:p>-0.327236262009592</text:p>
          </table:table-cell>
          <table:table-cell office:value-type="float" office:value="-0.324987690020932" calcext:value-type="float">
            <text:p>-0.324987690020932</text:p>
          </table:table-cell>
          <table:table-cell office:value-type="float" office:value="-0.315425001163877" calcext:value-type="float">
            <text:p>-0.315425001163877</text:p>
          </table:table-cell>
          <table:table-cell office:value-type="float" office:value="-0.313711154778203" calcext:value-type="float">
            <text:p>-0.313711154778203</text:p>
          </table:table-cell>
          <table:table-cell office:value-type="float" office:value="-0.327400931867479" calcext:value-type="float">
            <text:p>-0.327400931867479</text:p>
          </table:table-cell>
          <table:table-cell office:value-type="float" office:value="-0.324103436262439" calcext:value-type="float">
            <text:p>-0.324103436262439</text:p>
          </table:table-cell>
          <table:table-cell office:value-type="float" office:value="-0.327851499486187" calcext:value-type="float">
            <text:p>-0.327851499486187</text:p>
          </table:table-cell>
          <table:table-cell office:value-type="float" office:value="-0.322204958607686" calcext:value-type="float">
            <text:p>-0.322204958607686</text:p>
          </table:table-cell>
          <table:table-cell office:value-type="float" office:value="-0.32434240324976" calcext:value-type="float">
            <text:p>-0.32434240324976</text:p>
          </table:table-cell>
          <table:table-cell office:value-type="float" office:value="-0.323804203885892" calcext:value-type="float">
            <text:p>-0.323804203885892</text:p>
          </table:table-cell>
          <table:table-cell office:value-type="float" office:value="-0.309222368848788" calcext:value-type="float">
            <text:p>-0.309222368848788</text:p>
          </table:table-cell>
          <table:table-cell office:value-type="float" office:value="-0.311568875329114" calcext:value-type="float">
            <text:p>-0.311568875329114</text:p>
          </table:table-cell>
          <table:table-cell office:value-type="float" office:value="-0.322894511051173" calcext:value-type="float">
            <text:p>-0.322894511051173</text:p>
          </table:table-cell>
          <table:table-cell office:value-type="float" office:value="-0.320201371130642" calcext:value-type="float">
            <text:p>-0.320201371130642</text:p>
          </table:table-cell>
          <table:table-cell office:value-type="float" office:value="-0.31871341994329" calcext:value-type="float">
            <text:p>-0.31871341994329</text:p>
          </table:table-cell>
          <table:table-cell office:value-type="float" office:value="-0.331620768002331" calcext:value-type="float">
            <text:p>-0.331620768002331</text:p>
          </table:table-cell>
          <table:table-cell office:value-type="float" office:value="-0.319963246315069" calcext:value-type="float">
            <text:p>-0.319963246315069</text:p>
          </table:table-cell>
          <table:table-cell office:value-type="float" office:value="-0.310169878401399" calcext:value-type="float">
            <text:p>-0.310169878401399</text:p>
          </table:table-cell>
          <table:table-cell office:value-type="float" office:value="-0.305064697878548" calcext:value-type="float">
            <text:p>-0.305064697878548</text:p>
          </table:table-cell>
          <table:table-cell office:value-type="float" office:value="-0.305101319036209" calcext:value-type="float">
            <text:p>-0.305101319036209</text:p>
          </table:table-cell>
          <table:table-cell office:value-type="float" office:value="-0.307188508118138" calcext:value-type="float">
            <text:p>-0.307188508118138</text:p>
          </table:table-cell>
          <table:table-cell office:value-type="float" office:value="-0.3127659765559" calcext:value-type="float">
            <text:p>-0.3127659765559</text:p>
          </table:table-cell>
          <table:table-cell office:value-type="float" office:value="-0.316026847854542" calcext:value-type="float">
            <text:p>-0.316026847854542</text:p>
          </table:table-cell>
          <table:table-cell office:value-type="float" office:value="-0.315689427470492" calcext:value-type="float">
            <text:p>-0.315689427470492</text:p>
          </table:table-cell>
          <table:table-cell office:value-type="float" office:value="-0.32238570667811" calcext:value-type="float">
            <text:p>-0.32238570667811</text:p>
          </table:table-cell>
          <table:table-cell office:value-type="float" office:value="-0.320587553796707" calcext:value-type="float">
            <text:p>-0.320587553796707</text:p>
          </table:table-cell>
          <table:table-cell office:value-type="float" office:value="-0.31934756964459" calcext:value-type="float">
            <text:p>-0.31934756964459</text:p>
          </table:table-cell>
          <table:table-cell office:value-type="float" office:value="-0.316065074496187" calcext:value-type="float">
            <text:p>-0.316065074496187</text:p>
          </table:table-cell>
          <table:table-cell office:value-type="float" office:value="-0.305268476356926" calcext:value-type="float">
            <text:p>-0.305268476356926</text:p>
          </table:table-cell>
          <table:table-cell office:value-type="float" office:value="-0.307468087505782" calcext:value-type="float">
            <text:p>-0.307468087505782</text:p>
          </table:table-cell>
          <table:table-cell office:value-type="float" office:value="-0.3169430634782" calcext:value-type="float">
            <text:p>-0.3169430634782</text:p>
          </table:table-cell>
          <table:table-cell office:value-type="float" office:value="-0.314472772670479" calcext:value-type="float">
            <text:p>-0.314472772670479</text:p>
          </table:table-cell>
          <table:table-cell office:value-type="float" office:value="-0.31124280120891" calcext:value-type="float">
            <text:p>-0.31124280120891</text:p>
          </table:table-cell>
          <table:table-cell office:value-type="float" office:value="-0.316362169294195" calcext:value-type="float">
            <text:p>-0.316362169294195</text:p>
          </table:table-cell>
          <table:table-cell office:value-type="float" office:value="-0.317854513726587" calcext:value-type="float">
            <text:p>-0.317854513726587</text:p>
          </table:table-cell>
          <table:table-cell office:value-type="float" office:value="-0.311839075036896" calcext:value-type="float">
            <text:p>-0.311839075036896</text:p>
          </table:table-cell>
          <table:table-cell office:value-type="float" office:value="-0.313833243818717" calcext:value-type="float">
            <text:p>-0.313833243818717</text:p>
          </table:table-cell>
          <table:table-cell office:value-type="float" office:value="-0.319754038838299" calcext:value-type="float">
            <text:p>-0.319754038838299</text:p>
          </table:table-cell>
          <table:table-cell office:value-type="float" office:value="-0.318200762084391" calcext:value-type="float">
            <text:p>-0.318200762084391</text:p>
          </table:table-cell>
          <table:table-cell office:value-type="float" office:value="-0.306815981910337" calcext:value-type="float">
            <text:p>-0.306815981910337</text:p>
          </table:table-cell>
          <table:table-cell office:value-type="float" office:value="-0.304427345526338" calcext:value-type="float">
            <text:p>-0.304427345526338</text:p>
          </table:table-cell>
          <table:table-cell office:value-type="float" office:value="-0.308058943219201" calcext:value-type="float">
            <text:p>-0.308058943219201</text:p>
          </table:table-cell>
          <table:table-cell office:value-type="float" office:value="-0.313899749082919" calcext:value-type="float">
            <text:p>-0.313899749082919</text:p>
          </table:table-cell>
          <table:table-cell office:value-type="float" office:value="-0.313962628261801" calcext:value-type="float">
            <text:p>-0.313962628261801</text:p>
          </table:table-cell>
          <table:table-cell office:value-type="float" office:value="-0.329486446896401" calcext:value-type="float">
            <text:p>-0.329486446896401</text:p>
          </table:table-cell>
          <table:table-cell office:value-type="float" office:value="-0.318139131221785" calcext:value-type="float">
            <text:p>-0.318139131221785</text:p>
          </table:table-cell>
          <table:table-cell office:value-type="float" office:value="-0.322825501454154" calcext:value-type="float">
            <text:p>-0.322825501454154</text:p>
          </table:table-cell>
          <table:table-cell office:value-type="float" office:value="-0.330771809700885" calcext:value-type="float">
            <text:p>-0.330771809700885</text:p>
          </table:table-cell>
          <table:table-cell office:value-type="float" office:value="-0.3261406280429" calcext:value-type="float">
            <text:p>-0.3261406280429</text:p>
          </table:table-cell>
          <table:table-cell office:value-type="float" office:value="-0.314095021021407" calcext:value-type="float">
            <text:p>-0.314095021021407</text:p>
          </table:table-cell>
          <table:table-cell office:value-type="float" office:value="-0.309350074085105" calcext:value-type="float">
            <text:p>-0.309350074085105</text:p>
          </table:table-cell>
          <table:table-cell office:value-type="float" office:value="-0.307645736459619" calcext:value-type="float">
            <text:p>-0.307645736459619</text:p>
          </table:table-cell>
          <table:table-cell office:value-type="float" office:value="-0.311572557443063" calcext:value-type="float">
            <text:p>-0.311572557443063</text:p>
          </table:table-cell>
          <table:table-cell office:value-type="float" office:value="-0.312114303014285" calcext:value-type="float">
            <text:p>-0.312114303014285</text:p>
          </table:table-cell>
          <table:table-cell office:value-type="float" office:value="-0.313651146839889" calcext:value-type="float">
            <text:p>-0.313651146839889</text:p>
          </table:table-cell>
          <table:table-cell office:value-type="float" office:value="-0.323083834085922" calcext:value-type="float">
            <text:p>-0.323083834085922</text:p>
          </table:table-cell>
          <table:table-cell office:value-type="float" office:value="-0.326150059637768" calcext:value-type="float">
            <text:p>-0.326150059637768</text:p>
          </table:table-cell>
          <table:table-cell office:value-type="float" office:value="-0.320218646100879" calcext:value-type="float">
            <text:p>-0.320218646100879</text:p>
          </table:table-cell>
          <table:table-cell office:value-type="float" office:value="-0.339173976547898" calcext:value-type="float">
            <text:p>-0.339173976547898</text:p>
          </table:table-cell>
          <table:table-cell office:value-type="float" office:value="-0.343698385888434" calcext:value-type="float">
            <text:p>-0.343698385888434</text:p>
          </table:table-cell>
          <table:table-cell office:value-type="float" office:value="-0.321187997106781" calcext:value-type="float">
            <text:p>-0.321187997106781</text:p>
          </table:table-cell>
          <table:table-cell office:value-type="float" office:value="-0.316547634623287" calcext:value-type="float">
            <text:p>-0.316547634623287</text:p>
          </table:table-cell>
          <table:table-cell office:value-type="float" office:value="-0.328405546147464" calcext:value-type="float">
            <text:p>-0.328405546147464</text:p>
          </table:table-cell>
          <table:table-cell office:value-type="float" office:value="-0.329523566191451" calcext:value-type="float">
            <text:p>-0.329523566191451</text:p>
          </table:table-cell>
          <table:table-cell office:value-type="float" office:value="-0.316351896768651" calcext:value-type="float">
            <text:p>-0.316351896768651</text:p>
          </table:table-cell>
          <table:table-cell office:value-type="float" office:value="-0.31658322478396" calcext:value-type="float">
            <text:p>-0.31658322478396</text:p>
          </table:table-cell>
          <table:table-cell office:value-type="float" office:value="-0.330600594428839" calcext:value-type="float">
            <text:p>-0.330600594428839</text:p>
          </table:table-cell>
          <table:table-cell office:value-type="float" office:value="-0.3379959041453" calcext:value-type="float">
            <text:p>-0.3379959041453</text:p>
          </table:table-cell>
          <table:table-cell office:value-type="float" office:value="-0.329138390007994" calcext:value-type="float">
            <text:p>-0.329138390007994</text:p>
          </table:table-cell>
          <table:table-cell office:value-type="float" office:value="-0.323196142981506" calcext:value-type="float">
            <text:p>-0.323196142981506</text:p>
          </table:table-cell>
          <table:table-cell office:value-type="float" office:value="-0.325122391273301" calcext:value-type="float">
            <text:p>-0.325122391273301</text:p>
          </table:table-cell>
          <table:table-cell office:value-type="float" office:value="-0.331863923006967" calcext:value-type="float">
            <text:p>-0.331863923006967</text:p>
          </table:table-cell>
          <table:table-cell office:value-type="float" office:value="-0.334041450434019" calcext:value-type="float">
            <text:p>-0.334041450434019</text:p>
          </table:table-cell>
          <table:table-cell office:value-type="float" office:value="-0.332089053980173" calcext:value-type="float">
            <text:p>-0.332089053980173</text:p>
          </table:table-cell>
          <table:table-cell office:value-type="float" office:value="-0.315120795588981" calcext:value-type="float">
            <text:p>-0.315120795588981</text:p>
          </table:table-cell>
          <table:table-cell office:value-type="float" office:value="-0.324292871438497" calcext:value-type="float">
            <text:p>-0.324292871438497</text:p>
          </table:table-cell>
          <table:table-cell office:value-type="float" office:value="-0.33765901004673" calcext:value-type="float">
            <text:p>-0.33765901004673</text:p>
          </table:table-cell>
          <table:table-cell office:value-type="float" office:value="-0.307933175026114" calcext:value-type="float">
            <text:p>-0.307933175026114</text:p>
          </table:table-cell>
          <table:table-cell office:value-type="float" office:value="-0.31680803420142" calcext:value-type="float">
            <text:p>-0.31680803420142</text:p>
          </table:table-cell>
          <table:table-cell office:value-type="float" office:value="-0.312830759856973" calcext:value-type="float">
            <text:p>-0.312830759856973</text:p>
          </table:table-cell>
          <table:table-cell office:value-type="float" office:value="-0.325755091661238" calcext:value-type="float">
            <text:p>-0.325755091661238</text:p>
          </table:table-cell>
          <table:table-cell office:value-type="float" office:value="-0.305294398560018" calcext:value-type="float">
            <text:p>-0.305294398560018</text:p>
          </table:table-cell>
          <table:table-cell office:value-type="float" office:value="-0.308348260311876" calcext:value-type="float">
            <text:p>-0.308348260311876</text:p>
          </table:table-cell>
          <table:table-cell office:value-type="float" office:value="-0.316605182396472" calcext:value-type="float">
            <text:p>-0.316605182396472</text:p>
          </table:table-cell>
          <table:table-cell office:value-type="float" office:value="-0.31471471910012" calcext:value-type="float">
            <text:p>-0.31471471910012</text:p>
          </table:table-cell>
          <table:table-cell office:value-type="float" office:value="-0.320852356749213" calcext:value-type="float">
            <text:p>-0.320852356749213</text:p>
          </table:table-cell>
          <table:table-cell office:value-type="float" office:value="-0.300650449229975" calcext:value-type="float">
            <text:p>-0.300650449229975</text:p>
          </table:table-cell>
          <table:table-cell office:value-type="float" office:value="-0.335035892478506" calcext:value-type="float">
            <text:p>-0.335035892478506</text:p>
          </table:table-cell>
          <table:table-cell office:value-type="float" office:value="-0.311246200354793" calcext:value-type="float">
            <text:p>-0.311246200354793</text:p>
          </table:table-cell>
          <table:table-cell office:value-type="float" office:value="-0.322482168239218" calcext:value-type="float">
            <text:p>-0.322482168239218</text:p>
          </table:table-cell>
          <table:table-cell office:value-type="float" office:value="-0.302104030549401" calcext:value-type="float">
            <text:p>-0.302104030549401</text:p>
          </table:table-cell>
          <table:table-cell office:value-type="float" office:value="-0.320845505708269" calcext:value-type="float">
            <text:p>-0.320845505708269</text:p>
          </table:table-cell>
          <table:table-cell office:value-type="float" office:value="-0.32781123447392" calcext:value-type="float">
            <text:p>-0.32781123447392</text:p>
          </table:table-cell>
          <table:table-cell office:value-type="float" office:value="-0.31750611760427" calcext:value-type="float">
            <text:p>-0.31750611760427</text:p>
          </table:table-cell>
          <table:table-cell office:value-type="float" office:value="-0.310723118507817" calcext:value-type="float">
            <text:p>-0.310723118507817</text:p>
          </table:table-cell>
          <table:table-cell office:value-type="float" office:value="-0.317221653115515" calcext:value-type="float">
            <text:p>-0.317221653115515</text:p>
          </table:table-cell>
          <table:table-cell office:value-type="float" office:value="-0.31688604861255" calcext:value-type="float">
            <text:p>-0.31688604861255</text:p>
          </table:table-cell>
          <table:table-cell office:value-type="float" office:value="-0.301264430159464" calcext:value-type="float">
            <text:p>-0.301264430159464</text:p>
          </table:table-cell>
          <table:table-cell office:value-type="float" office:value="-0.307613476964621" calcext:value-type="float">
            <text:p>-0.307613476964621</text:p>
          </table:table-cell>
          <table:table-cell office:value-type="float" office:value="-0.329341961442406" calcext:value-type="float">
            <text:p>-0.329341961442406</text:p>
          </table:table-cell>
          <table:table-cell office:value-type="float" office:value="-0.313439851636749" calcext:value-type="float">
            <text:p>-0.313439851636749</text:p>
          </table:table-cell>
          <table:table-cell office:value-type="float" office:value="-0.305270381817749" calcext:value-type="float">
            <text:p>-0.305270381817749</text:p>
          </table:table-cell>
          <table:table-cell office:value-type="float" office:value="-0.325599227631128" calcext:value-type="float">
            <text:p>-0.325599227631128</text:p>
          </table:table-cell>
          <table:table-cell office:value-type="float" office:value="-0.339680304543399" calcext:value-type="float">
            <text:p>-0.339680304543399</text:p>
          </table:table-cell>
          <table:table-cell office:value-type="float" office:value="-0.308238619795411" calcext:value-type="float">
            <text:p>-0.308238619795411</text:p>
          </table:table-cell>
          <table:table-cell office:value-type="float" office:value="-0.306222389063001" calcext:value-type="float">
            <text:p>-0.306222389063001</text:p>
          </table:table-cell>
          <table:table-cell office:value-type="float" office:value="-0.315666480715345" calcext:value-type="float">
            <text:p>-0.315666480715345</text:p>
          </table:table-cell>
          <table:table-cell office:value-type="float" office:value="-0.311829712010739" calcext:value-type="float">
            <text:p>-0.311829712010739</text:p>
          </table:table-cell>
          <table:table-cell office:value-type="float" office:value="-0.320808869997419" calcext:value-type="float">
            <text:p>-0.320808869997419</text:p>
          </table:table-cell>
          <table:table-cell office:value-type="float" office:value="-0.322434386691964" calcext:value-type="float">
            <text:p>-0.322434386691964</text:p>
          </table:table-cell>
          <table:table-cell office:value-type="float" office:value="-0.31948978069843" calcext:value-type="float">
            <text:p>-0.31948978069843</text:p>
          </table:table-cell>
          <table:table-cell office:value-type="float" office:value="-0.314590731308623" calcext:value-type="float">
            <text:p>-0.314590731308623</text:p>
          </table:table-cell>
          <table:table-cell office:value-type="float" office:value="-0.326408646665454" calcext:value-type="float">
            <text:p>-0.326408646665454</text:p>
          </table:table-cell>
          <table:table-cell office:value-type="float" office:value="-0.334948765014492" calcext:value-type="float">
            <text:p>-0.334948765014492</text:p>
          </table:table-cell>
          <table:table-cell office:value-type="float" office:value="-0.350277110153959" calcext:value-type="float">
            <text:p>-0.350277110153959</text:p>
          </table:table-cell>
          <table:table-cell office:value-type="float" office:value="-0.317310983559795" calcext:value-type="float">
            <text:p>-0.317310983559795</text:p>
          </table:table-cell>
          <table:table-cell office:value-type="float" office:value="-0.322073671778183" calcext:value-type="float">
            <text:p>-0.322073671778183</text:p>
          </table:table-cell>
          <table:table-cell office:value-type="float" office:value="-0.323921164182763" calcext:value-type="float">
            <text:p>-0.323921164182763</text:p>
          </table:table-cell>
          <table:table-cell office:value-type="float" office:value="-0.32293317062372" calcext:value-type="float">
            <text:p>-0.32293317062372</text:p>
          </table:table-cell>
          <table:table-cell office:value-type="float" office:value="-0.320690179253421" calcext:value-type="float">
            <text:p>-0.320690179253421</text:p>
          </table:table-cell>
          <table:table-cell office:value-type="float" office:value="-0.312263886155848" calcext:value-type="float">
            <text:p>-0.312263886155848</text:p>
          </table:table-cell>
          <table:table-cell office:value-type="float" office:value="-0.339034325382114" calcext:value-type="float">
            <text:p>-0.339034325382114</text:p>
          </table:table-cell>
          <table:table-cell office:value-type="float" office:value="-0.318826900426175" calcext:value-type="float">
            <text:p>-0.318826900426175</text:p>
          </table:table-cell>
          <table:table-cell office:value-type="float" office:value="-0.318281368009884" calcext:value-type="float">
            <text:p>-0.318281368009884</text:p>
          </table:table-cell>
          <table:table-cell office:value-type="float" office:value="-0.320959436021318" calcext:value-type="float">
            <text:p>-0.320959436021318</text:p>
          </table:table-cell>
          <table:table-cell office:value-type="float" office:value="-0.324103287415738" calcext:value-type="float">
            <text:p>-0.324103287415738</text:p>
          </table:table-cell>
          <table:table-cell office:value-type="float" office:value="-0.325737086469159" calcext:value-type="float">
            <text:p>-0.325737086469159</text:p>
          </table:table-cell>
          <table:table-cell office:value-type="float" office:value="-0.316688670526676" calcext:value-type="float">
            <text:p>-0.316688670526676</text:p>
          </table:table-cell>
          <table:table-cell office:value-type="float" office:value="-0.336039791379584" calcext:value-type="float">
            <text:p>-0.336039791379584</text:p>
          </table:table-cell>
          <table:table-cell office:value-type="float" office:value="-0.316828434357318" calcext:value-type="float">
            <text:p>-0.316828434357318</text:p>
          </table:table-cell>
          <table:table-cell office:value-type="float" office:value="-0.321377165848009" calcext:value-type="float">
            <text:p>-0.321377165848009</text:p>
          </table:table-cell>
          <table:table-cell office:value-type="float" office:value="-0.334689839471033" calcext:value-type="float">
            <text:p>-0.334689839471033</text:p>
          </table:table-cell>
          <table:table-cell office:value-type="float" office:value="-0.328213341272978" calcext:value-type="float">
            <text:p>-0.328213341272978</text:p>
          </table:table-cell>
          <table:table-cell office:value-type="float" office:value="-0.330553688891516" calcext:value-type="float">
            <text:p>-0.330553688891516</text:p>
          </table:table-cell>
          <table:table-cell office:value-type="float" office:value="-0.319722124279097" calcext:value-type="float">
            <text:p>-0.319722124279097</text:p>
          </table:table-cell>
          <table:table-cell office:value-type="float" office:value="-0.317905977841671" calcext:value-type="float">
            <text:p>-0.317905977841671</text:p>
          </table:table-cell>
          <table:table-cell office:value-type="float" office:value="-0.334470862924886" calcext:value-type="float">
            <text:p>-0.334470862924886</text:p>
          </table:table-cell>
          <table:table-cell office:value-type="float" office:value="-0.334120494435956" calcext:value-type="float">
            <text:p>-0.334120494435956</text:p>
          </table:table-cell>
          <table:table-cell office:value-type="float" office:value="-0.336113459208637" calcext:value-type="float">
            <text:p>-0.336113459208637</text:p>
          </table:table-cell>
          <table:table-cell office:value-type="float" office:value="-0.323138239045599" calcext:value-type="float">
            <text:p>-0.323138239045599</text:p>
          </table:table-cell>
          <table:table-cell office:value-type="float" office:value="-0.319483874369302" calcext:value-type="float">
            <text:p>-0.319483874369302</text:p>
          </table:table-cell>
          <table:table-cell office:value-type="float" office:value="-0.335041289755827" calcext:value-type="float">
            <text:p>-0.335041289755827</text:p>
          </table:table-cell>
          <table:table-cell office:value-type="float" office:value="-0.321395212214256" calcext:value-type="float">
            <text:p>-0.321395212214256</text:p>
          </table:table-cell>
          <table:table-cell office:value-type="float" office:value="-0.321030005386626" calcext:value-type="float">
            <text:p>-0.321030005386626</text:p>
          </table:table-cell>
          <table:table-cell office:value-type="float" office:value="-0.319672369980511" calcext:value-type="float">
            <text:p>-0.319672369980511</text:p>
          </table:table-cell>
          <table:table-cell office:value-type="float" office:value="-0.329821691422195" calcext:value-type="float">
            <text:p>-0.329821691422195</text:p>
          </table:table-cell>
          <table:table-cell office:value-type="float" office:value="-0.33114194360194" calcext:value-type="float">
            <text:p>-0.33114194360194</text:p>
          </table:table-cell>
          <table:table-cell office:value-type="float" office:value="-0.321418288494484" calcext:value-type="float">
            <text:p>-0.321418288494484</text:p>
          </table:table-cell>
          <table:table-cell office:value-type="float" office:value="-0.319864626698128" calcext:value-type="float">
            <text:p>-0.319864626698128</text:p>
          </table:table-cell>
          <table:table-cell office:value-type="float" office:value="-0.321235734168407" calcext:value-type="float">
            <text:p>-0.321235734168407</text:p>
          </table:table-cell>
          <table:table-cell office:value-type="float" office:value="-0.328108637970627" calcext:value-type="float">
            <text:p>-0.328108637970627</text:p>
          </table:table-cell>
          <table:table-cell office:value-type="float" office:value="-0.335768846375424" calcext:value-type="float">
            <text:p>-0.335768846375424</text:p>
          </table:table-cell>
          <table:table-cell office:value-type="float" office:value="-0.327780917612952" calcext:value-type="float">
            <text:p>-0.327780917612952</text:p>
          </table:table-cell>
          <table:table-cell office:value-type="float" office:value="-0.325102213706007" calcext:value-type="float">
            <text:p>-0.325102213706007</text:p>
          </table:table-cell>
          <table:table-cell office:value-type="float" office:value="-0.333822782118418" calcext:value-type="float">
            <text:p>-0.333822782118418</text:p>
          </table:table-cell>
          <table:table-cell office:value-type="float" office:value="-0.324471615025541" calcext:value-type="float">
            <text:p>-0.324471615025541</text:p>
          </table:table-cell>
          <table:table-cell office:value-type="float" office:value="-0.327227926030944" calcext:value-type="float">
            <text:p>-0.327227926030944</text:p>
          </table:table-cell>
          <table:table-cell office:value-type="float" office:value="-0.331368330058214" calcext:value-type="float">
            <text:p>-0.331368330058214</text:p>
          </table:table-cell>
          <table:table-cell office:value-type="float" office:value="-0.320291369688852" calcext:value-type="float">
            <text:p>-0.320291369688852</text:p>
          </table:table-cell>
          <table:table-cell office:value-type="float" office:value="-0.322990942735242" calcext:value-type="float">
            <text:p>-0.322990942735242</text:p>
          </table:table-cell>
          <table:table-cell office:value-type="float" office:value="-0.319136999053229" calcext:value-type="float">
            <text:p>-0.319136999053229</text:p>
          </table:table-cell>
          <table:table-cell office:value-type="float" office:value="-0.33733260410236" calcext:value-type="float">
            <text:p>-0.33733260410236</text:p>
          </table:table-cell>
          <table:table-cell office:value-type="float" office:value="-0.327441522067813" calcext:value-type="float">
            <text:p>-0.327441522067813</text:p>
          </table:table-cell>
          <table:table-cell office:value-type="float" office:value="-0.320476445506868" calcext:value-type="float">
            <text:p>-0.320476445506868</text:p>
          </table:table-cell>
          <table:table-cell office:value-type="float" office:value="-0.326997869567144" calcext:value-type="float">
            <text:p>-0.326997869567144</text:p>
          </table:table-cell>
          <table:table-cell office:value-type="float" office:value="-0.318124933330909" calcext:value-type="float">
            <text:p>-0.318124933330909</text:p>
          </table:table-cell>
          <table:table-cell office:value-type="float" office:value="-0.315902540637562" calcext:value-type="float">
            <text:p>-0.315902540637562</text:p>
          </table:table-cell>
          <table:table-cell office:value-type="float" office:value="-0.323187354634129" calcext:value-type="float">
            <text:p>-0.323187354634129</text:p>
          </table:table-cell>
          <table:table-cell office:value-type="float" office:value="-0.321352615713803" calcext:value-type="float">
            <text:p>-0.321352615713803</text:p>
          </table:table-cell>
          <table:table-cell office:value-type="float" office:value="-0.315307751858026" calcext:value-type="float">
            <text:p>-0.315307751858026</text:p>
          </table:table-cell>
          <table:table-cell office:value-type="float" office:value="-0.314781240629749" calcext:value-type="float">
            <text:p>-0.314781240629749</text:p>
          </table:table-cell>
          <table:table-cell office:value-type="float" office:value="-0.320802626307359" calcext:value-type="float">
            <text:p>-0.320802626307359</text:p>
          </table:table-cell>
          <table:table-cell office:value-type="float" office:value="-0.316134305191054" calcext:value-type="float">
            <text:p>-0.316134305191054</text:p>
          </table:table-cell>
          <table:table-cell office:value-type="float" office:value="-0.312032093156656" calcext:value-type="float">
            <text:p>-0.312032093156656</text:p>
          </table:table-cell>
          <table:table-cell office:value-type="float" office:value="-0.310646737765228" calcext:value-type="float">
            <text:p>-0.310646737765228</text:p>
          </table:table-cell>
          <table:table-cell office:value-type="float" office:value="-0.323534872828564" calcext:value-type="float">
            <text:p>-0.323534872828564</text:p>
          </table:table-cell>
          <table:table-cell office:value-type="float" office:value="-0.309332858196916" calcext:value-type="float">
            <text:p>-0.309332858196916</text:p>
          </table:table-cell>
          <table:table-cell office:value-type="float" office:value="-0.311120253951931" calcext:value-type="float">
            <text:p>-0.311120253951931</text:p>
          </table:table-cell>
          <table:table-cell office:value-type="float" office:value="-0.328633600164872" calcext:value-type="float">
            <text:p>-0.328633600164872</text:p>
          </table:table-cell>
          <table:table-cell office:value-type="float" office:value="-0.330154288973492" calcext:value-type="float">
            <text:p>-0.330154288973492</text:p>
          </table:table-cell>
          <table:table-cell office:value-type="float" office:value="-0.3299808162096" calcext:value-type="float">
            <text:p>-0.3299808162096</text:p>
          </table:table-cell>
          <table:table-cell office:value-type="float" office:value="-0.32180209037486" calcext:value-type="float">
            <text:p>-0.32180209037486</text:p>
          </table:table-cell>
          <table:table-cell office:value-type="float" office:value="-0.32046988221708" calcext:value-type="float">
            <text:p>-0.32046988221708</text:p>
          </table:table-cell>
          <table:table-cell office:value-type="float" office:value="-0.319201486237106" calcext:value-type="float">
            <text:p>-0.319201486237106</text:p>
          </table:table-cell>
          <table:table-cell office:value-type="float" office:value="-0.33014869769482" calcext:value-type="float">
            <text:p>-0.33014869769482</text:p>
          </table:table-cell>
          <table:table-cell office:value-type="float" office:value="-0.32897964350145" calcext:value-type="float">
            <text:p>-0.32897964350145</text:p>
          </table:table-cell>
          <table:table-cell office:value-type="float" office:value="-0.344401409850624" calcext:value-type="float">
            <text:p>-0.344401409850624</text:p>
          </table:table-cell>
          <table:table-cell office:value-type="float" office:value="-0.32210146272719" calcext:value-type="float">
            <text:p>-0.32210146272719</text:p>
          </table:table-cell>
          <table:table-cell office:value-type="float" office:value="-0.316823893355586" calcext:value-type="float">
            <text:p>-0.316823893355586</text:p>
          </table:table-cell>
          <table:table-cell office:value-type="float" office:value="-0.329977712170668" calcext:value-type="float">
            <text:p>-0.329977712170668</text:p>
          </table:table-cell>
          <table:table-cell office:value-type="float" office:value="-0.321510944780109" calcext:value-type="float">
            <text:p>-0.321510944780109</text:p>
          </table:table-cell>
          <table:table-cell office:value-type="float" office:value="-0.330211075718707" calcext:value-type="float">
            <text:p>-0.330211075718707</text:p>
          </table:table-cell>
          <table:table-cell office:value-type="float" office:value="-0.322293949813778" calcext:value-type="float">
            <text:p>-0.322293949813778</text:p>
          </table:table-cell>
          <table:table-cell office:value-type="float" office:value="-0.31889550636043" calcext:value-type="float">
            <text:p>-0.31889550636043</text:p>
          </table:table-cell>
          <table:table-cell office:value-type="float" office:value="-0.312009479220539" calcext:value-type="float">
            <text:p>-0.312009479220539</text:p>
          </table:table-cell>
          <table:table-cell office:value-type="float" office:value="-0.318810901418619" calcext:value-type="float">
            <text:p>-0.318810901418619</text:p>
          </table:table-cell>
          <table:table-cell office:value-type="float" office:value="-0.320089811909535" calcext:value-type="float">
            <text:p>-0.320089811909535</text:p>
          </table:table-cell>
          <table:table-cell office:value-type="float" office:value="-0.322131937338617" calcext:value-type="float">
            <text:p>-0.322131937338617</text:p>
          </table:table-cell>
          <table:table-cell office:value-type="float" office:value="-0.319865733255809" calcext:value-type="float">
            <text:p>-0.319865733255809</text:p>
          </table:table-cell>
          <table:table-cell office:value-type="float" office:value="-0.316615203956544" calcext:value-type="float">
            <text:p>-0.316615203956544</text:p>
          </table:table-cell>
          <table:table-cell office:value-type="float" office:value="-0.317330598444559" calcext:value-type="float">
            <text:p>-0.317330598444559</text:p>
          </table:table-cell>
          <table:table-cell office:value-type="float" office:value="-0.327141151089965" calcext:value-type="float">
            <text:p>-0.327141151089965</text:p>
          </table:table-cell>
          <table:table-cell office:value-type="float" office:value="-0.314742087178861" calcext:value-type="float">
            <text:p>-0.314742087178861</text:p>
          </table:table-cell>
          <table:table-cell office:value-type="float" office:value="-0.320068942622225" calcext:value-type="float">
            <text:p>-0.320068942622225</text:p>
          </table:table-cell>
          <table:table-cell office:value-type="float" office:value="-0.318159098668784" calcext:value-type="float">
            <text:p>-0.318159098668784</text:p>
          </table:table-cell>
          <table:table-cell office:value-type="float" office:value="-0.318395790788166" calcext:value-type="float">
            <text:p>-0.318395790788166</text:p>
          </table:table-cell>
          <table:table-cell office:value-type="float" office:value="-0.331237414849303" calcext:value-type="float">
            <text:p>-0.331237414849303</text:p>
          </table:table-cell>
          <table:table-cell office:value-type="float" office:value="-0.319236560594966" calcext:value-type="float">
            <text:p>-0.319236560594966</text:p>
          </table:table-cell>
          <table:table-cell office:value-type="float" office:value="-0.333217733243992" calcext:value-type="float">
            <text:p>-0.333217733243992</text:p>
          </table:table-cell>
          <table:table-cell office:value-type="float" office:value="-0.321220102768163" calcext:value-type="float">
            <text:p>-0.321220102768163</text:p>
          </table:table-cell>
          <table:table-cell office:value-type="float" office:value="-0.320342295340671" calcext:value-type="float">
            <text:p>-0.320342295340671</text:p>
          </table:table-cell>
          <table:table-cell office:value-type="float" office:value="-0.314776235456608" calcext:value-type="float">
            <text:p>-0.314776235456608</text:p>
          </table:table-cell>
          <table:table-cell office:value-type="float" office:value="-0.310812821728379" calcext:value-type="float">
            <text:p>-0.310812821728379</text:p>
          </table:table-cell>
          <table:table-cell office:value-type="float" office:value="-0.320260800879424" calcext:value-type="float">
            <text:p>-0.320260800879424</text:p>
          </table:table-cell>
          <table:table-cell office:value-type="float" office:value="-0.316582330482397" calcext:value-type="float">
            <text:p>-0.316582330482397</text:p>
          </table:table-cell>
          <table:table-cell office:value-type="float" office:value="-0.318138467675519" calcext:value-type="float">
            <text:p>-0.318138467675519</text:p>
          </table:table-cell>
          <table:table-cell office:value-type="float" office:value="-0.309022975527015" calcext:value-type="float">
            <text:p>-0.309022975527015</text:p>
          </table:table-cell>
          <table:table-cell office:value-type="float" office:value="-0.32362126925239" calcext:value-type="float">
            <text:p>-0.32362126925239</text:p>
          </table:table-cell>
          <table:table-cell office:value-type="float" office:value="-0.316424171308855" calcext:value-type="float">
            <text:p>-0.316424171308855</text:p>
          </table:table-cell>
          <table:table-cell office:value-type="float" office:value="-0.311070938515794" calcext:value-type="float">
            <text:p>-0.311070938515794</text:p>
          </table:table-cell>
          <table:table-cell office:value-type="float" office:value="-0.314195968028071" calcext:value-type="float">
            <text:p>-0.314195968028071</text:p>
          </table:table-cell>
          <table:table-cell office:value-type="float" office:value="-0.301675939213633" calcext:value-type="float">
            <text:p>-0.301675939213633</text:p>
          </table:table-cell>
          <table:table-cell office:value-type="float" office:value="-0.299369866486916" calcext:value-type="float">
            <text:p>-0.299369866486916</text:p>
          </table:table-cell>
          <table:table-cell office:value-type="float" office:value="-0.306761202749388" calcext:value-type="float">
            <text:p>-0.306761202749388</text:p>
          </table:table-cell>
          <table:table-cell office:value-type="float" office:value="-0.306332821628523" calcext:value-type="float">
            <text:p>-0.306332821628523</text:p>
          </table:table-cell>
          <table:table-cell office:value-type="float" office:value="-0.30697741313429" calcext:value-type="float">
            <text:p>-0.30697741313429</text:p>
          </table:table-cell>
          <table:table-cell office:value-type="float" office:value="-0.305353771935032" calcext:value-type="float">
            <text:p>-0.305353771935032</text:p>
          </table:table-cell>
          <table:table-cell office:value-type="float" office:value="-0.293285393253862" calcext:value-type="float">
            <text:p>-0.293285393253862</text:p>
          </table:table-cell>
          <table:table-cell office:value-type="float" office:value="-0.299984041360749" calcext:value-type="float">
            <text:p>-0.299984041360749</text:p>
          </table:table-cell>
          <table:table-cell office:value-type="float" office:value="-0.303428421358234" calcext:value-type="float">
            <text:p>-0.303428421358234</text:p>
          </table:table-cell>
          <table:table-cell office:value-type="float" office:value="-0.30500026589792" calcext:value-type="float">
            <text:p>-0.30500026589792</text:p>
          </table:table-cell>
          <table:table-cell office:value-type="float" office:value="-0.304927269128386" calcext:value-type="float">
            <text:p>-0.304927269128386</text:p>
          </table:table-cell>
          <table:table-cell office:value-type="float" office:value="-0.28644364047993" calcext:value-type="float">
            <text:p>-0.28644364047993</text:p>
          </table:table-cell>
          <table:table-cell office:value-type="float" office:value="-0.282379059538438" calcext:value-type="float">
            <text:p>-0.282379059538438</text:p>
          </table:table-cell>
          <table:table-cell office:value-type="float" office:value="-0.287628419388454" calcext:value-type="float">
            <text:p>-0.287628419388454</text:p>
          </table:table-cell>
          <table:table-cell office:value-type="float" office:value="-0.290445938638561" calcext:value-type="float">
            <text:p>-0.290445938638561</text:p>
          </table:table-cell>
          <table:table-cell office:value-type="float" office:value="-0.291721474336481" calcext:value-type="float">
            <text:p>-0.291721474336481</text:p>
          </table:table-cell>
          <table:table-cell office:value-type="float" office:value="-0.286604226162647" calcext:value-type="float">
            <text:p>-0.286604226162647</text:p>
          </table:table-cell>
          <table:table-cell office:value-type="float" office:value="-0.28239272783263" calcext:value-type="float">
            <text:p>-0.28239272783263</text:p>
          </table:table-cell>
          <table:table-cell office:value-type="float" office:value="-0.285044378041452" calcext:value-type="float">
            <text:p>-0.285044378041452</text:p>
          </table:table-cell>
          <table:table-cell office:value-type="float" office:value="-0.289006392622194" calcext:value-type="float">
            <text:p>-0.289006392622194</text:p>
          </table:table-cell>
          <table:table-cell office:value-type="float" office:value="-0.29034701770143" calcext:value-type="float">
            <text:p>-0.29034701770143</text:p>
          </table:table-cell>
          <table:table-cell office:value-type="float" office:value="-0.284881085563706" calcext:value-type="float">
            <text:p>-0.284881085563706</text:p>
          </table:table-cell>
          <table:table-cell office:value-type="float" office:value="-0.271293670050565" calcext:value-type="float">
            <text:p>-0.271293670050565</text:p>
          </table:table-cell>
          <table:table-cell office:value-type="float" office:value="-0.283157245659972" calcext:value-type="float">
            <text:p>-0.283157245659972</text:p>
          </table:table-cell>
          <table:table-cell office:value-type="float" office:value="-0.279374288361877" calcext:value-type="float">
            <text:p>-0.279374288361877</text:p>
          </table:table-cell>
          <table:table-cell office:value-type="float" office:value="-0.269990802283915" calcext:value-type="float">
            <text:p>-0.269990802283915</text:p>
          </table:table-cell>
          <table:table-cell office:value-type="float" office:value="-0.264453415913851" calcext:value-type="float">
            <text:p>-0.264453415913851</text:p>
          </table:table-cell>
          <table:table-cell office:value-type="float" office:value="-0.264982337280456" calcext:value-type="float">
            <text:p>-0.264982337280456</text:p>
          </table:table-cell>
          <table:table-cell office:value-type="float" office:value="-0.276891264166826" calcext:value-type="float">
            <text:p>-0.276891264166826</text:p>
          </table:table-cell>
          <table:table-cell office:value-type="float" office:value="-0.265923141906087" calcext:value-type="float">
            <text:p>-0.265923141906087</text:p>
          </table:table-cell>
          <table:table-cell office:value-type="float" office:value="-0.272924290937389" calcext:value-type="float">
            <text:p>-0.272924290937389</text:p>
          </table:table-cell>
          <table:table-cell office:value-type="float" office:value="-0.266914919111741" calcext:value-type="float">
            <text:p>-0.266914919111741</text:p>
          </table:table-cell>
          <table:table-cell office:value-type="float" office:value="-0.264977030021753" calcext:value-type="float">
            <text:p>-0.264977030021753</text:p>
          </table:table-cell>
          <table:table-cell office:value-type="float" office:value="-0.264884772909406" calcext:value-type="float">
            <text:p>-0.264884772909406</text:p>
          </table:table-cell>
          <table:table-cell office:value-type="float" office:value="-0.266416773318218" calcext:value-type="float">
            <text:p>-0.266416773318218</text:p>
          </table:table-cell>
          <table:table-cell office:value-type="float" office:value="-0.265618158831276" calcext:value-type="float">
            <text:p>-0.265618158831276</text:p>
          </table:table-cell>
          <table:table-cell office:value-type="float" office:value="-0.253818113996822" calcext:value-type="float">
            <text:p>-0.253818113996822</text:p>
          </table:table-cell>
          <table:table-cell office:value-type="float" office:value="-0.251676863121061" calcext:value-type="float">
            <text:p>-0.251676863121061</text:p>
          </table:table-cell>
          <table:table-cell office:value-type="float" office:value="-0.254574779128909" calcext:value-type="float">
            <text:p>-0.254574779128909</text:p>
          </table:table-cell>
          <table:table-cell office:value-type="float" office:value="-0.248444560635437" calcext:value-type="float">
            <text:p>-0.248444560635437</text:p>
          </table:table-cell>
          <table:table-cell office:value-type="float" office:value="-0.249662567284036" calcext:value-type="float">
            <text:p>-0.249662567284036</text:p>
          </table:table-cell>
          <table:table-cell office:value-type="float" office:value="-0.249901492287568" calcext:value-type="float">
            <text:p>-0.249901492287568</text:p>
          </table:table-cell>
          <table:table-cell office:value-type="float" office:value="-0.244777230641704" calcext:value-type="float">
            <text:p>-0.244777230641704</text:p>
          </table:table-cell>
          <table:table-cell office:value-type="float" office:value="-0.241802643865803" calcext:value-type="float">
            <text:p>-0.241802643865803</text:p>
          </table:table-cell>
          <table:table-cell office:value-type="float" office:value="-0.240803419299142" calcext:value-type="float">
            <text:p>-0.240803419299142</text:p>
          </table:table-cell>
          <table:table-cell office:value-type="float" office:value="-0.251252284037004" calcext:value-type="float">
            <text:p>-0.251252284037004</text:p>
          </table:table-cell>
          <table:table-cell office:value-type="float" office:value="-0.240424902647478" calcext:value-type="float">
            <text:p>-0.240424902647478</text:p>
          </table:table-cell>
          <table:table-cell office:value-type="float" office:value="-0.242928960636203" calcext:value-type="float">
            <text:p>-0.242928960636203</text:p>
          </table:table-cell>
          <table:table-cell office:value-type="float" office:value="-0.238190023598284" calcext:value-type="float">
            <text:p>-0.238190023598284</text:p>
          </table:table-cell>
          <table:table-cell office:value-type="float" office:value="-0.234911551306056" calcext:value-type="float">
            <text:p>-0.234911551306056</text:p>
          </table:table-cell>
          <table:table-cell office:value-type="float" office:value="-0.234774230136511" calcext:value-type="float">
            <text:p>-0.234774230136511</text:p>
          </table:table-cell>
          <table:table-cell office:value-type="float" office:value="-0.232203158749761" calcext:value-type="float">
            <text:p>-0.232203158749761</text:p>
          </table:table-cell>
          <table:table-cell office:value-type="float" office:value="-0.236085118905566" calcext:value-type="float">
            <text:p>-0.236085118905566</text:p>
          </table:table-cell>
          <table:table-cell office:value-type="float" office:value="-0.24406330692886" calcext:value-type="float">
            <text:p>-0.24406330692886</text:p>
          </table:table-cell>
          <table:table-cell office:value-type="float" office:value="-0.240843307415926" calcext:value-type="float">
            <text:p>-0.240843307415926</text:p>
          </table:table-cell>
          <table:table-cell office:value-type="float" office:value="-0.233583959065895" calcext:value-type="float">
            <text:p>-0.233583959065895</text:p>
          </table:table-cell>
          <table:table-cell office:value-type="float" office:value="-0.23512058108595" calcext:value-type="float">
            <text:p>-0.23512058108595</text:p>
          </table:table-cell>
          <table:table-cell office:value-type="float" office:value="-0.230627248110134" calcext:value-type="float">
            <text:p>-0.230627248110134</text:p>
          </table:table-cell>
          <table:table-cell office:value-type="float" office:value="-0.238135202015668" calcext:value-type="float">
            <text:p>-0.238135202015668</text:p>
          </table:table-cell>
          <table:table-cell office:value-type="float" office:value="-0.24171394183483" calcext:value-type="float">
            <text:p>-0.24171394183483</text:p>
          </table:table-cell>
          <table:table-cell office:value-type="float" office:value="-0.240156092197058" calcext:value-type="float">
            <text:p>-0.240156092197058</text:p>
          </table:table-cell>
          <table:table-cell office:value-type="float" office:value="-0.254044399159174" calcext:value-type="float">
            <text:p>-0.254044399159174</text:p>
          </table:table-cell>
          <table:table-cell office:value-type="float" office:value="-0.255880387452704" calcext:value-type="float">
            <text:p>-0.255880387452704</text:p>
          </table:table-cell>
          <table:table-cell office:value-type="float" office:value="-0.250613841125776" calcext:value-type="float">
            <text:p>-0.250613841125776</text:p>
          </table:table-cell>
          <table:table-cell office:value-type="float" office:value="-0.258962514196199" calcext:value-type="float">
            <text:p>-0.258962514196199</text:p>
          </table:table-cell>
          <table:table-cell office:value-type="float" office:value="-0.265340520236555" calcext:value-type="float">
            <text:p>-0.265340520236555</text:p>
          </table:table-cell>
          <table:table-cell office:value-type="float" office:value="-0.255211368384661" calcext:value-type="float">
            <text:p>-0.255211368384661</text:p>
          </table:table-cell>
          <table:table-cell office:value-type="float" office:value="-0.264007552178555" calcext:value-type="float">
            <text:p>-0.264007552178555</text:p>
          </table:table-cell>
          <table:table-cell office:value-type="float" office:value="-0.282695624802689" calcext:value-type="float">
            <text:p>-0.282695624802689</text:p>
          </table:table-cell>
          <table:table-cell office:value-type="float" office:value="-0.291962904587315" calcext:value-type="float">
            <text:p>-0.291962904587315</text:p>
          </table:table-cell>
          <table:table-cell office:value-type="float" office:value="-0.271612633794905" calcext:value-type="float">
            <text:p>-0.271612633794905</text:p>
          </table:table-cell>
          <table:table-cell office:value-type="float" office:value="-0.287346112142903" calcext:value-type="float">
            <text:p>-0.287346112142903</text:p>
          </table:table-cell>
          <table:table-cell office:value-type="float" office:value="-0.286834052831202" calcext:value-type="float">
            <text:p>-0.286834052831202</text:p>
          </table:table-cell>
          <table:table-cell office:value-type="float" office:value="-0.291097538047616" calcext:value-type="float">
            <text:p>-0.291097538047616</text:p>
          </table:table-cell>
          <table:table-cell office:value-type="float" office:value="-0.27598742259485" calcext:value-type="float">
            <text:p>-0.27598742259485</text:p>
          </table:table-cell>
          <table:table-cell office:value-type="float" office:value="-0.278949750919743" calcext:value-type="float">
            <text:p>-0.278949750919743</text:p>
          </table:table-cell>
          <table:table-cell office:value-type="float" office:value="-0.28402135100764" calcext:value-type="float">
            <text:p>-0.28402135100764</text:p>
          </table:table-cell>
          <table:table-cell office:value-type="float" office:value="-0.286475429236812" calcext:value-type="float">
            <text:p>-0.286475429236812</text:p>
          </table:table-cell>
          <table:table-cell office:value-type="float" office:value="-0.289207621273772" calcext:value-type="float">
            <text:p>-0.289207621273772</text:p>
          </table:table-cell>
          <table:table-cell office:value-type="float" office:value="-0.297270244693195" calcext:value-type="float">
            <text:p>-0.297270244693195</text:p>
          </table:table-cell>
          <table:table-cell office:value-type="float" office:value="-0.293319244109862" calcext:value-type="float">
            <text:p>-0.293319244109862</text:p>
          </table:table-cell>
          <table:table-cell office:value-type="float" office:value="-0.293883025131953" calcext:value-type="float">
            <text:p>-0.293883025131953</text:p>
          </table:table-cell>
          <table:table-cell office:value-type="float" office:value="-0.283523826812059" calcext:value-type="float">
            <text:p>-0.283523826812059</text:p>
          </table:table-cell>
          <table:table-cell office:value-type="float" office:value="-0.289700090771603" calcext:value-type="float">
            <text:p>-0.289700090771603</text:p>
          </table:table-cell>
          <table:table-cell office:value-type="float" office:value="-0.296158735328842" calcext:value-type="float">
            <text:p>-0.296158735328842</text:p>
          </table:table-cell>
          <table:table-cell office:value-type="float" office:value="-0.298108360820738" calcext:value-type="float">
            <text:p>-0.298108360820738</text:p>
          </table:table-cell>
          <table:table-cell office:value-type="float" office:value="-0.282581511892977" calcext:value-type="float">
            <text:p>-0.282581511892977</text:p>
          </table:table-cell>
          <table:table-cell office:value-type="float" office:value="-0.288569681941091" calcext:value-type="float">
            <text:p>-0.288569681941091</text:p>
          </table:table-cell>
          <table:table-cell office:value-type="float" office:value="-0.297879889407413" calcext:value-type="float">
            <text:p>-0.297879889407413</text:p>
          </table:table-cell>
          <table:table-cell office:value-type="float" office:value="-0.296843373918093" calcext:value-type="float">
            <text:p>-0.296843373918093</text:p>
          </table:table-cell>
          <table:table-cell office:value-type="float" office:value="-0.286943978739346" calcext:value-type="float">
            <text:p>-0.286943978739346</text:p>
          </table:table-cell>
          <table:table-cell office:value-type="float" office:value="-0.285635243930056" calcext:value-type="float">
            <text:p>-0.285635243930056</text:p>
          </table:table-cell>
          <table:table-cell office:value-type="float" office:value="-0.310084684691945" calcext:value-type="float">
            <text:p>-0.310084684691945</text:p>
          </table:table-cell>
          <table:table-cell office:value-type="float" office:value="-0.288470538004776" calcext:value-type="float">
            <text:p>-0.288470538004776</text:p>
          </table:table-cell>
          <table:table-cell office:value-type="float" office:value="-0.292515857286583" calcext:value-type="float">
            <text:p>-0.292515857286583</text:p>
          </table:table-cell>
          <table:table-cell office:value-type="float" office:value="-0.309168500224222" calcext:value-type="float">
            <text:p>-0.309168500224222</text:p>
          </table:table-cell>
          <table:table-cell office:value-type="float" office:value="-0.30406107010907" calcext:value-type="float">
            <text:p>-0.30406107010907</text:p>
          </table:table-cell>
          <table:table-cell office:value-type="float" office:value="-0.290992209751674" calcext:value-type="float">
            <text:p>-0.290992209751674</text:p>
          </table:table-cell>
          <table:table-cell office:value-type="float" office:value="-0.301241531576604" calcext:value-type="float">
            <text:p>-0.301241531576604</text:p>
          </table:table-cell>
          <table:table-cell office:value-type="float" office:value="-0.296606405231675" calcext:value-type="float">
            <text:p>-0.296606405231675</text:p>
          </table:table-cell>
          <table:table-cell office:value-type="float" office:value="-0.286516491750497" calcext:value-type="float">
            <text:p>-0.286516491750497</text:p>
          </table:table-cell>
          <table:table-cell office:value-type="float" office:value="-0.290665025502474" calcext:value-type="float">
            <text:p>-0.290665025502474</text:p>
          </table:table-cell>
          <table:table-cell office:value-type="float" office:value="-0.29474435354235" calcext:value-type="float">
            <text:p>-0.29474435354235</text:p>
          </table:table-cell>
          <table:table-cell office:value-type="float" office:value="-0.290341128290842" calcext:value-type="float">
            <text:p>-0.290341128290842</text:p>
          </table:table-cell>
          <table:table-cell office:value-type="float" office:value="-0.284087827243771" calcext:value-type="float">
            <text:p>-0.284087827243771</text:p>
          </table:table-cell>
          <table:table-cell office:value-type="float" office:value="-0.285658735440771" calcext:value-type="float">
            <text:p>-0.285658735440771</text:p>
          </table:table-cell>
          <table:table-cell office:value-type="float" office:value="-0.304381007450212" calcext:value-type="float">
            <text:p>-0.304381007450212</text:p>
          </table:table-cell>
          <table:table-cell office:value-type="float" office:value="-0.307018047567566" calcext:value-type="float">
            <text:p>-0.307018047567566</text:p>
          </table:table-cell>
          <table:table-cell office:value-type="float" office:value="-0.287068680447321" calcext:value-type="float">
            <text:p>-0.287068680447321</text:p>
          </table:table-cell>
          <table:table-cell office:value-type="float" office:value="-0.288267867895089" calcext:value-type="float">
            <text:p>-0.288267867895089</text:p>
          </table:table-cell>
          <table:table-cell office:value-type="float" office:value="-0.288029703174815" calcext:value-type="float">
            <text:p>-0.288029703174815</text:p>
          </table:table-cell>
          <table:table-cell office:value-type="float" office:value="-0.287985178742106" calcext:value-type="float">
            <text:p>-0.287985178742106</text:p>
          </table:table-cell>
          <table:table-cell office:value-type="float" office:value="-0.289441398870907" calcext:value-type="float">
            <text:p>-0.289441398870907</text:p>
          </table:table-cell>
          <table:table-cell office:value-type="float" office:value="-0.288578519226877" calcext:value-type="float">
            <text:p>-0.288578519226877</text:p>
          </table:table-cell>
          <table:table-cell office:value-type="float" office:value="-0.282794212863691" calcext:value-type="float">
            <text:p>-0.282794212863691</text:p>
          </table:table-cell>
          <table:table-cell office:value-type="float" office:value="-0.293598359515312" calcext:value-type="float">
            <text:p>-0.293598359515312</text:p>
          </table:table-cell>
          <table:table-cell office:value-type="float" office:value="-0.294539602273731" calcext:value-type="float">
            <text:p>-0.294539602273731</text:p>
          </table:table-cell>
          <table:table-cell office:value-type="float" office:value="-0.291971217391592" calcext:value-type="float">
            <text:p>-0.291971217391592</text:p>
          </table:table-cell>
          <table:table-cell office:value-type="float" office:value="-0.291899649498828" calcext:value-type="float">
            <text:p>-0.291899649498828</text:p>
          </table:table-cell>
          <table:table-cell office:value-type="float" office:value="-0.280526311085063" calcext:value-type="float">
            <text:p>-0.280526311085063</text:p>
          </table:table-cell>
          <table:table-cell office:value-type="float" office:value="-0.281275482062864" calcext:value-type="float">
            <text:p>-0.281275482062864</text:p>
          </table:table-cell>
          <table:table-cell office:value-type="float" office:value="-0.277399139733381" calcext:value-type="float">
            <text:p>-0.277399139733381</text:p>
          </table:table-cell>
          <table:table-cell office:value-type="float" office:value="-0.278663125247453" calcext:value-type="float">
            <text:p>-0.278663125247453</text:p>
          </table:table-cell>
          <table:table-cell office:value-type="float" office:value="-0.274522791751553" calcext:value-type="float">
            <text:p>-0.274522791751553</text:p>
          </table:table-cell>
          <table:table-cell office:value-type="float" office:value="-0.285636985846205" calcext:value-type="float">
            <text:p>-0.285636985846205</text:p>
          </table:table-cell>
          <table:table-cell office:value-type="float" office:value="-0.286411489137122" calcext:value-type="float">
            <text:p>-0.286411489137122</text:p>
          </table:table-cell>
          <table:table-cell office:value-type="float" office:value="-0.292108553052606" calcext:value-type="float">
            <text:p>-0.292108553052606</text:p>
          </table:table-cell>
          <table:table-cell office:value-type="float" office:value="-0.282676639140186" calcext:value-type="float">
            <text:p>-0.282676639140186</text:p>
          </table:table-cell>
          <table:table-cell office:value-type="float" office:value="-0.284276238332977" calcext:value-type="float">
            <text:p>-0.284276238332977</text:p>
          </table:table-cell>
          <table:table-cell office:value-type="float" office:value="-0.29902008969331" calcext:value-type="float">
            <text:p>-0.29902008969331</text:p>
          </table:table-cell>
          <table:table-cell office:value-type="float" office:value="-0.2877627837862" calcext:value-type="float">
            <text:p>-0.2877627837862</text:p>
          </table:table-cell>
          <table:table-cell office:value-type="float" office:value="-0.289389289903363" calcext:value-type="float">
            <text:p>-0.289389289903363</text:p>
          </table:table-cell>
          <table:table-cell office:value-type="float" office:value="-0.28757638297576" calcext:value-type="float">
            <text:p>-0.28757638297576</text:p>
          </table:table-cell>
          <table:table-cell office:value-type="float" office:value="-0.288529707524371" calcext:value-type="float">
            <text:p>-0.288529707524371</text:p>
          </table:table-cell>
          <table:table-cell office:value-type="float" office:value="-0.287754143005213" calcext:value-type="float">
            <text:p>-0.287754143005213</text:p>
          </table:table-cell>
          <table:table-cell office:value-type="float" office:value="-0.284304154684099" calcext:value-type="float">
            <text:p>-0.284304154684099</text:p>
          </table:table-cell>
          <table:table-cell office:value-type="float" office:value="-0.281589830812902" calcext:value-type="float">
            <text:p>-0.281589830812902</text:p>
          </table:table-cell>
          <table:table-cell office:value-type="float" office:value="-0.281251354446853" calcext:value-type="float">
            <text:p>-0.281251354446853</text:p>
          </table:table-cell>
          <table:table-cell office:value-type="float" office:value="-0.302882330424612" calcext:value-type="float">
            <text:p>-0.302882330424612</text:p>
          </table:table-cell>
          <table:table-cell office:value-type="float" office:value="-0.292694075159801" calcext:value-type="float">
            <text:p>-0.292694075159801</text:p>
          </table:table-cell>
          <table:table-cell office:value-type="float" office:value="-0.299086554862538" calcext:value-type="float">
            <text:p>-0.299086554862538</text:p>
          </table:table-cell>
          <table:table-cell office:value-type="float" office:value="-0.293731423505652" calcext:value-type="float">
            <text:p>-0.293731423505652</text:p>
          </table:table-cell>
          <table:table-cell office:value-type="float" office:value="-0.293917752384741" calcext:value-type="float">
            <text:p>-0.293917752384741</text:p>
          </table:table-cell>
          <table:table-cell office:value-type="float" office:value="-0.296249923884805" calcext:value-type="float">
            <text:p>-0.296249923884805</text:p>
          </table:table-cell>
          <table:table-cell office:value-type="float" office:value="-0.287846505602093" calcext:value-type="float">
            <text:p>-0.287846505602093</text:p>
          </table:table-cell>
          <table:table-cell office:value-type="float" office:value="-0.306197087441586" calcext:value-type="float">
            <text:p>-0.306197087441586</text:p>
          </table:table-cell>
          <table:table-cell office:value-type="float" office:value="-0.306130760962146" calcext:value-type="float">
            <text:p>-0.306130760962146</text:p>
          </table:table-cell>
          <table:table-cell office:value-type="float" office:value="-0.30542892747276" calcext:value-type="float">
            <text:p>-0.30542892747276</text:p>
          </table:table-cell>
          <table:table-cell office:value-type="float" office:value="-0.304912844660661" calcext:value-type="float">
            <text:p>-0.304912844660661</text:p>
          </table:table-cell>
          <table:table-cell office:value-type="float" office:value="-0.310096597169823" calcext:value-type="float">
            <text:p>-0.310096597169823</text:p>
          </table:table-cell>
          <table:table-cell office:value-type="float" office:value="-0.297585403879436" calcext:value-type="float">
            <text:p>-0.297585403879436</text:p>
          </table:table-cell>
          <table:table-cell office:value-type="float" office:value="-0.315034552616182" calcext:value-type="float">
            <text:p>-0.315034552616182</text:p>
          </table:table-cell>
          <table:table-cell office:value-type="float" office:value="-0.317425701524307" calcext:value-type="float">
            <text:p>-0.317425701524307</text:p>
          </table:table-cell>
          <table:table-cell office:value-type="float" office:value="-0.314866875205003" calcext:value-type="float">
            <text:p>-0.314866875205003</text:p>
          </table:table-cell>
          <table:table-cell office:value-type="float" office:value="-0.312295319287836" calcext:value-type="float">
            <text:p>-0.312295319287836</text:p>
          </table:table-cell>
          <table:table-cell office:value-type="float" office:value="-0.314524129117907" calcext:value-type="float">
            <text:p>-0.314524129117907</text:p>
          </table:table-cell>
          <table:table-cell office:value-type="float" office:value="-0.307151576984355" calcext:value-type="float">
            <text:p>-0.307151576984355</text:p>
          </table:table-cell>
          <table:table-cell office:value-type="float" office:value="-0.304237961509943" calcext:value-type="float">
            <text:p>-0.304237961509943</text:p>
          </table:table-cell>
          <table:table-cell office:value-type="float" office:value="-0.315913483192173" calcext:value-type="float">
            <text:p>-0.315913483192173</text:p>
          </table:table-cell>
          <table:table-cell office:value-type="float" office:value="-0.313616060587331" calcext:value-type="float">
            <text:p>-0.313616060587331</text:p>
          </table:table-cell>
          <table:table-cell office:value-type="float" office:value="-0.326067158866127" calcext:value-type="float">
            <text:p>-0.326067158866127</text:p>
          </table:table-cell>
          <table:table-cell office:value-type="float" office:value="-0.315391743241954" calcext:value-type="float">
            <text:p>-0.315391743241954</text:p>
          </table:table-cell>
          <table:table-cell office:value-type="float" office:value="-0.316835164582837" calcext:value-type="float">
            <text:p>-0.316835164582837</text:p>
          </table:table-cell>
          <table:table-cell office:value-type="float" office:value="-0.303228961585478" calcext:value-type="float">
            <text:p>-0.303228961585478</text:p>
          </table:table-cell>
          <table:table-cell office:value-type="float" office:value="-0.312120736235511" calcext:value-type="float">
            <text:p>-0.312120736235511</text:p>
          </table:table-cell>
          <table:table-cell office:value-type="float" office:value="-0.315397031924742" calcext:value-type="float">
            <text:p>-0.315397031924742</text:p>
          </table:table-cell>
          <table:table-cell office:value-type="float" office:value="-0.32390530067808" calcext:value-type="float">
            <text:p>-0.32390530067808</text:p>
          </table:table-cell>
          <table:table-cell office:value-type="float" office:value="-0.331536364152524" calcext:value-type="float">
            <text:p>-0.331536364152524</text:p>
          </table:table-cell>
          <table:table-cell office:value-type="float" office:value="-0.307665093232113" calcext:value-type="float">
            <text:p>-0.307665093232113</text:p>
          </table:table-cell>
          <table:table-cell office:value-type="float" office:value="-0.320815288347292" calcext:value-type="float">
            <text:p>-0.320815288347292</text:p>
          </table:table-cell>
          <table:table-cell office:value-type="float" office:value="-0.340505399614935" calcext:value-type="float">
            <text:p>-0.340505399614935</text:p>
          </table:table-cell>
          <table:table-cell office:value-type="float" office:value="-0.326331029441851" calcext:value-type="float">
            <text:p>-0.326331029441851</text:p>
          </table:table-cell>
          <table:table-cell office:value-type="float" office:value="-0.308065009646738" calcext:value-type="float">
            <text:p>-0.308065009646738</text:p>
          </table:table-cell>
          <table:table-cell office:value-type="float" office:value="-0.316273028759489" calcext:value-type="float">
            <text:p>-0.316273028759489</text:p>
          </table:table-cell>
          <table:table-cell office:value-type="float" office:value="-0.316674622913371" calcext:value-type="float">
            <text:p>-0.316674622913371</text:p>
          </table:table-cell>
          <table:table-cell office:value-type="float" office:value="-0.321478278352404" calcext:value-type="float">
            <text:p>-0.321478278352404</text:p>
          </table:table-cell>
          <table:table-cell office:value-type="float" office:value="-0.330467024131917" calcext:value-type="float">
            <text:p>-0.330467024131917</text:p>
          </table:table-cell>
          <table:table-cell office:value-type="float" office:value="-0.333337673227718" calcext:value-type="float">
            <text:p>-0.333337673227718</text:p>
          </table:table-cell>
          <table:table-cell office:value-type="float" office:value="-0.335626464871049" calcext:value-type="float">
            <text:p>-0.335626464871049</text:p>
          </table:table-cell>
          <table:table-cell office:value-type="float" office:value="-0.316033998588816" calcext:value-type="float">
            <text:p>-0.316033998588816</text:p>
          </table:table-cell>
          <table:table-cell office:value-type="float" office:value="-0.305822076591291" calcext:value-type="float">
            <text:p>-0.305822076591291</text:p>
          </table:table-cell>
          <table:table-cell office:value-type="float" office:value="-0.338284191133845" calcext:value-type="float">
            <text:p>-0.338284191133845</text:p>
          </table:table-cell>
          <table:table-cell office:value-type="float" office:value="-0.310313608008996" calcext:value-type="float">
            <text:p>-0.310313608008996</text:p>
          </table:table-cell>
          <table:table-cell office:value-type="float" office:value="-0.310745316914584" calcext:value-type="float">
            <text:p>-0.310745316914584</text:p>
          </table:table-cell>
          <table:table-cell office:value-type="float" office:value="-0.305034991878968" calcext:value-type="float">
            <text:p>-0.305034991878968</text:p>
          </table:table-cell>
          <table:table-cell office:value-type="float" office:value="-0.301229118831313" calcext:value-type="float">
            <text:p>-0.301229118831313</text:p>
          </table:table-cell>
          <table:table-cell office:value-type="float" office:value="-0.345530472859616" calcext:value-type="float">
            <text:p>-0.345530472859616</text:p>
          </table:table-cell>
          <table:table-cell office:value-type="float" office:value="-0.31603533644237" calcext:value-type="float">
            <text:p>-0.31603533644237</text:p>
          </table:table-cell>
          <table:table-cell office:value-type="float" office:value="-0.312099851060398" calcext:value-type="float">
            <text:p>-0.312099851060398</text:p>
          </table:table-cell>
          <table:table-cell office:value-type="float" office:value="-0.325106021399338" calcext:value-type="float">
            <text:p>-0.325106021399338</text:p>
          </table:table-cell>
          <table:table-cell office:value-type="float" office:value="-0.322901687282698" calcext:value-type="float">
            <text:p>-0.322901687282698</text:p>
          </table:table-cell>
          <table:table-cell office:value-type="float" office:value="-0.323166091515515" calcext:value-type="float">
            <text:p>-0.323166091515515</text:p>
          </table:table-cell>
          <table:table-cell office:value-type="float" office:value="-0.308265942892295" calcext:value-type="float">
            <text:p>-0.308265942892295</text:p>
          </table:table-cell>
          <table:table-cell office:value-type="float" office:value="-0.316145778259119" calcext:value-type="float">
            <text:p>-0.316145778259119</text:p>
          </table:table-cell>
          <table:table-cell office:value-type="float" office:value="-0.321070731905859" calcext:value-type="float">
            <text:p>-0.321070731905859</text:p>
          </table:table-cell>
          <table:table-cell office:value-type="float" office:value="-0.328535091061507" calcext:value-type="float">
            <text:p>-0.328535091061507</text:p>
          </table:table-cell>
          <table:table-cell office:value-type="float" office:value="-0.307701634267352" calcext:value-type="float">
            <text:p>-0.307701634267352</text:p>
          </table:table-cell>
          <table:table-cell office:value-type="float" office:value="-0.301503764058749" calcext:value-type="float">
            <text:p>-0.301503764058749</text:p>
          </table:table-cell>
          <table:table-cell office:value-type="float" office:value="-0.307657254232096" calcext:value-type="float">
            <text:p>-0.307657254232096</text:p>
          </table:table-cell>
          <table:table-cell office:value-type="float" office:value="-0.298487431778343" calcext:value-type="float">
            <text:p>-0.298487431778343</text:p>
          </table:table-cell>
          <table:table-cell office:value-type="float" office:value="-0.305359550702145" calcext:value-type="float">
            <text:p>-0.305359550702145</text:p>
          </table:table-cell>
          <table:table-cell office:value-type="float" office:value="-0.286522397756236" calcext:value-type="float">
            <text:p>-0.286522397756236</text:p>
          </table:table-cell>
          <table:table-cell office:value-type="float" office:value="-0.287988435025228" calcext:value-type="float">
            <text:p>-0.287988435025228</text:p>
          </table:table-cell>
          <table:table-cell office:value-type="float" office:value="-0.294687145751235" calcext:value-type="float">
            <text:p>-0.294687145751235</text:p>
          </table:table-cell>
          <table:table-cell office:value-type="float" office:value="-0.294725768402267" calcext:value-type="float">
            <text:p>-0.294725768402267</text:p>
          </table:table-cell>
          <table:table-cell office:value-type="float" office:value="-0.283553077389918" calcext:value-type="float">
            <text:p>-0.283553077389918</text:p>
          </table:table-cell>
          <table:table-cell office:value-type="float" office:value="-0.27782297457732" calcext:value-type="float">
            <text:p>-0.27782297457732</text:p>
          </table:table-cell>
          <table:table-cell office:value-type="float" office:value="-0.274577070567895" calcext:value-type="float">
            <text:p>-0.274577070567895</text:p>
          </table:table-cell>
          <table:table-cell office:value-type="float" office:value="-0.275697645535612" calcext:value-type="float">
            <text:p>-0.275697645535612</text:p>
          </table:table-cell>
          <table:table-cell office:value-type="float" office:value="-0.27483336071897" calcext:value-type="float">
            <text:p>-0.27483336071897</text:p>
          </table:table-cell>
          <table:table-cell office:value-type="float" office:value="-0.273119635037631" calcext:value-type="float">
            <text:p>-0.273119635037631</text:p>
          </table:table-cell>
          <table:table-cell office:value-type="float" office:value="-0.273610148010822" calcext:value-type="float">
            <text:p>-0.273610148010822</text:p>
          </table:table-cell>
          <table:table-cell office:value-type="float" office:value="-0.274015007804352" calcext:value-type="float">
            <text:p>-0.274015007804352</text:p>
          </table:table-cell>
          <table:table-cell office:value-type="float" office:value="-0.274084661260879" calcext:value-type="float">
            <text:p>-0.274084661260879</text:p>
          </table:table-cell>
          <table:table-cell office:value-type="float" office:value="-0.272773185076848" calcext:value-type="float">
            <text:p>-0.272773185076848</text:p>
          </table:table-cell>
          <table:table-cell office:value-type="float" office:value="-0.272735793653338" calcext:value-type="float">
            <text:p>-0.272735793653338</text:p>
          </table:table-cell>
          <table:table-cell office:value-type="float" office:value="-0.272413835124711" calcext:value-type="float">
            <text:p>-0.272413835124711</text:p>
          </table:table-cell>
          <table:table-cell office:value-type="float" office:value="-0.273151443355001" calcext:value-type="float">
            <text:p>-0.273151443355001</text:p>
          </table:table-cell>
          <table:table-cell office:value-type="float" office:value="-0.272459901622856" calcext:value-type="float">
            <text:p>-0.272459901622856</text:p>
          </table:table-cell>
          <table:table-cell office:value-type="float" office:value="-0.27358363985778" calcext:value-type="float">
            <text:p>-0.27358363985778</text:p>
          </table:table-cell>
          <table:table-cell office:value-type="float" office:value="-0.273253918960914" calcext:value-type="float">
            <text:p>-0.273253918960914</text:p>
          </table:table-cell>
          <table:table-cell office:value-type="float" office:value="-0.272909829124997" calcext:value-type="float">
            <text:p>-0.272909829124997</text:p>
          </table:table-cell>
          <table:table-cell office:value-type="float" office:value="-0.272313417783584" calcext:value-type="float">
            <text:p>-0.272313417783584</text:p>
          </table:table-cell>
          <table:table-cell office:value-type="float" office:value="-0.272119852788551" calcext:value-type="float">
            <text:p>-0.272119852788551</text:p>
          </table:table-cell>
          <table:table-cell office:value-type="float" office:value="-0.271636808449484" calcext:value-type="float">
            <text:p>-0.271636808449484</text:p>
          </table:table-cell>
          <table:table-cell office:value-type="float" office:value="-0.273495014659657" calcext:value-type="float">
            <text:p>-0.273495014659657</text:p>
          </table:table-cell>
          <table:table-cell office:value-type="float" office:value="-0.27208949259098" calcext:value-type="float">
            <text:p>-0.27208949259098</text:p>
          </table:table-cell>
          <table:table-cell office:value-type="float" office:value="-0.272901998073685" calcext:value-type="float">
            <text:p>-0.272901998073685</text:p>
          </table:table-cell>
          <table:table-cell office:value-type="float" office:value="-0.273286112471462" calcext:value-type="float">
            <text:p>-0.273286112471462</text:p>
          </table:table-cell>
          <table:table-cell office:value-type="float" office:value="-0.273685149708967" calcext:value-type="float">
            <text:p>-0.273685149708967</text:p>
          </table:table-cell>
          <table:table-cell office:value-type="float" office:value="-0.273122490669742" calcext:value-type="float">
            <text:p>-0.273122490669742</text:p>
          </table:table-cell>
          <table:table-cell office:value-type="float" office:value="-0.272163367484178" calcext:value-type="float">
            <text:p>-0.272163367484178</text:p>
          </table:table-cell>
          <table:table-cell office:value-type="float" office:value="-0.273165837097429" calcext:value-type="float">
            <text:p>-0.273165837097429</text:p>
          </table:table-cell>
          <table:table-cell office:value-type="float" office:value="-0.273111217658121" calcext:value-type="float">
            <text:p>-0.273111217658121</text:p>
          </table:table-cell>
          <table:table-cell office:value-type="float" office:value="-0.272988729105728" calcext:value-type="float">
            <text:p>-0.272988729105728</text:p>
          </table:table-cell>
          <table:table-cell office:value-type="float" office:value="-0.273627796453567" calcext:value-type="float">
            <text:p>-0.273627796453567</text:p>
          </table:table-cell>
          <table:table-cell office:value-type="float" office:value="-0.272360205644525" calcext:value-type="float">
            <text:p>-0.272360205644525</text:p>
          </table:table-cell>
          <table:table-cell office:value-type="float" office:value="-0.273235079098576" calcext:value-type="float">
            <text:p>-0.273235079098576</text:p>
          </table:table-cell>
          <table:table-cell office:value-type="float" office:value="-0.273011039829693" calcext:value-type="float">
            <text:p>-0.273011039829693</text:p>
          </table:table-cell>
          <table:table-cell office:value-type="float" office:value="-0.273288919361582" calcext:value-type="float">
            <text:p>-0.273288919361582</text:p>
          </table:table-cell>
          <table:table-cell office:value-type="float" office:value="-0.272565456506868" calcext:value-type="float">
            <text:p>-0.272565456506868</text:p>
          </table:table-cell>
          <table:table-cell office:value-type="float" office:value="-0.273184843134737" calcext:value-type="float">
            <text:p>-0.273184843134737</text:p>
          </table:table-cell>
          <table:table-cell office:value-type="float" office:value="-0.273008410086254" calcext:value-type="float">
            <text:p>-0.273008410086254</text:p>
          </table:table-cell>
          <table:table-cell office:value-type="float" office:value="-0.27303534877005" calcext:value-type="float">
            <text:p>-0.27303534877005</text:p>
          </table:table-cell>
          <table:table-cell office:value-type="float" office:value="-0.273395831430326" calcext:value-type="float">
            <text:p>-0.273395831430326</text:p>
          </table:table-cell>
          <table:table-cell office:value-type="float" office:value="-0.273426929279255" calcext:value-type="float">
            <text:p>-0.273426929279255</text:p>
          </table:table-cell>
          <table:table-cell office:value-type="float" office:value="-0.272751076931555" calcext:value-type="float">
            <text:p>-0.272751076931555</text:p>
          </table:table-cell>
          <table:table-cell office:value-type="float" office:value="-0.273192671596558" calcext:value-type="float">
            <text:p>-0.273192671596558</text:p>
          </table:table-cell>
          <table:table-cell office:value-type="float" office:value="-0.272260952747909" calcext:value-type="float">
            <text:p>-0.272260952747909</text:p>
          </table:table-cell>
          <table:table-cell office:value-type="float" office:value="-0.272530986400311" calcext:value-type="float">
            <text:p>-0.272530986400311</text:p>
          </table:table-cell>
          <table:table-cell office:value-type="float" office:value="-0.272545470584643" calcext:value-type="float">
            <text:p>-0.272545470584643</text:p>
          </table:table-cell>
          <table:table-cell office:value-type="float" office:value="-0.272715660186905" calcext:value-type="float">
            <text:p>-0.272715660186905</text:p>
          </table:table-cell>
          <table:table-cell office:value-type="float" office:value="-0.272220968245461" calcext:value-type="float">
            <text:p>-0.272220968245461</text:p>
          </table:table-cell>
          <table:table-cell office:value-type="float" office:value="-0.272437544533994" calcext:value-type="float">
            <text:p>-0.272437544533994</text:p>
          </table:table-cell>
          <table:table-cell office:value-type="float" office:value="-0.272716343921604" calcext:value-type="float">
            <text:p>-0.272716343921604</text:p>
          </table:table-cell>
          <table:table-cell office:value-type="float" office:value="-0.272004496277912" calcext:value-type="float">
            <text:p>-0.272004496277912</text:p>
          </table:table-cell>
          <table:table-cell office:value-type="float" office:value="-0.272582067841048" calcext:value-type="float">
            <text:p>-0.272582067841048</text:p>
          </table:table-cell>
          <table:table-cell office:value-type="float" office:value="-0.272717609788236" calcext:value-type="float">
            <text:p>-0.272717609788236</text:p>
          </table:table-cell>
          <table:table-cell office:value-type="float" office:value="-0.271964834376902" calcext:value-type="float">
            <text:p>-0.271964834376902</text:p>
          </table:table-cell>
          <table:table-cell office:value-type="float" office:value="-0.272703081712907" calcext:value-type="float">
            <text:p>-0.272703081712907</text:p>
          </table:table-cell>
          <table:table-cell office:value-type="float" office:value="-0.272724965481363" calcext:value-type="float">
            <text:p>-0.272724965481363</text:p>
          </table:table-cell>
          <table:table-cell office:value-type="float" office:value="-0.271901787431393" calcext:value-type="float">
            <text:p>-0.271901787431393</text:p>
          </table:table-cell>
          <table:table-cell office:value-type="float" office:value="-0.271971922355939" calcext:value-type="float">
            <text:p>-0.271971922355939</text:p>
          </table:table-cell>
          <table:table-cell office:value-type="float" office:value="-0.27203583154412" calcext:value-type="float">
            <text:p>-0.27203583154412</text:p>
          </table:table-cell>
          <table:table-cell office:value-type="float" office:value="-0.272149284661038" calcext:value-type="float">
            <text:p>-0.272149284661038</text:p>
          </table:table-cell>
          <table:table-cell office:value-type="float" office:value="-0.272493526678664" calcext:value-type="float">
            <text:p>-0.272493526678664</text:p>
          </table:table-cell>
          <table:table-cell office:value-type="float" office:value="-0.272178482567271" calcext:value-type="float">
            <text:p>-0.272178482567271</text:p>
          </table:table-cell>
          <table:table-cell office:value-type="float" office:value="-0.272197371226503" calcext:value-type="float">
            <text:p>-0.272197371226503</text:p>
          </table:table-cell>
          <table:table-cell office:value-type="float" office:value="-0.273326493092324" calcext:value-type="float">
            <text:p>-0.273326493092324</text:p>
          </table:table-cell>
          <table:table-cell office:value-type="float" office:value="-0.272219828682301" calcext:value-type="float">
            <text:p>-0.272219828682301</text:p>
          </table:table-cell>
          <table:table-cell office:value-type="float" office:value="-0.272207527944523" calcext:value-type="float">
            <text:p>-0.272207527944523</text:p>
          </table:table-cell>
          <table:table-cell office:value-type="float" office:value="-0.272008354893368" calcext:value-type="float">
            <text:p>-0.272008354893368</text:p>
          </table:table-cell>
          <table:table-cell office:value-type="float" office:value="-0.273551065007481" calcext:value-type="float">
            <text:p>-0.273551065007481</text:p>
          </table:table-cell>
          <table:table-cell office:value-type="float" office:value="-0.272413880498231" calcext:value-type="float">
            <text:p>-0.272413880498231</text:p>
          </table:table-cell>
          <table:table-cell office:value-type="float" office:value="-0.27156796496792" calcext:value-type="float">
            <text:p>-0.27156796496792</text:p>
          </table:table-cell>
          <table:table-cell office:value-type="float" office:value="-0.271957799195328" calcext:value-type="float">
            <text:p>-0.271957799195328</text:p>
          </table:table-cell>
          <table:table-cell office:value-type="float" office:value="-0.272092385407265" calcext:value-type="float">
            <text:p>-0.272092385407265</text:p>
          </table:table-cell>
          <table:table-cell office:value-type="float" office:value="-0.271571510273614" calcext:value-type="float">
            <text:p>-0.271571510273614</text:p>
          </table:table-cell>
          <table:table-cell office:value-type="float" office:value="-0.272764132393255" calcext:value-type="float">
            <text:p>-0.272764132393255</text:p>
          </table:table-cell>
          <table:table-cell office:value-type="float" office:value="-0.271871754474807" calcext:value-type="float">
            <text:p>-0.271871754474807</text:p>
          </table:table-cell>
          <table:table-cell office:value-type="float" office:value="-0.271920377000378" calcext:value-type="float">
            <text:p>-0.271920377000378</text:p>
          </table:table-cell>
          <table:table-cell office:value-type="float" office:value="-0.272002895802165" calcext:value-type="float">
            <text:p>-0.272002895802165</text:p>
          </table:table-cell>
          <table:table-cell office:value-type="float" office:value="-0.271925259117987" calcext:value-type="float">
            <text:p>-0.271925259117987</text:p>
          </table:table-cell>
          <table:table-cell office:value-type="float" office:value="-0.2721021768612" calcext:value-type="float">
            <text:p>-0.2721021768612</text:p>
          </table:table-cell>
          <table:table-cell office:value-type="float" office:value="-0.272720869234277" calcext:value-type="float">
            <text:p>-0.272720869234277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45628464473524" calcext:value-type="float">
            <text:p>1.45628464473524E-05</text:p>
          </table:table-cell>
          <table:table-cell office:value-type="float" office:value="0.0000573373071494077" calcext:value-type="float">
            <text:p>5.73373071494077E-05</text:p>
          </table:table-cell>
          <table:table-cell office:value-type="float" office:value="-0.0000454855127192122" calcext:value-type="float">
            <text:p>-4.54855127192122E-05</text:p>
          </table:table-cell>
          <table:table-cell office:value-type="float" office:value="0.000060434012902566" calcext:value-type="float">
            <text:p>6.0434012902566E-05</text:p>
          </table:table-cell>
          <table:table-cell office:value-type="float" office:value="-0.0000618739470673035" calcext:value-type="float">
            <text:p>-6.18739470673035E-05</text:p>
          </table:table-cell>
          <table:table-cell office:value-type="float" office:value="0.000057914474780818" calcext:value-type="float">
            <text:p>5.7914474780818E-05</text:p>
          </table:table-cell>
          <table:table-cell office:value-type="float" office:value="-0.00000660769255650395" calcext:value-type="float">
            <text:p>-6.60769255650395E-06</text:p>
          </table:table-cell>
          <table:table-cell office:value-type="float" office:value="-0.000021239836740794" calcext:value-type="float">
            <text:p>-2.1239836740794E-05</text:p>
          </table:table-cell>
          <table:table-cell office:value-type="float" office:value="-0.0000131863945628252" calcext:value-type="float">
            <text:p>-1.31863945628252E-05</text:p>
          </table:table-cell>
          <table:table-cell office:value-type="float" office:value="0.000049523868592638" calcext:value-type="float">
            <text:p>4.9523868592638E-05</text:p>
          </table:table-cell>
          <table:table-cell office:value-type="float" office:value="-0.0000672128676978967" calcext:value-type="float">
            <text:p>-6.72128676978967E-05</text:p>
          </table:table-cell>
          <table:table-cell office:value-type="float" office:value="0.0000657417594311371" calcext:value-type="float">
            <text:p>6.57417594311371E-05</text:p>
          </table:table-cell>
          <table:table-cell office:value-type="float" office:value="-0.000000833918968046188" calcext:value-type="float">
            <text:p>-8.33918968046188E-07</text:p>
          </table:table-cell>
          <table:table-cell office:value-type="float" office:value="-0.0000534226077427702" calcext:value-type="float">
            <text:p>-5.34226077427702E-05</text:p>
          </table:table-cell>
          <table:table-cell office:value-type="float" office:value="0.0000616435033433671" calcext:value-type="float">
            <text:p>6.16435033433671E-05</text:p>
          </table:table-cell>
          <table:table-cell office:value-type="float" office:value="-0.0000172515833293807" calcext:value-type="float">
            <text:p>-1.72515833293807E-05</text:p>
          </table:table-cell>
          <table:table-cell office:value-type="float" office:value="-0.0000193500127151358" calcext:value-type="float">
            <text:p>-1.93500127151358E-05</text:p>
          </table:table-cell>
          <table:table-cell office:value-type="float" office:value="0.0000276907607204557" calcext:value-type="float">
            <text:p>2.76907607204557E-05</text:p>
          </table:table-cell>
          <table:table-cell office:value-type="float" office:value="-0.00000706893670637809" calcext:value-type="float">
            <text:p>-7.06893670637809E-06</text:p>
          </table:table-cell>
          <table:table-cell office:value-type="float" office:value="0.00000127813375982999" calcext:value-type="float">
            <text:p>1.27813375982999E-06</text:p>
          </table:table-cell>
          <table:table-cell office:value-type="float" office:value="0.0000120156809989003" calcext:value-type="float">
            <text:p>1.20156809989003E-05</text:p>
          </table:table-cell>
          <table:table-cell office:value-type="float" office:value="-0.0000217204839577101" calcext:value-type="float">
            <text:p>-2.17204839577101E-05</text:p>
          </table:table-cell>
          <table:table-cell office:value-type="float" office:value="0.0000178003131280358" calcext:value-type="float">
            <text:p>1.78003131280358E-05</text:p>
          </table:table-cell>
          <table:table-cell office:value-type="float" office:value="-0.000000996707812672693" calcext:value-type="float">
            <text:p>-9.96707812672693E-07</text:p>
          </table:table-cell>
          <table:table-cell office:value-type="float" office:value="-0.0000380555779413427" calcext:value-type="float">
            <text:p>-3.80555779413427E-05</text:p>
          </table:table-cell>
          <table:table-cell office:value-type="float" office:value="0.0000164134603663491" calcext:value-type="float">
            <text:p>1.64134603663491E-05</text:p>
          </table:table-cell>
          <table:table-cell office:value-type="float" office:value="0.0000180726743437276" calcext:value-type="float">
            <text:p>1.80726743437276E-05</text:p>
          </table:table-cell>
          <table:table-cell office:value-type="float" office:value="0.00000102316951178238" calcext:value-type="float">
            <text:p>1.02316951178238E-06</text:p>
          </table:table-cell>
          <table:table-cell office:value-type="float" office:value="-0.0000658881683355816" calcext:value-type="float">
            <text:p>-6.58881683355816E-05</text:p>
          </table:table-cell>
          <table:table-cell office:value-type="float" office:value="0.00000554013908538042" calcext:value-type="float">
            <text:p>5.54013908538042E-06</text:p>
          </table:table-cell>
          <table:table-cell office:value-type="float" office:value="0.0000832852149056373" calcext:value-type="float">
            <text:p>8.32852149056373E-05</text:p>
          </table:table-cell>
          <table:table-cell office:value-type="float" office:value="-0.0000761792750786361" calcext:value-type="float">
            <text:p>-7.61792750786361E-05</text:p>
          </table:table-cell>
          <table:table-cell office:value-type="float" office:value="0.0000211520465489001" calcext:value-type="float">
            <text:p>2.11520465489001E-05</text:p>
          </table:table-cell>
          <table:table-cell office:value-type="float" office:value="0.0000577791457629928" calcext:value-type="float">
            <text:p>5.77791457629928E-05</text:p>
          </table:table-cell>
          <table:table-cell office:value-type="float" office:value="-0.0000663376960922113" calcext:value-type="float">
            <text:p>-6.63376960922113E-05</text:p>
          </table:table-cell>
          <table:table-cell office:value-type="float" office:value="0.0000438993609506722" calcext:value-type="float">
            <text:p>4.38993609506722E-05</text:p>
          </table:table-cell>
          <table:table-cell office:value-type="float" office:value="-0.0000010946300149639" calcext:value-type="float">
            <text:p>-1.0946300149639E-06</text:p>
          </table:table-cell>
          <table:table-cell office:value-type="float" office:value="-0.0000110081458232769" calcext:value-type="float">
            <text:p>-1.10081458232769E-05</text:p>
          </table:table-cell>
          <table:table-cell office:value-type="float" office:value="0.0000158425938670548" calcext:value-type="float">
            <text:p>1.58425938670548E-05</text:p>
          </table:table-cell>
          <table:table-cell office:value-type="float" office:value="-0.0000624731463666484" calcext:value-type="float">
            <text:p>-6.24731463666484E-05</text:p>
          </table:table-cell>
          <table:table-cell office:value-type="float" office:value="0.0000465116944121657" calcext:value-type="float">
            <text:p>4.65116944121657E-05</text:p>
          </table:table-cell>
          <table:table-cell office:value-type="float" office:value="-0.0000459517261457432" calcext:value-type="float">
            <text:p>-4.59517261457432E-05</text:p>
          </table:table-cell>
          <table:table-cell office:value-type="float" office:value="-0.000000613434321616868" calcext:value-type="float">
            <text:p>-6.13434321616868E-07</text:p>
          </table:table-cell>
          <table:table-cell office:value-type="float" office:value="0.0000435832189665808" calcext:value-type="float">
            <text:p>4.35832189665808E-05</text:p>
          </table:table-cell>
          <table:table-cell office:value-type="float" office:value="-0.0000247206516424958" calcext:value-type="float">
            <text:p>-2.47206516424958E-05</text:p>
          </table:table-cell>
          <table:table-cell office:value-type="float" office:value="-0.00000803367571938773" calcext:value-type="float">
            <text:p>-8.03367571938773E-06</text:p>
          </table:table-cell>
          <table:table-cell office:value-type="float" office:value="-0.00000820137848284164" calcext:value-type="float">
            <text:p>-8.20137848284164E-06</text:p>
          </table:table-cell>
          <table:table-cell office:value-type="float" office:value="0.00000422624754298218" calcext:value-type="float">
            <text:p>4.22624754298218E-06</text:p>
          </table:table-cell>
          <table:table-cell office:value-type="float" office:value="0.0000376020108314723" calcext:value-type="float">
            <text:p>3.76020108314723E-05</text:p>
          </table:table-cell>
          <table:table-cell office:value-type="float" office:value="-0.0000277447638918349" calcext:value-type="float">
            <text:p>-2.77447638918349E-05</text:p>
          </table:table-cell>
          <table:table-cell office:value-type="float" office:value="0.000111419775448207" calcext:value-type="float">
            <text:p>0.000111419775448</text:p>
          </table:table-cell>
          <table:table-cell office:value-type="float" office:value="-0.000612337005299723" calcext:value-type="float">
            <text:p>-0.0006123370053</text:p>
          </table:table-cell>
          <table:table-cell office:value-type="float" office:value="0.00244456001800575" calcext:value-type="float">
            <text:p>0.002444560018006</text:p>
          </table:table-cell>
          <table:table-cell office:value-type="float" office:value="0.00113941738850631" calcext:value-type="float">
            <text:p>0.001139417388506</text:p>
          </table:table-cell>
          <table:table-cell office:value-type="float" office:value="0.000195155261297042" calcext:value-type="float">
            <text:p>0.000195155261297</text:p>
          </table:table-cell>
          <table:table-cell office:value-type="float" office:value="-0.00367531792095999" calcext:value-type="float">
            <text:p>-0.00367531792096</text:p>
          </table:table-cell>
          <table:table-cell office:value-type="float" office:value="0.000845816660363374" calcext:value-type="float">
            <text:p>0.000845816660363</text:p>
          </table:table-cell>
          <table:table-cell office:value-type="float" office:value="0.00103152966724723" calcext:value-type="float">
            <text:p>0.001031529667247</text:p>
          </table:table-cell>
          <table:table-cell office:value-type="float" office:value="0.00476061319489968" calcext:value-type="float">
            <text:p>0.0047606131949</text:p>
          </table:table-cell>
          <table:table-cell office:value-type="float" office:value="-0.000565712300024224" calcext:value-type="float">
            <text:p>-0.000565712300024</text:p>
          </table:table-cell>
          <table:table-cell office:value-type="float" office:value="-0.00312452443627592" calcext:value-type="float">
            <text:p>-0.003124524436276</text:p>
          </table:table-cell>
          <table:table-cell office:value-type="float" office:value="-0.000821595308762968" calcext:value-type="float">
            <text:p>-0.000821595308763</text:p>
          </table:table-cell>
          <table:table-cell office:value-type="float" office:value="0.00300600785517824" calcext:value-type="float">
            <text:p>0.003006007855178</text:p>
          </table:table-cell>
          <table:table-cell office:value-type="float" office:value="0.00172775655035556" calcext:value-type="float">
            <text:p>0.001727756550356</text:p>
          </table:table-cell>
          <table:table-cell office:value-type="float" office:value="-0.00201135907048783" calcext:value-type="float">
            <text:p>-0.002011359070488</text:p>
          </table:table-cell>
          <table:table-cell office:value-type="float" office:value="-0.00215190161026618" calcext:value-type="float">
            <text:p>-0.002151901610266</text:p>
          </table:table-cell>
          <table:table-cell office:value-type="float" office:value="0.00045208273610492" calcext:value-type="float">
            <text:p>0.000452082736105</text:p>
          </table:table-cell>
          <table:table-cell office:value-type="float" office:value="0.000868432183074475" calcext:value-type="float">
            <text:p>0.000868432183074</text:p>
          </table:table-cell>
          <table:table-cell office:value-type="float" office:value="0.00100654279995122" calcext:value-type="float">
            <text:p>0.001006542799951</text:p>
          </table:table-cell>
          <table:table-cell office:value-type="float" office:value="0.00294206872455749" calcext:value-type="float">
            <text:p>0.002942068724557</text:p>
          </table:table-cell>
          <table:table-cell office:value-type="float" office:value="0.00203776417341717" calcext:value-type="float">
            <text:p>0.002037764173417</text:p>
          </table:table-cell>
          <table:table-cell office:value-type="float" office:value="-0.00473945215749849" calcext:value-type="float">
            <text:p>-0.004739452157498</text:p>
          </table:table-cell>
          <table:table-cell office:value-type="float" office:value="-0.000987250496952141" calcext:value-type="float">
            <text:p>-0.000987250496952</text:p>
          </table:table-cell>
          <table:table-cell office:value-type="float" office:value="0.00273913760267525" calcext:value-type="float">
            <text:p>0.002739137602675</text:p>
          </table:table-cell>
          <table:table-cell office:value-type="float" office:value="0.00259887070924708" calcext:value-type="float">
            <text:p>0.002598870709247</text:p>
          </table:table-cell>
          <table:table-cell office:value-type="float" office:value="-0.00345596739728021" calcext:value-type="float">
            <text:p>-0.00345596739728</text:p>
          </table:table-cell>
          <table:table-cell office:value-type="float" office:value="-0.000808286672483394" calcext:value-type="float">
            <text:p>-0.000808286672483</text:p>
          </table:table-cell>
          <table:table-cell office:value-type="float" office:value="0.00039000242838072" calcext:value-type="float">
            <text:p>0.000390002428381</text:p>
          </table:table-cell>
          <table:table-cell office:value-type="float" office:value="-0.000248375365074494" calcext:value-type="float">
            <text:p>-0.000248375365074</text:p>
          </table:table-cell>
          <table:table-cell office:value-type="float" office:value="0.00356463900280335" calcext:value-type="float">
            <text:p>0.003564639002803</text:p>
          </table:table-cell>
          <table:table-cell office:value-type="float" office:value="0.00237632452202874" calcext:value-type="float">
            <text:p>0.002376324522029</text:p>
          </table:table-cell>
          <table:table-cell office:value-type="float" office:value="-0.00347186128328558" calcext:value-type="float">
            <text:p>-0.003471861283286</text:p>
          </table:table-cell>
          <table:table-cell office:value-type="float" office:value="-0.0015532562657718" calcext:value-type="float">
            <text:p>-0.001553256265772</text:p>
          </table:table-cell>
          <table:table-cell office:value-type="float" office:value="-0.00128845052695553" calcext:value-type="float">
            <text:p>-0.001288450526956</text:p>
          </table:table-cell>
          <table:table-cell office:value-type="float" office:value="0.00268240812209419" calcext:value-type="float">
            <text:p>0.002682408122094</text:p>
          </table:table-cell>
          <table:table-cell office:value-type="float" office:value="0.00230915829887784" calcext:value-type="float">
            <text:p>0.002309158298878</text:p>
          </table:table-cell>
          <table:table-cell office:value-type="float" office:value="0.000698238359867709" calcext:value-type="float">
            <text:p>0.000698238359868</text:p>
          </table:table-cell>
          <table:table-cell office:value-type="float" office:value="-0.00406167411245073" calcext:value-type="float">
            <text:p>-0.004061674112451</text:p>
          </table:table-cell>
          <table:table-cell office:value-type="float" office:value="0.00110360860317876" calcext:value-type="float">
            <text:p>0.001103608603179</text:p>
          </table:table-cell>
          <table:table-cell office:value-type="float" office:value="-0.00138993463672243" calcext:value-type="float">
            <text:p>-0.001389934636722</text:p>
          </table:table-cell>
          <table:table-cell office:value-type="float" office:value="0.00310197695619163" calcext:value-type="float">
            <text:p>0.003101976956192</text:p>
          </table:table-cell>
          <table:table-cell office:value-type="float" office:value="0.00248579947253125" calcext:value-type="float">
            <text:p>0.002485799472531</text:p>
          </table:table-cell>
          <table:table-cell office:value-type="float" office:value="0.00108936346064326" calcext:value-type="float">
            <text:p>0.001089363460643</text:p>
          </table:table-cell>
          <table:table-cell office:value-type="float" office:value="-0.00557170399178414" calcext:value-type="float">
            <text:p>-0.005571703991784</text:p>
          </table:table-cell>
          <table:table-cell office:value-type="float" office:value="-0.0000136571168706245" calcext:value-type="float">
            <text:p>-1.36571168706245E-05</text:p>
          </table:table-cell>
          <table:table-cell office:value-type="float" office:value="0.00397635360935866" calcext:value-type="float">
            <text:p>0.003976353609359</text:p>
          </table:table-cell>
          <table:table-cell office:value-type="float" office:value="-0.0020610154226296" calcext:value-type="float">
            <text:p>-0.00206101542263</text:p>
          </table:table-cell>
          <table:table-cell office:value-type="float" office:value="-0.00172976683875326" calcext:value-type="float">
            <text:p>-0.001729766838753</text:p>
          </table:table-cell>
          <table:table-cell office:value-type="float" office:value="-0.00135634027896575" calcext:value-type="float">
            <text:p>-0.001356340278966</text:p>
          </table:table-cell>
          <table:table-cell office:value-type="float" office:value="0.00573240090629196" calcext:value-type="float">
            <text:p>0.005732400906292</text:p>
          </table:table-cell>
          <table:table-cell office:value-type="float" office:value="0.00106897154346258" calcext:value-type="float">
            <text:p>0.001068971543463</text:p>
          </table:table-cell>
          <table:table-cell office:value-type="float" office:value="-0.00215214370842276" calcext:value-type="float">
            <text:p>-0.002152143708423</text:p>
          </table:table-cell>
          <table:table-cell office:value-type="float" office:value="-0.00462928767838294" calcext:value-type="float">
            <text:p>-0.004629287678383</text:p>
          </table:table-cell>
          <table:table-cell office:value-type="float" office:value="0.00383715361984444" calcext:value-type="float">
            <text:p>0.003837153619844</text:p>
          </table:table-cell>
          <table:table-cell office:value-type="float" office:value="0.00135848175110975" calcext:value-type="float">
            <text:p>0.00135848175111</text:p>
          </table:table-cell>
          <table:table-cell office:value-type="float" office:value="-0.00437661218042207" calcext:value-type="float">
            <text:p>-0.004376612180422</text:p>
          </table:table-cell>
          <table:table-cell office:value-type="float" office:value="0.0000940898228577458" calcext:value-type="float">
            <text:p>9.40898228577458E-05</text:p>
          </table:table-cell>
          <table:table-cell office:value-type="float" office:value="0.000629665583523953" calcext:value-type="float">
            <text:p>0.000629665583524</text:p>
          </table:table-cell>
          <table:table-cell office:value-type="float" office:value="-0.00157581422977288" calcext:value-type="float">
            <text:p>-0.001575814229773</text:p>
          </table:table-cell>
          <table:table-cell office:value-type="float" office:value="0.00566808488412768" calcext:value-type="float">
            <text:p>0.005668084884128</text:p>
          </table:table-cell>
          <table:table-cell office:value-type="float" office:value="0.00191032952838915" calcext:value-type="float">
            <text:p>0.001910329528389</text:p>
          </table:table-cell>
          <table:table-cell office:value-type="float" office:value="-0.00203385388072258" calcext:value-type="float">
            <text:p>-0.002033853880723</text:p>
          </table:table-cell>
          <table:table-cell office:value-type="float" office:value="-0.00382013005774012" calcext:value-type="float">
            <text:p>-0.00382013005774</text:p>
          </table:table-cell>
          <table:table-cell office:value-type="float" office:value="-0.000949561650207542" calcext:value-type="float">
            <text:p>-0.000949561650208</text:p>
          </table:table-cell>
          <table:table-cell office:value-type="float" office:value="0.0031255053893649" calcext:value-type="float">
            <text:p>0.003125505389365</text:p>
          </table:table-cell>
          <table:table-cell office:value-type="float" office:value="0.00100603722561166" calcext:value-type="float">
            <text:p>0.001006037225612</text:p>
          </table:table-cell>
          <table:table-cell office:value-type="float" office:value="-0.00365246959704041" calcext:value-type="float">
            <text:p>-0.00365246959704</text:p>
          </table:table-cell>
          <table:table-cell office:value-type="float" office:value="0.000202287894531528" calcext:value-type="float">
            <text:p>0.000202287894532</text:p>
          </table:table-cell>
          <table:table-cell office:value-type="float" office:value="0.000767705429208954" calcext:value-type="float">
            <text:p>0.000767705429209</text:p>
          </table:table-cell>
          <table:table-cell office:value-type="float" office:value="0.00358673978579643" calcext:value-type="float">
            <text:p>0.003586739785796</text:p>
          </table:table-cell>
          <table:table-cell office:value-type="float" office:value="0.00167602849704718" calcext:value-type="float">
            <text:p>0.001676028497047</text:p>
          </table:table-cell>
          <table:table-cell office:value-type="float" office:value="-0.00103738436749323" calcext:value-type="float">
            <text:p>-0.001037384367493</text:p>
          </table:table-cell>
          <table:table-cell office:value-type="float" office:value="-0.00266835461754861" calcext:value-type="float">
            <text:p>-0.002668354617549</text:p>
          </table:table-cell>
          <table:table-cell office:value-type="float" office:value="-0.00330426680796697" calcext:value-type="float">
            <text:p>-0.003304266807967</text:p>
          </table:table-cell>
          <table:table-cell office:value-type="float" office:value="0.00518466108928206" calcext:value-type="float">
            <text:p>0.005184661089282</text:p>
          </table:table-cell>
          <table:table-cell office:value-type="float" office:value="0.000169135582817448" calcext:value-type="float">
            <text:p>0.000169135582817</text:p>
          </table:table-cell>
          <table:table-cell office:value-type="float" office:value="-0.00424602769907462" calcext:value-type="float">
            <text:p>-0.004246027699075</text:p>
          </table:table-cell>
          <table:table-cell office:value-type="float" office:value="0.00071984997485014" calcext:value-type="float">
            <text:p>0.00071984997485</text:p>
          </table:table-cell>
          <table:table-cell office:value-type="float" office:value="0.00565699361436428" calcext:value-type="float">
            <text:p>0.005656993614364</text:p>
          </table:table-cell>
          <table:table-cell office:value-type="float" office:value="-0.000462948805756869" calcext:value-type="float">
            <text:p>-0.000462948805757</text:p>
          </table:table-cell>
          <table:table-cell office:value-type="float" office:value="-0.00267995517813457" calcext:value-type="float">
            <text:p>-0.002679955178135</text:p>
          </table:table-cell>
          <table:table-cell office:value-type="float" office:value="-0.00421036350543191" calcext:value-type="float">
            <text:p>-0.004210363505432</text:p>
          </table:table-cell>
          <table:table-cell office:value-type="float" office:value="0.00501468238798647" calcext:value-type="float">
            <text:p>0.005014682387986</text:p>
          </table:table-cell>
          <table:table-cell office:value-type="float" office:value="0.000130553782824061" calcext:value-type="float">
            <text:p>0.000130553782824</text:p>
          </table:table-cell>
          <table:table-cell office:value-type="float" office:value="-0.0044963425013666" calcext:value-type="float">
            <text:p>-0.004496342501367</text:p>
          </table:table-cell>
          <table:table-cell office:value-type="float" office:value="0.00102548822060755" calcext:value-type="float">
            <text:p>0.001025488220608</text:p>
          </table:table-cell>
          <table:table-cell office:value-type="float" office:value="0.00373876656969274" calcext:value-type="float">
            <text:p>0.003738766569693</text:p>
          </table:table-cell>
          <table:table-cell office:value-type="float" office:value="-0.00433539969604896" calcext:value-type="float">
            <text:p>-0.004335399696049</text:p>
          </table:table-cell>
          <table:table-cell office:value-type="float" office:value="0.00295680805081111" calcext:value-type="float">
            <text:p>0.002956808050811</text:p>
          </table:table-cell>
          <table:table-cell office:value-type="float" office:value="0.0000482477153873062" calcext:value-type="float">
            <text:p>4.82477153873062E-05</text:p>
          </table:table-cell>
          <table:table-cell office:value-type="float" office:value="-0.000994450984813877" calcext:value-type="float">
            <text:p>-0.000994450984814</text:p>
          </table:table-cell>
          <table:table-cell office:value-type="float" office:value="-0.00225458346095769" calcext:value-type="float">
            <text:p>-0.002254583460958</text:p>
          </table:table-cell>
          <table:table-cell office:value-type="float" office:value="0.00389379871211787" calcext:value-type="float">
            <text:p>0.003893798712118</text:p>
          </table:table-cell>
          <table:table-cell office:value-type="float" office:value="0.00220492340286077" calcext:value-type="float">
            <text:p>0.002204923402861</text:p>
          </table:table-cell>
          <table:table-cell office:value-type="float" office:value="-0.00217326155178937" calcext:value-type="float">
            <text:p>-0.002173261551789</text:p>
          </table:table-cell>
          <table:table-cell office:value-type="float" office:value="-0.00183928450293513" calcext:value-type="float">
            <text:p>-0.001839284502935</text:p>
          </table:table-cell>
          <table:table-cell office:value-type="float" office:value="0.000430306212537701" calcext:value-type="float">
            <text:p>0.000430306212538</text:p>
          </table:table-cell>
          <table:table-cell office:value-type="float" office:value="-0.00131752187868622" calcext:value-type="float">
            <text:p>-0.001317521878686</text:p>
          </table:table-cell>
          <table:table-cell office:value-type="float" office:value="0.00293999771463532" calcext:value-type="float">
            <text:p>0.002939997714635</text:p>
          </table:table-cell>
          <table:table-cell office:value-type="float" office:value="0.000190710107264069" calcext:value-type="float">
            <text:p>0.000190710107264</text:p>
          </table:table-cell>
          <table:table-cell office:value-type="float" office:value="-0.00195682148141174" calcext:value-type="float">
            <text:p>-0.001956821481412</text:p>
          </table:table-cell>
          <table:table-cell office:value-type="float" office:value="-0.000991314064191173" calcext:value-type="float">
            <text:p>-0.000991314064191</text:p>
          </table:table-cell>
          <table:table-cell office:value-type="float" office:value="0.0022088713938414" calcext:value-type="float">
            <text:p>0.002208871393841</text:p>
          </table:table-cell>
          <table:table-cell office:value-type="float" office:value="0.0025473757697666" calcext:value-type="float">
            <text:p>0.002547375769767</text:p>
          </table:table-cell>
          <table:table-cell office:value-type="float" office:value="-0.00388028122482864" calcext:value-type="float">
            <text:p>-0.003880281224829</text:p>
          </table:table-cell>
          <table:table-cell office:value-type="float" office:value="0.0000665083544423295" calcext:value-type="float">
            <text:p>6.65083544423295E-05</text:p>
          </table:table-cell>
          <table:table-cell office:value-type="float" office:value="-0.0018992428717034" calcext:value-type="float">
            <text:p>-0.001899242871703</text:p>
          </table:table-cell>
          <table:table-cell office:value-type="float" office:value="0.00275112003927358" calcext:value-type="float">
            <text:p>0.002751120039274</text:p>
          </table:table-cell>
          <table:table-cell office:value-type="float" office:value="-0.00102552853722299" calcext:value-type="float">
            <text:p>-0.001025528537223</text:p>
          </table:table-cell>
          <table:table-cell office:value-type="float" office:value="-0.00130524436554186" calcext:value-type="float">
            <text:p>-0.001305244365542</text:p>
          </table:table-cell>
          <table:table-cell office:value-type="float" office:value="0.00226571475010978" calcext:value-type="float">
            <text:p>0.00226571475011</text:p>
          </table:table-cell>
          <table:table-cell office:value-type="float" office:value="-0.00157981908684524" calcext:value-type="float">
            <text:p>-0.001579819086845</text:p>
          </table:table-cell>
          <table:table-cell office:value-type="float" office:value="0.00416231307481685" calcext:value-type="float">
            <text:p>0.004162313074817</text:p>
          </table:table-cell>
          <table:table-cell office:value-type="float" office:value="-0.000719100204363055" calcext:value-type="float">
            <text:p>-0.000719100204363</text:p>
          </table:table-cell>
          <table:table-cell office:value-type="float" office:value="-0.00269365558797868" calcext:value-type="float">
            <text:p>-0.002693655587979</text:p>
          </table:table-cell>
          <table:table-cell office:value-type="float" office:value="-0.000506906452830191" calcext:value-type="float">
            <text:p>-0.00050690645283</text:p>
          </table:table-cell>
          <table:table-cell office:value-type="float" office:value="-0.00254576642953674" calcext:value-type="float">
            <text:p>-0.002545766429537</text:p>
          </table:table-cell>
          <table:table-cell office:value-type="float" office:value="0.00164315160581729" calcext:value-type="float">
            <text:p>0.001643151605817</text:p>
          </table:table-cell>
          <table:table-cell office:value-type="float" office:value="0.00163470625886547" calcext:value-type="float">
            <text:p>0.001634706258865</text:p>
          </table:table-cell>
          <table:table-cell office:value-type="float" office:value="-0.00320389982264735" calcext:value-type="float">
            <text:p>-0.003203899822647</text:p>
          </table:table-cell>
          <table:table-cell office:value-type="float" office:value="0.00166260151554293" calcext:value-type="float">
            <text:p>0.001662601515543</text:p>
          </table:table-cell>
          <table:table-cell office:value-type="float" office:value="-0.000505695290346442" calcext:value-type="float">
            <text:p>-0.000505695290346</text:p>
          </table:table-cell>
          <table:table-cell office:value-type="float" office:value="0.0028907003244561" calcext:value-type="float">
            <text:p>0.002890700324456</text:p>
          </table:table-cell>
          <table:table-cell office:value-type="float" office:value="0.00235758830219918" calcext:value-type="float">
            <text:p>0.002357588302199</text:p>
          </table:table-cell>
          <table:table-cell office:value-type="float" office:value="-0.00364796102828302" calcext:value-type="float">
            <text:p>-0.003647961028283</text:p>
          </table:table-cell>
          <table:table-cell office:value-type="float" office:value="-0.00105109470625642" calcext:value-type="float">
            <text:p>-0.001051094706256</text:p>
          </table:table-cell>
          <table:table-cell office:value-type="float" office:value="-0.00222777161218468" calcext:value-type="float">
            <text:p>-0.002227771612185</text:p>
          </table:table-cell>
          <table:table-cell office:value-type="float" office:value="0.00157632979749517" calcext:value-type="float">
            <text:p>0.001576329797495</text:p>
          </table:table-cell>
          <table:table-cell office:value-type="float" office:value="0.00115614544109638" calcext:value-type="float">
            <text:p>0.001156145441096</text:p>
          </table:table-cell>
          <table:table-cell office:value-type="float" office:value="0.000646970817317127" calcext:value-type="float">
            <text:p>0.000646970817317</text:p>
          </table:table-cell>
          <table:table-cell office:value-type="float" office:value="-0.000662565179243513" calcext:value-type="float">
            <text:p>-0.000662565179244</text:p>
          </table:table-cell>
          <table:table-cell office:value-type="float" office:value="-0.00247997957301421" calcext:value-type="float">
            <text:p>-0.002479979573014</text:p>
          </table:table-cell>
          <table:table-cell office:value-type="float" office:value="-0.000214674230591683" calcext:value-type="float">
            <text:p>-0.000214674230592</text:p>
          </table:table-cell>
          <table:table-cell office:value-type="float" office:value="0.00677059205114983" calcext:value-type="float">
            <text:p>0.00677059205115</text:p>
          </table:table-cell>
          <table:table-cell office:value-type="float" office:value="-0.00183271505001925" calcext:value-type="float">
            <text:p>-0.001832715050019</text:p>
          </table:table-cell>
          <table:table-cell office:value-type="float" office:value="-0.000641559589316665" calcext:value-type="float">
            <text:p>-0.000641559589317</text:p>
          </table:table-cell>
          <table:table-cell office:value-type="float" office:value="-0.00108599253584518" calcext:value-type="float">
            <text:p>-0.001085992535845</text:p>
          </table:table-cell>
          <table:table-cell office:value-type="float" office:value="-0.00205287926515008" calcext:value-type="float">
            <text:p>-0.00205287926515</text:p>
          </table:table-cell>
          <table:table-cell office:value-type="float" office:value="0.00605997184126011" calcext:value-type="float">
            <text:p>0.00605997184126</text:p>
          </table:table-cell>
          <table:table-cell office:value-type="float" office:value="-0.000274873453921021" calcext:value-type="float">
            <text:p>-0.000274873453921</text:p>
          </table:table-cell>
          <table:table-cell office:value-type="float" office:value="0.0010342780253636" calcext:value-type="float">
            <text:p>0.001034278025364</text:p>
          </table:table-cell>
          <table:table-cell office:value-type="float" office:value="-0.00764483029170476" calcext:value-type="float">
            <text:p>-0.007644830291705</text:p>
          </table:table-cell>
          <table:table-cell office:value-type="float" office:value="-0.000155375317486051" calcext:value-type="float">
            <text:p>-0.000155375317486</text:p>
          </table:table-cell>
          <table:table-cell office:value-type="float" office:value="0.00622635411752293" calcext:value-type="float">
            <text:p>0.006226354117523</text:p>
          </table:table-cell>
          <table:table-cell office:value-type="float" office:value="0.000833357965261849" calcext:value-type="float">
            <text:p>0.000833357965262</text:p>
          </table:table-cell>
          <table:table-cell office:value-type="float" office:value="-0.000247275124208746" calcext:value-type="float">
            <text:p>-0.000247275124209</text:p>
          </table:table-cell>
          <table:table-cell office:value-type="float" office:value="0.000280537569654127" calcext:value-type="float">
            <text:p>0.000280537569654</text:p>
          </table:table-cell>
          <table:table-cell office:value-type="float" office:value="-0.00366008380734389" calcext:value-type="float">
            <text:p>-0.003660083807344</text:p>
          </table:table-cell>
          <table:table-cell office:value-type="float" office:value="-0.00277504881557428" calcext:value-type="float">
            <text:p>-0.002775048815574</text:p>
          </table:table-cell>
          <table:table-cell office:value-type="float" office:value="0.000278044100957608" calcext:value-type="float">
            <text:p>0.000278044100958</text:p>
          </table:table-cell>
          <table:table-cell office:value-type="float" office:value="0.00575428510383919" calcext:value-type="float">
            <text:p>0.005754285103839</text:p>
          </table:table-cell>
          <table:table-cell office:value-type="float" office:value="-0.000377953047698831" calcext:value-type="float">
            <text:p>-0.000377953047699</text:p>
          </table:table-cell>
          <table:table-cell office:value-type="float" office:value="-0.000865734171651478" calcext:value-type="float">
            <text:p>-0.000865734171651</text:p>
          </table:table-cell>
          <table:table-cell office:value-type="float" office:value="-0.00422798112224149" calcext:value-type="float">
            <text:p>-0.004227981122241</text:p>
          </table:table-cell>
          <table:table-cell office:value-type="float" office:value="0.000558643134734138" calcext:value-type="float">
            <text:p>0.000558643134734</text:p>
          </table:table-cell>
          <table:table-cell office:value-type="float" office:value="0.00520701379382738" calcext:value-type="float">
            <text:p>0.005207013793827</text:p>
          </table:table-cell>
          <table:table-cell office:value-type="float" office:value="-0.000326827843985578" calcext:value-type="float">
            <text:p>-0.000326827843986</text:p>
          </table:table-cell>
          <table:table-cell office:value-type="float" office:value="-0.00402849602568278" calcext:value-type="float">
            <text:p>-0.004028496025683</text:p>
          </table:table-cell>
          <table:table-cell office:value-type="float" office:value="-0.00105492828642295" calcext:value-type="float">
            <text:p>-0.001054928286423</text:p>
          </table:table-cell>
          <table:table-cell office:value-type="float" office:value="-0.0000342313174269693" calcext:value-type="float">
            <text:p>-3.42313174269693E-05</text:p>
          </table:table-cell>
          <table:table-cell office:value-type="float" office:value="0.00242954727798594" calcext:value-type="float">
            <text:p>0.002429547277986</text:p>
          </table:table-cell>
          <table:table-cell office:value-type="float" office:value="0.00191014270431134" calcext:value-type="float">
            <text:p>0.001910142704311</text:p>
          </table:table-cell>
          <table:table-cell office:value-type="float" office:value="-0.00351388582300211" calcext:value-type="float">
            <text:p>-0.003513885823002</text:p>
          </table:table-cell>
          <table:table-cell office:value-type="float" office:value="0.00106009826946657" calcext:value-type="float">
            <text:p>0.001060098269467</text:p>
          </table:table-cell>
          <table:table-cell office:value-type="float" office:value="-0.00104857466324282" calcext:value-type="float">
            <text:p>-0.001048574663243</text:p>
          </table:table-cell>
          <table:table-cell office:value-type="float" office:value="0.0033236757122575" calcext:value-type="float">
            <text:p>0.003323675712258</text:p>
          </table:table-cell>
          <table:table-cell office:value-type="float" office:value="0.000599131187436708" calcext:value-type="float">
            <text:p>0.000599131187437</text:p>
          </table:table-cell>
          <table:table-cell office:value-type="float" office:value="-0.00261924866704816" calcext:value-type="float">
            <text:p>-0.002619248667048</text:p>
          </table:table-cell>
          <table:table-cell office:value-type="float" office:value="-0.00123563375282082" calcext:value-type="float">
            <text:p>-0.001235633752821</text:p>
          </table:table-cell>
          <table:table-cell office:value-type="float" office:value="-0.000830616652852223" calcext:value-type="float">
            <text:p>-0.000830616652852</text:p>
          </table:table-cell>
          <table:table-cell office:value-type="float" office:value="-0.000707197118683833" calcext:value-type="float">
            <text:p>-0.000707197118684</text:p>
          </table:table-cell>
          <table:table-cell office:value-type="float" office:value="0.00213903611842736" calcext:value-type="float">
            <text:p>0.002139036118427</text:p>
          </table:table-cell>
          <table:table-cell office:value-type="float" office:value="0.000783905558763787" calcext:value-type="float">
            <text:p>0.000783905558764</text:p>
          </table:table-cell>
          <table:table-cell office:value-type="float" office:value="-0.0029180477120565" calcext:value-type="float">
            <text:p>-0.002918047712057</text:p>
          </table:table-cell>
          <table:table-cell office:value-type="float" office:value="0.0016021956637795" calcext:value-type="float">
            <text:p>0.00160219566378</text:p>
          </table:table-cell>
          <table:table-cell office:value-type="float" office:value="-0.0016942111722047" calcext:value-type="float">
            <text:p>-0.001694211172205</text:p>
          </table:table-cell>
          <table:table-cell office:value-type="float" office:value="0.00373932918209041" calcext:value-type="float">
            <text:p>0.00373932918209</text:p>
          </table:table-cell>
          <table:table-cell office:value-type="float" office:value="0.00120944426111369" calcext:value-type="float">
            <text:p>0.001209444261114</text:p>
          </table:table-cell>
          <table:table-cell office:value-type="float" office:value="-0.00410967885774088" calcext:value-type="float">
            <text:p>-0.004109678857741</text:p>
          </table:table-cell>
          <table:table-cell office:value-type="float" office:value="-0.000139476285253348" calcext:value-type="float">
            <text:p>-0.000139476285253</text:p>
          </table:table-cell>
          <table:table-cell office:value-type="float" office:value="-0.00118034553710761" calcext:value-type="float">
            <text:p>-0.001180345537108</text:p>
          </table:table-cell>
          <table:table-cell office:value-type="float" office:value="0.00192811634022039" calcext:value-type="float">
            <text:p>0.00192811634022</text:p>
          </table:table-cell>
          <table:table-cell office:value-type="float" office:value="0.000949647102111095" calcext:value-type="float">
            <text:p>0.000949647102111</text:p>
          </table:table-cell>
          <table:table-cell office:value-type="float" office:value="-0.00324097850927196" calcext:value-type="float">
            <text:p>-0.003240978509272</text:p>
          </table:table-cell>
          <table:table-cell office:value-type="float" office:value="0.00153864542528065" calcext:value-type="float">
            <text:p>0.001538645425281</text:p>
          </table:table-cell>
          <table:table-cell office:value-type="float" office:value="0.00296077498291886" calcext:value-type="float">
            <text:p>0.002960774982919</text:p>
          </table:table-cell>
          <table:table-cell office:value-type="float" office:value="0.00186297520956669" calcext:value-type="float">
            <text:p>0.001862975209567</text:p>
          </table:table-cell>
          <table:table-cell office:value-type="float" office:value="-0.00371649181433376" calcext:value-type="float">
            <text:p>-0.003716491814334</text:p>
          </table:table-cell>
          <table:table-cell office:value-type="float" office:value="-0.000420668666548552" calcext:value-type="float">
            <text:p>-0.000420668666549</text:p>
          </table:table-cell>
          <table:table-cell office:value-type="float" office:value="-0.000873437559899992" calcext:value-type="float">
            <text:p>-0.0008734375599</text:p>
          </table:table-cell>
          <table:table-cell office:value-type="float" office:value="0.00241294606711068" calcext:value-type="float">
            <text:p>0.002412946067111</text:p>
          </table:table-cell>
          <table:table-cell office:value-type="float" office:value="0.000179673592270668" calcext:value-type="float">
            <text:p>0.000179673592271</text:p>
          </table:table-cell>
          <table:table-cell office:value-type="float" office:value="-0.00202828773014907" calcext:value-type="float">
            <text:p>-0.002028287730149</text:p>
          </table:table-cell>
          <table:table-cell office:value-type="float" office:value="-0.00176923822511382" calcext:value-type="float">
            <text:p>-0.001769238225114</text:p>
          </table:table-cell>
          <table:table-cell office:value-type="float" office:value="0.000460006807108782" calcext:value-type="float">
            <text:p>0.000460006807109</text:p>
          </table:table-cell>
          <table:table-cell office:value-type="float" office:value="0.000867195958165756" calcext:value-type="float">
            <text:p>0.000867195958166</text:p>
          </table:table-cell>
          <table:table-cell office:value-type="float" office:value="0.00302219059643255" calcext:value-type="float">
            <text:p>0.003022190596433</text:p>
          </table:table-cell>
          <table:table-cell office:value-type="float" office:value="0.00184186879410209" calcext:value-type="float">
            <text:p>0.001841868794102</text:p>
          </table:table-cell>
          <table:table-cell office:value-type="float" office:value="0.000493413364740569" calcext:value-type="float">
            <text:p>0.000493413364741</text:p>
          </table:table-cell>
          <table:table-cell office:value-type="float" office:value="-0.00399880345380949" calcext:value-type="float">
            <text:p>-0.003998803453809</text:p>
          </table:table-cell>
          <table:table-cell office:value-type="float" office:value="-0.000307625269042822" calcext:value-type="float">
            <text:p>-0.000307625269043</text:p>
          </table:table-cell>
          <table:table-cell office:value-type="float" office:value="0.00213140659022182" calcext:value-type="float">
            <text:p>0.002131406590222</text:p>
          </table:table-cell>
          <table:table-cell office:value-type="float" office:value="-0.000277372284879396" calcext:value-type="float">
            <text:p>-0.000277372284879</text:p>
          </table:table-cell>
          <table:table-cell office:value-type="float" office:value="-0.00127132337703295" calcext:value-type="float">
            <text:p>-0.001271323377033</text:p>
          </table:table-cell>
          <table:table-cell office:value-type="float" office:value="-0.00322453982484444" calcext:value-type="float">
            <text:p>-0.003224539824844</text:p>
          </table:table-cell>
          <table:table-cell office:value-type="float" office:value="-0.000254075179360824" calcext:value-type="float">
            <text:p>-0.000254075179361</text:p>
          </table:table-cell>
          <table:table-cell office:value-type="float" office:value="0.000559044649621254" calcext:value-type="float">
            <text:p>0.000559044649621</text:p>
          </table:table-cell>
          <table:table-cell office:value-type="float" office:value="0.00111379420397939" calcext:value-type="float">
            <text:p>0.001113794203979</text:p>
          </table:table-cell>
          <table:table-cell office:value-type="float" office:value="0.00283252210893037" calcext:value-type="float">
            <text:p>0.00283252210893</text:p>
          </table:table-cell>
          <table:table-cell office:value-type="float" office:value="0.00261399130000767" calcext:value-type="float">
            <text:p>0.002613991300008</text:p>
          </table:table-cell>
          <table:table-cell office:value-type="float" office:value="-0.00324605201931966" calcext:value-type="float">
            <text:p>-0.00324605201932</text:p>
          </table:table-cell>
          <table:table-cell office:value-type="float" office:value="-0.00180265076543051" calcext:value-type="float">
            <text:p>-0.001802650765431</text:p>
          </table:table-cell>
          <table:table-cell office:value-type="float" office:value="0.00305728867914268" calcext:value-type="float">
            <text:p>0.003057288679143</text:p>
          </table:table-cell>
          <table:table-cell office:value-type="float" office:value="-0.00052746843317647" calcext:value-type="float">
            <text:p>-0.000527468433176</text:p>
          </table:table-cell>
          <table:table-cell office:value-type="float" office:value="-0.00442272912634317" calcext:value-type="float">
            <text:p>-0.004422729126343</text:p>
          </table:table-cell>
          <table:table-cell office:value-type="float" office:value="0.0010934770156894" calcext:value-type="float">
            <text:p>0.001093477015689</text:p>
          </table:table-cell>
          <table:table-cell office:value-type="float" office:value="0.00225640417301087" calcext:value-type="float">
            <text:p>0.002256404173011</text:p>
          </table:table-cell>
          <table:table-cell office:value-type="float" office:value="0.00359726015854572" calcext:value-type="float">
            <text:p>0.003597260158546</text:p>
          </table:table-cell>
          <table:table-cell office:value-type="float" office:value="-0.00254663278238421" calcext:value-type="float">
            <text:p>-0.002546632782384</text:p>
          </table:table-cell>
          <table:table-cell office:value-type="float" office:value="-0.00233678829801981" calcext:value-type="float">
            <text:p>-0.00233678829802</text:p>
          </table:table-cell>
          <table:table-cell office:value-type="float" office:value="-0.00131649394464395" calcext:value-type="float">
            <text:p>-0.001316493944644</text:p>
          </table:table-cell>
          <table:table-cell office:value-type="float" office:value="0.00318967039453682" calcext:value-type="float">
            <text:p>0.003189670394537</text:p>
          </table:table-cell>
          <table:table-cell office:value-type="float" office:value="0.000361585351053129" calcext:value-type="float">
            <text:p>0.000361585351053</text:p>
          </table:table-cell>
          <table:table-cell office:value-type="float" office:value="-0.00457940253102412" calcext:value-type="float">
            <text:p>-0.004579402531024</text:p>
          </table:table-cell>
          <table:table-cell office:value-type="float" office:value="0.00155432259308946" calcext:value-type="float">
            <text:p>0.001554322593089</text:p>
          </table:table-cell>
          <table:table-cell office:value-type="float" office:value="0.00135120235119485" calcext:value-type="float">
            <text:p>0.001351202351195</text:p>
          </table:table-cell>
          <table:table-cell office:value-type="float" office:value="0.00396060860424852" calcext:value-type="float">
            <text:p>0.003960608604249</text:p>
          </table:table-cell>
          <table:table-cell office:value-type="float" office:value="-0.00161221552346913" calcext:value-type="float">
            <text:p>-0.001612215523469</text:p>
          </table:table-cell>
          <table:table-cell office:value-type="float" office:value="-0.00295096747991863" calcext:value-type="float">
            <text:p>-0.002950967479919</text:p>
          </table:table-cell>
          <table:table-cell office:value-type="float" office:value="0.0000478012514022463" calcext:value-type="float">
            <text:p>4.78012514022463E-05</text:p>
          </table:table-cell>
          <table:table-cell office:value-type="float" office:value="-0.000059647339631097" calcext:value-type="float">
            <text:p>-5.9647339631097E-05</text:p>
          </table:table-cell>
          <table:table-cell office:value-type="float" office:value="-0.00165817451748457" calcext:value-type="float">
            <text:p>-0.001658174517485</text:p>
          </table:table-cell>
          <table:table-cell office:value-type="float" office:value="0.00320574293029124" calcext:value-type="float">
            <text:p>0.003205742930291</text:p>
          </table:table-cell>
          <table:table-cell office:value-type="float" office:value="0.00074089420921386" calcext:value-type="float">
            <text:p>0.000740894209214</text:p>
          </table:table-cell>
          <table:table-cell office:value-type="float" office:value="-0.000125756872376148" calcext:value-type="float">
            <text:p>-0.000125756872376</text:p>
          </table:table-cell>
          <table:table-cell office:value-type="float" office:value="-0.00175512891211649" calcext:value-type="float">
            <text:p>-0.001755128912116</text:p>
          </table:table-cell>
          <table:table-cell office:value-type="float" office:value="-0.00172635597810322" calcext:value-type="float">
            <text:p>-0.001726355978103</text:p>
          </table:table-cell>
          <table:table-cell office:value-type="float" office:value="-0.000366033198575033" calcext:value-type="float">
            <text:p>-0.000366033198575</text:p>
          </table:table-cell>
          <table:table-cell office:value-type="float" office:value="0.00124132874711835" calcext:value-type="float">
            <text:p>0.001241328747118</text:p>
          </table:table-cell>
          <table:table-cell office:value-type="float" office:value="0.00535440499130208" calcext:value-type="float">
            <text:p>0.005354404991302</text:p>
          </table:table-cell>
          <table:table-cell office:value-type="float" office:value="-0.00179638948377803" calcext:value-type="float">
            <text:p>-0.001796389483778</text:p>
          </table:table-cell>
          <table:table-cell office:value-type="float" office:value="-0.00312136453945977" calcext:value-type="float">
            <text:p>-0.00312136453946</text:p>
          </table:table-cell>
          <table:table-cell office:value-type="float" office:value="-0.00026446762515403" calcext:value-type="float">
            <text:p>-0.000264467625154</text:p>
          </table:table-cell>
          <table:table-cell office:value-type="float" office:value="0.00084901026416695" calcext:value-type="float">
            <text:p>0.000849010264167</text:p>
          </table:table-cell>
          <table:table-cell office:value-type="float" office:value="-0.00164953732092327" calcext:value-type="float">
            <text:p>-0.001649537320923</text:p>
          </table:table-cell>
          <table:table-cell office:value-type="float" office:value="-0.000362857565955499" calcext:value-type="float">
            <text:p>-0.000362857565955</text:p>
          </table:table-cell>
          <table:table-cell office:value-type="float" office:value="0.00237726615993733" calcext:value-type="float">
            <text:p>0.002377266159937</text:p>
          </table:table-cell>
          <table:table-cell office:value-type="float" office:value="0.00194046647504176" calcext:value-type="float">
            <text:p>0.001940466475042</text:p>
          </table:table-cell>
          <table:table-cell office:value-type="float" office:value="0.000800803360309188" calcext:value-type="float">
            <text:p>0.000800803360309</text:p>
          </table:table-cell>
          <table:table-cell office:value-type="float" office:value="-0.00403234442793243" calcext:value-type="float">
            <text:p>-0.004032344427932</text:p>
          </table:table-cell>
          <table:table-cell office:value-type="float" office:value="-0.000846744216959683" calcext:value-type="float">
            <text:p>-0.00084674421696</text:p>
          </table:table-cell>
          <table:table-cell office:value-type="float" office:value="0.00088711112755474" calcext:value-type="float">
            <text:p>0.000887111127555</text:p>
          </table:table-cell>
          <table:table-cell office:value-type="float" office:value="0.0025923566853937" calcext:value-type="float">
            <text:p>0.002592356685394</text:p>
          </table:table-cell>
          <table:table-cell office:value-type="float" office:value="0.00253794257346957" calcext:value-type="float">
            <text:p>0.00253794257347</text:p>
          </table:table-cell>
          <table:table-cell office:value-type="float" office:value="-0.00410295981918141" calcext:value-type="float">
            <text:p>-0.004102959819181</text:p>
          </table:table-cell>
          <table:table-cell office:value-type="float" office:value="-0.000753942776162142" calcext:value-type="float">
            <text:p>-0.000753942776162</text:p>
          </table:table-cell>
          <table:table-cell office:value-type="float" office:value="-0.00158661952675898" calcext:value-type="float">
            <text:p>-0.001586619526759</text:p>
          </table:table-cell>
          <table:table-cell office:value-type="float" office:value="0.0029416782141159" calcext:value-type="float">
            <text:p>0.002941678214116</text:p>
          </table:table-cell>
          <table:table-cell office:value-type="float" office:value="0.00348968909318464" calcext:value-type="float">
            <text:p>0.003489689093185</text:p>
          </table:table-cell>
          <table:table-cell office:value-type="float" office:value="-0.00269087275971047" calcext:value-type="float">
            <text:p>-0.00269087275971</text:p>
          </table:table-cell>
          <table:table-cell office:value-type="float" office:value="-0.000970673032988811" calcext:value-type="float">
            <text:p>-0.000970673032989</text:p>
          </table:table-cell>
          <table:table-cell office:value-type="float" office:value="-0.00188278604552727" calcext:value-type="float">
            <text:p>-0.001882786045527</text:p>
          </table:table-cell>
          <table:table-cell office:value-type="float" office:value="0.0015978026930093" calcext:value-type="float">
            <text:p>0.001597802693009</text:p>
          </table:table-cell>
          <table:table-cell office:value-type="float" office:value="0.00390647513249615" calcext:value-type="float">
            <text:p>0.003906475132496</text:p>
          </table:table-cell>
          <table:table-cell office:value-type="float" office:value="-0.00274039706046469" calcext:value-type="float">
            <text:p>-0.002740397060465</text:p>
          </table:table-cell>
          <table:table-cell office:value-type="float" office:value="-0.00241363647404053" calcext:value-type="float">
            <text:p>-0.002413636474041</text:p>
          </table:table-cell>
          <table:table-cell office:value-type="float" office:value="-0.00158977236047692" calcext:value-type="float">
            <text:p>-0.001589772360477</text:p>
          </table:table-cell>
          <table:table-cell office:value-type="float" office:value="0.00417917852282418" calcext:value-type="float">
            <text:p>0.004179178522824</text:p>
          </table:table-cell>
          <table:table-cell office:value-type="float" office:value="0.00123384316008607" calcext:value-type="float">
            <text:p>0.001233843160086</text:p>
          </table:table-cell>
          <table:table-cell office:value-type="float" office:value="-0.00416864178574483" calcext:value-type="float">
            <text:p>-0.004168641785745</text:p>
          </table:table-cell>
          <table:table-cell office:value-type="float" office:value="-0.000738238870362451" calcext:value-type="float">
            <text:p>-0.000738238870362</text:p>
          </table:table-cell>
          <table:table-cell office:value-type="float" office:value="0.00458671313266024" calcext:value-type="float">
            <text:p>0.00458671313266</text:p>
          </table:table-cell>
          <table:table-cell office:value-type="float" office:value="0.00117351360474521" calcext:value-type="float">
            <text:p>0.001173513604745</text:p>
          </table:table-cell>
          <table:table-cell office:value-type="float" office:value="-0.00166755393367529" calcext:value-type="float">
            <text:p>-0.001667553933675</text:p>
          </table:table-cell>
          <table:table-cell office:value-type="float" office:value="-0.00267361520622522" calcext:value-type="float">
            <text:p>-0.002673615206225</text:p>
          </table:table-cell>
          <table:table-cell office:value-type="float" office:value="0.00015154624857544" calcext:value-type="float">
            <text:p>0.000151546248575</text:p>
          </table:table-cell>
          <table:table-cell office:value-type="float" office:value="-0.000752864374090056" calcext:value-type="float">
            <text:p>-0.00075286437409</text:p>
          </table:table-cell>
          <table:table-cell office:value-type="float" office:value="0.00269744090989943" calcext:value-type="float">
            <text:p>0.002697440909899</text:p>
          </table:table-cell>
          <table:table-cell office:value-type="float" office:value="0.00178608611194336" calcext:value-type="float">
            <text:p>0.001786086111943</text:p>
          </table:table-cell>
          <table:table-cell office:value-type="float" office:value="-0.0000230879791732197" calcext:value-type="float">
            <text:p>-2.30879791732197E-05</text:p>
          </table:table-cell>
          <table:table-cell office:value-type="float" office:value="-0.00154808998648026" calcext:value-type="float">
            <text:p>-0.00154808998648</text:p>
          </table:table-cell>
          <table:table-cell office:value-type="float" office:value="-0.00244990751809798" calcext:value-type="float">
            <text:p>-0.002449907518098</text:p>
          </table:table-cell>
          <table:table-cell office:value-type="float" office:value="-0.000107888311768167" calcext:value-type="float">
            <text:p>-0.000107888311768</text:p>
          </table:table-cell>
          <table:table-cell office:value-type="float" office:value="-0.000616288375016594" calcext:value-type="float">
            <text:p>-0.000616288375017</text:p>
          </table:table-cell>
          <table:table-cell office:value-type="float" office:value="0.00491387391559595" calcext:value-type="float">
            <text:p>0.004913873915596</text:p>
          </table:table-cell>
          <table:table-cell office:value-type="float" office:value="-0.00169698589794981" calcext:value-type="float">
            <text:p>-0.00169698589795</text:p>
          </table:table-cell>
          <table:table-cell office:value-type="float" office:value="-0.00341424634807991" calcext:value-type="float">
            <text:p>-0.00341424634808</text:p>
          </table:table-cell>
          <table:table-cell office:value-type="float" office:value="-0.000719332537161721" calcext:value-type="float">
            <text:p>-0.000719332537162</text:p>
          </table:table-cell>
          <table:table-cell office:value-type="float" office:value="0.00241271835585749" calcext:value-type="float">
            <text:p>0.002412718355857</text:p>
          </table:table-cell>
          <table:table-cell office:value-type="float" office:value="0.00204947321258869" calcext:value-type="float">
            <text:p>0.002049473212589</text:p>
          </table:table-cell>
          <table:table-cell office:value-type="float" office:value="-0.0031037590961957" calcext:value-type="float">
            <text:p>-0.003103759096196</text:p>
          </table:table-cell>
          <table:table-cell office:value-type="float" office:value="-0.00014104173165147" calcext:value-type="float">
            <text:p>-0.000141041731651</text:p>
          </table:table-cell>
          <table:table-cell office:value-type="float" office:value="0.000617329159781299" calcext:value-type="float">
            <text:p>0.000617329159781</text:p>
          </table:table-cell>
          <table:table-cell office:value-type="float" office:value="0.00100197446527606" calcext:value-type="float">
            <text:p>0.001001974465276</text:p>
          </table:table-cell>
          <table:table-cell office:value-type="float" office:value="0.00219356615312805" calcext:value-type="float">
            <text:p>0.002193566153128</text:p>
          </table:table-cell>
          <table:table-cell office:value-type="float" office:value="-0.00300555406035924" calcext:value-type="float">
            <text:p>-0.003005554060359</text:p>
          </table:table-cell>
          <table:table-cell office:value-type="float" office:value="-0.000924490185859384" calcext:value-type="float">
            <text:p>-0.000924490185859</text:p>
          </table:table-cell>
          <table:table-cell office:value-type="float" office:value="-0.00136011119832086" calcext:value-type="float">
            <text:p>-0.001360111198321</text:p>
          </table:table-cell>
          <table:table-cell office:value-type="float" office:value="0.00152999734967918" calcext:value-type="float">
            <text:p>0.001529997349679</text:p>
          </table:table-cell>
          <table:table-cell office:value-type="float" office:value="0.000798135932511157" calcext:value-type="float">
            <text:p>0.000798135932511</text:p>
          </table:table-cell>
          <table:table-cell office:value-type="float" office:value="0.000358575186856447" calcext:value-type="float">
            <text:p>0.000358575186856</text:p>
          </table:table-cell>
          <table:table-cell office:value-type="float" office:value="-0.00259638226924741" calcext:value-type="float">
            <text:p>-0.002596382269247</text:p>
          </table:table-cell>
          <table:table-cell office:value-type="float" office:value="0.000390392073105095" calcext:value-type="float">
            <text:p>0.000390392073105</text:p>
          </table:table-cell>
          <table:table-cell office:value-type="float" office:value="0.00178231088464936" calcext:value-type="float">
            <text:p>0.001782310884649</text:p>
          </table:table-cell>
          <table:table-cell office:value-type="float" office:value="-0.00175294063691916" calcext:value-type="float">
            <text:p>-0.001752940636919</text:p>
          </table:table-cell>
          <table:table-cell office:value-type="float" office:value="0.00238084147419854" calcext:value-type="float">
            <text:p>0.002380841474199</text:p>
          </table:table-cell>
          <table:table-cell office:value-type="float" office:value="0.00250566986847994" calcext:value-type="float">
            <text:p>0.00250566986848</text:p>
          </table:table-cell>
          <table:table-cell office:value-type="float" office:value="0.000825777220246959" calcext:value-type="float">
            <text:p>0.000825777220247</text:p>
          </table:table-cell>
          <table:table-cell office:value-type="float" office:value="-0.00081314723713688" calcext:value-type="float">
            <text:p>-0.000813147237137</text:p>
          </table:table-cell>
          <table:table-cell office:value-type="float" office:value="-0.00216068415822523" calcext:value-type="float">
            <text:p>-0.002160684158225</text:p>
          </table:table-cell>
          <table:table-cell office:value-type="float" office:value="-0.00139515457620271" calcext:value-type="float">
            <text:p>-0.001395154576203</text:p>
          </table:table-cell>
          <table:table-cell office:value-type="float" office:value="-0.00162317950279561" calcext:value-type="float">
            <text:p>-0.001623179502796</text:p>
          </table:table-cell>
          <table:table-cell office:value-type="float" office:value="-0.000512044088476216" calcext:value-type="float">
            <text:p>-0.000512044088476</text:p>
          </table:table-cell>
          <table:table-cell office:value-type="float" office:value="0.00264900781411376" calcext:value-type="float">
            <text:p>0.002649007814114</text:p>
          </table:table-cell>
          <table:table-cell office:value-type="float" office:value="0.000539876326946465" calcext:value-type="float">
            <text:p>0.000539876326946</text:p>
          </table:table-cell>
          <table:table-cell office:value-type="float" office:value="-0.00330746974608043" calcext:value-type="float">
            <text:p>-0.00330746974608</text:p>
          </table:table-cell>
          <table:table-cell office:value-type="float" office:value="-0.0000932417955488707" calcext:value-type="float">
            <text:p>-9.32417955488707E-05</text:p>
          </table:table-cell>
          <table:table-cell office:value-type="float" office:value="0.000235464799773044" calcext:value-type="float">
            <text:p>0.000235464799773</text:p>
          </table:table-cell>
          <table:table-cell office:value-type="float" office:value="0.00458504773422269" calcext:value-type="float">
            <text:p>0.004585047734223</text:p>
          </table:table-cell>
          <table:table-cell office:value-type="float" office:value="0.00159043856530561" calcext:value-type="float">
            <text:p>0.001590438565306</text:p>
          </table:table-cell>
          <table:table-cell office:value-type="float" office:value="-0.00390595139216621" calcext:value-type="float">
            <text:p>-0.003905951392166</text:p>
          </table:table-cell>
          <table:table-cell office:value-type="float" office:value="-0.00104944573847121" calcext:value-type="float">
            <text:p>-0.001049445738471</text:p>
          </table:table-cell>
          <table:table-cell office:value-type="float" office:value="0.00112196903285294" calcext:value-type="float">
            <text:p>0.001121969032853</text:p>
          </table:table-cell>
          <table:table-cell office:value-type="float" office:value="0.000646740460451267" calcext:value-type="float">
            <text:p>0.000646740460451</text:p>
          </table:table-cell>
          <table:table-cell office:value-type="float" office:value="-0.00337094360385115" calcext:value-type="float">
            <text:p>-0.003370943603851</text:p>
          </table:table-cell>
          <table:table-cell office:value-type="float" office:value="0.000407519867751338" calcext:value-type="float">
            <text:p>0.000407519867751</text:p>
          </table:table-cell>
          <table:table-cell office:value-type="float" office:value="0.00255683657066874" calcext:value-type="float">
            <text:p>0.002556836570669</text:p>
          </table:table-cell>
          <table:table-cell office:value-type="float" office:value="0.00423194734667587" calcext:value-type="float">
            <text:p>0.004231947346676</text:p>
          </table:table-cell>
          <table:table-cell office:value-type="float" office:value="-0.00345780726072176" calcext:value-type="float">
            <text:p>-0.003457807260722</text:p>
          </table:table-cell>
          <table:table-cell office:value-type="float" office:value="-0.00100172792011916" calcext:value-type="float">
            <text:p>-0.001001727920119</text:p>
          </table:table-cell>
          <table:table-cell office:value-type="float" office:value="-0.0016288502911348" calcext:value-type="float">
            <text:p>-0.001628850291135</text:p>
          </table:table-cell>
          <table:table-cell office:value-type="float" office:value="0.000842438158113412" calcext:value-type="float">
            <text:p>0.000842438158113</text:p>
          </table:table-cell>
          <table:table-cell office:value-type="float" office:value="0.00212019062980517" calcext:value-type="float">
            <text:p>0.002120190629805</text:p>
          </table:table-cell>
          <table:table-cell office:value-type="float" office:value="-0.00371566041058879" calcext:value-type="float">
            <text:p>-0.003715660410589</text:p>
          </table:table-cell>
          <table:table-cell office:value-type="float" office:value="-0.00006219731645557" calcext:value-type="float">
            <text:p>-6.219731645557E-05</text:p>
          </table:table-cell>
          <table:table-cell office:value-type="float" office:value="0.00230617630490865" calcext:value-type="float">
            <text:p>0.002306176304909</text:p>
          </table:table-cell>
          <table:table-cell office:value-type="float" office:value="0.00458340025862469" calcext:value-type="float">
            <text:p>0.004583400258625</text:p>
          </table:table-cell>
          <table:table-cell office:value-type="float" office:value="-0.00115773867107016" calcext:value-type="float">
            <text:p>-0.00115773867107</text:p>
          </table:table-cell>
          <table:table-cell office:value-type="float" office:value="-0.00114460182818771" calcext:value-type="float">
            <text:p>-0.001144601828188</text:p>
          </table:table-cell>
          <table:table-cell office:value-type="float" office:value="-0.000577555261891405" calcext:value-type="float">
            <text:p>-0.000577555261891</text:p>
          </table:table-cell>
          <table:table-cell office:value-type="float" office:value="-0.00195699997340176" calcext:value-type="float">
            <text:p>-0.001956999973402</text:p>
          </table:table-cell>
          <table:table-cell office:value-type="float" office:value="0.000703047451652172" calcext:value-type="float">
            <text:p>0.000703047451652</text:p>
          </table:table-cell>
          <table:table-cell office:value-type="float" office:value="0.000176378884491735" calcext:value-type="float">
            <text:p>0.000176378884492</text:p>
          </table:table-cell>
          <table:table-cell office:value-type="float" office:value="-0.00221352268343006" calcext:value-type="float">
            <text:p>-0.00221352268343</text:p>
          </table:table-cell>
          <table:table-cell office:value-type="float" office:value="-0.000551055620738538" calcext:value-type="float">
            <text:p>-0.000551055620739</text:p>
          </table:table-cell>
          <table:table-cell office:value-type="float" office:value="0.00163631842006962" calcext:value-type="float">
            <text:p>0.00163631842007</text:p>
          </table:table-cell>
          <table:table-cell office:value-type="float" office:value="0.00500813894297153" calcext:value-type="float">
            <text:p>0.005008138942972</text:p>
          </table:table-cell>
          <table:table-cell office:value-type="float" office:value="-0.000406996135570159" calcext:value-type="float">
            <text:p>-0.00040699613557</text:p>
          </table:table-cell>
          <table:table-cell office:value-type="float" office:value="-0.00250741265032223" calcext:value-type="float">
            <text:p>-0.002507412650322</text:p>
          </table:table-cell>
          <table:table-cell office:value-type="float" office:value="-0.00138402908229096" calcext:value-type="float">
            <text:p>-0.001384029082291</text:p>
          </table:table-cell>
          <table:table-cell office:value-type="float" office:value="0.0022170142256937" calcext:value-type="float">
            <text:p>0.002217014225694</text:p>
          </table:table-cell>
          <table:table-cell office:value-type="float" office:value="-0.00387023422653943" calcext:value-type="float">
            <text:p>-0.003870234226539</text:p>
          </table:table-cell>
          <table:table-cell office:value-type="float" office:value="-0.000183421900652902" calcext:value-type="float">
            <text:p>-0.000183421900653</text:p>
          </table:table-cell>
          <table:table-cell office:value-type="float" office:value="-0.000728413642830328" calcext:value-type="float">
            <text:p>-0.00072841364283</text:p>
          </table:table-cell>
          <table:table-cell office:value-type="float" office:value="0.00151637057218085" calcext:value-type="float">
            <text:p>0.001516370572181</text:p>
          </table:table-cell>
          <table:table-cell office:value-type="float" office:value="0.00505577633181614" calcext:value-type="float">
            <text:p>0.005055776331816</text:p>
          </table:table-cell>
          <table:table-cell office:value-type="float" office:value="-0.00190994830316699" calcext:value-type="float">
            <text:p>-0.001909948303167</text:p>
          </table:table-cell>
          <table:table-cell office:value-type="float" office:value="-0.00112792025848701" calcext:value-type="float">
            <text:p>-0.001127920258487</text:p>
          </table:table-cell>
          <table:table-cell office:value-type="float" office:value="-0.000850871972590483" calcext:value-type="float">
            <text:p>-0.00085087197259</text:p>
          </table:table-cell>
          <table:table-cell office:value-type="float" office:value="0.0014195820196703" calcext:value-type="float">
            <text:p>0.00141958201967</text:p>
          </table:table-cell>
          <table:table-cell office:value-type="float" office:value="-0.0025742808481854" calcext:value-type="float">
            <text:p>-0.002574280848185</text:p>
          </table:table-cell>
          <table:table-cell office:value-type="float" office:value="-0.000760582398220799" calcext:value-type="float">
            <text:p>-0.000760582398221</text:p>
          </table:table-cell>
          <table:table-cell office:value-type="float" office:value="-0.000630675110312673" calcext:value-type="float">
            <text:p>-0.000630675110313</text:p>
          </table:table-cell>
          <table:table-cell office:value-type="float" office:value="0.00384733356131861" calcext:value-type="float">
            <text:p>0.003847333561319</text:p>
          </table:table-cell>
          <table:table-cell office:value-type="float" office:value="0.0033826484334733" calcext:value-type="float">
            <text:p>0.003382648433473</text:p>
          </table:table-cell>
          <table:table-cell office:value-type="float" office:value="-0.00220064774811135" calcext:value-type="float">
            <text:p>-0.002200647748111</text:p>
          </table:table-cell>
          <table:table-cell office:value-type="float" office:value="-0.00078918157078034" calcext:value-type="float">
            <text:p>-0.00078918157078</text:p>
          </table:table-cell>
          <table:table-cell office:value-type="float" office:value="-0.00244202247230935" calcext:value-type="float">
            <text:p>-0.002442022472309</text:p>
          </table:table-cell>
          <table:table-cell office:value-type="float" office:value="0.00253951093463367" calcext:value-type="float">
            <text:p>0.002539510934634</text:p>
          </table:table-cell>
          <table:table-cell office:value-type="float" office:value="-0.00367377983102912" calcext:value-type="float">
            <text:p>-0.003673779831029</text:p>
          </table:table-cell>
          <table:table-cell office:value-type="float" office:value="-0.000506383168253577" calcext:value-type="float">
            <text:p>-0.000506383168254</text:p>
          </table:table-cell>
          <table:table-cell office:value-type="float" office:value="0.00324803497240572" calcext:value-type="float">
            <text:p>0.003248034972406</text:p>
          </table:table-cell>
          <table:table-cell office:value-type="float" office:value="0.00411593571925656" calcext:value-type="float">
            <text:p>0.004115935719257</text:p>
          </table:table-cell>
          <table:table-cell office:value-type="float" office:value="-0.00117205929185754" calcext:value-type="float">
            <text:p>-0.001172059291858</text:p>
          </table:table-cell>
          <table:table-cell office:value-type="float" office:value="-0.00159570523856351" calcext:value-type="float">
            <text:p>-0.001595705238564</text:p>
          </table:table-cell>
          <table:table-cell office:value-type="float" office:value="-0.00222847779053986" calcext:value-type="float">
            <text:p>-0.00222847779054</text:p>
          </table:table-cell>
          <table:table-cell office:value-type="float" office:value="-0.000178031999595485" calcext:value-type="float">
            <text:p>-0.000178031999595</text:p>
          </table:table-cell>
          <table:table-cell office:value-type="float" office:value="-0.00114898706175209" calcext:value-type="float">
            <text:p>-0.001148987061752</text:p>
          </table:table-cell>
          <table:table-cell office:value-type="float" office:value="-0.00031317791250357" calcext:value-type="float">
            <text:p>-0.000313177912504</text:p>
          </table:table-cell>
          <table:table-cell office:value-type="float" office:value="0.00507117957232989" calcext:value-type="float">
            <text:p>0.00507117957233</text:p>
          </table:table-cell>
          <table:table-cell office:value-type="float" office:value="0.00115681429670583" calcext:value-type="float">
            <text:p>0.001156814296706</text:p>
          </table:table-cell>
          <table:table-cell office:value-type="float" office:value="-0.00122743537523062" calcext:value-type="float">
            <text:p>-0.001227435375231</text:p>
          </table:table-cell>
          <table:table-cell office:value-type="float" office:value="-0.00148904657307908" calcext:value-type="float">
            <text:p>-0.001489046573079</text:p>
          </table:table-cell>
          <table:table-cell office:value-type="float" office:value="0.000539914977688016" calcext:value-type="float">
            <text:p>0.000539914977688</text:p>
          </table:table-cell>
          <table:table-cell office:value-type="float" office:value="-0.0036216152120937" calcext:value-type="float">
            <text:p>-0.003621615212094</text:p>
          </table:table-cell>
          <table:table-cell office:value-type="float" office:value="-0.000304801007853461" calcext:value-type="float">
            <text:p>-0.000304801007853</text:p>
          </table:table-cell>
          <table:table-cell office:value-type="float" office:value="-0.00043415992736584" calcext:value-type="float">
            <text:p>-0.000434159927366</text:p>
          </table:table-cell>
          <table:table-cell office:value-type="float" office:value="0.00185952424075631" calcext:value-type="float">
            <text:p>0.001859524240756</text:p>
          </table:table-cell>
          <table:table-cell office:value-type="float" office:value="0.00510213510285656" calcext:value-type="float">
            <text:p>0.005102135102857</text:p>
          </table:table-cell>
          <table:table-cell office:value-type="float" office:value="-0.00023464301981041" calcext:value-type="float">
            <text:p>-0.00023464301981</text:p>
          </table:table-cell>
          <table:table-cell office:value-type="float" office:value="-0.00170747376891783" calcext:value-type="float">
            <text:p>-0.001707473768918</text:p>
          </table:table-cell>
          <table:table-cell office:value-type="float" office:value="-0.00127134091873582" calcext:value-type="float">
            <text:p>-0.001271340918736</text:p>
          </table:table-cell>
          <table:table-cell office:value-type="float" office:value="-0.00167224302138841" calcext:value-type="float">
            <text:p>-0.001672243021388</text:p>
          </table:table-cell>
          <table:table-cell office:value-type="float" office:value="0.00221445016817667" calcext:value-type="float">
            <text:p>0.002214450168177</text:p>
          </table:table-cell>
          <table:table-cell office:value-type="float" office:value="-0.00342518542788334" calcext:value-type="float">
            <text:p>-0.003425185427883</text:p>
          </table:table-cell>
          <table:table-cell office:value-type="float" office:value="-0.000611207544025938" calcext:value-type="float">
            <text:p>-0.000611207544026</text:p>
          </table:table-cell>
          <table:table-cell office:value-type="float" office:value="0.00100660156229632" calcext:value-type="float">
            <text:p>0.001006601562296</text:p>
          </table:table-cell>
          <table:table-cell office:value-type="float" office:value="0.00284534423564875" calcext:value-type="float">
            <text:p>0.002845344235649</text:p>
          </table:table-cell>
          <table:table-cell office:value-type="float" office:value="0.00239071034178123" calcext:value-type="float">
            <text:p>0.002390710341781</text:p>
          </table:table-cell>
          <table:table-cell office:value-type="float" office:value="0.000686343116781563" calcext:value-type="float">
            <text:p>0.000686343116782</text:p>
          </table:table-cell>
          <table:table-cell office:value-type="float" office:value="0.0000179799886929066" calcext:value-type="float">
            <text:p>1.79799886929066E-05</text:p>
          </table:table-cell>
          <table:table-cell office:value-type="float" office:value="-0.00161607587714763" calcext:value-type="float">
            <text:p>-0.001616075877148</text:p>
          </table:table-cell>
          <table:table-cell office:value-type="float" office:value="-0.000760465460690696" calcext:value-type="float">
            <text:p>-0.000760465460691</text:p>
          </table:table-cell>
          <table:table-cell office:value-type="float" office:value="-0.0011471327906783" calcext:value-type="float">
            <text:p>-0.001147132790678</text:p>
          </table:table-cell>
          <table:table-cell office:value-type="float" office:value="-0.00214473279756516" calcext:value-type="float">
            <text:p>-0.002144732797565</text:p>
          </table:table-cell>
          <table:table-cell office:value-type="float" office:value="-0.000798222282349936" calcext:value-type="float">
            <text:p>-0.00079822228235</text:p>
          </table:table-cell>
          <table:table-cell office:value-type="float" office:value="-0.000835057524125937" calcext:value-type="float">
            <text:p>-0.000835057524126</text:p>
          </table:table-cell>
          <table:table-cell office:value-type="float" office:value="-0.000432830264466222" calcext:value-type="float">
            <text:p>-0.000432830264466</text:p>
          </table:table-cell>
          <table:table-cell office:value-type="float" office:value="0.000996936189847752" calcext:value-type="float">
            <text:p>0.000996936189848</text:p>
          </table:table-cell>
          <table:table-cell office:value-type="float" office:value="0.00211640911290339" calcext:value-type="float">
            <text:p>0.002116409112903</text:p>
          </table:table-cell>
          <table:table-cell office:value-type="float" office:value="0.00362634500093506" calcext:value-type="float">
            <text:p>0.003626345000935</text:p>
          </table:table-cell>
          <table:table-cell office:value-type="float" office:value="-0.00046235492961777" calcext:value-type="float">
            <text:p>-0.000462354929618</text:p>
          </table:table-cell>
          <table:table-cell office:value-type="float" office:value="-0.00129624507293108" calcext:value-type="float">
            <text:p>-0.001296245072931</text:p>
          </table:table-cell>
          <table:table-cell office:value-type="float" office:value="-0.000934543985471881" calcext:value-type="float">
            <text:p>-0.000934543985472</text:p>
          </table:table-cell>
          <table:table-cell office:value-type="float" office:value="-0.000610506445760939" calcext:value-type="float">
            <text:p>-0.000610506445761</text:p>
          </table:table-cell>
          <table:table-cell office:value-type="float" office:value="0.00011817287919047" calcext:value-type="float">
            <text:p>0.00011817287919</text:p>
          </table:table-cell>
          <table:table-cell office:value-type="float" office:value="-0.0037602338651328" calcext:value-type="float">
            <text:p>-0.003760233865133</text:p>
          </table:table-cell>
          <table:table-cell office:value-type="float" office:value="-0.000266211948905359" calcext:value-type="float">
            <text:p>-0.000266211948905</text:p>
          </table:table-cell>
          <table:table-cell office:value-type="float" office:value="-0.00000336502419623352" calcext:value-type="float">
            <text:p>-3.36502419623352E-06</text:p>
          </table:table-cell>
          <table:table-cell office:value-type="float" office:value="0.000516696006856554" calcext:value-type="float">
            <text:p>0.000516696006857</text:p>
          </table:table-cell>
          <table:table-cell office:value-type="float" office:value="0.00145993894589702" calcext:value-type="float">
            <text:p>0.001459938945897</text:p>
          </table:table-cell>
          <table:table-cell office:value-type="float" office:value="0.00467736829936866" calcext:value-type="float">
            <text:p>0.004677368299369</text:p>
          </table:table-cell>
          <table:table-cell office:value-type="float" office:value="-0.000380861567791935" calcext:value-type="float">
            <text:p>-0.000380861567792</text:p>
          </table:table-cell>
          <table:table-cell office:value-type="float" office:value="-0.000579396077996508" calcext:value-type="float">
            <text:p>-0.000579396077997</text:p>
          </table:table-cell>
          <table:table-cell office:value-type="float" office:value="-0.000384332379452845" calcext:value-type="float">
            <text:p>-0.000384332379453</text:p>
          </table:table-cell>
          <table:table-cell office:value-type="float" office:value="-0.001053166702352" calcext:value-type="float">
            <text:p>-0.001053166702352</text:p>
          </table:table-cell>
          <table:table-cell office:value-type="float" office:value="-0.0020624447486553" calcext:value-type="float">
            <text:p>-0.002062444748655</text:p>
          </table:table-cell>
          <table:table-cell office:value-type="float" office:value="-0.00242690709899251" calcext:value-type="float">
            <text:p>-0.002426907098993</text:p>
          </table:table-cell>
          <table:table-cell office:value-type="float" office:value="-0.000317956094233851" calcext:value-type="float">
            <text:p>-0.000317956094234</text:p>
          </table:table-cell>
          <table:table-cell office:value-type="float" office:value="0.00486037260826222" calcext:value-type="float">
            <text:p>0.004860372608262</text:p>
          </table:table-cell>
          <table:table-cell office:value-type="float" office:value="0.00221039288913394" calcext:value-type="float">
            <text:p>0.002210392889134</text:p>
          </table:table-cell>
          <table:table-cell office:value-type="float" office:value="-0.00166465168427704" calcext:value-type="float">
            <text:p>-0.001664651684277</text:p>
          </table:table-cell>
          <table:table-cell office:value-type="float" office:value="-0.000267624665554467" calcext:value-type="float">
            <text:p>-0.000267624665554</text:p>
          </table:table-cell>
          <table:table-cell office:value-type="float" office:value="-0.00152438905468427" calcext:value-type="float">
            <text:p>-0.001524389054684</text:p>
          </table:table-cell>
          <table:table-cell office:value-type="float" office:value="0.000957589420018279" calcext:value-type="float">
            <text:p>0.000957589420018</text:p>
          </table:table-cell>
          <table:table-cell office:value-type="float" office:value="-0.00395932077623429" calcext:value-type="float">
            <text:p>-0.003959320776234</text:p>
          </table:table-cell>
          <table:table-cell office:value-type="float" office:value="-0.000478066260316212" calcext:value-type="float">
            <text:p>-0.000478066260316</text:p>
          </table:table-cell>
          <table:table-cell office:value-type="float" office:value="0.00101229746985643" calcext:value-type="float">
            <text:p>0.001012297469856</text:p>
          </table:table-cell>
          <table:table-cell office:value-type="float" office:value="0.00514563720071143" calcext:value-type="float">
            <text:p>0.005145637200711</text:p>
          </table:table-cell>
          <table:table-cell office:value-type="float" office:value="0.00142526684765965" calcext:value-type="float">
            <text:p>0.00142526684766</text:p>
          </table:table-cell>
          <table:table-cell office:value-type="float" office:value="-0.00140844251666056" calcext:value-type="float">
            <text:p>-0.001408442516661</text:p>
          </table:table-cell>
          <table:table-cell office:value-type="float" office:value="-0.00104606882703578" calcext:value-type="float">
            <text:p>-0.001046068827036</text:p>
          </table:table-cell>
          <table:table-cell office:value-type="float" office:value="-0.00106397716706524" calcext:value-type="float">
            <text:p>-0.001063977167065</text:p>
          </table:table-cell>
          <table:table-cell office:value-type="float" office:value="-0.00238244847078373" calcext:value-type="float">
            <text:p>-0.002382448470784</text:p>
          </table:table-cell>
          <table:table-cell office:value-type="float" office:value="-0.00135208737371062" calcext:value-type="float">
            <text:p>-0.001352087373711</text:p>
          </table:table-cell>
          <table:table-cell office:value-type="float" office:value="0.000325854880910248" calcext:value-type="float">
            <text:p>0.00032585488091</text:p>
          </table:table-cell>
          <table:table-cell office:value-type="float" office:value="-0.000809429034105913" calcext:value-type="float">
            <text:p>-0.000809429034106</text:p>
          </table:table-cell>
          <table:table-cell office:value-type="float" office:value="0.0075187043756631" calcext:value-type="float">
            <text:p>0.007518704375663</text:p>
          </table:table-cell>
          <table:table-cell office:value-type="float" office:value="-0.00160901081424814" calcext:value-type="float">
            <text:p>-0.001609010814248</text:p>
          </table:table-cell>
          <table:table-cell office:value-type="float" office:value="-0.00446049554869082" calcext:value-type="float">
            <text:p>-0.004460495548691</text:p>
          </table:table-cell>
          <table:table-cell office:value-type="float" office:value="0.00166690548587473" calcext:value-type="float">
            <text:p>0.001666905485875</text:p>
          </table:table-cell>
          <table:table-cell office:value-type="float" office:value="0.0043536240342007" calcext:value-type="float">
            <text:p>0.004353624034201</text:p>
          </table:table-cell>
          <table:table-cell office:value-type="float" office:value="-0.0000892520465552993" calcext:value-type="float">
            <text:p>-8.92520465552993E-05</text:p>
          </table:table-cell>
          <table:table-cell office:value-type="float" office:value="-0.000665140095444827" calcext:value-type="float">
            <text:p>-0.000665140095445</text:p>
          </table:table-cell>
          <table:table-cell office:value-type="float" office:value="-0.000908198664225035" calcext:value-type="float">
            <text:p>-0.000908198664225</text:p>
          </table:table-cell>
          <table:table-cell office:value-type="float" office:value="-0.00461764355664823" calcext:value-type="float">
            <text:p>-0.004617643556648</text:p>
          </table:table-cell>
          <table:table-cell office:value-type="float" office:value="0.00626666363302691" calcext:value-type="float">
            <text:p>0.006266663633027</text:p>
          </table:table-cell>
          <table:table-cell office:value-type="float" office:value="0.000190901276070687" calcext:value-type="float">
            <text:p>0.000190901276071</text:p>
          </table:table-cell>
          <table:table-cell office:value-type="float" office:value="-0.000897196842199521" calcext:value-type="float">
            <text:p>-0.0008971968422</text:p>
          </table:table-cell>
          <table:table-cell office:value-type="float" office:value="-0.00514885991980379" calcext:value-type="float">
            <text:p>-0.005148859919804</text:p>
          </table:table-cell>
          <table:table-cell office:value-type="float" office:value="-0.0000379569338331831" calcext:value-type="float">
            <text:p>-3.79569338331831E-05</text:p>
          </table:table-cell>
          <table:table-cell office:value-type="float" office:value="-0.000951014808221628" calcext:value-type="float">
            <text:p>-0.000951014808222</text:p>
          </table:table-cell>
          <table:table-cell office:value-type="float" office:value="0.00372676679905609" calcext:value-type="float">
            <text:p>0.003726766799056</text:p>
          </table:table-cell>
          <table:table-cell office:value-type="float" office:value="0.00343280445794752" calcext:value-type="float">
            <text:p>0.003432804457948</text:p>
          </table:table-cell>
          <table:table-cell office:value-type="float" office:value="-0.00112612400878936" calcext:value-type="float">
            <text:p>-0.001126124008789</text:p>
          </table:table-cell>
          <table:table-cell office:value-type="float" office:value="-0.00119178184122143" calcext:value-type="float">
            <text:p>-0.001191781841221</text:p>
          </table:table-cell>
          <table:table-cell office:value-type="float" office:value="-0.00267286933467414" calcext:value-type="float">
            <text:p>-0.002672869334674</text:p>
          </table:table-cell>
          <table:table-cell office:value-type="float" office:value="-0.000574975021402857" calcext:value-type="float">
            <text:p>-0.000574975021403</text:p>
          </table:table-cell>
          <table:table-cell office:value-type="float" office:value="0.00460720443457879" calcext:value-type="float">
            <text:p>0.004607204434579</text:p>
          </table:table-cell>
          <table:table-cell office:value-type="float" office:value="0.000259089039957194" calcext:value-type="float">
            <text:p>0.000259089039957</text:p>
          </table:table-cell>
          <table:table-cell office:value-type="float" office:value="-0.00190748645602745" calcext:value-type="float">
            <text:p>-0.001907486456027</text:p>
          </table:table-cell>
          <table:table-cell office:value-type="float" office:value="-0.00444955105112477" calcext:value-type="float">
            <text:p>-0.004449551051125</text:p>
          </table:table-cell>
          <table:table-cell office:value-type="float" office:value="0.000601276461096201" calcext:value-type="float">
            <text:p>0.000601276461096</text:p>
          </table:table-cell>
          <table:table-cell office:value-type="float" office:value="-0.000484900377627773" calcext:value-type="float">
            <text:p>-0.000484900377628</text:p>
          </table:table-cell>
          <table:table-cell office:value-type="float" office:value="-0.0000895845092012126" calcext:value-type="float">
            <text:p>-8.95845092012126E-05</text:p>
          </table:table-cell>
          <table:table-cell office:value-type="float" office:value="0.00523482681115573" calcext:value-type="float">
            <text:p>0.005234826811156</text:p>
          </table:table-cell>
          <table:table-cell office:value-type="float" office:value="-0.000934244159158493" calcext:value-type="float">
            <text:p>-0.000934244159158</text:p>
          </table:table-cell>
          <table:table-cell office:value-type="float" office:value="0.000321944493070769" calcext:value-type="float">
            <text:p>0.000321944493071</text:p>
          </table:table-cell>
          <table:table-cell office:value-type="float" office:value="-0.0008642128511826" calcext:value-type="float">
            <text:p>-0.000864212851183</text:p>
          </table:table-cell>
          <table:table-cell office:value-type="float" office:value="-0.00118786666998616" calcext:value-type="float">
            <text:p>-0.001187866669986</text:p>
          </table:table-cell>
          <table:table-cell office:value-type="float" office:value="0.00281560876785619" calcext:value-type="float">
            <text:p>0.002815608767856</text:p>
          </table:table-cell>
          <table:table-cell office:value-type="float" office:value="-0.00184744029021683" calcext:value-type="float">
            <text:p>-0.001847440290217</text:p>
          </table:table-cell>
          <table:table-cell office:value-type="float" office:value="-0.00301445340576823" calcext:value-type="float">
            <text:p>-0.003014453405768</text:p>
          </table:table-cell>
          <table:table-cell office:value-type="float" office:value="0.000578915787084799" calcext:value-type="float">
            <text:p>0.000578915787085</text:p>
          </table:table-cell>
          <table:table-cell office:value-type="float" office:value="0.000617998968099387" calcext:value-type="float">
            <text:p>0.000617998968099</text:p>
          </table:table-cell>
          <table:table-cell office:value-type="float" office:value="0.00537846155406152" calcext:value-type="float">
            <text:p>0.005378461554062</text:p>
          </table:table-cell>
          <table:table-cell office:value-type="float" office:value="-0.00326416834311122" calcext:value-type="float">
            <text:p>-0.003264168343111</text:p>
          </table:table-cell>
          <table:table-cell office:value-type="float" office:value="-0.00102901137797612" calcext:value-type="float">
            <text:p>-0.001029011377976</text:p>
          </table:table-cell>
          <table:table-cell office:value-type="float" office:value="-0.000398246585715245" calcext:value-type="float">
            <text:p>-0.000398246585715</text:p>
          </table:table-cell>
          <table:table-cell office:value-type="float" office:value="-0.00240558869600471" calcext:value-type="float">
            <text:p>-0.002405588696005</text:p>
          </table:table-cell>
          <table:table-cell office:value-type="float" office:value="0.000199306887449846" calcext:value-type="float">
            <text:p>0.00019930688745</text:p>
          </table:table-cell>
          <table:table-cell office:value-type="float" office:value="0.00125664509864232" calcext:value-type="float">
            <text:p>0.001256645098642</text:p>
          </table:table-cell>
          <table:table-cell office:value-type="float" office:value="0.00477008804169554" calcext:value-type="float">
            <text:p>0.004770088041696</text:p>
          </table:table-cell>
          <table:table-cell office:value-type="float" office:value="-0.00153399943981852" calcext:value-type="float">
            <text:p>-0.001533999439819</text:p>
          </table:table-cell>
          <table:table-cell office:value-type="float" office:value="-0.000814867702801314" calcext:value-type="float">
            <text:p>-0.000814867702801</text:p>
          </table:table-cell>
          <table:table-cell office:value-type="float" office:value="-0.000972047406405607" calcext:value-type="float">
            <text:p>-0.000972047406406</text:p>
          </table:table-cell>
          <table:table-cell office:value-type="float" office:value="-0.00284690182810116" calcext:value-type="float">
            <text:p>-0.002846901828101</text:p>
          </table:table-cell>
          <table:table-cell office:value-type="float" office:value="-0.000334716192555762" calcext:value-type="float">
            <text:p>-0.000334716192556</text:p>
          </table:table-cell>
          <table:table-cell office:value-type="float" office:value="0.00444376841430522" calcext:value-type="float">
            <text:p>0.004443768414305</text:p>
          </table:table-cell>
          <table:table-cell office:value-type="float" office:value="0.00293010375982328" calcext:value-type="float">
            <text:p>0.002930103759823</text:p>
          </table:table-cell>
          <table:table-cell office:value-type="float" office:value="-0.0038224700001871" calcext:value-type="float">
            <text:p>-0.003822470000187</text:p>
          </table:table-cell>
          <table:table-cell office:value-type="float" office:value="0.0000725554917303528" calcext:value-type="float">
            <text:p>7.25554917303528E-05</text:p>
          </table:table-cell>
          <table:table-cell office:value-type="float" office:value="-0.000665825120919894" calcext:value-type="float">
            <text:p>-0.00066582512092</text:p>
          </table:table-cell>
          <table:table-cell office:value-type="float" office:value="0.00130228325890946" calcext:value-type="float">
            <text:p>0.001302283258909</text:p>
          </table:table-cell>
          <table:table-cell office:value-type="float" office:value="0.00137610719921477" calcext:value-type="float">
            <text:p>0.001376107199215</text:p>
          </table:table-cell>
          <table:table-cell office:value-type="float" office:value="-0.00350532076300431" calcext:value-type="float">
            <text:p>-0.003505320763004</text:p>
          </table:table-cell>
          <table:table-cell office:value-type="float" office:value="-0.0000873645046830518" calcext:value-type="float">
            <text:p>-8.73645046830518E-05</text:p>
          </table:table-cell>
          <table:table-cell office:value-type="float" office:value="-0.000374208866154746" calcext:value-type="float">
            <text:p>-0.000374208866155</text:p>
          </table:table-cell>
          <table:table-cell office:value-type="float" office:value="0.00479225900751262" calcext:value-type="float">
            <text:p>0.004792259007513</text:p>
          </table:table-cell>
          <table:table-cell office:value-type="float" office:value="0.00126205748123825" calcext:value-type="float">
            <text:p>0.001262057481238</text:p>
          </table:table-cell>
          <table:table-cell office:value-type="float" office:value="-0.00504355815968638" calcext:value-type="float">
            <text:p>-0.005043558159686</text:p>
          </table:table-cell>
          <table:table-cell office:value-type="float" office:value="-0.000992055011960369" calcext:value-type="float">
            <text:p>-0.00099205501196</text:p>
          </table:table-cell>
          <table:table-cell office:value-type="float" office:value="0.002807410161967" calcext:value-type="float">
            <text:p>0.002807410161967</text:p>
          </table:table-cell>
          <table:table-cell office:value-type="float" office:value="0.000282621163829488" calcext:value-type="float">
            <text:p>0.000282621163829</text:p>
          </table:table-cell>
          <table:table-cell office:value-type="float" office:value="-0.00351404551755352" calcext:value-type="float">
            <text:p>-0.003514045517554</text:p>
          </table:table-cell>
          <table:table-cell office:value-type="float" office:value="0.000728050131436508" calcext:value-type="float">
            <text:p>0.000728050131437</text:p>
          </table:table-cell>
          <table:table-cell office:value-type="float" office:value="-0.000173153031949369" calcext:value-type="float">
            <text:p>-0.000173153031949</text:p>
          </table:table-cell>
          <table:table-cell office:value-type="float" office:value="0.000308368218754407" calcext:value-type="float">
            <text:p>0.000308368218754</text:p>
          </table:table-cell>
          <table:table-cell office:value-type="float" office:value="0.00305312404716157" calcext:value-type="float">
            <text:p>0.003053124047162</text:p>
          </table:table-cell>
          <table:table-cell office:value-type="float" office:value="0.00205983661657244" calcext:value-type="float">
            <text:p>0.002059836616572</text:p>
          </table:table-cell>
          <table:table-cell office:value-type="float" office:value="0.000496992281526498" calcext:value-type="float">
            <text:p>0.000496992281526</text:p>
          </table:table-cell>
          <table:table-cell office:value-type="float" office:value="-0.00126122986573701" calcext:value-type="float">
            <text:p>-0.001261229865737</text:p>
          </table:table-cell>
          <table:table-cell office:value-type="float" office:value="-0.00385665987997685" calcext:value-type="float">
            <text:p>-0.003856659879977</text:p>
          </table:table-cell>
          <table:table-cell office:value-type="float" office:value="-0.000769497278145515" calcext:value-type="float">
            <text:p>-0.000769497278146</text:p>
          </table:table-cell>
          <table:table-cell office:value-type="float" office:value="0.0023166217419448" calcext:value-type="float">
            <text:p>0.002316621741945</text:p>
          </table:table-cell>
          <table:table-cell office:value-type="float" office:value="-0.0033257000218293" calcext:value-type="float">
            <text:p>-0.003325700021829</text:p>
          </table:table-cell>
          <table:table-cell office:value-type="float" office:value="0.00121024875473114" calcext:value-type="float">
            <text:p>0.001210248754731</text:p>
          </table:table-cell>
          <table:table-cell office:value-type="float" office:value="-0.000152438294576729" calcext:value-type="float">
            <text:p>-0.000152438294577</text:p>
          </table:table-cell>
          <table:table-cell office:value-type="float" office:value="0.00340892736399778" calcext:value-type="float">
            <text:p>0.003408927363998</text:p>
          </table:table-cell>
          <table:table-cell office:value-type="float" office:value="0.00202238014371031" calcext:value-type="float">
            <text:p>0.00202238014371</text:p>
          </table:table-cell>
          <table:table-cell office:value-type="float" office:value="0.000599783538067555" calcext:value-type="float">
            <text:p>0.000599783538068</text:p>
          </table:table-cell>
          <table:table-cell office:value-type="float" office:value="-0.000637189419106232" calcext:value-type="float">
            <text:p>-0.000637189419106</text:p>
          </table:table-cell>
          <table:table-cell office:value-type="float" office:value="-0.00394006564058547" calcext:value-type="float">
            <text:p>-0.003940065640585</text:p>
          </table:table-cell>
          <table:table-cell office:value-type="float" office:value="-0.000444995409066507" calcext:value-type="float">
            <text:p>-0.000444995409067</text:p>
          </table:table-cell>
          <table:table-cell office:value-type="float" office:value="0.00160138154256745" calcext:value-type="float">
            <text:p>0.001601381542567</text:p>
          </table:table-cell>
          <table:table-cell office:value-type="float" office:value="-0.0029380916499353" calcext:value-type="float">
            <text:p>-0.002938091649935</text:p>
          </table:table-cell>
          <table:table-cell office:value-type="float" office:value="-0.0000247899594496004" calcext:value-type="float">
            <text:p>-2.47899594496004E-05</text:p>
          </table:table-cell>
          <table:table-cell office:value-type="float" office:value="0.000501340485529633" calcext:value-type="float">
            <text:p>0.00050134048553</text:p>
          </table:table-cell>
          <table:table-cell office:value-type="float" office:value="0.00514905978102387" calcext:value-type="float">
            <text:p>0.005149059781024</text:p>
          </table:table-cell>
          <table:table-cell office:value-type="float" office:value="0.000750654267099193" calcext:value-type="float">
            <text:p>0.000750654267099</text:p>
          </table:table-cell>
          <table:table-cell office:value-type="float" office:value="-0.00436580411962168" calcext:value-type="float">
            <text:p>-0.004365804119622</text:p>
          </table:table-cell>
          <table:table-cell office:value-type="float" office:value="-0.00116069807239122" calcext:value-type="float">
            <text:p>-0.001160698072391</text:p>
          </table:table-cell>
          <table:table-cell office:value-type="float" office:value="0.00221322129205737" calcext:value-type="float">
            <text:p>0.002213221292057</text:p>
          </table:table-cell>
          <table:table-cell office:value-type="float" office:value="-0.00402022738642249" calcext:value-type="float">
            <text:p>-0.004020227386422</text:p>
          </table:table-cell>
          <table:table-cell office:value-type="float" office:value="0.00114804581245231" calcext:value-type="float">
            <text:p>0.001148045812452</text:p>
          </table:table-cell>
          <table:table-cell office:value-type="float" office:value="0.00174869450927839" calcext:value-type="float">
            <text:p>0.001748694509278</text:p>
          </table:table-cell>
          <table:table-cell office:value-type="float" office:value="0.00288427084579279" calcext:value-type="float">
            <text:p>0.002884270845793</text:p>
          </table:table-cell>
          <table:table-cell office:value-type="float" office:value="-0.00149455709229557" calcext:value-type="float">
            <text:p>-0.001494557092296</text:p>
          </table:table-cell>
          <table:table-cell office:value-type="float" office:value="-0.00195973958289453" calcext:value-type="float">
            <text:p>-0.001959739582895</text:p>
          </table:table-cell>
          <table:table-cell office:value-type="float" office:value="-0.000522609254705986" calcext:value-type="float">
            <text:p>-0.000522609254706</text:p>
          </table:table-cell>
          <table:table-cell office:value-type="float" office:value="-0.000608207686148943" calcext:value-type="float">
            <text:p>-0.000608207686149</text:p>
          </table:table-cell>
          <table:table-cell office:value-type="float" office:value="0.000438728121786247" calcext:value-type="float">
            <text:p>0.000438728121786</text:p>
          </table:table-cell>
          <table:table-cell office:value-type="float" office:value="0.00201192303321573" calcext:value-type="float">
            <text:p>0.002011923033216</text:p>
          </table:table-cell>
          <table:table-cell office:value-type="float" office:value="-0.00169971603532199" calcext:value-type="float">
            <text:p>-0.001699716035322</text:p>
          </table:table-cell>
          <table:table-cell office:value-type="float" office:value="-0.00175406722068766" calcext:value-type="float">
            <text:p>-0.001754067220688</text:p>
          </table:table-cell>
          <table:table-cell office:value-type="float" office:value="0.000634656199292372" calcext:value-type="float">
            <text:p>0.000634656199292</text:p>
          </table:table-cell>
          <table:table-cell office:value-type="float" office:value="0.000812609916509333" calcext:value-type="float">
            <text:p>0.000812609916509</text:p>
          </table:table-cell>
          <table:table-cell office:value-type="float" office:value="0.0045894536444695" calcext:value-type="float">
            <text:p>0.00458945364447</text:p>
          </table:table-cell>
          <table:table-cell office:value-type="float" office:value="-0.00097538822384341" calcext:value-type="float">
            <text:p>-0.000975388223843</text:p>
          </table:table-cell>
          <table:table-cell office:value-type="float" office:value="-0.00338634979361768" calcext:value-type="float">
            <text:p>-0.003386349793618</text:p>
          </table:table-cell>
          <table:table-cell office:value-type="float" office:value="-0.000319342408532763" calcext:value-type="float">
            <text:p>-0.000319342408533</text:p>
          </table:table-cell>
          <table:table-cell office:value-type="float" office:value="-0.00102540964222475" calcext:value-type="float">
            <text:p>-0.001025409642225</text:p>
          </table:table-cell>
          <table:table-cell office:value-type="float" office:value="0.00044945530102336" calcext:value-type="float">
            <text:p>0.000449455301023</text:p>
          </table:table-cell>
          <table:table-cell office:value-type="float" office:value="0.00278093138568153" calcext:value-type="float">
            <text:p>0.002780931385682</text:p>
          </table:table-cell>
          <table:table-cell office:value-type="float" office:value="0.00047138262460078" calcext:value-type="float">
            <text:p>0.000471382624601</text:p>
          </table:table-cell>
          <table:table-cell office:value-type="float" office:value="-0.00386014219589992" calcext:value-type="float">
            <text:p>-0.0038601421959</text:p>
          </table:table-cell>
          <table:table-cell office:value-type="float" office:value="0.000976476471515108" calcext:value-type="float">
            <text:p>0.000976476471515</text:p>
          </table:table-cell>
          <table:table-cell office:value-type="float" office:value="-0.000427878442300689" calcext:value-type="float">
            <text:p>-0.000427878442301</text:p>
          </table:table-cell>
          <table:table-cell office:value-type="float" office:value="0.00308524488587564" calcext:value-type="float">
            <text:p>0.003085244885876</text:p>
          </table:table-cell>
          <table:table-cell office:value-type="float" office:value="0.00189613238046504" calcext:value-type="float">
            <text:p>0.001896132380465</text:p>
          </table:table-cell>
          <table:table-cell office:value-type="float" office:value="-0.00051357408154834" calcext:value-type="float">
            <text:p>-0.000513574081548</text:p>
          </table:table-cell>
          <table:table-cell office:value-type="float" office:value="-0.00435708716420774" calcext:value-type="float">
            <text:p>-0.004357087164208</text:p>
          </table:table-cell>
          <table:table-cell office:value-type="float" office:value="-0.000251088481642681" calcext:value-type="float">
            <text:p>-0.000251088481643</text:p>
          </table:table-cell>
          <table:table-cell office:value-type="float" office:value="0.00201682754739507" calcext:value-type="float">
            <text:p>0.002016827547395</text:p>
          </table:table-cell>
          <table:table-cell office:value-type="float" office:value="0.00199550150698846" calcext:value-type="float">
            <text:p>0.001995501506988</text:p>
          </table:table-cell>
          <table:table-cell office:value-type="float" office:value="-0.00294888120489567" calcext:value-type="float">
            <text:p>-0.002948881204896</text:p>
          </table:table-cell>
          <table:table-cell office:value-type="float" office:value="-0.000823049076503546" calcext:value-type="float">
            <text:p>-0.000823049076504</text:p>
          </table:table-cell>
          <table:table-cell office:value-type="float" office:value="0.0014734853748769" calcext:value-type="float">
            <text:p>0.001473485374877</text:p>
          </table:table-cell>
          <table:table-cell office:value-type="float" office:value="0.00329017084400574" calcext:value-type="float">
            <text:p>0.003290170844006</text:p>
          </table:table-cell>
          <table:table-cell office:value-type="float" office:value="0.000282492342494223" calcext:value-type="float">
            <text:p>0.000282492342494</text:p>
          </table:table-cell>
          <table:table-cell office:value-type="float" office:value="-0.00237543800993401" calcext:value-type="float">
            <text:p>-0.002375438009934</text:p>
          </table:table-cell>
          <table:table-cell office:value-type="float" office:value="-0.00204733245547112" calcext:value-type="float">
            <text:p>-0.002047332455471</text:p>
          </table:table-cell>
          <table:table-cell office:value-type="float" office:value="0.000677282733676787" calcext:value-type="float">
            <text:p>0.000677282733677</text:p>
          </table:table-cell>
          <table:table-cell office:value-type="float" office:value="0.00345227188315206" calcext:value-type="float">
            <text:p>0.003452271883152</text:p>
          </table:table-cell>
          <table:table-cell office:value-type="float" office:value="-0.00211457250777547" calcext:value-type="float">
            <text:p>-0.002114572507775</text:p>
          </table:table-cell>
          <table:table-cell office:value-type="float" office:value="-0.00187832144276462" calcext:value-type="float">
            <text:p>-0.001878321442765</text:p>
          </table:table-cell>
          <table:table-cell office:value-type="float" office:value="-0.00122951367676583" calcext:value-type="float">
            <text:p>-0.001229513676766</text:p>
          </table:table-cell>
          <table:table-cell office:value-type="float" office:value="0.00198076431942273" calcext:value-type="float">
            <text:p>0.001980764319423</text:p>
          </table:table-cell>
          <table:table-cell office:value-type="float" office:value="0.00461652243669147" calcext:value-type="float">
            <text:p>0.004616522436691</text:p>
          </table:table-cell>
          <table:table-cell office:value-type="float" office:value="-0.000224823794051976" calcext:value-type="float">
            <text:p>-0.000224823794052</text:p>
          </table:table-cell>
          <table:table-cell office:value-type="float" office:value="-0.00210418833809567" calcext:value-type="float">
            <text:p>-0.002104188338096</text:p>
          </table:table-cell>
          <table:table-cell office:value-type="float" office:value="-0.00288135893580849" calcext:value-type="float">
            <text:p>-0.002881358935808</text:p>
          </table:table-cell>
          <table:table-cell office:value-type="float" office:value="0.00012791647916216" calcext:value-type="float">
            <text:p>0.000127916479162</text:p>
          </table:table-cell>
          <table:table-cell office:value-type="float" office:value="0.00210001043411839" calcext:value-type="float">
            <text:p>0.002100010434118</text:p>
          </table:table-cell>
          <table:table-cell office:value-type="float" office:value="0.00138270954509473" calcext:value-type="float">
            <text:p>0.001382709545095</text:p>
          </table:table-cell>
          <table:table-cell office:value-type="float" office:value="-0.00109137382790153" calcext:value-type="float">
            <text:p>-0.001091373827902</text:p>
          </table:table-cell>
          <table:table-cell office:value-type="float" office:value="-0.00211406008177523" calcext:value-type="float">
            <text:p>-0.002114060081775</text:p>
          </table:table-cell>
          <table:table-cell office:value-type="float" office:value="-0.000331370783775098" calcext:value-type="float">
            <text:p>-0.000331370783775</text:p>
          </table:table-cell>
          <table:table-cell office:value-type="float" office:value="0.00374426994519944" calcext:value-type="float">
            <text:p>0.003744269945199</text:p>
          </table:table-cell>
          <table:table-cell office:value-type="float" office:value="0.00125757838548146" calcext:value-type="float">
            <text:p>0.001257578385481</text:p>
          </table:table-cell>
          <table:table-cell office:value-type="float" office:value="-0.0000695134485145799" calcext:value-type="float">
            <text:p>-6.95134485145799E-05</text:p>
          </table:table-cell>
          <table:table-cell office:value-type="float" office:value="-0.00140914103815948" calcext:value-type="float">
            <text:p>-0.001409141038159</text:p>
          </table:table-cell>
          <table:table-cell office:value-type="float" office:value="-0.00320340126238899" calcext:value-type="float">
            <text:p>-0.003203401262389</text:p>
          </table:table-cell>
          <table:table-cell office:value-type="float" office:value="-0.000540046155989959" calcext:value-type="float">
            <text:p>-0.00054004615599</text:p>
          </table:table-cell>
          <table:table-cell office:value-type="float" office:value="-0.000858257478009827" calcext:value-type="float">
            <text:p>-0.00085825747801</text:p>
          </table:table-cell>
          <table:table-cell office:value-type="float" office:value="0.00463741302025061" calcext:value-type="float">
            <text:p>0.004637413020251</text:p>
          </table:table-cell>
          <table:table-cell office:value-type="float" office:value="-0.000437240450736176" calcext:value-type="float">
            <text:p>-0.000437240450736</text:p>
          </table:table-cell>
          <table:table-cell office:value-type="float" office:value="-0.00276147884768774" calcext:value-type="float">
            <text:p>-0.002761478847688</text:p>
          </table:table-cell>
          <table:table-cell office:value-type="float" office:value="0.000564565069086143" calcext:value-type="float">
            <text:p>0.000564565069086</text:p>
          </table:table-cell>
          <table:table-cell office:value-type="float" office:value="0.00188014446803891" calcext:value-type="float">
            <text:p>0.001880144468039</text:p>
          </table:table-cell>
          <table:table-cell office:value-type="float" office:value="0.0025089372118019" calcext:value-type="float">
            <text:p>0.002508937211802</text:p>
          </table:table-cell>
          <table:table-cell office:value-type="float" office:value="-0.00335599140471021" calcext:value-type="float">
            <text:p>-0.00335599140471</text:p>
          </table:table-cell>
          <table:table-cell office:value-type="float" office:value="-0.00101279473855054" calcext:value-type="float">
            <text:p>-0.001012794738551</text:p>
          </table:table-cell>
          <table:table-cell office:value-type="float" office:value="-0.00045732704740209" calcext:value-type="float">
            <text:p>-0.000457327047402</text:p>
          </table:table-cell>
          <table:table-cell office:value-type="float" office:value="0.00333122298809679" calcext:value-type="float">
            <text:p>0.003331222988097</text:p>
          </table:table-cell>
          <table:table-cell office:value-type="float" office:value="-0.000823266772749853" calcext:value-type="float">
            <text:p>-0.00082326677275</text:p>
          </table:table-cell>
          <table:table-cell office:value-type="float" office:value="-0.00182625717529689" calcext:value-type="float">
            <text:p>-0.001826257175297</text:p>
          </table:table-cell>
          <table:table-cell office:value-type="float" office:value="-0.00150664932106481" calcext:value-type="float">
            <text:p>-0.001506649321065</text:p>
          </table:table-cell>
          <table:table-cell office:value-type="float" office:value="0.00110689688087567" calcext:value-type="float">
            <text:p>0.001106896880876</text:p>
          </table:table-cell>
          <table:table-cell office:value-type="float" office:value="0.00152492611603688" calcext:value-type="float">
            <text:p>0.001524926116037</text:p>
          </table:table-cell>
          <table:table-cell office:value-type="float" office:value="0.00342115457108116" calcext:value-type="float">
            <text:p>0.003421154571081</text:p>
          </table:table-cell>
          <table:table-cell office:value-type="float" office:value="-0.00338843137988615" calcext:value-type="float">
            <text:p>-0.003388431379886</text:p>
          </table:table-cell>
          <table:table-cell office:value-type="float" office:value="-0.000758367272462035" calcext:value-type="float">
            <text:p>-0.000758367272462</text:p>
          </table:table-cell>
          <table:table-cell office:value-type="float" office:value="0.000376777582847487" calcext:value-type="float">
            <text:p>0.000376777582847</text:p>
          </table:table-cell>
          <table:table-cell office:value-type="float" office:value="-0.00233894637690135" calcext:value-type="float">
            <text:p>-0.002338946376901</text:p>
          </table:table-cell>
          <table:table-cell office:value-type="float" office:value="0.0038699713454482" calcext:value-type="float">
            <text:p>0.003869971345448</text:p>
          </table:table-cell>
          <table:table-cell office:value-type="float" office:value="-0.00216809526383827" calcext:value-type="float">
            <text:p>-0.002168095263838</text:p>
          </table:table-cell>
          <table:table-cell office:value-type="float" office:value="-0.00140953206870831" calcext:value-type="float">
            <text:p>-0.001409532068708</text:p>
          </table:table-cell>
          <table:table-cell office:value-type="float" office:value="0.00143664503981655" calcext:value-type="float">
            <text:p>0.001436645039817</text:p>
          </table:table-cell>
          <table:table-cell office:value-type="float" office:value="0.000216949232979158" calcext:value-type="float">
            <text:p>0.000216949232979</text:p>
          </table:table-cell>
          <table:table-cell office:value-type="float" office:value="0.00264796437551607" calcext:value-type="float">
            <text:p>0.002647964375516</text:p>
          </table:table-cell>
          <table:table-cell office:value-type="float" office:value="0.000776900624822052" calcext:value-type="float">
            <text:p>0.000776900624822</text:p>
          </table:table-cell>
          <table:table-cell office:value-type="float" office:value="0.0000124439311063873" calcext:value-type="float">
            <text:p>1.24439311063873E-05</text:p>
          </table:table-cell>
          <table:table-cell office:value-type="float" office:value="-0.00188917543921135" calcext:value-type="float">
            <text:p>-0.001889175439211</text:p>
          </table:table-cell>
          <table:table-cell office:value-type="float" office:value="-0.00181922376612764" calcext:value-type="float">
            <text:p>-0.001819223766128</text:p>
          </table:table-cell>
          <table:table-cell office:value-type="float" office:value="-0.00104066669980518" calcext:value-type="float">
            <text:p>-0.001040666699805</text:p>
          </table:table-cell>
          <table:table-cell office:value-type="float" office:value="0.00112278389066756" calcext:value-type="float">
            <text:p>0.001122783890668</text:p>
          </table:table-cell>
          <table:table-cell office:value-type="float" office:value="0.00116956445444943" calcext:value-type="float">
            <text:p>0.001169564454449</text:p>
          </table:table-cell>
          <table:table-cell office:value-type="float" office:value="-0.00227051741767892" calcext:value-type="float">
            <text:p>-0.002270517417679</text:p>
          </table:table-cell>
          <table:table-cell office:value-type="float" office:value="0.00176702064286627" calcext:value-type="float">
            <text:p>0.001767020642866</text:p>
          </table:table-cell>
          <table:table-cell office:value-type="float" office:value="-0.0007974503004059" calcext:value-type="float">
            <text:p>-0.000797450300406</text:p>
          </table:table-cell>
          <table:table-cell office:value-type="float" office:value="0.000347987878707601" calcext:value-type="float">
            <text:p>0.000347987878708</text:p>
          </table:table-cell>
          <table:table-cell office:value-type="float" office:value="0.00268034635278541" calcext:value-type="float">
            <text:p>0.002680346352785</text:p>
          </table:table-cell>
          <table:table-cell office:value-type="float" office:value="0.00121907526369203" calcext:value-type="float">
            <text:p>0.001219075263692</text:p>
          </table:table-cell>
          <table:table-cell office:value-type="float" office:value="-0.0033711251407797" calcext:value-type="float">
            <text:p>-0.00337112514078</text:p>
          </table:table-cell>
          <table:table-cell office:value-type="float" office:value="-0.000548365355507618" calcext:value-type="float">
            <text:p>-0.000548365355508</text:p>
          </table:table-cell>
          <table:table-cell office:value-type="float" office:value="-0.0016760392211348" calcext:value-type="float">
            <text:p>-0.001676039221135</text:p>
          </table:table-cell>
          <table:table-cell office:value-type="float" office:value="0.00210125961625518" calcext:value-type="float">
            <text:p>0.002101259616255</text:p>
          </table:table-cell>
          <table:table-cell office:value-type="float" office:value="-0.00268107817552321" calcext:value-type="float">
            <text:p>-0.002681078175523</text:p>
          </table:table-cell>
          <table:table-cell office:value-type="float" office:value="0.00432436158663674" calcext:value-type="float">
            <text:p>0.004324361586637</text:p>
          </table:table-cell>
          <table:table-cell office:value-type="float" office:value="0.00237208518324916" calcext:value-type="float">
            <text:p>0.002372085183249</text:p>
          </table:table-cell>
          <table:table-cell office:value-type="float" office:value="-0.00233675630105507" calcext:value-type="float">
            <text:p>-0.002336756301055</text:p>
          </table:table-cell>
          <table:table-cell office:value-type="float" office:value="0.0000782337695314217" calcext:value-type="float">
            <text:p>7.82337695314217E-05</text:p>
          </table:table-cell>
          <table:table-cell office:value-type="float" office:value="-0.00513803721813344" calcext:value-type="float">
            <text:p>-0.005138037218133</text:p>
          </table:table-cell>
          <table:table-cell office:value-type="float" office:value="-0.000310765961437587" calcext:value-type="float">
            <text:p>-0.000310765961438</text:p>
          </table:table-cell>
          <table:table-cell office:value-type="float" office:value="0.00582958816832552" calcext:value-type="float">
            <text:p>0.005829588168326</text:p>
          </table:table-cell>
          <table:table-cell office:value-type="float" office:value="-0.000636667664498936" calcext:value-type="float">
            <text:p>-0.000636667664499</text:p>
          </table:table-cell>
          <table:table-cell office:value-type="float" office:value="-0.00516681932439578" calcext:value-type="float">
            <text:p>-0.005166819324396</text:p>
          </table:table-cell>
          <table:table-cell office:value-type="float" office:value="-0.00071996810878433" calcext:value-type="float">
            <text:p>-0.000719968108784</text:p>
          </table:table-cell>
          <table:table-cell office:value-type="float" office:value="0.00130204586064747" calcext:value-type="float">
            <text:p>0.001302045860647</text:p>
          </table:table-cell>
          <table:table-cell office:value-type="float" office:value="0.00247594052423977" calcext:value-type="float">
            <text:p>0.00247594052424</text:p>
          </table:table-cell>
          <table:table-cell office:value-type="float" office:value="0.00248698016061821" calcext:value-type="float">
            <text:p>0.002486980160618</text:p>
          </table:table-cell>
          <table:table-cell office:value-type="float" office:value="-0.00323062336091473" calcext:value-type="float">
            <text:p>-0.003230623360915</text:p>
          </table:table-cell>
          <table:table-cell office:value-type="float" office:value="-0.00400695195950784" calcext:value-type="float">
            <text:p>-0.004006951959508</text:p>
          </table:table-cell>
          <table:table-cell office:value-type="float" office:value="0.000386239198543858" calcext:value-type="float">
            <text:p>0.000386239198544</text:p>
          </table:table-cell>
          <table:table-cell office:value-type="float" office:value="-0.000324540729766454" calcext:value-type="float">
            <text:p>-0.000324540729766</text:p>
          </table:table-cell>
          <table:table-cell office:value-type="float" office:value="0.000878775122904241" calcext:value-type="float">
            <text:p>0.000878775122904</text:p>
          </table:table-cell>
          <table:table-cell office:value-type="float" office:value="0.00250007900706878" calcext:value-type="float">
            <text:p>0.002500079007069</text:p>
          </table:table-cell>
          <table:table-cell office:value-type="float" office:value="0.00402277617690439" calcext:value-type="float">
            <text:p>0.004022776176904</text:p>
          </table:table-cell>
          <table:table-cell office:value-type="float" office:value="0.00000997518253864627" calcext:value-type="float">
            <text:p>9.97518253864627E-06</text:p>
          </table:table-cell>
          <table:table-cell office:value-type="float" office:value="-0.00310472809336987" calcext:value-type="float">
            <text:p>-0.00310472809337</text:p>
          </table:table-cell>
          <table:table-cell office:value-type="float" office:value="-0.000824148144079662" calcext:value-type="float">
            <text:p>-0.00082414814408</text:p>
          </table:table-cell>
          <table:table-cell office:value-type="float" office:value="-0.00150486866107885" calcext:value-type="float">
            <text:p>-0.001504868661079</text:p>
          </table:table-cell>
          <table:table-cell office:value-type="float" office:value="0.00269583829921111" calcext:value-type="float">
            <text:p>0.002695838299211</text:p>
          </table:table-cell>
          <table:table-cell office:value-type="float" office:value="-0.00387880323091294" calcext:value-type="float">
            <text:p>-0.003878803230913</text:p>
          </table:table-cell>
          <table:table-cell office:value-type="float" office:value="-0.000420960186094499" calcext:value-type="float">
            <text:p>-0.000420960186094</text:p>
          </table:table-cell>
          <table:table-cell office:value-type="float" office:value="0.00219251440595719" calcext:value-type="float">
            <text:p>0.002192514405957</text:p>
          </table:table-cell>
          <table:table-cell office:value-type="float" office:value="0.0044824263976222" calcext:value-type="float">
            <text:p>0.004482426397622</text:p>
          </table:table-cell>
          <table:table-cell office:value-type="float" office:value="-0.00168782619805402" calcext:value-type="float">
            <text:p>-0.001687826198054</text:p>
          </table:table-cell>
          <table:table-cell office:value-type="float" office:value="-0.000468782337754603" calcext:value-type="float">
            <text:p>-0.000468782337755</text:p>
          </table:table-cell>
          <table:table-cell office:value-type="float" office:value="-0.000855062180679211" calcext:value-type="float">
            <text:p>-0.000855062180679</text:p>
          </table:table-cell>
          <table:table-cell office:value-type="float" office:value="-0.00319161093371018" calcext:value-type="float">
            <text:p>-0.00319161093371</text:p>
          </table:table-cell>
          <table:table-cell office:value-type="float" office:value="-0.000275201712038708" calcext:value-type="float">
            <text:p>-0.000275201712039</text:p>
          </table:table-cell>
          <table:table-cell office:value-type="float" office:value="0.00463927839655281" calcext:value-type="float">
            <text:p>0.004639278396553</text:p>
          </table:table-cell>
          <table:table-cell office:value-type="float" office:value="0.000945710454613835" calcext:value-type="float">
            <text:p>0.000945710454614</text:p>
          </table:table-cell>
          <table:table-cell office:value-type="float" office:value="-0.00135969905722377" calcext:value-type="float">
            <text:p>-0.001359699057224</text:p>
          </table:table-cell>
          <table:table-cell office:value-type="float" office:value="-0.000817910794954135" calcext:value-type="float">
            <text:p>-0.000817910794954</text:p>
          </table:table-cell>
          <table:table-cell office:value-type="float" office:value="-0.00299769765711205" calcext:value-type="float">
            <text:p>-0.002997697657112</text:p>
          </table:table-cell>
          <table:table-cell office:value-type="float" office:value="-0.000310876875390498" calcext:value-type="float">
            <text:p>-0.00031087687539</text:p>
          </table:table-cell>
          <table:table-cell office:value-type="float" office:value="0.000348133205647694" calcext:value-type="float">
            <text:p>0.000348133205648</text:p>
          </table:table-cell>
          <table:table-cell office:value-type="float" office:value="0.00427053399775457" calcext:value-type="float">
            <text:p>0.004270533997755</text:p>
          </table:table-cell>
          <table:table-cell office:value-type="float" office:value="-0.000618028137032822" calcext:value-type="float">
            <text:p>-0.000618028137033</text:p>
          </table:table-cell>
          <table:table-cell office:value-type="float" office:value="-0.000218005334561344" calcext:value-type="float">
            <text:p>-0.000218005334561</text:p>
          </table:table-cell>
          <table:table-cell office:value-type="float" office:value="-0.000871983465606296" calcext:value-type="float">
            <text:p>-0.000871983465606</text:p>
          </table:table-cell>
          <table:table-cell office:value-type="float" office:value="0.00264394527216283" calcext:value-type="float">
            <text:p>0.002643945272163</text:p>
          </table:table-cell>
          <table:table-cell office:value-type="float" office:value="-0.0011911292594613" calcext:value-type="float">
            <text:p>-0.001191129259461</text:p>
          </table:table-cell>
          <table:table-cell office:value-type="float" office:value="-0.00373603964121416" calcext:value-type="float">
            <text:p>-0.003736039641214</text:p>
          </table:table-cell>
          <table:table-cell office:value-type="float" office:value="0.00021624759297334" calcext:value-type="float">
            <text:p>0.000216247592973</text:p>
          </table:table-cell>
          <table:table-cell office:value-type="float" office:value="0.000068177405965375" calcext:value-type="float">
            <text:p>6.8177405965375E-05</text:p>
          </table:table-cell>
          <table:table-cell office:value-type="float" office:value="0.00600722258856284" calcext:value-type="float">
            <text:p>0.006007222588563</text:p>
          </table:table-cell>
          <table:table-cell office:value-type="float" office:value="-0.000141257365385949" calcext:value-type="float">
            <text:p>-0.000141257365386</text:p>
          </table:table-cell>
          <table:table-cell office:value-type="float" office:value="-0.00343183099875544" calcext:value-type="float">
            <text:p>-0.003431830998755</text:p>
          </table:table-cell>
          <table:table-cell office:value-type="float" office:value="-0.00106294973556131" calcext:value-type="float">
            <text:p>-0.001062949735561</text:p>
          </table:table-cell>
          <table:table-cell office:value-type="float" office:value="0.000946923898554664" calcext:value-type="float">
            <text:p>0.000946923898555</text:p>
          </table:table-cell>
          <table:table-cell office:value-type="float" office:value="0.00143261952892287" calcext:value-type="float">
            <text:p>0.001432619528923</text:p>
          </table:table-cell>
          <table:table-cell office:value-type="float" office:value="0.000344204920422864" calcext:value-type="float">
            <text:p>0.000344204920423</text:p>
          </table:table-cell>
          <table:table-cell office:value-type="float" office:value="-0.00023573999542581" calcext:value-type="float">
            <text:p>-0.000235739995426</text:p>
          </table:table-cell>
          <table:table-cell office:value-type="float" office:value="-0.00344078419176824" calcext:value-type="float">
            <text:p>-0.003440784191768</text:p>
          </table:table-cell>
          <table:table-cell office:value-type="float" office:value="0.00115388988585591" calcext:value-type="float">
            <text:p>0.001153889885856</text:p>
          </table:table-cell>
          <table:table-cell office:value-type="float" office:value="0.00466169120356763" calcext:value-type="float">
            <text:p>0.004661691203568</text:p>
          </table:table-cell>
          <table:table-cell office:value-type="float" office:value="-0.00370180827271965" calcext:value-type="float">
            <text:p>-0.00370180827272</text:p>
          </table:table-cell>
          <table:table-cell office:value-type="float" office:value="-0.000814841251503329" calcext:value-type="float">
            <text:p>-0.000814841251503</text:p>
          </table:table-cell>
          <table:table-cell office:value-type="float" office:value="0.00032238373312099" calcext:value-type="float">
            <text:p>0.000322383733121</text:p>
          </table:table-cell>
          <table:table-cell office:value-type="float" office:value="0.00160897228846763" calcext:value-type="float">
            <text:p>0.001608972288468</text:p>
          </table:table-cell>
          <table:table-cell office:value-type="float" office:value="-0.00133894816041658" calcext:value-type="float">
            <text:p>-0.001338948160417</text:p>
          </table:table-cell>
          <table:table-cell office:value-type="float" office:value="-0.000962381192852302" calcext:value-type="float">
            <text:p>-0.000962381192852</text:p>
          </table:table-cell>
          <table:table-cell office:value-type="float" office:value="0.000268513657932512" calcext:value-type="float">
            <text:p>0.000268513657933</text:p>
          </table:table-cell>
          <table:table-cell office:value-type="float" office:value="0.00330104434728867" calcext:value-type="float">
            <text:p>0.003301044347289</text:p>
          </table:table-cell>
          <table:table-cell office:value-type="float" office:value="0.00165463296590901" calcext:value-type="float">
            <text:p>0.001654632965909</text:p>
          </table:table-cell>
          <table:table-cell office:value-type="float" office:value="-0.00357045339656503" calcext:value-type="float">
            <text:p>-0.003570453396565</text:p>
          </table:table-cell>
          <table:table-cell office:value-type="float" office:value="-0.000700422304911741" calcext:value-type="float">
            <text:p>-0.000700422304912</text:p>
          </table:table-cell>
          <table:table-cell office:value-type="float" office:value="-0.000613453618916348" calcext:value-type="float">
            <text:p>-0.000613453618916</text:p>
          </table:table-cell>
          <table:table-cell office:value-type="float" office:value="-0.000204985008825931" calcext:value-type="float">
            <text:p>-0.000204985008826</text:p>
          </table:table-cell>
          <table:table-cell office:value-type="float" office:value="-0.00107043903131371" calcext:value-type="float">
            <text:p>-0.001070439031314</text:p>
          </table:table-cell>
          <table:table-cell office:value-type="float" office:value="0.0000644251310557564" calcext:value-type="float">
            <text:p>6.44251310557564E-05</text:p>
          </table:table-cell>
          <table:table-cell office:value-type="float" office:value="-0.000123467863246018" calcext:value-type="float">
            <text:p>-0.000123467863246</text:p>
          </table:table-cell>
          <table:table-cell office:value-type="float" office:value="0.00453973951635583" calcext:value-type="float">
            <text:p>0.004539739516356</text:p>
          </table:table-cell>
          <table:table-cell office:value-type="float" office:value="0.002300431824866" calcext:value-type="float">
            <text:p>0.002300431824866</text:p>
          </table:table-cell>
          <table:table-cell office:value-type="float" office:value="-0.000557060710776325" calcext:value-type="float">
            <text:p>-0.000557060710776</text:p>
          </table:table-cell>
          <table:table-cell office:value-type="float" office:value="-0.00194787241948197" calcext:value-type="float">
            <text:p>-0.001947872419482</text:p>
          </table:table-cell>
          <table:table-cell office:value-type="float" office:value="-0.0000936155714217901" calcext:value-type="float">
            <text:p>-9.36155714217901E-05</text:p>
          </table:table-cell>
          <table:table-cell office:value-type="float" office:value="-0.00412447563695245" calcext:value-type="float">
            <text:p>-0.004124475636952</text:p>
          </table:table-cell>
          <table:table-cell office:value-type="float" office:value="-0.000331155075855904" calcext:value-type="float">
            <text:p>-0.000331155075856</text:p>
          </table:table-cell>
          <table:table-cell office:value-type="float" office:value="0.00626362236714195" calcext:value-type="float">
            <text:p>0.006263622367142</text:p>
          </table:table-cell>
          <table:table-cell office:value-type="float" office:value="0.0000546217092610157" calcext:value-type="float">
            <text:p>5.46217092610157E-05</text:p>
          </table:table-cell>
          <table:table-cell office:value-type="float" office:value="-0.00147631054305897" calcext:value-type="float">
            <text:p>-0.001476310543059</text:p>
          </table:table-cell>
          <table:table-cell office:value-type="float" office:value="-0.000049875121998888" calcext:value-type="float">
            <text:p>-4.9875121998888E-05</text:p>
          </table:table-cell>
          <table:table-cell office:value-type="float" office:value="-0.000918482733414661" calcext:value-type="float">
            <text:p>-0.000918482733415</text:p>
          </table:table-cell>
          <table:table-cell office:value-type="float" office:value="-0.00479360233281717" calcext:value-type="float">
            <text:p>-0.004793602332817</text:p>
          </table:table-cell>
          <table:table-cell office:value-type="float" office:value="0.00567196953831628" calcext:value-type="float">
            <text:p>0.005671969538316</text:p>
          </table:table-cell>
          <table:table-cell office:value-type="float" office:value="0.00159955184750105" calcext:value-type="float">
            <text:p>0.001599551847501</text:p>
          </table:table-cell>
          <table:table-cell office:value-type="float" office:value="-0.00272881484937909" calcext:value-type="float">
            <text:p>-0.002728814849379</text:p>
          </table:table-cell>
          <table:table-cell office:value-type="float" office:value="-0.000300240567110255" calcext:value-type="float">
            <text:p>-0.00030024056711</text:p>
          </table:table-cell>
          <table:table-cell office:value-type="float" office:value="-0.00308218380039332" calcext:value-type="float">
            <text:p>-0.003082183800393</text:p>
          </table:table-cell>
          <table:table-cell office:value-type="float" office:value="-0.00240228648775914" calcext:value-type="float">
            <text:p>-0.002402286487759</text:p>
          </table:table-cell>
          <table:table-cell office:value-type="float" office:value="0.000487330229146266" calcext:value-type="float">
            <text:p>0.000487330229146</text:p>
          </table:table-cell>
          <table:table-cell office:value-type="float" office:value="0.00284320961720419" calcext:value-type="float">
            <text:p>0.002843209617204</text:p>
          </table:table-cell>
          <table:table-cell office:value-type="float" office:value="0.00388466234430174" calcext:value-type="float">
            <text:p>0.003884662344302</text:p>
          </table:table-cell>
          <table:table-cell office:value-type="float" office:value="-0.00031560279704651" calcext:value-type="float">
            <text:p>-0.000315602797047</text:p>
          </table:table-cell>
          <table:table-cell office:value-type="float" office:value="-0.000889522914201024" calcext:value-type="float">
            <text:p>-0.000889522914201</text:p>
          </table:table-cell>
          <table:table-cell office:value-type="float" office:value="-0.000542983257567131" calcext:value-type="float">
            <text:p>-0.000542983257567</text:p>
          </table:table-cell>
          <table:table-cell office:value-type="float" office:value="-0.00608633893633986" calcext:value-type="float">
            <text:p>-0.00608633893634</text:p>
          </table:table-cell>
          <table:table-cell office:value-type="float" office:value="0.000934181487400376" calcext:value-type="float">
            <text:p>0.0009341814874</text:p>
          </table:table-cell>
          <table:table-cell office:value-type="float" office:value="0.00178764523450814" calcext:value-type="float">
            <text:p>0.001787645234508</text:p>
          </table:table-cell>
          <table:table-cell office:value-type="float" office:value="0.00459349957047839" calcext:value-type="float">
            <text:p>0.004593499570478</text:p>
          </table:table-cell>
          <table:table-cell office:value-type="float" office:value="0.000553776631217195" calcext:value-type="float">
            <text:p>0.000553776631217</text:p>
          </table:table-cell>
          <table:table-cell office:value-type="float" office:value="-0.00146980057485935" calcext:value-type="float">
            <text:p>-0.001469800574859</text:p>
          </table:table-cell>
          <table:table-cell office:value-type="float" office:value="-0.00208507899605748" calcext:value-type="float">
            <text:p>-0.002085078996057</text:p>
          </table:table-cell>
          <table:table-cell office:value-type="float" office:value="0.000335104151776455" calcext:value-type="float">
            <text:p>0.000335104151776</text:p>
          </table:table-cell>
          <table:table-cell office:value-type="float" office:value="-0.00408140207297097" calcext:value-type="float">
            <text:p>-0.004081402072971</text:p>
          </table:table-cell>
          <table:table-cell office:value-type="float" office:value="-0.000643493548035723" calcext:value-type="float">
            <text:p>-0.000643493548036</text:p>
          </table:table-cell>
          <table:table-cell office:value-type="float" office:value="0.000552301428120239" calcext:value-type="float">
            <text:p>0.00055230142812</text:p>
          </table:table-cell>
          <table:table-cell office:value-type="float" office:value="0.0013726106852549" calcext:value-type="float">
            <text:p>0.001372610685255</text:p>
          </table:table-cell>
          <table:table-cell office:value-type="float" office:value="0.00257547634155381" calcext:value-type="float">
            <text:p>0.002575476341554</text:p>
          </table:table-cell>
          <table:table-cell office:value-type="float" office:value="0.0024702641396131" calcext:value-type="float">
            <text:p>0.002470264139613</text:p>
          </table:table-cell>
          <table:table-cell office:value-type="float" office:value="0.00099516944070327" calcext:value-type="float">
            <text:p>0.000995169440703</text:p>
          </table:table-cell>
          <table:table-cell office:value-type="float" office:value="-0.000065764982475347" calcext:value-type="float">
            <text:p>-6.5764982475347E-05</text:p>
          </table:table-cell>
          <table:table-cell office:value-type="float" office:value="-0.000893097591268821" calcext:value-type="float">
            <text:p>-0.000893097591269</text:p>
          </table:table-cell>
          <table:table-cell office:value-type="float" office:value="-0.000121452059782368" calcext:value-type="float">
            <text:p>-0.000121452059782</text:p>
          </table:table-cell>
          <table:table-cell office:value-type="float" office:value="-0.000582033333180021" calcext:value-type="float">
            <text:p>-0.00058203333318</text:p>
          </table:table-cell>
          <table:table-cell office:value-type="float" office:value="-0.00580151817017111" calcext:value-type="float">
            <text:p>-0.005801518170171</text:p>
          </table:table-cell>
          <table:table-cell office:value-type="float" office:value="0.00575493505652169" calcext:value-type="float">
            <text:p>0.005754935056522</text:p>
          </table:table-cell>
          <table:table-cell office:value-type="float" office:value="0.0000838540221477779" calcext:value-type="float">
            <text:p>8.38540221477779E-05</text:p>
          </table:table-cell>
          <table:table-cell office:value-type="float" office:value="-0.00126375981008992" calcext:value-type="float">
            <text:p>-0.00126375981009</text:p>
          </table:table-cell>
          <table:table-cell office:value-type="float" office:value="-0.0018977541749618" calcext:value-type="float">
            <text:p>-0.001897754174962</text:p>
          </table:table-cell>
          <table:table-cell office:value-type="float" office:value="-0.0017361845815731" calcext:value-type="float">
            <text:p>-0.001736184581573</text:p>
          </table:table-cell>
          <table:table-cell office:value-type="float" office:value="-0.000262234845381737" calcext:value-type="float">
            <text:p>-0.000262234845382</text:p>
          </table:table-cell>
          <table:table-cell office:value-type="float" office:value="0.00219904773484358" calcext:value-type="float">
            <text:p>0.002199047734844</text:p>
          </table:table-cell>
          <table:table-cell office:value-type="float" office:value="0.00402956851572794" calcext:value-type="float">
            <text:p>0.004029568515728</text:p>
          </table:table-cell>
          <table:table-cell office:value-type="float" office:value="-0.00167385237424611" calcext:value-type="float">
            <text:p>-0.001673852374246</text:p>
          </table:table-cell>
          <table:table-cell office:value-type="float" office:value="-0.00195226912001062" calcext:value-type="float">
            <text:p>-0.001952269120011</text:p>
          </table:table-cell>
          <table:table-cell office:value-type="float" office:value="-0.000632305812592715" calcext:value-type="float">
            <text:p>-0.000632305812593</text:p>
          </table:table-cell>
          <table:table-cell office:value-type="float" office:value="0.00332424526230551" calcext:value-type="float">
            <text:p>0.003324245262306</text:p>
          </table:table-cell>
          <table:table-cell office:value-type="float" office:value="-0.00289159261819105" calcext:value-type="float">
            <text:p>-0.002891592618191</text:p>
          </table:table-cell>
          <table:table-cell office:value-type="float" office:value="-0.00227758455548566" calcext:value-type="float">
            <text:p>-0.002277584555486</text:p>
          </table:table-cell>
          <table:table-cell office:value-type="float" office:value="0.00118981340807595" calcext:value-type="float">
            <text:p>0.001189813408076</text:p>
          </table:table-cell>
          <table:table-cell office:value-type="float" office:value="0.00050011680269918" calcext:value-type="float">
            <text:p>0.000500116802699</text:p>
          </table:table-cell>
          <table:table-cell office:value-type="float" office:value="0.00459985759136855" calcext:value-type="float">
            <text:p>0.004599857591369</text:p>
          </table:table-cell>
          <table:table-cell office:value-type="float" office:value="-0.000359723081486352" calcext:value-type="float">
            <text:p>-0.000359723081486</text:p>
          </table:table-cell>
          <table:table-cell office:value-type="float" office:value="-0.00348231033267249" calcext:value-type="float">
            <text:p>-0.003482310332672</text:p>
          </table:table-cell>
          <table:table-cell office:value-type="float" office:value="-0.000907473090622224" calcext:value-type="float">
            <text:p>-0.000907473090622</text:p>
          </table:table-cell>
          <table:table-cell office:value-type="float" office:value="-0.000199586538587315" calcext:value-type="float">
            <text:p>-0.000199586538587</text:p>
          </table:table-cell>
          <table:table-cell office:value-type="float" office:value="-0.000297277192824241" calcext:value-type="float">
            <text:p>-0.000297277192824</text:p>
          </table:table-cell>
          <table:table-cell office:value-type="float" office:value="-0.000268452005836084" calcext:value-type="float">
            <text:p>-0.000268452005836</text:p>
          </table:table-cell>
          <table:table-cell office:value-type="float" office:value="-0.000159060484776596" calcext:value-type="float">
            <text:p>-0.000159060484777</text:p>
          </table:table-cell>
          <table:table-cell office:value-type="float" office:value="0.000038229147199309" calcext:value-type="float">
            <text:p>3.8229147199309E-05</text:p>
          </table:table-cell>
          <table:table-cell office:value-type="float" office:value="-0.0000668443748871872" calcext:value-type="float">
            <text:p>-6.68443748871872E-05</text:p>
          </table:table-cell>
          <table:table-cell office:value-type="float" office:value="-0.0000842688143148918" calcext:value-type="float">
            <text:p>-8.42688143148918E-05</text:p>
          </table:table-cell>
          <table:table-cell office:value-type="float" office:value="-0.000035437826467144" calcext:value-type="float">
            <text:p>-3.5437826467144E-05</text:p>
          </table:table-cell>
          <table:table-cell office:value-type="float" office:value="0.000177884271946538" calcext:value-type="float">
            <text:p>0.000177884271947</text:p>
          </table:table-cell>
          <table:table-cell office:value-type="float" office:value="0.0000582652068834011" calcext:value-type="float">
            <text:p>5.82652068834011E-05</text:p>
          </table:table-cell>
          <table:table-cell office:value-type="float" office:value="-0.000103199784749541" calcext:value-type="float">
            <text:p>-0.00010319978475</text:p>
          </table:table-cell>
          <table:table-cell office:value-type="float" office:value="-0.000185594318639737" calcext:value-type="float">
            <text:p>-0.00018559431864</text:p>
          </table:table-cell>
          <table:table-cell office:value-type="float" office:value="0.0000437158196543441" calcext:value-type="float">
            <text:p>4.37158196543441E-05</text:p>
          </table:table-cell>
          <table:table-cell office:value-type="float" office:value="0.0000520436208667485" calcext:value-type="float">
            <text:p>5.20436208667485E-05</text:p>
          </table:table-cell>
          <table:table-cell office:value-type="float" office:value="0.00000623065806848455" calcext:value-type="float">
            <text:p>6.23065806848455E-06</text:p>
          </table:table-cell>
          <table:table-cell office:value-type="float" office:value="0.0000290396393918813" calcext:value-type="float">
            <text:p>2.90396393918813E-05</text:p>
          </table:table-cell>
          <table:table-cell office:value-type="float" office:value="0.0000886528799932673" calcext:value-type="float">
            <text:p>8.86528799932673E-05</text:p>
          </table:table-cell>
          <table:table-cell office:value-type="float" office:value="0.0000105392400021054" calcext:value-type="float">
            <text:p>1.05392400021054E-05</text:p>
          </table:table-cell>
          <table:table-cell office:value-type="float" office:value="-0.0000611461977967354" calcext:value-type="float">
            <text:p>-6.11461977967354E-05</text:p>
          </table:table-cell>
          <table:table-cell office:value-type="float" office:value="-0.0000178237793003744" calcext:value-type="float">
            <text:p>-1.78237793003744E-05</text:p>
          </table:table-cell>
          <table:table-cell office:value-type="float" office:value="-0.00000379108578907328" calcext:value-type="float">
            <text:p>-3.79108578907328E-06</text:p>
          </table:table-cell>
          <table:table-cell office:value-type="float" office:value="0.0000257895078316084" calcext:value-type="float">
            <text:p>2.57895078316084E-05</text:p>
          </table:table-cell>
          <table:table-cell office:value-type="float" office:value="0.0000217475191160998" calcext:value-type="float">
            <text:p>2.17475191160998E-05</text:p>
          </table:table-cell>
          <table:table-cell office:value-type="float" office:value="-0.0000414579650959146" calcext:value-type="float">
            <text:p>-4.14579650959146E-05</text:p>
          </table:table-cell>
          <table:table-cell office:value-type="float" office:value="0.0000666934266632113" calcext:value-type="float">
            <text:p>6.66934266632113E-05</text:p>
          </table:table-cell>
          <table:table-cell office:value-type="float" office:value="0.0000393733668285212" calcext:value-type="float">
            <text:p>3.93733668285212E-05</text:p>
          </table:table-cell>
          <table:table-cell office:value-type="float" office:value="0.0000110958800265126" calcext:value-type="float">
            <text:p>1.10958800265126E-05</text:p>
          </table:table-cell>
          <table:table-cell office:value-type="float" office:value="-0.0000468621855536644" calcext:value-type="float">
            <text:p>-4.68621855536644E-05</text:p>
          </table:table-cell>
          <table:table-cell office:value-type="float" office:value="-0.0000537365073384755" calcext:value-type="float">
            <text:p>-5.37365073384755E-05</text:p>
          </table:table-cell>
          <table:table-cell office:value-type="float" office:value="0.0000791653914422041" calcext:value-type="float">
            <text:p>7.91653914422041E-05</text:p>
          </table:table-cell>
          <table:table-cell office:value-type="float" office:value="-0.0000665035352239163" calcext:value-type="float">
            <text:p>-6.65035352239163E-05</text:p>
          </table:table-cell>
          <table:table-cell office:value-type="float" office:value="0.0000126960215313665" calcext:value-type="float">
            <text:p>1.26960215313665E-05</text:p>
          </table:table-cell>
          <table:table-cell office:value-type="float" office:value="0.0000177301324978396" calcext:value-type="float">
            <text:p>1.77301324978396E-05</text:p>
          </table:table-cell>
          <table:table-cell office:value-type="float" office:value="-0.0000224835311807281" calcext:value-type="float">
            <text:p>-2.24835311807281E-05</text:p>
          </table:table-cell>
          <table:table-cell office:value-type="float" office:value="0.0000214406115992549" calcext:value-type="float">
            <text:p>2.14406115992549E-05</text:p>
          </table:table-cell>
          <table:table-cell office:value-type="float" office:value="0.00000133312474570602" calcext:value-type="float">
            <text:p>1.33312474570602E-06</text:p>
          </table:table-cell>
          <table:table-cell office:value-type="float" office:value="-0.00000852529343026154" calcext:value-type="float">
            <text:p>-8.52529343026154E-06</text:p>
          </table:table-cell>
          <table:table-cell office:value-type="float" office:value="-0.0000387346005758515" calcext:value-type="float">
            <text:p>-3.87346005758515E-05</text:p>
          </table:table-cell>
          <table:table-cell office:value-type="float" office:value="0.0000795181566816683" calcext:value-type="float">
            <text:p>7.95181566816683E-05</text:p>
          </table:table-cell>
          <table:table-cell office:value-type="float" office:value="-0.0000568633683866171" calcext:value-type="float">
            <text:p>-5.68633683866171E-05</text:p>
          </table:table-cell>
          <table:table-cell office:value-type="float" office:value="0.00000862523023315021" calcext:value-type="float">
            <text:p>8.62523023315021E-06</text:p>
          </table:table-cell>
          <table:table-cell office:value-type="float" office:value="0.00000498650531272071" calcext:value-type="float">
            <text:p>4.98650531272071E-06</text:p>
          </table:table-cell>
          <table:table-cell office:value-type="float" office:value="0.000000380699399837869" calcext:value-type="float">
            <text:p>3.80699399837869E-07</text:p>
          </table:table-cell>
          <table:table-cell office:value-type="float" office:value="-0.0000329893751488397" calcext:value-type="float">
            <text:p>-3.29893751488397E-05</text:p>
          </table:table-cell>
          <table:table-cell office:value-type="float" office:value="0.0000692574395846357" calcext:value-type="float">
            <text:p>6.92574395846357E-05</text:p>
          </table:table-cell>
          <table:table-cell office:value-type="float" office:value="-0.000109736478667521" calcext:value-type="float">
            <text:p>-0.000109736478668</text:p>
          </table:table-cell>
          <table:table-cell office:value-type="float" office:value="0.000035311903144486" calcext:value-type="float">
            <text:p>3.5311903144486E-05</text:p>
          </table:table-cell>
          <table:table-cell office:value-type="float" office:value="0.0000487706521964948" calcext:value-type="float">
            <text:p>4.87706521964948E-05</text:p>
          </table:table-cell>
          <table:table-cell office:value-type="float" office:value="-0.00000141537382691848" calcext:value-type="float">
            <text:p>-1.41537382691848E-06</text:p>
          </table:table-cell>
          <table:table-cell office:value-type="float" office:value="-0.0000577782084127954" calcext:value-type="float">
            <text:p>-5.77782084127954E-05</text:p>
          </table:table-cell>
          <table:table-cell office:value-type="float" office:value="0.00000241910489490182" calcext:value-type="float">
            <text:p>2.41910489490182E-06</text:p>
          </table:table-cell>
          <table:table-cell office:value-type="float" office:value="0.0000361233115186432" calcext:value-type="float">
            <text:p>3.61233115186432E-05</text:p>
          </table:table-cell>
          <table:table-cell office:value-type="float" office:value="-0.0000165085335802617" calcext:value-type="float">
            <text:p>-1.65085335802617E-05</text:p>
          </table:table-cell>
          <table:table-cell office:value-type="float" office:value="-0.00000398079925134631" calcext:value-type="float">
            <text:p>-3.98079925134631E-06</text:p>
          </table:table-cell>
          <table:table-cell office:value-type="float" office:value="-0.00000609267849494" calcext:value-type="float">
            <text:p>-6.09267849494E-06</text:p>
          </table:table-cell>
          <table:table-cell office:value-type="float" office:value="0.00000752175082596729" calcext:value-type="float">
            <text:p>7.52175082596729E-06</text:p>
          </table:table-cell>
          <table:table-cell office:value-type="float" office:value="-0.000000170851803815708" calcext:value-type="float">
            <text:p>-1.70851803815708E-07</text:p>
          </table:table-cell>
          <table:table-cell office:value-type="float" office:value="-0.0000103222528236024" calcext:value-type="float">
            <text:p>-1.03222528236024E-05</text:p>
          </table:table-cell>
          <table:table-cell office:value-type="float" office:value="0.000000924219998144071" calcext:value-type="float">
            <text:p>9.24219998144071E-07</text:p>
          </table:table-cell>
          <table:table-cell office:value-type="float" office:value="0.0000195704987704937" calcext:value-type="float">
            <text:p>1.95704987704937E-05</text:p>
          </table:table-cell>
          <table:table-cell office:value-type="float" office:value="-0.0000231691019953462" calcext:value-type="float">
            <text:p>-2.31691019953462E-05</text:p>
          </table:table-cell>
          <table:table-cell office:value-type="float" office:value="-0.0000208831737886217" calcext:value-type="float">
            <text:p>-2.08831737886217E-05</text:p>
          </table:table-cell>
          <table:table-cell office:value-type="float" office:value="0.0000204766913871612" calcext:value-type="float">
            <text:p>2.04766913871612E-05</text:p>
          </table:table-cell>
          <table:table-cell office:value-type="float" office:value="0.0000133481257860724" calcext:value-type="float">
            <text:p>1.33481257860724E-05</text:p>
          </table:table-cell>
          <table:table-cell office:value-type="float" office:value="-0.00000173823033972065" calcext:value-type="float">
            <text:p>-1.73823033972065E-06</text:p>
          </table:table-cell>
          <table:table-cell office:value-type="float" office:value="0.0000385067139939688" calcext:value-type="float">
            <text:p>3.85067139939688E-05</text:p>
          </table:table-cell>
          <table:table-cell office:value-type="float" office:value="-0.00003327934767694" calcext:value-type="float">
            <text:p>-3.327934767694E-05</text:p>
          </table:table-cell>
          <table:table-cell office:value-type="float" office:value="-0.000000622116325676991" calcext:value-type="float">
            <text:p>-6.22116325676991E-07</text:p>
          </table:table-cell>
          <table:table-cell office:value-type="float" office:value="0.00000271678689461874" calcext:value-type="float">
            <text:p>2.71678689461874E-06</text:p>
          </table:table-cell>
          <table:table-cell office:value-type="float" office:value="0.0000853531163124699" calcext:value-type="float">
            <text:p>8.53531163124699E-05</text:p>
          </table:table-cell>
          <table:table-cell office:value-type="float" office:value="-0.00010578020259383" calcext:value-type="float">
            <text:p>-0.000105780202594</text:p>
          </table:table-cell>
          <table:table-cell office:value-type="float" office:value="0.00000607957390108549" calcext:value-type="float">
            <text:p>6.07957390108549E-06</text:p>
          </table:table-cell>
          <table:table-cell office:value-type="float" office:value="0.00000587535363061331" calcext:value-type="float">
            <text:p>5.87535363061331E-06</text:p>
          </table:table-cell>
          <table:table-cell office:value-type="float" office:value="-0.00000948238079873098" calcext:value-type="float">
            <text:p>-9.48238079873098E-06</text:p>
          </table:table-cell>
          <table:table-cell office:value-type="float" office:value="-0.00000434963007933664" calcext:value-type="float">
            <text:p>-4.34963007933664E-06</text:p>
          </table:table-cell>
          <table:table-cell office:value-type="float" office:value="0.0000332705176424586" calcext:value-type="float">
            <text:p>3.32705176424586E-05</text:p>
          </table:table-cell>
          <table:table-cell office:value-type="float" office:value="-0.000033241484018065" calcext:value-type="float">
            <text:p>-3.3241484018065E-05</text:p>
          </table:table-cell>
          <table:table-cell office:value-type="float" office:value="0.0000191157425573074" calcext:value-type="float">
            <text:p>1.91157425573074E-05</text:p>
          </table:table-cell>
          <table:table-cell office:value-type="float" office:value="-0.00000962058210229877" calcext:value-type="float">
            <text:p>-9.62058210229877E-06</text:p>
          </table:table-cell>
          <table:table-cell office:value-type="float" office:value="0.00000320301008138735" calcext:value-type="float">
            <text:p>3.20301008138735E-06</text:p>
          </table:table-cell>
          <table:table-cell office:value-type="float" office:value="0.00000139770261087246" calcext:value-type="float">
            <text:p>1.39770261087246E-06</text:p>
          </table:table-cell>
          <table:table-cell office:value-type="float" office:value="0.0000839537674350854" calcext:value-type="float">
            <text:p>8.39537674350854E-05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5207694004938" calcext:value-type="float">
            <text:p>1.5207694004938</text:p>
          </table:table-cell>
          <table:table-cell table:formula="of:=[.B9]*9.8" office:value-type="float" office:value="14.9035401248392" calcext:value-type="float">
            <text:p>14.9035401248392</text:p>
          </table:table-cell>
          <table:table-cell table:number-columns-repeated="921"/>
        </table:table-row>
        <table:table-row table:style-name="ro1" table:number-rows-repeated="2">
          <table:table-cell table:number-columns-repeated="92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922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87396014391297" calcext:value-type="float">
            <text:p>1.87396014391297E-05</text:p>
          </table:table-cell>
          <table:table-cell table:formula="of:=0.5*[.D12]*(([.D5]-[.C5])/([.D1]-[.C1]))^2" office:value-type="float" office:value="0.0000000602582428646923" calcext:value-type="float">
            <text:p>6.02582428646923E-08</text:p>
          </table:table-cell>
          <table:table-cell table:formula="of:=0.5*[.E12]*(([.E5]-[.D5])/([.E1]-[.D1]))^2" office:value-type="float" office:value="0.00000148723778166584" calcext:value-type="float">
            <text:p>1.48723778166584E-06</text:p>
          </table:table-cell>
          <table:table-cell table:formula="of:=0.5*[.F12]*(([.F5]-[.E5])/([.F1]-[.E1]))^2" office:value-type="float" office:value="0.00000480218863387654" calcext:value-type="float">
            <text:p>4.80218863387654E-06</text:p>
          </table:table-cell>
          <table:table-cell table:formula="of:=0.5*[.G12]*(([.G5]-[.F5])/([.G1]-[.F1]))^2" office:value-type="float" office:value="0.00000188778641978436" calcext:value-type="float">
            <text:p>1.88778641978436E-06</text:p>
          </table:table-cell>
          <table:table-cell table:formula="of:=0.5*[.H12]*(([.H5]-[.G5])/([.H1]-[.G1]))^2" office:value-type="float" office:value="0.000000289234044486061" calcext:value-type="float">
            <text:p>2.89234044486061E-07</text:p>
          </table:table-cell>
          <table:table-cell table:formula="of:=0.5*[.I12]*(([.I5]-[.H5])/([.I1]-[.H1]))^2" office:value-type="float" office:value="0.000000247841810224347" calcext:value-type="float">
            <text:p>2.47841810224347E-07</text:p>
          </table:table-cell>
          <table:table-cell table:formula="of:=0.5*[.J12]*(([.J5]-[.I5])/([.J1]-[.I1]))^2" office:value-type="float" office:value="0.0000000220248250940553" calcext:value-type="float">
            <text:p>2.20248250940553E-08</text:p>
          </table:table-cell>
          <table:table-cell table:formula="of:=0.5*[.K12]*(([.K5]-[.J5])/([.K1]-[.J1]))^2" office:value-type="float" office:value="0.00000190285804135218" calcext:value-type="float">
            <text:p>1.90285804135218E-06</text:p>
          </table:table-cell>
          <table:table-cell table:formula="of:=0.5*[.L12]*(([.L5]-[.K5])/([.L1]-[.K1]))^2" office:value-type="float" office:value="0.00000303198842625192" calcext:value-type="float">
            <text:p>3.03198842625192E-06</text:p>
          </table:table-cell>
          <table:table-cell table:formula="of:=0.5*[.M12]*(([.M5]-[.L5])/([.M1]-[.L1]))^2" office:value-type="float" office:value="0.00000219517795882335" calcext:value-type="float">
            <text:p>2.19517795882335E-06</text:p>
          </table:table-cell>
          <table:table-cell table:formula="of:=0.5*[.N12]*(([.N5]-[.M5])/([.N1]-[.M1]))^2" office:value-type="float" office:value="0.00000803040694055353" calcext:value-type="float">
            <text:p>8.03040694055353E-06</text:p>
          </table:table-cell>
          <table:table-cell table:formula="of:=0.5*[.O12]*(([.O5]-[.N5])/([.O1]-[.N1]))^2" office:value-type="float" office:value="0.0000340712085578386" calcext:value-type="float">
            <text:p>3.40712085578386E-05</text:p>
          </table:table-cell>
          <table:table-cell table:formula="of:=0.5*[.P12]*(([.P5]-[.O5])/([.P1]-[.O1]))^2" office:value-type="float" office:value="0.00000439454144655785" calcext:value-type="float">
            <text:p>4.39454144655785E-06</text:p>
          </table:table-cell>
          <table:table-cell table:formula="of:=0.5*[.Q12]*(([.Q5]-[.P5])/([.Q1]-[.P1]))^2" office:value-type="float" office:value="0.00000281209986861297" calcext:value-type="float">
            <text:p>2.81209986861297E-06</text:p>
          </table:table-cell>
          <table:table-cell table:formula="of:=0.5*[.R12]*(([.R5]-[.Q5])/([.R1]-[.Q1]))^2" office:value-type="float" office:value="0.00000676787188660772" calcext:value-type="float">
            <text:p>6.76787188660772E-06</text:p>
          </table:table-cell>
          <table:table-cell table:formula="of:=0.5*[.S12]*(([.S5]-[.R5])/([.S1]-[.R1]))^2" office:value-type="float" office:value="0.000000545798045949746" calcext:value-type="float">
            <text:p>5.45798045949746E-07</text:p>
          </table:table-cell>
          <table:table-cell table:formula="of:=0.5*[.T12]*(([.T5]-[.S5])/([.T1]-[.S1]))^2" office:value-type="float" office:value="0.0000038068343279897" calcext:value-type="float">
            <text:p>3.8068343279897E-06</text:p>
          </table:table-cell>
          <table:table-cell table:formula="of:=0.5*[.U12]*(([.U5]-[.T5])/([.U1]-[.T1]))^2" office:value-type="float" office:value="0.00000000209541715659525" calcext:value-type="float">
            <text:p>2.09541715659525E-09</text:p>
          </table:table-cell>
          <table:table-cell table:formula="of:=0.5*[.V12]*(([.V5]-[.U5])/([.V1]-[.U1]))^2" office:value-type="float" office:value="0.000014398131863305" calcext:value-type="float">
            <text:p>1.4398131863305E-05</text:p>
          </table:table-cell>
          <table:table-cell table:formula="of:=0.5*[.W12]*(([.W5]-[.V5])/([.W1]-[.V1]))^2" office:value-type="float" office:value="0.00000347869993597461" calcext:value-type="float">
            <text:p>3.47869993597461E-06</text:p>
          </table:table-cell>
          <table:table-cell table:formula="of:=0.5*[.X12]*(([.X5]-[.W5])/([.X1]-[.W1]))^2" office:value-type="float" office:value="0.0000124831136235302" calcext:value-type="float">
            <text:p>1.24831136235302E-05</text:p>
          </table:table-cell>
          <table:table-cell table:formula="of:=0.5*[.Y12]*(([.Y5]-[.X5])/([.Y1]-[.X1]))^2" office:value-type="float" office:value="0.0000123849879471106" calcext:value-type="float">
            <text:p>1.23849879471106E-05</text:p>
          </table:table-cell>
          <table:table-cell table:formula="of:=0.5*[.Z12]*(([.Z5]-[.Y5])/([.Z1]-[.Y1]))^2" office:value-type="float" office:value="0.0000957230193657052" calcext:value-type="float">
            <text:p>9.57230193657052E-05</text:p>
          </table:table-cell>
          <table:table-cell table:formula="of:=0.5*[.AA12]*(([.AA5]-[.Z5])/([.AA1]-[.Z1]))^2" office:value-type="float" office:value="0.00000924270647146551" calcext:value-type="float">
            <text:p>9.24270647146551E-06</text:p>
          </table:table-cell>
          <table:table-cell table:formula="of:=0.5*[.AB12]*(([.AB5]-[.AA5])/([.AB1]-[.AA1]))^2" office:value-type="float" office:value="0.0000000426989623003073" calcext:value-type="float">
            <text:p>4.26989623003073E-08</text:p>
          </table:table-cell>
          <table:table-cell table:formula="of:=0.5*[.AC12]*(([.AC5]-[.AB5])/([.AC1]-[.AB1]))^2" office:value-type="float" office:value="0.00000258926836842733" calcext:value-type="float">
            <text:p>2.58926836842733E-06</text:p>
          </table:table-cell>
          <table:table-cell table:formula="of:=0.5*[.AD12]*(([.AD5]-[.AC5])/([.AD1]-[.AC1]))^2" office:value-type="float" office:value="0.000112953910085906" calcext:value-type="float">
            <text:p>0.000112953910086</text:p>
          </table:table-cell>
          <table:table-cell table:formula="of:=0.5*[.AE12]*(([.AE5]-[.AD5])/([.AE1]-[.AD1]))^2" office:value-type="float" office:value="0.00000691173397418775" calcext:value-type="float">
            <text:p>6.91173397418775E-06</text:p>
          </table:table-cell>
          <table:table-cell table:formula="of:=0.5*[.AF12]*(([.AF5]-[.AE5])/([.AF1]-[.AE1]))^2" office:value-type="float" office:value="0.0000322997550742487" calcext:value-type="float">
            <text:p>3.22997550742487E-05</text:p>
          </table:table-cell>
          <table:table-cell table:formula="of:=0.5*[.AG12]*(([.AG5]-[.AF5])/([.AG1]-[.AF1]))^2" office:value-type="float" office:value="0.0000220099320083421" calcext:value-type="float">
            <text:p>2.20099320083421E-05</text:p>
          </table:table-cell>
          <table:table-cell table:formula="of:=0.5*[.AH12]*(([.AH5]-[.AG5])/([.AH1]-[.AG1]))^2" office:value-type="float" office:value="0.0000045722252129773" calcext:value-type="float">
            <text:p>4.5722252129773E-06</text:p>
          </table:table-cell>
          <table:table-cell table:formula="of:=0.5*[.AI12]*(([.AI5]-[.AH5])/([.AI1]-[.AH1]))^2" office:value-type="float" office:value="0.00000233512625397069" calcext:value-type="float">
            <text:p>2.33512625397069E-06</text:p>
          </table:table-cell>
          <table:table-cell table:formula="of:=0.5*[.AJ12]*(([.AJ5]-[.AI5])/([.AJ1]-[.AI1]))^2" office:value-type="float" office:value="0.0000000177834127260606" calcext:value-type="float">
            <text:p>1.77834127260606E-08</text:p>
          </table:table-cell>
          <table:table-cell table:formula="of:=0.5*[.AK12]*(([.AK5]-[.AJ5])/([.AK1]-[.AJ1]))^2" office:value-type="float" office:value="0.000000010285874177086" calcext:value-type="float">
            <text:p>1.0285874177086E-08</text:p>
          </table:table-cell>
          <table:table-cell table:formula="of:=0.5*[.AL12]*(([.AL5]-[.AK5])/([.AL1]-[.AK1]))^2" office:value-type="float" office:value="0.00000660229986848568" calcext:value-type="float">
            <text:p>6.60229986848568E-06</text:p>
          </table:table-cell>
          <table:table-cell table:formula="of:=0.5*[.AM12]*(([.AM5]-[.AL5])/([.AM1]-[.AL1]))^2" office:value-type="float" office:value="0.00000751280397177168" calcext:value-type="float">
            <text:p>7.51280397177168E-06</text:p>
          </table:table-cell>
          <table:table-cell table:formula="of:=0.5*[.AN12]*(([.AN5]-[.AM5])/([.AN1]-[.AM1]))^2" office:value-type="float" office:value="0.000000301960618650958" calcext:value-type="float">
            <text:p>3.01960618650958E-07</text:p>
          </table:table-cell>
          <table:table-cell table:formula="of:=0.5*[.AO12]*(([.AO5]-[.AN5])/([.AO1]-[.AN1]))^2" office:value-type="float" office:value="0.000000362945804958087" calcext:value-type="float">
            <text:p>3.62945804958087E-07</text:p>
          </table:table-cell>
          <table:table-cell table:formula="of:=0.5*[.AP12]*(([.AP5]-[.AO5])/([.AP1]-[.AO1]))^2" office:value-type="float" office:value="0.00000164170380029843" calcext:value-type="float">
            <text:p>1.64170380029843E-06</text:p>
          </table:table-cell>
          <table:table-cell table:formula="of:=0.5*[.AQ12]*(([.AQ5]-[.AP5])/([.AQ1]-[.AP1]))^2" office:value-type="float" office:value="0.000024369668634445" calcext:value-type="float">
            <text:p>2.4369668634445E-05</text:p>
          </table:table-cell>
          <table:table-cell table:formula="of:=0.5*[.AR12]*(([.AR5]-[.AQ5])/([.AR1]-[.AQ1]))^2" office:value-type="float" office:value="0.00000471119597528418" calcext:value-type="float">
            <text:p>4.71119597528418E-06</text:p>
          </table:table-cell>
          <table:table-cell table:formula="of:=0.5*[.AS12]*(([.AS5]-[.AR5])/([.AS1]-[.AR1]))^2" office:value-type="float" office:value="0.00002829682835921" calcext:value-type="float">
            <text:p>2.829682835921E-05</text:p>
          </table:table-cell>
          <table:table-cell table:formula="of:=0.5*[.AT12]*(([.AT5]-[.AS5])/([.AT1]-[.AS1]))^2" office:value-type="float" office:value="0.0000125572328553469" calcext:value-type="float">
            <text:p>1.25572328553469E-05</text:p>
          </table:table-cell>
          <table:table-cell table:formula="of:=0.5*[.AU12]*(([.AU5]-[.AT5])/([.AU1]-[.AT1]))^2" office:value-type="float" office:value="0.00000728385830102386" calcext:value-type="float">
            <text:p>7.28385830102386E-06</text:p>
          </table:table-cell>
          <table:table-cell table:formula="of:=0.5*[.AV12]*(([.AV5]-[.AU5])/([.AV1]-[.AU1]))^2" office:value-type="float" office:value="0.0000215353721752101" calcext:value-type="float">
            <text:p>2.15353721752101E-05</text:p>
          </table:table-cell>
          <table:table-cell table:formula="of:=0.5*[.AW12]*(([.AW5]-[.AV5])/([.AW1]-[.AV1]))^2" office:value-type="float" office:value="0.0000241785645970475" calcext:value-type="float">
            <text:p>2.41785645970475E-05</text:p>
          </table:table-cell>
          <table:table-cell table:formula="of:=0.5*[.AX12]*(([.AX5]-[.AW5])/([.AX1]-[.AW1]))^2" office:value-type="float" office:value="0.0000198545708461927" calcext:value-type="float">
            <text:p>1.98545708461927E-05</text:p>
          </table:table-cell>
          <table:table-cell table:formula="of:=0.5*[.AY12]*(([.AY5]-[.AX5])/([.AY1]-[.AX1]))^2" office:value-type="float" office:value="0.00000152505037704232" calcext:value-type="float">
            <text:p>1.52505037704232E-06</text:p>
          </table:table-cell>
          <table:table-cell table:formula="of:=0.5*[.AZ12]*(([.AZ5]-[.AY5])/([.AZ1]-[.AY1]))^2" office:value-type="float" office:value="0.000312769947554306" calcext:value-type="float">
            <text:p>0.000312769947554</text:p>
          </table:table-cell>
          <table:table-cell table:formula="of:=0.5*[.BA12]*(([.BA5]-[.AZ5])/([.BA1]-[.AZ1]))^2" office:value-type="float" office:value="0.0037004717337609" calcext:value-type="float">
            <text:p>0.003700471733761</text:p>
          </table:table-cell>
          <table:table-cell table:formula="of:=0.5*[.BB12]*(([.BB5]-[.BA5])/([.BB1]-[.BA1]))^2" office:value-type="float" office:value="0.00143310188683925" calcext:value-type="float">
            <text:p>0.001433101886839</text:p>
          </table:table-cell>
          <table:table-cell table:formula="of:=0.5*[.BC12]*(([.BC5]-[.BB5])/([.BC1]-[.BB1]))^2" office:value-type="float" office:value="0.00329231377588481" calcext:value-type="float">
            <text:p>0.003292313775885</text:p>
          </table:table-cell>
          <table:table-cell table:formula="of:=0.5*[.BD12]*(([.BD5]-[.BC5])/([.BD1]-[.BC1]))^2" office:value-type="float" office:value="0.0000505489690140046" calcext:value-type="float">
            <text:p>5.05489690140046E-05</text:p>
          </table:table-cell>
          <table:table-cell table:formula="of:=0.5*[.BE12]*(([.BE5]-[.BD5])/([.BE1]-[.BD1]))^2" office:value-type="float" office:value="0.00423398740509891" calcext:value-type="float">
            <text:p>0.004233987405099</text:p>
          </table:table-cell>
          <table:table-cell table:formula="of:=0.5*[.BF12]*(([.BF5]-[.BE5])/([.BF1]-[.BE1]))^2" office:value-type="float" office:value="0.00697211004497262" calcext:value-type="float">
            <text:p>0.006972110044973</text:p>
          </table:table-cell>
          <table:table-cell table:formula="of:=0.5*[.BG12]*(([.BG5]-[.BF5])/([.BG1]-[.BF1]))^2" office:value-type="float" office:value="0.000186402877521788" calcext:value-type="float">
            <text:p>0.000186402877522</text:p>
          </table:table-cell>
          <table:table-cell table:formula="of:=0.5*[.BH12]*(([.BH5]-[.BG5])/([.BH1]-[.BG1]))^2" office:value-type="float" office:value="0.00652329559907606" calcext:value-type="float">
            <text:p>0.006523295599076</text:p>
          </table:table-cell>
          <table:table-cell table:formula="of:=0.5*[.BI12]*(([.BI5]-[.BH5])/([.BI1]-[.BH1]))^2" office:value-type="float" office:value="0.0142000292209413" calcext:value-type="float">
            <text:p>0.014200029220941</text:p>
          </table:table-cell>
          <table:table-cell table:formula="of:=0.5*[.BJ12]*(([.BJ5]-[.BI5])/([.BJ1]-[.BI1]))^2" office:value-type="float" office:value="0.00076191205203654" calcext:value-type="float">
            <text:p>0.000761912052037</text:p>
          </table:table-cell>
          <table:table-cell table:formula="of:=0.5*[.BK12]*(([.BK5]-[.BJ5])/([.BK1]-[.BJ1]))^2" office:value-type="float" office:value="0.00979165057594826" calcext:value-type="float">
            <text:p>0.009791650575948</text:p>
          </table:table-cell>
          <table:table-cell table:formula="of:=0.5*[.BL12]*(([.BL5]-[.BK5])/([.BL1]-[.BK1]))^2" office:value-type="float" office:value="0.000023288018732562" calcext:value-type="float">
            <text:p>2.3288018732562E-05</text:p>
          </table:table-cell>
          <table:table-cell table:formula="of:=0.5*[.BM12]*(([.BM5]-[.BL5])/([.BM1]-[.BL1]))^2" office:value-type="float" office:value="0.00279863056171355" calcext:value-type="float">
            <text:p>0.002798630561714</text:p>
          </table:table-cell>
          <table:table-cell table:formula="of:=0.5*[.BN12]*(([.BN5]-[.BM5])/([.BN1]-[.BM1]))^2" office:value-type="float" office:value="0.0015019685600499" calcext:value-type="float">
            <text:p>0.00150196856005</text:p>
          </table:table-cell>
          <table:table-cell table:formula="of:=0.5*[.BO12]*(([.BO5]-[.BN5])/([.BO1]-[.BN1]))^2" office:value-type="float" office:value="0.0282290263008355" calcext:value-type="float">
            <text:p>0.028229026300836</text:p>
          </table:table-cell>
          <table:table-cell table:formula="of:=0.5*[.BP12]*(([.BP5]-[.BO5])/([.BP1]-[.BO1]))^2" office:value-type="float" office:value="0.00980596482309963" calcext:value-type="float">
            <text:p>0.0098059648231</text:p>
          </table:table-cell>
          <table:table-cell table:formula="of:=0.5*[.BQ12]*(([.BQ5]-[.BP5])/([.BQ1]-[.BP1]))^2" office:value-type="float" office:value="0.00862403157570015" calcext:value-type="float">
            <text:p>0.0086240315757</text:p>
          </table:table-cell>
          <table:table-cell table:formula="of:=0.5*[.BR12]*(([.BR5]-[.BQ5])/([.BR1]-[.BQ1]))^2" office:value-type="float" office:value="0.000559709529423025" calcext:value-type="float">
            <text:p>0.000559709529423</text:p>
          </table:table-cell>
          <table:table-cell table:formula="of:=0.5*[.BS12]*(([.BS5]-[.BR5])/([.BS1]-[.BR1]))^2" office:value-type="float" office:value="0.00040201510678618" calcext:value-type="float">
            <text:p>0.000402015106786</text:p>
          </table:table-cell>
          <table:table-cell table:formula="of:=0.5*[.BT12]*(([.BT5]-[.BS5])/([.BT1]-[.BS1]))^2" office:value-type="float" office:value="0.00085619698147497" calcext:value-type="float">
            <text:p>0.000856196981475</text:p>
          </table:table-cell>
          <table:table-cell table:formula="of:=0.5*[.BU12]*(([.BU5]-[.BT5])/([.BU1]-[.BT1]))^2" office:value-type="float" office:value="0.0103821820531987" calcext:value-type="float">
            <text:p>0.010382182053199</text:p>
          </table:table-cell>
          <table:table-cell table:formula="of:=0.5*[.BV12]*(([.BV5]-[.BU5])/([.BV1]-[.BU1]))^2" office:value-type="float" office:value="0.023131843631234" calcext:value-type="float">
            <text:p>0.023131843631234</text:p>
          </table:table-cell>
          <table:table-cell table:formula="of:=0.5*[.BW12]*(([.BW5]-[.BV5])/([.BW1]-[.BV1]))^2" office:value-type="float" office:value="0.00518126096748126" calcext:value-type="float">
            <text:p>0.005181260967481</text:p>
          </table:table-cell>
          <table:table-cell table:formula="of:=0.5*[.BX12]*(([.BX5]-[.BW5])/([.BX1]-[.BW1]))^2" office:value-type="float" office:value="0.00104096234767167" calcext:value-type="float">
            <text:p>0.001040962347672</text:p>
          </table:table-cell>
          <table:table-cell table:formula="of:=0.5*[.BY12]*(([.BY5]-[.BX5])/([.BY1]-[.BX1]))^2" office:value-type="float" office:value="0.000616111201467653" calcext:value-type="float">
            <text:p>0.000616111201468</text:p>
          </table:table-cell>
          <table:table-cell table:formula="of:=0.5*[.BZ12]*(([.BZ5]-[.BY5])/([.BZ1]-[.BY1]))^2" office:value-type="float" office:value="0.0645751266607107" calcext:value-type="float">
            <text:p>0.064575126660711</text:p>
          </table:table-cell>
          <table:table-cell table:formula="of:=0.5*[.CA12]*(([.CA5]-[.BZ5])/([.CA1]-[.BZ1]))^2" office:value-type="float" office:value="0.0389631961477144" calcext:value-type="float">
            <text:p>0.038963196147714</text:p>
          </table:table-cell>
          <table:table-cell table:formula="of:=0.5*[.CB12]*(([.CB5]-[.CA5])/([.CB1]-[.CA1]))^2" office:value-type="float" office:value="0.0155919884777328" calcext:value-type="float">
            <text:p>0.015591988477733</text:p>
          </table:table-cell>
          <table:table-cell table:formula="of:=0.5*[.CC12]*(([.CC5]-[.CB5])/([.CC1]-[.CB1]))^2" office:value-type="float" office:value="0.00000180152735438139" calcext:value-type="float">
            <text:p>1.80152735438139E-06</text:p>
          </table:table-cell>
          <table:table-cell table:formula="of:=0.5*[.CD12]*(([.CD5]-[.CC5])/([.CD1]-[.CC1]))^2" office:value-type="float" office:value="0.0139895284099328" calcext:value-type="float">
            <text:p>0.013989528409933</text:p>
          </table:table-cell>
          <table:table-cell table:formula="of:=0.5*[.CE12]*(([.CE5]-[.CD5])/([.CE1]-[.CD1]))^2" office:value-type="float" office:value="0.0155726323630215" calcext:value-type="float">
            <text:p>0.015572632363022</text:p>
          </table:table-cell>
          <table:table-cell table:formula="of:=0.5*[.CF12]*(([.CF5]-[.CE5])/([.CF1]-[.CE1]))^2" office:value-type="float" office:value="0.00964702162649284" calcext:value-type="float">
            <text:p>0.009647021626493</text:p>
          </table:table-cell>
          <table:table-cell table:formula="of:=0.5*[.CG12]*(([.CG5]-[.CF5])/([.CG1]-[.CF1]))^2" office:value-type="float" office:value="0.0426792586257527" calcext:value-type="float">
            <text:p>0.042679258625753</text:p>
          </table:table-cell>
          <table:table-cell table:formula="of:=0.5*[.CH12]*(([.CH5]-[.CG5])/([.CH1]-[.CG1]))^2" office:value-type="float" office:value="0.0341345716714498" calcext:value-type="float">
            <text:p>0.03413457167145</text:p>
          </table:table-cell>
          <table:table-cell table:formula="of:=0.5*[.CI12]*(([.CI5]-[.CH5])/([.CI1]-[.CH1]))^2" office:value-type="float" office:value="0.000373478142249649" calcext:value-type="float">
            <text:p>0.00037347814225</text:p>
          </table:table-cell>
          <table:table-cell table:formula="of:=0.5*[.CJ12]*(([.CJ5]-[.CI5])/([.CJ1]-[.CI1]))^2" office:value-type="float" office:value="0.00547449036528638" calcext:value-type="float">
            <text:p>0.005474490365286</text:p>
          </table:table-cell>
          <table:table-cell table:formula="of:=0.5*[.CK12]*(([.CK5]-[.CJ5])/([.CK1]-[.CJ1]))^2" office:value-type="float" office:value="0.00605803107261254" calcext:value-type="float">
            <text:p>0.006058031072613</text:p>
          </table:table-cell>
          <table:table-cell table:formula="of:=0.5*[.CL12]*(([.CL5]-[.CK5])/([.CL1]-[.CK1]))^2" office:value-type="float" office:value="0.00628257094154347" calcext:value-type="float">
            <text:p>0.006282570941543</text:p>
          </table:table-cell>
          <table:table-cell table:formula="of:=0.5*[.CM12]*(([.CM5]-[.CL5])/([.CM1]-[.CL1]))^2" office:value-type="float" office:value="0.0322170602259434" calcext:value-type="float">
            <text:p>0.032217060225944</text:p>
          </table:table-cell>
          <table:table-cell table:formula="of:=0.5*[.CN12]*(([.CN5]-[.CM5])/([.CN1]-[.CM1]))^2" office:value-type="float" office:value="0.0032643921089812" calcext:value-type="float">
            <text:p>0.003264392108981</text:p>
          </table:table-cell>
          <table:table-cell table:formula="of:=0.5*[.CO12]*(([.CO5]-[.CN5])/([.CO1]-[.CN1]))^2" office:value-type="float" office:value="0.0128156085865013" calcext:value-type="float">
            <text:p>0.012815608586501</text:p>
          </table:table-cell>
          <table:table-cell table:formula="of:=0.5*[.CP12]*(([.CP5]-[.CO5])/([.CP1]-[.CO1]))^2" office:value-type="float" office:value="0.00404336152145208" calcext:value-type="float">
            <text:p>0.004043361521452</text:p>
          </table:table-cell>
          <table:table-cell table:formula="of:=0.5*[.CQ12]*(([.CQ5]-[.CP5])/([.CQ1]-[.CP1]))^2" office:value-type="float" office:value="0.00836652230199174" calcext:value-type="float">
            <text:p>0.008366522301992</text:p>
          </table:table-cell>
          <table:table-cell table:formula="of:=0.5*[.CR12]*(([.CR5]-[.CQ5])/([.CR1]-[.CQ1]))^2" office:value-type="float" office:value="0.047128152097263" calcext:value-type="float">
            <text:p>0.047128152097263</text:p>
          </table:table-cell>
          <table:table-cell table:formula="of:=0.5*[.CS12]*(([.CS5]-[.CR5])/([.CS1]-[.CR1]))^2" office:value-type="float" office:value="0.0000209817894172652" calcext:value-type="float">
            <text:p>2.09817894172652E-05</text:p>
          </table:table-cell>
          <table:table-cell table:formula="of:=0.5*[.CT12]*(([.CT5]-[.CS5])/([.CT1]-[.CS1]))^2" office:value-type="float" office:value="0.00487074973413401" calcext:value-type="float">
            <text:p>0.004870749734134</text:p>
          </table:table-cell>
          <table:table-cell table:formula="of:=0.5*[.CU12]*(([.CU5]-[.CT5])/([.CU1]-[.CT1]))^2" office:value-type="float" office:value="0.0241571943187051" calcext:value-type="float">
            <text:p>0.024157194318705</text:p>
          </table:table-cell>
          <table:table-cell table:formula="of:=0.5*[.CV12]*(([.CV5]-[.CU5])/([.CV1]-[.CU1]))^2" office:value-type="float" office:value="0.0405456825489655" calcext:value-type="float">
            <text:p>0.040545682548966</text:p>
          </table:table-cell>
          <table:table-cell table:formula="of:=0.5*[.CW12]*(([.CW5]-[.CV5])/([.CW1]-[.CV1]))^2" office:value-type="float" office:value="0.00352338593665128" calcext:value-type="float">
            <text:p>0.003523385936651</text:p>
          </table:table-cell>
          <table:table-cell table:formula="of:=0.5*[.CX12]*(([.CX5]-[.CW5])/([.CX1]-[.CW1]))^2" office:value-type="float" office:value="0.0217391132754467" calcext:value-type="float">
            <text:p>0.021739113275447</text:p>
          </table:table-cell>
          <table:table-cell table:formula="of:=0.5*[.CY12]*(([.CY5]-[.CX5])/([.CY1]-[.CX1]))^2" office:value-type="float" office:value="0.00115510597673284" calcext:value-type="float">
            <text:p>0.001155105976733</text:p>
          </table:table-cell>
          <table:table-cell table:formula="of:=0.5*[.CZ12]*(([.CZ5]-[.CY5])/([.CZ1]-[.CY1]))^2" office:value-type="float" office:value="0.05402016868018" calcext:value-type="float">
            <text:p>0.05402016868018</text:p>
          </table:table-cell>
          <table:table-cell table:formula="of:=0.5*[.DA12]*(([.DA5]-[.CZ5])/([.DA1]-[.CZ1]))^2" office:value-type="float" office:value="0.0216599411247452" calcext:value-type="float">
            <text:p>0.021659941124745</text:p>
          </table:table-cell>
          <table:table-cell table:formula="of:=0.5*[.DB12]*(([.DB5]-[.DA5])/([.DB1]-[.DA1]))^2" office:value-type="float" office:value="0.0000870495862686287" calcext:value-type="float">
            <text:p>8.70495862686287E-05</text:p>
          </table:table-cell>
          <table:table-cell table:formula="of:=0.5*[.DC12]*(([.DC5]-[.DB5])/([.DC1]-[.DB1]))^2" office:value-type="float" office:value="0.000118342878385874" calcext:value-type="float">
            <text:p>0.000118342878386</text:p>
          </table:table-cell>
          <table:table-cell table:formula="of:=0.5*[.DD12]*(([.DD5]-[.DC5])/([.DD1]-[.DC1]))^2" office:value-type="float" office:value="0.02521777499163" calcext:value-type="float">
            <text:p>0.02521777499163</text:p>
          </table:table-cell>
          <table:table-cell table:formula="of:=0.5*[.DE12]*(([.DE5]-[.DD5])/([.DE1]-[.DD1]))^2" office:value-type="float" office:value="0.0474144985334768" calcext:value-type="float">
            <text:p>0.047414498533477</text:p>
          </table:table-cell>
          <table:table-cell table:formula="of:=0.5*[.DF12]*(([.DF5]-[.DE5])/([.DF1]-[.DE1]))^2" office:value-type="float" office:value="0.0349528215617344" calcext:value-type="float">
            <text:p>0.034952821561735</text:p>
          </table:table-cell>
          <table:table-cell table:formula="of:=0.5*[.DG12]*(([.DG5]-[.DF5])/([.DG1]-[.DF1]))^2" office:value-type="float" office:value="0.00121982768877465" calcext:value-type="float">
            <text:p>0.001219827688775</text:p>
          </table:table-cell>
          <table:table-cell table:formula="of:=0.5*[.DH12]*(([.DH5]-[.DG5])/([.DH1]-[.DG1]))^2" office:value-type="float" office:value="0.0244124181918076" calcext:value-type="float">
            <text:p>0.024412418191808</text:p>
          </table:table-cell>
          <table:table-cell table:formula="of:=0.5*[.DI12]*(([.DI5]-[.DH5])/([.DI1]-[.DH1]))^2" office:value-type="float" office:value="0.000619049542717071" calcext:value-type="float">
            <text:p>0.000619049542717</text:p>
          </table:table-cell>
          <table:table-cell table:formula="of:=0.5*[.DJ12]*(([.DJ5]-[.DI5])/([.DJ1]-[.DI1]))^2" office:value-type="float" office:value="0.0253589317903151" calcext:value-type="float">
            <text:p>0.025358931790315</text:p>
          </table:table-cell>
          <table:table-cell table:formula="of:=0.5*[.DK12]*(([.DK5]-[.DJ5])/([.DK1]-[.DJ1]))^2" office:value-type="float" office:value="0.0757978116507082" calcext:value-type="float">
            <text:p>0.075797811650708</text:p>
          </table:table-cell>
          <table:table-cell table:formula="of:=0.5*[.DL12]*(([.DL5]-[.DK5])/([.DL1]-[.DK1]))^2" office:value-type="float" office:value="0.0216391315097134" calcext:value-type="float">
            <text:p>0.021639131509714</text:p>
          </table:table-cell>
          <table:table-cell table:formula="of:=0.5*[.DM12]*(([.DM5]-[.DL5])/([.DM1]-[.DL1]))^2" office:value-type="float" office:value="0.00024439169984572" calcext:value-type="float">
            <text:p>0.000244391699846</text:p>
          </table:table-cell>
          <table:table-cell table:formula="of:=0.5*[.DN12]*(([.DN5]-[.DM5])/([.DN1]-[.DM1]))^2" office:value-type="float" office:value="0.0111368025130592" calcext:value-type="float">
            <text:p>0.011136802513059</text:p>
          </table:table-cell>
          <table:table-cell table:formula="of:=0.5*[.DO12]*(([.DO5]-[.DN5])/([.DO1]-[.DN1]))^2" office:value-type="float" office:value="0.0174451952802821" calcext:value-type="float">
            <text:p>0.017445195280282</text:p>
          </table:table-cell>
          <table:table-cell table:formula="of:=0.5*[.DP12]*(([.DP5]-[.DO5])/([.DP1]-[.DO1]))^2" office:value-type="float" office:value="0.00000349047772054623" calcext:value-type="float">
            <text:p>3.49047772054623E-06</text:p>
          </table:table-cell>
          <table:table-cell table:formula="of:=0.5*[.DQ12]*(([.DQ5]-[.DP5])/([.DQ1]-[.DP1]))^2" office:value-type="float" office:value="0.000474205002146385" calcext:value-type="float">
            <text:p>0.000474205002146</text:p>
          </table:table-cell>
          <table:table-cell table:formula="of:=0.5*[.DR12]*(([.DR5]-[.DQ5])/([.DR1]-[.DQ1]))^2" office:value-type="float" office:value="0.0529507906437186" calcext:value-type="float">
            <text:p>0.052950790643719</text:p>
          </table:table-cell>
          <table:table-cell table:formula="of:=0.5*[.DS12]*(([.DS5]-[.DR5])/([.DS1]-[.DR1]))^2" office:value-type="float" office:value="0.00181524907068395" calcext:value-type="float">
            <text:p>0.001815249070684</text:p>
          </table:table-cell>
          <table:table-cell table:formula="of:=0.5*[.DT12]*(([.DT5]-[.DS5])/([.DT1]-[.DS1]))^2" office:value-type="float" office:value="0.0164433758325895" calcext:value-type="float">
            <text:p>0.01644337583259</text:p>
          </table:table-cell>
          <table:table-cell table:formula="of:=0.5*[.DU12]*(([.DU5]-[.DT5])/([.DU1]-[.DT1]))^2" office:value-type="float" office:value="0.0344357255116532" calcext:value-type="float">
            <text:p>0.034435725511653</text:p>
          </table:table-cell>
          <table:table-cell table:formula="of:=0.5*[.DV12]*(([.DV5]-[.DU5])/([.DV1]-[.DU1]))^2" office:value-type="float" office:value="0.00322909145758955" calcext:value-type="float">
            <text:p>0.00322909145759</text:p>
          </table:table-cell>
          <table:table-cell table:formula="of:=0.5*[.DW12]*(([.DW5]-[.DV5])/([.DW1]-[.DV1]))^2" office:value-type="float" office:value="0.00797698201826996" calcext:value-type="float">
            <text:p>0.00797698201827</text:p>
          </table:table-cell>
          <table:table-cell table:formula="of:=0.5*[.DX12]*(([.DX5]-[.DW5])/([.DX1]-[.DW1]))^2" office:value-type="float" office:value="0.0360736807009021" calcext:value-type="float">
            <text:p>0.036073680700902</text:p>
          </table:table-cell>
          <table:table-cell table:formula="of:=0.5*[.DY12]*(([.DY5]-[.DX5])/([.DY1]-[.DX1]))^2" office:value-type="float" office:value="0.0128424941915766" calcext:value-type="float">
            <text:p>0.012842494191577</text:p>
          </table:table-cell>
          <table:table-cell table:formula="of:=0.5*[.DZ12]*(([.DZ5]-[.DY5])/([.DZ1]-[.DY1]))^2" office:value-type="float" office:value="0.00981898016223685" calcext:value-type="float">
            <text:p>0.009818980162237</text:p>
          </table:table-cell>
          <table:table-cell table:formula="of:=0.5*[.EA12]*(([.EA5]-[.DZ5])/([.EA1]-[.DZ1]))^2" office:value-type="float" office:value="0.00000106803121351377" calcext:value-type="float">
            <text:p>1.06803121351377E-06</text:p>
          </table:table-cell>
          <table:table-cell table:formula="of:=0.5*[.EB12]*(([.EB5]-[.EA5])/([.EB1]-[.EA1]))^2" office:value-type="float" office:value="0.00996627564467348" calcext:value-type="float">
            <text:p>0.009966275644673</text:p>
          </table:table-cell>
          <table:table-cell table:formula="of:=0.5*[.EC12]*(([.EC5]-[.EB5])/([.EC1]-[.EB1]))^2" office:value-type="float" office:value="0.04423590080808" calcext:value-type="float">
            <text:p>0.04423590080808</text:p>
          </table:table-cell>
          <table:table-cell table:formula="of:=0.5*[.ED12]*(([.ED5]-[.EC5])/([.ED1]-[.EC1]))^2" office:value-type="float" office:value="0.000557335523049509" calcext:value-type="float">
            <text:p>0.00055733552305</text:p>
          </table:table-cell>
          <table:table-cell table:formula="of:=0.5*[.EE12]*(([.EE5]-[.ED5])/([.EE1]-[.ED1]))^2" office:value-type="float" office:value="0.000000171079509308391" calcext:value-type="float">
            <text:p>1.71079509308391E-07</text:p>
          </table:table-cell>
          <table:table-cell table:formula="of:=0.5*[.EF12]*(([.EF5]-[.EE5])/([.EF1]-[.EE1]))^2" office:value-type="float" office:value="0.0115007523497147" calcext:value-type="float">
            <text:p>0.011500752349715</text:p>
          </table:table-cell>
          <table:table-cell table:formula="of:=0.5*[.EG12]*(([.EG5]-[.EF5])/([.EG1]-[.EF1]))^2" office:value-type="float" office:value="0.00128438353769207" calcext:value-type="float">
            <text:p>0.001284383537692</text:p>
          </table:table-cell>
          <table:table-cell table:formula="of:=0.5*[.EH12]*(([.EH5]-[.EG5])/([.EH1]-[.EG1]))^2" office:value-type="float" office:value="0.00460022926492766" calcext:value-type="float">
            <text:p>0.004600229264928</text:p>
          </table:table-cell>
          <table:table-cell table:formula="of:=0.5*[.EI12]*(([.EI5]-[.EH5])/([.EI1]-[.EH1]))^2" office:value-type="float" office:value="0.000340304739520572" calcext:value-type="float">
            <text:p>0.000340304739521</text:p>
          </table:table-cell>
          <table:table-cell table:formula="of:=0.5*[.EJ12]*(([.EJ5]-[.EI5])/([.EJ1]-[.EI1]))^2" office:value-type="float" office:value="0.0172201267416446" calcext:value-type="float">
            <text:p>0.017220126741645</text:p>
          </table:table-cell>
          <table:table-cell table:formula="of:=0.5*[.EK12]*(([.EK5]-[.EJ5])/([.EK1]-[.EJ1]))^2" office:value-type="float" office:value="0.00134846463142328" calcext:value-type="float">
            <text:p>0.001348464631423</text:p>
          </table:table-cell>
          <table:table-cell table:formula="of:=0.5*[.EL12]*(([.EL5]-[.EK5])/([.EL1]-[.EK1]))^2" office:value-type="float" office:value="0.0000808801486854816" calcext:value-type="float">
            <text:p>8.08801486854816E-05</text:p>
          </table:table-cell>
          <table:table-cell table:formula="of:=0.5*[.EM12]*(([.EM5]-[.EL5])/([.EM1]-[.EL1]))^2" office:value-type="float" office:value="0.00572732905555088" calcext:value-type="float">
            <text:p>0.005727329055551</text:p>
          </table:table-cell>
          <table:table-cell table:formula="of:=0.5*[.EN12]*(([.EN5]-[.EM5])/([.EN1]-[.EM1]))^2" office:value-type="float" office:value="0.000512715296921421" calcext:value-type="float">
            <text:p>0.000512715296921</text:p>
          </table:table-cell>
          <table:table-cell table:formula="of:=0.5*[.EO12]*(([.EO5]-[.EN5])/([.EO1]-[.EN1]))^2" office:value-type="float" office:value="0.00355799399293339" calcext:value-type="float">
            <text:p>0.003557993992933</text:p>
          </table:table-cell>
          <table:table-cell table:formula="of:=0.5*[.EP12]*(([.EP5]-[.EO5])/([.EP1]-[.EO1]))^2" office:value-type="float" office:value="0.00815763766054772" calcext:value-type="float">
            <text:p>0.008157637660548</text:p>
          </table:table-cell>
          <table:table-cell table:formula="of:=0.5*[.EQ12]*(([.EQ5]-[.EP5])/([.EQ1]-[.EP1]))^2" office:value-type="float" office:value="0.0177917894892717" calcext:value-type="float">
            <text:p>0.017791789489272</text:p>
          </table:table-cell>
          <table:table-cell table:formula="of:=0.5*[.ER12]*(([.ER5]-[.EQ5])/([.ER1]-[.EQ1]))^2" office:value-type="float" office:value="0.00666621228796556" calcext:value-type="float">
            <text:p>0.006666212287966</text:p>
          </table:table-cell>
          <table:table-cell table:formula="of:=0.5*[.ES12]*(([.ES5]-[.ER5])/([.ES1]-[.ER1]))^2" office:value-type="float" office:value="0.0104915304857398" calcext:value-type="float">
            <text:p>0.01049153048574</text:p>
          </table:table-cell>
          <table:table-cell table:formula="of:=0.5*[.ET12]*(([.ET5]-[.ES5])/([.ET1]-[.ES1]))^2" office:value-type="float" office:value="0.00975344935775573" calcext:value-type="float">
            <text:p>0.009753449357756</text:p>
          </table:table-cell>
          <table:table-cell table:formula="of:=0.5*[.EU12]*(([.EU5]-[.ET5])/([.EU1]-[.ET1]))^2" office:value-type="float" office:value="0.000135368325142526" calcext:value-type="float">
            <text:p>0.000135368325143</text:p>
          </table:table-cell>
          <table:table-cell table:formula="of:=0.5*[.EV12]*(([.EV5]-[.EU5])/([.EV1]-[.EU1]))^2" office:value-type="float" office:value="0.000189193565109068" calcext:value-type="float">
            <text:p>0.000189193565109</text:p>
          </table:table-cell>
          <table:table-cell table:formula="of:=0.5*[.EW12]*(([.EW5]-[.EV5])/([.EW1]-[.EV1]))^2" office:value-type="float" office:value="0.0282834056164526" calcext:value-type="float">
            <text:p>0.028283405616453</text:p>
          </table:table-cell>
          <table:table-cell table:formula="of:=0.5*[.EX12]*(([.EX5]-[.EW5])/([.EX1]-[.EW1]))^2" office:value-type="float" office:value="0.00528329515625218" calcext:value-type="float">
            <text:p>0.005283295156252</text:p>
          </table:table-cell>
          <table:table-cell table:formula="of:=0.5*[.EY12]*(([.EY5]-[.EX5])/([.EY1]-[.EX1]))^2" office:value-type="float" office:value="0.000739586637270969" calcext:value-type="float">
            <text:p>0.000739586637271</text:p>
          </table:table-cell>
          <table:table-cell table:formula="of:=0.5*[.EZ12]*(([.EZ5]-[.EY5])/([.EZ1]-[.EY1]))^2" office:value-type="float" office:value="0.000111227627623006" calcext:value-type="float">
            <text:p>0.000111227627623</text:p>
          </table:table-cell>
          <table:table-cell table:formula="of:=0.5*[.FA12]*(([.FA5]-[.EZ5])/([.FA1]-[.EZ1]))^2" office:value-type="float" office:value="0.0000932145976963416" calcext:value-type="float">
            <text:p>9.32145976963416E-05</text:p>
          </table:table-cell>
          <table:table-cell table:formula="of:=0.5*[.FB12]*(([.FB5]-[.FA5])/([.FB1]-[.FA1]))^2" office:value-type="float" office:value="0.00125427782168858" calcext:value-type="float">
            <text:p>0.001254277821689</text:p>
          </table:table-cell>
          <table:table-cell table:formula="of:=0.5*[.FC12]*(([.FC5]-[.FB5])/([.FC1]-[.FB1]))^2" office:value-type="float" office:value="0.0161261963264174" calcext:value-type="float">
            <text:p>0.016126196326418</text:p>
          </table:table-cell>
          <table:table-cell table:formula="of:=0.5*[.FD12]*(([.FD5]-[.FC5])/([.FD1]-[.FC1]))^2" office:value-type="float" office:value="0.000316665643759508" calcext:value-type="float">
            <text:p>0.00031666564376</text:p>
          </table:table-cell>
          <table:table-cell table:formula="of:=0.5*[.FE12]*(([.FE5]-[.FD5])/([.FE1]-[.FD1]))^2" office:value-type="float" office:value="0.0461502885064864" calcext:value-type="float">
            <text:p>0.046150288506486</text:p>
          </table:table-cell>
          <table:table-cell table:formula="of:=0.5*[.FF12]*(([.FF5]-[.FE5])/([.FF1]-[.FE1]))^2" office:value-type="float" office:value="0.00104906201953229" calcext:value-type="float">
            <text:p>0.001049062019532</text:p>
          </table:table-cell>
          <table:table-cell table:formula="of:=0.5*[.FG12]*(([.FG5]-[.FF5])/([.FG1]-[.FF1]))^2" office:value-type="float" office:value="0.00736227302727359" calcext:value-type="float">
            <text:p>0.007362273027274</text:p>
          </table:table-cell>
          <table:table-cell table:formula="of:=0.5*[.FH12]*(([.FH5]-[.FG5])/([.FH1]-[.FG1]))^2" office:value-type="float" office:value="0.000234409958729504" calcext:value-type="float">
            <text:p>0.00023440995873</text:p>
          </table:table-cell>
          <table:table-cell table:formula="of:=0.5*[.FI12]*(([.FI5]-[.FH5])/([.FI1]-[.FH1]))^2" office:value-type="float" office:value="0.000957159649685269" calcext:value-type="float">
            <text:p>0.000957159649685</text:p>
          </table:table-cell>
          <table:table-cell table:formula="of:=0.5*[.FJ12]*(([.FJ5]-[.FI5])/([.FJ1]-[.FI1]))^2" office:value-type="float" office:value="0.00884242303454079" calcext:value-type="float">
            <text:p>0.008842423034541</text:p>
          </table:table-cell>
          <table:table-cell table:formula="of:=0.5*[.FK12]*(([.FK5]-[.FJ5])/([.FK1]-[.FJ1]))^2" office:value-type="float" office:value="0.00911501306710051" calcext:value-type="float">
            <text:p>0.009115013067101</text:p>
          </table:table-cell>
          <table:table-cell table:formula="of:=0.5*[.FL12]*(([.FL5]-[.FK5])/([.FL1]-[.FK1]))^2" office:value-type="float" office:value="0.00000134051057061501" calcext:value-type="float">
            <text:p>1.34051057061501E-06</text:p>
          </table:table-cell>
          <table:table-cell table:formula="of:=0.5*[.FM12]*(([.FM5]-[.FL5])/([.FM1]-[.FL1]))^2" office:value-type="float" office:value="0.00016414700004314" calcext:value-type="float">
            <text:p>0.000164147000043</text:p>
          </table:table-cell>
          <table:table-cell table:formula="of:=0.5*[.FN12]*(([.FN5]-[.FM5])/([.FN1]-[.FM1]))^2" office:value-type="float" office:value="0.0246147741802647" calcext:value-type="float">
            <text:p>0.024614774180265</text:p>
          </table:table-cell>
          <table:table-cell table:formula="of:=0.5*[.FO12]*(([.FO5]-[.FN5])/([.FO1]-[.FN1]))^2" office:value-type="float" office:value="0.0117447367786689" calcext:value-type="float">
            <text:p>0.011744736778669</text:p>
          </table:table-cell>
          <table:table-cell table:formula="of:=0.5*[.FP12]*(([.FP5]-[.FO5])/([.FP1]-[.FO1]))^2" office:value-type="float" office:value="0.0248422065122414" calcext:value-type="float">
            <text:p>0.024842206512241</text:p>
          </table:table-cell>
          <table:table-cell table:formula="of:=0.5*[.FQ12]*(([.FQ5]-[.FP5])/([.FQ1]-[.FP1]))^2" office:value-type="float" office:value="0.02253319509375" calcext:value-type="float">
            <text:p>0.02253319509375</text:p>
          </table:table-cell>
          <table:table-cell table:formula="of:=0.5*[.FR12]*(([.FR5]-[.FQ5])/([.FR1]-[.FQ1]))^2" office:value-type="float" office:value="0.0350363083225669" calcext:value-type="float">
            <text:p>0.035036308322567</text:p>
          </table:table-cell>
          <table:table-cell table:formula="of:=0.5*[.FS12]*(([.FS5]-[.FR5])/([.FS1]-[.FR1]))^2" office:value-type="float" office:value="0.00236389336168427" calcext:value-type="float">
            <text:p>0.002363893361684</text:p>
          </table:table-cell>
          <table:table-cell table:formula="of:=0.5*[.FT12]*(([.FT5]-[.FS5])/([.FT1]-[.FS1]))^2" office:value-type="float" office:value="0.00814335685916645" calcext:value-type="float">
            <text:p>0.008143356859166</text:p>
          </table:table-cell>
          <table:table-cell table:formula="of:=0.5*[.FU12]*(([.FU5]-[.FT5])/([.FU1]-[.FT1]))^2" office:value-type="float" office:value="0.000415970864160205" calcext:value-type="float">
            <text:p>0.00041597086416</text:p>
          </table:table-cell>
          <table:table-cell table:formula="of:=0.5*[.FV12]*(([.FV5]-[.FU5])/([.FV1]-[.FU1]))^2" office:value-type="float" office:value="0.0000158179601576949" calcext:value-type="float">
            <text:p>1.58179601576949E-05</text:p>
          </table:table-cell>
          <table:table-cell table:formula="of:=0.5*[.FW12]*(([.FW5]-[.FV5])/([.FW1]-[.FV1]))^2" office:value-type="float" office:value="0.000718691232919605" calcext:value-type="float">
            <text:p>0.00071869123292</text:p>
          </table:table-cell>
          <table:table-cell table:formula="of:=0.5*[.FX12]*(([.FX5]-[.FW5])/([.FX1]-[.FW1]))^2" office:value-type="float" office:value="0.0532405868964672" calcext:value-type="float">
            <text:p>0.053240586896467</text:p>
          </table:table-cell>
          <table:table-cell table:formula="of:=0.5*[.FY12]*(([.FY5]-[.FX5])/([.FY1]-[.FX1]))^2" office:value-type="float" office:value="0.0163900705222284" calcext:value-type="float">
            <text:p>0.016390070522228</text:p>
          </table:table-cell>
          <table:table-cell table:formula="of:=0.5*[.FZ12]*(([.FZ5]-[.FY5])/([.FZ1]-[.FY1]))^2" office:value-type="float" office:value="0.00679891471725419" calcext:value-type="float">
            <text:p>0.006798914717254</text:p>
          </table:table-cell>
          <table:table-cell table:formula="of:=0.5*[.GA12]*(([.GA5]-[.FZ5])/([.GA1]-[.FZ1]))^2" office:value-type="float" office:value="0.0932705928281736" calcext:value-type="float">
            <text:p>0.093270592828174</text:p>
          </table:table-cell>
          <table:table-cell table:formula="of:=0.5*[.GB12]*(([.GB5]-[.GA5])/([.GB1]-[.GA1]))^2" office:value-type="float" office:value="0.00674857178110179" calcext:value-type="float">
            <text:p>0.006748571781102</text:p>
          </table:table-cell>
          <table:table-cell table:formula="of:=0.5*[.GC12]*(([.GC5]-[.GB5])/([.GC1]-[.GB1]))^2" office:value-type="float" office:value="0.0341505828051123" calcext:value-type="float">
            <text:p>0.034150582805112</text:p>
          </table:table-cell>
          <table:table-cell table:formula="of:=0.5*[.GD12]*(([.GD5]-[.GC5])/([.GD1]-[.GC1]))^2" office:value-type="float" office:value="0.0193804351348407" calcext:value-type="float">
            <text:p>0.019380435134841</text:p>
          </table:table-cell>
          <table:table-cell table:formula="of:=0.5*[.GE12]*(([.GE5]-[.GD5])/([.GE1]-[.GD1]))^2" office:value-type="float" office:value="0.000473091404819895" calcext:value-type="float">
            <text:p>0.00047309140482</text:p>
          </table:table-cell>
          <table:table-cell table:formula="of:=0.5*[.GF12]*(([.GF5]-[.GE5])/([.GF1]-[.GE1]))^2" office:value-type="float" office:value="0.0684008230908373" calcext:value-type="float">
            <text:p>0.068400823090837</text:p>
          </table:table-cell>
          <table:table-cell table:formula="of:=0.5*[.GG12]*(([.GG5]-[.GF5])/([.GG1]-[.GF1]))^2" office:value-type="float" office:value="0.0543671897234071" calcext:value-type="float">
            <text:p>0.054367189723407</text:p>
          </table:table-cell>
          <table:table-cell table:formula="of:=0.5*[.GH12]*(([.GH5]-[.GG5])/([.GH1]-[.GG1]))^2" office:value-type="float" office:value="0.0414277468620459" calcext:value-type="float">
            <text:p>0.041427746862046</text:p>
          </table:table-cell>
          <table:table-cell table:formula="of:=0.5*[.GI12]*(([.GI5]-[.GH5])/([.GI1]-[.GH1]))^2" office:value-type="float" office:value="0.0414038331821535" calcext:value-type="float">
            <text:p>0.041403833182154</text:p>
          </table:table-cell>
          <table:table-cell table:formula="of:=0.5*[.GJ12]*(([.GJ5]-[.GI5])/([.GJ1]-[.GI1]))^2" office:value-type="float" office:value="0.0000230370474514267" calcext:value-type="float">
            <text:p>2.30370474514267E-05</text:p>
          </table:table-cell>
          <table:table-cell table:formula="of:=0.5*[.GK12]*(([.GK5]-[.GJ5])/([.GK1]-[.GJ1]))^2" office:value-type="float" office:value="0.0839353958983999" calcext:value-type="float">
            <text:p>0.0839353958984</text:p>
          </table:table-cell>
          <table:table-cell table:formula="of:=0.5*[.GL12]*(([.GL5]-[.GK5])/([.GL1]-[.GK1]))^2" office:value-type="float" office:value="0.0247274174894251" calcext:value-type="float">
            <text:p>0.024727417489425</text:p>
          </table:table-cell>
          <table:table-cell table:formula="of:=0.5*[.GM12]*(([.GM5]-[.GL5])/([.GM1]-[.GL1]))^2" office:value-type="float" office:value="0.0344418788080916" calcext:value-type="float">
            <text:p>0.034441878808092</text:p>
          </table:table-cell>
          <table:table-cell table:formula="of:=0.5*[.GN12]*(([.GN5]-[.GM5])/([.GN1]-[.GM1]))^2" office:value-type="float" office:value="0.0587801194225832" calcext:value-type="float">
            <text:p>0.058780119422583</text:p>
          </table:table-cell>
          <table:table-cell table:formula="of:=0.5*[.GO12]*(([.GO5]-[.GN5])/([.GO1]-[.GN1]))^2" office:value-type="float" office:value="0.00638062956625803" calcext:value-type="float">
            <text:p>0.006380629566258</text:p>
          </table:table-cell>
          <table:table-cell table:formula="of:=0.5*[.GP12]*(([.GP5]-[.GO5])/([.GP1]-[.GO1]))^2" office:value-type="float" office:value="0.0000610986266779703" calcext:value-type="float">
            <text:p>6.10986266779703E-05</text:p>
          </table:table-cell>
          <table:table-cell table:formula="of:=0.5*[.GQ12]*(([.GQ5]-[.GP5])/([.GQ1]-[.GP1]))^2" office:value-type="float" office:value="0.0503333592479629" calcext:value-type="float">
            <text:p>0.050333359247963</text:p>
          </table:table-cell>
          <table:table-cell table:formula="of:=0.5*[.GR12]*(([.GR5]-[.GQ5])/([.GR1]-[.GQ1]))^2" office:value-type="float" office:value="0.0619450117065977" calcext:value-type="float">
            <text:p>0.061945011706598</text:p>
          </table:table-cell>
          <table:table-cell table:formula="of:=0.5*[.GS12]*(([.GS5]-[.GR5])/([.GS1]-[.GR1]))^2" office:value-type="float" office:value="0.011014030551883" calcext:value-type="float">
            <text:p>0.011014030551883</text:p>
          </table:table-cell>
          <table:table-cell table:formula="of:=0.5*[.GT12]*(([.GT5]-[.GS5])/([.GT1]-[.GS1]))^2" office:value-type="float" office:value="0.0936220098885716" calcext:value-type="float">
            <text:p>0.093622009888572</text:p>
          </table:table-cell>
          <table:table-cell table:formula="of:=0.5*[.GU12]*(([.GU5]-[.GT5])/([.GU1]-[.GT1]))^2" office:value-type="float" office:value="0.0112419793088649" calcext:value-type="float">
            <text:p>0.011241979308865</text:p>
          </table:table-cell>
          <table:table-cell table:formula="of:=0.5*[.GV12]*(([.GV5]-[.GU5])/([.GV1]-[.GU1]))^2" office:value-type="float" office:value="0.00844717107366913" calcext:value-type="float">
            <text:p>0.008447171073669</text:p>
          </table:table-cell>
          <table:table-cell table:formula="of:=0.5*[.GW12]*(([.GW5]-[.GV5])/([.GW1]-[.GV1]))^2" office:value-type="float" office:value="0.0821291793657932" calcext:value-type="float">
            <text:p>0.082129179365793</text:p>
          </table:table-cell>
          <table:table-cell table:formula="of:=0.5*[.GX12]*(([.GX5]-[.GW5])/([.GX1]-[.GW1]))^2" office:value-type="float" office:value="0.000252806016983322" calcext:value-type="float">
            <text:p>0.000252806016983</text:p>
          </table:table-cell>
          <table:table-cell table:formula="of:=0.5*[.GY12]*(([.GY5]-[.GX5])/([.GY1]-[.GX1]))^2" office:value-type="float" office:value="0.0466518536063879" calcext:value-type="float">
            <text:p>0.046651853606388</text:p>
          </table:table-cell>
          <table:table-cell table:formula="of:=0.5*[.GZ12]*(([.GZ5]-[.GY5])/([.GZ1]-[.GY1]))^2" office:value-type="float" office:value="0.0109454186294103" calcext:value-type="float">
            <text:p>0.01094541862941</text:p>
          </table:table-cell>
          <table:table-cell table:formula="of:=0.5*[.HA12]*(([.HA5]-[.GZ5])/([.HA1]-[.GZ1]))^2" office:value-type="float" office:value="0.00396991817159607" calcext:value-type="float">
            <text:p>0.003969918171596</text:p>
          </table:table-cell>
          <table:table-cell table:formula="of:=0.5*[.HB12]*(([.HB5]-[.HA5])/([.HB1]-[.HA1]))^2" office:value-type="float" office:value="0.000329147405784335" calcext:value-type="float">
            <text:p>0.000329147405784</text:p>
          </table:table-cell>
          <table:table-cell table:formula="of:=0.5*[.HC12]*(([.HC5]-[.HB5])/([.HC1]-[.HB1]))^2" office:value-type="float" office:value="0.000270484743979136" calcext:value-type="float">
            <text:p>0.000270484743979</text:p>
          </table:table-cell>
          <table:table-cell table:formula="of:=0.5*[.HD12]*(([.HD5]-[.HC5])/([.HD1]-[.HC1]))^2" office:value-type="float" office:value="0.0152343827730079" calcext:value-type="float">
            <text:p>0.015234382773008</text:p>
          </table:table-cell>
          <table:table-cell table:formula="of:=0.5*[.HE12]*(([.HE5]-[.HD5])/([.HE1]-[.HD1]))^2" office:value-type="float" office:value="0.0431569887373751" calcext:value-type="float">
            <text:p>0.043156988737375</text:p>
          </table:table-cell>
          <table:table-cell table:formula="of:=0.5*[.HF12]*(([.HF5]-[.HE5])/([.HF1]-[.HE1]))^2" office:value-type="float" office:value="0.0100625678075301" calcext:value-type="float">
            <text:p>0.01006256780753</text:p>
          </table:table-cell>
          <table:table-cell table:formula="of:=0.5*[.HG12]*(([.HG5]-[.HF5])/([.HG1]-[.HF1]))^2" office:value-type="float" office:value="0.0168811713457687" calcext:value-type="float">
            <text:p>0.016881171345769</text:p>
          </table:table-cell>
          <table:table-cell table:formula="of:=0.5*[.HH12]*(([.HH5]-[.HG5])/([.HH1]-[.HG1]))^2" office:value-type="float" office:value="0.000493537102228866" calcext:value-type="float">
            <text:p>0.000493537102229</text:p>
          </table:table-cell>
          <table:table-cell table:formula="of:=0.5*[.HI12]*(([.HI5]-[.HH5])/([.HI1]-[.HH1]))^2" office:value-type="float" office:value="0.0361375923663944" calcext:value-type="float">
            <text:p>0.036137592366394</text:p>
          </table:table-cell>
          <table:table-cell table:formula="of:=0.5*[.HJ12]*(([.HJ5]-[.HI5])/([.HJ1]-[.HI1]))^2" office:value-type="float" office:value="0.026350924228264" calcext:value-type="float">
            <text:p>0.026350924228264</text:p>
          </table:table-cell>
          <table:table-cell table:formula="of:=0.5*[.HK12]*(([.HK5]-[.HJ5])/([.HK1]-[.HJ1]))^2" office:value-type="float" office:value="0.00630283648961728" calcext:value-type="float">
            <text:p>0.006302836489617</text:p>
          </table:table-cell>
          <table:table-cell table:formula="of:=0.5*[.HL12]*(([.HL5]-[.HK5])/([.HL1]-[.HK1]))^2" office:value-type="float" office:value="0.00342263628597666" calcext:value-type="float">
            <text:p>0.003422636285977</text:p>
          </table:table-cell>
          <table:table-cell table:formula="of:=0.5*[.HM12]*(([.HM5]-[.HL5])/([.HM1]-[.HL1]))^2" office:value-type="float" office:value="0.000297881751298269" calcext:value-type="float">
            <text:p>0.000297881751298</text:p>
          </table:table-cell>
          <table:table-cell table:formula="of:=0.5*[.HN12]*(([.HN5]-[.HM5])/([.HN1]-[.HM1]))^2" office:value-type="float" office:value="0.0000274678525247797" calcext:value-type="float">
            <text:p>2.74678525247797E-05</text:p>
          </table:table-cell>
          <table:table-cell table:formula="of:=0.5*[.HO12]*(([.HO5]-[.HN5])/([.HO1]-[.HN1]))^2" office:value-type="float" office:value="0.0240050665343062" calcext:value-type="float">
            <text:p>0.024005066534306</text:p>
          </table:table-cell>
          <table:table-cell table:formula="of:=0.5*[.HP12]*(([.HP5]-[.HO5])/([.HP1]-[.HO1]))^2" office:value-type="float" office:value="0.0259885174493796" calcext:value-type="float">
            <text:p>0.02598851744938</text:p>
          </table:table-cell>
          <table:table-cell table:formula="of:=0.5*[.HQ12]*(([.HQ5]-[.HP5])/([.HQ1]-[.HP1]))^2" office:value-type="float" office:value="0.00406515821183357" calcext:value-type="float">
            <text:p>0.004065158211834</text:p>
          </table:table-cell>
          <table:table-cell table:formula="of:=0.5*[.HR12]*(([.HR5]-[.HQ5])/([.HR1]-[.HQ1]))^2" office:value-type="float" office:value="0.000299716134312283" calcext:value-type="float">
            <text:p>0.000299716134312</text:p>
          </table:table-cell>
          <table:table-cell table:formula="of:=0.5*[.HS12]*(([.HS5]-[.HR5])/([.HS1]-[.HR1]))^2" office:value-type="float" office:value="0.016711088304878" calcext:value-type="float">
            <text:p>0.016711088304878</text:p>
          </table:table-cell>
          <table:table-cell table:formula="of:=0.5*[.HT12]*(([.HT5]-[.HS5])/([.HT1]-[.HS1]))^2" office:value-type="float" office:value="0.00480821731218317" calcext:value-type="float">
            <text:p>0.004808217312183</text:p>
          </table:table-cell>
          <table:table-cell table:formula="of:=0.5*[.HU12]*(([.HU5]-[.HT5])/([.HU1]-[.HT1]))^2" office:value-type="float" office:value="0.00219758480162367" calcext:value-type="float">
            <text:p>0.002197584801624</text:p>
          </table:table-cell>
          <table:table-cell table:formula="of:=0.5*[.HV12]*(([.HV5]-[.HU5])/([.HV1]-[.HU1]))^2" office:value-type="float" office:value="0.0157383394086059" calcext:value-type="float">
            <text:p>0.015738339408606</text:p>
          </table:table-cell>
          <table:table-cell table:formula="of:=0.5*[.HW12]*(([.HW5]-[.HV5])/([.HW1]-[.HV1]))^2" office:value-type="float" office:value="0.0000414659446912338" calcext:value-type="float">
            <text:p>4.14659446912338E-05</text:p>
          </table:table-cell>
          <table:table-cell table:formula="of:=0.5*[.HX12]*(([.HX5]-[.HW5])/([.HX1]-[.HW1]))^2" office:value-type="float" office:value="0.0000729544477174579" calcext:value-type="float">
            <text:p>7.29544477174579E-05</text:p>
          </table:table-cell>
          <table:table-cell table:formula="of:=0.5*[.HY12]*(([.HY5]-[.HX5])/([.HY1]-[.HX1]))^2" office:value-type="float" office:value="0.0193636089244734" calcext:value-type="float">
            <text:p>0.019363608924474</text:p>
          </table:table-cell>
          <table:table-cell table:formula="of:=0.5*[.HZ12]*(([.HZ5]-[.HY5])/([.HZ1]-[.HY1]))^2" office:value-type="float" office:value="0.0249576802602382" calcext:value-type="float">
            <text:p>0.024957680260238</text:p>
          </table:table-cell>
          <table:table-cell table:formula="of:=0.5*[.IA12]*(([.IA5]-[.HZ5])/([.IA1]-[.HZ1]))^2" office:value-type="float" office:value="0.0164779565140495" calcext:value-type="float">
            <text:p>0.01647795651405</text:p>
          </table:table-cell>
          <table:table-cell table:formula="of:=0.5*[.IB12]*(([.IB5]-[.IA5])/([.IB1]-[.IA1]))^2" office:value-type="float" office:value="0.00937115590991402" calcext:value-type="float">
            <text:p>0.009371155909914</text:p>
          </table:table-cell>
          <table:table-cell table:formula="of:=0.5*[.IC12]*(([.IC5]-[.IB5])/([.IC1]-[.IB1]))^2" office:value-type="float" office:value="0.028620227894228" calcext:value-type="float">
            <text:p>0.028620227894228</text:p>
          </table:table-cell>
          <table:table-cell table:formula="of:=0.5*[.ID12]*(([.ID5]-[.IC5])/([.ID1]-[.IC1]))^2" office:value-type="float" office:value="0.0115677950105599" calcext:value-type="float">
            <text:p>0.01156779501056</text:p>
          </table:table-cell>
          <table:table-cell table:formula="of:=0.5*[.IE12]*(([.IE5]-[.ID5])/([.IE1]-[.ID1]))^2" office:value-type="float" office:value="0.0231796235663772" calcext:value-type="float">
            <text:p>0.023179623566377</text:p>
          </table:table-cell>
          <table:table-cell table:formula="of:=0.5*[.IF12]*(([.IF5]-[.IE5])/([.IF1]-[.IE1]))^2" office:value-type="float" office:value="0.00793609628185878" calcext:value-type="float">
            <text:p>0.007936096281859</text:p>
          </table:table-cell>
          <table:table-cell table:formula="of:=0.5*[.IG12]*(([.IG5]-[.IF5])/([.IG1]-[.IF1]))^2" office:value-type="float" office:value="0.000250941680695513" calcext:value-type="float">
            <text:p>0.000250941680696</text:p>
          </table:table-cell>
          <table:table-cell table:formula="of:=0.5*[.IH12]*(([.IH5]-[.IG5])/([.IH1]-[.IG1]))^2" office:value-type="float" office:value="0.0331689444448955" calcext:value-type="float">
            <text:p>0.033168944444896</text:p>
          </table:table-cell>
          <table:table-cell table:formula="of:=0.5*[.II12]*(([.II5]-[.IH5])/([.II1]-[.IH1]))^2" office:value-type="float" office:value="0.0581983979731758" calcext:value-type="float">
            <text:p>0.058198397973176</text:p>
          </table:table-cell>
          <table:table-cell table:formula="of:=0.5*[.IJ12]*(([.IJ5]-[.II5])/([.IJ1]-[.II1]))^2" office:value-type="float" office:value="0.0106211993438229" calcext:value-type="float">
            <text:p>0.010621199343823</text:p>
          </table:table-cell>
          <table:table-cell table:formula="of:=0.5*[.IK12]*(([.IK5]-[.IJ5])/([.IK1]-[.IJ1]))^2" office:value-type="float" office:value="0.0114709987489582" calcext:value-type="float">
            <text:p>0.011470998748958</text:p>
          </table:table-cell>
          <table:table-cell table:formula="of:=0.5*[.IL12]*(([.IL5]-[.IK5])/([.IL1]-[.IK1]))^2" office:value-type="float" office:value="0.016800486657115" calcext:value-type="float">
            <text:p>0.016800486657115</text:p>
          </table:table-cell>
          <table:table-cell table:formula="of:=0.5*[.IM12]*(([.IM5]-[.IL5])/([.IM1]-[.IL1]))^2" office:value-type="float" office:value="0.0305792999535805" calcext:value-type="float">
            <text:p>0.030579299953581</text:p>
          </table:table-cell>
          <table:table-cell table:formula="of:=0.5*[.IN12]*(([.IN5]-[.IM5])/([.IN1]-[.IM1]))^2" office:value-type="float" office:value="0.0462577391491455" calcext:value-type="float">
            <text:p>0.046257739149146</text:p>
          </table:table-cell>
          <table:table-cell table:formula="of:=0.5*[.IO12]*(([.IO5]-[.IN5])/([.IO1]-[.IN1]))^2" office:value-type="float" office:value="0.00655252880565713" calcext:value-type="float">
            <text:p>0.006552528805657</text:p>
          </table:table-cell>
          <table:table-cell table:formula="of:=0.5*[.IP12]*(([.IP5]-[.IO5])/([.IP1]-[.IO1]))^2" office:value-type="float" office:value="0.0109049808564445" calcext:value-type="float">
            <text:p>0.010904980856445</text:p>
          </table:table-cell>
          <table:table-cell table:formula="of:=0.5*[.IQ12]*(([.IQ5]-[.IP5])/([.IQ1]-[.IP1]))^2" office:value-type="float" office:value="0.0321526068569957" calcext:value-type="float">
            <text:p>0.032152606856996</text:p>
          </table:table-cell>
          <table:table-cell table:formula="of:=0.5*[.IR12]*(([.IR5]-[.IQ5])/([.IR1]-[.IQ1]))^2" office:value-type="float" office:value="0.00201027148635018" calcext:value-type="float">
            <text:p>0.00201027148635</text:p>
          </table:table-cell>
          <table:table-cell table:formula="of:=0.5*[.IS12]*(([.IS5]-[.IR5])/([.IS1]-[.IR1]))^2" office:value-type="float" office:value="0.019506171651066" calcext:value-type="float">
            <text:p>0.019506171651066</text:p>
          </table:table-cell>
          <table:table-cell table:formula="of:=0.5*[.IT12]*(([.IT5]-[.IS5])/([.IT1]-[.IS1]))^2" office:value-type="float" office:value="0.0481726964340169" calcext:value-type="float">
            <text:p>0.048172696434017</text:p>
          </table:table-cell>
          <table:table-cell table:formula="of:=0.5*[.IU12]*(([.IU5]-[.IT5])/([.IU1]-[.IT1]))^2" office:value-type="float" office:value="0.00966981688752386" calcext:value-type="float">
            <text:p>0.009669816887524</text:p>
          </table:table-cell>
          <table:table-cell table:formula="of:=0.5*[.IV12]*(([.IV5]-[.IU5])/([.IV1]-[.IU1]))^2" office:value-type="float" office:value="0.122212899736443" calcext:value-type="float">
            <text:p>0.122212899736443</text:p>
          </table:table-cell>
          <table:table-cell table:formula="of:=0.5*[.IW12]*(([.IW5]-[.IV5])/([.IW1]-[.IV1]))^2" office:value-type="float" office:value="0.00664580891243778" calcext:value-type="float">
            <text:p>0.006645808912438</text:p>
          </table:table-cell>
          <table:table-cell table:formula="of:=0.5*[.IX12]*(([.IX5]-[.IW5])/([.IX1]-[.IW1]))^2" office:value-type="float" office:value="0.00303857324297176" calcext:value-type="float">
            <text:p>0.003038573242972</text:p>
          </table:table-cell>
          <table:table-cell table:formula="of:=0.5*[.IY12]*(([.IY5]-[.IX5])/([.IY1]-[.IX1]))^2" office:value-type="float" office:value="0.0176486645320257" calcext:value-type="float">
            <text:p>0.017648664532026</text:p>
          </table:table-cell>
          <table:table-cell table:formula="of:=0.5*[.IZ12]*(([.IZ5]-[.IY5])/([.IZ1]-[.IY1]))^2" office:value-type="float" office:value="0.0227483728034004" calcext:value-type="float">
            <text:p>0.0227483728034</text:p>
          </table:table-cell>
          <table:table-cell table:formula="of:=0.5*[.JA12]*(([.JA5]-[.IZ5])/([.JA1]-[.IZ1]))^2" office:value-type="float" office:value="0.00388700397569061" calcext:value-type="float">
            <text:p>0.003887003975691</text:p>
          </table:table-cell>
          <table:table-cell table:formula="of:=0.5*[.JB12]*(([.JB5]-[.JA5])/([.JB1]-[.JA1]))^2" office:value-type="float" office:value="0.0442381096321583" calcext:value-type="float">
            <text:p>0.044238109632158</text:p>
          </table:table-cell>
          <table:table-cell table:formula="of:=0.5*[.JC12]*(([.JC5]-[.JB5])/([.JC1]-[.JB1]))^2" office:value-type="float" office:value="0.00130198406060038" calcext:value-type="float">
            <text:p>0.0013019840606</text:p>
          </table:table-cell>
          <table:table-cell table:formula="of:=0.5*[.JD12]*(([.JD5]-[.JC5])/([.JD1]-[.JC1]))^2" office:value-type="float" office:value="0.0111230748910901" calcext:value-type="float">
            <text:p>0.01112307489109</text:p>
          </table:table-cell>
          <table:table-cell table:formula="of:=0.5*[.JE12]*(([.JE5]-[.JD5])/([.JE1]-[.JD1]))^2" office:value-type="float" office:value="0.0269210940972281" calcext:value-type="float">
            <text:p>0.026921094097228</text:p>
          </table:table-cell>
          <table:table-cell table:formula="of:=0.5*[.JF12]*(([.JF5]-[.JE5])/([.JF1]-[.JE1]))^2" office:value-type="float" office:value="0.0196917465275992" calcext:value-type="float">
            <text:p>0.019691746527599</text:p>
          </table:table-cell>
          <table:table-cell table:formula="of:=0.5*[.JG12]*(([.JG5]-[.JF5])/([.JG1]-[.JF1]))^2" office:value-type="float" office:value="0.000651399010604633" calcext:value-type="float">
            <text:p>0.000651399010605</text:p>
          </table:table-cell>
          <table:table-cell table:formula="of:=0.5*[.JH12]*(([.JH5]-[.JG5])/([.JH1]-[.JG1]))^2" office:value-type="float" office:value="0.0211282590314843" calcext:value-type="float">
            <text:p>0.021128259031484</text:p>
          </table:table-cell>
          <table:table-cell table:formula="of:=0.5*[.JI12]*(([.JI5]-[.JH5])/([.JI1]-[.JH1]))^2" office:value-type="float" office:value="0.000373133034681247" calcext:value-type="float">
            <text:p>0.000373133034681</text:p>
          </table:table-cell>
          <table:table-cell table:formula="of:=0.5*[.JJ12]*(([.JJ5]-[.JI5])/([.JJ1]-[.JI1]))^2" office:value-type="float" office:value="0.032841355110116" calcext:value-type="float">
            <text:p>0.032841355110116</text:p>
          </table:table-cell>
          <table:table-cell table:formula="of:=0.5*[.JK12]*(([.JK5]-[.JJ5])/([.JK1]-[.JJ1]))^2" office:value-type="float" office:value="0.00094100250503843" calcext:value-type="float">
            <text:p>0.000941002505038</text:p>
          </table:table-cell>
          <table:table-cell table:formula="of:=0.5*[.JL12]*(([.JL5]-[.JK5])/([.JL1]-[.JK1]))^2" office:value-type="float" office:value="0.00163523749513115" calcext:value-type="float">
            <text:p>0.001635237495131</text:p>
          </table:table-cell>
          <table:table-cell table:formula="of:=0.5*[.JM12]*(([.JM5]-[.JL5])/([.JM1]-[.JL1]))^2" office:value-type="float" office:value="0.0160915772372765" calcext:value-type="float">
            <text:p>0.016091577237277</text:p>
          </table:table-cell>
          <table:table-cell table:formula="of:=0.5*[.JN12]*(([.JN5]-[.JM5])/([.JN1]-[.JM1]))^2" office:value-type="float" office:value="0.0267741082943211" calcext:value-type="float">
            <text:p>0.026774108294321</text:p>
          </table:table-cell>
          <table:table-cell table:formula="of:=0.5*[.JO12]*(([.JO5]-[.JN5])/([.JO1]-[.JN1]))^2" office:value-type="float" office:value="0.02249413438515" calcext:value-type="float">
            <text:p>0.02249413438515</text:p>
          </table:table-cell>
          <table:table-cell table:formula="of:=0.5*[.JP12]*(([.JP5]-[.JO5])/([.JP1]-[.JO1]))^2" office:value-type="float" office:value="0.0000604351030643229" calcext:value-type="float">
            <text:p>6.04351030643229E-05</text:p>
          </table:table-cell>
          <table:table-cell table:formula="of:=0.5*[.JQ12]*(([.JQ5]-[.JP5])/([.JQ1]-[.JP1]))^2" office:value-type="float" office:value="0.00739266915163535" calcext:value-type="float">
            <text:p>0.007392669151635</text:p>
          </table:table-cell>
          <table:table-cell table:formula="of:=0.5*[.JR12]*(([.JR5]-[.JQ5])/([.JR1]-[.JQ1]))^2" office:value-type="float" office:value="0.000320803117967288" calcext:value-type="float">
            <text:p>0.000320803117967</text:p>
          </table:table-cell>
          <table:table-cell table:formula="of:=0.5*[.JS12]*(([.JS5]-[.JR5])/([.JS1]-[.JR1]))^2" office:value-type="float" office:value="0.0260473908534594" calcext:value-type="float">
            <text:p>0.026047390853459</text:p>
          </table:table-cell>
          <table:table-cell table:formula="of:=0.5*[.JT12]*(([.JT5]-[.JS5])/([.JT1]-[.JS1]))^2" office:value-type="float" office:value="0.0018518392826881" calcext:value-type="float">
            <text:p>0.001851839282688</text:p>
          </table:table-cell>
          <table:table-cell table:formula="of:=0.5*[.JU12]*(([.JU5]-[.JT5])/([.JU1]-[.JT1]))^2" office:value-type="float" office:value="0.0142333516564096" calcext:value-type="float">
            <text:p>0.01423335165641</text:p>
          </table:table-cell>
          <table:table-cell table:formula="of:=0.5*[.JV12]*(([.JV5]-[.JU5])/([.JV1]-[.JU1]))^2" office:value-type="float" office:value="0.00100434555481717" calcext:value-type="float">
            <text:p>0.001004345554817</text:p>
          </table:table-cell>
          <table:table-cell table:formula="of:=0.5*[.JW12]*(([.JW5]-[.JV5])/([.JW1]-[.JV1]))^2" office:value-type="float" office:value="0.0025161208252756" calcext:value-type="float">
            <text:p>0.002516120825276</text:p>
          </table:table-cell>
          <table:table-cell table:formula="of:=0.5*[.JX12]*(([.JX5]-[.JW5])/([.JX1]-[.JW1]))^2" office:value-type="float" office:value="0.00126080322266821" calcext:value-type="float">
            <text:p>0.001260803222668</text:p>
          </table:table-cell>
          <table:table-cell table:formula="of:=0.5*[.JY12]*(([.JY5]-[.JX5])/([.JY1]-[.JX1]))^2" office:value-type="float" office:value="0.0416107119447929" calcext:value-type="float">
            <text:p>0.041610711944793</text:p>
          </table:table-cell>
          <table:table-cell table:formula="of:=0.5*[.JZ12]*(([.JZ5]-[.JY5])/([.JZ1]-[.JY1]))^2" office:value-type="float" office:value="0.00603059691317526" calcext:value-type="float">
            <text:p>0.006030596913175</text:p>
          </table:table-cell>
          <table:table-cell table:formula="of:=0.5*[.KA12]*(([.KA5]-[.JZ5])/([.KA1]-[.JZ1]))^2" office:value-type="float" office:value="0.0030886732185623" calcext:value-type="float">
            <text:p>0.003088673218562</text:p>
          </table:table-cell>
          <table:table-cell table:formula="of:=0.5*[.KB12]*(([.KB5]-[.KA5])/([.KB1]-[.KA1]))^2" office:value-type="float" office:value="0.0218277819245221" calcext:value-type="float">
            <text:p>0.021827781924522</text:p>
          </table:table-cell>
          <table:table-cell table:formula="of:=0.5*[.KC12]*(([.KC5]-[.KB5])/([.KC1]-[.KB1]))^2" office:value-type="float" office:value="0.00452213998014155" calcext:value-type="float">
            <text:p>0.004522139980142</text:p>
          </table:table-cell>
          <table:table-cell table:formula="of:=0.5*[.KD12]*(([.KD5]-[.KC5])/([.KD1]-[.KC1]))^2" office:value-type="float" office:value="0.000286540253854457" calcext:value-type="float">
            <text:p>0.000286540253854</text:p>
          </table:table-cell>
          <table:table-cell table:formula="of:=0.5*[.KE12]*(([.KE5]-[.KD5])/([.KE1]-[.KD1]))^2" office:value-type="float" office:value="0.00184150438614293" calcext:value-type="float">
            <text:p>0.001841504386143</text:p>
          </table:table-cell>
          <table:table-cell table:formula="of:=0.5*[.KF12]*(([.KF5]-[.KE5])/([.KF1]-[.KE1]))^2" office:value-type="float" office:value="0.00428165262489619" calcext:value-type="float">
            <text:p>0.004281652624896</text:p>
          </table:table-cell>
          <table:table-cell table:formula="of:=0.5*[.KG12]*(([.KG5]-[.KF5])/([.KG1]-[.KF1]))^2" office:value-type="float" office:value="0.0226974779590525" calcext:value-type="float">
            <text:p>0.022697477959053</text:p>
          </table:table-cell>
          <table:table-cell table:formula="of:=0.5*[.KH12]*(([.KH5]-[.KG5])/([.KH1]-[.KG1]))^2" office:value-type="float" office:value="0.00186634296954638" calcext:value-type="float">
            <text:p>0.001866342969546</text:p>
          </table:table-cell>
          <table:table-cell table:formula="of:=0.5*[.KI12]*(([.KI5]-[.KH5])/([.KI1]-[.KH1]))^2" office:value-type="float" office:value="0.0306146256150741" calcext:value-type="float">
            <text:p>0.030614625615074</text:p>
          </table:table-cell>
          <table:table-cell table:formula="of:=0.5*[.KJ12]*(([.KJ5]-[.KI5])/([.KJ1]-[.KI1]))^2" office:value-type="float" office:value="0.0274006178935949" calcext:value-type="float">
            <text:p>0.027400617893595</text:p>
          </table:table-cell>
          <table:table-cell table:formula="of:=0.5*[.KK12]*(([.KK5]-[.KJ5])/([.KK1]-[.KJ1]))^2" office:value-type="float" office:value="0.000000515505265923094" calcext:value-type="float">
            <text:p>5.15505265923094E-07</text:p>
          </table:table-cell>
          <table:table-cell table:formula="of:=0.5*[.KL12]*(([.KL5]-[.KK5])/([.KL1]-[.KK1]))^2" office:value-type="float" office:value="0.000015841369264181" calcext:value-type="float">
            <text:p>1.5841369264181E-05</text:p>
          </table:table-cell>
          <table:table-cell table:formula="of:=0.5*[.KM12]*(([.KM5]-[.KL5])/([.KM1]-[.KL1]))^2" office:value-type="float" office:value="0.00143923374357341" calcext:value-type="float">
            <text:p>0.001439233743573</text:p>
          </table:table-cell>
          <table:table-cell table:formula="of:=0.5*[.KN12]*(([.KN5]-[.KM5])/([.KN1]-[.KM1]))^2" office:value-type="float" office:value="0.000167833277128872" calcext:value-type="float">
            <text:p>0.000167833277129</text:p>
          </table:table-cell>
          <table:table-cell table:formula="of:=0.5*[.KO12]*(([.KO5]-[.KN5])/([.KO1]-[.KN1]))^2" office:value-type="float" office:value="0.000882302992948967" calcext:value-type="float">
            <text:p>0.000882302992949</text:p>
          </table:table-cell>
          <table:table-cell table:formula="of:=0.5*[.KP12]*(([.KP5]-[.KO5])/([.KP1]-[.KO1]))^2" office:value-type="float" office:value="0.0266168813547391" calcext:value-type="float">
            <text:p>0.026616881354739</text:p>
          </table:table-cell>
          <table:table-cell table:formula="of:=0.5*[.KQ12]*(([.KQ5]-[.KP5])/([.KQ1]-[.KP1]))^2" office:value-type="float" office:value="0.0178948327949516" calcext:value-type="float">
            <text:p>0.017894832794952</text:p>
          </table:table-cell>
          <table:table-cell table:formula="of:=0.5*[.KR12]*(([.KR5]-[.KQ5])/([.KR1]-[.KQ1]))^2" office:value-type="float" office:value="0.00578027610287399" calcext:value-type="float">
            <text:p>0.005780276102874</text:p>
          </table:table-cell>
          <table:table-cell table:formula="of:=0.5*[.KS12]*(([.KS5]-[.KR5])/([.KS1]-[.KR1]))^2" office:value-type="float" office:value="0.00499822001022709" calcext:value-type="float">
            <text:p>0.004998220010227</text:p>
          </table:table-cell>
          <table:table-cell table:formula="of:=0.5*[.KT12]*(([.KT5]-[.KS5])/([.KT1]-[.KS1]))^2" office:value-type="float" office:value="0.00466938814680159" calcext:value-type="float">
            <text:p>0.004669388146802</text:p>
          </table:table-cell>
          <table:table-cell table:formula="of:=0.5*[.KU12]*(([.KU5]-[.KT5])/([.KU1]-[.KT1]))^2" office:value-type="float" office:value="0.0356029659212318" calcext:value-type="float">
            <text:p>0.035602965921232</text:p>
          </table:table-cell>
          <table:table-cell table:formula="of:=0.5*[.KV12]*(([.KV5]-[.KU5])/([.KV1]-[.KU1]))^2" office:value-type="float" office:value="0.0333091852404506" calcext:value-type="float">
            <text:p>0.033309185240451</text:p>
          </table:table-cell>
          <table:table-cell table:formula="of:=0.5*[.KW12]*(([.KW5]-[.KV5])/([.KW1]-[.KV1]))^2" office:value-type="float" office:value="0.0191403920946267" calcext:value-type="float">
            <text:p>0.019140392094627</text:p>
          </table:table-cell>
          <table:table-cell table:formula="of:=0.5*[.KX12]*(([.KX5]-[.KW5])/([.KX1]-[.KW1]))^2" office:value-type="float" office:value="0.0000694894914614912" calcext:value-type="float">
            <text:p>6.94894914614912E-05</text:p>
          </table:table-cell>
          <table:table-cell table:formula="of:=0.5*[.KY12]*(([.KY5]-[.KX5])/([.KY1]-[.KX1]))^2" office:value-type="float" office:value="0.00391007271104529" calcext:value-type="float">
            <text:p>0.003910072711045</text:p>
          </table:table-cell>
          <table:table-cell table:formula="of:=0.5*[.KZ12]*(([.KZ5]-[.KY5])/([.KZ1]-[.KY1]))^2" office:value-type="float" office:value="0.0534031293152439" calcext:value-type="float">
            <text:p>0.053403129315244</text:p>
          </table:table-cell>
          <table:table-cell table:formula="of:=0.5*[.LA12]*(([.LA5]-[.KZ5])/([.LA1]-[.KZ1]))^2" office:value-type="float" office:value="0.0521037064071891" calcext:value-type="float">
            <text:p>0.052103706407189</text:p>
          </table:table-cell>
          <table:table-cell table:formula="of:=0.5*[.LB12]*(([.LB5]-[.LA5])/([.LB1]-[.LA1]))^2" office:value-type="float" office:value="0.000176893081420854" calcext:value-type="float">
            <text:p>0.000176893081421</text:p>
          </table:table-cell>
          <table:table-cell table:formula="of:=0.5*[.LC12]*(([.LC5]-[.LB5])/([.LC1]-[.LB1]))^2" office:value-type="float" office:value="0.0190723883044867" calcext:value-type="float">
            <text:p>0.019072388304487</text:p>
          </table:table-cell>
          <table:table-cell table:formula="of:=0.5*[.LD12]*(([.LD5]-[.LC5])/([.LD1]-[.LC1]))^2" office:value-type="float" office:value="0.00295254398362176" calcext:value-type="float">
            <text:p>0.002952543983622</text:p>
          </table:table-cell>
          <table:table-cell table:formula="of:=0.5*[.LE12]*(([.LE5]-[.LD5])/([.LE1]-[.LD1]))^2" office:value-type="float" office:value="0.0226900899608463" calcext:value-type="float">
            <text:p>0.022690089960846</text:p>
          </table:table-cell>
          <table:table-cell table:formula="of:=0.5*[.LF12]*(([.LF5]-[.LE5])/([.LF1]-[.LE1]))^2" office:value-type="float" office:value="0.0231621147558356" calcext:value-type="float">
            <text:p>0.023162114755836</text:p>
          </table:table-cell>
          <table:table-cell table:formula="of:=0.5*[.LG12]*(([.LG5]-[.LF5])/([.LG1]-[.LF1]))^2" office:value-type="float" office:value="0.000553707106296253" calcext:value-type="float">
            <text:p>0.000553707106296</text:p>
          </table:table-cell>
          <table:table-cell table:formula="of:=0.5*[.LH12]*(([.LH5]-[.LG5])/([.LH1]-[.LG1]))^2" office:value-type="float" office:value="0.0000880493696331081" calcext:value-type="float">
            <text:p>8.80493696331081E-05</text:p>
          </table:table-cell>
          <table:table-cell table:formula="of:=0.5*[.LI12]*(([.LI5]-[.LH5])/([.LI1]-[.LH1]))^2" office:value-type="float" office:value="0.00376416470901502" calcext:value-type="float">
            <text:p>0.003764164709015</text:p>
          </table:table-cell>
          <table:table-cell table:formula="of:=0.5*[.LJ12]*(([.LJ5]-[.LI5])/([.LJ1]-[.LI1]))^2" office:value-type="float" office:value="0.0431955807738436" calcext:value-type="float">
            <text:p>0.043195580773844</text:p>
          </table:table-cell>
          <table:table-cell table:formula="of:=0.5*[.LK12]*(([.LK5]-[.LJ5])/([.LK1]-[.LJ1]))^2" office:value-type="float" office:value="0.000638960607366335" calcext:value-type="float">
            <text:p>0.000638960607366</text:p>
          </table:table-cell>
          <table:table-cell table:formula="of:=0.5*[.LL12]*(([.LL5]-[.LK5])/([.LL1]-[.LK1]))^2" office:value-type="float" office:value="0.00669828893936219" calcext:value-type="float">
            <text:p>0.006698288939362</text:p>
          </table:table-cell>
          <table:table-cell table:formula="of:=0.5*[.LM12]*(([.LM5]-[.LL5])/([.LM1]-[.LL1]))^2" office:value-type="float" office:value="0.0000000733225050943336" calcext:value-type="float">
            <text:p>7.33225050943336E-08</text:p>
          </table:table-cell>
          <table:table-cell table:formula="of:=0.5*[.LN12]*(([.LN5]-[.LM5])/([.LN1]-[.LM1]))^2" office:value-type="float" office:value="0.0130699794438425" calcext:value-type="float">
            <text:p>0.013069979443843</text:p>
          </table:table-cell>
          <table:table-cell table:formula="of:=0.5*[.LO12]*(([.LO5]-[.LN5])/([.LO1]-[.LN1]))^2" office:value-type="float" office:value="0.0260804854893776" calcext:value-type="float">
            <text:p>0.026080485489378</text:p>
          </table:table-cell>
          <table:table-cell table:formula="of:=0.5*[.LP12]*(([.LP5]-[.LO5])/([.LP1]-[.LO1]))^2" office:value-type="float" office:value="0.00795887950013266" calcext:value-type="float">
            <text:p>0.007958879500133</text:p>
          </table:table-cell>
          <table:table-cell table:formula="of:=0.5*[.LQ12]*(([.LQ5]-[.LP5])/([.LQ1]-[.LP1]))^2" office:value-type="float" office:value="0.000397147649672986" calcext:value-type="float">
            <text:p>0.000397147649673</text:p>
          </table:table-cell>
          <table:table-cell table:formula="of:=0.5*[.LR12]*(([.LR5]-[.LQ5])/([.LR1]-[.LQ1]))^2" office:value-type="float" office:value="0.00400874489932217" calcext:value-type="float">
            <text:p>0.004008744899322</text:p>
          </table:table-cell>
          <table:table-cell table:formula="of:=0.5*[.LS12]*(([.LS5]-[.LR5])/([.LS1]-[.LR1]))^2" office:value-type="float" office:value="0.00122577254910985" calcext:value-type="float">
            <text:p>0.00122577254911</text:p>
          </table:table-cell>
          <table:table-cell table:formula="of:=0.5*[.LT12]*(([.LT5]-[.LS5])/([.LT1]-[.LS1]))^2" office:value-type="float" office:value="0.00976570885999433" calcext:value-type="float">
            <text:p>0.009765708859994</text:p>
          </table:table-cell>
          <table:table-cell table:formula="of:=0.5*[.LU12]*(([.LU5]-[.LT5])/([.LU1]-[.LT1]))^2" office:value-type="float" office:value="0.0214164598930456" calcext:value-type="float">
            <text:p>0.021416459893046</text:p>
          </table:table-cell>
          <table:table-cell table:formula="of:=0.5*[.LV12]*(([.LV5]-[.LU5])/([.LV1]-[.LU1]))^2" office:value-type="float" office:value="0.0463044450422975" calcext:value-type="float">
            <text:p>0.046304445042298</text:p>
          </table:table-cell>
          <table:table-cell table:formula="of:=0.5*[.LW12]*(([.LW5]-[.LV5])/([.LW1]-[.LV1]))^2" office:value-type="float" office:value="0.0389262642902616" calcext:value-type="float">
            <text:p>0.038926264290262</text:p>
          </table:table-cell>
          <table:table-cell table:formula="of:=0.5*[.LX12]*(([.LX5]-[.LW5])/([.LX1]-[.LW1]))^2" office:value-type="float" office:value="0.0100071260446998" calcext:value-type="float">
            <text:p>0.0100071260447</text:p>
          </table:table-cell>
          <table:table-cell table:formula="of:=0.5*[.LY12]*(([.LY5]-[.LX5])/([.LY1]-[.LX1]))^2" office:value-type="float" office:value="0.00084459911940873" calcext:value-type="float">
            <text:p>0.000844599119409</text:p>
          </table:table-cell>
          <table:table-cell table:formula="of:=0.5*[.LZ12]*(([.LZ5]-[.LY5])/([.LZ1]-[.LY1]))^2" office:value-type="float" office:value="0.00469333023252776" calcext:value-type="float">
            <text:p>0.004693330232528</text:p>
          </table:table-cell>
          <table:table-cell table:formula="of:=0.5*[.MA12]*(([.MA5]-[.LZ5])/([.MA1]-[.LZ1]))^2" office:value-type="float" office:value="0.0255806050925578" calcext:value-type="float">
            <text:p>0.025580605092558</text:p>
          </table:table-cell>
          <table:table-cell table:formula="of:=0.5*[.MB12]*(([.MB5]-[.MA5])/([.MB1]-[.MA1]))^2" office:value-type="float" office:value="0.00037174131128422" calcext:value-type="float">
            <text:p>0.000371741311284</text:p>
          </table:table-cell>
          <table:table-cell table:formula="of:=0.5*[.MC12]*(([.MC5]-[.MB5])/([.MC1]-[.MB1]))^2" office:value-type="float" office:value="0.000990470243796283" calcext:value-type="float">
            <text:p>0.000990470243796</text:p>
          </table:table-cell>
          <table:table-cell table:formula="of:=0.5*[.MD12]*(([.MD5]-[.MC5])/([.MD1]-[.MC1]))^2" office:value-type="float" office:value="0.00103284267782474" calcext:value-type="float">
            <text:p>0.001032842677825</text:p>
          </table:table-cell>
          <table:table-cell table:formula="of:=0.5*[.ME12]*(([.ME5]-[.MD5])/([.ME1]-[.MD1]))^2" office:value-type="float" office:value="0.0277931574919723" calcext:value-type="float">
            <text:p>0.027793157491972</text:p>
          </table:table-cell>
          <table:table-cell table:formula="of:=0.5*[.MF12]*(([.MF5]-[.ME5])/([.MF1]-[.ME1]))^2" office:value-type="float" office:value="0.0304794989763117" calcext:value-type="float">
            <text:p>0.030479498976312</text:p>
          </table:table-cell>
          <table:table-cell table:formula="of:=0.5*[.MG12]*(([.MG5]-[.MF5])/([.MG1]-[.MF1]))^2" office:value-type="float" office:value="0.000612767404013" calcext:value-type="float">
            <text:p>0.000612767404013</text:p>
          </table:table-cell>
          <table:table-cell table:formula="of:=0.5*[.MH12]*(([.MH5]-[.MG5])/([.MH1]-[.MG1]))^2" office:value-type="float" office:value="0.00676514515469297" calcext:value-type="float">
            <text:p>0.006765145154693</text:p>
          </table:table-cell>
          <table:table-cell table:formula="of:=0.5*[.MI12]*(([.MI5]-[.MH5])/([.MI1]-[.MH1]))^2" office:value-type="float" office:value="0.00118822618164104" calcext:value-type="float">
            <text:p>0.001188226181641</text:p>
          </table:table-cell>
          <table:table-cell table:formula="of:=0.5*[.MJ12]*(([.MJ5]-[.MI5])/([.MJ1]-[.MI1]))^2" office:value-type="float" office:value="0.000140648946347683" calcext:value-type="float">
            <text:p>0.000140648946348</text:p>
          </table:table-cell>
          <table:table-cell table:formula="of:=0.5*[.MK12]*(([.MK5]-[.MJ5])/([.MK1]-[.MJ1]))^2" office:value-type="float" office:value="0.000353845965023563" calcext:value-type="float">
            <text:p>0.000353845965024</text:p>
          </table:table-cell>
          <table:table-cell table:formula="of:=0.5*[.ML12]*(([.ML5]-[.MK5])/([.ML1]-[.MK1]))^2" office:value-type="float" office:value="0.00242601092260984" calcext:value-type="float">
            <text:p>0.00242601092261</text:p>
          </table:table-cell>
          <table:table-cell table:formula="of:=0.5*[.MM12]*(([.MM5]-[.ML5])/([.MM1]-[.ML1]))^2" office:value-type="float" office:value="0.0267543340870652" calcext:value-type="float">
            <text:p>0.026754334087065</text:p>
          </table:table-cell>
          <table:table-cell table:formula="of:=0.5*[.MN12]*(([.MN5]-[.MM5])/([.MN1]-[.MM1]))^2" office:value-type="float" office:value="0.0172368377505987" calcext:value-type="float">
            <text:p>0.017236837750599</text:p>
          </table:table-cell>
          <table:table-cell table:formula="of:=0.5*[.MO12]*(([.MO5]-[.MN5])/([.MO1]-[.MN1]))^2" office:value-type="float" office:value="0.00178432863538892" calcext:value-type="float">
            <text:p>0.001784328635389</text:p>
          </table:table-cell>
          <table:table-cell table:formula="of:=0.5*[.MP12]*(([.MP5]-[.MO5])/([.MP1]-[.MO1]))^2" office:value-type="float" office:value="0.0471059674620246" calcext:value-type="float">
            <text:p>0.047105967462025</text:p>
          </table:table-cell>
          <table:table-cell table:formula="of:=0.5*[.MQ12]*(([.MQ5]-[.MP5])/([.MQ1]-[.MP1]))^2" office:value-type="float" office:value="0.00754002189424575" calcext:value-type="float">
            <text:p>0.007540021894246</text:p>
          </table:table-cell>
          <table:table-cell table:formula="of:=0.5*[.MR12]*(([.MR5]-[.MQ5])/([.MR1]-[.MQ1]))^2" office:value-type="float" office:value="0.0204064781953804" calcext:value-type="float">
            <text:p>0.02040647819538</text:p>
          </table:table-cell>
          <table:table-cell table:formula="of:=0.5*[.MS12]*(([.MS5]-[.MR5])/([.MS1]-[.MR1]))^2" office:value-type="float" office:value="0.0910439288600699" calcext:value-type="float">
            <text:p>0.09104392886007</text:p>
          </table:table-cell>
          <table:table-cell table:formula="of:=0.5*[.MT12]*(([.MT5]-[.MS5])/([.MT1]-[.MS1]))^2" office:value-type="float" office:value="0.0130736083208418" calcext:value-type="float">
            <text:p>0.013073608320842</text:p>
          </table:table-cell>
          <table:table-cell table:formula="of:=0.5*[.MU12]*(([.MU5]-[.MT5])/([.MU1]-[.MT1]))^2" office:value-type="float" office:value="0.0105555642669009" calcext:value-type="float">
            <text:p>0.010555564266901</text:p>
          </table:table-cell>
          <table:table-cell table:formula="of:=0.5*[.MV12]*(([.MV5]-[.MU5])/([.MV1]-[.MU1]))^2" office:value-type="float" office:value="0.0324551838391351" calcext:value-type="float">
            <text:p>0.032455183839135</text:p>
          </table:table-cell>
          <table:table-cell table:formula="of:=0.5*[.MW12]*(([.MW5]-[.MV5])/([.MW1]-[.MV1]))^2" office:value-type="float" office:value="0.0249737499097781" calcext:value-type="float">
            <text:p>0.024973749909778</text:p>
          </table:table-cell>
          <table:table-cell table:formula="of:=0.5*[.MX12]*(([.MX5]-[.MW5])/([.MX1]-[.MW1]))^2" office:value-type="float" office:value="0.000422393303420652" calcext:value-type="float">
            <text:p>0.000422393303421</text:p>
          </table:table-cell>
          <table:table-cell table:formula="of:=0.5*[.MY12]*(([.MY5]-[.MX5])/([.MY1]-[.MX1]))^2" office:value-type="float" office:value="0.000096946706580355" calcext:value-type="float">
            <text:p>9.6946706580355E-05</text:p>
          </table:table-cell>
          <table:table-cell table:formula="of:=0.5*[.MZ12]*(([.MZ5]-[.MY5])/([.MZ1]-[.MY1]))^2" office:value-type="float" office:value="0.00116591612461018" calcext:value-type="float">
            <text:p>0.00116591612461</text:p>
          </table:table-cell>
          <table:table-cell table:formula="of:=0.5*[.NA12]*(([.NA5]-[.MZ5])/([.NA1]-[.MZ1]))^2" office:value-type="float" office:value="0.00876020205428292" calcext:value-type="float">
            <text:p>0.008760202054283</text:p>
          </table:table-cell>
          <table:table-cell table:formula="of:=0.5*[.NB12]*(([.NB5]-[.NA5])/([.NB1]-[.NA1]))^2" office:value-type="float" office:value="0.0204615971278975" calcext:value-type="float">
            <text:p>0.020461597127898</text:p>
          </table:table-cell>
          <table:table-cell table:formula="of:=0.5*[.NC12]*(([.NC5]-[.NB5])/([.NC1]-[.NB1]))^2" office:value-type="float" office:value="0.00878146684909518" calcext:value-type="float">
            <text:p>0.008781466849095</text:p>
          </table:table-cell>
          <table:table-cell table:formula="of:=0.5*[.ND12]*(([.ND5]-[.NC5])/([.ND1]-[.NC1]))^2" office:value-type="float" office:value="0.00281982240334395" calcext:value-type="float">
            <text:p>0.002819822403344</text:p>
          </table:table-cell>
          <table:table-cell table:formula="of:=0.5*[.NE12]*(([.NE5]-[.ND5])/([.NE1]-[.ND1]))^2" office:value-type="float" office:value="0.00628939431577325" calcext:value-type="float">
            <text:p>0.006289394315773</text:p>
          </table:table-cell>
          <table:table-cell table:formula="of:=0.5*[.NF12]*(([.NF5]-[.NE5])/([.NF1]-[.NE1]))^2" office:value-type="float" office:value="0.0166737689639431" calcext:value-type="float">
            <text:p>0.016673768963943</text:p>
          </table:table-cell>
          <table:table-cell table:formula="of:=0.5*[.NG12]*(([.NG5]-[.NF5])/([.NG1]-[.NF1]))^2" office:value-type="float" office:value="0.0141277568016918" calcext:value-type="float">
            <text:p>0.014127756801692</text:p>
          </table:table-cell>
          <table:table-cell table:formula="of:=0.5*[.NH12]*(([.NH5]-[.NG5])/([.NH1]-[.NG1]))^2" office:value-type="float" office:value="0.0110378046897418" calcext:value-type="float">
            <text:p>0.011037804689742</text:p>
          </table:table-cell>
          <table:table-cell table:formula="of:=0.5*[.NI12]*(([.NI5]-[.NH5])/([.NI1]-[.NH1]))^2" office:value-type="float" office:value="0.0000017889199819393" calcext:value-type="float">
            <text:p>1.7889199819393E-06</text:p>
          </table:table-cell>
          <table:table-cell table:formula="of:=0.5*[.NJ12]*(([.NJ5]-[.NI5])/([.NJ1]-[.NI1]))^2" office:value-type="float" office:value="0.011287022961742" calcext:value-type="float">
            <text:p>0.011287022961742</text:p>
          </table:table-cell>
          <table:table-cell table:formula="of:=0.5*[.NK12]*(([.NK5]-[.NJ5])/([.NK1]-[.NJ1]))^2" office:value-type="float" office:value="0.0275888479550475" calcext:value-type="float">
            <text:p>0.027588847955048</text:p>
          </table:table-cell>
          <table:table-cell table:formula="of:=0.5*[.NL12]*(([.NL5]-[.NK5])/([.NL1]-[.NK1]))^2" office:value-type="float" office:value="0.0165348850241904" calcext:value-type="float">
            <text:p>0.016534885024191</text:p>
          </table:table-cell>
          <table:table-cell table:formula="of:=0.5*[.NM12]*(([.NM5]-[.NL5])/([.NM1]-[.NL1]))^2" office:value-type="float" office:value="0.0147983364025924" calcext:value-type="float">
            <text:p>0.014798336402592</text:p>
          </table:table-cell>
          <table:table-cell table:formula="of:=0.5*[.NN12]*(([.NN5]-[.NM5])/([.NN1]-[.NM1]))^2" office:value-type="float" office:value="0.0380701677339972" calcext:value-type="float">
            <text:p>0.038070167733997</text:p>
          </table:table-cell>
          <table:table-cell table:formula="of:=0.5*[.NO12]*(([.NO5]-[.NN5])/([.NO1]-[.NN1]))^2" office:value-type="float" office:value="0.00860217123808169" calcext:value-type="float">
            <text:p>0.008602171238082</text:p>
          </table:table-cell>
          <table:table-cell table:formula="of:=0.5*[.NP12]*(([.NP5]-[.NO5])/([.NP1]-[.NO1]))^2" office:value-type="float" office:value="0.0207389113645226" calcext:value-type="float">
            <text:p>0.020738911364523</text:p>
          </table:table-cell>
          <table:table-cell table:formula="of:=0.5*[.NQ12]*(([.NQ5]-[.NP5])/([.NQ1]-[.NP1]))^2" office:value-type="float" office:value="0.00045366303359327" calcext:value-type="float">
            <text:p>0.000453663033593</text:p>
          </table:table-cell>
          <table:table-cell table:formula="of:=0.5*[.NR12]*(([.NR5]-[.NQ5])/([.NR1]-[.NQ1]))^2" office:value-type="float" office:value="0.0054553026312509" calcext:value-type="float">
            <text:p>0.005455302631251</text:p>
          </table:table-cell>
          <table:table-cell table:formula="of:=0.5*[.NS12]*(([.NS5]-[.NR5])/([.NS1]-[.NR1]))^2" office:value-type="float" office:value="0.00000375300024653249" calcext:value-type="float">
            <text:p>3.75300024653249E-06</text:p>
          </table:table-cell>
          <table:table-cell table:formula="of:=0.5*[.NT12]*(([.NT5]-[.NS5])/([.NT1]-[.NS1]))^2" office:value-type="float" office:value="0.0499736103014425" calcext:value-type="float">
            <text:p>0.049973610301443</text:p>
          </table:table-cell>
          <table:table-cell table:formula="of:=0.5*[.NU12]*(([.NU5]-[.NT5])/([.NU1]-[.NT1]))^2" office:value-type="float" office:value="0.0499613265848978" calcext:value-type="float">
            <text:p>0.049961326584898</text:p>
          </table:table-cell>
          <table:table-cell table:formula="of:=0.5*[.NV12]*(([.NV5]-[.NU5])/([.NV1]-[.NU1]))^2" office:value-type="float" office:value="0.0143147342685581" calcext:value-type="float">
            <text:p>0.014314734268558</text:p>
          </table:table-cell>
          <table:table-cell table:formula="of:=0.5*[.NW12]*(([.NW5]-[.NV5])/([.NW1]-[.NV1]))^2" office:value-type="float" office:value="0.0618858060316309" calcext:value-type="float">
            <text:p>0.061885806031631</text:p>
          </table:table-cell>
          <table:table-cell table:formula="of:=0.5*[.NX12]*(([.NX5]-[.NW5])/([.NX1]-[.NW1]))^2" office:value-type="float" office:value="0.0349896012207185" calcext:value-type="float">
            <text:p>0.034989601220719</text:p>
          </table:table-cell>
          <table:table-cell table:formula="of:=0.5*[.NY12]*(([.NY5]-[.NX5])/([.NY1]-[.NX1]))^2" office:value-type="float" office:value="0.0425476589010304" calcext:value-type="float">
            <text:p>0.04254765890103</text:p>
          </table:table-cell>
          <table:table-cell table:formula="of:=0.5*[.NZ12]*(([.NZ5]-[.NY5])/([.NZ1]-[.NY1]))^2" office:value-type="float" office:value="0.0230309692578808" calcext:value-type="float">
            <text:p>0.023030969257881</text:p>
          </table:table-cell>
          <table:table-cell table:formula="of:=0.5*[.OA12]*(([.OA5]-[.NZ5])/([.OA1]-[.NZ1]))^2" office:value-type="float" office:value="0.0000842632651668313" calcext:value-type="float">
            <text:p>8.42632651668313E-05</text:p>
          </table:table-cell>
          <table:table-cell table:formula="of:=0.5*[.OB12]*(([.OB5]-[.OA5])/([.OB1]-[.OA1]))^2" office:value-type="float" office:value="0.000998611905512632" calcext:value-type="float">
            <text:p>0.000998611905513</text:p>
          </table:table-cell>
          <table:table-cell table:formula="of:=0.5*[.OC12]*(([.OC5]-[.OB5])/([.OC1]-[.OB1]))^2" office:value-type="float" office:value="0.014722390227712" calcext:value-type="float">
            <text:p>0.014722390227712</text:p>
          </table:table-cell>
          <table:table-cell table:formula="of:=0.5*[.OD12]*(([.OD5]-[.OC5])/([.OD1]-[.OC1]))^2" office:value-type="float" office:value="0.0602592330199359" calcext:value-type="float">
            <text:p>0.060259233019936</text:p>
          </table:table-cell>
          <table:table-cell table:formula="of:=0.5*[.OE12]*(([.OE5]-[.OD5])/([.OE1]-[.OD1]))^2" office:value-type="float" office:value="0.0508376199764519" calcext:value-type="float">
            <text:p>0.050837619976452</text:p>
          </table:table-cell>
          <table:table-cell table:formula="of:=0.5*[.OF12]*(([.OF5]-[.OE5])/([.OF1]-[.OE1]))^2" office:value-type="float" office:value="0.0308165475883038" calcext:value-type="float">
            <text:p>0.030816547588304</text:p>
          </table:table-cell>
          <table:table-cell table:formula="of:=0.5*[.OG12]*(([.OG5]-[.OF5])/([.OG1]-[.OF1]))^2" office:value-type="float" office:value="0.0819047455270134" calcext:value-type="float">
            <text:p>0.081904745527013</text:p>
          </table:table-cell>
          <table:table-cell table:formula="of:=0.5*[.OH12]*(([.OH5]-[.OG5])/([.OH1]-[.OG1]))^2" office:value-type="float" office:value="0.0332611761286443" calcext:value-type="float">
            <text:p>0.033261176128644</text:p>
          </table:table-cell>
          <table:table-cell table:formula="of:=0.5*[.OI12]*(([.OI5]-[.OH5])/([.OI1]-[.OH1]))^2" office:value-type="float" office:value="0.0423968443866822" calcext:value-type="float">
            <text:p>0.042396844386682</text:p>
          </table:table-cell>
          <table:table-cell table:formula="of:=0.5*[.OJ12]*(([.OJ5]-[.OI5])/([.OJ1]-[.OI1]))^2" office:value-type="float" office:value="0.0119129409709688" calcext:value-type="float">
            <text:p>0.011912940970969</text:p>
          </table:table-cell>
          <table:table-cell table:formula="of:=0.5*[.OK12]*(([.OK5]-[.OJ5])/([.OK1]-[.OJ1]))^2" office:value-type="float" office:value="0.00138168204120097" calcext:value-type="float">
            <text:p>0.001381682041201</text:p>
          </table:table-cell>
          <table:table-cell table:formula="of:=0.5*[.OL12]*(([.OL5]-[.OK5])/([.OL1]-[.OK1]))^2" office:value-type="float" office:value="0.0574082528556452" calcext:value-type="float">
            <text:p>0.057408252855645</text:p>
          </table:table-cell>
          <table:table-cell table:formula="of:=0.5*[.OM12]*(([.OM5]-[.OL5])/([.OM1]-[.OL1]))^2" office:value-type="float" office:value="0.0666916240858979" calcext:value-type="float">
            <text:p>0.066691624085898</text:p>
          </table:table-cell>
          <table:table-cell table:formula="of:=0.5*[.ON12]*(([.ON5]-[.OM5])/([.ON1]-[.OM1]))^2" office:value-type="float" office:value="0.000999974542441261" calcext:value-type="float">
            <text:p>0.000999974542441</text:p>
          </table:table-cell>
          <table:table-cell table:formula="of:=0.5*[.OO12]*(([.OO5]-[.ON5])/([.OO1]-[.ON1]))^2" office:value-type="float" office:value="0.0371006966461718" calcext:value-type="float">
            <text:p>0.037100696646172</text:p>
          </table:table-cell>
          <table:table-cell table:formula="of:=0.5*[.OP12]*(([.OP5]-[.OO5])/([.OP1]-[.OO1]))^2" office:value-type="float" office:value="0.102567398663414" calcext:value-type="float">
            <text:p>0.102567398663414</text:p>
          </table:table-cell>
          <table:table-cell table:formula="of:=0.5*[.OQ12]*(([.OQ5]-[.OP5])/([.OQ1]-[.OP1]))^2" office:value-type="float" office:value="0.0597185982853663" calcext:value-type="float">
            <text:p>0.059718598285366</text:p>
          </table:table-cell>
          <table:table-cell table:formula="of:=0.5*[.OR12]*(([.OR5]-[.OQ5])/([.OR1]-[.OQ1]))^2" office:value-type="float" office:value="0.0262052613953187" calcext:value-type="float">
            <text:p>0.026205261395319</text:p>
          </table:table-cell>
          <table:table-cell table:formula="of:=0.5*[.OS12]*(([.OS5]-[.OR5])/([.OS1]-[.OR1]))^2" office:value-type="float" office:value="0.00577434813984727" calcext:value-type="float">
            <text:p>0.005774348139847</text:p>
          </table:table-cell>
          <table:table-cell table:formula="of:=0.5*[.OT12]*(([.OT5]-[.OS5])/([.OT1]-[.OS1]))^2" office:value-type="float" office:value="0.0000437595174394866" calcext:value-type="float">
            <text:p>4.37595174394866E-05</text:p>
          </table:table-cell>
          <table:table-cell table:formula="of:=0.5*[.OU12]*(([.OU5]-[.OT5])/([.OU1]-[.OT1]))^2" office:value-type="float" office:value="0.0410679276143425" calcext:value-type="float">
            <text:p>0.041067927614343</text:p>
          </table:table-cell>
          <table:table-cell table:formula="of:=0.5*[.OV12]*(([.OV5]-[.OU5])/([.OV1]-[.OU1]))^2" office:value-type="float" office:value="0.0672874883049766" calcext:value-type="float">
            <text:p>0.067287488304977</text:p>
          </table:table-cell>
          <table:table-cell table:formula="of:=0.5*[.OW12]*(([.OW5]-[.OV5])/([.OW1]-[.OV1]))^2" office:value-type="float" office:value="0.00165551321271288" calcext:value-type="float">
            <text:p>0.001655513212713</text:p>
          </table:table-cell>
          <table:table-cell table:formula="of:=0.5*[.OX12]*(([.OX5]-[.OW5])/([.OX1]-[.OW1]))^2" office:value-type="float" office:value="0.0186403821839233" calcext:value-type="float">
            <text:p>0.018640382183923</text:p>
          </table:table-cell>
          <table:table-cell table:formula="of:=0.5*[.OY12]*(([.OY5]-[.OX5])/([.OY1]-[.OX1]))^2" office:value-type="float" office:value="0.0848178231575771" calcext:value-type="float">
            <text:p>0.084817823157577</text:p>
          </table:table-cell>
          <table:table-cell table:formula="of:=0.5*[.OZ12]*(([.OZ5]-[.OY5])/([.OZ1]-[.OY1]))^2" office:value-type="float" office:value="0.0173987543906371" calcext:value-type="float">
            <text:p>0.017398754390637</text:p>
          </table:table-cell>
          <table:table-cell table:formula="of:=0.5*[.PA12]*(([.PA5]-[.OZ5])/([.PA1]-[.OZ1]))^2" office:value-type="float" office:value="0.0458020296195133" calcext:value-type="float">
            <text:p>0.045802029619513</text:p>
          </table:table-cell>
          <table:table-cell table:formula="of:=0.5*[.PB12]*(([.PB5]-[.PA5])/([.PB1]-[.PA1]))^2" office:value-type="float" office:value="0.0139967126363803" calcext:value-type="float">
            <text:p>0.01399671263638</text:p>
          </table:table-cell>
          <table:table-cell table:formula="of:=0.5*[.PC12]*(([.PC5]-[.PB5])/([.PC1]-[.PB1]))^2" office:value-type="float" office:value="0.000000100230497559528" calcext:value-type="float">
            <text:p>1.00230497559528E-07</text:p>
          </table:table-cell>
          <table:table-cell table:formula="of:=0.5*[.PD12]*(([.PD5]-[.PC5])/([.PD1]-[.PC1]))^2" office:value-type="float" office:value="0.0670841849795126" calcext:value-type="float">
            <text:p>0.067084184979513</text:p>
          </table:table-cell>
          <table:table-cell table:formula="of:=0.5*[.PE12]*(([.PE5]-[.PD5])/([.PE1]-[.PD1]))^2" office:value-type="float" office:value="0.0532551157341493" calcext:value-type="float">
            <text:p>0.053255115734149</text:p>
          </table:table-cell>
          <table:table-cell table:formula="of:=0.5*[.PF12]*(([.PF5]-[.PE5])/([.PF1]-[.PE1]))^2" office:value-type="float" office:value="0.00912409749034018" calcext:value-type="float">
            <text:p>0.00912409749034</text:p>
          </table:table-cell>
          <table:table-cell table:formula="of:=0.5*[.PG12]*(([.PG5]-[.PF5])/([.PG1]-[.PF1]))^2" office:value-type="float" office:value="0.0822836458686357" calcext:value-type="float">
            <text:p>0.082283645868636</text:p>
          </table:table-cell>
          <table:table-cell table:formula="of:=0.5*[.PH12]*(([.PH5]-[.PG5])/([.PH1]-[.PG1]))^2" office:value-type="float" office:value="0.0170185444888341" calcext:value-type="float">
            <text:p>0.017018544488834</text:p>
          </table:table-cell>
          <table:table-cell table:formula="of:=0.5*[.PI12]*(([.PI5]-[.PH5])/([.PI1]-[.PH1]))^2" office:value-type="float" office:value="0.0286535733522483" calcext:value-type="float">
            <text:p>0.028653573352248</text:p>
          </table:table-cell>
          <table:table-cell table:formula="of:=0.5*[.PJ12]*(([.PJ5]-[.PI5])/([.PJ1]-[.PI1]))^2" office:value-type="float" office:value="0.000847062118222101" calcext:value-type="float">
            <text:p>0.000847062118222</text:p>
          </table:table-cell>
          <table:table-cell table:formula="of:=0.5*[.PK12]*(([.PK5]-[.PJ5])/([.PK1]-[.PJ1]))^2" office:value-type="float" office:value="0.000808796024783699" calcext:value-type="float">
            <text:p>0.000808796024784</text:p>
          </table:table-cell>
          <table:table-cell table:formula="of:=0.5*[.PL12]*(([.PL5]-[.PK5])/([.PL1]-[.PK1]))^2" office:value-type="float" office:value="0.0587910888959502" calcext:value-type="float">
            <text:p>0.05879108889595</text:p>
          </table:table-cell>
          <table:table-cell table:formula="of:=0.5*[.PM12]*(([.PM5]-[.PL5])/([.PM1]-[.PL1]))^2" office:value-type="float" office:value="0.0218732950952429" calcext:value-type="float">
            <text:p>0.021873295095243</text:p>
          </table:table-cell>
          <table:table-cell table:formula="of:=0.5*[.PN12]*(([.PN5]-[.PM5])/([.PN1]-[.PM1]))^2" office:value-type="float" office:value="0.0386702224007506" calcext:value-type="float">
            <text:p>0.038670222400751</text:p>
          </table:table-cell>
          <table:table-cell table:formula="of:=0.5*[.PO12]*(([.PO5]-[.PN5])/([.PO1]-[.PN1]))^2" office:value-type="float" office:value="0.0783663894556931" calcext:value-type="float">
            <text:p>0.078366389455693</text:p>
          </table:table-cell>
          <table:table-cell table:formula="of:=0.5*[.PP12]*(([.PP5]-[.PO5])/([.PP1]-[.PO1]))^2" office:value-type="float" office:value="0.0208467456596576" calcext:value-type="float">
            <text:p>0.020846745659658</text:p>
          </table:table-cell>
          <table:table-cell table:formula="of:=0.5*[.PQ12]*(([.PQ5]-[.PP5])/([.PQ1]-[.PP1]))^2" office:value-type="float" office:value="0.00938046941929063" calcext:value-type="float">
            <text:p>0.009380469419291</text:p>
          </table:table-cell>
          <table:table-cell table:formula="of:=0.5*[.PR12]*(([.PR5]-[.PQ5])/([.PR1]-[.PQ1]))^2" office:value-type="float" office:value="0.00643402000436622" calcext:value-type="float">
            <text:p>0.006434020004366</text:p>
          </table:table-cell>
          <table:table-cell table:formula="of:=0.5*[.PS12]*(([.PS5]-[.PR5])/([.PS1]-[.PR1]))^2" office:value-type="float" office:value="0.0902959374900038" calcext:value-type="float">
            <text:p>0.090295937490004</text:p>
          </table:table-cell>
          <table:table-cell table:formula="of:=0.5*[.PT12]*(([.PT5]-[.PS5])/([.PT1]-[.PS1]))^2" office:value-type="float" office:value="0.0788553424392066" calcext:value-type="float">
            <text:p>0.078855342439207</text:p>
          </table:table-cell>
          <table:table-cell table:formula="of:=0.5*[.PU12]*(([.PU5]-[.PT5])/([.PU1]-[.PT1]))^2" office:value-type="float" office:value="0.000121771875730743" calcext:value-type="float">
            <text:p>0.000121771875731</text:p>
          </table:table-cell>
          <table:table-cell table:formula="of:=0.5*[.PV12]*(([.PV5]-[.PU5])/([.PV1]-[.PU1]))^2" office:value-type="float" office:value="0.0333120629175386" calcext:value-type="float">
            <text:p>0.033312062917539</text:p>
          </table:table-cell>
          <table:table-cell table:formula="of:=0.5*[.PW12]*(([.PW5]-[.PV5])/([.PW1]-[.PV1]))^2" office:value-type="float" office:value="0.0577064124503926" calcext:value-type="float">
            <text:p>0.057706412450393</text:p>
          </table:table-cell>
          <table:table-cell table:formula="of:=0.5*[.PX12]*(([.PX5]-[.PW5])/([.PX1]-[.PW1]))^2" office:value-type="float" office:value="0.046929298892987" calcext:value-type="float">
            <text:p>0.046929298892987</text:p>
          </table:table-cell>
          <table:table-cell table:formula="of:=0.5*[.PY12]*(([.PY5]-[.PX5])/([.PY1]-[.PX1]))^2" office:value-type="float" office:value="0.0222012076521906" calcext:value-type="float">
            <text:p>0.022201207652191</text:p>
          </table:table-cell>
          <table:table-cell table:formula="of:=0.5*[.PZ12]*(([.PZ5]-[.PY5])/([.PZ1]-[.PY1]))^2" office:value-type="float" office:value="0.0121435077105122" calcext:value-type="float">
            <text:p>0.012143507710512</text:p>
          </table:table-cell>
          <table:table-cell table:formula="of:=0.5*[.QA12]*(([.QA5]-[.PZ5])/([.QA1]-[.PZ1]))^2" office:value-type="float" office:value="0.00309430442361701" calcext:value-type="float">
            <text:p>0.003094304423617</text:p>
          </table:table-cell>
          <table:table-cell table:formula="of:=0.5*[.QB12]*(([.QB5]-[.QA5])/([.QB1]-[.QA1]))^2" office:value-type="float" office:value="0.0357368708911058" calcext:value-type="float">
            <text:p>0.035736870891106</text:p>
          </table:table-cell>
          <table:table-cell table:formula="of:=0.5*[.QC12]*(([.QC5]-[.QB5])/([.QC1]-[.QB1]))^2" office:value-type="float" office:value="0.0791056076687035" calcext:value-type="float">
            <text:p>0.079105607668704</text:p>
          </table:table-cell>
          <table:table-cell table:formula="of:=0.5*[.QD12]*(([.QD5]-[.QC5])/([.QD1]-[.QC1]))^2" office:value-type="float" office:value="0.0698717141358081" calcext:value-type="float">
            <text:p>0.069871714135808</text:p>
          </table:table-cell>
          <table:table-cell table:formula="of:=0.5*[.QE12]*(([.QE5]-[.QD5])/([.QE1]-[.QD1]))^2" office:value-type="float" office:value="0.00424163618963987" calcext:value-type="float">
            <text:p>0.00424163618964</text:p>
          </table:table-cell>
          <table:table-cell table:formula="of:=0.5*[.QF12]*(([.QF5]-[.QE5])/([.QF1]-[.QE1]))^2" office:value-type="float" office:value="0.0397636190643119" calcext:value-type="float">
            <text:p>0.039763619064312</text:p>
          </table:table-cell>
          <table:table-cell table:formula="of:=0.5*[.QG12]*(([.QG5]-[.QF5])/([.QG1]-[.QF1]))^2" office:value-type="float" office:value="0.100256807203623" calcext:value-type="float">
            <text:p>0.100256807203623</text:p>
          </table:table-cell>
          <table:table-cell table:formula="of:=0.5*[.QH12]*(([.QH5]-[.QG5])/([.QH1]-[.QG1]))^2" office:value-type="float" office:value="0.0223940634416886" calcext:value-type="float">
            <text:p>0.022394063441689</text:p>
          </table:table-cell>
          <table:table-cell table:formula="of:=0.5*[.QI12]*(([.QI5]-[.QH5])/([.QI1]-[.QH1]))^2" office:value-type="float" office:value="0.0111371943725526" calcext:value-type="float">
            <text:p>0.011137194372553</text:p>
          </table:table-cell>
          <table:table-cell table:formula="of:=0.5*[.QJ12]*(([.QJ5]-[.QI5])/([.QJ1]-[.QI1]))^2" office:value-type="float" office:value="0.0489734588896722" calcext:value-type="float">
            <text:p>0.048973458889672</text:p>
          </table:table-cell>
          <table:table-cell table:formula="of:=0.5*[.QK12]*(([.QK5]-[.QJ5])/([.QK1]-[.QJ1]))^2" office:value-type="float" office:value="0.0363405793041346" calcext:value-type="float">
            <text:p>0.036340579304135</text:p>
          </table:table-cell>
          <table:table-cell table:formula="of:=0.5*[.QL12]*(([.QL5]-[.QK5])/([.QL1]-[.QK1]))^2" office:value-type="float" office:value="0.000621246447057737" calcext:value-type="float">
            <text:p>0.000621246447058</text:p>
          </table:table-cell>
          <table:table-cell table:formula="of:=0.5*[.QM12]*(([.QM5]-[.QL5])/([.QM1]-[.QL1]))^2" office:value-type="float" office:value="0.000195452322578754" calcext:value-type="float">
            <text:p>0.000195452322579</text:p>
          </table:table-cell>
          <table:table-cell table:formula="of:=0.5*[.QN12]*(([.QN5]-[.QM5])/([.QN1]-[.QM1]))^2" office:value-type="float" office:value="0.00165842519232842" calcext:value-type="float">
            <text:p>0.001658425192328</text:p>
          </table:table-cell>
          <table:table-cell table:formula="of:=0.5*[.QO12]*(([.QO5]-[.QN5])/([.QO1]-[.QN1]))^2" office:value-type="float" office:value="0.0773082065942578" calcext:value-type="float">
            <text:p>0.077308206594258</text:p>
          </table:table-cell>
          <table:table-cell table:formula="of:=0.5*[.QP12]*(([.QP5]-[.QO5])/([.QP1]-[.QO1]))^2" office:value-type="float" office:value="0.0656027615825488" calcext:value-type="float">
            <text:p>0.065602761582549</text:p>
          </table:table-cell>
          <table:table-cell table:formula="of:=0.5*[.QQ12]*(([.QQ5]-[.QP5])/([.QQ1]-[.QP1]))^2" office:value-type="float" office:value="0.0000933397578479466" calcext:value-type="float">
            <text:p>9.33397578479466E-05</text:p>
          </table:table-cell>
          <table:table-cell table:formula="of:=0.5*[.QR12]*(([.QR5]-[.QQ5])/([.QR1]-[.QQ1]))^2" office:value-type="float" office:value="0.027127976088974" calcext:value-type="float">
            <text:p>0.027127976088974</text:p>
          </table:table-cell>
          <table:table-cell table:formula="of:=0.5*[.QS12]*(([.QS5]-[.QR5])/([.QS1]-[.QR1]))^2" office:value-type="float" office:value="0.0561181015647017" calcext:value-type="float">
            <text:p>0.056118101564702</text:p>
          </table:table-cell>
          <table:table-cell table:formula="of:=0.5*[.QT12]*(([.QT5]-[.QS5])/([.QT1]-[.QS1]))^2" office:value-type="float" office:value="0.0177584022332511" calcext:value-type="float">
            <text:p>0.017758402233251</text:p>
          </table:table-cell>
          <table:table-cell table:formula="of:=0.5*[.QU12]*(([.QU5]-[.QT5])/([.QU1]-[.QT1]))^2" office:value-type="float" office:value="0.0553027863722318" calcext:value-type="float">
            <text:p>0.055302786372232</text:p>
          </table:table-cell>
          <table:table-cell table:formula="of:=0.5*[.QV12]*(([.QV5]-[.QU5])/([.QV1]-[.QU1]))^2" office:value-type="float" office:value="0.00131738835535467" calcext:value-type="float">
            <text:p>0.001317388355355</text:p>
          </table:table-cell>
          <table:table-cell table:formula="of:=0.5*[.QW12]*(([.QW5]-[.QV5])/([.QW1]-[.QV1]))^2" office:value-type="float" office:value="0.000267902757335046" calcext:value-type="float">
            <text:p>0.000267902757335</text:p>
          </table:table-cell>
          <table:table-cell table:formula="of:=0.5*[.QX12]*(([.QX5]-[.QW5])/([.QX1]-[.QW1]))^2" office:value-type="float" office:value="0.0349322220910551" calcext:value-type="float">
            <text:p>0.034932222091055</text:p>
          </table:table-cell>
          <table:table-cell table:formula="of:=0.5*[.QY12]*(([.QY5]-[.QX5])/([.QY1]-[.QX1]))^2" office:value-type="float" office:value="0.0677072893101845" calcext:value-type="float">
            <text:p>0.067707289310185</text:p>
          </table:table-cell>
          <table:table-cell table:formula="of:=0.5*[.QZ12]*(([.QZ5]-[.QY5])/([.QZ1]-[.QY1]))^2" office:value-type="float" office:value="0.062428443889628" calcext:value-type="float">
            <text:p>0.062428443889628</text:p>
          </table:table-cell>
          <table:table-cell table:formula="of:=0.5*[.RA12]*(([.RA5]-[.QZ5])/([.RA1]-[.QZ1]))^2" office:value-type="float" office:value="0.00178762552450305" calcext:value-type="float">
            <text:p>0.001787625524503</text:p>
          </table:table-cell>
          <table:table-cell table:formula="of:=0.5*[.RB12]*(([.RB5]-[.RA5])/([.RB1]-[.RA1]))^2" office:value-type="float" office:value="0.0113649407184514" calcext:value-type="float">
            <text:p>0.011364940718451</text:p>
          </table:table-cell>
          <table:table-cell table:formula="of:=0.5*[.RC12]*(([.RC5]-[.RB5])/([.RC1]-[.RB1]))^2" office:value-type="float" office:value="0.0298778531447927" calcext:value-type="float">
            <text:p>0.029877853144793</text:p>
          </table:table-cell>
          <table:table-cell table:formula="of:=0.5*[.RD12]*(([.RD5]-[.RC5])/([.RD1]-[.RC1]))^2" office:value-type="float" office:value="0.0306589095699257" calcext:value-type="float">
            <text:p>0.030658909569926</text:p>
          </table:table-cell>
          <table:table-cell table:formula="of:=0.5*[.RE12]*(([.RE5]-[.RD5])/([.RE1]-[.RD1]))^2" office:value-type="float" office:value="0.0190318425317562" calcext:value-type="float">
            <text:p>0.019031842531756</text:p>
          </table:table-cell>
          <table:table-cell table:formula="of:=0.5*[.RF12]*(([.RF5]-[.RE5])/([.RF1]-[.RE1]))^2" office:value-type="float" office:value="0.0408151592942709" calcext:value-type="float">
            <text:p>0.040815159294271</text:p>
          </table:table-cell>
          <table:table-cell table:formula="of:=0.5*[.RG12]*(([.RG5]-[.RF5])/([.RG1]-[.RF1]))^2" office:value-type="float" office:value="0.010321691665978" calcext:value-type="float">
            <text:p>0.010321691665978</text:p>
          </table:table-cell>
          <table:table-cell table:formula="of:=0.5*[.RH12]*(([.RH5]-[.RG5])/([.RH1]-[.RG1]))^2" office:value-type="float" office:value="0.0178079246946219" calcext:value-type="float">
            <text:p>0.017807924694622</text:p>
          </table:table-cell>
          <table:table-cell table:formula="of:=0.5*[.RI12]*(([.RI5]-[.RH5])/([.RI1]-[.RH1]))^2" office:value-type="float" office:value="0.0352767179227755" calcext:value-type="float">
            <text:p>0.035276717922776</text:p>
          </table:table-cell>
          <table:table-cell table:formula="of:=0.5*[.RJ12]*(([.RJ5]-[.RI5])/([.RJ1]-[.RI1]))^2" office:value-type="float" office:value="0.0522588846216377" calcext:value-type="float">
            <text:p>0.052258884621638</text:p>
          </table:table-cell>
          <table:table-cell table:formula="of:=0.5*[.RK12]*(([.RK5]-[.RJ5])/([.RK1]-[.RJ1]))^2" office:value-type="float" office:value="0.175565835269079" calcext:value-type="float">
            <text:p>0.175565835269079</text:p>
          </table:table-cell>
          <table:table-cell table:formula="of:=0.5*[.RL12]*(([.RL5]-[.RK5])/([.RL1]-[.RK1]))^2" office:value-type="float" office:value="0.000242987883490137" calcext:value-type="float">
            <text:p>0.00024298788349</text:p>
          </table:table-cell>
          <table:table-cell table:formula="of:=0.5*[.RM12]*(([.RM5]-[.RL5])/([.RM1]-[.RL1]))^2" office:value-type="float" office:value="0.0498103501818571" calcext:value-type="float">
            <text:p>0.049810350181857</text:p>
          </table:table-cell>
          <table:table-cell table:formula="of:=0.5*[.RN12]*(([.RN5]-[.RM5])/([.RN1]-[.RM1]))^2" office:value-type="float" office:value="0.038976809937008" calcext:value-type="float">
            <text:p>0.038976809937008</text:p>
          </table:table-cell>
          <table:table-cell table:formula="of:=0.5*[.RO12]*(([.RO5]-[.RN5])/([.RO1]-[.RN1]))^2" office:value-type="float" office:value="0.0030457482706402" calcext:value-type="float">
            <text:p>0.00304574827064</text:p>
          </table:table-cell>
          <table:table-cell table:formula="of:=0.5*[.RP12]*(([.RP5]-[.RO5])/([.RP1]-[.RO1]))^2" office:value-type="float" office:value="0.000669899439570532" calcext:value-type="float">
            <text:p>0.000669899439571</text:p>
          </table:table-cell>
          <table:table-cell table:formula="of:=0.5*[.RQ12]*(([.RQ5]-[.RP5])/([.RQ1]-[.RP1]))^2" office:value-type="float" office:value="0.00700280793459605" calcext:value-type="float">
            <text:p>0.007002807934596</text:p>
          </table:table-cell>
          <table:table-cell table:formula="of:=0.5*[.RR12]*(([.RR5]-[.RQ5])/([.RR1]-[.RQ1]))^2" office:value-type="float" office:value="0.0686526760051565" calcext:value-type="float">
            <text:p>0.068652676005157</text:p>
          </table:table-cell>
          <table:table-cell table:formula="of:=0.5*[.RS12]*(([.RS5]-[.RR5])/([.RS1]-[.RR1]))^2" office:value-type="float" office:value="0.0833635595940965" calcext:value-type="float">
            <text:p>0.083363559594097</text:p>
          </table:table-cell>
          <table:table-cell table:formula="of:=0.5*[.RT12]*(([.RT5]-[.RS5])/([.RT1]-[.RS1]))^2" office:value-type="float" office:value="0.000743009973905964" calcext:value-type="float">
            <text:p>0.000743009973906</text:p>
          </table:table-cell>
          <table:table-cell table:formula="of:=0.5*[.RU12]*(([.RU5]-[.RT5])/([.RU1]-[.RT1]))^2" office:value-type="float" office:value="0.031503586842033" calcext:value-type="float">
            <text:p>0.031503586842033</text:p>
          </table:table-cell>
          <table:table-cell table:formula="of:=0.5*[.RV12]*(([.RV5]-[.RU5])/([.RV1]-[.RU1]))^2" office:value-type="float" office:value="0.0453212012628781" calcext:value-type="float">
            <text:p>0.045321201262878</text:p>
          </table:table-cell>
          <table:table-cell table:formula="of:=0.5*[.RW12]*(([.RW5]-[.RV5])/([.RW1]-[.RV1]))^2" office:value-type="float" office:value="0.0467563560410592" calcext:value-type="float">
            <text:p>0.046756356041059</text:p>
          </table:table-cell>
          <table:table-cell table:formula="of:=0.5*[.RX12]*(([.RX5]-[.RW5])/([.RX1]-[.RW1]))^2" office:value-type="float" office:value="0.0490231159473448" calcext:value-type="float">
            <text:p>0.049023115947345</text:p>
          </table:table-cell>
          <table:table-cell table:formula="of:=0.5*[.RY12]*(([.RY5]-[.RX5])/([.RY1]-[.RX1]))^2" office:value-type="float" office:value="0.00447011239224268" calcext:value-type="float">
            <text:p>0.004470112392243</text:p>
          </table:table-cell>
          <table:table-cell table:formula="of:=0.5*[.RZ12]*(([.RZ5]-[.RY5])/([.RZ1]-[.RY1]))^2" office:value-type="float" office:value="0.00111213214960236" calcext:value-type="float">
            <text:p>0.001112132149602</text:p>
          </table:table-cell>
          <table:table-cell table:formula="of:=0.5*[.SA12]*(([.SA5]-[.RZ5])/([.SA1]-[.RZ1]))^2" office:value-type="float" office:value="0.0490397464765747" calcext:value-type="float">
            <text:p>0.049039746476575</text:p>
          </table:table-cell>
          <table:table-cell table:formula="of:=0.5*[.SB12]*(([.SB5]-[.SA5])/([.SB1]-[.SA1]))^2" office:value-type="float" office:value="0.113266689909253" calcext:value-type="float">
            <text:p>0.113266689909253</text:p>
          </table:table-cell>
          <table:table-cell table:formula="of:=0.5*[.SC12]*(([.SC5]-[.SB5])/([.SC1]-[.SB1]))^2" office:value-type="float" office:value="0.0190815917794404" calcext:value-type="float">
            <text:p>0.01908159177944</text:p>
          </table:table-cell>
          <table:table-cell table:formula="of:=0.5*[.SD12]*(([.SD5]-[.SC5])/([.SD1]-[.SC1]))^2" office:value-type="float" office:value="0.0207708934312106" calcext:value-type="float">
            <text:p>0.020770893431211</text:p>
          </table:table-cell>
          <table:table-cell table:formula="of:=0.5*[.SE12]*(([.SE5]-[.SD5])/([.SE1]-[.SD1]))^2" office:value-type="float" office:value="0.0569193853881914" calcext:value-type="float">
            <text:p>0.056919385388191</text:p>
          </table:table-cell>
          <table:table-cell table:formula="of:=0.5*[.SF12]*(([.SF5]-[.SE5])/([.SF1]-[.SE1]))^2" office:value-type="float" office:value="0.0148167531382731" calcext:value-type="float">
            <text:p>0.014816753138273</text:p>
          </table:table-cell>
          <table:table-cell table:formula="of:=0.5*[.SG12]*(([.SG5]-[.SF5])/([.SG1]-[.SF1]))^2" office:value-type="float" office:value="0.0321644891140643" calcext:value-type="float">
            <text:p>0.032164489114064</text:p>
          </table:table-cell>
          <table:table-cell table:formula="of:=0.5*[.SH12]*(([.SH5]-[.SG5])/([.SH1]-[.SG1]))^2" office:value-type="float" office:value="0.0482179301476034" calcext:value-type="float">
            <text:p>0.048217930147604</text:p>
          </table:table-cell>
          <table:table-cell table:formula="of:=0.5*[.SI12]*(([.SI5]-[.SH5])/([.SI1]-[.SH1]))^2" office:value-type="float" office:value="0.0375276656418132" calcext:value-type="float">
            <text:p>0.037527665641813</text:p>
          </table:table-cell>
          <table:table-cell table:formula="of:=0.5*[.SJ12]*(([.SJ5]-[.SI5])/([.SJ1]-[.SI1]))^2" office:value-type="float" office:value="0.0746322178984537" calcext:value-type="float">
            <text:p>0.074632217898454</text:p>
          </table:table-cell>
          <table:table-cell table:formula="of:=0.5*[.SK12]*(([.SK5]-[.SJ5])/([.SK1]-[.SJ1]))^2" office:value-type="float" office:value="0.00000286680083306545" calcext:value-type="float">
            <text:p>2.86680083306545E-06</text:p>
          </table:table-cell>
          <table:table-cell table:formula="of:=0.5*[.SL12]*(([.SL5]-[.SK5])/([.SL1]-[.SK1]))^2" office:value-type="float" office:value="0.00902733227878575" calcext:value-type="float">
            <text:p>0.009027332278786</text:p>
          </table:table-cell>
          <table:table-cell table:formula="of:=0.5*[.SM12]*(([.SM5]-[.SL5])/([.SM1]-[.SL1]))^2" office:value-type="float" office:value="0.113025777240447" calcext:value-type="float">
            <text:p>0.113025777240447</text:p>
          </table:table-cell>
          <table:table-cell table:formula="of:=0.5*[.SN12]*(([.SN5]-[.SM5])/([.SN1]-[.SM1]))^2" office:value-type="float" office:value="0.0327617588920477" calcext:value-type="float">
            <text:p>0.032761758892048</text:p>
          </table:table-cell>
          <table:table-cell table:formula="of:=0.5*[.SO12]*(([.SO5]-[.SN5])/([.SO1]-[.SN1]))^2" office:value-type="float" office:value="0.0201753943620316" calcext:value-type="float">
            <text:p>0.020175394362032</text:p>
          </table:table-cell>
          <table:table-cell table:formula="of:=0.5*[.SP12]*(([.SP5]-[.SO5])/([.SP1]-[.SO1]))^2" office:value-type="float" office:value="0.00306765841584042" calcext:value-type="float">
            <text:p>0.00306765841584</text:p>
          </table:table-cell>
          <table:table-cell table:formula="of:=0.5*[.SQ12]*(([.SQ5]-[.SP5])/([.SQ1]-[.SP1]))^2" office:value-type="float" office:value="0.0770418392393331" calcext:value-type="float">
            <text:p>0.077041839239333</text:p>
          </table:table-cell>
          <table:table-cell table:formula="of:=0.5*[.SR12]*(([.SR5]-[.SQ5])/([.SR1]-[.SQ1]))^2" office:value-type="float" office:value="0.0019407265689875" calcext:value-type="float">
            <text:p>0.001940726568988</text:p>
          </table:table-cell>
          <table:table-cell table:formula="of:=0.5*[.SS12]*(([.SS5]-[.SR5])/([.SS1]-[.SR1]))^2" office:value-type="float" office:value="0.0207451809582356" calcext:value-type="float">
            <text:p>0.020745180958236</text:p>
          </table:table-cell>
          <table:table-cell table:formula="of:=0.5*[.ST12]*(([.ST5]-[.SS5])/([.ST1]-[.SS1]))^2" office:value-type="float" office:value="0.0727125912433253" calcext:value-type="float">
            <text:p>0.072712591243325</text:p>
          </table:table-cell>
          <table:table-cell table:formula="of:=0.5*[.SU12]*(([.SU5]-[.ST5])/([.SU1]-[.ST1]))^2" office:value-type="float" office:value="0.0503924064191243" calcext:value-type="float">
            <text:p>0.050392406419124</text:p>
          </table:table-cell>
          <table:table-cell table:formula="of:=0.5*[.SV12]*(([.SV5]-[.SU5])/([.SV1]-[.SU1]))^2" office:value-type="float" office:value="0.0223250633727268" calcext:value-type="float">
            <text:p>0.022325063372727</text:p>
          </table:table-cell>
          <table:table-cell table:formula="of:=0.5*[.SW12]*(([.SW5]-[.SV5])/([.SW1]-[.SV1]))^2" office:value-type="float" office:value="0.0000495018809637501" calcext:value-type="float">
            <text:p>4.95018809637501E-05</text:p>
          </table:table-cell>
          <table:table-cell table:formula="of:=0.5*[.SX12]*(([.SX5]-[.SW5])/([.SX1]-[.SW1]))^2" office:value-type="float" office:value="0.0530252738730504" calcext:value-type="float">
            <text:p>0.053025273873051</text:p>
          </table:table-cell>
          <table:table-cell table:formula="of:=0.5*[.SY12]*(([.SY5]-[.SX5])/([.SY1]-[.SX1]))^2" office:value-type="float" office:value="0.00180525595044551" calcext:value-type="float">
            <text:p>0.001805255950446</text:p>
          </table:table-cell>
          <table:table-cell table:formula="of:=0.5*[.SZ12]*(([.SZ5]-[.SY5])/([.SZ1]-[.SY1]))^2" office:value-type="float" office:value="0.0526910950279003" calcext:value-type="float">
            <text:p>0.0526910950279</text:p>
          </table:table-cell>
          <table:table-cell table:formula="of:=0.5*[.TA12]*(([.TA5]-[.SZ5])/([.TA1]-[.SZ1]))^2" office:value-type="float" office:value="0.0125332793716345" calcext:value-type="float">
            <text:p>0.012533279371635</text:p>
          </table:table-cell>
          <table:table-cell table:formula="of:=0.5*[.TB12]*(([.TB5]-[.TA5])/([.TB1]-[.TA1]))^2" office:value-type="float" office:value="0.0639825745087501" calcext:value-type="float">
            <text:p>0.06398257450875</text:p>
          </table:table-cell>
          <table:table-cell table:formula="of:=0.5*[.TC12]*(([.TC5]-[.TB5])/([.TC1]-[.TB1]))^2" office:value-type="float" office:value="0.108160530893416" calcext:value-type="float">
            <text:p>0.108160530893416</text:p>
          </table:table-cell>
          <table:table-cell table:formula="of:=0.5*[.TD12]*(([.TD5]-[.TC5])/([.TD1]-[.TC1]))^2" office:value-type="float" office:value="0.000163444088195915" calcext:value-type="float">
            <text:p>0.000163444088196</text:p>
          </table:table-cell>
          <table:table-cell table:formula="of:=0.5*[.TE12]*(([.TE5]-[.TD5])/([.TE1]-[.TD1]))^2" office:value-type="float" office:value="0.0408710269498867" calcext:value-type="float">
            <text:p>0.040871026949887</text:p>
          </table:table-cell>
          <table:table-cell table:formula="of:=0.5*[.TF12]*(([.TF5]-[.TE5])/([.TF1]-[.TE1]))^2" office:value-type="float" office:value="0.0335750812695593" calcext:value-type="float">
            <text:p>0.033575081269559</text:p>
          </table:table-cell>
          <table:table-cell table:formula="of:=0.5*[.TG12]*(([.TG5]-[.TF5])/([.TG1]-[.TF1]))^2" office:value-type="float" office:value="0.0816510510265521" calcext:value-type="float">
            <text:p>0.081651051026552</text:p>
          </table:table-cell>
          <table:table-cell table:formula="of:=0.5*[.TH12]*(([.TH5]-[.TG5])/([.TH1]-[.TG1]))^2" office:value-type="float" office:value="0.0434511278759766" calcext:value-type="float">
            <text:p>0.043451127875977</text:p>
          </table:table-cell>
          <table:table-cell table:formula="of:=0.5*[.TI12]*(([.TI5]-[.TH5])/([.TI1]-[.TH1]))^2" office:value-type="float" office:value="0.0075648742644107" calcext:value-type="float">
            <text:p>0.007564874264411</text:p>
          </table:table-cell>
          <table:table-cell table:formula="of:=0.5*[.TJ12]*(([.TJ5]-[.TI5])/([.TJ1]-[.TI1]))^2" office:value-type="float" office:value="0.00234250828503286" calcext:value-type="float">
            <text:p>0.002342508285033</text:p>
          </table:table-cell>
          <table:table-cell table:formula="of:=0.5*[.TK12]*(([.TK5]-[.TJ5])/([.TK1]-[.TJ1]))^2" office:value-type="float" office:value="0.0153369803825739" calcext:value-type="float">
            <text:p>0.015336980382574</text:p>
          </table:table-cell>
          <table:table-cell table:formula="of:=0.5*[.TL12]*(([.TL5]-[.TK5])/([.TL1]-[.TK1]))^2" office:value-type="float" office:value="0.0495922891442211" calcext:value-type="float">
            <text:p>0.049592289144221</text:p>
          </table:table-cell>
          <table:table-cell table:formula="of:=0.5*[.TM12]*(([.TM5]-[.TL5])/([.TM1]-[.TL1]))^2" office:value-type="float" office:value="0.0123349402019053" calcext:value-type="float">
            <text:p>0.012334940201905</text:p>
          </table:table-cell>
          <table:table-cell table:formula="of:=0.5*[.TN12]*(([.TN5]-[.TM5])/([.TN1]-[.TM1]))^2" office:value-type="float" office:value="0.180428296701236" calcext:value-type="float">
            <text:p>0.180428296701236</text:p>
          </table:table-cell>
          <table:table-cell table:formula="of:=0.5*[.TO12]*(([.TO5]-[.TN5])/([.TO1]-[.TN1]))^2" office:value-type="float" office:value="0.0092910298502537" calcext:value-type="float">
            <text:p>0.009291029850254</text:p>
          </table:table-cell>
          <table:table-cell table:formula="of:=0.5*[.TP12]*(([.TP5]-[.TO5])/([.TP1]-[.TO1]))^2" office:value-type="float" office:value="0.0307044871053296" calcext:value-type="float">
            <text:p>0.03070448710533</text:p>
          </table:table-cell>
          <table:table-cell table:formula="of:=0.5*[.TQ12]*(([.TQ5]-[.TP5])/([.TQ1]-[.TP1]))^2" office:value-type="float" office:value="0.0146288303786878" calcext:value-type="float">
            <text:p>0.014628830378688</text:p>
          </table:table-cell>
          <table:table-cell table:formula="of:=0.5*[.TR12]*(([.TR5]-[.TQ5])/([.TR1]-[.TQ1]))^2" office:value-type="float" office:value="0.0232902679247781" calcext:value-type="float">
            <text:p>0.023290267924778</text:p>
          </table:table-cell>
          <table:table-cell table:formula="of:=0.5*[.TS12]*(([.TS5]-[.TR5])/([.TS1]-[.TR1]))^2" office:value-type="float" office:value="0.0000796134670106592" calcext:value-type="float">
            <text:p>7.96134670106592E-05</text:p>
          </table:table-cell>
          <table:table-cell table:formula="of:=0.5*[.TT12]*(([.TT5]-[.TS5])/([.TT1]-[.TS1]))^2" office:value-type="float" office:value="0.0230959562078719" calcext:value-type="float">
            <text:p>0.023095956207872</text:p>
          </table:table-cell>
          <table:table-cell table:formula="of:=0.5*[.TU12]*(([.TU5]-[.TT5])/([.TU1]-[.TT1]))^2" office:value-type="float" office:value="0.00752266159862247" calcext:value-type="float">
            <text:p>0.007522661598622</text:p>
          </table:table-cell>
          <table:table-cell table:formula="of:=0.5*[.TV12]*(([.TV5]-[.TU5])/([.TV1]-[.TU1]))^2" office:value-type="float" office:value="0.0262308286839294" calcext:value-type="float">
            <text:p>0.026230828683929</text:p>
          </table:table-cell>
          <table:table-cell table:formula="of:=0.5*[.TW12]*(([.TW5]-[.TV5])/([.TW1]-[.TV1]))^2" office:value-type="float" office:value="0.0610756459774175" calcext:value-type="float">
            <text:p>0.061075645977418</text:p>
          </table:table-cell>
          <table:table-cell table:formula="of:=0.5*[.TX12]*(([.TX5]-[.TW5])/([.TX1]-[.TW1]))^2" office:value-type="float" office:value="0.0501733171979386" calcext:value-type="float">
            <text:p>0.050173317197939</text:p>
          </table:table-cell>
          <table:table-cell table:formula="of:=0.5*[.TY12]*(([.TY5]-[.TX5])/([.TY1]-[.TX1]))^2" office:value-type="float" office:value="0.0411150227496507" calcext:value-type="float">
            <text:p>0.041115022749651</text:p>
          </table:table-cell>
          <table:table-cell table:formula="of:=0.5*[.TZ12]*(([.TZ5]-[.TY5])/([.TZ1]-[.TY1]))^2" office:value-type="float" office:value="0.00011411456371655" calcext:value-type="float">
            <text:p>0.000114114563717</text:p>
          </table:table-cell>
          <table:table-cell table:formula="of:=0.5*[.UA12]*(([.UA5]-[.TZ5])/([.UA1]-[.TZ1]))^2" office:value-type="float" office:value="0.000291825314102879" calcext:value-type="float">
            <text:p>0.000291825314103</text:p>
          </table:table-cell>
          <table:table-cell table:formula="of:=0.5*[.UB12]*(([.UB5]-[.UA5])/([.UB1]-[.UA1]))^2" office:value-type="float" office:value="0.0859358572265688" calcext:value-type="float">
            <text:p>0.085935857226569</text:p>
          </table:table-cell>
          <table:table-cell table:formula="of:=0.5*[.UC12]*(([.UC5]-[.UB5])/([.UC1]-[.UB1]))^2" office:value-type="float" office:value="0.0157501086888764" calcext:value-type="float">
            <text:p>0.015750108688876</text:p>
          </table:table-cell>
          <table:table-cell table:formula="of:=0.5*[.UD12]*(([.UD5]-[.UC5])/([.UD1]-[.UC1]))^2" office:value-type="float" office:value="0.070344554736628" calcext:value-type="float">
            <text:p>0.070344554736628</text:p>
          </table:table-cell>
          <table:table-cell table:formula="of:=0.5*[.UE12]*(([.UE5]-[.UD5])/([.UE1]-[.UD1]))^2" office:value-type="float" office:value="0.0473094337111573" calcext:value-type="float">
            <text:p>0.047309433711157</text:p>
          </table:table-cell>
          <table:table-cell table:formula="of:=0.5*[.UF12]*(([.UF5]-[.UE5])/([.UF1]-[.UE1]))^2" office:value-type="float" office:value="0.0604272627546584" calcext:value-type="float">
            <text:p>0.060427262754659</text:p>
          </table:table-cell>
          <table:table-cell table:formula="of:=0.5*[.UG12]*(([.UG5]-[.UF5])/([.UG1]-[.UF1]))^2" office:value-type="float" office:value="0.0000540273578425013" calcext:value-type="float">
            <text:p>5.40273578425013E-05</text:p>
          </table:table-cell>
          <table:table-cell table:formula="of:=0.5*[.UH12]*(([.UH5]-[.UG5])/([.UH1]-[.UG1]))^2" office:value-type="float" office:value="0.000327549989068101" calcext:value-type="float">
            <text:p>0.000327549989068</text:p>
          </table:table-cell>
          <table:table-cell table:formula="of:=0.5*[.UI12]*(([.UI5]-[.UH5])/([.UI1]-[.UH1]))^2" office:value-type="float" office:value="0.00379912434521946" calcext:value-type="float">
            <text:p>0.003799124345219</text:p>
          </table:table-cell>
          <table:table-cell table:formula="of:=0.5*[.UJ12]*(([.UJ5]-[.UI5])/([.UJ1]-[.UI1]))^2" office:value-type="float" office:value="0.0715895630304877" calcext:value-type="float">
            <text:p>0.071589563030488</text:p>
          </table:table-cell>
          <table:table-cell table:formula="of:=0.5*[.UK12]*(([.UK5]-[.UJ5])/([.UK1]-[.UJ1]))^2" office:value-type="float" office:value="0.0303506704903014" calcext:value-type="float">
            <text:p>0.030350670490301</text:p>
          </table:table-cell>
          <table:table-cell table:formula="of:=0.5*[.UL12]*(([.UL5]-[.UK5])/([.UL1]-[.UK1]))^2" office:value-type="float" office:value="0.003142893188239" calcext:value-type="float">
            <text:p>0.003142893188239</text:p>
          </table:table-cell>
          <table:table-cell table:formula="of:=0.5*[.UM12]*(([.UM5]-[.UL5])/([.UM1]-[.UL1]))^2" office:value-type="float" office:value="0.0076272100860505" calcext:value-type="float">
            <text:p>0.007627210086051</text:p>
          </table:table-cell>
          <table:table-cell table:formula="of:=0.5*[.UN12]*(([.UN5]-[.UM5])/([.UN1]-[.UM1]))^2" office:value-type="float" office:value="0.0623601447126704" calcext:value-type="float">
            <text:p>0.062360144712671</text:p>
          </table:table-cell>
          <table:table-cell table:formula="of:=0.5*[.UO12]*(([.UO5]-[.UN5])/([.UO1]-[.UN1]))^2" office:value-type="float" office:value="0.002130300783796" calcext:value-type="float">
            <text:p>0.002130300783796</text:p>
          </table:table-cell>
          <table:table-cell table:formula="of:=0.5*[.UP12]*(([.UP5]-[.UO5])/([.UP1]-[.UO1]))^2" office:value-type="float" office:value="0.016913328105779" calcext:value-type="float">
            <text:p>0.016913328105779</text:p>
          </table:table-cell>
          <table:table-cell table:formula="of:=0.5*[.UQ12]*(([.UQ5]-[.UP5])/([.UQ1]-[.UP1]))^2" office:value-type="float" office:value="0.000106779981084577" calcext:value-type="float">
            <text:p>0.000106779981085</text:p>
          </table:table-cell>
          <table:table-cell table:formula="of:=0.5*[.UR12]*(([.UR5]-[.UQ5])/([.UR1]-[.UQ1]))^2" office:value-type="float" office:value="0.0273805963144176" calcext:value-type="float">
            <text:p>0.027380596314418</text:p>
          </table:table-cell>
          <table:table-cell table:formula="of:=0.5*[.US12]*(([.US5]-[.UR5])/([.US1]-[.UR1]))^2" office:value-type="float" office:value="0.0376096023582767" calcext:value-type="float">
            <text:p>0.037609602358277</text:p>
          </table:table-cell>
          <table:table-cell table:formula="of:=0.5*[.UT12]*(([.UT5]-[.US5])/([.UT1]-[.US1]))^2" office:value-type="float" office:value="0.0366997675181131" calcext:value-type="float">
            <text:p>0.036699767518113</text:p>
          </table:table-cell>
          <table:table-cell table:formula="of:=0.5*[.UU12]*(([.UU5]-[.UT5])/([.UU1]-[.UT1]))^2" office:value-type="float" office:value="0.00402236221799048" calcext:value-type="float">
            <text:p>0.00402236221799</text:p>
          </table:table-cell>
          <table:table-cell table:formula="of:=0.5*[.UV12]*(([.UV5]-[.UU5])/([.UV1]-[.UU1]))^2" office:value-type="float" office:value="0.0125222330397138" calcext:value-type="float">
            <text:p>0.012522233039714</text:p>
          </table:table-cell>
          <table:table-cell table:formula="of:=0.5*[.UW12]*(([.UW5]-[.UV5])/([.UW1]-[.UV1]))^2" office:value-type="float" office:value="0.0381403875142014" calcext:value-type="float">
            <text:p>0.038140387514201</text:p>
          </table:table-cell>
          <table:table-cell table:formula="of:=0.5*[.UX12]*(([.UX5]-[.UW5])/([.UX1]-[.UW1]))^2" office:value-type="float" office:value="0.0454418438876367" calcext:value-type="float">
            <text:p>0.045441843887637</text:p>
          </table:table-cell>
          <table:table-cell table:formula="of:=0.5*[.UY12]*(([.UY5]-[.UX5])/([.UY1]-[.UX1]))^2" office:value-type="float" office:value="0.00029014196232274" calcext:value-type="float">
            <text:p>0.000290141962323</text:p>
          </table:table-cell>
          <table:table-cell table:formula="of:=0.5*[.UZ12]*(([.UZ5]-[.UY5])/([.UZ1]-[.UY1]))^2" office:value-type="float" office:value="0.00301741047556657" calcext:value-type="float">
            <text:p>0.003017410475567</text:p>
          </table:table-cell>
          <table:table-cell table:formula="of:=0.5*[.VA12]*(([.VA5]-[.UZ5])/([.VA1]-[.UZ1]))^2" office:value-type="float" office:value="0.0396908951388399" calcext:value-type="float">
            <text:p>0.03969089513884</text:p>
          </table:table-cell>
          <table:table-cell table:formula="of:=0.5*[.VB12]*(([.VB5]-[.VA5])/([.VB1]-[.VA1]))^2" office:value-type="float" office:value="0.00252928933036714" calcext:value-type="float">
            <text:p>0.002529289330367</text:p>
          </table:table-cell>
          <table:table-cell table:formula="of:=0.5*[.VC12]*(([.VC5]-[.VB5])/([.VC1]-[.VB1]))^2" office:value-type="float" office:value="0.00192363145762807" calcext:value-type="float">
            <text:p>0.001923631457628</text:p>
          </table:table-cell>
          <table:table-cell table:formula="of:=0.5*[.VD12]*(([.VD5]-[.VC5])/([.VD1]-[.VC1]))^2" office:value-type="float" office:value="0.0305234541370096" calcext:value-type="float">
            <text:p>0.03052345413701</text:p>
          </table:table-cell>
          <table:table-cell table:formula="of:=0.5*[.VE12]*(([.VE5]-[.VD5])/([.VE1]-[.VD1]))^2" office:value-type="float" office:value="0.046018107069126" calcext:value-type="float">
            <text:p>0.046018107069126</text:p>
          </table:table-cell>
          <table:table-cell table:formula="of:=0.5*[.VF12]*(([.VF5]-[.VE5])/([.VF1]-[.VE1]))^2" office:value-type="float" office:value="0.00756178351139644" calcext:value-type="float">
            <text:p>0.007561783511396</text:p>
          </table:table-cell>
          <table:table-cell table:formula="of:=0.5*[.VG12]*(([.VG5]-[.VF5])/([.VG1]-[.VF1]))^2" office:value-type="float" office:value="0.0072567125474824" calcext:value-type="float">
            <text:p>0.007256712547482</text:p>
          </table:table-cell>
          <table:table-cell table:formula="of:=0.5*[.VH12]*(([.VH5]-[.VG5])/([.VH1]-[.VG1]))^2" office:value-type="float" office:value="0.0621628592073927" calcext:value-type="float">
            <text:p>0.062162859207393</text:p>
          </table:table-cell>
          <table:table-cell table:formula="of:=0.5*[.VI12]*(([.VI5]-[.VH5])/([.VI1]-[.VH1]))^2" office:value-type="float" office:value="0.00020429898647421" calcext:value-type="float">
            <text:p>0.000204298986474</text:p>
          </table:table-cell>
          <table:table-cell table:formula="of:=0.5*[.VJ12]*(([.VJ5]-[.VI5])/([.VJ1]-[.VI1]))^2" office:value-type="float" office:value="0.000525464229922784" calcext:value-type="float">
            <text:p>0.000525464229923</text:p>
          </table:table-cell>
          <table:table-cell table:formula="of:=0.5*[.VK12]*(([.VK5]-[.VJ5])/([.VK1]-[.VJ1]))^2" office:value-type="float" office:value="0.0386687322757751" calcext:value-type="float">
            <text:p>0.038668732275775</text:p>
          </table:table-cell>
          <table:table-cell table:formula="of:=0.5*[.VL12]*(([.VL5]-[.VK5])/([.VL1]-[.VK1]))^2" office:value-type="float" office:value="0.00323073460792859" calcext:value-type="float">
            <text:p>0.003230734607929</text:p>
          </table:table-cell>
          <table:table-cell table:formula="of:=0.5*[.VM12]*(([.VM5]-[.VL5])/([.VM1]-[.VL1]))^2" office:value-type="float" office:value="0.000291566872390215" calcext:value-type="float">
            <text:p>0.00029156687239</text:p>
          </table:table-cell>
          <table:table-cell table:formula="of:=0.5*[.VN12]*(([.VN5]-[.VM5])/([.VN1]-[.VM1]))^2" office:value-type="float" office:value="0.0178987024077451" calcext:value-type="float">
            <text:p>0.017898702407745</text:p>
          </table:table-cell>
          <table:table-cell table:formula="of:=0.5*[.VO12]*(([.VO5]-[.VN5])/([.VO1]-[.VN1]))^2" office:value-type="float" office:value="0.036199730039687" calcext:value-type="float">
            <text:p>0.036199730039687</text:p>
          </table:table-cell>
          <table:table-cell table:formula="of:=0.5*[.VP12]*(([.VP5]-[.VO5])/([.VP1]-[.VO1]))^2" office:value-type="float" office:value="0.00000144485864520457" calcext:value-type="float">
            <text:p>1.44485864520457E-06</text:p>
          </table:table-cell>
          <table:table-cell table:formula="of:=0.5*[.VQ12]*(([.VQ5]-[.VP5])/([.VQ1]-[.VP1]))^2" office:value-type="float" office:value="0.013164022294554" calcext:value-type="float">
            <text:p>0.013164022294554</text:p>
          </table:table-cell>
          <table:table-cell table:formula="of:=0.5*[.VR12]*(([.VR5]-[.VQ5])/([.VR1]-[.VQ1]))^2" office:value-type="float" office:value="0.0336929646811034" calcext:value-type="float">
            <text:p>0.033692964681103</text:p>
          </table:table-cell>
          <table:table-cell table:formula="of:=0.5*[.VS12]*(([.VS5]-[.VR5])/([.VS1]-[.VR1]))^2" office:value-type="float" office:value="0.00712918430295147" calcext:value-type="float">
            <text:p>0.007129184302951</text:p>
          </table:table-cell>
          <table:table-cell table:formula="of:=0.5*[.VT12]*(([.VT5]-[.VS5])/([.VT1]-[.VS1]))^2" office:value-type="float" office:value="0.00829292489510565" calcext:value-type="float">
            <text:p>0.008292924895106</text:p>
          </table:table-cell>
          <table:table-cell table:formula="of:=0.5*[.VU12]*(([.VU5]-[.VT5])/([.VU1]-[.VT1]))^2" office:value-type="float" office:value="0.00042610513829517" calcext:value-type="float">
            <text:p>0.000426105138295</text:p>
          </table:table-cell>
          <table:table-cell table:formula="of:=0.5*[.VV12]*(([.VV5]-[.VU5])/([.VV1]-[.VU1]))^2" office:value-type="float" office:value="0.0274984644217006" calcext:value-type="float">
            <text:p>0.027498464421701</text:p>
          </table:table-cell>
          <table:table-cell table:formula="of:=0.5*[.VW12]*(([.VW5]-[.VV5])/([.VW1]-[.VV1]))^2" office:value-type="float" office:value="0.0424642895142477" calcext:value-type="float">
            <text:p>0.042464289514248</text:p>
          </table:table-cell>
          <table:table-cell table:formula="of:=0.5*[.VX12]*(([.VX5]-[.VW5])/([.VX1]-[.VW1]))^2" office:value-type="float" office:value="0.00386987331325826" calcext:value-type="float">
            <text:p>0.003869873313258</text:p>
          </table:table-cell>
          <table:table-cell table:formula="of:=0.5*[.VY12]*(([.VY5]-[.VX5])/([.VY1]-[.VX1]))^2" office:value-type="float" office:value="0.0416168282497713" calcext:value-type="float">
            <text:p>0.041616828249771</text:p>
          </table:table-cell>
          <table:table-cell table:formula="of:=0.5*[.VZ12]*(([.VZ5]-[.VY5])/([.VZ1]-[.VY1]))^2" office:value-type="float" office:value="0.026279249966454" calcext:value-type="float">
            <text:p>0.026279249966454</text:p>
          </table:table-cell>
          <table:table-cell table:formula="of:=0.5*[.WA12]*(([.WA5]-[.VZ5])/([.WA1]-[.VZ1]))^2" office:value-type="float" office:value="0.0187006667402482" calcext:value-type="float">
            <text:p>0.018700666740248</text:p>
          </table:table-cell>
          <table:table-cell table:formula="of:=0.5*[.WB12]*(([.WB5]-[.WA5])/([.WB1]-[.WA1]))^2" office:value-type="float" office:value="0.00046572925395732" calcext:value-type="float">
            <text:p>0.000465729253957</text:p>
          </table:table-cell>
          <table:table-cell table:formula="of:=0.5*[.WC12]*(([.WC5]-[.WB5])/([.WC1]-[.WB1]))^2" office:value-type="float" office:value="0.0027651380754589" calcext:value-type="float">
            <text:p>0.002765138075459</text:p>
          </table:table-cell>
          <table:table-cell table:formula="of:=0.5*[.WD12]*(([.WD5]-[.WC5])/([.WD1]-[.WC1]))^2" office:value-type="float" office:value="0.000026466801429054" calcext:value-type="float">
            <text:p>2.6466801429054E-05</text:p>
          </table:table-cell>
          <table:table-cell table:formula="of:=0.5*[.WE12]*(([.WE5]-[.WD5])/([.WE1]-[.WD1]))^2" office:value-type="float" office:value="0.00287657639639577" calcext:value-type="float">
            <text:p>0.002876576396396</text:p>
          </table:table-cell>
          <table:table-cell table:formula="of:=0.5*[.WF12]*(([.WF5]-[.WE5])/([.WF1]-[.WE1]))^2" office:value-type="float" office:value="0.0609539095573899" calcext:value-type="float">
            <text:p>0.06095390955739</text:p>
          </table:table-cell>
          <table:table-cell table:formula="of:=0.5*[.WG12]*(([.WG5]-[.WF5])/([.WG1]-[.WF1]))^2" office:value-type="float" office:value="0.0112254714870118" calcext:value-type="float">
            <text:p>0.011225471487012</text:p>
          </table:table-cell>
          <table:table-cell table:formula="of:=0.5*[.WH12]*(([.WH5]-[.WG5])/([.WH1]-[.WG1]))^2" office:value-type="float" office:value="0.022375969615282" calcext:value-type="float">
            <text:p>0.022375969615282</text:p>
          </table:table-cell>
          <table:table-cell table:formula="of:=0.5*[.WI12]*(([.WI5]-[.WH5])/([.WI1]-[.WH1]))^2" office:value-type="float" office:value="0.000254838760274124" calcext:value-type="float">
            <text:p>0.000254838760274</text:p>
          </table:table-cell>
          <table:table-cell table:formula="of:=0.5*[.WJ12]*(([.WJ5]-[.WI5])/([.WJ1]-[.WI1]))^2" office:value-type="float" office:value="0.0179026318581269" calcext:value-type="float">
            <text:p>0.017902631858127</text:p>
          </table:table-cell>
          <table:table-cell table:formula="of:=0.5*[.WK12]*(([.WK5]-[.WJ5])/([.WK1]-[.WJ1]))^2" office:value-type="float" office:value="0.00485250653606653" calcext:value-type="float">
            <text:p>0.004852506536067</text:p>
          </table:table-cell>
          <table:table-cell table:formula="of:=0.5*[.WL12]*(([.WL5]-[.WK5])/([.WL1]-[.WK1]))^2" office:value-type="float" office:value="0.0265561590296975" calcext:value-type="float">
            <text:p>0.026556159029698</text:p>
          </table:table-cell>
          <table:table-cell table:formula="of:=0.5*[.WM12]*(([.WM5]-[.WL5])/([.WM1]-[.WL1]))^2" office:value-type="float" office:value="0.00584217378750082" calcext:value-type="float">
            <text:p>0.005842173787501</text:p>
          </table:table-cell>
          <table:table-cell table:formula="of:=0.5*[.WN12]*(([.WN5]-[.WM5])/([.WN1]-[.WM1]))^2" office:value-type="float" office:value="0.0017556782036695" calcext:value-type="float">
            <text:p>0.00175567820367</text:p>
          </table:table-cell>
          <table:table-cell table:formula="of:=0.5*[.WO12]*(([.WO5]-[.WN5])/([.WO1]-[.WN1]))^2" office:value-type="float" office:value="0.000155761423585644" calcext:value-type="float">
            <text:p>0.000155761423586</text:p>
          </table:table-cell>
          <table:table-cell table:formula="of:=0.5*[.WP12]*(([.WP5]-[.WO5])/([.WP1]-[.WO1]))^2" office:value-type="float" office:value="0.00193291228718427" calcext:value-type="float">
            <text:p>0.001932912287184</text:p>
          </table:table-cell>
          <table:table-cell table:formula="of:=0.5*[.WQ12]*(([.WQ5]-[.WP5])/([.WQ1]-[.WP1]))^2" office:value-type="float" office:value="0.0199919662387295" calcext:value-type="float">
            <text:p>0.01999196623873</text:p>
          </table:table-cell>
          <table:table-cell table:formula="of:=0.5*[.WR12]*(([.WR5]-[.WQ5])/([.WR1]-[.WQ1]))^2" office:value-type="float" office:value="0.00864523640830204" calcext:value-type="float">
            <text:p>0.008645236408302</text:p>
          </table:table-cell>
          <table:table-cell table:formula="of:=0.5*[.WS12]*(([.WS5]-[.WR5])/([.WS1]-[.WR1]))^2" office:value-type="float" office:value="0.0115832743844901" calcext:value-type="float">
            <text:p>0.01158327438449</text:p>
          </table:table-cell>
          <table:table-cell table:formula="of:=0.5*[.WT12]*(([.WT5]-[.WS5])/([.WT1]-[.WS1]))^2" office:value-type="float" office:value="0.000900486349016226" calcext:value-type="float">
            <text:p>0.000900486349016</text:p>
          </table:table-cell>
          <table:table-cell table:formula="of:=0.5*[.WU12]*(([.WU5]-[.WT5])/([.WU1]-[.WT1]))^2" office:value-type="float" office:value="0.00000152821386843516" calcext:value-type="float">
            <text:p>1.52821386843516E-06</text:p>
          </table:table-cell>
          <table:table-cell table:formula="of:=0.5*[.WV12]*(([.WV5]-[.WU5])/([.WV1]-[.WU1]))^2" office:value-type="float" office:value="0.0338322745303637" calcext:value-type="float">
            <text:p>0.033832274530364</text:p>
          </table:table-cell>
          <table:table-cell table:formula="of:=0.5*[.WW12]*(([.WW5]-[.WV5])/([.WW1]-[.WV1]))^2" office:value-type="float" office:value="0.0071105976915976" calcext:value-type="float">
            <text:p>0.007110597691598</text:p>
          </table:table-cell>
          <table:table-cell table:formula="of:=0.5*[.WX12]*(([.WX5]-[.WW5])/([.WX1]-[.WW1]))^2" office:value-type="float" office:value="0.00693747756045579" calcext:value-type="float">
            <text:p>0.006937477560456</text:p>
          </table:table-cell>
          <table:table-cell table:formula="of:=0.5*[.WY12]*(([.WY5]-[.WX5])/([.WY1]-[.WX1]))^2" office:value-type="float" office:value="0.00500622248104326" calcext:value-type="float">
            <text:p>0.005006222481043</text:p>
          </table:table-cell>
          <table:table-cell table:formula="of:=0.5*[.WZ12]*(([.WZ5]-[.WY5])/([.WZ1]-[.WY1]))^2" office:value-type="float" office:value="0.0149522719087597" calcext:value-type="float">
            <text:p>0.01495227190876</text:p>
          </table:table-cell>
          <table:table-cell table:formula="of:=0.5*[.XA12]*(([.XA5]-[.WZ5])/([.XA1]-[.WZ1]))^2" office:value-type="float" office:value="0.00828657256190066" calcext:value-type="float">
            <text:p>0.008286572561901</text:p>
          </table:table-cell>
          <table:table-cell table:formula="of:=0.5*[.XB12]*(([.XB5]-[.XA5])/([.XB1]-[.XA1]))^2" office:value-type="float" office:value="0.0212916394514058" calcext:value-type="float">
            <text:p>0.021291639451406</text:p>
          </table:table-cell>
          <table:table-cell table:formula="of:=0.5*[.XC12]*(([.XC5]-[.XB5])/([.XC1]-[.XB1]))^2" office:value-type="float" office:value="0.000392041615388921" calcext:value-type="float">
            <text:p>0.000392041615389</text:p>
          </table:table-cell>
          <table:table-cell table:formula="of:=0.5*[.XD12]*(([.XD5]-[.XC5])/([.XD1]-[.XC1]))^2" office:value-type="float" office:value="0.0594416411515112" calcext:value-type="float">
            <text:p>0.059441641151511</text:p>
          </table:table-cell>
          <table:table-cell table:formula="of:=0.5*[.XE12]*(([.XE5]-[.XD5])/([.XE1]-[.XD1]))^2" office:value-type="float" office:value="0.00771944271923495" calcext:value-type="float">
            <text:p>0.007719442719235</text:p>
          </table:table-cell>
          <table:table-cell table:formula="of:=0.5*[.XF12]*(([.XF5]-[.XE5])/([.XF1]-[.XE1]))^2" office:value-type="float" office:value="0.00159488006705346" calcext:value-type="float">
            <text:p>0.001594880067053</text:p>
          </table:table-cell>
          <table:table-cell table:formula="of:=0.5*[.XG12]*(([.XG5]-[.XF5])/([.XG1]-[.XF1]))^2" office:value-type="float" office:value="0.00285821365033636" calcext:value-type="float">
            <text:p>0.002858213650336</text:p>
          </table:table-cell>
          <table:table-cell table:formula="of:=0.5*[.XH12]*(([.XH5]-[.XG5])/([.XH1]-[.XG1]))^2" office:value-type="float" office:value="0.0220878428649525" calcext:value-type="float">
            <text:p>0.022087842864953</text:p>
          </table:table-cell>
          <table:table-cell table:formula="of:=0.5*[.XI12]*(([.XI5]-[.XH5])/([.XI1]-[.XH1]))^2" office:value-type="float" office:value="0.0127396668308094" calcext:value-type="float">
            <text:p>0.012739666830809</text:p>
          </table:table-cell>
          <table:table-cell table:formula="of:=0.5*[.XJ12]*(([.XJ5]-[.XI5])/([.XJ1]-[.XI1]))^2" office:value-type="float" office:value="0.0246144025269265" calcext:value-type="float">
            <text:p>0.024614402526927</text:p>
          </table:table-cell>
          <table:table-cell table:formula="of:=0.5*[.XK12]*(([.XK5]-[.XJ5])/([.XK1]-[.XJ1]))^2" office:value-type="float" office:value="0.0040473708978185" calcext:value-type="float">
            <text:p>0.004047370897819</text:p>
          </table:table-cell>
          <table:table-cell table:formula="of:=0.5*[.XL12]*(([.XL5]-[.XK5])/([.XL1]-[.XK1]))^2" office:value-type="float" office:value="0.00409051186573682" calcext:value-type="float">
            <text:p>0.004090511865737</text:p>
          </table:table-cell>
          <table:table-cell table:formula="of:=0.5*[.XM12]*(([.XM5]-[.XL5])/([.XM1]-[.XL1]))^2" office:value-type="float" office:value="0.0355527638451252" calcext:value-type="float">
            <text:p>0.035552763845125</text:p>
          </table:table-cell>
          <table:table-cell table:formula="of:=0.5*[.XN12]*(([.XN5]-[.XM5])/([.XN1]-[.XM1]))^2" office:value-type="float" office:value="0.0361328689680137" calcext:value-type="float">
            <text:p>0.036132868968014</text:p>
          </table:table-cell>
          <table:table-cell table:formula="of:=0.5*[.XO12]*(([.XO5]-[.XN5])/([.XO1]-[.XN1]))^2" office:value-type="float" office:value="0.00496796400627483" calcext:value-type="float">
            <text:p>0.004967964006275</text:p>
          </table:table-cell>
          <table:table-cell table:formula="of:=0.5*[.XP12]*(([.XP5]-[.XO5])/([.XP1]-[.XO1]))^2" office:value-type="float" office:value="0.0197076461523956" calcext:value-type="float">
            <text:p>0.019707646152396</text:p>
          </table:table-cell>
          <table:table-cell table:formula="of:=0.5*[.XQ12]*(([.XQ5]-[.XP5])/([.XQ1]-[.XP1]))^2" office:value-type="float" office:value="0.0044153417656867" calcext:value-type="float">
            <text:p>0.004415341765687</text:p>
          </table:table-cell>
          <table:table-cell table:formula="of:=0.5*[.XR12]*(([.XR5]-[.XQ5])/([.XR1]-[.XQ1]))^2" office:value-type="float" office:value="0.00581288145929495" calcext:value-type="float">
            <text:p>0.005812881459295</text:p>
          </table:table-cell>
          <table:table-cell table:formula="of:=0.5*[.XS12]*(([.XS5]-[.XR5])/([.XS1]-[.XR1]))^2" office:value-type="float" office:value="0.0229432503642849" calcext:value-type="float">
            <text:p>0.022943250364285</text:p>
          </table:table-cell>
          <table:table-cell table:formula="of:=0.5*[.XT12]*(([.XT5]-[.XS5])/([.XT1]-[.XS1]))^2" office:value-type="float" office:value="0.0273169709495587" calcext:value-type="float">
            <text:p>0.027316970949559</text:p>
          </table:table-cell>
          <table:table-cell table:formula="of:=0.5*[.XU12]*(([.XU5]-[.XT5])/([.XU1]-[.XT1]))^2" office:value-type="float" office:value="0.0275517024669554" calcext:value-type="float">
            <text:p>0.027551702466956</text:p>
          </table:table-cell>
          <table:table-cell table:formula="of:=0.5*[.XV12]*(([.XV5]-[.XU5])/([.XV1]-[.XU1]))^2" office:value-type="float" office:value="0.00701268860462081" calcext:value-type="float">
            <text:p>0.007012688604621</text:p>
          </table:table-cell>
          <table:table-cell table:formula="of:=0.5*[.XW12]*(([.XW5]-[.XV5])/([.XW1]-[.XV1]))^2" office:value-type="float" office:value="0.00486708365232105" calcext:value-type="float">
            <text:p>0.004867083652321</text:p>
          </table:table-cell>
          <table:table-cell table:formula="of:=0.5*[.XX12]*(([.XX5]-[.XW5])/([.XX1]-[.XW1]))^2" office:value-type="float" office:value="0.0108066426466281" calcext:value-type="float">
            <text:p>0.010806642646628</text:p>
          </table:table-cell>
          <table:table-cell table:formula="of:=0.5*[.XY12]*(([.XY5]-[.XX5])/([.XY1]-[.XX1]))^2" office:value-type="float" office:value="0.0231062935811361" calcext:value-type="float">
            <text:p>0.023106293581136</text:p>
          </table:table-cell>
          <table:table-cell table:formula="of:=0.5*[.XZ12]*(([.XZ5]-[.XY5])/([.XZ1]-[.XY1]))^2" office:value-type="float" office:value="0.0070976367618638" calcext:value-type="float">
            <text:p>0.007097636761864</text:p>
          </table:table-cell>
          <table:table-cell table:formula="of:=0.5*[.YA12]*(([.YA5]-[.XZ5])/([.YA1]-[.XZ1]))^2" office:value-type="float" office:value="0.0886150126253968" calcext:value-type="float">
            <text:p>0.088615012625397</text:p>
          </table:table-cell>
          <table:table-cell table:formula="of:=0.5*[.YB12]*(([.YB5]-[.YA5])/([.YB1]-[.YA1]))^2" office:value-type="float" office:value="0.00785717373102782" calcext:value-type="float">
            <text:p>0.007857173731028</text:p>
          </table:table-cell>
          <table:table-cell table:formula="of:=0.5*[.YC12]*(([.YC5]-[.YB5])/([.YC1]-[.YB1]))^2" office:value-type="float" office:value="0.00114285160806922" calcext:value-type="float">
            <text:p>0.001142851608069</text:p>
          </table:table-cell>
          <table:table-cell table:formula="of:=0.5*[.YD12]*(([.YD5]-[.YC5])/([.YD1]-[.YC1]))^2" office:value-type="float" office:value="0.0269066493484946" calcext:value-type="float">
            <text:p>0.026906649348495</text:p>
          </table:table-cell>
          <table:table-cell table:formula="of:=0.5*[.YE12]*(([.YE5]-[.YD5])/([.YE1]-[.YD1]))^2" office:value-type="float" office:value="0.0549534549562749" calcext:value-type="float">
            <text:p>0.054953454956275</text:p>
          </table:table-cell>
          <table:table-cell table:formula="of:=0.5*[.YF12]*(([.YF5]-[.YE5])/([.YF1]-[.YE1]))^2" office:value-type="float" office:value="0.00726925740919664" calcext:value-type="float">
            <text:p>0.007269257409197</text:p>
          </table:table-cell>
          <table:table-cell table:formula="of:=0.5*[.YG12]*(([.YG5]-[.YF5])/([.YG1]-[.YF1]))^2" office:value-type="float" office:value="0.000805924555511569" calcext:value-type="float">
            <text:p>0.000805924555512</text:p>
          </table:table-cell>
          <table:table-cell table:formula="of:=0.5*[.YH12]*(([.YH5]-[.YG5])/([.YH1]-[.YG1]))^2" office:value-type="float" office:value="0.00335601844688412" calcext:value-type="float">
            <text:p>0.003356018446884</text:p>
          </table:table-cell>
          <table:table-cell table:formula="of:=0.5*[.YI12]*(([.YI5]-[.YH5])/([.YI1]-[.YH1]))^2" office:value-type="float" office:value="0.00988211394008858" calcext:value-type="float">
            <text:p>0.009882113940089</text:p>
          </table:table-cell>
          <table:table-cell table:formula="of:=0.5*[.YJ12]*(([.YJ5]-[.YI5])/([.YJ1]-[.YI1]))^2" office:value-type="float" office:value="0.0273469942259511" calcext:value-type="float">
            <text:p>0.027346994225951</text:p>
          </table:table-cell>
          <table:table-cell table:formula="of:=0.5*[.YK12]*(([.YK5]-[.YJ5])/([.YK1]-[.YJ1]))^2" office:value-type="float" office:value="0.0146929202803715" calcext:value-type="float">
            <text:p>0.014692920280372</text:p>
          </table:table-cell>
          <table:table-cell table:formula="of:=0.5*[.YL12]*(([.YL5]-[.YK5])/([.YL1]-[.YK1]))^2" office:value-type="float" office:value="0.0274473561111301" calcext:value-type="float">
            <text:p>0.02744735611113</text:p>
          </table:table-cell>
          <table:table-cell table:formula="of:=0.5*[.YM12]*(([.YM5]-[.YL5])/([.YM1]-[.YL1]))^2" office:value-type="float" office:value="0.0101565864507045" calcext:value-type="float">
            <text:p>0.010156586450705</text:p>
          </table:table-cell>
          <table:table-cell table:formula="of:=0.5*[.YN12]*(([.YN5]-[.YM5])/([.YN1]-[.YM1]))^2" office:value-type="float" office:value="0.013496994589816" calcext:value-type="float">
            <text:p>0.013496994589816</text:p>
          </table:table-cell>
          <table:table-cell table:formula="of:=0.5*[.YO12]*(([.YO5]-[.YN5])/([.YO1]-[.YN1]))^2" office:value-type="float" office:value="0.0142991900302518" calcext:value-type="float">
            <text:p>0.014299190030252</text:p>
          </table:table-cell>
          <table:table-cell table:formula="of:=0.5*[.YP12]*(([.YP5]-[.YO5])/([.YP1]-[.YO1]))^2" office:value-type="float" office:value="0.000718544453349425" calcext:value-type="float">
            <text:p>0.000718544453349</text:p>
          </table:table-cell>
          <table:table-cell table:formula="of:=0.5*[.YQ12]*(([.YQ5]-[.YP5])/([.YQ1]-[.YP1]))^2" office:value-type="float" office:value="0.00141332013245469" calcext:value-type="float">
            <text:p>0.001413320132455</text:p>
          </table:table-cell>
          <table:table-cell table:formula="of:=0.5*[.YR12]*(([.YR5]-[.YQ5])/([.YR1]-[.YQ1]))^2" office:value-type="float" office:value="0.00748638222806328" calcext:value-type="float">
            <text:p>0.007486382228063</text:p>
          </table:table-cell>
          <table:table-cell table:formula="of:=0.5*[.YS12]*(([.YS5]-[.YR5])/([.YS1]-[.YR1]))^2" office:value-type="float" office:value="0.0621431758809941" calcext:value-type="float">
            <text:p>0.062143175880994</text:p>
          </table:table-cell>
          <table:table-cell table:formula="of:=0.5*[.YT12]*(([.YT5]-[.YS5])/([.YT1]-[.YS1]))^2" office:value-type="float" office:value="0.00158325730673598" calcext:value-type="float">
            <text:p>0.001583257306736</text:p>
          </table:table-cell>
          <table:table-cell table:formula="of:=0.5*[.YU12]*(([.YU5]-[.YT5])/([.YU1]-[.YT1]))^2" office:value-type="float" office:value="0.01886526043157" calcext:value-type="float">
            <text:p>0.01886526043157</text:p>
          </table:table-cell>
          <table:table-cell table:formula="of:=0.5*[.YV12]*(([.YV5]-[.YU5])/([.YV1]-[.YU1]))^2" office:value-type="float" office:value="0.00573816941513546" calcext:value-type="float">
            <text:p>0.005738169415135</text:p>
          </table:table-cell>
          <table:table-cell table:formula="of:=0.5*[.YW12]*(([.YW5]-[.YV5])/([.YW1]-[.YV1]))^2" office:value-type="float" office:value="0.000188410197170573" calcext:value-type="float">
            <text:p>0.000188410197171</text:p>
          </table:table-cell>
          <table:table-cell table:formula="of:=0.5*[.YX12]*(([.YX5]-[.YW5])/([.YX1]-[.YW1]))^2" office:value-type="float" office:value="0.0195238727527645" calcext:value-type="float">
            <text:p>0.019523872752765</text:p>
          </table:table-cell>
          <table:table-cell table:formula="of:=0.5*[.YY12]*(([.YY5]-[.YX5])/([.YY1]-[.YX1]))^2" office:value-type="float" office:value="0.0254429025322722" calcext:value-type="float">
            <text:p>0.025442902532272</text:p>
          </table:table-cell>
          <table:table-cell table:formula="of:=0.5*[.YZ12]*(([.YZ5]-[.YY5])/([.YZ1]-[.YY1]))^2" office:value-type="float" office:value="0.00091799862898646" calcext:value-type="float">
            <text:p>0.000917998628986</text:p>
          </table:table-cell>
          <table:table-cell table:formula="of:=0.5*[.ZA12]*(([.ZA5]-[.YZ5])/([.ZA1]-[.YZ1]))^2" office:value-type="float" office:value="0.00106702165369449" calcext:value-type="float">
            <text:p>0.001067021653694</text:p>
          </table:table-cell>
          <table:table-cell table:formula="of:=0.5*[.ZB12]*(([.ZB5]-[.ZA5])/([.ZB1]-[.ZA1]))^2" office:value-type="float" office:value="0.00301197055623129" calcext:value-type="float">
            <text:p>0.003011970556231</text:p>
          </table:table-cell>
          <table:table-cell table:formula="of:=0.5*[.ZC12]*(([.ZC5]-[.ZB5])/([.ZC1]-[.ZB1]))^2" office:value-type="float" office:value="0.0119638178858836" calcext:value-type="float">
            <text:p>0.011963817885884</text:p>
          </table:table-cell>
          <table:table-cell table:formula="of:=0.5*[.ZD12]*(([.ZD5]-[.ZC5])/([.ZD1]-[.ZC1]))^2" office:value-type="float" office:value="0.00268197226846012" calcext:value-type="float">
            <text:p>0.00268197226846</text:p>
          </table:table-cell>
          <table:table-cell table:formula="of:=0.5*[.ZE12]*(([.ZE5]-[.ZD5])/([.ZE1]-[.ZD1]))^2" office:value-type="float" office:value="0.000571556464574098" calcext:value-type="float">
            <text:p>0.000571556464574</text:p>
          </table:table-cell>
          <table:table-cell table:formula="of:=0.5*[.ZF12]*(([.ZF5]-[.ZE5])/([.ZF1]-[.ZE1]))^2" office:value-type="float" office:value="0.00904033228484002" calcext:value-type="float">
            <text:p>0.00904033228484</text:p>
          </table:table-cell>
          <table:table-cell table:formula="of:=0.5*[.ZG12]*(([.ZG5]-[.ZF5])/([.ZG1]-[.ZF1]))^2" office:value-type="float" office:value="0.00437885306509416" calcext:value-type="float">
            <text:p>0.004378853065094</text:p>
          </table:table-cell>
          <table:table-cell table:formula="of:=0.5*[.ZH12]*(([.ZH5]-[.ZG5])/([.ZH1]-[.ZG1]))^2" office:value-type="float" office:value="0.00211844169938817" calcext:value-type="float">
            <text:p>0.002118441699388</text:p>
          </table:table-cell>
          <table:table-cell table:formula="of:=0.5*[.ZI12]*(([.ZI5]-[.ZH5])/([.ZI1]-[.ZH1]))^2" office:value-type="float" office:value="0.0323108775465347" calcext:value-type="float">
            <text:p>0.032310877546535</text:p>
          </table:table-cell>
          <table:table-cell table:formula="of:=0.5*[.ZJ12]*(([.ZJ5]-[.ZI5])/([.ZJ1]-[.ZI1]))^2" office:value-type="float" office:value="0.00746070335039311" calcext:value-type="float">
            <text:p>0.007460703350393</text:p>
          </table:table-cell>
          <table:table-cell table:formula="of:=0.5*[.ZK12]*(([.ZK5]-[.ZJ5])/([.ZK1]-[.ZJ1]))^2" office:value-type="float" office:value="0.00820070872260897" calcext:value-type="float">
            <text:p>0.008200708722609</text:p>
          </table:table-cell>
          <table:table-cell table:formula="of:=0.5*[.ZL12]*(([.ZL5]-[.ZK5])/([.ZL1]-[.ZK1]))^2" office:value-type="float" office:value="0.000999000144035665" calcext:value-type="float">
            <text:p>0.000999000144036</text:p>
          </table:table-cell>
          <table:table-cell table:formula="of:=0.5*[.ZM12]*(([.ZM5]-[.ZL5])/([.ZM1]-[.ZL1]))^2" office:value-type="float" office:value="0.000163186254347554" calcext:value-type="float">
            <text:p>0.000163186254348</text:p>
          </table:table-cell>
          <table:table-cell table:formula="of:=0.5*[.ZN12]*(([.ZN5]-[.ZM5])/([.ZN1]-[.ZM1]))^2" office:value-type="float" office:value="0.0000623906164912913" calcext:value-type="float">
            <text:p>6.23906164912913E-05</text:p>
          </table:table-cell>
          <table:table-cell table:formula="of:=0.5*[.ZO12]*(([.ZO5]-[.ZN5])/([.ZO1]-[.ZN1]))^2" office:value-type="float" office:value="0.00114172443459297" calcext:value-type="float">
            <text:p>0.001141724434593</text:p>
          </table:table-cell>
          <table:table-cell table:formula="of:=0.5*[.ZP12]*(([.ZP5]-[.ZO5])/([.ZP1]-[.ZO1]))^2" office:value-type="float" office:value="0.0118670978618838" calcext:value-type="float">
            <text:p>0.011867097861884</text:p>
          </table:table-cell>
          <table:table-cell table:formula="of:=0.5*[.ZQ12]*(([.ZQ5]-[.ZP5])/([.ZQ1]-[.ZP1]))^2" office:value-type="float" office:value="0.0528334812168009" calcext:value-type="float">
            <text:p>0.052833481216801</text:p>
          </table:table-cell>
          <table:table-cell table:formula="of:=0.5*[.ZR12]*(([.ZR5]-[.ZQ5])/([.ZR1]-[.ZQ1]))^2" office:value-type="float" office:value="0.000230666656734211" calcext:value-type="float">
            <text:p>0.000230666656734</text:p>
          </table:table-cell>
          <table:table-cell table:formula="of:=0.5*[.ZS12]*(([.ZS5]-[.ZR5])/([.ZS1]-[.ZR1]))^2" office:value-type="float" office:value="0.000858370610773764" calcext:value-type="float">
            <text:p>0.000858370610774</text:p>
          </table:table-cell>
          <table:table-cell table:formula="of:=0.5*[.ZT12]*(([.ZT5]-[.ZS5])/([.ZT1]-[.ZS1]))^2" office:value-type="float" office:value="0.00386445271726748" calcext:value-type="float">
            <text:p>0.003864452717267</text:p>
          </table:table-cell>
          <table:table-cell table:formula="of:=0.5*[.ZU12]*(([.ZU5]-[.ZT5])/([.ZU1]-[.ZT1]))^2" office:value-type="float" office:value="0.00498243664115204" calcext:value-type="float">
            <text:p>0.004982436641152</text:p>
          </table:table-cell>
          <table:table-cell table:formula="of:=0.5*[.ZV12]*(([.ZV5]-[.ZU5])/([.ZV1]-[.ZU1]))^2" office:value-type="float" office:value="0.000204445781617331" calcext:value-type="float">
            <text:p>0.000204445781617</text:p>
          </table:table-cell>
          <table:table-cell table:formula="of:=0.5*[.ZW12]*(([.ZW5]-[.ZV5])/([.ZW1]-[.ZV1]))^2" office:value-type="float" office:value="0.0228904594084917" calcext:value-type="float">
            <text:p>0.022890459408492</text:p>
          </table:table-cell>
          <table:table-cell table:formula="of:=0.5*[.ZX12]*(([.ZX5]-[.ZW5])/([.ZX1]-[.ZW1]))^2" office:value-type="float" office:value="0.00874716348958011" calcext:value-type="float">
            <text:p>0.00874716348958</text:p>
          </table:table-cell>
          <table:table-cell table:formula="of:=0.5*[.ZY12]*(([.ZY5]-[.ZX5])/([.ZY1]-[.ZX1]))^2" office:value-type="float" office:value="0.0454271651158427" calcext:value-type="float">
            <text:p>0.045427165115843</text:p>
          </table:table-cell>
          <table:table-cell table:formula="of:=0.5*[.ZZ12]*(([.ZZ5]-[.ZY5])/([.ZZ1]-[.ZY1]))^2" office:value-type="float" office:value="0.0148033230277605" calcext:value-type="float">
            <text:p>0.014803323027761</text:p>
          </table:table-cell>
          <table:table-cell table:formula="of:=0.5*[.AAA12]*(([.AAA5]-[.ZZ5])/([.AAA1]-[.ZZ1]))^2" office:value-type="float" office:value="0.00898517625785612" calcext:value-type="float">
            <text:p>0.008985176257856</text:p>
          </table:table-cell>
          <table:table-cell table:formula="of:=0.5*[.AAB12]*(([.AAB5]-[.AAA5])/([.AAB1]-[.AAA1]))^2" office:value-type="float" office:value="0.000860987769898782" calcext:value-type="float">
            <text:p>0.000860987769899</text:p>
          </table:table-cell>
          <table:table-cell table:formula="of:=0.5*[.AAC12]*(([.AAC5]-[.AAB5])/([.AAC1]-[.AAB1]))^2" office:value-type="float" office:value="0.0786627181342072" calcext:value-type="float">
            <text:p>0.078662718134207</text:p>
          </table:table-cell>
          <table:table-cell table:formula="of:=0.5*[.AAD12]*(([.AAD5]-[.AAC5])/([.AAD1]-[.AAC1]))^2" office:value-type="float" office:value="0.000356696896671792" calcext:value-type="float">
            <text:p>0.000356696896672</text:p>
          </table:table-cell>
          <table:table-cell table:formula="of:=0.5*[.AAE12]*(([.AAE5]-[.AAD5])/([.AAE1]-[.AAD1]))^2" office:value-type="float" office:value="0.0579181897001026" calcext:value-type="float">
            <text:p>0.057918189700103</text:p>
          </table:table-cell>
          <table:table-cell table:formula="of:=0.5*[.AAF12]*(([.AAF5]-[.AAE5])/([.AAF1]-[.AAE1]))^2" office:value-type="float" office:value="0.0109885886314967" calcext:value-type="float">
            <text:p>0.010988588631497</text:p>
          </table:table-cell>
          <table:table-cell table:formula="of:=0.5*[.AAG12]*(([.AAG5]-[.AAF5])/([.AAG1]-[.AAF1]))^2" office:value-type="float" office:value="0.111065637918888" calcext:value-type="float">
            <text:p>0.111065637918888</text:p>
          </table:table-cell>
          <table:table-cell table:formula="of:=0.5*[.AAH12]*(([.AAH5]-[.AAG5])/([.AAH1]-[.AAG1]))^2" office:value-type="float" office:value="0.0308919216644793" calcext:value-type="float">
            <text:p>0.030891921664479</text:p>
          </table:table-cell>
          <table:table-cell table:formula="of:=0.5*[.AAI12]*(([.AAI5]-[.AAH5])/([.AAI1]-[.AAH1]))^2" office:value-type="float" office:value="0.0409437708192032" calcext:value-type="float">
            <text:p>0.040943770819203</text:p>
          </table:table-cell>
          <table:table-cell table:formula="of:=0.5*[.AAJ12]*(([.AAJ5]-[.AAI5])/([.AAJ1]-[.AAI1]))^2" office:value-type="float" office:value="0.0461643180877112" calcext:value-type="float">
            <text:p>0.046164318087711</text:p>
          </table:table-cell>
          <table:table-cell table:formula="of:=0.5*[.AAK12]*(([.AAK5]-[.AAJ5])/([.AAK1]-[.AAJ1]))^2" office:value-type="float" office:value="0.0623223446392458" calcext:value-type="float">
            <text:p>0.062322344639246</text:p>
          </table:table-cell>
          <table:table-cell table:formula="of:=0.5*[.AAL12]*(([.AAL5]-[.AAK5])/([.AAL1]-[.AAK1]))^2" office:value-type="float" office:value="0.0111563580258083" calcext:value-type="float">
            <text:p>0.011156358025808</text:p>
          </table:table-cell>
          <table:table-cell table:formula="of:=0.5*[.AAM12]*(([.AAM5]-[.AAL5])/([.AAM1]-[.AAL1]))^2" office:value-type="float" office:value="0.0374701768259848" calcext:value-type="float">
            <text:p>0.037470176825985</text:p>
          </table:table-cell>
          <table:table-cell table:formula="of:=0.5*[.AAN12]*(([.AAN5]-[.AAM5])/([.AAN1]-[.AAM1]))^2" office:value-type="float" office:value="0.0138710569927952" calcext:value-type="float">
            <text:p>0.013871056992795</text:p>
          </table:table-cell>
          <table:table-cell table:formula="of:=0.5*[.AAO12]*(([.AAO5]-[.AAN5])/([.AAO1]-[.AAN1]))^2" office:value-type="float" office:value="0.0169274967461958" calcext:value-type="float">
            <text:p>0.016927496746196</text:p>
          </table:table-cell>
          <table:table-cell table:formula="of:=0.5*[.AAP12]*(([.AAP5]-[.AAO5])/([.AAP1]-[.AAO1]))^2" office:value-type="float" office:value="0.0488826024601549" calcext:value-type="float">
            <text:p>0.048882602460155</text:p>
          </table:table-cell>
          <table:table-cell table:formula="of:=0.5*[.AAQ12]*(([.AAQ5]-[.AAP5])/([.AAQ1]-[.AAP1]))^2" office:value-type="float" office:value="0.0557851511758314" calcext:value-type="float">
            <text:p>0.055785151175831</text:p>
          </table:table-cell>
          <table:table-cell table:formula="of:=0.5*[.AAR12]*(([.AAR5]-[.AAQ5])/([.AAR1]-[.AAQ1]))^2" office:value-type="float" office:value="0.02971552641074" calcext:value-type="float">
            <text:p>0.02971552641074</text:p>
          </table:table-cell>
          <table:table-cell table:formula="of:=0.5*[.AAS12]*(([.AAS5]-[.AAR5])/([.AAS1]-[.AAR1]))^2" office:value-type="float" office:value="0.043980516767683" calcext:value-type="float">
            <text:p>0.043980516767683</text:p>
          </table:table-cell>
          <table:table-cell table:formula="of:=0.5*[.AAT12]*(([.AAT5]-[.AAS5])/([.AAT1]-[.AAS1]))^2" office:value-type="float" office:value="0.0125476726836036" calcext:value-type="float">
            <text:p>0.012547672683604</text:p>
          </table:table-cell>
          <table:table-cell table:formula="of:=0.5*[.AAU12]*(([.AAU5]-[.AAT5])/([.AAU1]-[.AAT1]))^2" office:value-type="float" office:value="0.00209380365154389" calcext:value-type="float">
            <text:p>0.002093803651544</text:p>
          </table:table-cell>
          <table:table-cell table:formula="of:=0.5*[.AAV12]*(([.AAV5]-[.AAU5])/([.AAV1]-[.AAU1]))^2" office:value-type="float" office:value="0.00303445059959298" calcext:value-type="float">
            <text:p>0.003034450599593</text:p>
          </table:table-cell>
          <table:table-cell table:formula="of:=0.5*[.AAW12]*(([.AAW5]-[.AAV5])/([.AAW1]-[.AAV1]))^2" office:value-type="float" office:value="0.0656440622912561" calcext:value-type="float">
            <text:p>0.065644062291256</text:p>
          </table:table-cell>
          <table:table-cell table:formula="of:=0.5*[.AAX12]*(([.AAX5]-[.AAW5])/([.AAX1]-[.AAW1]))^2" office:value-type="float" office:value="0.0495500743061082" calcext:value-type="float">
            <text:p>0.049550074306108</text:p>
          </table:table-cell>
          <table:table-cell table:formula="of:=0.5*[.AAY12]*(([.AAY5]-[.AAX5])/([.AAY1]-[.AAX1]))^2" office:value-type="float" office:value="0.0248920236925051" calcext:value-type="float">
            <text:p>0.024892023692505</text:p>
          </table:table-cell>
          <table:table-cell table:formula="of:=0.5*[.AAZ12]*(([.AAZ5]-[.AAY5])/([.AAZ1]-[.AAY1]))^2" office:value-type="float" office:value="0.0728939391569812" calcext:value-type="float">
            <text:p>0.072893939156981</text:p>
          </table:table-cell>
          <table:table-cell table:formula="of:=0.5*[.ABA12]*(([.ABA5]-[.AAZ5])/([.ABA1]-[.AAZ1]))^2" office:value-type="float" office:value="0.0366151941953799" calcext:value-type="float">
            <text:p>0.03661519419538</text:p>
          </table:table-cell>
          <table:table-cell table:formula="of:=0.5*[.ABB12]*(([.ABB5]-[.ABA5])/([.ABB1]-[.ABA1]))^2" office:value-type="float" office:value="0.017980101749776" calcext:value-type="float">
            <text:p>0.017980101749776</text:p>
          </table:table-cell>
          <table:table-cell table:formula="of:=0.5*[.ABC12]*(([.ABC5]-[.ABB5])/([.ABC1]-[.ABB1]))^2" office:value-type="float" office:value="0.0000000471610270856318" calcext:value-type="float">
            <text:p>4.71610270856318E-08</text:p>
          </table:table-cell>
          <table:table-cell table:formula="of:=0.5*[.ABD12]*(([.ABD5]-[.ABC5])/([.ABD1]-[.ABC1]))^2" office:value-type="float" office:value="0.0427667984517435" calcext:value-type="float">
            <text:p>0.042766798451744</text:p>
          </table:table-cell>
          <table:table-cell table:formula="of:=0.5*[.ABE12]*(([.ABE5]-[.ABD5])/([.ABE1]-[.ABD1]))^2" office:value-type="float" office:value="0.0674603638361284" calcext:value-type="float">
            <text:p>0.067460363836128</text:p>
          </table:table-cell>
          <table:table-cell table:formula="of:=0.5*[.ABF12]*(([.ABF5]-[.ABE5])/([.ABF1]-[.ABE1]))^2" office:value-type="float" office:value="0.0314079165794761" calcext:value-type="float">
            <text:p>0.031407916579476</text:p>
          </table:table-cell>
          <table:table-cell table:formula="of:=0.5*[.ABG12]*(([.ABG5]-[.ABF5])/([.ABG1]-[.ABF1]))^2" office:value-type="float" office:value="0.0960853233029032" calcext:value-type="float">
            <text:p>0.096085323302903</text:p>
          </table:table-cell>
          <table:table-cell table:formula="of:=0.5*[.ABH12]*(([.ABH5]-[.ABG5])/([.ABH1]-[.ABG1]))^2" office:value-type="float" office:value="0.0271936745938368" calcext:value-type="float">
            <text:p>0.027193674593837</text:p>
          </table:table-cell>
          <table:table-cell table:formula="of:=0.5*[.ABI12]*(([.ABI5]-[.ABH5])/([.ABI1]-[.ABH1]))^2" office:value-type="float" office:value="0.00370472178766114" calcext:value-type="float">
            <text:p>0.003704721787661</text:p>
          </table:table-cell>
          <table:table-cell table:formula="of:=0.5*[.ABJ12]*(([.ABJ5]-[.ABI5])/([.ABJ1]-[.ABI1]))^2" office:value-type="float" office:value="0.00292393586360402" calcext:value-type="float">
            <text:p>0.002923935863604</text:p>
          </table:table-cell>
          <table:table-cell table:formula="of:=0.5*[.ABK12]*(([.ABK5]-[.ABJ5])/([.ABK1]-[.ABJ1]))^2" office:value-type="float" office:value="0.0741885221285986" calcext:value-type="float">
            <text:p>0.074188522128599</text:p>
          </table:table-cell>
          <table:table-cell table:formula="of:=0.5*[.ABL12]*(([.ABL5]-[.ABK5])/([.ABL1]-[.ABK1]))^2" office:value-type="float" office:value="0.0102841707414757" calcext:value-type="float">
            <text:p>0.010284170741476</text:p>
          </table:table-cell>
          <table:table-cell table:formula="of:=0.5*[.ABM12]*(([.ABM5]-[.ABL5])/([.ABM1]-[.ABL1]))^2" office:value-type="float" office:value="0.0147376579850412" calcext:value-type="float">
            <text:p>0.014737657985041</text:p>
          </table:table-cell>
          <table:table-cell table:formula="of:=0.5*[.ABN12]*(([.ABN5]-[.ABM5])/([.ABN1]-[.ABM1]))^2" office:value-type="float" office:value="0.0502647888776724" calcext:value-type="float">
            <text:p>0.050264788877672</text:p>
          </table:table-cell>
          <table:table-cell table:formula="of:=0.5*[.ABO12]*(([.ABO5]-[.ABN5])/([.ABO1]-[.ABN1]))^2" office:value-type="float" office:value="0.00447457881123456" calcext:value-type="float">
            <text:p>0.004474578811235</text:p>
          </table:table-cell>
          <table:table-cell table:formula="of:=0.5*[.ABP12]*(([.ABP5]-[.ABO5])/([.ABP1]-[.ABO1]))^2" office:value-type="float" office:value="0.0011483223626146" calcext:value-type="float">
            <text:p>0.001148322362615</text:p>
          </table:table-cell>
          <table:table-cell table:formula="of:=0.5*[.ABQ12]*(([.ABQ5]-[.ABP5])/([.ABQ1]-[.ABP1]))^2" office:value-type="float" office:value="0.000429757207713265" calcext:value-type="float">
            <text:p>0.000429757207713</text:p>
          </table:table-cell>
          <table:table-cell table:formula="of:=0.5*[.ABR12]*(([.ABR5]-[.ABQ5])/([.ABR1]-[.ABQ1]))^2" office:value-type="float" office:value="0.0379376779373327" calcext:value-type="float">
            <text:p>0.037937677937333</text:p>
          </table:table-cell>
          <table:table-cell table:formula="of:=0.5*[.ABS12]*(([.ABS5]-[.ABR5])/([.ABS1]-[.ABR1]))^2" office:value-type="float" office:value="0.0274671045566782" calcext:value-type="float">
            <text:p>0.027467104556678</text:p>
          </table:table-cell>
          <table:table-cell table:formula="of:=0.5*[.ABT12]*(([.ABT5]-[.ABS5])/([.ABT1]-[.ABS1]))^2" office:value-type="float" office:value="0.0457935534247178" calcext:value-type="float">
            <text:p>0.045793553424718</text:p>
          </table:table-cell>
          <table:table-cell table:formula="of:=0.5*[.ABU12]*(([.ABU5]-[.ABT5])/([.ABU1]-[.ABT1]))^2" office:value-type="float" office:value="0.0163806979988554" calcext:value-type="float">
            <text:p>0.016380697998855</text:p>
          </table:table-cell>
          <table:table-cell table:formula="of:=0.5*[.ABV12]*(([.ABV5]-[.ABU5])/([.ABV1]-[.ABU1]))^2" office:value-type="float" office:value="0.0320128107114627" calcext:value-type="float">
            <text:p>0.032012810711463</text:p>
          </table:table-cell>
          <table:table-cell table:formula="of:=0.5*[.ABW12]*(([.ABW5]-[.ABV5])/([.ABW1]-[.ABV1]))^2" office:value-type="float" office:value="0.033401482816728" calcext:value-type="float">
            <text:p>0.033401482816728</text:p>
          </table:table-cell>
          <table:table-cell table:formula="of:=0.5*[.ABX12]*(([.ABX5]-[.ABW5])/([.ABX1]-[.ABW1]))^2" office:value-type="float" office:value="0.0298889288497927" calcext:value-type="float">
            <text:p>0.029888928849793</text:p>
          </table:table-cell>
          <table:table-cell table:formula="of:=0.5*[.ABY12]*(([.ABY5]-[.ABX5])/([.ABY1]-[.ABX1]))^2" office:value-type="float" office:value="0.0230015567867088" calcext:value-type="float">
            <text:p>0.023001556786709</text:p>
          </table:table-cell>
          <table:table-cell table:formula="of:=0.5*[.ABZ12]*(([.ABZ5]-[.ABY5])/([.ABZ1]-[.ABY1]))^2" office:value-type="float" office:value="0.000272273397418026" calcext:value-type="float">
            <text:p>0.000272273397418</text:p>
          </table:table-cell>
          <table:table-cell table:formula="of:=0.5*[.ACA12]*(([.ACA5]-[.ABZ5])/([.ACA1]-[.ABZ1]))^2" office:value-type="float" office:value="0.00277965737536203" calcext:value-type="float">
            <text:p>0.002779657375362</text:p>
          </table:table-cell>
          <table:table-cell table:formula="of:=0.5*[.ACB12]*(([.ACB5]-[.ACA5])/([.ACB1]-[.ACA1]))^2" office:value-type="float" office:value="0.0439516544430261" calcext:value-type="float">
            <text:p>0.043951654443026</text:p>
          </table:table-cell>
          <table:table-cell table:formula="of:=0.5*[.ACC12]*(([.ACC5]-[.ACB5])/([.ACC1]-[.ACB1]))^2" office:value-type="float" office:value="0.0491842554657373" calcext:value-type="float">
            <text:p>0.049184255465737</text:p>
          </table:table-cell>
          <table:table-cell table:formula="of:=0.5*[.ACD12]*(([.ACD5]-[.ACC5])/([.ACD1]-[.ACC1]))^2" office:value-type="float" office:value="0.0295684220127876" calcext:value-type="float">
            <text:p>0.029568422012788</text:p>
          </table:table-cell>
          <table:table-cell table:formula="of:=0.5*[.ACE12]*(([.ACE5]-[.ACD5])/([.ACE1]-[.ACD1]))^2" office:value-type="float" office:value="0.027411179746226" calcext:value-type="float">
            <text:p>0.027411179746226</text:p>
          </table:table-cell>
          <table:table-cell table:formula="of:=0.5*[.ACF12]*(([.ACF5]-[.ACE5])/([.ACF1]-[.ACE1]))^2" office:value-type="float" office:value="0.0113159550270761" calcext:value-type="float">
            <text:p>0.011315955027076</text:p>
          </table:table-cell>
          <table:table-cell table:formula="of:=0.5*[.ACG12]*(([.ACG5]-[.ACF5])/([.ACG1]-[.ACF1]))^2" office:value-type="float" office:value="0.0227573272848197" calcext:value-type="float">
            <text:p>0.02275732728482</text:p>
          </table:table-cell>
          <table:table-cell table:formula="of:=0.5*[.ACH12]*(([.ACH5]-[.ACG5])/([.ACH1]-[.ACG1]))^2" office:value-type="float" office:value="0.0211142751881165" calcext:value-type="float">
            <text:p>0.021114275188117</text:p>
          </table:table-cell>
          <table:table-cell table:formula="of:=0.5*[.ACI12]*(([.ACI5]-[.ACH5])/([.ACI1]-[.ACH1]))^2" office:value-type="float" office:value="0.00025169361887153" calcext:value-type="float">
            <text:p>0.000251693618872</text:p>
          </table:table-cell>
          <table:table-cell table:formula="of:=0.5*[.ACJ12]*(([.ACJ5]-[.ACI5])/([.ACJ1]-[.ACI1]))^2" office:value-type="float" office:value="0.00106032680121962" calcext:value-type="float">
            <text:p>0.00106032680122</text:p>
          </table:table-cell>
          <table:table-cell table:formula="of:=0.5*[.ACK12]*(([.ACK5]-[.ACJ5])/([.ACK1]-[.ACJ1]))^2" office:value-type="float" office:value="0.0434548466633198" calcext:value-type="float">
            <text:p>0.04345484666332</text:p>
          </table:table-cell>
          <table:table-cell table:formula="of:=0.5*[.ACL12]*(([.ACL5]-[.ACK5])/([.ACL1]-[.ACK1]))^2" office:value-type="float" office:value="0.0181335190488609" calcext:value-type="float">
            <text:p>0.018133519048861</text:p>
          </table:table-cell>
          <table:table-cell table:formula="of:=0.5*[.ACM12]*(([.ACM5]-[.ACL5])/([.ACM1]-[.ACL1]))^2" office:value-type="float" office:value="0.00415089350921568" calcext:value-type="float">
            <text:p>0.004150893509216</text:p>
          </table:table-cell>
          <table:table-cell table:formula="of:=0.5*[.ACN12]*(([.ACN5]-[.ACM5])/([.ACN1]-[.ACM1]))^2" office:value-type="float" office:value="0.0376513802198897" calcext:value-type="float">
            <text:p>0.03765138021989</text:p>
          </table:table-cell>
          <table:table-cell table:formula="of:=0.5*[.ACO12]*(([.ACO5]-[.ACN5])/([.ACO1]-[.ACN1]))^2" office:value-type="float" office:value="0.0627054678842582" calcext:value-type="float">
            <text:p>0.062705467884258</text:p>
          </table:table-cell>
          <table:table-cell table:formula="of:=0.5*[.ACP12]*(([.ACP5]-[.ACO5])/([.ACP1]-[.ACO1]))^2" office:value-type="float" office:value="0.00117859080305959" calcext:value-type="float">
            <text:p>0.00117859080306</text:p>
          </table:table-cell>
          <table:table-cell table:formula="of:=0.5*[.ACQ12]*(([.ACQ5]-[.ACP5])/([.ACQ1]-[.ACP1]))^2" office:value-type="float" office:value="0.0186956665671931" calcext:value-type="float">
            <text:p>0.018695666567193</text:p>
          </table:table-cell>
          <table:table-cell table:formula="of:=0.5*[.ACR12]*(([.ACR5]-[.ACQ5])/([.ACR1]-[.ACQ1]))^2" office:value-type="float" office:value="0.00222876120320431" calcext:value-type="float">
            <text:p>0.002228761203204</text:p>
          </table:table-cell>
          <table:table-cell table:formula="of:=0.5*[.ACS12]*(([.ACS5]-[.ACR5])/([.ACS1]-[.ACR1]))^2" office:value-type="float" office:value="0.000966279306812439" calcext:value-type="float">
            <text:p>0.000966279306812</text:p>
          </table:table-cell>
          <table:table-cell table:formula="of:=0.5*[.ACT12]*(([.ACT5]-[.ACS5])/([.ACT1]-[.ACS1]))^2" office:value-type="float" office:value="0.0253046345008829" calcext:value-type="float">
            <text:p>0.025304634500883</text:p>
          </table:table-cell>
          <table:table-cell table:formula="of:=0.5*[.ACU12]*(([.ACU5]-[.ACT5])/([.ACU1]-[.ACT1]))^2" office:value-type="float" office:value="0.0490712857631702" calcext:value-type="float">
            <text:p>0.04907128576317</text:p>
          </table:table-cell>
          <table:table-cell table:formula="of:=0.5*[.ACV12]*(([.ACV5]-[.ACU5])/([.ACV1]-[.ACU1]))^2" office:value-type="float" office:value="0.000645872656121295" calcext:value-type="float">
            <text:p>0.000645872656121</text:p>
          </table:table-cell>
          <table:table-cell table:formula="of:=0.5*[.ACW12]*(([.ACW5]-[.ACV5])/([.ACW1]-[.ACV1]))^2" office:value-type="float" office:value="0.0219226722501839" calcext:value-type="float">
            <text:p>0.021922672250184</text:p>
          </table:table-cell>
          <table:table-cell table:formula="of:=0.5*[.ACX12]*(([.ACX5]-[.ACW5])/([.ACX1]-[.ACW1]))^2" office:value-type="float" office:value="0.0886774282303753" calcext:value-type="float">
            <text:p>0.088677428230375</text:p>
          </table:table-cell>
          <table:table-cell table:formula="of:=0.5*[.ACY12]*(([.ACY5]-[.ACX5])/([.ACY1]-[.ACX1]))^2" office:value-type="float" office:value="0.00362766587771235" calcext:value-type="float">
            <text:p>0.003627665877712</text:p>
          </table:table-cell>
          <table:table-cell table:formula="of:=0.5*[.ACZ12]*(([.ACZ5]-[.ACY5])/([.ACZ1]-[.ACY1]))^2" office:value-type="float" office:value="0.0463889187797238" calcext:value-type="float">
            <text:p>0.046388918779724</text:p>
          </table:table-cell>
          <table:table-cell table:formula="of:=0.5*[.ADA12]*(([.ADA5]-[.ACZ5])/([.ADA1]-[.ACZ1]))^2" office:value-type="float" office:value="0.00559982484674953" calcext:value-type="float">
            <text:p>0.00559982484675</text:p>
          </table:table-cell>
          <table:table-cell table:formula="of:=0.5*[.ADB12]*(([.ADB5]-[.ADA5])/([.ADB1]-[.ADA1]))^2" office:value-type="float" office:value="0.00038926475904857" calcext:value-type="float">
            <text:p>0.000389264759049</text:p>
          </table:table-cell>
          <table:table-cell table:formula="of:=0.5*[.ADC12]*(([.ADC5]-[.ADB5])/([.ADC1]-[.ADB1]))^2" office:value-type="float" office:value="0.0496008491739773" calcext:value-type="float">
            <text:p>0.049600849173977</text:p>
          </table:table-cell>
          <table:table-cell table:formula="of:=0.5*[.ADD12]*(([.ADD5]-[.ADC5])/([.ADD1]-[.ADC1]))^2" office:value-type="float" office:value="0.000936238449772718" calcext:value-type="float">
            <text:p>0.000936238449773</text:p>
          </table:table-cell>
          <table:table-cell table:formula="of:=0.5*[.ADE12]*(([.ADE5]-[.ADD5])/([.ADE1]-[.ADD1]))^2" office:value-type="float" office:value="0.0671148530770906" calcext:value-type="float">
            <text:p>0.067114853077091</text:p>
          </table:table-cell>
          <table:table-cell table:formula="of:=0.5*[.ADF12]*(([.ADF5]-[.ADE5])/([.ADF1]-[.ADE1]))^2" office:value-type="float" office:value="0.0275079129844099" calcext:value-type="float">
            <text:p>0.02750791298441</text:p>
          </table:table-cell>
          <table:table-cell table:formula="of:=0.5*[.ADG12]*(([.ADG5]-[.ADF5])/([.ADG1]-[.ADF1]))^2" office:value-type="float" office:value="0.0141730694344672" calcext:value-type="float">
            <text:p>0.014173069434467</text:p>
          </table:table-cell>
          <table:table-cell table:formula="of:=0.5*[.ADH12]*(([.ADH5]-[.ADG5])/([.ADH1]-[.ADG1]))^2" office:value-type="float" office:value="0.000228892726504265" calcext:value-type="float">
            <text:p>0.000228892726504</text:p>
          </table:table-cell>
          <table:table-cell table:formula="of:=0.5*[.ADI12]*(([.ADI5]-[.ADH5])/([.ADI1]-[.ADH1]))^2" office:value-type="float" office:value="0.0021533300396544" calcext:value-type="float">
            <text:p>0.002153330039654</text:p>
          </table:table-cell>
          <table:table-cell table:formula="of:=0.5*[.ADJ12]*(([.ADJ5]-[.ADI5])/([.ADJ1]-[.ADI1]))^2" office:value-type="float" office:value="0.0545998151037023" calcext:value-type="float">
            <text:p>0.054599815103702</text:p>
          </table:table-cell>
          <table:table-cell table:formula="of:=0.5*[.ADK12]*(([.ADK5]-[.ADJ5])/([.ADK1]-[.ADJ1]))^2" office:value-type="float" office:value="0.0551382629135726" calcext:value-type="float">
            <text:p>0.055138262913573</text:p>
          </table:table-cell>
          <table:table-cell table:formula="of:=0.5*[.ADL12]*(([.ADL5]-[.ADK5])/([.ADL1]-[.ADK1]))^2" office:value-type="float" office:value="0.0258887715495943" calcext:value-type="float">
            <text:p>0.025888771549594</text:p>
          </table:table-cell>
          <table:table-cell table:formula="of:=0.5*[.ADM12]*(([.ADM5]-[.ADL5])/([.ADM1]-[.ADL1]))^2" office:value-type="float" office:value="0.0146230042707883" calcext:value-type="float">
            <text:p>0.014623004270788</text:p>
          </table:table-cell>
          <table:table-cell table:formula="of:=0.5*[.ADN12]*(([.ADN5]-[.ADM5])/([.ADN1]-[.ADM1]))^2" office:value-type="float" office:value="0.00187027895456832" calcext:value-type="float">
            <text:p>0.001870278954568</text:p>
          </table:table-cell>
          <table:table-cell table:formula="of:=0.5*[.ADO12]*(([.ADO5]-[.ADN5])/([.ADO1]-[.ADN1]))^2" office:value-type="float" office:value="0.00273538526621681" calcext:value-type="float">
            <text:p>0.002735385266217</text:p>
          </table:table-cell>
          <table:table-cell table:formula="of:=0.5*[.ADP12]*(([.ADP5]-[.ADO5])/([.ADP1]-[.ADO1]))^2" office:value-type="float" office:value="0.100054248836895" calcext:value-type="float">
            <text:p>0.100054248836895</text:p>
          </table:table-cell>
          <table:table-cell table:formula="of:=0.5*[.ADQ12]*(([.ADQ5]-[.ADP5])/([.ADQ1]-[.ADP1]))^2" office:value-type="float" office:value="0.000049367136920158" calcext:value-type="float">
            <text:p>4.9367136920158E-05</text:p>
          </table:table-cell>
          <table:table-cell table:formula="of:=0.5*[.ADR12]*(([.ADR5]-[.ADQ5])/([.ADR1]-[.ADQ1]))^2" office:value-type="float" office:value="0.044365668003856" calcext:value-type="float">
            <text:p>0.044365668003856</text:p>
          </table:table-cell>
          <table:table-cell table:formula="of:=0.5*[.ADS12]*(([.ADS5]-[.ADR5])/([.ADS1]-[.ADR1]))^2" office:value-type="float" office:value="0.0234253343033838" calcext:value-type="float">
            <text:p>0.023425334303384</text:p>
          </table:table-cell>
          <table:table-cell table:formula="of:=0.5*[.ADT12]*(([.ADT5]-[.ADS5])/([.ADT1]-[.ADS1]))^2" office:value-type="float" office:value="0.0584506385611935" calcext:value-type="float">
            <text:p>0.058450638561194</text:p>
          </table:table-cell>
          <table:table-cell table:formula="of:=0.5*[.ADU12]*(([.ADU5]-[.ADT5])/([.ADU1]-[.ADT1]))^2" office:value-type="float" office:value="0.000010308909058789" calcext:value-type="float">
            <text:p>1.0308909058789E-05</text:p>
          </table:table-cell>
          <table:table-cell table:formula="of:=0.5*[.ADV12]*(([.ADV5]-[.ADU5])/([.ADV1]-[.ADU1]))^2" office:value-type="float" office:value="0.00263939271658519" calcext:value-type="float">
            <text:p>0.002639392716585</text:p>
          </table:table-cell>
          <table:table-cell table:formula="of:=0.5*[.ADW12]*(([.ADW5]-[.ADV5])/([.ADW1]-[.ADV1]))^2" office:value-type="float" office:value="0.0566954572836662" calcext:value-type="float">
            <text:p>0.056695457283666</text:p>
          </table:table-cell>
          <table:table-cell table:formula="of:=0.5*[.ADX12]*(([.ADX5]-[.ADW5])/([.ADX1]-[.ADW1]))^2" office:value-type="float" office:value="0.0195073282182619" calcext:value-type="float">
            <text:p>0.019507328218262</text:p>
          </table:table-cell>
          <table:table-cell table:formula="of:=0.5*[.ADY12]*(([.ADY5]-[.ADX5])/([.ADY1]-[.ADX1]))^2" office:value-type="float" office:value="0.0285969564003238" calcext:value-type="float">
            <text:p>0.028596956400324</text:p>
          </table:table-cell>
          <table:table-cell table:formula="of:=0.5*[.ADZ12]*(([.ADZ5]-[.ADY5])/([.ADZ1]-[.ADY1]))^2" office:value-type="float" office:value="0.0407433766021288" calcext:value-type="float">
            <text:p>0.040743376602129</text:p>
          </table:table-cell>
          <table:table-cell table:formula="of:=0.5*[.AEA12]*(([.AEA5]-[.ADZ5])/([.AEA1]-[.ADZ1]))^2" office:value-type="float" office:value="0.0476416233616791" calcext:value-type="float">
            <text:p>0.047641623361679</text:p>
          </table:table-cell>
          <table:table-cell table:formula="of:=0.5*[.AEB12]*(([.AEB5]-[.AEA5])/([.AEB1]-[.AEA1]))^2" office:value-type="float" office:value="0.00141259137377523" calcext:value-type="float">
            <text:p>0.001412591373775</text:p>
          </table:table-cell>
          <table:table-cell table:formula="of:=0.5*[.AEC12]*(([.AEC5]-[.AEB5])/([.AEC1]-[.AEB1]))^2" office:value-type="float" office:value="0.00068987049916978" calcext:value-type="float">
            <text:p>0.00068987049917</text:p>
          </table:table-cell>
          <table:table-cell table:formula="of:=0.5*[.AED12]*(([.AED5]-[.AEC5])/([.AED1]-[.AEC1]))^2" office:value-type="float" office:value="0.0638911602517506" calcext:value-type="float">
            <text:p>0.063891160251751</text:p>
          </table:table-cell>
          <table:table-cell table:formula="of:=0.5*[.AEE12]*(([.AEE5]-[.AED5])/([.AEE1]-[.AED1]))^2" office:value-type="float" office:value="0.0896008855002169" calcext:value-type="float">
            <text:p>0.089600885500217</text:p>
          </table:table-cell>
          <table:table-cell table:formula="of:=0.5*[.AEF12]*(([.AEF5]-[.AEE5])/([.AEF1]-[.AEE1]))^2" office:value-type="float" office:value="0.00357463283399947" calcext:value-type="float">
            <text:p>0.003574632833999</text:p>
          </table:table-cell>
          <table:table-cell table:formula="of:=0.5*[.AEG12]*(([.AEG5]-[.AEF5])/([.AEG1]-[.AEF1]))^2" office:value-type="float" office:value="0.0334039585864781" calcext:value-type="float">
            <text:p>0.033403958586478</text:p>
          </table:table-cell>
          <table:table-cell table:formula="of:=0.5*[.AEH12]*(([.AEH5]-[.AEG5])/([.AEH1]-[.AEG1]))^2" office:value-type="float" office:value="0.0417444317728364" calcext:value-type="float">
            <text:p>0.041744431772836</text:p>
          </table:table-cell>
          <table:table-cell table:formula="of:=0.5*[.AEI12]*(([.AEI5]-[.AEH5])/([.AEI1]-[.AEH1]))^2" office:value-type="float" office:value="0.0408469769251612" calcext:value-type="float">
            <text:p>0.040846976925161</text:p>
          </table:table-cell>
          <table:table-cell table:formula="of:=0.5*[.AEJ12]*(([.AEJ5]-[.AEI5])/([.AEJ1]-[.AEI1]))^2" office:value-type="float" office:value="0.0896700002487251" calcext:value-type="float">
            <text:p>0.089670000248725</text:p>
          </table:table-cell>
          <table:table-cell table:formula="of:=0.5*[.AEK12]*(([.AEK5]-[.AEJ5])/([.AEK1]-[.AEJ1]))^2" office:value-type="float" office:value="0.060867896871679" calcext:value-type="float">
            <text:p>0.060867896871679</text:p>
          </table:table-cell>
          <table:table-cell table:formula="of:=0.5*[.AEL12]*(([.AEL5]-[.AEK5])/([.AEL1]-[.AEK1]))^2" office:value-type="float" office:value="0.072001285784101" calcext:value-type="float">
            <text:p>0.072001285784101</text:p>
          </table:table-cell>
          <table:table-cell table:formula="of:=0.5*[.AEM12]*(([.AEM5]-[.AEL5])/([.AEM1]-[.AEL1]))^2" office:value-type="float" office:value="0.00133350873532171" calcext:value-type="float">
            <text:p>0.001333508735322</text:p>
          </table:table-cell>
          <table:table-cell table:formula="of:=0.5*[.AEN12]*(([.AEN5]-[.AEM5])/([.AEN1]-[.AEM1]))^2" office:value-type="float" office:value="0.00114610550078434" calcext:value-type="float">
            <text:p>0.001146105500784</text:p>
          </table:table-cell>
          <table:table-cell table:formula="of:=0.5*[.AEO12]*(([.AEO5]-[.AEN5])/([.AEO1]-[.AEN1]))^2" office:value-type="float" office:value="0.0391901893493087" calcext:value-type="float">
            <text:p>0.039190189349309</text:p>
          </table:table-cell>
          <table:table-cell table:formula="of:=0.5*[.AEP12]*(([.AEP5]-[.AEO5])/([.AEP1]-[.AEO1]))^2" office:value-type="float" office:value="0.0831530532710312" calcext:value-type="float">
            <text:p>0.083153053271031</text:p>
          </table:table-cell>
          <table:table-cell table:formula="of:=0.5*[.AEQ12]*(([.AEQ5]-[.AEP5])/([.AEQ1]-[.AEP1]))^2" office:value-type="float" office:value="0.0643173877629004" calcext:value-type="float">
            <text:p>0.064317387762901</text:p>
          </table:table-cell>
          <table:table-cell table:formula="of:=0.5*[.AER12]*(([.AER5]-[.AEQ5])/([.AER1]-[.AEQ1]))^2" office:value-type="float" office:value="0.0000157999303875723" calcext:value-type="float">
            <text:p>1.57999303875723E-05</text:p>
          </table:table-cell>
          <table:table-cell table:formula="of:=0.5*[.AES12]*(([.AES5]-[.AER5])/([.AES1]-[.AER1]))^2" office:value-type="float" office:value="0.000193604708543062" calcext:value-type="float">
            <text:p>0.000193604708543</text:p>
          </table:table-cell>
          <table:table-cell table:formula="of:=0.5*[.AET12]*(([.AET5]-[.AES5])/([.AET1]-[.AES1]))^2" office:value-type="float" office:value="0.0370202163855395" calcext:value-type="float">
            <text:p>0.03702021638554</text:p>
          </table:table-cell>
          <table:table-cell table:formula="of:=0.5*[.AEU12]*(([.AEU5]-[.AET5])/([.AEU1]-[.AET1]))^2" office:value-type="float" office:value="0.145794163675881" calcext:value-type="float">
            <text:p>0.145794163675881</text:p>
          </table:table-cell>
          <table:table-cell table:formula="of:=0.5*[.AEV12]*(([.AEV5]-[.AEU5])/([.AEV1]-[.AEU1]))^2" office:value-type="float" office:value="0.00186561676830395" calcext:value-type="float">
            <text:p>0.001865616768304</text:p>
          </table:table-cell>
          <table:table-cell table:formula="of:=0.5*[.AEW12]*(([.AEW5]-[.AEV5])/([.AEW1]-[.AEV1]))^2" office:value-type="float" office:value="0.0665273483725415" calcext:value-type="float">
            <text:p>0.066527348372542</text:p>
          </table:table-cell>
          <table:table-cell table:formula="of:=0.5*[.AEX12]*(([.AEX5]-[.AEW5])/([.AEX1]-[.AEW1]))^2" office:value-type="float" office:value="0.0508966690666033" calcext:value-type="float">
            <text:p>0.050896669066603</text:p>
          </table:table-cell>
          <table:table-cell table:formula="of:=0.5*[.AEY12]*(([.AEY5]-[.AEX5])/([.AEY1]-[.AEX1]))^2" office:value-type="float" office:value="0.0600482481576267" calcext:value-type="float">
            <text:p>0.060048248157627</text:p>
          </table:table-cell>
          <table:table-cell table:formula="of:=0.5*[.AEZ12]*(([.AEZ5]-[.AEY5])/([.AEZ1]-[.AEY1]))^2" office:value-type="float" office:value="0.00412690252529435" calcext:value-type="float">
            <text:p>0.004126902525294</text:p>
          </table:table-cell>
          <table:table-cell table:formula="of:=0.5*[.AFA12]*(([.AFA5]-[.AEZ5])/([.AFA1]-[.AEZ1]))^2" office:value-type="float" office:value="0.00266084287969313" calcext:value-type="float">
            <text:p>0.002660842879693</text:p>
          </table:table-cell>
          <table:table-cell table:formula="of:=0.5*[.AFB12]*(([.AFB5]-[.AFA5])/([.AFB1]-[.AFA1]))^2" office:value-type="float" office:value="0.0462424799545303" calcext:value-type="float">
            <text:p>0.04624247995453</text:p>
          </table:table-cell>
          <table:table-cell table:formula="of:=0.5*[.AFC12]*(([.AFC5]-[.AFB5])/([.AFC1]-[.AFB1]))^2" office:value-type="float" office:value="0.0227342631171547" calcext:value-type="float">
            <text:p>0.022734263117155</text:p>
          </table:table-cell>
          <table:table-cell table:formula="of:=0.5*[.AFD12]*(([.AFD5]-[.AFC5])/([.AFD1]-[.AFC1]))^2" office:value-type="float" office:value="0.0897217886295666" calcext:value-type="float">
            <text:p>0.089721788629567</text:p>
          </table:table-cell>
          <table:table-cell table:formula="of:=0.5*[.AFE12]*(([.AFE5]-[.AFD5])/([.AFE1]-[.AFD1]))^2" office:value-type="float" office:value="0.00220799077367197" calcext:value-type="float">
            <text:p>0.002207990773672</text:p>
          </table:table-cell>
          <table:table-cell table:formula="of:=0.5*[.AFF12]*(([.AFF5]-[.AFE5])/([.AFF1]-[.AFE1]))^2" office:value-type="float" office:value="0.0315459947071583" calcext:value-type="float">
            <text:p>0.031545994707158</text:p>
          </table:table-cell>
          <table:table-cell table:formula="of:=0.5*[.AFG12]*(([.AFG5]-[.AFF5])/([.AFG1]-[.AFF1]))^2" office:value-type="float" office:value="0.00841537282565764" calcext:value-type="float">
            <text:p>0.008415372825658</text:p>
          </table:table-cell>
          <table:table-cell table:formula="of:=0.5*[.AFH12]*(([.AFH5]-[.AFG5])/([.AFH1]-[.AFG1]))^2" office:value-type="float" office:value="0.0312199130090946" calcext:value-type="float">
            <text:p>0.031219913009095</text:p>
          </table:table-cell>
          <table:table-cell table:formula="of:=0.5*[.AFI12]*(([.AFI5]-[.AFH5])/([.AFI1]-[.AFH1]))^2" office:value-type="float" office:value="0.0000432772960720324" calcext:value-type="float">
            <text:p>4.32772960720324E-05</text:p>
          </table:table-cell>
          <table:table-cell table:formula="of:=0.5*[.AFJ12]*(([.AFJ5]-[.AFI5])/([.AFJ1]-[.AFI1]))^2" office:value-type="float" office:value="0.000357629894594488" calcext:value-type="float">
            <text:p>0.000357629894594</text:p>
          </table:table-cell>
          <table:table-cell table:formula="of:=0.5*[.AFK12]*(([.AFK5]-[.AFJ5])/([.AFK1]-[.AFJ1]))^2" office:value-type="float" office:value="0.00202849228917417" calcext:value-type="float">
            <text:p>0.002028492289174</text:p>
          </table:table-cell>
          <table:table-cell table:formula="of:=0.5*[.AFL12]*(([.AFL5]-[.AFK5])/([.AFL1]-[.AFK1]))^2" office:value-type="float" office:value="0.0348620525907842" calcext:value-type="float">
            <text:p>0.034862052590784</text:p>
          </table:table-cell>
          <table:table-cell table:formula="of:=0.5*[.AFM12]*(([.AFM5]-[.AFL5])/([.AFM1]-[.AFL1]))^2" office:value-type="float" office:value="0.065449630652646" calcext:value-type="float">
            <text:p>0.065449630652646</text:p>
          </table:table-cell>
          <table:table-cell table:formula="of:=0.5*[.AFN12]*(([.AFN5]-[.AFM5])/([.AFN1]-[.AFM1]))^2" office:value-type="float" office:value="0.00173965166590912" calcext:value-type="float">
            <text:p>0.001739651665909</text:p>
          </table:table-cell>
          <table:table-cell table:formula="of:=0.5*[.AFO12]*(([.AFO5]-[.AFN5])/([.AFO1]-[.AFN1]))^2" office:value-type="float" office:value="0.00282701414211956" calcext:value-type="float">
            <text:p>0.00282701414212</text:p>
          </table:table-cell>
          <table:table-cell table:formula="of:=0.5*[.AFP12]*(([.AFP5]-[.AFO5])/([.AFP1]-[.AFO1]))^2" office:value-type="float" office:value="0.00000222241064198243" calcext:value-type="float">
            <text:p>2.22241064198243E-06</text:p>
          </table:table-cell>
          <table:table-cell table:formula="of:=0.5*[.AFQ12]*(([.AFQ5]-[.AFP5])/([.AFQ1]-[.AFP1]))^2" office:value-type="float" office:value="0.00489793400260541" calcext:value-type="float">
            <text:p>0.004897934002605</text:p>
          </table:table-cell>
          <table:table-cell table:formula="of:=0.5*[.AFR12]*(([.AFR5]-[.AFQ5])/([.AFR1]-[.AFQ1]))^2" office:value-type="float" office:value="0.0013782144660084" calcext:value-type="float">
            <text:p>0.001378214466008</text:p>
          </table:table-cell>
          <table:table-cell table:formula="of:=0.5*[.AFS12]*(([.AFS5]-[.AFR5])/([.AFS1]-[.AFR1]))^2" office:value-type="float" office:value="0.000910210269473146" calcext:value-type="float">
            <text:p>0.000910210269473</text:p>
          </table:table-cell>
          <table:table-cell table:formula="of:=0.5*[.AFT12]*(([.AFT5]-[.AFS5])/([.AFT1]-[.AFS1]))^2" office:value-type="float" office:value="0.0000289806510495731" calcext:value-type="float">
            <text:p>2.89806510495731E-05</text:p>
          </table:table-cell>
          <table:table-cell table:formula="of:=0.5*[.AFU12]*(([.AFU5]-[.AFT5])/([.AFU1]-[.AFT1]))^2" office:value-type="float" office:value="0.00064436826738789" calcext:value-type="float">
            <text:p>0.000644368267388</text:p>
          </table:table-cell>
          <table:table-cell table:formula="of:=0.5*[.AFV12]*(([.AFV5]-[.AFU5])/([.AFV1]-[.AFU1]))^2" office:value-type="float" office:value="0.00167316458342959" calcext:value-type="float">
            <text:p>0.00167316458343</text:p>
          </table:table-cell>
          <table:table-cell table:formula="of:=0.5*[.AFW12]*(([.AFW5]-[.AFV5])/([.AFW1]-[.AFV1]))^2" office:value-type="float" office:value="0.000179142802532672" calcext:value-type="float">
            <text:p>0.000179142802533</text:p>
          </table:table-cell>
          <table:table-cell table:formula="of:=0.5*[.AFX12]*(([.AFX5]-[.AFW5])/([.AFX1]-[.AFW1]))^2" office:value-type="float" office:value="0.00000000394866692464895" calcext:value-type="float">
            <text:p>3.94866692464895E-09</text:p>
          </table:table-cell>
          <table:table-cell table:formula="of:=0.5*[.AFY12]*(([.AFY5]-[.AFX5])/([.AFY1]-[.AFX1]))^2" office:value-type="float" office:value="0.000445875441458323" calcext:value-type="float">
            <text:p>0.000445875441458</text:p>
          </table:table-cell>
          <table:table-cell table:formula="of:=0.5*[.AFZ12]*(([.AFZ5]-[.AFY5])/([.AFZ1]-[.AFY1]))^2" office:value-type="float" office:value="0.000107858448261149" calcext:value-type="float">
            <text:p>0.000107858448261</text:p>
          </table:table-cell>
          <table:table-cell table:formula="of:=0.5*[.AGA12]*(([.AGA5]-[.AFZ5])/([.AGA1]-[.AFZ1]))^2" office:value-type="float" office:value="0.000383729159002914" calcext:value-type="float">
            <text:p>0.000383729159003</text:p>
          </table:table-cell>
          <table:table-cell table:formula="of:=0.5*[.AGB12]*(([.AGB5]-[.AGA5])/([.AGB1]-[.AGA1]))^2" office:value-type="float" office:value="0.0000054673036103765" calcext:value-type="float">
            <text:p>5.4673036103765E-06</text:p>
          </table:table-cell>
          <table:table-cell table:formula="of:=0.5*[.AGC12]*(([.AGC5]-[.AGB5])/([.AGC1]-[.AGB1]))^2" office:value-type="float" office:value="0.000159409397717496" calcext:value-type="float">
            <text:p>0.000159409397717</text:p>
          </table:table-cell>
          <table:table-cell table:formula="of:=0.5*[.AGD12]*(([.AGD5]-[.AGC5])/([.AGD1]-[.AGC1]))^2" office:value-type="float" office:value="0.0000968906265217144" calcext:value-type="float">
            <text:p>9.68906265217144E-05</text:p>
          </table:table-cell>
          <table:table-cell table:formula="of:=0.5*[.AGE12]*(([.AGE5]-[.AGD5])/([.AGE1]-[.AGD1]))^2" office:value-type="float" office:value="0.00000671943171690876" calcext:value-type="float">
            <text:p>6.71943171690876E-06</text:p>
          </table:table-cell>
          <table:table-cell table:formula="of:=0.5*[.AGF12]*(([.AGF5]-[.AGE5])/([.AGF1]-[.AGE1]))^2" office:value-type="float" office:value="0.0000166831511967237" calcext:value-type="float">
            <text:p>1.66831511967237E-05</text:p>
          </table:table-cell>
          <table:table-cell table:formula="of:=0.5*[.AGG12]*(([.AGG5]-[.AGF5])/([.AGG1]-[.AGF1]))^2" office:value-type="float" office:value="0.0000235920819137393" calcext:value-type="float">
            <text:p>2.35920819137393E-05</text:p>
          </table:table-cell>
          <table:table-cell table:formula="of:=0.5*[.AGH12]*(([.AGH5]-[.AGG5])/([.AGH1]-[.AGG1]))^2" office:value-type="float" office:value="0.0000899904627588732" calcext:value-type="float">
            <text:p>8.99904627588732E-05</text:p>
          </table:table-cell>
          <table:table-cell table:formula="of:=0.5*[.AGI12]*(([.AGI5]-[.AGH5])/([.AGI1]-[.AGH1]))^2" office:value-type="float" office:value="0.0000903104354120993" calcext:value-type="float">
            <text:p>9.03104354120993E-05</text:p>
          </table:table-cell>
          <table:table-cell table:formula="of:=0.5*[.AGJ12]*(([.AGJ5]-[.AGI5])/([.AGJ1]-[.AGI1]))^2" office:value-type="float" office:value="0.0000960362315309915" calcext:value-type="float">
            <text:p>9.60362315309915E-05</text:p>
          </table:table-cell>
          <table:table-cell table:formula="of:=0.5*[.AGK12]*(([.AGK5]-[.AGJ5])/([.AGK1]-[.AGJ1]))^2" office:value-type="float" office:value="0.00000487962775928551" calcext:value-type="float">
            <text:p>4.87962775928551E-06</text:p>
          </table:table-cell>
          <table:table-cell table:formula="of:=0.5*[.AGL12]*(([.AGL5]-[.AGK5])/([.AGL1]-[.AGK1]))^2" office:value-type="float" office:value="0.0000395535964063931" calcext:value-type="float">
            <text:p>3.95535964063931E-05</text:p>
          </table:table-cell>
          <table:table-cell table:formula="of:=0.5*[.AGM12]*(([.AGM5]-[.AGL5])/([.AGM1]-[.AGL1]))^2" office:value-type="float" office:value="0.000054480643901225" calcext:value-type="float">
            <text:p>5.4480643901225E-05</text:p>
          </table:table-cell>
          <table:table-cell table:formula="of:=0.5*[.AGN12]*(([.AGN5]-[.AGM5])/([.AGN1]-[.AGM1]))^2" office:value-type="float" office:value="0.0000553624833379365" calcext:value-type="float">
            <text:p>5.53624833379365E-05</text:p>
          </table:table-cell>
          <table:table-cell table:formula="of:=0.5*[.AGO12]*(([.AGO5]-[.AGN5])/([.AGO1]-[.AGN1]))^2" office:value-type="float" office:value="0.00000112731380090846" calcext:value-type="float">
            <text:p>1.12731380090846E-06</text:p>
          </table:table-cell>
          <table:table-cell table:formula="of:=0.5*[.AGP12]*(([.AGP5]-[.AGO5])/([.AGP1]-[.AGO1]))^2" office:value-type="float" office:value="0.00000013546157376092" calcext:value-type="float">
            <text:p>1.3546157376092E-07</text:p>
          </table:table-cell>
          <table:table-cell table:formula="of:=0.5*[.AGQ12]*(([.AGQ5]-[.AGP5])/([.AGQ1]-[.AGP1]))^2" office:value-type="float" office:value="0.00000737791892410499" calcext:value-type="float">
            <text:p>7.37791892410499E-06</text:p>
          </table:table-cell>
          <table:table-cell table:formula="of:=0.5*[.AGR12]*(([.AGR5]-[.AGQ5])/([.AGR1]-[.AGQ1]))^2" office:value-type="float" office:value="0.000130936164945775" calcext:value-type="float">
            <text:p>0.000130936164946</text:p>
          </table:table-cell>
          <table:table-cell table:formula="of:=0.5*[.AGS12]*(([.AGS5]-[.AGR5])/([.AGS1]-[.AGR1]))^2" office:value-type="float" office:value="0.0000511067289267889" calcext:value-type="float">
            <text:p>5.11067289267889E-05</text:p>
          </table:table-cell>
          <table:table-cell table:formula="of:=0.5*[.AGT12]*(([.AGT5]-[.AGS5])/([.AGT1]-[.AGS1]))^2" office:value-type="float" office:value="0.0000191870894404495" calcext:value-type="float">
            <text:p>1.91870894404495E-05</text:p>
          </table:table-cell>
          <table:table-cell table:formula="of:=0.5*[.AGU12]*(([.AGU5]-[.AGT5])/([.AGU1]-[.AGT1]))^2" office:value-type="float" office:value="0.0000249248824946895" calcext:value-type="float">
            <text:p>2.49248824946895E-05</text:p>
          </table:table-cell>
          <table:table-cell table:formula="of:=0.5*[.AGV12]*(([.AGV5]-[.AGU5])/([.AGV1]-[.AGU1]))^2" office:value-type="float" office:value="0.0000635296786344667" calcext:value-type="float">
            <text:p>6.35296786344667E-05</text:p>
          </table:table-cell>
          <table:table-cell table:formula="of:=0.5*[.AGW12]*(([.AGW5]-[.AGV5])/([.AGW1]-[.AGV1]))^2" office:value-type="float" office:value="0.00000919881316252025" calcext:value-type="float">
            <text:p>9.19881316252025E-06</text:p>
          </table:table-cell>
          <table:table-cell table:formula="of:=0.5*[.AGX12]*(([.AGX5]-[.AGW5])/([.AGX1]-[.AGW1]))^2" office:value-type="float" office:value="0.00000165576388206814" calcext:value-type="float">
            <text:p>1.65576388206814E-06</text:p>
          </table:table-cell>
          <table:table-cell table:formula="of:=0.5*[.AGY12]*(([.AGY5]-[.AGX5])/([.AGY1]-[.AGX1]))^2" office:value-type="float" office:value="0.000000516059475010753" calcext:value-type="float">
            <text:p>5.16059475010753E-07</text:p>
          </table:table-cell>
          <table:table-cell table:formula="of:=0.5*[.AGZ12]*(([.AGZ5]-[.AGY5])/([.AGZ1]-[.AGY1]))^2" office:value-type="float" office:value="0.00000020046975895528" calcext:value-type="float">
            <text:p>2.0046975895528E-07</text:p>
          </table:table-cell>
          <table:table-cell table:formula="of:=0.5*[.AHA12]*(([.AHA5]-[.AGZ5])/([.AHA1]-[.AGZ1]))^2" office:value-type="float" office:value="0.000000460894359249526" calcext:value-type="float">
            <text:p>4.60894359249526E-07</text:p>
          </table:table-cell>
          <table:table-cell table:formula="of:=0.5*[.AHB12]*(([.AHB5]-[.AHA5])/([.AHB1]-[.AHA1]))^2" office:value-type="float" office:value="0.00000719167355610635" calcext:value-type="float">
            <text:p>7.19167355610635E-06</text:p>
          </table:table-cell>
          <table:table-cell table:formula="of:=0.5*[.AHC12]*(([.AHC5]-[.AHB5])/([.AHC1]-[.AHB1]))^2" office:value-type="float" office:value="0.0000060298628316656" calcext:value-type="float">
            <text:p>6.0298628316656E-06</text:p>
          </table:table-cell>
          <table:table-cell table:formula="of:=0.5*[.AHD12]*(([.AHD5]-[.AHC5])/([.AHD1]-[.AHC1]))^2" office:value-type="float" office:value="0.0000261992440817735" calcext:value-type="float">
            <text:p>2.61992440817735E-05</text:p>
          </table:table-cell>
          <table:table-cell table:formula="of:=0.5*[.AHE12]*(([.AHE5]-[.AHD5])/([.AHE1]-[.AHD1]))^2" office:value-type="float" office:value="0.00000261322153869328" calcext:value-type="float">
            <text:p>2.61322153869328E-06</text:p>
          </table:table-cell>
          <table:table-cell table:formula="of:=0.5*[.AHF12]*(([.AHF5]-[.AHE5])/([.AHF1]-[.AHE1]))^2" office:value-type="float" office:value="0.000000329711855191313" calcext:value-type="float">
            <text:p>3.29711855191313E-07</text:p>
          </table:table-cell>
          <table:table-cell table:formula="of:=0.5*[.AHG12]*(([.AHG5]-[.AHF5])/([.AHG1]-[.AHF1]))^2" office:value-type="float" office:value="0.0000000401046216773594" calcext:value-type="float">
            <text:p>4.01046216773594E-08</text:p>
          </table:table-cell>
          <table:table-cell table:formula="of:=0.5*[.AHH12]*(([.AHH5]-[.AHG5])/([.AHH1]-[.AHG1]))^2" office:value-type="float" office:value="0.00000314835184445201" calcext:value-type="float">
            <text:p>3.14835184445201E-06</text:p>
          </table:table-cell>
          <table:table-cell table:formula="of:=0.5*[.AHI12]*(([.AHI5]-[.AHH5])/([.AHI1]-[.AHH1]))^2" office:value-type="float" office:value="0.000000179575346275581" calcext:value-type="float">
            <text:p>1.79575346275581E-07</text:p>
          </table:table-cell>
          <table:table-cell table:formula="of:=0.5*[.AHJ12]*(([.AHJ5]-[.AHI5])/([.AHJ1]-[.AHI1]))^2" office:value-type="float" office:value="0.00000345500368348983" calcext:value-type="float">
            <text:p>3.45500368348983E-06</text:p>
          </table:table-cell>
          <table:table-cell table:formula="of:=0.5*[.AHK12]*(([.AHK5]-[.AHJ5])/([.AHK1]-[.AHJ1]))^2" office:value-type="float" office:value="0.00000686571666542447" calcext:value-type="float">
            <text:p>6.86571666542447E-06</text:p>
          </table:table-cell>
          <table:table-cell table:formula="of:=0.5*[.AHL12]*(([.AHL5]-[.AHK5])/([.AHL1]-[.AHK1]))^2" office:value-type="float" office:value="0.00000956589220138533" calcext:value-type="float">
            <text:p>9.56589220138533E-06</text:p>
          </table:table-cell>
          <table:table-cell table:formula="of:=0.5*[.AHM12]*(([.AHM5]-[.AHL5])/([.AHM1]-[.AHL1]))^2" office:value-type="float" office:value="0.000000726102179443577" calcext:value-type="float">
            <text:p>7.26102179443577E-07</text:p>
          </table:table-cell>
          <table:table-cell table:formula="of:=0.5*[.AHN12]*(([.AHN5]-[.AHM5])/([.AHN1]-[.AHM1]))^2" office:value-type="float" office:value="0.0000174606875683818" calcext:value-type="float">
            <text:p>1.74606875683818E-05</text:p>
          </table:table-cell>
          <table:table-cell table:formula="of:=0.5*[.AHO12]*(([.AHO5]-[.AHN5])/([.AHO1]-[.AHN1]))^2" office:value-type="float" office:value="0.0000138270159584153" calcext:value-type="float">
            <text:p>1.38270159584153E-05</text:p>
          </table:table-cell>
          <table:table-cell table:formula="of:=0.5*[.AHP12]*(([.AHP5]-[.AHO5])/([.AHP1]-[.AHO1]))^2" office:value-type="float" office:value="0.000000395080646371128" calcext:value-type="float">
            <text:p>3.95080646371128E-07</text:p>
          </table:table-cell>
          <table:table-cell table:formula="of:=0.5*[.AHQ12]*(([.AHQ5]-[.AHP5])/([.AHQ1]-[.AHP1]))^2" office:value-type="float" office:value="0.0000135528379655486" calcext:value-type="float">
            <text:p>1.35528379655486E-05</text:p>
          </table:table-cell>
          <table:table-cell table:formula="of:=0.5*[.AHR12]*(([.AHR5]-[.AHQ5])/([.AHR1]-[.AHQ1]))^2" office:value-type="float" office:value="0.00000164862140010261" calcext:value-type="float">
            <text:p>1.64862140010261E-06</text:p>
          </table:table-cell>
          <table:table-cell table:formula="of:=0.5*[.AHS12]*(([.AHS5]-[.AHR5])/([.AHS1]-[.AHR1]))^2" office:value-type="float" office:value="0.00000077738909303024" calcext:value-type="float">
            <text:p>7.7738909303024E-07</text:p>
          </table:table-cell>
          <table:table-cell table:formula="of:=0.5*[.AHT12]*(([.AHT5]-[.AHS5])/([.AHT1]-[.AHS1]))^2" office:value-type="float" office:value="0.000000654698545693079" calcext:value-type="float">
            <text:p>6.54698545693079E-07</text:p>
          </table:table-cell>
          <table:table-cell table:formula="of:=0.5*[.AHU12]*(([.AHU5]-[.AHT5])/([.AHU1]-[.AHT1]))^2" office:value-type="float" office:value="0.0000034419588196972" calcext:value-type="float">
            <text:p>3.4419588196972E-06</text:p>
          </table:table-cell>
          <table:table-cell table:formula="of:=0.5*[.AHV12]*(([.AHV5]-[.AHU5])/([.AHV1]-[.AHU1]))^2" office:value-type="float" office:value="0.000022787130492792" calcext:value-type="float">
            <text:p>2.2787130492792E-05</text:p>
          </table:table-cell>
          <table:table-cell table:formula="of:=0.5*[.AHW12]*(([.AHW5]-[.AHV5])/([.AHW1]-[.AHV1]))^2" office:value-type="float" office:value="0.0000000528068960102065" calcext:value-type="float">
            <text:p>5.28068960102065E-08</text:p>
          </table:table-cell>
          <table:table-cell table:formula="of:=0.5*[.AHX12]*(([.AHX5]-[.AHW5])/([.AHX1]-[.AHW1]))^2" office:value-type="float" office:value="0.0000439533797265247" calcext:value-type="float">
            <text:p>4.39533797265247E-05</text:p>
          </table:table-cell>
          <table:table-cell table:formula="of:=0.5*[.AHY12]*(([.AHY5]-[.AHX5])/([.AHY1]-[.AHX1]))^2" office:value-type="float" office:value="0.0000395397242111547" calcext:value-type="float">
            <text:p>3.95397242111547E-05</text:p>
          </table:table-cell>
          <table:table-cell table:formula="of:=0.5*[.AHZ12]*(([.AHZ5]-[.AHY5])/([.AHZ1]-[.AHY1]))^2" office:value-type="float" office:value="0.000000264820578483482" calcext:value-type="float">
            <text:p>2.64820578483482E-07</text:p>
          </table:table-cell>
          <table:table-cell table:formula="of:=0.5*[.AIA12]*(([.AIA5]-[.AHZ5])/([.AIA1]-[.AHZ1]))^2" office:value-type="float" office:value="0.00000000107947489076086" calcext:value-type="float">
            <text:p>1.07947489076086E-09</text:p>
          </table:table-cell>
          <table:table-cell table:formula="of:=0.5*[.AIB12]*(([.AIB5]-[.AIA5])/([.AIB1]-[.AIA1]))^2" office:value-type="float" office:value="0.0000423456299160149" calcext:value-type="float">
            <text:p>4.23456299160149E-05</text:p>
          </table:table-cell>
          <table:table-cell table:formula="of:=0.5*[.AIC12]*(([.AIC5]-[.AIB5])/([.AIC1]-[.AIB1]))^2" office:value-type="float" office:value="0.0000262363280343529" calcext:value-type="float">
            <text:p>2.62363280343529E-05</text:p>
          </table:table-cell>
          <table:table-cell table:formula="of:=0.5*[.AID12]*(([.AID5]-[.AIC5])/([.AID1]-[.AIC1]))^2" office:value-type="float" office:value="0.0000144890876503355" calcext:value-type="float">
            <text:p>1.44890876503355E-05</text:p>
          </table:table-cell>
          <table:table-cell table:formula="of:=0.5*[.AIE12]*(([.AIE5]-[.AID5])/([.AIE1]-[.AID1]))^2" office:value-type="float" office:value="0.00000409198102329922" calcext:value-type="float">
            <text:p>4.09198102329922E-06</text:p>
          </table:table-cell>
          <table:table-cell table:formula="of:=0.5*[.AIF12]*(([.AIF5]-[.AIE5])/([.AIF1]-[.AIE1]))^2" office:value-type="float" office:value="0.000000339571672369017" calcext:value-type="float">
            <text:p>3.39571672369017E-07</text:p>
          </table:table-cell>
          <table:table-cell table:formula="of:=0.5*[.AIG12]*(([.AIG5]-[.AIF5])/([.AIG1]-[.AIF1]))^2" office:value-type="float" office:value="0.0000140351479962895" calcext:value-type="float">
            <text:p>1.40351479962895E-05</text:p>
          </table:table-cell>
          <table:table-cell table:formula="of:=0.5*[.AIH12]*(([.AIH5]-[.AIG5])/([.AIH1]-[.AIG1]))^2" office:value-type="float" office:value="0.00014763207784845" calcext:value-type="float">
            <text:p>0.000147632077848</text:p>
          </table:table-cell>
          <table:table-cell table:formula="of:=0.5*[.AII12]*(([.AII5]-[.AIH5])/([.AII1]-[.AIH1]))^2" office:value-type="float" office:value="0.000111780430122107" calcext:value-type="float">
            <text:p>0.000111780430122</text:p>
          </table:table-cell>
          <table:table-cell table:formula="of:=0.5*[.AIJ12]*(([.AIJ5]-[.AII5])/([.AIJ1]-[.AII1]))^2" office:value-type="float" office:value="0.00000444188019411455" calcext:value-type="float">
            <text:p>4.44188019411455E-06</text:p>
          </table:table-cell>
          <table:table-cell table:formula="of:=0.5*[.AIK12]*(([.AIK5]-[.AIJ5])/([.AIK1]-[.AIJ1]))^2" office:value-type="float" office:value="0.0000000376678576061096" calcext:value-type="float">
            <text:p>3.76678576061096E-08</text:p>
          </table:table-cell>
          <table:table-cell table:formula="of:=0.5*[.AIL12]*(([.AIL5]-[.AIK5])/([.AIL1]-[.AIK1]))^2" office:value-type="float" office:value="0.000000448660300146879" calcext:value-type="float">
            <text:p>4.48660300146879E-07</text:p>
          </table:table-cell>
          <table:table-cell table:formula="of:=0.5*[.AIM12]*(([.AIM5]-[.AIL5])/([.AIM1]-[.AIL1]))^2" office:value-type="float" office:value="0.000000694433173045363" calcext:value-type="float">
            <text:p>6.94433173045363E-07</text:p>
          </table:table-cell>
          <table:table-cell/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129261362709018" calcext:value-type="float">
            <text:p>1.29261362709018E-06</text:p>
          </table:table-cell>
          <table:table-cell table:formula="of:=0.5*[.D12]*(([.D6]-[.C6])/([.D1]-[.C1]))^2" office:value-type="float" office:value="0.000000813473553474699" calcext:value-type="float">
            <text:p>8.13473553474699E-07</text:p>
          </table:table-cell>
          <table:table-cell table:formula="of:=0.5*[.E12]*(([.E6]-[.D6])/([.E1]-[.D1]))^2" office:value-type="float" office:value="0.000000638226000834365" calcext:value-type="float">
            <text:p>6.38226000834365E-07</text:p>
          </table:table-cell>
          <table:table-cell table:formula="of:=0.5*[.F12]*(([.F6]-[.E6])/([.F1]-[.E1]))^2" office:value-type="float" office:value="0.0000015052539935964" calcext:value-type="float">
            <text:p>1.5052539935964E-06</text:p>
          </table:table-cell>
          <table:table-cell table:formula="of:=0.5*[.G12]*(([.G6]-[.F6])/([.G1]-[.F1]))^2" office:value-type="float" office:value="0.000000586119096348892" calcext:value-type="float">
            <text:p>5.86119096348892E-07</text:p>
          </table:table-cell>
          <table:table-cell table:formula="of:=0.5*[.H12]*(([.H6]-[.G6])/([.H1]-[.G1]))^2" office:value-type="float" office:value="0.0000000686669225622088" calcext:value-type="float">
            <text:p>6.86669225622088E-08</text:p>
          </table:table-cell>
          <table:table-cell table:formula="of:=0.5*[.I12]*(([.I6]-[.H6])/([.I1]-[.H1]))^2" office:value-type="float" office:value="0.00000070950667400418" calcext:value-type="float">
            <text:p>7.0950667400418E-07</text:p>
          </table:table-cell>
          <table:table-cell table:formula="of:=0.5*[.J12]*(([.J6]-[.I6])/([.J1]-[.I1]))^2" office:value-type="float" office:value="0.000000068366961463304" calcext:value-type="float">
            <text:p>6.8366961463304E-08</text:p>
          </table:table-cell>
          <table:table-cell table:formula="of:=0.5*[.K12]*(([.K6]-[.J6])/([.K1]-[.J1]))^2" office:value-type="float" office:value="0.000000964324654532161" calcext:value-type="float">
            <text:p>9.64324654532161E-07</text:p>
          </table:table-cell>
          <table:table-cell table:formula="of:=0.5*[.L12]*(([.L6]-[.K6])/([.L1]-[.K1]))^2" office:value-type="float" office:value="0.00000177621646642831" calcext:value-type="float">
            <text:p>1.77621646642831E-06</text:p>
          </table:table-cell>
          <table:table-cell table:formula="of:=0.5*[.M12]*(([.M6]-[.L6])/([.M1]-[.L1]))^2" office:value-type="float" office:value="0.00000169932634671751" calcext:value-type="float">
            <text:p>1.69932634671751E-06</text:p>
          </table:table-cell>
          <table:table-cell table:formula="of:=0.5*[.N12]*(([.N6]-[.M6])/([.N1]-[.M1]))^2" office:value-type="float" office:value="0.000000000273427284713719" calcext:value-type="float">
            <text:p>2.73427284713719E-10</text:p>
          </table:table-cell>
          <table:table-cell table:formula="of:=0.5*[.O12]*(([.O6]-[.N6])/([.O1]-[.N1]))^2" office:value-type="float" office:value="0.00000448846761122414" calcext:value-type="float">
            <text:p>4.48846761122414E-06</text:p>
          </table:table-cell>
          <table:table-cell table:formula="of:=0.5*[.P12]*(([.P6]-[.O6])/([.P1]-[.O1]))^2" office:value-type="float" office:value="0.00000149406251813602" calcext:value-type="float">
            <text:p>1.49406251813602E-06</text:p>
          </table:table-cell>
          <table:table-cell table:formula="of:=0.5*[.Q12]*(([.Q6]-[.P6])/([.Q1]-[.P1]))^2" office:value-type="float" office:value="0.000000117017000515975" calcext:value-type="float">
            <text:p>1.17017000515975E-07</text:p>
          </table:table-cell>
          <table:table-cell table:formula="of:=0.5*[.R12]*(([.R6]-[.Q6])/([.R1]-[.Q1]))^2" office:value-type="float" office:value="0.000000147215504161922" calcext:value-type="float">
            <text:p>1.47215504161922E-07</text:p>
          </table:table-cell>
          <table:table-cell table:formula="of:=0.5*[.S12]*(([.S6]-[.R6])/([.S1]-[.R1]))^2" office:value-type="float" office:value="0.000000301483757168522" calcext:value-type="float">
            <text:p>3.01483757168522E-07</text:p>
          </table:table-cell>
          <table:table-cell table:formula="of:=0.5*[.T12]*(([.T6]-[.S6])/([.T1]-[.S1]))^2" office:value-type="float" office:value="0.0000000196469944910331" calcext:value-type="float">
            <text:p>1.96469944910331E-08</text:p>
          </table:table-cell>
          <table:table-cell table:formula="of:=0.5*[.U12]*(([.U6]-[.T6])/([.U1]-[.T1]))^2" office:value-type="float" office:value="0.000000000285465673352725" calcext:value-type="float">
            <text:p>2.85465673352725E-10</text:p>
          </table:table-cell>
          <table:table-cell table:formula="of:=0.5*[.V12]*(([.V6]-[.U6])/([.V1]-[.U1]))^2" office:value-type="float" office:value="0.0000000567647211397741" calcext:value-type="float">
            <text:p>5.67647211397741E-08</text:p>
          </table:table-cell>
          <table:table-cell table:formula="of:=0.5*[.W12]*(([.W6]-[.V6])/([.W1]-[.V1]))^2" office:value-type="float" office:value="0.000000185490095251298" calcext:value-type="float">
            <text:p>1.85490095251298E-07</text:p>
          </table:table-cell>
          <table:table-cell table:formula="of:=0.5*[.X12]*(([.X6]-[.W6])/([.X1]-[.W1]))^2" office:value-type="float" office:value="0.000000124577645143305" calcext:value-type="float">
            <text:p>1.24577645143305E-07</text:p>
          </table:table-cell>
          <table:table-cell table:formula="of:=0.5*[.Y12]*(([.Y6]-[.X6])/([.Y1]-[.X1]))^2" office:value-type="float" office:value="0.000000000390583910612016" calcext:value-type="float">
            <text:p>3.90583910612016E-10</text:p>
          </table:table-cell>
          <table:table-cell table:formula="of:=0.5*[.Z12]*(([.Z6]-[.Y6])/([.Z1]-[.Y1]))^2" office:value-type="float" office:value="0.00000227763732974986" calcext:value-type="float">
            <text:p>2.27763732974986E-06</text:p>
          </table:table-cell>
          <table:table-cell table:formula="of:=0.5*[.AA12]*(([.AA6]-[.Z6])/([.AA1]-[.Z1]))^2" office:value-type="float" office:value="0.00000042368395936725" calcext:value-type="float">
            <text:p>4.2368395936725E-07</text:p>
          </table:table-cell>
          <table:table-cell table:formula="of:=0.5*[.AB12]*(([.AB6]-[.AA6])/([.AB1]-[.AA1]))^2" office:value-type="float" office:value="0.000000128418199027973" calcext:value-type="float">
            <text:p>1.28418199027973E-07</text:p>
          </table:table-cell>
          <table:table-cell table:formula="of:=0.5*[.AC12]*(([.AC6]-[.AB6])/([.AC1]-[.AB1]))^2" office:value-type="float" office:value="0.00000000164638232021902" calcext:value-type="float">
            <text:p>1.64638232021902E-09</text:p>
          </table:table-cell>
          <table:table-cell table:formula="of:=0.5*[.AD12]*(([.AD6]-[.AC6])/([.AD1]-[.AC1]))^2" office:value-type="float" office:value="0.00000682751711383192" calcext:value-type="float">
            <text:p>6.82751711383192E-06</text:p>
          </table:table-cell>
          <table:table-cell table:formula="of:=0.5*[.AE12]*(([.AE6]-[.AD6])/([.AE1]-[.AD1]))^2" office:value-type="float" office:value="0.0000000482706398852778" calcext:value-type="float">
            <text:p>4.82706398852778E-08</text:p>
          </table:table-cell>
          <table:table-cell table:formula="of:=0.5*[.AF12]*(([.AF6]-[.AE6])/([.AF1]-[.AE1]))^2" office:value-type="float" office:value="0.00000272718403840776" calcext:value-type="float">
            <text:p>2.72718403840776E-06</text:p>
          </table:table-cell>
          <table:table-cell table:formula="of:=0.5*[.AG12]*(([.AG6]-[.AF6])/([.AG1]-[.AF1]))^2" office:value-type="float" office:value="0.00000228168349157124" calcext:value-type="float">
            <text:p>2.28168349157124E-06</text:p>
          </table:table-cell>
          <table:table-cell table:formula="of:=0.5*[.AH12]*(([.AH6]-[.AG6])/([.AH1]-[.AG1]))^2" office:value-type="float" office:value="0.000000175908374751005" calcext:value-type="float">
            <text:p>1.75908374751005E-07</text:p>
          </table:table-cell>
          <table:table-cell table:formula="of:=0.5*[.AI12]*(([.AI6]-[.AH6])/([.AI1]-[.AH1]))^2" office:value-type="float" office:value="0.00000131256511771588" calcext:value-type="float">
            <text:p>1.31256511771588E-06</text:p>
          </table:table-cell>
          <table:table-cell table:formula="of:=0.5*[.AJ12]*(([.AJ6]-[.AI6])/([.AJ1]-[.AI1]))^2" office:value-type="float" office:value="0.00000173022466118218" calcext:value-type="float">
            <text:p>1.73022466118218E-06</text:p>
          </table:table-cell>
          <table:table-cell table:formula="of:=0.5*[.AK12]*(([.AK6]-[.AJ6])/([.AK1]-[.AJ1]))^2" office:value-type="float" office:value="0.000000757717709090603" calcext:value-type="float">
            <text:p>7.57717709090603E-07</text:p>
          </table:table-cell>
          <table:table-cell table:formula="of:=0.5*[.AL12]*(([.AL6]-[.AK6])/([.AL1]-[.AK1]))^2" office:value-type="float" office:value="0.000000000471133917289106" calcext:value-type="float">
            <text:p>4.71133917289106E-10</text:p>
          </table:table-cell>
          <table:table-cell table:formula="of:=0.5*[.AM12]*(([.AM6]-[.AL6])/([.AM1]-[.AL1]))^2" office:value-type="float" office:value="0.0000000211765135676093" calcext:value-type="float">
            <text:p>2.11765135676093E-08</text:p>
          </table:table-cell>
          <table:table-cell table:formula="of:=0.5*[.AN12]*(([.AN6]-[.AM6])/([.AN1]-[.AM1]))^2" office:value-type="float" office:value="0.0000000986875218971307" calcext:value-type="float">
            <text:p>9.86875218971307E-08</text:p>
          </table:table-cell>
          <table:table-cell table:formula="of:=0.5*[.AO12]*(([.AO6]-[.AN6])/([.AO1]-[.AN1]))^2" office:value-type="float" office:value="0.00000153459337790354" calcext:value-type="float">
            <text:p>1.53459337790354E-06</text:p>
          </table:table-cell>
          <table:table-cell table:formula="of:=0.5*[.AP12]*(([.AP6]-[.AO6])/([.AP1]-[.AO1]))^2" office:value-type="float" office:value="0.000000850616862564905" calcext:value-type="float">
            <text:p>8.50616862564905E-07</text:p>
          </table:table-cell>
          <table:table-cell table:formula="of:=0.5*[.AQ12]*(([.AQ6]-[.AP6])/([.AQ1]-[.AP1]))^2" office:value-type="float" office:value="0.000000830258490938912" calcext:value-type="float">
            <text:p>8.30258490938912E-07</text:p>
          </table:table-cell>
          <table:table-cell table:formula="of:=0.5*[.AR12]*(([.AR6]-[.AQ6])/([.AR1]-[.AQ1]))^2" office:value-type="float" office:value="0.000000000147961563730897" calcext:value-type="float">
            <text:p>1.47961563730897E-10</text:p>
          </table:table-cell>
          <table:table-cell table:formula="of:=0.5*[.AS12]*(([.AS6]-[.AR6])/([.AS1]-[.AR1]))^2" office:value-type="float" office:value="0.00000298748105103091" calcext:value-type="float">
            <text:p>2.98748105103091E-06</text:p>
          </table:table-cell>
          <table:table-cell table:formula="of:=0.5*[.AT12]*(([.AT6]-[.AS6])/([.AT1]-[.AS1]))^2" office:value-type="float" office:value="0.000000240286568363229" calcext:value-type="float">
            <text:p>2.40286568363229E-07</text:p>
          </table:table-cell>
          <table:table-cell table:formula="of:=0.5*[.AU12]*(([.AU6]-[.AT6])/([.AU1]-[.AT1]))^2" office:value-type="float" office:value="0.000000101506802523933" calcext:value-type="float">
            <text:p>1.01506802523933E-07</text:p>
          </table:table-cell>
          <table:table-cell table:formula="of:=0.5*[.AV12]*(([.AV6]-[.AU6])/([.AV1]-[.AU1]))^2" office:value-type="float" office:value="0.000000105790451385833" calcext:value-type="float">
            <text:p>1.05790451385833E-07</text:p>
          </table:table-cell>
          <table:table-cell table:formula="of:=0.5*[.AW12]*(([.AW6]-[.AV6])/([.AW1]-[.AV1]))^2" office:value-type="float" office:value="0.0000000280919976744347" calcext:value-type="float">
            <text:p>2.80919976744347E-08</text:p>
          </table:table-cell>
          <table:table-cell table:formula="of:=0.5*[.AX12]*(([.AX6]-[.AW6])/([.AX1]-[.AW1]))^2" office:value-type="float" office:value="0.00000222376399007856" calcext:value-type="float">
            <text:p>2.22376399007856E-06</text:p>
          </table:table-cell>
          <table:table-cell table:formula="of:=0.5*[.AY12]*(([.AY6]-[.AX6])/([.AY1]-[.AX1]))^2" office:value-type="float" office:value="0.000000302673805059213" calcext:value-type="float">
            <text:p>3.02673805059213E-07</text:p>
          </table:table-cell>
          <table:table-cell table:formula="of:=0.5*[.AZ12]*(([.AZ6]-[.AY6])/([.AZ1]-[.AY1]))^2" office:value-type="float" office:value="0.0000195252821752288" calcext:value-type="float">
            <text:p>1.95252821752288E-05</text:p>
          </table:table-cell>
          <table:table-cell table:formula="of:=0.5*[.BA12]*(([.BA6]-[.AZ6])/([.BA1]-[.AZ1]))^2" office:value-type="float" office:value="0.000147432687319728" calcext:value-type="float">
            <text:p>0.00014743268732</text:p>
          </table:table-cell>
          <table:table-cell table:formula="of:=0.5*[.BB12]*(([.BB6]-[.BA6])/([.BB1]-[.BA1]))^2" office:value-type="float" office:value="0.00234967594280063" calcext:value-type="float">
            <text:p>0.002349675942801</text:p>
          </table:table-cell>
          <table:table-cell table:formula="of:=0.5*[.BC12]*(([.BC6]-[.BB6])/([.BC1]-[.BB1]))^2" office:value-type="float" office:value="0.00204194789224692" calcext:value-type="float">
            <text:p>0.002041947892247</text:p>
          </table:table-cell>
          <table:table-cell table:formula="of:=0.5*[.BD12]*(([.BD6]-[.BC6])/([.BD1]-[.BC1]))^2" office:value-type="float" office:value="0.0000599017482833031" calcext:value-type="float">
            <text:p>5.99017482833031E-05</text:p>
          </table:table-cell>
          <table:table-cell table:formula="of:=0.5*[.BE12]*(([.BE6]-[.BD6])/([.BE1]-[.BD1]))^2" office:value-type="float" office:value="0.0053113974731334" calcext:value-type="float">
            <text:p>0.005311397473133</text:p>
          </table:table-cell>
          <table:table-cell table:formula="of:=0.5*[.BF12]*(([.BF6]-[.BE6])/([.BF1]-[.BE1]))^2" office:value-type="float" office:value="0.00112520444782924" calcext:value-type="float">
            <text:p>0.001125204447829</text:p>
          </table:table-cell>
          <table:table-cell table:formula="of:=0.5*[.BG12]*(([.BG6]-[.BF6])/([.BG1]-[.BF1]))^2" office:value-type="float" office:value="0.000418394077507284" calcext:value-type="float">
            <text:p>0.000418394077507</text:p>
          </table:table-cell>
          <table:table-cell table:formula="of:=0.5*[.BH12]*(([.BH6]-[.BG6])/([.BH1]-[.BG1]))^2" office:value-type="float" office:value="0.0089113760375716" calcext:value-type="float">
            <text:p>0.008911376037572</text:p>
          </table:table-cell>
          <table:table-cell table:formula="of:=0.5*[.BI12]*(([.BI6]-[.BH6])/([.BI1]-[.BH1]))^2" office:value-type="float" office:value="0.0000559280622543746" calcext:value-type="float">
            <text:p>5.59280622543746E-05</text:p>
          </table:table-cell>
          <table:table-cell table:formula="of:=0.5*[.BJ12]*(([.BJ6]-[.BI6])/([.BJ1]-[.BI1]))^2" office:value-type="float" office:value="0.0153546744265922" calcext:value-type="float">
            <text:p>0.015354674426592</text:p>
          </table:table-cell>
          <table:table-cell table:formula="of:=0.5*[.BK12]*(([.BK6]-[.BJ6])/([.BK1]-[.BJ1]))^2" office:value-type="float" office:value="0.00011796534200473" calcext:value-type="float">
            <text:p>0.000117965342005</text:p>
          </table:table-cell>
          <table:table-cell table:formula="of:=0.5*[.BL12]*(([.BL6]-[.BK6])/([.BL1]-[.BK1]))^2" office:value-type="float" office:value="0.00355305806272766" calcext:value-type="float">
            <text:p>0.003553058062728</text:p>
          </table:table-cell>
          <table:table-cell table:formula="of:=0.5*[.BM12]*(([.BM6]-[.BL6])/([.BM1]-[.BL1]))^2" office:value-type="float" office:value="0.00117378127939411" calcext:value-type="float">
            <text:p>0.001173781279394</text:p>
          </table:table-cell>
          <table:table-cell table:formula="of:=0.5*[.BN12]*(([.BN6]-[.BM6])/([.BN1]-[.BM1]))^2" office:value-type="float" office:value="0.00636294524765435" calcext:value-type="float">
            <text:p>0.006362945247654</text:p>
          </table:table-cell>
          <table:table-cell table:formula="of:=0.5*[.BO12]*(([.BO6]-[.BN6])/([.BO1]-[.BN1]))^2" office:value-type="float" office:value="0.00728333018643994" calcext:value-type="float">
            <text:p>0.00728333018644</text:p>
          </table:table-cell>
          <table:table-cell table:formula="of:=0.5*[.BP12]*(([.BP6]-[.BO6])/([.BP1]-[.BO1]))^2" office:value-type="float" office:value="0.000321451025060968" calcext:value-type="float">
            <text:p>0.000321451025061</text:p>
          </table:table-cell>
          <table:table-cell table:formula="of:=0.5*[.BQ12]*(([.BQ6]-[.BP6])/([.BQ1]-[.BP1]))^2" office:value-type="float" office:value="0.0011861974795781" calcext:value-type="float">
            <text:p>0.001186197479578</text:p>
          </table:table-cell>
          <table:table-cell table:formula="of:=0.5*[.BR12]*(([.BR6]-[.BQ6])/([.BR1]-[.BQ1]))^2" office:value-type="float" office:value="0.000398369954028391" calcext:value-type="float">
            <text:p>0.000398369954028</text:p>
          </table:table-cell>
          <table:table-cell table:formula="of:=0.5*[.BS12]*(([.BS6]-[.BR6])/([.BS1]-[.BR1]))^2" office:value-type="float" office:value="0.0136139639462473" calcext:value-type="float">
            <text:p>0.013613963946247</text:p>
          </table:table-cell>
          <table:table-cell table:formula="of:=0.5*[.BT12]*(([.BT6]-[.BS6])/([.BT1]-[.BS1]))^2" office:value-type="float" office:value="0.0016328001497654" calcext:value-type="float">
            <text:p>0.001632800149765</text:p>
          </table:table-cell>
          <table:table-cell table:formula="of:=0.5*[.BU12]*(([.BU6]-[.BT6])/([.BU1]-[.BT1]))^2" office:value-type="float" office:value="0.00883214017231374" calcext:value-type="float">
            <text:p>0.008832140172314</text:p>
          </table:table-cell>
          <table:table-cell table:formula="of:=0.5*[.BV12]*(([.BV6]-[.BU6])/([.BV1]-[.BU1]))^2" office:value-type="float" office:value="0.0000958085784579649" calcext:value-type="float">
            <text:p>9.58085784579649E-05</text:p>
          </table:table-cell>
          <table:table-cell table:formula="of:=0.5*[.BW12]*(([.BW6]-[.BV6])/([.BW1]-[.BV1]))^2" office:value-type="float" office:value="0.0118003327202838" calcext:value-type="float">
            <text:p>0.011800332720284</text:p>
          </table:table-cell>
          <table:table-cell table:formula="of:=0.5*[.BX12]*(([.BX6]-[.BW6])/([.BX1]-[.BW1]))^2" office:value-type="float" office:value="0.00265568102428402" calcext:value-type="float">
            <text:p>0.002655681024284</text:p>
          </table:table-cell>
          <table:table-cell table:formula="of:=0.5*[.BY12]*(([.BY6]-[.BX6])/([.BY1]-[.BX1]))^2" office:value-type="float" office:value="0.00469619190091416" calcext:value-type="float">
            <text:p>0.004696191900914</text:p>
          </table:table-cell>
          <table:table-cell table:formula="of:=0.5*[.BZ12]*(([.BZ6]-[.BY6])/([.BZ1]-[.BY1]))^2" office:value-type="float" office:value="0.00102753681011401" calcext:value-type="float">
            <text:p>0.001027536810114</text:p>
          </table:table-cell>
          <table:table-cell table:formula="of:=0.5*[.CA12]*(([.CA6]-[.BZ6])/([.CA1]-[.BZ1]))^2" office:value-type="float" office:value="0.0000598059355036164" calcext:value-type="float">
            <text:p>5.98059355036164E-05</text:p>
          </table:table-cell>
          <table:table-cell table:formula="of:=0.5*[.CB12]*(([.CB6]-[.CA6])/([.CB1]-[.CA1]))^2" office:value-type="float" office:value="0.0000970249862511573" calcext:value-type="float">
            <text:p>9.70249862511573E-05</text:p>
          </table:table-cell>
          <table:table-cell table:formula="of:=0.5*[.CC12]*(([.CC6]-[.CB6])/([.CC1]-[.CB1]))^2" office:value-type="float" office:value="0.0199849870195624" calcext:value-type="float">
            <text:p>0.019984987019562</text:p>
          </table:table-cell>
          <table:table-cell table:formula="of:=0.5*[.CD12]*(([.CD6]-[.CC6])/([.CD1]-[.CC1]))^2" office:value-type="float" office:value="0.00222034859987108" calcext:value-type="float">
            <text:p>0.002220348599871</text:p>
          </table:table-cell>
          <table:table-cell table:formula="of:=0.5*[.CE12]*(([.CE6]-[.CD6])/([.CE1]-[.CD1]))^2" office:value-type="float" office:value="0.0047394526319141" calcext:value-type="float">
            <text:p>0.004739452631914</text:p>
          </table:table-cell>
          <table:table-cell table:formula="of:=0.5*[.CF12]*(([.CF6]-[.CE6])/([.CF1]-[.CE1]))^2" office:value-type="float" office:value="0.00379453872740646" calcext:value-type="float">
            <text:p>0.003794538727406</text:p>
          </table:table-cell>
          <table:table-cell table:formula="of:=0.5*[.CG12]*(([.CG6]-[.CF6])/([.CG1]-[.CF1]))^2" office:value-type="float" office:value="0.000290109271070334" calcext:value-type="float">
            <text:p>0.00029010927107</text:p>
          </table:table-cell>
          <table:table-cell table:formula="of:=0.5*[.CH12]*(([.CH6]-[.CG6])/([.CH1]-[.CG1]))^2" office:value-type="float" office:value="0.0113166077740523" calcext:value-type="float">
            <text:p>0.011316607774052</text:p>
          </table:table-cell>
          <table:table-cell table:formula="of:=0.5*[.CI12]*(([.CI6]-[.CH6])/([.CI1]-[.CH1]))^2" office:value-type="float" office:value="0.00838648883508672" calcext:value-type="float">
            <text:p>0.008386488835087</text:p>
          </table:table-cell>
          <table:table-cell table:formula="of:=0.5*[.CJ12]*(([.CJ6]-[.CI6])/([.CJ1]-[.CI1]))^2" office:value-type="float" office:value="0.00019169640593436" calcext:value-type="float">
            <text:p>0.000191696405934</text:p>
          </table:table-cell>
          <table:table-cell table:formula="of:=0.5*[.CK12]*(([.CK6]-[.CJ6])/([.CK1]-[.CJ1]))^2" office:value-type="float" office:value="0.00648664029570121" calcext:value-type="float">
            <text:p>0.006486640295701</text:p>
          </table:table-cell>
          <table:table-cell table:formula="of:=0.5*[.CL12]*(([.CL6]-[.CK6])/([.CL1]-[.CK1]))^2" office:value-type="float" office:value="0.00191556418126646" calcext:value-type="float">
            <text:p>0.001915564181266</text:p>
          </table:table-cell>
          <table:table-cell table:formula="of:=0.5*[.CM12]*(([.CM6]-[.CL6])/([.CM1]-[.CL1]))^2" office:value-type="float" office:value="0.000759645268984029" calcext:value-type="float">
            <text:p>0.000759645268984</text:p>
          </table:table-cell>
          <table:table-cell table:formula="of:=0.5*[.CN12]*(([.CN6]-[.CM6])/([.CN1]-[.CM1]))^2" office:value-type="float" office:value="0.0151340827393396" calcext:value-type="float">
            <text:p>0.01513408273934</text:p>
          </table:table-cell>
          <table:table-cell table:formula="of:=0.5*[.CO12]*(([.CO6]-[.CN6])/([.CO1]-[.CN1]))^2" office:value-type="float" office:value="0.00971876660158661" calcext:value-type="float">
            <text:p>0.009718766601587</text:p>
          </table:table-cell>
          <table:table-cell table:formula="of:=0.5*[.CP12]*(([.CP6]-[.CO6])/([.CP1]-[.CO1]))^2" office:value-type="float" office:value="0.00186648531654418" calcext:value-type="float">
            <text:p>0.001866485316544</text:p>
          </table:table-cell>
          <table:table-cell table:formula="of:=0.5*[.CQ12]*(([.CQ6]-[.CP6])/([.CQ1]-[.CP1]))^2" office:value-type="float" office:value="0.00305166326700855" calcext:value-type="float">
            <text:p>0.003051663267009</text:p>
          </table:table-cell>
          <table:table-cell table:formula="of:=0.5*[.CR12]*(([.CR6]-[.CQ6])/([.CR1]-[.CQ1]))^2" office:value-type="float" office:value="0.0000000325954199898175" calcext:value-type="float">
            <text:p>3.25954199898175E-08</text:p>
          </table:table-cell>
          <table:table-cell table:formula="of:=0.5*[.CS12]*(([.CS6]-[.CR6])/([.CS1]-[.CR1]))^2" office:value-type="float" office:value="0.00621716050081916" calcext:value-type="float">
            <text:p>0.006217160500819</text:p>
          </table:table-cell>
          <table:table-cell table:formula="of:=0.5*[.CT12]*(([.CT6]-[.CS6])/([.CT1]-[.CS1]))^2" office:value-type="float" office:value="0.00167026186533758" calcext:value-type="float">
            <text:p>0.001670261865338</text:p>
          </table:table-cell>
          <table:table-cell table:formula="of:=0.5*[.CU12]*(([.CU6]-[.CT6])/([.CU1]-[.CT1]))^2" office:value-type="float" office:value="0.00117651431679717" calcext:value-type="float">
            <text:p>0.001176514316797</text:p>
          </table:table-cell>
          <table:table-cell table:formula="of:=0.5*[.CV12]*(([.CV6]-[.CU6])/([.CV1]-[.CU1]))^2" office:value-type="float" office:value="0.000723368179581522" calcext:value-type="float">
            <text:p>0.000723368179582</text:p>
          </table:table-cell>
          <table:table-cell table:formula="of:=0.5*[.CW12]*(([.CW6]-[.CV6])/([.CW1]-[.CV1]))^2" office:value-type="float" office:value="0.0129210646221189" calcext:value-type="float">
            <text:p>0.012921064622119</text:p>
          </table:table-cell>
          <table:table-cell table:formula="of:=0.5*[.CX12]*(([.CX6]-[.CW6])/([.CX1]-[.CW1]))^2" office:value-type="float" office:value="0.00179728713789033" calcext:value-type="float">
            <text:p>0.00179728713789</text:p>
          </table:table-cell>
          <table:table-cell table:formula="of:=0.5*[.CY12]*(([.CY6]-[.CX6])/([.CY1]-[.CX1]))^2" office:value-type="float" office:value="0.00182122925504521" calcext:value-type="float">
            <text:p>0.001821229255045</text:p>
          </table:table-cell>
          <table:table-cell table:formula="of:=0.5*[.CZ12]*(([.CZ6]-[.CY6])/([.CZ1]-[.CY1]))^2" office:value-type="float" office:value="0.00210664803794899" calcext:value-type="float">
            <text:p>0.002106648037949</text:p>
          </table:table-cell>
          <table:table-cell table:formula="of:=0.5*[.DA12]*(([.DA6]-[.CZ6])/([.DA1]-[.CZ1]))^2" office:value-type="float" office:value="0.00578932644054799" calcext:value-type="float">
            <text:p>0.005789326440548</text:p>
          </table:table-cell>
          <table:table-cell table:formula="of:=0.5*[.DB12]*(([.DB6]-[.DA6])/([.DB1]-[.DA1]))^2" office:value-type="float" office:value="0.000725607499621153" calcext:value-type="float">
            <text:p>0.000725607499621</text:p>
          </table:table-cell>
          <table:table-cell table:formula="of:=0.5*[.DC12]*(([.DC6]-[.DB6])/([.DC1]-[.DB1]))^2" office:value-type="float" office:value="0.00753135950149784" calcext:value-type="float">
            <text:p>0.007531359501498</text:p>
          </table:table-cell>
          <table:table-cell table:formula="of:=0.5*[.DD12]*(([.DD6]-[.DC6])/([.DD1]-[.DC1]))^2" office:value-type="float" office:value="0.0000139230130498134" calcext:value-type="float">
            <text:p>1.39230130498134E-05</text:p>
          </table:table-cell>
          <table:table-cell table:formula="of:=0.5*[.DE12]*(([.DE6]-[.DD6])/([.DE1]-[.DD1]))^2" office:value-type="float" office:value="0.000623553970298815" calcext:value-type="float">
            <text:p>0.000623553970299</text:p>
          </table:table-cell>
          <table:table-cell table:formula="of:=0.5*[.DF12]*(([.DF6]-[.DE6])/([.DF1]-[.DE1]))^2" office:value-type="float" office:value="0.0039053878636604" calcext:value-type="float">
            <text:p>0.00390538786366</text:p>
          </table:table-cell>
          <table:table-cell table:formula="of:=0.5*[.DG12]*(([.DG6]-[.DF6])/([.DG1]-[.DF1]))^2" office:value-type="float" office:value="0.0126318464046413" calcext:value-type="float">
            <text:p>0.012631846404641</text:p>
          </table:table-cell>
          <table:table-cell table:formula="of:=0.5*[.DH12]*(([.DH6]-[.DG6])/([.DH1]-[.DG1]))^2" office:value-type="float" office:value="0.00573953782269527" calcext:value-type="float">
            <text:p>0.005739537822695</text:p>
          </table:table-cell>
          <table:table-cell table:formula="of:=0.5*[.DI12]*(([.DI6]-[.DH6])/([.DI1]-[.DH1]))^2" office:value-type="float" office:value="0.00162641188050916" calcext:value-type="float">
            <text:p>0.001626411880509</text:p>
          </table:table-cell>
          <table:table-cell table:formula="of:=0.5*[.DJ12]*(([.DJ6]-[.DI6])/([.DJ1]-[.DI1]))^2" office:value-type="float" office:value="0.00573786654565446" calcext:value-type="float">
            <text:p>0.005737866545654</text:p>
          </table:table-cell>
          <table:table-cell table:formula="of:=0.5*[.DK12]*(([.DK6]-[.DJ6])/([.DK1]-[.DJ1]))^2" office:value-type="float" office:value="0.000157563598472177" calcext:value-type="float">
            <text:p>0.000157563598472</text:p>
          </table:table-cell>
          <table:table-cell table:formula="of:=0.5*[.DL12]*(([.DL6]-[.DK6])/([.DL1]-[.DK1]))^2" office:value-type="float" office:value="0.0153636583425258" calcext:value-type="float">
            <text:p>0.015363658342526</text:p>
          </table:table-cell>
          <table:table-cell table:formula="of:=0.5*[.DM12]*(([.DM6]-[.DL6])/([.DM1]-[.DL1]))^2" office:value-type="float" office:value="0.000176864116455287" calcext:value-type="float">
            <text:p>0.000176864116455</text:p>
          </table:table-cell>
          <table:table-cell table:formula="of:=0.5*[.DN12]*(([.DN6]-[.DM6])/([.DN1]-[.DM1]))^2" office:value-type="float" office:value="0.00524522666437422" calcext:value-type="float">
            <text:p>0.005245226664374</text:p>
          </table:table-cell>
          <table:table-cell table:formula="of:=0.5*[.DO12]*(([.DO6]-[.DN6])/([.DO1]-[.DN1]))^2" office:value-type="float" office:value="0.0000160891808558707" calcext:value-type="float">
            <text:p>1.60891808558707E-05</text:p>
          </table:table-cell>
          <table:table-cell table:formula="of:=0.5*[.DP12]*(([.DP6]-[.DO6])/([.DP1]-[.DO1]))^2" office:value-type="float" office:value="0.000926922363704091" calcext:value-type="float">
            <text:p>0.000926922363704</text:p>
          </table:table-cell>
          <table:table-cell table:formula="of:=0.5*[.DQ12]*(([.DQ6]-[.DP6])/([.DQ1]-[.DP1]))^2" office:value-type="float" office:value="0.020232701625146" calcext:value-type="float">
            <text:p>0.020232701625146</text:p>
          </table:table-cell>
          <table:table-cell table:formula="of:=0.5*[.DR12]*(([.DR6]-[.DQ6])/([.DR1]-[.DQ1]))^2" office:value-type="float" office:value="0.00441791070489975" calcext:value-type="float">
            <text:p>0.0044179107049</text:p>
          </table:table-cell>
          <table:table-cell table:formula="of:=0.5*[.DS12]*(([.DS6]-[.DR6])/([.DS1]-[.DR1]))^2" office:value-type="float" office:value="0.000423126708529784" calcext:value-type="float">
            <text:p>0.00042312670853</text:p>
          </table:table-cell>
          <table:table-cell table:formula="of:=0.5*[.DT12]*(([.DT6]-[.DS6])/([.DT1]-[.DS1]))^2" office:value-type="float" office:value="0.0111981797953811" calcext:value-type="float">
            <text:p>0.011198179795381</text:p>
          </table:table-cell>
          <table:table-cell table:formula="of:=0.5*[.DU12]*(([.DU6]-[.DT6])/([.DU1]-[.DT1]))^2" office:value-type="float" office:value="0.0010732168276054" calcext:value-type="float">
            <text:p>0.001073216827605</text:p>
          </table:table-cell>
          <table:table-cell table:formula="of:=0.5*[.DV12]*(([.DV6]-[.DU6])/([.DV1]-[.DU1]))^2" office:value-type="float" office:value="0.0105690997006579" calcext:value-type="float">
            <text:p>0.010569099700658</text:p>
          </table:table-cell>
          <table:table-cell table:formula="of:=0.5*[.DW12]*(([.DW6]-[.DV6])/([.DW1]-[.DV1]))^2" office:value-type="float" office:value="0.0000112477904794507" calcext:value-type="float">
            <text:p>1.12477904794507E-05</text:p>
          </table:table-cell>
          <table:table-cell table:formula="of:=0.5*[.DX12]*(([.DX6]-[.DW6])/([.DX1]-[.DW1]))^2" office:value-type="float" office:value="0.00708869024441295" calcext:value-type="float">
            <text:p>0.007088690244413</text:p>
          </table:table-cell>
          <table:table-cell table:formula="of:=0.5*[.DY12]*(([.DY6]-[.DX6])/([.DY1]-[.DX1]))^2" office:value-type="float" office:value="0.000203740858987696" calcext:value-type="float">
            <text:p>0.000203740858988</text:p>
          </table:table-cell>
          <table:table-cell table:formula="of:=0.5*[.DZ12]*(([.DZ6]-[.DY6])/([.DZ1]-[.DY1]))^2" office:value-type="float" office:value="0.00314563722085403" calcext:value-type="float">
            <text:p>0.003145637220854</text:p>
          </table:table-cell>
          <table:table-cell table:formula="of:=0.5*[.EA12]*(([.EA6]-[.DZ6])/([.EA1]-[.DZ1]))^2" office:value-type="float" office:value="0.000337069978054149" calcext:value-type="float">
            <text:p>0.000337069978054</text:p>
          </table:table-cell>
          <table:table-cell table:formula="of:=0.5*[.EB12]*(([.EB6]-[.EA6])/([.EB1]-[.EA1]))^2" office:value-type="float" office:value="0.0112955972160455" calcext:value-type="float">
            <text:p>0.011295597216046</text:p>
          </table:table-cell>
          <table:table-cell table:formula="of:=0.5*[.EC12]*(([.EC6]-[.EB6])/([.EC1]-[.EB1]))^2" office:value-type="float" office:value="0.00174251467087421" calcext:value-type="float">
            <text:p>0.001742514670874</text:p>
          </table:table-cell>
          <table:table-cell table:formula="of:=0.5*[.ED12]*(([.ED6]-[.EC6])/([.ED1]-[.EC1]))^2" office:value-type="float" office:value="0.00988737505319812" calcext:value-type="float">
            <text:p>0.009887375053198</text:p>
          </table:table-cell>
          <table:table-cell table:formula="of:=0.5*[.EE12]*(([.EE6]-[.ED6])/([.EE1]-[.ED1]))^2" office:value-type="float" office:value="0.00000670156400109674" calcext:value-type="float">
            <text:p>6.70156400109674E-06</text:p>
          </table:table-cell>
          <table:table-cell table:formula="of:=0.5*[.EF12]*(([.EF6]-[.EE6])/([.EF1]-[.EE1]))^2" office:value-type="float" office:value="0.00794906448751645" calcext:value-type="float">
            <text:p>0.007949064487516</text:p>
          </table:table-cell>
          <table:table-cell table:formula="of:=0.5*[.EG12]*(([.EG6]-[.EF6])/([.EG1]-[.EF1]))^2" office:value-type="float" office:value="0.0000097861760708455" calcext:value-type="float">
            <text:p>9.7861760708455E-06</text:p>
          </table:table-cell>
          <table:table-cell table:formula="of:=0.5*[.EH12]*(([.EH6]-[.EG6])/([.EH1]-[.EG1]))^2" office:value-type="float" office:value="0.00549581648592591" calcext:value-type="float">
            <text:p>0.005495816485926</text:p>
          </table:table-cell>
          <table:table-cell table:formula="of:=0.5*[.EI12]*(([.EI6]-[.EH6])/([.EI1]-[.EH1]))^2" office:value-type="float" office:value="0.00011546685171709" calcext:value-type="float">
            <text:p>0.000115466851717</text:p>
          </table:table-cell>
          <table:table-cell table:formula="of:=0.5*[.EJ12]*(([.EJ6]-[.EI6])/([.EJ1]-[.EI1]))^2" office:value-type="float" office:value="0.0137505169352358" calcext:value-type="float">
            <text:p>0.013750516935236</text:p>
          </table:table-cell>
          <table:table-cell table:formula="of:=0.5*[.EK12]*(([.EK6]-[.EJ6])/([.EK1]-[.EJ1]))^2" office:value-type="float" office:value="0.00000000380981670980028" calcext:value-type="float">
            <text:p>3.80981670980028E-09</text:p>
          </table:table-cell>
          <table:table-cell table:formula="of:=0.5*[.EL12]*(([.EL6]-[.EK6])/([.EL1]-[.EK1]))^2" office:value-type="float" office:value="0.000388850479106323" calcext:value-type="float">
            <text:p>0.000388850479106</text:p>
          </table:table-cell>
          <table:table-cell table:formula="of:=0.5*[.EM12]*(([.EM6]-[.EL6])/([.EM1]-[.EL1]))^2" office:value-type="float" office:value="0.00199870411973086" calcext:value-type="float">
            <text:p>0.001998704119731</text:p>
          </table:table-cell>
          <table:table-cell table:formula="of:=0.5*[.EN12]*(([.EN6]-[.EM6])/([.EN1]-[.EM1]))^2" office:value-type="float" office:value="0.00596155787085728" calcext:value-type="float">
            <text:p>0.005961557870857</text:p>
          </table:table-cell>
          <table:table-cell table:formula="of:=0.5*[.EO12]*(([.EO6]-[.EN6])/([.EO1]-[.EN1]))^2" office:value-type="float" office:value="0.0000631942830889175" calcext:value-type="float">
            <text:p>6.31942830889175E-05</text:p>
          </table:table-cell>
          <table:table-cell table:formula="of:=0.5*[.EP12]*(([.EP6]-[.EO6])/([.EP1]-[.EO1]))^2" office:value-type="float" office:value="0.00742842520184206" calcext:value-type="float">
            <text:p>0.007428425201842</text:p>
          </table:table-cell>
          <table:table-cell table:formula="of:=0.5*[.EQ12]*(([.EQ6]-[.EP6])/([.EQ1]-[.EP1]))^2" office:value-type="float" office:value="0.00532079826067754" calcext:value-type="float">
            <text:p>0.005320798260678</text:p>
          </table:table-cell>
          <table:table-cell table:formula="of:=0.5*[.ER12]*(([.ER6]-[.EQ6])/([.ER1]-[.EQ1]))^2" office:value-type="float" office:value="0.0000728066597043377" calcext:value-type="float">
            <text:p>7.28066597043377E-05</text:p>
          </table:table-cell>
          <table:table-cell table:formula="of:=0.5*[.ES12]*(([.ES6]-[.ER6])/([.ES1]-[.ER1]))^2" office:value-type="float" office:value="0.000682550281033625" calcext:value-type="float">
            <text:p>0.000682550281034</text:p>
          </table:table-cell>
          <table:table-cell table:formula="of:=0.5*[.ET12]*(([.ET6]-[.ES6])/([.ET1]-[.ES1]))^2" office:value-type="float" office:value="0.00339870103542845" calcext:value-type="float">
            <text:p>0.003398701035428</text:p>
          </table:table-cell>
          <table:table-cell table:formula="of:=0.5*[.EU12]*(([.EU6]-[.ET6])/([.EU1]-[.ET1]))^2" office:value-type="float" office:value="0.0000572039989952926" calcext:value-type="float">
            <text:p>5.72039989952926E-05</text:p>
          </table:table-cell>
          <table:table-cell table:formula="of:=0.5*[.EV12]*(([.EV6]-[.EU6])/([.EV1]-[.EU1]))^2" office:value-type="float" office:value="0.00602247735591856" calcext:value-type="float">
            <text:p>0.006022477355919</text:p>
          </table:table-cell>
          <table:table-cell table:formula="of:=0.5*[.EW12]*(([.EW6]-[.EV6])/([.EW1]-[.EV1]))^2" office:value-type="float" office:value="0.0015456156446239" calcext:value-type="float">
            <text:p>0.001545615644624</text:p>
          </table:table-cell>
          <table:table-cell table:formula="of:=0.5*[.EX12]*(([.EX6]-[.EW6])/([.EX1]-[.EW1]))^2" office:value-type="float" office:value="0.00191847761320323" calcext:value-type="float">
            <text:p>0.001918477613203</text:p>
          </table:table-cell>
          <table:table-cell table:formula="of:=0.5*[.EY12]*(([.EY6]-[.EX6])/([.EY1]-[.EX1]))^2" office:value-type="float" office:value="0.000408244198070377" calcext:value-type="float">
            <text:p>0.00040824419807</text:p>
          </table:table-cell>
          <table:table-cell table:formula="of:=0.5*[.EZ12]*(([.EZ6]-[.EY6])/([.EZ1]-[.EY1]))^2" office:value-type="float" office:value="0.00592028043093652" calcext:value-type="float">
            <text:p>0.005920280430937</text:p>
          </table:table-cell>
          <table:table-cell table:formula="of:=0.5*[.FA12]*(([.FA6]-[.EZ6])/([.FA1]-[.EZ1]))^2" office:value-type="float" office:value="0.00000173928753052757" calcext:value-type="float">
            <text:p>1.73928753052757E-06</text:p>
          </table:table-cell>
          <table:table-cell table:formula="of:=0.5*[.FB12]*(([.FB6]-[.FA6])/([.FB1]-[.FA1]))^2" office:value-type="float" office:value="0.00141832867779355" calcext:value-type="float">
            <text:p>0.001418328677794</text:p>
          </table:table-cell>
          <table:table-cell table:formula="of:=0.5*[.FC12]*(([.FC6]-[.FB6])/([.FC1]-[.FB1]))^2" office:value-type="float" office:value="0.0029759926242811" calcext:value-type="float">
            <text:p>0.002975992624281</text:p>
          </table:table-cell>
          <table:table-cell table:formula="of:=0.5*[.FD12]*(([.FD6]-[.FC6])/([.FD1]-[.FC1]))^2" office:value-type="float" office:value="0.000413537100151377" calcext:value-type="float">
            <text:p>0.000413537100151</text:p>
          </table:table-cell>
          <table:table-cell table:formula="of:=0.5*[.FE12]*(([.FE6]-[.FD6])/([.FE1]-[.FD1]))^2" office:value-type="float" office:value="0.00267955467957686" calcext:value-type="float">
            <text:p>0.002679554679577</text:p>
          </table:table-cell>
          <table:table-cell table:formula="of:=0.5*[.FF12]*(([.FF6]-[.FE6])/([.FF1]-[.FE1]))^2" office:value-type="float" office:value="0.00201848877216623" calcext:value-type="float">
            <text:p>0.002018488772166</text:p>
          </table:table-cell>
          <table:table-cell table:formula="of:=0.5*[.FG12]*(([.FG6]-[.FF6])/([.FG1]-[.FF1]))^2" office:value-type="float" office:value="0.000981372064341632" calcext:value-type="float">
            <text:p>0.000981372064342</text:p>
          </table:table-cell>
          <table:table-cell table:formula="of:=0.5*[.FH12]*(([.FH6]-[.FG6])/([.FH1]-[.FG1]))^2" office:value-type="float" office:value="0.00681221685722274" calcext:value-type="float">
            <text:p>0.006812216857223</text:p>
          </table:table-cell>
          <table:table-cell table:formula="of:=0.5*[.FI12]*(([.FI6]-[.FH6])/([.FI1]-[.FH1]))^2" office:value-type="float" office:value="0.000203326834032865" calcext:value-type="float">
            <text:p>0.000203326834033</text:p>
          </table:table-cell>
          <table:table-cell table:formula="of:=0.5*[.FJ12]*(([.FJ6]-[.FI6])/([.FJ1]-[.FI1]))^2" office:value-type="float" office:value="0.0114120351647552" calcext:value-type="float">
            <text:p>0.011412035164755</text:p>
          </table:table-cell>
          <table:table-cell table:formula="of:=0.5*[.FK12]*(([.FK6]-[.FJ6])/([.FK1]-[.FJ1]))^2" office:value-type="float" office:value="0.000101034922699343" calcext:value-type="float">
            <text:p>0.000101034922699</text:p>
          </table:table-cell>
          <table:table-cell table:formula="of:=0.5*[.FL12]*(([.FL6]-[.FK6])/([.FL1]-[.FK1]))^2" office:value-type="float" office:value="0.00254825961820093" calcext:value-type="float">
            <text:p>0.002548259618201</text:p>
          </table:table-cell>
          <table:table-cell table:formula="of:=0.5*[.FM12]*(([.FM6]-[.FL6])/([.FM1]-[.FL1]))^2" office:value-type="float" office:value="0.00424640902398643" calcext:value-type="float">
            <text:p>0.004246409023986</text:p>
          </table:table-cell>
          <table:table-cell table:formula="of:=0.5*[.FN12]*(([.FN6]-[.FM6])/([.FN1]-[.FM1]))^2" office:value-type="float" office:value="0.00105071761334831" calcext:value-type="float">
            <text:p>0.001050717613348</text:p>
          </table:table-cell>
          <table:table-cell table:formula="of:=0.5*[.FO12]*(([.FO6]-[.FN6])/([.FO1]-[.FN1]))^2" office:value-type="float" office:value="0.00403612323805796" calcext:value-type="float">
            <text:p>0.004036123238058</text:p>
          </table:table-cell>
          <table:table-cell table:formula="of:=0.5*[.FP12]*(([.FP6]-[.FO6])/([.FP1]-[.FO1]))^2" office:value-type="float" office:value="0.00108687550614051" calcext:value-type="float">
            <text:p>0.001086875506141</text:p>
          </table:table-cell>
          <table:table-cell table:formula="of:=0.5*[.FQ12]*(([.FQ6]-[.FP6])/([.FQ1]-[.FP1]))^2" office:value-type="float" office:value="0.000402202134313906" calcext:value-type="float">
            <text:p>0.000402202134314</text:p>
          </table:table-cell>
          <table:table-cell table:formula="of:=0.5*[.FR12]*(([.FR6]-[.FQ6])/([.FR1]-[.FQ1]))^2" office:value-type="float" office:value="0.00328558497645962" calcext:value-type="float">
            <text:p>0.00328558497646</text:p>
          </table:table-cell>
          <table:table-cell table:formula="of:=0.5*[.FS12]*(([.FS6]-[.FR6])/([.FS1]-[.FR1]))^2" office:value-type="float" office:value="0.00218545816561841" calcext:value-type="float">
            <text:p>0.002185458165618</text:p>
          </table:table-cell>
          <table:table-cell table:formula="of:=0.5*[.FT12]*(([.FT6]-[.FS6])/([.FT1]-[.FS1]))^2" office:value-type="float" office:value="0.00523243494672409" calcext:value-type="float">
            <text:p>0.005232434946724</text:p>
          </table:table-cell>
          <table:table-cell table:formula="of:=0.5*[.FU12]*(([.FU6]-[.FT6])/([.FU1]-[.FT1]))^2" office:value-type="float" office:value="0.000434400442755163" calcext:value-type="float">
            <text:p>0.000434400442755</text:p>
          </table:table-cell>
          <table:table-cell table:formula="of:=0.5*[.FV12]*(([.FV6]-[.FU6])/([.FV1]-[.FU1]))^2" office:value-type="float" office:value="0.00195142110143336" calcext:value-type="float">
            <text:p>0.001951421101433</text:p>
          </table:table-cell>
          <table:table-cell table:formula="of:=0.5*[.FW12]*(([.FW6]-[.FV6])/([.FW1]-[.FV1]))^2" office:value-type="float" office:value="0.00390805550467251" calcext:value-type="float">
            <text:p>0.003908055504673</text:p>
          </table:table-cell>
          <table:table-cell table:formula="of:=0.5*[.FX12]*(([.FX6]-[.FW6])/([.FX1]-[.FW1]))^2" office:value-type="float" office:value="0.00210228453232088" calcext:value-type="float">
            <text:p>0.002102284532321</text:p>
          </table:table-cell>
          <table:table-cell table:formula="of:=0.5*[.FY12]*(([.FY6]-[.FX6])/([.FY1]-[.FX1]))^2" office:value-type="float" office:value="0.000658318312437814" calcext:value-type="float">
            <text:p>0.000658318312438</text:p>
          </table:table-cell>
          <table:table-cell table:formula="of:=0.5*[.FZ12]*(([.FZ6]-[.FY6])/([.FZ1]-[.FY1]))^2" office:value-type="float" office:value="0.000690446412296725" calcext:value-type="float">
            <text:p>0.000690446412297</text:p>
          </table:table-cell>
          <table:table-cell table:formula="of:=0.5*[.GA12]*(([.GA6]-[.FZ6])/([.GA1]-[.FZ1]))^2" office:value-type="float" office:value="0.00967289674945874" calcext:value-type="float">
            <text:p>0.009672896749459</text:p>
          </table:table-cell>
          <table:table-cell table:formula="of:=0.5*[.GB12]*(([.GB6]-[.GA6])/([.GB1]-[.GA1]))^2" office:value-type="float" office:value="0.0000181203420609501" calcext:value-type="float">
            <text:p>1.81203420609501E-05</text:p>
          </table:table-cell>
          <table:table-cell table:formula="of:=0.5*[.GC12]*(([.GC6]-[.GB6])/([.GC1]-[.GB1]))^2" office:value-type="float" office:value="0.00288386463789894" calcext:value-type="float">
            <text:p>0.002883864637899</text:p>
          </table:table-cell>
          <table:table-cell table:formula="of:=0.5*[.GD12]*(([.GD6]-[.GC6])/([.GD1]-[.GC1]))^2" office:value-type="float" office:value="0.0013206198766696" calcext:value-type="float">
            <text:p>0.00132061987667</text:p>
          </table:table-cell>
          <table:table-cell table:formula="of:=0.5*[.GE12]*(([.GE6]-[.GD6])/([.GE1]-[.GD1]))^2" office:value-type="float" office:value="0.00016183108225365" calcext:value-type="float">
            <text:p>0.000161831082254</text:p>
          </table:table-cell>
          <table:table-cell table:formula="of:=0.5*[.GF12]*(([.GF6]-[.GE6])/([.GF1]-[.GE1]))^2" office:value-type="float" office:value="0.00185481931196202" calcext:value-type="float">
            <text:p>0.001854819311962</text:p>
          </table:table-cell>
          <table:table-cell table:formula="of:=0.5*[.GG12]*(([.GG6]-[.GF6])/([.GG1]-[.GF1]))^2" office:value-type="float" office:value="0.00013526261457399" calcext:value-type="float">
            <text:p>0.000135262614574</text:p>
          </table:table-cell>
          <table:table-cell table:formula="of:=0.5*[.GH12]*(([.GH6]-[.GG6])/([.GH1]-[.GG1]))^2" office:value-type="float" office:value="0.00160430008034481" calcext:value-type="float">
            <text:p>0.001604300080345</text:p>
          </table:table-cell>
          <table:table-cell table:formula="of:=0.5*[.GI12]*(([.GI6]-[.GH6])/([.GI1]-[.GH1]))^2" office:value-type="float" office:value="0.0000297066402073703" calcext:value-type="float">
            <text:p>2.97066402073703E-05</text:p>
          </table:table-cell>
          <table:table-cell table:formula="of:=0.5*[.GJ12]*(([.GJ6]-[.GI6])/([.GJ1]-[.GI1]))^2" office:value-type="float" office:value="0.000420587464213898" calcext:value-type="float">
            <text:p>0.000420587464214</text:p>
          </table:table-cell>
          <table:table-cell table:formula="of:=0.5*[.GK12]*(([.GK6]-[.GJ6])/([.GK1]-[.GJ1]))^2" office:value-type="float" office:value="0.00187580821320916" calcext:value-type="float">
            <text:p>0.001875808213209</text:p>
          </table:table-cell>
          <table:table-cell table:formula="of:=0.5*[.GL12]*(([.GL6]-[.GK6])/([.GL1]-[.GK1]))^2" office:value-type="float" office:value="0.0000379691269366355" calcext:value-type="float">
            <text:p>3.79691269366355E-05</text:p>
          </table:table-cell>
          <table:table-cell table:formula="of:=0.5*[.GM12]*(([.GM6]-[.GL6])/([.GM1]-[.GL1]))^2" office:value-type="float" office:value="0.00243889406486761" calcext:value-type="float">
            <text:p>0.002438894064868</text:p>
          </table:table-cell>
          <table:table-cell table:formula="of:=0.5*[.GN12]*(([.GN6]-[.GM6])/([.GN1]-[.GM1]))^2" office:value-type="float" office:value="0.000121363257572247" calcext:value-type="float">
            <text:p>0.000121363257572</text:p>
          </table:table-cell>
          <table:table-cell table:formula="of:=0.5*[.GO12]*(([.GO6]-[.GN6])/([.GO1]-[.GN1]))^2" office:value-type="float" office:value="0.0000961672972051294" calcext:value-type="float">
            <text:p>9.61672972051294E-05</text:p>
          </table:table-cell>
          <table:table-cell table:formula="of:=0.5*[.GP12]*(([.GP6]-[.GO6])/([.GP1]-[.GO1]))^2" office:value-type="float" office:value="0.000123779468504038" calcext:value-type="float">
            <text:p>0.000123779468504</text:p>
          </table:table-cell>
          <table:table-cell table:formula="of:=0.5*[.GQ12]*(([.GQ6]-[.GP6])/([.GQ1]-[.GP1]))^2" office:value-type="float" office:value="0.000585254925140428" calcext:value-type="float">
            <text:p>0.00058525492514</text:p>
          </table:table-cell>
          <table:table-cell table:formula="of:=0.5*[.GR12]*(([.GR6]-[.GQ6])/([.GR1]-[.GQ1]))^2" office:value-type="float" office:value="0.00302794383983546" calcext:value-type="float">
            <text:p>0.003027943839835</text:p>
          </table:table-cell>
          <table:table-cell table:formula="of:=0.5*[.GS12]*(([.GS6]-[.GR6])/([.GS1]-[.GR1]))^2" office:value-type="float" office:value="0.000121588898411686" calcext:value-type="float">
            <text:p>0.000121588898412</text:p>
          </table:table-cell>
          <table:table-cell table:formula="of:=0.5*[.GT12]*(([.GT6]-[.GS6])/([.GT1]-[.GS1]))^2" office:value-type="float" office:value="0.00144659103417655" calcext:value-type="float">
            <text:p>0.001446591034177</text:p>
          </table:table-cell>
          <table:table-cell table:formula="of:=0.5*[.GU12]*(([.GU6]-[.GT6])/([.GU1]-[.GT1]))^2" office:value-type="float" office:value="0.0000249631707256302" calcext:value-type="float">
            <text:p>2.49631707256302E-05</text:p>
          </table:table-cell>
          <table:table-cell table:formula="of:=0.5*[.GV12]*(([.GV6]-[.GU6])/([.GV1]-[.GU1]))^2" office:value-type="float" office:value="0.000294646431687337" calcext:value-type="float">
            <text:p>0.000294646431687</text:p>
          </table:table-cell>
          <table:table-cell table:formula="of:=0.5*[.GW12]*(([.GW6]-[.GV6])/([.GW1]-[.GV1]))^2" office:value-type="float" office:value="0.000573668719166515" calcext:value-type="float">
            <text:p>0.000573668719167</text:p>
          </table:table-cell>
          <table:table-cell table:formula="of:=0.5*[.GX12]*(([.GX6]-[.GW6])/([.GX1]-[.GW1]))^2" office:value-type="float" office:value="0.0000545273436759568" calcext:value-type="float">
            <text:p>5.45273436759568E-05</text:p>
          </table:table-cell>
          <table:table-cell table:formula="of:=0.5*[.GY12]*(([.GY6]-[.GX6])/([.GY1]-[.GX1]))^2" office:value-type="float" office:value="0.0106586773181473" calcext:value-type="float">
            <text:p>0.010658677318147</text:p>
          </table:table-cell>
          <table:table-cell table:formula="of:=0.5*[.GZ12]*(([.GZ6]-[.GY6])/([.GZ1]-[.GY1]))^2" office:value-type="float" office:value="0.0000419917482644957" calcext:value-type="float">
            <text:p>4.19917482644957E-05</text:p>
          </table:table-cell>
          <table:table-cell table:formula="of:=0.5*[.HA12]*(([.HA6]-[.GZ6])/([.HA1]-[.GZ1]))^2" office:value-type="float" office:value="0.00637986864696299" calcext:value-type="float">
            <text:p>0.006379868646963</text:p>
          </table:table-cell>
          <table:table-cell table:formula="of:=0.5*[.HB12]*(([.HB6]-[.HA6])/([.HB1]-[.HA1]))^2" office:value-type="float" office:value="0.000437490502507357" calcext:value-type="float">
            <text:p>0.000437490502507</text:p>
          </table:table-cell>
          <table:table-cell table:formula="of:=0.5*[.HC12]*(([.HC6]-[.HB6])/([.HC1]-[.HB1]))^2" office:value-type="float" office:value="0.00000184260852861853" calcext:value-type="float">
            <text:p>1.84260852861853E-06</text:p>
          </table:table-cell>
          <table:table-cell table:formula="of:=0.5*[.HD12]*(([.HD6]-[.HC6])/([.HD1]-[.HC1]))^2" office:value-type="float" office:value="0.009281760355549" calcext:value-type="float">
            <text:p>0.009281760355549</text:p>
          </table:table-cell>
          <table:table-cell table:formula="of:=0.5*[.HE12]*(([.HE6]-[.HD6])/([.HE1]-[.HD1]))^2" office:value-type="float" office:value="0.00143435775660983" calcext:value-type="float">
            <text:p>0.00143435775661</text:p>
          </table:table-cell>
          <table:table-cell table:formula="of:=0.5*[.HF12]*(([.HF6]-[.HE6])/([.HF1]-[.HE1]))^2" office:value-type="float" office:value="0.00485398070931556" calcext:value-type="float">
            <text:p>0.004853980709316</text:p>
          </table:table-cell>
          <table:table-cell table:formula="of:=0.5*[.HG12]*(([.HG6]-[.HF6])/([.HG1]-[.HF1]))^2" office:value-type="float" office:value="0.000441785951705531" calcext:value-type="float">
            <text:p>0.000441785951706</text:p>
          </table:table-cell>
          <table:table-cell table:formula="of:=0.5*[.HH12]*(([.HH6]-[.HG6])/([.HH1]-[.HG1]))^2" office:value-type="float" office:value="0.000432233446490807" calcext:value-type="float">
            <text:p>0.000432233446491</text:p>
          </table:table-cell>
          <table:table-cell table:formula="of:=0.5*[.HI12]*(([.HI6]-[.HH6])/([.HI1]-[.HH1]))^2" office:value-type="float" office:value="0.00434344709801511" calcext:value-type="float">
            <text:p>0.004343447098015</text:p>
          </table:table-cell>
          <table:table-cell table:formula="of:=0.5*[.HJ12]*(([.HJ6]-[.HI6])/([.HJ1]-[.HI1]))^2" office:value-type="float" office:value="0.000564544253157696" calcext:value-type="float">
            <text:p>0.000564544253158</text:p>
          </table:table-cell>
          <table:table-cell table:formula="of:=0.5*[.HK12]*(([.HK6]-[.HJ6])/([.HK1]-[.HJ1]))^2" office:value-type="float" office:value="0.00269743328656792" calcext:value-type="float">
            <text:p>0.002697433286568</text:p>
          </table:table-cell>
          <table:table-cell table:formula="of:=0.5*[.HL12]*(([.HL6]-[.HK6])/([.HL1]-[.HK1]))^2" office:value-type="float" office:value="0.002401229458489" calcext:value-type="float">
            <text:p>0.002401229458489</text:p>
          </table:table-cell>
          <table:table-cell table:formula="of:=0.5*[.HM12]*(([.HM6]-[.HL6])/([.HM1]-[.HL1]))^2" office:value-type="float" office:value="0.00108507963491137" calcext:value-type="float">
            <text:p>0.001085079634911</text:p>
          </table:table-cell>
          <table:table-cell table:formula="of:=0.5*[.HN12]*(([.HN6]-[.HM6])/([.HN1]-[.HM1]))^2" office:value-type="float" office:value="0.000196642874679898" calcext:value-type="float">
            <text:p>0.00019664287468</text:p>
          </table:table-cell>
          <table:table-cell table:formula="of:=0.5*[.HO12]*(([.HO6]-[.HN6])/([.HO1]-[.HN1]))^2" office:value-type="float" office:value="0.0017989967589776" calcext:value-type="float">
            <text:p>0.001798996758978</text:p>
          </table:table-cell>
          <table:table-cell table:formula="of:=0.5*[.HP12]*(([.HP6]-[.HO6])/([.HP1]-[.HO1]))^2" office:value-type="float" office:value="0.00024161546995051" calcext:value-type="float">
            <text:p>0.000241615469951</text:p>
          </table:table-cell>
          <table:table-cell table:formula="of:=0.5*[.HQ12]*(([.HQ6]-[.HP6])/([.HQ1]-[.HP1]))^2" office:value-type="float" office:value="0.00334797361375527" calcext:value-type="float">
            <text:p>0.003347973613755</text:p>
          </table:table-cell>
          <table:table-cell table:formula="of:=0.5*[.HR12]*(([.HR6]-[.HQ6])/([.HR1]-[.HQ1]))^2" office:value-type="float" office:value="0.0010093187782768" calcext:value-type="float">
            <text:p>0.001009318778277</text:p>
          </table:table-cell>
          <table:table-cell table:formula="of:=0.5*[.HS12]*(([.HS6]-[.HR6])/([.HS1]-[.HR1]))^2" office:value-type="float" office:value="0.00451428754933995" calcext:value-type="float">
            <text:p>0.00451428754934</text:p>
          </table:table-cell>
          <table:table-cell table:formula="of:=0.5*[.HT12]*(([.HT6]-[.HS6])/([.HT1]-[.HS1]))^2" office:value-type="float" office:value="0.00549774569235546" calcext:value-type="float">
            <text:p>0.005497745692355</text:p>
          </table:table-cell>
          <table:table-cell table:formula="of:=0.5*[.HU12]*(([.HU6]-[.HT6])/([.HU1]-[.HT1]))^2" office:value-type="float" office:value="0.000575133898182707" calcext:value-type="float">
            <text:p>0.000575133898183</text:p>
          </table:table-cell>
          <table:table-cell table:formula="of:=0.5*[.HV12]*(([.HV6]-[.HU6])/([.HV1]-[.HU1]))^2" office:value-type="float" office:value="0.00664063970173419" calcext:value-type="float">
            <text:p>0.006640639701734</text:p>
          </table:table-cell>
          <table:table-cell table:formula="of:=0.5*[.HW12]*(([.HW6]-[.HV6])/([.HW1]-[.HV1]))^2" office:value-type="float" office:value="0.0000305957489590783" calcext:value-type="float">
            <text:p>3.05957489590783E-05</text:p>
          </table:table-cell>
          <table:table-cell table:formula="of:=0.5*[.HX12]*(([.HX6]-[.HW6])/([.HX1]-[.HW1]))^2" office:value-type="float" office:value="0.000547791859242238" calcext:value-type="float">
            <text:p>0.000547791859242</text:p>
          </table:table-cell>
          <table:table-cell table:formula="of:=0.5*[.HY12]*(([.HY6]-[.HX6])/([.HY1]-[.HX1]))^2" office:value-type="float" office:value="0.00146170797193088" calcext:value-type="float">
            <text:p>0.001461707971931</text:p>
          </table:table-cell>
          <table:table-cell table:formula="of:=0.5*[.HZ12]*(([.HZ6]-[.HY6])/([.HZ1]-[.HY1]))^2" office:value-type="float" office:value="0.000354578527148899" calcext:value-type="float">
            <text:p>0.000354578527149</text:p>
          </table:table-cell>
          <table:table-cell table:formula="of:=0.5*[.IA12]*(([.IA6]-[.HZ6])/([.IA1]-[.HZ1]))^2" office:value-type="float" office:value="0.00412981813942827" calcext:value-type="float">
            <text:p>0.004129818139428</text:p>
          </table:table-cell>
          <table:table-cell table:formula="of:=0.5*[.IB12]*(([.IB6]-[.IA6])/([.IB1]-[.IA1]))^2" office:value-type="float" office:value="0.000930791954697503" calcext:value-type="float">
            <text:p>0.000930791954698</text:p>
          </table:table-cell>
          <table:table-cell table:formula="of:=0.5*[.IC12]*(([.IC6]-[.IB6])/([.IC1]-[.IB1]))^2" office:value-type="float" office:value="0.00153180614674464" calcext:value-type="float">
            <text:p>0.001531806146745</text:p>
          </table:table-cell>
          <table:table-cell table:formula="of:=0.5*[.ID12]*(([.ID6]-[.IC6])/([.ID1]-[.IC1]))^2" office:value-type="float" office:value="0.00136456044038974" calcext:value-type="float">
            <text:p>0.00136456044039</text:p>
          </table:table-cell>
          <table:table-cell table:formula="of:=0.5*[.IE12]*(([.IE6]-[.ID6])/([.IE1]-[.ID1]))^2" office:value-type="float" office:value="0.00543056462367969" calcext:value-type="float">
            <text:p>0.00543056462368</text:p>
          </table:table-cell>
          <table:table-cell table:formula="of:=0.5*[.IF12]*(([.IF6]-[.IE6])/([.IF1]-[.IE1]))^2" office:value-type="float" office:value="0.000278297710818096" calcext:value-type="float">
            <text:p>0.000278297710818</text:p>
          </table:table-cell>
          <table:table-cell table:formula="of:=0.5*[.IG12]*(([.IG6]-[.IF6])/([.IG1]-[.IF1]))^2" office:value-type="float" office:value="0.000299943357339255" calcext:value-type="float">
            <text:p>0.000299943357339</text:p>
          </table:table-cell>
          <table:table-cell table:formula="of:=0.5*[.IH12]*(([.IH6]-[.IG6])/([.IH1]-[.IG1]))^2" office:value-type="float" office:value="0.00228913154825233" calcext:value-type="float">
            <text:p>0.002289131548252</text:p>
          </table:table-cell>
          <table:table-cell table:formula="of:=0.5*[.II12]*(([.II6]-[.IH6])/([.II1]-[.IH1]))^2" office:value-type="float" office:value="0.0000126924079582363" calcext:value-type="float">
            <text:p>1.26924079582363E-05</text:p>
          </table:table-cell>
          <table:table-cell table:formula="of:=0.5*[.IJ12]*(([.IJ6]-[.II6])/([.IJ1]-[.II1]))^2" office:value-type="float" office:value="0.00646985636565141" calcext:value-type="float">
            <text:p>0.006469856365651</text:p>
          </table:table-cell>
          <table:table-cell table:formula="of:=0.5*[.IK12]*(([.IK6]-[.IJ6])/([.IK1]-[.IJ1]))^2" office:value-type="float" office:value="0.00123067972203985" calcext:value-type="float">
            <text:p>0.00123067972204</text:p>
          </table:table-cell>
          <table:table-cell table:formula="of:=0.5*[.IL12]*(([.IL6]-[.IK6])/([.IL1]-[.IK1]))^2" office:value-type="float" office:value="0.000332785219441359" calcext:value-type="float">
            <text:p>0.000332785219441</text:p>
          </table:table-cell>
          <table:table-cell table:formula="of:=0.5*[.IM12]*(([.IM6]-[.IL6])/([.IM1]-[.IL1]))^2" office:value-type="float" office:value="0.000295669758805112" calcext:value-type="float">
            <text:p>0.000295669758805</text:p>
          </table:table-cell>
          <table:table-cell table:formula="of:=0.5*[.IN12]*(([.IN6]-[.IM6])/([.IN1]-[.IM1]))^2" office:value-type="float" office:value="0.0143641262021608" calcext:value-type="float">
            <text:p>0.014364126202161</text:p>
          </table:table-cell>
          <table:table-cell table:formula="of:=0.5*[.IO12]*(([.IO6]-[.IN6])/([.IO1]-[.IN1]))^2" office:value-type="float" office:value="0.00533522687526822" calcext:value-type="float">
            <text:p>0.005335226875268</text:p>
          </table:table-cell>
          <table:table-cell table:formula="of:=0.5*[.IP12]*(([.IP6]-[.IO6])/([.IP1]-[.IO1]))^2" office:value-type="float" office:value="0.000382875282072682" calcext:value-type="float">
            <text:p>0.000382875282073</text:p>
          </table:table-cell>
          <table:table-cell table:formula="of:=0.5*[.IQ12]*(([.IQ6]-[.IP6])/([.IQ1]-[.IP1]))^2" office:value-type="float" office:value="0.00628684182878164" calcext:value-type="float">
            <text:p>0.006286841828782</text:p>
          </table:table-cell>
          <table:table-cell table:formula="of:=0.5*[.IR12]*(([.IR6]-[.IQ6])/([.IR1]-[.IQ1]))^2" office:value-type="float" office:value="0.0000372100185990068" calcext:value-type="float">
            <text:p>3.72100185990068E-05</text:p>
          </table:table-cell>
          <table:table-cell table:formula="of:=0.5*[.IS12]*(([.IS6]-[.IR6])/([.IS1]-[.IR1]))^2" office:value-type="float" office:value="0.000446568917091484" calcext:value-type="float">
            <text:p>0.000446568917091</text:p>
          </table:table-cell>
          <table:table-cell table:formula="of:=0.5*[.IT12]*(([.IT6]-[.IS6])/([.IT1]-[.IS1]))^2" office:value-type="float" office:value="0.000121005496414931" calcext:value-type="float">
            <text:p>0.000121005496415</text:p>
          </table:table-cell>
          <table:table-cell table:formula="of:=0.5*[.IU12]*(([.IU6]-[.IT6])/([.IU1]-[.IT1]))^2" office:value-type="float" office:value="0.00254209066135489" calcext:value-type="float">
            <text:p>0.002542090661355</text:p>
          </table:table-cell>
          <table:table-cell table:formula="of:=0.5*[.IV12]*(([.IV6]-[.IU6])/([.IV1]-[.IU1]))^2" office:value-type="float" office:value="0.0163534072208007" calcext:value-type="float">
            <text:p>0.016353407220801</text:p>
          </table:table-cell>
          <table:table-cell table:formula="of:=0.5*[.IW12]*(([.IW6]-[.IV6])/([.IW1]-[.IV1]))^2" office:value-type="float" office:value="0.000101530667843907" calcext:value-type="float">
            <text:p>0.000101530667844</text:p>
          </table:table-cell>
          <table:table-cell table:formula="of:=0.5*[.IX12]*(([.IX6]-[.IW6])/([.IX1]-[.IW1]))^2" office:value-type="float" office:value="0.000491554821459432" calcext:value-type="float">
            <text:p>0.000491554821459</text:p>
          </table:table-cell>
          <table:table-cell table:formula="of:=0.5*[.IY12]*(([.IY6]-[.IX6])/([.IY1]-[.IX1]))^2" office:value-type="float" office:value="0.000487782012446169" calcext:value-type="float">
            <text:p>0.000487782012446</text:p>
          </table:table-cell>
          <table:table-cell table:formula="of:=0.5*[.IZ12]*(([.IZ6]-[.IY6])/([.IZ1]-[.IY1]))^2" office:value-type="float" office:value="0.0126190187683639" calcext:value-type="float">
            <text:p>0.012619018768364</text:p>
          </table:table-cell>
          <table:table-cell table:formula="of:=0.5*[.JA12]*(([.JA6]-[.IZ6])/([.JA1]-[.IZ1]))^2" office:value-type="float" office:value="0.00268673077312207" calcext:value-type="float">
            <text:p>0.002686730773122</text:p>
          </table:table-cell>
          <table:table-cell table:formula="of:=0.5*[.JB12]*(([.JB6]-[.JA6])/([.JB1]-[.JA1]))^2" office:value-type="float" office:value="0.00414314305345781" calcext:value-type="float">
            <text:p>0.004143143053458</text:p>
          </table:table-cell>
          <table:table-cell table:formula="of:=0.5*[.JC12]*(([.JC6]-[.JB6])/([.JC1]-[.JB1]))^2" office:value-type="float" office:value="0.000567884028737659" calcext:value-type="float">
            <text:p>0.000567884028738</text:p>
          </table:table-cell>
          <table:table-cell table:formula="of:=0.5*[.JD12]*(([.JD6]-[.JC6])/([.JD1]-[.JC1]))^2" office:value-type="float" office:value="0.0016334476390552" calcext:value-type="float">
            <text:p>0.001633447639055</text:p>
          </table:table-cell>
          <table:table-cell table:formula="of:=0.5*[.JE12]*(([.JE6]-[.JD6])/([.JE1]-[.JD1]))^2" office:value-type="float" office:value="0.000109398640789331" calcext:value-type="float">
            <text:p>0.000109398640789</text:p>
          </table:table-cell>
          <table:table-cell table:formula="of:=0.5*[.JF12]*(([.JF6]-[.JE6])/([.JF1]-[.JE1]))^2" office:value-type="float" office:value="0.00769129840123773" calcext:value-type="float">
            <text:p>0.007691298401238</text:p>
          </table:table-cell>
          <table:table-cell table:formula="of:=0.5*[.JG12]*(([.JG6]-[.JF6])/([.JG1]-[.JF1]))^2" office:value-type="float" office:value="0.00047015200858562" calcext:value-type="float">
            <text:p>0.000470152008586</text:p>
          </table:table-cell>
          <table:table-cell table:formula="of:=0.5*[.JH12]*(([.JH6]-[.JG6])/([.JH1]-[.JG1]))^2" office:value-type="float" office:value="0.00200191926241109" calcext:value-type="float">
            <text:p>0.002001919262411</text:p>
          </table:table-cell>
          <table:table-cell table:formula="of:=0.5*[.JI12]*(([.JI6]-[.JH6])/([.JI1]-[.JH1]))^2" office:value-type="float" office:value="0.00508810968958624" calcext:value-type="float">
            <text:p>0.005088109689586</text:p>
          </table:table-cell>
          <table:table-cell table:formula="of:=0.5*[.JJ12]*(([.JJ6]-[.JI6])/([.JJ1]-[.JI1]))^2" office:value-type="float" office:value="0.00255001254212676" calcext:value-type="float">
            <text:p>0.002550012542127</text:p>
          </table:table-cell>
          <table:table-cell table:formula="of:=0.5*[.JK12]*(([.JK6]-[.JJ6])/([.JK1]-[.JJ1]))^2" office:value-type="float" office:value="0.00214711157061135" calcext:value-type="float">
            <text:p>0.002147111570611</text:p>
          </table:table-cell>
          <table:table-cell table:formula="of:=0.5*[.JL12]*(([.JL6]-[.JK6])/([.JL1]-[.JK1]))^2" office:value-type="float" office:value="0.000681475899577766" calcext:value-type="float">
            <text:p>0.000681475899578</text:p>
          </table:table-cell>
          <table:table-cell table:formula="of:=0.5*[.JM12]*(([.JM6]-[.JL6])/([.JM1]-[.JL1]))^2" office:value-type="float" office:value="0.0040004088994226" calcext:value-type="float">
            <text:p>0.004000408899423</text:p>
          </table:table-cell>
          <table:table-cell table:formula="of:=0.5*[.JN12]*(([.JN6]-[.JM6])/([.JN1]-[.JM1]))^2" office:value-type="float" office:value="0.0000514088074048489" calcext:value-type="float">
            <text:p>5.14088074048489E-05</text:p>
          </table:table-cell>
          <table:table-cell table:formula="of:=0.5*[.JO12]*(([.JO6]-[.JN6])/([.JO1]-[.JN1]))^2" office:value-type="float" office:value="0.00824569573605866" calcext:value-type="float">
            <text:p>0.008245695736059</text:p>
          </table:table-cell>
          <table:table-cell table:formula="of:=0.5*[.JP12]*(([.JP6]-[.JO6])/([.JP1]-[.JO1]))^2" office:value-type="float" office:value="0.000949944414759507" calcext:value-type="float">
            <text:p>0.00094994441476</text:p>
          </table:table-cell>
          <table:table-cell table:formula="of:=0.5*[.JQ12]*(([.JQ6]-[.JP6])/([.JQ1]-[.JP1]))^2" office:value-type="float" office:value="0.000717887941659431" calcext:value-type="float">
            <text:p>0.000717887941659</text:p>
          </table:table-cell>
          <table:table-cell table:formula="of:=0.5*[.JR12]*(([.JR6]-[.JQ6])/([.JR1]-[.JQ1]))^2" office:value-type="float" office:value="0.00616789004752814" calcext:value-type="float">
            <text:p>0.006167890047528</text:p>
          </table:table-cell>
          <table:table-cell table:formula="of:=0.5*[.JS12]*(([.JS6]-[.JR6])/([.JS1]-[.JR1]))^2" office:value-type="float" office:value="0.00102202629839501" calcext:value-type="float">
            <text:p>0.001022026298395</text:p>
          </table:table-cell>
          <table:table-cell table:formula="of:=0.5*[.JT12]*(([.JT6]-[.JS6])/([.JT1]-[.JS1]))^2" office:value-type="float" office:value="0.0136964436982953" calcext:value-type="float">
            <text:p>0.013696443698295</text:p>
          </table:table-cell>
          <table:table-cell table:formula="of:=0.5*[.JU12]*(([.JU6]-[.JT6])/([.JU1]-[.JT1]))^2" office:value-type="float" office:value="0.00000359377839744053" calcext:value-type="float">
            <text:p>3.59377839744053E-06</text:p>
          </table:table-cell>
          <table:table-cell table:formula="of:=0.5*[.JV12]*(([.JV6]-[.JU6])/([.JV1]-[.JU1]))^2" office:value-type="float" office:value="0.00000559570637533048" calcext:value-type="float">
            <text:p>5.59570637533048E-06</text:p>
          </table:table-cell>
          <table:table-cell table:formula="of:=0.5*[.JW12]*(([.JW6]-[.JV6])/([.JW1]-[.JV1]))^2" office:value-type="float" office:value="0.00432447344501971" calcext:value-type="float">
            <text:p>0.00432447344502</text:p>
          </table:table-cell>
          <table:table-cell table:formula="of:=0.5*[.JX12]*(([.JX6]-[.JW6])/([.JX1]-[.JW1]))^2" office:value-type="float" office:value="0.00404085494107121" calcext:value-type="float">
            <text:p>0.004040854941071</text:p>
          </table:table-cell>
          <table:table-cell table:formula="of:=0.5*[.JY12]*(([.JY6]-[.JX6])/([.JY1]-[.JX1]))^2" office:value-type="float" office:value="0.000863309534413252" calcext:value-type="float">
            <text:p>0.000863309534413</text:p>
          </table:table-cell>
          <table:table-cell table:formula="of:=0.5*[.JZ12]*(([.JZ6]-[.JY6])/([.JZ1]-[.JY1]))^2" office:value-type="float" office:value="0.0000248723941924877" calcext:value-type="float">
            <text:p>2.48723941924877E-05</text:p>
          </table:table-cell>
          <table:table-cell table:formula="of:=0.5*[.KA12]*(([.KA6]-[.JZ6])/([.KA1]-[.JZ1]))^2" office:value-type="float" office:value="0.00484475899038072" calcext:value-type="float">
            <text:p>0.004844758990381</text:p>
          </table:table-cell>
          <table:table-cell table:formula="of:=0.5*[.KB12]*(([.KB6]-[.KA6])/([.KB1]-[.KA1]))^2" office:value-type="float" office:value="0.00117179528767534" calcext:value-type="float">
            <text:p>0.001171795287675</text:p>
          </table:table-cell>
          <table:table-cell table:formula="of:=0.5*[.KC12]*(([.KC6]-[.KB6])/([.KC1]-[.KB1]))^2" office:value-type="float" office:value="0.0000526787060822835" calcext:value-type="float">
            <text:p>5.26787060822835E-05</text:p>
          </table:table-cell>
          <table:table-cell table:formula="of:=0.5*[.KD12]*(([.KD6]-[.KC6])/([.KD1]-[.KC1]))^2" office:value-type="float" office:value="0.00242341483797119" calcext:value-type="float">
            <text:p>0.002423414837971</text:p>
          </table:table-cell>
          <table:table-cell table:formula="of:=0.5*[.KE12]*(([.KE6]-[.KD6])/([.KE1]-[.KD1]))^2" office:value-type="float" office:value="0.0112723243019295" calcext:value-type="float">
            <text:p>0.01127232430193</text:p>
          </table:table-cell>
          <table:table-cell table:formula="of:=0.5*[.KF12]*(([.KF6]-[.KE6])/([.KF1]-[.KE1]))^2" office:value-type="float" office:value="0.00126879672548436" calcext:value-type="float">
            <text:p>0.001268796725484</text:p>
          </table:table-cell>
          <table:table-cell table:formula="of:=0.5*[.KG12]*(([.KG6]-[.KF6])/([.KG1]-[.KF1]))^2" office:value-type="float" office:value="0.0153229759871865" calcext:value-type="float">
            <text:p>0.015322975987187</text:p>
          </table:table-cell>
          <table:table-cell table:formula="of:=0.5*[.KH12]*(([.KH6]-[.KG6])/([.KH1]-[.KG1]))^2" office:value-type="float" office:value="0.000110001641847312" calcext:value-type="float">
            <text:p>0.000110001641847</text:p>
          </table:table-cell>
          <table:table-cell table:formula="of:=0.5*[.KI12]*(([.KI6]-[.KH6])/([.KI1]-[.KH1]))^2" office:value-type="float" office:value="0.00113365267715332" calcext:value-type="float">
            <text:p>0.001133652677153</text:p>
          </table:table-cell>
          <table:table-cell table:formula="of:=0.5*[.KJ12]*(([.KJ6]-[.KI6])/([.KJ1]-[.KI1]))^2" office:value-type="float" office:value="0.0042792337703293" calcext:value-type="float">
            <text:p>0.004279233770329</text:p>
          </table:table-cell>
          <table:table-cell table:formula="of:=0.5*[.KK12]*(([.KK6]-[.KJ6])/([.KK1]-[.KJ1]))^2" office:value-type="float" office:value="0.000207074443335481" calcext:value-type="float">
            <text:p>0.000207074443335</text:p>
          </table:table-cell>
          <table:table-cell table:formula="of:=0.5*[.KL12]*(([.KL6]-[.KK6])/([.KL1]-[.KK1]))^2" office:value-type="float" office:value="0.00888811680029978" calcext:value-type="float">
            <text:p>0.0088881168003</text:p>
          </table:table-cell>
          <table:table-cell table:formula="of:=0.5*[.KM12]*(([.KM6]-[.KL6])/([.KM1]-[.KL1]))^2" office:value-type="float" office:value="0.00592197301976634" calcext:value-type="float">
            <text:p>0.005921973019766</text:p>
          </table:table-cell>
          <table:table-cell table:formula="of:=0.5*[.KN12]*(([.KN6]-[.KM6])/([.KN1]-[.KM1]))^2" office:value-type="float" office:value="0.00100856968498756" calcext:value-type="float">
            <text:p>0.001008569684988</text:p>
          </table:table-cell>
          <table:table-cell table:formula="of:=0.5*[.KO12]*(([.KO6]-[.KN6])/([.KO1]-[.KN1]))^2" office:value-type="float" office:value="0.00639297754180519" calcext:value-type="float">
            <text:p>0.006392977541805</text:p>
          </table:table-cell>
          <table:table-cell table:formula="of:=0.5*[.KP12]*(([.KP6]-[.KO6])/([.KP1]-[.KO1]))^2" office:value-type="float" office:value="0.00112760921143499" calcext:value-type="float">
            <text:p>0.001127609211435</text:p>
          </table:table-cell>
          <table:table-cell table:formula="of:=0.5*[.KQ12]*(([.KQ6]-[.KP6])/([.KQ1]-[.KP1]))^2" office:value-type="float" office:value="0.000309421294700245" calcext:value-type="float">
            <text:p>0.0003094212947</text:p>
          </table:table-cell>
          <table:table-cell table:formula="of:=0.5*[.KR12]*(([.KR6]-[.KQ6])/([.KR1]-[.KQ1]))^2" office:value-type="float" office:value="0.00264230932846487" calcext:value-type="float">
            <text:p>0.002642309328465</text:p>
          </table:table-cell>
          <table:table-cell table:formula="of:=0.5*[.KS12]*(([.KS6]-[.KR6])/([.KS1]-[.KR1]))^2" office:value-type="float" office:value="0.00253251204199449" calcext:value-type="float">
            <text:p>0.002532512041994</text:p>
          </table:table-cell>
          <table:table-cell table:formula="of:=0.5*[.KT12]*(([.KT6]-[.KS6])/([.KT1]-[.KS1]))^2" office:value-type="float" office:value="0.00661913272279587" calcext:value-type="float">
            <text:p>0.006619132722796</text:p>
          </table:table-cell>
          <table:table-cell table:formula="of:=0.5*[.KU12]*(([.KU6]-[.KT6])/([.KU1]-[.KT1]))^2" office:value-type="float" office:value="0.000223510974043039" calcext:value-type="float">
            <text:p>0.000223510974043</text:p>
          </table:table-cell>
          <table:table-cell table:formula="of:=0.5*[.KV12]*(([.KV6]-[.KU6])/([.KV1]-[.KU1]))^2" office:value-type="float" office:value="0.00098984609059987" calcext:value-type="float">
            <text:p>0.0009898460906</text:p>
          </table:table-cell>
          <table:table-cell table:formula="of:=0.5*[.KW12]*(([.KW6]-[.KV6])/([.KW1]-[.KV1]))^2" office:value-type="float" office:value="0.0136103501338938" calcext:value-type="float">
            <text:p>0.013610350133894</text:p>
          </table:table-cell>
          <table:table-cell table:formula="of:=0.5*[.KX12]*(([.KX6]-[.KW6])/([.KX1]-[.KW1]))^2" office:value-type="float" office:value="0.00478845658871621" calcext:value-type="float">
            <text:p>0.004788456588716</text:p>
          </table:table-cell>
          <table:table-cell table:formula="of:=0.5*[.KY12]*(([.KY6]-[.KX6])/([.KY1]-[.KX1]))^2" office:value-type="float" office:value="0.00284711692258486" calcext:value-type="float">
            <text:p>0.002847116922585</text:p>
          </table:table-cell>
          <table:table-cell table:formula="of:=0.5*[.KZ12]*(([.KZ6]-[.KY6])/([.KZ1]-[.KY1]))^2" office:value-type="float" office:value="0.000370482766505117" calcext:value-type="float">
            <text:p>0.000370482766505</text:p>
          </table:table-cell>
          <table:table-cell table:formula="of:=0.5*[.LA12]*(([.LA6]-[.KZ6])/([.LA1]-[.KZ1]))^2" office:value-type="float" office:value="0.00139388558941385" calcext:value-type="float">
            <text:p>0.001393885589414</text:p>
          </table:table-cell>
          <table:table-cell table:formula="of:=0.5*[.LB12]*(([.LB6]-[.LA6])/([.LB1]-[.LA1]))^2" office:value-type="float" office:value="0.00401536720031129" calcext:value-type="float">
            <text:p>0.004015367200311</text:p>
          </table:table-cell>
          <table:table-cell table:formula="of:=0.5*[.LC12]*(([.LC6]-[.LB6])/([.LC1]-[.LB1]))^2" office:value-type="float" office:value="0.00600060880133436" calcext:value-type="float">
            <text:p>0.006000608801334</text:p>
          </table:table-cell>
          <table:table-cell table:formula="of:=0.5*[.LD12]*(([.LD6]-[.LC6])/([.LD1]-[.LC1]))^2" office:value-type="float" office:value="0.00295290223370789" calcext:value-type="float">
            <text:p>0.002952902233708</text:p>
          </table:table-cell>
          <table:table-cell table:formula="of:=0.5*[.LE12]*(([.LE6]-[.LD6])/([.LE1]-[.LD1]))^2" office:value-type="float" office:value="0.00229070364450234" calcext:value-type="float">
            <text:p>0.002290703644502</text:p>
          </table:table-cell>
          <table:table-cell table:formula="of:=0.5*[.LF12]*(([.LF6]-[.LE6])/([.LF1]-[.LE1]))^2" office:value-type="float" office:value="0.000993791026232493" calcext:value-type="float">
            <text:p>0.000993791026232</text:p>
          </table:table-cell>
          <table:table-cell table:formula="of:=0.5*[.LG12]*(([.LG6]-[.LF6])/([.LG1]-[.LF1]))^2" office:value-type="float" office:value="0.00686758319327768" calcext:value-type="float">
            <text:p>0.006867583193278</text:p>
          </table:table-cell>
          <table:table-cell table:formula="of:=0.5*[.LH12]*(([.LH6]-[.LG6])/([.LH1]-[.LG1]))^2" office:value-type="float" office:value="0.000598611564006639" calcext:value-type="float">
            <text:p>0.000598611564007</text:p>
          </table:table-cell>
          <table:table-cell table:formula="of:=0.5*[.LI12]*(([.LI6]-[.LH6])/([.LI1]-[.LH1]))^2" office:value-type="float" office:value="0.00683299711518411" calcext:value-type="float">
            <text:p>0.006832997115184</text:p>
          </table:table-cell>
          <table:table-cell table:formula="of:=0.5*[.LJ12]*(([.LJ6]-[.LI6])/([.LJ1]-[.LI1]))^2" office:value-type="float" office:value="0.0000952387575820371" calcext:value-type="float">
            <text:p>9.52387575820371E-05</text:p>
          </table:table-cell>
          <table:table-cell table:formula="of:=0.5*[.LK12]*(([.LK6]-[.LJ6])/([.LK1]-[.LJ1]))^2" office:value-type="float" office:value="0.00827186639302612" calcext:value-type="float">
            <text:p>0.008271866393026</text:p>
          </table:table-cell>
          <table:table-cell table:formula="of:=0.5*[.LL12]*(([.LL6]-[.LK6])/([.LL1]-[.LK1]))^2" office:value-type="float" office:value="0.00216589102836467" calcext:value-type="float">
            <text:p>0.002165891028365</text:p>
          </table:table-cell>
          <table:table-cell table:formula="of:=0.5*[.LM12]*(([.LM6]-[.LL6])/([.LM1]-[.LL1]))^2" office:value-type="float" office:value="0.00109335232242797" calcext:value-type="float">
            <text:p>0.001093352322428</text:p>
          </table:table-cell>
          <table:table-cell table:formula="of:=0.5*[.LN12]*(([.LN6]-[.LM6])/([.LN1]-[.LM1]))^2" office:value-type="float" office:value="0.0112423771342291" calcext:value-type="float">
            <text:p>0.011242377134229</text:p>
          </table:table-cell>
          <table:table-cell table:formula="of:=0.5*[.LO12]*(([.LO6]-[.LN6])/([.LO1]-[.LN1]))^2" office:value-type="float" office:value="0.00000903006203249177" calcext:value-type="float">
            <text:p>9.03006203249177E-06</text:p>
          </table:table-cell>
          <table:table-cell table:formula="of:=0.5*[.LP12]*(([.LP6]-[.LO6])/([.LP1]-[.LO1]))^2" office:value-type="float" office:value="0.000222862475733137" calcext:value-type="float">
            <text:p>0.000222862475733</text:p>
          </table:table-cell>
          <table:table-cell table:formula="of:=0.5*[.LQ12]*(([.LQ6]-[.LP6])/([.LQ1]-[.LP1]))^2" office:value-type="float" office:value="0.0114436409816985" calcext:value-type="float">
            <text:p>0.011443640981699</text:p>
          </table:table-cell>
          <table:table-cell table:formula="of:=0.5*[.LR12]*(([.LR6]-[.LQ6])/([.LR1]-[.LQ1]))^2" office:value-type="float" office:value="0.00501717123469436" calcext:value-type="float">
            <text:p>0.005017171234694</text:p>
          </table:table-cell>
          <table:table-cell table:formula="of:=0.5*[.LS12]*(([.LS6]-[.LR6])/([.LS1]-[.LR1]))^2" office:value-type="float" office:value="0.000000838375149724626" calcext:value-type="float">
            <text:p>8.38375149724626E-07</text:p>
          </table:table-cell>
          <table:table-cell table:formula="of:=0.5*[.LT12]*(([.LT6]-[.LS6])/([.LT1]-[.LS1]))^2" office:value-type="float" office:value="0.00376923094278597" calcext:value-type="float">
            <text:p>0.003769230942786</text:p>
          </table:table-cell>
          <table:table-cell table:formula="of:=0.5*[.LU12]*(([.LU6]-[.LT6])/([.LU1]-[.LT1]))^2" office:value-type="float" office:value="0.00943973332600341" calcext:value-type="float">
            <text:p>0.009439733326003</text:p>
          </table:table-cell>
          <table:table-cell table:formula="of:=0.5*[.LV12]*(([.LV6]-[.LU6])/([.LV1]-[.LU1]))^2" office:value-type="float" office:value="0.0000183066609987783" calcext:value-type="float">
            <text:p>1.83066609987783E-05</text:p>
          </table:table-cell>
          <table:table-cell table:formula="of:=0.5*[.LW12]*(([.LW6]-[.LV6])/([.LW1]-[.LV1]))^2" office:value-type="float" office:value="0.0000663721348359115" calcext:value-type="float">
            <text:p>6.63721348359115E-05</text:p>
          </table:table-cell>
          <table:table-cell table:formula="of:=0.5*[.LX12]*(([.LX6]-[.LW6])/([.LX1]-[.LW1]))^2" office:value-type="float" office:value="0.00949398127806831" calcext:value-type="float">
            <text:p>0.009493981278068</text:p>
          </table:table-cell>
          <table:table-cell table:formula="of:=0.5*[.LY12]*(([.LY6]-[.LX6])/([.LY1]-[.LX1]))^2" office:value-type="float" office:value="0.00113229587232391" calcext:value-type="float">
            <text:p>0.001132295872324</text:p>
          </table:table-cell>
          <table:table-cell table:formula="of:=0.5*[.LZ12]*(([.LZ6]-[.LY6])/([.LZ1]-[.LY1]))^2" office:value-type="float" office:value="0.00458342427444909" calcext:value-type="float">
            <text:p>0.004583424274449</text:p>
          </table:table-cell>
          <table:table-cell table:formula="of:=0.5*[.MA12]*(([.MA6]-[.LZ6])/([.MA1]-[.LZ1]))^2" office:value-type="float" office:value="0.000203450969288666" calcext:value-type="float">
            <text:p>0.000203450969289</text:p>
          </table:table-cell>
          <table:table-cell table:formula="of:=0.5*[.MB12]*(([.MB6]-[.MA6])/([.MB1]-[.MA1]))^2" office:value-type="float" office:value="0.00228868315721985" calcext:value-type="float">
            <text:p>0.00228868315722</text:p>
          </table:table-cell>
          <table:table-cell table:formula="of:=0.5*[.MC12]*(([.MC6]-[.MB6])/([.MC1]-[.MB1]))^2" office:value-type="float" office:value="0.0016514176028634" calcext:value-type="float">
            <text:p>0.001651417602863</text:p>
          </table:table-cell>
          <table:table-cell table:formula="of:=0.5*[.MD12]*(([.MD6]-[.MC6])/([.MD1]-[.MC1]))^2" office:value-type="float" office:value="0.00378749032097538" calcext:value-type="float">
            <text:p>0.003787490320975</text:p>
          </table:table-cell>
          <table:table-cell table:formula="of:=0.5*[.ME12]*(([.ME6]-[.MD6])/([.ME1]-[.MD1]))^2" office:value-type="float" office:value="0.0000312841649507853" calcext:value-type="float">
            <text:p>3.12841649507853E-05</text:p>
          </table:table-cell>
          <table:table-cell table:formula="of:=0.5*[.MF12]*(([.MF6]-[.ME6])/([.MF1]-[.ME1]))^2" office:value-type="float" office:value="0.000149832491057174" calcext:value-type="float">
            <text:p>0.000149832491057</text:p>
          </table:table-cell>
          <table:table-cell table:formula="of:=0.5*[.MG12]*(([.MG6]-[.MF6])/([.MG1]-[.MF1]))^2" office:value-type="float" office:value="0.000394716903176333" calcext:value-type="float">
            <text:p>0.000394716903176</text:p>
          </table:table-cell>
          <table:table-cell table:formula="of:=0.5*[.MH12]*(([.MH6]-[.MG6])/([.MH1]-[.MG1]))^2" office:value-type="float" office:value="0.000840795418944917" calcext:value-type="float">
            <text:p>0.000840795418945</text:p>
          </table:table-cell>
          <table:table-cell table:formula="of:=0.5*[.MI12]*(([.MI6]-[.MH6])/([.MI1]-[.MH1]))^2" office:value-type="float" office:value="0.0142062152974816" calcext:value-type="float">
            <text:p>0.014206215297482</text:p>
          </table:table-cell>
          <table:table-cell table:formula="of:=0.5*[.MJ12]*(([.MJ6]-[.MI6])/([.MJ1]-[.MI1]))^2" office:value-type="float" office:value="0.00134410722205088" calcext:value-type="float">
            <text:p>0.001344107222051</text:p>
          </table:table-cell>
          <table:table-cell table:formula="of:=0.5*[.MK12]*(([.MK6]-[.MJ6])/([.MK1]-[.MJ1]))^2" office:value-type="float" office:value="0.000727312831546335" calcext:value-type="float">
            <text:p>0.000727312831546</text:p>
          </table:table-cell>
          <table:table-cell table:formula="of:=0.5*[.ML12]*(([.ML6]-[.MK6])/([.ML1]-[.MK1]))^2" office:value-type="float" office:value="0.00092034502700431" calcext:value-type="float">
            <text:p>0.000920345027004</text:p>
          </table:table-cell>
          <table:table-cell table:formula="of:=0.5*[.MM12]*(([.MM6]-[.ML6])/([.MM1]-[.ML1]))^2" office:value-type="float" office:value="0.00100180462217802" calcext:value-type="float">
            <text:p>0.001001804622178</text:p>
          </table:table-cell>
          <table:table-cell table:formula="of:=0.5*[.MN12]*(([.MN6]-[.MM6])/([.MN1]-[.MM1]))^2" office:value-type="float" office:value="0.000202204013285082" calcext:value-type="float">
            <text:p>0.000202204013285</text:p>
          </table:table-cell>
          <table:table-cell table:formula="of:=0.5*[.MO12]*(([.MO6]-[.MN6])/([.MO1]-[.MN1]))^2" office:value-type="float" office:value="0.0026503704591406" calcext:value-type="float">
            <text:p>0.002650370459141</text:p>
          </table:table-cell>
          <table:table-cell table:formula="of:=0.5*[.MP12]*(([.MP6]-[.MO6])/([.MP1]-[.MO1]))^2" office:value-type="float" office:value="0.000239683144526465" calcext:value-type="float">
            <text:p>0.000239683144526</text:p>
          </table:table-cell>
          <table:table-cell table:formula="of:=0.5*[.MQ12]*(([.MQ6]-[.MP6])/([.MQ1]-[.MP1]))^2" office:value-type="float" office:value="0.00124892463367807" calcext:value-type="float">
            <text:p>0.001248924633678</text:p>
          </table:table-cell>
          <table:table-cell table:formula="of:=0.5*[.MR12]*(([.MR6]-[.MQ6])/([.MR1]-[.MQ1]))^2" office:value-type="float" office:value="0.00483234034536498" calcext:value-type="float">
            <text:p>0.004832340345365</text:p>
          </table:table-cell>
          <table:table-cell table:formula="of:=0.5*[.MS12]*(([.MS6]-[.MR6])/([.MS1]-[.MR1]))^2" office:value-type="float" office:value="0.00891448935976776" calcext:value-type="float">
            <text:p>0.008914489359768</text:p>
          </table:table-cell>
          <table:table-cell table:formula="of:=0.5*[.MT12]*(([.MT6]-[.MS6])/([.MT1]-[.MS1]))^2" office:value-type="float" office:value="0.00987363356061871" calcext:value-type="float">
            <text:p>0.009873633560619</text:p>
          </table:table-cell>
          <table:table-cell table:formula="of:=0.5*[.MU12]*(([.MU6]-[.MT6])/([.MU1]-[.MT1]))^2" office:value-type="float" office:value="0.00107244178064927" calcext:value-type="float">
            <text:p>0.001072441780649</text:p>
          </table:table-cell>
          <table:table-cell table:formula="of:=0.5*[.MV12]*(([.MV6]-[.MU6])/([.MV1]-[.MU1]))^2" office:value-type="float" office:value="0.00103987252049875" calcext:value-type="float">
            <text:p>0.001039872520499</text:p>
          </table:table-cell>
          <table:table-cell table:formula="of:=0.5*[.MW12]*(([.MW6]-[.MV6])/([.MW1]-[.MV1]))^2" office:value-type="float" office:value="0.007342272587006" calcext:value-type="float">
            <text:p>0.007342272587006</text:p>
          </table:table-cell>
          <table:table-cell table:formula="of:=0.5*[.MX12]*(([.MX6]-[.MW6])/([.MX1]-[.MW1]))^2" office:value-type="float" office:value="0.00306120620038253" calcext:value-type="float">
            <text:p>0.003061206200383</text:p>
          </table:table-cell>
          <table:table-cell table:formula="of:=0.5*[.MY12]*(([.MY6]-[.MX6])/([.MY1]-[.MX1]))^2" office:value-type="float" office:value="0.00103590023783261" calcext:value-type="float">
            <text:p>0.001035900237833</text:p>
          </table:table-cell>
          <table:table-cell table:formula="of:=0.5*[.MZ12]*(([.MZ6]-[.MY6])/([.MZ1]-[.MY1]))^2" office:value-type="float" office:value="0.000412340918049544" calcext:value-type="float">
            <text:p>0.00041234091805</text:p>
          </table:table-cell>
          <table:table-cell table:formula="of:=0.5*[.NA12]*(([.NA6]-[.MZ6])/([.NA1]-[.MZ1]))^2" office:value-type="float" office:value="0.002759017250479" calcext:value-type="float">
            <text:p>0.002759017250479</text:p>
          </table:table-cell>
          <table:table-cell table:formula="of:=0.5*[.NB12]*(([.NB6]-[.NA6])/([.NB1]-[.NA1]))^2" office:value-type="float" office:value="0.000458391438295618" calcext:value-type="float">
            <text:p>0.000458391438296</text:p>
          </table:table-cell>
          <table:table-cell table:formula="of:=0.5*[.NC12]*(([.NC6]-[.NB6])/([.NC1]-[.NB1]))^2" office:value-type="float" office:value="0.00430104008018011" calcext:value-type="float">
            <text:p>0.00430104008018</text:p>
          </table:table-cell>
          <table:table-cell table:formula="of:=0.5*[.ND12]*(([.ND6]-[.NC6])/([.ND1]-[.NC1]))^2" office:value-type="float" office:value="0.00000341829227284026" calcext:value-type="float">
            <text:p>3.41829227284026E-06</text:p>
          </table:table-cell>
          <table:table-cell table:formula="of:=0.5*[.NE12]*(([.NE6]-[.ND6])/([.NE1]-[.ND1]))^2" office:value-type="float" office:value="0.0000217990123845172" calcext:value-type="float">
            <text:p>2.17990123845172E-05</text:p>
          </table:table-cell>
          <table:table-cell table:formula="of:=0.5*[.NF12]*(([.NF6]-[.NE6])/([.NF1]-[.NE1]))^2" office:value-type="float" office:value="0.00826550612034372" calcext:value-type="float">
            <text:p>0.008265506120344</text:p>
          </table:table-cell>
          <table:table-cell table:formula="of:=0.5*[.NG12]*(([.NG6]-[.NF6])/([.NG1]-[.NF1]))^2" office:value-type="float" office:value="0.000994531696848483" calcext:value-type="float">
            <text:p>0.000994531696848</text:p>
          </table:table-cell>
          <table:table-cell table:formula="of:=0.5*[.NH12]*(([.NH6]-[.NG6])/([.NH1]-[.NG1]))^2" office:value-type="float" office:value="0.00599839965038013" calcext:value-type="float">
            <text:p>0.00599839965038</text:p>
          </table:table-cell>
          <table:table-cell table:formula="of:=0.5*[.NI12]*(([.NI6]-[.NH6])/([.NI1]-[.NH1]))^2" office:value-type="float" office:value="0.00043301686325601" calcext:value-type="float">
            <text:p>0.000433016863256</text:p>
          </table:table-cell>
          <table:table-cell table:formula="of:=0.5*[.NJ12]*(([.NJ6]-[.NI6])/([.NJ1]-[.NI1]))^2" office:value-type="float" office:value="0.000219969780143768" calcext:value-type="float">
            <text:p>0.000219969780144</text:p>
          </table:table-cell>
          <table:table-cell table:formula="of:=0.5*[.NK12]*(([.NK6]-[.NJ6])/([.NK1]-[.NJ1]))^2" office:value-type="float" office:value="0.000164452996817098" calcext:value-type="float">
            <text:p>0.000164452996817</text:p>
          </table:table-cell>
          <table:table-cell table:formula="of:=0.5*[.NL12]*(([.NL6]-[.NK6])/([.NL1]-[.NK1]))^2" office:value-type="float" office:value="0.00446780299322081" calcext:value-type="float">
            <text:p>0.004467802993221</text:p>
          </table:table-cell>
          <table:table-cell table:formula="of:=0.5*[.NM12]*(([.NM6]-[.NL6])/([.NM1]-[.NL1]))^2" office:value-type="float" office:value="0.000065275309965439" calcext:value-type="float">
            <text:p>6.5275309965439E-05</text:p>
          </table:table-cell>
          <table:table-cell table:formula="of:=0.5*[.NN12]*(([.NN6]-[.NM6])/([.NN1]-[.NM1]))^2" office:value-type="float" office:value="0.00256955139273386" calcext:value-type="float">
            <text:p>0.002569551392734</text:p>
          </table:table-cell>
          <table:table-cell table:formula="of:=0.5*[.NO12]*(([.NO6]-[.NN6])/([.NO1]-[.NN1]))^2" office:value-type="float" office:value="0.00312859511287866" calcext:value-type="float">
            <text:p>0.003128595112879</text:p>
          </table:table-cell>
          <table:table-cell table:formula="of:=0.5*[.NP12]*(([.NP6]-[.NO6])/([.NP1]-[.NO1]))^2" office:value-type="float" office:value="0.00469944667628482" calcext:value-type="float">
            <text:p>0.004699446676285</text:p>
          </table:table-cell>
          <table:table-cell table:formula="of:=0.5*[.NQ12]*(([.NQ6]-[.NP6])/([.NQ1]-[.NP1]))^2" office:value-type="float" office:value="0.000394407095541477" calcext:value-type="float">
            <text:p>0.000394407095541</text:p>
          </table:table-cell>
          <table:table-cell table:formula="of:=0.5*[.NR12]*(([.NR6]-[.NQ6])/([.NR1]-[.NQ1]))^2" office:value-type="float" office:value="0.00417126223244347" calcext:value-type="float">
            <text:p>0.004171262232443</text:p>
          </table:table-cell>
          <table:table-cell table:formula="of:=0.5*[.NS12]*(([.NS6]-[.NR6])/([.NS1]-[.NR1]))^2" office:value-type="float" office:value="0.00111577083801942" calcext:value-type="float">
            <text:p>0.001115770838019</text:p>
          </table:table-cell>
          <table:table-cell table:formula="of:=0.5*[.NT12]*(([.NT6]-[.NS6])/([.NT1]-[.NS1]))^2" office:value-type="float" office:value="0.000785254432986199" calcext:value-type="float">
            <text:p>0.000785254432986</text:p>
          </table:table-cell>
          <table:table-cell table:formula="of:=0.5*[.NU12]*(([.NU6]-[.NT6])/([.NU1]-[.NT1]))^2" office:value-type="float" office:value="0.00542638977377719" calcext:value-type="float">
            <text:p>0.005426389773777</text:p>
          </table:table-cell>
          <table:table-cell table:formula="of:=0.5*[.NV12]*(([.NV6]-[.NU6])/([.NV1]-[.NU1]))^2" office:value-type="float" office:value="0.00000152047451793757" calcext:value-type="float">
            <text:p>1.52047451793757E-06</text:p>
          </table:table-cell>
          <table:table-cell table:formula="of:=0.5*[.NW12]*(([.NW6]-[.NV6])/([.NW1]-[.NV1]))^2" office:value-type="float" office:value="0.00209037386262149" calcext:value-type="float">
            <text:p>0.002090373862622</text:p>
          </table:table-cell>
          <table:table-cell table:formula="of:=0.5*[.NX12]*(([.NX6]-[.NW6])/([.NX1]-[.NW1]))^2" office:value-type="float" office:value="0.00825673446618108" calcext:value-type="float">
            <text:p>0.008256734466181</text:p>
          </table:table-cell>
          <table:table-cell table:formula="of:=0.5*[.NY12]*(([.NY6]-[.NX6])/([.NY1]-[.NX1]))^2" office:value-type="float" office:value="0.000526806014492452" calcext:value-type="float">
            <text:p>0.000526806014492</text:p>
          </table:table-cell>
          <table:table-cell table:formula="of:=0.5*[.NZ12]*(([.NZ6]-[.NY6])/([.NZ1]-[.NY1]))^2" office:value-type="float" office:value="0.00205971824999851" calcext:value-type="float">
            <text:p>0.002059718249999</text:p>
          </table:table-cell>
          <table:table-cell table:formula="of:=0.5*[.OA12]*(([.OA6]-[.NZ6])/([.OA1]-[.NZ1]))^2" office:value-type="float" office:value="0.00052441320918067" calcext:value-type="float">
            <text:p>0.000524413209181</text:p>
          </table:table-cell>
          <table:table-cell table:formula="of:=0.5*[.OB12]*(([.OB6]-[.OA6])/([.OB1]-[.OA1]))^2" office:value-type="float" office:value="0.00150525917914839" calcext:value-type="float">
            <text:p>0.001505259179148</text:p>
          </table:table-cell>
          <table:table-cell table:formula="of:=0.5*[.OC12]*(([.OC6]-[.OB6])/([.OC1]-[.OB1]))^2" office:value-type="float" office:value="0.000777428867876695" calcext:value-type="float">
            <text:p>0.000777428867877</text:p>
          </table:table-cell>
          <table:table-cell table:formula="of:=0.5*[.OD12]*(([.OD6]-[.OC6])/([.OD1]-[.OC1]))^2" office:value-type="float" office:value="0.00000305816900645356" calcext:value-type="float">
            <text:p>3.05816900645356E-06</text:p>
          </table:table-cell>
          <table:table-cell table:formula="of:=0.5*[.OE12]*(([.OE6]-[.OD6])/([.OE1]-[.OD1]))^2" office:value-type="float" office:value="0.00192663456983116" calcext:value-type="float">
            <text:p>0.001926634569831</text:p>
          </table:table-cell>
          <table:table-cell table:formula="of:=0.5*[.OF12]*(([.OF6]-[.OE6])/([.OF1]-[.OE1]))^2" office:value-type="float" office:value="0.000119404079185586" calcext:value-type="float">
            <text:p>0.000119404079186</text:p>
          </table:table-cell>
          <table:table-cell table:formula="of:=0.5*[.OG12]*(([.OG6]-[.OF6])/([.OG1]-[.OF1]))^2" office:value-type="float" office:value="0.00421140515906327" calcext:value-type="float">
            <text:p>0.004211405159063</text:p>
          </table:table-cell>
          <table:table-cell table:formula="of:=0.5*[.OH12]*(([.OH6]-[.OG6])/([.OH1]-[.OG1]))^2" office:value-type="float" office:value="0.00986243453170226" calcext:value-type="float">
            <text:p>0.009862434531702</text:p>
          </table:table-cell>
          <table:table-cell table:formula="of:=0.5*[.OI12]*(([.OI6]-[.OH6])/([.OI1]-[.OH1]))^2" office:value-type="float" office:value="0.0000651346323562017" calcext:value-type="float">
            <text:p>6.51346323562017E-05</text:p>
          </table:table-cell>
          <table:table-cell table:formula="of:=0.5*[.OJ12]*(([.OJ6]-[.OI6])/([.OJ1]-[.OI1]))^2" office:value-type="float" office:value="0.00247221435814478" calcext:value-type="float">
            <text:p>0.002472214358145</text:p>
          </table:table-cell>
          <table:table-cell table:formula="of:=0.5*[.OK12]*(([.OK6]-[.OJ6])/([.OK1]-[.OJ1]))^2" office:value-type="float" office:value="0.000753219971659255" calcext:value-type="float">
            <text:p>0.000753219971659</text:p>
          </table:table-cell>
          <table:table-cell table:formula="of:=0.5*[.OL12]*(([.OL6]-[.OK6])/([.OL1]-[.OK1]))^2" office:value-type="float" office:value="0.000483182801423239" calcext:value-type="float">
            <text:p>0.000483182801423</text:p>
          </table:table-cell>
          <table:table-cell table:formula="of:=0.5*[.OM12]*(([.OM6]-[.OL6])/([.OM1]-[.OL1]))^2" office:value-type="float" office:value="0.00588991459912218" calcext:value-type="float">
            <text:p>0.005889914599122</text:p>
          </table:table-cell>
          <table:table-cell table:formula="of:=0.5*[.ON12]*(([.ON6]-[.OM6])/([.ON1]-[.OM1]))^2" office:value-type="float" office:value="0.0000132293003919998" calcext:value-type="float">
            <text:p>1.32293003919998E-05</text:p>
          </table:table-cell>
          <table:table-cell table:formula="of:=0.5*[.OO12]*(([.OO6]-[.ON6])/([.OO1]-[.ON1]))^2" office:value-type="float" office:value="0.000834552643916604" calcext:value-type="float">
            <text:p>0.000834552643917</text:p>
          </table:table-cell>
          <table:table-cell table:formula="of:=0.5*[.OP12]*(([.OP6]-[.OO6])/([.OP1]-[.OO1]))^2" office:value-type="float" office:value="0.00361661335311554" calcext:value-type="float">
            <text:p>0.003616613353116</text:p>
          </table:table-cell>
          <table:table-cell table:formula="of:=0.5*[.OQ12]*(([.OQ6]-[.OP6])/([.OQ1]-[.OP1]))^2" office:value-type="float" office:value="0.0100505905099594" calcext:value-type="float">
            <text:p>0.010050590509959</text:p>
          </table:table-cell>
          <table:table-cell table:formula="of:=0.5*[.OR12]*(([.OR6]-[.OQ6])/([.OR1]-[.OQ1]))^2" office:value-type="float" office:value="0.000637453696052972" calcext:value-type="float">
            <text:p>0.000637453696053</text:p>
          </table:table-cell>
          <table:table-cell table:formula="of:=0.5*[.OS12]*(([.OS6]-[.OR6])/([.OS1]-[.OR1]))^2" office:value-type="float" office:value="0.000500204777336901" calcext:value-type="float">
            <text:p>0.000500204777337</text:p>
          </table:table-cell>
          <table:table-cell table:formula="of:=0.5*[.OT12]*(([.OT6]-[.OS6])/([.OT1]-[.OS1]))^2" office:value-type="float" office:value="0.00113862987192328" calcext:value-type="float">
            <text:p>0.001138629871923</text:p>
          </table:table-cell>
          <table:table-cell table:formula="of:=0.5*[.OU12]*(([.OU6]-[.OT6])/([.OU1]-[.OT1]))^2" office:value-type="float" office:value="0.000126774347202805" calcext:value-type="float">
            <text:p>0.000126774347203</text:p>
          </table:table-cell>
          <table:table-cell table:formula="of:=0.5*[.OV12]*(([.OV6]-[.OU6])/([.OV1]-[.OU1]))^2" office:value-type="float" office:value="0.0104220600632169" calcext:value-type="float">
            <text:p>0.010422060063217</text:p>
          </table:table-cell>
          <table:table-cell table:formula="of:=0.5*[.OW12]*(([.OW6]-[.OV6])/([.OW1]-[.OV1]))^2" office:value-type="float" office:value="0.000227448764563178" calcext:value-type="float">
            <text:p>0.000227448764563</text:p>
          </table:table-cell>
          <table:table-cell table:formula="of:=0.5*[.OX12]*(([.OX6]-[.OW6])/([.OX1]-[.OW1]))^2" office:value-type="float" office:value="0.00062555502952725" calcext:value-type="float">
            <text:p>0.000625555029527</text:p>
          </table:table-cell>
          <table:table-cell table:formula="of:=0.5*[.OY12]*(([.OY6]-[.OX6])/([.OY1]-[.OX1]))^2" office:value-type="float" office:value="0.00581983568504154" calcext:value-type="float">
            <text:p>0.005819835685042</text:p>
          </table:table-cell>
          <table:table-cell table:formula="of:=0.5*[.OZ12]*(([.OZ6]-[.OY6])/([.OZ1]-[.OY1]))^2" office:value-type="float" office:value="0.00449888370530677" calcext:value-type="float">
            <text:p>0.004498883705307</text:p>
          </table:table-cell>
          <table:table-cell table:formula="of:=0.5*[.PA12]*(([.PA6]-[.OZ6])/([.PA1]-[.OZ1]))^2" office:value-type="float" office:value="0.0019041103102597" calcext:value-type="float">
            <text:p>0.00190411031026</text:p>
          </table:table-cell>
          <table:table-cell table:formula="of:=0.5*[.PB12]*(([.PB6]-[.PA6])/([.PB1]-[.PA1]))^2" office:value-type="float" office:value="0.00097949404109986" calcext:value-type="float">
            <text:p>0.0009794940411</text:p>
          </table:table-cell>
          <table:table-cell table:formula="of:=0.5*[.PC12]*(([.PC6]-[.PB6])/([.PC1]-[.PB1]))^2" office:value-type="float" office:value="0.00104209377265654" calcext:value-type="float">
            <text:p>0.001042093772657</text:p>
          </table:table-cell>
          <table:table-cell table:formula="of:=0.5*[.PD12]*(([.PD6]-[.PC6])/([.PD1]-[.PC1]))^2" office:value-type="float" office:value="0.000633915285726708" calcext:value-type="float">
            <text:p>0.000633915285727</text:p>
          </table:table-cell>
          <table:table-cell table:formula="of:=0.5*[.PE12]*(([.PE6]-[.PD6])/([.PE1]-[.PD1]))^2" office:value-type="float" office:value="0.00530642184394927" calcext:value-type="float">
            <text:p>0.005306421843949</text:p>
          </table:table-cell>
          <table:table-cell table:formula="of:=0.5*[.PF12]*(([.PF6]-[.PE6])/([.PF1]-[.PE1]))^2" office:value-type="float" office:value="0.00010081562255134" calcext:value-type="float">
            <text:p>0.000100815622551</text:p>
          </table:table-cell>
          <table:table-cell table:formula="of:=0.5*[.PG12]*(([.PG6]-[.PF6])/([.PG1]-[.PF1]))^2" office:value-type="float" office:value="0.00414779147311801" calcext:value-type="float">
            <text:p>0.004147791473118</text:p>
          </table:table-cell>
          <table:table-cell table:formula="of:=0.5*[.PH12]*(([.PH6]-[.PG6])/([.PH1]-[.PG1]))^2" office:value-type="float" office:value="0.00666049459230974" calcext:value-type="float">
            <text:p>0.00666049459231</text:p>
          </table:table-cell>
          <table:table-cell table:formula="of:=0.5*[.PI12]*(([.PI6]-[.PH6])/([.PI1]-[.PH1]))^2" office:value-type="float" office:value="0.000540096771703661" calcext:value-type="float">
            <text:p>0.000540096771704</text:p>
          </table:table-cell>
          <table:table-cell table:formula="of:=0.5*[.PJ12]*(([.PJ6]-[.PI6])/([.PJ1]-[.PI1]))^2" office:value-type="float" office:value="0.00044493257776665" calcext:value-type="float">
            <text:p>0.000444932577767</text:p>
          </table:table-cell>
          <table:table-cell table:formula="of:=0.5*[.PK12]*(([.PK6]-[.PJ6])/([.PK1]-[.PJ1]))^2" office:value-type="float" office:value="0.00780990812015687" calcext:value-type="float">
            <text:p>0.007809908120157</text:p>
          </table:table-cell>
          <table:table-cell table:formula="of:=0.5*[.PL12]*(([.PL6]-[.PK6])/([.PL1]-[.PK1]))^2" office:value-type="float" office:value="0.00000199382904488269" calcext:value-type="float">
            <text:p>1.99382904488269E-06</text:p>
          </table:table-cell>
          <table:table-cell table:formula="of:=0.5*[.PM12]*(([.PM6]-[.PL6])/([.PM1]-[.PL1]))^2" office:value-type="float" office:value="0.000519038519695461" calcext:value-type="float">
            <text:p>0.000519038519695</text:p>
          </table:table-cell>
          <table:table-cell table:formula="of:=0.5*[.PN12]*(([.PN6]-[.PM6])/([.PN1]-[.PM1]))^2" office:value-type="float" office:value="0.0000385612907893247" calcext:value-type="float">
            <text:p>3.85612907893247E-05</text:p>
          </table:table-cell>
          <table:table-cell table:formula="of:=0.5*[.PO12]*(([.PO6]-[.PN6])/([.PO1]-[.PN1]))^2" office:value-type="float" office:value="0.0101108412512452" calcext:value-type="float">
            <text:p>0.010110841251245</text:p>
          </table:table-cell>
          <table:table-cell table:formula="of:=0.5*[.PP12]*(([.PP6]-[.PO6])/([.PP1]-[.PO1]))^2" office:value-type="float" office:value="0.000233837462407446" calcext:value-type="float">
            <text:p>0.000233837462407</text:p>
          </table:table-cell>
          <table:table-cell table:formula="of:=0.5*[.PQ12]*(([.PQ6]-[.PP6])/([.PQ1]-[.PP1]))^2" office:value-type="float" office:value="0.000592333894231622" calcext:value-type="float">
            <text:p>0.000592333894232</text:p>
          </table:table-cell>
          <table:table-cell table:formula="of:=0.5*[.PR12]*(([.PR6]-[.PQ6])/([.PR1]-[.PQ1]))^2" office:value-type="float" office:value="0.000871806334756334" calcext:value-type="float">
            <text:p>0.000871806334756</text:p>
          </table:table-cell>
          <table:table-cell table:formula="of:=0.5*[.PS12]*(([.PS6]-[.PR6])/([.PS1]-[.PR1]))^2" office:value-type="float" office:value="0.0000286544887853829" calcext:value-type="float">
            <text:p>2.86544887853829E-05</text:p>
          </table:table-cell>
          <table:table-cell table:formula="of:=0.5*[.PT12]*(([.PT6]-[.PS6])/([.PT1]-[.PS1]))^2" office:value-type="float" office:value="0.00515716673842742" calcext:value-type="float">
            <text:p>0.005157166738427</text:p>
          </table:table-cell>
          <table:table-cell table:formula="of:=0.5*[.PU12]*(([.PU6]-[.PT6])/([.PU1]-[.PT1]))^2" office:value-type="float" office:value="0.0000365288714420327" calcext:value-type="float">
            <text:p>3.65288714420327E-05</text:p>
          </table:table-cell>
          <table:table-cell table:formula="of:=0.5*[.PV12]*(([.PV6]-[.PU6])/([.PV1]-[.PU1]))^2" office:value-type="float" office:value="0.000296451470117802" calcext:value-type="float">
            <text:p>0.000296451470118</text:p>
          </table:table-cell>
          <table:table-cell table:formula="of:=0.5*[.PW12]*(([.PW6]-[.PV6])/([.PW1]-[.PV1]))^2" office:value-type="float" office:value="0.00543838865583761" calcext:value-type="float">
            <text:p>0.005438388655838</text:p>
          </table:table-cell>
          <table:table-cell table:formula="of:=0.5*[.PX12]*(([.PX6]-[.PW6])/([.PX1]-[.PW1]))^2" office:value-type="float" office:value="0.0102354600208742" calcext:value-type="float">
            <text:p>0.010235460020874</text:p>
          </table:table-cell>
          <table:table-cell table:formula="of:=0.5*[.PY12]*(([.PY6]-[.PX6])/([.PY1]-[.PX1]))^2" office:value-type="float" office:value="0.0000216482024243911" calcext:value-type="float">
            <text:p>2.16482024243911E-05</text:p>
          </table:table-cell>
          <table:table-cell table:formula="of:=0.5*[.PZ12]*(([.PZ6]-[.PY6])/([.PZ1]-[.PY1]))^2" office:value-type="float" office:value="0.00114633496323955" calcext:value-type="float">
            <text:p>0.00114633496324</text:p>
          </table:table-cell>
          <table:table-cell table:formula="of:=0.5*[.QA12]*(([.QA6]-[.PZ6])/([.QA1]-[.PZ1]))^2" office:value-type="float" office:value="0.000635517490982614" calcext:value-type="float">
            <text:p>0.000635517490983</text:p>
          </table:table-cell>
          <table:table-cell table:formula="of:=0.5*[.QB12]*(([.QB6]-[.QA6])/([.QB1]-[.QA1]))^2" office:value-type="float" office:value="0.00439803953663599" calcext:value-type="float">
            <text:p>0.004398039536636</text:p>
          </table:table-cell>
          <table:table-cell table:formula="of:=0.5*[.QC12]*(([.QC6]-[.QB6])/([.QC1]-[.QB1]))^2" office:value-type="float" office:value="0.000856950757648973" calcext:value-type="float">
            <text:p>0.000856950757649</text:p>
          </table:table-cell>
          <table:table-cell table:formula="of:=0.5*[.QD12]*(([.QD6]-[.QC6])/([.QD1]-[.QC1]))^2" office:value-type="float" office:value="0.0046128744333566" calcext:value-type="float">
            <text:p>0.004612874433357</text:p>
          </table:table-cell>
          <table:table-cell table:formula="of:=0.5*[.QE12]*(([.QE6]-[.QD6])/([.QE1]-[.QD1]))^2" office:value-type="float" office:value="0.000146886157357113" calcext:value-type="float">
            <text:p>0.000146886157357</text:p>
          </table:table-cell>
          <table:table-cell table:formula="of:=0.5*[.QF12]*(([.QF6]-[.QE6])/([.QF1]-[.QE1]))^2" office:value-type="float" office:value="0.000398402231073759" calcext:value-type="float">
            <text:p>0.000398402231074</text:p>
          </table:table-cell>
          <table:table-cell table:formula="of:=0.5*[.QG12]*(([.QG6]-[.QF6])/([.QG1]-[.QF1]))^2" office:value-type="float" office:value="0.0127333416755721" calcext:value-type="float">
            <text:p>0.012733341675572</text:p>
          </table:table-cell>
          <table:table-cell table:formula="of:=0.5*[.QH12]*(([.QH6]-[.QG6])/([.QH1]-[.QG1]))^2" office:value-type="float" office:value="0.00898918820765465" calcext:value-type="float">
            <text:p>0.008989188207655</text:p>
          </table:table-cell>
          <table:table-cell table:formula="of:=0.5*[.QI12]*(([.QI6]-[.QH6])/([.QI1]-[.QH1]))^2" office:value-type="float" office:value="0.000740892718159708" calcext:value-type="float">
            <text:p>0.00074089271816</text:p>
          </table:table-cell>
          <table:table-cell table:formula="of:=0.5*[.QJ12]*(([.QJ6]-[.QI6])/([.QJ1]-[.QI1]))^2" office:value-type="float" office:value="0.000000508453908096576" calcext:value-type="float">
            <text:p>5.08453908096576E-07</text:p>
          </table:table-cell>
          <table:table-cell table:formula="of:=0.5*[.QK12]*(([.QK6]-[.QJ6])/([.QK1]-[.QJ1]))^2" office:value-type="float" office:value="0.00410761799997426" calcext:value-type="float">
            <text:p>0.004107617999974</text:p>
          </table:table-cell>
          <table:table-cell table:formula="of:=0.5*[.QL12]*(([.QL6]-[.QK6])/([.QL1]-[.QK1]))^2" office:value-type="float" office:value="0.000909547826701625" calcext:value-type="float">
            <text:p>0.000909547826702</text:p>
          </table:table-cell>
          <table:table-cell table:formula="of:=0.5*[.QM12]*(([.QM6]-[.QL6])/([.QM1]-[.QL1]))^2" office:value-type="float" office:value="0.000517416362252666" calcext:value-type="float">
            <text:p>0.000517416362253</text:p>
          </table:table-cell>
          <table:table-cell table:formula="of:=0.5*[.QN12]*(([.QN6]-[.QM6])/([.QN1]-[.QM1]))^2" office:value-type="float" office:value="0.00723467701878614" calcext:value-type="float">
            <text:p>0.007234677018786</text:p>
          </table:table-cell>
          <table:table-cell table:formula="of:=0.5*[.QO12]*(([.QO6]-[.QN6])/([.QO1]-[.QN1]))^2" office:value-type="float" office:value="0.0000400848669480431" calcext:value-type="float">
            <text:p>4.00848669480431E-05</text:p>
          </table:table-cell>
          <table:table-cell table:formula="of:=0.5*[.QP12]*(([.QP6]-[.QO6])/([.QP1]-[.QO1]))^2" office:value-type="float" office:value="0.00109674470974027" calcext:value-type="float">
            <text:p>0.00109674470974</text:p>
          </table:table-cell>
          <table:table-cell table:formula="of:=0.5*[.QQ12]*(([.QQ6]-[.QP6])/([.QQ1]-[.QP1]))^2" office:value-type="float" office:value="0.000294646843514097" calcext:value-type="float">
            <text:p>0.000294646843514</text:p>
          </table:table-cell>
          <table:table-cell table:formula="of:=0.5*[.QR12]*(([.QR6]-[.QQ6])/([.QR1]-[.QQ1]))^2" office:value-type="float" office:value="0.000390793645404234" calcext:value-type="float">
            <text:p>0.000390793645404</text:p>
          </table:table-cell>
          <table:table-cell table:formula="of:=0.5*[.QS12]*(([.QS6]-[.QR6])/([.QS1]-[.QR1]))^2" office:value-type="float" office:value="0.00704485416000072" calcext:value-type="float">
            <text:p>0.007044854160001</text:p>
          </table:table-cell>
          <table:table-cell table:formula="of:=0.5*[.QT12]*(([.QT6]-[.QS6])/([.QT1]-[.QS1]))^2" office:value-type="float" office:value="0.0051707568117438" calcext:value-type="float">
            <text:p>0.005170756811744</text:p>
          </table:table-cell>
          <table:table-cell table:formula="of:=0.5*[.QU12]*(([.QU6]-[.QT6])/([.QU1]-[.QT1]))^2" office:value-type="float" office:value="0.0000840550391421489" calcext:value-type="float">
            <text:p>8.40550391421489E-05</text:p>
          </table:table-cell>
          <table:table-cell table:formula="of:=0.5*[.QV12]*(([.QV6]-[.QU6])/([.QV1]-[.QU1]))^2" office:value-type="float" office:value="0.00264273250693534" calcext:value-type="float">
            <text:p>0.002642732506935</text:p>
          </table:table-cell>
          <table:table-cell table:formula="of:=0.5*[.QW12]*(([.QW6]-[.QV6])/([.QW1]-[.QV1]))^2" office:value-type="float" office:value="0.000343411921556829" calcext:value-type="float">
            <text:p>0.000343411921557</text:p>
          </table:table-cell>
          <table:table-cell table:formula="of:=0.5*[.QX12]*(([.QX6]-[.QW6])/([.QX1]-[.QW1]))^2" office:value-type="float" office:value="0.0000651344513054025" calcext:value-type="float">
            <text:p>6.51344513054025E-05</text:p>
          </table:table-cell>
          <table:table-cell table:formula="of:=0.5*[.QY12]*(([.QY6]-[.QX6])/([.QY1]-[.QX1]))^2" office:value-type="float" office:value="0.00000549076533412782" calcext:value-type="float">
            <text:p>5.49076533412782E-06</text:p>
          </table:table-cell>
          <table:table-cell table:formula="of:=0.5*[.QZ12]*(([.QZ6]-[.QY6])/([.QZ1]-[.QY1]))^2" office:value-type="float" office:value="0.00555914929890783" calcext:value-type="float">
            <text:p>0.005559149298908</text:p>
          </table:table-cell>
          <table:table-cell table:formula="of:=0.5*[.RA12]*(([.RA6]-[.QZ6])/([.RA1]-[.QZ1]))^2" office:value-type="float" office:value="0.000111451108919511" calcext:value-type="float">
            <text:p>0.00011145110892</text:p>
          </table:table-cell>
          <table:table-cell table:formula="of:=0.5*[.RB12]*(([.RB6]-[.RA6])/([.RB1]-[.RA1]))^2" office:value-type="float" office:value="0.0000000178081212095631" calcext:value-type="float">
            <text:p>1.78081212095631E-08</text:p>
          </table:table-cell>
          <table:table-cell table:formula="of:=0.5*[.RC12]*(([.RC6]-[.RB6])/([.RC1]-[.RB1]))^2" office:value-type="float" office:value="0.000419861180720519" calcext:value-type="float">
            <text:p>0.000419861180721</text:p>
          </table:table-cell>
          <table:table-cell table:formula="of:=0.5*[.RD12]*(([.RD6]-[.RC6])/([.RD1]-[.RC1]))^2" office:value-type="float" office:value="0.00335200687379746" calcext:value-type="float">
            <text:p>0.003352006873797</text:p>
          </table:table-cell>
          <table:table-cell table:formula="of:=0.5*[.RE12]*(([.RE6]-[.RD6])/([.RE1]-[.RD1]))^2" office:value-type="float" office:value="0.00860158839550039" calcext:value-type="float">
            <text:p>0.0086015883955</text:p>
          </table:table-cell>
          <table:table-cell table:formula="of:=0.5*[.RF12]*(([.RF6]-[.RE6])/([.RF1]-[.RE1]))^2" office:value-type="float" office:value="0.000057030847130905" calcext:value-type="float">
            <text:p>5.7030847130905E-05</text:p>
          </table:table-cell>
          <table:table-cell table:formula="of:=0.5*[.RG12]*(([.RG6]-[.RF6])/([.RG1]-[.RF1]))^2" office:value-type="float" office:value="0.000131984678577447" calcext:value-type="float">
            <text:p>0.000131984678577</text:p>
          </table:table-cell>
          <table:table-cell table:formula="of:=0.5*[.RH12]*(([.RH6]-[.RG6])/([.RH1]-[.RG1]))^2" office:value-type="float" office:value="0.000232300134724307" calcext:value-type="float">
            <text:p>0.000232300134724</text:p>
          </table:table-cell>
          <table:table-cell table:formula="of:=0.5*[.RI12]*(([.RI6]-[.RH6])/([.RI1]-[.RH1]))^2" office:value-type="float" office:value="0.000109020122331857" calcext:value-type="float">
            <text:p>0.000109020122332</text:p>
          </table:table-cell>
          <table:table-cell table:formula="of:=0.5*[.RJ12]*(([.RJ6]-[.RI6])/([.RJ1]-[.RI1]))^2" office:value-type="float" office:value="0.00167238807776776" calcext:value-type="float">
            <text:p>0.001672388077768</text:p>
          </table:table-cell>
          <table:table-cell table:formula="of:=0.5*[.RK12]*(([.RK6]-[.RJ6])/([.RK1]-[.RJ1]))^2" office:value-type="float" office:value="0.0092626575568929" calcext:value-type="float">
            <text:p>0.009262657556893</text:p>
          </table:table-cell>
          <table:table-cell table:formula="of:=0.5*[.RL12]*(([.RL6]-[.RK6])/([.RL1]-[.RK1]))^2" office:value-type="float" office:value="0.0000397472168224584" calcext:value-type="float">
            <text:p>3.97472168224584E-05</text:p>
          </table:table-cell>
          <table:table-cell table:formula="of:=0.5*[.RM12]*(([.RM6]-[.RL6])/([.RM1]-[.RL1]))^2" office:value-type="float" office:value="0.0041278888380168" calcext:value-type="float">
            <text:p>0.004127888838017</text:p>
          </table:table-cell>
          <table:table-cell table:formula="of:=0.5*[.RN12]*(([.RN6]-[.RM6])/([.RN1]-[.RM1]))^2" office:value-type="float" office:value="0.000853740225378377" calcext:value-type="float">
            <text:p>0.000853740225378</text:p>
          </table:table-cell>
          <table:table-cell table:formula="of:=0.5*[.RO12]*(([.RO6]-[.RN6])/([.RO1]-[.RN1]))^2" office:value-type="float" office:value="0.00108954205551582" calcext:value-type="float">
            <text:p>0.001089542055516</text:p>
          </table:table-cell>
          <table:table-cell table:formula="of:=0.5*[.RP12]*(([.RP6]-[.RO6])/([.RP1]-[.RO1]))^2" office:value-type="float" office:value="0.00011265001260626" calcext:value-type="float">
            <text:p>0.000112650012606</text:p>
          </table:table-cell>
          <table:table-cell table:formula="of:=0.5*[.RQ12]*(([.RQ6]-[.RP6])/([.RQ1]-[.RP1]))^2" office:value-type="float" office:value="0.00365491113043844" calcext:value-type="float">
            <text:p>0.003654911130438</text:p>
          </table:table-cell>
          <table:table-cell table:formula="of:=0.5*[.RR12]*(([.RR6]-[.RQ6])/([.RR1]-[.RQ1]))^2" office:value-type="float" office:value="0.0000901409895401802" calcext:value-type="float">
            <text:p>9.01409895401802E-05</text:p>
          </table:table-cell>
          <table:table-cell table:formula="of:=0.5*[.RS12]*(([.RS6]-[.RR6])/([.RS1]-[.RR1]))^2" office:value-type="float" office:value="0.00616401178034268" calcext:value-type="float">
            <text:p>0.006164011780343</text:p>
          </table:table-cell>
          <table:table-cell table:formula="of:=0.5*[.RT12]*(([.RT6]-[.RS6])/([.RT1]-[.RS1]))^2" office:value-type="float" office:value="0.0000898672340579435" calcext:value-type="float">
            <text:p>8.98672340579435E-05</text:p>
          </table:table-cell>
          <table:table-cell table:formula="of:=0.5*[.RU12]*(([.RU6]-[.RT6])/([.RU1]-[.RT1]))^2" office:value-type="float" office:value="0.000402941027249929" calcext:value-type="float">
            <text:p>0.00040294102725</text:p>
          </table:table-cell>
          <table:table-cell table:formula="of:=0.5*[.RV12]*(([.RV6]-[.RU6])/([.RV1]-[.RU1]))^2" office:value-type="float" office:value="0.0104112652575411" calcext:value-type="float">
            <text:p>0.010411265257541</text:p>
          </table:table-cell>
          <table:table-cell table:formula="of:=0.5*[.RW12]*(([.RW6]-[.RV6])/([.RW1]-[.RV1]))^2" office:value-type="float" office:value="0.0031950491591245" calcext:value-type="float">
            <text:p>0.003195049159125</text:p>
          </table:table-cell>
          <table:table-cell table:formula="of:=0.5*[.RX12]*(([.RX6]-[.RW6])/([.RX1]-[.RW1]))^2" office:value-type="float" office:value="0.00078001587181057" calcext:value-type="float">
            <text:p>0.000780015871811</text:p>
          </table:table-cell>
          <table:table-cell table:formula="of:=0.5*[.RY12]*(([.RY6]-[.RX6])/([.RY1]-[.RX1]))^2" office:value-type="float" office:value="0.00172112299412962" calcext:value-type="float">
            <text:p>0.00172112299413</text:p>
          </table:table-cell>
          <table:table-cell table:formula="of:=0.5*[.RZ12]*(([.RZ6]-[.RY6])/([.RZ1]-[.RY1]))^2" office:value-type="float" office:value="0.00044513301105793" calcext:value-type="float">
            <text:p>0.000445133011058</text:p>
          </table:table-cell>
          <table:table-cell table:formula="of:=0.5*[.SA12]*(([.SA6]-[.RZ6])/([.SA1]-[.RZ1]))^2" office:value-type="float" office:value="0.000247989226320105" calcext:value-type="float">
            <text:p>0.00024798922632</text:p>
          </table:table-cell>
          <table:table-cell table:formula="of:=0.5*[.SB12]*(([.SB6]-[.SA6])/([.SB1]-[.SA1]))^2" office:value-type="float" office:value="0.00287537632312494" calcext:value-type="float">
            <text:p>0.002875376323125</text:p>
          </table:table-cell>
          <table:table-cell table:formula="of:=0.5*[.SC12]*(([.SC6]-[.SB6])/([.SC1]-[.SB1]))^2" office:value-type="float" office:value="0.000167008989164549" calcext:value-type="float">
            <text:p>0.000167008989165</text:p>
          </table:table-cell>
          <table:table-cell table:formula="of:=0.5*[.SD12]*(([.SD6]-[.SC6])/([.SD1]-[.SC1]))^2" office:value-type="float" office:value="0.00103048751572408" calcext:value-type="float">
            <text:p>0.001030487515724</text:p>
          </table:table-cell>
          <table:table-cell table:formula="of:=0.5*[.SE12]*(([.SE6]-[.SD6])/([.SE1]-[.SD1]))^2" office:value-type="float" office:value="0.00555713841173337" calcext:value-type="float">
            <text:p>0.005557138411733</text:p>
          </table:table-cell>
          <table:table-cell table:formula="of:=0.5*[.SF12]*(([.SF6]-[.SE6])/([.SF1]-[.SE1]))^2" office:value-type="float" office:value="0.0002544990851159" calcext:value-type="float">
            <text:p>0.000254499085116</text:p>
          </table:table-cell>
          <table:table-cell table:formula="of:=0.5*[.SG12]*(([.SG6]-[.SF6])/([.SG1]-[.SF1]))^2" office:value-type="float" office:value="0.000386340136308442" calcext:value-type="float">
            <text:p>0.000386340136308</text:p>
          </table:table-cell>
          <table:table-cell table:formula="of:=0.5*[.SH12]*(([.SH6]-[.SG6])/([.SH1]-[.SG1]))^2" office:value-type="float" office:value="0.000485591223289135" calcext:value-type="float">
            <text:p>0.000485591223289</text:p>
          </table:table-cell>
          <table:table-cell table:formula="of:=0.5*[.SI12]*(([.SI6]-[.SH6])/([.SI1]-[.SH1]))^2" office:value-type="float" office:value="0.00745298306942206" calcext:value-type="float">
            <text:p>0.007452983069422</text:p>
          </table:table-cell>
          <table:table-cell table:formula="of:=0.5*[.SJ12]*(([.SJ6]-[.SI6])/([.SJ1]-[.SI1]))^2" office:value-type="float" office:value="0.00000313233181443362" calcext:value-type="float">
            <text:p>3.13233181443362E-06</text:p>
          </table:table-cell>
          <table:table-cell table:formula="of:=0.5*[.SK12]*(([.SK6]-[.SJ6])/([.SK1]-[.SJ1]))^2" office:value-type="float" office:value="0.000173963305744376" calcext:value-type="float">
            <text:p>0.000173963305744</text:p>
          </table:table-cell>
          <table:table-cell table:formula="of:=0.5*[.SL12]*(([.SL6]-[.SK6])/([.SL1]-[.SK1]))^2" office:value-type="float" office:value="0.00032433447370791" calcext:value-type="float">
            <text:p>0.000324334473708</text:p>
          </table:table-cell>
          <table:table-cell table:formula="of:=0.5*[.SM12]*(([.SM6]-[.SL6])/([.SM1]-[.SL1]))^2" office:value-type="float" office:value="0.000931600466774676" calcext:value-type="float">
            <text:p>0.000931600466775</text:p>
          </table:table-cell>
          <table:table-cell table:formula="of:=0.5*[.SN12]*(([.SN6]-[.SM6])/([.SN1]-[.SM1]))^2" office:value-type="float" office:value="0.00171578020917202" calcext:value-type="float">
            <text:p>0.001715780209172</text:p>
          </table:table-cell>
          <table:table-cell table:formula="of:=0.5*[.SO12]*(([.SO6]-[.SN6])/([.SO1]-[.SN1]))^2" office:value-type="float" office:value="0.00000358253645666043" calcext:value-type="float">
            <text:p>3.58253645666043E-06</text:p>
          </table:table-cell>
          <table:table-cell table:formula="of:=0.5*[.SP12]*(([.SP6]-[.SO6])/([.SP1]-[.SO1]))^2" office:value-type="float" office:value="0.000316526424426472" calcext:value-type="float">
            <text:p>0.000316526424426</text:p>
          </table:table-cell>
          <table:table-cell table:formula="of:=0.5*[.SQ12]*(([.SQ6]-[.SP6])/([.SQ1]-[.SP1]))^2" office:value-type="float" office:value="0.00115828708056417" calcext:value-type="float">
            <text:p>0.001158287080564</text:p>
          </table:table-cell>
          <table:table-cell table:formula="of:=0.5*[.SR12]*(([.SR6]-[.SQ6])/([.SR1]-[.SQ1]))^2" office:value-type="float" office:value="0.000000566526003831198" calcext:value-type="float">
            <text:p>5.66526003831198E-07</text:p>
          </table:table-cell>
          <table:table-cell table:formula="of:=0.5*[.SS12]*(([.SS6]-[.SR6])/([.SS1]-[.SR1]))^2" office:value-type="float" office:value="0.00142256511171373" calcext:value-type="float">
            <text:p>0.001422565111714</text:p>
          </table:table-cell>
          <table:table-cell table:formula="of:=0.5*[.ST12]*(([.ST6]-[.SS6])/([.ST1]-[.SS1]))^2" office:value-type="float" office:value="0.00546137551572427" calcext:value-type="float">
            <text:p>0.005461375515724</text:p>
          </table:table-cell>
          <table:table-cell table:formula="of:=0.5*[.SU12]*(([.SU6]-[.ST6])/([.SU1]-[.ST1]))^2" office:value-type="float" office:value="0.0046338165745873" calcext:value-type="float">
            <text:p>0.004633816574587</text:p>
          </table:table-cell>
          <table:table-cell table:formula="of:=0.5*[.SV12]*(([.SV6]-[.SU6])/([.SV1]-[.SU1]))^2" office:value-type="float" office:value="0.000221631588699705" calcext:value-type="float">
            <text:p>0.0002216315887</text:p>
          </table:table-cell>
          <table:table-cell table:formula="of:=0.5*[.SW12]*(([.SW6]-[.SV6])/([.SW1]-[.SV1]))^2" office:value-type="float" office:value="0.00055851422075727" calcext:value-type="float">
            <text:p>0.000558514220757</text:p>
          </table:table-cell>
          <table:table-cell table:formula="of:=0.5*[.SX12]*(([.SX6]-[.SW6])/([.SX1]-[.SW1]))^2" office:value-type="float" office:value="0.000312146758127648" calcext:value-type="float">
            <text:p>0.000312146758128</text:p>
          </table:table-cell>
          <table:table-cell table:formula="of:=0.5*[.SY12]*(([.SY6]-[.SX6])/([.SY1]-[.SX1]))^2" office:value-type="float" office:value="0.000130000454982961" calcext:value-type="float">
            <text:p>0.000130000454983</text:p>
          </table:table-cell>
          <table:table-cell table:formula="of:=0.5*[.SZ12]*(([.SZ6]-[.SY6])/([.SZ1]-[.SY1]))^2" office:value-type="float" office:value="0.000521679117699585" calcext:value-type="float">
            <text:p>0.0005216791177</text:p>
          </table:table-cell>
          <table:table-cell table:formula="of:=0.5*[.TA12]*(([.TA6]-[.SZ6])/([.TA1]-[.SZ1]))^2" office:value-type="float" office:value="0.0000263966068377233" calcext:value-type="float">
            <text:p>2.63966068377233E-05</text:p>
          </table:table-cell>
          <table:table-cell table:formula="of:=0.5*[.TB12]*(([.TB6]-[.TA6])/([.TB1]-[.TA1]))^2" office:value-type="float" office:value="0.000228925499617509" calcext:value-type="float">
            <text:p>0.000228925499618</text:p>
          </table:table-cell>
          <table:table-cell table:formula="of:=0.5*[.TC12]*(([.TC6]-[.TB6])/([.TC1]-[.TB1]))^2" office:value-type="float" office:value="0.00778548213614975" calcext:value-type="float">
            <text:p>0.00778548213615</text:p>
          </table:table-cell>
          <table:table-cell table:formula="of:=0.5*[.TD12]*(([.TD6]-[.TC6])/([.TD1]-[.TC1]))^2" office:value-type="float" office:value="0.000568667510257736" calcext:value-type="float">
            <text:p>0.000568667510258</text:p>
          </table:table-cell>
          <table:table-cell table:formula="of:=0.5*[.TE12]*(([.TE6]-[.TD6])/([.TE1]-[.TD1]))^2" office:value-type="float" office:value="0.000369825140513082" calcext:value-type="float">
            <text:p>0.000369825140513</text:p>
          </table:table-cell>
          <table:table-cell table:formula="of:=0.5*[.TF12]*(([.TF6]-[.TE6])/([.TF1]-[.TE1]))^2" office:value-type="float" office:value="0.0000126226638050162" calcext:value-type="float">
            <text:p>1.26226638050162E-05</text:p>
          </table:table-cell>
          <table:table-cell table:formula="of:=0.5*[.TG12]*(([.TG6]-[.TF6])/([.TG1]-[.TF1]))^2" office:value-type="float" office:value="0.0107754652597386" calcext:value-type="float">
            <text:p>0.010775465259739</text:p>
          </table:table-cell>
          <table:table-cell table:formula="of:=0.5*[.TH12]*(([.TH6]-[.TG6])/([.TH1]-[.TG1]))^2" office:value-type="float" office:value="0.0000858006611129126" calcext:value-type="float">
            <text:p>8.58006611129126E-05</text:p>
          </table:table-cell>
          <table:table-cell table:formula="of:=0.5*[.TI12]*(([.TI6]-[.TH6])/([.TI1]-[.TH1]))^2" office:value-type="float" office:value="0.000163024691802677" calcext:value-type="float">
            <text:p>0.000163024691803</text:p>
          </table:table-cell>
          <table:table-cell table:formula="of:=0.5*[.TJ12]*(([.TJ6]-[.TI6])/([.TJ1]-[.TI1]))^2" office:value-type="float" office:value="0.00117471584460135" calcext:value-type="float">
            <text:p>0.001174715844601</text:p>
          </table:table-cell>
          <table:table-cell table:formula="of:=0.5*[.TK12]*(([.TK6]-[.TJ6])/([.TK1]-[.TJ1]))^2" office:value-type="float" office:value="0.00221935501949785" calcext:value-type="float">
            <text:p>0.002219355019498</text:p>
          </table:table-cell>
          <table:table-cell table:formula="of:=0.5*[.TL12]*(([.TL6]-[.TK6])/([.TL1]-[.TK1]))^2" office:value-type="float" office:value="0.00077932035821206" calcext:value-type="float">
            <text:p>0.000779320358212</text:p>
          </table:table-cell>
          <table:table-cell table:formula="of:=0.5*[.TM12]*(([.TM6]-[.TL6])/([.TM1]-[.TL1]))^2" office:value-type="float" office:value="0.0053682435110648" calcext:value-type="float">
            <text:p>0.005368243511065</text:p>
          </table:table-cell>
          <table:table-cell table:formula="of:=0.5*[.TN12]*(([.TN6]-[.TM6])/([.TN1]-[.TM1]))^2" office:value-type="float" office:value="0.0142925110627756" calcext:value-type="float">
            <text:p>0.014292511062776</text:p>
          </table:table-cell>
          <table:table-cell table:formula="of:=0.5*[.TO12]*(([.TO6]-[.TN6])/([.TO1]-[.TN1]))^2" office:value-type="float" office:value="0.000131784788861169" calcext:value-type="float">
            <text:p>0.000131784788861</text:p>
          </table:table-cell>
          <table:table-cell table:formula="of:=0.5*[.TP12]*(([.TP6]-[.TO6])/([.TP1]-[.TO1]))^2" office:value-type="float" office:value="0.000150178200040914" calcext:value-type="float">
            <text:p>0.000150178200041</text:p>
          </table:table-cell>
          <table:table-cell table:formula="of:=0.5*[.TQ12]*(([.TQ6]-[.TP6])/([.TQ1]-[.TP1]))^2" office:value-type="float" office:value="0.0050555345583251" calcext:value-type="float">
            <text:p>0.005055534558325</text:p>
          </table:table-cell>
          <table:table-cell table:formula="of:=0.5*[.TR12]*(([.TR6]-[.TQ6])/([.TR1]-[.TQ1]))^2" office:value-type="float" office:value="0.00418966787001896" calcext:value-type="float">
            <text:p>0.004189667870019</text:p>
          </table:table-cell>
          <table:table-cell table:formula="of:=0.5*[.TS12]*(([.TS6]-[.TR6])/([.TS1]-[.TR1]))^2" office:value-type="float" office:value="0.00041636858744006" calcext:value-type="float">
            <text:p>0.00041636858744</text:p>
          </table:table-cell>
          <table:table-cell table:formula="of:=0.5*[.TT12]*(([.TT6]-[.TS6])/([.TT1]-[.TS1]))^2" office:value-type="float" office:value="0.00000692924256776029" calcext:value-type="float">
            <text:p>6.92924256776029E-06</text:p>
          </table:table-cell>
          <table:table-cell table:formula="of:=0.5*[.TU12]*(([.TU6]-[.TT6])/([.TU1]-[.TT1]))^2" office:value-type="float" office:value="0.00101129332167546" calcext:value-type="float">
            <text:p>0.001011293321675</text:p>
          </table:table-cell>
          <table:table-cell table:formula="of:=0.5*[.TV12]*(([.TV6]-[.TU6])/([.TV1]-[.TU1]))^2" office:value-type="float" office:value="0.0000624774913810284" calcext:value-type="float">
            <text:p>6.24774913810284E-05</text:p>
          </table:table-cell>
          <table:table-cell table:formula="of:=0.5*[.TW12]*(([.TW6]-[.TV6])/([.TW1]-[.TV1]))^2" office:value-type="float" office:value="0.00248372925568132" calcext:value-type="float">
            <text:p>0.002483729255681</text:p>
          </table:table-cell>
          <table:table-cell table:formula="of:=0.5*[.TX12]*(([.TX6]-[.TW6])/([.TX1]-[.TW1]))^2" office:value-type="float" office:value="0.00894694715429928" calcext:value-type="float">
            <text:p>0.008946947154299</text:p>
          </table:table-cell>
          <table:table-cell table:formula="of:=0.5*[.TY12]*(([.TY6]-[.TX6])/([.TY1]-[.TX1]))^2" office:value-type="float" office:value="0.000411233921872623" calcext:value-type="float">
            <text:p>0.000411233921873</text:p>
          </table:table-cell>
          <table:table-cell table:formula="of:=0.5*[.TZ12]*(([.TZ6]-[.TY6])/([.TZ1]-[.TY1]))^2" office:value-type="float" office:value="0.000261093639563318" calcext:value-type="float">
            <text:p>0.000261093639563</text:p>
          </table:table-cell>
          <table:table-cell table:formula="of:=0.5*[.UA12]*(([.UA6]-[.TZ6])/([.UA1]-[.TZ1]))^2" office:value-type="float" office:value="0.000371532640402126" calcext:value-type="float">
            <text:p>0.000371532640402</text:p>
          </table:table-cell>
          <table:table-cell table:formula="of:=0.5*[.UB12]*(([.UB6]-[.UA6])/([.UB1]-[.UA1]))^2" office:value-type="float" office:value="0.000354098881959769" calcext:value-type="float">
            <text:p>0.00035409888196</text:p>
          </table:table-cell>
          <table:table-cell table:formula="of:=0.5*[.UC12]*(([.UC6]-[.UB6])/([.UC1]-[.UB1]))^2" office:value-type="float" office:value="0.0000440530039229848" calcext:value-type="float">
            <text:p>4.40530039229848E-05</text:p>
          </table:table-cell>
          <table:table-cell table:formula="of:=0.5*[.UD12]*(([.UD6]-[.UC6])/([.UD1]-[.UC1]))^2" office:value-type="float" office:value="0.00776475973679282" calcext:value-type="float">
            <text:p>0.007764759736793</text:p>
          </table:table-cell>
          <table:table-cell table:formula="of:=0.5*[.UE12]*(([.UE6]-[.UD6])/([.UE1]-[.UD1]))^2" office:value-type="float" office:value="0.00337591253348363" calcext:value-type="float">
            <text:p>0.003375912533484</text:p>
          </table:table-cell>
          <table:table-cell table:formula="of:=0.5*[.UF12]*(([.UF6]-[.UE6])/([.UF1]-[.UE1]))^2" office:value-type="float" office:value="0.00255337313199705" calcext:value-type="float">
            <text:p>0.002553373131997</text:p>
          </table:table-cell>
          <table:table-cell table:formula="of:=0.5*[.UG12]*(([.UG6]-[.UF6])/([.UG1]-[.UF1]))^2" office:value-type="float" office:value="0.00000827955761359218" calcext:value-type="float">
            <text:p>8.27955761359218E-06</text:p>
          </table:table-cell>
          <table:table-cell table:formula="of:=0.5*[.UH12]*(([.UH6]-[.UG6])/([.UH1]-[.UG1]))^2" office:value-type="float" office:value="0.000697247404366185" calcext:value-type="float">
            <text:p>0.000697247404366</text:p>
          </table:table-cell>
          <table:table-cell table:formula="of:=0.5*[.UI12]*(([.UI6]-[.UH6])/([.UI1]-[.UH1]))^2" office:value-type="float" office:value="0.000666833603469332" calcext:value-type="float">
            <text:p>0.000666833603469</text:p>
          </table:table-cell>
          <table:table-cell table:formula="of:=0.5*[.UJ12]*(([.UJ6]-[.UI6])/([.UJ1]-[.UI1]))^2" office:value-type="float" office:value="0.000744584857073529" calcext:value-type="float">
            <text:p>0.000744584857074</text:p>
          </table:table-cell>
          <table:table-cell table:formula="of:=0.5*[.UK12]*(([.UK6]-[.UJ6])/([.UK1]-[.UJ1]))^2" office:value-type="float" office:value="0.00483131324341849" calcext:value-type="float">
            <text:p>0.004831313243419</text:p>
          </table:table-cell>
          <table:table-cell table:formula="of:=0.5*[.UL12]*(([.UL6]-[.UK6])/([.UL1]-[.UK1]))^2" office:value-type="float" office:value="0.00000300109472677698" calcext:value-type="float">
            <text:p>3.00109472677698E-06</text:p>
          </table:table-cell>
          <table:table-cell table:formula="of:=0.5*[.UM12]*(([.UM6]-[.UL6])/([.UM1]-[.UL1]))^2" office:value-type="float" office:value="0.0000550598099136347" calcext:value-type="float">
            <text:p>5.50598099136347E-05</text:p>
          </table:table-cell>
          <table:table-cell table:formula="of:=0.5*[.UN12]*(([.UN6]-[.UM6])/([.UN1]-[.UM1]))^2" office:value-type="float" office:value="0.00903005156802252" calcext:value-type="float">
            <text:p>0.009030051568023</text:p>
          </table:table-cell>
          <table:table-cell table:formula="of:=0.5*[.UO12]*(([.UO6]-[.UN6])/([.UO1]-[.UN1]))^2" office:value-type="float" office:value="0.000626283602495793" calcext:value-type="float">
            <text:p>0.000626283602496</text:p>
          </table:table-cell>
          <table:table-cell table:formula="of:=0.5*[.UP12]*(([.UP6]-[.UO6])/([.UP1]-[.UO1]))^2" office:value-type="float" office:value="0.00444531200964755" calcext:value-type="float">
            <text:p>0.004445312009648</text:p>
          </table:table-cell>
          <table:table-cell table:formula="of:=0.5*[.UQ12]*(([.UQ6]-[.UP6])/([.UQ1]-[.UP1]))^2" office:value-type="float" office:value="0.000386970690760043" calcext:value-type="float">
            <text:p>0.00038697069076</text:p>
          </table:table-cell>
          <table:table-cell table:formula="of:=0.5*[.UR12]*(([.UR6]-[.UQ6])/([.UR1]-[.UQ1]))^2" office:value-type="float" office:value="0.00137734262190978" calcext:value-type="float">
            <text:p>0.00137734262191</text:p>
          </table:table-cell>
          <table:table-cell table:formula="of:=0.5*[.US12]*(([.US6]-[.UR6])/([.US1]-[.UR1]))^2" office:value-type="float" office:value="0.000125626749295884" calcext:value-type="float">
            <text:p>0.000125626749296</text:p>
          </table:table-cell>
          <table:table-cell table:formula="of:=0.5*[.UT12]*(([.UT6]-[.US6])/([.UT1]-[.US1]))^2" office:value-type="float" office:value="0.00485539348218262" calcext:value-type="float">
            <text:p>0.004855393482183</text:p>
          </table:table-cell>
          <table:table-cell table:formula="of:=0.5*[.UU12]*(([.UU6]-[.UT6])/([.UU1]-[.UT1]))^2" office:value-type="float" office:value="0.000208421034603379" calcext:value-type="float">
            <text:p>0.000208421034603</text:p>
          </table:table-cell>
          <table:table-cell table:formula="of:=0.5*[.UV12]*(([.UV6]-[.UU6])/([.UV1]-[.UU1]))^2" office:value-type="float" office:value="0.000047156240135558" calcext:value-type="float">
            <text:p>4.7156240135558E-05</text:p>
          </table:table-cell>
          <table:table-cell table:formula="of:=0.5*[.UW12]*(([.UW6]-[.UV6])/([.UW1]-[.UV1]))^2" office:value-type="float" office:value="0.000149560942667443" calcext:value-type="float">
            <text:p>0.000149560942667</text:p>
          </table:table-cell>
          <table:table-cell table:formula="of:=0.5*[.UX12]*(([.UX6]-[.UW6])/([.UX1]-[.UW1]))^2" office:value-type="float" office:value="0.014660934751576" calcext:value-type="float">
            <text:p>0.014660934751576</text:p>
          </table:table-cell>
          <table:table-cell table:formula="of:=0.5*[.UY12]*(([.UY6]-[.UX6])/([.UY1]-[.UX1]))^2" office:value-type="float" office:value="0.00667335944420845" calcext:value-type="float">
            <text:p>0.006673359444208</text:p>
          </table:table-cell>
          <table:table-cell table:formula="of:=0.5*[.UZ12]*(([.UZ6]-[.UY6])/([.UZ1]-[.UY1]))^2" office:value-type="float" office:value="0.000388488580684351" calcext:value-type="float">
            <text:p>0.000388488580684</text:p>
          </table:table-cell>
          <table:table-cell table:formula="of:=0.5*[.VA12]*(([.VA6]-[.UZ6])/([.VA1]-[.UZ1]))^2" office:value-type="float" office:value="0.0025018856834886" calcext:value-type="float">
            <text:p>0.002501885683489</text:p>
          </table:table-cell>
          <table:table-cell table:formula="of:=0.5*[.VB12]*(([.VB6]-[.VA6])/([.VB1]-[.VA1]))^2" office:value-type="float" office:value="0.00584846180762312" calcext:value-type="float">
            <text:p>0.005848461807623</text:p>
          </table:table-cell>
          <table:table-cell table:formula="of:=0.5*[.VC12]*(([.VC6]-[.VB6])/([.VC1]-[.VB1]))^2" office:value-type="float" office:value="0.000232826899160599" calcext:value-type="float">
            <text:p>0.000232826899161</text:p>
          </table:table-cell>
          <table:table-cell table:formula="of:=0.5*[.VD12]*(([.VD6]-[.VC6])/([.VD1]-[.VC1]))^2" office:value-type="float" office:value="0.000527556821249255" calcext:value-type="float">
            <text:p>0.000527556821249</text:p>
          </table:table-cell>
          <table:table-cell table:formula="of:=0.5*[.VE12]*(([.VE6]-[.VD6])/([.VE1]-[.VD1]))^2" office:value-type="float" office:value="0.00434898819618216" calcext:value-type="float">
            <text:p>0.004348988196182</text:p>
          </table:table-cell>
          <table:table-cell table:formula="of:=0.5*[.VF12]*(([.VF6]-[.VE6])/([.VF1]-[.VE1]))^2" office:value-type="float" office:value="0.000575923981475426" calcext:value-type="float">
            <text:p>0.000575923981475</text:p>
          </table:table-cell>
          <table:table-cell table:formula="of:=0.5*[.VG12]*(([.VG6]-[.VF6])/([.VG1]-[.VF1]))^2" office:value-type="float" office:value="0.0000365482958962413" calcext:value-type="float">
            <text:p>3.65482958962413E-05</text:p>
          </table:table-cell>
          <table:table-cell table:formula="of:=0.5*[.VH12]*(([.VH6]-[.VG6])/([.VH1]-[.VG1]))^2" office:value-type="float" office:value="0.00456938316704179" calcext:value-type="float">
            <text:p>0.004569383167042</text:p>
          </table:table-cell>
          <table:table-cell table:formula="of:=0.5*[.VI12]*(([.VI6]-[.VH6])/([.VI1]-[.VH1]))^2" office:value-type="float" office:value="0.00643286673766056" calcext:value-type="float">
            <text:p>0.006432866737661</text:p>
          </table:table-cell>
          <table:table-cell table:formula="of:=0.5*[.VJ12]*(([.VJ6]-[.VI6])/([.VJ1]-[.VI1]))^2" office:value-type="float" office:value="0.000565806657199679" calcext:value-type="float">
            <text:p>0.0005658066572</text:p>
          </table:table-cell>
          <table:table-cell table:formula="of:=0.5*[.VK12]*(([.VK6]-[.VJ6])/([.VK1]-[.VJ1]))^2" office:value-type="float" office:value="0.00063858112917282" calcext:value-type="float">
            <text:p>0.000638581129173</text:p>
          </table:table-cell>
          <table:table-cell table:formula="of:=0.5*[.VL12]*(([.VL6]-[.VK6])/([.VL1]-[.VK1]))^2" office:value-type="float" office:value="0.00610420340245382" calcext:value-type="float">
            <text:p>0.006104203402454</text:p>
          </table:table-cell>
          <table:table-cell table:formula="of:=0.5*[.VM12]*(([.VM6]-[.VL6])/([.VM1]-[.VL1]))^2" office:value-type="float" office:value="0.000311451215730001" calcext:value-type="float">
            <text:p>0.00031145121573</text:p>
          </table:table-cell>
          <table:table-cell table:formula="of:=0.5*[.VN12]*(([.VN6]-[.VM6])/([.VN1]-[.VM1]))^2" office:value-type="float" office:value="0.000161338230572262" calcext:value-type="float">
            <text:p>0.000161338230572</text:p>
          </table:table-cell>
          <table:table-cell table:formula="of:=0.5*[.VO12]*(([.VO6]-[.VN6])/([.VO1]-[.VN1]))^2" office:value-type="float" office:value="0.00339439260623657" calcext:value-type="float">
            <text:p>0.003394392606237</text:p>
          </table:table-cell>
          <table:table-cell table:formula="of:=0.5*[.VP12]*(([.VP6]-[.VO6])/([.VP1]-[.VO1]))^2" office:value-type="float" office:value="0.000000241647901310799" calcext:value-type="float">
            <text:p>2.41647901310799E-07</text:p>
          </table:table-cell>
          <table:table-cell table:formula="of:=0.5*[.VQ12]*(([.VQ6]-[.VP6])/([.VQ1]-[.VP1]))^2" office:value-type="float" office:value="0.0000988311491947033" calcext:value-type="float">
            <text:p>9.88311491947033E-05</text:p>
          </table:table-cell>
          <table:table-cell table:formula="of:=0.5*[.VR12]*(([.VR6]-[.VQ6])/([.VR1]-[.VQ1]))^2" office:value-type="float" office:value="0.010425268838801" calcext:value-type="float">
            <text:p>0.010425268838801</text:p>
          </table:table-cell>
          <table:table-cell table:formula="of:=0.5*[.VS12]*(([.VS6]-[.VR6])/([.VS1]-[.VR1]))^2" office:value-type="float" office:value="0.000221570179902856" calcext:value-type="float">
            <text:p>0.000221570179903</text:p>
          </table:table-cell>
          <table:table-cell table:formula="of:=0.5*[.VT12]*(([.VT6]-[.VS6])/([.VT1]-[.VS1]))^2" office:value-type="float" office:value="0.00749485080091095" calcext:value-type="float">
            <text:p>0.007494850800911</text:p>
          </table:table-cell>
          <table:table-cell table:formula="of:=0.5*[.VU12]*(([.VU6]-[.VT6])/([.VU1]-[.VT1]))^2" office:value-type="float" office:value="0.000529752512974225" calcext:value-type="float">
            <text:p>0.000529752512974</text:p>
          </table:table-cell>
          <table:table-cell table:formula="of:=0.5*[.VV12]*(([.VV6]-[.VU6])/([.VV1]-[.VU1]))^2" office:value-type="float" office:value="0.000308179353848732" calcext:value-type="float">
            <text:p>0.000308179353849</text:p>
          </table:table-cell>
          <table:table-cell table:formula="of:=0.5*[.VW12]*(([.VW6]-[.VV6])/([.VW1]-[.VV1]))^2" office:value-type="float" office:value="0.00635529529527557" calcext:value-type="float">
            <text:p>0.006355295295276</text:p>
          </table:table-cell>
          <table:table-cell table:formula="of:=0.5*[.VX12]*(([.VX6]-[.VW6])/([.VX1]-[.VW1]))^2" office:value-type="float" office:value="0.000518269964816738" calcext:value-type="float">
            <text:p>0.000518269964817</text:p>
          </table:table-cell>
          <table:table-cell table:formula="of:=0.5*[.VY12]*(([.VY6]-[.VX6])/([.VY1]-[.VX1]))^2" office:value-type="float" office:value="0.00120243716768142" calcext:value-type="float">
            <text:p>0.001202437167681</text:p>
          </table:table-cell>
          <table:table-cell table:formula="of:=0.5*[.VZ12]*(([.VZ6]-[.VY6])/([.VZ1]-[.VY1]))^2" office:value-type="float" office:value="0.0130848779165273" calcext:value-type="float">
            <text:p>0.013084877916527</text:p>
          </table:table-cell>
          <table:table-cell table:formula="of:=0.5*[.WA12]*(([.WA6]-[.VZ6])/([.WA1]-[.VZ1]))^2" office:value-type="float" office:value="0.00039030448085874" calcext:value-type="float">
            <text:p>0.000390304480859</text:p>
          </table:table-cell>
          <table:table-cell table:formula="of:=0.5*[.WB12]*(([.WB6]-[.WA6])/([.WB1]-[.WA1]))^2" office:value-type="float" office:value="0.00603976200271181" calcext:value-type="float">
            <text:p>0.006039762002712</text:p>
          </table:table-cell>
          <table:table-cell table:formula="of:=0.5*[.WC12]*(([.WC6]-[.WB6])/([.WC1]-[.WB1]))^2" office:value-type="float" office:value="0.000429513964962925" calcext:value-type="float">
            <text:p>0.000429513964963</text:p>
          </table:table-cell>
          <table:table-cell table:formula="of:=0.5*[.WD12]*(([.WD6]-[.WC6])/([.WD1]-[.WC1]))^2" office:value-type="float" office:value="0.000581728976250615" calcext:value-type="float">
            <text:p>0.000581728976251</text:p>
          </table:table-cell>
          <table:table-cell table:formula="of:=0.5*[.WE12]*(([.WE6]-[.WD6])/([.WE1]-[.WD1]))^2" office:value-type="float" office:value="0.0000756747416258383" calcext:value-type="float">
            <text:p>7.56747416258383E-05</text:p>
          </table:table-cell>
          <table:table-cell table:formula="of:=0.5*[.WF12]*(([.WF6]-[.WE6])/([.WF1]-[.WE1]))^2" office:value-type="float" office:value="0.00159140098428969" calcext:value-type="float">
            <text:p>0.00159140098429</text:p>
          </table:table-cell>
          <table:table-cell table:formula="of:=0.5*[.WG12]*(([.WG6]-[.WF6])/([.WG1]-[.WF1]))^2" office:value-type="float" office:value="0.00113582033652092" calcext:value-type="float">
            <text:p>0.001135820336521</text:p>
          </table:table-cell>
          <table:table-cell table:formula="of:=0.5*[.WH12]*(([.WH6]-[.WG6])/([.WH1]-[.WG1]))^2" office:value-type="float" office:value="0.00120961247895781" calcext:value-type="float">
            <text:p>0.001209612478958</text:p>
          </table:table-cell>
          <table:table-cell table:formula="of:=0.5*[.WI12]*(([.WI6]-[.WH6])/([.WI1]-[.WH1]))^2" office:value-type="float" office:value="0.000633414110257114" calcext:value-type="float">
            <text:p>0.000633414110257</text:p>
          </table:table-cell>
          <table:table-cell table:formula="of:=0.5*[.WJ12]*(([.WJ6]-[.WI6])/([.WJ1]-[.WI1]))^2" office:value-type="float" office:value="0.000259606119121061" calcext:value-type="float">
            <text:p>0.000259606119121</text:p>
          </table:table-cell>
          <table:table-cell table:formula="of:=0.5*[.WK12]*(([.WK6]-[.WJ6])/([.WK1]-[.WJ1]))^2" office:value-type="float" office:value="0.00828080703478556" calcext:value-type="float">
            <text:p>0.008280807034786</text:p>
          </table:table-cell>
          <table:table-cell table:formula="of:=0.5*[.WL12]*(([.WL6]-[.WK6])/([.WL1]-[.WK1]))^2" office:value-type="float" office:value="0.000374029369410683" calcext:value-type="float">
            <text:p>0.000374029369411</text:p>
          </table:table-cell>
          <table:table-cell table:formula="of:=0.5*[.WM12]*(([.WM6]-[.WL6])/([.WM1]-[.WL1]))^2" office:value-type="float" office:value="0.018033005119052" calcext:value-type="float">
            <text:p>0.018033005119052</text:p>
          </table:table-cell>
          <table:table-cell table:formula="of:=0.5*[.WN12]*(([.WN6]-[.WM6])/([.WN1]-[.WM1]))^2" office:value-type="float" office:value="0.0000400925687137845" calcext:value-type="float">
            <text:p>4.00925687137845E-05</text:p>
          </table:table-cell>
          <table:table-cell table:formula="of:=0.5*[.WO12]*(([.WO6]-[.WN6])/([.WO1]-[.WN1]))^2" office:value-type="float" office:value="0.00165345758524081" calcext:value-type="float">
            <text:p>0.001653457585241</text:p>
          </table:table-cell>
          <table:table-cell table:formula="of:=0.5*[.WP12]*(([.WP6]-[.WO6])/([.WP1]-[.WO1]))^2" office:value-type="float" office:value="0.000317675479828232" calcext:value-type="float">
            <text:p>0.000317675479828</text:p>
          </table:table-cell>
          <table:table-cell table:formula="of:=0.5*[.WQ12]*(([.WQ6]-[.WP6])/([.WQ1]-[.WP1]))^2" office:value-type="float" office:value="0.00304033839955299" calcext:value-type="float">
            <text:p>0.003040338399553</text:p>
          </table:table-cell>
          <table:table-cell table:formula="of:=0.5*[.WR12]*(([.WR6]-[.WQ6])/([.WR1]-[.WQ1]))^2" office:value-type="float" office:value="0.000349423100583514" calcext:value-type="float">
            <text:p>0.000349423100584</text:p>
          </table:table-cell>
          <table:table-cell table:formula="of:=0.5*[.WS12]*(([.WS6]-[.WR6])/([.WS1]-[.WR1]))^2" office:value-type="float" office:value="0.00585860938809699" calcext:value-type="float">
            <text:p>0.005858609388097</text:p>
          </table:table-cell>
          <table:table-cell table:formula="of:=0.5*[.WT12]*(([.WT6]-[.WS6])/([.WT1]-[.WS1]))^2" office:value-type="float" office:value="0.000374926078093062" calcext:value-type="float">
            <text:p>0.000374926078093</text:p>
          </table:table-cell>
          <table:table-cell table:formula="of:=0.5*[.WU12]*(([.WU6]-[.WT6])/([.WU1]-[.WT1]))^2" office:value-type="float" office:value="0.0000719889764415146" calcext:value-type="float">
            <text:p>7.19889764415146E-05</text:p>
          </table:table-cell>
          <table:table-cell table:formula="of:=0.5*[.WV12]*(([.WV6]-[.WU6])/([.WV1]-[.WU1]))^2" office:value-type="float" office:value="0.0149714705398852" calcext:value-type="float">
            <text:p>0.014971470539885</text:p>
          </table:table-cell>
          <table:table-cell table:formula="of:=0.5*[.WW12]*(([.WW6]-[.WV6])/([.WW1]-[.WV1]))^2" office:value-type="float" office:value="0.0056548682040211" calcext:value-type="float">
            <text:p>0.005654868204021</text:p>
          </table:table-cell>
          <table:table-cell table:formula="of:=0.5*[.WX12]*(([.WX6]-[.WW6])/([.WX1]-[.WW1]))^2" office:value-type="float" office:value="0.000103713308110068" calcext:value-type="float">
            <text:p>0.00010371330811</text:p>
          </table:table-cell>
          <table:table-cell table:formula="of:=0.5*[.WY12]*(([.WY6]-[.WX6])/([.WY1]-[.WX1]))^2" office:value-type="float" office:value="0.00746484487226415" calcext:value-type="float">
            <text:p>0.007464844872264</text:p>
          </table:table-cell>
          <table:table-cell table:formula="of:=0.5*[.WZ12]*(([.WZ6]-[.WY6])/([.WZ1]-[.WY1]))^2" office:value-type="float" office:value="0.0000247903050953217" calcext:value-type="float">
            <text:p>2.47903050953217E-05</text:p>
          </table:table-cell>
          <table:table-cell table:formula="of:=0.5*[.XA12]*(([.XA6]-[.WZ6])/([.XA1]-[.WZ1]))^2" office:value-type="float" office:value="0.00159943214462149" calcext:value-type="float">
            <text:p>0.001599432144622</text:p>
          </table:table-cell>
          <table:table-cell table:formula="of:=0.5*[.XB12]*(([.XB6]-[.XA6])/([.XB1]-[.XA1]))^2" office:value-type="float" office:value="0.00156578601907368" calcext:value-type="float">
            <text:p>0.001565786019074</text:p>
          </table:table-cell>
          <table:table-cell table:formula="of:=0.5*[.XC12]*(([.XC6]-[.XB6])/([.XC1]-[.XB1]))^2" office:value-type="float" office:value="0.00341934440001728" calcext:value-type="float">
            <text:p>0.003419344400017</text:p>
          </table:table-cell>
          <table:table-cell table:formula="of:=0.5*[.XD12]*(([.XD6]-[.XC6])/([.XD1]-[.XC1]))^2" office:value-type="float" office:value="0.0010654739847206" calcext:value-type="float">
            <text:p>0.001065473984721</text:p>
          </table:table-cell>
          <table:table-cell table:formula="of:=0.5*[.XE12]*(([.XE6]-[.XD6])/([.XE1]-[.XD1]))^2" office:value-type="float" office:value="0.000853728834645669" calcext:value-type="float">
            <text:p>0.000853728834646</text:p>
          </table:table-cell>
          <table:table-cell table:formula="of:=0.5*[.XF12]*(([.XF6]-[.XE6])/([.XF1]-[.XE1]))^2" office:value-type="float" office:value="0.00189184597734223" calcext:value-type="float">
            <text:p>0.001891845977342</text:p>
          </table:table-cell>
          <table:table-cell table:formula="of:=0.5*[.XG12]*(([.XG6]-[.XF6])/([.XG1]-[.XF1]))^2" office:value-type="float" office:value="0.0000313794086347993" calcext:value-type="float">
            <text:p>3.13794086347993E-05</text:p>
          </table:table-cell>
          <table:table-cell table:formula="of:=0.5*[.XH12]*(([.XH6]-[.XG6])/([.XH1]-[.XG1]))^2" office:value-type="float" office:value="0.00887521309137155" calcext:value-type="float">
            <text:p>0.008875213091372</text:p>
          </table:table-cell>
          <table:table-cell table:formula="of:=0.5*[.XI12]*(([.XI6]-[.XH6])/([.XI1]-[.XH1]))^2" office:value-type="float" office:value="0.00164819327305055" calcext:value-type="float">
            <text:p>0.001648193273051</text:p>
          </table:table-cell>
          <table:table-cell table:formula="of:=0.5*[.XJ12]*(([.XJ6]-[.XI6])/([.XJ1]-[.XI1]))^2" office:value-type="float" office:value="0.0000801584970736591" calcext:value-type="float">
            <text:p>8.01584970736591E-05</text:p>
          </table:table-cell>
          <table:table-cell table:formula="of:=0.5*[.XK12]*(([.XK6]-[.XJ6])/([.XK1]-[.XJ1]))^2" office:value-type="float" office:value="0.0046860198894126" calcext:value-type="float">
            <text:p>0.004686019889413</text:p>
          </table:table-cell>
          <table:table-cell table:formula="of:=0.5*[.XL12]*(([.XL6]-[.XK6])/([.XL1]-[.XK1]))^2" office:value-type="float" office:value="0.0017580701661363" calcext:value-type="float">
            <text:p>0.001758070166136</text:p>
          </table:table-cell>
          <table:table-cell table:formula="of:=0.5*[.XM12]*(([.XM6]-[.XL6])/([.XM1]-[.XL1]))^2" office:value-type="float" office:value="0.00138718370321941" calcext:value-type="float">
            <text:p>0.001387183703219</text:p>
          </table:table-cell>
          <table:table-cell table:formula="of:=0.5*[.XN12]*(([.XN6]-[.XM6])/([.XN1]-[.XM1]))^2" office:value-type="float" office:value="0.000594375464061595" calcext:value-type="float">
            <text:p>0.000594375464062</text:p>
          </table:table-cell>
          <table:table-cell table:formula="of:=0.5*[.XO12]*(([.XO6]-[.XN6])/([.XO1]-[.XN1]))^2" office:value-type="float" office:value="0.0061704031046541" calcext:value-type="float">
            <text:p>0.006170403104654</text:p>
          </table:table-cell>
          <table:table-cell table:formula="of:=0.5*[.XP12]*(([.XP6]-[.XO6])/([.XP1]-[.XO1]))^2" office:value-type="float" office:value="0.00837955474000565" calcext:value-type="float">
            <text:p>0.008379554740006</text:p>
          </table:table-cell>
          <table:table-cell table:formula="of:=0.5*[.XQ12]*(([.XQ6]-[.XP6])/([.XQ1]-[.XP1]))^2" office:value-type="float" office:value="0.0000794947927877949" calcext:value-type="float">
            <text:p>7.94947927877949E-05</text:p>
          </table:table-cell>
          <table:table-cell table:formula="of:=0.5*[.XR12]*(([.XR6]-[.XQ6])/([.XR1]-[.XQ1]))^2" office:value-type="float" office:value="0.00696343226026843" calcext:value-type="float">
            <text:p>0.006963432260268</text:p>
          </table:table-cell>
          <table:table-cell table:formula="of:=0.5*[.XS12]*(([.XS6]-[.XR6])/([.XS1]-[.XR1]))^2" office:value-type="float" office:value="0.0130569774276958" calcext:value-type="float">
            <text:p>0.013056977427696</text:p>
          </table:table-cell>
          <table:table-cell table:formula="of:=0.5*[.XT12]*(([.XT6]-[.XS6])/([.XT1]-[.XS1]))^2" office:value-type="float" office:value="0.0000257336223197953" calcext:value-type="float">
            <text:p>2.57336223197953E-05</text:p>
          </table:table-cell>
          <table:table-cell table:formula="of:=0.5*[.XU12]*(([.XU6]-[.XT6])/([.XU1]-[.XT1]))^2" office:value-type="float" office:value="0.000433486430273961" calcext:value-type="float">
            <text:p>0.000433486430274</text:p>
          </table:table-cell>
          <table:table-cell table:formula="of:=0.5*[.XV12]*(([.XV6]-[.XU6])/([.XV1]-[.XU1]))^2" office:value-type="float" office:value="0.00300687973598865" calcext:value-type="float">
            <text:p>0.003006879735989</text:p>
          </table:table-cell>
          <table:table-cell table:formula="of:=0.5*[.XW12]*(([.XW6]-[.XV6])/([.XW1]-[.XV1]))^2" office:value-type="float" office:value="0.000468311698547331" calcext:value-type="float">
            <text:p>0.000468311698547</text:p>
          </table:table-cell>
          <table:table-cell table:formula="of:=0.5*[.XX12]*(([.XX6]-[.XW6])/([.XX1]-[.XW1]))^2" office:value-type="float" office:value="0.00175721820036041" calcext:value-type="float">
            <text:p>0.00175721820036</text:p>
          </table:table-cell>
          <table:table-cell table:formula="of:=0.5*[.XY12]*(([.XY6]-[.XX6])/([.XY1]-[.XX1]))^2" office:value-type="float" office:value="0.0000431737200515335" calcext:value-type="float">
            <text:p>4.31737200515335E-05</text:p>
          </table:table-cell>
          <table:table-cell table:formula="of:=0.5*[.XZ12]*(([.XZ6]-[.XY6])/([.XZ1]-[.XY1]))^2" office:value-type="float" office:value="0.00551204721210326" calcext:value-type="float">
            <text:p>0.005512047212103</text:p>
          </table:table-cell>
          <table:table-cell table:formula="of:=0.5*[.YA12]*(([.YA6]-[.XZ6])/([.YA1]-[.XZ1]))^2" office:value-type="float" office:value="0.00248713542314361" calcext:value-type="float">
            <text:p>0.002487135423144</text:p>
          </table:table-cell>
          <table:table-cell table:formula="of:=0.5*[.YB12]*(([.YB6]-[.YA6])/([.YB1]-[.YA1]))^2" office:value-type="float" office:value="0.00000759918421379388" calcext:value-type="float">
            <text:p>7.59918421379388E-06</text:p>
          </table:table-cell>
          <table:table-cell table:formula="of:=0.5*[.YC12]*(([.YC6]-[.YB6])/([.YC1]-[.YB1]))^2" office:value-type="float" office:value="0.00312275728523911" calcext:value-type="float">
            <text:p>0.003122757285239</text:p>
          </table:table-cell>
          <table:table-cell table:formula="of:=0.5*[.YD12]*(([.YD6]-[.YC6])/([.YD1]-[.YC1]))^2" office:value-type="float" office:value="0.0040345211615201" calcext:value-type="float">
            <text:p>0.00403452116152</text:p>
          </table:table-cell>
          <table:table-cell table:formula="of:=0.5*[.YE12]*(([.YE6]-[.YD6])/([.YE1]-[.YD1]))^2" office:value-type="float" office:value="0.000114664232184728" calcext:value-type="float">
            <text:p>0.000114664232185</text:p>
          </table:table-cell>
          <table:table-cell table:formula="of:=0.5*[.YF12]*(([.YF6]-[.YE6])/([.YF1]-[.YE1]))^2" office:value-type="float" office:value="0.00115841586446711" calcext:value-type="float">
            <text:p>0.001158415864467</text:p>
          </table:table-cell>
          <table:table-cell table:formula="of:=0.5*[.YG12]*(([.YG6]-[.YF6])/([.YG1]-[.YF1]))^2" office:value-type="float" office:value="0.00845508081557813" calcext:value-type="float">
            <text:p>0.008455080815578</text:p>
          </table:table-cell>
          <table:table-cell table:formula="of:=0.5*[.YH12]*(([.YH6]-[.YG6])/([.YH1]-[.YG1]))^2" office:value-type="float" office:value="0.0000751634793605743" calcext:value-type="float">
            <text:p>7.51634793605743E-05</text:p>
          </table:table-cell>
          <table:table-cell table:formula="of:=0.5*[.YI12]*(([.YI6]-[.YH6])/([.YI1]-[.YH1]))^2" office:value-type="float" office:value="0.00299812441398987" calcext:value-type="float">
            <text:p>0.00299812441399</text:p>
          </table:table-cell>
          <table:table-cell table:formula="of:=0.5*[.YJ12]*(([.YJ6]-[.YI6])/([.YJ1]-[.YI1]))^2" office:value-type="float" office:value="0.000125312448755107" calcext:value-type="float">
            <text:p>0.000125312448755</text:p>
          </table:table-cell>
          <table:table-cell table:formula="of:=0.5*[.YK12]*(([.YK6]-[.YJ6])/([.YK1]-[.YJ1]))^2" office:value-type="float" office:value="0.00138977836753893" calcext:value-type="float">
            <text:p>0.001389778367539</text:p>
          </table:table-cell>
          <table:table-cell table:formula="of:=0.5*[.YL12]*(([.YL6]-[.YK6])/([.YL1]-[.YK1]))^2" office:value-type="float" office:value="0.00247481472144417" calcext:value-type="float">
            <text:p>0.002474814721444</text:p>
          </table:table-cell>
          <table:table-cell table:formula="of:=0.5*[.YM12]*(([.YM6]-[.YL6])/([.YM1]-[.YL1]))^2" office:value-type="float" office:value="0.00442797117137203" calcext:value-type="float">
            <text:p>0.004427971171372</text:p>
          </table:table-cell>
          <table:table-cell table:formula="of:=0.5*[.YN12]*(([.YN6]-[.YM6])/([.YN1]-[.YM1]))^2" office:value-type="float" office:value="0.00161311737629402" calcext:value-type="float">
            <text:p>0.001613117376294</text:p>
          </table:table-cell>
          <table:table-cell table:formula="of:=0.5*[.YO12]*(([.YO6]-[.YN6])/([.YO1]-[.YN1]))^2" office:value-type="float" office:value="0.0000205567917538716" calcext:value-type="float">
            <text:p>2.05567917538716E-05</text:p>
          </table:table-cell>
          <table:table-cell table:formula="of:=0.5*[.YP12]*(([.YP6]-[.YO6])/([.YP1]-[.YO1]))^2" office:value-type="float" office:value="0.00436282115853361" calcext:value-type="float">
            <text:p>0.004362821158534</text:p>
          </table:table-cell>
          <table:table-cell table:formula="of:=0.5*[.YQ12]*(([.YQ6]-[.YP6])/([.YQ1]-[.YP1]))^2" office:value-type="float" office:value="0.00106596150122333" calcext:value-type="float">
            <text:p>0.001065961501223</text:p>
          </table:table-cell>
          <table:table-cell table:formula="of:=0.5*[.YR12]*(([.YR6]-[.YQ6])/([.YR1]-[.YQ1]))^2" office:value-type="float" office:value="0.0052453926949525" calcext:value-type="float">
            <text:p>0.005245392694953</text:p>
          </table:table-cell>
          <table:table-cell table:formula="of:=0.5*[.YS12]*(([.YS6]-[.YR6])/([.YS1]-[.YR1]))^2" office:value-type="float" office:value="0.00357013554629542" calcext:value-type="float">
            <text:p>0.003570135546295</text:p>
          </table:table-cell>
          <table:table-cell table:formula="of:=0.5*[.YT12]*(([.YT6]-[.YS6])/([.YT1]-[.YS1]))^2" office:value-type="float" office:value="0.00192696875150498" calcext:value-type="float">
            <text:p>0.001926968751505</text:p>
          </table:table-cell>
          <table:table-cell table:formula="of:=0.5*[.YU12]*(([.YU6]-[.YT6])/([.YU1]-[.YT1]))^2" office:value-type="float" office:value="0.000406358390605283" calcext:value-type="float">
            <text:p>0.000406358390605</text:p>
          </table:table-cell>
          <table:table-cell table:formula="of:=0.5*[.YV12]*(([.YV6]-[.YU6])/([.YV1]-[.YU1]))^2" office:value-type="float" office:value="0.00460195791000161" calcext:value-type="float">
            <text:p>0.004601957910002</text:p>
          </table:table-cell>
          <table:table-cell table:formula="of:=0.5*[.YW12]*(([.YW6]-[.YV6])/([.YW1]-[.YV1]))^2" office:value-type="float" office:value="0.00451431162472796" calcext:value-type="float">
            <text:p>0.004514311624728</text:p>
          </table:table-cell>
          <table:table-cell table:formula="of:=0.5*[.YX12]*(([.YX6]-[.YW6])/([.YX1]-[.YW1]))^2" office:value-type="float" office:value="0.000226129079355049" calcext:value-type="float">
            <text:p>0.000226129079355</text:p>
          </table:table-cell>
          <table:table-cell table:formula="of:=0.5*[.YY12]*(([.YY6]-[.YX6])/([.YY1]-[.YX1]))^2" office:value-type="float" office:value="0.000223266851411221" calcext:value-type="float">
            <text:p>0.000223266851411</text:p>
          </table:table-cell>
          <table:table-cell table:formula="of:=0.5*[.YZ12]*(([.YZ6]-[.YY6])/([.YZ1]-[.YY1]))^2" office:value-type="float" office:value="0.00215098697071461" calcext:value-type="float">
            <text:p>0.002150986970715</text:p>
          </table:table-cell>
          <table:table-cell table:formula="of:=0.5*[.ZA12]*(([.ZA6]-[.YZ6])/([.ZA1]-[.YZ1]))^2" office:value-type="float" office:value="0.00588856731381467" calcext:value-type="float">
            <text:p>0.005888567313815</text:p>
          </table:table-cell>
          <table:table-cell table:formula="of:=0.5*[.ZB12]*(([.ZB6]-[.ZA6])/([.ZB1]-[.ZA1]))^2" office:value-type="float" office:value="0.00184822129896642" calcext:value-type="float">
            <text:p>0.001848221298966</text:p>
          </table:table-cell>
          <table:table-cell table:formula="of:=0.5*[.ZC12]*(([.ZC6]-[.ZB6])/([.ZC1]-[.ZB1]))^2" office:value-type="float" office:value="0.00312466928745465" calcext:value-type="float">
            <text:p>0.003124669287455</text:p>
          </table:table-cell>
          <table:table-cell table:formula="of:=0.5*[.ZD12]*(([.ZD6]-[.ZC6])/([.ZD1]-[.ZC1]))^2" office:value-type="float" office:value="0.000811514351737965" calcext:value-type="float">
            <text:p>0.000811514351738</text:p>
          </table:table-cell>
          <table:table-cell table:formula="of:=0.5*[.ZE12]*(([.ZE6]-[.ZD6])/([.ZE1]-[.ZD1]))^2" office:value-type="float" office:value="0.0000185059073385101" calcext:value-type="float">
            <text:p>1.85059073385101E-05</text:p>
          </table:table-cell>
          <table:table-cell table:formula="of:=0.5*[.ZF12]*(([.ZF6]-[.ZE6])/([.ZF1]-[.ZE1]))^2" office:value-type="float" office:value="0.0110275341803376" calcext:value-type="float">
            <text:p>0.011027534180338</text:p>
          </table:table-cell>
          <table:table-cell table:formula="of:=0.5*[.ZG12]*(([.ZG6]-[.ZF6])/([.ZG1]-[.ZF1]))^2" office:value-type="float" office:value="0.00094925977504775" calcext:value-type="float">
            <text:p>0.000949259775048</text:p>
          </table:table-cell>
          <table:table-cell table:formula="of:=0.5*[.ZH12]*(([.ZH6]-[.ZG6])/([.ZH1]-[.ZG1]))^2" office:value-type="float" office:value="0.000000243539456604018" calcext:value-type="float">
            <text:p>2.43539456604018E-07</text:p>
          </table:table-cell>
          <table:table-cell table:formula="of:=0.5*[.ZI12]*(([.ZI6]-[.ZH6])/([.ZI1]-[.ZH1]))^2" office:value-type="float" office:value="0.0056131277467616" calcext:value-type="float">
            <text:p>0.005613127746762</text:p>
          </table:table-cell>
          <table:table-cell table:formula="of:=0.5*[.ZJ12]*(([.ZJ6]-[.ZI6])/([.ZJ1]-[.ZI1]))^2" office:value-type="float" office:value="0.00520499324614666" calcext:value-type="float">
            <text:p>0.005204993246147</text:p>
          </table:table-cell>
          <table:table-cell table:formula="of:=0.5*[.ZK12]*(([.ZK6]-[.ZJ6])/([.ZK1]-[.ZJ1]))^2" office:value-type="float" office:value="0.000189252293346075" calcext:value-type="float">
            <text:p>0.000189252293346</text:p>
          </table:table-cell>
          <table:table-cell table:formula="of:=0.5*[.ZL12]*(([.ZL6]-[.ZK6])/([.ZL1]-[.ZK1]))^2" office:value-type="float" office:value="0.000495670073932183" calcext:value-type="float">
            <text:p>0.000495670073932</text:p>
          </table:table-cell>
          <table:table-cell table:formula="of:=0.5*[.ZM12]*(([.ZM6]-[.ZL6])/([.ZM1]-[.ZL1]))^2" office:value-type="float" office:value="0.000537830677752097" calcext:value-type="float">
            <text:p>0.000537830677752</text:p>
          </table:table-cell>
          <table:table-cell table:formula="of:=0.5*[.ZN12]*(([.ZN6]-[.ZM6])/([.ZN1]-[.ZM1]))^2" office:value-type="float" office:value="0.00202698263920973" calcext:value-type="float">
            <text:p>0.00202698263921</text:p>
          </table:table-cell>
          <table:table-cell table:formula="of:=0.5*[.ZO12]*(([.ZO6]-[.ZN6])/([.ZO1]-[.ZN1]))^2" office:value-type="float" office:value="0.00122767553000259" calcext:value-type="float">
            <text:p>0.001227675530003</text:p>
          </table:table-cell>
          <table:table-cell table:formula="of:=0.5*[.ZP12]*(([.ZP6]-[.ZO6])/([.ZP1]-[.ZO1]))^2" office:value-type="float" office:value="0.00100015565923951" calcext:value-type="float">
            <text:p>0.00100015565924</text:p>
          </table:table-cell>
          <table:table-cell table:formula="of:=0.5*[.ZQ12]*(([.ZQ6]-[.ZP6])/([.ZQ1]-[.ZP1]))^2" office:value-type="float" office:value="0.000190453333278862" calcext:value-type="float">
            <text:p>0.000190453333279</text:p>
          </table:table-cell>
          <table:table-cell table:formula="of:=0.5*[.ZR12]*(([.ZR6]-[.ZQ6])/([.ZR1]-[.ZQ1]))^2" office:value-type="float" office:value="0.0112988949381795" calcext:value-type="float">
            <text:p>0.01129889493818</text:p>
          </table:table-cell>
          <table:table-cell table:formula="of:=0.5*[.ZS12]*(([.ZS6]-[.ZR6])/([.ZS1]-[.ZR1]))^2" office:value-type="float" office:value="0.000584334315744527" calcext:value-type="float">
            <text:p>0.000584334315745</text:p>
          </table:table-cell>
          <table:table-cell table:formula="of:=0.5*[.ZT12]*(([.ZT6]-[.ZS6])/([.ZT1]-[.ZS1]))^2" office:value-type="float" office:value="0.00446838003041406" calcext:value-type="float">
            <text:p>0.004468380030414</text:p>
          </table:table-cell>
          <table:table-cell table:formula="of:=0.5*[.ZU12]*(([.ZU6]-[.ZT6])/([.ZU1]-[.ZT1]))^2" office:value-type="float" office:value="0.000118233452604457" calcext:value-type="float">
            <text:p>0.000118233452604</text:p>
          </table:table-cell>
          <table:table-cell table:formula="of:=0.5*[.ZV12]*(([.ZV6]-[.ZU6])/([.ZV1]-[.ZU1]))^2" office:value-type="float" office:value="0.00110449181029547" calcext:value-type="float">
            <text:p>0.001104491810295</text:p>
          </table:table-cell>
          <table:table-cell table:formula="of:=0.5*[.ZW12]*(([.ZW6]-[.ZV6])/([.ZW1]-[.ZV1]))^2" office:value-type="float" office:value="0.00173604021512897" calcext:value-type="float">
            <text:p>0.001736040215129</text:p>
          </table:table-cell>
          <table:table-cell table:formula="of:=0.5*[.ZX12]*(([.ZX6]-[.ZW6])/([.ZX1]-[.ZW1]))^2" office:value-type="float" office:value="0.00070657165767982" calcext:value-type="float">
            <text:p>0.00070657165768</text:p>
          </table:table-cell>
          <table:table-cell table:formula="of:=0.5*[.ZY12]*(([.ZY6]-[.ZX6])/([.ZY1]-[.ZX1]))^2" office:value-type="float" office:value="0.00183814474771941" calcext:value-type="float">
            <text:p>0.001838144747719</text:p>
          </table:table-cell>
          <table:table-cell table:formula="of:=0.5*[.ZZ12]*(([.ZZ6]-[.ZY6])/([.ZZ1]-[.ZY1]))^2" office:value-type="float" office:value="0.0022123386302111" calcext:value-type="float">
            <text:p>0.002212338630211</text:p>
          </table:table-cell>
          <table:table-cell table:formula="of:=0.5*[.AAA12]*(([.AAA6]-[.ZZ6])/([.AAA1]-[.ZZ1]))^2" office:value-type="float" office:value="0.00214693000688267" calcext:value-type="float">
            <text:p>0.002146930006883</text:p>
          </table:table-cell>
          <table:table-cell table:formula="of:=0.5*[.AAB12]*(([.AAB6]-[.AAA6])/([.AAB1]-[.AAA1]))^2" office:value-type="float" office:value="0.00000240646502315738" calcext:value-type="float">
            <text:p>2.40646502315738E-06</text:p>
          </table:table-cell>
          <table:table-cell table:formula="of:=0.5*[.AAC12]*(([.AAC6]-[.AAB6])/([.AAC1]-[.AAB1]))^2" office:value-type="float" office:value="0.000847321280315319" calcext:value-type="float">
            <text:p>0.000847321280315</text:p>
          </table:table-cell>
          <table:table-cell table:formula="of:=0.5*[.AAD12]*(([.AAD6]-[.AAC6])/([.AAD1]-[.AAC1]))^2" office:value-type="float" office:value="0.0000379715153437055" calcext:value-type="float">
            <text:p>3.79715153437055E-05</text:p>
          </table:table-cell>
          <table:table-cell table:formula="of:=0.5*[.AAE12]*(([.AAE6]-[.AAD6])/([.AAE1]-[.AAD1]))^2" office:value-type="float" office:value="0.000835111531479603" calcext:value-type="float">
            <text:p>0.00083511153148</text:p>
          </table:table-cell>
          <table:table-cell table:formula="of:=0.5*[.AAF12]*(([.AAF6]-[.AAE6])/([.AAF1]-[.AAE1]))^2" office:value-type="float" office:value="0.000159372550714019" calcext:value-type="float">
            <text:p>0.000159372550714</text:p>
          </table:table-cell>
          <table:table-cell table:formula="of:=0.5*[.AAG12]*(([.AAG6]-[.AAF6])/([.AAG1]-[.AAF1]))^2" office:value-type="float" office:value="0.00116627309144493" calcext:value-type="float">
            <text:p>0.001166273091445</text:p>
          </table:table-cell>
          <table:table-cell table:formula="of:=0.5*[.AAH12]*(([.AAH6]-[.AAG6])/([.AAH1]-[.AAG1]))^2" office:value-type="float" office:value="0.000203813562841752" calcext:value-type="float">
            <text:p>0.000203813562842</text:p>
          </table:table-cell>
          <table:table-cell table:formula="of:=0.5*[.AAI12]*(([.AAI6]-[.AAH6])/([.AAI1]-[.AAH1]))^2" office:value-type="float" office:value="0.000666590506267461" calcext:value-type="float">
            <text:p>0.000666590506267</text:p>
          </table:table-cell>
          <table:table-cell table:formula="of:=0.5*[.AAJ12]*(([.AAJ6]-[.AAI6])/([.AAJ1]-[.AAI1]))^2" office:value-type="float" office:value="0.00964155247079443" calcext:value-type="float">
            <text:p>0.009641552470794</text:p>
          </table:table-cell>
          <table:table-cell table:formula="of:=0.5*[.AAK12]*(([.AAK6]-[.AAJ6])/([.AAK1]-[.AAJ1]))^2" office:value-type="float" office:value="0.00972758392310075" calcext:value-type="float">
            <text:p>0.009727583923101</text:p>
          </table:table-cell>
          <table:table-cell table:formula="of:=0.5*[.AAL12]*(([.AAL6]-[.AAK6])/([.AAL1]-[.AAK1]))^2" office:value-type="float" office:value="0.000656595589211462" calcext:value-type="float">
            <text:p>0.000656595589211</text:p>
          </table:table-cell>
          <table:table-cell table:formula="of:=0.5*[.AAM12]*(([.AAM6]-[.AAL6])/([.AAM1]-[.AAL1]))^2" office:value-type="float" office:value="0.000394560925931826" calcext:value-type="float">
            <text:p>0.000394560925932</text:p>
          </table:table-cell>
          <table:table-cell table:formula="of:=0.5*[.AAN12]*(([.AAN6]-[.AAM6])/([.AAN1]-[.AAM1]))^2" office:value-type="float" office:value="0.000234627680600394" calcext:value-type="float">
            <text:p>0.0002346276806</text:p>
          </table:table-cell>
          <table:table-cell table:formula="of:=0.5*[.AAO12]*(([.AAO6]-[.AAN6])/([.AAO1]-[.AAN1]))^2" office:value-type="float" office:value="0.00016565516054422" calcext:value-type="float">
            <text:p>0.000165655160544</text:p>
          </table:table-cell>
          <table:table-cell table:formula="of:=0.5*[.AAP12]*(([.AAP6]-[.AAO6])/([.AAP1]-[.AAO1]))^2" office:value-type="float" office:value="0.00121456863312703" calcext:value-type="float">
            <text:p>0.001214568633127</text:p>
          </table:table-cell>
          <table:table-cell table:formula="of:=0.5*[.AAQ12]*(([.AAQ6]-[.AAP6])/([.AAQ1]-[.AAP1]))^2" office:value-type="float" office:value="0.00983032353403433" calcext:value-type="float">
            <text:p>0.009830323534034</text:p>
          </table:table-cell>
          <table:table-cell table:formula="of:=0.5*[.AAR12]*(([.AAR6]-[.AAQ6])/([.AAR1]-[.AAQ1]))^2" office:value-type="float" office:value="0.0063629469253136" calcext:value-type="float">
            <text:p>0.006362946925314</text:p>
          </table:table-cell>
          <table:table-cell table:formula="of:=0.5*[.AAS12]*(([.AAS6]-[.AAR6])/([.AAS1]-[.AAR1]))^2" office:value-type="float" office:value="0.000000156497807078414" calcext:value-type="float">
            <text:p>1.56497807078414E-07</text:p>
          </table:table-cell>
          <table:table-cell table:formula="of:=0.5*[.AAT12]*(([.AAT6]-[.AAS6])/([.AAT1]-[.AAS1]))^2" office:value-type="float" office:value="0.00379009940293204" calcext:value-type="float">
            <text:p>0.003790099402932</text:p>
          </table:table-cell>
          <table:table-cell table:formula="of:=0.5*[.AAU12]*(([.AAU6]-[.AAT6])/([.AAU1]-[.AAT1]))^2" office:value-type="float" office:value="0.000267061278229051" calcext:value-type="float">
            <text:p>0.000267061278229</text:p>
          </table:table-cell>
          <table:table-cell table:formula="of:=0.5*[.AAV12]*(([.AAV6]-[.AAU6])/([.AAV1]-[.AAU1]))^2" office:value-type="float" office:value="0.00356165076454157" calcext:value-type="float">
            <text:p>0.003561650764542</text:p>
          </table:table-cell>
          <table:table-cell table:formula="of:=0.5*[.AAW12]*(([.AAW6]-[.AAV6])/([.AAW1]-[.AAV1]))^2" office:value-type="float" office:value="0.00127001129254888" calcext:value-type="float">
            <text:p>0.001270011292549</text:p>
          </table:table-cell>
          <table:table-cell table:formula="of:=0.5*[.AAX12]*(([.AAX6]-[.AAW6])/([.AAX1]-[.AAW1]))^2" office:value-type="float" office:value="0.00262915022760321" calcext:value-type="float">
            <text:p>0.002629150227603</text:p>
          </table:table-cell>
          <table:table-cell table:formula="of:=0.5*[.AAY12]*(([.AAY6]-[.AAX6])/([.AAY1]-[.AAX1]))^2" office:value-type="float" office:value="0.0000696753717837193" calcext:value-type="float">
            <text:p>6.96753717837193E-05</text:p>
          </table:table-cell>
          <table:table-cell table:formula="of:=0.5*[.AAZ12]*(([.AAZ6]-[.AAY6])/([.AAZ1]-[.AAY1]))^2" office:value-type="float" office:value="0.00189010209971436" calcext:value-type="float">
            <text:p>0.001890102099714</text:p>
          </table:table-cell>
          <table:table-cell table:formula="of:=0.5*[.ABA12]*(([.ABA6]-[.AAZ6])/([.ABA1]-[.AAZ1]))^2" office:value-type="float" office:value="0.00790004912120878" calcext:value-type="float">
            <text:p>0.007900049121209</text:p>
          </table:table-cell>
          <table:table-cell table:formula="of:=0.5*[.ABB12]*(([.ABB6]-[.ABA6])/([.ABB1]-[.ABA1]))^2" office:value-type="float" office:value="0.000280024357413331" calcext:value-type="float">
            <text:p>0.000280024357413</text:p>
          </table:table-cell>
          <table:table-cell table:formula="of:=0.5*[.ABC12]*(([.ABC6]-[.ABB6])/([.ABC1]-[.ABB1]))^2" office:value-type="float" office:value="0.000345623151294493" calcext:value-type="float">
            <text:p>0.000345623151294</text:p>
          </table:table-cell>
          <table:table-cell table:formula="of:=0.5*[.ABD12]*(([.ABD6]-[.ABC6])/([.ABD1]-[.ABC1]))^2" office:value-type="float" office:value="0.00114990496472135" calcext:value-type="float">
            <text:p>0.001149904964721</text:p>
          </table:table-cell>
          <table:table-cell table:formula="of:=0.5*[.ABE12]*(([.ABE6]-[.ABD6])/([.ABE1]-[.ABD1]))^2" office:value-type="float" office:value="0.000326952784179773" calcext:value-type="float">
            <text:p>0.00032695278418</text:p>
          </table:table-cell>
          <table:table-cell table:formula="of:=0.5*[.ABF12]*(([.ABF6]-[.ABE6])/([.ABF1]-[.ABE1]))^2" office:value-type="float" office:value="0.0000297780604962489" calcext:value-type="float">
            <text:p>2.97780604962489E-05</text:p>
          </table:table-cell>
          <table:table-cell table:formula="of:=0.5*[.ABG12]*(([.ABG6]-[.ABF6])/([.ABG1]-[.ABF1]))^2" office:value-type="float" office:value="0.00846218661272602" calcext:value-type="float">
            <text:p>0.008462186612726</text:p>
          </table:table-cell>
          <table:table-cell table:formula="of:=0.5*[.ABH12]*(([.ABH6]-[.ABG6])/([.ABH1]-[.ABG1]))^2" office:value-type="float" office:value="0.000156285130750624" calcext:value-type="float">
            <text:p>0.000156285130751</text:p>
          </table:table-cell>
          <table:table-cell table:formula="of:=0.5*[.ABI12]*(([.ABI6]-[.ABH6])/([.ABI1]-[.ABH1]))^2" office:value-type="float" office:value="0.000726882507787911" calcext:value-type="float">
            <text:p>0.000726882507788</text:p>
          </table:table-cell>
          <table:table-cell table:formula="of:=0.5*[.ABJ12]*(([.ABJ6]-[.ABI6])/([.ABJ1]-[.ABI1]))^2" office:value-type="float" office:value="0.000263024808640068" calcext:value-type="float">
            <text:p>0.00026302480864</text:p>
          </table:table-cell>
          <table:table-cell table:formula="of:=0.5*[.ABK12]*(([.ABK6]-[.ABJ6])/([.ABK1]-[.ABJ1]))^2" office:value-type="float" office:value="0.00039256798295725" calcext:value-type="float">
            <text:p>0.000392567982957</text:p>
          </table:table-cell>
          <table:table-cell table:formula="of:=0.5*[.ABL12]*(([.ABL6]-[.ABK6])/([.ABL1]-[.ABK1]))^2" office:value-type="float" office:value="0.000151991239506058" calcext:value-type="float">
            <text:p>0.000151991239506</text:p>
          </table:table-cell>
          <table:table-cell table:formula="of:=0.5*[.ABM12]*(([.ABM6]-[.ABL6])/([.ABM1]-[.ABL1]))^2" office:value-type="float" office:value="0.000190604266905007" calcext:value-type="float">
            <text:p>0.000190604266905</text:p>
          </table:table-cell>
          <table:table-cell table:formula="of:=0.5*[.ABN12]*(([.ABN6]-[.ABM6])/([.ABN1]-[.ABM1]))^2" office:value-type="float" office:value="0.000585341236575996" calcext:value-type="float">
            <text:p>0.000585341236576</text:p>
          </table:table-cell>
          <table:table-cell table:formula="of:=0.5*[.ABO12]*(([.ABO6]-[.ABN6])/([.ABO1]-[.ABN1]))^2" office:value-type="float" office:value="0.000600692220804682" calcext:value-type="float">
            <text:p>0.000600692220805</text:p>
          </table:table-cell>
          <table:table-cell table:formula="of:=0.5*[.ABP12]*(([.ABP6]-[.ABO6])/([.ABP1]-[.ABO1]))^2" office:value-type="float" office:value="0.0000747439356696191" calcext:value-type="float">
            <text:p>7.47439356696191E-05</text:p>
          </table:table-cell>
          <table:table-cell table:formula="of:=0.5*[.ABQ12]*(([.ABQ6]-[.ABP6])/([.ABQ1]-[.ABP1]))^2" office:value-type="float" office:value="0.00119579909477259" calcext:value-type="float">
            <text:p>0.001195799094773</text:p>
          </table:table-cell>
          <table:table-cell table:formula="of:=0.5*[.ABR12]*(([.ABR6]-[.ABQ6])/([.ABR1]-[.ABQ1]))^2" office:value-type="float" office:value="0.000687113074286163" calcext:value-type="float">
            <text:p>0.000687113074286</text:p>
          </table:table-cell>
          <table:table-cell table:formula="of:=0.5*[.ABS12]*(([.ABS6]-[.ABR6])/([.ABS1]-[.ABR1]))^2" office:value-type="float" office:value="0.00223133981262848" calcext:value-type="float">
            <text:p>0.002231339812628</text:p>
          </table:table-cell>
          <table:table-cell table:formula="of:=0.5*[.ABT12]*(([.ABT6]-[.ABS6])/([.ABT1]-[.ABS1]))^2" office:value-type="float" office:value="0.00548795938245945" calcext:value-type="float">
            <text:p>0.005487959382459</text:p>
          </table:table-cell>
          <table:table-cell table:formula="of:=0.5*[.ABU12]*(([.ABU6]-[.ABT6])/([.ABU1]-[.ABT1]))^2" office:value-type="float" office:value="0.0000183860059872185" calcext:value-type="float">
            <text:p>1.83860059872185E-05</text:p>
          </table:table-cell>
          <table:table-cell table:formula="of:=0.5*[.ABV12]*(([.ABV6]-[.ABU6])/([.ABV1]-[.ABU1]))^2" office:value-type="float" office:value="0.00000731019352777285" calcext:value-type="float">
            <text:p>7.31019352777285E-06</text:p>
          </table:table-cell>
          <table:table-cell table:formula="of:=0.5*[.ABW12]*(([.ABW6]-[.ABV6])/([.ABW1]-[.ABV1]))^2" office:value-type="float" office:value="0.00630595399958716" calcext:value-type="float">
            <text:p>0.006305953999587</text:p>
          </table:table-cell>
          <table:table-cell table:formula="of:=0.5*[.ABX12]*(([.ABX6]-[.ABW6])/([.ABX1]-[.ABW1]))^2" office:value-type="float" office:value="0.0000313812423033973" calcext:value-type="float">
            <text:p>3.13812423033973E-05</text:p>
          </table:table-cell>
          <table:table-cell table:formula="of:=0.5*[.ABY12]*(([.ABY6]-[.ABX6])/([.ABY1]-[.ABX1]))^2" office:value-type="float" office:value="0.00463062617839168" calcext:value-type="float">
            <text:p>0.004630626178392</text:p>
          </table:table-cell>
          <table:table-cell table:formula="of:=0.5*[.ABZ12]*(([.ABZ6]-[.ABY6])/([.ABZ1]-[.ABY1]))^2" office:value-type="float" office:value="0.000444232460288314" calcext:value-type="float">
            <text:p>0.000444232460288</text:p>
          </table:table-cell>
          <table:table-cell table:formula="of:=0.5*[.ACA12]*(([.ACA6]-[.ABZ6])/([.ACA1]-[.ABZ1]))^2" office:value-type="float" office:value="0.000352545347687035" calcext:value-type="float">
            <text:p>0.000352545347687</text:p>
          </table:table-cell>
          <table:table-cell table:formula="of:=0.5*[.ACB12]*(([.ACB6]-[.ACA6])/([.ACB1]-[.ACA1]))^2" office:value-type="float" office:value="0.00322782263254173" calcext:value-type="float">
            <text:p>0.003227822632542</text:p>
          </table:table-cell>
          <table:table-cell table:formula="of:=0.5*[.ACC12]*(([.ACC6]-[.ACB6])/([.ACC1]-[.ACB1]))^2" office:value-type="float" office:value="0.000186329696683621" calcext:value-type="float">
            <text:p>0.000186329696684</text:p>
          </table:table-cell>
          <table:table-cell table:formula="of:=0.5*[.ACD12]*(([.ACD6]-[.ACC6])/([.ACD1]-[.ACC1]))^2" office:value-type="float" office:value="0.000087399361897427" calcext:value-type="float">
            <text:p>8.7399361897427E-05</text:p>
          </table:table-cell>
          <table:table-cell table:formula="of:=0.5*[.ACE12]*(([.ACE6]-[.ACD6])/([.ACE1]-[.ACD1]))^2" office:value-type="float" office:value="0.00465481907736622" calcext:value-type="float">
            <text:p>0.004654819077366</text:p>
          </table:table-cell>
          <table:table-cell table:formula="of:=0.5*[.ACF12]*(([.ACF6]-[.ACE6])/([.ACF1]-[.ACE1]))^2" office:value-type="float" office:value="0.00052349998119595" calcext:value-type="float">
            <text:p>0.000523499981196</text:p>
          </table:table-cell>
          <table:table-cell table:formula="of:=0.5*[.ACG12]*(([.ACG6]-[.ACF6])/([.ACG1]-[.ACF1]))^2" office:value-type="float" office:value="0.0013670753115922" calcext:value-type="float">
            <text:p>0.001367075311592</text:p>
          </table:table-cell>
          <table:table-cell table:formula="of:=0.5*[.ACH12]*(([.ACH6]-[.ACG6])/([.ACH1]-[.ACG1]))^2" office:value-type="float" office:value="0.00538793054298245" calcext:value-type="float">
            <text:p>0.005387930542982</text:p>
          </table:table-cell>
          <table:table-cell table:formula="of:=0.5*[.ACI12]*(([.ACI6]-[.ACH6])/([.ACI1]-[.ACH1]))^2" office:value-type="float" office:value="0.000261063627126493" calcext:value-type="float">
            <text:p>0.000261063627126</text:p>
          </table:table-cell>
          <table:table-cell table:formula="of:=0.5*[.ACJ12]*(([.ACJ6]-[.ACI6])/([.ACJ1]-[.ACI1]))^2" office:value-type="float" office:value="0.0000408642459326978" calcext:value-type="float">
            <text:p>4.08642459326978E-05</text:p>
          </table:table-cell>
          <table:table-cell table:formula="of:=0.5*[.ACK12]*(([.ACK6]-[.ACJ6])/([.ACK1]-[.ACJ1]))^2" office:value-type="float" office:value="0.0010178748359563" calcext:value-type="float">
            <text:p>0.001017874835956</text:p>
          </table:table-cell>
          <table:table-cell table:formula="of:=0.5*[.ACL12]*(([.ACL6]-[.ACK6])/([.ACL1]-[.ACK1]))^2" office:value-type="float" office:value="0.000704895560134557" calcext:value-type="float">
            <text:p>0.000704895560135</text:p>
          </table:table-cell>
          <table:table-cell table:formula="of:=0.5*[.ACM12]*(([.ACM6]-[.ACL6])/([.ACM1]-[.ACL1]))^2" office:value-type="float" office:value="0.000364161985269777" calcext:value-type="float">
            <text:p>0.00036416198527</text:p>
          </table:table-cell>
          <table:table-cell table:formula="of:=0.5*[.ACN12]*(([.ACN6]-[.ACM6])/([.ACN1]-[.ACM1]))^2" office:value-type="float" office:value="0.000113394791457173" calcext:value-type="float">
            <text:p>0.000113394791457</text:p>
          </table:table-cell>
          <table:table-cell table:formula="of:=0.5*[.ACO12]*(([.ACO6]-[.ACN6])/([.ACO1]-[.ACN1]))^2" office:value-type="float" office:value="0.00190421689524339" calcext:value-type="float">
            <text:p>0.001904216895243</text:p>
          </table:table-cell>
          <table:table-cell table:formula="of:=0.5*[.ACP12]*(([.ACP6]-[.ACO6])/([.ACP1]-[.ACO1]))^2" office:value-type="float" office:value="0.00107647438168491" calcext:value-type="float">
            <text:p>0.001076474381685</text:p>
          </table:table-cell>
          <table:table-cell table:formula="of:=0.5*[.ACQ12]*(([.ACQ6]-[.ACP6])/([.ACQ1]-[.ACP1]))^2" office:value-type="float" office:value="0.0050123799825211" calcext:value-type="float">
            <text:p>0.005012379982521</text:p>
          </table:table-cell>
          <table:table-cell table:formula="of:=0.5*[.ACR12]*(([.ACR6]-[.ACQ6])/([.ACR1]-[.ACQ1]))^2" office:value-type="float" office:value="0.000192893318525882" calcext:value-type="float">
            <text:p>0.000192893318526</text:p>
          </table:table-cell>
          <table:table-cell table:formula="of:=0.5*[.ACS12]*(([.ACS6]-[.ACR6])/([.ACS1]-[.ACR1]))^2" office:value-type="float" office:value="0.000591866569524008" calcext:value-type="float">
            <text:p>0.000591866569524</text:p>
          </table:table-cell>
          <table:table-cell table:formula="of:=0.5*[.ACT12]*(([.ACT6]-[.ACS6])/([.ACT1]-[.ACS1]))^2" office:value-type="float" office:value="0.0000660843067501043" calcext:value-type="float">
            <text:p>6.60843067501043E-05</text:p>
          </table:table-cell>
          <table:table-cell table:formula="of:=0.5*[.ACU12]*(([.ACU6]-[.ACT6])/([.ACU1]-[.ACT1]))^2" office:value-type="float" office:value="0.0000720844726245042" calcext:value-type="float">
            <text:p>7.20844726245042E-05</text:p>
          </table:table-cell>
          <table:table-cell table:formula="of:=0.5*[.ACV12]*(([.ACV6]-[.ACU6])/([.ACV1]-[.ACU1]))^2" office:value-type="float" office:value="0.00000652786201942943" calcext:value-type="float">
            <text:p>6.52786201942943E-06</text:p>
          </table:table-cell>
          <table:table-cell table:formula="of:=0.5*[.ACW12]*(([.ACW6]-[.ACV6])/([.ACW1]-[.ACV1]))^2" office:value-type="float" office:value="0.000023975872334007" calcext:value-type="float">
            <text:p>2.3975872334007E-05</text:p>
          </table:table-cell>
          <table:table-cell table:formula="of:=0.5*[.ACX12]*(([.ACX6]-[.ACW6])/([.ACX1]-[.ACW1]))^2" office:value-type="float" office:value="0.00360152067525277" calcext:value-type="float">
            <text:p>0.003601520675253</text:p>
          </table:table-cell>
          <table:table-cell table:formula="of:=0.5*[.ACY12]*(([.ACY6]-[.ACX6])/([.ACY1]-[.ACX1]))^2" office:value-type="float" office:value="0.00208076096421987" calcext:value-type="float">
            <text:p>0.00208076096422</text:p>
          </table:table-cell>
          <table:table-cell table:formula="of:=0.5*[.ACZ12]*(([.ACZ6]-[.ACY6])/([.ACZ1]-[.ACY1]))^2" office:value-type="float" office:value="0.000488058196616041" calcext:value-type="float">
            <text:p>0.000488058196616</text:p>
          </table:table-cell>
          <table:table-cell table:formula="of:=0.5*[.ADA12]*(([.ADA6]-[.ACZ6])/([.ADA1]-[.ACZ1]))^2" office:value-type="float" office:value="0.00596743324705108" calcext:value-type="float">
            <text:p>0.005967433247051</text:p>
          </table:table-cell>
          <table:table-cell table:formula="of:=0.5*[.ADB12]*(([.ADB6]-[.ADA6])/([.ADB1]-[.ADA1]))^2" office:value-type="float" office:value="0.00000344590060792328" calcext:value-type="float">
            <text:p>3.44590060792328E-06</text:p>
          </table:table-cell>
          <table:table-cell table:formula="of:=0.5*[.ADC12]*(([.ADC6]-[.ADB6])/([.ADC1]-[.ADB1]))^2" office:value-type="float" office:value="0.000546018139982534" calcext:value-type="float">
            <text:p>0.000546018139983</text:p>
          </table:table-cell>
          <table:table-cell table:formula="of:=0.5*[.ADD12]*(([.ADD6]-[.ADC6])/([.ADD1]-[.ADC1]))^2" office:value-type="float" office:value="0.0000431190708580493" calcext:value-type="float">
            <text:p>4.31190708580493E-05</text:p>
          </table:table-cell>
          <table:table-cell table:formula="of:=0.5*[.ADE12]*(([.ADE6]-[.ADD6])/([.ADE1]-[.ADD1]))^2" office:value-type="float" office:value="0.00385652499799401" calcext:value-type="float">
            <text:p>0.003856524997994</text:p>
          </table:table-cell>
          <table:table-cell table:formula="of:=0.5*[.ADF12]*(([.ADF6]-[.ADE6])/([.ADF1]-[.ADE1]))^2" office:value-type="float" office:value="0.00000117310567070938" calcext:value-type="float">
            <text:p>1.17310567070938E-06</text:p>
          </table:table-cell>
          <table:table-cell table:formula="of:=0.5*[.ADG12]*(([.ADG6]-[.ADF6])/([.ADG1]-[.ADF1]))^2" office:value-type="float" office:value="0.0008569628674258" calcext:value-type="float">
            <text:p>0.000856962867426</text:p>
          </table:table-cell>
          <table:table-cell table:formula="of:=0.5*[.ADH12]*(([.ADH6]-[.ADG6])/([.ADH1]-[.ADG1]))^2" office:value-type="float" office:value="0.00000391232112790891" calcext:value-type="float">
            <text:p>3.91232112790891E-06</text:p>
          </table:table-cell>
          <table:table-cell table:formula="of:=0.5*[.ADI12]*(([.ADI6]-[.ADH6])/([.ADI1]-[.ADH1]))^2" office:value-type="float" office:value="0.00132680941850607" calcext:value-type="float">
            <text:p>0.001326809418506</text:p>
          </table:table-cell>
          <table:table-cell table:formula="of:=0.5*[.ADJ12]*(([.ADJ6]-[.ADI6])/([.ADJ1]-[.ADI1]))^2" office:value-type="float" office:value="0.000564685589481335" calcext:value-type="float">
            <text:p>0.000564685589481</text:p>
          </table:table-cell>
          <table:table-cell table:formula="of:=0.5*[.ADK12]*(([.ADK6]-[.ADJ6])/([.ADK1]-[.ADJ1]))^2" office:value-type="float" office:value="0.0031623369431742" calcext:value-type="float">
            <text:p>0.003162336943174</text:p>
          </table:table-cell>
          <table:table-cell table:formula="of:=0.5*[.ADL12]*(([.ADL6]-[.ADK6])/([.ADL1]-[.ADK1]))^2" office:value-type="float" office:value="0.00100600491150901" calcext:value-type="float">
            <text:p>0.001006004911509</text:p>
          </table:table-cell>
          <table:table-cell table:formula="of:=0.5*[.ADM12]*(([.ADM6]-[.ADL6])/([.ADM1]-[.ADL1]))^2" office:value-type="float" office:value="0.00292784777308567" calcext:value-type="float">
            <text:p>0.002927847773086</text:p>
          </table:table-cell>
          <table:table-cell table:formula="of:=0.5*[.ADN12]*(([.ADN6]-[.ADM6])/([.ADN1]-[.ADM1]))^2" office:value-type="float" office:value="0.00014177481464566" calcext:value-type="float">
            <text:p>0.000141774814646</text:p>
          </table:table-cell>
          <table:table-cell table:formula="of:=0.5*[.ADO12]*(([.ADO6]-[.ADN6])/([.ADO1]-[.ADN1]))^2" office:value-type="float" office:value="0.00373523061395941" calcext:value-type="float">
            <text:p>0.003735230613959</text:p>
          </table:table-cell>
          <table:table-cell table:formula="of:=0.5*[.ADP12]*(([.ADP6]-[.ADO6])/([.ADP1]-[.ADO1]))^2" office:value-type="float" office:value="0.000252120683399693" calcext:value-type="float">
            <text:p>0.0002521206834</text:p>
          </table:table-cell>
          <table:table-cell table:formula="of:=0.5*[.ADQ12]*(([.ADQ6]-[.ADP6])/([.ADQ1]-[.ADP1]))^2" office:value-type="float" office:value="0.0000933785350894986" calcext:value-type="float">
            <text:p>9.33785350894986E-05</text:p>
          </table:table-cell>
          <table:table-cell table:formula="of:=0.5*[.ADR12]*(([.ADR6]-[.ADQ6])/([.ADR1]-[.ADQ1]))^2" office:value-type="float" office:value="0.00317846996809738" calcext:value-type="float">
            <text:p>0.003178469968097</text:p>
          </table:table-cell>
          <table:table-cell table:formula="of:=0.5*[.ADS12]*(([.ADS6]-[.ADR6])/([.ADS1]-[.ADR1]))^2" office:value-type="float" office:value="0.00593348719027516" calcext:value-type="float">
            <text:p>0.005933487190275</text:p>
          </table:table-cell>
          <table:table-cell table:formula="of:=0.5*[.ADT12]*(([.ADT6]-[.ADS6])/([.ADT1]-[.ADS1]))^2" office:value-type="float" office:value="0.0000391624293226128" calcext:value-type="float">
            <text:p>3.91624293226128E-05</text:p>
          </table:table-cell>
          <table:table-cell table:formula="of:=0.5*[.ADU12]*(([.ADU6]-[.ADT6])/([.ADU1]-[.ADT1]))^2" office:value-type="float" office:value="0.000311103803832766" calcext:value-type="float">
            <text:p>0.000311103803833</text:p>
          </table:table-cell>
          <table:table-cell table:formula="of:=0.5*[.ADV12]*(([.ADV6]-[.ADU6])/([.ADV1]-[.ADU1]))^2" office:value-type="float" office:value="0.000463682607242669" calcext:value-type="float">
            <text:p>0.000463682607243</text:p>
          </table:table-cell>
          <table:table-cell table:formula="of:=0.5*[.ADW12]*(([.ADW6]-[.ADV6])/([.ADW1]-[.ADV1]))^2" office:value-type="float" office:value="0.000910294196374128" calcext:value-type="float">
            <text:p>0.000910294196374</text:p>
          </table:table-cell>
          <table:table-cell table:formula="of:=0.5*[.ADX12]*(([.ADX6]-[.ADW6])/([.ADX1]-[.ADW1]))^2" office:value-type="float" office:value="0.00034312594229662" calcext:value-type="float">
            <text:p>0.000343125942297</text:p>
          </table:table-cell>
          <table:table-cell table:formula="of:=0.5*[.ADY12]*(([.ADY6]-[.ADX6])/([.ADY1]-[.ADX1]))^2" office:value-type="float" office:value="0.00502593430498242" calcext:value-type="float">
            <text:p>0.005025934304982</text:p>
          </table:table-cell>
          <table:table-cell table:formula="of:=0.5*[.ADZ12]*(([.ADZ6]-[.ADY6])/([.ADZ1]-[.ADY1]))^2" office:value-type="float" office:value="0.00829606590032374" calcext:value-type="float">
            <text:p>0.008296065900324</text:p>
          </table:table-cell>
          <table:table-cell table:formula="of:=0.5*[.AEA12]*(([.AEA6]-[.ADZ6])/([.AEA1]-[.ADZ1]))^2" office:value-type="float" office:value="0.000120575838629502" calcext:value-type="float">
            <text:p>0.00012057583863</text:p>
          </table:table-cell>
          <table:table-cell table:formula="of:=0.5*[.AEB12]*(([.AEB6]-[.AEA6])/([.AEB1]-[.AEA1]))^2" office:value-type="float" office:value="0.000849391414590316" calcext:value-type="float">
            <text:p>0.00084939141459</text:p>
          </table:table-cell>
          <table:table-cell table:formula="of:=0.5*[.AEC12]*(([.AEC6]-[.AEB6])/([.AEC1]-[.AEB1]))^2" office:value-type="float" office:value="0.00170935774470955" calcext:value-type="float">
            <text:p>0.00170935774471</text:p>
          </table:table-cell>
          <table:table-cell table:formula="of:=0.5*[.AED12]*(([.AED6]-[.AEC6])/([.AED1]-[.AEC1]))^2" office:value-type="float" office:value="0.000011037928153419" calcext:value-type="float">
            <text:p>1.1037928153419E-05</text:p>
          </table:table-cell>
          <table:table-cell table:formula="of:=0.5*[.AEE12]*(([.AEE6]-[.AED6])/([.AEE1]-[.AED1]))^2" office:value-type="float" office:value="0.00654952497564967" calcext:value-type="float">
            <text:p>0.00654952497565</text:p>
          </table:table-cell>
          <table:table-cell table:formula="of:=0.5*[.AEF12]*(([.AEF6]-[.AEE6])/([.AEF1]-[.AEE1]))^2" office:value-type="float" office:value="0.000162814039366824" calcext:value-type="float">
            <text:p>0.000162814039367</text:p>
          </table:table-cell>
          <table:table-cell table:formula="of:=0.5*[.AEG12]*(([.AEG6]-[.AEF6])/([.AEG1]-[.AEF1]))^2" office:value-type="float" office:value="0.000479754310362696" calcext:value-type="float">
            <text:p>0.000479754310363</text:p>
          </table:table-cell>
          <table:table-cell table:formula="of:=0.5*[.AEH12]*(([.AEH6]-[.AEG6])/([.AEH1]-[.AEG1]))^2" office:value-type="float" office:value="0.00296315995249052" calcext:value-type="float">
            <text:p>0.002963159952491</text:p>
          </table:table-cell>
          <table:table-cell table:formula="of:=0.5*[.AEI12]*(([.AEI6]-[.AEH6])/([.AEI1]-[.AEH1]))^2" office:value-type="float" office:value="0.0104321896658102" calcext:value-type="float">
            <text:p>0.01043218966581</text:p>
          </table:table-cell>
          <table:table-cell table:formula="of:=0.5*[.AEJ12]*(([.AEJ6]-[.AEI6])/([.AEJ1]-[.AEI1]))^2" office:value-type="float" office:value="0.00959739436352266" calcext:value-type="float">
            <text:p>0.009597394363523</text:p>
          </table:table-cell>
          <table:table-cell table:formula="of:=0.5*[.AEK12]*(([.AEK6]-[.AEJ6])/([.AEK1]-[.AEJ1]))^2" office:value-type="float" office:value="0.0015575945090723" calcext:value-type="float">
            <text:p>0.001557594509072</text:p>
          </table:table-cell>
          <table:table-cell table:formula="of:=0.5*[.AEL12]*(([.AEL6]-[.AEK6])/([.AEL1]-[.AEK1]))^2" office:value-type="float" office:value="0.00000680230295700378" calcext:value-type="float">
            <text:p>6.80230295700378E-06</text:p>
          </table:table-cell>
          <table:table-cell table:formula="of:=0.5*[.AEM12]*(([.AEM6]-[.AEL6])/([.AEM1]-[.AEL1]))^2" office:value-type="float" office:value="0.00125448186957761" calcext:value-type="float">
            <text:p>0.001254481869578</text:p>
          </table:table-cell>
          <table:table-cell table:formula="of:=0.5*[.AEN12]*(([.AEN6]-[.AEM6])/([.AEN1]-[.AEM1]))^2" office:value-type="float" office:value="0.00000579980279402376" calcext:value-type="float">
            <text:p>5.79980279402376E-06</text:p>
          </table:table-cell>
          <table:table-cell table:formula="of:=0.5*[.AEO12]*(([.AEO6]-[.AEN6])/([.AEO1]-[.AEN1]))^2" office:value-type="float" office:value="0.000532797609902445" calcext:value-type="float">
            <text:p>0.000532797609902</text:p>
          </table:table-cell>
          <table:table-cell table:formula="of:=0.5*[.AEP12]*(([.AEP6]-[.AEO6])/([.AEP1]-[.AEO1]))^2" office:value-type="float" office:value="0.00108031678991149" calcext:value-type="float">
            <text:p>0.001080316789911</text:p>
          </table:table-cell>
          <table:table-cell table:formula="of:=0.5*[.AEQ12]*(([.AEQ6]-[.AEP6])/([.AEQ1]-[.AEP1]))^2" office:value-type="float" office:value="0.000643073063724653" calcext:value-type="float">
            <text:p>0.000643073063725</text:p>
          </table:table-cell>
          <table:table-cell table:formula="of:=0.5*[.AER12]*(([.AER6]-[.AEQ6])/([.AER1]-[.AEQ1]))^2" office:value-type="float" office:value="0.0000110588035280175" calcext:value-type="float">
            <text:p>1.10588035280175E-05</text:p>
          </table:table-cell>
          <table:table-cell table:formula="of:=0.5*[.AES12]*(([.AES6]-[.AER6])/([.AES1]-[.AER1]))^2" office:value-type="float" office:value="0.00251182526517812" calcext:value-type="float">
            <text:p>0.002511825265178</text:p>
          </table:table-cell>
          <table:table-cell table:formula="of:=0.5*[.AET12]*(([.AET6]-[.AES6])/([.AET1]-[.AES1]))^2" office:value-type="float" office:value="0.000157342120163066" calcext:value-type="float">
            <text:p>0.000157342120163</text:p>
          </table:table-cell>
          <table:table-cell table:formula="of:=0.5*[.AEU12]*(([.AEU6]-[.AET6])/([.AEU1]-[.AET1]))^2" office:value-type="float" office:value="0.00474080546639576" calcext:value-type="float">
            <text:p>0.004740805466396</text:p>
          </table:table-cell>
          <table:table-cell table:formula="of:=0.5*[.AEV12]*(([.AEV6]-[.AEU6])/([.AEV1]-[.AEU1]))^2" office:value-type="float" office:value="0.0000270387967252067" calcext:value-type="float">
            <text:p>2.70387967252067E-05</text:p>
          </table:table-cell>
          <table:table-cell table:formula="of:=0.5*[.AEW12]*(([.AEW6]-[.AEV6])/([.AEW1]-[.AEV1]))^2" office:value-type="float" office:value="0.00190141044393904" calcext:value-type="float">
            <text:p>0.001901410443939</text:p>
          </table:table-cell>
          <table:table-cell table:formula="of:=0.5*[.AEX12]*(([.AEX6]-[.AEW6])/([.AEX1]-[.AEW1]))^2" office:value-type="float" office:value="0.00638449799491009" calcext:value-type="float">
            <text:p>0.00638449799491</text:p>
          </table:table-cell>
          <table:table-cell table:formula="of:=0.5*[.AEY12]*(([.AEY6]-[.AEX6])/([.AEY1]-[.AEX1]))^2" office:value-type="float" office:value="0.00110163509483369" calcext:value-type="float">
            <text:p>0.001101635094834</text:p>
          </table:table-cell>
          <table:table-cell table:formula="of:=0.5*[.AEZ12]*(([.AEZ6]-[.AEY6])/([.AEZ1]-[.AEY1]))^2" office:value-type="float" office:value="0.00149861141223138" calcext:value-type="float">
            <text:p>0.001498611412231</text:p>
          </table:table-cell>
          <table:table-cell table:formula="of:=0.5*[.AFA12]*(([.AFA6]-[.AEZ6])/([.AFA1]-[.AEZ1]))^2" office:value-type="float" office:value="0.000157203029051729" calcext:value-type="float">
            <text:p>0.000157203029052</text:p>
          </table:table-cell>
          <table:table-cell table:formula="of:=0.5*[.AFB12]*(([.AFB6]-[.AFA6])/([.AFB1]-[.AFA1]))^2" office:value-type="float" office:value="0.00193113319809834" calcext:value-type="float">
            <text:p>0.001931133198098</text:p>
          </table:table-cell>
          <table:table-cell table:formula="of:=0.5*[.AFC12]*(([.AFC6]-[.AFB6])/([.AFC1]-[.AFB1]))^2" office:value-type="float" office:value="0.00328761366089463" calcext:value-type="float">
            <text:p>0.003287613660895</text:p>
          </table:table-cell>
          <table:table-cell table:formula="of:=0.5*[.AFD12]*(([.AFD6]-[.AFC6])/([.AFD1]-[.AFC1]))^2" office:value-type="float" office:value="0.00815859868879613" calcext:value-type="float">
            <text:p>0.008158598688796</text:p>
          </table:table-cell>
          <table:table-cell table:formula="of:=0.5*[.AFE12]*(([.AFE6]-[.AFD6])/([.AFE1]-[.AFD1]))^2" office:value-type="float" office:value="0.000556630991884458" calcext:value-type="float">
            <text:p>0.000556630991884</text:p>
          </table:table-cell>
          <table:table-cell table:formula="of:=0.5*[.AFF12]*(([.AFF6]-[.AFE6])/([.AFF1]-[.AFE1]))^2" office:value-type="float" office:value="0.0000983450618474208" calcext:value-type="float">
            <text:p>9.83450618474208E-05</text:p>
          </table:table-cell>
          <table:table-cell table:formula="of:=0.5*[.AFG12]*(([.AFG6]-[.AFF6])/([.AFG1]-[.AFF1]))^2" office:value-type="float" office:value="0.0083193448376013" calcext:value-type="float">
            <text:p>0.008319344837601</text:p>
          </table:table-cell>
          <table:table-cell table:formula="of:=0.5*[.AFH12]*(([.AFH6]-[.AFG6])/([.AFH1]-[.AFG1]))^2" office:value-type="float" office:value="0.0000508769939342347" calcext:value-type="float">
            <text:p>5.08769939342347E-05</text:p>
          </table:table-cell>
          <table:table-cell table:formula="of:=0.5*[.AFI12]*(([.AFI6]-[.AFH6])/([.AFI1]-[.AFH1]))^2" office:value-type="float" office:value="0.00476788733076555" calcext:value-type="float">
            <text:p>0.004767887330766</text:p>
          </table:table-cell>
          <table:table-cell table:formula="of:=0.5*[.AFJ12]*(([.AFJ6]-[.AFI6])/([.AFJ1]-[.AFI1]))^2" office:value-type="float" office:value="0.000323786362328285" calcext:value-type="float">
            <text:p>0.000323786362328</text:p>
          </table:table-cell>
          <table:table-cell table:formula="of:=0.5*[.AFK12]*(([.AFK6]-[.AFJ6])/([.AFK1]-[.AFJ1]))^2" office:value-type="float" office:value="0.0000626475675275558" calcext:value-type="float">
            <text:p>6.26475675275558E-05</text:p>
          </table:table-cell>
          <table:table-cell table:formula="of:=0.5*[.AFL12]*(([.AFL6]-[.AFK6])/([.AFL1]-[.AFK1]))^2" office:value-type="float" office:value="0.0000347467527368452" calcext:value-type="float">
            <text:p>3.47467527368452E-05</text:p>
          </table:table-cell>
          <table:table-cell table:formula="of:=0.5*[.AFM12]*(([.AFM6]-[.AFL6])/([.AFM1]-[.AFL1]))^2" office:value-type="float" office:value="0.000113339485021304" calcext:value-type="float">
            <text:p>0.000113339485021</text:p>
          </table:table-cell>
          <table:table-cell table:formula="of:=0.5*[.AFN12]*(([.AFN6]-[.AFM6])/([.AFN1]-[.AFM1]))^2" office:value-type="float" office:value="0.0000099474677668886" calcext:value-type="float">
            <text:p>9.9474677668886E-06</text:p>
          </table:table-cell>
          <table:table-cell table:formula="of:=0.5*[.AFO12]*(([.AFO6]-[.AFN6])/([.AFO1]-[.AFN1]))^2" office:value-type="float" office:value="0.000000574615262473012" calcext:value-type="float">
            <text:p>5.74615262473012E-07</text:p>
          </table:table-cell>
          <table:table-cell table:formula="of:=0.5*[.AFP12]*(([.AFP6]-[.AFO6])/([.AFP1]-[.AFO1]))^2" office:value-type="float" office:value="0.00000175679373330555" calcext:value-type="float">
            <text:p>1.75679373330555E-06</text:p>
          </table:table-cell>
          <table:table-cell table:formula="of:=0.5*[.AFQ12]*(([.AFQ6]-[.AFP6])/([.AFQ1]-[.AFP1]))^2" office:value-type="float" office:value="0.00000279202048056584" calcext:value-type="float">
            <text:p>2.79202048056584E-06</text:p>
          </table:table-cell>
          <table:table-cell table:formula="of:=0.5*[.AFR12]*(([.AFR6]-[.AFQ6])/([.AFR1]-[.AFQ1]))^2" office:value-type="float" office:value="0.00000197509637007068" calcext:value-type="float">
            <text:p>1.97509637007068E-06</text:p>
          </table:table-cell>
          <table:table-cell table:formula="of:=0.5*[.AFS12]*(([.AFS6]-[.AFR6])/([.AFS1]-[.AFR1]))^2" office:value-type="float" office:value="0.00000552945833022221" calcext:value-type="float">
            <text:p>5.52945833022221E-06</text:p>
          </table:table-cell>
          <table:table-cell table:formula="of:=0.5*[.AFT12]*(([.AFT6]-[.AFS6])/([.AFT1]-[.AFS1]))^2" office:value-type="float" office:value="0.00000533900473522034" calcext:value-type="float">
            <text:p>5.33900473522034E-06</text:p>
          </table:table-cell>
          <table:table-cell table:formula="of:=0.5*[.AFU12]*(([.AFU6]-[.AFT6])/([.AFU1]-[.AFT1]))^2" office:value-type="float" office:value="0.0000167496413169418" calcext:value-type="float">
            <text:p>1.67496413169418E-05</text:p>
          </table:table-cell>
          <table:table-cell table:formula="of:=0.5*[.AFV12]*(([.AFV6]-[.AFU6])/([.AFV1]-[.AFU1]))^2" office:value-type="float" office:value="0.0000135431720694636" calcext:value-type="float">
            <text:p>1.35431720694636E-05</text:p>
          </table:table-cell>
          <table:table-cell table:formula="of:=0.5*[.AFW12]*(([.AFW6]-[.AFV6])/([.AFW1]-[.AFV1]))^2" office:value-type="float" office:value="0.000000333949348793023" calcext:value-type="float">
            <text:p>3.33949348793023E-07</text:p>
          </table:table-cell>
          <table:table-cell table:formula="of:=0.5*[.AFX12]*(([.AFX6]-[.AFW6])/([.AFX1]-[.AFW1]))^2" office:value-type="float" office:value="0.00000106498029055836" calcext:value-type="float">
            <text:p>1.06498029055836E-06</text:p>
          </table:table-cell>
          <table:table-cell table:formula="of:=0.5*[.AFY12]*(([.AFY6]-[.AFX6])/([.AFY1]-[.AFX1]))^2" office:value-type="float" office:value="0.0000000152642123208055" calcext:value-type="float">
            <text:p>1.52642123208055E-08</text:p>
          </table:table-cell>
          <table:table-cell table:formula="of:=0.5*[.AFZ12]*(([.AFZ6]-[.AFY6])/([.AFZ1]-[.AFY1]))^2" office:value-type="float" office:value="0.000000331580513503425" calcext:value-type="float">
            <text:p>3.31580513503425E-07</text:p>
          </table:table-cell>
          <table:table-cell table:formula="of:=0.5*[.AGA12]*(([.AGA6]-[.AFZ6])/([.AGA1]-[.AFZ1]))^2" office:value-type="float" office:value="0.0000123607847065779" calcext:value-type="float">
            <text:p>1.23607847065779E-05</text:p>
          </table:table-cell>
          <table:table-cell table:formula="of:=0.5*[.AGB12]*(([.AGB6]-[.AGA6])/([.AGB1]-[.AGA1]))^2" office:value-type="float" office:value="0.0000000436742193091046" calcext:value-type="float">
            <text:p>4.36742193091046E-08</text:p>
          </table:table-cell>
          <table:table-cell table:formula="of:=0.5*[.AGC12]*(([.AGC6]-[.AGB6])/([.AGC1]-[.AGB1]))^2" office:value-type="float" office:value="0.00000147009525320414" calcext:value-type="float">
            <text:p>1.47009525320414E-06</text:p>
          </table:table-cell>
          <table:table-cell table:formula="of:=0.5*[.AGD12]*(([.AGD6]-[.AGC6])/([.AGD1]-[.AGC1]))^2" office:value-type="float" office:value="0.00000049965029117432" calcext:value-type="float">
            <text:p>4.9965029117432E-07</text:p>
          </table:table-cell>
          <table:table-cell table:formula="of:=0.5*[.AGE12]*(([.AGE6]-[.AGD6])/([.AGE1]-[.AGD1]))^2" office:value-type="float" office:value="0.0000000226044413064689" calcext:value-type="float">
            <text:p>2.26044413064689E-08</text:p>
          </table:table-cell>
          <table:table-cell table:formula="of:=0.5*[.AGF12]*(([.AGF6]-[.AGE6])/([.AGF1]-[.AGE1]))^2" office:value-type="float" office:value="0.00000026151076174325" calcext:value-type="float">
            <text:p>2.6151076174325E-07</text:p>
          </table:table-cell>
          <table:table-cell table:formula="of:=0.5*[.AGG12]*(([.AGG6]-[.AGF6])/([.AGG1]-[.AGF1]))^2" office:value-type="float" office:value="0.000000185964098130494" calcext:value-type="float">
            <text:p>1.85964098130494E-07</text:p>
          </table:table-cell>
          <table:table-cell table:formula="of:=0.5*[.AGH12]*(([.AGH6]-[.AGG6])/([.AGH1]-[.AGG1]))^2" office:value-type="float" office:value="0.000000675806749261995" calcext:value-type="float">
            <text:p>6.75806749261995E-07</text:p>
          </table:table-cell>
          <table:table-cell table:formula="of:=0.5*[.AGI12]*(([.AGI6]-[.AGH6])/([.AGI1]-[.AGH1]))^2" office:value-type="float" office:value="0.00000699572318440862" calcext:value-type="float">
            <text:p>6.99572318440862E-06</text:p>
          </table:table-cell>
          <table:table-cell table:formula="of:=0.5*[.AGJ12]*(([.AGJ6]-[.AGI6])/([.AGJ1]-[.AGI1]))^2" office:value-type="float" office:value="0.00000243821309271328" calcext:value-type="float">
            <text:p>2.43821309271328E-06</text:p>
          </table:table-cell>
          <table:table-cell table:formula="of:=0.5*[.AGK12]*(([.AGK6]-[.AGJ6])/([.AGK1]-[.AGJ1]))^2" office:value-type="float" office:value="0.000000193637763314421" calcext:value-type="float">
            <text:p>1.93637763314421E-07</text:p>
          </table:table-cell>
          <table:table-cell table:formula="of:=0.5*[.AGL12]*(([.AGL6]-[.AGK6])/([.AGL1]-[.AGK1]))^2" office:value-type="float" office:value="0.00000345391488938857" calcext:value-type="float">
            <text:p>3.45391488938857E-06</text:p>
          </table:table-cell>
          <table:table-cell table:formula="of:=0.5*[.AGM12]*(([.AGM6]-[.AGL6])/([.AGM1]-[.AGL1]))^2" office:value-type="float" office:value="0.00000113538284672825" calcext:value-type="float">
            <text:p>1.13538284672825E-06</text:p>
          </table:table-cell>
          <table:table-cell table:formula="of:=0.5*[.AGN12]*(([.AGN6]-[.AGM6])/([.AGN1]-[.AGM1]))^2" office:value-type="float" office:value="0.00000246422519028109" calcext:value-type="float">
            <text:p>2.46422519028109E-06</text:p>
          </table:table-cell>
          <table:table-cell table:formula="of:=0.5*[.AGO12]*(([.AGO6]-[.AGN6])/([.AGO1]-[.AGN1]))^2" office:value-type="float" office:value="0.000000772882560994718" calcext:value-type="float">
            <text:p>7.72882560994718E-07</text:p>
          </table:table-cell>
          <table:table-cell table:formula="of:=0.5*[.AGP12]*(([.AGP6]-[.AGO6])/([.AGP1]-[.AGO1]))^2" office:value-type="float" office:value="0.0000000633766743027993" calcext:value-type="float">
            <text:p>6.33766743027993E-08</text:p>
          </table:table-cell>
          <table:table-cell table:formula="of:=0.5*[.AGQ12]*(([.AGQ6]-[.AGP6])/([.AGQ1]-[.AGP1]))^2" office:value-type="float" office:value="0.000000123600780010411" calcext:value-type="float">
            <text:p>1.23600780010411E-07</text:p>
          </table:table-cell>
          <table:table-cell table:formula="of:=0.5*[.AGR12]*(([.AGR6]-[.AGQ6])/([.AGR1]-[.AGQ1]))^2" office:value-type="float" office:value="0.000000795040745412908" calcext:value-type="float">
            <text:p>7.95040745412908E-07</text:p>
          </table:table-cell>
          <table:table-cell table:formula="of:=0.5*[.AGS12]*(([.AGS6]-[.AGR6])/([.AGS1]-[.AGR1]))^2" office:value-type="float" office:value="0.000000722983649437426" calcext:value-type="float">
            <text:p>7.22983649437426E-07</text:p>
          </table:table-cell>
          <table:table-cell table:formula="of:=0.5*[.AGT12]*(([.AGT6]-[.AGS6])/([.AGT1]-[.AGS1]))^2" office:value-type="float" office:value="0.00000000279512944228467" calcext:value-type="float">
            <text:p>2.79512944228467E-09</text:p>
          </table:table-cell>
          <table:table-cell table:formula="of:=0.5*[.AGU12]*(([.AGU6]-[.AGT6])/([.AGU1]-[.AGT1]))^2" office:value-type="float" office:value="0.000000114305361140488" calcext:value-type="float">
            <text:p>1.14305361140488E-07</text:p>
          </table:table-cell>
          <table:table-cell table:formula="of:=0.5*[.AGV12]*(([.AGV6]-[.AGU6])/([.AGV1]-[.AGU1]))^2" office:value-type="float" office:value="0.00000235970932421545" calcext:value-type="float">
            <text:p>2.35970932421545E-06</text:p>
          </table:table-cell>
          <table:table-cell table:formula="of:=0.5*[.AGW12]*(([.AGW6]-[.AGV6])/([.AGW1]-[.AGV1]))^2" office:value-type="float" office:value="0.0000024861644804986" calcext:value-type="float">
            <text:p>2.4861644804986E-06</text:p>
          </table:table-cell>
          <table:table-cell table:formula="of:=0.5*[.AGX12]*(([.AGX6]-[.AGW6])/([.AGX1]-[.AGW1]))^2" office:value-type="float" office:value="0.00000508533187684671" calcext:value-type="float">
            <text:p>5.08533187684671E-06</text:p>
          </table:table-cell>
          <table:table-cell table:formula="of:=0.5*[.AGY12]*(([.AGY6]-[.AGX6])/([.AGY1]-[.AGX1]))^2" office:value-type="float" office:value="0.0000000292508602077489" calcext:value-type="float">
            <text:p>2.92508602077489E-08</text:p>
          </table:table-cell>
          <table:table-cell table:formula="of:=0.5*[.AGZ12]*(([.AGZ6]-[.AGY6])/([.AGZ1]-[.AGY1]))^2" office:value-type="float" office:value="0.00000000977657457202037" calcext:value-type="float">
            <text:p>9.77657457202037E-09</text:p>
          </table:table-cell>
          <table:table-cell table:formula="of:=0.5*[.AHA12]*(([.AHA6]-[.AGZ6])/([.AHA1]-[.AGZ1]))^2" office:value-type="float" office:value="0.0000000000253266693898336" calcext:value-type="float">
            <text:p>2.53266693898336E-11</text:p>
          </table:table-cell>
          <table:table-cell table:formula="of:=0.5*[.AHB12]*(([.AHB6]-[.AHA6])/([.AHB1]-[.AHA1]))^2" office:value-type="float" office:value="0.000000190178700618972" calcext:value-type="float">
            <text:p>1.90178700618972E-07</text:p>
          </table:table-cell>
          <table:table-cell table:formula="of:=0.5*[.AHC12]*(([.AHC6]-[.AHB6])/([.AHC1]-[.AHB1]))^2" office:value-type="float" office:value="0.00000188593625276045" calcext:value-type="float">
            <text:p>1.88593625276045E-06</text:p>
          </table:table-cell>
          <table:table-cell table:formula="of:=0.5*[.AHD12]*(([.AHD6]-[.AHC6])/([.AHD1]-[.AHC1]))^2" office:value-type="float" office:value="0.00000473477438387455" calcext:value-type="float">
            <text:p>4.73477438387455E-06</text:p>
          </table:table-cell>
          <table:table-cell table:formula="of:=0.5*[.AHE12]*(([.AHE6]-[.AHD6])/([.AHE1]-[.AHD1]))^2" office:value-type="float" office:value="0.000000217898317228116" calcext:value-type="float">
            <text:p>2.17898317228116E-07</text:p>
          </table:table-cell>
          <table:table-cell table:formula="of:=0.5*[.AHF12]*(([.AHF6]-[.AHE6])/([.AHF1]-[.AHE1]))^2" office:value-type="float" office:value="0.00000374085834608257" calcext:value-type="float">
            <text:p>3.74085834608257E-06</text:p>
          </table:table-cell>
          <table:table-cell table:formula="of:=0.5*[.AHG12]*(([.AHG6]-[.AHF6])/([.AHG1]-[.AHF1]))^2" office:value-type="float" office:value="0.000000000350085918109404" calcext:value-type="float">
            <text:p>3.50085918109404E-10</text:p>
          </table:table-cell>
          <table:table-cell table:formula="of:=0.5*[.AHH12]*(([.AHH6]-[.AHG6])/([.AHH1]-[.AHG1]))^2" office:value-type="float" office:value="0.00000131263510934736" calcext:value-type="float">
            <text:p>1.31263510934736E-06</text:p>
          </table:table-cell>
          <table:table-cell table:formula="of:=0.5*[.AHI12]*(([.AHI6]-[.AHH6])/([.AHI1]-[.AHH1]))^2" office:value-type="float" office:value="0.00000000230102941451681" calcext:value-type="float">
            <text:p>2.30102941451681E-09</text:p>
          </table:table-cell>
          <table:table-cell table:formula="of:=0.5*[.AHJ12]*(([.AHJ6]-[.AHI6])/([.AHJ1]-[.AHI1]))^2" office:value-type="float" office:value="0.000000513083303889812" calcext:value-type="float">
            <text:p>5.13083303889812E-07</text:p>
          </table:table-cell>
          <table:table-cell table:formula="of:=0.5*[.AHK12]*(([.AHK6]-[.AHJ6])/([.AHK1]-[.AHJ1]))^2" office:value-type="float" office:value="0.00000004762679812633" calcext:value-type="float">
            <text:p>4.762679812633E-08</text:p>
          </table:table-cell>
          <table:table-cell table:formula="of:=0.5*[.AHL12]*(([.AHL6]-[.AHK6])/([.AHL1]-[.AHK1]))^2" office:value-type="float" office:value="0.00000000623098101404169" calcext:value-type="float">
            <text:p>6.23098101404169E-09</text:p>
          </table:table-cell>
          <table:table-cell table:formula="of:=0.5*[.AHM12]*(([.AHM6]-[.AHL6])/([.AHM1]-[.AHL1]))^2" office:value-type="float" office:value="0.0000000145959510040773" calcext:value-type="float">
            <text:p>1.45959510040773E-08</text:p>
          </table:table-cell>
          <table:table-cell table:formula="of:=0.5*[.AHN12]*(([.AHN6]-[.AHM6])/([.AHN1]-[.AHM1]))^2" office:value-type="float" office:value="0.0000000222459345257914" calcext:value-type="float">
            <text:p>2.22459345257914E-08</text:p>
          </table:table-cell>
          <table:table-cell table:formula="of:=0.5*[.AHO12]*(([.AHO6]-[.AHN6])/([.AHO1]-[.AHN1]))^2" office:value-type="float" office:value="0.0000000000114777037642979" calcext:value-type="float">
            <text:p>1.14777037642979E-11</text:p>
          </table:table-cell>
          <table:table-cell table:formula="of:=0.5*[.AHP12]*(([.AHP6]-[.AHO6])/([.AHP1]-[.AHO1]))^2" office:value-type="float" office:value="0.0000000418952569339071" calcext:value-type="float">
            <text:p>4.18952569339071E-08</text:p>
          </table:table-cell>
          <table:table-cell table:formula="of:=0.5*[.AHQ12]*(([.AHQ6]-[.AHP6])/([.AHQ1]-[.AHP1]))^2" office:value-type="float" office:value="0.000000000335868830414281" calcext:value-type="float">
            <text:p>3.35868830414281E-10</text:p>
          </table:table-cell>
          <table:table-cell table:formula="of:=0.5*[.AHR12]*(([.AHR6]-[.AHQ6])/([.AHR1]-[.AHQ1]))^2" office:value-type="float" office:value="0.00000015059815882283" calcext:value-type="float">
            <text:p>1.5059815882283E-07</text:p>
          </table:table-cell>
          <table:table-cell table:formula="of:=0.5*[.AHS12]*(([.AHS6]-[.AHR6])/([.AHS1]-[.AHR1]))^2" office:value-type="float" office:value="0.000000211075283381458" calcext:value-type="float">
            <text:p>2.11075283381458E-07</text:p>
          </table:table-cell>
          <table:table-cell table:formula="of:=0.5*[.AHT12]*(([.AHT6]-[.AHS6])/([.AHT1]-[.AHS1]))^2" office:value-type="float" office:value="0.000000171476959858674" calcext:value-type="float">
            <text:p>1.71476959858674E-07</text:p>
          </table:table-cell>
          <table:table-cell table:formula="of:=0.5*[.AHU12]*(([.AHU6]-[.AHT6])/([.AHU1]-[.AHT1]))^2" office:value-type="float" office:value="0.0000001648358362424" calcext:value-type="float">
            <text:p>1.648358362424E-07</text:p>
          </table:table-cell>
          <table:table-cell table:formula="of:=0.5*[.AHV12]*(([.AHV6]-[.AHU6])/([.AHV1]-[.AHU1]))^2" office:value-type="float" office:value="0.000000280173096933483" calcext:value-type="float">
            <text:p>2.80173096933483E-07</text:p>
          </table:table-cell>
          <table:table-cell table:formula="of:=0.5*[.AHW12]*(([.AHW6]-[.AHV6])/([.AHW1]-[.AHV1]))^2" office:value-type="float" office:value="0.00000000475123715891101" calcext:value-type="float">
            <text:p>4.75123715891101E-09</text:p>
          </table:table-cell>
          <table:table-cell table:formula="of:=0.5*[.AHX12]*(([.AHX6]-[.AHW6])/([.AHX1]-[.AHW1]))^2" office:value-type="float" office:value="0.000000582906337069147" calcext:value-type="float">
            <text:p>5.82906337069147E-07</text:p>
          </table:table-cell>
          <table:table-cell table:formula="of:=0.5*[.AHY12]*(([.AHY6]-[.AHX6])/([.AHY1]-[.AHX1]))^2" office:value-type="float" office:value="0.00000043538701053415" calcext:value-type="float">
            <text:p>4.3538701053415E-07</text:p>
          </table:table-cell>
          <table:table-cell table:formula="of:=0.5*[.AHZ12]*(([.AHZ6]-[.AHY6])/([.AHZ1]-[.AHY1]))^2" office:value-type="float" office:value="0.000000000152148983511483" calcext:value-type="float">
            <text:p>1.52148983511483E-10</text:p>
          </table:table-cell>
          <table:table-cell table:formula="of:=0.5*[.AIA12]*(([.AIA6]-[.AHZ6])/([.AIA1]-[.AHZ1]))^2" office:value-type="float" office:value="0.0000000029015964119184" calcext:value-type="float">
            <text:p>2.9015964119184E-09</text:p>
          </table:table-cell>
          <table:table-cell table:formula="of:=0.5*[.AIB12]*(([.AIB6]-[.AIA6])/([.AIB1]-[.AIA1]))^2" office:value-type="float" office:value="0.00000286394466488241" calcext:value-type="float">
            <text:p>2.86394466488241E-06</text:p>
          </table:table-cell>
          <table:table-cell table:formula="of:=0.5*[.AIC12]*(([.AIC6]-[.AIB6])/([.AIC1]-[.AIB1]))^2" office:value-type="float" office:value="0.00000439880436290443" calcext:value-type="float">
            <text:p>4.39880436290443E-06</text:p>
          </table:table-cell>
          <table:table-cell table:formula="of:=0.5*[.AID12]*(([.AID6]-[.AIC6])/([.AID1]-[.AIC1]))^2" office:value-type="float" office:value="0.0000000145300107118854" calcext:value-type="float">
            <text:p>1.45300107118854E-08</text:p>
          </table:table-cell>
          <table:table-cell table:formula="of:=0.5*[.AIE12]*(([.AIE6]-[.AID6])/([.AIE1]-[.AID1]))^2" office:value-type="float" office:value="0.000000054280978107998" calcext:value-type="float">
            <text:p>5.4280978107998E-08</text:p>
          </table:table-cell>
          <table:table-cell table:formula="of:=0.5*[.AIF12]*(([.AIF6]-[.AIE6])/([.AIF1]-[.AIE1]))^2" office:value-type="float" office:value="0.0000000353476578198401" calcext:value-type="float">
            <text:p>3.53476578198401E-08</text:p>
          </table:table-cell>
          <table:table-cell table:formula="of:=0.5*[.AIG12]*(([.AIG6]-[.AIF6])/([.AIG1]-[.AIF1]))^2" office:value-type="float" office:value="0.0000000297493910781026" calcext:value-type="float">
            <text:p>2.97493910781026E-08</text:p>
          </table:table-cell>
          <table:table-cell table:formula="of:=0.5*[.AIH12]*(([.AIH6]-[.AIG6])/([.AIH1]-[.AIG1]))^2" office:value-type="float" office:value="0.0000017406239921607" calcext:value-type="float">
            <text:p>1.7406239921607E-06</text:p>
          </table:table-cell>
          <table:table-cell table:formula="of:=0.5*[.AII12]*(([.AII6]-[.AIH6])/([.AII1]-[.AIH1]))^2" office:value-type="float" office:value="0.00000173753772350263" calcext:value-type="float">
            <text:p>1.73753772350263E-06</text:p>
          </table:table-cell>
          <table:table-cell table:formula="of:=0.5*[.AIJ12]*(([.AIJ6]-[.AII6])/([.AIJ1]-[.AII1]))^2" office:value-type="float" office:value="0.000000574603405455649" calcext:value-type="float">
            <text:p>5.74603405455649E-07</text:p>
          </table:table-cell>
          <table:table-cell table:formula="of:=0.5*[.AIK12]*(([.AIK6]-[.AIJ6])/([.AIK1]-[.AIJ1]))^2" office:value-type="float" office:value="0.000000145537910294731" calcext:value-type="float">
            <text:p>1.45537910294731E-07</text:p>
          </table:table-cell>
          <table:table-cell table:formula="of:=0.5*[.AIL12]*(([.AIL6]-[.AIK6])/([.AIL1]-[.AIK1]))^2" office:value-type="float" office:value="0.0000000161325292392243" calcext:value-type="float">
            <text:p>1.61325292392243E-08</text:p>
          </table:table-cell>
          <table:table-cell table:formula="of:=0.5*[.AIM12]*(([.AIM6]-[.AIL6])/([.AIM1]-[.AIL1]))^2" office:value-type="float" office:value="0.00000000307187108901353" calcext:value-type="float">
            <text:p>3.07187108901353E-09</text:p>
          </table:table-cell>
          <table:table-cell/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AIM13])" office:value-type="float" office:value="17.9535070811856" calcext:value-type="float">
            <text:p>17.9535070811856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AIM14])" office:value-type="float" office:value="2.13797642288157" calcext:value-type="float">
            <text:p>2.1379764228815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20.0914835040671" calcext:value-type="float">
            <text:p>20.0914835040671</text:p>
          </table:table-cell>
          <table:table-cell table:formula="of:=[.B17]+[.C9]" office:value-type="float" office:value="34.9950236289064" calcext:value-type="float">
            <text:p>34.9950236289064</text:p>
          </table:table-cell>
          <table:table-cell table:number-columns-repeated="9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8:30.571778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8:43.743208056</dc:date>
    <meta:editing-duration>PT2M25S</meta:editing-duration>
    <meta:editing-cycles>2</meta:editing-cycles>
    <meta:generator>LibreOffice/6.4.7.2$Linux_X86_64 LibreOffice_project/40$Build-2</meta:generator>
    <meta:document-statistic meta:table-count="1" meta:cell-count="10166" meta:object-count="0"/>
  </office:meta>
</office:document-meta>
</file>